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adornments="Regular" style:font-family-generic="swiss"/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6.88mm" fo:break-before="auto" style:use-optimal-row-height="true"/>
    </style:style>
    <style:style style:name="ro4" style:family="table-row">
      <style:table-row-properties style:row-height="7.18mm" fo:break-before="auto" style:use-optimal-row-height="true"/>
    </style:style>
    <style:style style:name="ro5" style:family="table-row">
      <style:table-row-properties style:row-height="5.45mm" fo:break-before="auto" style:use-optimal-row-height="true"/>
    </style:style>
    <style:style style:name="ro6" style:family="table-row">
      <style:table-row-properties style:row-height="4.55mm" fo:break-before="auto" style:use-optimal-row-height="true"/>
    </style:style>
    <style:style style:name="ro7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9"/>
    <style:style style:name="ce4" style:family="table-cell" style:parent-style-name="Default" style:data-style-name="N109">
      <style:table-cell-properties fo:background-color="#ff3333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1.25pt solid #000000" fo:background-color="#b2b2b2" style:text-align-source="fix" style:repeat-content="false" fo:border-left="none" fo:padding="0.49mm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padding="0.49mm" fo:border-right="0.74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none" fo:padding="0.49mm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1.25pt solid #000000" fo:background-color="#b2b2b2" style:text-align-source="fix" style:repeat-content="false" fo:border-left="0.74pt solid #000000" fo:padding="0.49mm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9">
      <style:table-cell-properties fo:border-bottom="none" style:text-align-source="fix" style:repeat-content="false" fo:border-left="0.74pt solid #000000" fo:padding="0.49mm" fo:border-right="none" fo:border-top="none"/>
      <style:paragraph-properties fo:text-align="center" fo:margin-left="0mm"/>
    </style:style>
    <style:style style:name="ce10" style:family="table-cell" style:parent-style-name="Default" style:data-style-name="N109">
      <style:table-cell-properties fo:border-bottom="none" fo:background-color="#dddddd" style:text-align-source="fix" style:repeat-content="false" fo:border-left="0.74pt solid #000000" fo:padding="0.49mm" fo:border-right="none" fo:border-top="none"/>
      <style:paragraph-properties fo:text-align="center" fo:margin-left="0mm"/>
    </style:style>
    <style:style style:name="ce11" style:family="table-cell" style:parent-style-name="Default">
      <style:text-properties style:font-name="Liberation Sans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none" fo:background-color="#dddddd" fo:border-left="none" fo:border-right="0.74pt solid #000000" fo:border-top="none"/>
      <style:text-properties style:font-name="Calibri1"/>
    </style:style>
    <style:style style:name="ce1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1.25pt solid #000000" fo:background-color="#dddddd" style:text-align-source="fix" style:repeat-content="false" fo:border-left="none" fo:border-right="0.74pt solid #000000" fo:border-top="none"/>
      <style:paragraph-properties fo:text-align="center" fo:margin-left="0mm"/>
    </style:style>
    <style:style style:name="ce20" style:family="table-cell" style:parent-style-name="Default" style:data-style-name="N61">
      <style:table-cell-properties fo:border-bottom="none" fo:background-color="#dddddd" fo:border-left="0.74pt solid #000000" fo:border-right="none" fo:border-top="none"/>
    </style:style>
    <style:style style:name="ce21" style:family="table-cell" style:parent-style-name="Default" style:data-style-name="N61">
      <style:table-cell-properties fo:border-bottom="none" fo:border-left="0.74pt solid #000000" fo:border-right="none" fo:border-top="none"/>
    </style:style>
    <style:style style:name="ce22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23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6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5" style:family="table-cell" style:parent-style-name="Default" style:data-style-name="N61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6" style:family="table-cell" style:parent-style-name="Default" style:data-style-name="N61">
      <style:table-cell-properties fo:border-bottom="1.25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9" style:family="table-cell" style:parent-style-name="Default" style:data-style-name="N2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mm"/>
    </style:style>
    <style:style style:name="ce30" style:family="table-cell" style:parent-style-name="Default" style:data-style-name="N2">
      <style:table-cell-properties fo:border-bottom="1.25pt solid #000000" fo:background-color="#dddddd" style:text-align-source="fix" style:repeat-content="false" fo:border-left="0.74pt solid #000000" fo:border-right="none" fo:border-top="none"/>
      <style:paragraph-properties fo:text-align="center" fo:margin-left="0mm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"/>
    </style:style>
    <style:style style:name="T2" style:family="text">
      <style:text-properties style:text-position="33%"/>
    </style:style>
    <style:style style:name="T3" style:family="text">
      <style:text-properties style:text-position="0%"/>
    </style:style>
  </office:automatic-styles>
  <office:body>
    <office:spreadsheet>
      <table:table table:name="raw Data" table:style-name="ta1">
        <table:shapes>
          <draw:frame draw:z-index="0" draw:style-name="gr1" draw:text-style-name="P1" svg:width="159.99mm" svg:height="89.99mm" svg:x="460.24mm" svg:y="10.44mm">
            <draw:object draw:notify-on-update-of-ranges="'raw Data'.A7:'raw Data'.A457 'raw Data'.B3:'raw Data'.B3 'raw Data'.B7:'raw Data'.B457 'raw Data'.A7:'raw Data'.A457 'raw Data'.C3:'raw Data'.C3 'raw Data'.C7:'raw Data'.C457 'raw Data'.A7:'raw Data'.A457 'raw Data'.D3:'raw Data'.D3 'raw Data'.D7:'raw Data'.D457 'raw Data'.A7:'raw Data'.A457 'raw Data'.E3:'raw Data'.E3 'raw Data'.E7:'raw Data'.E457 'raw Data'.A7:'raw Data'.A457 'raw Data'.F3:'raw Data'.F3 'raw Data'.F7:'raw Data'.F457 'raw Data'.A7:'raw Data'.A457 'raw Data'.G3:'raw Data'.G3 'raw Data'.G7:'raw Data'.G457 'raw Data'.A7:'raw Data'.A457 'raw Data'.H3:'raw Data'.H3 'raw Data'.H7:'raw Data'.H457 'raw Data'.A7:'raw Data'.A457 'raw Data'.I3:'raw Data'.I3 'raw Data'.I7:'raw Data'.I457 'raw Data'.A7:'raw Data'.A457 'raw Data'.J3:'raw Data'.J3 'raw Data'.J7:'raw Data'.J457 'raw Data'.A7:'raw Data'.A457 'raw Data'.K3:'raw Data'.K3 'raw Data'.K7:'raw Data'.K457 'raw Data'.A7:'raw Data'.A457 'raw Data'.L3:'raw Data'.L3 'raw Data'.L7:'raw Data'.L457 'raw Data'.A7:'raw Data'.A457 'raw Data'.M3:'raw Data'.M3 'raw Data'.M7:'raw Data'.M457 'raw Data'.A7:'raw Data'.A457 'raw Data'.N3:'raw Data'.N3 'raw Data'.N7:'raw Data'.N457 'raw Data'.A7:'raw Data'.A457 'raw Data'.O3:'raw Data'.O3 'raw Data'.O7:'raw Data'.O457 'raw Data'.A7:'raw Data'.A457 'raw Data'.P3:'raw Data'.P3 'raw Data'.P7:'raw Data'.P457 'raw Data'.A7:'raw Data'.A457 'raw Data'.Q3:'raw Data'.Q3 'raw Data'.Q7:'raw Data'.Q457 'raw Data'.A7:'raw Data'.A457 'raw Data'.R3:'raw Data'.R3 'raw Data'.R7:'raw Data'.R4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17" table:default-cell-style-name="ce3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 table:number-columns-repeated="17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8a</text:p>
          </table:table-cell>
          <table:table-cell table:style-name="ce1" office:value-type="string" calcext:value-type="string">
            <text:p>8b</text:p>
          </table:table-cell>
          <table:table-cell table:style-name="ce1" office:value-type="string" calcext:value-type="string">
            <text:p>7a</text:p>
          </table:table-cell>
          <table:table-cell table:style-name="ce1" office:value-type="string" calcext:value-type="string">
            <text:p>7b</text:p>
          </table:table-cell>
          <table:table-cell table:style-name="ce1" office:value-type="string" calcext:value-type="string">
            <text:p>6a</text:p>
          </table:table-cell>
          <table:table-cell table:style-name="ce1" office:value-type="string" calcext:value-type="string">
            <text:p>6b</text:p>
          </table:table-cell>
          <table:table-cell table:style-name="ce1" office:value-type="string" calcext:value-type="string">
            <text:p>5a</text:p>
          </table:table-cell>
          <table:table-cell table:style-name="ce1" office:value-type="string" calcext:value-type="string">
            <text:p>5b</text:p>
          </table:table-cell>
          <table:table-cell table:style-name="ce1" office:value-type="string" calcext:value-type="string">
            <text:p>4a</text:p>
          </table:table-cell>
          <table:table-cell table:style-name="ce1" office:value-type="string" calcext:value-type="string">
            <text:p>4b</text:p>
          </table:table-cell>
          <table:table-cell table:style-name="ce1" office:value-type="string" calcext:value-type="string">
            <text:p>4c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1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</text:p>
          </table:table-cell>
          <table:table-cell table:style-name="ce2" table:formula="of:=MAX(['raw Data'.B207:.B297])" office:value-type="float" office:value="0.27725" calcext:value-type="float">
            <text:p>0.2773</text:p>
          </table:table-cell>
          <table:table-cell table:style-name="ce2" table:formula="of:=MAX(['raw Data'.C207:.C297])" office:value-type="float" office:value="0.28096" calcext:value-type="float">
            <text:p>0.2810</text:p>
          </table:table-cell>
          <table:table-cell table:style-name="ce2" table:formula="of:=MAX(['raw Data'.D207:.D297])" office:value-type="float" office:value="0.27802" calcext:value-type="float">
            <text:p>0.2780</text:p>
          </table:table-cell>
          <table:table-cell table:style-name="ce2" table:formula="of:=MAX(['raw Data'.E207:.E297])" office:value-type="float" office:value="0.28006" calcext:value-type="float">
            <text:p>0.2801</text:p>
          </table:table-cell>
          <table:table-cell table:style-name="ce2" table:formula="of:=MAX(['raw Data'.F207:.F297])" office:value-type="float" office:value="0.27371" calcext:value-type="float">
            <text:p>0.2737</text:p>
          </table:table-cell>
          <table:table-cell table:style-name="ce2" table:formula="of:=MAX(['raw Data'.G207:.G297])" office:value-type="float" office:value="0.28658" calcext:value-type="float">
            <text:p>0.2866</text:p>
          </table:table-cell>
          <table:table-cell table:style-name="ce2" table:formula="of:=MAX(['raw Data'.H207:.H297])" office:value-type="float" office:value="0.26698" calcext:value-type="float">
            <text:p>0.2670</text:p>
          </table:table-cell>
          <table:table-cell table:style-name="ce2" table:formula="of:=MAX(['raw Data'.I207:.I297])" office:value-type="float" office:value="0.27078" calcext:value-type="float">
            <text:p>0.2708</text:p>
          </table:table-cell>
          <table:table-cell table:style-name="ce2" table:formula="of:=MAX(['raw Data'.J207:.J297])" office:value-type="float" office:value="0.19973" calcext:value-type="float">
            <text:p>0.1997</text:p>
          </table:table-cell>
          <table:table-cell table:style-name="ce4" table:formula="of:=MAX(['raw Data'.K207:.K297])" office:value-type="float" office:value="0.21856" calcext:value-type="float">
            <text:p>0.2186</text:p>
          </table:table-cell>
          <table:table-cell table:style-name="ce2" table:formula="of:=MAX(['raw Data'.L207:.L297])" office:value-type="float" office:value="0.20334" calcext:value-type="float">
            <text:p>0.2033</text:p>
          </table:table-cell>
          <table:table-cell table:style-name="ce2" table:formula="of:=MAX(['raw Data'.M207:.M297])" office:value-type="float" office:value="0.0693" calcext:value-type="float">
            <text:p>0.0693</text:p>
          </table:table-cell>
          <table:table-cell table:style-name="ce2" table:formula="of:=MAX(['raw Data'.N207:.N297])" office:value-type="float" office:value="0.068169" calcext:value-type="float">
            <text:p>0.0682</text:p>
          </table:table-cell>
          <table:table-cell table:style-name="ce2" table:formula="of:=MAX(['raw Data'.O207:.O297])" office:value-type="float" office:value="0.01033" calcext:value-type="float">
            <text:p>0.0103</text:p>
          </table:table-cell>
          <table:table-cell table:style-name="ce2" table:formula="of:=MAX(['raw Data'.P207:.P297])" office:value-type="float" office:value="0.01084" calcext:value-type="float">
            <text:p>0.0108</text:p>
          </table:table-cell>
          <table:table-cell table:style-name="ce2" table:formula="of:=MAX(['raw Data'.Q207:.Q297])" office:value-type="float" office:value="0.00024" calcext:value-type="float">
            <text:p>0.0002</text:p>
          </table:table-cell>
          <table:table-cell table:style-name="ce2" table:formula="of:=MAX(['raw Data'.R207:.R297])" office:value-type="float" office:value="0.00385" calcext:value-type="float">
            <text:p>0.0039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 table:style-name="ce2" table:formula="of:=AVERAGE(['raw Data'.B4:.C4])" office:value-type="float" office:value="0.279105" calcext:value-type="float">
            <text:p>0.2791</text:p>
          </table:table-cell>
          <table:table-cell table:style-name="ce2"/>
          <table:table-cell table:style-name="ce2" table:formula="of:=AVERAGE(['raw Data'.D4:.E4])" office:value-type="float" office:value="0.27904" calcext:value-type="float">
            <text:p>0.2790</text:p>
          </table:table-cell>
          <table:table-cell table:style-name="ce2"/>
          <table:table-cell table:style-name="ce2" table:formula="of:=['raw Data'.F4]" office:value-type="float" office:value="0.27371" calcext:value-type="float">
            <text:p>0.2737</text:p>
          </table:table-cell>
          <table:table-cell table:style-name="ce2"/>
          <table:table-cell table:style-name="ce2" table:formula="of:=AVERAGE(['raw Data'.H4:.I4])" office:value-type="float" office:value="0.26888" calcext:value-type="float">
            <text:p>0.2689</text:p>
          </table:table-cell>
          <table:table-cell table:style-name="ce2" table:number-columns-repeated="2"/>
          <table:table-cell table:style-name="ce2" table:formula="of:=AVERAGE(['raw Data'.J4];['raw Data'.L4])" office:value-type="float" office:value="0.201535" calcext:value-type="float">
            <text:p>0.2015</text:p>
          </table:table-cell>
          <table:table-cell table:style-name="ce2"/>
          <table:table-cell table:style-name="ce2" table:formula="of:=AVERAGE(['raw Data'.M4:.N4])" office:value-type="float" office:value="0.0687345" calcext:value-type="float">
            <text:p>0.0687</text:p>
          </table:table-cell>
          <table:table-cell table:style-name="ce2"/>
          <table:table-cell table:style-name="ce2" table:formula="of:=AVERAGE(['raw Data'.O4:.P4])" office:value-type="float" office:value="0.010585" calcext:value-type="float">
            <text:p>0.0106</text:p>
          </table:table-cell>
          <table:table-cell table:style-name="ce2"/>
          <table:table-cell table:style-name="ce2" table:formula="of:=AVERAGE(['raw Data'.Q4:.R4])" office:value-type="float" office:value="0.002045" calcext:value-type="float">
            <text:p>0.002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355" calcext:value-type="float">
            <text:p>0.0036</text:p>
          </table:table-cell>
          <table:table-cell table:number-columns-repeated="2" office:value-type="float" office:value="0.00047" calcext:value-type="float">
            <text:p>0.0005</text:p>
          </table:table-cell>
          <table:table-cell office:value-type="float" office:value="-0.00001" calcext:value-type="float">
            <text:p>0.0000</text:p>
          </table:table-cell>
          <table:table-cell office:value-type="float" office:value="0.00478" calcext:value-type="float">
            <text:p>0.0048</text:p>
          </table:table-cell>
          <table:table-cell office:value-type="float" office:value="-0.00009" calcext:value-type="float">
            <text:p>-0.0001</text:p>
          </table:table-cell>
          <table:table-cell office:value-type="float" office:value="0.00139" calcext:value-type="float">
            <text:p>0.0014</text:p>
          </table:table-cell>
          <table:table-cell office:value-type="float" office:value="0" calcext:value-type="float">
            <text:p>0.0000</text:p>
          </table:table-cell>
          <table:table-cell office:value-type="float" office:value="0.00858" calcext:value-type="float">
            <text:p>0.0086</text:p>
          </table:table-cell>
          <table:table-cell office:value-type="float" office:value="0.00308" calcext:value-type="float">
            <text:p>0.003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03" calcext:value-type="float">
            <text:p>0.0020</text:p>
          </table:table-cell>
          <table:table-cell office:value-type="float" office:value="-0.00055" calcext:value-type="float">
            <text:p>-0.0006</text:p>
          </table:table-cell>
          <table:table-cell office:value-type="float" office:value="0.00117" calcext:value-type="float">
            <text:p>0.0012</text:p>
          </table:table-cell>
          <table:table-cell office:value-type="float" office:value="-0.00521" calcext:value-type="float">
            <text:p>-0.0052</text:p>
          </table:table-cell>
          <table:table-cell office:value-type="float" office:value="-0.00251" calcext:value-type="float">
            <text:p>-0.0025</text:p>
          </table:table-cell>
          <table:table-cell table:number-columns-repeated="4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346" calcext:value-type="float">
            <text:p>0.0035</text:p>
          </table:table-cell>
          <table:table-cell office:value-type="float" office:value="0.00049" calcext:value-type="float">
            <text:p>0.0005</text:p>
          </table:table-cell>
          <table:table-cell office:value-type="float" office:value="0.00058" calcext:value-type="float">
            <text:p>0.0006</text:p>
          </table:table-cell>
          <table:table-cell office:value-type="float" office:value="-0.000069" calcext:value-type="float">
            <text:p>-0.0001</text:p>
          </table:table-cell>
          <table:table-cell office:value-type="float" office:value="0.00485" calcext:value-type="float">
            <text:p>0.0049</text:p>
          </table:table-cell>
          <table:table-cell office:value-type="float" office:value="-0.00009" calcext:value-type="float">
            <text:p>-0.0001</text:p>
          </table:table-cell>
          <table:table-cell office:value-type="float" office:value="0.00143" calcext:value-type="float">
            <text:p>0.0014</text:p>
          </table:table-cell>
          <table:table-cell office:value-type="float" office:value="-0.00016" calcext:value-type="float">
            <text:p>-0.0002</text:p>
          </table:table-cell>
          <table:table-cell office:value-type="float" office:value="0.00839" calcext:value-type="float">
            <text:p>0.008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31" calcext:value-type="float">
            <text:p>0.0023</text:p>
          </table:table-cell>
          <table:table-cell office:value-type="float" office:value="0.00192" calcext:value-type="float">
            <text:p>0.0019</text:p>
          </table:table-cell>
          <table:table-cell office:value-type="float" office:value="-0.000599" calcext:value-type="float">
            <text:p>-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-0.00521" calcext:value-type="float">
            <text:p>-0.0052</text:p>
          </table:table-cell>
          <table:table-cell office:value-type="float" office:value="-0.00249" calcext:value-type="float">
            <text:p>-0.0025</text:p>
          </table:table-cell>
          <table:table-cell table:number-columns-repeated="4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0.00502" calcext:value-type="float">
            <text:p>0.0050</text:p>
          </table:table-cell>
          <table:table-cell office:value-type="float" office:value="0.00331" calcext:value-type="float">
            <text:p>0.003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6" calcext:value-type="float">
            <text:p>0.0006</text:p>
          </table:table-cell>
          <table:table-cell office:value-type="float" office:value="0.00014" calcext:value-type="float">
            <text:p>0.0001</text:p>
          </table:table-cell>
          <table:table-cell office:value-type="float" office:value="0.00483" calcext:value-type="float">
            <text:p>0.0048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825" calcext:value-type="float">
            <text:p>0.0083</text:p>
          </table:table-cell>
          <table:table-cell office:value-type="float" office:value="0.00327" calcext:value-type="float">
            <text:p>0.0033</text:p>
          </table:table-cell>
          <table:table-cell office:value-type="float" office:value="0.00237" calcext:value-type="float">
            <text:p>0.0024</text:p>
          </table:table-cell>
          <table:table-cell office:value-type="float" office:value="0.00194" calcext:value-type="float">
            <text:p>0.0019</text:p>
          </table:table-cell>
          <table:table-cell office:value-type="float" office:value="-0.00041" calcext:value-type="float">
            <text:p>-0.0004</text:p>
          </table:table-cell>
          <table:table-cell office:value-type="float" office:value="0.00127" calcext:value-type="float">
            <text:p>0.0013</text:p>
          </table:table-cell>
          <table:table-cell office:value-type="float" office:value="-0.00505" calcext:value-type="float">
            <text:p>-0.0051</text:p>
          </table:table-cell>
          <table:table-cell office:value-type="float" office:value="-0.00239" calcext:value-type="float">
            <text:p>-0.0024</text:p>
          </table:table-cell>
          <table:table-cell table:number-columns-repeated="4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0.00513" calcext:value-type="float">
            <text:p>0.0051</text:p>
          </table:table-cell>
          <table:table-cell office:value-type="float" office:value="0.00352" calcext:value-type="float">
            <text:p>0.0035</text:p>
          </table:table-cell>
          <table:table-cell office:value-type="float" office:value="0.00055" calcext:value-type="float">
            <text:p>0.0006</text:p>
          </table:table-cell>
          <table:table-cell office:value-type="float" office:value="0.00043" calcext:value-type="float">
            <text:p>0.0004</text:p>
          </table:table-cell>
          <table:table-cell office:value-type="float" office:value="-0.00001" calcext:value-type="float">
            <text:p>0.0000</text:p>
          </table:table-cell>
          <table:table-cell office:value-type="float" office:value="0.00484" calcext:value-type="float">
            <text:p>0.0048</text:p>
          </table:table-cell>
          <table:table-cell office:value-type="float" office:value="-0.00024" calcext:value-type="float">
            <text:p>-0.00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-0.00035" calcext:value-type="float">
            <text:p>-0.0004</text:p>
          </table:table-cell>
          <table:table-cell office:value-type="float" office:value="0.00827" calcext:value-type="float">
            <text:p>0.0083</text:p>
          </table:table-cell>
          <table:table-cell office:value-type="float" office:value="0.00327" calcext:value-type="float">
            <text:p>0.0033</text:p>
          </table:table-cell>
          <table:table-cell office:value-type="float" office:value="0.00246" calcext:value-type="float">
            <text:p>0.0025</text:p>
          </table:table-cell>
          <table:table-cell office:value-type="float" office:value="0.00198" calcext:value-type="float">
            <text:p>0.0020</text:p>
          </table:table-cell>
          <table:table-cell office:value-type="float" office:value="-0.00053" calcext:value-type="float">
            <text:p>-0.0005</text:p>
          </table:table-cell>
          <table:table-cell office:value-type="float" office:value="0.00108" calcext:value-type="float">
            <text:p>0.0011</text:p>
          </table:table-cell>
          <table:table-cell office:value-type="float" office:value="-0.00505" calcext:value-type="float">
            <text:p>-0.0051</text:p>
          </table:table-cell>
          <table:table-cell office:value-type="float" office:value="-0.00245" calcext:value-type="float">
            <text:p>-0.0025</text:p>
          </table:table-cell>
          <table:table-cell table:number-columns-repeated="4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0.00516" calcext:value-type="float">
            <text:p>0.0052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47" calcext:value-type="float">
            <text:p>0.0005</text:p>
          </table:table-cell>
          <table:table-cell office:value-type="float" office:value="0.00056" calcext:value-type="float">
            <text:p>0.0006</text:p>
          </table:table-cell>
          <table:table-cell office:value-type="float" office:value="0.00004" calcext:value-type="float">
            <text:p>0.0000</text:p>
          </table:table-cell>
          <table:table-cell office:value-type="float" office:value="0.00496" calcext:value-type="float">
            <text:p>0.0050</text:p>
          </table:table-cell>
          <table:table-cell office:value-type="float" office:value="-0.00019" calcext:value-type="float">
            <text:p>-0.0002</text:p>
          </table:table-cell>
          <table:table-cell office:value-type="float" office:value="0.00144" calcext:value-type="float">
            <text:p>0.0014</text:p>
          </table:table-cell>
          <table:table-cell office:value-type="float" office:value="-0.00019" calcext:value-type="float">
            <text:p>-0.0002</text:p>
          </table:table-cell>
          <table:table-cell office:value-type="float" office:value="0.00842" calcext:value-type="float">
            <text:p>0.0084</text:p>
          </table:table-cell>
          <table:table-cell office:value-type="float" office:value="0.00337" calcext:value-type="float">
            <text:p>0.0034</text:p>
          </table:table-cell>
          <table:table-cell office:value-type="float" office:value="0.00229" calcext:value-type="float">
            <text:p>0.0023</text:p>
          </table:table-cell>
          <table:table-cell office:value-type="float" office:value="0.00194" calcext:value-type="float">
            <text:p>0.0019</text:p>
          </table:table-cell>
          <table:table-cell office:value-type="float" office:value="-0.00046" calcext:value-type="float">
            <text:p>-0.0005</text:p>
          </table:table-cell>
          <table:table-cell office:value-type="float" office:value="0.00125" calcext:value-type="float">
            <text:p>0.0013</text:p>
          </table:table-cell>
          <table:table-cell office:value-type="float" office:value="-0.00512" calcext:value-type="float">
            <text:p>-0.0051</text:p>
          </table:table-cell>
          <table:table-cell office:value-type="float" office:value="-0.00235" calcext:value-type="float">
            <text:p>-0.0024</text:p>
          </table:table-cell>
          <table:table-cell table:number-columns-repeated="4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0.00512" calcext:value-type="float">
            <text:p>0.0051</text:p>
          </table:table-cell>
          <table:table-cell office:value-type="float" office:value="0.00356" calcext:value-type="float">
            <text:p>0.0036</text:p>
          </table:table-cell>
          <table:table-cell table:number-columns-repeated="2" office:value-type="float" office:value="0.00065" calcext:value-type="float">
            <text:p>0.0007</text:p>
          </table:table-cell>
          <table:table-cell office:value-type="float" office:value="0.00018" calcext:value-type="float">
            <text:p>0.0002</text:p>
          </table:table-cell>
          <table:table-cell office:value-type="float" office:value="0.00507" calcext:value-type="float">
            <text:p>0.0051</text:p>
          </table:table-cell>
          <table:table-cell office:value-type="float" office:value="-0.00027" calcext:value-type="float">
            <text:p>-0.0003</text:p>
          </table:table-cell>
          <table:table-cell office:value-type="float" office:value="0.00157" calcext:value-type="float">
            <text:p>0.0016</text:p>
          </table:table-cell>
          <table:table-cell office:value-type="float" office:value="-0.00001" calcext:value-type="float">
            <text:p>0.0000</text:p>
          </table:table-cell>
          <table:table-cell office:value-type="float" office:value="0.008489" calcext:value-type="float">
            <text:p>0.0085</text:p>
          </table:table-cell>
          <table:table-cell office:value-type="float" office:value="0.00348" calcext:value-type="float">
            <text:p>0.0035</text:p>
          </table:table-cell>
          <table:table-cell office:value-type="float" office:value="0.00241" calcext:value-type="float">
            <text:p>0.0024</text:p>
          </table:table-cell>
          <table:table-cell office:value-type="float" office:value="0.00204" calcext:value-type="float">
            <text:p>0.0020</text:p>
          </table:table-cell>
          <table:table-cell office:value-type="float" office:value="-0.00056" calcext:value-type="float">
            <text:p>-0.0006</text:p>
          </table:table-cell>
          <table:table-cell office:value-type="float" office:value="0.00109" calcext:value-type="float">
            <text:p>0.0011</text:p>
          </table:table-cell>
          <table:table-cell office:value-type="float" office:value="-0.00494" calcext:value-type="float">
            <text:p>-0.0049</text:p>
          </table:table-cell>
          <table:table-cell office:value-type="float" office:value="-0.00223" calcext:value-type="float">
            <text:p>-0.0022</text:p>
          </table:table-cell>
          <table:table-cell table:number-columns-repeated="4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354" calcext:value-type="float">
            <text:p>0.0035</text:p>
          </table:table-cell>
          <table:table-cell table:number-columns-repeated="2" office:value-type="float" office:value="0.00052" calcext:value-type="float">
            <text:p>0.0005</text:p>
          </table:table-cell>
          <table:table-cell office:value-type="float" office:value="-0.00011" calcext:value-type="float">
            <text:p>-0.0001</text:p>
          </table:table-cell>
          <table:table-cell office:value-type="float" office:value="0.00487" calcext:value-type="float">
            <text:p>0.0049</text:p>
          </table:table-cell>
          <table:table-cell office:value-type="float" office:value="-0.00036" calcext:value-type="float">
            <text:p>-0.0004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00011" calcext:value-type="float">
            <text:p>-0.0001</text:p>
          </table:table-cell>
          <table:table-cell office:value-type="float" office:value="0.00842" calcext:value-type="float">
            <text:p>0.0084</text:p>
          </table:table-cell>
          <table:table-cell office:value-type="float" office:value="0.00368" calcext:value-type="float">
            <text:p>0.0037</text:p>
          </table:table-cell>
          <table:table-cell office:value-type="float" office:value="0.00234" calcext:value-type="float">
            <text:p>0.0023</text:p>
          </table:table-cell>
          <table:table-cell office:value-type="float" office:value="0.00186" calcext:value-type="float">
            <text:p>0.0019</text:p>
          </table:table-cell>
          <table:table-cell office:value-type="float" office:value="-0.00063" calcext:value-type="float">
            <text:p>-0.0006</text:p>
          </table:table-cell>
          <table:table-cell office:value-type="float" office:value="0.00113" calcext:value-type="float">
            <text:p>0.0011</text:p>
          </table:table-cell>
          <table:table-cell office:value-type="float" office:value="-0.00503" calcext:value-type="float">
            <text:p>-0.0050</text:p>
          </table:table-cell>
          <table:table-cell office:value-type="float" office:value="-0.0022" calcext:value-type="float">
            <text:p>-0.0022</text:p>
          </table:table-cell>
          <table:table-cell table:number-columns-repeated="4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0.00511" calcext:value-type="float">
            <text:p>0.0051</text:p>
          </table:table-cell>
          <table:table-cell office:value-type="float" office:value="0.00376" calcext:value-type="float">
            <text:p>0.0038</text:p>
          </table:table-cell>
          <table:table-cell table:number-columns-repeated="2" office:value-type="float" office:value="0.00047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00504" calcext:value-type="float">
            <text:p>0.0050</text:p>
          </table:table-cell>
          <table:table-cell office:value-type="float" office:value="-0.00033" calcext:value-type="float">
            <text:p>-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00013" calcext:value-type="float">
            <text:p>-0.0001</text:p>
          </table:table-cell>
          <table:table-cell office:value-type="float" office:value="0.008449" calcext:value-type="float">
            <text:p>0.0084</text:p>
          </table:table-cell>
          <table:table-cell office:value-type="float" office:value="0.00357" calcext:value-type="float">
            <text:p>0.0036</text:p>
          </table:table-cell>
          <table:table-cell office:value-type="float" office:value="0.00242" calcext:value-type="float">
            <text:p>0.0024</text:p>
          </table:table-cell>
          <table:table-cell office:value-type="float" office:value="0.002" calcext:value-type="float">
            <text:p>0.0020</text:p>
          </table:table-cell>
          <table:table-cell office:value-type="float" office:value="-0.00053" calcext:value-type="float">
            <text:p>-0.0005</text:p>
          </table:table-cell>
          <table:table-cell office:value-type="float" office:value="0.00122" calcext:value-type="float">
            <text:p>0.0012</text:p>
          </table:table-cell>
          <table:table-cell office:value-type="float" office:value="-0.00506" calcext:value-type="float">
            <text:p>-0.0051</text:p>
          </table:table-cell>
          <table:table-cell office:value-type="float" office:value="-0.00223" calcext:value-type="float">
            <text:p>-0.0022</text:p>
          </table:table-cell>
          <table:table-cell table:number-columns-repeated="4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0.00501" calcext:value-type="float">
            <text:p>0.0050</text:p>
          </table:table-cell>
          <table:table-cell office:value-type="float" office:value="0.00367" calcext:value-type="float">
            <text:p>0.003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7" calcext:value-type="float">
            <text:p>0.0005</text:p>
          </table:table-cell>
          <table:table-cell office:value-type="float" office:value="-0.00011" calcext:value-type="float">
            <text:p>-0.0001</text:p>
          </table:table-cell>
          <table:table-cell office:value-type="float" office:value="0.00494" calcext:value-type="float">
            <text:p>0.0049</text:p>
          </table:table-cell>
          <table:table-cell office:value-type="float" office:value="-0.00018" calcext:value-type="float">
            <text:p>-0.0002</text:p>
          </table:table-cell>
          <table:table-cell office:value-type="float" office:value="0.00146" calcext:value-type="float">
            <text:p>0.0015</text:p>
          </table:table-cell>
          <table:table-cell office:value-type="float" office:value="-0.00004" calcext:value-type="float">
            <text:p>0.0000</text:p>
          </table:table-cell>
          <table:table-cell office:value-type="float" office:value="0.008489" calcext:value-type="float">
            <text:p>0.0085</text:p>
          </table:table-cell>
          <table:table-cell office:value-type="float" office:value="0.00373" calcext:value-type="float">
            <text:p>0.0037</text:p>
          </table:table-cell>
          <table:table-cell office:value-type="float" office:value="0.00248" calcext:value-type="float">
            <text:p>0.0025</text:p>
          </table:table-cell>
          <table:table-cell office:value-type="float" office:value="0.00205" calcext:value-type="float">
            <text:p>0.0021</text:p>
          </table:table-cell>
          <table:table-cell office:value-type="float" office:value="-0.00043" calcext:value-type="float">
            <text:p>-0.0004</text:p>
          </table:table-cell>
          <table:table-cell office:value-type="float" office:value="0.00135" calcext:value-type="float">
            <text:p>0.0014</text:p>
          </table:table-cell>
          <table:table-cell office:value-type="float" office:value="-0.00508" calcext:value-type="float">
            <text:p>-0.0051</text:p>
          </table:table-cell>
          <table:table-cell office:value-type="float" office:value="-0.00225" calcext:value-type="float">
            <text:p>-0.0023</text:p>
          </table:table-cell>
          <table:table-cell table:number-columns-repeated="4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0.00492" calcext:value-type="float">
            <text:p>0.0049</text:p>
          </table:table-cell>
          <table:table-cell office:value-type="float" office:value="0.00368" calcext:value-type="float">
            <text:p>0.003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7" calcext:value-type="float">
            <text:p>0.0006</text:p>
          </table:table-cell>
          <table:table-cell office:value-type="float" office:value="-0.00006" calcext:value-type="float">
            <text:p>-0.0001</text:p>
          </table:table-cell>
          <table:table-cell office:value-type="float" office:value="0.00493" calcext:value-type="float">
            <text:p>0.0049</text:p>
          </table:table-cell>
          <table:table-cell office:value-type="float" office:value="-0.00034" calcext:value-type="float">
            <text:p>-0.0003</text:p>
          </table:table-cell>
          <table:table-cell office:value-type="float" office:value="0.00144" calcext:value-type="float">
            <text:p>0.0014</text:p>
          </table:table-cell>
          <table:table-cell office:value-type="float" office:value="-0.00017" calcext:value-type="float">
            <text:p>-0.0002</text:p>
          </table:table-cell>
          <table:table-cell office:value-type="float" office:value="0.00842" calcext:value-type="float">
            <text:p>0.0084</text:p>
          </table:table-cell>
          <table:table-cell office:value-type="float" office:value="0.00369" calcext:value-type="float">
            <text:p>0.0037</text:p>
          </table:table-cell>
          <table:table-cell office:value-type="float" office:value="0.00242" calcext:value-type="float">
            <text:p>0.0024</text:p>
          </table:table-cell>
          <table:table-cell office:value-type="float" office:value="0.00189" calcext:value-type="float">
            <text:p>0.0019</text:p>
          </table:table-cell>
          <table:table-cell office:value-type="float" office:value="-0.00045" calcext:value-type="float">
            <text:p>-0.0005</text:p>
          </table:table-cell>
          <table:table-cell office:value-type="float" office:value="0.00129" calcext:value-type="float">
            <text:p>0.0013</text:p>
          </table:table-cell>
          <table:table-cell office:value-type="float" office:value="-0.00483" calcext:value-type="float">
            <text:p>-0.0048</text:p>
          </table:table-cell>
          <table:table-cell office:value-type="float" office:value="-0.0022" calcext:value-type="float">
            <text:p>-0.0022</text:p>
          </table:table-cell>
          <table:table-cell table:number-columns-repeated="4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0.00489" calcext:value-type="float">
            <text:p>0.0049</text:p>
          </table:table-cell>
          <table:table-cell office:value-type="float" office:value="0.00387" calcext:value-type="float">
            <text:p>0.0039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" calcext:value-type="float">
            <text:p>0.0000</text:p>
          </table:table-cell>
          <table:table-cell office:value-type="float" office:value="0.00503" calcext:value-type="float">
            <text:p>0.0050</text:p>
          </table:table-cell>
          <table:table-cell office:value-type="float" office:value="-0.00036" calcext:value-type="float">
            <text:p>-0.0004</text:p>
          </table:table-cell>
          <table:table-cell office:value-type="float" office:value="0.00123" calcext:value-type="float">
            <text:p>0.0012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851" calcext:value-type="float">
            <text:p>0.0085</text:p>
          </table:table-cell>
          <table:table-cell office:value-type="float" office:value="0.00351" calcext:value-type="float">
            <text:p>0.0035</text:p>
          </table:table-cell>
          <table:table-cell office:value-type="float" office:value="0.00244" calcext:value-type="float">
            <text:p>0.0024</text:p>
          </table:table-cell>
          <table:table-cell office:value-type="float" office:value="0.00197" calcext:value-type="float">
            <text:p>0.0020</text:p>
          </table:table-cell>
          <table:table-cell office:value-type="float" office:value="-0.00017" calcext:value-type="float">
            <text:p>-0.00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-0.00489" calcext:value-type="float">
            <text:p>-0.0049</text:p>
          </table:table-cell>
          <table:table-cell office:value-type="float" office:value="-0.00215" calcext:value-type="float">
            <text:p>-0.0022</text:p>
          </table:table-cell>
          <table:table-cell table:number-columns-repeated="4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0.00497" calcext:value-type="float">
            <text:p>0.0050</text:p>
          </table:table-cell>
          <table:table-cell office:value-type="float" office:value="0.00384" calcext:value-type="float">
            <text:p>0.0038</text:p>
          </table:table-cell>
          <table:table-cell office:value-type="float" office:value="0.00044" calcext:value-type="float">
            <text:p>0.0004</text:p>
          </table:table-cell>
          <table:table-cell office:value-type="float" office:value="0.00043" calcext:value-type="float">
            <text:p>0.0004</text:p>
          </table:table-cell>
          <table:table-cell office:value-type="float" office:value="-0.00002" calcext:value-type="float">
            <text:p>0.0000</text:p>
          </table:table-cell>
          <table:table-cell office:value-type="float" office:value="0.00506" calcext:value-type="float">
            <text:p>0.0051</text:p>
          </table:table-cell>
          <table:table-cell office:value-type="float" office:value="-0.00027" calcext:value-type="float">
            <text:p>-0.0003</text:p>
          </table:table-cell>
          <table:table-cell office:value-type="float" office:value="0.00125" calcext:value-type="float">
            <text:p>0.0013</text:p>
          </table:table-cell>
          <table:table-cell office:value-type="float" office:value="-0.00021" calcext:value-type="float">
            <text:p>-0.0002</text:p>
          </table:table-cell>
          <table:table-cell office:value-type="float" office:value="0.00844" calcext:value-type="float">
            <text:p>0.0084</text:p>
          </table:table-cell>
          <table:table-cell office:value-type="float" office:value="0.00349" calcext:value-type="float">
            <text:p>0.0035</text:p>
          </table:table-cell>
          <table:table-cell office:value-type="float" office:value="0.00238" calcext:value-type="float">
            <text:p>0.0024</text:p>
          </table:table-cell>
          <table:table-cell office:value-type="float" office:value="0.0019" calcext:value-type="float">
            <text:p>0.0019</text:p>
          </table:table-cell>
          <table:table-cell office:value-type="float" office:value="-0.00048" calcext:value-type="float">
            <text:p>-0.0005</text:p>
          </table:table-cell>
          <table:table-cell office:value-type="float" office:value="0.00114" calcext:value-type="float">
            <text:p>0.0011</text:p>
          </table:table-cell>
          <table:table-cell office:value-type="float" office:value="-0.00479" calcext:value-type="float">
            <text:p>-0.0048</text:p>
          </table:table-cell>
          <table:table-cell office:value-type="float" office:value="-0.00196" calcext:value-type="float">
            <text:p>-0.0020</text:p>
          </table:table-cell>
          <table:table-cell table:number-columns-repeated="4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0.00499" calcext:value-type="float">
            <text:p>0.0050</text:p>
          </table:table-cell>
          <table:table-cell office:value-type="float" office:value="0.00386" calcext:value-type="float">
            <text:p>0.0039</text:p>
          </table:table-cell>
          <table:table-cell office:value-type="float" office:value="0.00048" calcext:value-type="float">
            <text:p>0.0005</text:p>
          </table:table-cell>
          <table:table-cell office:value-type="float" office:value="0.00057" calcext:value-type="float">
            <text:p>0.0006</text:p>
          </table:table-cell>
          <table:table-cell office:value-type="float" office:value="-0.000069" calcext:value-type="float">
            <text:p>-0.0001</text:p>
          </table:table-cell>
          <table:table-cell office:value-type="float" office:value="0.00516" calcext:value-type="float">
            <text:p>0.0052</text:p>
          </table:table-cell>
          <table:table-cell office:value-type="float" office:value="-0.00023" calcext:value-type="float">
            <text:p>-0.0002</text:p>
          </table:table-cell>
          <table:table-cell office:value-type="float" office:value="0.00146" calcext:value-type="float">
            <text:p>0.0015</text:p>
          </table:table-cell>
          <table:table-cell office:value-type="float" office:value="-0.00008" calcext:value-type="float">
            <text:p>-0.0001</text:p>
          </table:table-cell>
          <table:table-cell office:value-type="float" office:value="0.00851" calcext:value-type="float">
            <text:p>0.0085</text:p>
          </table:table-cell>
          <table:table-cell office:value-type="float" office:value="0.00358" calcext:value-type="float">
            <text:p>0.0036</text:p>
          </table:table-cell>
          <table:table-cell office:value-type="float" office:value="0.00241" calcext:value-type="float">
            <text:p>0.0024</text:p>
          </table:table-cell>
          <table:table-cell office:value-type="float" office:value="0.00197" calcext:value-type="float">
            <text:p>0.0020</text:p>
          </table:table-cell>
          <table:table-cell office:value-type="float" office:value="-0.00034" calcext:value-type="float">
            <text:p>-0.0003</text:p>
          </table:table-cell>
          <table:table-cell office:value-type="float" office:value="0.00131" calcext:value-type="float">
            <text:p>0.0013</text:p>
          </table:table-cell>
          <table:table-cell office:value-type="float" office:value="-0.00481" calcext:value-type="float">
            <text:p>-0.0048</text:p>
          </table:table-cell>
          <table:table-cell office:value-type="float" office:value="-0.00213" calcext:value-type="float">
            <text:p>-0.0021</text:p>
          </table:table-cell>
          <table:table-cell table:number-columns-repeated="4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0.00477" calcext:value-type="float">
            <text:p>0.0048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3" calcext:value-type="float">
            <text:p>0.0004</text:p>
          </table:table-cell>
          <table:table-cell office:value-type="float" office:value="-0.00005" calcext:value-type="float">
            <text:p>-0.0001</text:p>
          </table:table-cell>
          <table:table-cell office:value-type="float" office:value="0.00533" calcext:value-type="float">
            <text:p>0.0053</text:p>
          </table:table-cell>
          <table:table-cell office:value-type="float" office:value="-0.00033" calcext:value-type="float">
            <text:p>-0.0003</text:p>
          </table:table-cell>
          <table:table-cell office:value-type="float" office:value="0.0013" calcext:value-type="float">
            <text:p>0.0013</text:p>
          </table:table-cell>
          <table:table-cell office:value-type="float" office:value="-0.00025" calcext:value-type="float">
            <text:p>-0.0003</text:p>
          </table:table-cell>
          <table:table-cell office:value-type="float" office:value="0.00838" calcext:value-type="float">
            <text:p>0.0084</text:p>
          </table:table-cell>
          <table:table-cell office:value-type="float" office:value="0.00362" calcext:value-type="float">
            <text:p>0.0036</text:p>
          </table:table-cell>
          <table:table-cell office:value-type="float" office:value="0.00229" calcext:value-type="float">
            <text:p>0.0023</text:p>
          </table:table-cell>
          <table:table-cell office:value-type="float" office:value="0.002" calcext:value-type="float">
            <text:p>0.0020</text:p>
          </table:table-cell>
          <table:table-cell office:value-type="float" office:value="-0.00049" calcext:value-type="float">
            <text:p>-0.0005</text:p>
          </table:table-cell>
          <table:table-cell office:value-type="float" office:value="0.00125" calcext:value-type="float">
            <text:p>0.0013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-0.00194" calcext:value-type="float">
            <text:p>-0.0019</text:p>
          </table:table-cell>
          <table:table-cell table:number-columns-repeated="4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0.00486" calcext:value-type="float">
            <text:p>0.0049</text:p>
          </table:table-cell>
          <table:table-cell office:value-type="float" office:value="0.00386" calcext:value-type="float">
            <text:p>0.0039</text:p>
          </table:table-cell>
          <table:table-cell office:value-type="float" office:value="0.00032" calcext:value-type="float">
            <text:p>0.0003</text:p>
          </table:table-cell>
          <table:table-cell office:value-type="float" office:value="0.00047" calcext:value-type="float">
            <text:p>0.0005</text:p>
          </table:table-cell>
          <table:table-cell office:value-type="float" office:value="-0.00017" calcext:value-type="float">
            <text:p>-0.0002</text:p>
          </table:table-cell>
          <table:table-cell office:value-type="float" office:value="0.00527" calcext:value-type="float">
            <text:p>0.0053</text:p>
          </table:table-cell>
          <table:table-cell office:value-type="float" office:value="-0.00027" calcext:value-type="float">
            <text:p>-0.0003</text:p>
          </table:table-cell>
          <table:table-cell office:value-type="float" office:value="0.00134" calcext:value-type="float">
            <text:p>0.0013</text:p>
          </table:table-cell>
          <table:table-cell office:value-type="float" office:value="-0.00016" calcext:value-type="float">
            <text:p>-0.0002</text:p>
          </table:table-cell>
          <table:table-cell office:value-type="float" office:value="0.00873" calcext:value-type="float">
            <text:p>0.0087</text:p>
          </table:table-cell>
          <table:table-cell office:value-type="float" office:value="0.00341" calcext:value-type="float">
            <text:p>0.0034</text:p>
          </table:table-cell>
          <table:table-cell office:value-type="float" office:value="0.00233" calcext:value-type="float">
            <text:p>0.0023</text:p>
          </table:table-cell>
          <table:table-cell office:value-type="float" office:value="0.00201" calcext:value-type="float">
            <text:p>0.0020</text:p>
          </table:table-cell>
          <table:table-cell office:value-type="float" office:value="-0.00049" calcext:value-type="float">
            <text:p>-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-0.00465" calcext:value-type="float">
            <text:p>-0.0047</text:p>
          </table:table-cell>
          <table:table-cell office:value-type="float" office:value="-0.00198" calcext:value-type="float">
            <text:p>-0.0020</text:p>
          </table:table-cell>
          <table:table-cell table:number-columns-repeated="4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0.00471" calcext:value-type="float">
            <text:p>0.0047</text:p>
          </table:table-cell>
          <table:table-cell office:value-type="float" office:value="0.00386" calcext:value-type="float">
            <text:p>0.003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8" calcext:value-type="float">
            <text:p>0.0007</text:p>
          </table:table-cell>
          <table:table-cell office:value-type="float" office:value="-0.00009" calcext:value-type="float">
            <text:p>-0.0001</text:p>
          </table:table-cell>
          <table:table-cell office:value-type="float" office:value="0.00533" calcext:value-type="float">
            <text:p>0.0053</text:p>
          </table:table-cell>
          <table:table-cell office:value-type="float" office:value="-0.00008" calcext:value-type="float">
            <text:p>-0.0001</text:p>
          </table:table-cell>
          <table:table-cell office:value-type="float" office:value="0.00145" calcext:value-type="float">
            <text:p>0.0015</text:p>
          </table:table-cell>
          <table:table-cell office:value-type="float" office:value="0" calcext:value-type="float">
            <text:p>0.000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359" calcext:value-type="float">
            <text:p>0.0036</text:p>
          </table:table-cell>
          <table:table-cell office:value-type="float" office:value="0.00232" calcext:value-type="float">
            <text:p>0.0023</text:p>
          </table:table-cell>
          <table:table-cell office:value-type="float" office:value="0.00174" calcext:value-type="float">
            <text:p>0.0017</text:p>
          </table:table-cell>
          <table:table-cell office:value-type="float" office:value="-0.00054" calcext:value-type="float">
            <text:p>-0.0005</text:p>
          </table:table-cell>
          <table:table-cell office:value-type="float" office:value="0.00135" calcext:value-type="float">
            <text:p>0.0014</text:p>
          </table:table-cell>
          <table:table-cell office:value-type="float" office:value="-0.00472" calcext:value-type="float">
            <text:p>-0.0047</text:p>
          </table:table-cell>
          <table:table-cell office:value-type="float" office:value="-0.0018" calcext:value-type="float">
            <text:p>-0.0018</text:p>
          </table:table-cell>
          <table:table-cell table:number-columns-repeated="4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0.00504" calcext:value-type="float">
            <text:p>0.0050</text:p>
          </table:table-cell>
          <table:table-cell office:value-type="float" office:value="0.00413" calcext:value-type="float">
            <text:p>0.0041</text:p>
          </table:table-cell>
          <table:table-cell office:value-type="float" office:value="0.00016" calcext:value-type="float">
            <text:p>0.0002</text:p>
          </table:table-cell>
          <table:table-cell office:value-type="float" office:value="0.00015" calcext:value-type="float">
            <text:p>0.0002</text:p>
          </table:table-cell>
          <table:table-cell office:value-type="float" office:value="-0.000069" calcext:value-type="float">
            <text:p>-0.0001</text:p>
          </table:table-cell>
          <table:table-cell office:value-type="float" office:value="0.00564" calcext:value-type="float">
            <text:p>0.0056</text:p>
          </table:table-cell>
          <table:table-cell office:value-type="float" office:value="-0.00026" calcext:value-type="float">
            <text:p>-0.0003</text:p>
          </table:table-cell>
          <table:table-cell office:value-type="float" office:value="0.00139" calcext:value-type="float">
            <text:p>0.0014</text:p>
          </table:table-cell>
          <table:table-cell office:value-type="float" office:value="0.00009" calcext:value-type="float">
            <text:p>0.0001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369" calcext:value-type="float">
            <text:p>0.0037</text:p>
          </table:table-cell>
          <table:table-cell office:value-type="float" office:value="0.00257" calcext:value-type="float">
            <text:p>0.0026</text:p>
          </table:table-cell>
          <table:table-cell office:value-type="float" office:value="0.00211" calcext:value-type="float">
            <text:p>0.0021</text:p>
          </table:table-cell>
          <table:table-cell office:value-type="float" office:value="-0.00044" calcext:value-type="float">
            <text:p>-0.0004</text:p>
          </table:table-cell>
          <table:table-cell office:value-type="float" office:value="0.00098" calcext:value-type="float">
            <text:p>0.0010</text:p>
          </table:table-cell>
          <table:table-cell office:value-type="float" office:value="-0.00479" calcext:value-type="float">
            <text:p>-0.0048</text:p>
          </table:table-cell>
          <table:table-cell office:value-type="float" office:value="-0.00166" calcext:value-type="float">
            <text:p>-0.0017</text:p>
          </table:table-cell>
          <table:table-cell table:number-columns-repeated="4"/>
        </table:table-row>
        <table:table-row table:style-name="ro3">
          <table:table-cell office:value-type="float" office:value="683" calcext:value-type="float">
            <text:p>683</text:p>
          </table:table-cell>
          <table:table-cell office:value-type="float" office:value="0.00505" calcext:value-type="float">
            <text:p>0.0051</text:p>
          </table:table-cell>
          <table:table-cell office:value-type="float" office:value="0.00403" calcext:value-type="float">
            <text:p>0.0040</text:p>
          </table:table-cell>
          <table:table-cell office:value-type="float" office:value="0.00025" calcext:value-type="float">
            <text:p>0.0003</text:p>
          </table:table-cell>
          <table:table-cell office:value-type="float" office:value="0.00046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00548" calcext:value-type="float">
            <text:p>0.0055</text:p>
          </table:table-cell>
          <table:table-cell office:value-type="float" office:value="-0.00017" calcext:value-type="float">
            <text:p>-0.0002</text:p>
          </table:table-cell>
          <table:table-cell office:value-type="float" office:value="0.00128" calcext:value-type="float">
            <text:p>0.0013</text:p>
          </table:table-cell>
          <table:table-cell office:value-type="float" office:value="-0.00013" calcext:value-type="float">
            <text:p>-0.0001</text:p>
          </table:table-cell>
          <table:table-cell office:value-type="float" office:value="0.008569" calcext:value-type="float">
            <text:p>0.0086</text:p>
          </table:table-cell>
          <table:table-cell office:value-type="float" office:value="0.00356" calcext:value-type="float">
            <text:p>0.0036</text:p>
          </table:table-cell>
          <table:table-cell office:value-type="float" office:value="0.00242" calcext:value-type="float">
            <text:p>0.0024</text:p>
          </table:table-cell>
          <table:table-cell office:value-type="float" office:value="0.00167" calcext:value-type="float">
            <text:p>0.0017</text:p>
          </table:table-cell>
          <table:table-cell office:value-type="float" office:value="-0.00047" calcext:value-type="float">
            <text:p>-0.0005</text:p>
          </table:table-cell>
          <table:table-cell office:value-type="float" office:value="0.00111" calcext:value-type="float">
            <text:p>0.0011</text:p>
          </table:table-cell>
          <table:table-cell office:value-type="float" office:value="-0.00444" calcext:value-type="float">
            <text:p>-0.0044</text:p>
          </table:table-cell>
          <table:table-cell office:value-type="float" office:value="-0.00154" calcext:value-type="float">
            <text:p>-0.0015</text:p>
          </table:table-cell>
          <table:table-cell table:number-columns-repeated="2"/>
          <table:table-cell table:style-name="ce5" office:value-type="string" calcext:value-type="string">
            <text:p>pH</text:p>
          </table:table-cell>
          <table:table-cell table:style-name="ce8" office:value-type="string" calcext:value-type="string">
            <text:p>E<text:span text:style-name="T1">450</text:span>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0.00481" calcext:value-type="float">
            <text:p>0.0048</text:p>
          </table:table-cell>
          <table:table-cell office:value-type="float" office:value="0.00392" calcext:value-type="float">
            <text:p>0.0039</text:p>
          </table:table-cell>
          <table:table-cell office:value-type="float" office:value="0.00025" calcext:value-type="float">
            <text:p>0.0003</text:p>
          </table:table-cell>
          <table:table-cell office:value-type="float" office:value="0.00031" calcext:value-type="float">
            <text:p>0.0003</text:p>
          </table:table-cell>
          <table:table-cell office:value-type="float" office:value="0.00006" calcext:value-type="float">
            <text:p>0.0001</text:p>
          </table:table-cell>
          <table:table-cell office:value-type="float" office:value="0.00578" calcext:value-type="float">
            <text:p>0.0058</text:p>
          </table:table-cell>
          <table:table-cell office:value-type="float" office:value="-0.00014" calcext:value-type="float">
            <text:p>-0.0001</text:p>
          </table:table-cell>
          <table:table-cell office:value-type="float" office:value="0.00142" calcext:value-type="float">
            <text:p>0.0014</text:p>
          </table:table-cell>
          <table:table-cell office:value-type="float" office:value="-0.00015" calcext:value-type="float">
            <text:p>-0.0002</text:p>
          </table:table-cell>
          <table:table-cell office:value-type="float" office:value="0.00868" calcext:value-type="float">
            <text:p>0.008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81" calcext:value-type="float">
            <text:p>0.0018</text:p>
          </table:table-cell>
          <table:table-cell office:value-type="float" office:value="-0.00029" calcext:value-type="float">
            <text:p>-0.0003</text:p>
          </table:table-cell>
          <table:table-cell office:value-type="float" office:value="0.00132" calcext:value-type="float">
            <text:p>0.0013</text:p>
          </table:table-cell>
          <table:table-cell office:value-type="float" office:value="-0.00437" calcext:value-type="float">
            <text:p>-0.0044</text:p>
          </table:table-cell>
          <table:table-cell office:value-type="float" office:value="-0.00156" calcext:value-type="float">
            <text:p>-0.0016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9" table:formula="of:=['raw Data'.R5]" office:value-type="float" office:value="0.002045" calcext:value-type="float">
            <text:p>0.0020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0.00462" calcext:value-type="float">
            <text:p>0.0046</text:p>
          </table:table-cell>
          <table:table-cell office:value-type="float" office:value="0.00364" calcext:value-type="float">
            <text:p>0.0036</text:p>
          </table:table-cell>
          <table:table-cell office:value-type="float" office:value="0.00021" calcext:value-type="float">
            <text:p>0.0002</text:p>
          </table:table-cell>
          <table:table-cell office:value-type="float" office:value="0.00033" calcext:value-type="float">
            <text:p>0.0003</text:p>
          </table:table-cell>
          <table:table-cell office:value-type="float" office:value="0.00003" calcext:value-type="float">
            <text:p>0.0000</text:p>
          </table:table-cell>
          <table:table-cell office:value-type="float" office:value="0.00606" calcext:value-type="float">
            <text:p>0.0061</text:p>
          </table:table-cell>
          <table:table-cell office:value-type="float" office:value="-0.00058" calcext:value-type="float">
            <text:p>-0.0006</text:p>
          </table:table-cell>
          <table:table-cell office:value-type="float" office:value="0.00118" calcext:value-type="float">
            <text:p>0.0012</text:p>
          </table:table-cell>
          <table:table-cell office:value-type="float" office:value="-0.00018" calcext:value-type="float">
            <text:p>-0.0002</text:p>
          </table:table-cell>
          <table:table-cell office:value-type="float" office:value="0.00884" calcext:value-type="float">
            <text:p>0.0088</text:p>
          </table:table-cell>
          <table:table-cell office:value-type="float" office:value="0.00337" calcext:value-type="float">
            <text:p>0.0034</text:p>
          </table:table-cell>
          <table:table-cell office:value-type="float" office:value="0.00229" calcext:value-type="float">
            <text:p>0.0023</text:p>
          </table:table-cell>
          <table:table-cell office:value-type="float" office:value="0.00184" calcext:value-type="float">
            <text:p>0.0018</text:p>
          </table:table-cell>
          <table:table-cell office:value-type="float" office:value="-0.00044" calcext:value-type="float">
            <text:p>-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-0.00442" calcext:value-type="float">
            <text:p>-0.0044</text:p>
          </table:table-cell>
          <table:table-cell office:value-type="float" office:value="-0.00146" calcext:value-type="float">
            <text:p>-0.0015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10" table:formula="of:=['raw Data'.P5]" office:value-type="float" office:value="0.010585" calcext:value-type="float">
            <text:p>0.0106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0.00467" calcext:value-type="float">
            <text:p>0.0047</text:p>
          </table:table-cell>
          <table:table-cell office:value-type="float" office:value="0.00366" calcext:value-type="float">
            <text:p>0.003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9" calcext:value-type="float">
            <text:p>0.0006</text:p>
          </table:table-cell>
          <table:table-cell office:value-type="float" office:value="0" calcext:value-type="float">
            <text:p>0.0000</text:p>
          </table:table-cell>
          <table:table-cell office:value-type="float" office:value="0.00604" calcext:value-type="float">
            <text:p>0.0060</text:p>
          </table:table-cell>
          <table:table-cell office:value-type="float" office:value="-0.00028" calcext:value-type="float">
            <text:p>-0.0003</text:p>
          </table:table-cell>
          <table:table-cell office:value-type="float" office:value="0.00134" calcext:value-type="float">
            <text:p>0.0013</text:p>
          </table:table-cell>
          <table:table-cell office:value-type="float" office:value="0" calcext:value-type="float">
            <text:p>0.0000</text:p>
          </table:table-cell>
          <table:table-cell office:value-type="float" office:value="0.00881" calcext:value-type="float">
            <text:p>0.0088</text:p>
          </table:table-cell>
          <table:table-cell office:value-type="float" office:value="0.00314" calcext:value-type="float">
            <text:p>0.003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07" calcext:value-type="float">
            <text:p>0.0021</text:p>
          </table:table-cell>
          <table:table-cell office:value-type="float" office:value="-0.00043" calcext:value-type="float">
            <text:p>-0.0004</text:p>
          </table:table-cell>
          <table:table-cell office:value-type="float" office:value="0.00111" calcext:value-type="float">
            <text:p>0.0011</text:p>
          </table:table-cell>
          <table:table-cell office:value-type="float" office:value="-0.00424" calcext:value-type="float">
            <text:p>-0.0042</text:p>
          </table:table-cell>
          <table:table-cell office:value-type="float" office:value="-0.00143" calcext:value-type="float">
            <text:p>-0.0014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9" table:formula="of:=['raw Data'.N5]" office:value-type="float" office:value="0.0687345" calcext:value-type="float">
            <text:p>0.0687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0.00452" calcext:value-type="float">
            <text:p>0.0045</text:p>
          </table:table-cell>
          <table:table-cell office:value-type="float" office:value="0.00373" calcext:value-type="float">
            <text:p>0.0037</text:p>
          </table:table-cell>
          <table:table-cell office:value-type="float" office:value="0.00022" calcext:value-type="float">
            <text:p>0.0002</text:p>
          </table:table-cell>
          <table:table-cell office:value-type="float" office:value="0.00056" calcext:value-type="float">
            <text:p>0.0006</text:p>
          </table:table-cell>
          <table:table-cell office:value-type="float" office:value="0.00014" calcext:value-type="float">
            <text:p>0.0001</text:p>
          </table:table-cell>
          <table:table-cell office:value-type="float" office:value="0.00604" calcext:value-type="float">
            <text:p>0.0060</text:p>
          </table:table-cell>
          <table:table-cell office:value-type="float" office:value="0.00001" calcext:value-type="float">
            <text:p>0.0000</text:p>
          </table:table-cell>
          <table:table-cell office:value-type="float" office:value="0.00147" calcext:value-type="float">
            <text:p>0.0015</text:p>
          </table:table-cell>
          <table:table-cell office:value-type="float" office:value="-0.00012" calcext:value-type="float">
            <text:p>-0.0001</text:p>
          </table:table-cell>
          <table:table-cell office:value-type="float" office:value="0.00873" calcext:value-type="float">
            <text:p>0.0087</text:p>
          </table:table-cell>
          <table:table-cell office:value-type="float" office:value="0.00335" calcext:value-type="float">
            <text:p>0.0034</text:p>
          </table:table-cell>
          <table:table-cell office:value-type="float" office:value="0.00249" calcext:value-type="float">
            <text:p>0.0025</text:p>
          </table:table-cell>
          <table:table-cell office:value-type="float" office:value="0.00205" calcext:value-type="float">
            <text:p>0.0021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00102" calcext:value-type="float">
            <text:p>0.0010</text:p>
          </table:table-cell>
          <table:table-cell office:value-type="float" office:value="-0.00423" calcext:value-type="float">
            <text:p>-0.0042</text:p>
          </table:table-cell>
          <table:table-cell office:value-type="float" office:value="-0.00147" calcext:value-type="float">
            <text:p>-0.0015</text:p>
          </table:table-cell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10" table:formula="of:=['raw Data'.L5]" office:value-type="float" office:value="0.201535" calcext:value-type="float">
            <text:p>0.2015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0.00459" calcext:value-type="float">
            <text:p>0.0046</text:p>
          </table:table-cell>
          <table:table-cell office:value-type="float" office:value="0.00379" calcext:value-type="float">
            <text:p>0.003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6" calcext:value-type="float">
            <text:p>0.0006</text:p>
          </table:table-cell>
          <table:table-cell office:value-type="float" office:value="0" calcext:value-type="float">
            <text:p>0.0000</text:p>
          </table:table-cell>
          <table:table-cell office:value-type="float" office:value="0.00606" calcext:value-type="float">
            <text:p>0.0061</text:p>
          </table:table-cell>
          <table:table-cell office:value-type="float" office:value="-0.00008" calcext:value-type="float">
            <text:p>-0.0001</text:p>
          </table:table-cell>
          <table:table-cell office:value-type="float" office:value="0.00149" calcext:value-type="float">
            <text:p>0.0015</text:p>
          </table:table-cell>
          <table:table-cell office:value-type="float" office:value="-0.00009" calcext:value-type="float">
            <text:p>-0.0001</text:p>
          </table:table-cell>
          <table:table-cell office:value-type="float" office:value="0.00884" calcext:value-type="float">
            <text:p>0.0088</text:p>
          </table:table-cell>
          <table:table-cell office:value-type="float" office:value="0.00311" calcext:value-type="float">
            <text:p>0.0031</text:p>
          </table:table-cell>
          <table:table-cell office:value-type="float" office:value="0.00261" calcext:value-type="float">
            <text:p>0.0026</text:p>
          </table:table-cell>
          <table:table-cell office:value-type="float" office:value="0.00195" calcext:value-type="float">
            <text:p>0.0020</text:p>
          </table:table-cell>
          <table:table-cell office:value-type="float" office:value="-0.00051" calcext:value-type="float">
            <text:p>-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-0.00146" calcext:value-type="float">
            <text:p>-0.0015</text:p>
          </table:table-cell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9" table:formula="of:=['raw Data'.I5]" office:value-type="float" office:value="0.26888" calcext:value-type="float">
            <text:p>0.2689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0.00482" calcext:value-type="float">
            <text:p>0.0048</text:p>
          </table:table-cell>
          <table:table-cell office:value-type="float" office:value="0.00388" calcext:value-type="float">
            <text:p>0.0039</text:p>
          </table:table-cell>
          <table:table-cell office:value-type="float" office:value="0.00052" calcext:value-type="float">
            <text:p>0.0005</text:p>
          </table:table-cell>
          <table:table-cell office:value-type="float" office:value="0.00067" calcext:value-type="float">
            <text:p>0.0007</text:p>
          </table:table-cell>
          <table:table-cell office:value-type="float" office:value="0.00005" calcext:value-type="float">
            <text:p>0.0001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00069" calcext:value-type="float">
            <text:p>-0.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00006" calcext:value-type="float">
            <text:p>-0.0001</text:p>
          </table:table-cell>
          <table:table-cell office:value-type="float" office:value="0.008999" calcext:value-type="float">
            <text:p>0.0090</text:p>
          </table:table-cell>
          <table:table-cell office:value-type="float" office:value="0.00273" calcext:value-type="float">
            <text:p>0.0027</text:p>
          </table:table-cell>
          <table:table-cell office:value-type="float" office:value="0.00262" calcext:value-type="float">
            <text:p>0.0026</text:p>
          </table:table-cell>
          <table:table-cell office:value-type="float" office:value="0.00193" calcext:value-type="float">
            <text:p>0.0019</text:p>
          </table:table-cell>
          <table:table-cell office:value-type="float" office:value="-0.00015" calcext:value-type="float">
            <text:p>-0.0002</text:p>
          </table:table-cell>
          <table:table-cell office:value-type="float" office:value="0.00133" calcext:value-type="float">
            <text:p>0.0013</text:p>
          </table:table-cell>
          <table:table-cell office:value-type="float" office:value="-0.00416" calcext:value-type="float">
            <text:p>-0.0042</text:p>
          </table:table-cell>
          <table:table-cell office:value-type="float" office:value="-0.00144" calcext:value-type="float">
            <text:p>-0.0014</text:p>
          </table:table-cell>
          <table:table-cell table:number-columns-repeated="2"/>
          <table:table-cell table:style-name="ce7" office:value-type="float" office:value="6" calcext:value-type="float">
            <text:p>6</text:p>
          </table:table-cell>
          <table:table-cell table:style-name="ce10" table:formula="of:=['raw Data'.G5]" office:value-type="float" office:value="0.27371" calcext:value-type="float">
            <text:p>0.2737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0.00464" calcext:value-type="float">
            <text:p>0.0046</text:p>
          </table:table-cell>
          <table:table-cell office:value-type="float" office:value="0.00382" calcext:value-type="float">
            <text:p>0.0038</text:p>
          </table:table-cell>
          <table:table-cell office:value-type="float" office:value="0.00057" calcext:value-type="float">
            <text:p>0.0006</text:p>
          </table:table-cell>
          <table:table-cell office:value-type="float" office:value="0.00075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645" calcext:value-type="float">
            <text:p>0.0065</text:p>
          </table:table-cell>
          <table:table-cell office:value-type="float" office:value="0.00006" calcext:value-type="float">
            <text:p>0.0001</text:p>
          </table:table-cell>
          <table:table-cell office:value-type="float" office:value="0.00139" calcext:value-type="float">
            <text:p>0.0014</text:p>
          </table:table-cell>
          <table:table-cell office:value-type="float" office:value="0.00014" calcext:value-type="float">
            <text:p>0.0001</text:p>
          </table:table-cell>
          <table:table-cell office:value-type="float" office:value="0.00899" calcext:value-type="float">
            <text:p>0.009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66" calcext:value-type="float">
            <text:p>0.0027</text:p>
          </table:table-cell>
          <table:table-cell office:value-type="float" office:value="0.00212" calcext:value-type="float">
            <text:p>0.0021</text:p>
          </table:table-cell>
          <table:table-cell office:value-type="float" office:value="-0.000069" calcext:value-type="float">
            <text:p>-0.0001</text:p>
          </table:table-cell>
          <table:table-cell office:value-type="float" office:value="0.00138" calcext:value-type="float">
            <text:p>0.0014</text:p>
          </table:table-cell>
          <table:table-cell office:value-type="float" office:value="-0.00383" calcext:value-type="float">
            <text:p>-0.0038</text:p>
          </table:table-cell>
          <table:table-cell office:value-type="float" office:value="-0.00105" calcext:value-type="float">
            <text:p>-0.0011</text:p>
          </table:table-cell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style-name="ce9" table:formula="of:=['raw Data'.E5]" office:value-type="float" office:value="0.27904" calcext:value-type="float">
            <text:p>0.2790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0.00449" calcext:value-type="float">
            <text:p>0.0045</text:p>
          </table:table-cell>
          <table:table-cell office:value-type="float" office:value="0.00393" calcext:value-type="float">
            <text:p>0.0039</text:p>
          </table:table-cell>
          <table:table-cell office:value-type="float" office:value="0.00057" calcext:value-type="float">
            <text:p>0.0006</text:p>
          </table:table-cell>
          <table:table-cell office:value-type="float" office:value="0.00058" calcext:value-type="float">
            <text:p>0.0006</text:p>
          </table:table-cell>
          <table:table-cell office:value-type="float" office:value="0.00028" calcext:value-type="float">
            <text:p>0.0003</text:p>
          </table:table-cell>
          <table:table-cell office:value-type="float" office:value="0.00652" calcext:value-type="float">
            <text:p>0.0065</text:p>
          </table:table-cell>
          <table:table-cell office:value-type="float" office:value="-0.00014" calcext:value-type="float">
            <text:p>-0.0001</text:p>
          </table:table-cell>
          <table:table-cell office:value-type="float" office:value="0.00157" calcext:value-type="float">
            <text:p>0.0016</text:p>
          </table:table-cell>
          <table:table-cell office:value-type="float" office:value="-0.00014" calcext:value-type="float">
            <text:p>-0.0001</text:p>
          </table:table-cell>
          <table:table-cell office:value-type="float" office:value="0.009039" calcext:value-type="float">
            <text:p>0.0090</text:p>
          </table:table-cell>
          <table:table-cell office:value-type="float" office:value="0.00273" calcext:value-type="float">
            <text:p>0.0027</text:p>
          </table:table-cell>
          <table:table-cell office:value-type="float" office:value="0.00255" calcext:value-type="float">
            <text:p>0.0026</text:p>
          </table:table-cell>
          <table:table-cell office:value-type="float" office:value="0.00213" calcext:value-type="float">
            <text:p>0.0021</text:p>
          </table:table-cell>
          <table:table-cell office:value-type="float" office:value="-0.00056" calcext:value-type="float">
            <text:p>-0.0006</text:p>
          </table:table-cell>
          <table:table-cell office:value-type="float" office:value="0.00108" calcext:value-type="float">
            <text:p>0.0011</text:p>
          </table:table-cell>
          <table:table-cell office:value-type="float" office:value="-0.00408" calcext:value-type="float">
            <text:p>-0.0041</text:p>
          </table:table-cell>
          <table:table-cell office:value-type="float" office:value="-0.00151" calcext:value-type="float">
            <text:p>-0.0015</text:p>
          </table:table-cell>
          <table:table-cell table:number-columns-repeated="2"/>
          <table:table-cell table:style-name="ce7" office:value-type="float" office:value="8" calcext:value-type="float">
            <text:p>8</text:p>
          </table:table-cell>
          <table:table-cell table:style-name="ce10" table:formula="of:=['raw Data'.C5]" office:value-type="float" office:value="0.279105" calcext:value-type="float">
            <text:p>0.2791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398" calcext:value-type="float">
            <text:p>0.0040</text:p>
          </table:table-cell>
          <table:table-cell office:value-type="float" office:value="0.00032" calcext:value-type="float">
            <text:p>0.0003</text:p>
          </table:table-cell>
          <table:table-cell office:value-type="float" office:value="0.00046" calcext:value-type="float">
            <text:p>0.0005</text:p>
          </table:table-cell>
          <table:table-cell office:value-type="float" office:value="0.00025" calcext:value-type="float">
            <text:p>0.0003</text:p>
          </table:table-cell>
          <table:table-cell office:value-type="float" office:value="0.00647" calcext:value-type="float">
            <text:p>0.0065</text:p>
          </table:table-cell>
          <table:table-cell office:value-type="float" office:value="-0.00013" calcext:value-type="float">
            <text:p>-0.0001</text:p>
          </table:table-cell>
          <table:table-cell office:value-type="float" office:value="0.00139" calcext:value-type="float">
            <text:p>0.0014</text:p>
          </table:table-cell>
          <table:table-cell office:value-type="float" office:value="-0.00003" calcext:value-type="float">
            <text:p>0.0000</text:p>
          </table:table-cell>
          <table:table-cell office:value-type="float" office:value="0.00901" calcext:value-type="float">
            <text:p>0.0090</text:p>
          </table:table-cell>
          <table:table-cell office:value-type="float" office:value="0.00271" calcext:value-type="float">
            <text:p>0.0027</text:p>
          </table:table-cell>
          <table:table-cell office:value-type="float" office:value="0.00259" calcext:value-type="float">
            <text:p>0.0026</text:p>
          </table:table-cell>
          <table:table-cell office:value-type="float" office:value="0.00212" calcext:value-type="float">
            <text:p>0.0021</text:p>
          </table:table-cell>
          <table:table-cell office:value-type="float" office:value="-0.00033" calcext:value-type="float">
            <text:p>-0.0003</text:p>
          </table:table-cell>
          <table:table-cell office:value-type="float" office:value="0.00121" calcext:value-type="float">
            <text:p>0.0012</text:p>
          </table:table-cell>
          <table:table-cell office:value-type="float" office:value="-0.00405" calcext:value-type="float">
            <text:p>-0.0041</text:p>
          </table:table-cell>
          <table:table-cell office:value-type="float" office:value="-0.00144" calcext:value-type="float">
            <text:p>-0.0014</text:p>
          </table:table-cell>
          <table:table-cell table:number-columns-repeated="4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0.00459" calcext:value-type="float">
            <text:p>0.0046</text:p>
          </table:table-cell>
          <table:table-cell office:value-type="float" office:value="0.00376" calcext:value-type="float">
            <text:p>0.0038</text:p>
          </table:table-cell>
          <table:table-cell office:value-type="float" office:value="0.00048" calcext:value-type="float">
            <text:p>0.0005</text:p>
          </table:table-cell>
          <table:table-cell office:value-type="float" office:value="0.00071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637" calcext:value-type="float">
            <text:p>0.0064</text:p>
          </table:table-cell>
          <table:table-cell office:value-type="float" office:value="-0.00005" calcext:value-type="float">
            <text:p>-0.0001</text:p>
          </table:table-cell>
          <table:table-cell office:value-type="float" office:value="0.00133" calcext:value-type="float">
            <text:p>0.0013</text:p>
          </table:table-cell>
          <table:table-cell office:value-type="float" office:value="-0.00009" calcext:value-type="float">
            <text:p>-0.0001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255" calcext:value-type="float">
            <text:p>0.0026</text:p>
          </table:table-cell>
          <table:table-cell office:value-type="float" office:value="0.00249" calcext:value-type="float">
            <text:p>0.0025</text:p>
          </table:table-cell>
          <table:table-cell office:value-type="float" office:value="0.00205" calcext:value-type="float">
            <text:p>0.0021</text:p>
          </table:table-cell>
          <table:table-cell office:value-type="float" office:value="-0.00026" calcext:value-type="float">
            <text:p>-0.0003</text:p>
          </table:table-cell>
          <table:table-cell office:value-type="float" office:value="0.00126" calcext:value-type="float">
            <text:p>0.0013</text:p>
          </table:table-cell>
          <table:table-cell office:value-type="float" office:value="-0.00408" calcext:value-type="float">
            <text:p>-0.0041</text:p>
          </table:table-cell>
          <table:table-cell office:value-type="float" office:value="-0.00114" calcext:value-type="float">
            <text:p>-0.0011</text:p>
          </table:table-cell>
          <table:table-cell table:number-columns-repeated="4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0.00437" calcext:value-type="float">
            <text:p>0.0044</text:p>
          </table:table-cell>
          <table:table-cell office:value-type="float" office:value="0.00368" calcext:value-type="float">
            <text:p>0.0037</text:p>
          </table:table-cell>
          <table:table-cell office:value-type="float" office:value="0.00042" calcext:value-type="float">
            <text:p>0.0004</text:p>
          </table:table-cell>
          <table:table-cell office:value-type="float" office:value="0.00057" calcext:value-type="float">
            <text:p>0.0006</text:p>
          </table:table-cell>
          <table:table-cell office:value-type="float" office:value="0.00022" calcext:value-type="float">
            <text:p>0.0002</text:p>
          </table:table-cell>
          <table:table-cell office:value-type="float" office:value="0.00647" calcext:value-type="float">
            <text:p>0.0065</text:p>
          </table:table-cell>
          <table:table-cell office:value-type="float" office:value="-0.00016" calcext:value-type="float">
            <text:p>-0.0002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00028" calcext:value-type="float">
            <text:p>-0.0003</text:p>
          </table:table-cell>
          <table:table-cell office:value-type="float" office:value="0.008959" calcext:value-type="float">
            <text:p>0.0090</text:p>
          </table:table-cell>
          <table:table-cell office:value-type="float" office:value="0.00245" calcext:value-type="float">
            <text:p>0.0025</text:p>
          </table:table-cell>
          <table:table-cell office:value-type="float" office:value="0.00237" calcext:value-type="float">
            <text:p>0.0024</text:p>
          </table:table-cell>
          <table:table-cell office:value-type="float" office:value="0.00203" calcext:value-type="float">
            <text:p>0.0020</text:p>
          </table:table-cell>
          <table:table-cell office:value-type="float" office:value="-0.00023" calcext:value-type="float">
            <text:p>-0.0002</text:p>
          </table:table-cell>
          <table:table-cell office:value-type="float" office:value="0.00131" calcext:value-type="float">
            <text:p>0.0013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116" calcext:value-type="float">
            <text:p>-0.0012</text:p>
          </table:table-cell>
          <table:table-cell table:number-columns-repeated="4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0.00429" calcext:value-type="float">
            <text:p>0.0043</text:p>
          </table:table-cell>
          <table:table-cell office:value-type="float" office:value="0.00361" calcext:value-type="float">
            <text:p>0.0036</text:p>
          </table:table-cell>
          <table:table-cell office:value-type="float" office:value="0.00066" calcext:value-type="float">
            <text:p>0.0007</text:p>
          </table:table-cell>
          <table:table-cell office:value-type="float" office:value="0.00059" calcext:value-type="float">
            <text:p>0.0006</text:p>
          </table:table-cell>
          <table:table-cell office:value-type="float" office:value="0.00014" calcext:value-type="float">
            <text:p>0.0001</text:p>
          </table:table-cell>
          <table:table-cell office:value-type="float" office:value="0.00643" calcext:value-type="float">
            <text:p>0.0064</text:p>
          </table:table-cell>
          <table:table-cell office:value-type="float" office:value="-0.00038" calcext:value-type="float">
            <text:p>-0.0004</text:p>
          </table:table-cell>
          <table:table-cell office:value-type="float" office:value="0.00131" calcext:value-type="float">
            <text:p>0.0013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8959" calcext:value-type="float">
            <text:p>0.0090</text:p>
          </table:table-cell>
          <table:table-cell table:number-columns-repeated="2" office:value-type="float" office:value="0.00254" calcext:value-type="float">
            <text:p>0.0025</text:p>
          </table:table-cell>
          <table:table-cell office:value-type="float" office:value="0.00241" calcext:value-type="float">
            <text:p>0.0024</text:p>
          </table:table-cell>
          <table:table-cell office:value-type="float" office:value="-0.00072" calcext:value-type="float">
            <text:p>-0.0007</text:p>
          </table:table-cell>
          <table:table-cell office:value-type="float" office:value="0.00108" calcext:value-type="float">
            <text:p>0.0011</text:p>
          </table:table-cell>
          <table:table-cell office:value-type="float" office:value="-0.00384" calcext:value-type="float">
            <text:p>-0.0038</text:p>
          </table:table-cell>
          <table:table-cell office:value-type="float" office:value="-0.00123" calcext:value-type="float">
            <text:p>-0.0012</text:p>
          </table:table-cell>
          <table:table-cell table:number-columns-repeated="4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0.00434" calcext:value-type="float">
            <text:p>0.004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28" calcext:value-type="float">
            <text:p>0.0003</text:p>
          </table:table-cell>
          <table:table-cell office:value-type="float" office:value="0.00043" calcext:value-type="float">
            <text:p>0.0004</text:p>
          </table:table-cell>
          <table:table-cell office:value-type="float" office:value="0.00013" calcext:value-type="float">
            <text:p>0.0001</text:p>
          </table:table-cell>
          <table:table-cell office:value-type="float" office:value="0.00631" calcext:value-type="float">
            <text:p>0.0063</text:p>
          </table:table-cell>
          <table:table-cell office:value-type="float" office:value="0.00001" calcext:value-type="float">
            <text:p>0.0000</text:p>
          </table:table-cell>
          <table:table-cell office:value-type="float" office:value="0.00111" calcext:value-type="float">
            <text:p>0.0011</text:p>
          </table:table-cell>
          <table:table-cell office:value-type="float" office:value="-0.00027" calcext:value-type="float">
            <text:p>-0.0003</text:p>
          </table:table-cell>
          <table:table-cell office:value-type="float" office:value="0.00902" calcext:value-type="float">
            <text:p>0.0090</text:p>
          </table:table-cell>
          <table:table-cell office:value-type="float" office:value="0.00222" calcext:value-type="float">
            <text:p>0.0022</text:p>
          </table:table-cell>
          <table:table-cell office:value-type="float" office:value="0.00247" calcext:value-type="float">
            <text:p>0.0025</text:p>
          </table:table-cell>
          <table:table-cell office:value-type="float" office:value="0.00206" calcext:value-type="float">
            <text:p>0.0021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00118" calcext:value-type="float">
            <text:p>0.0012</text:p>
          </table:table-cell>
          <table:table-cell office:value-type="float" office:value="-0.00378" calcext:value-type="float">
            <text:p>-0.0038</text:p>
          </table:table-cell>
          <table:table-cell office:value-type="float" office:value="-0.00103" calcext:value-type="float">
            <text:p>-0.0010</text:p>
          </table:table-cell>
          <table:table-cell table:number-columns-repeated="4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0.00445" calcext:value-type="float">
            <text:p>0.0045</text:p>
          </table:table-cell>
          <table:table-cell office:value-type="float" office:value="0.00378" calcext:value-type="float">
            <text:p>0.0038</text:p>
          </table:table-cell>
          <table:table-cell office:value-type="float" office:value="0.00068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656" calcext:value-type="float">
            <text:p>0.0066</text:p>
          </table:table-cell>
          <table:table-cell office:value-type="float" office:value="-0.00016" calcext:value-type="float">
            <text:p>-0.0002</text:p>
          </table:table-cell>
          <table:table-cell office:value-type="float" office:value="0.00121" calcext:value-type="float">
            <text:p>0.0012</text:p>
          </table:table-cell>
          <table:table-cell office:value-type="float" office:value="-0.00027" calcext:value-type="float">
            <text:p>-0.0003</text:p>
          </table:table-cell>
          <table:table-cell office:value-type="float" office:value="0.00888" calcext:value-type="float">
            <text:p>0.0089</text:p>
          </table:table-cell>
          <table:table-cell office:value-type="float" office:value="0.00227" calcext:value-type="float">
            <text:p>0.0023</text:p>
          </table:table-cell>
          <table:table-cell office:value-type="float" office:value="0.00248" calcext:value-type="float">
            <text:p>0.0025</text:p>
          </table:table-cell>
          <table:table-cell office:value-type="float" office:value="0.00215" calcext:value-type="float">
            <text:p>0.0022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32" calcext:value-type="float">
            <text:p>0.0013</text:p>
          </table:table-cell>
          <table:table-cell office:value-type="float" office:value="-0.00371" calcext:value-type="float">
            <text:p>-0.0037</text:p>
          </table:table-cell>
          <table:table-cell office:value-type="float" office:value="-0.00074" calcext:value-type="float">
            <text:p>-0.0007</text:p>
          </table:table-cell>
          <table:table-cell table:number-columns-repeated="4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0.00426" calcext:value-type="float">
            <text:p>0.0043</text:p>
          </table:table-cell>
          <table:table-cell office:value-type="float" office:value="0.00378" calcext:value-type="float">
            <text:p>0.0038</text:p>
          </table:table-cell>
          <table:table-cell office:value-type="float" office:value="0.00052" calcext:value-type="float">
            <text:p>0.0005</text:p>
          </table:table-cell>
          <table:table-cell office:value-type="float" office:value="0.00039" calcext:value-type="float">
            <text:p>0.0004</text:p>
          </table:table-cell>
          <table:table-cell office:value-type="float" office:value="0.00019" calcext:value-type="float">
            <text:p>0.0002</text:p>
          </table:table-cell>
          <table:table-cell office:value-type="float" office:value="0.00636" calcext:value-type="float">
            <text:p>0.0064</text:p>
          </table:table-cell>
          <table:table-cell office:value-type="float" office:value="-0.00026" calcext:value-type="float">
            <text:p>-0.0003</text:p>
          </table:table-cell>
          <table:table-cell office:value-type="float" office:value="0.00123" calcext:value-type="float">
            <text:p>0.0012</text:p>
          </table:table-cell>
          <table:table-cell office:value-type="float" office:value="-0.00041" calcext:value-type="float">
            <text:p>-0.0004</text:p>
          </table:table-cell>
          <table:table-cell office:value-type="float" office:value="0.009039" calcext:value-type="float">
            <text:p>0.009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236" calcext:value-type="float">
            <text:p>0.0024</text:p>
          </table:table-cell>
          <table:table-cell office:value-type="float" office:value="0.00214" calcext:value-type="float">
            <text:p>0.0021</text:p>
          </table:table-cell>
          <table:table-cell office:value-type="float" office:value="-0.00051" calcext:value-type="float">
            <text:p>-0.0005</text:p>
          </table:table-cell>
          <table:table-cell office:value-type="float" office:value="0.00114" calcext:value-type="float">
            <text:p>0.0011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076" calcext:value-type="float">
            <text:p>-0.0008</text:p>
          </table:table-cell>
          <table:table-cell table:number-columns-repeated="4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0.00434" calcext:value-type="float">
            <text:p>0.0043</text:p>
          </table:table-cell>
          <table:table-cell office:value-type="float" office:value="0.00381" calcext:value-type="float">
            <text:p>0.0038</text:p>
          </table:table-cell>
          <table:table-cell office:value-type="float" office:value="0.00062" calcext:value-type="float">
            <text:p>0.0006</text:p>
          </table:table-cell>
          <table:table-cell office:value-type="float" office:value="0.00055" calcext:value-type="float">
            <text:p>0.0006</text:p>
          </table:table-cell>
          <table:table-cell office:value-type="float" office:value="0.00018" calcext:value-type="float">
            <text:p>0.0002</text:p>
          </table:table-cell>
          <table:table-cell office:value-type="float" office:value="0.00651" calcext:value-type="float">
            <text:p>0.0065</text:p>
          </table:table-cell>
          <table:table-cell office:value-type="float" office:value="-0.00031" calcext:value-type="float">
            <text:p>-0.0003</text:p>
          </table:table-cell>
          <table:table-cell office:value-type="float" office:value="0.00144" calcext:value-type="float">
            <text:p>0.0014</text:p>
          </table:table-cell>
          <table:table-cell office:value-type="float" office:value="-0.00037" calcext:value-type="float">
            <text:p>-0.0004</text:p>
          </table:table-cell>
          <table:table-cell office:value-type="float" office:value="0.009129" calcext:value-type="float">
            <text:p>0.0091</text:p>
          </table:table-cell>
          <table:table-cell office:value-type="float" office:value="0.00182" calcext:value-type="float">
            <text:p>0.0018</text:p>
          </table:table-cell>
          <table:table-cell office:value-type="float" office:value="0.00237" calcext:value-type="float">
            <text:p>0.0024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058" calcext:value-type="float">
            <text:p>-0.0006</text:p>
          </table:table-cell>
          <table:table-cell office:value-type="float" office:value="0.00124" calcext:value-type="float">
            <text:p>0.0012</text:p>
          </table:table-cell>
          <table:table-cell office:value-type="float" office:value="-0.00369" calcext:value-type="float">
            <text:p>-0.0037</text:p>
          </table:table-cell>
          <table:table-cell office:value-type="float" office:value="-0.00071" calcext:value-type="float">
            <text:p>-0.0007</text:p>
          </table:table-cell>
          <table:table-cell table:number-columns-repeated="4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0.00436" calcext:value-type="float">
            <text:p>0.0044</text:p>
          </table:table-cell>
          <table:table-cell office:value-type="float" office:value="0.00384" calcext:value-type="float">
            <text:p>0.0038</text:p>
          </table:table-cell>
          <table:table-cell office:value-type="float" office:value="0.00051" calcext:value-type="float">
            <text:p>0.0005</text:p>
          </table:table-cell>
          <table:table-cell office:value-type="float" office:value="0.00065" calcext:value-type="float">
            <text:p>0.0007</text:p>
          </table:table-cell>
          <table:table-cell office:value-type="float" office:value="0.00029" calcext:value-type="float">
            <text:p>0.0003</text:p>
          </table:table-cell>
          <table:table-cell office:value-type="float" office:value="0.00658" calcext:value-type="float">
            <text:p>0.0066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146" calcext:value-type="float">
            <text:p>0.0015</text:p>
          </table:table-cell>
          <table:table-cell office:value-type="float" office:value="0.00006" calcext:value-type="float">
            <text:p>0.0001</text:p>
          </table:table-cell>
          <table:table-cell office:value-type="float" office:value="0.00931" calcext:value-type="float">
            <text:p>0.0093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251" calcext:value-type="float">
            <text:p>0.0025</text:p>
          </table:table-cell>
          <table:table-cell office:value-type="float" office:value="0.00204" calcext:value-type="float">
            <text:p>0.0020</text:p>
          </table:table-cell>
          <table:table-cell office:value-type="float" office:value="-0.00034" calcext:value-type="float">
            <text:p>-0.0003</text:p>
          </table:table-cell>
          <table:table-cell office:value-type="float" office:value="0.00137" calcext:value-type="float">
            <text:p>0.0014</text:p>
          </table:table-cell>
          <table:table-cell office:value-type="float" office:value="-0.00359" calcext:value-type="float">
            <text:p>-0.0036</text:p>
          </table:table-cell>
          <table:table-cell office:value-type="float" office:value="-0.00098" calcext:value-type="float">
            <text:p>-0.0010</text:p>
          </table:table-cell>
          <table:table-cell table:number-columns-repeated="4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0.00434" calcext:value-type="float">
            <text:p>0.0043</text:p>
          </table:table-cell>
          <table:table-cell office:value-type="float" office:value="0.00395" calcext:value-type="float">
            <text:p>0.0040</text:p>
          </table:table-cell>
          <table:table-cell office:value-type="float" office:value="0.00093" calcext:value-type="float">
            <text:p>0.0009</text:p>
          </table:table-cell>
          <table:table-cell office:value-type="float" office:value="0.00067" calcext:value-type="float">
            <text:p>0.0007</text:p>
          </table:table-cell>
          <table:table-cell office:value-type="float" office:value="0.00026" calcext:value-type="float">
            <text:p>0.0003</text:p>
          </table:table-cell>
          <table:table-cell office:value-type="float" office:value="0.00651" calcext:value-type="float">
            <text:p>0.0065</text:p>
          </table:table-cell>
          <table:table-cell office:value-type="float" office:value="0" calcext:value-type="float">
            <text:p>0.0000</text:p>
          </table:table-cell>
          <table:table-cell office:value-type="float" office:value="0.00161" calcext:value-type="float">
            <text:p>0.0016</text:p>
          </table:table-cell>
          <table:table-cell office:value-type="float" office:value="-0.00013" calcext:value-type="float">
            <text:p>-0.0001</text:p>
          </table:table-cell>
          <table:table-cell office:value-type="float" office:value="0.00915" calcext:value-type="float">
            <text:p>0.0092</text:p>
          </table:table-cell>
          <table:table-cell office:value-type="float" office:value="0.00175" calcext:value-type="float">
            <text:p>0.0018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13" calcext:value-type="float">
            <text:p>0.0021</text:p>
          </table:table-cell>
          <table:table-cell office:value-type="float" office:value="-0.00039" calcext:value-type="float">
            <text:p>-0.0004</text:p>
          </table:table-cell>
          <table:table-cell office:value-type="float" office:value="0.00129" calcext:value-type="float">
            <text:p>0.0013</text:p>
          </table:table-cell>
          <table:table-cell office:value-type="float" office:value="-0.00341" calcext:value-type="float">
            <text:p>-0.0034</text:p>
          </table:table-cell>
          <table:table-cell office:value-type="float" office:value="-0.00059" calcext:value-type="float">
            <text:p>-0.0006</text:p>
          </table:table-cell>
          <table:table-cell table:number-columns-repeated="4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0.00436" calcext:value-type="float">
            <text:p>0.0044</text:p>
          </table:table-cell>
          <table:table-cell office:value-type="float" office:value="0.00397" calcext:value-type="float">
            <text:p>0.0040</text:p>
          </table:table-cell>
          <table:table-cell office:value-type="float" office:value="0.00069" calcext:value-type="float">
            <text:p>0.0007</text:p>
          </table:table-cell>
          <table:table-cell office:value-type="float" office:value="0.00051" calcext:value-type="float">
            <text:p>0.0005</text:p>
          </table:table-cell>
          <table:table-cell office:value-type="float" office:value="0.00026" calcext:value-type="float">
            <text:p>0.0003</text:p>
          </table:table-cell>
          <table:table-cell office:value-type="float" office:value="0.00658" calcext:value-type="float">
            <text:p>0.0066</text:p>
          </table:table-cell>
          <table:table-cell office:value-type="float" office:value="-0.00057" calcext:value-type="float">
            <text:p>-0.0006</text:p>
          </table:table-cell>
          <table:table-cell office:value-type="float" office:value="0.00123" calcext:value-type="float">
            <text:p>0.0012</text:p>
          </table:table-cell>
          <table:table-cell office:value-type="float" office:value="-0.00032" calcext:value-type="float">
            <text:p>-0.0003</text:p>
          </table:table-cell>
          <table:table-cell office:value-type="float" office:value="0.009129" calcext:value-type="float">
            <text:p>0.0091</text:p>
          </table:table-cell>
          <table:table-cell office:value-type="float" office:value="0.00184" calcext:value-type="float">
            <text:p>0.0018</text:p>
          </table:table-cell>
          <table:table-cell office:value-type="float" office:value="0.00254" calcext:value-type="float">
            <text:p>0.0025</text:p>
          </table:table-cell>
          <table:table-cell office:value-type="float" office:value="0.00209" calcext:value-type="float">
            <text:p>0.0021</text:p>
          </table:table-cell>
          <table:table-cell office:value-type="float" office:value="-0.00058" calcext:value-type="float">
            <text:p>-0.0006</text:p>
          </table:table-cell>
          <table:table-cell office:value-type="float" office:value="0.00107" calcext:value-type="float">
            <text:p>0.0011</text:p>
          </table:table-cell>
          <table:table-cell office:value-type="float" office:value="-0.00361" calcext:value-type="float">
            <text:p>-0.0036</text:p>
          </table:table-cell>
          <table:table-cell office:value-type="float" office:value="-0.00075" calcext:value-type="float">
            <text:p>-0.0008</text:p>
          </table:table-cell>
          <table:table-cell table:number-columns-repeated="4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0.00431" calcext:value-type="float">
            <text:p>0.0043</text:p>
          </table:table-cell>
          <table:table-cell office:value-type="float" office:value="0.00393" calcext:value-type="float">
            <text:p>0.0039</text:p>
          </table:table-cell>
          <table:table-cell office:value-type="float" office:value="0.00045" calcext:value-type="float">
            <text:p>0.0005</text:p>
          </table:table-cell>
          <table:table-cell office:value-type="float" office:value="0.00046" calcext:value-type="float">
            <text:p>0.0005</text:p>
          </table:table-cell>
          <table:table-cell office:value-type="float" office:value="0.00015" calcext:value-type="float">
            <text:p>0.0002</text:p>
          </table:table-cell>
          <table:table-cell office:value-type="float" office:value="0.00633" calcext:value-type="float">
            <text:p>0.0063</text:p>
          </table:table-cell>
          <table:table-cell office:value-type="float" office:value="-0.00012" calcext:value-type="float">
            <text:p>-0.0001</text:p>
          </table:table-cell>
          <table:table-cell office:value-type="float" office:value="0.00146" calcext:value-type="float">
            <text:p>0.0015</text:p>
          </table:table-cell>
          <table:table-cell office:value-type="float" office:value="-0.00002" calcext:value-type="float">
            <text:p>0.0000</text:p>
          </table:table-cell>
          <table:table-cell office:value-type="float" office:value="0.00931" calcext:value-type="float">
            <text:p>0.0093</text:p>
          </table:table-cell>
          <table:table-cell office:value-type="float" office:value="0.00167" calcext:value-type="float">
            <text:p>0.0017</text:p>
          </table:table-cell>
          <table:table-cell office:value-type="float" office:value="0.00258" calcext:value-type="float">
            <text:p>0.0026</text:p>
          </table:table-cell>
          <table:table-cell office:value-type="float" office:value="0.00226" calcext:value-type="float">
            <text:p>0.0023</text:p>
          </table:table-cell>
          <table:table-cell office:value-type="float" office:value="-0.00041" calcext:value-type="float">
            <text:p>-0.0004</text:p>
          </table:table-cell>
          <table:table-cell office:value-type="float" office:value="0.00149" calcext:value-type="float">
            <text:p>0.0015</text:p>
          </table:table-cell>
          <table:table-cell office:value-type="float" office:value="-0.00348" calcext:value-type="float">
            <text:p>-0.0035</text:p>
          </table:table-cell>
          <table:table-cell office:value-type="float" office:value="-0.00056" calcext:value-type="float">
            <text:p>-0.0006</text:p>
          </table:table-cell>
          <table:table-cell table:number-columns-repeated="4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0.00444" calcext:value-type="float">
            <text:p>0.0044</text:p>
          </table:table-cell>
          <table:table-cell office:value-type="float" office:value="0.00391" calcext:value-type="float">
            <text:p>0.0039</text:p>
          </table:table-cell>
          <table:table-cell office:value-type="float" office:value="0.00063" calcext:value-type="float">
            <text:p>0.0006</text:p>
          </table:table-cell>
          <table:table-cell office:value-type="float" office:value="0.00054" calcext:value-type="float">
            <text:p>0.0005</text:p>
          </table:table-cell>
          <table:table-cell office:value-type="float" office:value="0.00018" calcext:value-type="float">
            <text:p>0.0002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0012" calcext:value-type="float">
            <text:p>-0.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21" calcext:value-type="float">
            <text:p>-0.0002</text:p>
          </table:table-cell>
          <table:table-cell office:value-type="float" office:value="0.00903" calcext:value-type="float">
            <text:p>0.0090</text:p>
          </table:table-cell>
          <table:table-cell office:value-type="float" office:value="0.00182" calcext:value-type="float">
            <text:p>0.0018</text:p>
          </table:table-cell>
          <table:table-cell office:value-type="float" office:value="0.00249" calcext:value-type="float">
            <text:p>0.0025</text:p>
          </table:table-cell>
          <table:table-cell office:value-type="float" office:value="0.00205" calcext:value-type="float">
            <text:p>0.0021</text:p>
          </table:table-cell>
          <table:table-cell office:value-type="float" office:value="-0.00051" calcext:value-type="float">
            <text:p>-0.0005</text:p>
          </table:table-cell>
          <table:table-cell office:value-type="float" office:value="0.00135" calcext:value-type="float">
            <text:p>0.0014</text:p>
          </table:table-cell>
          <table:table-cell office:value-type="float" office:value="-0.00351" calcext:value-type="float">
            <text:p>-0.0035</text:p>
          </table:table-cell>
          <table:table-cell office:value-type="float" office:value="-0.00085" calcext:value-type="float">
            <text:p>-0.0009</text:p>
          </table:table-cell>
          <table:table-cell table:number-columns-repeated="4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0.00447" calcext:value-type="float">
            <text:p>0.0045</text:p>
          </table:table-cell>
          <table:table-cell office:value-type="float" office:value="0.00396" calcext:value-type="float">
            <text:p>0.0040</text:p>
          </table:table-cell>
          <table:table-cell office:value-type="float" office:value="0.00081" calcext:value-type="float">
            <text:p>0.0008</text:p>
          </table:table-cell>
          <table:table-cell office:value-type="float" office:value="0.00056" calcext:value-type="float">
            <text:p>0.0006</text:p>
          </table:table-cell>
          <table:table-cell office:value-type="float" office:value="0.00015" calcext:value-type="float">
            <text:p>0.0002</text:p>
          </table:table-cell>
          <table:table-cell office:value-type="float" office:value="0.00626" calcext:value-type="float">
            <text:p>0.0063</text:p>
          </table:table-cell>
          <table:table-cell office:value-type="float" office:value="-0.00022" calcext:value-type="float">
            <text:p>-0.0002</text:p>
          </table:table-cell>
          <table:table-cell office:value-type="float" office:value="0.00147" calcext:value-type="float">
            <text:p>0.0015</text:p>
          </table:table-cell>
          <table:table-cell office:value-type="float" office:value="-0.00028" calcext:value-type="float">
            <text:p>-0.0003</text:p>
          </table:table-cell>
          <table:table-cell office:value-type="float" office:value="0.00903" calcext:value-type="float">
            <text:p>0.0090</text:p>
          </table:table-cell>
          <table:table-cell office:value-type="float" office:value="0.00181" calcext:value-type="float">
            <text:p>0.0018</text:p>
          </table:table-cell>
          <table:table-cell office:value-type="float" office:value="0.00266" calcext:value-type="float">
            <text:p>0.0027</text:p>
          </table:table-cell>
          <table:table-cell office:value-type="float" office:value="0.0023" calcext:value-type="float">
            <text:p>0.0023</text:p>
          </table:table-cell>
          <table:table-cell office:value-type="float" office:value="-0.00061" calcext:value-type="float">
            <text:p>-0.0006</text:p>
          </table:table-cell>
          <table:table-cell office:value-type="float" office:value="0.00126" calcext:value-type="float">
            <text:p>0.0013</text:p>
          </table:table-cell>
          <table:table-cell office:value-type="float" office:value="-0.00365" calcext:value-type="float">
            <text:p>-0.0037</text:p>
          </table:table-cell>
          <table:table-cell office:value-type="float" office:value="-0.00079" calcext:value-type="float">
            <text:p>-0.0008</text:p>
          </table:table-cell>
          <table:table-cell table:number-columns-repeated="4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0.00446" calcext:value-type="float">
            <text:p>0.0045</text:p>
          </table:table-cell>
          <table:table-cell office:value-type="float" office:value="0.00409" calcext:value-type="float">
            <text:p>0.0041</text:p>
          </table:table-cell>
          <table:table-cell office:value-type="float" office:value="0.00052" calcext:value-type="float">
            <text:p>0.0005</text:p>
          </table:table-cell>
          <table:table-cell office:value-type="float" office:value="0.00053" calcext:value-type="float">
            <text:p>0.0005</text:p>
          </table:table-cell>
          <table:table-cell office:value-type="float" office:value="0.00013" calcext:value-type="float">
            <text:p>0.0001</text:p>
          </table:table-cell>
          <table:table-cell office:value-type="float" office:value="0.0062" calcext:value-type="float">
            <text:p>0.0062</text:p>
          </table:table-cell>
          <table:table-cell office:value-type="float" office:value="-0.00012" calcext:value-type="float">
            <text:p>-0.0001</text:p>
          </table:table-cell>
          <table:table-cell office:value-type="float" office:value="0.00156" calcext:value-type="float">
            <text:p>0.0016</text:p>
          </table:table-cell>
          <table:table-cell office:value-type="float" office:value="-0.00013" calcext:value-type="float">
            <text:p>-0.0001</text:p>
          </table:table-cell>
          <table:table-cell office:value-type="float" office:value="0.00903" calcext:value-type="float">
            <text:p>0.0090</text:p>
          </table:table-cell>
          <table:table-cell office:value-type="float" office:value="0.00157" calcext:value-type="float">
            <text:p>0.0016</text:p>
          </table:table-cell>
          <table:table-cell office:value-type="float" office:value="0.00259" calcext:value-type="float">
            <text:p>0.0026</text:p>
          </table:table-cell>
          <table:table-cell office:value-type="float" office:value="0.00207" calcext:value-type="float">
            <text:p>0.0021</text:p>
          </table:table-cell>
          <table:table-cell office:value-type="float" office:value="-0.00038" calcext:value-type="float">
            <text:p>-0.0004</text:p>
          </table:table-cell>
          <table:table-cell office:value-type="float" office:value="0.00139" calcext:value-type="float">
            <text:p>0.0014</text:p>
          </table:table-cell>
          <table:table-cell office:value-type="float" office:value="-0.00357" calcext:value-type="float">
            <text:p>-0.0036</text:p>
          </table:table-cell>
          <table:table-cell office:value-type="float" office:value="-0.0007" calcext:value-type="float">
            <text:p>-0.0007</text:p>
          </table:table-cell>
          <table:table-cell table:number-columns-repeated="4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0.00435" calcext:value-type="float">
            <text:p>0.0044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49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3" calcext:value-type="float">
            <text:p>0.0001</text:p>
          </table:table-cell>
          <table:table-cell office:value-type="float" office:value="0.00607" calcext:value-type="float">
            <text:p>0.0061</text:p>
          </table:table-cell>
          <table:table-cell office:value-type="float" office:value="-0.00014" calcext:value-type="float">
            <text:p>-0.0001</text:p>
          </table:table-cell>
          <table:table-cell office:value-type="float" office:value="0.00145" calcext:value-type="float">
            <text:p>0.0015</text:p>
          </table:table-cell>
          <table:table-cell office:value-type="float" office:value="-0.00013" calcext:value-type="float">
            <text:p>-0.0001</text:p>
          </table:table-cell>
          <table:table-cell office:value-type="float" office:value="0.009039" calcext:value-type="float">
            <text:p>0.0090</text:p>
          </table:table-cell>
          <table:table-cell office:value-type="float" office:value="0.00166" calcext:value-type="float">
            <text:p>0.0017</text:p>
          </table:table-cell>
          <table:table-cell office:value-type="float" office:value="0.00242" calcext:value-type="float">
            <text:p>0.0024</text:p>
          </table:table-cell>
          <table:table-cell office:value-type="float" office:value="0.00207" calcext:value-type="float">
            <text:p>0.0021</text:p>
          </table:table-cell>
          <table:table-cell office:value-type="float" office:value="-0.00048" calcext:value-type="float">
            <text:p>-0.0005</text:p>
          </table:table-cell>
          <table:table-cell office:value-type="float" office:value="0.00127" calcext:value-type="float">
            <text:p>0.0013</text:p>
          </table:table-cell>
          <table:table-cell office:value-type="float" office:value="-0.00353" calcext:value-type="float">
            <text:p>-0.0035</text:p>
          </table:table-cell>
          <table:table-cell office:value-type="float" office:value="-0.00057" calcext:value-type="float">
            <text:p>-0.0006</text:p>
          </table:table-cell>
          <table:table-cell table:number-columns-repeated="4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54" calcext:value-type="float">
            <text:p>0.0005</text:p>
          </table:table-cell>
          <table:table-cell office:value-type="float" office:value="0.00052" calcext:value-type="float">
            <text:p>0.0005</text:p>
          </table:table-cell>
          <table:table-cell office:value-type="float" office:value="-0.00003" calcext:value-type="float">
            <text:p>0.0000</text:p>
          </table:table-cell>
          <table:table-cell office:value-type="float" office:value="0.00611" calcext:value-type="float">
            <text:p>0.0061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16" calcext:value-type="float">
            <text:p>0.0016</text:p>
          </table:table-cell>
          <table:table-cell office:value-type="float" office:value="-0.00013" calcext:value-type="float">
            <text:p>-0.0001</text:p>
          </table:table-cell>
          <table:table-cell office:value-type="float" office:value="0.009169" calcext:value-type="float">
            <text:p>0.0092</text:p>
          </table:table-cell>
          <table:table-cell office:value-type="float" office:value="0.00178" calcext:value-type="float">
            <text:p>0.0018</text:p>
          </table:table-cell>
          <table:table-cell office:value-type="float" office:value="0.00241" calcext:value-type="float">
            <text:p>0.0024</text:p>
          </table:table-cell>
          <table:table-cell office:value-type="float" office:value="0.00201" calcext:value-type="float">
            <text:p>0.0020</text:p>
          </table:table-cell>
          <table:table-cell office:value-type="float" office:value="-0.00037" calcext:value-type="float">
            <text:p>-0.0004</text:p>
          </table:table-cell>
          <table:table-cell office:value-type="float" office:value="0.00116" calcext:value-type="float">
            <text:p>0.0012</text:p>
          </table:table-cell>
          <table:table-cell office:value-type="float" office:value="-0.00351" calcext:value-type="float">
            <text:p>-0.0035</text:p>
          </table:table-cell>
          <table:table-cell office:value-type="float" office:value="-0.00067" calcext:value-type="float">
            <text:p>-0.0007</text:p>
          </table:table-cell>
          <table:table-cell table:number-columns-repeated="4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0.00408" calcext:value-type="float">
            <text:p>0.0041</text:p>
          </table:table-cell>
          <table:table-cell office:value-type="float" office:value="0.00388" calcext:value-type="float">
            <text:p>0.0039</text:p>
          </table:table-cell>
          <table:table-cell office:value-type="float" office:value="0.00044" calcext:value-type="float">
            <text:p>0.0004</text:p>
          </table:table-cell>
          <table:table-cell office:value-type="float" office:value="0.00052" calcext:value-type="float">
            <text:p>0.0005</text:p>
          </table:table-cell>
          <table:table-cell office:value-type="float" office:value="0.00005" calcext:value-type="float">
            <text:p>0.0001</text:p>
          </table:table-cell>
          <table:table-cell office:value-type="float" office:value="0.00618" calcext:value-type="float">
            <text:p>0.0062</text:p>
          </table:table-cell>
          <table:table-cell office:value-type="float" office:value="-0.00022" calcext:value-type="float">
            <text:p>-0.0002</text:p>
          </table:table-cell>
          <table:table-cell office:value-type="float" office:value="0.00136" calcext:value-type="float">
            <text:p>0.0014</text:p>
          </table:table-cell>
          <table:table-cell office:value-type="float" office:value="-0.00018" calcext:value-type="float">
            <text:p>-0.0002</text:p>
          </table:table-cell>
          <table:table-cell office:value-type="float" office:value="0.00923" calcext:value-type="float">
            <text:p>0.0092</text:p>
          </table:table-cell>
          <table:table-cell office:value-type="float" office:value="0.00172" calcext:value-type="float">
            <text:p>0.001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25" calcext:value-type="float">
            <text:p>0.0023</text:p>
          </table:table-cell>
          <table:table-cell office:value-type="float" office:value="-0.00058" calcext:value-type="float">
            <text:p>-0.0006</text:p>
          </table:table-cell>
          <table:table-cell office:value-type="float" office:value="0.00131" calcext:value-type="float">
            <text:p>0.0013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085" calcext:value-type="float">
            <text:p>-0.0009</text:p>
          </table:table-cell>
          <table:table-cell table:number-columns-repeated="4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0.00401" calcext:value-type="float">
            <text:p>0.0040</text:p>
          </table:table-cell>
          <table:table-cell office:value-type="float" office:value="0.00399" calcext:value-type="float">
            <text:p>0.0040</text:p>
          </table:table-cell>
          <table:table-cell office:value-type="float" office:value="0.00041" calcext:value-type="float">
            <text:p>0.0004</text:p>
          </table:table-cell>
          <table:table-cell office:value-type="float" office:value="0.000599" calcext:value-type="float">
            <text:p>0.0006</text:p>
          </table:table-cell>
          <table:table-cell office:value-type="float" office:value="0.00002" calcext:value-type="float">
            <text:p>0.0000</text:p>
          </table:table-cell>
          <table:table-cell office:value-type="float" office:value="0.00607" calcext:value-type="float">
            <text:p>0.0061</text:p>
          </table:table-cell>
          <table:table-cell office:value-type="float" office:value="-0.00004" calcext:value-type="float">
            <text:p>0.0000</text:p>
          </table:table-cell>
          <table:table-cell office:value-type="float" office:value="0.00129" calcext:value-type="float">
            <text:p>0.0013</text:p>
          </table:table-cell>
          <table:table-cell office:value-type="float" office:value="-0.00005" calcext:value-type="float">
            <text:p>-0.0001</text:p>
          </table:table-cell>
          <table:table-cell office:value-type="float" office:value="0.00923" calcext:value-type="float">
            <text:p>0.0092</text:p>
          </table:table-cell>
          <table:table-cell office:value-type="float" office:value="0.00179" calcext:value-type="float">
            <text:p>0.0018</text:p>
          </table:table-cell>
          <table:table-cell office:value-type="float" office:value="0.00236" calcext:value-type="float">
            <text:p>0.0024</text:p>
          </table:table-cell>
          <table:table-cell office:value-type="float" office:value="0.00196" calcext:value-type="float">
            <text:p>0.0020</text:p>
          </table:table-cell>
          <table:table-cell office:value-type="float" office:value="-0.00047" calcext:value-type="float">
            <text:p>-0.0005</text:p>
          </table:table-cell>
          <table:table-cell office:value-type="float" office:value="0.00126" calcext:value-type="float">
            <text:p>0.0013</text:p>
          </table:table-cell>
          <table:table-cell office:value-type="float" office:value="-0.00342" calcext:value-type="float">
            <text:p>-0.0034</text:p>
          </table:table-cell>
          <table:table-cell office:value-type="float" office:value="-0.00069" calcext:value-type="float">
            <text:p>-0.0007</text:p>
          </table:table-cell>
          <table:table-cell table:number-columns-repeated="4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0.00399" calcext:value-type="float">
            <text:p>0.0040</text:p>
          </table:table-cell>
          <table:table-cell office:value-type="float" office:value="0.00375" calcext:value-type="float">
            <text:p>0.0038</text:p>
          </table:table-cell>
          <table:table-cell office:value-type="float" office:value="0.00039" calcext:value-type="float">
            <text:p>0.0004</text:p>
          </table:table-cell>
          <table:table-cell office:value-type="float" office:value="0.00052" calcext:value-type="float">
            <text:p>0.0005</text:p>
          </table:table-cell>
          <table:table-cell office:value-type="float" office:value="0.00012" calcext:value-type="float">
            <text:p>0.0001</text:p>
          </table:table-cell>
          <table:table-cell office:value-type="float" office:value="0.00592" calcext:value-type="float">
            <text:p>0.0059</text:p>
          </table:table-cell>
          <table:table-cell office:value-type="float" office:value="-0.00024" calcext:value-type="float">
            <text:p>-0.0002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00013" calcext:value-type="float">
            <text:p>-0.0001</text:p>
          </table:table-cell>
          <table:table-cell office:value-type="float" office:value="0.00906" calcext:value-type="float">
            <text:p>0.0091</text:p>
          </table:table-cell>
          <table:table-cell office:value-type="float" office:value="0.00178" calcext:value-type="float">
            <text:p>0.0018</text:p>
          </table:table-cell>
          <table:table-cell office:value-type="float" office:value="0.00228" calcext:value-type="float">
            <text:p>0.0023</text:p>
          </table:table-cell>
          <table:table-cell office:value-type="float" office:value="0.00203" calcext:value-type="float">
            <text:p>0.002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23" calcext:value-type="float">
            <text:p>0.0012</text:p>
          </table:table-cell>
          <table:table-cell office:value-type="float" office:value="-0.00348" calcext:value-type="float">
            <text:p>-0.0035</text:p>
          </table:table-cell>
          <table:table-cell office:value-type="float" office:value="-0.00056" calcext:value-type="float">
            <text:p>-0.0006</text:p>
          </table:table-cell>
          <table:table-cell table:number-columns-repeated="4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0.00397" calcext:value-type="float">
            <text:p>0.0040</text:p>
          </table:table-cell>
          <table:table-cell office:value-type="float" office:value="0.00395" calcext:value-type="float">
            <text:p>0.0040</text:p>
          </table:table-cell>
          <table:table-cell office:value-type="float" office:value="0.00051" calcext:value-type="float">
            <text:p>0.0005</text:p>
          </table:table-cell>
          <table:table-cell office:value-type="float" office:value="0.00042" calcext:value-type="float">
            <text:p>0.0004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579" calcext:value-type="float">
            <text:p>0.0058</text:p>
          </table:table-cell>
          <table:table-cell office:value-type="float" office:value="-0.00021" calcext:value-type="float">
            <text:p>-0.0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922" calcext:value-type="float">
            <text:p>0.0092</text:p>
          </table:table-cell>
          <table:table-cell office:value-type="float" office:value="0.00172" calcext:value-type="float">
            <text:p>0.0017</text:p>
          </table:table-cell>
          <table:table-cell office:value-type="float" office:value="0.00266" calcext:value-type="float">
            <text:p>0.0027</text:p>
          </table:table-cell>
          <table:table-cell office:value-type="float" office:value="0.00204" calcext:value-type="float">
            <text:p>0.0020</text:p>
          </table:table-cell>
          <table:table-cell office:value-type="float" office:value="-0.00026" calcext:value-type="float">
            <text:p>-0.0003</text:p>
          </table:table-cell>
          <table:table-cell office:value-type="float" office:value="0.00133" calcext:value-type="float">
            <text:p>0.0013</text:p>
          </table:table-cell>
          <table:table-cell office:value-type="float" office:value="-0.00357" calcext:value-type="float">
            <text:p>-0.0036</text:p>
          </table:table-cell>
          <table:table-cell office:value-type="float" office:value="-0.00074" calcext:value-type="float">
            <text:p>-0.0007</text:p>
          </table:table-cell>
          <table:table-cell table:number-columns-repeated="4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0.00382" calcext:value-type="float">
            <text:p>0.0038</text:p>
          </table:table-cell>
          <table:table-cell office:value-type="float" office:value="0.00388" calcext:value-type="float">
            <text:p>0.0039</text:p>
          </table:table-cell>
          <table:table-cell office:value-type="float" office:value="0.00036" calcext:value-type="float">
            <text:p>0.0004</text:p>
          </table:table-cell>
          <table:table-cell office:value-type="float" office:value="0.00044" calcext:value-type="float">
            <text:p>0.0004</text:p>
          </table:table-cell>
          <table:table-cell office:value-type="float" office:value="0.000069" calcext:value-type="float">
            <text:p>0.0001</text:p>
          </table:table-cell>
          <table:table-cell office:value-type="float" office:value="0.00594" calcext:value-type="float">
            <text:p>0.0059</text:p>
          </table:table-cell>
          <table:table-cell office:value-type="float" office:value="-0.00014" calcext:value-type="float">
            <text:p>-0.0001</text:p>
          </table:table-cell>
          <table:table-cell office:value-type="float" office:value="0.00151" calcext:value-type="float">
            <text:p>0.00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9379" calcext:value-type="float">
            <text:p>0.0094</text:p>
          </table:table-cell>
          <table:table-cell office:value-type="float" office:value="0.00145" calcext:value-type="float">
            <text:p>0.0015</text:p>
          </table:table-cell>
          <table:table-cell office:value-type="float" office:value="0.00255" calcext:value-type="float">
            <text:p>0.0026</text:p>
          </table:table-cell>
          <table:table-cell office:value-type="float" office:value="0.00216" calcext:value-type="float">
            <text:p>0.0022</text:p>
          </table:table-cell>
          <table:table-cell office:value-type="float" office:value="-0.00039" calcext:value-type="float">
            <text:p>-0.0004</text:p>
          </table:table-cell>
          <table:table-cell office:value-type="float" office:value="0.00147" calcext:value-type="float">
            <text:p>0.0015</text:p>
          </table:table-cell>
          <table:table-cell office:value-type="float" office:value="-0.00335" calcext:value-type="float">
            <text:p>-0.0034</text:p>
          </table:table-cell>
          <table:table-cell office:value-type="float" office:value="-0.00063" calcext:value-type="float">
            <text:p>-0.0006</text:p>
          </table:table-cell>
          <table:table-cell table:number-columns-repeated="4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0.00388" calcext:value-type="float">
            <text:p>0.0039</text:p>
          </table:table-cell>
          <table:table-cell office:value-type="float" office:value="0.00381" calcext:value-type="float">
            <text:p>0.0038</text:p>
          </table:table-cell>
          <table:table-cell office:value-type="float" office:value="0.00048" calcext:value-type="float">
            <text:p>0.0005</text:p>
          </table:table-cell>
          <table:table-cell office:value-type="float" office:value="0.00065" calcext:value-type="float">
            <text:p>0.0007</text:p>
          </table:table-cell>
          <table:table-cell office:value-type="float" office:value="0.000069" calcext:value-type="float">
            <text:p>0.0001</text:p>
          </table:table-cell>
          <table:table-cell office:value-type="float" office:value="0.00576" calcext:value-type="float">
            <text:p>0.0058</text:p>
          </table:table-cell>
          <table:table-cell office:value-type="float" office:value="-0.00009" calcext:value-type="float">
            <text:p>-0.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946" calcext:value-type="float">
            <text:p>0.0095</text:p>
          </table:table-cell>
          <table:table-cell office:value-type="float" office:value="0.00183" calcext:value-type="float">
            <text:p>0.0018</text:p>
          </table:table-cell>
          <table:table-cell office:value-type="float" office:value="0.00263" calcext:value-type="float">
            <text:p>0.0026</text:p>
          </table:table-cell>
          <table:table-cell office:value-type="float" office:value="0.00212" calcext:value-type="float">
            <text:p>0.0021</text:p>
          </table:table-cell>
          <table:table-cell office:value-type="float" office:value="-0.00022" calcext:value-type="float">
            <text:p>-0.0002</text:p>
          </table:table-cell>
          <table:table-cell office:value-type="float" office:value="0.00143" calcext:value-type="float">
            <text:p>0.0014</text:p>
          </table:table-cell>
          <table:table-cell office:value-type="float" office:value="-0.00324" calcext:value-type="float">
            <text:p>-0.0032</text:p>
          </table:table-cell>
          <table:table-cell office:value-type="float" office:value="-0.000599" calcext:value-type="float">
            <text:p>-0.0006</text:p>
          </table:table-cell>
          <table:table-cell table:number-columns-repeated="4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0.00379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55" calcext:value-type="float">
            <text:p>0.0006</text:p>
          </table:table-cell>
          <table:table-cell office:value-type="float" office:value="0.00041" calcext:value-type="float">
            <text:p>0.0004</text:p>
          </table:table-cell>
          <table:table-cell office:value-type="float" office:value="0.00017" calcext:value-type="float">
            <text:p>0.0002</text:p>
          </table:table-cell>
          <table:table-cell office:value-type="float" office:value="0.00586" calcext:value-type="float">
            <text:p>0.0059</text:p>
          </table:table-cell>
          <table:table-cell office:value-type="float" office:value="-0.000069" calcext:value-type="float">
            <text:p>-0.0001</text:p>
          </table:table-cell>
          <table:table-cell office:value-type="float" office:value="0.00145" calcext:value-type="float">
            <text:p>0.0015</text:p>
          </table:table-cell>
          <table:table-cell office:value-type="float" office:value="0.000069" calcext:value-type="float">
            <text:p>0.0001</text:p>
          </table:table-cell>
          <table:table-cell office:value-type="float" office:value="0.00935" calcext:value-type="float">
            <text:p>0.0094</text:p>
          </table:table-cell>
          <table:table-cell office:value-type="float" office:value="0.00172" calcext:value-type="float">
            <text:p>0.0017</text:p>
          </table:table-cell>
          <table:table-cell office:value-type="float" office:value="0.00258" calcext:value-type="float">
            <text:p>0.0026</text:p>
          </table:table-cell>
          <table:table-cell office:value-type="float" office:value="0.00207" calcext:value-type="float">
            <text:p>0.0021</text:p>
          </table:table-cell>
          <table:table-cell office:value-type="float" office:value="-0.00038" calcext:value-type="float">
            <text:p>-0.0004</text:p>
          </table:table-cell>
          <table:table-cell office:value-type="float" office:value="0.00131" calcext:value-type="float">
            <text:p>0.0013</text:p>
          </table:table-cell>
          <table:table-cell office:value-type="float" office:value="-0.00339" calcext:value-type="float">
            <text:p>-0.0034</text:p>
          </table:table-cell>
          <table:table-cell office:value-type="float" office:value="-0.00083" calcext:value-type="float">
            <text:p>-0.0008</text:p>
          </table:table-cell>
          <table:table-cell table:number-columns-repeated="4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0.00377" calcext:value-type="float">
            <text:p>0.0038</text:p>
          </table:table-cell>
          <table:table-cell office:value-type="float" office:value="0.00379" calcext:value-type="float">
            <text:p>0.0038</text:p>
          </table:table-cell>
          <table:table-cell office:value-type="float" office:value="0.00062" calcext:value-type="float">
            <text:p>0.0006</text:p>
          </table:table-cell>
          <table:table-cell office:value-type="float" office:value="0.00051" calcext:value-type="float">
            <text:p>0.0005</text:p>
          </table:table-cell>
          <table:table-cell office:value-type="float" office:value="0.00012" calcext:value-type="float">
            <text:p>0.0001</text:p>
          </table:table-cell>
          <table:table-cell office:value-type="float" office:value="0.0059" calcext:value-type="float">
            <text:p>0.0059</text:p>
          </table:table-cell>
          <table:table-cell office:value-type="float" office:value="-0.00011" calcext:value-type="float">
            <text:p>-0.0001</text:p>
          </table:table-cell>
          <table:table-cell office:value-type="float" office:value="0.00138" calcext:value-type="float">
            <text:p>0.0014</text:p>
          </table:table-cell>
          <table:table-cell office:value-type="float" office:value="-0.00012" calcext:value-type="float">
            <text:p>-0.0001</text:p>
          </table:table-cell>
          <table:table-cell office:value-type="float" office:value="0.00948" calcext:value-type="float">
            <text:p>0.0095</text:p>
          </table:table-cell>
          <table:table-cell office:value-type="float" office:value="0.00161" calcext:value-type="float">
            <text:p>0.0016</text:p>
          </table:table-cell>
          <table:table-cell office:value-type="float" office:value="0.00272" calcext:value-type="float">
            <text:p>0.0027</text:p>
          </table:table-cell>
          <table:table-cell office:value-type="float" office:value="0.00211" calcext:value-type="float">
            <text:p>0.0021</text:p>
          </table:table-cell>
          <table:table-cell office:value-type="float" office:value="-0.00035" calcext:value-type="float">
            <text:p>-0.0004</text:p>
          </table:table-cell>
          <table:table-cell office:value-type="float" office:value="0.00145" calcext:value-type="float">
            <text:p>0.0015</text:p>
          </table:table-cell>
          <table:table-cell office:value-type="float" office:value="-0.00341" calcext:value-type="float">
            <text:p>-0.0034</text:p>
          </table:table-cell>
          <table:table-cell office:value-type="float" office:value="-0.00068" calcext:value-type="float">
            <text:p>-0.0007</text:p>
          </table:table-cell>
          <table:table-cell table:number-columns-repeated="4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0.00402" calcext:value-type="float">
            <text:p>0.0040</text:p>
          </table:table-cell>
          <table:table-cell office:value-type="float" office:value="0.00394" calcext:value-type="float">
            <text:p>0.0039</text:p>
          </table:table-cell>
          <table:table-cell office:value-type="float" office:value="0.00021" calcext:value-type="float">
            <text:p>0.0002</text:p>
          </table:table-cell>
          <table:table-cell office:value-type="float" office:value="0.00031" calcext:value-type="float">
            <text:p>0.0003</text:p>
          </table:table-cell>
          <table:table-cell office:value-type="float" office:value="-0.00005" calcext:value-type="float">
            <text:p>-0.0001</text:p>
          </table:table-cell>
          <table:table-cell office:value-type="float" office:value="0.00571" calcext:value-type="float">
            <text:p>0.0057</text:p>
          </table:table-cell>
          <table:table-cell office:value-type="float" office:value="0.00008" calcext:value-type="float">
            <text:p>0.0001</text:p>
          </table:table-cell>
          <table:table-cell office:value-type="float" office:value="0.00149" calcext:value-type="float">
            <text:p>0.00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946" calcext:value-type="float">
            <text:p>0.0095</text:p>
          </table:table-cell>
          <table:table-cell office:value-type="float" office:value="0.00188" calcext:value-type="float">
            <text:p>0.0019</text:p>
          </table:table-cell>
          <table:table-cell office:value-type="float" office:value="0.00241" calcext:value-type="float">
            <text:p>0.0024</text:p>
          </table:table-cell>
          <table:table-cell office:value-type="float" office:value="0.00205" calcext:value-type="float">
            <text:p>0.0021</text:p>
          </table:table-cell>
          <table:table-cell office:value-type="float" office:value="-0.00017" calcext:value-type="float">
            <text:p>-0.0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6" calcext:value-type="float">
            <text:p>-0.0032</text:p>
          </table:table-cell>
          <table:table-cell office:value-type="float" office:value="-0.00057" calcext:value-type="float">
            <text:p>-0.0006</text:p>
          </table:table-cell>
          <table:table-cell table:number-columns-repeated="4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0.00396" calcext:value-type="float">
            <text:p>0.0040</text:p>
          </table:table-cell>
          <table:table-cell office:value-type="float" office:value="0.00405" calcext:value-type="float">
            <text:p>0.0041</text:p>
          </table:table-cell>
          <table:table-cell office:value-type="float" office:value="0.00054" calcext:value-type="float">
            <text:p>0.0005</text:p>
          </table:table-cell>
          <table:table-cell office:value-type="float" office:value="0.00038" calcext:value-type="float">
            <text:p>0.0004</text:p>
          </table:table-cell>
          <table:table-cell office:value-type="float" office:value="-0.00008" calcext:value-type="float">
            <text:p>-0.0001</text:p>
          </table:table-cell>
          <table:table-cell office:value-type="float" office:value="0.00554" calcext:value-type="float">
            <text:p>0.0055</text:p>
          </table:table-cell>
          <table:table-cell office:value-type="float" office:value="-0.00021" calcext:value-type="float">
            <text:p>-0.0002</text:p>
          </table:table-cell>
          <table:table-cell office:value-type="float" office:value="0.00136" calcext:value-type="float">
            <text:p>0.0014</text:p>
          </table:table-cell>
          <table:table-cell office:value-type="float" office:value="-0.00022" calcext:value-type="float">
            <text:p>-0.0002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199" calcext:value-type="float">
            <text:p>0.0020</text:p>
          </table:table-cell>
          <table:table-cell office:value-type="float" office:value="0.00255" calcext:value-type="float">
            <text:p>0.0026</text:p>
          </table:table-cell>
          <table:table-cell office:value-type="float" office:value="0.00202" calcext:value-type="float">
            <text:p>0.002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134" calcext:value-type="float">
            <text:p>0.0013</text:p>
          </table:table-cell>
          <table:table-cell office:value-type="float" office:value="-0.00312" calcext:value-type="float">
            <text:p>-0.0031</text:p>
          </table:table-cell>
          <table:table-cell office:value-type="float" office:value="-0.00042" calcext:value-type="float">
            <text:p>-0.0004</text:p>
          </table:table-cell>
          <table:table-cell table:number-columns-repeated="4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0.00366" calcext:value-type="float">
            <text:p>0.0037</text:p>
          </table:table-cell>
          <table:table-cell office:value-type="float" office:value="0.00386" calcext:value-type="float">
            <text:p>0.0039</text:p>
          </table:table-cell>
          <table:table-cell office:value-type="float" office:value="0.00044" calcext:value-type="float">
            <text:p>0.0004</text:p>
          </table:table-cell>
          <table:table-cell office:value-type="float" office:value="0.00038" calcext:value-type="float">
            <text:p>0.0004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561" calcext:value-type="float">
            <text:p>0.0056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138" calcext:value-type="float">
            <text:p>0.0014</text:p>
          </table:table-cell>
          <table:table-cell office:value-type="float" office:value="-0.00012" calcext:value-type="float">
            <text:p>-0.0001</text:p>
          </table:table-cell>
          <table:table-cell office:value-type="float" office:value="0.00929" calcext:value-type="float">
            <text:p>0.0093</text:p>
          </table:table-cell>
          <table:table-cell office:value-type="float" office:value="0.00193" calcext:value-type="float">
            <text:p>0.0019</text:p>
          </table:table-cell>
          <table:table-cell office:value-type="float" office:value="0.00261" calcext:value-type="float">
            <text:p>0.0026</text:p>
          </table:table-cell>
          <table:table-cell office:value-type="float" office:value="0.00222" calcext:value-type="float">
            <text:p>0.0022</text:p>
          </table:table-cell>
          <table:table-cell office:value-type="float" office:value="-0.00062" calcext:value-type="float">
            <text:p>-0.0006</text:p>
          </table:table-cell>
          <table:table-cell office:value-type="float" office:value="0.00124" calcext:value-type="float">
            <text:p>0.0012</text:p>
          </table:table-cell>
          <table:table-cell office:value-type="float" office:value="-0.00346" calcext:value-type="float">
            <text:p>-0.0035</text:p>
          </table:table-cell>
          <table:table-cell office:value-type="float" office:value="-0.00057" calcext:value-type="float">
            <text:p>-0.0006</text:p>
          </table:table-cell>
          <table:table-cell table:number-columns-repeated="4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0.00371" calcext:value-type="float">
            <text:p>0.0037</text:p>
          </table:table-cell>
          <table:table-cell office:value-type="float" office:value="0.00375" calcext:value-type="float">
            <text:p>0.0038</text:p>
          </table:table-cell>
          <table:table-cell office:value-type="float" office:value="0.00049" calcext:value-type="float">
            <text:p>0.0005</text:p>
          </table:table-cell>
          <table:table-cell office:value-type="float" office:value="0.00057" calcext:value-type="float">
            <text:p>0.0006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537" calcext:value-type="float">
            <text:p>0.0054</text:p>
          </table:table-cell>
          <table:table-cell office:value-type="float" office:value="-0.00011" calcext:value-type="float">
            <text:p>-0.0001</text:p>
          </table:table-cell>
          <table:table-cell office:value-type="float" office:value="0.00138" calcext:value-type="float">
            <text:p>0.0014</text:p>
          </table:table-cell>
          <table:table-cell office:value-type="float" office:value="-0.00016" calcext:value-type="float">
            <text:p>-0.0002</text:p>
          </table:table-cell>
          <table:table-cell office:value-type="float" office:value="0.00927" calcext:value-type="float">
            <text:p>0.0093</text:p>
          </table:table-cell>
          <table:table-cell office:value-type="float" office:value="0.00183" calcext:value-type="float">
            <text:p>0.0018</text:p>
          </table:table-cell>
          <table:table-cell office:value-type="float" office:value="0.00229" calcext:value-type="float">
            <text:p>0.0023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047" calcext:value-type="float">
            <text:p>-0.0005</text:p>
          </table:table-cell>
          <table:table-cell office:value-type="float" office:value="0.00143" calcext:value-type="float">
            <text:p>0.0014</text:p>
          </table:table-cell>
          <table:table-cell office:value-type="float" office:value="-0.00346" calcext:value-type="float">
            <text:p>-0.0035</text:p>
          </table:table-cell>
          <table:table-cell office:value-type="float" office:value="-0.00034" calcext:value-type="float">
            <text:p>-0.0003</text:p>
          </table:table-cell>
          <table:table-cell table:number-columns-repeated="4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0.00369" calcext:value-type="float">
            <text:p>0.0037</text:p>
          </table:table-cell>
          <table:table-cell office:value-type="float" office:value="0.00371" calcext:value-type="float">
            <text:p>0.0037</text:p>
          </table:table-cell>
          <table:table-cell office:value-type="float" office:value="0.00061" calcext:value-type="float">
            <text:p>0.0006</text:p>
          </table:table-cell>
          <table:table-cell office:value-type="float" office:value="0.00062" calcext:value-type="float">
            <text:p>0.0006</text:p>
          </table:table-cell>
          <table:table-cell office:value-type="float" office:value="-0.00024" calcext:value-type="float">
            <text:p>-0.0002</text:p>
          </table:table-cell>
          <table:table-cell office:value-type="float" office:value="0.00519" calcext:value-type="float">
            <text:p>0.0052</text:p>
          </table:table-cell>
          <table:table-cell office:value-type="float" office:value="-0.00022" calcext:value-type="float">
            <text:p>-0.0002</text:p>
          </table:table-cell>
          <table:table-cell office:value-type="float" office:value="0.00135" calcext:value-type="float">
            <text:p>0.0014</text:p>
          </table:table-cell>
          <table:table-cell office:value-type="float" office:value="-0.00047" calcext:value-type="float">
            <text:p>-0.0005</text:p>
          </table:table-cell>
          <table:table-cell office:value-type="float" office:value="0.00905" calcext:value-type="float">
            <text:p>0.0091</text:p>
          </table:table-cell>
          <table:table-cell office:value-type="float" office:value="0.00182" calcext:value-type="float">
            <text:p>0.0018</text:p>
          </table:table-cell>
          <table:table-cell office:value-type="float" office:value="0.00219" calcext:value-type="float">
            <text:p>0.0022</text:p>
          </table:table-cell>
          <table:table-cell office:value-type="float" office:value="0.00195" calcext:value-type="float">
            <text:p>0.0020</text:p>
          </table:table-cell>
          <table:table-cell office:value-type="float" office:value="-0.00059" calcext:value-type="float">
            <text:p>-0.0006</text:p>
          </table:table-cell>
          <table:table-cell office:value-type="float" office:value="0.00118" calcext:value-type="float">
            <text:p>0.0012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-0.00041" calcext:value-type="float">
            <text:p>-0.0004</text:p>
          </table:table-cell>
          <table:table-cell table:number-columns-repeated="4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0.00347" calcext:value-type="float">
            <text:p>0.0035</text:p>
          </table:table-cell>
          <table:table-cell office:value-type="float" office:value="0.00367" calcext:value-type="float">
            <text:p>0.0037</text:p>
          </table:table-cell>
          <table:table-cell office:value-type="float" office:value="0.00062" calcext:value-type="float">
            <text:p>0.00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00008" calcext:value-type="float">
            <text:p>-0.0001</text:p>
          </table:table-cell>
          <table:table-cell office:value-type="float" office:value="0.00533" calcext:value-type="float">
            <text:p>0.0053</text:p>
          </table:table-cell>
          <table:table-cell office:value-type="float" office:value="-0.00025" calcext:value-type="float">
            <text:p>-0.0003</text:p>
          </table:table-cell>
          <table:table-cell office:value-type="float" office:value="0.00126" calcext:value-type="float">
            <text:p>0.0013</text:p>
          </table:table-cell>
          <table:table-cell office:value-type="float" office:value="-0.00041" calcext:value-type="float">
            <text:p>-0.0004</text:p>
          </table:table-cell>
          <table:table-cell office:value-type="float" office:value="0.00915" calcext:value-type="float">
            <text:p>0.0092</text:p>
          </table:table-cell>
          <table:table-cell office:value-type="float" office:value="0.00182" calcext:value-type="float">
            <text:p>0.0018</text:p>
          </table:table-cell>
          <table:table-cell office:value-type="float" office:value="0.00246" calcext:value-type="float">
            <text:p>0.0025</text:p>
          </table:table-cell>
          <table:table-cell office:value-type="float" office:value="0.002" calcext:value-type="float">
            <text:p>0.0020</text:p>
          </table:table-cell>
          <table:table-cell office:value-type="float" office:value="-0.00045" calcext:value-type="float">
            <text:p>-0.0005</text:p>
          </table:table-cell>
          <table:table-cell office:value-type="float" office:value="0.00144" calcext:value-type="float">
            <text:p>0.0014</text:p>
          </table:table-cell>
          <table:table-cell office:value-type="float" office:value="-0.00341" calcext:value-type="float">
            <text:p>-0.0034</text:p>
          </table:table-cell>
          <table:table-cell office:value-type="float" office:value="-0.00056" calcext:value-type="float">
            <text:p>-0.0006</text:p>
          </table:table-cell>
          <table:table-cell table:number-columns-repeated="4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0.00348" calcext:value-type="float">
            <text:p>0.0035</text:p>
          </table:table-cell>
          <table:table-cell office:value-type="float" office:value="0.00392" calcext:value-type="float">
            <text:p>0.0039</text:p>
          </table:table-cell>
          <table:table-cell office:value-type="float" office:value="0.00062" calcext:value-type="float">
            <text:p>0.0006</text:p>
          </table:table-cell>
          <table:table-cell office:value-type="float" office:value="0.00047" calcext:value-type="float">
            <text:p>0.0005</text:p>
          </table:table-cell>
          <table:table-cell office:value-type="float" office:value="0.00004" calcext:value-type="float">
            <text:p>0.0000</text:p>
          </table:table-cell>
          <table:table-cell office:value-type="float" office:value="0.00534" calcext:value-type="float">
            <text:p>0.0053</text:p>
          </table:table-cell>
          <table:table-cell office:value-type="float" office:value="-0.00022" calcext:value-type="float">
            <text:p>-0.0002</text:p>
          </table:table-cell>
          <table:table-cell office:value-type="float" office:value="0.00138" calcext:value-type="float">
            <text:p>0.0014</text:p>
          </table:table-cell>
          <table:table-cell office:value-type="float" office:value="-0.00014" calcext:value-type="float">
            <text:p>-0.0001</text:p>
          </table:table-cell>
          <table:table-cell office:value-type="float" office:value="0.00931" calcext:value-type="float">
            <text:p>0.0093</text:p>
          </table:table-cell>
          <table:table-cell office:value-type="float" office:value="0.00186" calcext:value-type="float">
            <text:p>0.0019</text:p>
          </table:table-cell>
          <table:table-cell office:value-type="float" office:value="0.00252" calcext:value-type="float">
            <text:p>0.0025</text:p>
          </table:table-cell>
          <table:table-cell office:value-type="float" office:value="0.0022" calcext:value-type="float">
            <text:p>0.0022</text:p>
          </table:table-cell>
          <table:table-cell office:value-type="float" office:value="-0.00054" calcext:value-type="float">
            <text:p>-0.0005</text:p>
          </table:table-cell>
          <table:table-cell office:value-type="float" office:value="0.00142" calcext:value-type="float">
            <text:p>0.0014</text:p>
          </table:table-cell>
          <table:table-cell office:value-type="float" office:value="-0.00311" calcext:value-type="float">
            <text:p>-0.0031</text:p>
          </table:table-cell>
          <table:table-cell office:value-type="float" office:value="-0.00034" calcext:value-type="float">
            <text:p>-0.0003</text:p>
          </table:table-cell>
          <table:table-cell table:number-columns-repeated="4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0.00349" calcext:value-type="float">
            <text:p>0.0035</text:p>
          </table:table-cell>
          <table:table-cell office:value-type="float" office:value="0.00376" calcext:value-type="float">
            <text:p>0.0038</text:p>
          </table:table-cell>
          <table:table-cell office:value-type="float" office:value="0.00055" calcext:value-type="float">
            <text:p>0.0006</text:p>
          </table:table-cell>
          <table:table-cell office:value-type="float" office:value="0.00043" calcext:value-type="float">
            <text:p>0.0004</text:p>
          </table:table-cell>
          <table:table-cell office:value-type="float" office:value="-0.00005" calcext:value-type="float">
            <text:p>-0.0001</text:p>
          </table:table-cell>
          <table:table-cell office:value-type="float" office:value="0.00517" calcext:value-type="float">
            <text:p>0.0052</text:p>
          </table:table-cell>
          <table:table-cell office:value-type="float" office:value="-0.00024" calcext:value-type="float">
            <text:p>-0.0002</text:p>
          </table:table-cell>
          <table:table-cell office:value-type="float" office:value="0.00145" calcext:value-type="float">
            <text:p>0.0015</text:p>
          </table:table-cell>
          <table:table-cell office:value-type="float" office:value="-0.00029" calcext:value-type="float">
            <text:p>-0.0003</text:p>
          </table:table-cell>
          <table:table-cell office:value-type="float" office:value="0.00923" calcext:value-type="float">
            <text:p>0.0092</text:p>
          </table:table-cell>
          <table:table-cell office:value-type="float" office:value="0.00219" calcext:value-type="float">
            <text:p>0.0022</text:p>
          </table:table-cell>
          <table:table-cell office:value-type="float" office:value="0.00247" calcext:value-type="float">
            <text:p>0.0025</text:p>
          </table:table-cell>
          <table:table-cell office:value-type="float" office:value="0.002" calcext:value-type="float">
            <text:p>0.0020</text:p>
          </table:table-cell>
          <table:table-cell office:value-type="float" office:value="-0.00044" calcext:value-type="float">
            <text:p>-0.0004</text:p>
          </table:table-cell>
          <table:table-cell office:value-type="float" office:value="0.00129" calcext:value-type="float">
            <text:p>0.0013</text:p>
          </table:table-cell>
          <table:table-cell office:value-type="float" office:value="-0.00318" calcext:value-type="float">
            <text:p>-0.0032</text:p>
          </table:table-cell>
          <table:table-cell office:value-type="float" office:value="-0.00026" calcext:value-type="float">
            <text:p>-0.0003</text:p>
          </table:table-cell>
          <table:table-cell table:number-columns-repeated="4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0.00341" calcext:value-type="float">
            <text:p>0.0034</text:p>
          </table:table-cell>
          <table:table-cell office:value-type="float" office:value="0.00372" calcext:value-type="float">
            <text:p>0.0037</text:p>
          </table:table-cell>
          <table:table-cell office:value-type="float" office:value="0.000599" calcext:value-type="float">
            <text:p>0.0006</text:p>
          </table:table-cell>
          <table:table-cell office:value-type="float" office:value="0.00054" calcext:value-type="float">
            <text:p>0.0005</text:p>
          </table:table-cell>
          <table:table-cell office:value-type="float" office:value="0.00006" calcext:value-type="float">
            <text:p>0.0001</text:p>
          </table:table-cell>
          <table:table-cell office:value-type="float" office:value="0.00523" calcext:value-type="float">
            <text:p>0.0052</text:p>
          </table:table-cell>
          <table:table-cell office:value-type="float" office:value="-0.00034" calcext:value-type="float">
            <text:p>-0.0003</text:p>
          </table:table-cell>
          <table:table-cell office:value-type="float" office:value="0.00154" calcext:value-type="float">
            <text:p>0.0015</text:p>
          </table:table-cell>
          <table:table-cell office:value-type="float" office:value="-0.00017" calcext:value-type="float">
            <text:p>-0.0002</text:p>
          </table:table-cell>
          <table:table-cell office:value-type="float" office:value="0.00937" calcext:value-type="float">
            <text:p>0.0094</text:p>
          </table:table-cell>
          <table:table-cell office:value-type="float" office:value="0.00216" calcext:value-type="float">
            <text:p>0.0022</text:p>
          </table:table-cell>
          <table:table-cell office:value-type="float" office:value="0.00245" calcext:value-type="float">
            <text:p>0.0025</text:p>
          </table:table-cell>
          <table:table-cell office:value-type="float" office:value="0.00213" calcext:value-type="float">
            <text:p>0.0021</text:p>
          </table:table-cell>
          <table:table-cell office:value-type="float" office:value="-0.00037" calcext:value-type="float">
            <text:p>-0.0004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6" calcext:value-type="float">
            <text:p>-0.0032</text:p>
          </table:table-cell>
          <table:table-cell office:value-type="float" office:value="-0.00016" calcext:value-type="float">
            <text:p>-0.0002</text:p>
          </table:table-cell>
          <table:table-cell table:number-columns-repeated="4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0.00362" calcext:value-type="float">
            <text:p>0.0036</text:p>
          </table:table-cell>
          <table:table-cell office:value-type="float" office:value="0.00399" calcext:value-type="float">
            <text:p>0.0040</text:p>
          </table:table-cell>
          <table:table-cell office:value-type="float" office:value="0.00048" calcext:value-type="float">
            <text:p>0.0005</text:p>
          </table:table-cell>
          <table:table-cell office:value-type="float" office:value="0.00037" calcext:value-type="float">
            <text:p>0.0004</text:p>
          </table:table-cell>
          <table:table-cell office:value-type="float" office:value="0" calcext:value-type="float">
            <text:p>0.0000</text:p>
          </table:table-cell>
          <table:table-cell office:value-type="float" office:value="0.00544" calcext:value-type="float">
            <text:p>0.0054</text:p>
          </table:table-cell>
          <table:table-cell office:value-type="float" office:value="-0.00045" calcext:value-type="float">
            <text:p>-0.0005</text:p>
          </table:table-cell>
          <table:table-cell office:value-type="float" office:value="0.00133" calcext:value-type="float">
            <text:p>0.0013</text:p>
          </table:table-cell>
          <table:table-cell office:value-type="float" office:value="-0.00024" calcext:value-type="float">
            <text:p>-0.0002</text:p>
          </table:table-cell>
          <table:table-cell office:value-type="float" office:value="0.00936" calcext:value-type="float">
            <text:p>0.0094</text:p>
          </table:table-cell>
          <table:table-cell office:value-type="float" office:value="0.00192" calcext:value-type="float">
            <text:p>0.0019</text:p>
          </table:table-cell>
          <table:table-cell office:value-type="float" office:value="0.00272" calcext:value-type="float">
            <text:p>0.0027</text:p>
          </table:table-cell>
          <table:table-cell office:value-type="float" office:value="0.00226" calcext:value-type="float">
            <text:p>0.0023</text:p>
          </table:table-cell>
          <table:table-cell office:value-type="float" office:value="-0.00047" calcext:value-type="float">
            <text:p>-0.0005</text:p>
          </table:table-cell>
          <table:table-cell office:value-type="float" office:value="0.00128" calcext:value-type="float">
            <text:p>0.0013</text:p>
          </table:table-cell>
          <table:table-cell office:value-type="float" office:value="-0.00291" calcext:value-type="float">
            <text:p>-0.0029</text:p>
          </table:table-cell>
          <table:table-cell office:value-type="float" office:value="-0.00004" calcext:value-type="float">
            <text:p>0.0000</text:p>
          </table:table-cell>
          <table:table-cell table:number-columns-repeated="4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0.00354" calcext:value-type="float">
            <text:p>0.0035</text:p>
          </table:table-cell>
          <table:table-cell office:value-type="float" office:value="0.00393" calcext:value-type="float">
            <text:p>0.0039</text:p>
          </table:table-cell>
          <table:table-cell office:value-type="float" office:value="0.00065" calcext:value-type="float">
            <text:p>0.0007</text:p>
          </table:table-cell>
          <table:table-cell office:value-type="float" office:value="0.00056" calcext:value-type="float">
            <text:p>0.0006</text:p>
          </table:table-cell>
          <table:table-cell office:value-type="float" office:value="-0.00005" calcext:value-type="float">
            <text:p>-0.0001</text:p>
          </table:table-cell>
          <table:table-cell office:value-type="float" office:value="0.00515" calcext:value-type="float">
            <text:p>0.0052</text:p>
          </table:table-cell>
          <table:table-cell office:value-type="float" office:value="-0.00015" calcext:value-type="float">
            <text:p>-0.0002</text:p>
          </table:table-cell>
          <table:table-cell office:value-type="float" office:value="0.00153" calcext:value-type="float">
            <text:p>0.0015</text:p>
          </table:table-cell>
          <table:table-cell office:value-type="float" office:value="-0.00014" calcext:value-type="float">
            <text:p>-0.0001</text:p>
          </table:table-cell>
          <table:table-cell office:value-type="float" office:value="0.00941" calcext:value-type="float">
            <text:p>0.0094</text:p>
          </table:table-cell>
          <table:table-cell office:value-type="float" office:value="0.00217" calcext:value-type="float">
            <text:p>0.0022</text:p>
          </table:table-cell>
          <table:table-cell office:value-type="float" office:value="0.00237" calcext:value-type="float">
            <text:p>0.0024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053" calcext:value-type="float">
            <text:p>-0.0005</text:p>
          </table:table-cell>
          <table:table-cell office:value-type="float" office:value="0.00135" calcext:value-type="float">
            <text:p>0.0014</text:p>
          </table:table-cell>
          <table:table-cell office:value-type="float" office:value="-0.00308" calcext:value-type="float">
            <text:p>-0.0031</text:p>
          </table:table-cell>
          <table:table-cell office:value-type="float" office:value="-0.00008" calcext:value-type="float">
            <text:p>-0.0001</text:p>
          </table:table-cell>
          <table:table-cell table:number-columns-repeated="4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0.00353" calcext:value-type="float">
            <text:p>0.0035</text:p>
          </table:table-cell>
          <table:table-cell office:value-type="float" office:value="0.00389" calcext:value-type="float">
            <text:p>0.0039</text:p>
          </table:table-cell>
          <table:table-cell office:value-type="float" office:value="0.00066" calcext:value-type="float">
            <text:p>0.0007</text:p>
          </table:table-cell>
          <table:table-cell office:value-type="float" office:value="0.00037" calcext:value-type="float">
            <text:p>0.0004</text:p>
          </table:table-cell>
          <table:table-cell office:value-type="float" office:value="-0.00005" calcext:value-type="float">
            <text:p>-0.0001</text:p>
          </table:table-cell>
          <table:table-cell office:value-type="float" office:value="0.00522" calcext:value-type="float">
            <text:p>0.0052</text:p>
          </table:table-cell>
          <table:table-cell office:value-type="float" office:value="-0.00022" calcext:value-type="float">
            <text:p>-0.0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16" calcext:value-type="float">
            <text:p>-0.0002</text:p>
          </table:table-cell>
          <table:table-cell office:value-type="float" office:value="0.00933" calcext:value-type="float">
            <text:p>0.0093</text:p>
          </table:table-cell>
          <table:table-cell office:value-type="float" office:value="0.00224" calcext:value-type="float">
            <text:p>0.0022</text:p>
          </table:table-cell>
          <table:table-cell office:value-type="float" office:value="0.00241" calcext:value-type="float">
            <text:p>0.0024</text:p>
          </table:table-cell>
          <table:table-cell office:value-type="float" office:value="0.00213" calcext:value-type="float">
            <text:p>0.0021</text:p>
          </table:table-cell>
          <table:table-cell office:value-type="float" office:value="-0.00046" calcext:value-type="float">
            <text:p>-0.0005</text:p>
          </table:table-cell>
          <table:table-cell office:value-type="float" office:value="0.00132" calcext:value-type="float">
            <text:p>0.0013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-0.00013" calcext:value-type="float">
            <text:p>-0.0001</text:p>
          </table:table-cell>
          <table:table-cell table:number-columns-repeated="4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0.00368" calcext:value-type="float">
            <text:p>0.0037</text:p>
          </table:table-cell>
          <table:table-cell office:value-type="float" office:value="0.00411" calcext:value-type="float">
            <text:p>0.0041</text:p>
          </table:table-cell>
          <table:table-cell office:value-type="float" office:value="0.00048" calcext:value-type="float">
            <text:p>0.0005</text:p>
          </table:table-cell>
          <table:table-cell office:value-type="float" office:value="0.00031" calcext:value-type="float">
            <text:p>0.0003</text:p>
          </table:table-cell>
          <table:table-cell office:value-type="float" office:value="0.000069" calcext:value-type="float">
            <text:p>0.0001</text:p>
          </table:table-cell>
          <table:table-cell office:value-type="float" office:value="0.00527" calcext:value-type="float">
            <text:p>0.0053</text:p>
          </table:table-cell>
          <table:table-cell office:value-type="float" office:value="-0.00022" calcext:value-type="float">
            <text:p>-0.0002</text:p>
          </table:table-cell>
          <table:table-cell office:value-type="float" office:value="0.00143" calcext:value-type="float">
            <text:p>0.0014</text:p>
          </table:table-cell>
          <table:table-cell office:value-type="float" office:value="-0.00016" calcext:value-type="float">
            <text:p>-0.0002</text:p>
          </table:table-cell>
          <table:table-cell office:value-type="float" office:value="0.009339" calcext:value-type="float">
            <text:p>0.0093</text:p>
          </table:table-cell>
          <table:table-cell office:value-type="float" office:value="0.00228" calcext:value-type="float">
            <text:p>0.0023</text:p>
          </table:table-cell>
          <table:table-cell office:value-type="float" office:value="0.00254" calcext:value-type="float">
            <text:p>0.0025</text:p>
          </table:table-cell>
          <table:table-cell office:value-type="float" office:value="0.00208" calcext:value-type="float">
            <text:p>0.0021</text:p>
          </table:table-cell>
          <table:table-cell office:value-type="float" office:value="-0.00033" calcext:value-type="float">
            <text:p>-0.0003</text:p>
          </table:table-cell>
          <table:table-cell office:value-type="float" office:value="0.00139" calcext:value-type="float">
            <text:p>0.0014</text:p>
          </table:table-cell>
          <table:table-cell office:value-type="float" office:value="-0.00309" calcext:value-type="float">
            <text:p>-0.0031</text:p>
          </table:table-cell>
          <table:table-cell office:value-type="float" office:value="0.00001" calcext:value-type="float">
            <text:p>0.0000</text:p>
          </table:table-cell>
          <table:table-cell table:number-columns-repeated="4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0.00359" calcext:value-type="float">
            <text:p>0.0036</text:p>
          </table:table-cell>
          <table:table-cell office:value-type="float" office:value="0.00427" calcext:value-type="float">
            <text:p>0.004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2" calcext:value-type="float">
            <text:p>0.0004</text:p>
          </table:table-cell>
          <table:table-cell office:value-type="float" office:value="0.00014" calcext:value-type="float">
            <text:p>0.0001</text:p>
          </table:table-cell>
          <table:table-cell office:value-type="float" office:value="0.00537" calcext:value-type="float">
            <text:p>0.0054</text:p>
          </table:table-cell>
          <table:table-cell office:value-type="float" office:value="-0.00024" calcext:value-type="float">
            <text:p>-0.0002</text:p>
          </table:table-cell>
          <table:table-cell office:value-type="float" office:value="0.00151" calcext:value-type="float">
            <text:p>0.0015</text:p>
          </table:table-cell>
          <table:table-cell office:value-type="float" office:value="0.00009" calcext:value-type="float">
            <text:p>0.0001</text:p>
          </table:table-cell>
          <table:table-cell office:value-type="float" office:value="0.00957" calcext:value-type="float">
            <text:p>0.0096</text:p>
          </table:table-cell>
          <table:table-cell office:value-type="float" office:value="0.00223" calcext:value-type="float">
            <text:p>0.0022</text:p>
          </table:table-cell>
          <table:table-cell office:value-type="float" office:value="0.00265" calcext:value-type="float">
            <text:p>0.0027</text:p>
          </table:table-cell>
          <table:table-cell office:value-type="float" office:value="0.00221" calcext:value-type="float">
            <text:p>0.0022</text:p>
          </table:table-cell>
          <table:table-cell office:value-type="float" office:value="-0.00029" calcext:value-type="float">
            <text:p>-0.0003</text:p>
          </table:table-cell>
          <table:table-cell office:value-type="float" office:value="0.00124" calcext:value-type="float">
            <text:p>0.0012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-0.00006" calcext:value-type="float">
            <text:p>-0.0001</text:p>
          </table:table-cell>
          <table:table-cell table:number-columns-repeated="4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0.00368" calcext:value-type="float">
            <text:p>0.0037</text:p>
          </table:table-cell>
          <table:table-cell office:value-type="float" office:value="0.00416" calcext:value-type="float">
            <text:p>0.0042</text:p>
          </table:table-cell>
          <table:table-cell office:value-type="float" office:value="0.00048" calcext:value-type="float">
            <text:p>0.0005</text:p>
          </table:table-cell>
          <table:table-cell office:value-type="float" office:value="0.00038" calcext:value-type="float">
            <text:p>0.0004</text:p>
          </table:table-cell>
          <table:table-cell office:value-type="float" office:value="0" calcext:value-type="float">
            <text:p>0.0000</text:p>
          </table:table-cell>
          <table:table-cell office:value-type="float" office:value="0.00525" calcext:value-type="float">
            <text:p>0.0053</text:p>
          </table:table-cell>
          <table:table-cell office:value-type="float" office:value="-0.00033" calcext:value-type="float">
            <text:p>-0.0003</text:p>
          </table:table-cell>
          <table:table-cell office:value-type="float" office:value="0.00119" calcext:value-type="float">
            <text:p>0.00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45" calcext:value-type="float">
            <text:p>0.0095</text:p>
          </table:table-cell>
          <table:table-cell office:value-type="float" office:value="0.00212" calcext:value-type="float">
            <text:p>0.0021</text:p>
          </table:table-cell>
          <table:table-cell office:value-type="float" office:value="0.00246" calcext:value-type="float">
            <text:p>0.0025</text:p>
          </table:table-cell>
          <table:table-cell office:value-type="float" office:value="0.00201" calcext:value-type="float">
            <text:p>0.0020</text:p>
          </table:table-cell>
          <table:table-cell office:value-type="float" office:value="-0.00032" calcext:value-type="float">
            <text:p>-0.0003</text:p>
          </table:table-cell>
          <table:table-cell office:value-type="float" office:value="0.00127" calcext:value-type="float">
            <text:p>0.0013</text:p>
          </table:table-cell>
          <table:table-cell office:value-type="float" office:value="-0.00321" calcext:value-type="float">
            <text:p>-0.0032</text:p>
          </table:table-cell>
          <table:table-cell office:value-type="float" office:value="-0.00016" calcext:value-type="float">
            <text:p>-0.0002</text:p>
          </table:table-cell>
          <table:table-cell table:number-columns-repeated="4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0.00365" calcext:value-type="float">
            <text:p>0.0037</text:p>
          </table:table-cell>
          <table:table-cell office:value-type="float" office:value="0.00403" calcext:value-type="float">
            <text:p>0.0040</text:p>
          </table:table-cell>
          <table:table-cell office:value-type="float" office:value="0.00066" calcext:value-type="float">
            <text:p>0.0007</text:p>
          </table:table-cell>
          <table:table-cell office:value-type="float" office:value="0.00049" calcext:value-type="float">
            <text:p>0.0005</text:p>
          </table:table-cell>
          <table:table-cell office:value-type="float" office:value="0.000069" calcext:value-type="float">
            <text:p>0.0001</text:p>
          </table:table-cell>
          <table:table-cell office:value-type="float" office:value="0.00518" calcext:value-type="float">
            <text:p>0.0052</text:p>
          </table:table-cell>
          <table:table-cell office:value-type="float" office:value="-0.00022" calcext:value-type="float">
            <text:p>-0.0002</text:p>
          </table:table-cell>
          <table:table-cell office:value-type="float" office:value="0.00153" calcext:value-type="float">
            <text:p>0.0015</text:p>
          </table:table-cell>
          <table:table-cell office:value-type="float" office:value="-0.00021" calcext:value-type="float">
            <text:p>-0.0002</text:p>
          </table:table-cell>
          <table:table-cell office:value-type="float" office:value="0.00922" calcext:value-type="float">
            <text:p>0.0092</text:p>
          </table:table-cell>
          <table:table-cell office:value-type="float" office:value="0.00243" calcext:value-type="float">
            <text:p>0.0024</text:p>
          </table:table-cell>
          <table:table-cell office:value-type="float" office:value="0.00246" calcext:value-type="float">
            <text:p>0.0025</text:p>
          </table:table-cell>
          <table:table-cell office:value-type="float" office:value="0.00206" calcext:value-type="float">
            <text:p>0.0021</text:p>
          </table:table-cell>
          <table:table-cell office:value-type="float" office:value="-0.00032" calcext:value-type="float">
            <text:p>-0.0003</text:p>
          </table:table-cell>
          <table:table-cell office:value-type="float" office:value="0.00146" calcext:value-type="float">
            <text:p>0.0015</text:p>
          </table:table-cell>
          <table:table-cell office:value-type="float" office:value="-0.00317" calcext:value-type="float">
            <text:p>-0.0032</text:p>
          </table:table-cell>
          <table:table-cell office:value-type="float" office:value="-0.00014" calcext:value-type="float">
            <text:p>-0.0001</text:p>
          </table:table-cell>
          <table:table-cell table:number-columns-repeated="4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0.00355" calcext:value-type="float">
            <text:p>0.0036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047" calcext:value-type="float">
            <text:p>0.0005</text:p>
          </table:table-cell>
          <table:table-cell office:value-type="float" office:value="0.00041" calcext:value-type="float">
            <text:p>0.0004</text:p>
          </table:table-cell>
          <table:table-cell office:value-type="float" office:value="0.00011" calcext:value-type="float">
            <text:p>0.0001</text:p>
          </table:table-cell>
          <table:table-cell office:value-type="float" office:value="0.00538" calcext:value-type="float">
            <text:p>0.0054</text:p>
          </table:table-cell>
          <table:table-cell office:value-type="float" office:value="-0.00017" calcext:value-type="float">
            <text:p>-0.0002</text:p>
          </table:table-cell>
          <table:table-cell office:value-type="float" office:value="0.0016" calcext:value-type="float">
            <text:p>0.0016</text:p>
          </table:table-cell>
          <table:table-cell office:value-type="float" office:value="-0.00016" calcext:value-type="float">
            <text:p>-0.0002</text:p>
          </table:table-cell>
          <table:table-cell office:value-type="float" office:value="0.009639" calcext:value-type="float">
            <text:p>0.0096</text:p>
          </table:table-cell>
          <table:table-cell office:value-type="float" office:value="0.00227" calcext:value-type="float">
            <text:p>0.0023</text:p>
          </table:table-cell>
          <table:table-cell office:value-type="float" office:value="0.00261" calcext:value-type="float">
            <text:p>0.0026</text:p>
          </table:table-cell>
          <table:table-cell office:value-type="float" office:value="0.00227" calcext:value-type="float">
            <text:p>0.0023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00135" calcext:value-type="float">
            <text:p>0.0014</text:p>
          </table:table-cell>
          <table:table-cell office:value-type="float" office:value="-0.00316" calcext:value-type="float">
            <text:p>-0.0032</text:p>
          </table:table-cell>
          <table:table-cell office:value-type="float" office:value="0" calcext:value-type="float">
            <text:p>0.0000</text:p>
          </table:table-cell>
          <table:table-cell table:number-columns-repeated="4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0.00364" calcext:value-type="float">
            <text:p>0.0036</text:p>
          </table:table-cell>
          <table:table-cell office:value-type="float" office:value="0.00411" calcext:value-type="float">
            <text:p>0.0041</text:p>
          </table:table-cell>
          <table:table-cell office:value-type="float" office:value="0.00036" calcext:value-type="float">
            <text:p>0.0004</text:p>
          </table:table-cell>
          <table:table-cell office:value-type="float" office:value="0.00037" calcext:value-type="float">
            <text:p>0.0004</text:p>
          </table:table-cell>
          <table:table-cell office:value-type="float" office:value="0.00005" calcext:value-type="float">
            <text:p>0.0001</text:p>
          </table:table-cell>
          <table:table-cell office:value-type="float" office:value="0.00509" calcext:value-type="float">
            <text:p>0.0051</text:p>
          </table:table-cell>
          <table:table-cell office:value-type="float" office:value="-0.00023" calcext:value-type="float">
            <text:p>-0.0002</text:p>
          </table:table-cell>
          <table:table-cell office:value-type="float" office:value="0.00134" calcext:value-type="float">
            <text:p>0.0013</text:p>
          </table:table-cell>
          <table:table-cell office:value-type="float" office:value="-0.00018" calcext:value-type="float">
            <text:p>-0.0002</text:p>
          </table:table-cell>
          <table:table-cell office:value-type="float" office:value="0.00948" calcext:value-type="float">
            <text:p>0.0095</text:p>
          </table:table-cell>
          <table:table-cell office:value-type="float" office:value="0.00234" calcext:value-type="float">
            <text:p>0.0023</text:p>
          </table:table-cell>
          <table:table-cell office:value-type="float" office:value="0.00249" calcext:value-type="float">
            <text:p>0.0025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039" calcext:value-type="float">
            <text:p>-0.0004</text:p>
          </table:table-cell>
          <table:table-cell office:value-type="float" office:value="0.00136" calcext:value-type="float">
            <text:p>0.0014</text:p>
          </table:table-cell>
          <table:table-cell office:value-type="float" office:value="-0.00317" calcext:value-type="float">
            <text:p>-0.0032</text:p>
          </table:table-cell>
          <table:table-cell office:value-type="float" office:value="0.00013" calcext:value-type="float">
            <text:p>0.0001</text:p>
          </table:table-cell>
          <table:table-cell table:number-columns-repeated="4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0.00358" calcext:value-type="float">
            <text:p>0.0036</text:p>
          </table:table-cell>
          <table:table-cell office:value-type="float" office:value="0.00399" calcext:value-type="float">
            <text:p>0.0040</text:p>
          </table:table-cell>
          <table:table-cell office:value-type="float" office:value="0.00063" calcext:value-type="float">
            <text:p>0.0006</text:p>
          </table:table-cell>
          <table:table-cell office:value-type="float" office:value="0.00044" calcext:value-type="float">
            <text:p>0.0004</text:p>
          </table:table-cell>
          <table:table-cell office:value-type="float" office:value="-0.00029" calcext:value-type="float">
            <text:p>-0.0003</text:p>
          </table:table-cell>
          <table:table-cell office:value-type="float" office:value="0.00499" calcext:value-type="float">
            <text:p>0.0050</text:p>
          </table:table-cell>
          <table:table-cell office:value-type="float" office:value="-0.00013" calcext:value-type="float">
            <text:p>-0.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23" calcext:value-type="float">
            <text:p>-0.0002</text:p>
          </table:table-cell>
          <table:table-cell office:value-type="float" office:value="0.00942" calcext:value-type="float">
            <text:p>0.0094</text:p>
          </table:table-cell>
          <table:table-cell office:value-type="float" office:value="0.00238" calcext:value-type="float">
            <text:p>0.0024</text:p>
          </table:table-cell>
          <table:table-cell office:value-type="float" office:value="0.00246" calcext:value-type="float">
            <text:p>0.0025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028" calcext:value-type="float">
            <text:p>-0.0003</text:p>
          </table:table-cell>
          <table:table-cell office:value-type="float" office:value="0.00133" calcext:value-type="float">
            <text:p>0.0013</text:p>
          </table:table-cell>
          <table:table-cell office:value-type="float" office:value="-0.00309" calcext:value-type="float">
            <text:p>-0.0031</text:p>
          </table:table-cell>
          <table:table-cell office:value-type="float" office:value="0.00005" calcext:value-type="float">
            <text:p>0.0001</text:p>
          </table:table-cell>
          <table:table-cell table:number-columns-repeated="4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0.00342" calcext:value-type="float">
            <text:p>0.0034</text:p>
          </table:table-cell>
          <table:table-cell office:value-type="float" office:value="0.00377" calcext:value-type="float">
            <text:p>0.0038</text:p>
          </table:table-cell>
          <table:table-cell office:value-type="float" office:value="0.00036" calcext:value-type="float">
            <text:p>0.0004</text:p>
          </table:table-cell>
          <table:table-cell office:value-type="float" office:value="0.00037" calcext:value-type="float">
            <text:p>0.0004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" calcext:value-type="float">
            <text:p>0.0053</text:p>
          </table:table-cell>
          <table:table-cell office:value-type="float" office:value="-0.00032" calcext:value-type="float">
            <text:p>-0.0003</text:p>
          </table:table-cell>
          <table:table-cell office:value-type="float" office:value="0.00141" calcext:value-type="float">
            <text:p>0.0014</text:p>
          </table:table-cell>
          <table:table-cell office:value-type="float" office:value="0" calcext:value-type="float">
            <text:p>0.0000</text:p>
          </table:table-cell>
          <table:table-cell office:value-type="float" office:value="0.00967" calcext:value-type="float">
            <text:p>0.0097</text:p>
          </table:table-cell>
          <table:table-cell office:value-type="float" office:value="0.00233" calcext:value-type="float">
            <text:p>0.0023</text:p>
          </table:table-cell>
          <table:table-cell office:value-type="float" office:value="0.00243" calcext:value-type="float">
            <text:p>0.0024</text:p>
          </table:table-cell>
          <table:table-cell office:value-type="float" office:value="0.0022" calcext:value-type="float">
            <text:p>0.0022</text:p>
          </table:table-cell>
          <table:table-cell office:value-type="float" office:value="-0.00033" calcext:value-type="float">
            <text:p>-0.0003</text:p>
          </table:table-cell>
          <table:table-cell office:value-type="float" office:value="0.00148" calcext:value-type="float">
            <text:p>0.0015</text:p>
          </table:table-cell>
          <table:table-cell office:value-type="float" office:value="-0.00317" calcext:value-type="float">
            <text:p>-0.0032</text:p>
          </table:table-cell>
          <table:table-cell office:value-type="float" office:value="0.000069" calcext:value-type="float">
            <text:p>0.0001</text:p>
          </table:table-cell>
          <table:table-cell table:number-columns-repeated="4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0.00331" calcext:value-type="float">
            <text:p>0.0033</text:p>
          </table:table-cell>
          <table:table-cell office:value-type="float" office:value="0.00399" calcext:value-type="float">
            <text:p>0.0040</text:p>
          </table:table-cell>
          <table:table-cell office:value-type="float" office:value="0.00049" calcext:value-type="float">
            <text:p>0.0005</text:p>
          </table:table-cell>
          <table:table-cell office:value-type="float" office:value="0.00057" calcext:value-type="float">
            <text:p>0.0006</text:p>
          </table:table-cell>
          <table:table-cell office:value-type="float" office:value="0.00002" calcext:value-type="float">
            <text:p>0.0000</text:p>
          </table:table-cell>
          <table:table-cell office:value-type="float" office:value="0.00524" calcext:value-type="float">
            <text:p>0.0052</text:p>
          </table:table-cell>
          <table:table-cell office:value-type="float" office:value="-0.00008" calcext:value-type="float">
            <text:p>-0.0001</text:p>
          </table:table-cell>
          <table:table-cell office:value-type="float" office:value="0.00149" calcext:value-type="float">
            <text:p>0.0015</text:p>
          </table:table-cell>
          <table:table-cell office:value-type="float" office:value="-0.000069" calcext:value-type="float">
            <text:p>-0.0001</text:p>
          </table:table-cell>
          <table:table-cell office:value-type="float" office:value="0.00956" calcext:value-type="float">
            <text:p>0.009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65" calcext:value-type="float">
            <text:p>0.0027</text:p>
          </table:table-cell>
          <table:table-cell office:value-type="float" office:value="0.00228" calcext:value-type="float">
            <text:p>0.0023</text:p>
          </table:table-cell>
          <table:table-cell office:value-type="float" office:value="-0.00016" calcext:value-type="float">
            <text:p>-0.0002</text:p>
          </table:table-cell>
          <table:table-cell office:value-type="float" office:value="0.00158" calcext:value-type="float">
            <text:p>0.0016</text:p>
          </table:table-cell>
          <table:table-cell office:value-type="float" office:value="-0.00303" calcext:value-type="float">
            <text:p>-0.0030</text:p>
          </table:table-cell>
          <table:table-cell office:value-type="float" office:value="0.00024" calcext:value-type="float">
            <text:p>0.0002</text:p>
          </table:table-cell>
          <table:table-cell table:number-columns-repeated="4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0.00369" calcext:value-type="float">
            <text:p>0.0037</text:p>
          </table:table-cell>
          <table:table-cell office:value-type="float" office:value="0.00416" calcext:value-type="float">
            <text:p>0.0042</text:p>
          </table:table-cell>
          <table:table-cell office:value-type="float" office:value="0.00065" calcext:value-type="float">
            <text:p>0.0007</text:p>
          </table:table-cell>
          <table:table-cell office:value-type="float" office:value="0.00055" calcext:value-type="float">
            <text:p>0.0006</text:p>
          </table:table-cell>
          <table:table-cell office:value-type="float" office:value="-0.00014" calcext:value-type="float">
            <text:p>-0.0001</text:p>
          </table:table-cell>
          <table:table-cell office:value-type="float" office:value="0.00494" calcext:value-type="float">
            <text:p>0.0049</text:p>
          </table:table-cell>
          <table:table-cell office:value-type="float" office:value="-0.00002" calcext:value-type="float">
            <text:p>0.0000</text:p>
          </table:table-cell>
          <table:table-cell office:value-type="float" office:value="0.00162" calcext:value-type="float">
            <text:p>0.0016</text:p>
          </table:table-cell>
          <table:table-cell office:value-type="float" office:value="-0.00018" calcext:value-type="float">
            <text:p>-0.0002</text:p>
          </table:table-cell>
          <table:table-cell office:value-type="float" office:value="0.00952" calcext:value-type="float">
            <text:p>0.0095</text:p>
          </table:table-cell>
          <table:table-cell office:value-type="float" office:value="0.00243" calcext:value-type="float">
            <text:p>0.0024</text:p>
          </table:table-cell>
          <table:table-cell office:value-type="float" office:value="0.00264" calcext:value-type="float">
            <text:p>0.0026</text:p>
          </table:table-cell>
          <table:table-cell office:value-type="float" office:value="0.00215" calcext:value-type="float">
            <text:p>0.0022</text:p>
          </table:table-cell>
          <table:table-cell office:value-type="float" office:value="-0.00036" calcext:value-type="float">
            <text:p>-0.0004</text:p>
          </table:table-cell>
          <table:table-cell office:value-type="float" office:value="0.00143" calcext:value-type="float">
            <text:p>0.0014</text:p>
          </table:table-cell>
          <table:table-cell office:value-type="float" office:value="-0.00296" calcext:value-type="float">
            <text:p>-0.0030</text:p>
          </table:table-cell>
          <table:table-cell office:value-type="float" office:value="0.00025" calcext:value-type="float">
            <text:p>0.0003</text:p>
          </table:table-cell>
          <table:table-cell table:number-columns-repeated="4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99" calcext:value-type="float">
            <text:p>0.0040</text:p>
          </table:table-cell>
          <table:table-cell office:value-type="float" office:value="0.00046" calcext:value-type="float">
            <text:p>0.0005</text:p>
          </table:table-cell>
          <table:table-cell office:value-type="float" office:value="0.00041" calcext:value-type="float">
            <text:p>0.0004</text:p>
          </table:table-cell>
          <table:table-cell office:value-type="float" office:value="0" calcext:value-type="float">
            <text:p>0.0000</text:p>
          </table:table-cell>
          <table:table-cell office:value-type="float" office:value="0.00514" calcext:value-type="float">
            <text:p>0.0051</text:p>
          </table:table-cell>
          <table:table-cell office:value-type="float" office:value="0.00001" calcext:value-type="float">
            <text:p>0.0000</text:p>
          </table:table-cell>
          <table:table-cell office:value-type="float" office:value="0.00173" calcext:value-type="float">
            <text:p>0.0017</text:p>
          </table:table-cell>
          <table:table-cell office:value-type="float" office:value="0.00002" calcext:value-type="float">
            <text:p>0.0000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224" calcext:value-type="float">
            <text:p>0.0022</text:p>
          </table:table-cell>
          <table:table-cell office:value-type="float" office:value="0.00254" calcext:value-type="float">
            <text:p>0.0025</text:p>
          </table:table-cell>
          <table:table-cell office:value-type="float" office:value="0.0022" calcext:value-type="float">
            <text:p>0.0022</text:p>
          </table:table-cell>
          <table:table-cell office:value-type="float" office:value="-0.00016" calcext:value-type="float">
            <text:p>-0.0002</text:p>
          </table:table-cell>
          <table:table-cell office:value-type="float" office:value="0.0016" calcext:value-type="float">
            <text:p>0.0016</text:p>
          </table:table-cell>
          <table:table-cell office:value-type="float" office:value="-0.00298" calcext:value-type="float">
            <text:p>-0.0030</text:p>
          </table:table-cell>
          <table:table-cell office:value-type="float" office:value="0.00012" calcext:value-type="float">
            <text:p>0.0001</text:p>
          </table:table-cell>
          <table:table-cell table:number-columns-repeated="4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0.00347" calcext:value-type="float">
            <text:p>0.0035</text:p>
          </table:table-cell>
          <table:table-cell office:value-type="float" office:value="0.00394" calcext:value-type="float">
            <text:p>0.0039</text:p>
          </table:table-cell>
          <table:table-cell office:value-type="float" office:value="0.00046" calcext:value-type="float">
            <text:p>0.0005</text:p>
          </table:table-cell>
          <table:table-cell office:value-type="float" office:value="0.00028" calcext:value-type="float">
            <text:p>0.0003</text:p>
          </table:table-cell>
          <table:table-cell office:value-type="float" office:value="-0.00003" calcext:value-type="float">
            <text:p>0.0000</text:p>
          </table:table-cell>
          <table:table-cell office:value-type="float" office:value="0.00513" calcext:value-type="float">
            <text:p>0.0051</text:p>
          </table:table-cell>
          <table:table-cell office:value-type="float" office:value="-0.00017" calcext:value-type="float">
            <text:p>-0.0002</text:p>
          </table:table-cell>
          <table:table-cell office:value-type="float" office:value="0.00128" calcext:value-type="float">
            <text:p>0.0013</text:p>
          </table:table-cell>
          <table:table-cell office:value-type="float" office:value="0.00015" calcext:value-type="float">
            <text:p>0.0002</text:p>
          </table:table-cell>
          <table:table-cell office:value-type="float" office:value="0.00987" calcext:value-type="float">
            <text:p>0.0099</text:p>
          </table:table-cell>
          <table:table-cell office:value-type="float" office:value="0.00214" calcext:value-type="float">
            <text:p>0.0021</text:p>
          </table:table-cell>
          <table:table-cell office:value-type="float" office:value="0.00281" calcext:value-type="float">
            <text:p>0.0028</text:p>
          </table:table-cell>
          <table:table-cell office:value-type="float" office:value="0.00237" calcext:value-type="float">
            <text:p>0.0024</text:p>
          </table:table-cell>
          <table:table-cell office:value-type="float" office:value="-0.00038" calcext:value-type="float">
            <text:p>-0.0004</text:p>
          </table:table-cell>
          <table:table-cell office:value-type="float" office:value="0.00142" calcext:value-type="float">
            <text:p>0.0014</text:p>
          </table:table-cell>
          <table:table-cell office:value-type="float" office:value="-0.00285" calcext:value-type="float">
            <text:p>-0.0029</text:p>
          </table:table-cell>
          <table:table-cell office:value-type="float" office:value="0.00016" calcext:value-type="float">
            <text:p>0.0002</text:p>
          </table:table-cell>
          <table:table-cell table:number-columns-repeated="4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0.00338" calcext:value-type="float">
            <text:p>0.0034</text:p>
          </table:table-cell>
          <table:table-cell office:value-type="float" office:value="0.00395" calcext:value-type="float">
            <text:p>0.0040</text:p>
          </table:table-cell>
          <table:table-cell office:value-type="float" office:value="0.00057" calcext:value-type="float">
            <text:p>0.0006</text:p>
          </table:table-cell>
          <table:table-cell office:value-type="float" office:value="0.00048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00501" calcext:value-type="float">
            <text:p>0.0050</text:p>
          </table:table-cell>
          <table:table-cell office:value-type="float" office:value="0.00001" calcext:value-type="float">
            <text:p>0.000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809" calcext:value-type="float">
            <text:p>0.009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74" calcext:value-type="float">
            <text:p>0.0027</text:p>
          </table:table-cell>
          <table:table-cell office:value-type="float" office:value="0.00219" calcext:value-type="float">
            <text:p>0.0022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159" calcext:value-type="float">
            <text:p>0.0016</text:p>
          </table:table-cell>
          <table:table-cell office:value-type="float" office:value="-0.0028" calcext:value-type="float">
            <text:p>-0.0028</text:p>
          </table:table-cell>
          <table:table-cell office:value-type="float" office:value="0.00031" calcext:value-type="float">
            <text:p>0.0003</text:p>
          </table:table-cell>
          <table:table-cell table:number-columns-repeated="4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0.00356" calcext:value-type="float">
            <text:p>0.0036</text:p>
          </table:table-cell>
          <table:table-cell office:value-type="float" office:value="0.00397" calcext:value-type="float">
            <text:p>0.0040</text:p>
          </table:table-cell>
          <table:table-cell office:value-type="float" office:value="0.00035" calcext:value-type="float">
            <text:p>0.0004</text:p>
          </table:table-cell>
          <table:table-cell office:value-type="float" office:value="0.00037" calcext:value-type="float">
            <text:p>0.0004</text:p>
          </table:table-cell>
          <table:table-cell office:value-type="float" office:value="-0.00009" calcext:value-type="float">
            <text:p>-0.0001</text:p>
          </table:table-cell>
          <table:table-cell office:value-type="float" office:value="0.00502" calcext:value-type="float">
            <text:p>0.0050</text:p>
          </table:table-cell>
          <table:table-cell office:value-type="float" office:value="-0.00014" calcext:value-type="float">
            <text:p>-0.0001</text:p>
          </table:table-cell>
          <table:table-cell office:value-type="float" office:value="0.00157" calcext:value-type="float">
            <text:p>0.0016</text:p>
          </table:table-cell>
          <table:table-cell office:value-type="float" office:value="-0.00015" calcext:value-type="float">
            <text:p>-0.0002</text:p>
          </table:table-cell>
          <table:table-cell office:value-type="float" office:value="0.00975" calcext:value-type="float">
            <text:p>0.0098</text:p>
          </table:table-cell>
          <table:table-cell office:value-type="float" office:value="0.00232" calcext:value-type="float">
            <text:p>0.0023</text:p>
          </table:table-cell>
          <table:table-cell office:value-type="float" office:value="0.00268" calcext:value-type="float">
            <text:p>0.0027</text:p>
          </table:table-cell>
          <table:table-cell office:value-type="float" office:value="0.00226" calcext:value-type="float">
            <text:p>0.0023</text:p>
          </table:table-cell>
          <table:table-cell office:value-type="float" office:value="-0.00017" calcext:value-type="float">
            <text:p>-0.0002</text:p>
          </table:table-cell>
          <table:table-cell office:value-type="float" office:value="0.00145" calcext:value-type="float">
            <text:p>0.0015</text:p>
          </table:table-cell>
          <table:table-cell office:value-type="float" office:value="-0.00304" calcext:value-type="float">
            <text:p>-0.0030</text:p>
          </table:table-cell>
          <table:table-cell office:value-type="float" office:value="0.00011" calcext:value-type="float">
            <text:p>0.0001</text:p>
          </table:table-cell>
          <table:table-cell table:number-columns-repeated="4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0.00337" calcext:value-type="float">
            <text:p>0.0034</text:p>
          </table:table-cell>
          <table:table-cell office:value-type="float" office:value="0.00399" calcext:value-type="float">
            <text:p>0.0040</text:p>
          </table:table-cell>
          <table:table-cell office:value-type="float" office:value="0.00042" calcext:value-type="float">
            <text:p>0.0004</text:p>
          </table:table-cell>
          <table:table-cell office:value-type="float" office:value="0.00044" calcext:value-type="float">
            <text:p>0.0004</text:p>
          </table:table-cell>
          <table:table-cell office:value-type="float" office:value="0.00003" calcext:value-type="float">
            <text:p>0.0000</text:p>
          </table:table-cell>
          <table:table-cell office:value-type="float" office:value="0.00527" calcext:value-type="float">
            <text:p>0.0053</text:p>
          </table:table-cell>
          <table:table-cell office:value-type="float" office:value="-0.00006" calcext:value-type="float">
            <text:p>-0.0001</text:p>
          </table:table-cell>
          <table:table-cell office:value-type="float" office:value="0.00143" calcext:value-type="float">
            <text:p>0.0014</text:p>
          </table:table-cell>
          <table:table-cell office:value-type="float" office:value="0" calcext:value-type="float">
            <text:p>0.0000</text:p>
          </table:table-cell>
          <table:table-cell office:value-type="float" office:value="0.00974" calcext:value-type="float">
            <text:p>0.0097</text:p>
          </table:table-cell>
          <table:table-cell office:value-type="float" office:value="0.00215" calcext:value-type="float">
            <text:p>0.0022</text:p>
          </table:table-cell>
          <table:table-cell office:value-type="float" office:value="0.00264" calcext:value-type="float">
            <text:p>0.0026</text:p>
          </table:table-cell>
          <table:table-cell office:value-type="float" office:value="0.00225" calcext:value-type="float">
            <text:p>0.0023</text:p>
          </table:table-cell>
          <table:table-cell office:value-type="float" office:value="-0.00049" calcext:value-type="float">
            <text:p>-0.0005</text:p>
          </table:table-cell>
          <table:table-cell office:value-type="float" office:value="0.00115" calcext:value-type="float">
            <text:p>0.0012</text:p>
          </table:table-cell>
          <table:table-cell office:value-type="float" office:value="-0.00309" calcext:value-type="float">
            <text:p>-0.0031</text:p>
          </table:table-cell>
          <table:table-cell office:value-type="float" office:value="0.00027" calcext:value-type="float">
            <text:p>0.0003</text:p>
          </table:table-cell>
          <table:table-cell table:number-columns-repeated="4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0.00332" calcext:value-type="float">
            <text:p>0.0033</text:p>
          </table:table-cell>
          <table:table-cell office:value-type="float" office:value="0.00396" calcext:value-type="float">
            <text:p>0.0040</text:p>
          </table:table-cell>
          <table:table-cell table:number-columns-repeated="2" office:value-type="float" office:value="0.00059" calcext:value-type="float">
            <text:p>0.0006</text:p>
          </table:table-cell>
          <table:table-cell office:value-type="float" office:value="-0.00012" calcext:value-type="float">
            <text:p>-0.0001</text:p>
          </table:table-cell>
          <table:table-cell office:value-type="float" office:value="0.00498" calcext:value-type="float">
            <text:p>0.0050</text:p>
          </table:table-cell>
          <table:table-cell office:value-type="float" office:value="-0.00005" calcext:value-type="float">
            <text:p>-0.0001</text:p>
          </table:table-cell>
          <table:table-cell office:value-type="float" office:value="0.00148" calcext:value-type="float">
            <text:p>0.0015</text:p>
          </table:table-cell>
          <table:table-cell office:value-type="float" office:value="-0.00003" calcext:value-type="float">
            <text:p>0.0000</text:p>
          </table:table-cell>
          <table:table-cell office:value-type="float" office:value="0.00982" calcext:value-type="float">
            <text:p>0.0098</text:p>
          </table:table-cell>
          <table:table-cell office:value-type="float" office:value="0.00219" calcext:value-type="float">
            <text:p>0.0022</text:p>
          </table:table-cell>
          <table:table-cell office:value-type="float" office:value="0.00263" calcext:value-type="float">
            <text:p>0.0026</text:p>
          </table:table-cell>
          <table:table-cell office:value-type="float" office:value="0.00225" calcext:value-type="float">
            <text:p>0.0023</text:p>
          </table:table-cell>
          <table:table-cell office:value-type="float" office:value="-0.00043" calcext:value-type="float">
            <text:p>-0.0004</text:p>
          </table:table-cell>
          <table:table-cell office:value-type="float" office:value="0.00142" calcext:value-type="float">
            <text:p>0.0014</text:p>
          </table:table-cell>
          <table:table-cell office:value-type="float" office:value="-0.00296" calcext:value-type="float">
            <text:p>-0.0030</text:p>
          </table:table-cell>
          <table:table-cell office:value-type="float" office:value="0.00042" calcext:value-type="float">
            <text:p>0.0004</text:p>
          </table:table-cell>
          <table:table-cell table:number-columns-repeated="4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0.00343" calcext:value-type="float">
            <text:p>0.0034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44" calcext:value-type="float">
            <text:p>0.0004</text:p>
          </table:table-cell>
          <table:table-cell office:value-type="float" office:value="0.00037" calcext:value-type="float">
            <text:p>0.0004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489" calcext:value-type="float">
            <text:p>0.0049</text:p>
          </table:table-cell>
          <table:table-cell office:value-type="float" office:value="-0.00035" calcext:value-type="float">
            <text:p>-0.0004</text:p>
          </table:table-cell>
          <table:table-cell office:value-type="float" office:value="0.00141" calcext:value-type="float">
            <text:p>0.0014</text:p>
          </table:table-cell>
          <table:table-cell office:value-type="float" office:value="-0.00029" calcext:value-type="float">
            <text:p>-0.0003</text:p>
          </table:table-cell>
          <table:table-cell office:value-type="float" office:value="0.00962" calcext:value-type="float">
            <text:p>0.0096</text:p>
          </table:table-cell>
          <table:table-cell office:value-type="float" office:value="0.00229" calcext:value-type="float">
            <text:p>0.0023</text:p>
          </table:table-cell>
          <table:table-cell office:value-type="float" office:value="0.00247" calcext:value-type="float">
            <text:p>0.0025</text:p>
          </table:table-cell>
          <table:table-cell office:value-type="float" office:value="0.00211" calcext:value-type="float">
            <text:p>0.0021</text:p>
          </table:table-cell>
          <table:table-cell office:value-type="float" office:value="-0.00033" calcext:value-type="float">
            <text:p>-0.0003</text:p>
          </table:table-cell>
          <table:table-cell office:value-type="float" office:value="0.00144" calcext:value-type="float">
            <text:p>0.0014</text:p>
          </table:table-cell>
          <table:table-cell office:value-type="float" office:value="-0.00297" calcext:value-type="float">
            <text:p>-0.0030</text:p>
          </table:table-cell>
          <table:table-cell office:value-type="float" office:value="0.00033" calcext:value-type="float">
            <text:p>0.0003</text:p>
          </table:table-cell>
          <table:table-cell table:number-columns-repeated="4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0.00325" calcext:value-type="float">
            <text:p>0.0033</text:p>
          </table:table-cell>
          <table:table-cell office:value-type="float" office:value="0.00382" calcext:value-type="float">
            <text:p>0.0038</text:p>
          </table:table-cell>
          <table:table-cell office:value-type="float" office:value="0.00057" calcext:value-type="float">
            <text:p>0.0006</text:p>
          </table:table-cell>
          <table:table-cell office:value-type="float" office:value="0.00048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9" calcext:value-type="float">
            <text:p>0.0053</text:p>
          </table:table-cell>
          <table:table-cell office:value-type="float" office:value="-0.00031" calcext:value-type="float">
            <text:p>-0.0003</text:p>
          </table:table-cell>
          <table:table-cell office:value-type="float" office:value="0.00149" calcext:value-type="float">
            <text:p>0.0015</text:p>
          </table:table-cell>
          <table:table-cell office:value-type="float" office:value="-0.00022" calcext:value-type="float">
            <text:p>-0.0002</text:p>
          </table:table-cell>
          <table:table-cell office:value-type="float" office:value="0.00962" calcext:value-type="float">
            <text:p>0.0096</text:p>
          </table:table-cell>
          <table:table-cell office:value-type="float" office:value="0.00228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17" calcext:value-type="float">
            <text:p>0.0022</text:p>
          </table:table-cell>
          <table:table-cell office:value-type="float" office:value="-0.00054" calcext:value-type="float">
            <text:p>-0.0005</text:p>
          </table:table-cell>
          <table:table-cell office:value-type="float" office:value="0.00135" calcext:value-type="float">
            <text:p>0.0014</text:p>
          </table:table-cell>
          <table:table-cell office:value-type="float" office:value="-0.00288" calcext:value-type="float">
            <text:p>-0.0029</text:p>
          </table:table-cell>
          <table:table-cell office:value-type="float" office:value="0.00053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0.00318" calcext:value-type="float">
            <text:p>0.0032</text:p>
          </table:table-cell>
          <table:table-cell office:value-type="float" office:value="0.00396" calcext:value-type="float">
            <text:p>0.004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2" calcext:value-type="float">
            <text:p>0.0002</text:p>
          </table:table-cell>
          <table:table-cell office:value-type="float" office:value="0.00522" calcext:value-type="float">
            <text:p>0.0052</text:p>
          </table:table-cell>
          <table:table-cell office:value-type="float" office:value="-0.00021" calcext:value-type="float">
            <text:p>-0.0002</text:p>
          </table:table-cell>
          <table:table-cell office:value-type="float" office:value="0.00119" calcext:value-type="float">
            <text:p>0.0012</text:p>
          </table:table-cell>
          <table:table-cell office:value-type="float" office:value="-0.00011" calcext:value-type="float">
            <text:p>-0.0001</text:p>
          </table:table-cell>
          <table:table-cell office:value-type="float" office:value="0.00991" calcext:value-type="float">
            <text:p>0.0099</text:p>
          </table:table-cell>
          <table:table-cell office:value-type="float" office:value="0.00222" calcext:value-type="float">
            <text:p>0.0022</text:p>
          </table:table-cell>
          <table:table-cell office:value-type="float" office:value="0.00259" calcext:value-type="float">
            <text:p>0.0026</text:p>
          </table:table-cell>
          <table:table-cell office:value-type="float" office:value="0.00226" calcext:value-type="float">
            <text:p>0.0023</text:p>
          </table:table-cell>
          <table:table-cell office:value-type="float" office:value="-0.00051" calcext:value-type="float">
            <text:p>-0.0005</text:p>
          </table:table-cell>
          <table:table-cell office:value-type="float" office:value="0.00123" calcext:value-type="float">
            <text:p>0.0012</text:p>
          </table:table-cell>
          <table:table-cell office:value-type="float" office:value="-0.00295" calcext:value-type="float">
            <text:p>-0.0030</text:p>
          </table:table-cell>
          <table:table-cell office:value-type="float" office:value="0.00048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0.00338" calcext:value-type="float">
            <text:p>0.0034</text:p>
          </table:table-cell>
          <table:table-cell office:value-type="float" office:value="0.00403" calcext:value-type="float">
            <text:p>0.0040</text:p>
          </table:table-cell>
          <table:table-cell office:value-type="float" office:value="0.00065" calcext:value-type="float">
            <text:p>0.0007</text:p>
          </table:table-cell>
          <table:table-cell office:value-type="float" office:value="0.00057" calcext:value-type="float">
            <text:p>0.0006</text:p>
          </table:table-cell>
          <table:table-cell office:value-type="float" office:value="0" calcext:value-type="float">
            <text:p>0.0000</text:p>
          </table:table-cell>
          <table:table-cell office:value-type="float" office:value="0.00496" calcext:value-type="float">
            <text:p>0.0050</text:p>
          </table:table-cell>
          <table:table-cell office:value-type="float" office:value="-0.00016" calcext:value-type="float">
            <text:p>-0.0002</text:p>
          </table:table-cell>
          <table:table-cell office:value-type="float" office:value="0.00153" calcext:value-type="float">
            <text:p>0.0015</text:p>
          </table:table-cell>
          <table:table-cell office:value-type="float" office:value="-0.00016" calcext:value-type="float">
            <text:p>-0.0002</text:p>
          </table:table-cell>
          <table:table-cell office:value-type="float" office:value="0.00969" calcext:value-type="float">
            <text:p>0.0097</text:p>
          </table:table-cell>
          <table:table-cell office:value-type="float" office:value="0.00213" calcext:value-type="float">
            <text:p>0.0021</text:p>
          </table:table-cell>
          <table:table-cell office:value-type="float" office:value="0.00249" calcext:value-type="float">
            <text:p>0.0025</text:p>
          </table:table-cell>
          <table:table-cell office:value-type="float" office:value="0.00223" calcext:value-type="float">
            <text:p>0.0022</text:p>
          </table:table-cell>
          <table:table-cell office:value-type="float" office:value="-0.00043" calcext:value-type="float">
            <text:p>-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-0.00287" calcext:value-type="float">
            <text:p>-0.0029</text:p>
          </table:table-cell>
          <table:table-cell office:value-type="float" office:value="0.00066" calcext:value-type="float">
            <text:p>0.0007</text:p>
          </table:table-cell>
          <table:table-cell table:number-columns-repeated="4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0.00331" calcext:value-type="float">
            <text:p>0.0033</text:p>
          </table:table-cell>
          <table:table-cell office:value-type="float" office:value="0.00377" calcext:value-type="float">
            <text:p>0.0038</text:p>
          </table:table-cell>
          <table:table-cell office:value-type="float" office:value="0.00057" calcext:value-type="float">
            <text:p>0.0006</text:p>
          </table:table-cell>
          <table:table-cell office:value-type="float" office:value="0.00041" calcext:value-type="float">
            <text:p>0.0004</text:p>
          </table:table-cell>
          <table:table-cell office:value-type="float" office:value="0.00019" calcext:value-type="float">
            <text:p>0.0002</text:p>
          </table:table-cell>
          <table:table-cell office:value-type="float" office:value="0.00519" calcext:value-type="float">
            <text:p>0.0052</text:p>
          </table:table-cell>
          <table:table-cell office:value-type="float" office:value="-0.00022" calcext:value-type="float">
            <text:p>-0.0002</text:p>
          </table:table-cell>
          <table:table-cell office:value-type="float" office:value="0.00155" calcext:value-type="float">
            <text:p>0.0016</text:p>
          </table:table-cell>
          <table:table-cell office:value-type="float" office:value="-0.00025" calcext:value-type="float">
            <text:p>-0.0003</text:p>
          </table:table-cell>
          <table:table-cell office:value-type="float" office:value="0.009599" calcext:value-type="float">
            <text:p>0.0096</text:p>
          </table:table-cell>
          <table:table-cell office:value-type="float" office:value="0.00231" calcext:value-type="float">
            <text:p>0.002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23" calcext:value-type="float">
            <text:p>0.0022</text:p>
          </table:table-cell>
          <table:table-cell office:value-type="float" office:value="-0.00037" calcext:value-type="float">
            <text:p>-0.0004</text:p>
          </table:table-cell>
          <table:table-cell office:value-type="float" office:value="0.00142" calcext:value-type="float">
            <text:p>0.0014</text:p>
          </table:table-cell>
          <table:table-cell office:value-type="float" office:value="-0.00305" calcext:value-type="float">
            <text:p>-0.0031</text:p>
          </table:table-cell>
          <table:table-cell office:value-type="float" office:value="0.00042" calcext:value-type="float">
            <text:p>0.0004</text:p>
          </table:table-cell>
          <table:table-cell table:number-columns-repeated="4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0.00318" calcext:value-type="float">
            <text:p>0.0032</text:p>
          </table:table-cell>
          <table:table-cell office:value-type="float" office:value="0.00377" calcext:value-type="float">
            <text:p>0.0038</text:p>
          </table:table-cell>
          <table:table-cell office:value-type="float" office:value="0.00065" calcext:value-type="float">
            <text:p>0.0007</text:p>
          </table:table-cell>
          <table:table-cell office:value-type="float" office:value="0.00053" calcext:value-type="float">
            <text:p>0.0005</text:p>
          </table:table-cell>
          <table:table-cell office:value-type="float" office:value="0.00017" calcext:value-type="float">
            <text:p>0.0002</text:p>
          </table:table-cell>
          <table:table-cell office:value-type="float" office:value="0.00523" calcext:value-type="float">
            <text:p>0.0052</text:p>
          </table:table-cell>
          <table:table-cell office:value-type="float" office:value="-0.00029" calcext:value-type="float">
            <text:p>-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00002" calcext:value-type="float">
            <text:p>0.0000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0213" calcext:value-type="float">
            <text:p>0.0021</text:p>
          </table:table-cell>
          <table:table-cell office:value-type="float" office:value="0.00263" calcext:value-type="float">
            <text:p>0.0026</text:p>
          </table:table-cell>
          <table:table-cell office:value-type="float" office:value="0.00225" calcext:value-type="float">
            <text:p>0.0023</text:p>
          </table:table-cell>
          <table:table-cell office:value-type="float" office:value="-0.00051" calcext:value-type="float">
            <text:p>-0.0005</text:p>
          </table:table-cell>
          <table:table-cell office:value-type="float" office:value="0.00122" calcext:value-type="float">
            <text:p>0.0012</text:p>
          </table:table-cell>
          <table:table-cell office:value-type="float" office:value="-0.00289" calcext:value-type="float">
            <text:p>-0.0029</text:p>
          </table:table-cell>
          <table:table-cell office:value-type="float" office:value="0.00059" calcext:value-type="float">
            <text:p>0.0006</text:p>
          </table:table-cell>
          <table:table-cell table:number-columns-repeated="4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0.00333" calcext:value-type="float">
            <text:p>0.0033</text:p>
          </table:table-cell>
          <table:table-cell office:value-type="float" office:value="0.00402" calcext:value-type="float">
            <text:p>0.0040</text:p>
          </table:table-cell>
          <table:table-cell office:value-type="float" office:value="0.00077" calcext:value-type="float">
            <text:p>0.0008</text:p>
          </table:table-cell>
          <table:table-cell office:value-type="float" office:value="0.00058" calcext:value-type="float">
            <text:p>0.0006</text:p>
          </table:table-cell>
          <table:table-cell office:value-type="float" office:value="0.00021" calcext:value-type="float">
            <text:p>0.0002</text:p>
          </table:table-cell>
          <table:table-cell office:value-type="float" office:value="0.00527" calcext:value-type="float">
            <text:p>0.0053</text:p>
          </table:table-cell>
          <table:table-cell office:value-type="float" office:value="-0.00021" calcext:value-type="float">
            <text:p>-0.0002</text:p>
          </table:table-cell>
          <table:table-cell office:value-type="float" office:value="0.00148" calcext:value-type="float">
            <text:p>0.00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012" calcext:value-type="float">
            <text:p>0.0101</text:p>
          </table:table-cell>
          <table:table-cell office:value-type="float" office:value="0.00238" calcext:value-type="float">
            <text:p>0.0024</text:p>
          </table:table-cell>
          <table:table-cell office:value-type="float" office:value="0.00259" calcext:value-type="float">
            <text:p>0.0026</text:p>
          </table:table-cell>
          <table:table-cell office:value-type="float" office:value="0.00228" calcext:value-type="float">
            <text:p>0.0023</text:p>
          </table:table-cell>
          <table:table-cell office:value-type="float" office:value="-0.00033" calcext:value-type="float">
            <text:p>-0.0003</text:p>
          </table:table-cell>
          <table:table-cell office:value-type="float" office:value="0.00121" calcext:value-type="float">
            <text:p>0.0012</text:p>
          </table:table-cell>
          <table:table-cell office:value-type="float" office:value="-0.00264" calcext:value-type="float">
            <text:p>-0.0026</text:p>
          </table:table-cell>
          <table:table-cell office:value-type="float" office:value="0.00087" calcext:value-type="float">
            <text:p>0.0009</text:p>
          </table:table-cell>
          <table:table-cell table:number-columns-repeated="4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0.00325" calcext:value-type="float">
            <text:p>0.0033</text:p>
          </table:table-cell>
          <table:table-cell office:value-type="float" office:value="0.00382" calcext:value-type="float">
            <text:p>0.0038</text:p>
          </table:table-cell>
          <table:table-cell office:value-type="float" office:value="0.00066" calcext:value-type="float">
            <text:p>0.0007</text:p>
          </table:table-cell>
          <table:table-cell office:value-type="float" office:value="0.00057" calcext:value-type="float">
            <text:p>0.0006</text:p>
          </table:table-cell>
          <table:table-cell office:value-type="float" office:value="0.00014" calcext:value-type="float">
            <text:p>0.0001</text:p>
          </table:table-cell>
          <table:table-cell office:value-type="float" office:value="0.00516" calcext:value-type="float">
            <text:p>0.0052</text:p>
          </table:table-cell>
          <table:table-cell office:value-type="float" office:value="-0.00019" calcext:value-type="float">
            <text:p>-0.0002</text:p>
          </table:table-cell>
          <table:table-cell office:value-type="float" office:value="0.00167" calcext:value-type="float">
            <text:p>0.0017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966" calcext:value-type="float">
            <text:p>0.0097</text:p>
          </table:table-cell>
          <table:table-cell office:value-type="float" office:value="0.00229" calcext:value-type="float">
            <text:p>0.0023</text:p>
          </table:table-cell>
          <table:table-cell office:value-type="float" office:value="0.00241" calcext:value-type="float">
            <text:p>0.0024</text:p>
          </table:table-cell>
          <table:table-cell office:value-type="float" office:value="0.00211" calcext:value-type="float">
            <text:p>0.0021</text:p>
          </table:table-cell>
          <table:table-cell office:value-type="float" office:value="-0.00023" calcext:value-type="float">
            <text:p>-0.0002</text:p>
          </table:table-cell>
          <table:table-cell office:value-type="float" office:value="0.00145" calcext:value-type="float">
            <text:p>0.0015</text:p>
          </table:table-cell>
          <table:table-cell office:value-type="float" office:value="-0.00292" calcext:value-type="float">
            <text:p>-0.0029</text:p>
          </table:table-cell>
          <table:table-cell office:value-type="float" office:value="0.00059" calcext:value-type="float">
            <text:p>0.0006</text:p>
          </table:table-cell>
          <table:table-cell table:number-columns-repeated="4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0.00337" calcext:value-type="float">
            <text:p>0.0034</text:p>
          </table:table-cell>
          <table:table-cell office:value-type="float" office:value="0.00398" calcext:value-type="float">
            <text:p>0.0040</text:p>
          </table:table-cell>
          <table:table-cell office:value-type="float" office:value="0.00055" calcext:value-type="float">
            <text:p>0.0006</text:p>
          </table:table-cell>
          <table:table-cell office:value-type="float" office:value="0.00039" calcext:value-type="float">
            <text:p>0.0004</text:p>
          </table:table-cell>
          <table:table-cell office:value-type="float" office:value="0.00018" calcext:value-type="float">
            <text:p>0.0002</text:p>
          </table:table-cell>
          <table:table-cell office:value-type="float" office:value="0.0052" calcext:value-type="float">
            <text:p>0.0052</text:p>
          </table:table-cell>
          <table:table-cell office:value-type="float" office:value="-0.00041" calcext:value-type="float">
            <text:p>-0.0004</text:p>
          </table:table-cell>
          <table:table-cell office:value-type="float" office:value="0.00137" calcext:value-type="float">
            <text:p>0.0014</text:p>
          </table:table-cell>
          <table:table-cell office:value-type="float" office:value="-0.000069" calcext:value-type="float">
            <text:p>-0.0001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231" calcext:value-type="float">
            <text:p>0.0023</text:p>
          </table:table-cell>
          <table:table-cell office:value-type="float" office:value="0.00259" calcext:value-type="float">
            <text:p>0.0026</text:p>
          </table:table-cell>
          <table:table-cell office:value-type="float" office:value="0.0023" calcext:value-type="float">
            <text:p>0.0023</text:p>
          </table:table-cell>
          <table:table-cell office:value-type="float" office:value="-0.00037" calcext:value-type="float">
            <text:p>-0.0004</text:p>
          </table:table-cell>
          <table:table-cell office:value-type="float" office:value="0.00137" calcext:value-type="float">
            <text:p>0.0014</text:p>
          </table:table-cell>
          <table:table-cell office:value-type="float" office:value="-0.00276" calcext:value-type="float">
            <text:p>-0.0028</text:p>
          </table:table-cell>
          <table:table-cell office:value-type="float" office:value="0.00079" calcext:value-type="float">
            <text:p>0.0008</text:p>
          </table:table-cell>
          <table:table-cell table:number-columns-repeated="4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057" calcext:value-type="float">
            <text:p>0.0006</text:p>
          </table:table-cell>
          <table:table-cell office:value-type="float" office:value="0.00047" calcext:value-type="float">
            <text:p>0.0005</text:p>
          </table:table-cell>
          <table:table-cell office:value-type="float" office:value="0.0001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office:value-type="float" office:value="-0.00027" calcext:value-type="float">
            <text:p>-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00005" calcext:value-type="float">
            <text:p>-0.0001</text:p>
          </table:table-cell>
          <table:table-cell office:value-type="float" office:value="0.00987" calcext:value-type="float">
            <text:p>0.00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75" calcext:value-type="float">
            <text:p>0.0028</text:p>
          </table:table-cell>
          <table:table-cell office:value-type="float" office:value="0.00236" calcext:value-type="float">
            <text:p>0.0024</text:p>
          </table:table-cell>
          <table:table-cell office:value-type="float" office:value="-0.00042" calcext:value-type="float">
            <text:p>-0.0004</text:p>
          </table:table-cell>
          <table:table-cell office:value-type="float" office:value="0.00133" calcext:value-type="float">
            <text:p>0.0013</text:p>
          </table:table-cell>
          <table:table-cell office:value-type="float" office:value="-0.00274" calcext:value-type="float">
            <text:p>-0.0027</text:p>
          </table:table-cell>
          <table:table-cell office:value-type="float" office:value="0.00083" calcext:value-type="float">
            <text:p>0.0008</text:p>
          </table:table-cell>
          <table:table-cell table:number-columns-repeated="4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0.00333" calcext:value-type="float">
            <text:p>0.0033</text:p>
          </table:table-cell>
          <table:table-cell office:value-type="float" office:value="0.00403" calcext:value-type="float">
            <text:p>0.0040</text:p>
          </table:table-cell>
          <table:table-cell office:value-type="float" office:value="0.00051" calcext:value-type="float">
            <text:p>0.0005</text:p>
          </table:table-cell>
          <table:table-cell office:value-type="float" office:value="0.00042" calcext:value-type="float">
            <text:p>0.0004</text:p>
          </table:table-cell>
          <table:table-cell office:value-type="float" office:value="-0.00003" calcext:value-type="float">
            <text:p>0.0000</text:p>
          </table:table-cell>
          <table:table-cell office:value-type="float" office:value="0.00499" calcext:value-type="float">
            <text:p>0.0050</text:p>
          </table:table-cell>
          <table:table-cell office:value-type="float" office:value="-0.00015" calcext:value-type="float">
            <text:p>-0.0002</text:p>
          </table:table-cell>
          <table:table-cell office:value-type="float" office:value="0.00137" calcext:value-type="float">
            <text:p>0.0014</text:p>
          </table:table-cell>
          <table:table-cell office:value-type="float" office:value="-0.00005" calcext:value-type="float">
            <text:p>-0.0001</text:p>
          </table:table-cell>
          <table:table-cell office:value-type="float" office:value="0.00986" calcext:value-type="float">
            <text:p>0.0099</text:p>
          </table:table-cell>
          <table:table-cell office:value-type="float" office:value="0.00239" calcext:value-type="float">
            <text:p>0.0024</text:p>
          </table:table-cell>
          <table:table-cell office:value-type="float" office:value="0.00259" calcext:value-type="float">
            <text:p>0.0026</text:p>
          </table:table-cell>
          <table:table-cell office:value-type="float" office:value="0.00229" calcext:value-type="float">
            <text:p>0.0023</text:p>
          </table:table-cell>
          <table:table-cell office:value-type="float" office:value="-0.00046" calcext:value-type="float">
            <text:p>-0.0005</text:p>
          </table:table-cell>
          <table:table-cell office:value-type="float" office:value="0.00122" calcext:value-type="float">
            <text:p>0.0012</text:p>
          </table:table-cell>
          <table:table-cell office:value-type="float" office:value="-0.00298" calcext:value-type="float">
            <text:p>-0.0030</text:p>
          </table:table-cell>
          <table:table-cell office:value-type="float" office:value="0.00061" calcext:value-type="float">
            <text:p>0.0006</text:p>
          </table:table-cell>
          <table:table-cell table:number-columns-repeated="4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0.00354" calcext:value-type="float">
            <text:p>0.0035</text:p>
          </table:table-cell>
          <table:table-cell office:value-type="float" office:value="0.00401" calcext:value-type="float">
            <text:p>0.0040</text:p>
          </table:table-cell>
          <table:table-cell office:value-type="float" office:value="0.00067" calcext:value-type="float">
            <text:p>0.0007</text:p>
          </table:table-cell>
          <table:table-cell office:value-type="float" office:value="0.00057" calcext:value-type="float">
            <text:p>0.0006</text:p>
          </table:table-cell>
          <table:table-cell office:value-type="float" office:value="0.00001" calcext:value-type="float">
            <text:p>0.0000</text:p>
          </table:table-cell>
          <table:table-cell office:value-type="float" office:value="0.00505" calcext:value-type="float">
            <text:p>0.0051</text:p>
          </table:table-cell>
          <table:table-cell office:value-type="float" office:value="-0.00031" calcext:value-type="float">
            <text:p>-0.0003</text:p>
          </table:table-cell>
          <table:table-cell office:value-type="float" office:value="0.00159" calcext:value-type="float">
            <text:p>0.00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987" calcext:value-type="float">
            <text:p>0.0099</text:p>
          </table:table-cell>
          <table:table-cell office:value-type="float" office:value="0.00227" calcext:value-type="float">
            <text:p>0.0023</text:p>
          </table:table-cell>
          <table:table-cell office:value-type="float" office:value="0.00248" calcext:value-type="float">
            <text:p>0.0025</text:p>
          </table:table-cell>
          <table:table-cell office:value-type="float" office:value="0.00215" calcext:value-type="float">
            <text:p>0.0022</text:p>
          </table:table-cell>
          <table:table-cell office:value-type="float" office:value="-0.00042" calcext:value-type="float">
            <text:p>-0.0004</text:p>
          </table:table-cell>
          <table:table-cell office:value-type="float" office:value="0.00122" calcext:value-type="float">
            <text:p>0.0012</text:p>
          </table:table-cell>
          <table:table-cell office:value-type="float" office:value="-0.00308" calcext:value-type="float">
            <text:p>-0.0031</text:p>
          </table:table-cell>
          <table:table-cell office:value-type="float" office:value="0.00054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0.00341" calcext:value-type="float">
            <text:p>0.0034</text:p>
          </table:table-cell>
          <table:table-cell office:value-type="float" office:value="0.00419" calcext:value-type="float">
            <text:p>0.0042</text:p>
          </table:table-cell>
          <table:table-cell office:value-type="float" office:value="0.00037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8" calcext:value-type="float">
            <text:p>0.0002</text:p>
          </table:table-cell>
          <table:table-cell office:value-type="float" office:value="0.00524" calcext:value-type="float">
            <text:p>0.0052</text:p>
          </table:table-cell>
          <table:table-cell office:value-type="float" office:value="-0.00017" calcext:value-type="float">
            <text:p>-0.0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1" calcext:value-type="float">
            <text:p>0.0099</text:p>
          </table:table-cell>
          <table:table-cell office:value-type="float" office:value="0.00219" calcext:value-type="float">
            <text:p>0.0022</text:p>
          </table:table-cell>
          <table:table-cell office:value-type="float" office:value="0.00281" calcext:value-type="float">
            <text:p>0.0028</text:p>
          </table:table-cell>
          <table:table-cell office:value-type="float" office:value="0.00228" calcext:value-type="float">
            <text:p>0.0023</text:p>
          </table:table-cell>
          <table:table-cell office:value-type="float" office:value="-0.00035" calcext:value-type="float">
            <text:p>-0.0004</text:p>
          </table:table-cell>
          <table:table-cell office:value-type="float" office:value="0.00131" calcext:value-type="float">
            <text:p>0.0013</text:p>
          </table:table-cell>
          <table:table-cell office:value-type="float" office:value="-0.00292" calcext:value-type="float">
            <text:p>-0.0029</text:p>
          </table:table-cell>
          <table:table-cell office:value-type="float" office:value="0.00057" calcext:value-type="float">
            <text:p>0.0006</text:p>
          </table:table-cell>
          <table:table-cell table:number-columns-repeated="4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float" office:value="0.00346" calcext:value-type="float">
            <text:p>0.0035</text:p>
          </table:table-cell>
          <table:table-cell office:value-type="float" office:value="0.00425" calcext:value-type="float">
            <text:p>0.0043</text:p>
          </table:table-cell>
          <table:table-cell office:value-type="float" office:value="0.000599" calcext:value-type="float">
            <text:p>0.0006</text:p>
          </table:table-cell>
          <table:table-cell office:value-type="float" office:value="0.00047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00504" calcext:value-type="float">
            <text:p>0.0050</text:p>
          </table:table-cell>
          <table:table-cell office:value-type="float" office:value="-0.00017" calcext:value-type="float">
            <text:p>-0.0002</text:p>
          </table:table-cell>
          <table:table-cell office:value-type="float" office:value="0.00147" calcext:value-type="float">
            <text:p>0.0015</text:p>
          </table:table-cell>
          <table:table-cell office:value-type="float" office:value="-0.00008" calcext:value-type="float">
            <text:p>-0.0001</text:p>
          </table:table-cell>
          <table:table-cell office:value-type="float" office:value="0.00987" calcext:value-type="float">
            <text:p>0.0099</text:p>
          </table:table-cell>
          <table:table-cell office:value-type="float" office:value="0.00241" calcext:value-type="float">
            <text:p>0.002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38" calcext:value-type="float">
            <text:p>0.0024</text:p>
          </table:table-cell>
          <table:table-cell office:value-type="float" office:value="-0.00031" calcext:value-type="float">
            <text:p>-0.0003</text:p>
          </table:table-cell>
          <table:table-cell office:value-type="float" office:value="0.00137" calcext:value-type="float">
            <text:p>0.0014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0.00075" calcext:value-type="float">
            <text:p>0.0008</text:p>
          </table:table-cell>
          <table:table-cell table:number-columns-repeated="4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0.00334" calcext:value-type="float">
            <text:p>0.0033</text:p>
          </table:table-cell>
          <table:table-cell office:value-type="float" office:value="0.00408" calcext:value-type="float">
            <text:p>0.0041</text:p>
          </table:table-cell>
          <table:table-cell office:value-type="float" office:value="0.00062" calcext:value-type="float">
            <text:p>0.0006</text:p>
          </table:table-cell>
          <table:table-cell office:value-type="float" office:value="0.00043" calcext:value-type="float">
            <text:p>0.0004</text:p>
          </table:table-cell>
          <table:table-cell office:value-type="float" office:value="0" calcext:value-type="float">
            <text:p>0.0000</text:p>
          </table:table-cell>
          <table:table-cell office:value-type="float" office:value="0.00516" calcext:value-type="float">
            <text:p>0.0052</text:p>
          </table:table-cell>
          <table:table-cell office:value-type="float" office:value="-0.00014" calcext:value-type="float">
            <text:p>-0.0001</text:p>
          </table:table-cell>
          <table:table-cell office:value-type="float" office:value="0.00154" calcext:value-type="float">
            <text:p>0.0015</text:p>
          </table:table-cell>
          <table:table-cell office:value-type="float" office:value="-0.00011" calcext:value-type="float">
            <text:p>-0.0001</text:p>
          </table:table-cell>
          <table:table-cell office:value-type="float" office:value="0.009889" calcext:value-type="float">
            <text:p>0.0099</text:p>
          </table:table-cell>
          <table:table-cell office:value-type="float" office:value="0.00243" calcext:value-type="float">
            <text:p>0.0024</text:p>
          </table:table-cell>
          <table:table-cell office:value-type="float" office:value="0.00264" calcext:value-type="float">
            <text:p>0.0026</text:p>
          </table:table-cell>
          <table:table-cell office:value-type="float" office:value="0.00227" calcext:value-type="float">
            <text:p>0.0023</text:p>
          </table:table-cell>
          <table:table-cell office:value-type="float" office:value="-0.00038" calcext:value-type="float">
            <text:p>-0.0004</text:p>
          </table:table-cell>
          <table:table-cell office:value-type="float" office:value="0.00123" calcext:value-type="float">
            <text:p>0.0012</text:p>
          </table:table-cell>
          <table:table-cell office:value-type="float" office:value="-0.00279" calcext:value-type="float">
            <text:p>-0.0028</text:p>
          </table:table-cell>
          <table:table-cell office:value-type="float" office:value="0.00058" calcext:value-type="float">
            <text:p>0.0006</text:p>
          </table:table-cell>
          <table:table-cell table:number-columns-repeated="4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0.00316" calcext:value-type="float">
            <text:p>0.0032</text:p>
          </table:table-cell>
          <table:table-cell office:value-type="float" office:value="0.00386" calcext:value-type="float">
            <text:p>0.0039</text:p>
          </table:table-cell>
          <table:table-cell office:value-type="float" office:value="0.00032" calcext:value-type="float">
            <text:p>0.0003</text:p>
          </table:table-cell>
          <table:table-cell office:value-type="float" office:value="0.00045" calcext:value-type="float">
            <text:p>0.0005</text:p>
          </table:table-cell>
          <table:table-cell office:value-type="float" office:value="-0.00003" calcext:value-type="float">
            <text:p>0.0000</text:p>
          </table:table-cell>
          <table:table-cell office:value-type="float" office:value="0.00532" calcext:value-type="float">
            <text:p>0.0053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151" calcext:value-type="float">
            <text:p>0.0015</text:p>
          </table:table-cell>
          <table:table-cell office:value-type="float" office:value="-0.00002" calcext:value-type="float">
            <text:p>0.0000</text:p>
          </table:table-cell>
          <table:table-cell office:value-type="float" office:value="0.01004" calcext:value-type="float">
            <text:p>0.0100</text:p>
          </table:table-cell>
          <table:table-cell office:value-type="float" office:value="0.00237" calcext:value-type="float">
            <text:p>0.0024</text:p>
          </table:table-cell>
          <table:table-cell office:value-type="float" office:value="0.00259" calcext:value-type="float">
            <text:p>0.0026</text:p>
          </table:table-cell>
          <table:table-cell office:value-type="float" office:value="0.00243" calcext:value-type="float">
            <text:p>0.0024</text:p>
          </table:table-cell>
          <table:table-cell office:value-type="float" office:value="-0.00043" calcext:value-type="float">
            <text:p>-0.0004</text:p>
          </table:table-cell>
          <table:table-cell office:value-type="float" office:value="0.00139" calcext:value-type="float">
            <text:p>0.0014</text:p>
          </table:table-cell>
          <table:table-cell office:value-type="float" office:value="-0.00288" calcext:value-type="float">
            <text:p>-0.0029</text:p>
          </table:table-cell>
          <table:table-cell office:value-type="float" office:value="0.00059" calcext:value-type="float">
            <text:p>0.0006</text:p>
          </table:table-cell>
          <table:table-cell table:number-columns-repeated="4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0.00322" calcext:value-type="float">
            <text:p>0.0032</text:p>
          </table:table-cell>
          <table:table-cell office:value-type="float" office:value="0.00401" calcext:value-type="float">
            <text:p>0.0040</text:p>
          </table:table-cell>
          <table:table-cell office:value-type="float" office:value="0.00067" calcext:value-type="float">
            <text:p>0.0007</text:p>
          </table:table-cell>
          <table:table-cell office:value-type="float" office:value="0.00058" calcext:value-type="float">
            <text:p>0.0006</text:p>
          </table:table-cell>
          <table:table-cell office:value-type="float" office:value="0" calcext:value-type="float">
            <text:p>0.0000</text:p>
          </table:table-cell>
          <table:table-cell office:value-type="float" office:value="0.00537" calcext:value-type="float">
            <text:p>0.0054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148" calcext:value-type="float">
            <text:p>0.0015</text:p>
          </table:table-cell>
          <table:table-cell office:value-type="float" office:value="-0.00011" calcext:value-type="float">
            <text:p>-0.0001</text:p>
          </table:table-cell>
          <table:table-cell office:value-type="float" office:value="0.01009" calcext:value-type="float">
            <text:p>0.0101</text:p>
          </table:table-cell>
          <table:table-cell office:value-type="float" office:value="0.00226" calcext:value-type="float">
            <text:p>0.0023</text:p>
          </table:table-cell>
          <table:table-cell office:value-type="float" office:value="0.00281" calcext:value-type="float">
            <text:p>0.0028</text:p>
          </table:table-cell>
          <table:table-cell office:value-type="float" office:value="0.00248" calcext:value-type="float">
            <text:p>0.0025</text:p>
          </table:table-cell>
          <table:table-cell office:value-type="float" office:value="-0.00043" calcext:value-type="float">
            <text:p>-0.0004</text:p>
          </table:table-cell>
          <table:table-cell office:value-type="float" office:value="0.00134" calcext:value-type="float">
            <text:p>0.0013</text:p>
          </table:table-cell>
          <table:table-cell office:value-type="float" office:value="-0.00275" calcext:value-type="float">
            <text:p>-0.0028</text:p>
          </table:table-cell>
          <table:table-cell office:value-type="float" office:value="0.00053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0.00332" calcext:value-type="float">
            <text:p>0.0033</text:p>
          </table:table-cell>
          <table:table-cell office:value-type="float" office:value="0.00409" calcext:value-type="float">
            <text:p>0.0041</text:p>
          </table:table-cell>
          <table:table-cell office:value-type="float" office:value="0.00046" calcext:value-type="float">
            <text:p>0.0005</text:p>
          </table:table-cell>
          <table:table-cell office:value-type="float" office:value="0.00047" calcext:value-type="float">
            <text:p>0.0005</text:p>
          </table:table-cell>
          <table:table-cell office:value-type="float" office:value="0.00002" calcext:value-type="float">
            <text:p>0.0000</text:p>
          </table:table-cell>
          <table:table-cell office:value-type="float" office:value="0.00508" calcext:value-type="float">
            <text:p>0.0051</text:p>
          </table:table-cell>
          <table:table-cell office:value-type="float" office:value="0.00005" calcext:value-type="float">
            <text:p>0.0001</text:p>
          </table:table-cell>
          <table:table-cell office:value-type="float" office:value="0.00168" calcext:value-type="float">
            <text:p>0.0017</text:p>
          </table:table-cell>
          <table:table-cell office:value-type="float" office:value="-0.00011" calcext:value-type="float">
            <text:p>-0.0001</text:p>
          </table:table-cell>
          <table:table-cell office:value-type="float" office:value="0.00993" calcext:value-type="float">
            <text:p>0.0099</text:p>
          </table:table-cell>
          <table:table-cell office:value-type="float" office:value="0.00246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34" calcext:value-type="float">
            <text:p>0.0023</text:p>
          </table:table-cell>
          <table:table-cell office:value-type="float" office:value="-0.00011" calcext:value-type="float">
            <text:p>-0.0001</text:p>
          </table:table-cell>
          <table:table-cell office:value-type="float" office:value="0.00135" calcext:value-type="float">
            <text:p>0.0014</text:p>
          </table:table-cell>
          <table:table-cell office:value-type="float" office:value="-0.00244" calcext:value-type="float">
            <text:p>-0.0024</text:p>
          </table:table-cell>
          <table:table-cell office:value-type="float" office:value="0.0008" calcext:value-type="float">
            <text:p>0.0008</text:p>
          </table:table-cell>
          <table:table-cell table:number-columns-repeated="4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0.00325" calcext:value-type="float">
            <text:p>0.0033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35" calcext:value-type="float">
            <text:p>0.0004</text:p>
          </table:table-cell>
          <table:table-cell office:value-type="float" office:value="0.00037" calcext:value-type="float">
            <text:p>0.0004</text:p>
          </table:table-cell>
          <table:table-cell office:value-type="float" office:value="0.00005" calcext:value-type="float">
            <text:p>0.0001</text:p>
          </table:table-cell>
          <table:table-cell office:value-type="float" office:value="0.00541" calcext:value-type="float">
            <text:p>0.0054</text:p>
          </table:table-cell>
          <table:table-cell office:value-type="float" office:value="-0.00005" calcext:value-type="float">
            <text:p>-0.0001</text:p>
          </table:table-cell>
          <table:table-cell office:value-type="float" office:value="0.00167" calcext:value-type="float">
            <text:p>0.0017</text:p>
          </table:table-cell>
          <table:table-cell office:value-type="float" office:value="0.00001" calcext:value-type="float">
            <text:p>0.0000</text:p>
          </table:table-cell>
          <table:table-cell office:value-type="float" office:value="0.01004" calcext:value-type="float">
            <text:p>0.0100</text:p>
          </table:table-cell>
          <table:table-cell office:value-type="float" office:value="0.00225" calcext:value-type="float">
            <text:p>0.0023</text:p>
          </table:table-cell>
          <table:table-cell office:value-type="float" office:value="0.00274" calcext:value-type="float">
            <text:p>0.0027</text:p>
          </table:table-cell>
          <table:table-cell office:value-type="float" office:value="0.00245" calcext:value-type="float">
            <text:p>0.0025</text:p>
          </table:table-cell>
          <table:table-cell office:value-type="float" office:value="-0.00035" calcext:value-type="float">
            <text:p>-0.0004</text:p>
          </table:table-cell>
          <table:table-cell office:value-type="float" office:value="0.00138" calcext:value-type="float">
            <text:p>0.0014</text:p>
          </table:table-cell>
          <table:table-cell office:value-type="float" office:value="-0.00274" calcext:value-type="float">
            <text:p>-0.0027</text:p>
          </table:table-cell>
          <table:table-cell office:value-type="float" office:value="0.00053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0.00344" calcext:value-type="float">
            <text:p>0.0034</text:p>
          </table:table-cell>
          <table:table-cell office:value-type="float" office:value="0.00413" calcext:value-type="float">
            <text:p>0.0041</text:p>
          </table:table-cell>
          <table:table-cell office:value-type="float" office:value="0.00047" calcext:value-type="float">
            <text:p>0.0005</text:p>
          </table:table-cell>
          <table:table-cell office:value-type="float" office:value="0.00048" calcext:value-type="float">
            <text:p>0.0005</text:p>
          </table:table-cell>
          <table:table-cell office:value-type="float" office:value="0.00001" calcext:value-type="float">
            <text:p>0.0000</text:p>
          </table:table-cell>
          <table:table-cell office:value-type="float" office:value="0.00542" calcext:value-type="float">
            <text:p>0.0054</text:p>
          </table:table-cell>
          <table:table-cell office:value-type="float" office:value="0.00002" calcext:value-type="float">
            <text:p>0.0000</text:p>
          </table:table-cell>
          <table:table-cell office:value-type="float" office:value="0.00159" calcext:value-type="float">
            <text:p>0.0016</text:p>
          </table:table-cell>
          <table:table-cell office:value-type="float" office:value="0.00017" calcext:value-type="float">
            <text:p>0.0002</text:p>
          </table:table-cell>
          <table:table-cell office:value-type="float" office:value="0.01018" calcext:value-type="float">
            <text:p>0.0102</text:p>
          </table:table-cell>
          <table:table-cell office:value-type="float" office:value="0.00219" calcext:value-type="float">
            <text:p>0.0022</text:p>
          </table:table-cell>
          <table:table-cell office:value-type="float" office:value="0.00288" calcext:value-type="float">
            <text:p>0.0029</text:p>
          </table:table-cell>
          <table:table-cell office:value-type="float" office:value="0.00266" calcext:value-type="float">
            <text:p>0.0027</text:p>
          </table:table-cell>
          <table:table-cell office:value-type="float" office:value="-0.00024" calcext:value-type="float">
            <text:p>-0.0002</text:p>
          </table:table-cell>
          <table:table-cell office:value-type="float" office:value="0.00122" calcext:value-type="float">
            <text:p>0.0012</text:p>
          </table:table-cell>
          <table:table-cell office:value-type="float" office:value="-0.00278" calcext:value-type="float">
            <text:p>-0.0028</text:p>
          </table:table-cell>
          <table:table-cell office:value-type="float" office:value="0.00054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423" calcext:value-type="float">
            <text:p>0.0042</text:p>
          </table:table-cell>
          <table:table-cell office:value-type="float" office:value="0.000599" calcext:value-type="float">
            <text:p>0.0006</text:p>
          </table:table-cell>
          <table:table-cell office:value-type="float" office:value="0.00056" calcext:value-type="float">
            <text:p>0.0006</text:p>
          </table:table-cell>
          <table:table-cell office:value-type="float" office:value="0.00006" calcext:value-type="float">
            <text:p>0.0001</text:p>
          </table:table-cell>
          <table:table-cell office:value-type="float" office:value="0.00524" calcext:value-type="float">
            <text:p>0.0052</text:p>
          </table:table-cell>
          <table:table-cell office:value-type="float" office:value="-0.00004" calcext:value-type="float">
            <text:p>0.0000</text:p>
          </table:table-cell>
          <table:table-cell office:value-type="float" office:value="0.00165" calcext:value-type="float">
            <text:p>0.0017</text:p>
          </table:table-cell>
          <table:table-cell office:value-type="float" office:value="0.00009" calcext:value-type="float">
            <text:p>0.0001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214" calcext:value-type="float">
            <text:p>0.0021</text:p>
          </table:table-cell>
          <table:table-cell office:value-type="float" office:value="0.00284" calcext:value-type="float">
            <text:p>0.0028</text:p>
          </table:table-cell>
          <table:table-cell office:value-type="float" office:value="0.00258" calcext:value-type="float">
            <text:p>0.0026</text:p>
          </table:table-cell>
          <table:table-cell office:value-type="float" office:value="-0.00017" calcext:value-type="float">
            <text:p>-0.0002</text:p>
          </table:table-cell>
          <table:table-cell office:value-type="float" office:value="0.00128" calcext:value-type="float">
            <text:p>0.0013</text:p>
          </table:table-cell>
          <table:table-cell office:value-type="float" office:value="-0.00286" calcext:value-type="float">
            <text:p>-0.0029</text:p>
          </table:table-cell>
          <table:table-cell office:value-type="float" office:value="0.00047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00343" calcext:value-type="float">
            <text:p>0.0034</text:p>
          </table:table-cell>
          <table:table-cell office:value-type="float" office:value="0.00422" calcext:value-type="float">
            <text:p>0.0042</text:p>
          </table:table-cell>
          <table:table-cell office:value-type="float" office:value="0.00067" calcext:value-type="float">
            <text:p>0.0007</text:p>
          </table:table-cell>
          <table:table-cell office:value-type="float" office:value="0.00059" calcext:value-type="float">
            <text:p>0.0006</text:p>
          </table:table-cell>
          <table:table-cell office:value-type="float" office:value="0" calcext:value-type="float">
            <text:p>0.0000</text:p>
          </table:table-cell>
          <table:table-cell office:value-type="float" office:value="0.00538" calcext:value-type="float">
            <text:p>0.0054</text:p>
          </table:table-cell>
          <table:table-cell office:value-type="float" office:value="0.00001" calcext:value-type="float">
            <text:p>0.0000</text:p>
          </table:table-cell>
          <table:table-cell office:value-type="float" office:value="0.00159" calcext:value-type="float">
            <text:p>0.00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0215" calcext:value-type="float">
            <text:p>0.002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48" calcext:value-type="float">
            <text:p>0.0025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144" calcext:value-type="float">
            <text:p>0.0014</text:p>
          </table:table-cell>
          <table:table-cell office:value-type="float" office:value="-0.00285" calcext:value-type="float">
            <text:p>-0.0029</text:p>
          </table:table-cell>
          <table:table-cell office:value-type="float" office:value="0.00031" calcext:value-type="float">
            <text:p>0.0003</text:p>
          </table:table-cell>
          <table:table-cell table:number-columns-repeated="4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0.00344" calcext:value-type="float">
            <text:p>0.0034</text:p>
          </table:table-cell>
          <table:table-cell office:value-type="float" office:value="0.00412" calcext:value-type="float">
            <text:p>0.0041</text:p>
          </table:table-cell>
          <table:table-cell office:value-type="float" office:value="0.00049" calcext:value-type="float">
            <text:p>0.0005</text:p>
          </table:table-cell>
          <table:table-cell office:value-type="float" office:value="0.00051" calcext:value-type="float">
            <text:p>0.0005</text:p>
          </table:table-cell>
          <table:table-cell office:value-type="float" office:value="-0.00019" calcext:value-type="float">
            <text:p>-0.0002</text:p>
          </table:table-cell>
          <table:table-cell office:value-type="float" office:value="0.00527" calcext:value-type="float">
            <text:p>0.0053</text:p>
          </table:table-cell>
          <table:table-cell office:value-type="float" office:value="0.00013" calcext:value-type="float">
            <text:p>0.0001</text:p>
          </table:table-cell>
          <table:table-cell office:value-type="float" office:value="0.00171" calcext:value-type="float">
            <text:p>0.0017</text:p>
          </table:table-cell>
          <table:table-cell office:value-type="float" office:value="0.00016" calcext:value-type="float">
            <text:p>0.0002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219" calcext:value-type="float">
            <text:p>0.0022</text:p>
          </table:table-cell>
          <table:table-cell office:value-type="float" office:value="0.00295" calcext:value-type="float">
            <text:p>0.0030</text:p>
          </table:table-cell>
          <table:table-cell office:value-type="float" office:value="0.00267" calcext:value-type="float">
            <text:p>0.0027</text:p>
          </table:table-cell>
          <table:table-cell office:value-type="float" office:value="-0.00035" calcext:value-type="float">
            <text:p>-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265" calcext:value-type="float">
            <text:p>-0.0027</text:p>
          </table:table-cell>
          <table:table-cell office:value-type="float" office:value="0.00045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0.00347" calcext:value-type="float">
            <text:p>0.0035</text:p>
          </table:table-cell>
          <table:table-cell office:value-type="float" office:value="0.00419" calcext:value-type="float">
            <text:p>0.0042</text:p>
          </table:table-cell>
          <table:table-cell office:value-type="float" office:value="0.00076" calcext:value-type="float">
            <text:p>0.0008</text:p>
          </table:table-cell>
          <table:table-cell office:value-type="float" office:value="0.00067" calcext:value-type="float">
            <text:p>0.0007</text:p>
          </table:table-cell>
          <table:table-cell office:value-type="float" office:value="0.00011" calcext:value-type="float">
            <text:p>0.0001</text:p>
          </table:table-cell>
          <table:table-cell office:value-type="float" office:value="0.00538" calcext:value-type="float">
            <text:p>0.0054</text:p>
          </table:table-cell>
          <table:table-cell office:value-type="float" office:value="-0.00002" calcext:value-type="float">
            <text:p>0.0000</text:p>
          </table:table-cell>
          <table:table-cell office:value-type="float" office:value="0.00156" calcext:value-type="float">
            <text:p>0.0016</text:p>
          </table:table-cell>
          <table:table-cell office:value-type="float" office:value="0.00011" calcext:value-type="float">
            <text:p>0.0001</text:p>
          </table:table-cell>
          <table:table-cell office:value-type="float" office:value="0.01045" calcext:value-type="float">
            <text:p>0.0105</text:p>
          </table:table-cell>
          <table:table-cell office:value-type="float" office:value="0.00231" calcext:value-type="float">
            <text:p>0.0023</text:p>
          </table:table-cell>
          <table:table-cell office:value-type="float" office:value="0.00277" calcext:value-type="float">
            <text:p>0.0028</text:p>
          </table:table-cell>
          <table:table-cell office:value-type="float" office:value="0.00249" calcext:value-type="float">
            <text:p>0.0025</text:p>
          </table:table-cell>
          <table:table-cell office:value-type="float" office:value="-0.00021" calcext:value-type="float">
            <text:p>-0.0002</text:p>
          </table:table-cell>
          <table:table-cell office:value-type="float" office:value="0.00134" calcext:value-type="float">
            <text:p>0.0013</text:p>
          </table:table-cell>
          <table:table-cell office:value-type="float" office:value="-0.00271" calcext:value-type="float">
            <text:p>-0.0027</text:p>
          </table:table-cell>
          <table:table-cell office:value-type="float" office:value="0.00038" calcext:value-type="float">
            <text:p>0.0004</text:p>
          </table:table-cell>
          <table:table-cell table:number-columns-repeated="4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0.00338" calcext:value-type="float">
            <text:p>0.0034</text:p>
          </table:table-cell>
          <table:table-cell office:value-type="float" office:value="0.00411" calcext:value-type="float">
            <text:p>0.0041</text:p>
          </table:table-cell>
          <table:table-cell office:value-type="float" office:value="0.00079" calcext:value-type="float">
            <text:p>0.0008</text:p>
          </table:table-cell>
          <table:table-cell office:value-type="float" office:value="0.00058" calcext:value-type="float">
            <text:p>0.0006</text:p>
          </table:table-cell>
          <table:table-cell office:value-type="float" office:value="0" calcext:value-type="float">
            <text:p>0.0000</text:p>
          </table:table-cell>
          <table:table-cell office:value-type="float" office:value="0.00534" calcext:value-type="float">
            <text:p>0.0053</text:p>
          </table:table-cell>
          <table:table-cell office:value-type="float" office:value="-0.00004" calcext:value-type="float">
            <text:p>0.0000</text:p>
          </table:table-cell>
          <table:table-cell office:value-type="float" office:value="0.00171" calcext:value-type="float">
            <text:p>0.0017</text:p>
          </table:table-cell>
          <table:table-cell office:value-type="float" office:value="-0.00018" calcext:value-type="float">
            <text:p>-0.0002</text:p>
          </table:table-cell>
          <table:table-cell office:value-type="float" office:value="0.01017" calcext:value-type="float">
            <text:p>0.0102</text:p>
          </table:table-cell>
          <table:table-cell office:value-type="float" office:value="0.00226" calcext:value-type="float">
            <text:p>0.0023</text:p>
          </table:table-cell>
          <table:table-cell office:value-type="float" office:value="0.00258" calcext:value-type="float">
            <text:p>0.0026</text:p>
          </table:table-cell>
          <table:table-cell office:value-type="float" office:value="0.00238" calcext:value-type="float">
            <text:p>0.0024</text:p>
          </table:table-cell>
          <table:table-cell office:value-type="float" office:value="-0.00033" calcext:value-type="float">
            <text:p>-0.0003</text:p>
          </table:table-cell>
          <table:table-cell office:value-type="float" office:value="0.00134" calcext:value-type="float">
            <text:p>0.0013</text:p>
          </table:table-cell>
          <table:table-cell office:value-type="float" office:value="-0.00281" calcext:value-type="float">
            <text:p>-0.0028</text:p>
          </table:table-cell>
          <table:table-cell office:value-type="float" office:value="0.00024" calcext:value-type="float">
            <text:p>0.0002</text:p>
          </table:table-cell>
          <table:table-cell table:number-columns-repeated="4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0.00344" calcext:value-type="float">
            <text:p>0.0034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068" calcext:value-type="float">
            <text:p>0.0007</text:p>
          </table:table-cell>
          <table:table-cell office:value-type="float" office:value="0.00062" calcext:value-type="float">
            <text:p>0.0006</text:p>
          </table:table-cell>
          <table:table-cell office:value-type="float" office:value="0.00019" calcext:value-type="float">
            <text:p>0.0002</text:p>
          </table:table-cell>
          <table:table-cell office:value-type="float" office:value="0.00556" calcext:value-type="float">
            <text:p>0.0056</text:p>
          </table:table-cell>
          <table:table-cell office:value-type="float" office:value="0.000069" calcext:value-type="float">
            <text:p>0.0001</text:p>
          </table:table-cell>
          <table:table-cell office:value-type="float" office:value="0.00163" calcext:value-type="float">
            <text:p>0.0016</text:p>
          </table:table-cell>
          <table:table-cell office:value-type="float" office:value="-0.00016" calcext:value-type="float">
            <text:p>-0.0002</text:p>
          </table:table-cell>
          <table:table-cell office:value-type="float" office:value="0.01027" calcext:value-type="float">
            <text:p>0.0103</text:p>
          </table:table-cell>
          <table:table-cell office:value-type="float" office:value="0.00233" calcext:value-type="float">
            <text:p>0.0023</text:p>
          </table:table-cell>
          <table:table-cell office:value-type="float" office:value="0.00284" calcext:value-type="float">
            <text:p>0.0028</text:p>
          </table:table-cell>
          <table:table-cell office:value-type="float" office:value="0.00269" calcext:value-type="float">
            <text:p>0.0027</text:p>
          </table:table-cell>
          <table:table-cell office:value-type="float" office:value="-0.00041" calcext:value-type="float">
            <text:p>-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-0.00265" calcext:value-type="float">
            <text:p>-0.0027</text:p>
          </table:table-cell>
          <table:table-cell office:value-type="float" office:value="0.00036" calcext:value-type="float">
            <text:p>0.0004</text:p>
          </table:table-cell>
          <table:table-cell table:number-columns-repeated="4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0.00355" calcext:value-type="float">
            <text:p>0.0036</text:p>
          </table:table-cell>
          <table:table-cell office:value-type="float" office:value="0.00434" calcext:value-type="float">
            <text:p>0.0043</text:p>
          </table:table-cell>
          <table:table-cell office:value-type="float" office:value="0.00057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2" calcext:value-type="float">
            <text:p>0.000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013" calcext:value-type="float">
            <text:p>0.0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1037" calcext:value-type="float">
            <text:p>0.0104</text:p>
          </table:table-cell>
          <table:table-cell office:value-type="float" office:value="0.00237" calcext:value-type="float">
            <text:p>0.0024</text:p>
          </table:table-cell>
          <table:table-cell office:value-type="float" office:value="0.00272" calcext:value-type="float">
            <text:p>0.0027</text:p>
          </table:table-cell>
          <table:table-cell office:value-type="float" office:value="0.0025" calcext:value-type="float">
            <text:p>0.0025</text:p>
          </table:table-cell>
          <table:table-cell office:value-type="float" office:value="-0.00042" calcext:value-type="float">
            <text:p>-0.0004</text:p>
          </table:table-cell>
          <table:table-cell office:value-type="float" office:value="0.00123" calcext:value-type="float">
            <text:p>0.0012</text:p>
          </table:table-cell>
          <table:table-cell office:value-type="float" office:value="-0.00274" calcext:value-type="float">
            <text:p>-0.0027</text:p>
          </table:table-cell>
          <table:table-cell office:value-type="float" office:value="0.00042" calcext:value-type="float">
            <text:p>0.0004</text:p>
          </table:table-cell>
          <table:table-cell table:number-columns-repeated="4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0.00355" calcext:value-type="float">
            <text:p>0.0036</text:p>
          </table:table-cell>
          <table:table-cell office:value-type="float" office:value="0.00424" calcext:value-type="float">
            <text:p>0.0042</text:p>
          </table:table-cell>
          <table:table-cell office:value-type="float" office:value="0.00087" calcext:value-type="float">
            <text:p>0.0009</text:p>
          </table:table-cell>
          <table:table-cell office:value-type="float" office:value="0.00078" calcext:value-type="float">
            <text:p>0.0008</text:p>
          </table:table-cell>
          <table:table-cell office:value-type="float" office:value="0.00022" calcext:value-type="float">
            <text:p>0.000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73" calcext:value-type="float">
            <text:p>0.0017</text:p>
          </table:table-cell>
          <table:table-cell office:value-type="float" office:value="-0.00028" calcext:value-type="float">
            <text:p>-0.0003</text:p>
          </table:table-cell>
          <table:table-cell office:value-type="float" office:value="0.01026" calcext:value-type="float">
            <text:p>0.0103</text:p>
          </table:table-cell>
          <table:table-cell office:value-type="float" office:value="0.00227" calcext:value-type="float">
            <text:p>0.0023</text:p>
          </table:table-cell>
          <table:table-cell office:value-type="float" office:value="0.00274" calcext:value-type="float">
            <text:p>0.0027</text:p>
          </table:table-cell>
          <table:table-cell office:value-type="float" office:value="0.00243" calcext:value-type="float">
            <text:p>0.0024</text:p>
          </table:table-cell>
          <table:table-cell office:value-type="float" office:value="-0.00039" calcext:value-type="float">
            <text:p>-0.0004</text:p>
          </table:table-cell>
          <table:table-cell office:value-type="float" office:value="0.00125" calcext:value-type="float">
            <text:p>0.0013</text:p>
          </table:table-cell>
          <table:table-cell office:value-type="float" office:value="-0.00252" calcext:value-type="float">
            <text:p>-0.0025</text:p>
          </table:table-cell>
          <table:table-cell office:value-type="float" office:value="0.00054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0.00345" calcext:value-type="float">
            <text:p>0.0035</text:p>
          </table:table-cell>
          <table:table-cell office:value-type="float" office:value="0.00425" calcext:value-type="float">
            <text:p>0.0043</text:p>
          </table:table-cell>
          <table:table-cell office:value-type="float" office:value="0.00079" calcext:value-type="float">
            <text:p>0.000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552" calcext:value-type="float">
            <text:p>0.0055</text:p>
          </table:table-cell>
          <table:table-cell office:value-type="float" office:value="-0.00009" calcext:value-type="float">
            <text:p>-0.0001</text:p>
          </table:table-cell>
          <table:table-cell office:value-type="float" office:value="0.00171" calcext:value-type="float">
            <text:p>0.0017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243" calcext:value-type="float">
            <text:p>0.0024</text:p>
          </table:table-cell>
          <table:table-cell office:value-type="float" office:value="0.00268" calcext:value-type="float">
            <text:p>0.0027</text:p>
          </table:table-cell>
          <table:table-cell office:value-type="float" office:value="0.00251" calcext:value-type="float">
            <text:p>0.0025</text:p>
          </table:table-cell>
          <table:table-cell office:value-type="float" office:value="-0.00047" calcext:value-type="float">
            <text:p>-0.0005</text:p>
          </table:table-cell>
          <table:table-cell office:value-type="float" office:value="0.00137" calcext:value-type="float">
            <text:p>0.0014</text:p>
          </table:table-cell>
          <table:table-cell office:value-type="float" office:value="-0.0026" calcext:value-type="float">
            <text:p>-0.0026</text:p>
          </table:table-cell>
          <table:table-cell office:value-type="float" office:value="0.00034" calcext:value-type="float">
            <text:p>0.0003</text:p>
          </table:table-cell>
          <table:table-cell table:number-columns-repeated="4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0.00356" calcext:value-type="float">
            <text:p>0.0036</text:p>
          </table:table-cell>
          <table:table-cell office:value-type="float" office:value="0.00426" calcext:value-type="float">
            <text:p>0.0043</text:p>
          </table:table-cell>
          <table:table-cell office:value-type="float" office:value="0.00101" calcext:value-type="float">
            <text:p>0.0010</text:p>
          </table:table-cell>
          <table:table-cell office:value-type="float" office:value="0.00088" calcext:value-type="float">
            <text:p>0.0009</text:p>
          </table:table-cell>
          <table:table-cell office:value-type="float" office:value="0.00033" calcext:value-type="float">
            <text:p>0.0003</text:p>
          </table:table-cell>
          <table:table-cell office:value-type="float" office:value="0.00562" calcext:value-type="float">
            <text:p>0.0056</text:p>
          </table:table-cell>
          <table:table-cell office:value-type="float" office:value="0.000069" calcext:value-type="float">
            <text:p>0.0001</text:p>
          </table:table-cell>
          <table:table-cell office:value-type="float" office:value="0.00178" calcext:value-type="float">
            <text:p>0.0018</text:p>
          </table:table-cell>
          <table:table-cell office:value-type="float" office:value="0.00024" calcext:value-type="float">
            <text:p>0.0002</text:p>
          </table:table-cell>
          <table:table-cell office:value-type="float" office:value="0.01063" calcext:value-type="float">
            <text:p>0.0106</text:p>
          </table:table-cell>
          <table:table-cell office:value-type="float" office:value="0.00246" calcext:value-type="float">
            <text:p>0.0025</text:p>
          </table:table-cell>
          <table:table-cell office:value-type="float" office:value="0.00295" calcext:value-type="float">
            <text:p>0.0030</text:p>
          </table:table-cell>
          <table:table-cell office:value-type="float" office:value="0.00273" calcext:value-type="float">
            <text:p>0.0027</text:p>
          </table:table-cell>
          <table:table-cell office:value-type="float" office:value="-0.00049" calcext:value-type="float">
            <text:p>-0.0005</text:p>
          </table:table-cell>
          <table:table-cell office:value-type="float" office:value="0.00116" calcext:value-type="float">
            <text:p>0.0012</text:p>
          </table:table-cell>
          <table:table-cell office:value-type="float" office:value="-0.00252" calcext:value-type="float">
            <text:p>-0.0025</text:p>
          </table:table-cell>
          <table:table-cell office:value-type="float" office:value="0.00054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0.00351" calcext:value-type="float">
            <text:p>0.003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07" calcext:value-type="float">
            <text:p>0.0011</text:p>
          </table:table-cell>
          <table:table-cell office:value-type="float" office:value="0.00093" calcext:value-type="float">
            <text:p>0.0009</text:p>
          </table:table-cell>
          <table:table-cell office:value-type="float" office:value="0.00058" calcext:value-type="float">
            <text:p>0.0006</text:p>
          </table:table-cell>
          <table:table-cell office:value-type="float" office:value="0.00569" calcext:value-type="float">
            <text:p>0.0057</text:p>
          </table:table-cell>
          <table:table-cell office:value-type="float" office:value="0.00013" calcext:value-type="float">
            <text:p>0.0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002" calcext:value-type="float">
            <text:p>0.0000</text:p>
          </table:table-cell>
          <table:table-cell office:value-type="float" office:value="0.01039" calcext:value-type="float">
            <text:p>0.0104</text:p>
          </table:table-cell>
          <table:table-cell office:value-type="float" office:value="0.00248" calcext:value-type="float">
            <text:p>0.002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62" calcext:value-type="float">
            <text:p>0.0026</text:p>
          </table:table-cell>
          <table:table-cell office:value-type="float" office:value="-0.00029" calcext:value-type="float">
            <text:p>-0.0003</text:p>
          </table:table-cell>
          <table:table-cell office:value-type="float" office:value="0.00122" calcext:value-type="float">
            <text:p>0.0012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.00054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0.00378" calcext:value-type="float">
            <text:p>0.0038</text:p>
          </table:table-cell>
          <table:table-cell office:value-type="float" office:value="0.00447" calcext:value-type="float">
            <text:p>0.0045</text:p>
          </table:table-cell>
          <table:table-cell office:value-type="float" office:value="0.00101" calcext:value-type="float">
            <text:p>0.0010</text:p>
          </table:table-cell>
          <table:table-cell office:value-type="float" office:value="0.00092" calcext:value-type="float">
            <text:p>0.0009</text:p>
          </table:table-cell>
          <table:table-cell office:value-type="float" office:value="0.00054" calcext:value-type="float">
            <text:p>0.0005</text:p>
          </table:table-cell>
          <table:table-cell office:value-type="float" office:value="0.00574" calcext:value-type="float">
            <text:p>0.0057</text:p>
          </table:table-cell>
          <table:table-cell office:value-type="float" office:value="0.00002" calcext:value-type="float">
            <text:p>0.0000</text:p>
          </table:table-cell>
          <table:table-cell office:value-type="float" office:value="0.00182" calcext:value-type="float">
            <text:p>0.0018</text:p>
          </table:table-cell>
          <table:table-cell office:value-type="float" office:value="-0.00011" calcext:value-type="float">
            <text:p>-0.0001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239" calcext:value-type="float">
            <text:p>0.0024</text:p>
          </table:table-cell>
          <table:table-cell office:value-type="float" office:value="0.00304" calcext:value-type="float">
            <text:p>0.0030</text:p>
          </table:table-cell>
          <table:table-cell office:value-type="float" office:value="0.00284" calcext:value-type="float">
            <text:p>0.0028</text:p>
          </table:table-cell>
          <table:table-cell office:value-type="float" office:value="-0.00044" calcext:value-type="float">
            <text:p>-0.0004</text:p>
          </table:table-cell>
          <table:table-cell office:value-type="float" office:value="0.00133" calcext:value-type="float">
            <text:p>0.0013</text:p>
          </table:table-cell>
          <table:table-cell office:value-type="float" office:value="-0.00242" calcext:value-type="float">
            <text:p>-0.0024</text:p>
          </table:table-cell>
          <table:table-cell office:value-type="float" office:value="0.00052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0.00362" calcext:value-type="float">
            <text:p>0.0036</text:p>
          </table:table-cell>
          <table:table-cell office:value-type="float" office:value="0.00425" calcext:value-type="float">
            <text:p>0.0043</text:p>
          </table:table-cell>
          <table:table-cell table:number-columns-repeated="2" office:value-type="float" office:value="0.000889" calcext:value-type="float">
            <text:p>0.0009</text:p>
          </table:table-cell>
          <table:table-cell office:value-type="float" office:value="0.00064" calcext:value-type="float">
            <text:p>0.0006</text:p>
          </table:table-cell>
          <table:table-cell office:value-type="float" office:value="0.00597" calcext:value-type="float">
            <text:p>0.0060</text:p>
          </table:table-cell>
          <table:table-cell office:value-type="float" office:value="-0.00006" calcext:value-type="float">
            <text:p>-0.0001</text:p>
          </table:table-cell>
          <table:table-cell office:value-type="float" office:value="0.00174" calcext:value-type="float">
            <text:p>0.0017</text:p>
          </table:table-cell>
          <table:table-cell office:value-type="float" office:value="0.00021" calcext:value-type="float">
            <text:p>0.0002</text:p>
          </table:table-cell>
          <table:table-cell office:value-type="float" office:value="0.01051" calcext:value-type="float">
            <text:p>0.0105</text:p>
          </table:table-cell>
          <table:table-cell office:value-type="float" office:value="0.00253" calcext:value-type="float">
            <text:p>0.0025</text:p>
          </table:table-cell>
          <table:table-cell office:value-type="float" office:value="0.00306" calcext:value-type="float">
            <text:p>0.0031</text:p>
          </table:table-cell>
          <table:table-cell office:value-type="float" office:value="0.00295" calcext:value-type="float">
            <text:p>0.0030</text:p>
          </table:table-cell>
          <table:table-cell office:value-type="float" office:value="-0.00031" calcext:value-type="float">
            <text:p>-0.0003</text:p>
          </table:table-cell>
          <table:table-cell office:value-type="float" office:value="0.00134" calcext:value-type="float">
            <text:p>0.0013</text:p>
          </table:table-cell>
          <table:table-cell office:value-type="float" office:value="-0.00247" calcext:value-type="float">
            <text:p>-0.0025</text:p>
          </table:table-cell>
          <table:table-cell office:value-type="float" office:value="0.00052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74" calcext:value-type="float">
            <text:p>0.0047</text:p>
          </table:table-cell>
          <table:table-cell office:value-type="float" office:value="0.00116" calcext:value-type="float">
            <text:p>0.0012</text:p>
          </table:table-cell>
          <table:table-cell office:value-type="float" office:value="0.000889" calcext:value-type="float">
            <text:p>0.0009</text:p>
          </table:table-cell>
          <table:table-cell office:value-type="float" office:value="0.00045" calcext:value-type="float">
            <text:p>0.0005</text:p>
          </table:table-cell>
          <table:table-cell office:value-type="float" office:value="0.00576" calcext:value-type="float">
            <text:p>0.0058</text:p>
          </table:table-cell>
          <table:table-cell office:value-type="float" office:value="0.00017" calcext:value-type="float">
            <text:p>0.0002</text:p>
          </table:table-cell>
          <table:table-cell office:value-type="float" office:value="0.00187" calcext:value-type="float">
            <text:p>0.0019</text:p>
          </table:table-cell>
          <table:table-cell office:value-type="float" office:value="0.00012" calcext:value-type="float">
            <text:p>0.0001</text:p>
          </table:table-cell>
          <table:table-cell office:value-type="float" office:value="0.01072" calcext:value-type="float">
            <text:p>0.0107</text:p>
          </table:table-cell>
          <table:table-cell office:value-type="float" office:value="0.00267" calcext:value-type="float">
            <text:p>0.0027</text:p>
          </table:table-cell>
          <table:table-cell office:value-type="float" office:value="0.00321" calcext:value-type="float">
            <text:p>0.0032</text:p>
          </table:table-cell>
          <table:table-cell office:value-type="float" office:value="0.00315" calcext:value-type="float">
            <text:p>0.0032</text:p>
          </table:table-cell>
          <table:table-cell office:value-type="float" office:value="-0.00033" calcext:value-type="float">
            <text:p>-0.0003</text:p>
          </table:table-cell>
          <table:table-cell office:value-type="float" office:value="0.00122" calcext:value-type="float">
            <text:p>0.0012</text:p>
          </table:table-cell>
          <table:table-cell office:value-type="float" office:value="-0.00237" calcext:value-type="float">
            <text:p>-0.0024</text:p>
          </table:table-cell>
          <table:table-cell office:value-type="float" office:value="0.00042" calcext:value-type="float">
            <text:p>0.0004</text:p>
          </table:table-cell>
          <table:table-cell table:number-columns-repeated="4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0.00385" calcext:value-type="float">
            <text:p>0.0039</text:p>
          </table:table-cell>
          <table:table-cell office:value-type="float" office:value="0.00465" calcext:value-type="float">
            <text:p>0.0047</text:p>
          </table:table-cell>
          <table:table-cell office:value-type="float" office:value="0.00119" calcext:value-type="float">
            <text:p>0.0012</text:p>
          </table:table-cell>
          <table:table-cell office:value-type="float" office:value="0.00088" calcext:value-type="float">
            <text:p>0.0009</text:p>
          </table:table-cell>
          <table:table-cell office:value-type="float" office:value="0.00061" calcext:value-type="float">
            <text:p>0.0006</text:p>
          </table:table-cell>
          <table:table-cell office:value-type="float" office:value="0.00588" calcext:value-type="float">
            <text:p>0.0059</text:p>
          </table:table-cell>
          <table:table-cell office:value-type="float" office:value="0.00025" calcext:value-type="float">
            <text:p>0.0003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006" calcext:value-type="float">
            <text:p>0.0001</text:p>
          </table:table-cell>
          <table:table-cell office:value-type="float" office:value="0.01059" calcext:value-type="float">
            <text:p>0.0106</text:p>
          </table:table-cell>
          <table:table-cell office:value-type="float" office:value="0.00264" calcext:value-type="float">
            <text:p>0.0026</text:p>
          </table:table-cell>
          <table:table-cell office:value-type="float" office:value="0.00334" calcext:value-type="float">
            <text:p>0.0033</text:p>
          </table:table-cell>
          <table:table-cell office:value-type="float" office:value="0.00308" calcext:value-type="float">
            <text:p>0.0031</text:p>
          </table:table-cell>
          <table:table-cell office:value-type="float" office:value="-0.00025" calcext:value-type="float">
            <text:p>-0.0003</text:p>
          </table:table-cell>
          <table:table-cell office:value-type="float" office:value="0.00124" calcext:value-type="float">
            <text:p>0.0012</text:p>
          </table:table-cell>
          <table:table-cell office:value-type="float" office:value="-0.00261" calcext:value-type="float">
            <text:p>-0.0026</text:p>
          </table:table-cell>
          <table:table-cell office:value-type="float" office:value="0.00035" calcext:value-type="float">
            <text:p>0.0004</text:p>
          </table:table-cell>
          <table:table-cell table:number-columns-repeated="4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0.00399" calcext:value-type="float">
            <text:p>0.0040</text:p>
          </table:table-cell>
          <table:table-cell office:value-type="float" office:value="0.00474" calcext:value-type="float">
            <text:p>0.0047</text:p>
          </table:table-cell>
          <table:table-cell office:value-type="float" office:value="0.00097" calcext:value-type="float">
            <text:p>0.0010</text:p>
          </table:table-cell>
          <table:table-cell office:value-type="float" office:value="0.00085" calcext:value-type="float">
            <text:p>0.0009</text:p>
          </table:table-cell>
          <table:table-cell office:value-type="float" office:value="0.00067" calcext:value-type="float">
            <text:p>0.0007</text:p>
          </table:table-cell>
          <table:table-cell office:value-type="float" office:value="0.00597" calcext:value-type="float">
            <text:p>0.0060</text:p>
          </table:table-cell>
          <table:table-cell office:value-type="float" office:value="0.00033" calcext:value-type="float">
            <text:p>0.0003</text:p>
          </table:table-cell>
          <table:table-cell office:value-type="float" office:value="0.00212" calcext:value-type="float">
            <text:p>0.0021</text:p>
          </table:table-cell>
          <table:table-cell office:value-type="float" office:value="0.00026" calcext:value-type="float">
            <text:p>0.0003</text:p>
          </table:table-cell>
          <table:table-cell office:value-type="float" office:value="0.01056" calcext:value-type="float">
            <text:p>0.0106</text:p>
          </table:table-cell>
          <table:table-cell office:value-type="float" office:value="0.00275" calcext:value-type="float">
            <text:p>0.0028</text:p>
          </table:table-cell>
          <table:table-cell office:value-type="float" office:value="0.00346" calcext:value-type="float">
            <text:p>0.0035</text:p>
          </table:table-cell>
          <table:table-cell office:value-type="float" office:value="0.00311" calcext:value-type="float">
            <text:p>0.0031</text:p>
          </table:table-cell>
          <table:table-cell office:value-type="float" office:value="-0.00032" calcext:value-type="float">
            <text:p>-0.0003</text:p>
          </table:table-cell>
          <table:table-cell office:value-type="float" office:value="0.00135" calcext:value-type="float">
            <text:p>0.0014</text:p>
          </table:table-cell>
          <table:table-cell office:value-type="float" office:value="-0.00248" calcext:value-type="float">
            <text:p>-0.0025</text:p>
          </table:table-cell>
          <table:table-cell office:value-type="float" office:value="0.00028" calcext:value-type="float">
            <text:p>0.0003</text:p>
          </table:table-cell>
          <table:table-cell table:number-columns-repeated="4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0.00412" calcext:value-type="float">
            <text:p>0.0041</text:p>
          </table:table-cell>
          <table:table-cell office:value-type="float" office:value="0.00482" calcext:value-type="float">
            <text:p>0.0048</text:p>
          </table:table-cell>
          <table:table-cell office:value-type="float" office:value="0.00114" calcext:value-type="float">
            <text:p>0.0011</text:p>
          </table:table-cell>
          <table:table-cell office:value-type="float" office:value="0.00094" calcext:value-type="float">
            <text:p>0.0009</text:p>
          </table:table-cell>
          <table:table-cell office:value-type="float" office:value="0.00068" calcext:value-type="float">
            <text:p>0.0007</text:p>
          </table:table-cell>
          <table:table-cell office:value-type="float" office:value="0.00601" calcext:value-type="float">
            <text:p>0.0060</text:p>
          </table:table-cell>
          <table:table-cell office:value-type="float" office:value="0.00047" calcext:value-type="float">
            <text:p>0.0005</text:p>
          </table:table-cell>
          <table:table-cell office:value-type="float" office:value="0.00207" calcext:value-type="float">
            <text:p>0.0021</text:p>
          </table:table-cell>
          <table:table-cell office:value-type="float" office:value="0.00046" calcext:value-type="float">
            <text:p>0.0005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0286" calcext:value-type="float">
            <text:p>0.0029</text:p>
          </table:table-cell>
          <table:table-cell office:value-type="float" office:value="0.00362" calcext:value-type="float">
            <text:p>0.0036</text:p>
          </table:table-cell>
          <table:table-cell office:value-type="float" office:value="0.00341" calcext:value-type="float">
            <text:p>0.0034</text:p>
          </table:table-cell>
          <table:table-cell office:value-type="float" office:value="-0.00031" calcext:value-type="float">
            <text:p>-0.0003</text:p>
          </table:table-cell>
          <table:table-cell office:value-type="float" office:value="0.00125" calcext:value-type="float">
            <text:p>0.0013</text:p>
          </table:table-cell>
          <table:table-cell office:value-type="float" office:value="-0.00275" calcext:value-type="float">
            <text:p>-0.0028</text:p>
          </table:table-cell>
          <table:table-cell office:value-type="float" office:value="0.00019" calcext:value-type="float">
            <text:p>0.0002</text:p>
          </table:table-cell>
          <table:table-cell table:number-columns-repeated="4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0.00411" calcext:value-type="float">
            <text:p>0.0041</text:p>
          </table:table-cell>
          <table:table-cell office:value-type="float" office:value="0.00509" calcext:value-type="float">
            <text:p>0.0051</text:p>
          </table:table-cell>
          <table:table-cell office:value-type="float" office:value="0.00133" calcext:value-type="float">
            <text:p>0.0013</text:p>
          </table:table-cell>
          <table:table-cell office:value-type="float" office:value="0.00105" calcext:value-type="float">
            <text:p>0.0011</text:p>
          </table:table-cell>
          <table:table-cell office:value-type="float" office:value="0.00079" calcext:value-type="float">
            <text:p>0.0008</text:p>
          </table:table-cell>
          <table:table-cell office:value-type="float" office:value="0.00605" calcext:value-type="float">
            <text:p>0.0061</text:p>
          </table:table-cell>
          <table:table-cell office:value-type="float" office:value="0.00038" calcext:value-type="float">
            <text:p>0.0004</text:p>
          </table:table-cell>
          <table:table-cell office:value-type="float" office:value="0.00207" calcext:value-type="float">
            <text:p>0.0021</text:p>
          </table:table-cell>
          <table:table-cell office:value-type="float" office:value="0.00033" calcext:value-type="float">
            <text:p>0.0003</text:p>
          </table:table-cell>
          <table:table-cell office:value-type="float" office:value="0.01071" calcext:value-type="float">
            <text:p>0.0107</text:p>
          </table:table-cell>
          <table:table-cell office:value-type="float" office:value="0.00277" calcext:value-type="float">
            <text:p>0.0028</text:p>
          </table:table-cell>
          <table:table-cell office:value-type="float" office:value="0.00354" calcext:value-type="float">
            <text:p>0.0035</text:p>
          </table:table-cell>
          <table:table-cell office:value-type="float" office:value="0.00341" calcext:value-type="float">
            <text:p>0.0034</text:p>
          </table:table-cell>
          <table:table-cell office:value-type="float" office:value="-0.00033" calcext:value-type="float">
            <text:p>-0.0003</text:p>
          </table:table-cell>
          <table:table-cell office:value-type="float" office:value="0.00123" calcext:value-type="float">
            <text:p>0.0012</text:p>
          </table:table-cell>
          <table:table-cell office:value-type="float" office:value="-0.00275" calcext:value-type="float">
            <text:p>-0.0028</text:p>
          </table:table-cell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0.00403" calcext:value-type="float">
            <text:p>0.0040</text:p>
          </table:table-cell>
          <table:table-cell office:value-type="float" office:value="0.00484" calcext:value-type="float">
            <text:p>0.0048</text:p>
          </table:table-cell>
          <table:table-cell office:value-type="float" office:value="0.00121" calcext:value-type="float">
            <text:p>0.0012</text:p>
          </table:table-cell>
          <table:table-cell office:value-type="float" office:value="0.00112" calcext:value-type="float">
            <text:p>0.0011</text:p>
          </table:table-cell>
          <table:table-cell office:value-type="float" office:value="0.00086" calcext:value-type="float">
            <text:p>0.0009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059" calcext:value-type="float">
            <text:p>0.000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16" calcext:value-type="float">
            <text:p>0.0002</text:p>
          </table:table-cell>
          <table:table-cell office:value-type="float" office:value="0.01074" calcext:value-type="float">
            <text:p>0.0107</text:p>
          </table:table-cell>
          <table:table-cell office:value-type="float" office:value="0.00311" calcext:value-type="float">
            <text:p>0.0031</text:p>
          </table:table-cell>
          <table:table-cell office:value-type="float" office:value="0.00353" calcext:value-type="float">
            <text:p>0.0035</text:p>
          </table:table-cell>
          <table:table-cell office:value-type="float" office:value="0.00339" calcext:value-type="float">
            <text:p>0.0034</text:p>
          </table:table-cell>
          <table:table-cell office:value-type="float" office:value="-0.00028" calcext:value-type="float">
            <text:p>-0.0003</text:p>
          </table:table-cell>
          <table:table-cell office:value-type="float" office:value="0.00139" calcext:value-type="float">
            <text:p>0.0014</text:p>
          </table:table-cell>
          <table:table-cell office:value-type="float" office:value="-0.00251" calcext:value-type="float">
            <text:p>-0.0025</text:p>
          </table:table-cell>
          <table:table-cell office:value-type="float" office:value="0.00031" calcext:value-type="float">
            <text:p>0.0003</text:p>
          </table:table-cell>
          <table:table-cell table:number-columns-repeated="4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0.00425" calcext:value-type="float">
            <text:p>0.0043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23" calcext:value-type="float">
            <text:p>0.0012</text:p>
          </table:table-cell>
          <table:table-cell office:value-type="float" office:value="0.00073" calcext:value-type="float">
            <text:p>0.0007</text:p>
          </table:table-cell>
          <table:table-cell office:value-type="float" office:value="0.00636" calcext:value-type="float">
            <text:p>0.0064</text:p>
          </table:table-cell>
          <table:table-cell office:value-type="float" office:value="0.00065" calcext:value-type="float">
            <text:p>0.000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46" calcext:value-type="float">
            <text:p>0.0005</text:p>
          </table:table-cell>
          <table:table-cell office:value-type="float" office:value="0.01094" calcext:value-type="float">
            <text:p>0.0109</text:p>
          </table:table-cell>
          <table:table-cell office:value-type="float" office:value="0.00297" calcext:value-type="float">
            <text:p>0.0030</text:p>
          </table:table-cell>
          <table:table-cell office:value-type="float" office:value="0.00359" calcext:value-type="float">
            <text:p>0.0036</text:p>
          </table:table-cell>
          <table:table-cell office:value-type="float" office:value="0.00339" calcext:value-type="float">
            <text:p>0.0034</text:p>
          </table:table-cell>
          <table:table-cell office:value-type="float" office:value="-0.00038" calcext:value-type="float">
            <text:p>-0.0004</text:p>
          </table:table-cell>
          <table:table-cell office:value-type="float" office:value="0.00135" calcext:value-type="float">
            <text:p>0.0014</text:p>
          </table:table-cell>
          <table:table-cell office:value-type="float" office:value="-0.0026" calcext:value-type="float">
            <text:p>-0.0026</text:p>
          </table:table-cell>
          <table:table-cell office:value-type="float" office:value="0.00037" calcext:value-type="float">
            <text:p>0.0004</text:p>
          </table:table-cell>
          <table:table-cell table:number-columns-repeated="4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0.00423" calcext:value-type="float">
            <text:p>0.0042</text:p>
          </table:table-cell>
          <table:table-cell office:value-type="float" office:value="0.00513" calcext:value-type="float">
            <text:p>0.0051</text:p>
          </table:table-cell>
          <table:table-cell office:value-type="float" office:value="0.00142" calcext:value-type="float">
            <text:p>0.0014</text:p>
          </table:table-cell>
          <table:table-cell office:value-type="float" office:value="0.00144" calcext:value-type="float">
            <text:p>0.0014</text:p>
          </table:table-cell>
          <table:table-cell office:value-type="float" office:value="0.00102" calcext:value-type="float">
            <text:p>0.0010</text:p>
          </table:table-cell>
          <table:table-cell office:value-type="float" office:value="0.00656" calcext:value-type="float">
            <text:p>0.0066</text:p>
          </table:table-cell>
          <table:table-cell office:value-type="float" office:value="0.00081" calcext:value-type="float">
            <text:p>0.0008</text:p>
          </table:table-cell>
          <table:table-cell office:value-type="float" office:value="0.00241" calcext:value-type="float">
            <text:p>0.0024</text:p>
          </table:table-cell>
          <table:table-cell office:value-type="float" office:value="0.00055" calcext:value-type="float">
            <text:p>0.0006</text:p>
          </table:table-cell>
          <table:table-cell office:value-type="float" office:value="0.01123" calcext:value-type="float">
            <text:p>0.0112</text:p>
          </table:table-cell>
          <table:table-cell office:value-type="float" office:value="0.00296" calcext:value-type="float">
            <text:p>0.0030</text:p>
          </table:table-cell>
          <table:table-cell office:value-type="float" office:value="0.00384" calcext:value-type="float">
            <text:p>0.0038</text:p>
          </table:table-cell>
          <table:table-cell office:value-type="float" office:value="0.00366" calcext:value-type="float">
            <text:p>0.0037</text:p>
          </table:table-cell>
          <table:table-cell office:value-type="float" office:value="-0.00044" calcext:value-type="float">
            <text:p>-0.0004</text:p>
          </table:table-cell>
          <table:table-cell office:value-type="float" office:value="0.00124" calcext:value-type="float">
            <text:p>0.0012</text:p>
          </table:table-cell>
          <table:table-cell office:value-type="float" office:value="-0.00249" calcext:value-type="float">
            <text:p>-0.0025</text:p>
          </table:table-cell>
          <table:table-cell office:value-type="float" office:value="0.00054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0.00438" calcext:value-type="float">
            <text:p>0.0044</text:p>
          </table:table-cell>
          <table:table-cell office:value-type="float" office:value="0.00509" calcext:value-type="float">
            <text:p>0.0051</text:p>
          </table:table-cell>
          <table:table-cell office:value-type="float" office:value="0.00138" calcext:value-type="float">
            <text:p>0.0014</text:p>
          </table:table-cell>
          <table:table-cell office:value-type="float" office:value="0.00139" calcext:value-type="float">
            <text:p>0.0014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668" calcext:value-type="float">
            <text:p>0.006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52" calcext:value-type="float">
            <text:p>0.0025</text:p>
          </table:table-cell>
          <table:table-cell office:value-type="float" office:value="0.00046" calcext:value-type="float">
            <text:p>0.0005</text:p>
          </table:table-cell>
          <table:table-cell office:value-type="float" office:value="0.01116" calcext:value-type="float">
            <text:p>0.0112</text:p>
          </table:table-cell>
          <table:table-cell office:value-type="float" office:value="0.00311" calcext:value-type="float">
            <text:p>0.0031</text:p>
          </table:table-cell>
          <table:table-cell office:value-type="float" office:value="0.00376" calcext:value-type="float">
            <text:p>0.0038</text:p>
          </table:table-cell>
          <table:table-cell office:value-type="float" office:value="0.00366" calcext:value-type="float">
            <text:p>0.0037</text:p>
          </table:table-cell>
          <table:table-cell office:value-type="float" office:value="-0.00021" calcext:value-type="float">
            <text:p>-0.0002</text:p>
          </table:table-cell>
          <table:table-cell office:value-type="float" office:value="0.00135" calcext:value-type="float">
            <text:p>0.0014</text:p>
          </table:table-cell>
          <table:table-cell office:value-type="float" office:value="-0.00254" calcext:value-type="float">
            <text:p>-0.0025</text:p>
          </table:table-cell>
          <table:table-cell office:value-type="float" office:value="0.00043" calcext:value-type="float">
            <text:p>0.0004</text:p>
          </table:table-cell>
          <table:table-cell table:number-columns-repeated="4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0.00438" calcext:value-type="float">
            <text:p>0.0044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148" calcext:value-type="float">
            <text:p>0.0015</text:p>
          </table:table-cell>
          <table:table-cell office:value-type="float" office:value="0.00149" calcext:value-type="float">
            <text:p>0.0015</text:p>
          </table:table-cell>
          <table:table-cell office:value-type="float" office:value="0.00115" calcext:value-type="float">
            <text:p>0.0012</text:p>
          </table:table-cell>
          <table:table-cell office:value-type="float" office:value="0.00689" calcext:value-type="float">
            <text:p>0.0069</text:p>
          </table:table-cell>
          <table:table-cell office:value-type="float" office:value="0.00086" calcext:value-type="float">
            <text:p>0.0009</text:p>
          </table:table-cell>
          <table:table-cell office:value-type="float" office:value="0.00266" calcext:value-type="float">
            <text:p>0.0027</text:p>
          </table:table-cell>
          <table:table-cell office:value-type="float" office:value="0.00072" calcext:value-type="float">
            <text:p>0.0007</text:p>
          </table:table-cell>
          <table:table-cell office:value-type="float" office:value="0.01131" calcext:value-type="float">
            <text:p>0.0113</text:p>
          </table:table-cell>
          <table:table-cell office:value-type="float" office:value="0.00295" calcext:value-type="float">
            <text:p>0.0030</text:p>
          </table:table-cell>
          <table:table-cell office:value-type="float" office:value="0.00402" calcext:value-type="float">
            <text:p>0.0040</text:p>
          </table:table-cell>
          <table:table-cell office:value-type="float" office:value="0.0037" calcext:value-type="float">
            <text:p>0.0037</text:p>
          </table:table-cell>
          <table:table-cell office:value-type="float" office:value="-0.00009" calcext:value-type="float">
            <text:p>-0.0001</text:p>
          </table:table-cell>
          <table:table-cell office:value-type="float" office:value="0.00157" calcext:value-type="float">
            <text:p>0.0016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.00021" calcext:value-type="float">
            <text:p>0.0002</text:p>
          </table:table-cell>
          <table:table-cell table:number-columns-repeated="4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0.00442" calcext:value-type="float">
            <text:p>0.004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156" calcext:value-type="float">
            <text:p>0.0016</text:p>
          </table:table-cell>
          <table:table-cell office:value-type="float" office:value="0.00158" calcext:value-type="float">
            <text:p>0.0016</text:p>
          </table:table-cell>
          <table:table-cell office:value-type="float" office:value="0.00132" calcext:value-type="float">
            <text:p>0.0013</text:p>
          </table:table-cell>
          <table:table-cell office:value-type="float" office:value="0.00691" calcext:value-type="float">
            <text:p>0.0069</text:p>
          </table:table-cell>
          <table:table-cell office:value-type="float" office:value="0.00108" calcext:value-type="float">
            <text:p>0.0011</text:p>
          </table:table-cell>
          <table:table-cell office:value-type="float" office:value="0.00268" calcext:value-type="float">
            <text:p>0.0027</text:p>
          </table:table-cell>
          <table:table-cell office:value-type="float" office:value="0.00091" calcext:value-type="float">
            <text:p>0.0009</text:p>
          </table:table-cell>
          <table:table-cell office:value-type="float" office:value="0.01142" calcext:value-type="float">
            <text:p>0.0114</text:p>
          </table:table-cell>
          <table:table-cell office:value-type="float" office:value="0.00303" calcext:value-type="float">
            <text:p>0.0030</text:p>
          </table:table-cell>
          <table:table-cell office:value-type="float" office:value="0.00395" calcext:value-type="float">
            <text:p>0.0040</text:p>
          </table:table-cell>
          <table:table-cell office:value-type="float" office:value="0.00389" calcext:value-type="float">
            <text:p>0.0039</text:p>
          </table:table-cell>
          <table:table-cell office:value-type="float" office:value="-0.00009" calcext:value-type="float">
            <text:p>-0.0001</text:p>
          </table:table-cell>
          <table:table-cell office:value-type="float" office:value="0.00139" calcext:value-type="float">
            <text:p>0.0014</text:p>
          </table:table-cell>
          <table:table-cell office:value-type="float" office:value="-0.00244" calcext:value-type="float">
            <text:p>-0.0024</text:p>
          </table:table-cell>
          <table:table-cell office:value-type="float" office:value="0.00034" calcext:value-type="float">
            <text:p>0.0003</text:p>
          </table:table-cell>
          <table:table-cell table:number-columns-repeated="4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0.00467" calcext:value-type="float">
            <text:p>0.0047</text:p>
          </table:table-cell>
          <table:table-cell office:value-type="float" office:value="0.00552" calcext:value-type="float">
            <text:p>0.0055</text:p>
          </table:table-cell>
          <table:table-cell office:value-type="float" office:value="0.00176" calcext:value-type="float">
            <text:p>0.0018</text:p>
          </table:table-cell>
          <table:table-cell office:value-type="float" office:value="0.00178" calcext:value-type="float">
            <text:p>0.0018</text:p>
          </table:table-cell>
          <table:table-cell office:value-type="float" office:value="0.00152" calcext:value-type="float">
            <text:p>0.0015</text:p>
          </table:table-cell>
          <table:table-cell office:value-type="float" office:value="0.00706" calcext:value-type="float">
            <text:p>0.0071</text:p>
          </table:table-cell>
          <table:table-cell office:value-type="float" office:value="0.00128" calcext:value-type="float">
            <text:p>0.0013</text:p>
          </table:table-cell>
          <table:table-cell office:value-type="float" office:value="0.00282" calcext:value-type="float">
            <text:p>0.0028</text:p>
          </table:table-cell>
          <table:table-cell office:value-type="float" office:value="0.00086" calcext:value-type="float">
            <text:p>0.0009</text:p>
          </table:table-cell>
          <table:table-cell office:value-type="float" office:value="0.01143" calcext:value-type="float">
            <text:p>0.0114</text:p>
          </table:table-cell>
          <table:table-cell office:value-type="float" office:value="0.00304" calcext:value-type="float">
            <text:p>0.003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372" calcext:value-type="float">
            <text:p>0.0037</text:p>
          </table:table-cell>
          <table:table-cell office:value-type="float" office:value="-0.00026" calcext:value-type="float">
            <text:p>-0.0003</text:p>
          </table:table-cell>
          <table:table-cell office:value-type="float" office:value="0.00125" calcext:value-type="float">
            <text:p>0.0013</text:p>
          </table:table-cell>
          <table:table-cell office:value-type="float" office:value="-0.00232" calcext:value-type="float">
            <text:p>-0.0023</text:p>
          </table:table-cell>
          <table:table-cell office:value-type="float" office:value="0.00028" calcext:value-type="float">
            <text:p>0.0003</text:p>
          </table:table-cell>
          <table:table-cell table:number-columns-repeated="4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0.00466" calcext:value-type="float">
            <text:p>0.0047</text:p>
          </table:table-cell>
          <table:table-cell office:value-type="float" office:value="0.00545" calcext:value-type="float">
            <text:p>0.0055</text:p>
          </table:table-cell>
          <table:table-cell office:value-type="float" office:value="0.00196" calcext:value-type="float">
            <text:p>0.0020</text:p>
          </table:table-cell>
          <table:table-cell office:value-type="float" office:value="0.00184" calcext:value-type="float">
            <text:p>0.0018</text:p>
          </table:table-cell>
          <table:table-cell office:value-type="float" office:value="0.00167" calcext:value-type="float">
            <text:p>0.0017</text:p>
          </table:table-cell>
          <table:table-cell office:value-type="float" office:value="0.00718" calcext:value-type="float">
            <text:p>0.007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07" calcext:value-type="float">
            <text:p>0.0031</text:p>
          </table:table-cell>
          <table:table-cell office:value-type="float" office:value="0.00108" calcext:value-type="float">
            <text:p>0.0011</text:p>
          </table:table-cell>
          <table:table-cell office:value-type="float" office:value="0.01171" calcext:value-type="float">
            <text:p>0.0117</text:p>
          </table:table-cell>
          <table:table-cell office:value-type="float" office:value="0.00311" calcext:value-type="float">
            <text:p>0.0031</text:p>
          </table:table-cell>
          <table:table-cell office:value-type="float" office:value="0.00424" calcext:value-type="float">
            <text:p>0.0042</text:p>
          </table:table-cell>
          <table:table-cell office:value-type="float" office:value="0.00378" calcext:value-type="float">
            <text:p>0.0038</text:p>
          </table:table-cell>
          <table:table-cell office:value-type="float" office:value="-0.00012" calcext:value-type="float">
            <text:p>-0.0001</text:p>
          </table:table-cell>
          <table:table-cell office:value-type="float" office:value="0.00138" calcext:value-type="float">
            <text:p>0.0014</text:p>
          </table:table-cell>
          <table:table-cell office:value-type="float" office:value="-0.00245" calcext:value-type="float">
            <text:p>-0.0025</text:p>
          </table:table-cell>
          <table:table-cell office:value-type="float" office:value="0.00021" calcext:value-type="float">
            <text:p>0.0002</text:p>
          </table:table-cell>
          <table:table-cell table:number-columns-repeated="4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0.00493" calcext:value-type="float">
            <text:p>0.0049</text:p>
          </table:table-cell>
          <table:table-cell office:value-type="float" office:value="0.00564" calcext:value-type="float">
            <text:p>0.0056</text:p>
          </table:table-cell>
          <table:table-cell office:value-type="float" office:value="0.00215" calcext:value-type="float">
            <text:p>0.0022</text:p>
          </table:table-cell>
          <table:table-cell office:value-type="float" office:value="0.00207" calcext:value-type="float">
            <text:p>0.002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741" calcext:value-type="float">
            <text:p>0.0074</text:p>
          </table:table-cell>
          <table:table-cell office:value-type="float" office:value="0.00159" calcext:value-type="float">
            <text:p>0.0016</text:p>
          </table:table-cell>
          <table:table-cell office:value-type="float" office:value="0.00319" calcext:value-type="float">
            <text:p>0.0032</text:p>
          </table:table-cell>
          <table:table-cell office:value-type="float" office:value="0.00135" calcext:value-type="float">
            <text:p>0.0014</text:p>
          </table:table-cell>
          <table:table-cell office:value-type="float" office:value="0.01197" calcext:value-type="float">
            <text:p>0.0120</text:p>
          </table:table-cell>
          <table:table-cell office:value-type="float" office:value="0.00311" calcext:value-type="float">
            <text:p>0.003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89" calcext:value-type="float">
            <text:p>0.0039</text:p>
          </table:table-cell>
          <table:table-cell office:value-type="float" office:value="-0.00022" calcext:value-type="float">
            <text:p>-0.0002</text:p>
          </table:table-cell>
          <table:table-cell office:value-type="float" office:value="0.00112" calcext:value-type="float">
            <text:p>0.0011</text:p>
          </table:table-cell>
          <table:table-cell office:value-type="float" office:value="-0.00234" calcext:value-type="float">
            <text:p>-0.0023</text:p>
          </table:table-cell>
          <table:table-cell office:value-type="float" office:value="0.00028" calcext:value-type="float">
            <text:p>0.0003</text:p>
          </table:table-cell>
          <table:table-cell table:number-columns-repeated="4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0.00513" calcext:value-type="float">
            <text:p>0.0051</text:p>
          </table:table-cell>
          <table:table-cell office:value-type="float" office:value="0.00603" calcext:value-type="float">
            <text:p>0.006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94" calcext:value-type="float">
            <text:p>0.0019</text:p>
          </table:table-cell>
          <table:table-cell office:value-type="float" office:value="0.00739" calcext:value-type="float">
            <text:p>0.0074</text:p>
          </table:table-cell>
          <table:table-cell office:value-type="float" office:value="0.00158" calcext:value-type="float">
            <text:p>0.0016</text:p>
          </table:table-cell>
          <table:table-cell office:value-type="float" office:value="0.00308" calcext:value-type="float">
            <text:p>0.0031</text:p>
          </table:table-cell>
          <table:table-cell office:value-type="float" office:value="0.00128" calcext:value-type="float">
            <text:p>0.0013</text:p>
          </table:table-cell>
          <table:table-cell office:value-type="float" office:value="0.01193" calcext:value-type="float">
            <text:p>0.0119</text:p>
          </table:table-cell>
          <table:table-cell office:value-type="float" office:value="0.00335" calcext:value-type="float">
            <text:p>0.0034</text:p>
          </table:table-cell>
          <table:table-cell office:value-type="float" office:value="0.00429" calcext:value-type="float">
            <text:p>0.0043</text:p>
          </table:table-cell>
          <table:table-cell office:value-type="float" office:value="0.0041" calcext:value-type="float">
            <text:p>0.0041</text:p>
          </table:table-cell>
          <table:table-cell office:value-type="float" office:value="-0.00023" calcext:value-type="float">
            <text:p>-0.0002</text:p>
          </table:table-cell>
          <table:table-cell office:value-type="float" office:value="0.00102" calcext:value-type="float">
            <text:p>0.0010</text:p>
          </table:table-cell>
          <table:table-cell office:value-type="float" office:value="-0.00233" calcext:value-type="float">
            <text:p>-0.0023</text:p>
          </table:table-cell>
          <table:table-cell office:value-type="float" office:value="0.00038" calcext:value-type="float">
            <text:p>0.0004</text:p>
          </table:table-cell>
          <table:table-cell table:number-columns-repeated="4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0.00523" calcext:value-type="float">
            <text:p>0.0052</text:p>
          </table:table-cell>
          <table:table-cell office:value-type="float" office:value="0.00596" calcext:value-type="float">
            <text:p>0.0060</text:p>
          </table:table-cell>
          <table:table-cell office:value-type="float" office:value="0.00245" calcext:value-type="float">
            <text:p>0.0025</text:p>
          </table:table-cell>
          <table:table-cell office:value-type="float" office:value="0.00221" calcext:value-type="float">
            <text:p>0.0022</text:p>
          </table:table-cell>
          <table:table-cell office:value-type="float" office:value="0.00226" calcext:value-type="float">
            <text:p>0.0023</text:p>
          </table:table-cell>
          <table:table-cell office:value-type="float" office:value="0.00774" calcext:value-type="float">
            <text:p>0.0077</text:p>
          </table:table-cell>
          <table:table-cell office:value-type="float" office:value="0.00179" calcext:value-type="float">
            <text:p>0.0018</text:p>
          </table:table-cell>
          <table:table-cell office:value-type="float" office:value="0.00332" calcext:value-type="float">
            <text:p>0.0033</text:p>
          </table:table-cell>
          <table:table-cell office:value-type="float" office:value="0.00129" calcext:value-type="float">
            <text:p>0.0013</text:p>
          </table:table-cell>
          <table:table-cell office:value-type="float" office:value="0.01202" calcext:value-type="float">
            <text:p>0.0120</text:p>
          </table:table-cell>
          <table:table-cell office:value-type="float" office:value="0.00337" calcext:value-type="float">
            <text:p>0.0034</text:p>
          </table:table-cell>
          <table:table-cell office:value-type="float" office:value="0.00421" calcext:value-type="float">
            <text:p>0.0042</text:p>
          </table:table-cell>
          <table:table-cell office:value-type="float" office:value="0.00392" calcext:value-type="float">
            <text:p>0.0039</text:p>
          </table:table-cell>
          <table:table-cell office:value-type="float" office:value="-0.00028" calcext:value-type="float">
            <text:p>-0.0003</text:p>
          </table:table-cell>
          <table:table-cell office:value-type="float" office:value="0.00124" calcext:value-type="float">
            <text:p>0.0012</text:p>
          </table:table-cell>
          <table:table-cell office:value-type="float" office:value="-0.00248" calcext:value-type="float">
            <text:p>-0.0025</text:p>
          </table:table-cell>
          <table:table-cell office:value-type="float" office:value="0.00025" calcext:value-type="float">
            <text:p>0.0003</text:p>
          </table:table-cell>
          <table:table-cell table:number-columns-repeated="4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0.00526" calcext:value-type="float">
            <text:p>0.0053</text:p>
          </table:table-cell>
          <table:table-cell office:value-type="float" office:value="0.00618" calcext:value-type="float">
            <text:p>0.0062</text:p>
          </table:table-cell>
          <table:table-cell office:value-type="float" office:value="0.00238" calcext:value-type="float">
            <text:p>0.0024</text:p>
          </table:table-cell>
          <table:table-cell office:value-type="float" office:value="0.00235" calcext:value-type="float">
            <text:p>0.0024</text:p>
          </table:table-cell>
          <table:table-cell office:value-type="float" office:value="0.00243" calcext:value-type="float">
            <text:p>0.0024</text:p>
          </table:table-cell>
          <table:table-cell office:value-type="float" office:value="0.00807" calcext:value-type="float">
            <text:p>0.0081</text:p>
          </table:table-cell>
          <table:table-cell office:value-type="float" office:value="0.00216" calcext:value-type="float">
            <text:p>0.0022</text:p>
          </table:table-cell>
          <table:table-cell office:value-type="float" office:value="0.00377" calcext:value-type="float">
            <text:p>0.0038</text:p>
          </table:table-cell>
          <table:table-cell office:value-type="float" office:value="0.00153" calcext:value-type="float">
            <text:p>0.0015</text:p>
          </table:table-cell>
          <table:table-cell office:value-type="float" office:value="0.01208" calcext:value-type="float">
            <text:p>0.0121</text:p>
          </table:table-cell>
          <table:table-cell office:value-type="float" office:value="0.00362" calcext:value-type="float">
            <text:p>0.0036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387" calcext:value-type="float">
            <text:p>0.0039</text:p>
          </table:table-cell>
          <table:table-cell office:value-type="float" office:value="-0.00029" calcext:value-type="float">
            <text:p>-0.0003</text:p>
          </table:table-cell>
          <table:table-cell office:value-type="float" office:value="0.00116" calcext:value-type="float">
            <text:p>0.0012</text:p>
          </table:table-cell>
          <table:table-cell office:value-type="float" office:value="-0.00231" calcext:value-type="float">
            <text:p>-0.0023</text:p>
          </table:table-cell>
          <table:table-cell office:value-type="float" office:value="0.00024" calcext:value-type="float">
            <text:p>0.0002</text:p>
          </table:table-cell>
          <table:table-cell table:number-columns-repeated="4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0.00545" calcext:value-type="float">
            <text:p>0.0055</text:p>
          </table:table-cell>
          <table:table-cell office:value-type="float" office:value="0.00636" calcext:value-type="float">
            <text:p>0.0064</text:p>
          </table:table-cell>
          <table:table-cell office:value-type="float" office:value="0.00284" calcext:value-type="float">
            <text:p>0.0028</text:p>
          </table:table-cell>
          <table:table-cell office:value-type="float" office:value="0.00281" calcext:value-type="float">
            <text:p>0.0028</text:p>
          </table:table-cell>
          <table:table-cell office:value-type="float" office:value="0.00254" calcext:value-type="float">
            <text:p>0.0025</text:p>
          </table:table-cell>
          <table:table-cell office:value-type="float" office:value="0.00792" calcext:value-type="float">
            <text:p>0.0079</text:p>
          </table:table-cell>
          <table:table-cell office:value-type="float" office:value="0.00219" calcext:value-type="float">
            <text:p>0.0022</text:p>
          </table:table-cell>
          <table:table-cell office:value-type="float" office:value="0.00368" calcext:value-type="float">
            <text:p>0.0037</text:p>
          </table:table-cell>
          <table:table-cell office:value-type="float" office:value="0.00137" calcext:value-type="float">
            <text:p>0.0014</text:p>
          </table:table-cell>
          <table:table-cell office:value-type="float" office:value="0.01235" calcext:value-type="float">
            <text:p>0.0124</text:p>
          </table:table-cell>
          <table:table-cell office:value-type="float" office:value="0.00375" calcext:value-type="float">
            <text:p>0.0038</text:p>
          </table:table-cell>
          <table:table-cell office:value-type="float" office:value="0.00423" calcext:value-type="float">
            <text:p>0.0042</text:p>
          </table:table-cell>
          <table:table-cell office:value-type="float" office:value="0.00407" calcext:value-type="float">
            <text:p>0.0041</text:p>
          </table:table-cell>
          <table:table-cell office:value-type="float" office:value="-0.00026" calcext:value-type="float">
            <text:p>-0.0003</text:p>
          </table:table-cell>
          <table:table-cell office:value-type="float" office:value="0.00126" calcext:value-type="float">
            <text:p>0.0013</text:p>
          </table:table-cell>
          <table:table-cell office:value-type="float" office:value="-0.00229" calcext:value-type="float">
            <text:p>-0.0023</text:p>
          </table:table-cell>
          <table:table-cell office:value-type="float" office:value="0.00049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0.00579" calcext:value-type="float">
            <text:p>0.0058</text:p>
          </table:table-cell>
          <table:table-cell office:value-type="float" office:value="0.00661" calcext:value-type="float">
            <text:p>0.0066</text:p>
          </table:table-cell>
          <table:table-cell office:value-type="float" office:value="0.00293" calcext:value-type="float">
            <text:p>0.0029</text:p>
          </table:table-cell>
          <table:table-cell office:value-type="float" office:value="0.00283" calcext:value-type="float">
            <text:p>0.0028</text:p>
          </table:table-cell>
          <table:table-cell office:value-type="float" office:value="0.00281" calcext:value-type="float">
            <text:p>0.0028</text:p>
          </table:table-cell>
          <table:table-cell office:value-type="float" office:value="0.00826" calcext:value-type="float">
            <text:p>0.0083</text:p>
          </table:table-cell>
          <table:table-cell office:value-type="float" office:value="0.00239" calcext:value-type="float">
            <text:p>0.0024</text:p>
          </table:table-cell>
          <table:table-cell office:value-type="float" office:value="0.00386" calcext:value-type="float">
            <text:p>0.0039</text:p>
          </table:table-cell>
          <table:table-cell office:value-type="float" office:value="0.00129" calcext:value-type="float">
            <text:p>0.0013</text:p>
          </table:table-cell>
          <table:table-cell office:value-type="float" office:value="0.01218" calcext:value-type="float">
            <text:p>0.0122</text:p>
          </table:table-cell>
          <table:table-cell office:value-type="float" office:value="0.00389" calcext:value-type="float">
            <text:p>0.0039</text:p>
          </table:table-cell>
          <table:table-cell office:value-type="float" office:value="0.00422" calcext:value-type="float">
            <text:p>0.0042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0041" calcext:value-type="float">
            <text:p>-0.0004</text:p>
          </table:table-cell>
          <table:table-cell office:value-type="float" office:value="0.001" calcext:value-type="float">
            <text:p>0.0010</text:p>
          </table:table-cell>
          <table:table-cell office:value-type="float" office:value="-0.00232" calcext:value-type="float">
            <text:p>-0.0023</text:p>
          </table:table-cell>
          <table:table-cell office:value-type="float" office:value="0.00041" calcext:value-type="float">
            <text:p>0.0004</text:p>
          </table:table-cell>
          <table:table-cell table:number-columns-repeated="4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0.00588" calcext:value-type="float">
            <text:p>0.0059</text:p>
          </table:table-cell>
          <table:table-cell office:value-type="float" office:value="0.00658" calcext:value-type="float">
            <text:p>0.0066</text:p>
          </table:table-cell>
          <table:table-cell office:value-type="float" office:value="0.00314" calcext:value-type="float">
            <text:p>0.0031</text:p>
          </table:table-cell>
          <table:table-cell office:value-type="float" office:value="0.00305" calcext:value-type="float">
            <text:p>0.0031</text:p>
          </table:table-cell>
          <table:table-cell office:value-type="float" office:value="0.00307" calcext:value-type="float">
            <text:p>0.0031</text:p>
          </table:table-cell>
          <table:table-cell office:value-type="float" office:value="0.00869" calcext:value-type="float">
            <text:p>0.0087</text:p>
          </table:table-cell>
          <table:table-cell office:value-type="float" office:value="0.00248" calcext:value-type="float">
            <text:p>0.0025</text:p>
          </table:table-cell>
          <table:table-cell office:value-type="float" office:value="0.00422" calcext:value-type="float">
            <text:p>0.0042</text:p>
          </table:table-cell>
          <table:table-cell office:value-type="float" office:value="0.00171" calcext:value-type="float">
            <text:p>0.0017</text:p>
          </table:table-cell>
          <table:table-cell office:value-type="float" office:value="0.01248" calcext:value-type="float">
            <text:p>0.0125</text:p>
          </table:table-cell>
          <table:table-cell office:value-type="float" office:value="0.00402" calcext:value-type="float">
            <text:p>0.0040</text:p>
          </table:table-cell>
          <table:table-cell office:value-type="float" office:value="0.00421" calcext:value-type="float">
            <text:p>0.0042</text:p>
          </table:table-cell>
          <table:table-cell office:value-type="float" office:value="0.00409" calcext:value-type="float">
            <text:p>0.0041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33" calcext:value-type="float">
            <text:p>0.0013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00031" calcext:value-type="float">
            <text:p>0.0003</text:p>
          </table:table-cell>
          <table:table-cell table:number-columns-repeated="4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0.00612" calcext:value-type="float">
            <text:p>0.0061</text:p>
          </table:table-cell>
          <table:table-cell office:value-type="float" office:value="0.00688" calcext:value-type="float">
            <text:p>0.0069</text:p>
          </table:table-cell>
          <table:table-cell office:value-type="float" office:value="0.00335" calcext:value-type="float">
            <text:p>0.0034</text:p>
          </table:table-cell>
          <table:table-cell office:value-type="float" office:value="0.00334" calcext:value-type="float">
            <text:p>0.0033</text:p>
          </table:table-cell>
          <table:table-cell office:value-type="float" office:value="0.00349" calcext:value-type="float">
            <text:p>0.0035</text:p>
          </table:table-cell>
          <table:table-cell office:value-type="float" office:value="0.00899" calcext:value-type="float">
            <text:p>0.0090</text:p>
          </table:table-cell>
          <table:table-cell office:value-type="float" office:value="0.00278" calcext:value-type="float">
            <text:p>0.0028</text:p>
          </table:table-cell>
          <table:table-cell office:value-type="float" office:value="0.00447" calcext:value-type="float">
            <text:p>0.004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431" calcext:value-type="float">
            <text:p>0.0043</text:p>
          </table:table-cell>
          <table:table-cell office:value-type="float" office:value="0.00414" calcext:value-type="float">
            <text:p>0.0041</text:p>
          </table:table-cell>
          <table:table-cell office:value-type="float" office:value="-0.00036" calcext:value-type="float">
            <text:p>-0.0004</text:p>
          </table:table-cell>
          <table:table-cell office:value-type="float" office:value="0.00125" calcext:value-type="float">
            <text:p>0.0013</text:p>
          </table:table-cell>
          <table:table-cell office:value-type="float" office:value="-0.00223" calcext:value-type="float">
            <text:p>-0.0022</text:p>
          </table:table-cell>
          <table:table-cell office:value-type="float" office:value="0.00047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0.00654" calcext:value-type="float">
            <text:p>0.006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372" calcext:value-type="float">
            <text:p>0.0037</text:p>
          </table:table-cell>
          <table:table-cell office:value-type="float" office:value="0.00357" calcext:value-type="float">
            <text:p>0.0036</text:p>
          </table:table-cell>
          <table:table-cell office:value-type="float" office:value="0.00377" calcext:value-type="float">
            <text:p>0.0038</text:p>
          </table:table-cell>
          <table:table-cell office:value-type="float" office:value="0.009169" calcext:value-type="float">
            <text:p>0.0092</text:p>
          </table:table-cell>
          <table:table-cell office:value-type="float" office:value="0.00296" calcext:value-type="float">
            <text:p>0.003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202" calcext:value-type="float">
            <text:p>0.0020</text:p>
          </table:table-cell>
          <table:table-cell office:value-type="float" office:value="0.01309" calcext:value-type="float">
            <text:p>0.0131</text:p>
          </table:table-cell>
          <table:table-cell office:value-type="float" office:value="0.00448" calcext:value-type="float">
            <text:p>0.0045</text:p>
          </table:table-cell>
          <table:table-cell office:value-type="float" office:value="0.00453" calcext:value-type="float">
            <text:p>0.0045</text:p>
          </table:table-cell>
          <table:table-cell office:value-type="float" office:value="0.00443" calcext:value-type="float">
            <text:p>0.0044</text:p>
          </table:table-cell>
          <table:table-cell office:value-type="float" office:value="-0.00025" calcext:value-type="float">
            <text:p>-0.0003</text:p>
          </table:table-cell>
          <table:table-cell office:value-type="float" office:value="0.00127" calcext:value-type="float">
            <text:p>0.0013</text:p>
          </table:table-cell>
          <table:table-cell office:value-type="float" office:value="-0.00217" calcext:value-type="float">
            <text:p>-0.0022</text:p>
          </table:table-cell>
          <table:table-cell office:value-type="float" office:value="0.0004" calcext:value-type="float">
            <text:p>0.0004</text:p>
          </table:table-cell>
          <table:table-cell table:number-columns-repeated="4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0.00667" calcext:value-type="float">
            <text:p>0.0067</text:p>
          </table:table-cell>
          <table:table-cell office:value-type="float" office:value="0.00753" calcext:value-type="float">
            <text:p>0.0075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378" calcext:value-type="float">
            <text:p>0.0038</text:p>
          </table:table-cell>
          <table:table-cell office:value-type="float" office:value="0.00397" calcext:value-type="float">
            <text:p>0.0040</text:p>
          </table:table-cell>
          <table:table-cell office:value-type="float" office:value="0.009509" calcext:value-type="float">
            <text:p>0.0095</text:p>
          </table:table-cell>
          <table:table-cell office:value-type="float" office:value="0.00309" calcext:value-type="float">
            <text:p>0.003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231" calcext:value-type="float">
            <text:p>0.0023</text:p>
          </table:table-cell>
          <table:table-cell office:value-type="float" office:value="0.01321" calcext:value-type="float">
            <text:p>0.0132</text:p>
          </table:table-cell>
          <table:table-cell office:value-type="float" office:value="0.00464" calcext:value-type="float">
            <text:p>0.0046</text:p>
          </table:table-cell>
          <table:table-cell office:value-type="float" office:value="0.00456" calcext:value-type="float">
            <text:p>0.0046</text:p>
          </table:table-cell>
          <table:table-cell office:value-type="float" office:value="0.00432" calcext:value-type="float">
            <text:p>0.0043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129" calcext:value-type="float">
            <text:p>0.0013</text:p>
          </table:table-cell>
          <table:table-cell office:value-type="float" office:value="-0.00217" calcext:value-type="float">
            <text:p>-0.0022</text:p>
          </table:table-cell>
          <table:table-cell office:value-type="float" office:value="0.00047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0.00705" calcext:value-type="float">
            <text:p>0.0071</text:p>
          </table:table-cell>
          <table:table-cell office:value-type="float" office:value="0.00764" calcext:value-type="float">
            <text:p>0.0076</text:p>
          </table:table-cell>
          <table:table-cell office:value-type="float" office:value="0.00427" calcext:value-type="float">
            <text:p>0.0043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417" calcext:value-type="float">
            <text:p>0.0042</text:p>
          </table:table-cell>
          <table:table-cell office:value-type="float" office:value="0.009939" calcext:value-type="float">
            <text:p>0.0099</text:p>
          </table:table-cell>
          <table:table-cell office:value-type="float" office:value="0.00365" calcext:value-type="float">
            <text:p>0.0037</text:p>
          </table:table-cell>
          <table:table-cell office:value-type="float" office:value="0.00542" calcext:value-type="float">
            <text:p>0.0054</text:p>
          </table:table-cell>
          <table:table-cell office:value-type="float" office:value="0.00264" calcext:value-type="float">
            <text:p>0.0026</text:p>
          </table:table-cell>
          <table:table-cell office:value-type="float" office:value="0.01364" calcext:value-type="float">
            <text:p>0.013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484" calcext:value-type="float">
            <text:p>0.0048</text:p>
          </table:table-cell>
          <table:table-cell office:value-type="float" office:value="0.00452" calcext:value-type="float">
            <text:p>0.0045</text:p>
          </table:table-cell>
          <table:table-cell office:value-type="float" office:value="-0.00024" calcext:value-type="float">
            <text:p>-0.0002</text:p>
          </table:table-cell>
          <table:table-cell office:value-type="float" office:value="0.00141" calcext:value-type="float">
            <text:p>0.001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0.00025" calcext:value-type="float">
            <text:p>0.0003</text:p>
          </table:table-cell>
          <table:table-cell table:number-columns-repeated="4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0.00745" calcext:value-type="float">
            <text:p>0.0075</text:p>
          </table:table-cell>
          <table:table-cell office:value-type="float" office:value="0.00824" calcext:value-type="float">
            <text:p>0.0082</text:p>
          </table:table-cell>
          <table:table-cell office:value-type="float" office:value="0.00467" calcext:value-type="float">
            <text:p>0.0047</text:p>
          </table:table-cell>
          <table:table-cell office:value-type="float" office:value="0.00456" calcext:value-type="float">
            <text:p>0.0046</text:p>
          </table:table-cell>
          <table:table-cell office:value-type="float" office:value="0.00477" calcext:value-type="float">
            <text:p>0.0048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384" calcext:value-type="float">
            <text:p>0.0038</text:p>
          </table:table-cell>
          <table:table-cell office:value-type="float" office:value="0.00557" calcext:value-type="float">
            <text:p>0.0056</text:p>
          </table:table-cell>
          <table:table-cell office:value-type="float" office:value="0.00285" calcext:value-type="float">
            <text:p>0.0029</text:p>
          </table:table-cell>
          <table:table-cell office:value-type="float" office:value="0.01396" calcext:value-type="float">
            <text:p>0.0140</text:p>
          </table:table-cell>
          <table:table-cell office:value-type="float" office:value="0.00513" calcext:value-type="float">
            <text:p>0.0051</text:p>
          </table:table-cell>
          <table:table-cell office:value-type="float" office:value="0.00481" calcext:value-type="float">
            <text:p>0.0048</text:p>
          </table:table-cell>
          <table:table-cell office:value-type="float" office:value="0.00472" calcext:value-type="float">
            <text:p>0.0047</text:p>
          </table:table-cell>
          <table:table-cell office:value-type="float" office:value="-0.00019" calcext:value-type="float">
            <text:p>-0.0002</text:p>
          </table:table-cell>
          <table:table-cell office:value-type="float" office:value="0.00133" calcext:value-type="float">
            <text:p>0.0013</text:p>
          </table:table-cell>
          <table:table-cell office:value-type="float" office:value="-0.00219" calcext:value-type="float">
            <text:p>-0.0022</text:p>
          </table:table-cell>
          <table:table-cell office:value-type="float" office:value="0.00045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0.00771" calcext:value-type="float">
            <text:p>0.0077</text:p>
          </table:table-cell>
          <table:table-cell office:value-type="float" office:value="0.008449" calcext:value-type="float">
            <text:p>0.0084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505" calcext:value-type="float">
            <text:p>0.0051</text:p>
          </table:table-cell>
          <table:table-cell office:value-type="float" office:value="0.00507" calcext:value-type="float">
            <text:p>0.0051</text:p>
          </table:table-cell>
          <table:table-cell office:value-type="float" office:value="0.01068" calcext:value-type="float">
            <text:p>0.0107</text:p>
          </table:table-cell>
          <table:table-cell office:value-type="float" office:value="0.00406" calcext:value-type="float">
            <text:p>0.0041</text:p>
          </table:table-cell>
          <table:table-cell office:value-type="float" office:value="0.00578" calcext:value-type="float">
            <text:p>0.0058</text:p>
          </table:table-cell>
          <table:table-cell office:value-type="float" office:value="0.00308" calcext:value-type="float">
            <text:p>0.003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0536" calcext:value-type="float">
            <text:p>0.0054</text:p>
          </table:table-cell>
          <table:table-cell office:value-type="float" office:value="0.00495" calcext:value-type="float">
            <text:p>0.0050</text:p>
          </table:table-cell>
          <table:table-cell office:value-type="float" office:value="0.00479" calcext:value-type="float">
            <text:p>0.0048</text:p>
          </table:table-cell>
          <table:table-cell office:value-type="float" office:value="-0.00017" calcext:value-type="float">
            <text:p>-0.0002</text:p>
          </table:table-cell>
          <table:table-cell office:value-type="float" office:value="0.00137" calcext:value-type="float">
            <text:p>0.0014</text:p>
          </table:table-cell>
          <table:table-cell office:value-type="float" office:value="-0.00218" calcext:value-type="float">
            <text:p>-0.0022</text:p>
          </table:table-cell>
          <table:table-cell office:value-type="float" office:value="0.00051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0.00807" calcext:value-type="float">
            <text:p>0.0081</text:p>
          </table:table-cell>
          <table:table-cell office:value-type="float" office:value="0.00874" calcext:value-type="float">
            <text:p>0.0087</text:p>
          </table:table-cell>
          <table:table-cell office:value-type="float" office:value="0.00522" calcext:value-type="float">
            <text:p>0.0052</text:p>
          </table:table-cell>
          <table:table-cell office:value-type="float" office:value="0.00515" calcext:value-type="float">
            <text:p>0.005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1109" calcext:value-type="float">
            <text:p>0.0111</text:p>
          </table:table-cell>
          <table:table-cell office:value-type="float" office:value="0.00447" calcext:value-type="float">
            <text:p>0.0045</text:p>
          </table:table-cell>
          <table:table-cell office:value-type="float" office:value="0.00626" calcext:value-type="float">
            <text:p>0.0063</text:p>
          </table:table-cell>
          <table:table-cell office:value-type="float" office:value="0.00329" calcext:value-type="float">
            <text:p>0.0033</text:p>
          </table:table-cell>
          <table:table-cell office:value-type="float" office:value="0.01417" calcext:value-type="float">
            <text:p>0.0142</text:p>
          </table:table-cell>
          <table:table-cell office:value-type="float" office:value="0.00556" calcext:value-type="float">
            <text:p>0.0056</text:p>
          </table:table-cell>
          <table:table-cell office:value-type="float" office:value="0.00516" calcext:value-type="float">
            <text:p>0.0052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014" calcext:value-type="float">
            <text:p>-0.0001</text:p>
          </table:table-cell>
          <table:table-cell office:value-type="float" office:value="0.00139" calcext:value-type="float">
            <text:p>0.001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0.00034" calcext:value-type="float">
            <text:p>0.0003</text:p>
          </table:table-cell>
          <table:table-cell table:number-columns-repeated="4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0.00869" calcext:value-type="float">
            <text:p>0.0087</text:p>
          </table:table-cell>
          <table:table-cell office:value-type="float" office:value="0.009429" calcext:value-type="float">
            <text:p>0.0094</text:p>
          </table:table-cell>
          <table:table-cell office:value-type="float" office:value="0.00568" calcext:value-type="float">
            <text:p>0.0057</text:p>
          </table:table-cell>
          <table:table-cell office:value-type="float" office:value="0.00565" calcext:value-type="float">
            <text:p>0.0057</text:p>
          </table:table-cell>
          <table:table-cell office:value-type="float" office:value="0.00571" calcext:value-type="float">
            <text:p>0.0057</text:p>
          </table:table-cell>
          <table:table-cell office:value-type="float" office:value="0.01136" calcext:value-type="float">
            <text:p>0.0114</text:p>
          </table:table-cell>
          <table:table-cell office:value-type="float" office:value="0.00506" calcext:value-type="float">
            <text:p>0.0051</text:p>
          </table:table-cell>
          <table:table-cell office:value-type="float" office:value="0.00666" calcext:value-type="float">
            <text:p>0.0067</text:p>
          </table:table-cell>
          <table:table-cell office:value-type="float" office:value="0.00363" calcext:value-type="float">
            <text:p>0.0036</text:p>
          </table:table-cell>
          <table:table-cell office:value-type="float" office:value="0.01446" calcext:value-type="float">
            <text:p>0.0145</text:p>
          </table:table-cell>
          <table:table-cell office:value-type="float" office:value="0.00603" calcext:value-type="float">
            <text:p>0.0060</text:p>
          </table:table-cell>
          <table:table-cell office:value-type="float" office:value="0.00525" calcext:value-type="float">
            <text:p>0.0053</text:p>
          </table:table-cell>
          <table:table-cell office:value-type="float" office:value="0.0049" calcext:value-type="float">
            <text:p>0.0049</text:p>
          </table:table-cell>
          <table:table-cell office:value-type="float" office:value="-0.00004" calcext:value-type="float">
            <text:p>0.0000</text:p>
          </table:table-cell>
          <table:table-cell office:value-type="float" office:value="0.00157" calcext:value-type="float">
            <text:p>0.0016</text:p>
          </table:table-cell>
          <table:table-cell office:value-type="float" office:value="-0.00238" calcext:value-type="float">
            <text:p>-0.0024</text:p>
          </table:table-cell>
          <table:table-cell office:value-type="float" office:value="0.00044" calcext:value-type="float">
            <text:p>0.0004</text:p>
          </table:table-cell>
          <table:table-cell table:number-columns-repeated="4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0.00901" calcext:value-type="float">
            <text:p>0.0090</text:p>
          </table:table-cell>
          <table:table-cell office:value-type="float" office:value="0.009769" calcext:value-type="float">
            <text:p>0.0098</text:p>
          </table:table-cell>
          <table:table-cell office:value-type="float" office:value="0.00627" calcext:value-type="float">
            <text:p>0.0063</text:p>
          </table:table-cell>
          <table:table-cell table:number-columns-repeated="2" office:value-type="float" office:value="0.0061" calcext:value-type="float">
            <text:p>0.0061</text:p>
          </table:table-cell>
          <table:table-cell office:value-type="float" office:value="0.01186" calcext:value-type="float">
            <text:p>0.0119</text:p>
          </table:table-cell>
          <table:table-cell office:value-type="float" office:value="0.00528" calcext:value-type="float">
            <text:p>0.0053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0402" calcext:value-type="float">
            <text:p>0.0040</text:p>
          </table:table-cell>
          <table:table-cell office:value-type="float" office:value="0.01502" calcext:value-type="float">
            <text:p>0.0150</text:p>
          </table:table-cell>
          <table:table-cell office:value-type="float" office:value="0.00634" calcext:value-type="float">
            <text:p>0.0063</text:p>
          </table:table-cell>
          <table:table-cell office:value-type="float" office:value="0.00538" calcext:value-type="float">
            <text:p>0.0054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028" calcext:value-type="float">
            <text:p>-0.0003</text:p>
          </table:table-cell>
          <table:table-cell office:value-type="float" office:value="0.00138" calcext:value-type="float">
            <text:p>0.0014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00034" calcext:value-type="float">
            <text:p>0.0003</text:p>
          </table:table-cell>
          <table:table-cell table:number-columns-repeated="4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0.009679" calcext:value-type="float">
            <text:p>0.0097</text:p>
          </table:table-cell>
          <table:table-cell office:value-type="float" office:value="0.01033" calcext:value-type="float">
            <text:p>0.0103</text:p>
          </table:table-cell>
          <table:table-cell office:value-type="float" office:value="0.00654" calcext:value-type="float">
            <text:p>0.0065</text:p>
          </table:table-cell>
          <table:table-cell office:value-type="float" office:value="0.00652" calcext:value-type="float">
            <text:p>0.0065</text:p>
          </table:table-cell>
          <table:table-cell office:value-type="float" office:value="0.00642" calcext:value-type="float">
            <text:p>0.0064</text:p>
          </table:table-cell>
          <table:table-cell office:value-type="float" office:value="0.01238" calcext:value-type="float">
            <text:p>0.0124</text:p>
          </table:table-cell>
          <table:table-cell office:value-type="float" office:value="0.00586" calcext:value-type="float">
            <text:p>0.0059</text:p>
          </table:table-cell>
          <table:table-cell office:value-type="float" office:value="0.007849" calcext:value-type="float">
            <text:p>0.0078</text:p>
          </table:table-cell>
          <table:table-cell office:value-type="float" office:value="0.00446" calcext:value-type="float">
            <text:p>0.0045</text:p>
          </table:table-cell>
          <table:table-cell office:value-type="float" office:value="0.01548" calcext:value-type="float">
            <text:p>0.0155</text:p>
          </table:table-cell>
          <table:table-cell office:value-type="float" office:value="0.00679" calcext:value-type="float">
            <text:p>0.0068</text:p>
          </table:table-cell>
          <table:table-cell office:value-type="float" office:value="0.00551" calcext:value-type="float">
            <text:p>0.0055</text:p>
          </table:table-cell>
          <table:table-cell office:value-type="float" office:value="0.00521" calcext:value-type="float">
            <text:p>0.0052</text:p>
          </table:table-cell>
          <table:table-cell office:value-type="float" office:value="-0.00009" calcext:value-type="float">
            <text:p>-0.0001</text:p>
          </table:table-cell>
          <table:table-cell office:value-type="float" office:value="0.00147" calcext:value-type="float">
            <text:p>0.0015</text:p>
          </table:table-cell>
          <table:table-cell office:value-type="float" office:value="-0.00219" calcext:value-type="float">
            <text:p>-0.0022</text:p>
          </table:table-cell>
          <table:table-cell office:value-type="float" office:value="0.00063" calcext:value-type="float">
            <text:p>0.0006</text:p>
          </table:table-cell>
          <table:table-cell table:number-columns-repeated="4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0.01014" calcext:value-type="float">
            <text:p>0.0101</text:p>
          </table:table-cell>
          <table:table-cell office:value-type="float" office:value="0.01095" calcext:value-type="float">
            <text:p>0.0110</text:p>
          </table:table-cell>
          <table:table-cell office:value-type="float" office:value="0.00722" calcext:value-type="float">
            <text:p>0.0072</text:p>
          </table:table-cell>
          <table:table-cell office:value-type="float" office:value="0.00686" calcext:value-type="float">
            <text:p>0.0069</text:p>
          </table:table-cell>
          <table:table-cell office:value-type="float" office:value="0.00691" calcext:value-type="float">
            <text:p>0.0069</text:p>
          </table:table-cell>
          <table:table-cell office:value-type="float" office:value="0.01279" calcext:value-type="float">
            <text:p>0.0128</text:p>
          </table:table-cell>
          <table:table-cell office:value-type="float" office:value="0.00629" calcext:value-type="float">
            <text:p>0.0063</text:p>
          </table:table-cell>
          <table:table-cell office:value-type="float" office:value="0.00812" calcext:value-type="float">
            <text:p>0.0081</text:p>
          </table:table-cell>
          <table:table-cell office:value-type="float" office:value="0.00467" calcext:value-type="float">
            <text:p>0.0047</text:p>
          </table:table-cell>
          <table:table-cell office:value-type="float" office:value="0.01575" calcext:value-type="float">
            <text:p>0.0158</text:p>
          </table:table-cell>
          <table:table-cell office:value-type="float" office:value="0.00696" calcext:value-type="float">
            <text:p>0.0070</text:p>
          </table:table-cell>
          <table:table-cell office:value-type="float" office:value="0.00573" calcext:value-type="float">
            <text:p>0.0057</text:p>
          </table:table-cell>
          <table:table-cell office:value-type="float" office:value="0.00534" calcext:value-type="float">
            <text:p>0.0053</text:p>
          </table:table-cell>
          <table:table-cell office:value-type="float" office:value="-0.00015" calcext:value-type="float">
            <text:p>-0.0002</text:p>
          </table:table-cell>
          <table:table-cell office:value-type="float" office:value="0.00145" calcext:value-type="float">
            <text:p>0.0015</text:p>
          </table:table-cell>
          <table:table-cell office:value-type="float" office:value="-0.00206" calcext:value-type="float">
            <text:p>-0.0021</text:p>
          </table:table-cell>
          <table:table-cell office:value-type="float" office:value="0.00071" calcext:value-type="float">
            <text:p>0.0007</text:p>
          </table:table-cell>
          <table:table-cell table:number-columns-repeated="4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0.01071" calcext:value-type="float">
            <text:p>0.0107</text:p>
          </table:table-cell>
          <table:table-cell office:value-type="float" office:value="0.01155" calcext:value-type="float">
            <text:p>0.0116</text:p>
          </table:table-cell>
          <table:table-cell office:value-type="float" office:value="0.00751" calcext:value-type="float">
            <text:p>0.0075</text:p>
          </table:table-cell>
          <table:table-cell office:value-type="float" office:value="0.00732" calcext:value-type="float">
            <text:p>0.0073</text:p>
          </table:table-cell>
          <table:table-cell office:value-type="float" office:value="0.00747" calcext:value-type="float">
            <text:p>0.0075</text:p>
          </table:table-cell>
          <table:table-cell office:value-type="float" office:value="0.01361" calcext:value-type="float">
            <text:p>0.0136</text:p>
          </table:table-cell>
          <table:table-cell office:value-type="float" office:value="0.00667" calcext:value-type="float">
            <text:p>0.0067</text:p>
          </table:table-cell>
          <table:table-cell office:value-type="float" office:value="0.008399" calcext:value-type="float">
            <text:p>0.0084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1592" calcext:value-type="float">
            <text:p>0.0159</text:p>
          </table:table-cell>
          <table:table-cell office:value-type="float" office:value="0.00751" calcext:value-type="float">
            <text:p>0.0075</text:p>
          </table:table-cell>
          <table:table-cell office:value-type="float" office:value="0.00565" calcext:value-type="float">
            <text:p>0.0057</text:p>
          </table:table-cell>
          <table:table-cell office:value-type="float" office:value="0.00511" calcext:value-type="float">
            <text:p>0.0051</text:p>
          </table:table-cell>
          <table:table-cell office:value-type="float" office:value="-0.00003" calcext:value-type="float">
            <text:p>0.0000</text:p>
          </table:table-cell>
          <table:table-cell office:value-type="float" office:value="0.00146" calcext:value-type="float">
            <text:p>0.0015</text:p>
          </table:table-cell>
          <table:table-cell office:value-type="float" office:value="-0.00225" calcext:value-type="float">
            <text:p>-0.0023</text:p>
          </table:table-cell>
          <table:table-cell office:value-type="float" office:value="0.00081" calcext:value-type="float">
            <text:p>0.0008</text:p>
          </table:table-cell>
          <table:table-cell table:number-columns-repeated="4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0.01122" calcext:value-type="float">
            <text:p>0.0112</text:p>
          </table:table-cell>
          <table:table-cell office:value-type="float" office:value="0.01206" calcext:value-type="float">
            <text:p>0.0121</text:p>
          </table:table-cell>
          <table:table-cell office:value-type="float" office:value="0.008019" calcext:value-type="float">
            <text:p>0.0080</text:p>
          </table:table-cell>
          <table:table-cell office:value-type="float" office:value="0.00809" calcext:value-type="float">
            <text:p>0.0081</text:p>
          </table:table-cell>
          <table:table-cell office:value-type="float" office:value="0.00834" calcext:value-type="float">
            <text:p>0.0083</text:p>
          </table:table-cell>
          <table:table-cell office:value-type="float" office:value="0.01426" calcext:value-type="float">
            <text:p>0.0143</text:p>
          </table:table-cell>
          <table:table-cell office:value-type="float" office:value="0.00749" calcext:value-type="float">
            <text:p>0.0075</text:p>
          </table:table-cell>
          <table:table-cell office:value-type="float" office:value="0.00929" calcext:value-type="float">
            <text:p>0.0093</text:p>
          </table:table-cell>
          <table:table-cell office:value-type="float" office:value="0.00547" calcext:value-type="float">
            <text:p>0.0055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591" calcext:value-type="float">
            <text:p>0.0059</text:p>
          </table:table-cell>
          <table:table-cell office:value-type="float" office:value="0.00541" calcext:value-type="float">
            <text:p>0.0054</text:p>
          </table:table-cell>
          <table:table-cell office:value-type="float" office:value="0.00004" calcext:value-type="float">
            <text:p>0.0000</text:p>
          </table:table-cell>
          <table:table-cell office:value-type="float" office:value="0.00146" calcext:value-type="float">
            <text:p>0.0015</text:p>
          </table:table-cell>
          <table:table-cell office:value-type="float" office:value="-0.00213" calcext:value-type="float">
            <text:p>-0.0021</text:p>
          </table:table-cell>
          <table:table-cell office:value-type="float" office:value="0.00072" calcext:value-type="float">
            <text:p>0.0007</text:p>
          </table:table-cell>
          <table:table-cell table:number-columns-repeated="4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285" calcext:value-type="float">
            <text:p>0.0129</text:p>
          </table:table-cell>
          <table:table-cell office:value-type="float" office:value="0.00854" calcext:value-type="float">
            <text:p>0.0085</text:p>
          </table:table-cell>
          <table:table-cell office:value-type="float" office:value="0.008399" calcext:value-type="float">
            <text:p>0.0084</text:p>
          </table:table-cell>
          <table:table-cell office:value-type="float" office:value="0.00858" calcext:value-type="float">
            <text:p>0.0086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8109" calcext:value-type="float">
            <text:p>0.0081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0615" calcext:value-type="float">
            <text:p>0.0062</text:p>
          </table:table-cell>
          <table:table-cell office:value-type="float" office:value="0.01683" calcext:value-type="float">
            <text:p>0.0168</text:p>
          </table:table-cell>
          <table:table-cell office:value-type="float" office:value="0.00867" calcext:value-type="float">
            <text:p>0.0087</text:p>
          </table:table-cell>
          <table:table-cell office:value-type="float" office:value="0.00617" calcext:value-type="float">
            <text:p>0.0062</text:p>
          </table:table-cell>
          <table:table-cell office:value-type="float" office:value="0.00575" calcext:value-type="float">
            <text:p>0.0058</text:p>
          </table:table-cell>
          <table:table-cell office:value-type="float" office:value="-0.00009" calcext:value-type="float">
            <text:p>-0.0001</text:p>
          </table:table-cell>
          <table:table-cell office:value-type="float" office:value="0.00149" calcext:value-type="float">
            <text:p>0.0015</text:p>
          </table:table-cell>
          <table:table-cell office:value-type="float" office:value="-0.00219" calcext:value-type="float">
            <text:p>-0.0022</text:p>
          </table:table-cell>
          <table:table-cell office:value-type="float" office:value="0.00092" calcext:value-type="float">
            <text:p>0.0009</text:p>
          </table:table-cell>
          <table:table-cell table:number-columns-repeated="4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0.01215" calcext:value-type="float">
            <text:p>0.0122</text:p>
          </table:table-cell>
          <table:table-cell office:value-type="float" office:value="0.01297" calcext:value-type="float">
            <text:p>0.0130</text:p>
          </table:table-cell>
          <table:table-cell office:value-type="float" office:value="0.00931" calcext:value-type="float">
            <text:p>0.0093</text:p>
          </table:table-cell>
          <table:table-cell office:value-type="float" office:value="0.00908" calcext:value-type="float">
            <text:p>0.0091</text:p>
          </table:table-cell>
          <table:table-cell office:value-type="float" office:value="0.00907" calcext:value-type="float">
            <text:p>0.0091</text:p>
          </table:table-cell>
          <table:table-cell office:value-type="float" office:value="0.01506" calcext:value-type="float">
            <text:p>0.0151</text:p>
          </table:table-cell>
          <table:table-cell office:value-type="float" office:value="0.00867" calcext:value-type="float">
            <text:p>0.0087</text:p>
          </table:table-cell>
          <table:table-cell office:value-type="float" office:value="0.01039" calcext:value-type="float">
            <text:p>0.0104</text:p>
          </table:table-cell>
          <table:table-cell office:value-type="float" office:value="0.00637" calcext:value-type="float">
            <text:p>0.0064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0902" calcext:value-type="float">
            <text:p>0.0090</text:p>
          </table:table-cell>
          <table:table-cell office:value-type="float" office:value="0.00606" calcext:value-type="float">
            <text:p>0.0061</text:p>
          </table:table-cell>
          <table:table-cell office:value-type="float" office:value="0.0059" calcext:value-type="float">
            <text:p>0.0059</text:p>
          </table:table-cell>
          <table:table-cell office:value-type="float" office:value="-0.00008" calcext:value-type="float">
            <text:p>-0.0001</text:p>
          </table:table-cell>
          <table:table-cell office:value-type="float" office:value="0.00154" calcext:value-type="float">
            <text:p>0.0015</text:p>
          </table:table-cell>
          <table:table-cell office:value-type="float" office:value="-0.00224" calcext:value-type="float">
            <text:p>-0.0022</text:p>
          </table:table-cell>
          <table:table-cell office:value-type="float" office:value="0.00049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0.01295" calcext:value-type="float">
            <text:p>0.0130</text:p>
          </table:table-cell>
          <table:table-cell office:value-type="float" office:value="0.01365" calcext:value-type="float">
            <text:p>0.0137</text:p>
          </table:table-cell>
          <table:table-cell office:value-type="float" office:value="0.00952" calcext:value-type="float">
            <text:p>0.0095</text:p>
          </table:table-cell>
          <table:table-cell office:value-type="float" office:value="0.00957" calcext:value-type="float">
            <text:p>0.0096</text:p>
          </table:table-cell>
          <table:table-cell office:value-type="float" office:value="0.00983" calcext:value-type="float">
            <text:p>0.0098</text:p>
          </table:table-cell>
          <table:table-cell office:value-type="float" office:value="0.01598" calcext:value-type="float">
            <text:p>0.0160</text:p>
          </table:table-cell>
          <table:table-cell office:value-type="float" office:value="0.009259" calcext:value-type="float">
            <text:p>0.0093</text:p>
          </table:table-cell>
          <table:table-cell office:value-type="float" office:value="0.01104" calcext:value-type="float">
            <text:p>0.0110</text:p>
          </table:table-cell>
          <table:table-cell office:value-type="float" office:value="0.00685" calcext:value-type="float">
            <text:p>0.0069</text:p>
          </table:table-cell>
          <table:table-cell office:value-type="float" office:value="0.01809" calcext:value-type="float">
            <text:p>0.0181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634" calcext:value-type="float">
            <text:p>0.0063</text:p>
          </table:table-cell>
          <table:table-cell office:value-type="float" office:value="0.00596" calcext:value-type="float">
            <text:p>0.0060</text:p>
          </table:table-cell>
          <table:table-cell office:value-type="float" office:value="-0.00015" calcext:value-type="float">
            <text:p>-0.0002</text:p>
          </table:table-cell>
          <table:table-cell office:value-type="float" office:value="0.00147" calcext:value-type="float">
            <text:p>0.0015</text:p>
          </table:table-cell>
          <table:table-cell office:value-type="float" office:value="-0.00226" calcext:value-type="float">
            <text:p>-0.0023</text:p>
          </table:table-cell>
          <table:table-cell office:value-type="float" office:value="0.00053" calcext:value-type="float">
            <text:p>0.0005</text:p>
          </table:table-cell>
          <table:table-cell table:number-columns-repeated="4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0.01383" calcext:value-type="float">
            <text:p>0.0138</text:p>
          </table:table-cell>
          <table:table-cell office:value-type="float" office:value="0.01456" calcext:value-type="float">
            <text:p>0.0146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045" calcext:value-type="float">
            <text:p>0.0105</text:p>
          </table:table-cell>
          <table:table-cell office:value-type="float" office:value="0.01053" calcext:value-type="float">
            <text:p>0.0105</text:p>
          </table:table-cell>
          <table:table-cell office:value-type="float" office:value="0.01661" calcext:value-type="float">
            <text:p>0.0166</text:p>
          </table:table-cell>
          <table:table-cell office:value-type="float" office:value="0.00988" calcext:value-type="float">
            <text:p>0.0099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761" calcext:value-type="float">
            <text:p>0.0076</text:p>
          </table:table-cell>
          <table:table-cell office:value-type="float" office:value="0.01866" calcext:value-type="float">
            <text:p>0.0187</text:p>
          </table:table-cell>
          <table:table-cell office:value-type="float" office:value="0.01003" calcext:value-type="float">
            <text:p>0.0100</text:p>
          </table:table-cell>
          <table:table-cell office:value-type="float" office:value="0.00663" calcext:value-type="float">
            <text:p>0.0066</text:p>
          </table:table-cell>
          <table:table-cell office:value-type="float" office:value="0.00603" calcext:value-type="float">
            <text:p>0.0060</text:p>
          </table:table-cell>
          <table:table-cell office:value-type="float" office:value="-0.00009" calcext:value-type="float">
            <text:p>-0.0001</text:p>
          </table:table-cell>
          <table:table-cell office:value-type="float" office:value="0.00139" calcext:value-type="float">
            <text:p>0.0014</text:p>
          </table:table-cell>
          <table:table-cell office:value-type="float" office:value="-0.00209" calcext:value-type="float">
            <text:p>-0.0021</text:p>
          </table:table-cell>
          <table:table-cell office:value-type="float" office:value="0.00082" calcext:value-type="float">
            <text:p>0.0008</text:p>
          </table:table-cell>
          <table:table-cell table:number-columns-repeated="4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0.01443" calcext:value-type="float">
            <text:p>0.0144</text:p>
          </table:table-cell>
          <table:table-cell office:value-type="float" office:value="0.01507" calcext:value-type="float">
            <text:p>0.0151</text:p>
          </table:table-cell>
          <table:table-cell office:value-type="float" office:value="0.01115" calcext:value-type="float">
            <text:p>0.0112</text:p>
          </table:table-cell>
          <table:table-cell office:value-type="float" office:value="0.01109" calcext:value-type="float">
            <text:p>0.0111</text:p>
          </table:table-cell>
          <table:table-cell office:value-type="float" office:value="0.01146" calcext:value-type="float">
            <text:p>0.0115</text:p>
          </table:table-cell>
          <table:table-cell office:value-type="float" office:value="0.01766" calcext:value-type="float">
            <text:p>0.0177</text:p>
          </table:table-cell>
          <table:table-cell office:value-type="float" office:value="0.01062" calcext:value-type="float">
            <text:p>0.0106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807" calcext:value-type="float">
            <text:p>0.0081</text:p>
          </table:table-cell>
          <table:table-cell office:value-type="float" office:value="0.01931" calcext:value-type="float">
            <text:p>0.0193</text:p>
          </table:table-cell>
          <table:table-cell office:value-type="float" office:value="0.01039" calcext:value-type="float">
            <text:p>0.0104</text:p>
          </table:table-cell>
          <table:table-cell office:value-type="float" office:value="0.00661" calcext:value-type="float">
            <text:p>0.0066</text:p>
          </table:table-cell>
          <table:table-cell office:value-type="float" office:value="0.00606" calcext:value-type="float">
            <text:p>0.0061</text:p>
          </table:table-cell>
          <table:table-cell office:value-type="float" office:value="-0.00001" calcext:value-type="float">
            <text:p>0.0000</text:p>
          </table:table-cell>
          <table:table-cell office:value-type="float" office:value="0.00147" calcext:value-type="float">
            <text:p>0.0015</text:p>
          </table:table-cell>
          <table:table-cell office:value-type="float" office:value="-0.00219" calcext:value-type="float">
            <text:p>-0.0022</text:p>
          </table:table-cell>
          <table:table-cell office:value-type="float" office:value="0.00076" calcext:value-type="float">
            <text:p>0.0008</text:p>
          </table:table-cell>
          <table:table-cell table:number-columns-repeated="4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0.01522" calcext:value-type="float">
            <text:p>0.0152</text:p>
          </table:table-cell>
          <table:table-cell office:value-type="float" office:value="0.01594" calcext:value-type="float">
            <text:p>0.0159</text:p>
          </table:table-cell>
          <table:table-cell office:value-type="float" office:value="0.01201" calcext:value-type="float">
            <text:p>0.0120</text:p>
          </table:table-cell>
          <table:table-cell office:value-type="float" office:value="0.01199" calcext:value-type="float">
            <text:p>0.0120</text:p>
          </table:table-cell>
          <table:table-cell office:value-type="float" office:value="0.01203" calcext:value-type="float">
            <text:p>0.0120</text:p>
          </table:table-cell>
          <table:table-cell office:value-type="float" office:value="0.01843" calcext:value-type="float">
            <text:p>0.0184</text:p>
          </table:table-cell>
          <table:table-cell office:value-type="float" office:value="0.01137" calcext:value-type="float">
            <text:p>0.0114</text:p>
          </table:table-cell>
          <table:table-cell office:value-type="float" office:value="0.01332" calcext:value-type="float">
            <text:p>0.0133</text:p>
          </table:table-cell>
          <table:table-cell office:value-type="float" office:value="0.00856" calcext:value-type="float">
            <text:p>0.0086</text:p>
          </table:table-cell>
          <table:table-cell office:value-type="float" office:value="0.01999" calcext:value-type="float">
            <text:p>0.0200</text:p>
          </table:table-cell>
          <table:table-cell office:value-type="float" office:value="0.01094" calcext:value-type="float">
            <text:p>0.0109</text:p>
          </table:table-cell>
          <table:table-cell office:value-type="float" office:value="0.00693" calcext:value-type="float">
            <text:p>0.0069</text:p>
          </table:table-cell>
          <table:table-cell office:value-type="float" office:value="0.00655" calcext:value-type="float">
            <text:p>0.0066</text:p>
          </table:table-cell>
          <table:table-cell office:value-type="float" office:value="0.00012" calcext:value-type="float">
            <text:p>0.0001</text:p>
          </table:table-cell>
          <table:table-cell office:value-type="float" office:value="0.00167" calcext:value-type="float">
            <text:p>0.0017</text:p>
          </table:table-cell>
          <table:table-cell office:value-type="float" office:value="-0.00204" calcext:value-type="float">
            <text:p>-0.0020</text:p>
          </table:table-cell>
          <table:table-cell office:value-type="float" office:value="0.00088" calcext:value-type="float">
            <text:p>0.0009</text:p>
          </table:table-cell>
          <table:table-cell table:number-columns-repeated="4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0.01591" calcext:value-type="float">
            <text:p>0.0159</text:p>
          </table:table-cell>
          <table:table-cell office:value-type="float" office:value="0.01673" calcext:value-type="float">
            <text:p>0.0167</text:p>
          </table:table-cell>
          <table:table-cell office:value-type="float" office:value="0.01273" calcext:value-type="float">
            <text:p>0.0127</text:p>
          </table:table-cell>
          <table:table-cell office:value-type="float" office:value="0.01289" calcext:value-type="float">
            <text:p>0.0129</text:p>
          </table:table-cell>
          <table:table-cell office:value-type="float" office:value="0.01307" calcext:value-type="float">
            <text:p>0.0131</text:p>
          </table:table-cell>
          <table:table-cell office:value-type="float" office:value="0.01948" calcext:value-type="float">
            <text:p>0.0195</text:p>
          </table:table-cell>
          <table:table-cell office:value-type="float" office:value="0.01244" calcext:value-type="float">
            <text:p>0.0124</text:p>
          </table:table-cell>
          <table:table-cell office:value-type="float" office:value="0.01428" calcext:value-type="float">
            <text:p>0.0143</text:p>
          </table:table-cell>
          <table:table-cell office:value-type="float" office:value="0.00942" calcext:value-type="float">
            <text:p>0.0094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1173" calcext:value-type="float">
            <text:p>0.0117</text:p>
          </table:table-cell>
          <table:table-cell office:value-type="float" office:value="0.00702" calcext:value-type="float">
            <text:p>0.007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002" calcext:value-type="float">
            <text:p>0.0000</text:p>
          </table:table-cell>
          <table:table-cell office:value-type="float" office:value="0.00166" calcext:value-type="float">
            <text:p>0.0017</text:p>
          </table:table-cell>
          <table:table-cell office:value-type="float" office:value="-0.00208" calcext:value-type="float">
            <text:p>-0.0021</text:p>
          </table:table-cell>
          <table:table-cell office:value-type="float" office:value="0.00082" calcext:value-type="float">
            <text:p>0.0008</text:p>
          </table:table-cell>
          <table:table-cell table:number-columns-repeated="4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0.01684" calcext:value-type="float">
            <text:p>0.0168</text:p>
          </table:table-cell>
          <table:table-cell office:value-type="float" office:value="0.01774" calcext:value-type="float">
            <text:p>0.0177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394" calcext:value-type="float">
            <text:p>0.0139</text:p>
          </table:table-cell>
          <table:table-cell office:value-type="float" office:value="0.02008" calcext:value-type="float">
            <text:p>0.0201</text:p>
          </table:table-cell>
          <table:table-cell office:value-type="float" office:value="0.01332" calcext:value-type="float">
            <text:p>0.0133</text:p>
          </table:table-cell>
          <table:table-cell office:value-type="float" office:value="0.01508" calcext:value-type="float">
            <text:p>0.0151</text:p>
          </table:table-cell>
          <table:table-cell office:value-type="float" office:value="0.01002" calcext:value-type="float">
            <text:p>0.0100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248" calcext:value-type="float">
            <text:p>0.0125</text:p>
          </table:table-cell>
          <table:table-cell office:value-type="float" office:value="0.00729" calcext:value-type="float">
            <text:p>0.0073</text:p>
          </table:table-cell>
          <table:table-cell office:value-type="float" office:value="0.00672" calcext:value-type="float">
            <text:p>0.0067</text:p>
          </table:table-cell>
          <table:table-cell office:value-type="float" office:value="0.00024" calcext:value-type="float">
            <text:p>0.0002</text:p>
          </table:table-cell>
          <table:table-cell office:value-type="float" office:value="0.00162" calcext:value-type="float">
            <text:p>0.0016</text:p>
          </table:table-cell>
          <table:table-cell office:value-type="float" office:value="-0.00208" calcext:value-type="float">
            <text:p>-0.0021</text:p>
          </table:table-cell>
          <table:table-cell office:value-type="float" office:value="0.00087" calcext:value-type="float">
            <text:p>0.0009</text:p>
          </table:table-cell>
          <table:table-cell table:number-columns-repeated="4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0.01784" calcext:value-type="float">
            <text:p>0.0178</text:p>
          </table:table-cell>
          <table:table-cell office:value-type="float" office:value="0.01858" calcext:value-type="float">
            <text:p>0.0186</text:p>
          </table:table-cell>
          <table:table-cell office:value-type="float" office:value="0.01487" calcext:value-type="float">
            <text:p>0.0149</text:p>
          </table:table-cell>
          <table:table-cell table:number-columns-repeated="2" office:value-type="float" office:value="0.01483" calcext:value-type="float">
            <text:p>0.0148</text:p>
          </table:table-cell>
          <table:table-cell office:value-type="float" office:value="0.02108" calcext:value-type="float">
            <text:p>0.0211</text:p>
          </table:table-cell>
          <table:table-cell office:value-type="float" office:value="0.01424" calcext:value-type="float">
            <text:p>0.0142</text:p>
          </table:table-cell>
          <table:table-cell office:value-type="float" office:value="0.01606" calcext:value-type="float">
            <text:p>0.0161</text:p>
          </table:table-cell>
          <table:table-cell office:value-type="float" office:value="0.01095" calcext:value-type="float">
            <text:p>0.0110</text:p>
          </table:table-cell>
          <table:table-cell office:value-type="float" office:value="0.02227" calcext:value-type="float">
            <text:p>0.0223</text:p>
          </table:table-cell>
          <table:table-cell office:value-type="float" office:value="0.01299" calcext:value-type="float">
            <text:p>0.0130</text:p>
          </table:table-cell>
          <table:table-cell office:value-type="float" office:value="0.00747" calcext:value-type="float">
            <text:p>0.0075</text:p>
          </table:table-cell>
          <table:table-cell office:value-type="float" office:value="0.00703" calcext:value-type="float">
            <text:p>0.0070</text:p>
          </table:table-cell>
          <table:table-cell office:value-type="float" office:value="0.00017" calcext:value-type="float">
            <text:p>0.0002</text:p>
          </table:table-cell>
          <table:table-cell office:value-type="float" office:value="0.00172" calcext:value-type="float">
            <text:p>0.0017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066" calcext:value-type="float">
            <text:p>0.0007</text:p>
          </table:table-cell>
          <table:table-cell table:number-columns-repeated="4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0.01915" calcext:value-type="float">
            <text:p>0.0192</text:p>
          </table:table-cell>
          <table:table-cell office:value-type="float" office:value="0.01973" calcext:value-type="float">
            <text:p>0.0197</text:p>
          </table:table-cell>
          <table:table-cell office:value-type="float" office:value="0.01575" calcext:value-type="float">
            <text:p>0.0158</text:p>
          </table:table-cell>
          <table:table-cell office:value-type="float" office:value="0.01591" calcext:value-type="float">
            <text:p>0.0159</text:p>
          </table:table-cell>
          <table:table-cell office:value-type="float" office:value="0.01595" calcext:value-type="float">
            <text:p>0.0160</text:p>
          </table:table-cell>
          <table:table-cell office:value-type="float" office:value="0.02223" calcext:value-type="float">
            <text:p>0.0222</text:p>
          </table:table-cell>
          <table:table-cell office:value-type="float" office:value="0.01533" calcext:value-type="float">
            <text:p>0.0153</text:p>
          </table:table-cell>
          <table:table-cell office:value-type="float" office:value="0.01714" calcext:value-type="float">
            <text:p>0.0171</text:p>
          </table:table-cell>
          <table:table-cell office:value-type="float" office:value="0.01166" calcext:value-type="float">
            <text:p>0.0117</text:p>
          </table:table-cell>
          <table:table-cell office:value-type="float" office:value="0.02316" calcext:value-type="float">
            <text:p>0.0232</text:p>
          </table:table-cell>
          <table:table-cell office:value-type="float" office:value="0.01386" calcext:value-type="float">
            <text:p>0.0139</text:p>
          </table:table-cell>
          <table:table-cell office:value-type="float" office:value="0.00787" calcext:value-type="float">
            <text:p>0.0079</text:p>
          </table:table-cell>
          <table:table-cell office:value-type="float" office:value="0.00727" calcext:value-type="float">
            <text:p>0.0073</text:p>
          </table:table-cell>
          <table:table-cell office:value-type="float" office:value="0.00041" calcext:value-type="float">
            <text:p>0.0004</text:p>
          </table:table-cell>
          <table:table-cell office:value-type="float" office:value="0.00172" calcext:value-type="float">
            <text:p>0.0017</text:p>
          </table:table-cell>
          <table:table-cell office:value-type="float" office:value="-0.00196" calcext:value-type="float">
            <text:p>-0.0020</text:p>
          </table:table-cell>
          <table:table-cell office:value-type="float" office:value="0.00062" calcext:value-type="float">
            <text:p>0.0006</text:p>
          </table:table-cell>
          <table:table-cell table:number-columns-repeated="4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0.02023" calcext:value-type="float">
            <text:p>0.0202</text:p>
          </table:table-cell>
          <table:table-cell office:value-type="float" office:value="0.02106" calcext:value-type="float">
            <text:p>0.0211</text:p>
          </table:table-cell>
          <table:table-cell office:value-type="float" office:value="0.01708" calcext:value-type="float">
            <text:p>0.0171</text:p>
          </table:table-cell>
          <table:table-cell office:value-type="float" office:value="0.01701" calcext:value-type="float">
            <text:p>0.0170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2315" calcext:value-type="float">
            <text:p>0.0232</text:p>
          </table:table-cell>
          <table:table-cell office:value-type="float" office:value="0.01658" calcext:value-type="float">
            <text:p>0.0166</text:p>
          </table:table-cell>
          <table:table-cell office:value-type="float" office:value="0.01821" calcext:value-type="float">
            <text:p>0.018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1461" calcext:value-type="float">
            <text:p>0.0146</text:p>
          </table:table-cell>
          <table:table-cell office:value-type="float" office:value="0.00804" calcext:value-type="float">
            <text:p>0.0080</text:p>
          </table:table-cell>
          <table:table-cell office:value-type="float" office:value="0.00751" calcext:value-type="float">
            <text:p>0.0075</text:p>
          </table:table-cell>
          <table:table-cell office:value-type="float" office:value="0.00065" calcext:value-type="float">
            <text:p>0.0007</text:p>
          </table:table-cell>
          <table:table-cell office:value-type="float" office:value="0.00175" calcext:value-type="float">
            <text:p>0.0018</text:p>
          </table:table-cell>
          <table:table-cell office:value-type="float" office:value="-0.00204" calcext:value-type="float">
            <text:p>-0.0020</text:p>
          </table:table-cell>
          <table:table-cell office:value-type="float" office:value="0.00065" calcext:value-type="float">
            <text:p>0.0007</text:p>
          </table:table-cell>
          <table:table-cell table:number-columns-repeated="4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2222" calcext:value-type="float">
            <text:p>0.0222</text:p>
          </table:table-cell>
          <table:table-cell office:value-type="float" office:value="0.01826" calcext:value-type="float">
            <text:p>0.0183</text:p>
          </table:table-cell>
          <table:table-cell office:value-type="float" office:value="0.01814" calcext:value-type="float">
            <text:p>0.0181</text:p>
          </table:table-cell>
          <table:table-cell office:value-type="float" office:value="0.01818" calcext:value-type="float">
            <text:p>0.0182</text:p>
          </table:table-cell>
          <table:table-cell office:value-type="float" office:value="0.02437" calcext:value-type="float">
            <text:p>0.0244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925" calcext:value-type="float">
            <text:p>0.0193</text:p>
          </table:table-cell>
          <table:table-cell office:value-type="float" office:value="0.01344" calcext:value-type="float">
            <text:p>0.0134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1552" calcext:value-type="float">
            <text:p>0.0155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763" calcext:value-type="float">
            <text:p>0.0076</text:p>
          </table:table-cell>
          <table:table-cell office:value-type="float" office:value="0.00041" calcext:value-type="float">
            <text:p>0.0004</text:p>
          </table:table-cell>
          <table:table-cell office:value-type="float" office:value="0.00191" calcext:value-type="float">
            <text:p>0.0019</text:p>
          </table:table-cell>
          <table:table-cell office:value-type="float" office:value="-0.00197" calcext:value-type="float">
            <text:p>-0.0020</text:p>
          </table:table-cell>
          <table:table-cell office:value-type="float" office:value="0.00056" calcext:value-type="float">
            <text:p>0.0006</text:p>
          </table:table-cell>
          <table:table-cell table:number-columns-repeated="4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2334" calcext:value-type="float">
            <text:p>0.0233</text:p>
          </table:table-cell>
          <table:table-cell office:value-type="float" office:value="0.01934" calcext:value-type="float">
            <text:p>0.0193</text:p>
          </table:table-cell>
          <table:table-cell office:value-type="float" office:value="0.01928" calcext:value-type="float">
            <text:p>0.0193</text:p>
          </table:table-cell>
          <table:table-cell office:value-type="float" office:value="0.01971" calcext:value-type="float">
            <text:p>0.0197</text:p>
          </table:table-cell>
          <table:table-cell office:value-type="float" office:value="0.02582" calcext:value-type="float">
            <text:p>0.0258</text:p>
          </table:table-cell>
          <table:table-cell office:value-type="float" office:value="0.01877" calcext:value-type="float">
            <text:p>0.0188</text:p>
          </table:table-cell>
          <table:table-cell office:value-type="float" office:value="0.02036" calcext:value-type="float">
            <text:p>0.0204</text:p>
          </table:table-cell>
          <table:table-cell office:value-type="float" office:value="0.01423" calcext:value-type="float">
            <text:p>0.0142</text:p>
          </table:table-cell>
          <table:table-cell office:value-type="float" office:value="0.02584" calcext:value-type="float">
            <text:p>0.0258</text:p>
          </table:table-cell>
          <table:table-cell office:value-type="float" office:value="0.01642" calcext:value-type="float">
            <text:p>0.0164</text:p>
          </table:table-cell>
          <table:table-cell office:value-type="float" office:value="0.00863" calcext:value-type="float">
            <text:p>0.0086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023" calcext:value-type="float">
            <text:p>0.0002</text:p>
          </table:table-cell>
          <table:table-cell office:value-type="float" office:value="0.00168" calcext:value-type="float">
            <text:p>0.0017</text:p>
          </table:table-cell>
          <table:table-cell office:value-type="float" office:value="-0.00222" calcext:value-type="float">
            <text:p>-0.0022</text:p>
          </table:table-cell>
          <table:table-cell office:value-type="float" office:value="0.00057" calcext:value-type="float">
            <text:p>0.0006</text:p>
          </table:table-cell>
          <table:table-cell table:number-columns-repeated="4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0.02363" calcext:value-type="float">
            <text:p>0.0236</text:p>
          </table:table-cell>
          <table:table-cell office:value-type="float" office:value="0.02451" calcext:value-type="float">
            <text:p>0.0245</text:p>
          </table:table-cell>
          <table:table-cell office:value-type="float" office:value="0.02048" calcext:value-type="float">
            <text:p>0.0205</text:p>
          </table:table-cell>
          <table:table-cell office:value-type="float" office:value="0.02055" calcext:value-type="float">
            <text:p>0.0206</text:p>
          </table:table-cell>
          <table:table-cell office:value-type="float" office:value="0.02079" calcext:value-type="float">
            <text:p>0.0208</text:p>
          </table:table-cell>
          <table:table-cell office:value-type="float" office:value="0.02698" calcext:value-type="float">
            <text:p>0.0270</text:p>
          </table:table-cell>
          <table:table-cell office:value-type="float" office:value="0.01996" calcext:value-type="float">
            <text:p>0.0200</text:p>
          </table:table-cell>
          <table:table-cell office:value-type="float" office:value="0.02181" calcext:value-type="float">
            <text:p>0.0218</text:p>
          </table:table-cell>
          <table:table-cell office:value-type="float" office:value="0.01495" calcext:value-type="float">
            <text:p>0.0150</text:p>
          </table:table-cell>
          <table:table-cell office:value-type="float" office:value="0.02667" calcext:value-type="float">
            <text:p>0.0267</text:p>
          </table:table-cell>
          <table:table-cell office:value-type="float" office:value="0.01751" calcext:value-type="float">
            <text:p>0.0175</text:p>
          </table:table-cell>
          <table:table-cell office:value-type="float" office:value="0.00869" calcext:value-type="float">
            <text:p>0.0087</text:p>
          </table:table-cell>
          <table:table-cell office:value-type="float" office:value="0.008189" calcext:value-type="float">
            <text:p>0.0082</text:p>
          </table:table-cell>
          <table:table-cell office:value-type="float" office:value="0.00034" calcext:value-type="float">
            <text:p>0.0003</text:p>
          </table:table-cell>
          <table:table-cell office:value-type="float" office:value="0.00184" calcext:value-type="float">
            <text:p>0.0018</text:p>
          </table:table-cell>
          <table:table-cell office:value-type="float" office:value="-0.00191" calcext:value-type="float">
            <text:p>-0.0019</text:p>
          </table:table-cell>
          <table:table-cell office:value-type="float" office:value="0.00087" calcext:value-type="float">
            <text:p>0.0009</text:p>
          </table:table-cell>
          <table:table-cell table:number-columns-repeated="4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0.02496" calcext:value-type="float">
            <text:p>0.0250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2204" calcext:value-type="float">
            <text:p>0.0220</text:p>
          </table:table-cell>
          <table:table-cell office:value-type="float" office:value="0.02201" calcext:value-type="float">
            <text:p>0.0220</text:p>
          </table:table-cell>
          <table:table-cell office:value-type="float" office:value="0.02217" calcext:value-type="float">
            <text:p>0.0222</text:p>
          </table:table-cell>
          <table:table-cell office:value-type="float" office:value="0.02828" calcext:value-type="float">
            <text:p>0.0283</text:p>
          </table:table-cell>
          <table:table-cell office:value-type="float" office:value="0.02088" calcext:value-type="float">
            <text:p>0.0209</text:p>
          </table:table-cell>
          <table:table-cell office:value-type="float" office:value="0.02277" calcext:value-type="float">
            <text:p>0.0228</text:p>
          </table:table-cell>
          <table:table-cell office:value-type="float" office:value="0.01594" calcext:value-type="float">
            <text:p>0.0159</text:p>
          </table:table-cell>
          <table:table-cell office:value-type="float" office:value="0.02772" calcext:value-type="float">
            <text:p>0.0277</text:p>
          </table:table-cell>
          <table:table-cell office:value-type="float" office:value="0.01855" calcext:value-type="float">
            <text:p>0.0186</text:p>
          </table:table-cell>
          <table:table-cell office:value-type="float" office:value="0.00878" calcext:value-type="float">
            <text:p>0.0088</text:p>
          </table:table-cell>
          <table:table-cell office:value-type="float" office:value="0.00851" calcext:value-type="float">
            <text:p>0.0085</text:p>
          </table:table-cell>
          <table:table-cell office:value-type="float" office:value="0.00022" calcext:value-type="float">
            <text:p>0.0002</text:p>
          </table:table-cell>
          <table:table-cell office:value-type="float" office:value="0.00198" calcext:value-type="float">
            <text:p>0.0020</text:p>
          </table:table-cell>
          <table:table-cell office:value-type="float" office:value="-0.00208" calcext:value-type="float">
            <text:p>-0.0021</text:p>
          </table:table-cell>
          <table:table-cell office:value-type="float" office:value="0.00073" calcext:value-type="float">
            <text:p>0.0007</text:p>
          </table:table-cell>
          <table:table-cell table:number-columns-repeated="4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0.02632" calcext:value-type="float">
            <text:p>0.0263</text:p>
          </table:table-cell>
          <table:table-cell office:value-type="float" office:value="0.02741" calcext:value-type="float">
            <text:p>0.0274</text:p>
          </table:table-cell>
          <table:table-cell office:value-type="float" office:value="0.02376" calcext:value-type="float">
            <text:p>0.0238</text:p>
          </table:table-cell>
          <table:table-cell office:value-type="float" office:value="0.02341" calcext:value-type="float">
            <text:p>0.0234</text:p>
          </table:table-cell>
          <table:table-cell office:value-type="float" office:value="0.02368" calcext:value-type="float">
            <text:p>0.0237</text:p>
          </table:table-cell>
          <table:table-cell office:value-type="float" office:value="0.02985" calcext:value-type="float">
            <text:p>0.0299</text:p>
          </table:table-cell>
          <table:table-cell office:value-type="float" office:value="0.02251" calcext:value-type="float">
            <text:p>0.0225</text:p>
          </table:table-cell>
          <table:table-cell office:value-type="float" office:value="0.02413" calcext:value-type="float">
            <text:p>0.0241</text:p>
          </table:table-cell>
          <table:table-cell office:value-type="float" office:value="0.01674" calcext:value-type="float">
            <text:p>0.0167</text:p>
          </table:table-cell>
          <table:table-cell office:value-type="float" office:value="0.02858" calcext:value-type="float">
            <text:p>0.0286</text:p>
          </table:table-cell>
          <table:table-cell office:value-type="float" office:value="0.01957" calcext:value-type="float">
            <text:p>0.0196</text:p>
          </table:table-cell>
          <table:table-cell office:value-type="float" office:value="0.00916" calcext:value-type="float">
            <text:p>0.0092</text:p>
          </table:table-cell>
          <table:table-cell office:value-type="float" office:value="0.00897" calcext:value-type="float">
            <text:p>0.0090</text:p>
          </table:table-cell>
          <table:table-cell office:value-type="float" office:value="0.00012" calcext:value-type="float">
            <text:p>0.0001</text:p>
          </table:table-cell>
          <table:table-cell office:value-type="float" office:value="0.00171" calcext:value-type="float">
            <text:p>0.0017</text:p>
          </table:table-cell>
          <table:table-cell office:value-type="float" office:value="-0.00198" calcext:value-type="float">
            <text:p>-0.0020</text:p>
          </table:table-cell>
          <table:table-cell office:value-type="float" office:value="0.00074" calcext:value-type="float">
            <text:p>0.0007</text:p>
          </table:table-cell>
          <table:table-cell table:number-columns-repeated="4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2879" calcext:value-type="float">
            <text:p>0.0288</text:p>
          </table:table-cell>
          <table:table-cell office:value-type="float" office:value="0.02476" calcext:value-type="float">
            <text:p>0.0248</text:p>
          </table:table-cell>
          <table:table-cell office:value-type="float" office:value="0.02486" calcext:value-type="float">
            <text:p>0.0249</text:p>
          </table:table-cell>
          <table:table-cell office:value-type="float" office:value="0.02525" calcext:value-type="float">
            <text:p>0.0253</text:p>
          </table:table-cell>
          <table:table-cell office:value-type="float" office:value="0.03123" calcext:value-type="float">
            <text:p>0.0312</text:p>
          </table:table-cell>
          <table:table-cell office:value-type="float" office:value="0.02398" calcext:value-type="float">
            <text:p>0.0240</text:p>
          </table:table-cell>
          <table:table-cell office:value-type="float" office:value="0.02569" calcext:value-type="float">
            <text:p>0.0257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2991" calcext:value-type="float">
            <text:p>0.0299</text:p>
          </table:table-cell>
          <table:table-cell office:value-type="float" office:value="0.02078" calcext:value-type="float">
            <text:p>0.0208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914" calcext:value-type="float">
            <text:p>0.0091</text:p>
          </table:table-cell>
          <table:table-cell office:value-type="float" office:value="0.00005" calcext:value-type="float">
            <text:p>0.0001</text:p>
          </table:table-cell>
          <table:table-cell office:value-type="float" office:value="0.00175" calcext:value-type="float">
            <text:p>0.0018</text:p>
          </table:table-cell>
          <table:table-cell office:value-type="float" office:value="-0.00202" calcext:value-type="float">
            <text:p>-0.0020</text:p>
          </table:table-cell>
          <table:table-cell office:value-type="float" office:value="0.00101" calcext:value-type="float">
            <text:p>0.0010</text:p>
          </table:table-cell>
          <table:table-cell table:number-columns-repeated="4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0.02945" calcext:value-type="float">
            <text:p>0.0295</text:p>
          </table:table-cell>
          <table:table-cell office:value-type="float" office:value="0.03054" calcext:value-type="float">
            <text:p>0.0305</text:p>
          </table:table-cell>
          <table:table-cell office:value-type="float" office:value="0.02644" calcext:value-type="float">
            <text:p>0.0264</text:p>
          </table:table-cell>
          <table:table-cell office:value-type="float" office:value="0.02658" calcext:value-type="float">
            <text:p>0.0266</text:p>
          </table:table-cell>
          <table:table-cell office:value-type="float" office:value="0.02675" calcext:value-type="float">
            <text:p>0.0268</text:p>
          </table:table-cell>
          <table:table-cell office:value-type="float" office:value="0.03271" calcext:value-type="float">
            <text:p>0.0327</text:p>
          </table:table-cell>
          <table:table-cell office:value-type="float" office:value="0.02534" calcext:value-type="float">
            <text:p>0.0253</text:p>
          </table:table-cell>
          <table:table-cell office:value-type="float" office:value="0.02722" calcext:value-type="float">
            <text:p>0.0272</text:p>
          </table:table-cell>
          <table:table-cell office:value-type="float" office:value="0.01889" calcext:value-type="float">
            <text:p>0.0189</text:p>
          </table:table-cell>
          <table:table-cell office:value-type="float" office:value="0.03081" calcext:value-type="float">
            <text:p>0.0308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09889" calcext:value-type="float">
            <text:p>0.0099</text:p>
          </table:table-cell>
          <table:table-cell office:value-type="float" office:value="0.00954" calcext:value-type="float">
            <text:p>0.0095</text:p>
          </table:table-cell>
          <table:table-cell office:value-type="float" office:value="0.00037" calcext:value-type="float">
            <text:p>0.0004</text:p>
          </table:table-cell>
          <table:table-cell office:value-type="float" office:value="0.00203" calcext:value-type="float">
            <text:p>0.0020</text:p>
          </table:table-cell>
          <table:table-cell office:value-type="float" office:value="-0.00174" calcext:value-type="float">
            <text:p>-0.0017</text:p>
          </table:table-cell>
          <table:table-cell office:value-type="float" office:value="0.00112" calcext:value-type="float">
            <text:p>0.0011</text:p>
          </table:table-cell>
          <table:table-cell table:number-columns-repeated="4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0.03119" calcext:value-type="float">
            <text:p>0.0312</text:p>
          </table:table-cell>
          <table:table-cell office:value-type="float" office:value="0.03228" calcext:value-type="float">
            <text:p>0.0323</text:p>
          </table:table-cell>
          <table:table-cell office:value-type="float" office:value="0.02835" calcext:value-type="float">
            <text:p>0.0284</text:p>
          </table:table-cell>
          <table:table-cell office:value-type="float" office:value="0.02812" calcext:value-type="float">
            <text:p>0.0281</text:p>
          </table:table-cell>
          <table:table-cell office:value-type="float" office:value="0.02833" calcext:value-type="float">
            <text:p>0.0283</text:p>
          </table:table-cell>
          <table:table-cell office:value-type="float" office:value="0.03441" calcext:value-type="float">
            <text:p>0.0344</text:p>
          </table:table-cell>
          <table:table-cell office:value-type="float" office:value="0.02665" calcext:value-type="float">
            <text:p>0.0267</text:p>
          </table:table-cell>
          <table:table-cell office:value-type="float" office:value="0.02889" calcext:value-type="float">
            <text:p>0.0289</text:p>
          </table:table-cell>
          <table:table-cell office:value-type="float" office:value="0.02013" calcext:value-type="float">
            <text:p>0.0201</text:p>
          </table:table-cell>
          <table:table-cell office:value-type="float" office:value="0.03209" calcext:value-type="float">
            <text:p>0.0321</text:p>
          </table:table-cell>
          <table:table-cell office:value-type="float" office:value="0.02303" calcext:value-type="float">
            <text:p>0.0230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9889" calcext:value-type="float">
            <text:p>0.0099</text:p>
          </table:table-cell>
          <table:table-cell office:value-type="float" office:value="0.00035" calcext:value-type="float">
            <text:p>0.0004</text:p>
          </table:table-cell>
          <table:table-cell office:value-type="float" office:value="0.00204" calcext:value-type="float">
            <text:p>0.0020</text:p>
          </table:table-cell>
          <table:table-cell office:value-type="float" office:value="-0.00167" calcext:value-type="float">
            <text:p>-0.0017</text:p>
          </table:table-cell>
          <table:table-cell office:value-type="float" office:value="0.00105" calcext:value-type="float">
            <text:p>0.0011</text:p>
          </table:table-cell>
          <table:table-cell table:number-columns-repeated="4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0.03277" calcext:value-type="float">
            <text:p>0.0328</text:p>
          </table:table-cell>
          <table:table-cell office:value-type="float" office:value="0.03386" calcext:value-type="float">
            <text:p>0.0339</text:p>
          </table:table-cell>
          <table:table-cell office:value-type="float" office:value="0.03" calcext:value-type="float">
            <text:p>0.0300</text:p>
          </table:table-cell>
          <table:table-cell office:value-type="float" office:value="0.02987" calcext:value-type="float">
            <text:p>0.0299</text:p>
          </table:table-cell>
          <table:table-cell office:value-type="float" office:value="0.03028" calcext:value-type="float">
            <text:p>0.0303</text:p>
          </table:table-cell>
          <table:table-cell office:value-type="float" office:value="0.03627" calcext:value-type="float">
            <text:p>0.0363</text:p>
          </table:table-cell>
          <table:table-cell office:value-type="float" office:value="0.02862" calcext:value-type="float">
            <text:p>0.0286</text:p>
          </table:table-cell>
          <table:table-cell office:value-type="float" office:value="0.03081" calcext:value-type="float">
            <text:p>0.0308</text:p>
          </table:table-cell>
          <table:table-cell office:value-type="float" office:value="0.02144" calcext:value-type="float">
            <text:p>0.0214</text:p>
          </table:table-cell>
          <table:table-cell office:value-type="float" office:value="0.03345" calcext:value-type="float">
            <text:p>0.0335</text:p>
          </table:table-cell>
          <table:table-cell office:value-type="float" office:value="0.02442" calcext:value-type="float">
            <text:p>0.0244</text:p>
          </table:table-cell>
          <table:table-cell office:value-type="float" office:value="0.01061" calcext:value-type="float">
            <text:p>0.0106</text:p>
          </table:table-cell>
          <table:table-cell office:value-type="float" office:value="0.01029" calcext:value-type="float">
            <text:p>0.0103</text:p>
          </table:table-cell>
          <table:table-cell office:value-type="float" office:value="0.00039" calcext:value-type="float">
            <text:p>0.0004</text:p>
          </table:table-cell>
          <table:table-cell office:value-type="float" office:value="0.00207" calcext:value-type="float">
            <text:p>0.0021</text:p>
          </table:table-cell>
          <table:table-cell office:value-type="float" office:value="-0.00159" calcext:value-type="float">
            <text:p>-0.0016</text:p>
          </table:table-cell>
          <table:table-cell office:value-type="float" office:value="0.00116" calcext:value-type="float">
            <text:p>0.0012</text:p>
          </table:table-cell>
          <table:table-cell table:number-columns-repeated="4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0.03487" calcext:value-type="float">
            <text:p>0.0349</text:p>
          </table:table-cell>
          <table:table-cell office:value-type="float" office:value="0.03593" calcext:value-type="float">
            <text:p>0.0359</text:p>
          </table:table-cell>
          <table:table-cell office:value-type="float" office:value="0.03191" calcext:value-type="float">
            <text:p>0.0319</text:p>
          </table:table-cell>
          <table:table-cell office:value-type="float" office:value="0.03185" calcext:value-type="float">
            <text:p>0.0319</text:p>
          </table:table-cell>
          <table:table-cell office:value-type="float" office:value="0.03217" calcext:value-type="float">
            <text:p>0.0322</text:p>
          </table:table-cell>
          <table:table-cell office:value-type="float" office:value="0.03807" calcext:value-type="float">
            <text:p>0.0381</text:p>
          </table:table-cell>
          <table:table-cell office:value-type="float" office:value="0.03038" calcext:value-type="float">
            <text:p>0.0304</text:p>
          </table:table-cell>
          <table:table-cell office:value-type="float" office:value="0.03265" calcext:value-type="float">
            <text:p>0.0327</text:p>
          </table:table-cell>
          <table:table-cell office:value-type="float" office:value="0.02311" calcext:value-type="float">
            <text:p>0.0231</text:p>
          </table:table-cell>
          <table:table-cell office:value-type="float" office:value="0.03501" calcext:value-type="float">
            <text:p>0.0350</text:p>
          </table:table-cell>
          <table:table-cell office:value-type="float" office:value="0.02591" calcext:value-type="float">
            <text:p>0.0259</text:p>
          </table:table-cell>
          <table:table-cell office:value-type="float" office:value="0.01124" calcext:value-type="float">
            <text:p>0.0112</text:p>
          </table:table-cell>
          <table:table-cell office:value-type="float" office:value="0.01069" calcext:value-type="float">
            <text:p>0.010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07" calcext:value-type="float">
            <text:p>0.0021</text:p>
          </table:table-cell>
          <table:table-cell office:value-type="float" office:value="-0.00161" calcext:value-type="float">
            <text:p>-0.0016</text:p>
          </table:table-cell>
          <table:table-cell office:value-type="float" office:value="0.00129" calcext:value-type="float">
            <text:p>0.0013</text:p>
          </table:table-cell>
          <table:table-cell table:number-columns-repeated="4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0.03657" calcext:value-type="float">
            <text:p>0.0366</text:p>
          </table:table-cell>
          <table:table-cell office:value-type="float" office:value="0.03782" calcext:value-type="float">
            <text:p>0.0378</text:p>
          </table:table-cell>
          <table:table-cell office:value-type="float" office:value="0.03382" calcext:value-type="float">
            <text:p>0.0338</text:p>
          </table:table-cell>
          <table:table-cell office:value-type="float" office:value="0.03346" calcext:value-type="float">
            <text:p>0.0335</text:p>
          </table:table-cell>
          <table:table-cell office:value-type="float" office:value="0.03394" calcext:value-type="float">
            <text:p>0.033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218" calcext:value-type="float">
            <text:p>0.0322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2412" calcext:value-type="float">
            <text:p>0.0241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2724" calcext:value-type="float">
            <text:p>0.0272</text:p>
          </table:table-cell>
          <table:table-cell office:value-type="float" office:value="0.01156" calcext:value-type="float">
            <text:p>0.0116</text:p>
          </table:table-cell>
          <table:table-cell office:value-type="float" office:value="0.01131" calcext:value-type="float">
            <text:p>0.0113</text:p>
          </table:table-cell>
          <table:table-cell office:value-type="float" office:value="0.00061" calcext:value-type="float">
            <text:p>0.0006</text:p>
          </table:table-cell>
          <table:table-cell office:value-type="float" office:value="0.00238" calcext:value-type="float">
            <text:p>0.0024</text:p>
          </table:table-cell>
          <table:table-cell office:value-type="float" office:value="-0.00174" calcext:value-type="float">
            <text:p>-0.0017</text:p>
          </table:table-cell>
          <table:table-cell office:value-type="float" office:value="0.00127" calcext:value-type="float">
            <text:p>0.0013</text:p>
          </table:table-cell>
          <table:table-cell table:number-columns-repeated="4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0.03863" calcext:value-type="float">
            <text:p>0.0386</text:p>
          </table:table-cell>
          <table:table-cell office:value-type="float" office:value="0.03969" calcext:value-type="float">
            <text:p>0.0397</text:p>
          </table:table-cell>
          <table:table-cell office:value-type="float" office:value="0.03565" calcext:value-type="float">
            <text:p>0.0357</text:p>
          </table:table-cell>
          <table:table-cell office:value-type="float" office:value="0.03544" calcext:value-type="float">
            <text:p>0.0354</text:p>
          </table:table-cell>
          <table:table-cell office:value-type="float" office:value="0.03594" calcext:value-type="float">
            <text:p>0.0359</text:p>
          </table:table-cell>
          <table:table-cell office:value-type="float" office:value="0.04189" calcext:value-type="float">
            <text:p>0.0419</text:p>
          </table:table-cell>
          <table:table-cell office:value-type="float" office:value="0.03394" calcext:value-type="float">
            <text:p>0.0339</text:p>
          </table:table-cell>
          <table:table-cell office:value-type="float" office:value="0.03615" calcext:value-type="float">
            <text:p>0.0362</text:p>
          </table:table-cell>
          <table:table-cell office:value-type="float" office:value="0.02567" calcext:value-type="float">
            <text:p>0.0257</text:p>
          </table:table-cell>
          <table:table-cell office:value-type="float" office:value="0.03774" calcext:value-type="float">
            <text:p>0.0377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1191" calcext:value-type="float">
            <text:p>0.0119</text:p>
          </table:table-cell>
          <table:table-cell office:value-type="float" office:value="0.01149" calcext:value-type="float">
            <text:p>0.0115</text:p>
          </table:table-cell>
          <table:table-cell office:value-type="float" office:value="0.00059" calcext:value-type="float">
            <text:p>0.0006</text:p>
          </table:table-cell>
          <table:table-cell office:value-type="float" office:value="0.00231" calcext:value-type="float">
            <text:p>0.0023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124" calcext:value-type="float">
            <text:p>0.0012</text:p>
          </table:table-cell>
          <table:table-cell table:number-columns-repeated="4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0.04068" calcext:value-type="float">
            <text:p>0.0407</text:p>
          </table:table-cell>
          <table:table-cell office:value-type="float" office:value="0.04179" calcext:value-type="float">
            <text:p>0.0418</text:p>
          </table:table-cell>
          <table:table-cell table:number-columns-repeated="2" office:value-type="float" office:value="0.03755" calcext:value-type="float">
            <text:p>0.0376</text:p>
          </table:table-cell>
          <table:table-cell office:value-type="float" office:value="0.03785" calcext:value-type="float">
            <text:p>0.0379</text:p>
          </table:table-cell>
          <table:table-cell office:value-type="float" office:value="0.04391" calcext:value-type="float">
            <text:p>0.0439</text:p>
          </table:table-cell>
          <table:table-cell office:value-type="float" office:value="0.03617" calcext:value-type="float">
            <text:p>0.0362</text:p>
          </table:table-cell>
          <table:table-cell office:value-type="float" office:value="0.03848" calcext:value-type="float">
            <text:p>0.0385</text:p>
          </table:table-cell>
          <table:table-cell office:value-type="float" office:value="0.02729" calcext:value-type="float">
            <text:p>0.0273</text:p>
          </table:table-cell>
          <table:table-cell office:value-type="float" office:value="0.03922" calcext:value-type="float">
            <text:p>0.0392</text:p>
          </table:table-cell>
          <table:table-cell office:value-type="float" office:value="0.03017" calcext:value-type="float">
            <text:p>0.0302</text:p>
          </table:table-cell>
          <table:table-cell office:value-type="float" office:value="0.01284" calcext:value-type="float">
            <text:p>0.0128</text:p>
          </table:table-cell>
          <table:table-cell office:value-type="float" office:value="0.01215" calcext:value-type="float">
            <text:p>0.012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37" calcext:value-type="float">
            <text:p>0.0024</text:p>
          </table:table-cell>
          <table:table-cell office:value-type="float" office:value="-0.00171" calcext:value-type="float">
            <text:p>-0.0017</text:p>
          </table:table-cell>
          <table:table-cell office:value-type="float" office:value="0.00113" calcext:value-type="float">
            <text:p>0.0011</text:p>
          </table:table-cell>
          <table:table-cell table:number-columns-repeated="4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4406" calcext:value-type="float">
            <text:p>0.0441</text:p>
          </table:table-cell>
          <table:table-cell office:value-type="float" office:value="0.03984" calcext:value-type="float">
            <text:p>0.0398</text:p>
          </table:table-cell>
          <table:table-cell office:value-type="float" office:value="0.03973" calcext:value-type="float">
            <text:p>0.0397</text:p>
          </table:table-cell>
          <table:table-cell office:value-type="float" office:value="0.03984" calcext:value-type="float">
            <text:p>0.0398</text:p>
          </table:table-cell>
          <table:table-cell office:value-type="float" office:value="0.04595" calcext:value-type="float">
            <text:p>0.0460</text:p>
          </table:table-cell>
          <table:table-cell office:value-type="float" office:value="0.03827" calcext:value-type="float">
            <text:p>0.0383</text:p>
          </table:table-cell>
          <table:table-cell office:value-type="float" office:value="0.04043" calcext:value-type="float">
            <text:p>0.0404</text:p>
          </table:table-cell>
          <table:table-cell office:value-type="float" office:value="0.02889" calcext:value-type="float">
            <text:p>0.0289</text:p>
          </table:table-cell>
          <table:table-cell office:value-type="float" office:value="0.04078" calcext:value-type="float">
            <text:p>0.0408</text:p>
          </table:table-cell>
          <table:table-cell office:value-type="float" office:value="0.03161" calcext:value-type="float">
            <text:p>0.0316</text:p>
          </table:table-cell>
          <table:table-cell office:value-type="float" office:value="0.01299" calcext:value-type="float">
            <text:p>0.0130</text:p>
          </table:table-cell>
          <table:table-cell office:value-type="float" office:value="0.01247" calcext:value-type="float">
            <text:p>0.0125</text:p>
          </table:table-cell>
          <table:table-cell office:value-type="float" office:value="0.00102" calcext:value-type="float">
            <text:p>0.0010</text:p>
          </table:table-cell>
          <table:table-cell office:value-type="float" office:value="0.00248" calcext:value-type="float">
            <text:p>0.0025</text:p>
          </table:table-cell>
          <table:table-cell office:value-type="float" office:value="-0.00202" calcext:value-type="float">
            <text:p>-0.0020</text:p>
          </table:table-cell>
          <table:table-cell office:value-type="float" office:value="0.001" calcext:value-type="float">
            <text:p>0.0010</text:p>
          </table:table-cell>
          <table:table-cell table:number-columns-repeated="4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0.04514" calcext:value-type="float">
            <text:p>0.0451</text:p>
          </table:table-cell>
          <table:table-cell office:value-type="float" office:value="0.04629" calcext:value-type="float">
            <text:p>0.0463</text:p>
          </table:table-cell>
          <table:table-cell office:value-type="float" office:value="0.04201" calcext:value-type="float">
            <text:p>0.0420</text:p>
          </table:table-cell>
          <table:table-cell office:value-type="float" office:value="0.04191" calcext:value-type="float">
            <text:p>0.0419</text:p>
          </table:table-cell>
          <table:table-cell office:value-type="float" office:value="0.04187" calcext:value-type="float">
            <text:p>0.0419</text:p>
          </table:table-cell>
          <table:table-cell office:value-type="float" office:value="0.04791" calcext:value-type="float">
            <text:p>0.0479</text:p>
          </table:table-cell>
          <table:table-cell office:value-type="float" office:value="0.04023" calcext:value-type="float">
            <text:p>0.0402</text:p>
          </table:table-cell>
          <table:table-cell office:value-type="float" office:value="0.04233" calcext:value-type="float">
            <text:p>0.0423</text:p>
          </table:table-cell>
          <table:table-cell office:value-type="float" office:value="0.03016" calcext:value-type="float">
            <text:p>0.0302</text:p>
          </table:table-cell>
          <table:table-cell office:value-type="float" office:value="0.04227" calcext:value-type="float">
            <text:p>0.0423</text:p>
          </table:table-cell>
          <table:table-cell office:value-type="float" office:value="0.03321" calcext:value-type="float">
            <text:p>0.0332</text:p>
          </table:table-cell>
          <table:table-cell office:value-type="float" office:value="0.01354" calcext:value-type="float">
            <text:p>0.0135</text:p>
          </table:table-cell>
          <table:table-cell office:value-type="float" office:value="0.01315" calcext:value-type="float">
            <text:p>0.0132</text:p>
          </table:table-cell>
          <table:table-cell office:value-type="float" office:value="0.00101" calcext:value-type="float">
            <text:p>0.0010</text:p>
          </table:table-cell>
          <table:table-cell office:value-type="float" office:value="0.00248" calcext:value-type="float">
            <text:p>0.0025</text:p>
          </table:table-cell>
          <table:table-cell office:value-type="float" office:value="-0.00234" calcext:value-type="float">
            <text:p>-0.0023</text:p>
          </table:table-cell>
          <table:table-cell office:value-type="float" office:value="0.00087" calcext:value-type="float">
            <text:p>0.0009</text:p>
          </table:table-cell>
          <table:table-cell table:number-columns-repeated="4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4865" calcext:value-type="float">
            <text:p>0.0487</text:p>
          </table:table-cell>
          <table:table-cell office:value-type="float" office:value="0.04387" calcext:value-type="float">
            <text:p>0.0439</text:p>
          </table:table-cell>
          <table:table-cell office:value-type="float" office:value="0.04396" calcext:value-type="float">
            <text:p>0.0440</text:p>
          </table:table-cell>
          <table:table-cell office:value-type="float" office:value="0.04443" calcext:value-type="float">
            <text:p>0.0444</text:p>
          </table:table-cell>
          <table:table-cell office:value-type="float" office:value="0.05051" calcext:value-type="float">
            <text:p>0.0505</text:p>
          </table:table-cell>
          <table:table-cell office:value-type="float" office:value="0.04261" calcext:value-type="float">
            <text:p>0.0426</text:p>
          </table:table-cell>
          <table:table-cell office:value-type="float" office:value="0.04472" calcext:value-type="float">
            <text:p>0.0447</text:p>
          </table:table-cell>
          <table:table-cell office:value-type="float" office:value="0.03205" calcext:value-type="float">
            <text:p>0.0321</text:p>
          </table:table-cell>
          <table:table-cell office:value-type="float" office:value="0.04408" calcext:value-type="float">
            <text:p>0.0441</text:p>
          </table:table-cell>
          <table:table-cell office:value-type="float" office:value="0.03514" calcext:value-type="float">
            <text:p>0.0351</text:p>
          </table:table-cell>
          <table:table-cell office:value-type="float" office:value="0.01431" calcext:value-type="float">
            <text:p>0.0143</text:p>
          </table:table-cell>
          <table:table-cell office:value-type="float" office:value="0.01359" calcext:value-type="float">
            <text:p>0.0136</text:p>
          </table:table-cell>
          <table:table-cell office:value-type="float" office:value="0.00104" calcext:value-type="float">
            <text:p>0.0010</text:p>
          </table:table-cell>
          <table:table-cell office:value-type="float" office:value="0.00242" calcext:value-type="float">
            <text:p>0.0024</text:p>
          </table:table-cell>
          <table:table-cell office:value-type="float" office:value="-0.00207" calcext:value-type="float">
            <text:p>-0.0021</text:p>
          </table:table-cell>
          <table:table-cell office:value-type="float" office:value="0.00106" calcext:value-type="float">
            <text:p>0.0011</text:p>
          </table:table-cell>
          <table:table-cell table:number-columns-repeated="4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0.04984" calcext:value-type="float">
            <text:p>0.0498</text:p>
          </table:table-cell>
          <table:table-cell office:value-type="float" office:value="0.05109" calcext:value-type="float">
            <text:p>0.0511</text:p>
          </table:table-cell>
          <table:table-cell office:value-type="float" office:value="0.04632" calcext:value-type="float">
            <text:p>0.0463</text:p>
          </table:table-cell>
          <table:table-cell office:value-type="float" office:value="0.04645" calcext:value-type="float">
            <text:p>0.0465</text:p>
          </table:table-cell>
          <table:table-cell office:value-type="float" office:value="0.04649" calcext:value-type="float">
            <text:p>0.0465</text:p>
          </table:table-cell>
          <table:table-cell office:value-type="float" office:value="0.05283" calcext:value-type="float">
            <text:p>0.0528</text:p>
          </table:table-cell>
          <table:table-cell office:value-type="float" office:value="0.04501" calcext:value-type="float">
            <text:p>0.0450</text:p>
          </table:table-cell>
          <table:table-cell office:value-type="float" office:value="0.04713" calcext:value-type="float">
            <text:p>0.0471</text:p>
          </table:table-cell>
          <table:table-cell office:value-type="float" office:value="0.03387" calcext:value-type="float">
            <text:p>0.0339</text:p>
          </table:table-cell>
          <table:table-cell office:value-type="float" office:value="0.04582" calcext:value-type="float">
            <text:p>0.0458</text:p>
          </table:table-cell>
          <table:table-cell office:value-type="float" office:value="0.03664" calcext:value-type="float">
            <text:p>0.0366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132" calcext:value-type="float">
            <text:p>0.0013</text:p>
          </table:table-cell>
          <table:table-cell office:value-type="float" office:value="0.00281" calcext:value-type="float">
            <text:p>0.0028</text:p>
          </table:table-cell>
          <table:table-cell office:value-type="float" office:value="-0.00198" calcext:value-type="float">
            <text:p>-0.0020</text:p>
          </table:table-cell>
          <table:table-cell office:value-type="float" office:value="0.00122" calcext:value-type="float">
            <text:p>0.0012</text:p>
          </table:table-cell>
          <table:table-cell table:number-columns-repeated="4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0.05213" calcext:value-type="float">
            <text:p>0.0521</text:p>
          </table:table-cell>
          <table:table-cell office:value-type="float" office:value="0.05341" calcext:value-type="float">
            <text:p>0.0534</text:p>
          </table:table-cell>
          <table:table-cell office:value-type="float" office:value="0.04893" calcext:value-type="float">
            <text:p>0.0489</text:p>
          </table:table-cell>
          <table:table-cell office:value-type="float" office:value="0.04902" calcext:value-type="float">
            <text:p>0.0490</text:p>
          </table:table-cell>
          <table:table-cell office:value-type="float" office:value="0.04897" calcext:value-type="float">
            <text:p>0.0490</text:p>
          </table:table-cell>
          <table:table-cell office:value-type="float" office:value="0.05536" calcext:value-type="float">
            <text:p>0.0554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946" calcext:value-type="float">
            <text:p>0.0495</text:p>
          </table:table-cell>
          <table:table-cell office:value-type="float" office:value="0.03559" calcext:value-type="float">
            <text:p>0.0356</text:p>
          </table:table-cell>
          <table:table-cell office:value-type="float" office:value="0.04772" calcext:value-type="float">
            <text:p>0.0477</text:p>
          </table:table-cell>
          <table:table-cell office:value-type="float" office:value="0.03833" calcext:value-type="float">
            <text:p>0.0383</text:p>
          </table:table-cell>
          <table:table-cell office:value-type="float" office:value="0.01517" calcext:value-type="float">
            <text:p>0.0152</text:p>
          </table:table-cell>
          <table:table-cell office:value-type="float" office:value="0.01475" calcext:value-type="float">
            <text:p>0.014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87" calcext:value-type="float">
            <text:p>0.0029</text:p>
          </table:table-cell>
          <table:table-cell office:value-type="float" office:value="-0.00189" calcext:value-type="float">
            <text:p>-0.0019</text:p>
          </table:table-cell>
          <table:table-cell office:value-type="float" office:value="0.00105" calcext:value-type="float">
            <text:p>0.0011</text:p>
          </table:table-cell>
          <table:table-cell table:number-columns-repeated="4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0.05439" calcext:value-type="float">
            <text:p>0.0544</text:p>
          </table:table-cell>
          <table:table-cell office:value-type="float" office:value="0.05562" calcext:value-type="float">
            <text:p>0.0556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5137" calcext:value-type="float">
            <text:p>0.0514</text:p>
          </table:table-cell>
          <table:table-cell office:value-type="float" office:value="0.05148" calcext:value-type="float">
            <text:p>0.0515</text:p>
          </table:table-cell>
          <table:table-cell office:value-type="float" office:value="0.05815" calcext:value-type="float">
            <text:p>0.0582</text:p>
          </table:table-cell>
          <table:table-cell office:value-type="float" office:value="0.04989" calcext:value-type="float">
            <text:p>0.0499</text:p>
          </table:table-cell>
          <table:table-cell office:value-type="float" office:value="0.05218" calcext:value-type="float">
            <text:p>0.0522</text:p>
          </table:table-cell>
          <table:table-cell office:value-type="float" office:value="0.03735" calcext:value-type="float">
            <text:p>0.0374</text:p>
          </table:table-cell>
          <table:table-cell office:value-type="float" office:value="0.04983" calcext:value-type="float">
            <text:p>0.0498</text:p>
          </table:table-cell>
          <table:table-cell office:value-type="float" office:value="0.04029" calcext:value-type="float">
            <text:p>0.0403</text:p>
          </table:table-cell>
          <table:table-cell office:value-type="float" office:value="0.01568" calcext:value-type="float">
            <text:p>0.0157</text:p>
          </table:table-cell>
          <table:table-cell office:value-type="float" office:value="0.01531" calcext:value-type="float">
            <text:p>0.015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82" calcext:value-type="float">
            <text:p>0.0028</text:p>
          </table:table-cell>
          <table:table-cell office:value-type="float" office:value="-0.00192" calcext:value-type="float">
            <text:p>-0.0019</text:p>
          </table:table-cell>
          <table:table-cell office:value-type="float" office:value="0.00113" calcext:value-type="float">
            <text:p>0.0011</text:p>
          </table:table-cell>
          <table:table-cell table:number-columns-repeated="4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0.05693" calcext:value-type="float">
            <text:p>0.0569</text:p>
          </table:table-cell>
          <table:table-cell office:value-type="float" office:value="0.05851" calcext:value-type="float">
            <text:p>0.0585</text:p>
          </table:table-cell>
          <table:table-cell office:value-type="float" office:value="0.05373" calcext:value-type="float">
            <text:p>0.0537</text:p>
          </table:table-cell>
          <table:table-cell office:value-type="float" office:value="0.05443" calcext:value-type="float">
            <text:p>0.0544</text:p>
          </table:table-cell>
          <table:table-cell office:value-type="float" office:value="0.05414" calcext:value-type="float">
            <text:p>0.0541</text:p>
          </table:table-cell>
          <table:table-cell office:value-type="float" office:value="0.06078" calcext:value-type="float">
            <text:p>0.0608</text:p>
          </table:table-cell>
          <table:table-cell office:value-type="float" office:value="0.05292" calcext:value-type="float">
            <text:p>0.0529</text:p>
          </table:table-cell>
          <table:table-cell office:value-type="float" office:value="0.05501" calcext:value-type="float">
            <text:p>0.0550</text:p>
          </table:table-cell>
          <table:table-cell office:value-type="float" office:value="0.03948" calcext:value-type="float">
            <text:p>0.0395</text:p>
          </table:table-cell>
          <table:table-cell office:value-type="float" office:value="0.05208" calcext:value-type="float">
            <text:p>0.0521</text:p>
          </table:table-cell>
          <table:table-cell office:value-type="float" office:value="0.04228" calcext:value-type="float">
            <text:p>0.0423</text:p>
          </table:table-cell>
          <table:table-cell office:value-type="float" office:value="0.01641" calcext:value-type="float">
            <text:p>0.0164</text:p>
          </table:table-cell>
          <table:table-cell office:value-type="float" office:value="0.01582" calcext:value-type="float">
            <text:p>0.0158</text:p>
          </table:table-cell>
          <table:table-cell office:value-type="float" office:value="0.00147" calcext:value-type="float">
            <text:p>0.0015</text:p>
          </table:table-cell>
          <table:table-cell office:value-type="float" office:value="0.00277" calcext:value-type="float">
            <text:p>0.0028</text:p>
          </table:table-cell>
          <table:table-cell office:value-type="float" office:value="-0.00185" calcext:value-type="float">
            <text:p>-0.0019</text:p>
          </table:table-cell>
          <table:table-cell office:value-type="float" office:value="0.00126" calcext:value-type="float">
            <text:p>0.0013</text:p>
          </table:table-cell>
          <table:table-cell table:number-columns-repeated="4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0.06007" calcext:value-type="float">
            <text:p>0.0601</text:p>
          </table:table-cell>
          <table:table-cell office:value-type="float" office:value="0.06136" calcext:value-type="float">
            <text:p>0.0614</text:p>
          </table:table-cell>
          <table:table-cell office:value-type="float" office:value="0.05661" calcext:value-type="float">
            <text:p>0.0566</text:p>
          </table:table-cell>
          <table:table-cell office:value-type="float" office:value="0.05706" calcext:value-type="float">
            <text:p>0.0571</text:p>
          </table:table-cell>
          <table:table-cell office:value-type="float" office:value="0.05672" calcext:value-type="float">
            <text:p>0.0567</text:p>
          </table:table-cell>
          <table:table-cell office:value-type="float" office:value="0.06333" calcext:value-type="float">
            <text:p>0.0633</text:p>
          </table:table-cell>
          <table:table-cell office:value-type="float" office:value="0.05532" calcext:value-type="float">
            <text:p>0.0553</text:p>
          </table:table-cell>
          <table:table-cell office:value-type="float" office:value="0.05764" calcext:value-type="float">
            <text:p>0.0576</text:p>
          </table:table-cell>
          <table:table-cell office:value-type="float" office:value="0.04136" calcext:value-type="float">
            <text:p>0.0414</text:p>
          </table:table-cell>
          <table:table-cell office:value-type="float" office:value="0.05402" calcext:value-type="float">
            <text:p>0.0540</text:p>
          </table:table-cell>
          <table:table-cell office:value-type="float" office:value="0.04421" calcext:value-type="float">
            <text:p>0.0442</text:p>
          </table:table-cell>
          <table:table-cell office:value-type="float" office:value="0.01696" calcext:value-type="float">
            <text:p>0.0170</text:p>
          </table:table-cell>
          <table:table-cell office:value-type="float" office:value="0.01645" calcext:value-type="float">
            <text:p>0.0165</text:p>
          </table:table-cell>
          <table:table-cell office:value-type="float" office:value="0.00141" calcext:value-type="float">
            <text:p>0.0014</text:p>
          </table:table-cell>
          <table:table-cell office:value-type="float" office:value="0.00314" calcext:value-type="float">
            <text:p>0.0031</text:p>
          </table:table-cell>
          <table:table-cell office:value-type="float" office:value="-0.00148" calcext:value-type="float">
            <text:p>-0.0015</text:p>
          </table:table-cell>
          <table:table-cell office:value-type="float" office:value="0.00135" calcext:value-type="float">
            <text:p>0.0014</text:p>
          </table:table-cell>
          <table:table-cell table:number-columns-repeated="4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0.06256" calcext:value-type="float">
            <text:p>0.0626</text:p>
          </table:table-cell>
          <table:table-cell office:value-type="float" office:value="0.06388" calcext:value-type="float">
            <text:p>0.0639</text:p>
          </table:table-cell>
          <table:table-cell office:value-type="float" office:value="0.05954" calcext:value-type="float">
            <text:p>0.0595</text:p>
          </table:table-cell>
          <table:table-cell office:value-type="float" office:value="0.05969" calcext:value-type="float">
            <text:p>0.0597</text:p>
          </table:table-cell>
          <table:table-cell office:value-type="float" office:value="0.05964" calcext:value-type="float">
            <text:p>0.0596</text:p>
          </table:table-cell>
          <table:table-cell office:value-type="float" office:value="0.06627" calcext:value-type="float">
            <text:p>0.0663</text:p>
          </table:table-cell>
          <table:table-cell office:value-type="float" office:value="0.05784" calcext:value-type="float">
            <text:p>0.0578</text:p>
          </table:table-cell>
          <table:table-cell office:value-type="float" office:value="0.06022" calcext:value-type="float">
            <text:p>0.0602</text:p>
          </table:table-cell>
          <table:table-cell office:value-type="float" office:value="0.04343" calcext:value-type="float">
            <text:p>0.0434</text:p>
          </table:table-cell>
          <table:table-cell office:value-type="float" office:value="0.05594" calcext:value-type="float">
            <text:p>0.0559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1772" calcext:value-type="float">
            <text:p>0.0177</text:p>
          </table:table-cell>
          <table:table-cell office:value-type="float" office:value="0.01713" calcext:value-type="float">
            <text:p>0.0171</text:p>
          </table:table-cell>
          <table:table-cell office:value-type="float" office:value="0.00166" calcext:value-type="float">
            <text:p>0.0017</text:p>
          </table:table-cell>
          <table:table-cell office:value-type="float" office:value="0.00291" calcext:value-type="float">
            <text:p>0.0029</text:p>
          </table:table-cell>
          <table:table-cell office:value-type="float" office:value="-0.00179" calcext:value-type="float">
            <text:p>-0.0018</text:p>
          </table:table-cell>
          <table:table-cell office:value-type="float" office:value="0.0012" calcext:value-type="float">
            <text:p>0.0012</text:p>
          </table:table-cell>
          <table:table-cell table:number-columns-repeated="4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0.06567" calcext:value-type="float">
            <text:p>0.0657</text:p>
          </table:table-cell>
          <table:table-cell office:value-type="float" office:value="0.06684" calcext:value-type="float">
            <text:p>0.0668</text:p>
          </table:table-cell>
          <table:table-cell office:value-type="float" office:value="0.06242" calcext:value-type="float">
            <text:p>0.0624</text:p>
          </table:table-cell>
          <table:table-cell office:value-type="float" office:value="0.06262" calcext:value-type="float">
            <text:p>0.0626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929" calcext:value-type="float">
            <text:p>0.0693</text:p>
          </table:table-cell>
          <table:table-cell office:value-type="float" office:value="0.06107" calcext:value-type="float">
            <text:p>0.0611</text:p>
          </table:table-cell>
          <table:table-cell office:value-type="float" office:value="0.06326" calcext:value-type="float">
            <text:p>0.0633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5847" calcext:value-type="float">
            <text:p>0.0585</text:p>
          </table:table-cell>
          <table:table-cell office:value-type="float" office:value="0.04817" calcext:value-type="float">
            <text:p>0.0482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797" calcext:value-type="float">
            <text:p>0.0180</text:p>
          </table:table-cell>
          <table:table-cell office:value-type="float" office:value="0.00194" calcext:value-type="float">
            <text:p>0.0019</text:p>
          </table:table-cell>
          <table:table-cell office:value-type="float" office:value="0.00297" calcext:value-type="float">
            <text:p>0.0030</text:p>
          </table:table-cell>
          <table:table-cell office:value-type="float" office:value="-0.00178" calcext:value-type="float">
            <text:p>-0.0018</text:p>
          </table:table-cell>
          <table:table-cell office:value-type="float" office:value="0.00114" calcext:value-type="float">
            <text:p>0.0011</text:p>
          </table:table-cell>
          <table:table-cell table:number-columns-repeated="4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7023" calcext:value-type="float">
            <text:p>0.0702</text:p>
          </table:table-cell>
          <table:table-cell office:value-type="float" office:value="0.06543" calcext:value-type="float">
            <text:p>0.0654</text:p>
          </table:table-cell>
          <table:table-cell office:value-type="float" office:value="0.06576" calcext:value-type="float">
            <text:p>0.0658</text:p>
          </table:table-cell>
          <table:table-cell office:value-type="float" office:value="0.06529" calcext:value-type="float">
            <text:p>0.0653</text:p>
          </table:table-cell>
          <table:table-cell office:value-type="float" office:value="0.07217" calcext:value-type="float">
            <text:p>0.0722</text:p>
          </table:table-cell>
          <table:table-cell office:value-type="float" office:value="0.06418" calcext:value-type="float">
            <text:p>0.0642</text:p>
          </table:table-cell>
          <table:table-cell office:value-type="float" office:value="0.06639" calcext:value-type="float">
            <text:p>0.0664</text:p>
          </table:table-cell>
          <table:table-cell office:value-type="float" office:value="0.04806" calcext:value-type="float">
            <text:p>0.0481</text:p>
          </table:table-cell>
          <table:table-cell office:value-type="float" office:value="0.06076" calcext:value-type="float">
            <text:p>0.0608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1927" calcext:value-type="float">
            <text:p>0.0193</text:p>
          </table:table-cell>
          <table:table-cell office:value-type="float" office:value="0.01837" calcext:value-type="float">
            <text:p>0.0184</text:p>
          </table:table-cell>
          <table:table-cell office:value-type="float" office:value="0.00218" calcext:value-type="float">
            <text:p>0.0022</text:p>
          </table:table-cell>
          <table:table-cell office:value-type="float" office:value="0.00331" calcext:value-type="float">
            <text:p>0.0033</text:p>
          </table:table-cell>
          <table:table-cell office:value-type="float" office:value="-0.00182" calcext:value-type="float">
            <text:p>-0.0018</text:p>
          </table:table-cell>
          <table:table-cell office:value-type="float" office:value="0.00108" calcext:value-type="float">
            <text:p>0.0011</text:p>
          </table:table-cell>
          <table:table-cell table:number-columns-repeated="4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0.07179" calcext:value-type="float">
            <text:p>0.0718</text:p>
          </table:table-cell>
          <table:table-cell office:value-type="float" office:value="0.07324" calcext:value-type="float">
            <text:p>0.0732</text:p>
          </table:table-cell>
          <table:table-cell office:value-type="float" office:value="0.06872" calcext:value-type="float">
            <text:p>0.0687</text:p>
          </table:table-cell>
          <table:table-cell office:value-type="float" office:value="0.06875" calcext:value-type="float">
            <text:p>0.0688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074969" calcext:value-type="float">
            <text:p>0.0750</text:p>
          </table:table-cell>
          <table:table-cell office:value-type="float" office:value="0.06672" calcext:value-type="float">
            <text:p>0.0667</text:p>
          </table:table-cell>
          <table:table-cell office:value-type="float" office:value="0.06907" calcext:value-type="float">
            <text:p>0.0691</text:p>
          </table:table-cell>
          <table:table-cell office:value-type="float" office:value="0.05019" calcext:value-type="float">
            <text:p>0.0502</text:p>
          </table:table-cell>
          <table:table-cell office:value-type="float" office:value="0.06286" calcext:value-type="float">
            <text:p>0.0629</text:p>
          </table:table-cell>
          <table:table-cell office:value-type="float" office:value="0.05239" calcext:value-type="float">
            <text:p>0.0524</text:p>
          </table:table-cell>
          <table:table-cell office:value-type="float" office:value="0.02005" calcext:value-type="float">
            <text:p>0.0201</text:p>
          </table:table-cell>
          <table:table-cell office:value-type="float" office:value="0.01924" calcext:value-type="float">
            <text:p>0.0192</text:p>
          </table:table-cell>
          <table:table-cell office:value-type="float" office:value="0.00226" calcext:value-type="float">
            <text:p>0.0023</text:p>
          </table:table-cell>
          <table:table-cell office:value-type="float" office:value="0.00325" calcext:value-type="float">
            <text:p>0.0033</text:p>
          </table:table-cell>
          <table:table-cell office:value-type="float" office:value="-0.00187" calcext:value-type="float">
            <text:p>-0.0019</text:p>
          </table:table-cell>
          <table:table-cell office:value-type="float" office:value="0.00091" calcext:value-type="float">
            <text:p>0.0009</text:p>
          </table:table-cell>
          <table:table-cell table:number-columns-repeated="4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0.07502" calcext:value-type="float">
            <text:p>0.0750</text:p>
          </table:table-cell>
          <table:table-cell office:value-type="float" office:value="0.07647" calcext:value-type="float">
            <text:p>0.0765</text:p>
          </table:table-cell>
          <table:table-cell office:value-type="float" office:value="0.07198" calcext:value-type="float">
            <text:p>0.0720</text:p>
          </table:table-cell>
          <table:table-cell office:value-type="float" office:value="0.07197" calcext:value-type="float">
            <text:p>0.0720</text:p>
          </table:table-cell>
          <table:table-cell office:value-type="float" office:value="0.07189" calcext:value-type="float">
            <text:p>0.0719</text:p>
          </table:table-cell>
          <table:table-cell office:value-type="float" office:value="0.07857" calcext:value-type="float">
            <text:p>0.0786</text:p>
          </table:table-cell>
          <table:table-cell office:value-type="float" office:value="0.07012" calcext:value-type="float">
            <text:p>0.0701</text:p>
          </table:table-cell>
          <table:table-cell office:value-type="float" office:value="0.07219" calcext:value-type="float">
            <text:p>0.0722</text:p>
          </table:table-cell>
          <table:table-cell office:value-type="float" office:value="0.05259" calcext:value-type="float">
            <text:p>0.0526</text:p>
          </table:table-cell>
          <table:table-cell office:value-type="float" office:value="0.06532" calcext:value-type="float">
            <text:p>0.0653</text:p>
          </table:table-cell>
          <table:table-cell office:value-type="float" office:value="0.05478" calcext:value-type="float">
            <text:p>0.0548</text:p>
          </table:table-cell>
          <table:table-cell office:value-type="float" office:value="0.02079" calcext:value-type="float">
            <text:p>0.0208</text:p>
          </table:table-cell>
          <table:table-cell office:value-type="float" office:value="0.01998" calcext:value-type="float">
            <text:p>0.0200</text:p>
          </table:table-cell>
          <table:table-cell office:value-type="float" office:value="0.00224" calcext:value-type="float">
            <text:p>0.0022</text:p>
          </table:table-cell>
          <table:table-cell office:value-type="float" office:value="0.00306" calcext:value-type="float">
            <text:p>0.0031</text:p>
          </table:table-cell>
          <table:table-cell office:value-type="float" office:value="-0.00154" calcext:value-type="float">
            <text:p>-0.0015</text:p>
          </table:table-cell>
          <table:table-cell office:value-type="float" office:value="0.00101" calcext:value-type="float">
            <text:p>0.0010</text:p>
          </table:table-cell>
          <table:table-cell table:number-columns-repeated="4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0.07799" calcext:value-type="float">
            <text:p>0.0780</text:p>
          </table:table-cell>
          <table:table-cell office:value-type="float" office:value="0.07946" calcext:value-type="float">
            <text:p>0.0795</text:p>
          </table:table-cell>
          <table:table-cell office:value-type="float" office:value="0.07494" calcext:value-type="float">
            <text:p>0.0749</text:p>
          </table:table-cell>
          <table:table-cell office:value-type="float" office:value="0.07534" calcext:value-type="float">
            <text:p>0.0753</text:p>
          </table:table-cell>
          <table:table-cell office:value-type="float" office:value="0.07489" calcext:value-type="float">
            <text:p>0.0749</text:p>
          </table:table-cell>
          <table:table-cell office:value-type="float" office:value="0.08182" calcext:value-type="float">
            <text:p>0.0818</text:p>
          </table:table-cell>
          <table:table-cell office:value-type="float" office:value="0.07328" calcext:value-type="float">
            <text:p>0.0733</text:p>
          </table:table-cell>
          <table:table-cell office:value-type="float" office:value="0.07536" calcext:value-type="float">
            <text:p>0.0754</text:p>
          </table:table-cell>
          <table:table-cell office:value-type="float" office:value="0.05475" calcext:value-type="float">
            <text:p>0.0548</text:p>
          </table:table-cell>
          <table:table-cell office:value-type="float" office:value="0.06789" calcext:value-type="float">
            <text:p>0.0679</text:p>
          </table:table-cell>
          <table:table-cell office:value-type="float" office:value="0.05744" calcext:value-type="float">
            <text:p>0.0574</text:p>
          </table:table-cell>
          <table:table-cell office:value-type="float" office:value="0.02167" calcext:value-type="float">
            <text:p>0.0217</text:p>
          </table:table-cell>
          <table:table-cell office:value-type="float" office:value="0.02069" calcext:value-type="float">
            <text:p>0.0207</text:p>
          </table:table-cell>
          <table:table-cell office:value-type="float" office:value="0.00243" calcext:value-type="float">
            <text:p>0.0024</text:p>
          </table:table-cell>
          <table:table-cell office:value-type="float" office:value="0.00347" calcext:value-type="float">
            <text:p>0.0035</text:p>
          </table:table-cell>
          <table:table-cell office:value-type="float" office:value="-0.00166" calcext:value-type="float">
            <text:p>-0.0017</text:p>
          </table:table-cell>
          <table:table-cell office:value-type="float" office:value="0.00105" calcext:value-type="float">
            <text:p>0.0011</text:p>
          </table:table-cell>
          <table:table-cell table:number-columns-repeated="4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0.08127" calcext:value-type="float">
            <text:p>0.0813</text:p>
          </table:table-cell>
          <table:table-cell office:value-type="float" office:value="0.08294" calcext:value-type="float">
            <text:p>0.0829</text:p>
          </table:table-cell>
          <table:table-cell office:value-type="float" office:value="0.07852" calcext:value-type="float">
            <text:p>0.0785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7811" calcext:value-type="float">
            <text:p>0.0781</text:p>
          </table:table-cell>
          <table:table-cell office:value-type="float" office:value="0.08512" calcext:value-type="float">
            <text:p>0.0851</text:p>
          </table:table-cell>
          <table:table-cell office:value-type="float" office:value="0.07617" calcext:value-type="float">
            <text:p>0.0762</text:p>
          </table:table-cell>
          <table:table-cell office:value-type="float" office:value="0.07843" calcext:value-type="float">
            <text:p>0.0784</text:p>
          </table:table-cell>
          <table:table-cell office:value-type="float" office:value="0.05708" calcext:value-type="float">
            <text:p>0.0571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2204" calcext:value-type="float">
            <text:p>0.0220</text:p>
          </table:table-cell>
          <table:table-cell office:value-type="float" office:value="0.02145" calcext:value-type="float">
            <text:p>0.0215</text:p>
          </table:table-cell>
          <table:table-cell office:value-type="float" office:value="0.00216" calcext:value-type="float">
            <text:p>0.0022</text:p>
          </table:table-cell>
          <table:table-cell office:value-type="float" office:value="0.00346" calcext:value-type="float">
            <text:p>0.0035</text:p>
          </table:table-cell>
          <table:table-cell office:value-type="float" office:value="-0.00148" calcext:value-type="float">
            <text:p>-0.0015</text:p>
          </table:table-cell>
          <table:table-cell office:value-type="float" office:value="0.00118" calcext:value-type="float">
            <text:p>0.0012</text:p>
          </table:table-cell>
          <table:table-cell table:number-columns-repeated="4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0.08464" calcext:value-type="float">
            <text:p>0.0846</text:p>
          </table:table-cell>
          <table:table-cell office:value-type="float" office:value="0.08602" calcext:value-type="float">
            <text:p>0.0860</text:p>
          </table:table-cell>
          <table:table-cell office:value-type="float" office:value="0.08197" calcext:value-type="float">
            <text:p>0.0820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08158" calcext:value-type="float">
            <text:p>0.0816</text:p>
          </table:table-cell>
          <table:table-cell office:value-type="float" office:value="0.08864" calcext:value-type="float">
            <text:p>0.0886</text:p>
          </table:table-cell>
          <table:table-cell office:value-type="float" office:value="0.07951" calcext:value-type="float">
            <text:p>0.0795</text:p>
          </table:table-cell>
          <table:table-cell office:value-type="float" office:value="0.08193" calcext:value-type="float">
            <text:p>0.0819</text:p>
          </table:table-cell>
          <table:table-cell office:value-type="float" office:value="0.05943" calcext:value-type="float">
            <text:p>0.0594</text:p>
          </table:table-cell>
          <table:table-cell office:value-type="float" office:value="0.07273" calcext:value-type="float">
            <text:p>0.0727</text:p>
          </table:table-cell>
          <table:table-cell office:value-type="float" office:value="0.06227" calcext:value-type="float">
            <text:p>0.0623</text:p>
          </table:table-cell>
          <table:table-cell office:value-type="float" office:value="0.02285" calcext:value-type="float">
            <text:p>0.0229</text:p>
          </table:table-cell>
          <table:table-cell office:value-type="float" office:value="0.02246" calcext:value-type="float">
            <text:p>0.0225</text:p>
          </table:table-cell>
          <table:table-cell office:value-type="float" office:value="0.00208" calcext:value-type="float">
            <text:p>0.0021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00154" calcext:value-type="float">
            <text:p>-0.0015</text:p>
          </table:table-cell>
          <table:table-cell office:value-type="float" office:value="0.00135" calcext:value-type="float">
            <text:p>0.0014</text:p>
          </table:table-cell>
          <table:table-cell table:number-columns-repeated="4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0.08827" calcext:value-type="float">
            <text:p>0.0883</text:p>
          </table:table-cell>
          <table:table-cell office:value-type="float" office:value="0.08985" calcext:value-type="float">
            <text:p>0.0899</text:p>
          </table:table-cell>
          <table:table-cell office:value-type="float" office:value="0.085029" calcext:value-type="float">
            <text:p>0.0850</text:p>
          </table:table-cell>
          <table:table-cell office:value-type="float" office:value="0.08563" calcext:value-type="float">
            <text:p>0.0856</text:p>
          </table:table-cell>
          <table:table-cell office:value-type="float" office:value="0.085" calcext:value-type="float">
            <text:p>0.0850</text:p>
          </table:table-cell>
          <table:table-cell office:value-type="float" office:value="0.09224" calcext:value-type="float">
            <text:p>0.0922</text:p>
          </table:table-cell>
          <table:table-cell office:value-type="float" office:value="0.083239" calcext:value-type="float">
            <text:p>0.0832</text:p>
          </table:table-cell>
          <table:table-cell office:value-type="float" office:value="0.085459" calcext:value-type="float">
            <text:p>0.0855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7521" calcext:value-type="float">
            <text:p>0.0752</text:p>
          </table:table-cell>
          <table:table-cell office:value-type="float" office:value="0.064949" calcext:value-type="float">
            <text:p>0.0649</text:p>
          </table:table-cell>
          <table:table-cell office:value-type="float" office:value="0.02333" calcext:value-type="float">
            <text:p>0.0233</text:p>
          </table:table-cell>
          <table:table-cell office:value-type="float" office:value="0.02285" calcext:value-type="float">
            <text:p>0.0229</text:p>
          </table:table-cell>
          <table:table-cell office:value-type="float" office:value="0.00232" calcext:value-type="float">
            <text:p>0.0023</text:p>
          </table:table-cell>
          <table:table-cell office:value-type="float" office:value="0.00365" calcext:value-type="float">
            <text:p>0.0037</text:p>
          </table:table-cell>
          <table:table-cell office:value-type="float" office:value="-0.00157" calcext:value-type="float">
            <text:p>-0.0016</text:p>
          </table:table-cell>
          <table:table-cell office:value-type="float" office:value="0.00149" calcext:value-type="float">
            <text:p>0.0015</text:p>
          </table:table-cell>
          <table:table-cell table:number-columns-repeated="4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0.09159" calcext:value-type="float">
            <text:p>0.0916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8921" calcext:value-type="float">
            <text:p>0.0892</text:p>
          </table:table-cell>
          <table:table-cell office:value-type="float" office:value="0.08944" calcext:value-type="float">
            <text:p>0.0894</text:p>
          </table:table-cell>
          <table:table-cell office:value-type="float" office:value="0.08845" calcext:value-type="float">
            <text:p>0.0885</text:p>
          </table:table-cell>
          <table:table-cell office:value-type="float" office:value="0.095699" calcext:value-type="float">
            <text:p>0.0957</text:p>
          </table:table-cell>
          <table:table-cell office:value-type="float" office:value="0.08651" calcext:value-type="float">
            <text:p>0.0865</text:p>
          </table:table-cell>
          <table:table-cell office:value-type="float" office:value="0.08901" calcext:value-type="float">
            <text:p>0.0890</text:p>
          </table:table-cell>
          <table:table-cell office:value-type="float" office:value="0.06423" calcext:value-type="float">
            <text:p>0.0642</text:p>
          </table:table-cell>
          <table:table-cell office:value-type="float" office:value="0.07795" calcext:value-type="float">
            <text:p>0.0780</text:p>
          </table:table-cell>
          <table:table-cell office:value-type="float" office:value="0.06784" calcext:value-type="float">
            <text:p>0.0678</text:p>
          </table:table-cell>
          <table:table-cell office:value-type="float" office:value="0.02436" calcext:value-type="float">
            <text:p>0.0244</text:p>
          </table:table-cell>
          <table:table-cell office:value-type="float" office:value="0.02381" calcext:value-type="float">
            <text:p>0.0238</text:p>
          </table:table-cell>
          <table:table-cell office:value-type="float" office:value="0.00255" calcext:value-type="float">
            <text:p>0.0026</text:p>
          </table:table-cell>
          <table:table-cell office:value-type="float" office:value="0.00417" calcext:value-type="float">
            <text:p>0.0042</text:p>
          </table:table-cell>
          <table:table-cell office:value-type="float" office:value="-0.00156" calcext:value-type="float">
            <text:p>-0.0016</text:p>
          </table:table-cell>
          <table:table-cell office:value-type="float" office:value="0.00153" calcext:value-type="float">
            <text:p>0.0015</text:p>
          </table:table-cell>
          <table:table-cell table:number-columns-repeated="4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0.09523" calcext:value-type="float">
            <text:p>0.0952</text:p>
          </table:table-cell>
          <table:table-cell office:value-type="float" office:value="0.09703" calcext:value-type="float">
            <text:p>0.0970</text:p>
          </table:table-cell>
          <table:table-cell office:value-type="float" office:value="0.09284" calcext:value-type="float">
            <text:p>0.0928</text:p>
          </table:table-cell>
          <table:table-cell office:value-type="float" office:value="0.09314" calcext:value-type="float">
            <text:p>0.0931</text:p>
          </table:table-cell>
          <table:table-cell office:value-type="float" office:value="0.09234" calcext:value-type="float">
            <text:p>0.0923</text:p>
          </table:table-cell>
          <table:table-cell office:value-type="float" office:value="0.09955" calcext:value-type="float">
            <text:p>0.0996</text:p>
          </table:table-cell>
          <table:table-cell office:value-type="float" office:value="0.08966" calcext:value-type="float">
            <text:p>0.0897</text:p>
          </table:table-cell>
          <table:table-cell office:value-type="float" office:value="0.09224" calcext:value-type="float">
            <text:p>0.0922</text:p>
          </table:table-cell>
          <table:table-cell office:value-type="float" office:value="0.067" calcext:value-type="float">
            <text:p>0.0670</text:p>
          </table:table-cell>
          <table:table-cell office:value-type="float" office:value="0.08072" calcext:value-type="float">
            <text:p>0.0807</text:p>
          </table:table-cell>
          <table:table-cell office:value-type="float" office:value="0.07" calcext:value-type="float">
            <text:p>0.0700</text:p>
          </table:table-cell>
          <table:table-cell office:value-type="float" office:value="0.02496" calcext:value-type="float">
            <text:p>0.0250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0236" calcext:value-type="float">
            <text:p>0.0024</text:p>
          </table:table-cell>
          <table:table-cell office:value-type="float" office:value="0.00384" calcext:value-type="float">
            <text:p>0.0038</text:p>
          </table:table-cell>
          <table:table-cell office:value-type="float" office:value="-0.00154" calcext:value-type="float">
            <text:p>-0.0015</text:p>
          </table:table-cell>
          <table:table-cell office:value-type="float" office:value="0.00144" calcext:value-type="float">
            <text:p>0.0014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0.09896" calcext:value-type="float">
            <text:p>0.0990</text:p>
          </table:table-cell>
          <table:table-cell office:value-type="float" office:value="0.10076" calcext:value-type="float">
            <text:p>0.1008</text:p>
          </table:table-cell>
          <table:table-cell office:value-type="float" office:value="0.096629" calcext:value-type="float">
            <text:p>0.0966</text:p>
          </table:table-cell>
          <table:table-cell office:value-type="float" office:value="0.09693" calcext:value-type="float">
            <text:p>0.0969</text:p>
          </table:table-cell>
          <table:table-cell office:value-type="float" office:value="0.09632" calcext:value-type="float">
            <text:p>0.0963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093299" calcext:value-type="float">
            <text:p>0.0933</text:p>
          </table:table-cell>
          <table:table-cell office:value-type="float" office:value="0.09608" calcext:value-type="float">
            <text:p>0.0961</text:p>
          </table:table-cell>
          <table:table-cell office:value-type="float" office:value="0.06975" calcext:value-type="float">
            <text:p>0.0698</text:p>
          </table:table-cell>
          <table:table-cell office:value-type="float" office:value="0.08362" calcext:value-type="float">
            <text:p>0.0836</text:p>
          </table:table-cell>
          <table:table-cell office:value-type="float" office:value="0.073039" calcext:value-type="float">
            <text:p>0.0730</text:p>
          </table:table-cell>
          <table:table-cell office:value-type="float" office:value="0.02611" calcext:value-type="float">
            <text:p>0.0261</text:p>
          </table:table-cell>
          <table:table-cell office:value-type="float" office:value="0.02571" calcext:value-type="float">
            <text:p>0.0257</text:p>
          </table:table-cell>
          <table:table-cell office:value-type="float" office:value="0.00263" calcext:value-type="float">
            <text:p>0.0026</text:p>
          </table:table-cell>
          <table:table-cell office:value-type="float" office:value="0.00388" calcext:value-type="float">
            <text:p>0.0039</text:p>
          </table:table-cell>
          <table:table-cell office:value-type="float" office:value="-0.00115" calcext:value-type="float">
            <text:p>-0.0012</text:p>
          </table:table-cell>
          <table:table-cell office:value-type="float" office:value="0.00182" calcext:value-type="float">
            <text:p>0.0018</text:p>
          </table:table-cell>
          <table:table-cell table:number-columns-repeated="4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0.10274" calcext:value-type="float">
            <text:p>0.1027</text:p>
          </table:table-cell>
          <table:table-cell office:value-type="float" office:value="0.10464" calcext:value-type="float">
            <text:p>0.1046</text:p>
          </table:table-cell>
          <table:table-cell office:value-type="float" office:value="0.10042" calcext:value-type="float">
            <text:p>0.1004</text:p>
          </table:table-cell>
          <table:table-cell office:value-type="float" office:value="0.10089" calcext:value-type="float">
            <text:p>0.1009</text:p>
          </table:table-cell>
          <table:table-cell office:value-type="float" office:value="0.10009" calcext:value-type="float">
            <text:p>0.1001</text:p>
          </table:table-cell>
          <table:table-cell office:value-type="float" office:value="0.10718" calcext:value-type="float">
            <text:p>0.1072</text:p>
          </table:table-cell>
          <table:table-cell office:value-type="float" office:value="0.097059" calcext:value-type="float">
            <text:p>0.0971</text:p>
          </table:table-cell>
          <table:table-cell office:value-type="float" office:value="0.09981" calcext:value-type="float">
            <text:p>0.0998</text:p>
          </table:table-cell>
          <table:table-cell office:value-type="float" office:value="0.07256" calcext:value-type="float">
            <text:p>0.0726</text:p>
          </table:table-cell>
          <table:table-cell office:value-type="float" office:value="0.08631" calcext:value-type="float">
            <text:p>0.0863</text:p>
          </table:table-cell>
          <table:table-cell office:value-type="float" office:value="0.07588" calcext:value-type="float">
            <text:p>0.0759</text:p>
          </table:table-cell>
          <table:table-cell office:value-type="float" office:value="0.02699" calcext:value-type="float">
            <text:p>0.0270</text:p>
          </table:table-cell>
          <table:table-cell office:value-type="float" office:value="0.02631" calcext:value-type="float">
            <text:p>0.0263</text:p>
          </table:table-cell>
          <table:table-cell office:value-type="float" office:value="0.00286" calcext:value-type="float">
            <text:p>0.0029</text:p>
          </table:table-cell>
          <table:table-cell office:value-type="float" office:value="0.00418" calcext:value-type="float">
            <text:p>0.0042</text:p>
          </table:table-cell>
          <table:table-cell office:value-type="float" office:value="-0.00118" calcext:value-type="float">
            <text:p>-0.0012</text:p>
          </table:table-cell>
          <table:table-cell office:value-type="float" office:value="0.00179" calcext:value-type="float">
            <text:p>0.0018</text:p>
          </table:table-cell>
          <table:table-cell table:number-columns-repeated="4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0.10652" calcext:value-type="float">
            <text:p>0.1065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10447" calcext:value-type="float">
            <text:p>0.1045</text:p>
          </table:table-cell>
          <table:table-cell office:value-type="float" office:value="0.10465" calcext:value-type="float">
            <text:p>0.1047</text:p>
          </table:table-cell>
          <table:table-cell office:value-type="float" office:value="0.10391" calcext:value-type="float">
            <text:p>0.1039</text:p>
          </table:table-cell>
          <table:table-cell office:value-type="float" office:value="0.11097" calcext:value-type="float">
            <text:p>0.1110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10354" calcext:value-type="float">
            <text:p>0.1035</text:p>
          </table:table-cell>
          <table:table-cell office:value-type="float" office:value="0.07541" calcext:value-type="float">
            <text:p>0.0754</text:p>
          </table:table-cell>
          <table:table-cell office:value-type="float" office:value="0.08905" calcext:value-type="float">
            <text:p>0.0891</text:p>
          </table:table-cell>
          <table:table-cell office:value-type="float" office:value="0.078299" calcext:value-type="float">
            <text:p>0.0783</text:p>
          </table:table-cell>
          <table:table-cell office:value-type="float" office:value="0.02783" calcext:value-type="float">
            <text:p>0.0278</text:p>
          </table:table-cell>
          <table:table-cell office:value-type="float" office:value="0.02719" calcext:value-type="float">
            <text:p>0.0272</text:p>
          </table:table-cell>
          <table:table-cell office:value-type="float" office:value="0.00298" calcext:value-type="float">
            <text:p>0.0030</text:p>
          </table:table-cell>
          <table:table-cell office:value-type="float" office:value="0.00435" calcext:value-type="float">
            <text:p>0.0044</text:p>
          </table:table-cell>
          <table:table-cell office:value-type="float" office:value="-0.00127" calcext:value-type="float">
            <text:p>-0.0013</text:p>
          </table:table-cell>
          <table:table-cell office:value-type="float" office:value="0.00206" calcext:value-type="float">
            <text:p>0.0021</text:p>
          </table:table-cell>
          <table:table-cell table:number-columns-repeated="4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0.11057" calcext:value-type="float">
            <text:p>0.1106</text:p>
          </table:table-cell>
          <table:table-cell office:value-type="float" office:value="0.11252" calcext:value-type="float">
            <text:p>0.1125</text:p>
          </table:table-cell>
          <table:table-cell office:value-type="float" office:value="0.1081" calcext:value-type="float">
            <text:p>0.1081</text:p>
          </table:table-cell>
          <table:table-cell office:value-type="float" office:value="0.10843" calcext:value-type="float">
            <text:p>0.1084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11494" calcext:value-type="float">
            <text:p>0.1149</text:p>
          </table:table-cell>
          <table:table-cell office:value-type="float" office:value="0.10442" calcext:value-type="float">
            <text:p>0.1044</text:p>
          </table:table-cell>
          <table:table-cell office:value-type="float" office:value="0.10752" calcext:value-type="float">
            <text:p>0.1075</text:p>
          </table:table-cell>
          <table:table-cell office:value-type="float" office:value="0.07847" calcext:value-type="float">
            <text:p>0.0785</text:p>
          </table:table-cell>
          <table:table-cell office:value-type="float" office:value="0.09224" calcext:value-type="float">
            <text:p>0.0922</text:p>
          </table:table-cell>
          <table:table-cell office:value-type="float" office:value="0.08143" calcext:value-type="float">
            <text:p>0.0814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2848" calcext:value-type="float">
            <text:p>0.0285</text:p>
          </table:table-cell>
          <table:table-cell office:value-type="float" office:value="0.00319" calcext:value-type="float">
            <text:p>0.0032</text:p>
          </table:table-cell>
          <table:table-cell office:value-type="float" office:value="0.00449" calcext:value-type="float">
            <text:p>0.0045</text:p>
          </table:table-cell>
          <table:table-cell office:value-type="float" office:value="-0.00096" calcext:value-type="float">
            <text:p>-0.0010</text:p>
          </table:table-cell>
          <table:table-cell office:value-type="float" office:value="0.00209" calcext:value-type="float">
            <text:p>0.0021</text:p>
          </table:table-cell>
          <table:table-cell table:number-columns-repeated="4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0.11468" calcext:value-type="float">
            <text:p>0.1147</text:p>
          </table:table-cell>
          <table:table-cell office:value-type="float" office:value="0.11652" calcext:value-type="float">
            <text:p>0.1165</text:p>
          </table:table-cell>
          <table:table-cell office:value-type="float" office:value="0.11203" calcext:value-type="float">
            <text:p>0.1120</text:p>
          </table:table-cell>
          <table:table-cell office:value-type="float" office:value="0.11242" calcext:value-type="float">
            <text:p>0.1124</text:p>
          </table:table-cell>
          <table:table-cell office:value-type="float" office:value="0.11181" calcext:value-type="float">
            <text:p>0.1118</text:p>
          </table:table-cell>
          <table:table-cell office:value-type="float" office:value="0.11912" calcext:value-type="float">
            <text:p>0.1191</text:p>
          </table:table-cell>
          <table:table-cell office:value-type="float" office:value="0.10854" calcext:value-type="float">
            <text:p>0.1085</text:p>
          </table:table-cell>
          <table:table-cell office:value-type="float" office:value="0.11163" calcext:value-type="float">
            <text:p>0.1116</text:p>
          </table:table-cell>
          <table:table-cell office:value-type="float" office:value="0.08141" calcext:value-type="float">
            <text:p>0.0814</text:p>
          </table:table-cell>
          <table:table-cell office:value-type="float" office:value="0.09549" calcext:value-type="float">
            <text:p>0.0955</text:p>
          </table:table-cell>
          <table:table-cell office:value-type="float" office:value="0.08481" calcext:value-type="float">
            <text:p>0.0848</text:p>
          </table:table-cell>
          <table:table-cell office:value-type="float" office:value="0.02968" calcext:value-type="float">
            <text:p>0.0297</text:p>
          </table:table-cell>
          <table:table-cell office:value-type="float" office:value="0.02914" calcext:value-type="float">
            <text:p>0.0291</text:p>
          </table:table-cell>
          <table:table-cell office:value-type="float" office:value="0.00354" calcext:value-type="float">
            <text:p>0.0035</text:p>
          </table:table-cell>
          <table:table-cell office:value-type="float" office:value="0.00459" calcext:value-type="float">
            <text:p>0.0046</text:p>
          </table:table-cell>
          <table:table-cell office:value-type="float" office:value="-0.00092" calcext:value-type="float">
            <text:p>-0.0009</text:p>
          </table:table-cell>
          <table:table-cell office:value-type="float" office:value="0.00203" calcext:value-type="float">
            <text:p>0.0020</text:p>
          </table:table-cell>
          <table:table-cell table:number-columns-repeated="4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0.11889" calcext:value-type="float">
            <text:p>0.1189</text:p>
          </table:table-cell>
          <table:table-cell office:value-type="float" office:value="0.12095" calcext:value-type="float">
            <text:p>0.1210</text:p>
          </table:table-cell>
          <table:table-cell office:value-type="float" office:value="0.11627" calcext:value-type="float">
            <text:p>0.1163</text:p>
          </table:table-cell>
          <table:table-cell office:value-type="float" office:value="0.11656" calcext:value-type="float">
            <text:p>0.1166</text:p>
          </table:table-cell>
          <table:table-cell office:value-type="float" office:value="0.11567" calcext:value-type="float">
            <text:p>0.1157</text:p>
          </table:table-cell>
          <table:table-cell office:value-type="float" office:value="0.12318" calcext:value-type="float">
            <text:p>0.1232</text:p>
          </table:table-cell>
          <table:table-cell office:value-type="float" office:value="0.11236" calcext:value-type="float">
            <text:p>0.1124</text:p>
          </table:table-cell>
          <table:table-cell office:value-type="float" office:value="0.11538" calcext:value-type="float">
            <text:p>0.1154</text:p>
          </table:table-cell>
          <table:table-cell office:value-type="float" office:value="0.08425" calcext:value-type="float">
            <text:p>0.0843</text:p>
          </table:table-cell>
          <table:table-cell office:value-type="float" office:value="0.098169" calcext:value-type="float">
            <text:p>0.0982</text:p>
          </table:table-cell>
          <table:table-cell office:value-type="float" office:value="0.08757" calcext:value-type="float">
            <text:p>0.0876</text:p>
          </table:table-cell>
          <table:table-cell office:value-type="float" office:value="0.031" calcext:value-type="float">
            <text:p>0.0310</text:p>
          </table:table-cell>
          <table:table-cell office:value-type="float" office:value="0.03038" calcext:value-type="float">
            <text:p>0.0304</text:p>
          </table:table-cell>
          <table:table-cell office:value-type="float" office:value="0.00357" calcext:value-type="float">
            <text:p>0.0036</text:p>
          </table:table-cell>
          <table:table-cell office:value-type="float" office:value="0.00494" calcext:value-type="float">
            <text:p>0.0049</text:p>
          </table:table-cell>
          <table:table-cell office:value-type="float" office:value="-0.00135" calcext:value-type="float">
            <text:p>-0.0014</text:p>
          </table:table-cell>
          <table:table-cell office:value-type="float" office:value="0.00188" calcext:value-type="float">
            <text:p>0.0019</text:p>
          </table:table-cell>
          <table:table-cell table:number-columns-repeated="4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0.12291" calcext:value-type="float">
            <text:p>0.1229</text:p>
          </table:table-cell>
          <table:table-cell office:value-type="float" office:value="0.12503" calcext:value-type="float">
            <text:p>0.1250</text:p>
          </table:table-cell>
          <table:table-cell office:value-type="float" office:value="0.12006" calcext:value-type="float">
            <text:p>0.1201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11969" calcext:value-type="float">
            <text:p>0.1197</text:p>
          </table:table-cell>
          <table:table-cell office:value-type="float" office:value="0.12716" calcext:value-type="float">
            <text:p>0.1272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11912" calcext:value-type="float">
            <text:p>0.1191</text:p>
          </table:table-cell>
          <table:table-cell office:value-type="float" office:value="0.08719" calcext:value-type="float">
            <text:p>0.0872</text:p>
          </table:table-cell>
          <table:table-cell office:value-type="float" office:value="0.10092" calcext:value-type="float">
            <text:p>0.1009</text:p>
          </table:table-cell>
          <table:table-cell office:value-type="float" office:value="0.09043" calcext:value-type="float">
            <text:p>0.0904</text:p>
          </table:table-cell>
          <table:table-cell office:value-type="float" office:value="0.03196" calcext:value-type="float">
            <text:p>0.0320</text:p>
          </table:table-cell>
          <table:table-cell office:value-type="float" office:value="0.03102" calcext:value-type="float">
            <text:p>0.0310</text:p>
          </table:table-cell>
          <table:table-cell office:value-type="float" office:value="0.00377" calcext:value-type="float">
            <text:p>0.0038</text:p>
          </table:table-cell>
          <table:table-cell office:value-type="float" office:value="0.00492" calcext:value-type="float">
            <text:p>0.0049</text:p>
          </table:table-cell>
          <table:table-cell office:value-type="float" office:value="-0.00161" calcext:value-type="float">
            <text:p>-0.0016</text:p>
          </table:table-cell>
          <table:table-cell office:value-type="float" office:value="0.00182" calcext:value-type="float">
            <text:p>0.0018</text:p>
          </table:table-cell>
          <table:table-cell table:number-columns-repeated="4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0.12725" calcext:value-type="float">
            <text:p>0.1273</text:p>
          </table:table-cell>
          <table:table-cell office:value-type="float" office:value="0.12911" calcext:value-type="float">
            <text:p>0.1291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2468" calcext:value-type="float">
            <text:p>0.1247</text:p>
          </table:table-cell>
          <table:table-cell office:value-type="float" office:value="0.12369" calcext:value-type="float">
            <text:p>0.1237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2053" calcext:value-type="float">
            <text:p>0.1205</text:p>
          </table:table-cell>
          <table:table-cell office:value-type="float" office:value="0.12358" calcext:value-type="float">
            <text:p>0.1236</text:p>
          </table:table-cell>
          <table:table-cell office:value-type="float" office:value="0.09028" calcext:value-type="float">
            <text:p>0.0903</text:p>
          </table:table-cell>
          <table:table-cell office:value-type="float" office:value="0.10389" calcext:value-type="float">
            <text:p>0.1039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03293" calcext:value-type="float">
            <text:p>0.0329</text:p>
          </table:table-cell>
          <table:table-cell office:value-type="float" office:value="0.03208" calcext:value-type="float">
            <text:p>0.0321</text:p>
          </table:table-cell>
          <table:table-cell office:value-type="float" office:value="0.00424" calcext:value-type="float">
            <text:p>0.0042</text:p>
          </table:table-cell>
          <table:table-cell office:value-type="float" office:value="0.00499" calcext:value-type="float">
            <text:p>0.0050</text:p>
          </table:table-cell>
          <table:table-cell office:value-type="float" office:value="-0.00152" calcext:value-type="float">
            <text:p>-0.0015</text:p>
          </table:table-cell>
          <table:table-cell office:value-type="float" office:value="0.00183" calcext:value-type="float">
            <text:p>0.0018</text:p>
          </table:table-cell>
          <table:table-cell table:number-columns-repeated="4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3351" calcext:value-type="float">
            <text:p>0.1335</text:p>
          </table:table-cell>
          <table:table-cell office:value-type="float" office:value="0.12835" calcext:value-type="float">
            <text:p>0.1284</text:p>
          </table:table-cell>
          <table:table-cell office:value-type="float" office:value="0.12893" calcext:value-type="float">
            <text:p>0.1289</text:p>
          </table:table-cell>
          <table:table-cell office:value-type="float" office:value="0.12754" calcext:value-type="float">
            <text:p>0.1275</text:p>
          </table:table-cell>
          <table:table-cell office:value-type="float" office:value="0.13555" calcext:value-type="float">
            <text:p>0.1356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12718" calcext:value-type="float">
            <text:p>0.1272</text:p>
          </table:table-cell>
          <table:table-cell office:value-type="float" office:value="0.09338" calcext:value-type="float">
            <text:p>0.0934</text:p>
          </table:table-cell>
          <table:table-cell office:value-type="float" office:value="0.10717" calcext:value-type="float">
            <text:p>0.1072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03369" calcext:value-type="float">
            <text:p>0.0337</text:p>
          </table:table-cell>
          <table:table-cell office:value-type="float" office:value="0.03269" calcext:value-type="float">
            <text:p>0.0327</text:p>
          </table:table-cell>
          <table:table-cell office:value-type="float" office:value="0.00429" calcext:value-type="float">
            <text:p>0.0043</text:p>
          </table:table-cell>
          <table:table-cell office:value-type="float" office:value="0.00568" calcext:value-type="float">
            <text:p>0.0057</text:p>
          </table:table-cell>
          <table:table-cell office:value-type="float" office:value="-0.00144" calcext:value-type="float">
            <text:p>-0.0014</text:p>
          </table:table-cell>
          <table:table-cell office:value-type="float" office:value="0.00194" calcext:value-type="float">
            <text:p>0.0019</text:p>
          </table:table-cell>
          <table:table-cell table:number-columns-repeated="4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0.1351" calcext:value-type="float">
            <text:p>0.1351</text:p>
          </table:table-cell>
          <table:table-cell office:value-type="float" office:value="0.13743" calcext:value-type="float">
            <text:p>0.1374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13325" calcext:value-type="float">
            <text:p>0.1333</text:p>
          </table:table-cell>
          <table:table-cell office:value-type="float" office:value="0.13172" calcext:value-type="float">
            <text:p>0.1317</text:p>
          </table:table-cell>
          <table:table-cell office:value-type="float" office:value="0.13982" calcext:value-type="float">
            <text:p>0.1398</text:p>
          </table:table-cell>
          <table:table-cell office:value-type="float" office:value="0.12832" calcext:value-type="float">
            <text:p>0.1283</text:p>
          </table:table-cell>
          <table:table-cell office:value-type="float" office:value="0.13129" calcext:value-type="float">
            <text:p>0.1313</text:p>
          </table:table-cell>
          <table:table-cell office:value-type="float" office:value="0.09618" calcext:value-type="float">
            <text:p>0.0962</text:p>
          </table:table-cell>
          <table:table-cell office:value-type="float" office:value="0.11019" calcext:value-type="float">
            <text:p>0.1102</text:p>
          </table:table-cell>
          <table:table-cell office:value-type="float" office:value="0.099529" calcext:value-type="float">
            <text:p>0.0995</text:p>
          </table:table-cell>
          <table:table-cell office:value-type="float" office:value="0.03463" calcext:value-type="float">
            <text:p>0.0346</text:p>
          </table:table-cell>
          <table:table-cell office:value-type="float" office:value="0.03391" calcext:value-type="float">
            <text:p>0.0339</text:p>
          </table:table-cell>
          <table:table-cell office:value-type="float" office:value="0.00429" calcext:value-type="float">
            <text:p>0.0043</text:p>
          </table:table-cell>
          <table:table-cell office:value-type="float" office:value="0.00552" calcext:value-type="float">
            <text:p>0.0055</text:p>
          </table:table-cell>
          <table:table-cell office:value-type="float" office:value="-0.00146" calcext:value-type="float">
            <text:p>-0.0015</text:p>
          </table:table-cell>
          <table:table-cell office:value-type="float" office:value="0.00168" calcext:value-type="float">
            <text:p>0.0017</text:p>
          </table:table-cell>
          <table:table-cell table:number-columns-repeated="4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0.13911" calcext:value-type="float">
            <text:p>0.1391</text:p>
          </table:table-cell>
          <table:table-cell office:value-type="float" office:value="0.14141" calcext:value-type="float">
            <text:p>0.1414</text:p>
          </table:table-cell>
          <table:table-cell office:value-type="float" office:value="0.13662" calcext:value-type="float">
            <text:p>0.1366</text:p>
          </table:table-cell>
          <table:table-cell office:value-type="float" office:value="0.13728" calcext:value-type="float">
            <text:p>0.1373</text:p>
          </table:table-cell>
          <table:table-cell office:value-type="float" office:value="0.13588" calcext:value-type="float">
            <text:p>0.1359</text:p>
          </table:table-cell>
          <table:table-cell office:value-type="float" office:value="0.14406" calcext:value-type="float">
            <text:p>0.1441</text:p>
          </table:table-cell>
          <table:table-cell office:value-type="float" office:value="0.13268" calcext:value-type="float">
            <text:p>0.1327</text:p>
          </table:table-cell>
          <table:table-cell office:value-type="float" office:value="0.13573" calcext:value-type="float">
            <text:p>0.1357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11347" calcext:value-type="float">
            <text:p>0.1135</text:p>
          </table:table-cell>
          <table:table-cell office:value-type="float" office:value="0.10235" calcext:value-type="float">
            <text:p>0.1024</text:p>
          </table:table-cell>
          <table:table-cell office:value-type="float" office:value="0.03574" calcext:value-type="float">
            <text:p>0.0357</text:p>
          </table:table-cell>
          <table:table-cell office:value-type="float" office:value="0.03505" calcext:value-type="float">
            <text:p>0.0351</text:p>
          </table:table-cell>
          <table:table-cell office:value-type="float" office:value="0.00437" calcext:value-type="float">
            <text:p>0.0044</text:p>
          </table:table-cell>
          <table:table-cell office:value-type="float" office:value="0.00561" calcext:value-type="float">
            <text:p>0.0056</text:p>
          </table:table-cell>
          <table:table-cell office:value-type="float" office:value="-0.00133" calcext:value-type="float">
            <text:p>-0.0013</text:p>
          </table:table-cell>
          <table:table-cell office:value-type="float" office:value="0.00185" calcext:value-type="float">
            <text:p>0.0019</text:p>
          </table:table-cell>
          <table:table-cell table:number-columns-repeated="4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0.14346" calcext:value-type="float">
            <text:p>0.1435</text:p>
          </table:table-cell>
          <table:table-cell office:value-type="float" office:value="0.14584" calcext:value-type="float">
            <text:p>0.1458</text:p>
          </table:table-cell>
          <table:table-cell office:value-type="float" office:value="0.14078" calcext:value-type="float">
            <text:p>0.1408</text:p>
          </table:table-cell>
          <table:table-cell office:value-type="float" office:value="0.14192" calcext:value-type="float">
            <text:p>0.1419</text:p>
          </table:table-cell>
          <table:table-cell office:value-type="float" office:value="0.14009" calcext:value-type="float">
            <text:p>0.1401</text:p>
          </table:table-cell>
          <table:table-cell office:value-type="float" office:value="0.14827" calcext:value-type="float">
            <text:p>0.1483</text:p>
          </table:table-cell>
          <table:table-cell office:value-type="float" office:value="0.13673" calcext:value-type="float">
            <text:p>0.1367</text:p>
          </table:table-cell>
          <table:table-cell office:value-type="float" office:value="0.13977" calcext:value-type="float">
            <text:p>0.1398</text:p>
          </table:table-cell>
          <table:table-cell office:value-type="float" office:value="0.10224" calcext:value-type="float">
            <text:p>0.1022</text:p>
          </table:table-cell>
          <table:table-cell office:value-type="float" office:value="0.11691" calcext:value-type="float">
            <text:p>0.1169</text:p>
          </table:table-cell>
          <table:table-cell office:value-type="float" office:value="0.10552" calcext:value-type="float">
            <text:p>0.1055</text:p>
          </table:table-cell>
          <table:table-cell office:value-type="float" office:value="0.03669" calcext:value-type="float">
            <text:p>0.0367</text:p>
          </table:table-cell>
          <table:table-cell office:value-type="float" office:value="0.03584" calcext:value-type="float">
            <text:p>0.0358</text:p>
          </table:table-cell>
          <table:table-cell office:value-type="float" office:value="0.00462" calcext:value-type="float">
            <text:p>0.0046</text:p>
          </table:table-cell>
          <table:table-cell office:value-type="float" office:value="0.00577" calcext:value-type="float">
            <text:p>0.0058</text:p>
          </table:table-cell>
          <table:table-cell office:value-type="float" office:value="-0.00127" calcext:value-type="float">
            <text:p>-0.0013</text:p>
          </table:table-cell>
          <table:table-cell office:value-type="float" office:value="0.00186" calcext:value-type="float">
            <text:p>0.0019</text:p>
          </table:table-cell>
          <table:table-cell table:number-columns-repeated="4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14717" calcext:value-type="float">
            <text:p>0.1472</text:p>
          </table:table-cell>
          <table:table-cell office:value-type="float" office:value="0.14987" calcext:value-type="float">
            <text:p>0.1499</text:p>
          </table:table-cell>
          <table:table-cell office:value-type="float" office:value="0.14488" calcext:value-type="float">
            <text:p>0.1449</text:p>
          </table:table-cell>
          <table:table-cell office:value-type="float" office:value="0.14564" calcext:value-type="float">
            <text:p>0.1456</text:p>
          </table:table-cell>
          <table:table-cell office:value-type="float" office:value="0.14384" calcext:value-type="float">
            <text:p>0.1438</text:p>
          </table:table-cell>
          <table:table-cell office:value-type="float" office:value="0.15243" calcext:value-type="float">
            <text:p>0.1524</text:p>
          </table:table-cell>
          <table:table-cell office:value-type="float" office:value="0.14035" calcext:value-type="float">
            <text:p>0.1404</text:p>
          </table:table-cell>
          <table:table-cell office:value-type="float" office:value="0.14388" calcext:value-type="float">
            <text:p>0.1439</text:p>
          </table:table-cell>
          <table:table-cell office:value-type="float" office:value="0.10523" calcext:value-type="float">
            <text:p>0.1052</text:p>
          </table:table-cell>
          <table:table-cell office:value-type="float" office:value="0.11986" calcext:value-type="float">
            <text:p>0.1199</text:p>
          </table:table-cell>
          <table:table-cell office:value-type="float" office:value="0.10845" calcext:value-type="float">
            <text:p>0.1085</text:p>
          </table:table-cell>
          <table:table-cell office:value-type="float" office:value="0.03754" calcext:value-type="float">
            <text:p>0.0375</text:p>
          </table:table-cell>
          <table:table-cell office:value-type="float" office:value="0.03711" calcext:value-type="float">
            <text:p>0.0371</text:p>
          </table:table-cell>
          <table:table-cell office:value-type="float" office:value="0.00487" calcext:value-type="float">
            <text:p>0.0049</text:p>
          </table:table-cell>
          <table:table-cell office:value-type="float" office:value="0.00619" calcext:value-type="float">
            <text:p>0.0062</text:p>
          </table:table-cell>
          <table:table-cell office:value-type="float" office:value="-0.00107" calcext:value-type="float">
            <text:p>-0.0011</text:p>
          </table:table-cell>
          <table:table-cell office:value-type="float" office:value="0.00216" calcext:value-type="float">
            <text:p>0.0022</text:p>
          </table:table-cell>
          <table:table-cell table:number-columns-repeated="4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0.15175" calcext:value-type="float">
            <text:p>0.1518</text:p>
          </table:table-cell>
          <table:table-cell office:value-type="float" office:value="0.15415" calcext:value-type="float">
            <text:p>0.1542</text:p>
          </table:table-cell>
          <table:table-cell office:value-type="float" office:value="0.14915" calcext:value-type="float">
            <text:p>0.1492</text:p>
          </table:table-cell>
          <table:table-cell office:value-type="float" office:value="0.15006" calcext:value-type="float">
            <text:p>0.1501</text:p>
          </table:table-cell>
          <table:table-cell office:value-type="float" office:value="0.14821" calcext:value-type="float">
            <text:p>0.1482</text:p>
          </table:table-cell>
          <table:table-cell office:value-type="float" office:value="0.15724" calcext:value-type="float">
            <text:p>0.1572</text:p>
          </table:table-cell>
          <table:table-cell office:value-type="float" office:value="0.14467" calcext:value-type="float">
            <text:p>0.1447</text:p>
          </table:table-cell>
          <table:table-cell office:value-type="float" office:value="0.14803" calcext:value-type="float">
            <text:p>0.1480</text:p>
          </table:table-cell>
          <table:table-cell office:value-type="float" office:value="0.10839" calcext:value-type="float">
            <text:p>0.1084</text:p>
          </table:table-cell>
          <table:table-cell office:value-type="float" office:value="0.12304" calcext:value-type="float">
            <text:p>0.1230</text:p>
          </table:table-cell>
          <table:table-cell office:value-type="float" office:value="0.11133" calcext:value-type="float">
            <text:p>0.1113</text:p>
          </table:table-cell>
          <table:table-cell office:value-type="float" office:value="0.03874" calcext:value-type="float">
            <text:p>0.0387</text:p>
          </table:table-cell>
          <table:table-cell office:value-type="float" office:value="0.03828" calcext:value-type="float">
            <text:p>0.0383</text:p>
          </table:table-cell>
          <table:table-cell office:value-type="float" office:value="0.00504" calcext:value-type="float">
            <text:p>0.0050</text:p>
          </table:table-cell>
          <table:table-cell office:value-type="float" office:value="0.00613" calcext:value-type="float">
            <text:p>0.0061</text:p>
          </table:table-cell>
          <table:table-cell office:value-type="float" office:value="-0.00103" calcext:value-type="float">
            <text:p>-0.0010</text:p>
          </table:table-cell>
          <table:table-cell office:value-type="float" office:value="0.00188" calcext:value-type="float">
            <text:p>0.0019</text:p>
          </table:table-cell>
          <table:table-cell table:number-columns-repeated="4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0.15586" calcext:value-type="float">
            <text:p>0.1559</text:p>
          </table:table-cell>
          <table:table-cell office:value-type="float" office:value="0.15837" calcext:value-type="float">
            <text:p>0.1584</text:p>
          </table:table-cell>
          <table:table-cell office:value-type="float" office:value="0.15323" calcext:value-type="float">
            <text:p>0.1532</text:p>
          </table:table-cell>
          <table:table-cell office:value-type="float" office:value="0.15428" calcext:value-type="float">
            <text:p>0.1543</text:p>
          </table:table-cell>
          <table:table-cell office:value-type="float" office:value="0.15275" calcext:value-type="float">
            <text:p>0.1528</text:p>
          </table:table-cell>
          <table:table-cell office:value-type="float" office:value="0.16161" calcext:value-type="float">
            <text:p>0.1616</text:p>
          </table:table-cell>
          <table:table-cell office:value-type="float" office:value="0.14942" calcext:value-type="float">
            <text:p>0.1494</text:p>
          </table:table-cell>
          <table:table-cell office:value-type="float" office:value="0.15226" calcext:value-type="float">
            <text:p>0.1523</text:p>
          </table:table-cell>
          <table:table-cell office:value-type="float" office:value="0.11151" calcext:value-type="float">
            <text:p>0.1115</text:p>
          </table:table-cell>
          <table:table-cell office:value-type="float" office:value="0.12646" calcext:value-type="float">
            <text:p>0.1265</text:p>
          </table:table-cell>
          <table:table-cell office:value-type="float" office:value="0.11456" calcext:value-type="float">
            <text:p>0.1146</text:p>
          </table:table-cell>
          <table:table-cell office:value-type="float" office:value="0.03994" calcext:value-type="float">
            <text:p>0.0399</text:p>
          </table:table-cell>
          <table:table-cell office:value-type="float" office:value="0.03924" calcext:value-type="float">
            <text:p>0.0392</text:p>
          </table:table-cell>
          <table:table-cell office:value-type="float" office:value="0.00519" calcext:value-type="float">
            <text:p>0.0052</text:p>
          </table:table-cell>
          <table:table-cell office:value-type="float" office:value="0.00624" calcext:value-type="float">
            <text:p>0.0062</text:p>
          </table:table-cell>
          <table:table-cell office:value-type="float" office:value="-0.00099" calcext:value-type="float">
            <text:p>-0.0010</text:p>
          </table:table-cell>
          <table:table-cell office:value-type="float" office:value="0.00211" calcext:value-type="float">
            <text:p>0.0021</text:p>
          </table:table-cell>
          <table:table-cell table:number-columns-repeated="4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0.16011" calcext:value-type="float">
            <text:p>0.1601</text:p>
          </table:table-cell>
          <table:table-cell office:value-type="float" office:value="0.16286" calcext:value-type="float">
            <text:p>0.1629</text:p>
          </table:table-cell>
          <table:table-cell office:value-type="float" office:value="0.15759" calcext:value-type="float">
            <text:p>0.1576</text:p>
          </table:table-cell>
          <table:table-cell office:value-type="float" office:value="0.15874" calcext:value-type="float">
            <text:p>0.1587</text:p>
          </table:table-cell>
          <table:table-cell office:value-type="float" office:value="0.15665" calcext:value-type="float">
            <text:p>0.1567</text:p>
          </table:table-cell>
          <table:table-cell office:value-type="float" office:value="0.16543" calcext:value-type="float">
            <text:p>0.1654</text:p>
          </table:table-cell>
          <table:table-cell office:value-type="float" office:value="0.15323" calcext:value-type="float">
            <text:p>0.1532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11475" calcext:value-type="float">
            <text:p>0.1148</text:p>
          </table:table-cell>
          <table:table-cell office:value-type="float" office:value="0.12956" calcext:value-type="float">
            <text:p>0.1296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04102" calcext:value-type="float">
            <text:p>0.0410</text:p>
          </table:table-cell>
          <table:table-cell office:value-type="float" office:value="0.03998" calcext:value-type="float">
            <text:p>0.0400</text:p>
          </table:table-cell>
          <table:table-cell office:value-type="float" office:value="0.00545" calcext:value-type="float">
            <text:p>0.0055</text:p>
          </table:table-cell>
          <table:table-cell office:value-type="float" office:value="0.00659" calcext:value-type="float">
            <text:p>0.0066</text:p>
          </table:table-cell>
          <table:table-cell office:value-type="float" office:value="-0.00093" calcext:value-type="float">
            <text:p>-0.0009</text:p>
          </table:table-cell>
          <table:table-cell office:value-type="float" office:value="0.00201" calcext:value-type="float">
            <text:p>0.0020</text:p>
          </table:table-cell>
          <table:table-cell table:number-columns-repeated="4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0.16424" calcext:value-type="float">
            <text:p>0.1642</text:p>
          </table:table-cell>
          <table:table-cell office:value-type="float" office:value="0.16713" calcext:value-type="float">
            <text:p>0.1671</text:p>
          </table:table-cell>
          <table:table-cell office:value-type="float" office:value="0.16202" calcext:value-type="float">
            <text:p>0.1620</text:p>
          </table:table-cell>
          <table:table-cell office:value-type="float" office:value="0.16285" calcext:value-type="float">
            <text:p>0.1629</text:p>
          </table:table-cell>
          <table:table-cell office:value-type="float" office:value="0.16095" calcext:value-type="float">
            <text:p>0.1610</text:p>
          </table:table-cell>
          <table:table-cell office:value-type="float" office:value="0.16968" calcext:value-type="float">
            <text:p>0.1697</text:p>
          </table:table-cell>
          <table:table-cell office:value-type="float" office:value="0.15726" calcext:value-type="float">
            <text:p>0.1573</text:p>
          </table:table-cell>
          <table:table-cell office:value-type="float" office:value="0.16043" calcext:value-type="float">
            <text:p>0.1604</text:p>
          </table:table-cell>
          <table:table-cell office:value-type="float" office:value="0.11773" calcext:value-type="float">
            <text:p>0.1177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12018" calcext:value-type="float">
            <text:p>0.1202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4085" calcext:value-type="float">
            <text:p>0.0409</text:p>
          </table:table-cell>
          <table:table-cell office:value-type="float" office:value="0.00558" calcext:value-type="float">
            <text:p>0.0056</text:p>
          </table:table-cell>
          <table:table-cell office:value-type="float" office:value="0.00661" calcext:value-type="float">
            <text:p>0.006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195" calcext:value-type="float">
            <text:p>0.0020</text:p>
          </table:table-cell>
          <table:table-cell table:number-columns-repeated="4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17137" calcext:value-type="float">
            <text:p>0.1714</text:p>
          </table:table-cell>
          <table:table-cell office:value-type="float" office:value="0.16632" calcext:value-type="float">
            <text:p>0.1663</text:p>
          </table:table-cell>
          <table:table-cell office:value-type="float" office:value="0.16725" calcext:value-type="float">
            <text:p>0.1673</text:p>
          </table:table-cell>
          <table:table-cell office:value-type="float" office:value="0.16522" calcext:value-type="float">
            <text:p>0.1652</text:p>
          </table:table-cell>
          <table:table-cell office:value-type="float" office:value="0.17392" calcext:value-type="float">
            <text:p>0.1739</text:p>
          </table:table-cell>
          <table:table-cell office:value-type="float" office:value="0.16143" calcext:value-type="float">
            <text:p>0.1614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12094" calcext:value-type="float">
            <text:p>0.1209</text:p>
          </table:table-cell>
          <table:table-cell office:value-type="float" office:value="0.13617" calcext:value-type="float">
            <text:p>0.1362</text:p>
          </table:table-cell>
          <table:table-cell office:value-type="float" office:value="0.12338" calcext:value-type="float">
            <text:p>0.1234</text:p>
          </table:table-cell>
          <table:table-cell office:value-type="float" office:value="0.04312" calcext:value-type="float">
            <text:p>0.0431</text:p>
          </table:table-cell>
          <table:table-cell office:value-type="float" office:value="0.04183" calcext:value-type="float">
            <text:p>0.0418</text:p>
          </table:table-cell>
          <table:table-cell office:value-type="float" office:value="0.00614" calcext:value-type="float">
            <text:p>0.0061</text:p>
          </table:table-cell>
          <table:table-cell office:value-type="float" office:value="0.00687" calcext:value-type="float">
            <text:p>0.0069</text:p>
          </table:table-cell>
          <table:table-cell office:value-type="float" office:value="-0.00041" calcext:value-type="float">
            <text:p>-0.0004</text:p>
          </table:table-cell>
          <table:table-cell office:value-type="float" office:value="0.00233" calcext:value-type="float">
            <text:p>0.0023</text:p>
          </table:table-cell>
          <table:table-cell table:number-columns-repeated="4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0.17258" calcext:value-type="float">
            <text:p>0.1726</text:p>
          </table:table-cell>
          <table:table-cell office:value-type="float" office:value="0.17556" calcext:value-type="float">
            <text:p>0.1756</text:p>
          </table:table-cell>
          <table:table-cell office:value-type="float" office:value="0.17033" calcext:value-type="float">
            <text:p>0.1703</text:p>
          </table:table-cell>
          <table:table-cell office:value-type="float" office:value="0.17154" calcext:value-type="float">
            <text:p>0.1715</text:p>
          </table:table-cell>
          <table:table-cell office:value-type="float" office:value="0.16927" calcext:value-type="float">
            <text:p>0.1693</text:p>
          </table:table-cell>
          <table:table-cell office:value-type="float" office:value="0.17815" calcext:value-type="float">
            <text:p>0.1782</text:p>
          </table:table-cell>
          <table:table-cell office:value-type="float" office:value="0.16545" calcext:value-type="float">
            <text:p>0.1655</text:p>
          </table:table-cell>
          <table:table-cell office:value-type="float" office:value="0.16857" calcext:value-type="float">
            <text:p>0.1686</text:p>
          </table:table-cell>
          <table:table-cell office:value-type="float" office:value="0.12377" calcext:value-type="float">
            <text:p>0.1238</text:p>
          </table:table-cell>
          <table:table-cell office:value-type="float" office:value="0.13933" calcext:value-type="float">
            <text:p>0.1393</text:p>
          </table:table-cell>
          <table:table-cell office:value-type="float" office:value="0.12667" calcext:value-type="float">
            <text:p>0.1267</text:p>
          </table:table-cell>
          <table:table-cell office:value-type="float" office:value="0.04373" calcext:value-type="float">
            <text:p>0.0437</text:p>
          </table:table-cell>
          <table:table-cell office:value-type="float" office:value="0.04283" calcext:value-type="float">
            <text:p>0.0428</text:p>
          </table:table-cell>
          <table:table-cell office:value-type="float" office:value="0.00612" calcext:value-type="float">
            <text:p>0.0061</text:p>
          </table:table-cell>
          <table:table-cell office:value-type="float" office:value="0.00699" calcext:value-type="float">
            <text:p>0.0070</text:p>
          </table:table-cell>
          <table:table-cell office:value-type="float" office:value="-0.00077" calcext:value-type="float">
            <text:p>-0.0008</text:p>
          </table:table-cell>
          <table:table-cell office:value-type="float" office:value="0.00191" calcext:value-type="float">
            <text:p>0.0019</text:p>
          </table:table-cell>
          <table:table-cell table:number-columns-repeated="4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0.17681" calcext:value-type="float">
            <text:p>0.1768</text:p>
          </table:table-cell>
          <table:table-cell office:value-type="float" office:value="0.17964" calcext:value-type="float">
            <text:p>0.1796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17584" calcext:value-type="float">
            <text:p>0.1758</text:p>
          </table:table-cell>
          <table:table-cell office:value-type="float" office:value="0.17338" calcext:value-type="float">
            <text:p>0.1734</text:p>
          </table:table-cell>
          <table:table-cell office:value-type="float" office:value="0.18248" calcext:value-type="float">
            <text:p>0.1825</text:p>
          </table:table-cell>
          <table:table-cell office:value-type="float" office:value="0.16937" calcext:value-type="float">
            <text:p>0.1694</text:p>
          </table:table-cell>
          <table:table-cell office:value-type="float" office:value="0.17242" calcext:value-type="float">
            <text:p>0.1724</text:p>
          </table:table-cell>
          <table:table-cell office:value-type="float" office:value="0.12677" calcext:value-type="float">
            <text:p>0.1268</text:p>
          </table:table-cell>
          <table:table-cell office:value-type="float" office:value="0.14214" calcext:value-type="float">
            <text:p>0.1421</text:p>
          </table:table-cell>
          <table:table-cell office:value-type="float" office:value="0.12959" calcext:value-type="float">
            <text:p>0.1296</text:p>
          </table:table-cell>
          <table:table-cell office:value-type="float" office:value="0.04482" calcext:value-type="float">
            <text:p>0.0448</text:p>
          </table:table-cell>
          <table:table-cell office:value-type="float" office:value="0.04395" calcext:value-type="float">
            <text:p>0.0440</text:p>
          </table:table-cell>
          <table:table-cell office:value-type="float" office:value="0.00574" calcext:value-type="float">
            <text:p>0.0057</text:p>
          </table:table-cell>
          <table:table-cell office:value-type="float" office:value="0.00681" calcext:value-type="float">
            <text:p>0.0068</text:p>
          </table:table-cell>
          <table:table-cell office:value-type="float" office:value="-0.00093" calcext:value-type="float">
            <text:p>-0.0009</text:p>
          </table:table-cell>
          <table:table-cell office:value-type="float" office:value="0.00208" calcext:value-type="float">
            <text:p>0.0021</text:p>
          </table:table-cell>
          <table:table-cell table:number-columns-repeated="4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0.1808" calcext:value-type="float">
            <text:p>0.1808</text:p>
          </table:table-cell>
          <table:table-cell office:value-type="float" office:value="0.18373" calcext:value-type="float">
            <text:p>0.1837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18031" calcext:value-type="float">
            <text:p>0.1803</text:p>
          </table:table-cell>
          <table:table-cell office:value-type="float" office:value="0.17763" calcext:value-type="float">
            <text:p>0.1776</text:p>
          </table:table-cell>
          <table:table-cell office:value-type="float" office:value="0.18682" calcext:value-type="float">
            <text:p>0.1868</text:p>
          </table:table-cell>
          <table:table-cell office:value-type="float" office:value="0.17336" calcext:value-type="float">
            <text:p>0.1734</text:p>
          </table:table-cell>
          <table:table-cell office:value-type="float" office:value="0.17679" calcext:value-type="float">
            <text:p>0.1768</text:p>
          </table:table-cell>
          <table:table-cell office:value-type="float" office:value="0.12932" calcext:value-type="float">
            <text:p>0.1293</text:p>
          </table:table-cell>
          <table:table-cell office:value-type="float" office:value="0.14503" calcext:value-type="float">
            <text:p>0.1450</text:p>
          </table:table-cell>
          <table:table-cell office:value-type="float" office:value="0.13249" calcext:value-type="float">
            <text:p>0.1325</text:p>
          </table:table-cell>
          <table:table-cell office:value-type="float" office:value="0.04559" calcext:value-type="float">
            <text:p>0.0456</text:p>
          </table:table-cell>
          <table:table-cell office:value-type="float" office:value="0.04477" calcext:value-type="float">
            <text:p>0.0448</text:p>
          </table:table-cell>
          <table:table-cell office:value-type="float" office:value="0.00582" calcext:value-type="float">
            <text:p>0.0058</text:p>
          </table:table-cell>
          <table:table-cell office:value-type="float" office:value="0.00704" calcext:value-type="float">
            <text:p>0.007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217" calcext:value-type="float">
            <text:p>0.0022</text:p>
          </table:table-cell>
          <table:table-cell table:number-columns-repeated="4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0.18465" calcext:value-type="float">
            <text:p>0.1847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18274" calcext:value-type="float">
            <text:p>0.1827</text:p>
          </table:table-cell>
          <table:table-cell office:value-type="float" office:value="0.18434" calcext:value-type="float">
            <text:p>0.1843</text:p>
          </table:table-cell>
          <table:table-cell office:value-type="float" office:value="0.18162" calcext:value-type="float">
            <text:p>0.1816</text:p>
          </table:table-cell>
          <table:table-cell office:value-type="float" office:value="0.19089" calcext:value-type="float">
            <text:p>0.1909</text:p>
          </table:table-cell>
          <table:table-cell office:value-type="float" office:value="0.17742" calcext:value-type="float">
            <text:p>0.1774</text:p>
          </table:table-cell>
          <table:table-cell office:value-type="float" office:value="0.18034" calcext:value-type="float">
            <text:p>0.1803</text:p>
          </table:table-cell>
          <table:table-cell office:value-type="float" office:value="0.13207" calcext:value-type="float">
            <text:p>0.1321</text:p>
          </table:table-cell>
          <table:table-cell office:value-type="float" office:value="0.14775" calcext:value-type="float">
            <text:p>0.1478</text:p>
          </table:table-cell>
          <table:table-cell office:value-type="float" office:value="0.13583" calcext:value-type="float">
            <text:p>0.1358</text:p>
          </table:table-cell>
          <table:table-cell office:value-type="float" office:value="0.04625" calcext:value-type="float">
            <text:p>0.0463</text:p>
          </table:table-cell>
          <table:table-cell office:value-type="float" office:value="0.04571" calcext:value-type="float">
            <text:p>0.0457</text:p>
          </table:table-cell>
          <table:table-cell office:value-type="float" office:value="0.00571" calcext:value-type="float">
            <text:p>0.0057</text:p>
          </table:table-cell>
          <table:table-cell office:value-type="float" office:value="0.00697" calcext:value-type="float">
            <text:p>0.0070</text:p>
          </table:table-cell>
          <table:table-cell office:value-type="float" office:value="-0.00066" calcext:value-type="float">
            <text:p>-0.0007</text:p>
          </table:table-cell>
          <table:table-cell office:value-type="float" office:value="0.00232" calcext:value-type="float">
            <text:p>0.0023</text:p>
          </table:table-cell>
          <table:table-cell table:number-columns-repeated="4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0.18883" calcext:value-type="float">
            <text:p>0.1888</text:p>
          </table:table-cell>
          <table:table-cell office:value-type="float" office:value="0.19176" calcext:value-type="float">
            <text:p>0.1918</text:p>
          </table:table-cell>
          <table:table-cell office:value-type="float" office:value="0.18733" calcext:value-type="float">
            <text:p>0.1873</text:p>
          </table:table-cell>
          <table:table-cell office:value-type="float" office:value="0.18863" calcext:value-type="float">
            <text:p>0.1886</text:p>
          </table:table-cell>
          <table:table-cell office:value-type="float" office:value="0.18552" calcext:value-type="float">
            <text:p>0.1855</text:p>
          </table:table-cell>
          <table:table-cell office:value-type="float" office:value="0.19477" calcext:value-type="float">
            <text:p>0.1948</text:p>
          </table:table-cell>
          <table:table-cell office:value-type="float" office:value="0.1805" calcext:value-type="float">
            <text:p>0.1805</text:p>
          </table:table-cell>
          <table:table-cell office:value-type="float" office:value="0.18398" calcext:value-type="float">
            <text:p>0.1840</text:p>
          </table:table-cell>
          <table:table-cell office:value-type="float" office:value="0.13479" calcext:value-type="float">
            <text:p>0.1348</text:p>
          </table:table-cell>
          <table:table-cell office:value-type="float" office:value="0.15081" calcext:value-type="float">
            <text:p>0.1508</text:p>
          </table:table-cell>
          <table:table-cell office:value-type="float" office:value="0.13885" calcext:value-type="float">
            <text:p>0.1389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4665" calcext:value-type="float">
            <text:p>0.0467</text:p>
          </table:table-cell>
          <table:table-cell office:value-type="float" office:value="0.00595" calcext:value-type="float">
            <text:p>0.0060</text:p>
          </table:table-cell>
          <table:table-cell office:value-type="float" office:value="0.0074" calcext:value-type="float">
            <text:p>0.0074</text:p>
          </table:table-cell>
          <table:table-cell office:value-type="float" office:value="-0.00038" calcext:value-type="float">
            <text:p>-0.0004</text:p>
          </table:table-cell>
          <table:table-cell office:value-type="float" office:value="0.00247" calcext:value-type="float">
            <text:p>0.0025</text:p>
          </table:table-cell>
          <table:table-cell table:number-columns-repeated="4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0.19251" calcext:value-type="float">
            <text:p>0.1925</text:p>
          </table:table-cell>
          <table:table-cell office:value-type="float" office:value="0.19563" calcext:value-type="float">
            <text:p>0.1956</text:p>
          </table:table-cell>
          <table:table-cell office:value-type="float" office:value="0.19154" calcext:value-type="float">
            <text:p>0.1915</text:p>
          </table:table-cell>
          <table:table-cell office:value-type="float" office:value="0.19222" calcext:value-type="float">
            <text:p>0.1922</text:p>
          </table:table-cell>
          <table:table-cell office:value-type="float" office:value="0.18989" calcext:value-type="float">
            <text:p>0.1899</text:p>
          </table:table-cell>
          <table:table-cell office:value-type="float" office:value="0.19915" calcext:value-type="float">
            <text:p>0.1992</text:p>
          </table:table-cell>
          <table:table-cell office:value-type="float" office:value="0.18472" calcext:value-type="float">
            <text:p>0.1847</text:p>
          </table:table-cell>
          <table:table-cell office:value-type="float" office:value="0.18806" calcext:value-type="float">
            <text:p>0.1881</text:p>
          </table:table-cell>
          <table:table-cell office:value-type="float" office:value="0.13793" calcext:value-type="float">
            <text:p>0.1379</text:p>
          </table:table-cell>
          <table:table-cell office:value-type="float" office:value="0.15387" calcext:value-type="float">
            <text:p>0.1539</text:p>
          </table:table-cell>
          <table:table-cell office:value-type="float" office:value="0.14152" calcext:value-type="float">
            <text:p>0.1415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738" calcext:value-type="float">
            <text:p>0.0474</text:p>
          </table:table-cell>
          <table:table-cell office:value-type="float" office:value="0.00569" calcext:value-type="float">
            <text:p>0.0057</text:p>
          </table:table-cell>
          <table:table-cell office:value-type="float" office:value="0.00715" calcext:value-type="float">
            <text:p>0.0072</text:p>
          </table:table-cell>
          <table:table-cell office:value-type="float" office:value="-0.00051" calcext:value-type="float">
            <text:p>-0.0005</text:p>
          </table:table-cell>
          <table:table-cell office:value-type="float" office:value="0.00243" calcext:value-type="float">
            <text:p>0.0024</text:p>
          </table:table-cell>
          <table:table-cell table:number-columns-repeated="4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0.19641" calcext:value-type="float">
            <text:p>0.1964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19526" calcext:value-type="float">
            <text:p>0.1953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19392" calcext:value-type="float">
            <text:p>0.1939</text:p>
          </table:table-cell>
          <table:table-cell office:value-type="float" office:value="0.20342" calcext:value-type="float">
            <text:p>0.2034</text:p>
          </table:table-cell>
          <table:table-cell office:value-type="float" office:value="0.18858" calcext:value-type="float">
            <text:p>0.1886</text:p>
          </table:table-cell>
          <table:table-cell office:value-type="float" office:value="0.19197" calcext:value-type="float">
            <text:p>0.1920</text:p>
          </table:table-cell>
          <table:table-cell office:value-type="float" office:value="0.14072" calcext:value-type="float">
            <text:p>0.1407</text:p>
          </table:table-cell>
          <table:table-cell office:value-type="float" office:value="0.15698" calcext:value-type="float">
            <text:p>0.1570</text:p>
          </table:table-cell>
          <table:table-cell office:value-type="float" office:value="0.14462" calcext:value-type="float">
            <text:p>0.1446</text:p>
          </table:table-cell>
          <table:table-cell office:value-type="float" office:value="0.04901" calcext:value-type="float">
            <text:p>0.0490</text:p>
          </table:table-cell>
          <table:table-cell office:value-type="float" office:value="0.04851" calcext:value-type="float">
            <text:p>0.0485</text:p>
          </table:table-cell>
          <table:table-cell office:value-type="float" office:value="0.00628" calcext:value-type="float">
            <text:p>0.0063</text:p>
          </table:table-cell>
          <table:table-cell office:value-type="float" office:value="0.00741" calcext:value-type="float">
            <text:p>0.0074</text:p>
          </table:table-cell>
          <table:table-cell office:value-type="float" office:value="-0.00028" calcext:value-type="float">
            <text:p>-0.0003</text:p>
          </table:table-cell>
          <table:table-cell office:value-type="float" office:value="0.00285" calcext:value-type="float">
            <text:p>0.0029</text:p>
          </table:table-cell>
          <table:table-cell table:number-columns-repeated="4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0.20059" calcext:value-type="float">
            <text:p>0.2006</text:p>
          </table:table-cell>
          <table:table-cell office:value-type="float" office:value="0.20376" calcext:value-type="float">
            <text:p>0.2038</text:p>
          </table:table-cell>
          <table:table-cell office:value-type="float" office:value="0.19927" calcext:value-type="float">
            <text:p>0.1993</text:p>
          </table:table-cell>
          <table:table-cell office:value-type="float" office:value="0.20047" calcext:value-type="float">
            <text:p>0.2005</text:p>
          </table:table-cell>
          <table:table-cell office:value-type="float" office:value="0.19761" calcext:value-type="float">
            <text:p>0.1976</text:p>
          </table:table-cell>
          <table:table-cell office:value-type="float" office:value="0.20698" calcext:value-type="float">
            <text:p>0.2070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19608" calcext:value-type="float">
            <text:p>0.1961</text:p>
          </table:table-cell>
          <table:table-cell office:value-type="float" office:value="0.14363" calcext:value-type="float">
            <text:p>0.1436</text:p>
          </table:table-cell>
          <table:table-cell office:value-type="float" office:value="0.15976" calcext:value-type="float">
            <text:p>0.1598</text:p>
          </table:table-cell>
          <table:table-cell office:value-type="float" office:value="0.14751" calcext:value-type="float">
            <text:p>0.1475</text:p>
          </table:table-cell>
          <table:table-cell office:value-type="float" office:value="0.05009" calcext:value-type="float">
            <text:p>0.0501</text:p>
          </table:table-cell>
          <table:table-cell office:value-type="float" office:value="0.04922" calcext:value-type="float">
            <text:p>0.0492</text:p>
          </table:table-cell>
          <table:table-cell office:value-type="float" office:value="0.00628" calcext:value-type="float">
            <text:p>0.0063</text:p>
          </table:table-cell>
          <table:table-cell office:value-type="float" office:value="0.00761" calcext:value-type="float">
            <text:p>0.0076</text:p>
          </table:table-cell>
          <table:table-cell office:value-type="float" office:value="-0.00016" calcext:value-type="float">
            <text:p>-0.0002</text:p>
          </table:table-cell>
          <table:table-cell office:value-type="float" office:value="0.00312" calcext:value-type="float">
            <text:p>0.0031</text:p>
          </table:table-cell>
          <table:table-cell table:number-columns-repeated="4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0.20453" calcext:value-type="float">
            <text:p>0.2045</text:p>
          </table:table-cell>
          <table:table-cell office:value-type="float" office:value="0.20752" calcext:value-type="float">
            <text:p>0.2075</text:p>
          </table:table-cell>
          <table:table-cell office:value-type="float" office:value="0.20344" calcext:value-type="float">
            <text:p>0.2034</text:p>
          </table:table-cell>
          <table:table-cell office:value-type="float" office:value="0.20428" calcext:value-type="float">
            <text:p>0.2043</text:p>
          </table:table-cell>
          <table:table-cell office:value-type="float" office:value="0.20149" calcext:value-type="float">
            <text:p>0.2015</text:p>
          </table:table-cell>
          <table:table-cell office:value-type="float" office:value="0.211" calcext:value-type="float">
            <text:p>0.2110</text:p>
          </table:table-cell>
          <table:table-cell office:value-type="float" office:value="0.19568" calcext:value-type="float">
            <text:p>0.1957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4642" calcext:value-type="float">
            <text:p>0.1464</text:p>
          </table:table-cell>
          <table:table-cell office:value-type="float" office:value="0.16268" calcext:value-type="float">
            <text:p>0.1627</text:p>
          </table:table-cell>
          <table:table-cell office:value-type="float" office:value="0.15001" calcext:value-type="float">
            <text:p>0.1500</text:p>
          </table:table-cell>
          <table:table-cell office:value-type="float" office:value="0.05107" calcext:value-type="float">
            <text:p>0.0511</text:p>
          </table:table-cell>
          <table:table-cell office:value-type="float" office:value="0.05026" calcext:value-type="float">
            <text:p>0.0503</text:p>
          </table:table-cell>
          <table:table-cell office:value-type="float" office:value="0.00665" calcext:value-type="float">
            <text:p>0.0067</text:p>
          </table:table-cell>
          <table:table-cell office:value-type="float" office:value="0.00772" calcext:value-type="float">
            <text:p>0.0077</text:p>
          </table:table-cell>
          <table:table-cell office:value-type="float" office:value="-0.00013" calcext:value-type="float">
            <text:p>-0.0001</text:p>
          </table:table-cell>
          <table:table-cell office:value-type="float" office:value="0.00283" calcext:value-type="float">
            <text:p>0.0028</text:p>
          </table:table-cell>
          <table:table-cell table:number-columns-repeated="4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0.20823" calcext:value-type="float">
            <text:p>0.2082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20706" calcext:value-type="float">
            <text:p>0.2071</text:p>
          </table:table-cell>
          <table:table-cell office:value-type="float" office:value="0.20804" calcext:value-type="float">
            <text:p>0.2080</text:p>
          </table:table-cell>
          <table:table-cell office:value-type="float" office:value="0.20544" calcext:value-type="float">
            <text:p>0.2054</text:p>
          </table:table-cell>
          <table:table-cell office:value-type="float" office:value="0.21485" calcext:value-type="float">
            <text:p>0.2149</text:p>
          </table:table-cell>
          <table:table-cell office:value-type="float" office:value="0.19954" calcext:value-type="float">
            <text:p>0.1995</text:p>
          </table:table-cell>
          <table:table-cell office:value-type="float" office:value="0.20387" calcext:value-type="float">
            <text:p>0.2039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16589" calcext:value-type="float">
            <text:p>0.1659</text:p>
          </table:table-cell>
          <table:table-cell office:value-type="float" office:value="0.15302" calcext:value-type="float">
            <text:p>0.1530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0657" calcext:value-type="float">
            <text:p>0.0066</text:p>
          </table:table-cell>
          <table:table-cell office:value-type="float" office:value="0.00788" calcext:value-type="float">
            <text:p>0.0079</text:p>
          </table:table-cell>
          <table:table-cell office:value-type="float" office:value="-0.00006" calcext:value-type="float">
            <text:p>-0.0001</text:p>
          </table:table-cell>
          <table:table-cell office:value-type="float" office:value="0.00306" calcext:value-type="float">
            <text:p>0.0031</text:p>
          </table:table-cell>
          <table:table-cell table:number-columns-repeated="4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0.21206" calcext:value-type="float">
            <text:p>0.2121</text:p>
          </table:table-cell>
          <table:table-cell office:value-type="float" office:value="0.21533" calcext:value-type="float">
            <text:p>0.2153</text:p>
          </table:table-cell>
          <table:table-cell office:value-type="float" office:value="0.21079" calcext:value-type="float">
            <text:p>0.2108</text:p>
          </table:table-cell>
          <table:table-cell office:value-type="float" office:value="0.21196" calcext:value-type="float">
            <text:p>0.2120</text:p>
          </table:table-cell>
          <table:table-cell office:value-type="float" office:value="0.2089" calcext:value-type="float">
            <text:p>0.2089</text:p>
          </table:table-cell>
          <table:table-cell office:value-type="float" office:value="0.21872" calcext:value-type="float">
            <text:p>0.2187</text:p>
          </table:table-cell>
          <table:table-cell office:value-type="float" office:value="0.20339" calcext:value-type="float">
            <text:p>0.2034</text:p>
          </table:table-cell>
          <table:table-cell office:value-type="float" office:value="0.20727" calcext:value-type="float">
            <text:p>0.2073</text:p>
          </table:table-cell>
          <table:table-cell office:value-type="float" office:value="0.15207" calcext:value-type="float">
            <text:p>0.1521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15599" calcext:value-type="float">
            <text:p>0.1560</text:p>
          </table:table-cell>
          <table:table-cell office:value-type="float" office:value="0.05278" calcext:value-type="float">
            <text:p>0.0528</text:p>
          </table:table-cell>
          <table:table-cell office:value-type="float" office:value="0.05202" calcext:value-type="float">
            <text:p>0.0520</text:p>
          </table:table-cell>
          <table:table-cell office:value-type="float" office:value="0.00662" calcext:value-type="float">
            <text:p>0.0066</text:p>
          </table:table-cell>
          <table:table-cell office:value-type="float" office:value="0.00797" calcext:value-type="float">
            <text:p>0.0080</text:p>
          </table:table-cell>
          <table:table-cell office:value-type="float" office:value="-0.00003" calcext:value-type="float">
            <text:p>0.0000</text:p>
          </table:table-cell>
          <table:table-cell office:value-type="float" office:value="0.00302" calcext:value-type="float">
            <text:p>0.0030</text:p>
          </table:table-cell>
          <table:table-cell table:number-columns-repeated="4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0.21611" calcext:value-type="float">
            <text:p>0.2161</text:p>
          </table:table-cell>
          <table:table-cell office:value-type="float" office:value="0.21922" calcext:value-type="float">
            <text:p>0.2192</text:p>
          </table:table-cell>
          <table:table-cell office:value-type="float" office:value="0.21444" calcext:value-type="float">
            <text:p>0.2144</text:p>
          </table:table-cell>
          <table:table-cell office:value-type="float" office:value="0.21553" calcext:value-type="float">
            <text:p>0.2155</text:p>
          </table:table-cell>
          <table:table-cell office:value-type="float" office:value="0.21223" calcext:value-type="float">
            <text:p>0.2122</text:p>
          </table:table-cell>
          <table:table-cell office:value-type="float" office:value="0.22217" calcext:value-type="float">
            <text:p>0.2222</text:p>
          </table:table-cell>
          <table:table-cell office:value-type="float" office:value="0.20677" calcext:value-type="float">
            <text:p>0.2068</text:p>
          </table:table-cell>
          <table:table-cell office:value-type="float" office:value="0.21061" calcext:value-type="float">
            <text:p>0.2106</text:p>
          </table:table-cell>
          <table:table-cell office:value-type="float" office:value="0.15472" calcext:value-type="float">
            <text:p>0.1547</text:p>
          </table:table-cell>
          <table:table-cell office:value-type="float" office:value="0.17085" calcext:value-type="float">
            <text:p>0.1709</text:p>
          </table:table-cell>
          <table:table-cell office:value-type="float" office:value="0.15849" calcext:value-type="float">
            <text:p>0.1585</text:p>
          </table:table-cell>
          <table:table-cell office:value-type="float" office:value="0.05366" calcext:value-type="float">
            <text:p>0.0537</text:p>
          </table:table-cell>
          <table:table-cell office:value-type="float" office:value="0.05291" calcext:value-type="float">
            <text:p>0.0529</text:p>
          </table:table-cell>
          <table:table-cell office:value-type="float" office:value="0.00706" calcext:value-type="float">
            <text:p>0.0071</text:p>
          </table:table-cell>
          <table:table-cell office:value-type="float" office:value="0.008399" calcext:value-type="float">
            <text:p>0.0084</text:p>
          </table:table-cell>
          <table:table-cell office:value-type="float" office:value="-0.00057" calcext:value-type="float">
            <text:p>-0.0006</text:p>
          </table:table-cell>
          <table:table-cell office:value-type="float" office:value="0.00289" calcext:value-type="float">
            <text:p>0.0029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0.21998" calcext:value-type="float">
            <text:p>0.2200</text:p>
          </table:table-cell>
          <table:table-cell office:value-type="float" office:value="0.22277" calcext:value-type="float">
            <text:p>0.2228</text:p>
          </table:table-cell>
          <table:table-cell office:value-type="float" office:value="0.21798" calcext:value-type="float">
            <text:p>0.2180</text:p>
          </table:table-cell>
          <table:table-cell office:value-type="float" office:value="0.21914" calcext:value-type="float">
            <text:p>0.2191</text:p>
          </table:table-cell>
          <table:table-cell office:value-type="float" office:value="0.21625" calcext:value-type="float">
            <text:p>0.2163</text:p>
          </table:table-cell>
          <table:table-cell office:value-type="float" office:value="0.22602" calcext:value-type="float">
            <text:p>0.2260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15721" calcext:value-type="float">
            <text:p>0.1572</text:p>
          </table:table-cell>
          <table:table-cell office:value-type="float" office:value="0.17345" calcext:value-type="float">
            <text:p>0.1735</text:p>
          </table:table-cell>
          <table:table-cell office:value-type="float" office:value="0.16109" calcext:value-type="float">
            <text:p>0.1611</text:p>
          </table:table-cell>
          <table:table-cell office:value-type="float" office:value="0.05475" calcext:value-type="float">
            <text:p>0.0548</text:p>
          </table:table-cell>
          <table:table-cell office:value-type="float" office:value="0.05395" calcext:value-type="float">
            <text:p>0.0540</text:p>
          </table:table-cell>
          <table:table-cell office:value-type="float" office:value="0.00723" calcext:value-type="float">
            <text:p>0.0072</text:p>
          </table:table-cell>
          <table:table-cell office:value-type="float" office:value="0.00829" calcext:value-type="float">
            <text:p>0.0083</text:p>
          </table:table-cell>
          <table:table-cell office:value-type="float" office:value="-0.00059" calcext:value-type="float">
            <text:p>-0.0006</text:p>
          </table:table-cell>
          <table:table-cell office:value-type="float" office:value="0.00281" calcext:value-type="float">
            <text:p>0.0028</text:p>
          </table:table-cell>
          <table:table-cell table:number-columns-repeated="4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22645" calcext:value-type="float">
            <text:p>0.2265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21946" calcext:value-type="float">
            <text:p>0.2195</text:p>
          </table:table-cell>
          <table:table-cell office:value-type="float" office:value="0.22926" calcext:value-type="float">
            <text:p>0.2293</text:p>
          </table:table-cell>
          <table:table-cell office:value-type="float" office:value="0.21377" calcext:value-type="float">
            <text:p>0.2138</text:p>
          </table:table-cell>
          <table:table-cell office:value-type="float" office:value="0.21745" calcext:value-type="float">
            <text:p>0.2175</text:p>
          </table:table-cell>
          <table:table-cell office:value-type="float" office:value="0.16003" calcext:value-type="float">
            <text:p>0.1600</text:p>
          </table:table-cell>
          <table:table-cell office:value-type="float" office:value="0.17594" calcext:value-type="float">
            <text:p>0.1759</text:p>
          </table:table-cell>
          <table:table-cell office:value-type="float" office:value="0.16361" calcext:value-type="float">
            <text:p>0.1636</text:p>
          </table:table-cell>
          <table:table-cell office:value-type="float" office:value="0.05548" calcext:value-type="float">
            <text:p>0.0555</text:p>
          </table:table-cell>
          <table:table-cell office:value-type="float" office:value="0.05489" calcext:value-type="float">
            <text:p>0.0549</text:p>
          </table:table-cell>
          <table:table-cell office:value-type="float" office:value="0.00758" calcext:value-type="float">
            <text:p>0.0076</text:p>
          </table:table-cell>
          <table:table-cell office:value-type="float" office:value="0.00864" calcext:value-type="float">
            <text:p>0.0086</text:p>
          </table:table-cell>
          <table:table-cell office:value-type="float" office:value="-0.00069" calcext:value-type="float">
            <text:p>-0.0007</text:p>
          </table:table-cell>
          <table:table-cell office:value-type="float" office:value="0.0028" calcext:value-type="float">
            <text:p>0.0028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0.22707" calcext:value-type="float">
            <text:p>0.2271</text:p>
          </table:table-cell>
          <table:table-cell office:value-type="float" office:value="0.2302" calcext:value-type="float">
            <text:p>0.2302</text:p>
          </table:table-cell>
          <table:table-cell office:value-type="float" office:value="0.22508" calcext:value-type="float">
            <text:p>0.2251</text:p>
          </table:table-cell>
          <table:table-cell office:value-type="float" office:value="0.22646" calcext:value-type="float">
            <text:p>0.2265</text:p>
          </table:table-cell>
          <table:table-cell office:value-type="float" office:value="0.22263" calcext:value-type="float">
            <text:p>0.2226</text:p>
          </table:table-cell>
          <table:table-cell office:value-type="float" office:value="0.23304" calcext:value-type="float">
            <text:p>0.2330</text:p>
          </table:table-cell>
          <table:table-cell office:value-type="float" office:value="0.21681" calcext:value-type="float">
            <text:p>0.2168</text:p>
          </table:table-cell>
          <table:table-cell office:value-type="float" office:value="0.22073" calcext:value-type="float">
            <text:p>0.2207</text:p>
          </table:table-cell>
          <table:table-cell office:value-type="float" office:value="0.16213" calcext:value-type="float">
            <text:p>0.1621</text:p>
          </table:table-cell>
          <table:table-cell office:value-type="float" office:value="0.17805" calcext:value-type="float">
            <text:p>0.1781</text:p>
          </table:table-cell>
          <table:table-cell office:value-type="float" office:value="0.16662" calcext:value-type="float">
            <text:p>0.1666</text:p>
          </table:table-cell>
          <table:table-cell office:value-type="float" office:value="0.05604" calcext:value-type="float">
            <text:p>0.0560</text:p>
          </table:table-cell>
          <table:table-cell office:value-type="float" office:value="0.05545" calcext:value-type="float">
            <text:p>0.0555</text:p>
          </table:table-cell>
          <table:table-cell office:value-type="float" office:value="0.00717" calcext:value-type="float">
            <text:p>0.0072</text:p>
          </table:table-cell>
          <table:table-cell office:value-type="float" office:value="0.00886" calcext:value-type="float">
            <text:p>0.0089</text:p>
          </table:table-cell>
          <table:table-cell office:value-type="float" office:value="-0.00077" calcext:value-type="float">
            <text:p>-0.0008</text:p>
          </table:table-cell>
          <table:table-cell office:value-type="float" office:value="0.00295" calcext:value-type="float">
            <text:p>0.0030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0.23003" calcext:value-type="float">
            <text:p>0.2300</text:p>
          </table:table-cell>
          <table:table-cell office:value-type="float" office:value="0.23322" calcext:value-type="float">
            <text:p>0.2332</text:p>
          </table:table-cell>
          <table:table-cell office:value-type="float" office:value="0.22834" calcext:value-type="float">
            <text:p>0.2283</text:p>
          </table:table-cell>
          <table:table-cell office:value-type="float" office:value="0.22936" calcext:value-type="float">
            <text:p>0.2294</text:p>
          </table:table-cell>
          <table:table-cell office:value-type="float" office:value="0.22583" calcext:value-type="float">
            <text:p>0.2258</text:p>
          </table:table-cell>
          <table:table-cell office:value-type="float" office:value="0.23629" calcext:value-type="float">
            <text:p>0.2363</text:p>
          </table:table-cell>
          <table:table-cell office:value-type="float" office:value="0.21989" calcext:value-type="float">
            <text:p>0.2199</text:p>
          </table:table-cell>
          <table:table-cell office:value-type="float" office:value="0.22362" calcext:value-type="float">
            <text:p>0.2236</text:p>
          </table:table-cell>
          <table:table-cell office:value-type="float" office:value="0.16457" calcext:value-type="float">
            <text:p>0.1646</text:p>
          </table:table-cell>
          <table:table-cell office:value-type="float" office:value="0.18081" calcext:value-type="float">
            <text:p>0.1808</text:p>
          </table:table-cell>
          <table:table-cell office:value-type="float" office:value="0.16841" calcext:value-type="float">
            <text:p>0.1684</text:p>
          </table:table-cell>
          <table:table-cell office:value-type="float" office:value="0.05684" calcext:value-type="float">
            <text:p>0.0568</text:p>
          </table:table-cell>
          <table:table-cell office:value-type="float" office:value="0.05618" calcext:value-type="float">
            <text:p>0.0562</text:p>
          </table:table-cell>
          <table:table-cell office:value-type="float" office:value="0.00764" calcext:value-type="float">
            <text:p>0.0076</text:p>
          </table:table-cell>
          <table:table-cell office:value-type="float" office:value="0.00894" calcext:value-type="float">
            <text:p>0.0089</text:p>
          </table:table-cell>
          <table:table-cell office:value-type="float" office:value="-0.000889" calcext:value-type="float">
            <text:p>-0.0009</text:p>
          </table:table-cell>
          <table:table-cell office:value-type="float" office:value="0.00233" calcext:value-type="float">
            <text:p>0.0023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0.23301" calcext:value-type="float">
            <text:p>0.2330</text:p>
          </table:table-cell>
          <table:table-cell office:value-type="float" office:value="0.23597" calcext:value-type="float">
            <text:p>0.2360</text:p>
          </table:table-cell>
          <table:table-cell office:value-type="float" office:value="0.23105" calcext:value-type="float">
            <text:p>0.2311</text:p>
          </table:table-cell>
          <table:table-cell office:value-type="float" office:value="0.23285" calcext:value-type="float">
            <text:p>0.2329</text:p>
          </table:table-cell>
          <table:table-cell office:value-type="float" office:value="0.22905" calcext:value-type="float">
            <text:p>0.2291</text:p>
          </table:table-cell>
          <table:table-cell office:value-type="float" office:value="0.23969" calcext:value-type="float">
            <text:p>0.2397</text:p>
          </table:table-cell>
          <table:table-cell office:value-type="float" office:value="0.22342" calcext:value-type="float">
            <text:p>0.2234</text:p>
          </table:table-cell>
          <table:table-cell office:value-type="float" office:value="0.22691" calcext:value-type="float">
            <text:p>0.2269</text:p>
          </table:table-cell>
          <table:table-cell office:value-type="float" office:value="0.16689" calcext:value-type="float">
            <text:p>0.1669</text:p>
          </table:table-cell>
          <table:table-cell office:value-type="float" office:value="0.18338" calcext:value-type="float">
            <text:p>0.1834</text:p>
          </table:table-cell>
          <table:table-cell office:value-type="float" office:value="0.17075" calcext:value-type="float">
            <text:p>0.1708</text:p>
          </table:table-cell>
          <table:table-cell office:value-type="float" office:value="0.05777" calcext:value-type="float">
            <text:p>0.0578</text:p>
          </table:table-cell>
          <table:table-cell office:value-type="float" office:value="0.05685" calcext:value-type="float">
            <text:p>0.0569</text:p>
          </table:table-cell>
          <table:table-cell office:value-type="float" office:value="0.007849" calcext:value-type="float">
            <text:p>0.0078</text:p>
          </table:table-cell>
          <table:table-cell office:value-type="float" office:value="0.008999" calcext:value-type="float">
            <text:p>0.0090</text:p>
          </table:table-cell>
          <table:table-cell office:value-type="float" office:value="-0.00097" calcext:value-type="float">
            <text:p>-0.0010</text:p>
          </table:table-cell>
          <table:table-cell office:value-type="float" office:value="0.0025" calcext:value-type="float">
            <text:p>0.0025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0.23617" calcext:value-type="float">
            <text:p>0.2362</text:p>
          </table:table-cell>
          <table:table-cell office:value-type="float" office:value="0.23928" calcext:value-type="float">
            <text:p>0.2393</text:p>
          </table:table-cell>
          <table:table-cell office:value-type="float" office:value="0.23424" calcext:value-type="float">
            <text:p>0.2342</text:p>
          </table:table-cell>
          <table:table-cell office:value-type="float" office:value="0.23625" calcext:value-type="float">
            <text:p>0.2363</text:p>
          </table:table-cell>
          <table:table-cell office:value-type="float" office:value="0.23174" calcext:value-type="float">
            <text:p>0.2317</text:p>
          </table:table-cell>
          <table:table-cell office:value-type="float" office:value="0.24268" calcext:value-type="float">
            <text:p>0.2427</text:p>
          </table:table-cell>
          <table:table-cell office:value-type="float" office:value="0.22616" calcext:value-type="float">
            <text:p>0.2262</text:p>
          </table:table-cell>
          <table:table-cell office:value-type="float" office:value="0.23018" calcext:value-type="float">
            <text:p>0.2302</text:p>
          </table:table-cell>
          <table:table-cell office:value-type="float" office:value="0.16907" calcext:value-type="float">
            <text:p>0.1691</text:p>
          </table:table-cell>
          <table:table-cell office:value-type="float" office:value="0.18577" calcext:value-type="float">
            <text:p>0.1858</text:p>
          </table:table-cell>
          <table:table-cell office:value-type="float" office:value="0.17305" calcext:value-type="float">
            <text:p>0.1731</text:p>
          </table:table-cell>
          <table:table-cell office:value-type="float" office:value="0.05848" calcext:value-type="float">
            <text:p>0.0585</text:p>
          </table:table-cell>
          <table:table-cell office:value-type="float" office:value="0.05759" calcext:value-type="float">
            <text:p>0.0576</text:p>
          </table:table-cell>
          <table:table-cell office:value-type="float" office:value="0.00805" calcext:value-type="float">
            <text:p>0.0081</text:p>
          </table:table-cell>
          <table:table-cell office:value-type="float" office:value="0.00918" calcext:value-type="float">
            <text:p>0.0092</text:p>
          </table:table-cell>
          <table:table-cell office:value-type="float" office:value="-0.00061" calcext:value-type="float">
            <text:p>-0.0006</text:p>
          </table:table-cell>
          <table:table-cell office:value-type="float" office:value="0.00283" calcext:value-type="float">
            <text:p>0.0028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0.23837" calcext:value-type="float">
            <text:p>0.2384</text:p>
          </table:table-cell>
          <table:table-cell office:value-type="float" office:value="0.24185" calcext:value-type="float">
            <text:p>0.2419</text:p>
          </table:table-cell>
          <table:table-cell office:value-type="float" office:value="0.23738" calcext:value-type="float">
            <text:p>0.2374</text:p>
          </table:table-cell>
          <table:table-cell office:value-type="float" office:value="0.23891" calcext:value-type="float">
            <text:p>0.2389</text:p>
          </table:table-cell>
          <table:table-cell office:value-type="float" office:value="0.23481" calcext:value-type="float">
            <text:p>0.2348</text:p>
          </table:table-cell>
          <table:table-cell office:value-type="float" office:value="0.24569" calcext:value-type="float">
            <text:p>0.2457</text:p>
          </table:table-cell>
          <table:table-cell office:value-type="float" office:value="0.22897" calcext:value-type="float">
            <text:p>0.2290</text:p>
          </table:table-cell>
          <table:table-cell office:value-type="float" office:value="0.23287" calcext:value-type="float">
            <text:p>0.2329</text:p>
          </table:table-cell>
          <table:table-cell office:value-type="float" office:value="0.17106" calcext:value-type="float">
            <text:p>0.1711</text:p>
          </table:table-cell>
          <table:table-cell office:value-type="float" office:value="0.18831" calcext:value-type="float">
            <text:p>0.1883</text:p>
          </table:table-cell>
          <table:table-cell office:value-type="float" office:value="0.17495" calcext:value-type="float">
            <text:p>0.1750</text:p>
          </table:table-cell>
          <table:table-cell office:value-type="float" office:value="0.05927" calcext:value-type="float">
            <text:p>0.0593</text:p>
          </table:table-cell>
          <table:table-cell office:value-type="float" office:value="0.05839" calcext:value-type="float">
            <text:p>0.0584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971" calcext:value-type="float">
            <text:p>0.0097</text:p>
          </table:table-cell>
          <table:table-cell office:value-type="float" office:value="-0.00051" calcext:value-type="float">
            <text:p>-0.0005</text:p>
          </table:table-cell>
          <table:table-cell office:value-type="float" office:value="0.00262" calcext:value-type="float">
            <text:p>0.0026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0.24127" calcext:value-type="float">
            <text:p>0.2413</text:p>
          </table:table-cell>
          <table:table-cell office:value-type="float" office:value="0.24478" calcext:value-type="float">
            <text:p>0.2448</text:p>
          </table:table-cell>
          <table:table-cell office:value-type="float" office:value="0.24014" calcext:value-type="float">
            <text:p>0.2401</text:p>
          </table:table-cell>
          <table:table-cell office:value-type="float" office:value="0.24249" calcext:value-type="float">
            <text:p>0.2425</text:p>
          </table:table-cell>
          <table:table-cell office:value-type="float" office:value="0.23791" calcext:value-type="float">
            <text:p>0.2379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23248" calcext:value-type="float">
            <text:p>0.2325</text:p>
          </table:table-cell>
          <table:table-cell office:value-type="float" office:value="0.23614" calcext:value-type="float">
            <text:p>0.2361</text:p>
          </table:table-cell>
          <table:table-cell office:value-type="float" office:value="0.17326" calcext:value-type="float">
            <text:p>0.1733</text:p>
          </table:table-cell>
          <table:table-cell office:value-type="float" office:value="0.19067" calcext:value-type="float">
            <text:p>0.1907</text:p>
          </table:table-cell>
          <table:table-cell office:value-type="float" office:value="0.17697" calcext:value-type="float">
            <text:p>0.1770</text:p>
          </table:table-cell>
          <table:table-cell office:value-type="float" office:value="0.05989" calcext:value-type="float">
            <text:p>0.0599</text:p>
          </table:table-cell>
          <table:table-cell office:value-type="float" office:value="0.05929" calcext:value-type="float">
            <text:p>0.0593</text:p>
          </table:table-cell>
          <table:table-cell office:value-type="float" office:value="0.00813" calcext:value-type="float">
            <text:p>0.0081</text:p>
          </table:table-cell>
          <table:table-cell office:value-type="float" office:value="0.00918" calcext:value-type="float">
            <text:p>0.0092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282" calcext:value-type="float">
            <text:p>0.0028</text:p>
          </table:table-cell>
          <table:table-cell table:number-columns-repeated="4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0.24419" calcext:value-type="float">
            <text:p>0.2442</text:p>
          </table:table-cell>
          <table:table-cell office:value-type="float" office:value="0.24774" calcext:value-type="float">
            <text:p>0.2477</text:p>
          </table:table-cell>
          <table:table-cell office:value-type="float" office:value="0.24302" calcext:value-type="float">
            <text:p>0.2430</text:p>
          </table:table-cell>
          <table:table-cell office:value-type="float" office:value="0.24541" calcext:value-type="float">
            <text:p>0.2454</text:p>
          </table:table-cell>
          <table:table-cell office:value-type="float" office:value="0.24091" calcext:value-type="float">
            <text:p>0.2409</text:p>
          </table:table-cell>
          <table:table-cell office:value-type="float" office:value="0.252" calcext:value-type="float">
            <text:p>0.2520</text:p>
          </table:table-cell>
          <table:table-cell office:value-type="float" office:value="0.23541" calcext:value-type="float">
            <text:p>0.2354</text:p>
          </table:table-cell>
          <table:table-cell office:value-type="float" office:value="0.23897" calcext:value-type="float">
            <text:p>0.2390</text:p>
          </table:table-cell>
          <table:table-cell office:value-type="float" office:value="0.17573" calcext:value-type="float">
            <text:p>0.1757</text:p>
          </table:table-cell>
          <table:table-cell office:value-type="float" office:value="0.19256" calcext:value-type="float">
            <text:p>0.1926</text:p>
          </table:table-cell>
          <table:table-cell office:value-type="float" office:value="0.17918" calcext:value-type="float">
            <text:p>0.1792</text:p>
          </table:table-cell>
          <table:table-cell office:value-type="float" office:value="0.06093" calcext:value-type="float">
            <text:p>0.0609</text:p>
          </table:table-cell>
          <table:table-cell office:value-type="float" office:value="0.05996" calcext:value-type="float">
            <text:p>0.0600</text:p>
          </table:table-cell>
          <table:table-cell office:value-type="float" office:value="0.00833" calcext:value-type="float">
            <text:p>0.0083</text:p>
          </table:table-cell>
          <table:table-cell office:value-type="float" office:value="0.00952" calcext:value-type="float">
            <text:p>0.0095</text:p>
          </table:table-cell>
          <table:table-cell office:value-type="float" office:value="-0.00052" calcext:value-type="float">
            <text:p>-0.0005</text:p>
          </table:table-cell>
          <table:table-cell office:value-type="float" office:value="0.0026" calcext:value-type="float">
            <text:p>0.0026</text:p>
          </table:table-cell>
          <table:table-cell table:number-columns-repeated="4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0.24699" calcext:value-type="float">
            <text:p>0.2470</text:p>
          </table:table-cell>
          <table:table-cell office:value-type="float" office:value="0.25058" calcext:value-type="float">
            <text:p>0.2506</text:p>
          </table:table-cell>
          <table:table-cell office:value-type="float" office:value="0.24606" calcext:value-type="float">
            <text:p>0.2461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24338" calcext:value-type="float">
            <text:p>0.2434</text:p>
          </table:table-cell>
          <table:table-cell office:value-type="float" office:value="0.25426" calcext:value-type="float">
            <text:p>0.2543</text:p>
          </table:table-cell>
          <table:table-cell office:value-type="float" office:value="0.23758" calcext:value-type="float">
            <text:p>0.2376</text:p>
          </table:table-cell>
          <table:table-cell office:value-type="float" office:value="0.24122" calcext:value-type="float">
            <text:p>0.2412</text:p>
          </table:table-cell>
          <table:table-cell office:value-type="float" office:value="0.17733" calcext:value-type="float">
            <text:p>0.1773</text:p>
          </table:table-cell>
          <table:table-cell office:value-type="float" office:value="0.19452" calcext:value-type="float">
            <text:p>0.1945</text:p>
          </table:table-cell>
          <table:table-cell office:value-type="float" office:value="0.18042" calcext:value-type="float">
            <text:p>0.1804</text:p>
          </table:table-cell>
          <table:table-cell office:value-type="float" office:value="0.06154" calcext:value-type="float">
            <text:p>0.0615</text:p>
          </table:table-cell>
          <table:table-cell office:value-type="float" office:value="0.06063" calcext:value-type="float">
            <text:p>0.0606</text:p>
          </table:table-cell>
          <table:table-cell office:value-type="float" office:value="0.00856" calcext:value-type="float">
            <text:p>0.0086</text:p>
          </table:table-cell>
          <table:table-cell office:value-type="float" office:value="0.00945" calcext:value-type="float">
            <text:p>0.0095</text:p>
          </table:table-cell>
          <table:table-cell office:value-type="float" office:value="-0.00055" calcext:value-type="float">
            <text:p>-0.0006</text:p>
          </table:table-cell>
          <table:table-cell office:value-type="float" office:value="0.00257" calcext:value-type="float">
            <text:p>0.0026</text:p>
          </table:table-cell>
          <table:table-cell table:number-columns-repeated="4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0.24917" calcext:value-type="float">
            <text:p>0.2492</text:p>
          </table:table-cell>
          <table:table-cell office:value-type="float" office:value="0.25291" calcext:value-type="float">
            <text:p>0.2529</text:p>
          </table:table-cell>
          <table:table-cell office:value-type="float" office:value="0.24866" calcext:value-type="float">
            <text:p>0.2487</text:p>
          </table:table-cell>
          <table:table-cell office:value-type="float" office:value="0.25034" calcext:value-type="float">
            <text:p>0.2503</text:p>
          </table:table-cell>
          <table:table-cell office:value-type="float" office:value="0.24587" calcext:value-type="float">
            <text:p>0.2459</text:p>
          </table:table-cell>
          <table:table-cell office:value-type="float" office:value="0.25713" calcext:value-type="float">
            <text:p>0.2571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24355" calcext:value-type="float">
            <text:p>0.2436</text:p>
          </table:table-cell>
          <table:table-cell office:value-type="float" office:value="0.17955" calcext:value-type="float">
            <text:p>0.1796</text:p>
          </table:table-cell>
          <table:table-cell office:value-type="float" office:value="0.19669" calcext:value-type="float">
            <text:p>0.1967</text:p>
          </table:table-cell>
          <table:table-cell office:value-type="float" office:value="0.18236" calcext:value-type="float">
            <text:p>0.1824</text:p>
          </table:table-cell>
          <table:table-cell office:value-type="float" office:value="0.06243" calcext:value-type="float">
            <text:p>0.0624</text:p>
          </table:table-cell>
          <table:table-cell office:value-type="float" office:value="0.06138" calcext:value-type="float">
            <text:p>0.0614</text:p>
          </table:table-cell>
          <table:table-cell office:value-type="float" office:value="0.00901" calcext:value-type="float">
            <text:p>0.0090</text:p>
          </table:table-cell>
          <table:table-cell office:value-type="float" office:value="0.00965" calcext:value-type="float">
            <text:p>0.0097</text:p>
          </table:table-cell>
          <table:table-cell office:value-type="float" office:value="-0.00058" calcext:value-type="float">
            <text:p>-0.0006</text:p>
          </table:table-cell>
          <table:table-cell office:value-type="float" office:value="0.00238" calcext:value-type="float">
            <text:p>0.0024</text:p>
          </table:table-cell>
          <table:table-cell table:number-columns-repeated="4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0.25221" calcext:value-type="float">
            <text:p>0.2522</text:p>
          </table:table-cell>
          <table:table-cell office:value-type="float" office:value="0.25579" calcext:value-type="float">
            <text:p>0.2558</text:p>
          </table:table-cell>
          <table:table-cell office:value-type="float" office:value="0.25122" calcext:value-type="float">
            <text:p>0.2512</text:p>
          </table:table-cell>
          <table:table-cell office:value-type="float" office:value="0.25294" calcext:value-type="float">
            <text:p>0.2529</text:p>
          </table:table-cell>
          <table:table-cell office:value-type="float" office:value="0.24844" calcext:value-type="float">
            <text:p>0.2484</text:p>
          </table:table-cell>
          <table:table-cell office:value-type="float" office:value="0.25966" calcext:value-type="float">
            <text:p>0.2597</text:p>
          </table:table-cell>
          <table:table-cell office:value-type="float" office:value="0.24256" calcext:value-type="float">
            <text:p>0.2426</text:p>
          </table:table-cell>
          <table:table-cell office:value-type="float" office:value="0.24608" calcext:value-type="float">
            <text:p>0.2461</text:p>
          </table:table-cell>
          <table:table-cell office:value-type="float" office:value="0.18165" calcext:value-type="float">
            <text:p>0.1817</text:p>
          </table:table-cell>
          <table:table-cell office:value-type="float" office:value="0.19894" calcext:value-type="float">
            <text:p>0.1989</text:p>
          </table:table-cell>
          <table:table-cell office:value-type="float" office:value="0.18404" calcext:value-type="float">
            <text:p>0.1840</text:p>
          </table:table-cell>
          <table:table-cell office:value-type="float" office:value="0.06319" calcext:value-type="float">
            <text:p>0.0632</text:p>
          </table:table-cell>
          <table:table-cell office:value-type="float" office:value="0.06195" calcext:value-type="float">
            <text:p>0.0620</text:p>
          </table:table-cell>
          <table:table-cell office:value-type="float" office:value="0.00931" calcext:value-type="float">
            <text:p>0.0093</text:p>
          </table:table-cell>
          <table:table-cell office:value-type="float" office:value="0.009849" calcext:value-type="float">
            <text:p>0.0098</text:p>
          </table:table-cell>
          <table:table-cell office:value-type="float" office:value="-0.00029" calcext:value-type="float">
            <text:p>-0.0003</text:p>
          </table:table-cell>
          <table:table-cell office:value-type="float" office:value="0.00248" calcext:value-type="float">
            <text:p>0.0025</text:p>
          </table:table-cell>
          <table:table-cell table:number-columns-repeated="4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0.25435" calcext:value-type="float">
            <text:p>0.2544</text:p>
          </table:table-cell>
          <table:table-cell office:value-type="float" office:value="0.25831" calcext:value-type="float">
            <text:p>0.2583</text:p>
          </table:table-cell>
          <table:table-cell office:value-type="float" office:value="0.25361" calcext:value-type="float">
            <text:p>0.2536</text:p>
          </table:table-cell>
          <table:table-cell office:value-type="float" office:value="0.25548" calcext:value-type="float">
            <text:p>0.2555</text:p>
          </table:table-cell>
          <table:table-cell office:value-type="float" office:value="0.25057" calcext:value-type="float">
            <text:p>0.2506</text:p>
          </table:table-cell>
          <table:table-cell office:value-type="float" office:value="0.26188" calcext:value-type="float">
            <text:p>0.2619</text:p>
          </table:table-cell>
          <table:table-cell office:value-type="float" office:value="0.24478" calcext:value-type="float">
            <text:p>0.2448</text:p>
          </table:table-cell>
          <table:table-cell office:value-type="float" office:value="0.24825" calcext:value-type="float">
            <text:p>0.2483</text:p>
          </table:table-cell>
          <table:table-cell office:value-type="float" office:value="0.18295" calcext:value-type="float">
            <text:p>0.1830</text:p>
          </table:table-cell>
          <table:table-cell office:value-type="float" office:value="0.20033" calcext:value-type="float">
            <text:p>0.2003</text:p>
          </table:table-cell>
          <table:table-cell office:value-type="float" office:value="0.18605" calcext:value-type="float">
            <text:p>0.1861</text:p>
          </table:table-cell>
          <table:table-cell office:value-type="float" office:value="0.063519" calcext:value-type="float">
            <text:p>0.0635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0882" calcext:value-type="float">
            <text:p>0.0088</text:p>
          </table:table-cell>
          <table:table-cell office:value-type="float" office:value="0.00986" calcext:value-type="float">
            <text:p>0.0099</text:p>
          </table:table-cell>
          <table:table-cell office:value-type="float" office:value="-0.00054" calcext:value-type="float">
            <text:p>-0.0005</text:p>
          </table:table-cell>
          <table:table-cell office:value-type="float" office:value="0.00216" calcext:value-type="float">
            <text:p>0.0022</text:p>
          </table:table-cell>
          <table:table-cell table:number-columns-repeated="4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0.25653" calcext:value-type="float">
            <text:p>0.2565</text:p>
          </table:table-cell>
          <table:table-cell office:value-type="float" office:value="0.26011" calcext:value-type="float">
            <text:p>0.2601</text:p>
          </table:table-cell>
          <table:table-cell office:value-type="float" office:value="0.25602" calcext:value-type="float">
            <text:p>0.2560</text:p>
          </table:table-cell>
          <table:table-cell office:value-type="float" office:value="0.25778" calcext:value-type="float">
            <text:p>0.2578</text:p>
          </table:table-cell>
          <table:table-cell office:value-type="float" office:value="0.25289" calcext:value-type="float">
            <text:p>0.2529</text:p>
          </table:table-cell>
          <table:table-cell office:value-type="float" office:value="0.26443" calcext:value-type="float">
            <text:p>0.2644</text:p>
          </table:table-cell>
          <table:table-cell office:value-type="float" office:value="0.24656" calcext:value-type="float">
            <text:p>0.2466</text:p>
          </table:table-cell>
          <table:table-cell office:value-type="float" office:value="0.25" calcext:value-type="float">
            <text:p>0.2500</text:p>
          </table:table-cell>
          <table:table-cell office:value-type="float" office:value="0.18441" calcext:value-type="float">
            <text:p>0.1844</text:p>
          </table:table-cell>
          <table:table-cell office:value-type="float" office:value="0.20185" calcext:value-type="float">
            <text:p>0.2019</text:p>
          </table:table-cell>
          <table:table-cell office:value-type="float" office:value="0.18735" calcext:value-type="float">
            <text:p>0.1874</text:p>
          </table:table-cell>
          <table:table-cell office:value-type="float" office:value="0.06369" calcext:value-type="float">
            <text:p>0.0637</text:p>
          </table:table-cell>
          <table:table-cell office:value-type="float" office:value="0.06272" calcext:value-type="float">
            <text:p>0.0627</text:p>
          </table:table-cell>
          <table:table-cell office:value-type="float" office:value="0.00881" calcext:value-type="float">
            <text:p>0.0088</text:p>
          </table:table-cell>
          <table:table-cell office:value-type="float" office:value="0.00978" calcext:value-type="float">
            <text:p>0.0098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231" calcext:value-type="float">
            <text:p>0.0023</text:p>
          </table:table-cell>
          <table:table-cell table:number-columns-repeated="4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26171" calcext:value-type="float">
            <text:p>0.2617</text:p>
          </table:table-cell>
          <table:table-cell office:value-type="float" office:value="0.25772" calcext:value-type="float">
            <text:p>0.2577</text:p>
          </table:table-cell>
          <table:table-cell office:value-type="float" office:value="0.26011" calcext:value-type="float">
            <text:p>0.2601</text:p>
          </table:table-cell>
          <table:table-cell office:value-type="float" office:value="0.25509" calcext:value-type="float">
            <text:p>0.2551</text:p>
          </table:table-cell>
          <table:table-cell office:value-type="float" office:value="0.2662" calcext:value-type="float">
            <text:p>0.2662</text:p>
          </table:table-cell>
          <table:table-cell office:value-type="float" office:value="0.24864" calcext:value-type="float">
            <text:p>0.2486</text:p>
          </table:table-cell>
          <table:table-cell office:value-type="float" office:value="0.25224" calcext:value-type="float">
            <text:p>0.2522</text:p>
          </table:table-cell>
          <table:table-cell office:value-type="float" office:value="0.1854" calcext:value-type="float">
            <text:p>0.1854</text:p>
          </table:table-cell>
          <table:table-cell office:value-type="float" office:value="0.20312" calcext:value-type="float">
            <text:p>0.2031</text:p>
          </table:table-cell>
          <table:table-cell office:value-type="float" office:value="0.18944" calcext:value-type="float">
            <text:p>0.1894</text:p>
          </table:table-cell>
          <table:table-cell office:value-type="float" office:value="0.06406" calcext:value-type="float">
            <text:p>0.0641</text:p>
          </table:table-cell>
          <table:table-cell office:value-type="float" office:value="0.06311" calcext:value-type="float">
            <text:p>0.0631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982" calcext:value-type="float">
            <text:p>0.0098</text:p>
          </table:table-cell>
          <table:table-cell office:value-type="float" office:value="-0.00041" calcext:value-type="float">
            <text:p>-0.0004</text:p>
          </table:table-cell>
          <table:table-cell office:value-type="float" office:value="0.00268" calcext:value-type="float">
            <text:p>0.0027</text:p>
          </table:table-cell>
          <table:table-cell table:number-columns-repeated="4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264" calcext:value-type="float">
            <text:p>0.2640</text:p>
          </table:table-cell>
          <table:table-cell office:value-type="float" office:value="0.26024" calcext:value-type="float">
            <text:p>0.2602</text:p>
          </table:table-cell>
          <table:table-cell office:value-type="float" office:value="0.26215" calcext:value-type="float">
            <text:p>0.2622</text:p>
          </table:table-cell>
          <table:table-cell office:value-type="float" office:value="0.25702" calcext:value-type="float">
            <text:p>0.2570</text:p>
          </table:table-cell>
          <table:table-cell office:value-type="float" office:value="0.26851" calcext:value-type="float">
            <text:p>0.268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5416" calcext:value-type="float">
            <text:p>0.2542</text:p>
          </table:table-cell>
          <table:table-cell office:value-type="float" office:value="0.18688" calcext:value-type="float">
            <text:p>0.1869</text:p>
          </table:table-cell>
          <table:table-cell office:value-type="float" office:value="0.20473" calcext:value-type="float">
            <text:p>0.2047</text:p>
          </table:table-cell>
          <table:table-cell office:value-type="float" office:value="0.19098" calcext:value-type="float">
            <text:p>0.1910</text:p>
          </table:table-cell>
          <table:table-cell office:value-type="float" office:value="0.06395" calcext:value-type="float">
            <text:p>0.0640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976" calcext:value-type="float">
            <text:p>0.0098</text:p>
          </table:table-cell>
          <table:table-cell office:value-type="float" office:value="-0.00036" calcext:value-type="float">
            <text:p>-0.0004</text:p>
          </table:table-cell>
          <table:table-cell office:value-type="float" office:value="0.00265" calcext:value-type="float">
            <text:p>0.0027</text:p>
          </table:table-cell>
          <table:table-cell table:number-columns-repeated="4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0.26198" calcext:value-type="float">
            <text:p>0.2620</text:p>
          </table:table-cell>
          <table:table-cell office:value-type="float" office:value="0.26618" calcext:value-type="float">
            <text:p>0.2662</text:p>
          </table:table-cell>
          <table:table-cell office:value-type="float" office:value="0.26276" calcext:value-type="float">
            <text:p>0.2628</text:p>
          </table:table-cell>
          <table:table-cell office:value-type="float" office:value="0.264" calcext:value-type="float">
            <text:p>0.2640</text:p>
          </table:table-cell>
          <table:table-cell office:value-type="float" office:value="0.25901" calcext:value-type="float">
            <text:p>0.2590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25198" calcext:value-type="float">
            <text:p>0.2520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18785" calcext:value-type="float">
            <text:p>0.1879</text:p>
          </table:table-cell>
          <table:table-cell office:value-type="float" office:value="0.20568" calcext:value-type="float">
            <text:p>0.2057</text:p>
          </table:table-cell>
          <table:table-cell office:value-type="float" office:value="0.19216" calcext:value-type="float">
            <text:p>0.1922</text:p>
          </table:table-cell>
          <table:table-cell office:value-type="float" office:value="0.064519" calcext:value-type="float">
            <text:p>0.0645</text:p>
          </table:table-cell>
          <table:table-cell office:value-type="float" office:value="0.064089" calcext:value-type="float">
            <text:p>0.0641</text:p>
          </table:table-cell>
          <table:table-cell office:value-type="float" office:value="0.00865" calcext:value-type="float">
            <text:p>0.0087</text:p>
          </table:table-cell>
          <table:table-cell office:value-type="float" office:value="0.009939" calcext:value-type="float">
            <text:p>0.0099</text:p>
          </table:table-cell>
          <table:table-cell office:value-type="float" office:value="-0.00065" calcext:value-type="float">
            <text:p>-0.0007</text:p>
          </table:table-cell>
          <table:table-cell office:value-type="float" office:value="0.00252" calcext:value-type="float">
            <text:p>0.0025</text:p>
          </table:table-cell>
          <table:table-cell table:number-columns-repeated="4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0.26347" calcext:value-type="float">
            <text:p>0.2635</text:p>
          </table:table-cell>
          <table:table-cell office:value-type="float" office:value="0.26745" calcext:value-type="float">
            <text:p>0.2675</text:p>
          </table:table-cell>
          <table:table-cell office:value-type="float" office:value="0.26459" calcext:value-type="float">
            <text:p>0.2646</text:p>
          </table:table-cell>
          <table:table-cell office:value-type="float" office:value="0.26585" calcext:value-type="float">
            <text:p>0.2659</text:p>
          </table:table-cell>
          <table:table-cell office:value-type="float" office:value="0.26137" calcext:value-type="float">
            <text:p>0.2614</text:p>
          </table:table-cell>
          <table:table-cell office:value-type="float" office:value="0.27274" calcext:value-type="float">
            <text:p>0.2727</text:p>
          </table:table-cell>
          <table:table-cell office:value-type="float" office:value="0.25341" calcext:value-type="float">
            <text:p>0.2534</text:p>
          </table:table-cell>
          <table:table-cell office:value-type="float" office:value="0.25726" calcext:value-type="float">
            <text:p>0.2573</text:p>
          </table:table-cell>
          <table:table-cell office:value-type="float" office:value="0.18933" calcext:value-type="float">
            <text:p>0.1893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19335" calcext:value-type="float">
            <text:p>0.1934</text:p>
          </table:table-cell>
          <table:table-cell office:value-type="float" office:value="0.06517" calcext:value-type="float">
            <text:p>0.0652</text:p>
          </table:table-cell>
          <table:table-cell office:value-type="float" office:value="0.06438" calcext:value-type="float">
            <text:p>0.0644</text:p>
          </table:table-cell>
          <table:table-cell office:value-type="float" office:value="0.00847" calcext:value-type="float">
            <text:p>0.0085</text:p>
          </table:table-cell>
          <table:table-cell office:value-type="float" office:value="0.009509" calcext:value-type="float">
            <text:p>0.0095</text:p>
          </table:table-cell>
          <table:table-cell office:value-type="float" office:value="-0.00055" calcext:value-type="float">
            <text:p>-0.0006</text:p>
          </table:table-cell>
          <table:table-cell office:value-type="float" office:value="0.00275" calcext:value-type="float">
            <text:p>0.0028</text:p>
          </table:table-cell>
          <table:table-cell table:number-columns-repeated="4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0.26508" calcext:value-type="float">
            <text:p>0.2651</text:p>
          </table:table-cell>
          <table:table-cell office:value-type="float" office:value="0.26929" calcext:value-type="float">
            <text:p>0.2693</text:p>
          </table:table-cell>
          <table:table-cell office:value-type="float" office:value="0.26567" calcext:value-type="float">
            <text:p>0.2657</text:p>
          </table:table-cell>
          <table:table-cell office:value-type="float" office:value="0.26763" calcext:value-type="float">
            <text:p>0.2676</text:p>
          </table:table-cell>
          <table:table-cell office:value-type="float" office:value="0.26271" calcext:value-type="float">
            <text:p>0.2627</text:p>
          </table:table-cell>
          <table:table-cell office:value-type="float" office:value="0.27398" calcext:value-type="float">
            <text:p>0.2740</text:p>
          </table:table-cell>
          <table:table-cell office:value-type="float" office:value="0.25553" calcext:value-type="float">
            <text:p>0.2555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20845" calcext:value-type="float">
            <text:p>0.2085</text:p>
          </table:table-cell>
          <table:table-cell office:value-type="float" office:value="0.19458" calcext:value-type="float">
            <text:p>0.1946</text:p>
          </table:table-cell>
          <table:table-cell office:value-type="float" office:value="0.06523" calcext:value-type="float">
            <text:p>0.0652</text:p>
          </table:table-cell>
          <table:table-cell office:value-type="float" office:value="0.06479" calcext:value-type="float">
            <text:p>0.0648</text:p>
          </table:table-cell>
          <table:table-cell office:value-type="float" office:value="0.00859" calcext:value-type="float">
            <text:p>0.0086</text:p>
          </table:table-cell>
          <table:table-cell office:value-type="float" office:value="0.0098" calcext:value-type="float">
            <text:p>0.0098</text:p>
          </table:table-cell>
          <table:table-cell office:value-type="float" office:value="-0.00045" calcext:value-type="float">
            <text:p>-0.0005</text:p>
          </table:table-cell>
          <table:table-cell office:value-type="float" office:value="0.00309" calcext:value-type="float">
            <text:p>0.0031</text:p>
          </table:table-cell>
          <table:table-cell table:number-columns-repeated="4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27092" calcext:value-type="float">
            <text:p>0.2709</text:p>
          </table:table-cell>
          <table:table-cell office:value-type="float" office:value="0.26749" calcext:value-type="float">
            <text:p>0.2675</text:p>
          </table:table-cell>
          <table:table-cell office:value-type="float" office:value="0.26917" calcext:value-type="float">
            <text:p>0.2692</text:p>
          </table:table-cell>
          <table:table-cell office:value-type="float" office:value="0.26399" calcext:value-type="float">
            <text:p>0.2640</text:p>
          </table:table-cell>
          <table:table-cell office:value-type="float" office:value="0.27587" calcext:value-type="float">
            <text:p>0.2759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19156" calcext:value-type="float">
            <text:p>0.1916</text:p>
          </table:table-cell>
          <table:table-cell office:value-type="float" office:value="0.20952" calcext:value-type="float">
            <text:p>0.2095</text:p>
          </table:table-cell>
          <table:table-cell office:value-type="float" office:value="0.19568" calcext:value-type="float">
            <text:p>0.1957</text:p>
          </table:table-cell>
          <table:table-cell office:value-type="float" office:value="0.06585" calcext:value-type="float">
            <text:p>0.0659</text:p>
          </table:table-cell>
          <table:table-cell office:value-type="float" office:value="0.06515" calcext:value-type="float">
            <text:p>0.0652</text:p>
          </table:table-cell>
          <table:table-cell office:value-type="float" office:value="0.00876" calcext:value-type="float">
            <text:p>0.0088</text:p>
          </table:table-cell>
          <table:table-cell office:value-type="float" office:value="0.0101" calcext:value-type="float">
            <text:p>0.0101</text:p>
          </table:table-cell>
          <table:table-cell office:value-type="float" office:value="-0.00034" calcext:value-type="float">
            <text:p>-0.0003</text:p>
          </table:table-cell>
          <table:table-cell office:value-type="float" office:value="0.00303" calcext:value-type="float">
            <text:p>0.0030</text:p>
          </table:table-cell>
          <table:table-cell table:number-columns-repeated="4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0.26818" calcext:value-type="float">
            <text:p>0.2682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26898" calcext:value-type="float">
            <text:p>0.2690</text:p>
          </table:table-cell>
          <table:table-cell office:value-type="float" office:value="0.27027" calcext:value-type="float">
            <text:p>0.2703</text:p>
          </table:table-cell>
          <table:table-cell office:value-type="float" office:value="0.26562" calcext:value-type="float">
            <text:p>0.2656</text:p>
          </table:table-cell>
          <table:table-cell office:value-type="float" office:value="0.27715" calcext:value-type="float">
            <text:p>0.2772</text:p>
          </table:table-cell>
          <table:table-cell office:value-type="float" office:value="0.25722" calcext:value-type="float">
            <text:p>0.2572</text:p>
          </table:table-cell>
          <table:table-cell office:value-type="float" office:value="0.26211" calcext:value-type="float">
            <text:p>0.2621</text:p>
          </table:table-cell>
          <table:table-cell office:value-type="float" office:value="0.19279" calcext:value-type="float">
            <text:p>0.1928</text:p>
          </table:table-cell>
          <table:table-cell office:value-type="float" office:value="0.21085" calcext:value-type="float">
            <text:p>0.2109</text:p>
          </table:table-cell>
          <table:table-cell office:value-type="float" office:value="0.19666" calcext:value-type="float">
            <text:p>0.1967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6582" calcext:value-type="float">
            <text:p>0.0658</text:p>
          </table:table-cell>
          <table:table-cell office:value-type="float" office:value="0.00901" calcext:value-type="float">
            <text:p>0.0090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018" calcext:value-type="float">
            <text:p>-0.0002</text:p>
          </table:table-cell>
          <table:table-cell office:value-type="float" office:value="0.0031" calcext:value-type="float">
            <text:p>0.0031</text:p>
          </table:table-cell>
          <table:table-cell table:number-columns-repeated="4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0.26932" calcext:value-type="float">
            <text:p>0.2693</text:p>
          </table:table-cell>
          <table:table-cell office:value-type="float" office:value="0.27348" calcext:value-type="float">
            <text:p>0.2735</text:p>
          </table:table-cell>
          <table:table-cell office:value-type="float" office:value="0.27037" calcext:value-type="float">
            <text:p>0.2704</text:p>
          </table:table-cell>
          <table:table-cell office:value-type="float" office:value="0.27157" calcext:value-type="float">
            <text:p>0.2716</text:p>
          </table:table-cell>
          <table:table-cell office:value-type="float" office:value="0.26733" calcext:value-type="float">
            <text:p>0.2673</text:p>
          </table:table-cell>
          <table:table-cell office:value-type="float" office:value="0.27854" calcext:value-type="float">
            <text:p>0.2785</text:p>
          </table:table-cell>
          <table:table-cell office:value-type="float" office:value="0.25853" calcext:value-type="float">
            <text:p>0.2585</text:p>
          </table:table-cell>
          <table:table-cell office:value-type="float" office:value="0.26374" calcext:value-type="float">
            <text:p>0.2637</text:p>
          </table:table-cell>
          <table:table-cell office:value-type="float" office:value="0.19379" calcext:value-type="float">
            <text:p>0.1938</text:p>
          </table:table-cell>
          <table:table-cell office:value-type="float" office:value="0.21232" calcext:value-type="float">
            <text:p>0.2123</text:p>
          </table:table-cell>
          <table:table-cell office:value-type="float" office:value="0.19799" calcext:value-type="float">
            <text:p>0.1980</text:p>
          </table:table-cell>
          <table:table-cell office:value-type="float" office:value="0.06659" calcext:value-type="float">
            <text:p>0.0666</text:p>
          </table:table-cell>
          <table:table-cell office:value-type="float" office:value="0.06618" calcext:value-type="float">
            <text:p>0.0662</text:p>
          </table:table-cell>
          <table:table-cell office:value-type="float" office:value="0.00905" calcext:value-type="float">
            <text:p>0.0091</text:p>
          </table:table-cell>
          <table:table-cell office:value-type="float" office:value="0.01017" calcext:value-type="float">
            <text:p>0.0102</text:p>
          </table:table-cell>
          <table:table-cell office:value-type="float" office:value="0.00024" calcext:value-type="float">
            <text:p>0.0002</text:p>
          </table:table-cell>
          <table:table-cell office:value-type="float" office:value="0.00339" calcext:value-type="float">
            <text:p>0.0034</text:p>
          </table:table-cell>
          <table:table-cell table:number-columns-repeated="4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0.27099" calcext:value-type="float">
            <text:p>0.2710</text:p>
          </table:table-cell>
          <table:table-cell office:value-type="float" office:value="0.27501" calcext:value-type="float">
            <text:p>0.2750</text:p>
          </table:table-cell>
          <table:table-cell office:value-type="float" office:value="0.27164" calcext:value-type="float">
            <text:p>0.2716</text:p>
          </table:table-cell>
          <table:table-cell office:value-type="float" office:value="0.27291" calcext:value-type="float">
            <text:p>0.2729</text:p>
          </table:table-cell>
          <table:table-cell office:value-type="float" office:value="0.26822" calcext:value-type="float">
            <text:p>0.2682</text:p>
          </table:table-cell>
          <table:table-cell office:value-type="float" office:value="0.27969" calcext:value-type="float">
            <text:p>0.2797</text:p>
          </table:table-cell>
          <table:table-cell office:value-type="float" office:value="0.26001" calcext:value-type="float">
            <text:p>0.2600</text:p>
          </table:table-cell>
          <table:table-cell office:value-type="float" office:value="0.26492" calcext:value-type="float">
            <text:p>0.2649</text:p>
          </table:table-cell>
          <table:table-cell office:value-type="float" office:value="0.19451" calcext:value-type="float">
            <text:p>0.1945</text:p>
          </table:table-cell>
          <table:table-cell office:value-type="float" office:value="0.21289" calcext:value-type="float">
            <text:p>0.2129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06685" calcext:value-type="float">
            <text:p>0.0669</text:p>
          </table:table-cell>
          <table:table-cell office:value-type="float" office:value="0.06637" calcext:value-type="float">
            <text:p>0.0664</text:p>
          </table:table-cell>
          <table:table-cell office:value-type="float" office:value="0.00903" calcext:value-type="float">
            <text:p>0.0090</text:p>
          </table:table-cell>
          <table:table-cell office:value-type="float" office:value="0.0104" calcext:value-type="float">
            <text:p>0.0104</text:p>
          </table:table-cell>
          <table:table-cell office:value-type="float" office:value="-0.00023" calcext:value-type="float">
            <text:p>-0.0002</text:p>
          </table:table-cell>
          <table:table-cell office:value-type="float" office:value="0.00349" calcext:value-type="float">
            <text:p>0.0035</text:p>
          </table:table-cell>
          <table:table-cell table:number-columns-repeated="4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0.27224" calcext:value-type="float">
            <text:p>0.2722</text:p>
          </table:table-cell>
          <table:table-cell office:value-type="float" office:value="0.27631" calcext:value-type="float">
            <text:p>0.2763</text:p>
          </table:table-cell>
          <table:table-cell office:value-type="float" office:value="0.27271" calcext:value-type="float">
            <text:p>0.2727</text:p>
          </table:table-cell>
          <table:table-cell office:value-type="float" office:value="0.27392" calcext:value-type="float">
            <text:p>0.2739</text:p>
          </table:table-cell>
          <table:table-cell office:value-type="float" office:value="0.26923" calcext:value-type="float">
            <text:p>0.2692</text:p>
          </table:table-cell>
          <table:table-cell office:value-type="float" office:value="0.28092" calcext:value-type="float">
            <text:p>0.2809</text:p>
          </table:table-cell>
          <table:table-cell office:value-type="float" office:value="0.26096" calcext:value-type="float">
            <text:p>0.2610</text:p>
          </table:table-cell>
          <table:table-cell office:value-type="float" office:value="0.26538" calcext:value-type="float">
            <text:p>0.2654</text:p>
          </table:table-cell>
          <table:table-cell office:value-type="float" office:value="0.19557" calcext:value-type="float">
            <text:p>0.1956</text:p>
          </table:table-cell>
          <table:table-cell office:value-type="float" office:value="0.21341" calcext:value-type="float">
            <text:p>0.2134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06711" calcext:value-type="float">
            <text:p>0.0671</text:p>
          </table:table-cell>
          <table:table-cell office:value-type="float" office:value="0.06642" calcext:value-type="float">
            <text:p>0.0664</text:p>
          </table:table-cell>
          <table:table-cell office:value-type="float" office:value="0.00902" calcext:value-type="float">
            <text:p>0.0090</text:p>
          </table:table-cell>
          <table:table-cell office:value-type="float" office:value="0.00997" calcext:value-type="float">
            <text:p>0.0100</text:p>
          </table:table-cell>
          <table:table-cell office:value-type="float" office:value="-0.00049" calcext:value-type="float">
            <text:p>-0.0005</text:p>
          </table:table-cell>
          <table:table-cell office:value-type="float" office:value="0.00313" calcext:value-type="float">
            <text:p>0.0031</text:p>
          </table:table-cell>
          <table:table-cell table:number-columns-repeated="4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0.27341" calcext:value-type="float">
            <text:p>0.2734</text:p>
          </table:table-cell>
          <table:table-cell office:value-type="float" office:value="0.27736" calcext:value-type="float">
            <text:p>0.2774</text:p>
          </table:table-cell>
          <table:table-cell office:value-type="float" office:value="0.27358" calcext:value-type="float">
            <text:p>0.2736</text:p>
          </table:table-cell>
          <table:table-cell office:value-type="float" office:value="0.27471" calcext:value-type="float">
            <text:p>0.2747</text:p>
          </table:table-cell>
          <table:table-cell office:value-type="float" office:value="0.27028" calcext:value-type="float">
            <text:p>0.2703</text:p>
          </table:table-cell>
          <table:table-cell office:value-type="float" office:value="0.28165" calcext:value-type="float">
            <text:p>0.2817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26633" calcext:value-type="float">
            <text:p>0.2663</text:p>
          </table:table-cell>
          <table:table-cell office:value-type="float" office:value="0.19641" calcext:value-type="float">
            <text:p>0.1964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20038" calcext:value-type="float">
            <text:p>0.2004</text:p>
          </table:table-cell>
          <table:table-cell office:value-type="float" office:value="0.06751" calcext:value-type="float">
            <text:p>0.0675</text:p>
          </table:table-cell>
          <table:table-cell office:value-type="float" office:value="0.06678" calcext:value-type="float">
            <text:p>0.0668</text:p>
          </table:table-cell>
          <table:table-cell office:value-type="float" office:value="0.009169" calcext:value-type="float">
            <text:p>0.0092</text:p>
          </table:table-cell>
          <table:table-cell office:value-type="float" office:value="0.00991" calcext:value-type="float">
            <text:p>0.0099</text:p>
          </table:table-cell>
          <table:table-cell office:value-type="float" office:value="-0.00058" calcext:value-type="float">
            <text:p>-0.0006</text:p>
          </table:table-cell>
          <table:table-cell office:value-type="float" office:value="0.00309" calcext:value-type="float">
            <text:p>0.0031</text:p>
          </table:table-cell>
          <table:table-cell table:number-columns-repeated="4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0.2743" calcext:value-type="float">
            <text:p>0.2743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27421" calcext:value-type="float">
            <text:p>0.2742</text:p>
          </table:table-cell>
          <table:table-cell office:value-type="float" office:value="0.27558" calcext:value-type="float">
            <text:p>0.2756</text:p>
          </table:table-cell>
          <table:table-cell office:value-type="float" office:value="0.27063" calcext:value-type="float">
            <text:p>0.2706</text:p>
          </table:table-cell>
          <table:table-cell office:value-type="float" office:value="0.28274" calcext:value-type="float">
            <text:p>0.2827</text:p>
          </table:table-cell>
          <table:table-cell office:value-type="float" office:value="0.26322" calcext:value-type="float">
            <text:p>0.2632</text:p>
          </table:table-cell>
          <table:table-cell office:value-type="float" office:value="0.26734" calcext:value-type="float">
            <text:p>0.2673</text:p>
          </table:table-cell>
          <table:table-cell office:value-type="float" office:value="0.19714" calcext:value-type="float">
            <text:p>0.1971</text:p>
          </table:table-cell>
          <table:table-cell office:value-type="float" office:value="0.21478" calcext:value-type="float">
            <text:p>0.2148</text:p>
          </table:table-cell>
          <table:table-cell office:value-type="float" office:value="0.20146" calcext:value-type="float">
            <text:p>0.2015</text:p>
          </table:table-cell>
          <table:table-cell office:value-type="float" office:value="0.06758" calcext:value-type="float">
            <text:p>0.0676</text:p>
          </table:table-cell>
          <table:table-cell office:value-type="float" office:value="0.06696" calcext:value-type="float">
            <text:p>0.0670</text:p>
          </table:table-cell>
          <table:table-cell office:value-type="float" office:value="0.00929" calcext:value-type="float">
            <text:p>0.0093</text:p>
          </table:table-cell>
          <table:table-cell office:value-type="float" office:value="0.01028" calcext:value-type="float">
            <text:p>0.0103</text:p>
          </table:table-cell>
          <table:table-cell office:value-type="float" office:value="-0.00092" calcext:value-type="float">
            <text:p>-0.0009</text:p>
          </table:table-cell>
          <table:table-cell office:value-type="float" office:value="0.00289" calcext:value-type="float">
            <text:p>0.0029</text:p>
          </table:table-cell>
          <table:table-cell table:number-columns-repeated="4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0.27528" calcext:value-type="float">
            <text:p>0.2753</text:p>
          </table:table-cell>
          <table:table-cell office:value-type="float" office:value="0.27925" calcext:value-type="float">
            <text:p>0.2793</text:p>
          </table:table-cell>
          <table:table-cell office:value-type="float" office:value="0.27589" calcext:value-type="float">
            <text:p>0.2759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27136" calcext:value-type="float">
            <text:p>0.2714</text:p>
          </table:table-cell>
          <table:table-cell office:value-type="float" office:value="0.28334" calcext:value-type="float">
            <text:p>0.2833</text:p>
          </table:table-cell>
          <table:table-cell office:value-type="float" office:value="0.26376" calcext:value-type="float">
            <text:p>0.2638</text:p>
          </table:table-cell>
          <table:table-cell office:value-type="float" office:value="0.26795" calcext:value-type="float">
            <text:p>0.2680</text:p>
          </table:table-cell>
          <table:table-cell office:value-type="float" office:value="0.19768" calcext:value-type="float">
            <text:p>0.1977</text:p>
          </table:table-cell>
          <table:table-cell office:value-type="float" office:value="0.21525" calcext:value-type="float">
            <text:p>0.2153</text:p>
          </table:table-cell>
          <table:table-cell office:value-type="float" office:value="0.202" calcext:value-type="float">
            <text:p>0.2020</text:p>
          </table:table-cell>
          <table:table-cell office:value-type="float" office:value="0.06804" calcext:value-type="float">
            <text:p>0.0680</text:p>
          </table:table-cell>
          <table:table-cell office:value-type="float" office:value="0.06723" calcext:value-type="float">
            <text:p>0.0672</text:p>
          </table:table-cell>
          <table:table-cell office:value-type="float" office:value="0.009299" calcext:value-type="float">
            <text:p>0.0093</text:p>
          </table:table-cell>
          <table:table-cell office:value-type="float" office:value="0.01043" calcext:value-type="float">
            <text:p>0.0104</text:p>
          </table:table-cell>
          <table:table-cell office:value-type="float" office:value="-0.00157" calcext:value-type="float">
            <text:p>-0.0016</text:p>
          </table:table-cell>
          <table:table-cell office:value-type="float" office:value="0.00213" calcext:value-type="float">
            <text:p>0.0021</text:p>
          </table:table-cell>
          <table:table-cell table:number-columns-repeated="4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0.27571" calcext:value-type="float">
            <text:p>0.2757</text:p>
          </table:table-cell>
          <table:table-cell office:value-type="float" office:value="0.27962" calcext:value-type="float">
            <text:p>0.2796</text:p>
          </table:table-cell>
          <table:table-cell office:value-type="float" office:value="0.27613" calcext:value-type="float">
            <text:p>0.2761</text:p>
          </table:table-cell>
          <table:table-cell office:value-type="float" office:value="0.27733" calcext:value-type="float">
            <text:p>0.2773</text:p>
          </table:table-cell>
          <table:table-cell office:value-type="float" office:value="0.27236" calcext:value-type="float">
            <text:p>0.2724</text:p>
          </table:table-cell>
          <table:table-cell office:value-type="float" office:value="0.28459" calcext:value-type="float">
            <text:p>0.2846</text:p>
          </table:table-cell>
          <table:table-cell office:value-type="float" office:value="0.26428" calcext:value-type="float">
            <text:p>0.2643</text:p>
          </table:table-cell>
          <table:table-cell office:value-type="float" office:value="0.26867" calcext:value-type="float">
            <text:p>0.2687</text:p>
          </table:table-cell>
          <table:table-cell office:value-type="float" office:value="0.19777" calcext:value-type="float">
            <text:p>0.1978</text:p>
          </table:table-cell>
          <table:table-cell office:value-type="float" office:value="0.21563" calcext:value-type="float">
            <text:p>0.2156</text:p>
          </table:table-cell>
          <table:table-cell office:value-type="float" office:value="0.20222" calcext:value-type="float">
            <text:p>0.2022</text:p>
          </table:table-cell>
          <table:table-cell office:value-type="float" office:value="0.068349" calcext:value-type="float">
            <text:p>0.0683</text:p>
          </table:table-cell>
          <table:table-cell office:value-type="float" office:value="0.06751" calcext:value-type="float">
            <text:p>0.0675</text:p>
          </table:table-cell>
          <table:table-cell office:value-type="float" office:value="0.009259" calcext:value-type="float">
            <text:p>0.0093</text:p>
          </table:table-cell>
          <table:table-cell office:value-type="float" office:value="0.01017" calcext:value-type="float">
            <text:p>0.0102</text:p>
          </table:table-cell>
          <table:table-cell office:value-type="float" office:value="-0.00131" calcext:value-type="float">
            <text:p>-0.0013</text:p>
          </table:table-cell>
          <table:table-cell office:value-type="float" office:value="0.00261" calcext:value-type="float">
            <text:p>0.0026</text:p>
          </table:table-cell>
          <table:table-cell table:number-columns-repeated="4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0.27652" calcext:value-type="float">
            <text:p>0.2765</text:p>
          </table:table-cell>
          <table:table-cell office:value-type="float" office:value="0.28027" calcext:value-type="float">
            <text:p>0.2803</text:p>
          </table:table-cell>
          <table:table-cell office:value-type="float" office:value="0.27633" calcext:value-type="float">
            <text:p>0.2763</text:p>
          </table:table-cell>
          <table:table-cell office:value-type="float" office:value="0.27831" calcext:value-type="float">
            <text:p>0.2783</text:p>
          </table:table-cell>
          <table:table-cell office:value-type="float" office:value="0.27272" calcext:value-type="float">
            <text:p>0.2727</text:p>
          </table:table-cell>
          <table:table-cell office:value-type="float" office:value="0.28479" calcext:value-type="float">
            <text:p>0.2848</text:p>
          </table:table-cell>
          <table:table-cell office:value-type="float" office:value="0.26522" calcext:value-type="float">
            <text:p>0.2652</text:p>
          </table:table-cell>
          <table:table-cell office:value-type="float" office:value="0.26946" calcext:value-type="float">
            <text:p>0.2695</text:p>
          </table:table-cell>
          <table:table-cell office:value-type="float" office:value="0.19818" calcext:value-type="float">
            <text:p>0.1982</text:p>
          </table:table-cell>
          <table:table-cell office:value-type="float" office:value="0.21611" calcext:value-type="float">
            <text:p>0.2161</text:p>
          </table:table-cell>
          <table:table-cell office:value-type="float" office:value="0.20251" calcext:value-type="float">
            <text:p>0.2025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009469" calcext:value-type="float">
            <text:p>0.0095</text:p>
          </table:table-cell>
          <table:table-cell office:value-type="float" office:value="0.01026" calcext:value-type="float">
            <text:p>0.0103</text:p>
          </table:table-cell>
          <table:table-cell office:value-type="float" office:value="-0.00085" calcext:value-type="float">
            <text:p>-0.0009</text:p>
          </table:table-cell>
          <table:table-cell office:value-type="float" office:value="0.0029" calcext:value-type="float">
            <text:p>0.0029</text:p>
          </table:table-cell>
          <table:table-cell table:number-columns-repeated="4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0.27646" calcext:value-type="float">
            <text:p>0.2765</text:p>
          </table:table-cell>
          <table:table-cell office:value-type="float" office:value="0.28034" calcext:value-type="float">
            <text:p>0.2803</text:p>
          </table:table-cell>
          <table:table-cell office:value-type="float" office:value="0.27681" calcext:value-type="float">
            <text:p>0.2768</text:p>
          </table:table-cell>
          <table:table-cell office:value-type="float" office:value="0.27895" calcext:value-type="float">
            <text:p>0.2790</text:p>
          </table:table-cell>
          <table:table-cell office:value-type="float" office:value="0.27244" calcext:value-type="float">
            <text:p>0.2724</text:p>
          </table:table-cell>
          <table:table-cell office:value-type="float" office:value="0.28544" calcext:value-type="float">
            <text:p>0.2854</text:p>
          </table:table-cell>
          <table:table-cell office:value-type="float" office:value="0.26562" calcext:value-type="float">
            <text:p>0.2656</text:p>
          </table:table-cell>
          <table:table-cell office:value-type="float" office:value="0.26977" calcext:value-type="float">
            <text:p>0.2698</text:p>
          </table:table-cell>
          <table:table-cell office:value-type="float" office:value="0.19846" calcext:value-type="float">
            <text:p>0.1985</text:p>
          </table:table-cell>
          <table:table-cell office:value-type="float" office:value="0.21645" calcext:value-type="float">
            <text:p>0.2165</text:p>
          </table:table-cell>
          <table:table-cell office:value-type="float" office:value="0.20267" calcext:value-type="float">
            <text:p>0.2027</text:p>
          </table:table-cell>
          <table:table-cell office:value-type="float" office:value="0.06809" calcext:value-type="float">
            <text:p>0.0681</text:p>
          </table:table-cell>
          <table:table-cell office:value-type="float" office:value="0.06756" calcext:value-type="float">
            <text:p>0.0676</text:p>
          </table:table-cell>
          <table:table-cell office:value-type="float" office:value="0.00948" calcext:value-type="float">
            <text:p>0.0095</text:p>
          </table:table-cell>
          <table:table-cell office:value-type="float" office:value="0.0104" calcext:value-type="float">
            <text:p>0.0104</text:p>
          </table:table-cell>
          <table:table-cell office:value-type="float" office:value="-0.00103" calcext:value-type="float">
            <text:p>-0.0010</text:p>
          </table:table-cell>
          <table:table-cell office:value-type="float" office:value="0.00278" calcext:value-type="float">
            <text:p>0.0028</text:p>
          </table:table-cell>
          <table:table-cell table:number-columns-repeated="4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0.27654" calcext:value-type="float">
            <text:p>0.2765</text:p>
          </table:table-cell>
          <table:table-cell office:value-type="float" office:value="0.2802" calcext:value-type="float">
            <text:p>0.2802</text:p>
          </table:table-cell>
          <table:table-cell office:value-type="float" office:value="0.27716" calcext:value-type="float">
            <text:p>0.2772</text:p>
          </table:table-cell>
          <table:table-cell office:value-type="float" office:value="0.27916" calcext:value-type="float">
            <text:p>0.2792</text:p>
          </table:table-cell>
          <table:table-cell office:value-type="float" office:value="0.27298" calcext:value-type="float">
            <text:p>0.2730</text:p>
          </table:table-cell>
          <table:table-cell office:value-type="float" office:value="0.28639" calcext:value-type="float">
            <text:p>0.2864</text:p>
          </table:table-cell>
          <table:table-cell office:value-type="float" office:value="0.26555" calcext:value-type="float">
            <text:p>0.2656</text:p>
          </table:table-cell>
          <table:table-cell office:value-type="float" office:value="0.27006" calcext:value-type="float">
            <text:p>0.2701</text:p>
          </table:table-cell>
          <table:table-cell office:value-type="float" office:value="0.19866" calcext:value-type="float">
            <text:p>0.1987</text:p>
          </table:table-cell>
          <table:table-cell office:value-type="float" office:value="0.21685" calcext:value-type="float">
            <text:p>0.2169</text:p>
          </table:table-cell>
          <table:table-cell office:value-type="float" office:value="0.20334" calcext:value-type="float">
            <text:p>0.2033</text:p>
          </table:table-cell>
          <table:table-cell office:value-type="float" office:value="0.06852" calcext:value-type="float">
            <text:p>0.0685</text:p>
          </table:table-cell>
          <table:table-cell office:value-type="float" office:value="0.06791" calcext:value-type="float">
            <text:p>0.0679</text:p>
          </table:table-cell>
          <table:table-cell office:value-type="float" office:value="0.00958" calcext:value-type="float">
            <text:p>0.0096</text:p>
          </table:table-cell>
          <table:table-cell office:value-type="float" office:value="0.01049" calcext:value-type="float">
            <text:p>0.0105</text:p>
          </table:table-cell>
          <table:table-cell office:value-type="float" office:value="-0.00106" calcext:value-type="float">
            <text:p>-0.0011</text:p>
          </table:table-cell>
          <table:table-cell office:value-type="float" office:value="0.00267" calcext:value-type="float">
            <text:p>0.0027</text:p>
          </table:table-cell>
          <table:table-cell table:number-columns-repeated="4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0.27669" calcext:value-type="float">
            <text:p>0.2767</text:p>
          </table:table-cell>
          <table:table-cell office:value-type="float" office:value="0.28029" calcext:value-type="float">
            <text:p>0.2803</text:p>
          </table:table-cell>
          <table:table-cell office:value-type="float" office:value="0.27714" calcext:value-type="float">
            <text:p>0.2771</text:p>
          </table:table-cell>
          <table:table-cell office:value-type="float" office:value="0.27973" calcext:value-type="float">
            <text:p>0.2797</text:p>
          </table:table-cell>
          <table:table-cell office:value-type="float" office:value="0.27309" calcext:value-type="float">
            <text:p>0.2731</text:p>
          </table:table-cell>
          <table:table-cell office:value-type="float" office:value="0.2865" calcext:value-type="float">
            <text:p>0.2865</text:p>
          </table:table-cell>
          <table:table-cell office:value-type="float" office:value="0.26649" calcext:value-type="float">
            <text:p>0.2665</text:p>
          </table:table-cell>
          <table:table-cell office:value-type="float" office:value="0.27054" calcext:value-type="float">
            <text:p>0.2705</text:p>
          </table:table-cell>
          <table:table-cell office:value-type="float" office:value="0.1989" calcext:value-type="float">
            <text:p>0.1989</text:p>
          </table:table-cell>
          <table:table-cell office:value-type="float" office:value="0.21729" calcext:value-type="float">
            <text:p>0.2173</text:p>
          </table:table-cell>
          <table:table-cell office:value-type="float" office:value="0.20322" calcext:value-type="float">
            <text:p>0.2032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6795" calcext:value-type="float">
            <text:p>0.0680</text:p>
          </table:table-cell>
          <table:table-cell office:value-type="float" office:value="0.00936" calcext:value-type="float">
            <text:p>0.0094</text:p>
          </table:table-cell>
          <table:table-cell office:value-type="float" office:value="0.01073" calcext:value-type="float">
            <text:p>0.0107</text:p>
          </table:table-cell>
          <table:table-cell office:value-type="float" office:value="-0.00079" calcext:value-type="float">
            <text:p>-0.0008</text:p>
          </table:table-cell>
          <table:table-cell office:value-type="float" office:value="0.0026" calcext:value-type="float">
            <text:p>0.0026</text:p>
          </table:table-cell>
          <table:table-cell table:number-columns-repeated="4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0.27719" calcext:value-type="float">
            <text:p>0.2772</text:p>
          </table:table-cell>
          <table:table-cell office:value-type="float" office:value="0.28093" calcext:value-type="float">
            <text:p>0.2809</text:p>
          </table:table-cell>
          <table:table-cell office:value-type="float" office:value="0.2773" calcext:value-type="float">
            <text:p>0.2773</text:p>
          </table:table-cell>
          <table:table-cell office:value-type="float" office:value="0.27997" calcext:value-type="float">
            <text:p>0.2800</text:p>
          </table:table-cell>
          <table:table-cell office:value-type="float" office:value="0.27338" calcext:value-type="float">
            <text:p>0.2734</text:p>
          </table:table-cell>
          <table:table-cell office:value-type="float" office:value="0.28625" calcext:value-type="float">
            <text:p>0.2863</text:p>
          </table:table-cell>
          <table:table-cell office:value-type="float" office:value="0.26667" calcext:value-type="float">
            <text:p>0.2667</text:p>
          </table:table-cell>
          <table:table-cell office:value-type="float" office:value="0.27078" calcext:value-type="float">
            <text:p>0.2708</text:p>
          </table:table-cell>
          <table:table-cell office:value-type="float" office:value="0.19933" calcext:value-type="float">
            <text:p>0.1993</text:p>
          </table:table-cell>
          <table:table-cell office:value-type="float" office:value="0.21796" calcext:value-type="float">
            <text:p>0.2180</text:p>
          </table:table-cell>
          <table:table-cell office:value-type="float" office:value="0.20319" calcext:value-type="float">
            <text:p>0.2032</text:p>
          </table:table-cell>
          <table:table-cell office:value-type="float" office:value="0.06854" calcext:value-type="float">
            <text:p>0.0685</text:p>
          </table:table-cell>
          <table:table-cell office:value-type="float" office:value="0.06788" calcext:value-type="float">
            <text:p>0.0679</text:p>
          </table:table-cell>
          <table:table-cell office:value-type="float" office:value="0.009679" calcext:value-type="float">
            <text:p>0.0097</text:p>
          </table:table-cell>
          <table:table-cell office:value-type="float" office:value="0.01036" calcext:value-type="float">
            <text:p>0.0104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313" calcext:value-type="float">
            <text:p>0.0031</text:p>
          </table:table-cell>
          <table:table-cell table:number-columns-repeated="4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0.27721" calcext:value-type="float">
            <text:p>0.2772</text:p>
          </table:table-cell>
          <table:table-cell office:value-type="float" office:value="0.28091" calcext:value-type="float">
            <text:p>0.2809</text:p>
          </table:table-cell>
          <table:table-cell office:value-type="float" office:value="0.27772" calcext:value-type="float">
            <text:p>0.2777</text:p>
          </table:table-cell>
          <table:table-cell office:value-type="float" office:value="0.28006" calcext:value-type="float">
            <text:p>0.2801</text:p>
          </table:table-cell>
          <table:table-cell office:value-type="float" office:value="0.27341" calcext:value-type="float">
            <text:p>0.2734</text:p>
          </table:table-cell>
          <table:table-cell office:value-type="float" office:value="0.28622" calcext:value-type="float">
            <text:p>0.2862</text:p>
          </table:table-cell>
          <table:table-cell office:value-type="float" office:value="0.26626" calcext:value-type="float">
            <text:p>0.2663</text:p>
          </table:table-cell>
          <table:table-cell office:value-type="float" office:value="0.27073" calcext:value-type="float">
            <text:p>0.2707</text:p>
          </table:table-cell>
          <table:table-cell office:value-type="float" office:value="0.19916" calcext:value-type="float">
            <text:p>0.1992</text:p>
          </table:table-cell>
          <table:table-cell office:value-type="float" office:value="0.21764" calcext:value-type="float">
            <text:p>0.2176</text:p>
          </table:table-cell>
          <table:table-cell office:value-type="float" office:value="0.20282" calcext:value-type="float">
            <text:p>0.2028</text:p>
          </table:table-cell>
          <table:table-cell office:value-type="float" office:value="0.06887" calcext:value-type="float">
            <text:p>0.0689</text:p>
          </table:table-cell>
          <table:table-cell office:value-type="float" office:value="0.06795" calcext:value-type="float">
            <text:p>0.0680</text:p>
          </table:table-cell>
          <table:table-cell office:value-type="float" office:value="0.009849" calcext:value-type="float">
            <text:p>0.0098</text:p>
          </table:table-cell>
          <table:table-cell office:value-type="float" office:value="0.01063" calcext:value-type="float">
            <text:p>0.0106</text:p>
          </table:table-cell>
          <table:table-cell office:value-type="float" office:value="-0.00077" calcext:value-type="float">
            <text:p>-0.0008</text:p>
          </table:table-cell>
          <table:table-cell office:value-type="float" office:value="0.00278" calcext:value-type="float">
            <text:p>0.0028</text:p>
          </table:table-cell>
          <table:table-cell table:number-columns-repeated="4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0.27718" calcext:value-type="float">
            <text:p>0.2772</text:p>
          </table:table-cell>
          <table:table-cell office:value-type="float" office:value="0.28062" calcext:value-type="float">
            <text:p>0.2806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27979" calcext:value-type="float">
            <text:p>0.2798</text:p>
          </table:table-cell>
          <table:table-cell office:value-type="float" office:value="0.27358" calcext:value-type="float">
            <text:p>0.2736</text:p>
          </table:table-cell>
          <table:table-cell office:value-type="float" office:value="0.28658" calcext:value-type="float">
            <text:p>0.2866</text:p>
          </table:table-cell>
          <table:table-cell office:value-type="float" office:value="0.26632" calcext:value-type="float">
            <text:p>0.2663</text:p>
          </table:table-cell>
          <table:table-cell office:value-type="float" office:value="0.27041" calcext:value-type="float">
            <text:p>0.2704</text:p>
          </table:table-cell>
          <table:table-cell office:value-type="float" office:value="0.19938" calcext:value-type="float">
            <text:p>0.1994</text:p>
          </table:table-cell>
          <table:table-cell office:value-type="float" office:value="0.21826" calcext:value-type="float">
            <text:p>0.2183</text:p>
          </table:table-cell>
          <table:table-cell office:value-type="float" office:value="0.20265" calcext:value-type="float">
            <text:p>0.2027</text:p>
          </table:table-cell>
          <table:table-cell office:value-type="float" office:value="0.06919" calcext:value-type="float">
            <text:p>0.0692</text:p>
          </table:table-cell>
          <table:table-cell office:value-type="float" office:value="0.06804" calcext:value-type="float">
            <text:p>0.0680</text:p>
          </table:table-cell>
          <table:table-cell office:value-type="float" office:value="0.01029" calcext:value-type="float">
            <text:p>0.0103</text:p>
          </table:table-cell>
          <table:table-cell office:value-type="float" office:value="0.01062" calcext:value-type="float">
            <text:p>0.0106</text:p>
          </table:table-cell>
          <table:table-cell office:value-type="float" office:value="-0.00069" calcext:value-type="float">
            <text:p>-0.0007</text:p>
          </table:table-cell>
          <table:table-cell office:value-type="float" office:value="0.00236" calcext:value-type="float">
            <text:p>0.0024</text:p>
          </table:table-cell>
          <table:table-cell table:number-columns-repeated="4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0.27725" calcext:value-type="float">
            <text:p>0.2773</text:p>
          </table:table-cell>
          <table:table-cell office:value-type="float" office:value="0.28096" calcext:value-type="float">
            <text:p>0.2810</text:p>
          </table:table-cell>
          <table:table-cell office:value-type="float" office:value="0.27762" calcext:value-type="float">
            <text:p>0.2776</text:p>
          </table:table-cell>
          <table:table-cell office:value-type="float" office:value="0.27974" calcext:value-type="float">
            <text:p>0.2797</text:p>
          </table:table-cell>
          <table:table-cell office:value-type="float" office:value="0.27354" calcext:value-type="float">
            <text:p>0.2735</text:p>
          </table:table-cell>
          <table:table-cell office:value-type="float" office:value="0.28617" calcext:value-type="float">
            <text:p>0.2862</text:p>
          </table:table-cell>
          <table:table-cell office:value-type="float" office:value="0.26673" calcext:value-type="float">
            <text:p>0.2667</text:p>
          </table:table-cell>
          <table:table-cell office:value-type="float" office:value="0.27046" calcext:value-type="float">
            <text:p>0.2705</text:p>
          </table:table-cell>
          <table:table-cell office:value-type="float" office:value="0.19973" calcext:value-type="float">
            <text:p>0.1997</text:p>
          </table:table-cell>
          <table:table-cell office:value-type="float" office:value="0.21856" calcext:value-type="float">
            <text:p>0.2186</text:p>
          </table:table-cell>
          <table:table-cell office:value-type="float" office:value="0.20278" calcext:value-type="float">
            <text:p>0.2028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68169" calcext:value-type="float">
            <text:p>0.0682</text:p>
          </table:table-cell>
          <table:table-cell office:value-type="float" office:value="0.01033" calcext:value-type="float">
            <text:p>0.0103</text:p>
          </table:table-cell>
          <table:table-cell office:value-type="float" office:value="0.01084" calcext:value-type="float">
            <text:p>0.0108</text:p>
          </table:table-cell>
          <table:table-cell office:value-type="float" office:value="-0.00065" calcext:value-type="float">
            <text:p>-0.0007</text:p>
          </table:table-cell>
          <table:table-cell office:value-type="float" office:value="0.00254" calcext:value-type="float">
            <text:p>0.0025</text:p>
          </table:table-cell>
          <table:table-cell table:number-columns-repeated="4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0.27693" calcext:value-type="float">
            <text:p>0.2769</text:p>
          </table:table-cell>
          <table:table-cell office:value-type="float" office:value="0.28064" calcext:value-type="float">
            <text:p>0.2806</text:p>
          </table:table-cell>
          <table:table-cell office:value-type="float" office:value="0.27802" calcext:value-type="float">
            <text:p>0.2780</text:p>
          </table:table-cell>
          <table:table-cell office:value-type="float" office:value="0.27954" calcext:value-type="float">
            <text:p>0.2795</text:p>
          </table:table-cell>
          <table:table-cell office:value-type="float" office:value="0.27371" calcext:value-type="float">
            <text:p>0.2737</text:p>
          </table:table-cell>
          <table:table-cell office:value-type="float" office:value="0.2865" calcext:value-type="float">
            <text:p>0.2865</text:p>
          </table:table-cell>
          <table:table-cell office:value-type="float" office:value="0.26698" calcext:value-type="float">
            <text:p>0.2670</text:p>
          </table:table-cell>
          <table:table-cell office:value-type="float" office:value="0.27024" calcext:value-type="float">
            <text:p>0.2702</text:p>
          </table:table-cell>
          <table:table-cell office:value-type="float" office:value="0.19973" calcext:value-type="float">
            <text:p>0.1997</text:p>
          </table:table-cell>
          <table:table-cell office:value-type="float" office:value="0.21833" calcext:value-type="float">
            <text:p>0.2183</text:p>
          </table:table-cell>
          <table:table-cell office:value-type="float" office:value="0.20266" calcext:value-type="float">
            <text:p>0.2027</text:p>
          </table:table-cell>
          <table:table-cell office:value-type="float" office:value="0.06898" calcext:value-type="float">
            <text:p>0.0690</text:p>
          </table:table-cell>
          <table:table-cell office:value-type="float" office:value="0.06782" calcext:value-type="float">
            <text:p>0.0678</text:p>
          </table:table-cell>
          <table:table-cell office:value-type="float" office:value="0.00988" calcext:value-type="float">
            <text:p>0.0099</text:p>
          </table:table-cell>
          <table:table-cell office:value-type="float" office:value="0.01063" calcext:value-type="float">
            <text:p>0.0106</text:p>
          </table:table-cell>
          <table:table-cell office:value-type="float" office:value="-0.00121" calcext:value-type="float">
            <text:p>-0.0012</text:p>
          </table:table-cell>
          <table:table-cell office:value-type="float" office:value="0.00192" calcext:value-type="float">
            <text:p>0.0019</text:p>
          </table:table-cell>
          <table:table-cell table:number-columns-repeated="4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0.27675" calcext:value-type="float">
            <text:p>0.2768</text:p>
          </table:table-cell>
          <table:table-cell office:value-type="float" office:value="0.28027" calcext:value-type="float">
            <text:p>0.2803</text:p>
          </table:table-cell>
          <table:table-cell office:value-type="float" office:value="0.2769" calcext:value-type="float">
            <text:p>0.2769</text:p>
          </table:table-cell>
          <table:table-cell office:value-type="float" office:value="0.27897" calcext:value-type="float">
            <text:p>0.2790</text:p>
          </table:table-cell>
          <table:table-cell office:value-type="float" office:value="0.27305" calcext:value-type="float">
            <text:p>0.2731</text:p>
          </table:table-cell>
          <table:table-cell office:value-type="float" office:value="0.28583" calcext:value-type="float">
            <text:p>0.2858</text:p>
          </table:table-cell>
          <table:table-cell office:value-type="float" office:value="0.26564" calcext:value-type="float">
            <text:p>0.2656</text:p>
          </table:table-cell>
          <table:table-cell office:value-type="float" office:value="0.26978" calcext:value-type="float">
            <text:p>0.2698</text:p>
          </table:table-cell>
          <table:table-cell office:value-type="float" office:value="0.19909" calcext:value-type="float">
            <text:p>0.1991</text:p>
          </table:table-cell>
          <table:table-cell office:value-type="float" office:value="0.21781" calcext:value-type="float">
            <text:p>0.2178</text:p>
          </table:table-cell>
          <table:table-cell office:value-type="float" office:value="0.20185" calcext:value-type="float">
            <text:p>0.2019</text:p>
          </table:table-cell>
          <table:table-cell office:value-type="float" office:value="0.06907" calcext:value-type="float">
            <text:p>0.0691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09849" calcext:value-type="float">
            <text:p>0.0098</text:p>
          </table:table-cell>
          <table:table-cell office:value-type="float" office:value="0.01026" calcext:value-type="float">
            <text:p>0.0103</text:p>
          </table:table-cell>
          <table:table-cell office:value-type="float" office:value="-0.00102" calcext:value-type="float">
            <text:p>-0.0010</text:p>
          </table:table-cell>
          <table:table-cell office:value-type="float" office:value="0.00229" calcext:value-type="float">
            <text:p>0.0023</text:p>
          </table:table-cell>
          <table:table-cell table:number-columns-repeated="4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0.27577" calcext:value-type="float">
            <text:p>0.2758</text:p>
          </table:table-cell>
          <table:table-cell office:value-type="float" office:value="0.27902" calcext:value-type="float">
            <text:p>0.2790</text:p>
          </table:table-cell>
          <table:table-cell office:value-type="float" office:value="0.27642" calcext:value-type="float">
            <text:p>0.2764</text:p>
          </table:table-cell>
          <table:table-cell office:value-type="float" office:value="0.27899" calcext:value-type="float">
            <text:p>0.2790</text:p>
          </table:table-cell>
          <table:table-cell office:value-type="float" office:value="0.27225" calcext:value-type="float">
            <text:p>0.2723</text:p>
          </table:table-cell>
          <table:table-cell office:value-type="float" office:value="0.28528" calcext:value-type="float">
            <text:p>0.2853</text:p>
          </table:table-cell>
          <table:table-cell office:value-type="float" office:value="0.26544" calcext:value-type="float">
            <text:p>0.2654</text:p>
          </table:table-cell>
          <table:table-cell office:value-type="float" office:value="0.26985" calcext:value-type="float">
            <text:p>0.2699</text:p>
          </table:table-cell>
          <table:table-cell office:value-type="float" office:value="0.19791" calcext:value-type="float">
            <text:p>0.1979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20199" calcext:value-type="float">
            <text:p>0.2020</text:p>
          </table:table-cell>
          <table:table-cell office:value-type="float" office:value="0.06854" calcext:value-type="float">
            <text:p>0.0685</text:p>
          </table:table-cell>
          <table:table-cell office:value-type="float" office:value="0.06773" calcext:value-type="float">
            <text:p>0.0677</text:p>
          </table:table-cell>
          <table:table-cell office:value-type="float" office:value="0.00996" calcext:value-type="float">
            <text:p>0.0100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052" calcext:value-type="float">
            <text:p>-0.0005</text:p>
          </table:table-cell>
          <table:table-cell office:value-type="float" office:value="0.00264" calcext:value-type="float">
            <text:p>0.0026</text:p>
          </table:table-cell>
          <table:table-cell table:number-columns-repeated="4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27876" calcext:value-type="float">
            <text:p>0.2788</text:p>
          </table:table-cell>
          <table:table-cell office:value-type="float" office:value="0.27641" calcext:value-type="float">
            <text:p>0.2764</text:p>
          </table:table-cell>
          <table:table-cell office:value-type="float" office:value="0.27864" calcext:value-type="float">
            <text:p>0.2786</text:p>
          </table:table-cell>
          <table:table-cell office:value-type="float" office:value="0.27188" calcext:value-type="float">
            <text:p>0.2719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26458" calcext:value-type="float">
            <text:p>0.2646</text:p>
          </table:table-cell>
          <table:table-cell office:value-type="float" office:value="0.26861" calcext:value-type="float">
            <text:p>0.2686</text:p>
          </table:table-cell>
          <table:table-cell office:value-type="float" office:value="0.19744" calcext:value-type="float">
            <text:p>0.1974</text:p>
          </table:table-cell>
          <table:table-cell office:value-type="float" office:value="0.21681" calcext:value-type="float">
            <text:p>0.2168</text:p>
          </table:table-cell>
          <table:table-cell office:value-type="float" office:value="0.20179" calcext:value-type="float">
            <text:p>0.2018</text:p>
          </table:table-cell>
          <table:table-cell office:value-type="float" office:value="0.067919" calcext:value-type="float">
            <text:p>0.0679</text:p>
          </table:table-cell>
          <table:table-cell office:value-type="float" office:value="0.06738" calcext:value-type="float">
            <text:p>0.0674</text:p>
          </table:table-cell>
          <table:table-cell office:value-type="float" office:value="0.00963" calcext:value-type="float">
            <text:p>0.0096</text:p>
          </table:table-cell>
          <table:table-cell office:value-type="float" office:value="0.01057" calcext:value-type="float">
            <text:p>0.0106</text:p>
          </table:table-cell>
          <table:table-cell office:value-type="float" office:value="-0.00065" calcext:value-type="float">
            <text:p>-0.0007</text:p>
          </table:table-cell>
          <table:table-cell office:value-type="float" office:value="0.00272" calcext:value-type="float">
            <text:p>0.0027</text:p>
          </table:table-cell>
          <table:table-cell table:number-columns-repeated="4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0.27455" calcext:value-type="float">
            <text:p>0.2746</text:p>
          </table:table-cell>
          <table:table-cell office:value-type="float" office:value="0.27803" calcext:value-type="float">
            <text:p>0.2780</text:p>
          </table:table-cell>
          <table:table-cell office:value-type="float" office:value="0.27662" calcext:value-type="float">
            <text:p>0.2766</text:p>
          </table:table-cell>
          <table:table-cell office:value-type="float" office:value="0.27793" calcext:value-type="float">
            <text:p>0.2779</text:p>
          </table:table-cell>
          <table:table-cell office:value-type="float" office:value="0.27219" calcext:value-type="float">
            <text:p>0.2722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26357" calcext:value-type="float">
            <text:p>0.2636</text:p>
          </table:table-cell>
          <table:table-cell office:value-type="float" office:value="0.26737" calcext:value-type="float">
            <text:p>0.2674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21616" calcext:value-type="float">
            <text:p>0.2162</text:p>
          </table:table-cell>
          <table:table-cell office:value-type="float" office:value="0.20145" calcext:value-type="float">
            <text:p>0.2015</text:p>
          </table:table-cell>
          <table:table-cell office:value-type="float" office:value="0.067739" calcext:value-type="float">
            <text:p>0.0677</text:p>
          </table:table-cell>
          <table:table-cell office:value-type="float" office:value="0.067309" calcext:value-type="float">
            <text:p>0.0673</text:p>
          </table:table-cell>
          <table:table-cell office:value-type="float" office:value="0.00899" calcext:value-type="float">
            <text:p>0.0090</text:p>
          </table:table-cell>
          <table:table-cell office:value-type="float" office:value="0.01011" calcext:value-type="float">
            <text:p>0.0101</text:p>
          </table:table-cell>
          <table:table-cell office:value-type="float" office:value="-0.00096" calcext:value-type="float">
            <text:p>-0.0010</text:p>
          </table:table-cell>
          <table:table-cell office:value-type="float" office:value="0.00262" calcext:value-type="float">
            <text:p>0.0026</text:p>
          </table:table-cell>
          <table:table-cell table:number-columns-repeated="4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0.27367" calcext:value-type="float">
            <text:p>0.2737</text:p>
          </table:table-cell>
          <table:table-cell office:value-type="float" office:value="0.27698" calcext:value-type="float">
            <text:p>0.2770</text:p>
          </table:table-cell>
          <table:table-cell office:value-type="float" office:value="0.27506" calcext:value-type="float">
            <text:p>0.2751</text:p>
          </table:table-cell>
          <table:table-cell office:value-type="float" office:value="0.27733" calcext:value-type="float">
            <text:p>0.2773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28444" calcext:value-type="float">
            <text:p>0.2844</text:p>
          </table:table-cell>
          <table:table-cell office:value-type="float" office:value="0.26364" calcext:value-type="float">
            <text:p>0.2636</text:p>
          </table:table-cell>
          <table:table-cell office:value-type="float" office:value="0.26787" calcext:value-type="float">
            <text:p>0.2679</text:p>
          </table:table-cell>
          <table:table-cell office:value-type="float" office:value="0.19621" calcext:value-type="float">
            <text:p>0.1962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20167" calcext:value-type="float">
            <text:p>0.2017</text:p>
          </table:table-cell>
          <table:table-cell office:value-type="float" office:value="0.06728" calcext:value-type="float">
            <text:p>0.0673</text:p>
          </table:table-cell>
          <table:table-cell office:value-type="float" office:value="0.06775" calcext:value-type="float">
            <text:p>0.0678</text:p>
          </table:table-cell>
          <table:table-cell office:value-type="float" office:value="0.00899" calcext:value-type="float">
            <text:p>0.0090</text:p>
          </table:table-cell>
          <table:table-cell office:value-type="float" office:value="0.01075" calcext:value-type="float">
            <text:p>0.010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29" calcext:value-type="float">
            <text:p>0.0033</text:p>
          </table:table-cell>
          <table:table-cell table:number-columns-repeated="4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27627" calcext:value-type="float">
            <text:p>0.2763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27687" calcext:value-type="float">
            <text:p>0.2769</text:p>
          </table:table-cell>
          <table:table-cell office:value-type="float" office:value="0.27052" calcext:value-type="float">
            <text:p>0.2705</text:p>
          </table:table-cell>
          <table:table-cell office:value-type="float" office:value="0.28324" calcext:value-type="float">
            <text:p>0.2832</text:p>
          </table:table-cell>
          <table:table-cell office:value-type="float" office:value="0.26277" calcext:value-type="float">
            <text:p>0.2628</text:p>
          </table:table-cell>
          <table:table-cell office:value-type="float" office:value="0.26641" calcext:value-type="float">
            <text:p>0.2664</text:p>
          </table:table-cell>
          <table:table-cell office:value-type="float" office:value="0.19515" calcext:value-type="float">
            <text:p>0.1952</text:p>
          </table:table-cell>
          <table:table-cell office:value-type="float" office:value="0.21489" calcext:value-type="float">
            <text:p>0.2149</text:p>
          </table:table-cell>
          <table:table-cell office:value-type="float" office:value="0.2002" calcext:value-type="float">
            <text:p>0.2002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6677" calcext:value-type="float">
            <text:p>0.0668</text:p>
          </table:table-cell>
          <table:table-cell office:value-type="float" office:value="0.00877" calcext:value-type="float">
            <text:p>0.0088</text:p>
          </table:table-cell>
          <table:table-cell office:value-type="float" office:value="0.0099" calcext:value-type="float">
            <text:p>0.0099</text:p>
          </table:table-cell>
          <table:table-cell office:value-type="float" office:value="-0.00038" calcext:value-type="float">
            <text:p>-0.0004</text:p>
          </table:table-cell>
          <table:table-cell office:value-type="float" office:value="0.00327" calcext:value-type="float">
            <text:p>0.0033</text:p>
          </table:table-cell>
          <table:table-cell table:number-columns-repeated="4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0.27238" calcext:value-type="float">
            <text:p>0.2724</text:p>
          </table:table-cell>
          <table:table-cell office:value-type="float" office:value="0.27562" calcext:value-type="float">
            <text:p>0.2756</text:p>
          </table:table-cell>
          <table:table-cell office:value-type="float" office:value="0.27377" calcext:value-type="float">
            <text:p>0.2738</text:p>
          </table:table-cell>
          <table:table-cell office:value-type="float" office:value="0.27542" calcext:value-type="float">
            <text:p>0.2754</text:p>
          </table:table-cell>
          <table:table-cell office:value-type="float" office:value="0.26917" calcext:value-type="float">
            <text:p>0.2692</text:p>
          </table:table-cell>
          <table:table-cell office:value-type="float" office:value="0.28238" calcext:value-type="float">
            <text:p>0.2824</text:p>
          </table:table-cell>
          <table:table-cell office:value-type="float" office:value="0.2612" calcext:value-type="float">
            <text:p>0.2612</text:p>
          </table:table-cell>
          <table:table-cell office:value-type="float" office:value="0.26546" calcext:value-type="float">
            <text:p>0.2655</text:p>
          </table:table-cell>
          <table:table-cell office:value-type="float" office:value="0.19508" calcext:value-type="float">
            <text:p>0.1951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19947" calcext:value-type="float">
            <text:p>0.1995</text:p>
          </table:table-cell>
          <table:table-cell office:value-type="float" office:value="0.06734" calcext:value-type="float">
            <text:p>0.0673</text:p>
          </table:table-cell>
          <table:table-cell office:value-type="float" office:value="0.06694" calcext:value-type="float">
            <text:p>0.0669</text:p>
          </table:table-cell>
          <table:table-cell office:value-type="float" office:value="0.009039" calcext:value-type="float">
            <text:p>0.0090</text:p>
          </table:table-cell>
          <table:table-cell office:value-type="float" office:value="0.00995" calcext:value-type="float">
            <text:p>0.0100</text:p>
          </table:table-cell>
          <table:table-cell office:value-type="float" office:value="-0.00039" calcext:value-type="float">
            <text:p>-0.0004</text:p>
          </table:table-cell>
          <table:table-cell office:value-type="float" office:value="0.00316" calcext:value-type="float">
            <text:p>0.0032</text:p>
          </table:table-cell>
          <table:table-cell table:number-columns-repeated="4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0.27114" calcext:value-type="float">
            <text:p>0.2711</text:p>
          </table:table-cell>
          <table:table-cell office:value-type="float" office:value="0.27448" calcext:value-type="float">
            <text:p>0.2745</text:p>
          </table:table-cell>
          <table:table-cell office:value-type="float" office:value="0.27295" calcext:value-type="float">
            <text:p>0.2730</text:p>
          </table:table-cell>
          <table:table-cell office:value-type="float" office:value="0.27463" calcext:value-type="float">
            <text:p>0.2746</text:p>
          </table:table-cell>
          <table:table-cell office:value-type="float" office:value="0.26857" calcext:value-type="float">
            <text:p>0.2686</text:p>
          </table:table-cell>
          <table:table-cell office:value-type="float" office:value="0.28138" calcext:value-type="float">
            <text:p>0.2814</text:p>
          </table:table-cell>
          <table:table-cell office:value-type="float" office:value="0.26025" calcext:value-type="float">
            <text:p>0.2603</text:p>
          </table:table-cell>
          <table:table-cell office:value-type="float" office:value="0.26537" calcext:value-type="float">
            <text:p>0.2654</text:p>
          </table:table-cell>
          <table:table-cell office:value-type="float" office:value="0.19463" calcext:value-type="float">
            <text:p>0.1946</text:p>
          </table:table-cell>
          <table:table-cell office:value-type="float" office:value="0.21408" calcext:value-type="float">
            <text:p>0.2141</text:p>
          </table:table-cell>
          <table:table-cell office:value-type="float" office:value="0.19899" calcext:value-type="float">
            <text:p>0.1990</text:p>
          </table:table-cell>
          <table:table-cell office:value-type="float" office:value="0.06715" calcext:value-type="float">
            <text:p>0.0672</text:p>
          </table:table-cell>
          <table:table-cell office:value-type="float" office:value="0.06688" calcext:value-type="float">
            <text:p>0.0669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1017" calcext:value-type="float">
            <text:p>0.0102</text:p>
          </table:table-cell>
          <table:table-cell office:value-type="float" office:value="-0.00019" calcext:value-type="float">
            <text:p>-0.0002</text:p>
          </table:table-cell>
          <table:table-cell office:value-type="float" office:value="0.00321" calcext:value-type="float">
            <text:p>0.0032</text:p>
          </table:table-cell>
          <table:table-cell table:number-columns-repeated="4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0.27039" calcext:value-type="float">
            <text:p>0.2704</text:p>
          </table:table-cell>
          <table:table-cell office:value-type="float" office:value="0.27354" calcext:value-type="float">
            <text:p>0.2735</text:p>
          </table:table-cell>
          <table:table-cell office:value-type="float" office:value="0.27169" calcext:value-type="float">
            <text:p>0.2717</text:p>
          </table:table-cell>
          <table:table-cell office:value-type="float" office:value="0.27346" calcext:value-type="float">
            <text:p>0.2735</text:p>
          </table:table-cell>
          <table:table-cell office:value-type="float" office:value="0.26789" calcext:value-type="float">
            <text:p>0.2679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25928" calcext:value-type="float">
            <text:p>0.2593</text:p>
          </table:table-cell>
          <table:table-cell office:value-type="float" office:value="0.26401" calcext:value-type="float">
            <text:p>0.2640</text:p>
          </table:table-cell>
          <table:table-cell office:value-type="float" office:value="0.19389" calcext:value-type="float">
            <text:p>0.1939</text:p>
          </table:table-cell>
          <table:table-cell office:value-type="float" office:value="0.21351" calcext:value-type="float">
            <text:p>0.2135</text:p>
          </table:table-cell>
          <table:table-cell office:value-type="float" office:value="0.1987" calcext:value-type="float">
            <text:p>0.1987</text:p>
          </table:table-cell>
          <table:table-cell office:value-type="float" office:value="0.06723" calcext:value-type="float">
            <text:p>0.0672</text:p>
          </table:table-cell>
          <table:table-cell office:value-type="float" office:value="0.06651" calcext:value-type="float">
            <text:p>0.0665</text:p>
          </table:table-cell>
          <table:table-cell office:value-type="float" office:value="0.00931" calcext:value-type="float">
            <text:p>0.0093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012" calcext:value-type="float">
            <text:p>0.0001</text:p>
          </table:table-cell>
          <table:table-cell office:value-type="float" office:value="0.00365" calcext:value-type="float">
            <text:p>0.0037</text:p>
          </table:table-cell>
          <table:table-cell table:number-columns-repeated="4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0.26948" calcext:value-type="float">
            <text:p>0.2695</text:p>
          </table:table-cell>
          <table:table-cell office:value-type="float" office:value="0.27265" calcext:value-type="float">
            <text:p>0.2727</text:p>
          </table:table-cell>
          <table:table-cell office:value-type="float" office:value="0.27061" calcext:value-type="float">
            <text:p>0.2706</text:p>
          </table:table-cell>
          <table:table-cell office:value-type="float" office:value="0.2724" calcext:value-type="float">
            <text:p>0.2724</text:p>
          </table:table-cell>
          <table:table-cell office:value-type="float" office:value="0.26625" calcext:value-type="float">
            <text:p>0.2663</text:p>
          </table:table-cell>
          <table:table-cell office:value-type="float" office:value="0.27887" calcext:value-type="float">
            <text:p>0.2789</text:p>
          </table:table-cell>
          <table:table-cell office:value-type="float" office:value="0.25796" calcext:value-type="float">
            <text:p>0.2580</text:p>
          </table:table-cell>
          <table:table-cell office:value-type="float" office:value="0.26246" calcext:value-type="float">
            <text:p>0.2625</text:p>
          </table:table-cell>
          <table:table-cell office:value-type="float" office:value="0.19279" calcext:value-type="float">
            <text:p>0.1928</text:p>
          </table:table-cell>
          <table:table-cell office:value-type="float" office:value="0.21267" calcext:value-type="float">
            <text:p>0.2127</text:p>
          </table:table-cell>
          <table:table-cell office:value-type="float" office:value="0.19723" calcext:value-type="float">
            <text:p>0.1972</text:p>
          </table:table-cell>
          <table:table-cell office:value-type="float" office:value="0.066489" calcext:value-type="float">
            <text:p>0.066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0903" calcext:value-type="float">
            <text:p>0.0090</text:p>
          </table:table-cell>
          <table:table-cell office:value-type="float" office:value="0.009769" calcext:value-type="float">
            <text:p>0.0098</text:p>
          </table:table-cell>
          <table:table-cell office:value-type="float" office:value="-0.00001" calcext:value-type="float">
            <text:p>0.0000</text:p>
          </table:table-cell>
          <table:table-cell office:value-type="float" office:value="0.00385" calcext:value-type="float">
            <text:p>0.0039</text:p>
          </table:table-cell>
          <table:table-cell table:number-columns-repeated="4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0.26857" calcext:value-type="float">
            <text:p>0.2686</text:p>
          </table:table-cell>
          <table:table-cell office:value-type="float" office:value="0.27167" calcext:value-type="float">
            <text:p>0.2717</text:p>
          </table:table-cell>
          <table:table-cell office:value-type="float" office:value="0.26956" calcext:value-type="float">
            <text:p>0.2696</text:p>
          </table:table-cell>
          <table:table-cell office:value-type="float" office:value="0.27098" calcext:value-type="float">
            <text:p>0.2710</text:p>
          </table:table-cell>
          <table:table-cell office:value-type="float" office:value="0.26536" calcext:value-type="float">
            <text:p>0.2654</text:p>
          </table:table-cell>
          <table:table-cell office:value-type="float" office:value="0.27801" calcext:value-type="float">
            <text:p>0.2780</text:p>
          </table:table-cell>
          <table:table-cell office:value-type="float" office:value="0.25634" calcext:value-type="float">
            <text:p>0.2563</text:p>
          </table:table-cell>
          <table:table-cell office:value-type="float" office:value="0.26111" calcext:value-type="float">
            <text:p>0.2611</text:p>
          </table:table-cell>
          <table:table-cell office:value-type="float" office:value="0.19227" calcext:value-type="float">
            <text:p>0.1923</text:p>
          </table:table-cell>
          <table:table-cell office:value-type="float" office:value="0.21143" calcext:value-type="float">
            <text:p>0.2114</text:p>
          </table:table-cell>
          <table:table-cell office:value-type="float" office:value="0.19643" calcext:value-type="float">
            <text:p>0.1964</text:p>
          </table:table-cell>
          <table:table-cell office:value-type="float" office:value="0.06673" calcext:value-type="float">
            <text:p>0.0667</text:p>
          </table:table-cell>
          <table:table-cell office:value-type="float" office:value="0.06603" calcext:value-type="float">
            <text:p>0.0660</text:p>
          </table:table-cell>
          <table:table-cell office:value-type="float" office:value="0.00936" calcext:value-type="float">
            <text:p>0.0094</text:p>
          </table:table-cell>
          <table:table-cell office:value-type="float" office:value="0.009849" calcext:value-type="float">
            <text:p>0.0098</text:p>
          </table:table-cell>
          <table:table-cell office:value-type="float" office:value="-0.00052" calcext:value-type="float">
            <text:p>-0.0005</text:p>
          </table:table-cell>
          <table:table-cell office:value-type="float" office:value="0.00325" calcext:value-type="float">
            <text:p>0.0033</text:p>
          </table:table-cell>
          <table:table-cell table:number-columns-repeated="4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0.26746" calcext:value-type="float">
            <text:p>0.2675</text:p>
          </table:table-cell>
          <table:table-cell office:value-type="float" office:value="0.27085" calcext:value-type="float">
            <text:p>0.2709</text:p>
          </table:table-cell>
          <table:table-cell office:value-type="float" office:value="0.26795" calcext:value-type="float">
            <text:p>0.2680</text:p>
          </table:table-cell>
          <table:table-cell office:value-type="float" office:value="0.26936" calcext:value-type="float">
            <text:p>0.2694</text:p>
          </table:table-cell>
          <table:table-cell office:value-type="float" office:value="0.26385" calcext:value-type="float">
            <text:p>0.2639</text:p>
          </table:table-cell>
          <table:table-cell office:value-type="float" office:value="0.27625" calcext:value-type="float">
            <text:p>0.2763</text:p>
          </table:table-cell>
          <table:table-cell office:value-type="float" office:value="0.25559" calcext:value-type="float">
            <text:p>0.2556</text:p>
          </table:table-cell>
          <table:table-cell office:value-type="float" office:value="0.26037" calcext:value-type="float">
            <text:p>0.2604</text:p>
          </table:table-cell>
          <table:table-cell office:value-type="float" office:value="0.19177" calcext:value-type="float">
            <text:p>0.1918</text:p>
          </table:table-cell>
          <table:table-cell office:value-type="float" office:value="0.21049" calcext:value-type="float">
            <text:p>0.2105</text:p>
          </table:table-cell>
          <table:table-cell office:value-type="float" office:value="0.19593" calcext:value-type="float">
            <text:p>0.1959</text:p>
          </table:table-cell>
          <table:table-cell office:value-type="float" office:value="0.066739" calcext:value-type="float">
            <text:p>0.0667</text:p>
          </table:table-cell>
          <table:table-cell office:value-type="float" office:value="0.06605" calcext:value-type="float">
            <text:p>0.0661</text:p>
          </table:table-cell>
          <table:table-cell office:value-type="float" office:value="0.00962" calcext:value-type="float">
            <text:p>0.0096</text:p>
          </table:table-cell>
          <table:table-cell office:value-type="float" office:value="0.01016" calcext:value-type="float">
            <text:p>0.0102</text:p>
          </table:table-cell>
          <table:table-cell office:value-type="float" office:value="-0.00055" calcext:value-type="float">
            <text:p>-0.0006</text:p>
          </table:table-cell>
          <table:table-cell office:value-type="float" office:value="0.00303" calcext:value-type="float">
            <text:p>0.0030</text:p>
          </table:table-cell>
          <table:table-cell table:number-columns-repeated="4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0.26609" calcext:value-type="float">
            <text:p>0.2661</text:p>
          </table:table-cell>
          <table:table-cell office:value-type="float" office:value="0.26941" calcext:value-type="float">
            <text:p>0.2694</text:p>
          </table:table-cell>
          <table:table-cell office:value-type="float" office:value="0.26662" calcext:value-type="float">
            <text:p>0.2666</text:p>
          </table:table-cell>
          <table:table-cell office:value-type="float" office:value="0.26797" calcext:value-type="float">
            <text:p>0.2680</text:p>
          </table:table-cell>
          <table:table-cell office:value-type="float" office:value="0.26225" calcext:value-type="float">
            <text:p>0.2623</text:p>
          </table:table-cell>
          <table:table-cell office:value-type="float" office:value="0.27474" calcext:value-type="float">
            <text:p>0.2747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19046" calcext:value-type="float">
            <text:p>0.1905</text:p>
          </table:table-cell>
          <table:table-cell office:value-type="float" office:value="0.20921" calcext:value-type="float">
            <text:p>0.2092</text:p>
          </table:table-cell>
          <table:table-cell office:value-type="float" office:value="0.19548" calcext:value-type="float">
            <text:p>0.1955</text:p>
          </table:table-cell>
          <table:table-cell office:value-type="float" office:value="0.065559" calcext:value-type="float">
            <text:p>0.0656</text:p>
          </table:table-cell>
          <table:table-cell office:value-type="float" office:value="0.06525" calcext:value-type="float">
            <text:p>0.0653</text:p>
          </table:table-cell>
          <table:table-cell office:value-type="float" office:value="0.00907" calcext:value-type="float">
            <text:p>0.0091</text:p>
          </table:table-cell>
          <table:table-cell office:value-type="float" office:value="0.009809" calcext:value-type="float">
            <text:p>0.0098</text:p>
          </table:table-cell>
          <table:table-cell office:value-type="float" office:value="-0.00116" calcext:value-type="float">
            <text:p>-0.0012</text:p>
          </table:table-cell>
          <table:table-cell office:value-type="float" office:value="0.00299" calcext:value-type="float">
            <text:p>0.0030</text:p>
          </table:table-cell>
          <table:table-cell table:number-columns-repeated="4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0.26527" calcext:value-type="float">
            <text:p>0.2653</text:p>
          </table:table-cell>
          <table:table-cell office:value-type="float" office:value="0.26821" calcext:value-type="float">
            <text:p>0.2682</text:p>
          </table:table-cell>
          <table:table-cell office:value-type="float" office:value="0.26558" calcext:value-type="float">
            <text:p>0.2656</text:p>
          </table:table-cell>
          <table:table-cell office:value-type="float" office:value="0.26651" calcext:value-type="float">
            <text:p>0.2665</text:p>
          </table:table-cell>
          <table:table-cell office:value-type="float" office:value="0.26073" calcext:value-type="float">
            <text:p>0.2607</text:p>
          </table:table-cell>
          <table:table-cell office:value-type="float" office:value="0.27331" calcext:value-type="float">
            <text:p>0.2733</text:p>
          </table:table-cell>
          <table:table-cell office:value-type="float" office:value="0.25258" calcext:value-type="float">
            <text:p>0.2526</text:p>
          </table:table-cell>
          <table:table-cell office:value-type="float" office:value="0.25679" calcext:value-type="float">
            <text:p>0.2568</text:p>
          </table:table-cell>
          <table:table-cell office:value-type="float" office:value="0.18946" calcext:value-type="float">
            <text:p>0.1895</text:p>
          </table:table-cell>
          <table:table-cell office:value-type="float" office:value="0.20787" calcext:value-type="float">
            <text:p>0.2079</text:p>
          </table:table-cell>
          <table:table-cell office:value-type="float" office:value="0.19425" calcext:value-type="float">
            <text:p>0.1943</text:p>
          </table:table-cell>
          <table:table-cell office:value-type="float" office:value="0.06577" calcext:value-type="float">
            <text:p>0.0658</text:p>
          </table:table-cell>
          <table:table-cell office:value-type="float" office:value="0.06515" calcext:value-type="float">
            <text:p>0.0652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62" calcext:value-type="float">
            <text:p>0.0096</text:p>
          </table:table-cell>
          <table:table-cell office:value-type="float" office:value="-0.00184" calcext:value-type="float">
            <text:p>-0.0018</text:p>
          </table:table-cell>
          <table:table-cell office:value-type="float" office:value="0.0026" calcext:value-type="float">
            <text:p>0.0026</text:p>
          </table:table-cell>
          <table:table-cell table:number-columns-repeated="4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0.26397" calcext:value-type="float">
            <text:p>0.2640</text:p>
          </table:table-cell>
          <table:table-cell office:value-type="float" office:value="0.26648" calcext:value-type="float">
            <text:p>0.2665</text:p>
          </table:table-cell>
          <table:table-cell office:value-type="float" office:value="0.26294" calcext:value-type="float">
            <text:p>0.2629</text:p>
          </table:table-cell>
          <table:table-cell office:value-type="float" office:value="0.26451" calcext:value-type="float">
            <text:p>0.2645</text:p>
          </table:table-cell>
          <table:table-cell office:value-type="float" office:value="0.25973" calcext:value-type="float">
            <text:p>0.2597</text:p>
          </table:table-cell>
          <table:table-cell office:value-type="float" office:value="0.27202" calcext:value-type="float">
            <text:p>0.2720</text:p>
          </table:table-cell>
          <table:table-cell office:value-type="float" office:value="0.25116" calcext:value-type="float">
            <text:p>0.2512</text:p>
          </table:table-cell>
          <table:table-cell office:value-type="float" office:value="0.25553" calcext:value-type="float">
            <text:p>0.2555</text:p>
          </table:table-cell>
          <table:table-cell office:value-type="float" office:value="0.18796" calcext:value-type="float">
            <text:p>0.1880</text:p>
          </table:table-cell>
          <table:table-cell office:value-type="float" office:value="0.20653" calcext:value-type="float">
            <text:p>0.2065</text:p>
          </table:table-cell>
          <table:table-cell office:value-type="float" office:value="0.19305" calcext:value-type="float">
            <text:p>0.1931</text:p>
          </table:table-cell>
          <table:table-cell office:value-type="float" office:value="0.06573" calcext:value-type="float">
            <text:p>0.0657</text:p>
          </table:table-cell>
          <table:table-cell office:value-type="float" office:value="0.06433" calcext:value-type="float">
            <text:p>0.0643</text:p>
          </table:table-cell>
          <table:table-cell office:value-type="float" office:value="0.00925" calcext:value-type="float">
            <text:p>0.0093</text:p>
          </table:table-cell>
          <table:table-cell office:value-type="float" office:value="0.00952" calcext:value-type="float">
            <text:p>0.0095</text:p>
          </table:table-cell>
          <table:table-cell office:value-type="float" office:value="-0.00169" calcext:value-type="float">
            <text:p>-0.0017</text:p>
          </table:table-cell>
          <table:table-cell office:value-type="float" office:value="0.00278" calcext:value-type="float">
            <text:p>0.0028</text:p>
          </table:table-cell>
          <table:table-cell table:number-columns-repeated="4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0.26198" calcext:value-type="float">
            <text:p>0.2620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26158" calcext:value-type="float">
            <text:p>0.2616</text:p>
          </table:table-cell>
          <table:table-cell office:value-type="float" office:value="0.26364" calcext:value-type="float">
            <text:p>0.2636</text:p>
          </table:table-cell>
          <table:table-cell office:value-type="float" office:value="0.25726" calcext:value-type="float">
            <text:p>0.2573</text:p>
          </table:table-cell>
          <table:table-cell office:value-type="float" office:value="0.27014" calcext:value-type="float">
            <text:p>0.2701</text:p>
          </table:table-cell>
          <table:table-cell office:value-type="float" office:value="0.24987" calcext:value-type="float">
            <text:p>0.2499</text:p>
          </table:table-cell>
          <table:table-cell office:value-type="float" office:value="0.25385" calcext:value-type="float">
            <text:p>0.2539</text:p>
          </table:table-cell>
          <table:table-cell office:value-type="float" office:value="0.18714" calcext:value-type="float">
            <text:p>0.1871</text:p>
          </table:table-cell>
          <table:table-cell office:value-type="float" office:value="0.20546" calcext:value-type="float">
            <text:p>0.2055</text:p>
          </table:table-cell>
          <table:table-cell office:value-type="float" office:value="0.19171" calcext:value-type="float">
            <text:p>0.1917</text:p>
          </table:table-cell>
          <table:table-cell office:value-type="float" office:value="0.06448" calcext:value-type="float">
            <text:p>0.0645</text:p>
          </table:table-cell>
          <table:table-cell office:value-type="float" office:value="0.06375" calcext:value-type="float">
            <text:p>0.0638</text:p>
          </table:table-cell>
          <table:table-cell office:value-type="float" office:value="0.00903" calcext:value-type="float">
            <text:p>0.0090</text:p>
          </table:table-cell>
          <table:table-cell office:value-type="float" office:value="0.009299" calcext:value-type="float">
            <text:p>0.0093</text:p>
          </table:table-cell>
          <table:table-cell office:value-type="float" office:value="-0.00143" calcext:value-type="float">
            <text:p>-0.0014</text:p>
          </table:table-cell>
          <table:table-cell office:value-type="float" office:value="0.0032" calcext:value-type="float">
            <text:p>0.0032</text:p>
          </table:table-cell>
          <table:table-cell table:number-columns-repeated="4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0.25964" calcext:value-type="float">
            <text:p>0.2596</text:p>
          </table:table-cell>
          <table:table-cell office:value-type="float" office:value="0.26275" calcext:value-type="float">
            <text:p>0.2628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6216" calcext:value-type="float">
            <text:p>0.2622</text:p>
          </table:table-cell>
          <table:table-cell office:value-type="float" office:value="0.25538" calcext:value-type="float">
            <text:p>0.2554</text:p>
          </table:table-cell>
          <table:table-cell office:value-type="float" office:value="0.26897" calcext:value-type="float">
            <text:p>0.2690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5249" calcext:value-type="float">
            <text:p>0.2525</text:p>
          </table:table-cell>
          <table:table-cell office:value-type="float" office:value="0.18575" calcext:value-type="float">
            <text:p>0.1858</text:p>
          </table:table-cell>
          <table:table-cell office:value-type="float" office:value="0.20457" calcext:value-type="float">
            <text:p>0.2046</text:p>
          </table:table-cell>
          <table:table-cell office:value-type="float" office:value="0.19017" calcext:value-type="float">
            <text:p>0.1902</text:p>
          </table:table-cell>
          <table:table-cell office:value-type="float" office:value="0.06379" calcext:value-type="float">
            <text:p>0.0638</text:p>
          </table:table-cell>
          <table:table-cell office:value-type="float" office:value="0.063519" calcext:value-type="float">
            <text:p>0.0635</text:p>
          </table:table-cell>
          <table:table-cell office:value-type="float" office:value="0.00871" calcext:value-type="float">
            <text:p>0.0087</text:p>
          </table:table-cell>
          <table:table-cell office:value-type="float" office:value="0.00928" calcext:value-type="float">
            <text:p>0.0093</text:p>
          </table:table-cell>
          <table:table-cell office:value-type="float" office:value="-0.00145" calcext:value-type="float">
            <text:p>-0.0015</text:p>
          </table:table-cell>
          <table:table-cell office:value-type="float" office:value="0.00261" calcext:value-type="float">
            <text:p>0.0026</text:p>
          </table:table-cell>
          <table:table-cell table:number-columns-repeated="4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0.25755" calcext:value-type="float">
            <text:p>0.2576</text:p>
          </table:table-cell>
          <table:table-cell office:value-type="float" office:value="0.26041" calcext:value-type="float">
            <text:p>0.2604</text:p>
          </table:table-cell>
          <table:table-cell office:value-type="float" office:value="0.25798" calcext:value-type="float">
            <text:p>0.2580</text:p>
          </table:table-cell>
          <table:table-cell office:value-type="float" office:value="0.25993" calcext:value-type="float">
            <text:p>0.2599</text:p>
          </table:table-cell>
          <table:table-cell office:value-type="float" office:value="0.25348" calcext:value-type="float">
            <text:p>0.2535</text:p>
          </table:table-cell>
          <table:table-cell office:value-type="float" office:value="0.26709" calcext:value-type="float">
            <text:p>0.2671</text:p>
          </table:table-cell>
          <table:table-cell office:value-type="float" office:value="0.24625" calcext:value-type="float">
            <text:p>0.2463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18438" calcext:value-type="float">
            <text:p>0.1844</text:p>
          </table:table-cell>
          <table:table-cell office:value-type="float" office:value="0.20338" calcext:value-type="float">
            <text:p>0.2034</text:p>
          </table:table-cell>
          <table:table-cell office:value-type="float" office:value="0.18882" calcext:value-type="float">
            <text:p>0.1888</text:p>
          </table:table-cell>
          <table:table-cell office:value-type="float" office:value="0.06369" calcext:value-type="float">
            <text:p>0.0637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0876" calcext:value-type="float">
            <text:p>0.0088</text:p>
          </table:table-cell>
          <table:table-cell office:value-type="float" office:value="0.00967" calcext:value-type="float">
            <text:p>0.0097</text:p>
          </table:table-cell>
          <table:table-cell office:value-type="float" office:value="-0.00111" calcext:value-type="float">
            <text:p>-0.0011</text:p>
          </table:table-cell>
          <table:table-cell office:value-type="float" office:value="0.00309" calcext:value-type="float">
            <text:p>0.0031</text:p>
          </table:table-cell>
          <table:table-cell table:number-columns-repeated="4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0.25558" calcext:value-type="float">
            <text:p>0.2556</text:p>
          </table:table-cell>
          <table:table-cell office:value-type="float" office:value="0.25884" calcext:value-type="float">
            <text:p>0.2588</text:p>
          </table:table-cell>
          <table:table-cell office:value-type="float" office:value="0.25571" calcext:value-type="float">
            <text:p>0.2557</text:p>
          </table:table-cell>
          <table:table-cell office:value-type="float" office:value="0.25897" calcext:value-type="float">
            <text:p>0.2590</text:p>
          </table:table-cell>
          <table:table-cell office:value-type="float" office:value="0.25187" calcext:value-type="float">
            <text:p>0.2519</text:p>
          </table:table-cell>
          <table:table-cell office:value-type="float" office:value="0.26541" calcext:value-type="float">
            <text:p>0.2654</text:p>
          </table:table-cell>
          <table:table-cell office:value-type="float" office:value="0.24534" calcext:value-type="float">
            <text:p>0.2453</text:p>
          </table:table-cell>
          <table:table-cell office:value-type="float" office:value="0.24953" calcext:value-type="float">
            <text:p>0.2495</text:p>
          </table:table-cell>
          <table:table-cell office:value-type="float" office:value="0.18306" calcext:value-type="float">
            <text:p>0.1831</text:p>
          </table:table-cell>
          <table:table-cell office:value-type="float" office:value="0.20245" calcext:value-type="float">
            <text:p>0.2025</text:p>
          </table:table-cell>
          <table:table-cell office:value-type="float" office:value="0.18811" calcext:value-type="float">
            <text:p>0.1881</text:p>
          </table:table-cell>
          <table:table-cell office:value-type="float" office:value="0.06357" calcext:value-type="float">
            <text:p>0.0636</text:p>
          </table:table-cell>
          <table:table-cell office:value-type="float" office:value="0.063229" calcext:value-type="float">
            <text:p>0.0632</text:p>
          </table:table-cell>
          <table:table-cell office:value-type="float" office:value="0.008529" calcext:value-type="float">
            <text:p>0.0085</text:p>
          </table:table-cell>
          <table:table-cell office:value-type="float" office:value="0.00959" calcext:value-type="float">
            <text:p>0.009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288" calcext:value-type="float">
            <text:p>0.0029</text:p>
          </table:table-cell>
          <table:table-cell table:number-columns-repeated="4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0.25385" calcext:value-type="float">
            <text:p>0.2539</text:p>
          </table:table-cell>
          <table:table-cell office:value-type="float" office:value="0.25671" calcext:value-type="float">
            <text:p>0.2567</text:p>
          </table:table-cell>
          <table:table-cell office:value-type="float" office:value="0.25414" calcext:value-type="float">
            <text:p>0.2541</text:p>
          </table:table-cell>
          <table:table-cell office:value-type="float" office:value="0.25683" calcext:value-type="float">
            <text:p>0.2568</text:p>
          </table:table-cell>
          <table:table-cell office:value-type="float" office:value="0.24984" calcext:value-type="float">
            <text:p>0.2498</text:p>
          </table:table-cell>
          <table:table-cell office:value-type="float" office:value="0.26346" calcext:value-type="float">
            <text:p>0.2635</text:p>
          </table:table-cell>
          <table:table-cell office:value-type="float" office:value="0.24356" calcext:value-type="float">
            <text:p>0.2436</text:p>
          </table:table-cell>
          <table:table-cell office:value-type="float" office:value="0.24767" calcext:value-type="float">
            <text:p>0.2477</text:p>
          </table:table-cell>
          <table:table-cell office:value-type="float" office:value="0.18142" calcext:value-type="float">
            <text:p>0.1814</text:p>
          </table:table-cell>
          <table:table-cell office:value-type="float" office:value="0.20079" calcext:value-type="float">
            <text:p>0.2008</text:p>
          </table:table-cell>
          <table:table-cell office:value-type="float" office:value="0.18586" calcext:value-type="float">
            <text:p>0.1859</text:p>
          </table:table-cell>
          <table:table-cell office:value-type="float" office:value="0.062659" calcext:value-type="float">
            <text:p>0.0627</text:p>
          </table:table-cell>
          <table:table-cell office:value-type="float" office:value="0.06261" calcext:value-type="float">
            <text:p>0.062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933" calcext:value-type="float">
            <text:p>0.0093</text:p>
          </table:table-cell>
          <table:table-cell office:value-type="float" office:value="-0.00078" calcext:value-type="float">
            <text:p>-0.0008</text:p>
          </table:table-cell>
          <table:table-cell office:value-type="float" office:value="0.00326" calcext:value-type="float">
            <text:p>0.0033</text:p>
          </table:table-cell>
          <table:table-cell table:number-columns-repeated="4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0.25209" calcext:value-type="float">
            <text:p>0.2521</text:p>
          </table:table-cell>
          <table:table-cell office:value-type="float" office:value="0.25486" calcext:value-type="float">
            <text:p>0.2549</text:p>
          </table:table-cell>
          <table:table-cell office:value-type="float" office:value="0.25234" calcext:value-type="float">
            <text:p>0.2523</text:p>
          </table:table-cell>
          <table:table-cell office:value-type="float" office:value="0.25433" calcext:value-type="float">
            <text:p>0.2543</text:p>
          </table:table-cell>
          <table:table-cell office:value-type="float" office:value="0.24787" calcext:value-type="float">
            <text:p>0.2479</text:p>
          </table:table-cell>
          <table:table-cell office:value-type="float" office:value="0.26188" calcext:value-type="float">
            <text:p>0.2619</text:p>
          </table:table-cell>
          <table:table-cell office:value-type="float" office:value="0.24097" calcext:value-type="float">
            <text:p>0.2410</text:p>
          </table:table-cell>
          <table:table-cell office:value-type="float" office:value="0.24513" calcext:value-type="float">
            <text:p>0.2451</text:p>
          </table:table-cell>
          <table:table-cell office:value-type="float" office:value="0.18073" calcext:value-type="float">
            <text:p>0.1807</text:p>
          </table:table-cell>
          <table:table-cell office:value-type="float" office:value="0.19995" calcext:value-type="float">
            <text:p>0.2000</text:p>
          </table:table-cell>
          <table:table-cell office:value-type="float" office:value="0.18436" calcext:value-type="float">
            <text:p>0.1844</text:p>
          </table:table-cell>
          <table:table-cell office:value-type="float" office:value="0.06259" calcext:value-type="float">
            <text:p>0.0626</text:p>
          </table:table-cell>
          <table:table-cell office:value-type="float" office:value="0.06214" calcext:value-type="float">
            <text:p>0.0621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9429" calcext:value-type="float">
            <text:p>0.0094</text:p>
          </table:table-cell>
          <table:table-cell office:value-type="float" office:value="-0.00113" calcext:value-type="float">
            <text:p>-0.0011</text:p>
          </table:table-cell>
          <table:table-cell office:value-type="float" office:value="0.00263" calcext:value-type="float">
            <text:p>0.0026</text:p>
          </table:table-cell>
          <table:table-cell table:number-columns-repeated="4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0.25044" calcext:value-type="float">
            <text:p>0.2504</text:p>
          </table:table-cell>
          <table:table-cell office:value-type="float" office:value="0.25337" calcext:value-type="float">
            <text:p>0.2534</text:p>
          </table:table-cell>
          <table:table-cell office:value-type="float" office:value="0.25034" calcext:value-type="float">
            <text:p>0.2503</text:p>
          </table:table-cell>
          <table:table-cell office:value-type="float" office:value="0.25263" calcext:value-type="float">
            <text:p>0.2526</text:p>
          </table:table-cell>
          <table:table-cell office:value-type="float" office:value="0.24602" calcext:value-type="float">
            <text:p>0.2460</text:p>
          </table:table-cell>
          <table:table-cell office:value-type="float" office:value="0.25996" calcext:value-type="float">
            <text:p>0.2600</text:p>
          </table:table-cell>
          <table:table-cell office:value-type="float" office:value="0.23984" calcext:value-type="float">
            <text:p>0.2398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17964" calcext:value-type="float">
            <text:p>0.1796</text:p>
          </table:table-cell>
          <table:table-cell office:value-type="float" office:value="0.1989" calcext:value-type="float">
            <text:p>0.1989</text:p>
          </table:table-cell>
          <table:table-cell office:value-type="float" office:value="0.18274" calcext:value-type="float">
            <text:p>0.1827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6196" calcext:value-type="float">
            <text:p>0.0620</text:p>
          </table:table-cell>
          <table:table-cell office:value-type="float" office:value="0.00923" calcext:value-type="float">
            <text:p>0.0092</text:p>
          </table:table-cell>
          <table:table-cell office:value-type="float" office:value="0.00927" calcext:value-type="float">
            <text:p>0.0093</text:p>
          </table:table-cell>
          <table:table-cell office:value-type="float" office:value="-0.00067" calcext:value-type="float">
            <text:p>-0.0007</text:p>
          </table:table-cell>
          <table:table-cell office:value-type="float" office:value="0.00264" calcext:value-type="float">
            <text:p>0.0026</text:p>
          </table:table-cell>
          <table:table-cell table:number-columns-repeated="4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25131" calcext:value-type="float">
            <text:p>0.2513</text:p>
          </table:table-cell>
          <table:table-cell office:value-type="float" office:value="0.24824" calcext:value-type="float">
            <text:p>0.2482</text:p>
          </table:table-cell>
          <table:table-cell office:value-type="float" office:value="0.25051" calcext:value-type="float">
            <text:p>0.2505</text:p>
          </table:table-cell>
          <table:table-cell office:value-type="float" office:value="0.24432" calcext:value-type="float">
            <text:p>0.2443</text:p>
          </table:table-cell>
          <table:table-cell office:value-type="float" office:value="0.25735" calcext:value-type="float">
            <text:p>0.2574</text:p>
          </table:table-cell>
          <table:table-cell office:value-type="float" office:value="0.23819" calcext:value-type="float">
            <text:p>0.2382</text:p>
          </table:table-cell>
          <table:table-cell office:value-type="float" office:value="0.24167" calcext:value-type="float">
            <text:p>0.2417</text:p>
          </table:table-cell>
          <table:table-cell office:value-type="float" office:value="0.17852" calcext:value-type="float">
            <text:p>0.1785</text:p>
          </table:table-cell>
          <table:table-cell office:value-type="float" office:value="0.19763" calcext:value-type="float">
            <text:p>0.1976</text:p>
          </table:table-cell>
          <table:table-cell office:value-type="float" office:value="0.18142" calcext:value-type="float">
            <text:p>0.1814</text:p>
          </table:table-cell>
          <table:table-cell office:value-type="float" office:value="0.06176" calcext:value-type="float">
            <text:p>0.0618</text:p>
          </table:table-cell>
          <table:table-cell office:value-type="float" office:value="0.06117" calcext:value-type="float">
            <text:p>0.0612</text:p>
          </table:table-cell>
          <table:table-cell office:value-type="float" office:value="0.00925" calcext:value-type="float">
            <text:p>0.0093</text:p>
          </table:table-cell>
          <table:table-cell office:value-type="float" office:value="0.00942" calcext:value-type="float">
            <text:p>0.0094</text:p>
          </table:table-cell>
          <table:table-cell office:value-type="float" office:value="-0.00111" calcext:value-type="float">
            <text:p>-0.0011</text:p>
          </table:table-cell>
          <table:table-cell office:value-type="float" office:value="0.00252" calcext:value-type="float">
            <text:p>0.0025</text:p>
          </table:table-cell>
          <table:table-cell table:number-columns-repeated="4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0.2465" calcext:value-type="float">
            <text:p>0.2465</text:p>
          </table:table-cell>
          <table:table-cell office:value-type="float" office:value="0.24893" calcext:value-type="float">
            <text:p>0.2489</text:p>
          </table:table-cell>
          <table:table-cell office:value-type="float" office:value="0.24586" calcext:value-type="float">
            <text:p>0.2459</text:p>
          </table:table-cell>
          <table:table-cell office:value-type="float" office:value="0.24802" calcext:value-type="float">
            <text:p>0.2480</text:p>
          </table:table-cell>
          <table:table-cell office:value-type="float" office:value="0.24254" calcext:value-type="float">
            <text:p>0.2425</text:p>
          </table:table-cell>
          <table:table-cell office:value-type="float" office:value="0.25552" calcext:value-type="float">
            <text:p>0.2555</text:p>
          </table:table-cell>
          <table:table-cell office:value-type="float" office:value="0.23556" calcext:value-type="float">
            <text:p>0.2356</text:p>
          </table:table-cell>
          <table:table-cell office:value-type="float" office:value="0.23928" calcext:value-type="float">
            <text:p>0.2393</text:p>
          </table:table-cell>
          <table:table-cell office:value-type="float" office:value="0.17641" calcext:value-type="float">
            <text:p>0.1764</text:p>
          </table:table-cell>
          <table:table-cell office:value-type="float" office:value="0.19614" calcext:value-type="float">
            <text:p>0.1961</text:p>
          </table:table-cell>
          <table:table-cell office:value-type="float" office:value="0.17926" calcext:value-type="float">
            <text:p>0.1793</text:p>
          </table:table-cell>
          <table:table-cell office:value-type="float" office:value="0.06153" calcext:value-type="float">
            <text:p>0.0615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0905" calcext:value-type="float">
            <text:p>0.0091</text:p>
          </table:table-cell>
          <table:table-cell office:value-type="float" office:value="0.009039" calcext:value-type="float">
            <text:p>0.0090</text:p>
          </table:table-cell>
          <table:table-cell office:value-type="float" office:value="-0.00107" calcext:value-type="float">
            <text:p>-0.0011</text:p>
          </table:table-cell>
          <table:table-cell office:value-type="float" office:value="0.0021" calcext:value-type="float">
            <text:p>0.0021</text:p>
          </table:table-cell>
          <table:table-cell table:number-columns-repeated="4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0.24416" calcext:value-type="float">
            <text:p>0.2442</text:p>
          </table:table-cell>
          <table:table-cell office:value-type="float" office:value="0.24693" calcext:value-type="float">
            <text:p>0.2469</text:p>
          </table:table-cell>
          <table:table-cell office:value-type="float" office:value="0.24354" calcext:value-type="float">
            <text:p>0.2435</text:p>
          </table:table-cell>
          <table:table-cell office:value-type="float" office:value="0.24568" calcext:value-type="float">
            <text:p>0.2457</text:p>
          </table:table-cell>
          <table:table-cell office:value-type="float" office:value="0.23966" calcext:value-type="float">
            <text:p>0.2397</text:p>
          </table:table-cell>
          <table:table-cell office:value-type="float" office:value="0.25291" calcext:value-type="float">
            <text:p>0.2529</text:p>
          </table:table-cell>
          <table:table-cell office:value-type="float" office:value="0.23314" calcext:value-type="float">
            <text:p>0.2331</text:p>
          </table:table-cell>
          <table:table-cell office:value-type="float" office:value="0.23704" calcext:value-type="float">
            <text:p>0.2370</text:p>
          </table:table-cell>
          <table:table-cell office:value-type="float" office:value="0.17519" calcext:value-type="float">
            <text:p>0.1752</text:p>
          </table:table-cell>
          <table:table-cell office:value-type="float" office:value="0.19443" calcext:value-type="float">
            <text:p>0.1944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06146" calcext:value-type="float">
            <text:p>0.0615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08959" calcext:value-type="float">
            <text:p>0.0090</text:p>
          </table:table-cell>
          <table:table-cell office:value-type="float" office:value="0.00875" calcext:value-type="float">
            <text:p>0.0088</text:p>
          </table:table-cell>
          <table:table-cell office:value-type="float" office:value="-0.00132" calcext:value-type="float">
            <text:p>-0.0013</text:p>
          </table:table-cell>
          <table:table-cell office:value-type="float" office:value="0.00213" calcext:value-type="float">
            <text:p>0.0021</text:p>
          </table:table-cell>
          <table:table-cell table:number-columns-repeated="4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0.24074" calcext:value-type="float">
            <text:p>0.2407</text:p>
          </table:table-cell>
          <table:table-cell office:value-type="float" office:value="0.24395" calcext:value-type="float">
            <text:p>0.2440</text:p>
          </table:table-cell>
          <table:table-cell office:value-type="float" office:value="0.24098" calcext:value-type="float">
            <text:p>0.2410</text:p>
          </table:table-cell>
          <table:table-cell office:value-type="float" office:value="0.24317" calcext:value-type="float">
            <text:p>0.2432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24985" calcext:value-type="float">
            <text:p>0.2499</text:p>
          </table:table-cell>
          <table:table-cell office:value-type="float" office:value="0.22999" calcext:value-type="float">
            <text:p>0.2300</text:p>
          </table:table-cell>
          <table:table-cell office:value-type="float" office:value="0.23409" calcext:value-type="float">
            <text:p>0.2341</text:p>
          </table:table-cell>
          <table:table-cell office:value-type="float" office:value="0.17215" calcext:value-type="float">
            <text:p>0.1722</text:p>
          </table:table-cell>
          <table:table-cell office:value-type="float" office:value="0.19126" calcext:value-type="float">
            <text:p>0.1913</text:p>
          </table:table-cell>
          <table:table-cell office:value-type="float" office:value="0.17584" calcext:value-type="float">
            <text:p>0.1758</text:p>
          </table:table-cell>
          <table:table-cell office:value-type="float" office:value="0.05982" calcext:value-type="float">
            <text:p>0.0598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08359" calcext:value-type="float">
            <text:p>0.0084</text:p>
          </table:table-cell>
          <table:table-cell office:value-type="float" office:value="0.00929" calcext:value-type="float">
            <text:p>0.0093</text:p>
          </table:table-cell>
          <table:table-cell office:value-type="float" office:value="-0.00073" calcext:value-type="float">
            <text:p>-0.0007</text:p>
          </table:table-cell>
          <table:table-cell office:value-type="float" office:value="0.00243" calcext:value-type="float">
            <text:p>0.0024</text:p>
          </table:table-cell>
          <table:table-cell table:number-columns-repeated="4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0.23864" calcext:value-type="float">
            <text:p>0.2386</text:p>
          </table:table-cell>
          <table:table-cell office:value-type="float" office:value="0.24186" calcext:value-type="float">
            <text:p>0.2419</text:p>
          </table:table-cell>
          <table:table-cell office:value-type="float" office:value="0.23859" calcext:value-type="float">
            <text:p>0.2386</text:p>
          </table:table-cell>
          <table:table-cell office:value-type="float" office:value="0.24075" calcext:value-type="float">
            <text:p>0.2408</text:p>
          </table:table-cell>
          <table:table-cell office:value-type="float" office:value="0.23446" calcext:value-type="float">
            <text:p>0.2345</text:p>
          </table:table-cell>
          <table:table-cell office:value-type="float" office:value="0.24765" calcext:value-type="float">
            <text:p>0.2477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23173" calcext:value-type="float">
            <text:p>0.2317</text:p>
          </table:table-cell>
          <table:table-cell office:value-type="float" office:value="0.17059" calcext:value-type="float">
            <text:p>0.1706</text:p>
          </table:table-cell>
          <table:table-cell office:value-type="float" office:value="0.18987" calcext:value-type="float">
            <text:p>0.1899</text:p>
          </table:table-cell>
          <table:table-cell office:value-type="float" office:value="0.17402" calcext:value-type="float">
            <text:p>0.1740</text:p>
          </table:table-cell>
          <table:table-cell office:value-type="float" office:value="0.05972" calcext:value-type="float">
            <text:p>0.0597</text:p>
          </table:table-cell>
          <table:table-cell office:value-type="float" office:value="0.05904" calcext:value-type="float">
            <text:p>0.0590</text:p>
          </table:table-cell>
          <table:table-cell office:value-type="float" office:value="0.008619" calcext:value-type="float">
            <text:p>0.0086</text:p>
          </table:table-cell>
          <table:table-cell office:value-type="float" office:value="0.00932" calcext:value-type="float">
            <text:p>0.0093</text:p>
          </table:table-cell>
          <table:table-cell office:value-type="float" office:value="-0.00054" calcext:value-type="float">
            <text:p>-0.0005</text:p>
          </table:table-cell>
          <table:table-cell office:value-type="float" office:value="0.0024" calcext:value-type="float">
            <text:p>0.0024</text:p>
          </table:table-cell>
          <table:table-cell table:number-columns-repeated="4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0.23617" calcext:value-type="float">
            <text:p>0.2362</text:p>
          </table:table-cell>
          <table:table-cell office:value-type="float" office:value="0.23947" calcext:value-type="float">
            <text:p>0.2395</text:p>
          </table:table-cell>
          <table:table-cell office:value-type="float" office:value="0.23653" calcext:value-type="float">
            <text:p>0.236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23236" calcext:value-type="float">
            <text:p>0.2324</text:p>
          </table:table-cell>
          <table:table-cell office:value-type="float" office:value="0.24505" calcext:value-type="float">
            <text:p>0.2451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22947" calcext:value-type="float">
            <text:p>0.2295</text:p>
          </table:table-cell>
          <table:table-cell office:value-type="float" office:value="0.16898" calcext:value-type="float">
            <text:p>0.1690</text:p>
          </table:table-cell>
          <table:table-cell office:value-type="float" office:value="0.18829" calcext:value-type="float">
            <text:p>0.1883</text:p>
          </table:table-cell>
          <table:table-cell office:value-type="float" office:value="0.17247" calcext:value-type="float">
            <text:p>0.1725</text:p>
          </table:table-cell>
          <table:table-cell office:value-type="float" office:value="0.05907" calcext:value-type="float">
            <text:p>0.0591</text:p>
          </table:table-cell>
          <table:table-cell office:value-type="float" office:value="0.05849" calcext:value-type="float">
            <text:p>0.0585</text:p>
          </table:table-cell>
          <table:table-cell office:value-type="float" office:value="0.00846" calcext:value-type="float">
            <text:p>0.0085</text:p>
          </table:table-cell>
          <table:table-cell office:value-type="float" office:value="0.009129" calcext:value-type="float">
            <text:p>0.0091</text:p>
          </table:table-cell>
          <table:table-cell office:value-type="float" office:value="-0.00081" calcext:value-type="float">
            <text:p>-0.0008</text:p>
          </table:table-cell>
          <table:table-cell office:value-type="float" office:value="0.00217" calcext:value-type="float">
            <text:p>0.0022</text:p>
          </table:table-cell>
          <table:table-cell table:number-columns-repeated="4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0.23375" calcext:value-type="float">
            <text:p>0.2338</text:p>
          </table:table-cell>
          <table:table-cell office:value-type="float" office:value="0.23702" calcext:value-type="float">
            <text:p>0.2370</text:p>
          </table:table-cell>
          <table:table-cell office:value-type="float" office:value="0.23408" calcext:value-type="float">
            <text:p>0.2341</text:p>
          </table:table-cell>
          <table:table-cell office:value-type="float" office:value="0.23595" calcext:value-type="float">
            <text:p>0.2360</text:p>
          </table:table-cell>
          <table:table-cell office:value-type="float" office:value="0.22993" calcext:value-type="float">
            <text:p>0.2299</text:p>
          </table:table-cell>
          <table:table-cell office:value-type="float" office:value="0.24274" calcext:value-type="float">
            <text:p>0.2427</text:p>
          </table:table-cell>
          <table:table-cell office:value-type="float" office:value="0.22306" calcext:value-type="float">
            <text:p>0.2231</text:p>
          </table:table-cell>
          <table:table-cell office:value-type="float" office:value="0.22691" calcext:value-type="float">
            <text:p>0.2269</text:p>
          </table:table-cell>
          <table:table-cell office:value-type="float" office:value="0.16729" calcext:value-type="float">
            <text:p>0.1673</text:p>
          </table:table-cell>
          <table:table-cell office:value-type="float" office:value="0.18657" calcext:value-type="float">
            <text:p>0.1866</text:p>
          </table:table-cell>
          <table:table-cell office:value-type="float" office:value="0.17071" calcext:value-type="float">
            <text:p>0.1707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5798" calcext:value-type="float">
            <text:p>0.0580</text:p>
          </table:table-cell>
          <table:table-cell office:value-type="float" office:value="0.00817" calcext:value-type="float">
            <text:p>0.0082</text:p>
          </table:table-cell>
          <table:table-cell office:value-type="float" office:value="0.00897" calcext:value-type="float">
            <text:p>0.0090</text:p>
          </table:table-cell>
          <table:table-cell office:value-type="float" office:value="-0.00071" calcext:value-type="float">
            <text:p>-0.0007</text:p>
          </table:table-cell>
          <table:table-cell office:value-type="float" office:value="0.00207" calcext:value-type="float">
            <text:p>0.0021</text:p>
          </table:table-cell>
          <table:table-cell table:number-columns-repeated="4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0.23155" calcext:value-type="float">
            <text:p>0.2316</text:p>
          </table:table-cell>
          <table:table-cell office:value-type="float" office:value="0.23456" calcext:value-type="float">
            <text:p>0.2346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23352" calcext:value-type="float">
            <text:p>0.2335</text:p>
          </table:table-cell>
          <table:table-cell office:value-type="float" office:value="0.22748" calcext:value-type="float">
            <text:p>0.2275</text:p>
          </table:table-cell>
          <table:table-cell office:value-type="float" office:value="0.24036" calcext:value-type="float">
            <text:p>0.2404</text:p>
          </table:table-cell>
          <table:table-cell office:value-type="float" office:value="0.22058" calcext:value-type="float">
            <text:p>0.2206</text:p>
          </table:table-cell>
          <table:table-cell office:value-type="float" office:value="0.22473" calcext:value-type="float">
            <text:p>0.2247</text:p>
          </table:table-cell>
          <table:table-cell office:value-type="float" office:value="0.16534" calcext:value-type="float">
            <text:p>0.1653</text:p>
          </table:table-cell>
          <table:table-cell office:value-type="float" office:value="0.18457" calcext:value-type="float">
            <text:p>0.1846</text:p>
          </table:table-cell>
          <table:table-cell office:value-type="float" office:value="0.16872" calcext:value-type="float">
            <text:p>0.1687</text:p>
          </table:table-cell>
          <table:table-cell office:value-type="float" office:value="0.05785" calcext:value-type="float">
            <text:p>0.0579</text:p>
          </table:table-cell>
          <table:table-cell office:value-type="float" office:value="0.05729" calcext:value-type="float">
            <text:p>0.0573</text:p>
          </table:table-cell>
          <table:table-cell office:value-type="float" office:value="0.00824" calcext:value-type="float">
            <text:p>0.0082</text:p>
          </table:table-cell>
          <table:table-cell office:value-type="float" office:value="0.00891" calcext:value-type="float">
            <text:p>0.0089</text:p>
          </table:table-cell>
          <table:table-cell office:value-type="float" office:value="-0.00061" calcext:value-type="float">
            <text:p>-0.0006</text:p>
          </table:table-cell>
          <table:table-cell office:value-type="float" office:value="0.00227" calcext:value-type="float">
            <text:p>0.0023</text:p>
          </table:table-cell>
          <table:table-cell table:number-columns-repeated="4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0.22891" calcext:value-type="float">
            <text:p>0.2289</text:p>
          </table:table-cell>
          <table:table-cell office:value-type="float" office:value="0.232" calcext:value-type="float">
            <text:p>0.2320</text:p>
          </table:table-cell>
          <table:table-cell office:value-type="float" office:value="0.22869" calcext:value-type="float">
            <text:p>0.2287</text:p>
          </table:table-cell>
          <table:table-cell office:value-type="float" office:value="0.23094" calcext:value-type="float">
            <text:p>0.2309</text:p>
          </table:table-cell>
          <table:table-cell office:value-type="float" office:value="0.22494" calcext:value-type="float">
            <text:p>0.2249</text:p>
          </table:table-cell>
          <table:table-cell office:value-type="float" office:value="0.23772" calcext:value-type="float">
            <text:p>0.2377</text:p>
          </table:table-cell>
          <table:table-cell office:value-type="float" office:value="0.21814" calcext:value-type="float">
            <text:p>0.2181</text:p>
          </table:table-cell>
          <table:table-cell office:value-type="float" office:value="0.22216" calcext:value-type="float">
            <text:p>0.2222</text:p>
          </table:table-cell>
          <table:table-cell office:value-type="float" office:value="0.16334" calcext:value-type="float">
            <text:p>0.1633</text:p>
          </table:table-cell>
          <table:table-cell office:value-type="float" office:value="0.18277" calcext:value-type="float">
            <text:p>0.1828</text:p>
          </table:table-cell>
          <table:table-cell office:value-type="float" office:value="0.16695" calcext:value-type="float">
            <text:p>0.1670</text:p>
          </table:table-cell>
          <table:table-cell office:value-type="float" office:value="0.05703" calcext:value-type="float">
            <text:p>0.0570</text:p>
          </table:table-cell>
          <table:table-cell office:value-type="float" office:value="0.05658" calcext:value-type="float">
            <text:p>0.0566</text:p>
          </table:table-cell>
          <table:table-cell office:value-type="float" office:value="0.00803" calcext:value-type="float">
            <text:p>0.0080</text:p>
          </table:table-cell>
          <table:table-cell office:value-type="float" office:value="0.00882" calcext:value-type="float">
            <text:p>0.0088</text:p>
          </table:table-cell>
          <table:table-cell office:value-type="float" office:value="-0.00058" calcext:value-type="float">
            <text:p>-0.0006</text:p>
          </table:table-cell>
          <table:table-cell office:value-type="float" office:value="0.00238" calcext:value-type="float">
            <text:p>0.0024</text:p>
          </table:table-cell>
          <table:table-cell table:number-columns-repeated="4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0.22633" calcext:value-type="float">
            <text:p>0.2263</text:p>
          </table:table-cell>
          <table:table-cell office:value-type="float" office:value="0.22936" calcext:value-type="float">
            <text:p>0.2294</text:p>
          </table:table-cell>
          <table:table-cell office:value-type="float" office:value="0.22643" calcext:value-type="float">
            <text:p>0.2264</text:p>
          </table:table-cell>
          <table:table-cell office:value-type="float" office:value="0.22825" calcext:value-type="float">
            <text:p>0.2283</text:p>
          </table:table-cell>
          <table:table-cell office:value-type="float" office:value="0.22225" calcext:value-type="float">
            <text:p>0.2223</text:p>
          </table:table-cell>
          <table:table-cell office:value-type="float" office:value="0.23513" calcext:value-type="float">
            <text:p>0.2351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21964" calcext:value-type="float">
            <text:p>0.2196</text:p>
          </table:table-cell>
          <table:table-cell office:value-type="float" office:value="0.16123" calcext:value-type="float">
            <text:p>0.1612</text:p>
          </table:table-cell>
          <table:table-cell office:value-type="float" office:value="0.18091" calcext:value-type="float">
            <text:p>0.1809</text:p>
          </table:table-cell>
          <table:table-cell office:value-type="float" office:value="0.16532" calcext:value-type="float">
            <text:p>0.1653</text:p>
          </table:table-cell>
          <table:table-cell office:value-type="float" office:value="0.05609" calcext:value-type="float">
            <text:p>0.0561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00787" calcext:value-type="float">
            <text:p>0.0079</text:p>
          </table:table-cell>
          <table:table-cell office:value-type="float" office:value="0.0089" calcext:value-type="float">
            <text:p>0.0089</text:p>
          </table:table-cell>
          <table:table-cell office:value-type="float" office:value="-0.00043" calcext:value-type="float">
            <text:p>-0.0004</text:p>
          </table:table-cell>
          <table:table-cell office:value-type="float" office:value="0.00262" calcext:value-type="float">
            <text:p>0.0026</text:p>
          </table:table-cell>
          <table:table-cell table:number-columns-repeated="4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0.22374" calcext:value-type="float">
            <text:p>0.2237</text:p>
          </table:table-cell>
          <table:table-cell office:value-type="float" office:value="0.22669" calcext:value-type="float">
            <text:p>0.2267</text:p>
          </table:table-cell>
          <table:table-cell office:value-type="float" office:value="0.22395" calcext:value-type="float">
            <text:p>0.2240</text:p>
          </table:table-cell>
          <table:table-cell office:value-type="float" office:value="0.22568" calcext:value-type="float">
            <text:p>0.2257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23279" calcext:value-type="float">
            <text:p>0.2328</text:p>
          </table:table-cell>
          <table:table-cell office:value-type="float" office:value="0.21288" calcext:value-type="float">
            <text:p>0.2129</text:p>
          </table:table-cell>
          <table:table-cell office:value-type="float" office:value="0.21699" calcext:value-type="float">
            <text:p>0.2170</text:p>
          </table:table-cell>
          <table:table-cell office:value-type="float" office:value="0.15929" calcext:value-type="float">
            <text:p>0.1593</text:p>
          </table:table-cell>
          <table:table-cell office:value-type="float" office:value="0.17889" calcext:value-type="float">
            <text:p>0.1789</text:p>
          </table:table-cell>
          <table:table-cell office:value-type="float" office:value="0.16359" calcext:value-type="float">
            <text:p>0.1636</text:p>
          </table:table-cell>
          <table:table-cell office:value-type="float" office:value="0.05548" calcext:value-type="float">
            <text:p>0.0555</text:p>
          </table:table-cell>
          <table:table-cell office:value-type="float" office:value="0.05537" calcext:value-type="float">
            <text:p>0.0554</text:p>
          </table:table-cell>
          <table:table-cell office:value-type="float" office:value="0.00739" calcext:value-type="float">
            <text:p>0.0074</text:p>
          </table:table-cell>
          <table:table-cell office:value-type="float" office:value="0.008319" calcext:value-type="float">
            <text:p>0.0083</text:p>
          </table:table-cell>
          <table:table-cell office:value-type="float" office:value="-0.00061" calcext:value-type="float">
            <text:p>-0.0006</text:p>
          </table:table-cell>
          <table:table-cell office:value-type="float" office:value="0.00238" calcext:value-type="float">
            <text:p>0.0024</text:p>
          </table:table-cell>
          <table:table-cell table:number-columns-repeated="4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0.221" calcext:value-type="float">
            <text:p>0.2210</text:p>
          </table:table-cell>
          <table:table-cell office:value-type="float" office:value="0.22362" calcext:value-type="float">
            <text:p>0.2236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22324" calcext:value-type="float">
            <text:p>0.2232</text:p>
          </table:table-cell>
          <table:table-cell office:value-type="float" office:value="0.21748" calcext:value-type="float">
            <text:p>0.2175</text:p>
          </table:table-cell>
          <table:table-cell office:value-type="float" office:value="0.23034" calcext:value-type="float">
            <text:p>0.2303</text:p>
          </table:table-cell>
          <table:table-cell office:value-type="float" office:value="0.21031" calcext:value-type="float">
            <text:p>0.2103</text:p>
          </table:table-cell>
          <table:table-cell office:value-type="float" office:value="0.21484" calcext:value-type="float">
            <text:p>0.2148</text:p>
          </table:table-cell>
          <table:table-cell office:value-type="float" office:value="0.15762" calcext:value-type="float">
            <text:p>0.1576</text:p>
          </table:table-cell>
          <table:table-cell office:value-type="float" office:value="0.17739" calcext:value-type="float">
            <text:p>0.1774</text:p>
          </table:table-cell>
          <table:table-cell office:value-type="float" office:value="0.16167" calcext:value-type="float">
            <text:p>0.1617</text:p>
          </table:table-cell>
          <table:table-cell office:value-type="float" office:value="0.05515" calcext:value-type="float">
            <text:p>0.0552</text:p>
          </table:table-cell>
          <table:table-cell office:value-type="float" office:value="0.05524" calcext:value-type="float">
            <text:p>0.0552</text:p>
          </table:table-cell>
          <table:table-cell office:value-type="float" office:value="0.00772" calcext:value-type="float">
            <text:p>0.0077</text:p>
          </table:table-cell>
          <table:table-cell office:value-type="float" office:value="0.00865" calcext:value-type="float">
            <text:p>0.0087</text:p>
          </table:table-cell>
          <table:table-cell office:value-type="float" office:value="-0.00027" calcext:value-type="float">
            <text:p>-0.0003</text:p>
          </table:table-cell>
          <table:table-cell office:value-type="float" office:value="0.00268" calcext:value-type="float">
            <text:p>0.0027</text:p>
          </table:table-cell>
          <table:table-cell table:number-columns-repeated="4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0.21845" calcext:value-type="float">
            <text:p>0.2185</text:p>
          </table:table-cell>
          <table:table-cell office:value-type="float" office:value="0.22129" calcext:value-type="float">
            <text:p>0.2213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22037" calcext:value-type="float">
            <text:p>0.2204</text:p>
          </table:table-cell>
          <table:table-cell office:value-type="float" office:value="0.21476" calcext:value-type="float">
            <text:p>0.2148</text:p>
          </table:table-cell>
          <table:table-cell office:value-type="float" office:value="0.22738" calcext:value-type="float">
            <text:p>0.2274</text:p>
          </table:table-cell>
          <table:table-cell office:value-type="float" office:value="0.20788" calcext:value-type="float">
            <text:p>0.2079</text:p>
          </table:table-cell>
          <table:table-cell office:value-type="float" office:value="0.21203" calcext:value-type="float">
            <text:p>0.2120</text:p>
          </table:table-cell>
          <table:table-cell office:value-type="float" office:value="0.15513" calcext:value-type="float">
            <text:p>0.1551</text:p>
          </table:table-cell>
          <table:table-cell office:value-type="float" office:value="0.17483" calcext:value-type="float">
            <text:p>0.1748</text:p>
          </table:table-cell>
          <table:table-cell office:value-type="float" office:value="0.15948" calcext:value-type="float">
            <text:p>0.1595</text:p>
          </table:table-cell>
          <table:table-cell office:value-type="float" office:value="0.05425" calcext:value-type="float">
            <text:p>0.0543</text:p>
          </table:table-cell>
          <table:table-cell office:value-type="float" office:value="0.05407" calcext:value-type="float">
            <text:p>0.054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8229" calcext:value-type="float">
            <text:p>0.0082</text:p>
          </table:table-cell>
          <table:table-cell office:value-type="float" office:value="-0.00052" calcext:value-type="float">
            <text:p>-0.0005</text:p>
          </table:table-cell>
          <table:table-cell office:value-type="float" office:value="0.0027" calcext:value-type="float">
            <text:p>0.0027</text:p>
          </table:table-cell>
          <table:table-cell table:number-columns-repeated="4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0.21553" calcext:value-type="float">
            <text:p>0.2155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2174" calcext:value-type="float">
            <text:p>0.2174</text:p>
          </table:table-cell>
          <table:table-cell office:value-type="float" office:value="0.21172" calcext:value-type="float">
            <text:p>0.2117</text:p>
          </table:table-cell>
          <table:table-cell office:value-type="float" office:value="0.22447" calcext:value-type="float">
            <text:p>0.2245</text:p>
          </table:table-cell>
          <table:table-cell office:value-type="float" office:value="0.20488" calcext:value-type="float">
            <text:p>0.2049</text:p>
          </table:table-cell>
          <table:table-cell office:value-type="float" office:value="0.20915" calcext:value-type="float">
            <text:p>0.2092</text:p>
          </table:table-cell>
          <table:table-cell office:value-type="float" office:value="0.15331" calcext:value-type="float">
            <text:p>0.1533</text:p>
          </table:table-cell>
          <table:table-cell office:value-type="float" office:value="0.17299" calcext:value-type="float">
            <text:p>0.1730</text:p>
          </table:table-cell>
          <table:table-cell office:value-type="float" office:value="0.15749" calcext:value-type="float">
            <text:p>0.1575</text:p>
          </table:table-cell>
          <table:table-cell office:value-type="float" office:value="0.05367" calcext:value-type="float">
            <text:p>0.0537</text:p>
          </table:table-cell>
          <table:table-cell office:value-type="float" office:value="0.05362" calcext:value-type="float">
            <text:p>0.0536</text:p>
          </table:table-cell>
          <table:table-cell office:value-type="float" office:value="0.00723" calcext:value-type="float">
            <text:p>0.0072</text:p>
          </table:table-cell>
          <table:table-cell office:value-type="float" office:value="0.00818" calcext:value-type="float">
            <text:p>0.0082</text:p>
          </table:table-cell>
          <table:table-cell office:value-type="float" office:value="-0.00044" calcext:value-type="float">
            <text:p>-0.0004</text:p>
          </table:table-cell>
          <table:table-cell office:value-type="float" office:value="0.00281" calcext:value-type="float">
            <text:p>0.0028</text:p>
          </table:table-cell>
          <table:table-cell table:number-columns-repeated="4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0.21297" calcext:value-type="float">
            <text:p>0.2130</text:p>
          </table:table-cell>
          <table:table-cell office:value-type="float" office:value="0.21567" calcext:value-type="float">
            <text:p>0.2157</text:p>
          </table:table-cell>
          <table:table-cell office:value-type="float" office:value="0.21296" calcext:value-type="float">
            <text:p>0.2130</text:p>
          </table:table-cell>
          <table:table-cell office:value-type="float" office:value="0.21451" calcext:value-type="float">
            <text:p>0.2145</text:p>
          </table:table-cell>
          <table:table-cell office:value-type="float" office:value="0.20911" calcext:value-type="float">
            <text:p>0.2091</text:p>
          </table:table-cell>
          <table:table-cell office:value-type="float" office:value="0.22187" calcext:value-type="float">
            <text:p>0.2219</text:p>
          </table:table-cell>
          <table:table-cell office:value-type="float" office:value="0.20198" calcext:value-type="float">
            <text:p>0.2020</text:p>
          </table:table-cell>
          <table:table-cell office:value-type="float" office:value="0.20668" calcext:value-type="float">
            <text:p>0.2067</text:p>
          </table:table-cell>
          <table:table-cell office:value-type="float" office:value="0.15135" calcext:value-type="float">
            <text:p>0.1514</text:p>
          </table:table-cell>
          <table:table-cell office:value-type="float" office:value="0.171" calcext:value-type="float">
            <text:p>0.1710</text:p>
          </table:table-cell>
          <table:table-cell office:value-type="float" office:value="0.15575" calcext:value-type="float">
            <text:p>0.1558</text:p>
          </table:table-cell>
          <table:table-cell office:value-type="float" office:value="0.05308" calcext:value-type="float">
            <text:p>0.0531</text:p>
          </table:table-cell>
          <table:table-cell office:value-type="float" office:value="0.05314" calcext:value-type="float">
            <text:p>0.0531</text:p>
          </table:table-cell>
          <table:table-cell office:value-type="float" office:value="0.00733" calcext:value-type="float">
            <text:p>0.0073</text:p>
          </table:table-cell>
          <table:table-cell office:value-type="float" office:value="0.008229" calcext:value-type="float">
            <text:p>0.0082</text:p>
          </table:table-cell>
          <table:table-cell office:value-type="float" office:value="-0.00025" calcext:value-type="float">
            <text:p>-0.0003</text:p>
          </table:table-cell>
          <table:table-cell office:value-type="float" office:value="0.00301" calcext:value-type="float">
            <text:p>0.0030</text:p>
          </table:table-cell>
          <table:table-cell table:number-columns-repeated="4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0.21011" calcext:value-type="float">
            <text:p>0.2101</text:p>
          </table:table-cell>
          <table:table-cell office:value-type="float" office:value="0.21271" calcext:value-type="float">
            <text:p>0.2127</text:p>
          </table:table-cell>
          <table:table-cell office:value-type="float" office:value="0.20993" calcext:value-type="float">
            <text:p>0.2099</text:p>
          </table:table-cell>
          <table:table-cell office:value-type="float" office:value="0.21169" calcext:value-type="float">
            <text:p>0.2117</text:p>
          </table:table-cell>
          <table:table-cell office:value-type="float" office:value="0.20648" calcext:value-type="float">
            <text:p>0.2065</text:p>
          </table:table-cell>
          <table:table-cell office:value-type="float" office:value="0.21886" calcext:value-type="float">
            <text:p>0.2189</text:p>
          </table:table-cell>
          <table:table-cell office:value-type="float" office:value="0.19955" calcext:value-type="float">
            <text:p>0.1996</text:p>
          </table:table-cell>
          <table:table-cell office:value-type="float" office:value="0.20395" calcext:value-type="float">
            <text:p>0.2040</text:p>
          </table:table-cell>
          <table:table-cell office:value-type="float" office:value="0.14925" calcext:value-type="float">
            <text:p>0.1493</text:p>
          </table:table-cell>
          <table:table-cell office:value-type="float" office:value="0.16907" calcext:value-type="float">
            <text:p>0.1691</text:p>
          </table:table-cell>
          <table:table-cell office:value-type="float" office:value="0.15398" calcext:value-type="float">
            <text:p>0.1540</text:p>
          </table:table-cell>
          <table:table-cell office:value-type="float" office:value="0.05267" calcext:value-type="float">
            <text:p>0.0527</text:p>
          </table:table-cell>
          <table:table-cell office:value-type="float" office:value="0.05232" calcext:value-type="float">
            <text:p>0.0523</text:p>
          </table:table-cell>
          <table:table-cell office:value-type="float" office:value="0.00731" calcext:value-type="float">
            <text:p>0.0073</text:p>
          </table:table-cell>
          <table:table-cell office:value-type="float" office:value="0.00822" calcext:value-type="float">
            <text:p>0.0082</text:p>
          </table:table-cell>
          <table:table-cell office:value-type="float" office:value="-0.00025" calcext:value-type="float">
            <text:p>-0.0003</text:p>
          </table:table-cell>
          <table:table-cell office:value-type="float" office:value="0.00298" calcext:value-type="float">
            <text:p>0.0030</text:p>
          </table:table-cell>
          <table:table-cell table:number-columns-repeated="4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0.20722" calcext:value-type="float">
            <text:p>0.2072</text:p>
          </table:table-cell>
          <table:table-cell office:value-type="float" office:value="0.21006" calcext:value-type="float">
            <text:p>0.2101</text:p>
          </table:table-cell>
          <table:table-cell office:value-type="float" office:value="0.20718" calcext:value-type="float">
            <text:p>0.2072</text:p>
          </table:table-cell>
          <table:table-cell office:value-type="float" office:value="0.20872" calcext:value-type="float">
            <text:p>0.2087</text:p>
          </table:table-cell>
          <table:table-cell office:value-type="float" office:value="0.20391" calcext:value-type="float">
            <text:p>0.2039</text:p>
          </table:table-cell>
          <table:table-cell office:value-type="float" office:value="0.21587" calcext:value-type="float">
            <text:p>0.2159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20144" calcext:value-type="float">
            <text:p>0.2014</text:p>
          </table:table-cell>
          <table:table-cell office:value-type="float" office:value="0.14726" calcext:value-type="float">
            <text:p>0.1473</text:p>
          </table:table-cell>
          <table:table-cell office:value-type="float" office:value="0.16674" calcext:value-type="float">
            <text:p>0.1667</text:p>
          </table:table-cell>
          <table:table-cell office:value-type="float" office:value="0.15169" calcext:value-type="float">
            <text:p>0.1517</text:p>
          </table:table-cell>
          <table:table-cell office:value-type="float" office:value="0.05214" calcext:value-type="float">
            <text:p>0.0521</text:p>
          </table:table-cell>
          <table:table-cell office:value-type="float" office:value="0.05187" calcext:value-type="float">
            <text:p>0.0519</text:p>
          </table:table-cell>
          <table:table-cell office:value-type="float" office:value="0.00735" calcext:value-type="float">
            <text:p>0.0074</text:p>
          </table:table-cell>
          <table:table-cell office:value-type="float" office:value="0.00814" calcext:value-type="float">
            <text:p>0.0081</text:p>
          </table:table-cell>
          <table:table-cell office:value-type="float" office:value="-0.00034" calcext:value-type="float">
            <text:p>-0.0003</text:p>
          </table:table-cell>
          <table:table-cell office:value-type="float" office:value="0.0031" calcext:value-type="float">
            <text:p>0.0031</text:p>
          </table:table-cell>
          <table:table-cell table:number-columns-repeated="4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0.20442" calcext:value-type="float">
            <text:p>0.2044</text:p>
          </table:table-cell>
          <table:table-cell office:value-type="float" office:value="0.20698" calcext:value-type="float">
            <text:p>0.2070</text:p>
          </table:table-cell>
          <table:table-cell office:value-type="float" office:value="0.20413" calcext:value-type="float">
            <text:p>0.2041</text:p>
          </table:table-cell>
          <table:table-cell office:value-type="float" office:value="0.20558" calcext:value-type="float">
            <text:p>0.2056</text:p>
          </table:table-cell>
          <table:table-cell office:value-type="float" office:value="0.20051" calcext:value-type="float">
            <text:p>0.2005</text:p>
          </table:table-cell>
          <table:table-cell office:value-type="float" office:value="0.21284" calcext:value-type="float">
            <text:p>0.2128</text:p>
          </table:table-cell>
          <table:table-cell office:value-type="float" office:value="0.19328" calcext:value-type="float">
            <text:p>0.1933</text:p>
          </table:table-cell>
          <table:table-cell office:value-type="float" office:value="0.19784" calcext:value-type="float">
            <text:p>0.1978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6474" calcext:value-type="float">
            <text:p>0.1647</text:p>
          </table:table-cell>
          <table:table-cell office:value-type="float" office:value="0.14938" calcext:value-type="float">
            <text:p>0.1494</text:p>
          </table:table-cell>
          <table:table-cell office:value-type="float" office:value="0.05089" calcext:value-type="float">
            <text:p>0.0509</text:p>
          </table:table-cell>
          <table:table-cell office:value-type="float" office:value="0.05095" calcext:value-type="float">
            <text:p>0.0510</text:p>
          </table:table-cell>
          <table:table-cell office:value-type="float" office:value="0.00705" calcext:value-type="float">
            <text:p>0.0071</text:p>
          </table:table-cell>
          <table:table-cell office:value-type="float" office:value="0.007849" calcext:value-type="float">
            <text:p>0.0078</text:p>
          </table:table-cell>
          <table:table-cell office:value-type="float" office:value="-0.00041" calcext:value-type="float">
            <text:p>-0.0004</text:p>
          </table:table-cell>
          <table:table-cell office:value-type="float" office:value="0.00275" calcext:value-type="float">
            <text:p>0.0028</text:p>
          </table:table-cell>
          <table:table-cell table:number-columns-repeated="4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0.20175" calcext:value-type="float">
            <text:p>0.2018</text:p>
          </table:table-cell>
          <table:table-cell office:value-type="float" office:value="0.20439" calcext:value-type="float">
            <text:p>0.2044</text:p>
          </table:table-cell>
          <table:table-cell office:value-type="float" office:value="0.20086" calcext:value-type="float">
            <text:p>0.2009</text:p>
          </table:table-cell>
          <table:table-cell office:value-type="float" office:value="0.20262" calcext:value-type="float">
            <text:p>0.2026</text:p>
          </table:table-cell>
          <table:table-cell office:value-type="float" office:value="0.19747" calcext:value-type="float">
            <text:p>0.1975</text:p>
          </table:table-cell>
          <table:table-cell office:value-type="float" office:value="0.20955" calcext:value-type="float">
            <text:p>0.2096</text:p>
          </table:table-cell>
          <table:table-cell office:value-type="float" office:value="0.19078" calcext:value-type="float">
            <text:p>0.1908</text:p>
          </table:table-cell>
          <table:table-cell office:value-type="float" office:value="0.19527" calcext:value-type="float">
            <text:p>0.1953</text:p>
          </table:table-cell>
          <table:table-cell office:value-type="float" office:value="0.14316" calcext:value-type="float">
            <text:p>0.1432</text:p>
          </table:table-cell>
          <table:table-cell office:value-type="float" office:value="0.16248" calcext:value-type="float">
            <text:p>0.1625</text:p>
          </table:table-cell>
          <table:table-cell office:value-type="float" office:value="0.14748" calcext:value-type="float">
            <text:p>0.1475</text:p>
          </table:table-cell>
          <table:table-cell office:value-type="float" office:value="0.05046" calcext:value-type="float">
            <text:p>0.0505</text:p>
          </table:table-cell>
          <table:table-cell office:value-type="float" office:value="0.05044" calcext:value-type="float">
            <text:p>0.0504</text:p>
          </table:table-cell>
          <table:table-cell office:value-type="float" office:value="0.00709" calcext:value-type="float">
            <text:p>0.0071</text:p>
          </table:table-cell>
          <table:table-cell office:value-type="float" office:value="0.00786" calcext:value-type="float">
            <text:p>0.0079</text:p>
          </table:table-cell>
          <table:table-cell office:value-type="float" office:value="-0.00056" calcext:value-type="float">
            <text:p>-0.0006</text:p>
          </table:table-cell>
          <table:table-cell office:value-type="float" office:value="0.00273" calcext:value-type="float">
            <text:p>0.0027</text:p>
          </table:table-cell>
          <table:table-cell table:number-columns-repeated="4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0.19845" calcext:value-type="float">
            <text:p>0.1985</text:p>
          </table:table-cell>
          <table:table-cell office:value-type="float" office:value="0.20104" calcext:value-type="float">
            <text:p>0.2010</text:p>
          </table:table-cell>
          <table:table-cell office:value-type="float" office:value="0.19801" calcext:value-type="float">
            <text:p>0.1980</text:p>
          </table:table-cell>
          <table:table-cell office:value-type="float" office:value="0.19949" calcext:value-type="float">
            <text:p>0.1995</text:p>
          </table:table-cell>
          <table:table-cell office:value-type="float" office:value="0.19441" calcext:value-type="float">
            <text:p>0.1944</text:p>
          </table:table-cell>
          <table:table-cell office:value-type="float" office:value="0.20668" calcext:value-type="float">
            <text:p>0.2067</text:p>
          </table:table-cell>
          <table:table-cell office:value-type="float" office:value="0.18819" calcext:value-type="float">
            <text:p>0.1882</text:p>
          </table:table-cell>
          <table:table-cell office:value-type="float" office:value="0.19237" calcext:value-type="float">
            <text:p>0.1924</text:p>
          </table:table-cell>
          <table:table-cell office:value-type="float" office:value="0.14057" calcext:value-type="float">
            <text:p>0.1406</text:p>
          </table:table-cell>
          <table:table-cell office:value-type="float" office:value="0.15992" calcext:value-type="float">
            <text:p>0.1599</text:p>
          </table:table-cell>
          <table:table-cell office:value-type="float" office:value="0.14531" calcext:value-type="float">
            <text:p>0.1453</text:p>
          </table:table-cell>
          <table:table-cell office:value-type="float" office:value="0.04966" calcext:value-type="float">
            <text:p>0.0497</text:p>
          </table:table-cell>
          <table:table-cell office:value-type="float" office:value="0.04962" calcext:value-type="float">
            <text:p>0.0496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775" calcext:value-type="float">
            <text:p>0.0078</text:p>
          </table:table-cell>
          <table:table-cell office:value-type="float" office:value="-0.00047" calcext:value-type="float">
            <text:p>-0.0005</text:p>
          </table:table-cell>
          <table:table-cell office:value-type="float" office:value="0.00254" calcext:value-type="float">
            <text:p>0.0025</text:p>
          </table:table-cell>
          <table:table-cell table:number-columns-repeated="4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0.19567" calcext:value-type="float">
            <text:p>0.1957</text:p>
          </table:table-cell>
          <table:table-cell office:value-type="float" office:value="0.19811" calcext:value-type="float">
            <text:p>0.1981</text:p>
          </table:table-cell>
          <table:table-cell office:value-type="float" office:value="0.19488" calcext:value-type="float">
            <text:p>0.1949</text:p>
          </table:table-cell>
          <table:table-cell office:value-type="float" office:value="0.19625" calcext:value-type="float">
            <text:p>0.1963</text:p>
          </table:table-cell>
          <table:table-cell office:value-type="float" office:value="0.19102" calcext:value-type="float">
            <text:p>0.1910</text:p>
          </table:table-cell>
          <table:table-cell office:value-type="float" office:value="0.20344" calcext:value-type="float">
            <text:p>0.2034</text:p>
          </table:table-cell>
          <table:table-cell office:value-type="float" office:value="0.18502" calcext:value-type="float">
            <text:p>0.1850</text:p>
          </table:table-cell>
          <table:table-cell office:value-type="float" office:value="0.18921" calcext:value-type="float">
            <text:p>0.1892</text:p>
          </table:table-cell>
          <table:table-cell office:value-type="float" office:value="0.13835" calcext:value-type="float">
            <text:p>0.1384</text:p>
          </table:table-cell>
          <table:table-cell office:value-type="float" office:value="0.15773" calcext:value-type="float">
            <text:p>0.1577</text:p>
          </table:table-cell>
          <table:table-cell office:value-type="float" office:value="0.14306" calcext:value-type="float">
            <text:p>0.1431</text:p>
          </table:table-cell>
          <table:table-cell office:value-type="float" office:value="0.04907" calcext:value-type="float">
            <text:p>0.0491</text:p>
          </table:table-cell>
          <table:table-cell office:value-type="float" office:value="0.04906" calcext:value-type="float">
            <text:p>0.0491</text:p>
          </table:table-cell>
          <table:table-cell office:value-type="float" office:value="0.00674" calcext:value-type="float">
            <text:p>0.0067</text:p>
          </table:table-cell>
          <table:table-cell office:value-type="float" office:value="0.00728" calcext:value-type="float">
            <text:p>0.0073</text:p>
          </table:table-cell>
          <table:table-cell office:value-type="float" office:value="-0.00114" calcext:value-type="float">
            <text:p>-0.0011</text:p>
          </table:table-cell>
          <table:table-cell office:value-type="float" office:value="0.00253" calcext:value-type="float">
            <text:p>0.0025</text:p>
          </table:table-cell>
          <table:table-cell table:number-columns-repeated="4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0.19301" calcext:value-type="float">
            <text:p>0.1930</text:p>
          </table:table-cell>
          <table:table-cell office:value-type="float" office:value="0.19521" calcext:value-type="float">
            <text:p>0.1952</text:p>
          </table:table-cell>
          <table:table-cell office:value-type="float" office:value="0.19158" calcext:value-type="float">
            <text:p>0.1916</text:p>
          </table:table-cell>
          <table:table-cell office:value-type="float" office:value="0.19346" calcext:value-type="float">
            <text:p>0.1935</text:p>
          </table:table-cell>
          <table:table-cell office:value-type="float" office:value="0.18853" calcext:value-type="float">
            <text:p>0.1885</text:p>
          </table:table-cell>
          <table:table-cell office:value-type="float" office:value="0.20102" calcext:value-type="float">
            <text:p>0.2010</text:p>
          </table:table-cell>
          <table:table-cell office:value-type="float" office:value="0.18241" calcext:value-type="float">
            <text:p>0.1824</text:p>
          </table:table-cell>
          <table:table-cell office:value-type="float" office:value="0.18599" calcext:value-type="float">
            <text:p>0.1860</text:p>
          </table:table-cell>
          <table:table-cell office:value-type="float" office:value="0.13637" calcext:value-type="float">
            <text:p>0.1364</text:p>
          </table:table-cell>
          <table:table-cell office:value-type="float" office:value="0.15543" calcext:value-type="float">
            <text:p>0.1554</text:p>
          </table:table-cell>
          <table:table-cell office:value-type="float" office:value="0.14089" calcext:value-type="float">
            <text:p>0.1409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829" calcext:value-type="float">
            <text:p>0.0483</text:p>
          </table:table-cell>
          <table:table-cell office:value-type="float" office:value="0.00689" calcext:value-type="float">
            <text:p>0.0069</text:p>
          </table:table-cell>
          <table:table-cell office:value-type="float" office:value="0.0073" calcext:value-type="float">
            <text:p>0.0073</text:p>
          </table:table-cell>
          <table:table-cell office:value-type="float" office:value="-0.00091" calcext:value-type="float">
            <text:p>-0.0009</text:p>
          </table:table-cell>
          <table:table-cell office:value-type="float" office:value="0.00275" calcext:value-type="float">
            <text:p>0.0028</text:p>
          </table:table-cell>
          <table:table-cell table:number-columns-repeated="4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0.18976" calcext:value-type="float">
            <text:p>0.1898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18819" calcext:value-type="float">
            <text:p>0.1882</text:p>
          </table:table-cell>
          <table:table-cell office:value-type="float" office:value="0.18993" calcext:value-type="float">
            <text:p>0.1899</text:p>
          </table:table-cell>
          <table:table-cell office:value-type="float" office:value="0.18498" calcext:value-type="float">
            <text:p>0.1850</text:p>
          </table:table-cell>
          <table:table-cell office:value-type="float" office:value="0.19728" calcext:value-type="float">
            <text:p>0.1973</text:p>
          </table:table-cell>
          <table:table-cell office:value-type="float" office:value="0.17925" calcext:value-type="float">
            <text:p>0.1793</text:p>
          </table:table-cell>
          <table:table-cell office:value-type="float" office:value="0.18321" calcext:value-type="float">
            <text:p>0.1832</text:p>
          </table:table-cell>
          <table:table-cell office:value-type="float" office:value="0.13394" calcext:value-type="float">
            <text:p>0.1339</text:p>
          </table:table-cell>
          <table:table-cell office:value-type="float" office:value="0.15308" calcext:value-type="float">
            <text:p>0.1531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04767" calcext:value-type="float">
            <text:p>0.0477</text:p>
          </table:table-cell>
          <table:table-cell office:value-type="float" office:value="0.04732" calcext:value-type="float">
            <text:p>0.0473</text:p>
          </table:table-cell>
          <table:table-cell office:value-type="float" office:value="0.00667" calcext:value-type="float">
            <text:p>0.0067</text:p>
          </table:table-cell>
          <table:table-cell office:value-type="float" office:value="0.00733" calcext:value-type="float">
            <text:p>0.0073</text:p>
          </table:table-cell>
          <table:table-cell office:value-type="float" office:value="-0.000889" calcext:value-type="float">
            <text:p>-0.0009</text:p>
          </table:table-cell>
          <table:table-cell office:value-type="float" office:value="0.00276" calcext:value-type="float">
            <text:p>0.0028</text:p>
          </table:table-cell>
          <table:table-cell table:number-columns-repeated="4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18612" calcext:value-type="float">
            <text:p>0.1861</text:p>
          </table:table-cell>
          <table:table-cell office:value-type="float" office:value="0.18851" calcext:value-type="float">
            <text:p>0.1885</text:p>
          </table:table-cell>
          <table:table-cell office:value-type="float" office:value="0.18504" calcext:value-type="float">
            <text:p>0.1850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18182" calcext:value-type="float">
            <text:p>0.1818</text:p>
          </table:table-cell>
          <table:table-cell office:value-type="float" office:value="0.19443" calcext:value-type="float">
            <text:p>0.1944</text:p>
          </table:table-cell>
          <table:table-cell office:value-type="float" office:value="0.17602" calcext:value-type="float">
            <text:p>0.1760</text:p>
          </table:table-cell>
          <table:table-cell office:value-type="float" office:value="0.18007" calcext:value-type="float">
            <text:p>0.1801</text:p>
          </table:table-cell>
          <table:table-cell office:value-type="float" office:value="0.13171" calcext:value-type="float">
            <text:p>0.1317</text:p>
          </table:table-cell>
          <table:table-cell office:value-type="float" office:value="0.15118" calcext:value-type="float">
            <text:p>0.1512</text:p>
          </table:table-cell>
          <table:table-cell office:value-type="float" office:value="0.13617" calcext:value-type="float">
            <text:p>0.1362</text:p>
          </table:table-cell>
          <table:table-cell office:value-type="float" office:value="0.04678" calcext:value-type="float">
            <text:p>0.0468</text:p>
          </table:table-cell>
          <table:table-cell office:value-type="float" office:value="0.04668" calcext:value-type="float">
            <text:p>0.0467</text:p>
          </table:table-cell>
          <table:table-cell office:value-type="float" office:value="0.00632" calcext:value-type="float">
            <text:p>0.0063</text:p>
          </table:table-cell>
          <table:table-cell office:value-type="float" office:value="0.00708" calcext:value-type="float">
            <text:p>0.0071</text:p>
          </table:table-cell>
          <table:table-cell office:value-type="float" office:value="-0.00105" calcext:value-type="float">
            <text:p>-0.0011</text:p>
          </table:table-cell>
          <table:table-cell office:value-type="float" office:value="0.00246" calcext:value-type="float">
            <text:p>0.0025</text:p>
          </table:table-cell>
          <table:table-cell table:number-columns-repeated="4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0.18303" calcext:value-type="float">
            <text:p>0.1830</text:p>
          </table:table-cell>
          <table:table-cell office:value-type="float" office:value="0.18529" calcext:value-type="float">
            <text:p>0.1853</text:p>
          </table:table-cell>
          <table:table-cell office:value-type="float" office:value="0.18194" calcext:value-type="float">
            <text:p>0.1819</text:p>
          </table:table-cell>
          <table:table-cell office:value-type="float" office:value="0.18361" calcext:value-type="float">
            <text:p>0.1836</text:p>
          </table:table-cell>
          <table:table-cell office:value-type="float" office:value="0.17853" calcext:value-type="float">
            <text:p>0.1785</text:p>
          </table:table-cell>
          <table:table-cell office:value-type="float" office:value="0.19118" calcext:value-type="float">
            <text:p>0.1912</text:p>
          </table:table-cell>
          <table:table-cell office:value-type="float" office:value="0.17295" calcext:value-type="float">
            <text:p>0.1730</text:p>
          </table:table-cell>
          <table:table-cell office:value-type="float" office:value="0.17711" calcext:value-type="float">
            <text:p>0.1771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14888" calcext:value-type="float">
            <text:p>0.1489</text:p>
          </table:table-cell>
          <table:table-cell office:value-type="float" office:value="0.13395" calcext:value-type="float">
            <text:p>0.1340</text:p>
          </table:table-cell>
          <table:table-cell office:value-type="float" office:value="0.04607" calcext:value-type="float">
            <text:p>0.0461</text:p>
          </table:table-cell>
          <table:table-cell office:value-type="float" office:value="0.04633" calcext:value-type="float">
            <text:p>0.0463</text:p>
          </table:table-cell>
          <table:table-cell office:value-type="float" office:value="0.00615" calcext:value-type="float">
            <text:p>0.0062</text:p>
          </table:table-cell>
          <table:table-cell office:value-type="float" office:value="0.00689" calcext:value-type="float">
            <text:p>0.0069</text:p>
          </table:table-cell>
          <table:table-cell office:value-type="float" office:value="-0.00072" calcext:value-type="float">
            <text:p>-0.0007</text:p>
          </table:table-cell>
          <table:table-cell office:value-type="float" office:value="0.0026" calcext:value-type="float">
            <text:p>0.0026</text:p>
          </table:table-cell>
          <table:table-cell table:number-columns-repeated="4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0.17988" calcext:value-type="float">
            <text:p>0.1799</text:p>
          </table:table-cell>
          <table:table-cell office:value-type="float" office:value="0.18211" calcext:value-type="float">
            <text:p>0.1821</text:p>
          </table:table-cell>
          <table:table-cell office:value-type="float" office:value="0.17845" calcext:value-type="float">
            <text:p>0.1785</text:p>
          </table:table-cell>
          <table:table-cell office:value-type="float" office:value="0.18062" calcext:value-type="float">
            <text:p>0.1806</text:p>
          </table:table-cell>
          <table:table-cell office:value-type="float" office:value="0.17525" calcext:value-type="float">
            <text:p>0.1753</text:p>
          </table:table-cell>
          <table:table-cell office:value-type="float" office:value="0.18784" calcext:value-type="float">
            <text:p>0.1878</text:p>
          </table:table-cell>
          <table:table-cell office:value-type="float" office:value="0.17012" calcext:value-type="float">
            <text:p>0.1701</text:p>
          </table:table-cell>
          <table:table-cell office:value-type="float" office:value="0.17402" calcext:value-type="float">
            <text:p>0.1740</text:p>
          </table:table-cell>
          <table:table-cell office:value-type="float" office:value="0.12727" calcext:value-type="float">
            <text:p>0.1273</text:p>
          </table:table-cell>
          <table:table-cell office:value-type="float" office:value="0.14699" calcext:value-type="float">
            <text:p>0.1470</text:p>
          </table:table-cell>
          <table:table-cell office:value-type="float" office:value="0.13199" calcext:value-type="float">
            <text:p>0.1320</text:p>
          </table:table-cell>
          <table:table-cell office:value-type="float" office:value="0.04584" calcext:value-type="float">
            <text:p>0.0458</text:p>
          </table:table-cell>
          <table:table-cell office:value-type="float" office:value="0.04563" calcext:value-type="float">
            <text:p>0.0456</text:p>
          </table:table-cell>
          <table:table-cell office:value-type="float" office:value="0.00639" calcext:value-type="float">
            <text:p>0.0064</text:p>
          </table:table-cell>
          <table:table-cell office:value-type="float" office:value="0.00711" calcext:value-type="float">
            <text:p>0.0071</text:p>
          </table:table-cell>
          <table:table-cell office:value-type="float" office:value="-0.00064" calcext:value-type="float">
            <text:p>-0.0006</text:p>
          </table:table-cell>
          <table:table-cell office:value-type="float" office:value="0.0026" calcext:value-type="float">
            <text:p>0.0026</text:p>
          </table:table-cell>
          <table:table-cell table:number-columns-repeated="4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0.1768" calcext:value-type="float">
            <text:p>0.1768</text:p>
          </table:table-cell>
          <table:table-cell office:value-type="float" office:value="0.17892" calcext:value-type="float">
            <text:p>0.1789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17744" calcext:value-type="float">
            <text:p>0.1774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18457" calcext:value-type="float">
            <text:p>0.1846</text:p>
          </table:table-cell>
          <table:table-cell office:value-type="float" office:value="0.16726" calcext:value-type="float">
            <text:p>0.1673</text:p>
          </table:table-cell>
          <table:table-cell office:value-type="float" office:value="0.17122" calcext:value-type="float">
            <text:p>0.1712</text:p>
          </table:table-cell>
          <table:table-cell office:value-type="float" office:value="0.12469" calcext:value-type="float">
            <text:p>0.1247</text:p>
          </table:table-cell>
          <table:table-cell office:value-type="float" office:value="0.14445" calcext:value-type="float">
            <text:p>0.1445</text:p>
          </table:table-cell>
          <table:table-cell office:value-type="float" office:value="0.12906" calcext:value-type="float">
            <text:p>0.1291</text:p>
          </table:table-cell>
          <table:table-cell office:value-type="float" office:value="0.04479" calcext:value-type="float">
            <text:p>0.0448</text:p>
          </table:table-cell>
          <table:table-cell office:value-type="float" office:value="0.04462" calcext:value-type="float">
            <text:p>0.0446</text:p>
          </table:table-cell>
          <table:table-cell office:value-type="float" office:value="0.00643" calcext:value-type="float">
            <text:p>0.0064</text:p>
          </table:table-cell>
          <table:table-cell office:value-type="float" office:value="0.00688" calcext:value-type="float">
            <text:p>0.0069</text:p>
          </table:table-cell>
          <table:table-cell office:value-type="float" office:value="-0.00081" calcext:value-type="float">
            <text:p>-0.0008</text:p>
          </table:table-cell>
          <table:table-cell office:value-type="float" office:value="0.00274" calcext:value-type="float">
            <text:p>0.0027</text:p>
          </table:table-cell>
          <table:table-cell table:number-columns-repeated="4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0.17356" calcext:value-type="float">
            <text:p>0.1736</text:p>
          </table:table-cell>
          <table:table-cell office:value-type="float" office:value="0.17563" calcext:value-type="float">
            <text:p>0.1756</text:p>
          </table:table-cell>
          <table:table-cell office:value-type="float" office:value="0.17253" calcext:value-type="float">
            <text:p>0.1725</text:p>
          </table:table-cell>
          <table:table-cell office:value-type="float" office:value="0.17412" calcext:value-type="float">
            <text:p>0.1741</text:p>
          </table:table-cell>
          <table:table-cell office:value-type="float" office:value="0.16895" calcext:value-type="float">
            <text:p>0.1690</text:p>
          </table:table-cell>
          <table:table-cell office:value-type="float" office:value="0.18147" calcext:value-type="float">
            <text:p>0.1815</text:p>
          </table:table-cell>
          <table:table-cell office:value-type="float" office:value="0.16394" calcext:value-type="float">
            <text:p>0.1639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12302" calcext:value-type="float">
            <text:p>0.1230</text:p>
          </table:table-cell>
          <table:table-cell office:value-type="float" office:value="0.14248" calcext:value-type="float">
            <text:p>0.1425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04422" calcext:value-type="float">
            <text:p>0.0442</text:p>
          </table:table-cell>
          <table:table-cell office:value-type="float" office:value="0.04402" calcext:value-type="float">
            <text:p>0.0440</text:p>
          </table:table-cell>
          <table:table-cell office:value-type="float" office:value="0.00635" calcext:value-type="float">
            <text:p>0.0064</text:p>
          </table:table-cell>
          <table:table-cell office:value-type="float" office:value="0.00684" calcext:value-type="float">
            <text:p>0.0068</text:p>
          </table:table-cell>
          <table:table-cell office:value-type="float" office:value="-0.00073" calcext:value-type="float">
            <text:p>-0.0007</text:p>
          </table:table-cell>
          <table:table-cell office:value-type="float" office:value="0.00249" calcext:value-type="float">
            <text:p>0.0025</text:p>
          </table:table-cell>
          <table:table-cell table:number-columns-repeated="4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0.17089" calcext:value-type="float">
            <text:p>0.1709</text:p>
          </table:table-cell>
          <table:table-cell office:value-type="float" office:value="0.17292" calcext:value-type="float">
            <text:p>0.1729</text:p>
          </table:table-cell>
          <table:table-cell office:value-type="float" office:value="0.16927" calcext:value-type="float">
            <text:p>0.1693</text:p>
          </table:table-cell>
          <table:table-cell office:value-type="float" office:value="0.17104" calcext:value-type="float">
            <text:p>0.1710</text:p>
          </table:table-cell>
          <table:table-cell office:value-type="float" office:value="0.16601" calcext:value-type="float">
            <text:p>0.1660</text:p>
          </table:table-cell>
          <table:table-cell office:value-type="float" office:value="0.17849" calcext:value-type="float">
            <text:p>0.1785</text:p>
          </table:table-cell>
          <table:table-cell office:value-type="float" office:value="0.16109" calcext:value-type="float">
            <text:p>0.1611</text:p>
          </table:table-cell>
          <table:table-cell office:value-type="float" office:value="0.16475" calcext:value-type="float">
            <text:p>0.1648</text:p>
          </table:table-cell>
          <table:table-cell office:value-type="float" office:value="0.12074" calcext:value-type="float">
            <text:p>0.1207</text:p>
          </table:table-cell>
          <table:table-cell office:value-type="float" office:value="0.14026" calcext:value-type="float">
            <text:p>0.1403</text:p>
          </table:table-cell>
          <table:table-cell office:value-type="float" office:value="0.12433" calcext:value-type="float">
            <text:p>0.1243</text:p>
          </table:table-cell>
          <table:table-cell office:value-type="float" office:value="0.04374" calcext:value-type="float">
            <text:p>0.0437</text:p>
          </table:table-cell>
          <table:table-cell office:value-type="float" office:value="0.04336" calcext:value-type="float">
            <text:p>0.0434</text:p>
          </table:table-cell>
          <table:table-cell office:value-type="float" office:value="0.00609" calcext:value-type="float">
            <text:p>0.0061</text:p>
          </table:table-cell>
          <table:table-cell office:value-type="float" office:value="0.00643" calcext:value-type="float">
            <text:p>0.0064</text:p>
          </table:table-cell>
          <table:table-cell office:value-type="float" office:value="-0.00057" calcext:value-type="float">
            <text:p>-0.0006</text:p>
          </table:table-cell>
          <table:table-cell office:value-type="float" office:value="0.00243" calcext:value-type="float">
            <text:p>0.0024</text:p>
          </table:table-cell>
          <table:table-cell table:number-columns-repeated="4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0.16756" calcext:value-type="float">
            <text:p>0.1676</text:p>
          </table:table-cell>
          <table:table-cell office:value-type="float" office:value="0.16955" calcext:value-type="float">
            <text:p>0.1696</text:p>
          </table:table-cell>
          <table:table-cell office:value-type="float" office:value="0.16607" calcext:value-type="float">
            <text:p>0.1661</text:p>
          </table:table-cell>
          <table:table-cell office:value-type="float" office:value="0.16789" calcext:value-type="float">
            <text:p>0.1679</text:p>
          </table:table-cell>
          <table:table-cell office:value-type="float" office:value="0.16291" calcext:value-type="float">
            <text:p>0.1629</text:p>
          </table:table-cell>
          <table:table-cell office:value-type="float" office:value="0.17509" calcext:value-type="float">
            <text:p>0.1751</text:p>
          </table:table-cell>
          <table:table-cell office:value-type="float" office:value="0.15834" calcext:value-type="float">
            <text:p>0.1583</text:p>
          </table:table-cell>
          <table:table-cell office:value-type="float" office:value="0.16153" calcext:value-type="float">
            <text:p>0.1615</text:p>
          </table:table-cell>
          <table:table-cell office:value-type="float" office:value="0.11835" calcext:value-type="float">
            <text:p>0.1184</text:p>
          </table:table-cell>
          <table:table-cell office:value-type="float" office:value="0.13785" calcext:value-type="float">
            <text:p>0.1379</text:p>
          </table:table-cell>
          <table:table-cell office:value-type="float" office:value="0.12205" calcext:value-type="float">
            <text:p>0.1221</text:p>
          </table:table-cell>
          <table:table-cell office:value-type="float" office:value="0.04292" calcext:value-type="float">
            <text:p>0.0429</text:p>
          </table:table-cell>
          <table:table-cell office:value-type="float" office:value="0.04247" calcext:value-type="float">
            <text:p>0.0425</text:p>
          </table:table-cell>
          <table:table-cell office:value-type="float" office:value="0.00608" calcext:value-type="float">
            <text:p>0.0061</text:p>
          </table:table-cell>
          <table:table-cell office:value-type="float" office:value="0.00645" calcext:value-type="float">
            <text:p>0.0065</text:p>
          </table:table-cell>
          <table:table-cell office:value-type="float" office:value="-0.00078" calcext:value-type="float">
            <text:p>-0.0008</text:p>
          </table:table-cell>
          <table:table-cell office:value-type="float" office:value="0.00237" calcext:value-type="float">
            <text:p>0.0024</text:p>
          </table:table-cell>
          <table:table-cell table:number-columns-repeated="4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0.16447" calcext:value-type="float">
            <text:p>0.1645</text:p>
          </table:table-cell>
          <table:table-cell office:value-type="float" office:value="0.16608" calcext:value-type="float">
            <text:p>0.1661</text:p>
          </table:table-cell>
          <table:table-cell office:value-type="float" office:value="0.16282" calcext:value-type="float">
            <text:p>0.1628</text:p>
          </table:table-cell>
          <table:table-cell office:value-type="float" office:value="0.16441" calcext:value-type="float">
            <text:p>0.1644</text:p>
          </table:table-cell>
          <table:table-cell office:value-type="float" office:value="0.15976" calcext:value-type="float">
            <text:p>0.1598</text:p>
          </table:table-cell>
          <table:table-cell office:value-type="float" office:value="0.17209" calcext:value-type="float">
            <text:p>0.1721</text:p>
          </table:table-cell>
          <table:table-cell office:value-type="float" office:value="0.15497" calcext:value-type="float">
            <text:p>0.1550</text:p>
          </table:table-cell>
          <table:table-cell office:value-type="float" office:value="0.15837" calcext:value-type="float">
            <text:p>0.1584</text:p>
          </table:table-cell>
          <table:table-cell office:value-type="float" office:value="0.11589" calcext:value-type="float">
            <text:p>0.1159</text:p>
          </table:table-cell>
          <table:table-cell office:value-type="float" office:value="0.13567" calcext:value-type="float">
            <text:p>0.1357</text:p>
          </table:table-cell>
          <table:table-cell office:value-type="float" office:value="0.11973" calcext:value-type="float">
            <text:p>0.1197</text:p>
          </table:table-cell>
          <table:table-cell office:value-type="float" office:value="0.04203" calcext:value-type="float">
            <text:p>0.0420</text:p>
          </table:table-cell>
          <table:table-cell office:value-type="float" office:value="0.04169" calcext:value-type="float">
            <text:p>0.0417</text:p>
          </table:table-cell>
          <table:table-cell office:value-type="float" office:value="0.00587" calcext:value-type="float">
            <text:p>0.0059</text:p>
          </table:table-cell>
          <table:table-cell office:value-type="float" office:value="0.00601" calcext:value-type="float">
            <text:p>0.0060</text:p>
          </table:table-cell>
          <table:table-cell office:value-type="float" office:value="-0.00087" calcext:value-type="float">
            <text:p>-0.0009</text:p>
          </table:table-cell>
          <table:table-cell office:value-type="float" office:value="0.00219" calcext:value-type="float">
            <text:p>0.0022</text:p>
          </table:table-cell>
          <table:table-cell table:number-columns-repeated="4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0.16143" calcext:value-type="float">
            <text:p>0.1614</text:p>
          </table:table-cell>
          <table:table-cell office:value-type="float" office:value="0.16316" calcext:value-type="float">
            <text:p>0.1632</text:p>
          </table:table-cell>
          <table:table-cell office:value-type="float" office:value="0.15958" calcext:value-type="float">
            <text:p>0.1596</text:p>
          </table:table-cell>
          <table:table-cell office:value-type="float" office:value="0.16117" calcext:value-type="float">
            <text:p>0.1612</text:p>
          </table:table-cell>
          <table:table-cell office:value-type="float" office:value="0.15637" calcext:value-type="float">
            <text:p>0.1564</text:p>
          </table:table-cell>
          <table:table-cell office:value-type="float" office:value="0.16849" calcext:value-type="float">
            <text:p>0.1685</text:p>
          </table:table-cell>
          <table:table-cell office:value-type="float" office:value="0.15194" calcext:value-type="float">
            <text:p>0.1519</text:p>
          </table:table-cell>
          <table:table-cell office:value-type="float" office:value="0.15509" calcext:value-type="float">
            <text:p>0.1551</text:p>
          </table:table-cell>
          <table:table-cell office:value-type="float" office:value="0.11384" calcext:value-type="float">
            <text:p>0.1138</text:p>
          </table:table-cell>
          <table:table-cell office:value-type="float" office:value="0.13344" calcext:value-type="float">
            <text:p>0.1334</text:p>
          </table:table-cell>
          <table:table-cell office:value-type="float" office:value="0.11752" calcext:value-type="float">
            <text:p>0.1175</text:p>
          </table:table-cell>
          <table:table-cell office:value-type="float" office:value="0.04147" calcext:value-type="float">
            <text:p>0.0415</text:p>
          </table:table-cell>
          <table:table-cell office:value-type="float" office:value="0.04103" calcext:value-type="float">
            <text:p>0.0410</text:p>
          </table:table-cell>
          <table:table-cell office:value-type="float" office:value="0.00571" calcext:value-type="float">
            <text:p>0.0057</text:p>
          </table:table-cell>
          <table:table-cell office:value-type="float" office:value="0.00587" calcext:value-type="float">
            <text:p>0.0059</text:p>
          </table:table-cell>
          <table:table-cell office:value-type="float" office:value="-0.00096" calcext:value-type="float">
            <text:p>-0.0010</text:p>
          </table:table-cell>
          <table:table-cell office:value-type="float" office:value="0.00207" calcext:value-type="float">
            <text:p>0.0021</text:p>
          </table:table-cell>
          <table:table-cell table:number-columns-repeated="4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0.15822" calcext:value-type="float">
            <text:p>0.1582</text:p>
          </table:table-cell>
          <table:table-cell office:value-type="float" office:value="0.16004" calcext:value-type="float">
            <text:p>0.1600</text:p>
          </table:table-cell>
          <table:table-cell office:value-type="float" office:value="0.15634" calcext:value-type="float">
            <text:p>0.1563</text:p>
          </table:table-cell>
          <table:table-cell office:value-type="float" office:value="0.15797" calcext:value-type="float">
            <text:p>0.1580</text:p>
          </table:table-cell>
          <table:table-cell office:value-type="float" office:value="0.15323" calcext:value-type="float">
            <text:p>0.1532</text:p>
          </table:table-cell>
          <table:table-cell office:value-type="float" office:value="0.16524" calcext:value-type="float">
            <text:p>0.1652</text:p>
          </table:table-cell>
          <table:table-cell office:value-type="float" office:value="0.14895" calcext:value-type="float">
            <text:p>0.1490</text:p>
          </table:table-cell>
          <table:table-cell office:value-type="float" office:value="0.15213" calcext:value-type="float">
            <text:p>0.1521</text:p>
          </table:table-cell>
          <table:table-cell office:value-type="float" office:value="0.11099" calcext:value-type="float">
            <text:p>0.1110</text:p>
          </table:table-cell>
          <table:table-cell office:value-type="float" office:value="0.13097" calcext:value-type="float">
            <text:p>0.1310</text:p>
          </table:table-cell>
          <table:table-cell office:value-type="float" office:value="0.11524" calcext:value-type="float">
            <text:p>0.1152</text:p>
          </table:table-cell>
          <table:table-cell office:value-type="float" office:value="0.04075" calcext:value-type="float">
            <text:p>0.0408</text:p>
          </table:table-cell>
          <table:table-cell office:value-type="float" office:value="0.04037" calcext:value-type="float">
            <text:p>0.0404</text:p>
          </table:table-cell>
          <table:table-cell office:value-type="float" office:value="0.00567" calcext:value-type="float">
            <text:p>0.0057</text:p>
          </table:table-cell>
          <table:table-cell office:value-type="float" office:value="0.00593" calcext:value-type="float">
            <text:p>0.0059</text:p>
          </table:table-cell>
          <table:table-cell office:value-type="float" office:value="-0.00057" calcext:value-type="float">
            <text:p>-0.0006</text:p>
          </table:table-cell>
          <table:table-cell office:value-type="float" office:value="0.00251" calcext:value-type="float">
            <text:p>0.0025</text:p>
          </table:table-cell>
          <table:table-cell table:number-columns-repeated="4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0.15471" calcext:value-type="float">
            <text:p>0.1547</text:p>
          </table:table-cell>
          <table:table-cell office:value-type="float" office:value="0.15672" calcext:value-type="float">
            <text:p>0.1567</text:p>
          </table:table-cell>
          <table:table-cell office:value-type="float" office:value="0.15335" calcext:value-type="float">
            <text:p>0.1534</text:p>
          </table:table-cell>
          <table:table-cell office:value-type="float" office:value="0.15468" calcext:value-type="float">
            <text:p>0.1547</text:p>
          </table:table-cell>
          <table:table-cell office:value-type="float" office:value="0.15" calcext:value-type="float">
            <text:p>0.1500</text:p>
          </table:table-cell>
          <table:table-cell office:value-type="float" office:value="0.16201" calcext:value-type="float">
            <text:p>0.1620</text:p>
          </table:table-cell>
          <table:table-cell office:value-type="float" office:value="0.14554" calcext:value-type="float">
            <text:p>0.1455</text:p>
          </table:table-cell>
          <table:table-cell office:value-type="float" office:value="0.14891" calcext:value-type="float">
            <text:p>0.1489</text:p>
          </table:table-cell>
          <table:table-cell office:value-type="float" office:value="0.10874" calcext:value-type="float">
            <text:p>0.1087</text:p>
          </table:table-cell>
          <table:table-cell office:value-type="float" office:value="0.12837" calcext:value-type="float">
            <text:p>0.1284</text:p>
          </table:table-cell>
          <table:table-cell office:value-type="float" office:value="0.11296" calcext:value-type="float">
            <text:p>0.1130</text:p>
          </table:table-cell>
          <table:table-cell office:value-type="float" office:value="0.03939" calcext:value-type="float">
            <text:p>0.0394</text:p>
          </table:table-cell>
          <table:table-cell office:value-type="float" office:value="0.03933" calcext:value-type="float">
            <text:p>0.0393</text:p>
          </table:table-cell>
          <table:table-cell office:value-type="float" office:value="0.00509" calcext:value-type="float">
            <text:p>0.0051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063" calcext:value-type="float">
            <text:p>-0.0006</text:p>
          </table:table-cell>
          <table:table-cell office:value-type="float" office:value="0.00244" calcext:value-type="float">
            <text:p>0.0024</text:p>
          </table:table-cell>
          <table:table-cell table:number-columns-repeated="4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0.15154" calcext:value-type="float">
            <text:p>0.1515</text:p>
          </table:table-cell>
          <table:table-cell office:value-type="float" office:value="0.15322" calcext:value-type="float">
            <text:p>0.1532</text:p>
          </table:table-cell>
          <table:table-cell office:value-type="float" office:value="0.15018" calcext:value-type="float">
            <text:p>0.1502</text:p>
          </table:table-cell>
          <table:table-cell office:value-type="float" office:value="0.15127" calcext:value-type="float">
            <text:p>0.1513</text:p>
          </table:table-cell>
          <table:table-cell office:value-type="float" office:value="0.14723" calcext:value-type="float">
            <text:p>0.1472</text:p>
          </table:table-cell>
          <table:table-cell office:value-type="float" office:value="0.15924" calcext:value-type="float">
            <text:p>0.1592</text:p>
          </table:table-cell>
          <table:table-cell office:value-type="float" office:value="0.14225" calcext:value-type="float">
            <text:p>0.1423</text:p>
          </table:table-cell>
          <table:table-cell office:value-type="float" office:value="0.1455" calcext:value-type="float">
            <text:p>0.1455</text:p>
          </table:table-cell>
          <table:table-cell office:value-type="float" office:value="0.10607" calcext:value-type="float">
            <text:p>0.1061</text:p>
          </table:table-cell>
          <table:table-cell office:value-type="float" office:value="0.12607" calcext:value-type="float">
            <text:p>0.1261</text:p>
          </table:table-cell>
          <table:table-cell office:value-type="float" office:value="0.11085" calcext:value-type="float">
            <text:p>0.1109</text:p>
          </table:table-cell>
          <table:table-cell office:value-type="float" office:value="0.03863" calcext:value-type="float">
            <text:p>0.0386</text:p>
          </table:table-cell>
          <table:table-cell office:value-type="float" office:value="0.03896" calcext:value-type="float">
            <text:p>0.0390</text:p>
          </table:table-cell>
          <table:table-cell office:value-type="float" office:value="0.00462" calcext:value-type="float">
            <text:p>0.0046</text:p>
          </table:table-cell>
          <table:table-cell office:value-type="float" office:value="0.00531" calcext:value-type="float">
            <text:p>0.0053</text:p>
          </table:table-cell>
          <table:table-cell office:value-type="float" office:value="-0.00087" calcext:value-type="float">
            <text:p>-0.0009</text:p>
          </table:table-cell>
          <table:table-cell office:value-type="float" office:value="0.00257" calcext:value-type="float">
            <text:p>0.0026</text:p>
          </table:table-cell>
          <table:table-cell table:number-columns-repeated="4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0.14839" calcext:value-type="float">
            <text:p>0.1484</text:p>
          </table:table-cell>
          <table:table-cell office:value-type="float" office:value="0.15013" calcext:value-type="float">
            <text:p>0.1501</text:p>
          </table:table-cell>
          <table:table-cell office:value-type="float" office:value="0.14642" calcext:value-type="float">
            <text:p>0.1464</text:p>
          </table:table-cell>
          <table:table-cell office:value-type="float" office:value="0.14805" calcext:value-type="float">
            <text:p>0.1481</text:p>
          </table:table-cell>
          <table:table-cell office:value-type="float" office:value="0.14423" calcext:value-type="float">
            <text:p>0.1442</text:p>
          </table:table-cell>
          <table:table-cell office:value-type="float" office:value="0.15595" calcext:value-type="float">
            <text:p>0.1560</text:p>
          </table:table-cell>
          <table:table-cell office:value-type="float" office:value="0.13952" calcext:value-type="float">
            <text:p>0.1395</text:p>
          </table:table-cell>
          <table:table-cell office:value-type="float" office:value="0.14274" calcext:value-type="float">
            <text:p>0.1427</text:p>
          </table:table-cell>
          <table:table-cell office:value-type="float" office:value="0.10348" calcext:value-type="float">
            <text:p>0.1035</text:p>
          </table:table-cell>
          <table:table-cell office:value-type="float" office:value="0.12343" calcext:value-type="float">
            <text:p>0.1234</text:p>
          </table:table-cell>
          <table:table-cell office:value-type="float" office:value="0.10912" calcext:value-type="float">
            <text:p>0.1091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3794" calcext:value-type="float">
            <text:p>0.0379</text:p>
          </table:table-cell>
          <table:table-cell office:value-type="float" office:value="0.00447" calcext:value-type="float">
            <text:p>0.0045</text:p>
          </table:table-cell>
          <table:table-cell office:value-type="float" office:value="0.00525" calcext:value-type="float">
            <text:p>0.0053</text:p>
          </table:table-cell>
          <table:table-cell office:value-type="float" office:value="-0.00009" calcext:value-type="float">
            <text:p>-0.0001</text:p>
          </table:table-cell>
          <table:table-cell office:value-type="float" office:value="0.00314" calcext:value-type="float">
            <text:p>0.0031</text:p>
          </table:table-cell>
          <table:table-cell table:number-columns-repeated="4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0.14486" calcext:value-type="float">
            <text:p>0.1449</text:p>
          </table:table-cell>
          <table:table-cell office:value-type="float" office:value="0.14657" calcext:value-type="float">
            <text:p>0.1466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496" calcext:value-type="float">
            <text:p>0.1450</text:p>
          </table:table-cell>
          <table:table-cell office:value-type="float" office:value="0.14062" calcext:value-type="float">
            <text:p>0.1406</text:p>
          </table:table-cell>
          <table:table-cell office:value-type="float" office:value="0.15254" calcext:value-type="float">
            <text:p>0.1525</text:p>
          </table:table-cell>
          <table:table-cell office:value-type="float" office:value="0.13601" calcext:value-type="float">
            <text:p>0.1360</text:p>
          </table:table-cell>
          <table:table-cell office:value-type="float" office:value="0.13957" calcext:value-type="float">
            <text:p>0.1396</text:p>
          </table:table-cell>
          <table:table-cell office:value-type="float" office:value="0.10083" calcext:value-type="float">
            <text:p>0.1008</text:p>
          </table:table-cell>
          <table:table-cell office:value-type="float" office:value="0.12092" calcext:value-type="float">
            <text:p>0.1209</text:p>
          </table:table-cell>
          <table:table-cell office:value-type="float" office:value="0.10623" calcext:value-type="float">
            <text:p>0.1062</text:p>
          </table:table-cell>
          <table:table-cell office:value-type="float" office:value="0.03695" calcext:value-type="float">
            <text:p>0.0370</text:p>
          </table:table-cell>
          <table:table-cell office:value-type="float" office:value="0.03704" calcext:value-type="float">
            <text:p>0.0370</text:p>
          </table:table-cell>
          <table:table-cell office:value-type="float" office:value="0.00454" calcext:value-type="float">
            <text:p>0.0045</text:p>
          </table:table-cell>
          <table:table-cell office:value-type="float" office:value="0.00557" calcext:value-type="float">
            <text:p>0.0056</text:p>
          </table:table-cell>
          <table:table-cell office:value-type="float" office:value="-0.00048" calcext:value-type="float">
            <text:p>-0.0005</text:p>
          </table:table-cell>
          <table:table-cell office:value-type="float" office:value="0.00313" calcext:value-type="float">
            <text:p>0.0031</text:p>
          </table:table-cell>
          <table:table-cell table:number-columns-repeated="4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0.14194" calcext:value-type="float">
            <text:p>0.1419</text:p>
          </table:table-cell>
          <table:table-cell office:value-type="float" office:value="0.14351" calcext:value-type="float">
            <text:p>0.1435</text:p>
          </table:table-cell>
          <table:table-cell office:value-type="float" office:value="0.14077" calcext:value-type="float">
            <text:p>0.1408</text:p>
          </table:table-cell>
          <table:table-cell office:value-type="float" office:value="0.14161" calcext:value-type="float">
            <text:p>0.1416</text:p>
          </table:table-cell>
          <table:table-cell office:value-type="float" office:value="0.13763" calcext:value-type="float">
            <text:p>0.1376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13274" calcext:value-type="float">
            <text:p>0.1327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09888" calcext:value-type="float">
            <text:p>0.0989</text:p>
          </table:table-cell>
          <table:table-cell office:value-type="float" office:value="0.11897" calcext:value-type="float">
            <text:p>0.1190</text:p>
          </table:table-cell>
          <table:table-cell office:value-type="float" office:value="0.10404" calcext:value-type="float">
            <text:p>0.1040</text:p>
          </table:table-cell>
          <table:table-cell office:value-type="float" office:value="0.03623" calcext:value-type="float">
            <text:p>0.0362</text:p>
          </table:table-cell>
          <table:table-cell office:value-type="float" office:value="0.03675" calcext:value-type="float">
            <text:p>0.0368</text:p>
          </table:table-cell>
          <table:table-cell office:value-type="float" office:value="0.00437" calcext:value-type="float">
            <text:p>0.0044</text:p>
          </table:table-cell>
          <table:table-cell office:value-type="float" office:value="0.00519" calcext:value-type="float">
            <text:p>0.0052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312" calcext:value-type="float">
            <text:p>0.0031</text:p>
          </table:table-cell>
          <table:table-cell table:number-columns-repeated="4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0.13878" calcext:value-type="float">
            <text:p>0.1388</text:p>
          </table:table-cell>
          <table:table-cell office:value-type="float" office:value="0.14037" calcext:value-type="float">
            <text:p>0.1404</text:p>
          </table:table-cell>
          <table:table-cell office:value-type="float" office:value="0.13755" calcext:value-type="float">
            <text:p>0.1376</text:p>
          </table:table-cell>
          <table:table-cell office:value-type="float" office:value="0.13828" calcext:value-type="float">
            <text:p>0.1383</text:p>
          </table:table-cell>
          <table:table-cell office:value-type="float" office:value="0.13476" calcext:value-type="float">
            <text:p>0.1348</text:p>
          </table:table-cell>
          <table:table-cell office:value-type="float" office:value="0.14624" calcext:value-type="float">
            <text:p>0.1462</text:p>
          </table:table-cell>
          <table:table-cell office:value-type="float" office:value="0.12958" calcext:value-type="float">
            <text:p>0.1296</text:p>
          </table:table-cell>
          <table:table-cell office:value-type="float" office:value="0.13343" calcext:value-type="float">
            <text:p>0.1334</text:p>
          </table:table-cell>
          <table:table-cell office:value-type="float" office:value="0.09703" calcext:value-type="float">
            <text:p>0.0970</text:p>
          </table:table-cell>
          <table:table-cell office:value-type="float" office:value="0.11739" calcext:value-type="float">
            <text:p>0.1174</text:p>
          </table:table-cell>
          <table:table-cell office:value-type="float" office:value="0.10209" calcext:value-type="float">
            <text:p>0.1021</text:p>
          </table:table-cell>
          <table:table-cell office:value-type="float" office:value="0.03574" calcext:value-type="float">
            <text:p>0.0357</text:p>
          </table:table-cell>
          <table:table-cell office:value-type="float" office:value="0.03619" calcext:value-type="float">
            <text:p>0.0362</text:p>
          </table:table-cell>
          <table:table-cell office:value-type="float" office:value="0.00451" calcext:value-type="float">
            <text:p>0.0045</text:p>
          </table:table-cell>
          <table:table-cell office:value-type="float" office:value="0.00536" calcext:value-type="float">
            <text:p>0.0054</text:p>
          </table:table-cell>
          <table:table-cell office:value-type="float" office:value="0.00025" calcext:value-type="float">
            <text:p>0.0003</text:p>
          </table:table-cell>
          <table:table-cell office:value-type="float" office:value="0.00357" calcext:value-type="float">
            <text:p>0.0036</text:p>
          </table:table-cell>
          <table:table-cell table:number-columns-repeated="4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0.13578" calcext:value-type="float">
            <text:p>0.1358</text:p>
          </table:table-cell>
          <table:table-cell office:value-type="float" office:value="0.13731" calcext:value-type="float">
            <text:p>0.1373</text:p>
          </table:table-cell>
          <table:table-cell office:value-type="float" office:value="0.13408" calcext:value-type="float">
            <text:p>0.1341</text:p>
          </table:table-cell>
          <table:table-cell office:value-type="float" office:value="0.13494" calcext:value-type="float">
            <text:p>0.1349</text:p>
          </table:table-cell>
          <table:table-cell office:value-type="float" office:value="0.13169" calcext:value-type="float">
            <text:p>0.1317</text:p>
          </table:table-cell>
          <table:table-cell office:value-type="float" office:value="0.14306" calcext:value-type="float">
            <text:p>0.1431</text:p>
          </table:table-cell>
          <table:table-cell office:value-type="float" office:value="0.12668" calcext:value-type="float">
            <text:p>0.1267</text:p>
          </table:table-cell>
          <table:table-cell office:value-type="float" office:value="0.13047" calcext:value-type="float">
            <text:p>0.1305</text:p>
          </table:table-cell>
          <table:table-cell office:value-type="float" office:value="0.09444" calcext:value-type="float">
            <text:p>0.0944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10004" calcext:value-type="float">
            <text:p>0.1000</text:p>
          </table:table-cell>
          <table:table-cell office:value-type="float" office:value="0.03536" calcext:value-type="float">
            <text:p>0.0354</text:p>
          </table:table-cell>
          <table:table-cell office:value-type="float" office:value="0.03519" calcext:value-type="float">
            <text:p>0.0352</text:p>
          </table:table-cell>
          <table:table-cell office:value-type="float" office:value="0.00467" calcext:value-type="float">
            <text:p>0.0047</text:p>
          </table:table-cell>
          <table:table-cell office:value-type="float" office:value="0.00535" calcext:value-type="float">
            <text:p>0.0054</text:p>
          </table:table-cell>
          <table:table-cell office:value-type="float" office:value="0.00063" calcext:value-type="float">
            <text:p>0.0006</text:p>
          </table:table-cell>
          <table:table-cell office:value-type="float" office:value="0.00432" calcext:value-type="float">
            <text:p>0.0043</text:p>
          </table:table-cell>
          <table:table-cell table:number-columns-repeated="4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0.13168" calcext:value-type="float">
            <text:p>0.1317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13077" calcext:value-type="float">
            <text:p>0.1308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13045" calcext:value-type="float">
            <text:p>0.1305</text:p>
          </table:table-cell>
          <table:table-cell office:value-type="float" office:value="0.14222" calcext:value-type="float">
            <text:p>0.1422</text:p>
          </table:table-cell>
          <table:table-cell office:value-type="float" office:value="0.12412" calcext:value-type="float">
            <text:p>0.1241</text:p>
          </table:table-cell>
          <table:table-cell office:value-type="float" office:value="0.12932" calcext:value-type="float">
            <text:p>0.1293</text:p>
          </table:table-cell>
          <table:table-cell office:value-type="float" office:value="0.09143" calcext:value-type="float">
            <text:p>0.0914</text:p>
          </table:table-cell>
          <table:table-cell office:value-type="float" office:value="0.11237" calcext:value-type="float">
            <text:p>0.1124</text:p>
          </table:table-cell>
          <table:table-cell office:value-type="float" office:value="0.09988" calcext:value-type="float">
            <text:p>0.0999</text:p>
          </table:table-cell>
          <table:table-cell office:value-type="float" office:value="0.03276" calcext:value-type="float">
            <text:p>0.0328</text:p>
          </table:table-cell>
          <table:table-cell office:value-type="float" office:value="0.03624" calcext:value-type="float">
            <text:p>0.0362</text:p>
          </table:table-cell>
          <table:table-cell office:value-type="float" office:value="0.00306" calcext:value-type="float">
            <text:p>0.0031</text:p>
          </table:table-cell>
          <table:table-cell office:value-type="float" office:value="0.00532" calcext:value-type="float">
            <text:p>0.0053</text:p>
          </table:table-cell>
          <table:table-cell office:value-type="float" office:value="0.00021" calcext:value-type="float">
            <text:p>0.0002</text:p>
          </table:table-cell>
          <table:table-cell office:value-type="float" office:value="0.00788" calcext:value-type="float">
            <text:p>0.0079</text:p>
          </table:table-cell>
          <table:table-cell table:number-columns-repeated="4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0.12942" calcext:value-type="float">
            <text:p>0.1294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12675" calcext:value-type="float">
            <text:p>0.1268</text:p>
          </table:table-cell>
          <table:table-cell office:value-type="float" office:value="0.12961" calcext:value-type="float">
            <text:p>0.1296</text:p>
          </table:table-cell>
          <table:table-cell office:value-type="float" office:value="0.12669" calcext:value-type="float">
            <text:p>0.1267</text:p>
          </table:table-cell>
          <table:table-cell office:value-type="float" office:value="0.13813" calcext:value-type="float">
            <text:p>0.1381</text:p>
          </table:table-cell>
          <table:table-cell office:value-type="float" office:value="0.12125" calcext:value-type="float">
            <text:p>0.1213</text:p>
          </table:table-cell>
          <table:table-cell office:value-type="float" office:value="0.12463" calcext:value-type="float">
            <text:p>0.1246</text:p>
          </table:table-cell>
          <table:table-cell office:value-type="float" office:value="0.08912" calcext:value-type="float">
            <text:p>0.0891</text:p>
          </table:table-cell>
          <table:table-cell office:value-type="float" office:value="0.10977" calcext:value-type="float">
            <text:p>0.1098</text:p>
          </table:table-cell>
          <table:table-cell office:value-type="float" office:value="0.09507" calcext:value-type="float">
            <text:p>0.0951</text:p>
          </table:table-cell>
          <table:table-cell office:value-type="float" office:value="0.03286" calcext:value-type="float">
            <text:p>0.0329</text:p>
          </table:table-cell>
          <table:table-cell office:value-type="float" office:value="0.03346" calcext:value-type="float">
            <text:p>0.0335</text:p>
          </table:table-cell>
          <table:table-cell office:value-type="float" office:value="0.00438" calcext:value-type="float">
            <text:p>0.0044</text:p>
          </table:table-cell>
          <table:table-cell office:value-type="float" office:value="0.00541" calcext:value-type="float">
            <text:p>0.0054</text:p>
          </table:table-cell>
          <table:table-cell office:value-type="float" office:value="0.00095" calcext:value-type="float">
            <text:p>0.0010</text:p>
          </table:table-cell>
          <table:table-cell office:value-type="float" office:value="0.00672" calcext:value-type="float">
            <text:p>0.0067</text:p>
          </table:table-cell>
          <table:table-cell table:number-columns-repeated="4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0.12622" calcext:value-type="float">
            <text:p>0.1262</text:p>
          </table:table-cell>
          <table:table-cell office:value-type="float" office:value="0.12715" calcext:value-type="float">
            <text:p>0.1272</text:p>
          </table:table-cell>
          <table:table-cell office:value-type="float" office:value="0.12496" calcext:value-type="float">
            <text:p>0.1250</text:p>
          </table:table-cell>
          <table:table-cell office:value-type="float" office:value="0.12559" calcext:value-type="float">
            <text:p>0.1256</text:p>
          </table:table-cell>
          <table:table-cell office:value-type="float" office:value="0.12275" calcext:value-type="float">
            <text:p>0.1228</text:p>
          </table:table-cell>
          <table:table-cell office:value-type="float" office:value="0.13463" calcext:value-type="float">
            <text:p>0.1346</text:p>
          </table:table-cell>
          <table:table-cell office:value-type="float" office:value="0.11741" calcext:value-type="float">
            <text:p>0.1174</text:p>
          </table:table-cell>
          <table:table-cell office:value-type="float" office:value="0.12172" calcext:value-type="float">
            <text:p>0.1217</text:p>
          </table:table-cell>
          <table:table-cell office:value-type="float" office:value="0.088289" calcext:value-type="float">
            <text:p>0.0883</text:p>
          </table:table-cell>
          <table:table-cell office:value-type="float" office:value="0.10862" calcext:value-type="float">
            <text:p>0.1086</text:p>
          </table:table-cell>
          <table:table-cell office:value-type="float" office:value="0.09325" calcext:value-type="float">
            <text:p>0.0933</text:p>
          </table:table-cell>
          <table:table-cell office:value-type="float" office:value="0.03311" calcext:value-type="float">
            <text:p>0.0331</text:p>
          </table:table-cell>
          <table:table-cell office:value-type="float" office:value="0.03379" calcext:value-type="float">
            <text:p>0.033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146" calcext:value-type="float">
            <text:p>0.0015</text:p>
          </table:table-cell>
          <table:table-cell office:value-type="float" office:value="0.00666" calcext:value-type="float">
            <text:p>0.0067</text:p>
          </table:table-cell>
          <table:table-cell table:number-columns-repeated="4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0.12334" calcext:value-type="float">
            <text:p>0.1233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12226" calcext:value-type="float">
            <text:p>0.1223</text:p>
          </table:table-cell>
          <table:table-cell office:value-type="float" office:value="0.12234" calcext:value-type="float">
            <text:p>0.1223</text:p>
          </table:table-cell>
          <table:table-cell office:value-type="float" office:value="0.12049" calcext:value-type="float">
            <text:p>0.1205</text:p>
          </table:table-cell>
          <table:table-cell office:value-type="float" office:value="0.13209" calcext:value-type="float">
            <text:p>0.1321</text:p>
          </table:table-cell>
          <table:table-cell office:value-type="float" office:value="0.11426" calcext:value-type="float">
            <text:p>0.1143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08672" calcext:value-type="float">
            <text:p>0.0867</text:p>
          </table:table-cell>
          <table:table-cell office:value-type="float" office:value="0.10733" calcext:value-type="float">
            <text:p>0.1073</text:p>
          </table:table-cell>
          <table:table-cell office:value-type="float" office:value="0.09135" calcext:value-type="float">
            <text:p>0.0914</text:p>
          </table:table-cell>
          <table:table-cell office:value-type="float" office:value="0.03334" calcext:value-type="float">
            <text:p>0.0333</text:p>
          </table:table-cell>
          <table:table-cell office:value-type="float" office:value="0.03347" calcext:value-type="float">
            <text:p>0.0335</text:p>
          </table:table-cell>
          <table:table-cell office:value-type="float" office:value="0.00523" calcext:value-type="float">
            <text:p>0.0052</text:p>
          </table:table-cell>
          <table:table-cell office:value-type="float" office:value="0.00597" calcext:value-type="float">
            <text:p>0.0060</text:p>
          </table:table-cell>
          <table:table-cell office:value-type="float" office:value="0.00235" calcext:value-type="float">
            <text:p>0.0024</text:p>
          </table:table-cell>
          <table:table-cell office:value-type="float" office:value="0.0067" calcext:value-type="float">
            <text:p>0.0067</text:p>
          </table:table-cell>
          <table:table-cell table:number-columns-repeated="4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0.12064" calcext:value-type="float">
            <text:p>0.1206</text:p>
          </table:table-cell>
          <table:table-cell office:value-type="float" office:value="0.12166" calcext:value-type="float">
            <text:p>0.1217</text:p>
          </table:table-cell>
          <table:table-cell office:value-type="float" office:value="0.11897" calcext:value-type="float">
            <text:p>0.1190</text:p>
          </table:table-cell>
          <table:table-cell office:value-type="float" office:value="0.11936" calcext:value-type="float">
            <text:p>0.1194</text:p>
          </table:table-cell>
          <table:table-cell office:value-type="float" office:value="0.11765" calcext:value-type="float">
            <text:p>0.1177</text:p>
          </table:table-cell>
          <table:table-cell office:value-type="float" office:value="0.12866" calcext:value-type="float">
            <text:p>0.1287</text:p>
          </table:table-cell>
          <table:table-cell office:value-type="float" office:value="0.11169" calcext:value-type="float">
            <text:p>0.1117</text:p>
          </table:table-cell>
          <table:table-cell office:value-type="float" office:value="0.11614" calcext:value-type="float">
            <text:p>0.1161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10528" calcext:value-type="float">
            <text:p>0.1053</text:p>
          </table:table-cell>
          <table:table-cell office:value-type="float" office:value="0.09001" calcext:value-type="float">
            <text:p>0.0900</text:p>
          </table:table-cell>
          <table:table-cell office:value-type="float" office:value="0.03293" calcext:value-type="float">
            <text:p>0.0329</text:p>
          </table:table-cell>
          <table:table-cell office:value-type="float" office:value="0.03324" calcext:value-type="float">
            <text:p>0.0332</text:p>
          </table:table-cell>
          <table:table-cell office:value-type="float" office:value="0.00609" calcext:value-type="float">
            <text:p>0.0061</text:p>
          </table:table-cell>
          <table:table-cell office:value-type="float" office:value="0.00707" calcext:value-type="float">
            <text:p>0.0071</text:p>
          </table:table-cell>
          <table:table-cell office:value-type="float" office:value="0.00296" calcext:value-type="float">
            <text:p>0.0030</text:p>
          </table:table-cell>
          <table:table-cell office:value-type="float" office:value="0.00706" calcext:value-type="float">
            <text:p>0.0071</text:p>
          </table:table-cell>
          <table:table-cell table:number-columns-repeated="4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0.11762" calcext:value-type="float">
            <text:p>0.1176</text:p>
          </table:table-cell>
          <table:table-cell office:value-type="float" office:value="0.11868" calcext:value-type="float">
            <text:p>0.1187</text:p>
          </table:table-cell>
          <table:table-cell office:value-type="float" office:value="0.11563" calcext:value-type="float">
            <text:p>0.1156</text:p>
          </table:table-cell>
          <table:table-cell office:value-type="float" office:value="0.11631" calcext:value-type="float">
            <text:p>0.1163</text:p>
          </table:table-cell>
          <table:table-cell office:value-type="float" office:value="0.11405" calcext:value-type="float">
            <text:p>0.1141</text:p>
          </table:table-cell>
          <table:table-cell office:value-type="float" office:value="0.12496" calcext:value-type="float">
            <text:p>0.1250</text:p>
          </table:table-cell>
          <table:table-cell office:value-type="float" office:value="0.10901" calcext:value-type="float">
            <text:p>0.1090</text:p>
          </table:table-cell>
          <table:table-cell office:value-type="float" office:value="0.11321" calcext:value-type="float">
            <text:p>0.1132</text:p>
          </table:table-cell>
          <table:table-cell office:value-type="float" office:value="0.081739" calcext:value-type="float">
            <text:p>0.0817</text:p>
          </table:table-cell>
          <table:table-cell office:value-type="float" office:value="0.10233" calcext:value-type="float">
            <text:p>0.1023</text:p>
          </table:table-cell>
          <table:table-cell office:value-type="float" office:value="0.08715" calcext:value-type="float">
            <text:p>0.0872</text:p>
          </table:table-cell>
          <table:table-cell office:value-type="float" office:value="0.03268" calcext:value-type="float">
            <text:p>0.0327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0649" calcext:value-type="float">
            <text:p>0.0065</text:p>
          </table:table-cell>
          <table:table-cell office:value-type="float" office:value="0.00678" calcext:value-type="float">
            <text:p>0.0068</text:p>
          </table:table-cell>
          <table:table-cell office:value-type="float" office:value="0.00344" calcext:value-type="float">
            <text:p>0.0034</text:p>
          </table:table-cell>
          <table:table-cell office:value-type="float" office:value="0.00795" calcext:value-type="float">
            <text:p>0.0080</text:p>
          </table:table-cell>
          <table:table-cell table:number-columns-repeated="4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0.11485" calcext:value-type="float">
            <text:p>0.1149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11265" calcext:value-type="float">
            <text:p>0.1127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11077" calcext:value-type="float">
            <text:p>0.1108</text:p>
          </table:table-cell>
          <table:table-cell office:value-type="float" office:value="0.12198" calcext:value-type="float">
            <text:p>0.1220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10965" calcext:value-type="float">
            <text:p>0.1097</text:p>
          </table:table-cell>
          <table:table-cell office:value-type="float" office:value="0.08061" calcext:value-type="float">
            <text:p>0.0806</text:p>
          </table:table-cell>
          <table:table-cell office:value-type="float" office:value="0.10085" calcext:value-type="float">
            <text:p>0.1009</text:p>
          </table:table-cell>
          <table:table-cell office:value-type="float" office:value="0.08518" calcext:value-type="float">
            <text:p>0.0852</text:p>
          </table:table-cell>
          <table:table-cell office:value-type="float" office:value="0.03283" calcext:value-type="float">
            <text:p>0.0328</text:p>
          </table:table-cell>
          <table:table-cell office:value-type="float" office:value="0.03267" calcext:value-type="float">
            <text:p>0.0327</text:p>
          </table:table-cell>
          <table:table-cell office:value-type="float" office:value="0.00755" calcext:value-type="float">
            <text:p>0.0076</text:p>
          </table:table-cell>
          <table:table-cell office:value-type="float" office:value="0.00779" calcext:value-type="float">
            <text:p>0.0078</text:p>
          </table:table-cell>
          <table:table-cell office:value-type="float" office:value="0.00341" calcext:value-type="float">
            <text:p>0.0034</text:p>
          </table:table-cell>
          <table:table-cell office:value-type="float" office:value="0.00754" calcext:value-type="float">
            <text:p>0.0075</text:p>
          </table:table-cell>
          <table:table-cell table:number-columns-repeated="4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0.11241" calcext:value-type="float">
            <text:p>0.1124</text:p>
          </table:table-cell>
          <table:table-cell office:value-type="float" office:value="0.11325" calcext:value-type="float">
            <text:p>0.1133</text:p>
          </table:table-cell>
          <table:table-cell office:value-type="float" office:value="0.10914" calcext:value-type="float">
            <text:p>0.1091</text:p>
          </table:table-cell>
          <table:table-cell office:value-type="float" office:value="0.10959" calcext:value-type="float">
            <text:p>0.1096</text:p>
          </table:table-cell>
          <table:table-cell office:value-type="float" office:value="0.10762" calcext:value-type="float">
            <text:p>0.1076</text:p>
          </table:table-cell>
          <table:table-cell office:value-type="float" office:value="0.11832" calcext:value-type="float">
            <text:p>0.1183</text:p>
          </table:table-cell>
          <table:table-cell office:value-type="float" office:value="0.10349" calcext:value-type="float">
            <text:p>0.1035</text:p>
          </table:table-cell>
          <table:table-cell office:value-type="float" office:value="0.10728" calcext:value-type="float">
            <text:p>0.1073</text:p>
          </table:table-cell>
          <table:table-cell office:value-type="float" office:value="0.07894" calcext:value-type="float">
            <text:p>0.0789</text:p>
          </table:table-cell>
          <table:table-cell office:value-type="float" office:value="0.09882" calcext:value-type="float">
            <text:p>0.0988</text:p>
          </table:table-cell>
          <table:table-cell office:value-type="float" office:value="0.08368" calcext:value-type="float">
            <text:p>0.0837</text:p>
          </table:table-cell>
          <table:table-cell office:value-type="float" office:value="0.03287" calcext:value-type="float">
            <text:p>0.0329</text:p>
          </table:table-cell>
          <table:table-cell office:value-type="float" office:value="0.03303" calcext:value-type="float">
            <text:p>0.0330</text:p>
          </table:table-cell>
          <table:table-cell office:value-type="float" office:value="0.00818" calcext:value-type="float">
            <text:p>0.0082</text:p>
          </table:table-cell>
          <table:table-cell office:value-type="float" office:value="0.009039" calcext:value-type="float">
            <text:p>0.0090</text:p>
          </table:table-cell>
          <table:table-cell office:value-type="float" office:value="0.00404" calcext:value-type="float">
            <text:p>0.0040</text:p>
          </table:table-cell>
          <table:table-cell office:value-type="float" office:value="0.00791" calcext:value-type="float">
            <text:p>0.0079</text:p>
          </table:table-cell>
          <table:table-cell table:number-columns-repeated="4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0.10905" calcext:value-type="float">
            <text:p>0.1091</text:p>
          </table:table-cell>
          <table:table-cell office:value-type="float" office:value="0.11031" calcext:value-type="float">
            <text:p>0.1103</text:p>
          </table:table-cell>
          <table:table-cell office:value-type="float" office:value="0.10613" calcext:value-type="float">
            <text:p>0.1061</text:p>
          </table:table-cell>
          <table:table-cell office:value-type="float" office:value="0.10679" calcext:value-type="float">
            <text:p>0.1068</text:p>
          </table:table-cell>
          <table:table-cell office:value-type="float" office:value="0.10404" calcext:value-type="float">
            <text:p>0.1040</text:p>
          </table:table-cell>
          <table:table-cell office:value-type="float" office:value="0.11525" calcext:value-type="float">
            <text:p>0.1153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10434" calcext:value-type="float">
            <text:p>0.1043</text:p>
          </table:table-cell>
          <table:table-cell office:value-type="float" office:value="0.07673" calcext:value-type="float">
            <text:p>0.0767</text:p>
          </table:table-cell>
          <table:table-cell office:value-type="float" office:value="0.09669" calcext:value-type="float">
            <text:p>0.0967</text:p>
          </table:table-cell>
          <table:table-cell office:value-type="float" office:value="0.081989" calcext:value-type="float">
            <text:p>0.0820</text:p>
          </table:table-cell>
          <table:table-cell office:value-type="float" office:value="0.03285" calcext:value-type="float">
            <text:p>0.0329</text:p>
          </table:table-cell>
          <table:table-cell office:value-type="float" office:value="0.03278" calcext:value-type="float">
            <text:p>0.0328</text:p>
          </table:table-cell>
          <table:table-cell office:value-type="float" office:value="0.00895" calcext:value-type="float">
            <text:p>0.0090</text:p>
          </table:table-cell>
          <table:table-cell office:value-type="float" office:value="0.00975" calcext:value-type="float">
            <text:p>0.009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848" calcext:value-type="float">
            <text:p>0.0085</text:p>
          </table:table-cell>
          <table:table-cell table:number-columns-repeated="4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0.10628" calcext:value-type="float">
            <text:p>0.1063</text:p>
          </table:table-cell>
          <table:table-cell office:value-type="float" office:value="0.10716" calcext:value-type="float">
            <text:p>0.1072</text:p>
          </table:table-cell>
          <table:table-cell office:value-type="float" office:value="0.10333" calcext:value-type="float">
            <text:p>0.1033</text:p>
          </table:table-cell>
          <table:table-cell office:value-type="float" office:value="0.10369" calcext:value-type="float">
            <text:p>0.1037</text:p>
          </table:table-cell>
          <table:table-cell office:value-type="float" office:value="0.10072" calcext:value-type="float">
            <text:p>0.1007</text:p>
          </table:table-cell>
          <table:table-cell office:value-type="float" office:value="0.11206" calcext:value-type="float">
            <text:p>0.1121</text:p>
          </table:table-cell>
          <table:table-cell office:value-type="float" office:value="0.09833" calcext:value-type="float">
            <text:p>0.0983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7491" calcext:value-type="float">
            <text:p>0.0749</text:p>
          </table:table-cell>
          <table:table-cell office:value-type="float" office:value="0.09437" calcext:value-type="float">
            <text:p>0.0944</text:p>
          </table:table-cell>
          <table:table-cell office:value-type="float" office:value="0.080019" calcext:value-type="float">
            <text:p>0.0800</text:p>
          </table:table-cell>
          <table:table-cell office:value-type="float" office:value="0.03319" calcext:value-type="float">
            <text:p>0.0332</text:p>
          </table:table-cell>
          <table:table-cell office:value-type="float" office:value="0.03309" calcext:value-type="float">
            <text:p>0.0331</text:p>
          </table:table-cell>
          <table:table-cell office:value-type="float" office:value="0.01011" calcext:value-type="float">
            <text:p>0.0101</text:p>
          </table:table-cell>
          <table:table-cell office:value-type="float" office:value="0.01068" calcext:value-type="float">
            <text:p>0.0107</text:p>
          </table:table-cell>
          <table:table-cell office:value-type="float" office:value="0.00527" calcext:value-type="float">
            <text:p>0.0053</text:p>
          </table:table-cell>
          <table:table-cell office:value-type="float" office:value="0.00966" calcext:value-type="float">
            <text:p>0.0097</text:p>
          </table:table-cell>
          <table:table-cell table:number-columns-repeated="4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0.10386" calcext:value-type="float">
            <text:p>0.1039</text:p>
          </table:table-cell>
          <table:table-cell office:value-type="float" office:value="0.10452" calcext:value-type="float">
            <text:p>0.1045</text:p>
          </table:table-cell>
          <table:table-cell office:value-type="float" office:value="0.09934" calcext:value-type="float">
            <text:p>0.0993</text:p>
          </table:table-cell>
          <table:table-cell office:value-type="float" office:value="0.10122" calcext:value-type="float">
            <text:p>0.1012</text:p>
          </table:table-cell>
          <table:table-cell office:value-type="float" office:value="0.09843" calcext:value-type="float">
            <text:p>0.0984</text:p>
          </table:table-cell>
          <table:table-cell office:value-type="float" office:value="0.11015" calcext:value-type="float">
            <text:p>0.1102</text:p>
          </table:table-cell>
          <table:table-cell office:value-type="float" office:value="0.09533" calcext:value-type="float">
            <text:p>0.0953</text:p>
          </table:table-cell>
          <table:table-cell office:value-type="float" office:value="0.09825" calcext:value-type="float">
            <text:p>0.0983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9249" calcext:value-type="float">
            <text:p>0.0925</text:p>
          </table:table-cell>
          <table:table-cell office:value-type="float" office:value="0.07917" calcext:value-type="float">
            <text:p>0.0792</text:p>
          </table:table-cell>
          <table:table-cell office:value-type="float" office:value="0.03355" calcext:value-type="float">
            <text:p>0.0336</text:p>
          </table:table-cell>
          <table:table-cell office:value-type="float" office:value="0.03371" calcext:value-type="float">
            <text:p>0.0337</text:p>
          </table:table-cell>
          <table:table-cell office:value-type="float" office:value="0.01117" calcext:value-type="float">
            <text:p>0.0112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695" calcext:value-type="float">
            <text:p>0.0070</text:p>
          </table:table-cell>
          <table:table-cell office:value-type="float" office:value="0.01178" calcext:value-type="float">
            <text:p>0.0118</text:p>
          </table:table-cell>
          <table:table-cell table:number-columns-repeated="4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0.10053" calcext:value-type="float">
            <text:p>0.1005</text:p>
          </table:table-cell>
          <table:table-cell office:value-type="float" office:value="0.10172" calcext:value-type="float">
            <text:p>0.1017</text:p>
          </table:table-cell>
          <table:table-cell office:value-type="float" office:value="0.09656" calcext:value-type="float">
            <text:p>0.0966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094769" calcext:value-type="float">
            <text:p>0.0948</text:p>
          </table:table-cell>
          <table:table-cell office:value-type="float" office:value="0.10602" calcext:value-type="float">
            <text:p>0.1060</text:p>
          </table:table-cell>
          <table:table-cell office:value-type="float" office:value="0.09232" calcext:value-type="float">
            <text:p>0.0923</text:p>
          </table:table-cell>
          <table:table-cell office:value-type="float" office:value="0.09528" calcext:value-type="float">
            <text:p>0.0953</text:p>
          </table:table-cell>
          <table:table-cell office:value-type="float" office:value="0.07166" calcext:value-type="float">
            <text:p>0.0717</text:p>
          </table:table-cell>
          <table:table-cell office:value-type="float" office:value="0.09139" calcext:value-type="float">
            <text:p>0.0914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3436" calcext:value-type="float">
            <text:p>0.0344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1308" calcext:value-type="float">
            <text:p>0.0131</text:p>
          </table:table-cell>
          <table:table-cell office:value-type="float" office:value="0.01347" calcext:value-type="float">
            <text:p>0.0135</text:p>
          </table:table-cell>
          <table:table-cell office:value-type="float" office:value="0.009209" calcext:value-type="float">
            <text:p>0.0092</text:p>
          </table:table-cell>
          <table:table-cell office:value-type="float" office:value="0.01336" calcext:value-type="float">
            <text:p>0.0134</text:p>
          </table:table-cell>
          <table:table-cell table:number-columns-repeated="4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09811" calcext:value-type="float">
            <text:p>0.0981</text:p>
          </table:table-cell>
          <table:table-cell office:value-type="float" office:value="0.09384" calcext:value-type="float">
            <text:p>0.0938</text:p>
          </table:table-cell>
          <table:table-cell office:value-type="float" office:value="0.09481" calcext:value-type="float">
            <text:p>0.0948</text:p>
          </table:table-cell>
          <table:table-cell office:value-type="float" office:value="0.09179" calcext:value-type="float">
            <text:p>0.0918</text:p>
          </table:table-cell>
          <table:table-cell office:value-type="float" office:value="0.10345" calcext:value-type="float">
            <text:p>0.1035</text:p>
          </table:table-cell>
          <table:table-cell office:value-type="float" office:value="0.089789" calcext:value-type="float">
            <text:p>0.0898</text:p>
          </table:table-cell>
          <table:table-cell office:value-type="float" office:value="0.09243" calcext:value-type="float">
            <text:p>0.0924</text:p>
          </table:table-cell>
          <table:table-cell office:value-type="float" office:value="0.06984" calcext:value-type="float">
            <text:p>0.0698</text:p>
          </table:table-cell>
          <table:table-cell office:value-type="float" office:value="0.08971" calcext:value-type="float">
            <text:p>0.0897</text:p>
          </table:table-cell>
          <table:table-cell office:value-type="float" office:value="0.07494" calcext:value-type="float">
            <text:p>0.0749</text:p>
          </table:table-cell>
          <table:table-cell office:value-type="float" office:value="0.03547" calcext:value-type="float">
            <text:p>0.0355</text:p>
          </table:table-cell>
          <table:table-cell office:value-type="float" office:value="0.03533" calcext:value-type="float">
            <text:p>0.0353</text:p>
          </table:table-cell>
          <table:table-cell office:value-type="float" office:value="0.01465" calcext:value-type="float">
            <text:p>0.0147</text:p>
          </table:table-cell>
          <table:table-cell office:value-type="float" office:value="0.01532" calcext:value-type="float">
            <text:p>0.0153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476" calcext:value-type="float">
            <text:p>0.0148</text:p>
          </table:table-cell>
          <table:table-cell table:number-columns-repeated="4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0.09401" calcext:value-type="float">
            <text:p>0.0940</text:p>
          </table:table-cell>
          <table:table-cell office:value-type="float" office:value="0.09482" calcext:value-type="float">
            <text:p>0.0948</text:p>
          </table:table-cell>
          <table:table-cell office:value-type="float" office:value="0.09054" calcext:value-type="float">
            <text:p>0.0905</text:p>
          </table:table-cell>
          <table:table-cell office:value-type="float" office:value="0.09173" calcext:value-type="float">
            <text:p>0.0917</text:p>
          </table:table-cell>
          <table:table-cell office:value-type="float" office:value="0.088719" calcext:value-type="float">
            <text:p>0.0887</text:p>
          </table:table-cell>
          <table:table-cell office:value-type="float" office:value="0.10049" calcext:value-type="float">
            <text:p>0.1005</text:p>
          </table:table-cell>
          <table:table-cell office:value-type="float" office:value="0.08701" calcext:value-type="float">
            <text:p>0.0870</text:p>
          </table:table-cell>
          <table:table-cell office:value-type="float" office:value="0.08991" calcext:value-type="float">
            <text:p>0.0899</text:p>
          </table:table-cell>
          <table:table-cell office:value-type="float" office:value="0.068849" calcext:value-type="float">
            <text:p>0.0688</text:p>
          </table:table-cell>
          <table:table-cell office:value-type="float" office:value="0.08874" calcext:value-type="float">
            <text:p>0.0887</text:p>
          </table:table-cell>
          <table:table-cell office:value-type="float" office:value="0.07348" calcext:value-type="float">
            <text:p>0.0735</text:p>
          </table:table-cell>
          <table:table-cell office:value-type="float" office:value="0.03678" calcext:value-type="float">
            <text:p>0.0368</text:p>
          </table:table-cell>
          <table:table-cell office:value-type="float" office:value="0.03724" calcext:value-type="float">
            <text:p>0.0372</text:p>
          </table:table-cell>
          <table:table-cell office:value-type="float" office:value="0.01691" calcext:value-type="float">
            <text:p>0.0169</text:p>
          </table:table-cell>
          <table:table-cell office:value-type="float" office:value="0.01787" calcext:value-type="float">
            <text:p>0.0179</text:p>
          </table:table-cell>
          <table:table-cell office:value-type="float" office:value="0.01401" calcext:value-type="float">
            <text:p>0.0140</text:p>
          </table:table-cell>
          <table:table-cell office:value-type="float" office:value="0.01749" calcext:value-type="float">
            <text:p>0.0175</text:p>
          </table:table-cell>
          <table:table-cell table:number-columns-repeated="4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087319" calcext:value-type="float">
            <text:p>0.0873</text:p>
          </table:table-cell>
          <table:table-cell office:value-type="float" office:value="0.08906" calcext:value-type="float">
            <text:p>0.0891</text:p>
          </table:table-cell>
          <table:table-cell office:value-type="float" office:value="0.08601" calcext:value-type="float">
            <text:p>0.0860</text:p>
          </table:table-cell>
          <table:table-cell office:value-type="float" office:value="0.09758" calcext:value-type="float">
            <text:p>0.0976</text:p>
          </table:table-cell>
          <table:table-cell office:value-type="float" office:value="0.08504" calcext:value-type="float">
            <text:p>0.0850</text:p>
          </table:table-cell>
          <table:table-cell office:value-type="float" office:value="0.08765" calcext:value-type="float">
            <text:p>0.0877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8779" calcext:value-type="float">
            <text:p>0.0878</text:p>
          </table:table-cell>
          <table:table-cell office:value-type="float" office:value="0.07245" calcext:value-type="float">
            <text:p>0.0725</text:p>
          </table:table-cell>
          <table:table-cell office:value-type="float" office:value="0.03893" calcext:value-type="float">
            <text:p>0.0389</text:p>
          </table:table-cell>
          <table:table-cell office:value-type="float" office:value="0.03897" calcext:value-type="float">
            <text:p>0.0390</text:p>
          </table:table-cell>
          <table:table-cell office:value-type="float" office:value="0.01966" calcext:value-type="float">
            <text:p>0.0197</text:p>
          </table:table-cell>
          <table:table-cell office:value-type="float" office:value="0.02076" calcext:value-type="float">
            <text:p>0.0208</text:p>
          </table:table-cell>
          <table:table-cell office:value-type="float" office:value="0.01736" calcext:value-type="float">
            <text:p>0.0174</text:p>
          </table:table-cell>
          <table:table-cell office:value-type="float" office:value="0.02062" calcext:value-type="float">
            <text:p>0.0206</text:p>
          </table:table-cell>
          <table:table-cell table:number-columns-repeated="4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0.08849" calcext:value-type="float">
            <text:p>0.0885</text:p>
          </table:table-cell>
          <table:table-cell office:value-type="float" office:value="0.08928" calcext:value-type="float">
            <text:p>0.0893</text:p>
          </table:table-cell>
          <table:table-cell office:value-type="float" office:value="0.08458" calcext:value-type="float">
            <text:p>0.0846</text:p>
          </table:table-cell>
          <table:table-cell office:value-type="float" office:value="0.08615" calcext:value-type="float">
            <text:p>0.0862</text:p>
          </table:table-cell>
          <table:table-cell office:value-type="float" office:value="0.08313" calcext:value-type="float">
            <text:p>0.0831</text:p>
          </table:table-cell>
          <table:table-cell office:value-type="float" office:value="0.09513" calcext:value-type="float">
            <text:p>0.0951</text:p>
          </table:table-cell>
          <table:table-cell office:value-type="float" office:value="0.08252" calcext:value-type="float">
            <text:p>0.0825</text:p>
          </table:table-cell>
          <table:table-cell office:value-type="float" office:value="0.08515" calcext:value-type="float">
            <text:p>0.0852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8665" calcext:value-type="float">
            <text:p>0.0867</text:p>
          </table:table-cell>
          <table:table-cell office:value-type="float" office:value="0.07111" calcext:value-type="float">
            <text:p>0.0711</text:p>
          </table:table-cell>
          <table:table-cell office:value-type="float" office:value="0.04081" calcext:value-type="float">
            <text:p>0.0408</text:p>
          </table:table-cell>
          <table:table-cell office:value-type="float" office:value="0.04082" calcext:value-type="float">
            <text:p>0.0408</text:p>
          </table:table-cell>
          <table:table-cell office:value-type="float" office:value="0.02337" calcext:value-type="float">
            <text:p>0.0234</text:p>
          </table:table-cell>
          <table:table-cell office:value-type="float" office:value="0.02459" calcext:value-type="float">
            <text:p>0.0246</text:p>
          </table:table-cell>
          <table:table-cell office:value-type="float" office:value="0.02136" calcext:value-type="float">
            <text:p>0.0214</text:p>
          </table:table-cell>
          <table:table-cell office:value-type="float" office:value="0.0246" calcext:value-type="float">
            <text:p>0.0246</text:p>
          </table:table-cell>
          <table:table-cell table:number-columns-repeated="4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0.08534" calcext:value-type="float">
            <text:p>0.0853</text:p>
          </table:table-cell>
          <table:table-cell office:value-type="float" office:value="0.08594" calcext:value-type="float">
            <text:p>0.0859</text:p>
          </table:table-cell>
          <table:table-cell office:value-type="float" office:value="0.08208" calcext:value-type="float">
            <text:p>0.0821</text:p>
          </table:table-cell>
          <table:table-cell office:value-type="float" office:value="0.08325" calcext:value-type="float">
            <text:p>0.0833</text:p>
          </table:table-cell>
          <table:table-cell office:value-type="float" office:value="0.08026" calcext:value-type="float">
            <text:p>0.0803</text:p>
          </table:table-cell>
          <table:table-cell office:value-type="float" office:value="0.09211" calcext:value-type="float">
            <text:p>0.0921</text:p>
          </table:table-cell>
          <table:table-cell office:value-type="float" office:value="0.079519" calcext:value-type="float">
            <text:p>0.0795</text:p>
          </table:table-cell>
          <table:table-cell office:value-type="float" office:value="0.082239" calcext:value-type="float">
            <text:p>0.0822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8612" calcext:value-type="float">
            <text:p>0.0861</text:p>
          </table:table-cell>
          <table:table-cell office:value-type="float" office:value="0.07003" calcext:value-type="float">
            <text:p>0.0700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4371" calcext:value-type="float">
            <text:p>0.0437</text:p>
          </table:table-cell>
          <table:table-cell office:value-type="float" office:value="0.02775" calcext:value-type="float">
            <text:p>0.0278</text:p>
          </table:table-cell>
          <table:table-cell office:value-type="float" office:value="0.02864" calcext:value-type="float">
            <text:p>0.0286</text:p>
          </table:table-cell>
          <table:table-cell office:value-type="float" office:value="0.02446" calcext:value-type="float">
            <text:p>0.0245</text:p>
          </table:table-cell>
          <table:table-cell office:value-type="float" office:value="0.02755" calcext:value-type="float">
            <text:p>0.0276</text:p>
          </table:table-cell>
          <table:table-cell table:number-columns-repeated="4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0.08312" calcext:value-type="float">
            <text:p>0.0831</text:p>
          </table:table-cell>
          <table:table-cell office:value-type="float" office:value="0.08373" calcext:value-type="float">
            <text:p>0.0837</text:p>
          </table:table-cell>
          <table:table-cell office:value-type="float" office:value="0.07922" calcext:value-type="float">
            <text:p>0.0792</text:p>
          </table:table-cell>
          <table:table-cell office:value-type="float" office:value="0.08022" calcext:value-type="float">
            <text:p>0.0802</text:p>
          </table:table-cell>
          <table:table-cell office:value-type="float" office:value="0.07774" calcext:value-type="float">
            <text:p>0.0777</text:p>
          </table:table-cell>
          <table:table-cell office:value-type="float" office:value="0.08957" calcext:value-type="float">
            <text:p>0.0896</text:p>
          </table:table-cell>
          <table:table-cell office:value-type="float" office:value="0.077479" calcext:value-type="float">
            <text:p>0.0775</text:p>
          </table:table-cell>
          <table:table-cell office:value-type="float" office:value="0.079839" calcext:value-type="float">
            <text:p>0.0798</text:p>
          </table:table-cell>
          <table:table-cell office:value-type="float" office:value="0.06557" calcext:value-type="float">
            <text:p>0.0656</text:p>
          </table:table-cell>
          <table:table-cell office:value-type="float" office:value="0.08622" calcext:value-type="float">
            <text:p>0.0862</text:p>
          </table:table-cell>
          <table:table-cell office:value-type="float" office:value="0.06931" calcext:value-type="float">
            <text:p>0.0693</text:p>
          </table:table-cell>
          <table:table-cell office:value-type="float" office:value="0.04699" calcext:value-type="float">
            <text:p>0.0470</text:p>
          </table:table-cell>
          <table:table-cell office:value-type="float" office:value="0.04708" calcext:value-type="float">
            <text:p>0.0471</text:p>
          </table:table-cell>
          <table:table-cell office:value-type="float" office:value="0.03236" calcext:value-type="float">
            <text:p>0.0324</text:p>
          </table:table-cell>
          <table:table-cell office:value-type="float" office:value="0.03295" calcext:value-type="float">
            <text:p>0.0330</text:p>
          </table:table-cell>
          <table:table-cell office:value-type="float" office:value="0.02955" calcext:value-type="float">
            <text:p>0.0296</text:p>
          </table:table-cell>
          <table:table-cell office:value-type="float" office:value="0.03199" calcext:value-type="float">
            <text:p>0.0320</text:p>
          </table:table-cell>
          <table:table-cell table:number-columns-repeated="4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0.08051" calcext:value-type="float">
            <text:p>0.0805</text:p>
          </table:table-cell>
          <table:table-cell office:value-type="float" office:value="0.08105" calcext:value-type="float">
            <text:p>0.0811</text:p>
          </table:table-cell>
          <table:table-cell office:value-type="float" office:value="0.076689" calcext:value-type="float">
            <text:p>0.0767</text:p>
          </table:table-cell>
          <table:table-cell office:value-type="float" office:value="0.07789" calcext:value-type="float">
            <text:p>0.0779</text:p>
          </table:table-cell>
          <table:table-cell office:value-type="float" office:value="0.075509" calcext:value-type="float">
            <text:p>0.0755</text:p>
          </table:table-cell>
          <table:table-cell office:value-type="float" office:value="0.08669" calcext:value-type="float">
            <text:p>0.0867</text:p>
          </table:table-cell>
          <table:table-cell office:value-type="float" office:value="0.07578" calcext:value-type="float">
            <text:p>0.0758</text:p>
          </table:table-cell>
          <table:table-cell office:value-type="float" office:value="0.07793" calcext:value-type="float">
            <text:p>0.0779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08573" calcext:value-type="float">
            <text:p>0.0857</text:p>
          </table:table-cell>
          <table:table-cell office:value-type="float" office:value="0.069029" calcext:value-type="float">
            <text:p>0.0690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5071" calcext:value-type="float">
            <text:p>0.0507</text:p>
          </table:table-cell>
          <table:table-cell office:value-type="float" office:value="0.03793" calcext:value-type="float">
            <text:p>0.0379</text:p>
          </table:table-cell>
          <table:table-cell office:value-type="float" office:value="0.03867" calcext:value-type="float">
            <text:p>0.0387</text:p>
          </table:table-cell>
          <table:table-cell office:value-type="float" office:value="0.03499" calcext:value-type="float">
            <text:p>0.0350</text:p>
          </table:table-cell>
          <table:table-cell office:value-type="float" office:value="0.03729" calcext:value-type="float">
            <text:p>0.0373</text:p>
          </table:table-cell>
          <table:table-cell table:number-columns-repeated="4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0.07784" calcext:value-type="float">
            <text:p>0.0778</text:p>
          </table:table-cell>
          <table:table-cell office:value-type="float" office:value="0.07838" calcext:value-type="float">
            <text:p>0.0784</text:p>
          </table:table-cell>
          <table:table-cell office:value-type="float" office:value="0.07438" calcext:value-type="float">
            <text:p>0.0744</text:p>
          </table:table-cell>
          <table:table-cell office:value-type="float" office:value="0.07511" calcext:value-type="float">
            <text:p>0.0751</text:p>
          </table:table-cell>
          <table:table-cell office:value-type="float" office:value="0.07295" calcext:value-type="float">
            <text:p>0.0730</text:p>
          </table:table-cell>
          <table:table-cell office:value-type="float" office:value="0.08432" calcext:value-type="float">
            <text:p>0.0843</text:p>
          </table:table-cell>
          <table:table-cell office:value-type="float" office:value="0.07332" calcext:value-type="float">
            <text:p>0.0733</text:p>
          </table:table-cell>
          <table:table-cell office:value-type="float" office:value="0.07543" calcext:value-type="float">
            <text:p>0.0754</text:p>
          </table:table-cell>
          <table:table-cell office:value-type="float" office:value="0.06509" calcext:value-type="float">
            <text:p>0.0651</text:p>
          </table:table-cell>
          <table:table-cell office:value-type="float" office:value="0.08561" calcext:value-type="float">
            <text:p>0.0856</text:p>
          </table:table-cell>
          <table:table-cell office:value-type="float" office:value="0.06854" calcext:value-type="float">
            <text:p>0.0685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506" calcext:value-type="float">
            <text:p>0.0551</text:p>
          </table:table-cell>
          <table:table-cell office:value-type="float" office:value="0.04416" calcext:value-type="float">
            <text:p>0.0442</text:p>
          </table:table-cell>
          <table:table-cell office:value-type="float" office:value="0.04424" calcext:value-type="float">
            <text:p>0.0442</text:p>
          </table:table-cell>
          <table:table-cell office:value-type="float" office:value="0.04122" calcext:value-type="float">
            <text:p>0.0412</text:p>
          </table:table-cell>
          <table:table-cell office:value-type="float" office:value="0.04318" calcext:value-type="float">
            <text:p>0.0432</text:p>
          </table:table-cell>
          <table:table-cell table:number-columns-repeated="4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0.07519" calcext:value-type="float">
            <text:p>0.0752</text:p>
          </table:table-cell>
          <table:table-cell office:value-type="float" office:value="0.07538" calcext:value-type="float">
            <text:p>0.0754</text:p>
          </table:table-cell>
          <table:table-cell office:value-type="float" office:value="0.07117" calcext:value-type="float">
            <text:p>0.0712</text:p>
          </table:table-cell>
          <table:table-cell office:value-type="float" office:value="0.07231" calcext:value-type="float">
            <text:p>0.0723</text:p>
          </table:table-cell>
          <table:table-cell office:value-type="float" office:value="0.06998" calcext:value-type="float">
            <text:p>0.0700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07102" calcext:value-type="float">
            <text:p>0.0710</text:p>
          </table:table-cell>
          <table:table-cell office:value-type="float" office:value="0.07292" calcext:value-type="float">
            <text:p>0.0729</text:p>
          </table:table-cell>
          <table:table-cell office:value-type="float" office:value="0.06509" calcext:value-type="float">
            <text:p>0.0651</text:p>
          </table:table-cell>
          <table:table-cell office:value-type="float" office:value="0.08617" calcext:value-type="float">
            <text:p>0.0862</text:p>
          </table:table-cell>
          <table:table-cell office:value-type="float" office:value="0.06877" calcext:value-type="float">
            <text:p>0.0688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5999" calcext:value-type="float">
            <text:p>0.0600</text:p>
          </table:table-cell>
          <table:table-cell office:value-type="float" office:value="0.05064" calcext:value-type="float">
            <text:p>0.0506</text:p>
          </table:table-cell>
          <table:table-cell office:value-type="float" office:value="0.05101" calcext:value-type="float">
            <text:p>0.0510</text:p>
          </table:table-cell>
          <table:table-cell office:value-type="float" office:value="0.04842" calcext:value-type="float">
            <text:p>0.0484</text:p>
          </table:table-cell>
          <table:table-cell office:value-type="float" office:value="0.04984" calcext:value-type="float">
            <text:p>0.0498</text:p>
          </table:table-cell>
          <table:table-cell table:number-columns-repeated="4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0.07277" calcext:value-type="float">
            <text:p>0.0728</text:p>
          </table:table-cell>
          <table:table-cell office:value-type="float" office:value="0.07312" calcext:value-type="float">
            <text:p>0.0731</text:p>
          </table:table-cell>
          <table:table-cell office:value-type="float" office:value="0.06892" calcext:value-type="float">
            <text:p>0.0689</text:p>
          </table:table-cell>
          <table:table-cell office:value-type="float" office:value="0.06947" calcext:value-type="float">
            <text:p>0.0695</text:p>
          </table:table-cell>
          <table:table-cell office:value-type="float" office:value="0.06757" calcext:value-type="float">
            <text:p>0.0676</text:p>
          </table:table-cell>
          <table:table-cell office:value-type="float" office:value="0.078839" calcext:value-type="float">
            <text:p>0.0788</text:p>
          </table:table-cell>
          <table:table-cell office:value-type="float" office:value="0.06926" calcext:value-type="float">
            <text:p>0.0693</text:p>
          </table:table-cell>
          <table:table-cell office:value-type="float" office:value="0.07104" calcext:value-type="float">
            <text:p>0.0710</text:p>
          </table:table-cell>
          <table:table-cell office:value-type="float" office:value="0.06537" calcext:value-type="float">
            <text:p>0.0654</text:p>
          </table:table-cell>
          <table:table-cell office:value-type="float" office:value="0.08644" calcext:value-type="float">
            <text:p>0.0864</text:p>
          </table:table-cell>
          <table:table-cell office:value-type="float" office:value="0.06917" calcext:value-type="float">
            <text:p>0.0692</text:p>
          </table:table-cell>
          <table:table-cell office:value-type="float" office:value="0.06543" calcext:value-type="float">
            <text:p>0.0654</text:p>
          </table:table-cell>
          <table:table-cell office:value-type="float" office:value="0.06537" calcext:value-type="float">
            <text:p>0.0654</text:p>
          </table:table-cell>
          <table:table-cell office:value-type="float" office:value="0.05803" calcext:value-type="float">
            <text:p>0.0580</text:p>
          </table:table-cell>
          <table:table-cell office:value-type="float" office:value="0.0586" calcext:value-type="float">
            <text:p>0.0586</text:p>
          </table:table-cell>
          <table:table-cell office:value-type="float" office:value="0.05647" calcext:value-type="float">
            <text:p>0.0565</text:p>
          </table:table-cell>
          <table:table-cell office:value-type="float" office:value="0.05756" calcext:value-type="float">
            <text:p>0.0576</text:p>
          </table:table-cell>
          <table:table-cell table:number-columns-repeated="4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0.06985" calcext:value-type="float">
            <text:p>0.0699</text:p>
          </table:table-cell>
          <table:table-cell office:value-type="float" office:value="0.070639" calcext:value-type="float">
            <text:p>0.0706</text:p>
          </table:table-cell>
          <table:table-cell office:value-type="float" office:value="0.06677" calcext:value-type="float">
            <text:p>0.0668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06517" calcext:value-type="float">
            <text:p>0.0652</text:p>
          </table:table-cell>
          <table:table-cell office:value-type="float" office:value="0.07647" calcext:value-type="float">
            <text:p>0.0765</text:p>
          </table:table-cell>
          <table:table-cell office:value-type="float" office:value="0.06677" calcext:value-type="float">
            <text:p>0.0668</text:p>
          </table:table-cell>
          <table:table-cell office:value-type="float" office:value="0.06908" calcext:value-type="float">
            <text:p>0.0691</text:p>
          </table:table-cell>
          <table:table-cell office:value-type="float" office:value="0.065629" calcext:value-type="float">
            <text:p>0.0656</text:p>
          </table:table-cell>
          <table:table-cell office:value-type="float" office:value="0.08661" calcext:value-type="float">
            <text:p>0.0866</text:p>
          </table:table-cell>
          <table:table-cell office:value-type="float" office:value="0.06987" calcext:value-type="float">
            <text:p>0.0699</text:p>
          </table:table-cell>
          <table:table-cell office:value-type="float" office:value="0.07062" calcext:value-type="float">
            <text:p>0.0706</text:p>
          </table:table-cell>
          <table:table-cell office:value-type="float" office:value="0.07101" calcext:value-type="float">
            <text:p>0.0710</text:p>
          </table:table-cell>
          <table:table-cell office:value-type="float" office:value="0.06578" calcext:value-type="float">
            <text:p>0.0658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6444" calcext:value-type="float">
            <text:p>0.0644</text:p>
          </table:table-cell>
          <table:table-cell office:value-type="float" office:value="0.06572" calcext:value-type="float">
            <text:p>0.0657</text:p>
          </table:table-cell>
          <table:table-cell table:number-columns-repeated="4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0.06741" calcext:value-type="float">
            <text:p>0.0674</text:p>
          </table:table-cell>
          <table:table-cell office:value-type="float" office:value="0.06779" calcext:value-type="float">
            <text:p>0.0678</text:p>
          </table:table-cell>
          <table:table-cell office:value-type="float" office:value="0.064199" calcext:value-type="float">
            <text:p>0.0642</text:p>
          </table:table-cell>
          <table:table-cell office:value-type="float" office:value="0.06481" calcext:value-type="float">
            <text:p>0.0648</text:p>
          </table:table-cell>
          <table:table-cell office:value-type="float" office:value="0.06327" calcext:value-type="float">
            <text:p>0.0633</text:p>
          </table:table-cell>
          <table:table-cell office:value-type="float" office:value="0.07448" calcext:value-type="float">
            <text:p>0.0745</text:p>
          </table:table-cell>
          <table:table-cell office:value-type="float" office:value="0.06487" calcext:value-type="float">
            <text:p>0.0649</text:p>
          </table:table-cell>
          <table:table-cell office:value-type="float" office:value="0.067169" calcext:value-type="float">
            <text:p>0.0672</text:p>
          </table:table-cell>
          <table:table-cell office:value-type="float" office:value="0.06584" calcext:value-type="float">
            <text:p>0.0658</text:p>
          </table:table-cell>
          <table:table-cell office:value-type="float" office:value="0.08742" calcext:value-type="float">
            <text:p>0.0874</text:p>
          </table:table-cell>
          <table:table-cell office:value-type="float" office:value="0.07077" calcext:value-type="float">
            <text:p>0.0708</text:p>
          </table:table-cell>
          <table:table-cell office:value-type="float" office:value="0.077299" calcext:value-type="float">
            <text:p>0.0773</text:p>
          </table:table-cell>
          <table:table-cell office:value-type="float" office:value="0.07792" calcext:value-type="float">
            <text:p>0.0779</text:p>
          </table:table-cell>
          <table:table-cell office:value-type="float" office:value="0.07412" calcext:value-type="float">
            <text:p>0.0741</text:p>
          </table:table-cell>
          <table:table-cell office:value-type="float" office:value="0.07532" calcext:value-type="float">
            <text:p>0.0753</text:p>
          </table:table-cell>
          <table:table-cell office:value-type="float" office:value="0.07387" calcext:value-type="float">
            <text:p>0.0739</text:p>
          </table:table-cell>
          <table:table-cell office:value-type="float" office:value="0.07475" calcext:value-type="float">
            <text:p>0.0748</text:p>
          </table:table-cell>
          <table:table-cell table:number-columns-repeated="4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0.06515" calcext:value-type="float">
            <text:p>0.0652</text:p>
          </table:table-cell>
          <table:table-cell office:value-type="float" office:value="0.06546" calcext:value-type="float">
            <text:p>0.0655</text:p>
          </table:table-cell>
          <table:table-cell office:value-type="float" office:value="0.06122" calcext:value-type="float">
            <text:p>0.0612</text:p>
          </table:table-cell>
          <table:table-cell office:value-type="float" office:value="0.06236" calcext:value-type="float">
            <text:p>0.0624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07197" calcext:value-type="float">
            <text:p>0.0720</text:p>
          </table:table-cell>
          <table:table-cell office:value-type="float" office:value="0.06318" calcext:value-type="float">
            <text:p>0.0632</text:p>
          </table:table-cell>
          <table:table-cell office:value-type="float" office:value="0.06543" calcext:value-type="float">
            <text:p>0.0654</text:p>
          </table:table-cell>
          <table:table-cell office:value-type="float" office:value="0.06658" calcext:value-type="float">
            <text:p>0.0666</text:p>
          </table:table-cell>
          <table:table-cell office:value-type="float" office:value="0.08819" calcext:value-type="float">
            <text:p>0.0882</text:p>
          </table:table-cell>
          <table:table-cell office:value-type="float" office:value="0.07177" calcext:value-type="float">
            <text:p>0.0718</text:p>
          </table:table-cell>
          <table:table-cell office:value-type="float" office:value="0.08369" calcext:value-type="float">
            <text:p>0.0837</text:p>
          </table:table-cell>
          <table:table-cell office:value-type="float" office:value="0.08487" calcext:value-type="float">
            <text:p>0.0849</text:p>
          </table:table-cell>
          <table:table-cell office:value-type="float" office:value="0.08351" calcext:value-type="float">
            <text:p>0.0835</text:p>
          </table:table-cell>
          <table:table-cell office:value-type="float" office:value="0.08494" calcext:value-type="float">
            <text:p>0.0849</text:p>
          </table:table-cell>
          <table:table-cell office:value-type="float" office:value="0.08412" calcext:value-type="float">
            <text:p>0.0841</text:p>
          </table:table-cell>
          <table:table-cell office:value-type="float" office:value="0.085389" calcext:value-type="float">
            <text:p>0.0854</text:p>
          </table:table-cell>
          <table:table-cell table:number-columns-repeated="4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0.06228" calcext:value-type="float">
            <text:p>0.0623</text:p>
          </table:table-cell>
          <table:table-cell office:value-type="float" office:value="0.06289" calcext:value-type="float">
            <text:p>0.0629</text:p>
          </table:table-cell>
          <table:table-cell office:value-type="float" office:value="0.05917" calcext:value-type="float">
            <text:p>0.0592</text:p>
          </table:table-cell>
          <table:table-cell office:value-type="float" office:value="0.06005" calcext:value-type="float">
            <text:p>0.0601</text:p>
          </table:table-cell>
          <table:table-cell office:value-type="float" office:value="0.05857" calcext:value-type="float">
            <text:p>0.0586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6138" calcext:value-type="float">
            <text:p>0.0614</text:p>
          </table:table-cell>
          <table:table-cell office:value-type="float" office:value="0.063659" calcext:value-type="float">
            <text:p>0.0637</text:p>
          </table:table-cell>
          <table:table-cell office:value-type="float" office:value="0.06769" calcext:value-type="float">
            <text:p>0.0677</text:p>
          </table:table-cell>
          <table:table-cell office:value-type="float" office:value="0.08939" calcext:value-type="float">
            <text:p>0.0894</text:p>
          </table:table-cell>
          <table:table-cell office:value-type="float" office:value="0.07325" calcext:value-type="float">
            <text:p>0.0733</text:p>
          </table:table-cell>
          <table:table-cell office:value-type="float" office:value="0.09174" calcext:value-type="float">
            <text:p>0.0917</text:p>
          </table:table-cell>
          <table:table-cell office:value-type="float" office:value="0.09249" calcext:value-type="float">
            <text:p>0.0925</text:p>
          </table:table-cell>
          <table:table-cell office:value-type="float" office:value="0.09425" calcext:value-type="float">
            <text:p>0.0943</text:p>
          </table:table-cell>
          <table:table-cell office:value-type="float" office:value="0.09588" calcext:value-type="float">
            <text:p>0.0959</text:p>
          </table:table-cell>
          <table:table-cell office:value-type="float" office:value="0.09567" calcext:value-type="float">
            <text:p>0.0957</text:p>
          </table:table-cell>
          <table:table-cell office:value-type="float" office:value="0.09617" calcext:value-type="float">
            <text:p>0.0962</text:p>
          </table:table-cell>
          <table:table-cell table:number-columns-repeated="4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0.06026" calcext:value-type="float">
            <text:p>0.0603</text:p>
          </table:table-cell>
          <table:table-cell office:value-type="float" office:value="0.06057" calcext:value-type="float">
            <text:p>0.0606</text:p>
          </table:table-cell>
          <table:table-cell office:value-type="float" office:value="0.05765" calcext:value-type="float">
            <text:p>0.0577</text:p>
          </table:table-cell>
          <table:table-cell office:value-type="float" office:value="0.05789" calcext:value-type="float">
            <text:p>0.0579</text:p>
          </table:table-cell>
          <table:table-cell office:value-type="float" office:value="0.05613" calcext:value-type="float">
            <text:p>0.0561</text:p>
          </table:table-cell>
          <table:table-cell office:value-type="float" office:value="0.06725" calcext:value-type="float">
            <text:p>0.0673</text:p>
          </table:table-cell>
          <table:table-cell office:value-type="float" office:value="0.05933" calcext:value-type="float">
            <text:p>0.0593</text:p>
          </table:table-cell>
          <table:table-cell office:value-type="float" office:value="0.06172" calcext:value-type="float">
            <text:p>0.0617</text:p>
          </table:table-cell>
          <table:table-cell office:value-type="float" office:value="0.06931" calcext:value-type="float">
            <text:p>0.0693</text:p>
          </table:table-cell>
          <table:table-cell office:value-type="float" office:value="0.091259" calcext:value-type="float">
            <text:p>0.0913</text:p>
          </table:table-cell>
          <table:table-cell office:value-type="float" office:value="0.07496" calcext:value-type="float">
            <text:p>0.0750</text:p>
          </table:table-cell>
          <table:table-cell office:value-type="float" office:value="0.09995" calcext:value-type="float">
            <text:p>0.1000</text:p>
          </table:table-cell>
          <table:table-cell office:value-type="float" office:value="0.10107" calcext:value-type="float">
            <text:p>0.1011</text:p>
          </table:table-cell>
          <table:table-cell office:value-type="float" office:value="0.10489" calcext:value-type="float">
            <text:p>0.1049</text:p>
          </table:table-cell>
          <table:table-cell office:value-type="float" office:value="0.10641" calcext:value-type="float">
            <text:p>0.1064</text:p>
          </table:table-cell>
          <table:table-cell office:value-type="float" office:value="0.10695" calcext:value-type="float">
            <text:p>0.1070</text:p>
          </table:table-cell>
          <table:table-cell office:value-type="float" office:value="0.10687" calcext:value-type="float">
            <text:p>0.1069</text:p>
          </table:table-cell>
          <table:table-cell table:number-columns-repeated="4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0.05879" calcext:value-type="float">
            <text:p>0.0588</text:p>
          </table:table-cell>
          <table:table-cell office:value-type="float" office:value="0.05846" calcext:value-type="float">
            <text:p>0.0585</text:p>
          </table:table-cell>
          <table:table-cell office:value-type="float" office:value="0.05531" calcext:value-type="float">
            <text:p>0.0553</text:p>
          </table:table-cell>
          <table:table-cell office:value-type="float" office:value="0.05564" calcext:value-type="float">
            <text:p>0.0556</text:p>
          </table:table-cell>
          <table:table-cell office:value-type="float" office:value="0.05454" calcext:value-type="float">
            <text:p>0.0545</text:p>
          </table:table-cell>
          <table:table-cell office:value-type="float" office:value="0.06524" calcext:value-type="float">
            <text:p>0.0652</text:p>
          </table:table-cell>
          <table:table-cell office:value-type="float" office:value="0.05786" calcext:value-type="float">
            <text:p>0.0579</text:p>
          </table:table-cell>
          <table:table-cell office:value-type="float" office:value="0.06053" calcext:value-type="float">
            <text:p>0.0605</text:p>
          </table:table-cell>
          <table:table-cell office:value-type="float" office:value="0.07158" calcext:value-type="float">
            <text:p>0.0716</text:p>
          </table:table-cell>
          <table:table-cell office:value-type="float" office:value="0.09375" calcext:value-type="float">
            <text:p>0.0938</text:p>
          </table:table-cell>
          <table:table-cell office:value-type="float" office:value="0.07696" calcext:value-type="float">
            <text:p>0.0770</text:p>
          </table:table-cell>
          <table:table-cell office:value-type="float" office:value="0.10924" calcext:value-type="float">
            <text:p>0.1092</text:p>
          </table:table-cell>
          <table:table-cell office:value-type="float" office:value="0.11026" calcext:value-type="float">
            <text:p>0.1103</text:p>
          </table:table-cell>
          <table:table-cell office:value-type="float" office:value="0.11688" calcext:value-type="float">
            <text:p>0.1169</text:p>
          </table:table-cell>
          <table:table-cell office:value-type="float" office:value="0.11801" calcext:value-type="float">
            <text:p>0.1180</text:p>
          </table:table-cell>
          <table:table-cell office:value-type="float" office:value="0.11928" calcext:value-type="float">
            <text:p>0.1193</text:p>
          </table:table-cell>
          <table:table-cell office:value-type="float" office:value="0.11868" calcext:value-type="float">
            <text:p>0.1187</text:p>
          </table:table-cell>
          <table:table-cell table:number-columns-repeated="4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0.05628" calcext:value-type="float">
            <text:p>0.0563</text:p>
          </table:table-cell>
          <table:table-cell office:value-type="float" office:value="0.05669" calcext:value-type="float">
            <text:p>0.0567</text:p>
          </table:table-cell>
          <table:table-cell office:value-type="float" office:value="0.05313" calcext:value-type="float">
            <text:p>0.0531</text:p>
          </table:table-cell>
          <table:table-cell office:value-type="float" office:value="0.05335" calcext:value-type="float">
            <text:p>0.0534</text:p>
          </table:table-cell>
          <table:table-cell office:value-type="float" office:value="0.05248" calcext:value-type="float">
            <text:p>0.0525</text:p>
          </table:table-cell>
          <table:table-cell office:value-type="float" office:value="0.06304" calcext:value-type="float">
            <text:p>0.0630</text:p>
          </table:table-cell>
          <table:table-cell office:value-type="float" office:value="0.05676" calcext:value-type="float">
            <text:p>0.0568</text:p>
          </table:table-cell>
          <table:table-cell office:value-type="float" office:value="0.05929" calcext:value-type="float">
            <text:p>0.0593</text:p>
          </table:table-cell>
          <table:table-cell office:value-type="float" office:value="0.072969" calcext:value-type="float">
            <text:p>0.0730</text:p>
          </table:table-cell>
          <table:table-cell office:value-type="float" office:value="0.09517" calcext:value-type="float">
            <text:p>0.0952</text:p>
          </table:table-cell>
          <table:table-cell office:value-type="float" office:value="0.07885" calcext:value-type="float">
            <text:p>0.0789</text:p>
          </table:table-cell>
          <table:table-cell office:value-type="float" office:value="0.11818" calcext:value-type="float">
            <text:p>0.1182</text:p>
          </table:table-cell>
          <table:table-cell office:value-type="float" office:value="0.11875" calcext:value-type="float">
            <text:p>0.1188</text:p>
          </table:table-cell>
          <table:table-cell office:value-type="float" office:value="0.12821" calcext:value-type="float">
            <text:p>0.1282</text:p>
          </table:table-cell>
          <table:table-cell office:value-type="float" office:value="0.13021" calcext:value-type="float">
            <text:p>0.1302</text:p>
          </table:table-cell>
          <table:table-cell office:value-type="float" office:value="0.13139" calcext:value-type="float">
            <text:p>0.1314</text:p>
          </table:table-cell>
          <table:table-cell office:value-type="float" office:value="0.13096" calcext:value-type="float">
            <text:p>0.1310</text:p>
          </table:table-cell>
          <table:table-cell table:number-columns-repeated="4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5492" calcext:value-type="float">
            <text:p>0.0549</text:p>
          </table:table-cell>
          <table:table-cell office:value-type="float" office:value="0.05078" calcext:value-type="float">
            <text:p>0.0508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5054" calcext:value-type="float">
            <text:p>0.0505</text:p>
          </table:table-cell>
          <table:table-cell office:value-type="float" office:value="0.06118" calcext:value-type="float">
            <text:p>0.0612</text:p>
          </table:table-cell>
          <table:table-cell office:value-type="float" office:value="0.05495" calcext:value-type="float">
            <text:p>0.0550</text:p>
          </table:table-cell>
          <table:table-cell office:value-type="float" office:value="0.05792" calcext:value-type="float">
            <text:p>0.0579</text:p>
          </table:table-cell>
          <table:table-cell office:value-type="float" office:value="0.075079" calcext:value-type="float">
            <text:p>0.0751</text:p>
          </table:table-cell>
          <table:table-cell office:value-type="float" office:value="0.097239" calcext:value-type="float">
            <text:p>0.0972</text:p>
          </table:table-cell>
          <table:table-cell office:value-type="float" office:value="0.080269" calcext:value-type="float">
            <text:p>0.0803</text:p>
          </table:table-cell>
          <table:table-cell office:value-type="float" office:value="0.12769" calcext:value-type="float">
            <text:p>0.1277</text:p>
          </table:table-cell>
          <table:table-cell office:value-type="float" office:value="0.12799" calcext:value-type="float">
            <text:p>0.1280</text:p>
          </table:table-cell>
          <table:table-cell office:value-type="float" office:value="0.14066" calcext:value-type="float">
            <text:p>0.1407</text:p>
          </table:table-cell>
          <table:table-cell office:value-type="float" office:value="0.14245" calcext:value-type="float">
            <text:p>0.1425</text:p>
          </table:table-cell>
          <table:table-cell office:value-type="float" office:value="0.14387" calcext:value-type="float">
            <text:p>0.1439</text:p>
          </table:table-cell>
          <table:table-cell office:value-type="float" office:value="0.14333" calcext:value-type="float">
            <text:p>0.1433</text:p>
          </table:table-cell>
          <table:table-cell table:number-columns-repeated="4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5263" calcext:value-type="float">
            <text:p>0.0526</text:p>
          </table:table-cell>
          <table:table-cell office:value-type="float" office:value="0.04904" calcext:value-type="float">
            <text:p>0.0490</text:p>
          </table:table-cell>
          <table:table-cell office:value-type="float" office:value="0.04928" calcext:value-type="float">
            <text:p>0.0493</text:p>
          </table:table-cell>
          <table:table-cell office:value-type="float" office:value="0.04819" calcext:value-type="float">
            <text:p>0.0482</text:p>
          </table:table-cell>
          <table:table-cell office:value-type="float" office:value="0.05891" calcext:value-type="float">
            <text:p>0.0589</text:p>
          </table:table-cell>
          <table:table-cell office:value-type="float" office:value="0.05311" calcext:value-type="float">
            <text:p>0.0531</text:p>
          </table:table-cell>
          <table:table-cell office:value-type="float" office:value="0.05635" calcext:value-type="float">
            <text:p>0.0564</text:p>
          </table:table-cell>
          <table:table-cell office:value-type="float" office:value="0.07717" calcext:value-type="float">
            <text:p>0.0772</text:p>
          </table:table-cell>
          <table:table-cell office:value-type="float" office:value="0.09952" calcext:value-type="float">
            <text:p>0.0995</text:p>
          </table:table-cell>
          <table:table-cell office:value-type="float" office:value="0.08279" calcext:value-type="float">
            <text:p>0.0828</text:p>
          </table:table-cell>
          <table:table-cell office:value-type="float" office:value="0.13686" calcext:value-type="float">
            <text:p>0.1369</text:p>
          </table:table-cell>
          <table:table-cell office:value-type="float" office:value="0.13741" calcext:value-type="float">
            <text:p>0.1374</text:p>
          </table:table-cell>
          <table:table-cell office:value-type="float" office:value="0.15297" calcext:value-type="float">
            <text:p>0.1530</text:p>
          </table:table-cell>
          <table:table-cell office:value-type="float" office:value="0.15479" calcext:value-type="float">
            <text:p>0.1548</text:p>
          </table:table-cell>
          <table:table-cell office:value-type="float" office:value="0.15647" calcext:value-type="float">
            <text:p>0.1565</text:p>
          </table:table-cell>
          <table:table-cell office:value-type="float" office:value="0.15485" calcext:value-type="float">
            <text:p>0.1549</text:p>
          </table:table-cell>
          <table:table-cell table:number-columns-repeated="4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0.05091" calcext:value-type="float">
            <text:p>0.0509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699" calcext:value-type="float">
            <text:p>0.0470</text:p>
          </table:table-cell>
          <table:table-cell office:value-type="float" office:value="0.04735" calcext:value-type="float">
            <text:p>0.0474</text:p>
          </table:table-cell>
          <table:table-cell office:value-type="float" office:value="0.04607" calcext:value-type="float">
            <text:p>0.0461</text:p>
          </table:table-cell>
          <table:table-cell office:value-type="float" office:value="0.05676" calcext:value-type="float">
            <text:p>0.0568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5585" calcext:value-type="float">
            <text:p>0.0559</text:p>
          </table:table-cell>
          <table:table-cell office:value-type="float" office:value="0.07942" calcext:value-type="float">
            <text:p>0.0794</text:p>
          </table:table-cell>
          <table:table-cell office:value-type="float" office:value="0.10196" calcext:value-type="float">
            <text:p>0.1020</text:p>
          </table:table-cell>
          <table:table-cell office:value-type="float" office:value="0.08566" calcext:value-type="float">
            <text:p>0.0857</text:p>
          </table:table-cell>
          <table:table-cell office:value-type="float" office:value="0.14596" calcext:value-type="float">
            <text:p>0.1460</text:p>
          </table:table-cell>
          <table:table-cell office:value-type="float" office:value="0.14698" calcext:value-type="float">
            <text:p>0.1470</text:p>
          </table:table-cell>
          <table:table-cell office:value-type="float" office:value="0.16536" calcext:value-type="float">
            <text:p>0.1654</text:p>
          </table:table-cell>
          <table:table-cell office:value-type="float" office:value="0.16736" calcext:value-type="float">
            <text:p>0.1674</text:p>
          </table:table-cell>
          <table:table-cell office:value-type="float" office:value="0.16888" calcext:value-type="float">
            <text:p>0.1689</text:p>
          </table:table-cell>
          <table:table-cell office:value-type="float" office:value="0.16681" calcext:value-type="float">
            <text:p>0.1668</text:p>
          </table:table-cell>
          <table:table-cell table:number-columns-repeated="4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0.04929" calcext:value-type="float">
            <text:p>0.0493</text:p>
          </table:table-cell>
          <table:table-cell office:value-type="float" office:value="0.04953" calcext:value-type="float">
            <text:p>0.0495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4562" calcext:value-type="float">
            <text:p>0.0456</text:p>
          </table:table-cell>
          <table:table-cell office:value-type="float" office:value="0.04416" calcext:value-type="float">
            <text:p>0.0442</text:p>
          </table:table-cell>
          <table:table-cell office:value-type="float" office:value="0.05508" calcext:value-type="float">
            <text:p>0.0551</text:p>
          </table:table-cell>
          <table:table-cell office:value-type="float" office:value="0.05182" calcext:value-type="float">
            <text:p>0.0518</text:p>
          </table:table-cell>
          <table:table-cell office:value-type="float" office:value="0.05434" calcext:value-type="float">
            <text:p>0.0543</text:p>
          </table:table-cell>
          <table:table-cell office:value-type="float" office:value="0.08149" calcext:value-type="float">
            <text:p>0.0815</text:p>
          </table:table-cell>
          <table:table-cell office:value-type="float" office:value="0.10362" calcext:value-type="float">
            <text:p>0.1036</text:p>
          </table:table-cell>
          <table:table-cell office:value-type="float" office:value="0.08763" calcext:value-type="float">
            <text:p>0.0876</text:p>
          </table:table-cell>
          <table:table-cell office:value-type="float" office:value="0.15566" calcext:value-type="float">
            <text:p>0.1557</text:p>
          </table:table-cell>
          <table:table-cell office:value-type="float" office:value="0.15605" calcext:value-type="float">
            <text:p>0.1561</text:p>
          </table:table-cell>
          <table:table-cell office:value-type="float" office:value="0.17768" calcext:value-type="float">
            <text:p>0.1777</text:p>
          </table:table-cell>
          <table:table-cell office:value-type="float" office:value="0.17939" calcext:value-type="float">
            <text:p>0.1794</text:p>
          </table:table-cell>
          <table:table-cell office:value-type="float" office:value="0.18098" calcext:value-type="float">
            <text:p>0.1810</text:p>
          </table:table-cell>
          <table:table-cell office:value-type="float" office:value="0.17876" calcext:value-type="float">
            <text:p>0.1788</text:p>
          </table:table-cell>
          <table:table-cell table:number-columns-repeated="4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4782" calcext:value-type="float">
            <text:p>0.0478</text:p>
          </table:table-cell>
          <table:table-cell office:value-type="float" office:value="0.04294" calcext:value-type="float">
            <text:p>0.0429</text:p>
          </table:table-cell>
          <table:table-cell office:value-type="float" office:value="0.04345" calcext:value-type="float">
            <text:p>0.0435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5332" calcext:value-type="float">
            <text:p>0.0533</text:p>
          </table:table-cell>
          <table:table-cell office:value-type="float" office:value="0.05036" calcext:value-type="float">
            <text:p>0.0504</text:p>
          </table:table-cell>
          <table:table-cell office:value-type="float" office:value="0.05275" calcext:value-type="float">
            <text:p>0.0528</text:p>
          </table:table-cell>
          <table:table-cell office:value-type="float" office:value="0.08387" calcext:value-type="float">
            <text:p>0.0839</text:p>
          </table:table-cell>
          <table:table-cell office:value-type="float" office:value="0.10578" calcext:value-type="float">
            <text:p>0.1058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16484" calcext:value-type="float">
            <text:p>0.1648</text:p>
          </table:table-cell>
          <table:table-cell office:value-type="float" office:value="0.16493" calcext:value-type="float">
            <text:p>0.1649</text:p>
          </table:table-cell>
          <table:table-cell office:value-type="float" office:value="0.18984" calcext:value-type="float">
            <text:p>0.1898</text:p>
          </table:table-cell>
          <table:table-cell office:value-type="float" office:value="0.19091" calcext:value-type="float">
            <text:p>0.1909</text:p>
          </table:table-cell>
          <table:table-cell office:value-type="float" office:value="0.19252" calcext:value-type="float">
            <text:p>0.1925</text:p>
          </table:table-cell>
          <table:table-cell office:value-type="float" office:value="0.19005" calcext:value-type="float">
            <text:p>0.1901</text:p>
          </table:table-cell>
          <table:table-cell table:number-columns-repeated="4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0.04684" calcext:value-type="float">
            <text:p>0.0468</text:p>
          </table:table-cell>
          <table:table-cell office:value-type="float" office:value="0.04648" calcext:value-type="float">
            <text:p>0.0465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164" calcext:value-type="float">
            <text:p>0.0416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5149" calcext:value-type="float">
            <text:p>0.0515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5209" calcext:value-type="float">
            <text:p>0.0521</text:p>
          </table:table-cell>
          <table:table-cell office:value-type="float" office:value="0.085999" calcext:value-type="float">
            <text:p>0.0860</text:p>
          </table:table-cell>
          <table:table-cell office:value-type="float" office:value="0.10764" calcext:value-type="float">
            <text:p>0.1076</text:p>
          </table:table-cell>
          <table:table-cell office:value-type="float" office:value="0.09207" calcext:value-type="float">
            <text:p>0.0921</text:p>
          </table:table-cell>
          <table:table-cell office:value-type="float" office:value="0.17394" calcext:value-type="float">
            <text:p>0.1739</text:p>
          </table:table-cell>
          <table:table-cell office:value-type="float" office:value="0.17396" calcext:value-type="float">
            <text:p>0.1740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20276" calcext:value-type="float">
            <text:p>0.2028</text:p>
          </table:table-cell>
          <table:table-cell office:value-type="float" office:value="0.20422" calcext:value-type="float">
            <text:p>0.2042</text:p>
          </table:table-cell>
          <table:table-cell office:value-type="float" office:value="0.20177" calcext:value-type="float">
            <text:p>0.2018</text:p>
          </table:table-cell>
          <table:table-cell table:number-columns-repeated="4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0.04499" calcext:value-type="float">
            <text:p>0.0450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3995" calcext:value-type="float">
            <text:p>0.0400</text:p>
          </table:table-cell>
          <table:table-cell office:value-type="float" office:value="0.03895" calcext:value-type="float">
            <text:p>0.0390</text:p>
          </table:table-cell>
          <table:table-cell office:value-type="float" office:value="0.05018" calcext:value-type="float">
            <text:p>0.0502</text:p>
          </table:table-cell>
          <table:table-cell office:value-type="float" office:value="0.04857" calcext:value-type="float">
            <text:p>0.0486</text:p>
          </table:table-cell>
          <table:table-cell office:value-type="float" office:value="0.05106" calcext:value-type="float">
            <text:p>0.0511</text:p>
          </table:table-cell>
          <table:table-cell office:value-type="float" office:value="0.08809" calcext:value-type="float">
            <text:p>0.0881</text:p>
          </table:table-cell>
          <table:table-cell office:value-type="float" office:value="0.10991" calcext:value-type="float">
            <text:p>0.1099</text:p>
          </table:table-cell>
          <table:table-cell office:value-type="float" office:value="0.09403" calcext:value-type="float">
            <text:p>0.0940</text:p>
          </table:table-cell>
          <table:table-cell office:value-type="float" office:value="0.18185" calcext:value-type="float">
            <text:p>0.1819</text:p>
          </table:table-cell>
          <table:table-cell office:value-type="float" office:value="0.18245" calcext:value-type="float">
            <text:p>0.1825</text:p>
          </table:table-cell>
          <table:table-cell office:value-type="float" office:value="0.21366" calcext:value-type="float">
            <text:p>0.2137</text:p>
          </table:table-cell>
          <table:table-cell office:value-type="float" office:value="0.21418" calcext:value-type="float">
            <text:p>0.2142</text:p>
          </table:table-cell>
          <table:table-cell office:value-type="float" office:value="0.21545" calcext:value-type="float">
            <text:p>0.2155</text:p>
          </table:table-cell>
          <table:table-cell office:value-type="float" office:value="0.21278" calcext:value-type="float">
            <text:p>0.2128</text:p>
          </table:table-cell>
          <table:table-cell table:number-columns-repeated="4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0.04266" calcext:value-type="float">
            <text:p>0.0427</text:p>
          </table:table-cell>
          <table:table-cell office:value-type="float" office:value="0.04276" calcext:value-type="float">
            <text:p>0.0428</text:p>
          </table:table-cell>
          <table:table-cell office:value-type="float" office:value="0.03787" calcext:value-type="float">
            <text:p>0.0379</text:p>
          </table:table-cell>
          <table:table-cell office:value-type="float" office:value="0.03853" calcext:value-type="float">
            <text:p>0.0385</text:p>
          </table:table-cell>
          <table:table-cell office:value-type="float" office:value="0.03705" calcext:value-type="float">
            <text:p>0.0371</text:p>
          </table:table-cell>
          <table:table-cell office:value-type="float" office:value="0.04862" calcext:value-type="float">
            <text:p>0.0486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5008" calcext:value-type="float">
            <text:p>0.0501</text:p>
          </table:table-cell>
          <table:table-cell office:value-type="float" office:value="0.08964" calcext:value-type="float">
            <text:p>0.0896</text:p>
          </table:table-cell>
          <table:table-cell office:value-type="float" office:value="0.11207" calcext:value-type="float">
            <text:p>0.1121</text:p>
          </table:table-cell>
          <table:table-cell office:value-type="float" office:value="0.09576" calcext:value-type="float">
            <text:p>0.0958</text:p>
          </table:table-cell>
          <table:table-cell office:value-type="float" office:value="0.19039" calcext:value-type="float">
            <text:p>0.1904</text:p>
          </table:table-cell>
          <table:table-cell office:value-type="float" office:value="0.19123" calcext:value-type="float">
            <text:p>0.1912</text:p>
          </table:table-cell>
          <table:table-cell office:value-type="float" office:value="0.22313" calcext:value-type="float">
            <text:p>0.2231</text:p>
          </table:table-cell>
          <table:table-cell office:value-type="float" office:value="0.22486" calcext:value-type="float">
            <text:p>0.2249</text:p>
          </table:table-cell>
          <table:table-cell office:value-type="float" office:value="0.22678" calcext:value-type="float">
            <text:p>0.2268</text:p>
          </table:table-cell>
          <table:table-cell office:value-type="float" office:value="0.2234" calcext:value-type="float">
            <text:p>0.2234</text:p>
          </table:table-cell>
          <table:table-cell table:number-columns-repeated="4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0.04126" calcext:value-type="float">
            <text:p>0.0413</text:p>
          </table:table-cell>
          <table:table-cell office:value-type="float" office:value="0.04121" calcext:value-type="float">
            <text:p>0.0412</text:p>
          </table:table-cell>
          <table:table-cell office:value-type="float" office:value="0.03635" calcext:value-type="float">
            <text:p>0.0364</text:p>
          </table:table-cell>
          <table:table-cell office:value-type="float" office:value="0.03725" calcext:value-type="float">
            <text:p>0.0373</text:p>
          </table:table-cell>
          <table:table-cell office:value-type="float" office:value="0.03603" calcext:value-type="float">
            <text:p>0.0360</text:p>
          </table:table-cell>
          <table:table-cell office:value-type="float" office:value="0.04756" calcext:value-type="float">
            <text:p>0.0476</text:p>
          </table:table-cell>
          <table:table-cell office:value-type="float" office:value="0.04677" calcext:value-type="float">
            <text:p>0.0468</text:p>
          </table:table-cell>
          <table:table-cell office:value-type="float" office:value="0.04926" calcext:value-type="float">
            <text:p>0.0493</text:p>
          </table:table-cell>
          <table:table-cell office:value-type="float" office:value="0.09156" calcext:value-type="float">
            <text:p>0.0916</text:p>
          </table:table-cell>
          <table:table-cell office:value-type="float" office:value="0.11442" calcext:value-type="float">
            <text:p>0.1144</text:p>
          </table:table-cell>
          <table:table-cell office:value-type="float" office:value="0.097919" calcext:value-type="float">
            <text:p>0.0979</text:p>
          </table:table-cell>
          <table:table-cell office:value-type="float" office:value="0.19823" calcext:value-type="float">
            <text:p>0.1982</text:p>
          </table:table-cell>
          <table:table-cell office:value-type="float" office:value="0.19937" calcext:value-type="float">
            <text:p>0.1994</text:p>
          </table:table-cell>
          <table:table-cell office:value-type="float" office:value="0.23354" calcext:value-type="float">
            <text:p>0.2335</text:p>
          </table:table-cell>
          <table:table-cell office:value-type="float" office:value="0.23576" calcext:value-type="float">
            <text:p>0.2358</text:p>
          </table:table-cell>
          <table:table-cell office:value-type="float" office:value="0.23739" calcext:value-type="float">
            <text:p>0.2374</text:p>
          </table:table-cell>
          <table:table-cell office:value-type="float" office:value="0.23366" calcext:value-type="float">
            <text:p>0.2337</text:p>
          </table:table-cell>
          <table:table-cell table:number-columns-repeated="4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0.04052" calcext:value-type="float">
            <text:p>0.0405</text:p>
          </table:table-cell>
          <table:table-cell office:value-type="float" office:value="0.04042" calcext:value-type="float">
            <text:p>0.0404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3633" calcext:value-type="float">
            <text:p>0.0363</text:p>
          </table:table-cell>
          <table:table-cell office:value-type="float" office:value="0.03478" calcext:value-type="float">
            <text:p>0.0348</text:p>
          </table:table-cell>
          <table:table-cell office:value-type="float" office:value="0.04601" calcext:value-type="float">
            <text:p>0.0460</text:p>
          </table:table-cell>
          <table:table-cell office:value-type="float" office:value="0.04665" calcext:value-type="float">
            <text:p>0.0467</text:p>
          </table:table-cell>
          <table:table-cell office:value-type="float" office:value="0.04906" calcext:value-type="float">
            <text:p>0.0491</text:p>
          </table:table-cell>
          <table:table-cell office:value-type="float" office:value="0.09343" calcext:value-type="float">
            <text:p>0.0934</text:p>
          </table:table-cell>
          <table:table-cell office:value-type="float" office:value="0.11663" calcext:value-type="float">
            <text:p>0.1166</text:p>
          </table:table-cell>
          <table:table-cell office:value-type="float" office:value="0.09926" calcext:value-type="float">
            <text:p>0.0993</text:p>
          </table:table-cell>
          <table:table-cell office:value-type="float" office:value="0.20551" calcext:value-type="float">
            <text:p>0.2055</text:p>
          </table:table-cell>
          <table:table-cell office:value-type="float" office:value="0.20642" calcext:value-type="float">
            <text:p>0.2064</text:p>
          </table:table-cell>
          <table:table-cell office:value-type="float" office:value="0.24375" calcext:value-type="float">
            <text:p>0.2438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24831" calcext:value-type="float">
            <text:p>0.2483</text:p>
          </table:table-cell>
          <table:table-cell office:value-type="float" office:value="0.24454" calcext:value-type="float">
            <text:p>0.2445</text:p>
          </table:table-cell>
          <table:table-cell table:number-columns-repeated="4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0.03864" calcext:value-type="float">
            <text:p>0.0386</text:p>
          </table:table-cell>
          <table:table-cell office:value-type="float" office:value="0.03857" calcext:value-type="float">
            <text:p>0.0386</text:p>
          </table:table-cell>
          <table:table-cell office:value-type="float" office:value="0.03362" calcext:value-type="float">
            <text:p>0.0336</text:p>
          </table:table-cell>
          <table:table-cell office:value-type="float" office:value="0.03473" calcext:value-type="float">
            <text:p>0.0347</text:p>
          </table:table-cell>
          <table:table-cell office:value-type="float" office:value="0.03296" calcext:value-type="float">
            <text:p>0.0330</text:p>
          </table:table-cell>
          <table:table-cell office:value-type="float" office:value="0.04536" calcext:value-type="float">
            <text:p>0.0454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4838" calcext:value-type="float">
            <text:p>0.0484</text:p>
          </table:table-cell>
          <table:table-cell office:value-type="float" office:value="0.09497" calcext:value-type="float">
            <text:p>0.0950</text:p>
          </table:table-cell>
          <table:table-cell office:value-type="float" office:value="0.11835" calcext:value-type="float">
            <text:p>0.1184</text:p>
          </table:table-cell>
          <table:table-cell office:value-type="float" office:value="0.10014" calcext:value-type="float">
            <text:p>0.1001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25271" calcext:value-type="float">
            <text:p>0.2527</text:p>
          </table:table-cell>
          <table:table-cell office:value-type="float" office:value="0.25468" calcext:value-type="float">
            <text:p>0.2547</text:p>
          </table:table-cell>
          <table:table-cell office:value-type="float" office:value="0.25771" calcext:value-type="float">
            <text:p>0.2577</text:p>
          </table:table-cell>
          <table:table-cell office:value-type="float" office:value="0.25384" calcext:value-type="float">
            <text:p>0.2538</text:p>
          </table:table-cell>
          <table:table-cell table:number-columns-repeated="4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0.03807" calcext:value-type="float">
            <text:p>0.0381</text:p>
          </table:table-cell>
          <table:table-cell office:value-type="float" office:value="0.03774" calcext:value-type="float">
            <text:p>0.0377</text:p>
          </table:table-cell>
          <table:table-cell office:value-type="float" office:value="0.03291" calcext:value-type="float">
            <text:p>0.0329</text:p>
          </table:table-cell>
          <table:table-cell office:value-type="float" office:value="0.03401" calcext:value-type="float">
            <text:p>0.0340</text:p>
          </table:table-cell>
          <table:table-cell office:value-type="float" office:value="0.03265" calcext:value-type="float">
            <text:p>0.0327</text:p>
          </table:table-cell>
          <table:table-cell office:value-type="float" office:value="0.04492" calcext:value-type="float">
            <text:p>0.0449</text:p>
          </table:table-cell>
          <table:table-cell office:value-type="float" office:value="0.04527" calcext:value-type="float">
            <text:p>0.0453</text:p>
          </table:table-cell>
          <table:table-cell office:value-type="float" office:value="0.04786" calcext:value-type="float">
            <text:p>0.0479</text:p>
          </table:table-cell>
          <table:table-cell office:value-type="float" office:value="0.09728" calcext:value-type="float">
            <text:p>0.0973</text:p>
          </table:table-cell>
          <table:table-cell office:value-type="float" office:value="0.12075" calcext:value-type="float">
            <text:p>0.1208</text:p>
          </table:table-cell>
          <table:table-cell office:value-type="float" office:value="0.10217" calcext:value-type="float">
            <text:p>0.1022</text:p>
          </table:table-cell>
          <table:table-cell office:value-type="float" office:value="0.21984" calcext:value-type="float">
            <text:p>0.2198</text:p>
          </table:table-cell>
          <table:table-cell office:value-type="float" office:value="0.22133" calcext:value-type="float">
            <text:p>0.2213</text:p>
          </table:table-cell>
          <table:table-cell office:value-type="float" office:value="0.26202" calcext:value-type="float">
            <text:p>0.2620</text:p>
          </table:table-cell>
          <table:table-cell office:value-type="float" office:value="0.26356" calcext:value-type="float">
            <text:p>0.2636</text:p>
          </table:table-cell>
          <table:table-cell office:value-type="float" office:value="0.26669" calcext:value-type="float">
            <text:p>0.2667</text:p>
          </table:table-cell>
          <table:table-cell office:value-type="float" office:value="0.26146" calcext:value-type="float">
            <text:p>0.2615</text:p>
          </table:table-cell>
          <table:table-cell table:number-columns-repeated="4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0.03743" calcext:value-type="float">
            <text:p>0.0374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3207" calcext:value-type="float">
            <text:p>0.0321</text:p>
          </table:table-cell>
          <table:table-cell office:value-type="float" office:value="0.03309" calcext:value-type="float">
            <text:p>0.0331</text:p>
          </table:table-cell>
          <table:table-cell office:value-type="float" office:value="0.03213" calcext:value-type="float">
            <text:p>0.0321</text:p>
          </table:table-cell>
          <table:table-cell office:value-type="float" office:value="0.04393" calcext:value-type="float">
            <text:p>0.0439</text:p>
          </table:table-cell>
          <table:table-cell office:value-type="float" office:value="0.04535" calcext:value-type="float">
            <text:p>0.0454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9947" calcext:value-type="float">
            <text:p>0.0995</text:p>
          </table:table-cell>
          <table:table-cell office:value-type="float" office:value="0.12325" calcext:value-type="float">
            <text:p>0.1233</text:p>
          </table:table-cell>
          <table:table-cell office:value-type="float" office:value="0.10456" calcext:value-type="float">
            <text:p>0.1046</text:p>
          </table:table-cell>
          <table:table-cell office:value-type="float" office:value="0.22619" calcext:value-type="float">
            <text:p>0.2262</text:p>
          </table:table-cell>
          <table:table-cell office:value-type="float" office:value="0.22786" calcext:value-type="float">
            <text:p>0.2279</text:p>
          </table:table-cell>
          <table:table-cell office:value-type="float" office:value="0.27071" calcext:value-type="float">
            <text:p>0.2707</text:p>
          </table:table-cell>
          <table:table-cell office:value-type="float" office:value="0.2722" calcext:value-type="float">
            <text:p>0.2722</text:p>
          </table:table-cell>
          <table:table-cell office:value-type="float" office:value="0.27569" calcext:value-type="float">
            <text:p>0.2757</text:p>
          </table:table-cell>
          <table:table-cell office:value-type="float" office:value="0.27021" calcext:value-type="float">
            <text:p>0.2702</text:p>
          </table:table-cell>
          <table:table-cell table:number-columns-repeated="4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0.03679" calcext:value-type="float">
            <text:p>0.0368</text:p>
          </table:table-cell>
          <table:table-cell office:value-type="float" office:value="0.03691" calcext:value-type="float">
            <text:p>0.0369</text:p>
          </table:table-cell>
          <table:table-cell office:value-type="float" office:value="0.03168" calcext:value-type="float">
            <text:p>0.0317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156" calcext:value-type="float">
            <text:p>0.0316</text:p>
          </table:table-cell>
          <table:table-cell office:value-type="float" office:value="0.04321" calcext:value-type="float">
            <text:p>0.0432</text:p>
          </table:table-cell>
          <table:table-cell office:value-type="float" office:value="0.04525" calcext:value-type="float">
            <text:p>0.0453</text:p>
          </table:table-cell>
          <table:table-cell office:value-type="float" office:value="0.04724" calcext:value-type="float">
            <text:p>0.0472</text:p>
          </table:table-cell>
          <table:table-cell office:value-type="float" office:value="0.10123" calcext:value-type="float">
            <text:p>0.1012</text:p>
          </table:table-cell>
          <table:table-cell office:value-type="float" office:value="0.12509" calcext:value-type="float">
            <text:p>0.1251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23254" calcext:value-type="float">
            <text:p>0.2325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27982" calcext:value-type="float">
            <text:p>0.2798</text:p>
          </table:table-cell>
          <table:table-cell office:value-type="float" office:value="0.28339" calcext:value-type="float">
            <text:p>0.2834</text:p>
          </table:table-cell>
          <table:table-cell office:value-type="float" office:value="0.2776" calcext:value-type="float">
            <text:p>0.2776</text:p>
          </table:table-cell>
          <table:table-cell table:number-columns-repeated="4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0.03638" calcext:value-type="float">
            <text:p>0.0364</text:p>
          </table:table-cell>
          <table:table-cell office:value-type="float" office:value="0.03647" calcext:value-type="float">
            <text:p>0.0365</text:p>
          </table:table-cell>
          <table:table-cell office:value-type="float" office:value="0.03118" calcext:value-type="float">
            <text:p>0.0312</text:p>
          </table:table-cell>
          <table:table-cell office:value-type="float" office:value="0.03181" calcext:value-type="float">
            <text:p>0.0318</text:p>
          </table:table-cell>
          <table:table-cell office:value-type="float" office:value="0.03101" calcext:value-type="float">
            <text:p>0.0310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4488" calcext:value-type="float">
            <text:p>0.0449</text:p>
          </table:table-cell>
          <table:table-cell office:value-type="float" office:value="0.04701" calcext:value-type="float">
            <text:p>0.0470</text:p>
          </table:table-cell>
          <table:table-cell office:value-type="float" office:value="0.10347" calcext:value-type="float">
            <text:p>0.1035</text:p>
          </table:table-cell>
          <table:table-cell office:value-type="float" office:value="0.12731" calcext:value-type="float">
            <text:p>0.1273</text:p>
          </table:table-cell>
          <table:table-cell office:value-type="float" office:value="0.10693" calcext:value-type="float">
            <text:p>0.1069</text:p>
          </table:table-cell>
          <table:table-cell office:value-type="float" office:value="0.23866" calcext:value-type="float">
            <text:p>0.2387</text:p>
          </table:table-cell>
          <table:table-cell office:value-type="float" office:value="0.23911" calcext:value-type="float">
            <text:p>0.2391</text:p>
          </table:table-cell>
          <table:table-cell office:value-type="float" office:value="0.28705" calcext:value-type="float">
            <text:p>0.2871</text:p>
          </table:table-cell>
          <table:table-cell office:value-type="float" office:value="0.28701" calcext:value-type="float">
            <text:p>0.2870</text:p>
          </table:table-cell>
          <table:table-cell office:value-type="float" office:value="0.29105" calcext:value-type="float">
            <text:p>0.2911</text:p>
          </table:table-cell>
          <table:table-cell office:value-type="float" office:value="0.28491" calcext:value-type="float">
            <text:p>0.2849</text:p>
          </table:table-cell>
          <table:table-cell table:number-columns-repeated="4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0.03615" calcext:value-type="float">
            <text:p>0.0362</text:p>
          </table:table-cell>
          <table:table-cell office:value-type="float" office:value="0.03553" calcext:value-type="float">
            <text:p>0.0355</text:p>
          </table:table-cell>
          <table:table-cell office:value-type="float" office:value="0.03052" calcext:value-type="float">
            <text:p>0.0305</text:p>
          </table:table-cell>
          <table:table-cell office:value-type="float" office:value="0.03149" calcext:value-type="float">
            <text:p>0.0315</text:p>
          </table:table-cell>
          <table:table-cell office:value-type="float" office:value="0.03105" calcext:value-type="float">
            <text:p>0.0311</text:p>
          </table:table-cell>
          <table:table-cell office:value-type="float" office:value="0.04257" calcext:value-type="float">
            <text:p>0.0426</text:p>
          </table:table-cell>
          <table:table-cell office:value-type="float" office:value="0.04541" calcext:value-type="float">
            <text:p>0.0454</text:p>
          </table:table-cell>
          <table:table-cell office:value-type="float" office:value="0.04682" calcext:value-type="float">
            <text:p>0.0468</text:p>
          </table:table-cell>
          <table:table-cell office:value-type="float" office:value="0.10498" calcext:value-type="float">
            <text:p>0.1050</text:p>
          </table:table-cell>
          <table:table-cell office:value-type="float" office:value="0.12978" calcext:value-type="float">
            <text:p>0.1298</text:p>
          </table:table-cell>
          <table:table-cell office:value-type="float" office:value="0.109" calcext:value-type="float">
            <text:p>0.1090</text:p>
          </table:table-cell>
          <table:table-cell office:value-type="float" office:value="0.24443" calcext:value-type="float">
            <text:p>0.2444</text:p>
          </table:table-cell>
          <table:table-cell office:value-type="float" office:value="0.24425" calcext:value-type="float">
            <text:p>0.2443</text:p>
          </table:table-cell>
          <table:table-cell office:value-type="float" office:value="0.29452" calcext:value-type="float">
            <text:p>0.2945</text:p>
          </table:table-cell>
          <table:table-cell office:value-type="float" office:value="0.29391" calcext:value-type="float">
            <text:p>0.2939</text:p>
          </table:table-cell>
          <table:table-cell office:value-type="float" office:value="0.29782" calcext:value-type="float">
            <text:p>0.2978</text:p>
          </table:table-cell>
          <table:table-cell office:value-type="float" office:value="0.29056" calcext:value-type="float">
            <text:p>0.2906</text:p>
          </table:table-cell>
          <table:table-cell table:number-columns-repeated="4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0.03577" calcext:value-type="float">
            <text:p>0.0358</text:p>
          </table:table-cell>
          <table:table-cell office:value-type="float" office:value="0.03575" calcext:value-type="float">
            <text:p>0.0358</text:p>
          </table:table-cell>
          <table:table-cell office:value-type="float" office:value="0.03049" calcext:value-type="float">
            <text:p>0.0305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4188" calcext:value-type="float">
            <text:p>0.0419</text:p>
          </table:table-cell>
          <table:table-cell office:value-type="float" office:value="0.04472" calcext:value-type="float">
            <text:p>0.0447</text:p>
          </table:table-cell>
          <table:table-cell office:value-type="float" office:value="0.04678" calcext:value-type="float">
            <text:p>0.0468</text:p>
          </table:table-cell>
          <table:table-cell office:value-type="float" office:value="0.10649" calcext:value-type="float">
            <text:p>0.1065</text:p>
          </table:table-cell>
          <table:table-cell office:value-type="float" office:value="0.13083" calcext:value-type="float">
            <text:p>0.1308</text:p>
          </table:table-cell>
          <table:table-cell office:value-type="float" office:value="0.11065" calcext:value-type="float">
            <text:p>0.1107</text:p>
          </table:table-cell>
          <table:table-cell office:value-type="float" office:value="0.24812" calcext:value-type="float">
            <text:p>0.2481</text:p>
          </table:table-cell>
          <table:table-cell office:value-type="float" office:value="0.24908" calcext:value-type="float">
            <text:p>0.2491</text:p>
          </table:table-cell>
          <table:table-cell office:value-type="float" office:value="0.30019" calcext:value-type="float">
            <text:p>0.3002</text:p>
          </table:table-cell>
          <table:table-cell office:value-type="float" office:value="0.30015" calcext:value-type="float">
            <text:p>0.3002</text:p>
          </table:table-cell>
          <table:table-cell office:value-type="float" office:value="0.30482" calcext:value-type="float">
            <text:p>0.3048</text:p>
          </table:table-cell>
          <table:table-cell office:value-type="float" office:value="0.29768" calcext:value-type="float">
            <text:p>0.2977</text:p>
          </table:table-cell>
          <table:table-cell table:number-columns-repeated="4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0.03519" calcext:value-type="float">
            <text:p>0.0352</text:p>
          </table:table-cell>
          <table:table-cell office:value-type="float" office:value="0.03475" calcext:value-type="float">
            <text:p>0.0348</text:p>
          </table:table-cell>
          <table:table-cell office:value-type="float" office:value="0.03036" calcext:value-type="float">
            <text:p>0.0304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3037" calcext:value-type="float">
            <text:p>0.0304</text:p>
          </table:table-cell>
          <table:table-cell office:value-type="float" office:value="0.04237" calcext:value-type="float">
            <text:p>0.0424</text:p>
          </table:table-cell>
          <table:table-cell office:value-type="float" office:value="0.04427" calcext:value-type="float">
            <text:p>0.0443</text:p>
          </table:table-cell>
          <table:table-cell office:value-type="float" office:value="0.04653" calcext:value-type="float">
            <text:p>0.0465</text:p>
          </table:table-cell>
          <table:table-cell office:value-type="float" office:value="0.10677" calcext:value-type="float">
            <text:p>0.1068</text:p>
          </table:table-cell>
          <table:table-cell office:value-type="float" office:value="0.13156" calcext:value-type="float">
            <text:p>0.1316</text:p>
          </table:table-cell>
          <table:table-cell office:value-type="float" office:value="0.11193" calcext:value-type="float">
            <text:p>0.1119</text:p>
          </table:table-cell>
          <table:table-cell office:value-type="float" office:value="0.25277" calcext:value-type="float">
            <text:p>0.2528</text:p>
          </table:table-cell>
          <table:table-cell office:value-type="float" office:value="0.25367" calcext:value-type="float">
            <text:p>0.2537</text:p>
          </table:table-cell>
          <table:table-cell office:value-type="float" office:value="0.30478" calcext:value-type="float">
            <text:p>0.3048</text:p>
          </table:table-cell>
          <table:table-cell office:value-type="float" office:value="0.30547" calcext:value-type="float">
            <text:p>0.3055</text:p>
          </table:table-cell>
          <table:table-cell office:value-type="float" office:value="0.30975" calcext:value-type="float">
            <text:p>0.3098</text:p>
          </table:table-cell>
          <table:table-cell office:value-type="float" office:value="0.30349" calcext:value-type="float">
            <text:p>0.3035</text:p>
          </table:table-cell>
          <table:table-cell table:number-columns-repeated="4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0.03471" calcext:value-type="float">
            <text:p>0.0347</text:p>
          </table:table-cell>
          <table:table-cell office:value-type="float" office:value="0.03436" calcext:value-type="float">
            <text:p>0.0344</text:p>
          </table:table-cell>
          <table:table-cell office:value-type="float" office:value="0.02958" calcext:value-type="float">
            <text:p>0.0296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3048" calcext:value-type="float">
            <text:p>0.0305</text:p>
          </table:table-cell>
          <table:table-cell office:value-type="float" office:value="0.04203" calcext:value-type="float">
            <text:p>0.0420</text:p>
          </table:table-cell>
          <table:table-cell office:value-type="float" office:value="0.04434" calcext:value-type="float">
            <text:p>0.0443</text:p>
          </table:table-cell>
          <table:table-cell office:value-type="float" office:value="0.04631" calcext:value-type="float">
            <text:p>0.0463</text:p>
          </table:table-cell>
          <table:table-cell office:value-type="float" office:value="0.10803" calcext:value-type="float">
            <text:p>0.1080</text:p>
          </table:table-cell>
          <table:table-cell office:value-type="float" office:value="0.13297" calcext:value-type="float">
            <text:p>0.1330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25637" calcext:value-type="float">
            <text:p>0.2564</text:p>
          </table:table-cell>
          <table:table-cell office:value-type="float" office:value="0.25834" calcext:value-type="float">
            <text:p>0.2583</text:p>
          </table:table-cell>
          <table:table-cell office:value-type="float" office:value="0.30957" calcext:value-type="float">
            <text:p>0.3096</text:p>
          </table:table-cell>
          <table:table-cell office:value-type="float" office:value="0.31063" calcext:value-type="float">
            <text:p>0.3106</text:p>
          </table:table-cell>
          <table:table-cell office:value-type="float" office:value="0.3152" calcext:value-type="float">
            <text:p>0.3152</text:p>
          </table:table-cell>
          <table:table-cell office:value-type="float" office:value="0.30919" calcext:value-type="float">
            <text:p>0.3092</text:p>
          </table:table-cell>
          <table:table-cell table:number-columns-repeated="4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421" calcext:value-type="float">
            <text:p>0.0342</text:p>
          </table:table-cell>
          <table:table-cell office:value-type="float" office:value="0.02954" calcext:value-type="float">
            <text:p>0.0295</text:p>
          </table:table-cell>
          <table:table-cell office:value-type="float" office:value="0.03052" calcext:value-type="float">
            <text:p>0.0305</text:p>
          </table:table-cell>
          <table:table-cell office:value-type="float" office:value="0.03032" calcext:value-type="float">
            <text:p>0.0303</text:p>
          </table:table-cell>
          <table:table-cell office:value-type="float" office:value="0.04163" calcext:value-type="float">
            <text:p>0.0416</text:p>
          </table:table-cell>
          <table:table-cell office:value-type="float" office:value="0.04448" calcext:value-type="float">
            <text:p>0.0445</text:p>
          </table:table-cell>
          <table:table-cell office:value-type="float" office:value="0.04673" calcext:value-type="float">
            <text:p>0.0467</text:p>
          </table:table-cell>
          <table:table-cell office:value-type="float" office:value="0.10814" calcext:value-type="float">
            <text:p>0.1081</text:p>
          </table:table-cell>
          <table:table-cell office:value-type="float" office:value="0.13368" calcext:value-type="float">
            <text:p>0.1337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25904" calcext:value-type="float">
            <text:p>0.2590</text:p>
          </table:table-cell>
          <table:table-cell office:value-type="float" office:value="0.26124" calcext:value-type="float">
            <text:p>0.2612</text:p>
          </table:table-cell>
          <table:table-cell office:value-type="float" office:value="0.31353" calcext:value-type="float">
            <text:p>0.3135</text:p>
          </table:table-cell>
          <table:table-cell office:value-type="float" office:value="0.3152" calcext:value-type="float">
            <text:p>0.3152</text:p>
          </table:table-cell>
          <table:table-cell office:value-type="float" office:value="0.31964" calcext:value-type="float">
            <text:p>0.3196</text:p>
          </table:table-cell>
          <table:table-cell office:value-type="float" office:value="0.31452" calcext:value-type="float">
            <text:p>0.3145</text:p>
          </table:table-cell>
          <table:table-cell table:number-columns-repeated="4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0.03373" calcext:value-type="float">
            <text:p>0.0337</text:p>
          </table:table-cell>
          <table:table-cell office:value-type="float" office:value="0.03336" calcext:value-type="float">
            <text:p>0.0334</text:p>
          </table:table-cell>
          <table:table-cell office:value-type="float" office:value="0.02997" calcext:value-type="float">
            <text:p>0.0300</text:p>
          </table:table-cell>
          <table:table-cell office:value-type="float" office:value="0.03034" calcext:value-type="float">
            <text:p>0.0303</text:p>
          </table:table-cell>
          <table:table-cell office:value-type="float" office:value="0.03042" calcext:value-type="float">
            <text:p>0.0304</text:p>
          </table:table-cell>
          <table:table-cell office:value-type="float" office:value="0.04211" calcext:value-type="float">
            <text:p>0.0421</text:p>
          </table:table-cell>
          <table:table-cell office:value-type="float" office:value="0.04465" calcext:value-type="float">
            <text:p>0.0447</text:p>
          </table:table-cell>
          <table:table-cell office:value-type="float" office:value="0.04756" calcext:value-type="float">
            <text:p>0.0476</text:p>
          </table:table-cell>
          <table:table-cell office:value-type="float" office:value="0.10893" calcext:value-type="float">
            <text:p>0.1089</text:p>
          </table:table-cell>
          <table:table-cell office:value-type="float" office:value="0.13547" calcext:value-type="float">
            <text:p>0.1355</text:p>
          </table:table-cell>
          <table:table-cell office:value-type="float" office:value="0.11592" calcext:value-type="float">
            <text:p>0.1159</text:p>
          </table:table-cell>
          <table:table-cell office:value-type="float" office:value="0.26203" calcext:value-type="float">
            <text:p>0.2620</text:p>
          </table:table-cell>
          <table:table-cell office:value-type="float" office:value="0.26558" calcext:value-type="float">
            <text:p>0.2656</text:p>
          </table:table-cell>
          <table:table-cell office:value-type="float" office:value="0.31794" calcext:value-type="float">
            <text:p>0.3179</text:p>
          </table:table-cell>
          <table:table-cell office:value-type="float" office:value="0.32081" calcext:value-type="float">
            <text:p>0.3208</text:p>
          </table:table-cell>
          <table:table-cell office:value-type="float" office:value="0.32529" calcext:value-type="float">
            <text:p>0.3253</text:p>
          </table:table-cell>
          <table:table-cell office:value-type="float" office:value="0.32031" calcext:value-type="float">
            <text:p>0.3203</text:p>
          </table:table-cell>
          <table:table-cell table:number-columns-repeated="4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0.03402" calcext:value-type="float">
            <text:p>0.0340</text:p>
          </table:table-cell>
          <table:table-cell office:value-type="float" office:value="0.03361" calcext:value-type="float">
            <text:p>0.0336</text:p>
          </table:table-cell>
          <table:table-cell office:value-type="float" office:value="0.03051" calcext:value-type="float">
            <text:p>0.0305</text:p>
          </table:table-cell>
          <table:table-cell office:value-type="float" office:value="0.03053" calcext:value-type="float">
            <text:p>0.0305</text:p>
          </table:table-cell>
          <table:table-cell office:value-type="float" office:value="0.03027" calcext:value-type="float">
            <text:p>0.0303</text:p>
          </table:table-cell>
          <table:table-cell office:value-type="float" office:value="0.04223" calcext:value-type="float">
            <text:p>0.0422</text:p>
          </table:table-cell>
          <table:table-cell office:value-type="float" office:value="0.04391" calcext:value-type="float">
            <text:p>0.0439</text:p>
          </table:table-cell>
          <table:table-cell office:value-type="float" office:value="0.04702" calcext:value-type="float">
            <text:p>0.0470</text:p>
          </table:table-cell>
          <table:table-cell office:value-type="float" office:value="0.11011" calcext:value-type="float">
            <text:p>0.1101</text:p>
          </table:table-cell>
          <table:table-cell office:value-type="float" office:value="0.136" calcext:value-type="float">
            <text:p>0.1360</text:p>
          </table:table-cell>
          <table:table-cell office:value-type="float" office:value="0.11696" calcext:value-type="float">
            <text:p>0.1170</text:p>
          </table:table-cell>
          <table:table-cell office:value-type="float" office:value="0.26503" calcext:value-type="float">
            <text:p>0.2650</text:p>
          </table:table-cell>
          <table:table-cell office:value-type="float" office:value="0.26729" calcext:value-type="float">
            <text:p>0.2673</text:p>
          </table:table-cell>
          <table:table-cell office:value-type="float" office:value="0.32048" calcext:value-type="float">
            <text:p>0.3205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32727" calcext:value-type="float">
            <text:p>0.3273</text:p>
          </table:table-cell>
          <table:table-cell office:value-type="float" office:value="0.32161" calcext:value-type="float">
            <text:p>0.3216</text:p>
          </table:table-cell>
          <table:table-cell table:number-columns-repeated="4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0.03449" calcext:value-type="float">
            <text:p>0.0345</text:p>
          </table:table-cell>
          <table:table-cell office:value-type="float" office:value="0.03452" calcext:value-type="float">
            <text:p>0.0345</text:p>
          </table:table-cell>
          <table:table-cell office:value-type="float" office:value="0.02986" calcext:value-type="float">
            <text:p>0.0299</text:p>
          </table:table-cell>
          <table:table-cell office:value-type="float" office:value="0.03027" calcext:value-type="float">
            <text:p>0.0303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4251" calcext:value-type="float">
            <text:p>0.0425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4675" calcext:value-type="float">
            <text:p>0.0468</text:p>
          </table:table-cell>
          <table:table-cell office:value-type="float" office:value="0.11163" calcext:value-type="float">
            <text:p>0.1116</text:p>
          </table:table-cell>
          <table:table-cell office:value-type="float" office:value="0.13699" calcext:value-type="float">
            <text:p>0.1370</text:p>
          </table:table-cell>
          <table:table-cell office:value-type="float" office:value="0.11808" calcext:value-type="float">
            <text:p>0.1181</text:p>
          </table:table-cell>
          <table:table-cell office:value-type="float" office:value="0.26717" calcext:value-type="float">
            <text:p>0.2672</text:p>
          </table:table-cell>
          <table:table-cell office:value-type="float" office:value="0.26877" calcext:value-type="float">
            <text:p>0.2688</text:p>
          </table:table-cell>
          <table:table-cell office:value-type="float" office:value="0.32394" calcext:value-type="float">
            <text:p>0.3239</text:p>
          </table:table-cell>
          <table:table-cell office:value-type="float" office:value="0.32753" calcext:value-type="float">
            <text:p>0.3275</text:p>
          </table:table-cell>
          <table:table-cell office:value-type="float" office:value="0.33074" calcext:value-type="float">
            <text:p>0.3307</text:p>
          </table:table-cell>
          <table:table-cell office:value-type="float" office:value="0.32507" calcext:value-type="float">
            <text:p>0.3251</text:p>
          </table:table-cell>
          <table:table-cell table:number-columns-repeated="4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0.03474" calcext:value-type="float">
            <text:p>0.0347</text:p>
          </table:table-cell>
          <table:table-cell office:value-type="float" office:value="0.03425" calcext:value-type="float">
            <text:p>0.0343</text:p>
          </table:table-cell>
          <table:table-cell office:value-type="float" office:value="0.02996" calcext:value-type="float">
            <text:p>0.0300</text:p>
          </table:table-cell>
          <table:table-cell office:value-type="float" office:value="0.03001" calcext:value-type="float">
            <text:p>0.0300</text:p>
          </table:table-cell>
          <table:table-cell office:value-type="float" office:value="0.03079" calcext:value-type="float">
            <text:p>0.0308</text:p>
          </table:table-cell>
          <table:table-cell office:value-type="float" office:value="0.04185" calcext:value-type="float">
            <text:p>0.0419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4698" calcext:value-type="float">
            <text:p>0.0470</text:p>
          </table:table-cell>
          <table:table-cell office:value-type="float" office:value="0.11097" calcext:value-type="float">
            <text:p>0.1110</text:p>
          </table:table-cell>
          <table:table-cell office:value-type="float" office:value="0.13704" calcext:value-type="float">
            <text:p>0.1370</text:p>
          </table:table-cell>
          <table:table-cell office:value-type="float" office:value="0.11834" calcext:value-type="float">
            <text:p>0.1183</text:p>
          </table:table-cell>
          <table:table-cell office:value-type="float" office:value="0.26848" calcext:value-type="float">
            <text:p>0.2685</text:p>
          </table:table-cell>
          <table:table-cell office:value-type="float" office:value="0.27096" calcext:value-type="float">
            <text:p>0.2710</text:p>
          </table:table-cell>
          <table:table-cell office:value-type="float" office:value="0.32606" calcext:value-type="float">
            <text:p>0.3261</text:p>
          </table:table-cell>
          <table:table-cell office:value-type="float" office:value="0.33022" calcext:value-type="float">
            <text:p>0.3302</text:p>
          </table:table-cell>
          <table:table-cell office:value-type="float" office:value="0.33238" calcext:value-type="float">
            <text:p>0.3324</text:p>
          </table:table-cell>
          <table:table-cell office:value-type="float" office:value="0.32893" calcext:value-type="float">
            <text:p>0.3289</text:p>
          </table:table-cell>
          <table:table-cell table:number-columns-repeated="4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458" calcext:value-type="float">
            <text:p>0.0346</text:p>
          </table:table-cell>
          <table:table-cell office:value-type="float" office:value="0.03023" calcext:value-type="float">
            <text:p>0.0302</text:p>
          </table:table-cell>
          <table:table-cell office:value-type="float" office:value="0.03" calcext:value-type="float">
            <text:p>0.0300</text:p>
          </table:table-cell>
          <table:table-cell office:value-type="float" office:value="0.03087" calcext:value-type="float">
            <text:p>0.0309</text:p>
          </table:table-cell>
          <table:table-cell office:value-type="float" office:value="0.04226" calcext:value-type="float">
            <text:p>0.0423</text:p>
          </table:table-cell>
          <table:table-cell office:value-type="float" office:value="0.04323" calcext:value-type="float">
            <text:p>0.0432</text:p>
          </table:table-cell>
          <table:table-cell office:value-type="float" office:value="0.04681" calcext:value-type="float">
            <text:p>0.0468</text:p>
          </table:table-cell>
          <table:table-cell office:value-type="float" office:value="0.11221" calcext:value-type="float">
            <text:p>0.1122</text:p>
          </table:table-cell>
          <table:table-cell office:value-type="float" office:value="0.13762" calcext:value-type="float">
            <text:p>0.1376</text:p>
          </table:table-cell>
          <table:table-cell office:value-type="float" office:value="0.11834" calcext:value-type="float">
            <text:p>0.1183</text:p>
          </table:table-cell>
          <table:table-cell office:value-type="float" office:value="0.26985" calcext:value-type="float">
            <text:p>0.2699</text:p>
          </table:table-cell>
          <table:table-cell office:value-type="float" office:value="0.27244" calcext:value-type="float">
            <text:p>0.2724</text:p>
          </table:table-cell>
          <table:table-cell office:value-type="float" office:value="0.3276" calcext:value-type="float">
            <text:p>0.3276</text:p>
          </table:table-cell>
          <table:table-cell office:value-type="float" office:value="0.33165" calcext:value-type="float">
            <text:p>0.3317</text:p>
          </table:table-cell>
          <table:table-cell office:value-type="float" office:value="0.33434" calcext:value-type="float">
            <text:p>0.3343</text:p>
          </table:table-cell>
          <table:table-cell office:value-type="float" office:value="0.32986" calcext:value-type="float">
            <text:p>0.3299</text:p>
          </table:table-cell>
          <table:table-cell table:number-columns-repeated="4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0.03473" calcext:value-type="float">
            <text:p>0.0347</text:p>
          </table:table-cell>
          <table:table-cell office:value-type="float" office:value="0.03439" calcext:value-type="float">
            <text:p>0.0344</text:p>
          </table:table-cell>
          <table:table-cell office:value-type="float" office:value="0.03036" calcext:value-type="float">
            <text:p>0.0304</text:p>
          </table:table-cell>
          <table:table-cell office:value-type="float" office:value="0.03018" calcext:value-type="float">
            <text:p>0.0302</text:p>
          </table:table-cell>
          <table:table-cell office:value-type="float" office:value="0.03097" calcext:value-type="float">
            <text:p>0.0310</text:p>
          </table:table-cell>
          <table:table-cell office:value-type="float" office:value="0.04174" calcext:value-type="float">
            <text:p>0.0417</text:p>
          </table:table-cell>
          <table:table-cell office:value-type="float" office:value="0.04299" calcext:value-type="float">
            <text:p>0.0430</text:p>
          </table:table-cell>
          <table:table-cell office:value-type="float" office:value="0.04721" calcext:value-type="float">
            <text:p>0.0472</text:p>
          </table:table-cell>
          <table:table-cell office:value-type="float" office:value="0.11243" calcext:value-type="float">
            <text:p>0.1124</text:p>
          </table:table-cell>
          <table:table-cell office:value-type="float" office:value="0.13831" calcext:value-type="float">
            <text:p>0.1383</text:p>
          </table:table-cell>
          <table:table-cell office:value-type="float" office:value="0.11949" calcext:value-type="float">
            <text:p>0.1195</text:p>
          </table:table-cell>
          <table:table-cell office:value-type="float" office:value="0.27011" calcext:value-type="float">
            <text:p>0.2701</text:p>
          </table:table-cell>
          <table:table-cell office:value-type="float" office:value="0.27348" calcext:value-type="float">
            <text:p>0.2735</text:p>
          </table:table-cell>
          <table:table-cell office:value-type="float" office:value="0.32761" calcext:value-type="float">
            <text:p>0.3276</text:p>
          </table:table-cell>
          <table:table-cell office:value-type="float" office:value="0.33166" calcext:value-type="float">
            <text:p>0.3317</text:p>
          </table:table-cell>
          <table:table-cell office:value-type="float" office:value="0.3357" calcext:value-type="float">
            <text:p>0.3357</text:p>
          </table:table-cell>
          <table:table-cell office:value-type="float" office:value="0.33128" calcext:value-type="float">
            <text:p>0.3313</text:p>
          </table:table-cell>
          <table:table-cell table:number-columns-repeated="4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0.03522" calcext:value-type="float">
            <text:p>0.0352</text:p>
          </table:table-cell>
          <table:table-cell office:value-type="float" office:value="0.03466" calcext:value-type="float">
            <text:p>0.0347</text:p>
          </table:table-cell>
          <table:table-cell office:value-type="float" office:value="0.02993" calcext:value-type="float">
            <text:p>0.0299</text:p>
          </table:table-cell>
          <table:table-cell office:value-type="float" office:value="0.02994" calcext:value-type="float">
            <text:p>0.0299</text:p>
          </table:table-cell>
          <table:table-cell office:value-type="float" office:value="0.03072" calcext:value-type="float">
            <text:p>0.0307</text:p>
          </table:table-cell>
          <table:table-cell office:value-type="float" office:value="0.04172" calcext:value-type="float">
            <text:p>0.0417</text:p>
          </table:table-cell>
          <table:table-cell office:value-type="float" office:value="0.04379" calcext:value-type="float">
            <text:p>0.0438</text:p>
          </table:table-cell>
          <table:table-cell office:value-type="float" office:value="0.04759" calcext:value-type="float">
            <text:p>0.0476</text:p>
          </table:table-cell>
          <table:table-cell office:value-type="float" office:value="0.11247" calcext:value-type="float">
            <text:p>0.1125</text:p>
          </table:table-cell>
          <table:table-cell office:value-type="float" office:value="0.13812" calcext:value-type="float">
            <text:p>0.1381</text:p>
          </table:table-cell>
          <table:table-cell office:value-type="float" office:value="0.12" calcext:value-type="float">
            <text:p>0.1200</text:p>
          </table:table-cell>
          <table:table-cell office:value-type="float" office:value="0.26979" calcext:value-type="float">
            <text:p>0.2698</text:p>
          </table:table-cell>
          <table:table-cell office:value-type="float" office:value="0.27256" calcext:value-type="float">
            <text:p>0.2726</text:p>
          </table:table-cell>
          <table:table-cell office:value-type="float" office:value="0.32713" calcext:value-type="float">
            <text:p>0.3271</text:p>
          </table:table-cell>
          <table:table-cell office:value-type="float" office:value="0.33077" calcext:value-type="float">
            <text:p>0.3308</text:p>
          </table:table-cell>
          <table:table-cell office:value-type="float" office:value="0.33436" calcext:value-type="float">
            <text:p>0.3344</text:p>
          </table:table-cell>
          <table:table-cell office:value-type="float" office:value="0.32971" calcext:value-type="float">
            <text:p>0.3297</text:p>
          </table:table-cell>
          <table:table-cell table:number-columns-repeated="4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0.03564" calcext:value-type="float">
            <text:p>0.0356</text:p>
          </table:table-cell>
          <table:table-cell office:value-type="float" office:value="0.03538" calcext:value-type="float">
            <text:p>0.0354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3024" calcext:value-type="float">
            <text:p>0.0302</text:p>
          </table:table-cell>
          <table:table-cell office:value-type="float" office:value="0.03043" calcext:value-type="float">
            <text:p>0.0304</text:p>
          </table:table-cell>
          <table:table-cell office:value-type="float" office:value="0.04181" calcext:value-type="float">
            <text:p>0.0418</text:p>
          </table:table-cell>
          <table:table-cell office:value-type="float" office:value="0.04418" calcext:value-type="float">
            <text:p>0.0442</text:p>
          </table:table-cell>
          <table:table-cell office:value-type="float" office:value="0.04753" calcext:value-type="float">
            <text:p>0.0475</text:p>
          </table:table-cell>
          <table:table-cell office:value-type="float" office:value="0.11171" calcext:value-type="float">
            <text:p>0.1117</text:p>
          </table:table-cell>
          <table:table-cell office:value-type="float" office:value="0.13657" calcext:value-type="float">
            <text:p>0.1366</text:p>
          </table:table-cell>
          <table:table-cell office:value-type="float" office:value="0.11939" calcext:value-type="float">
            <text:p>0.1194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27101" calcext:value-type="float">
            <text:p>0.2710</text:p>
          </table:table-cell>
          <table:table-cell office:value-type="float" office:value="0.32673" calcext:value-type="float">
            <text:p>0.3267</text:p>
          </table:table-cell>
          <table:table-cell office:value-type="float" office:value="0.33018" calcext:value-type="float">
            <text:p>0.3302</text:p>
          </table:table-cell>
          <table:table-cell office:value-type="float" office:value="0.33125" calcext:value-type="float">
            <text:p>0.3313</text:p>
          </table:table-cell>
          <table:table-cell office:value-type="float" office:value="0.32884" calcext:value-type="float">
            <text:p>0.3288</text:p>
          </table:table-cell>
          <table:table-cell table:number-columns-repeated="4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0.03523" calcext:value-type="float">
            <text:p>0.0352</text:p>
          </table:table-cell>
          <table:table-cell office:value-type="float" office:value="0.03504" calcext:value-type="float">
            <text:p>0.0350</text:p>
          </table:table-cell>
          <table:table-cell office:value-type="float" office:value="0.02981" calcext:value-type="float">
            <text:p>0.0298</text:p>
          </table:table-cell>
          <table:table-cell office:value-type="float" office:value="0.03052" calcext:value-type="float">
            <text:p>0.0305</text:p>
          </table:table-cell>
          <table:table-cell office:value-type="float" office:value="0.02998" calcext:value-type="float">
            <text:p>0.0300</text:p>
          </table:table-cell>
          <table:table-cell office:value-type="float" office:value="0.04256" calcext:value-type="float">
            <text:p>0.0426</text:p>
          </table:table-cell>
          <table:table-cell office:value-type="float" office:value="0.04578" calcext:value-type="float">
            <text:p>0.0458</text:p>
          </table:table-cell>
          <table:table-cell office:value-type="float" office:value="0.04795" calcext:value-type="float">
            <text:p>0.0480</text:p>
          </table:table-cell>
          <table:table-cell office:value-type="float" office:value="0.11274" calcext:value-type="float">
            <text:p>0.1127</text:p>
          </table:table-cell>
          <table:table-cell office:value-type="float" office:value="0.13814" calcext:value-type="float">
            <text:p>0.1381</text:p>
          </table:table-cell>
          <table:table-cell office:value-type="float" office:value="0.11763" calcext:value-type="float">
            <text:p>0.1176</text:p>
          </table:table-cell>
          <table:table-cell office:value-type="float" office:value="0.26951" calcext:value-type="float">
            <text:p>0.2695</text:p>
          </table:table-cell>
          <table:table-cell office:value-type="float" office:value="0.27009" calcext:value-type="float">
            <text:p>0.2701</text:p>
          </table:table-cell>
          <table:table-cell office:value-type="float" office:value="0.32685" calcext:value-type="float">
            <text:p>0.3269</text:p>
          </table:table-cell>
          <table:table-cell office:value-type="float" office:value="0.32755" calcext:value-type="float">
            <text:p>0.3276</text:p>
          </table:table-cell>
          <table:table-cell office:value-type="float" office:value="0.32981" calcext:value-type="float">
            <text:p>0.3298</text:p>
          </table:table-cell>
          <table:table-cell office:value-type="float" office:value="0.32456" calcext:value-type="float">
            <text:p>0.3246</text:p>
          </table:table-cell>
          <table:table-cell table:number-columns-repeated="4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0.03549" calcext:value-type="float">
            <text:p>0.0355</text:p>
          </table:table-cell>
          <table:table-cell office:value-type="float" office:value="0.03591" calcext:value-type="float">
            <text:p>0.0359</text:p>
          </table:table-cell>
          <table:table-cell office:value-type="float" office:value="0.03028" calcext:value-type="float">
            <text:p>0.0303</text:p>
          </table:table-cell>
          <table:table-cell office:value-type="float" office:value="0.03087" calcext:value-type="float">
            <text:p>0.0309</text:p>
          </table:table-cell>
          <table:table-cell office:value-type="float" office:value="0.03034" calcext:value-type="float">
            <text:p>0.0303</text:p>
          </table:table-cell>
          <table:table-cell office:value-type="float" office:value="0.04258" calcext:value-type="float">
            <text:p>0.0426</text:p>
          </table:table-cell>
          <table:table-cell office:value-type="float" office:value="0.04672" calcext:value-type="float">
            <text:p>0.0467</text:p>
          </table:table-cell>
          <table:table-cell office:value-type="float" office:value="0.04841" calcext:value-type="float">
            <text:p>0.0484</text:p>
          </table:table-cell>
          <table:table-cell office:value-type="float" office:value="0.11268" calcext:value-type="float">
            <text:p>0.1127</text:p>
          </table:table-cell>
          <table:table-cell office:value-type="float" office:value="0.13765" calcext:value-type="float">
            <text:p>0.1377</text:p>
          </table:table-cell>
          <table:table-cell office:value-type="float" office:value="0.11687" calcext:value-type="float">
            <text:p>0.1169</text:p>
          </table:table-cell>
          <table:table-cell office:value-type="float" office:value="0.26629" calcext:value-type="float">
            <text:p>0.2663</text:p>
          </table:table-cell>
          <table:table-cell office:value-type="float" office:value="0.26799" calcext:value-type="float">
            <text:p>0.2680</text:p>
          </table:table-cell>
          <table:table-cell office:value-type="float" office:value="0.32387" calcext:value-type="float">
            <text:p>0.3239</text:p>
          </table:table-cell>
          <table:table-cell office:value-type="float" office:value="0.32507" calcext:value-type="float">
            <text:p>0.3251</text:p>
          </table:table-cell>
          <table:table-cell office:value-type="float" office:value="0.32772" calcext:value-type="float">
            <text:p>0.3277</text:p>
          </table:table-cell>
          <table:table-cell office:value-type="float" office:value="0.32221" calcext:value-type="float">
            <text:p>0.3222</text:p>
          </table:table-cell>
          <table:table-cell table:number-columns-repeated="4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0.03704" calcext:value-type="float">
            <text:p>0.0370</text:p>
          </table:table-cell>
          <table:table-cell office:value-type="float" office:value="0.03659" calcext:value-type="float">
            <text:p>0.0366</text:p>
          </table:table-cell>
          <table:table-cell office:value-type="float" office:value="0.03062" calcext:value-type="float">
            <text:p>0.0306</text:p>
          </table:table-cell>
          <table:table-cell office:value-type="float" office:value="0.03111" calcext:value-type="float">
            <text:p>0.0311</text:p>
          </table:table-cell>
          <table:table-cell office:value-type="float" office:value="0.03034" calcext:value-type="float">
            <text:p>0.0303</text:p>
          </table:table-cell>
          <table:table-cell office:value-type="float" office:value="0.04262" calcext:value-type="float">
            <text:p>0.0426</text:p>
          </table:table-cell>
          <table:table-cell office:value-type="float" office:value="0.04653" calcext:value-type="float">
            <text:p>0.0465</text:p>
          </table:table-cell>
          <table:table-cell office:value-type="float" office:value="0.04814" calcext:value-type="float">
            <text:p>0.0481</text:p>
          </table:table-cell>
          <table:table-cell office:value-type="float" office:value="0.11176" calcext:value-type="float">
            <text:p>0.1118</text:p>
          </table:table-cell>
          <table:table-cell office:value-type="float" office:value="0.13593" calcext:value-type="float">
            <text:p>0.1359</text:p>
          </table:table-cell>
          <table:table-cell office:value-type="float" office:value="0.11547" calcext:value-type="float">
            <text:p>0.1155</text:p>
          </table:table-cell>
          <table:table-cell office:value-type="float" office:value="0.26479" calcext:value-type="float">
            <text:p>0.2648</text:p>
          </table:table-cell>
          <table:table-cell office:value-type="float" office:value="0.26536" calcext:value-type="float">
            <text:p>0.2654</text:p>
          </table:table-cell>
          <table:table-cell office:value-type="float" office:value="0.321" calcext:value-type="float">
            <text:p>0.3210</text:p>
          </table:table-cell>
          <table:table-cell office:value-type="float" office:value="0.32152" calcext:value-type="float">
            <text:p>0.3215</text:p>
          </table:table-cell>
          <table:table-cell office:value-type="float" office:value="0.3217" calcext:value-type="float">
            <text:p>0.3217</text:p>
          </table:table-cell>
          <table:table-cell office:value-type="float" office:value="0.31877" calcext:value-type="float">
            <text:p>0.3188</text:p>
          </table:table-cell>
          <table:table-cell table:number-columns-repeated="4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0.03636" calcext:value-type="float">
            <text:p>0.0364</text:p>
          </table:table-cell>
          <table:table-cell office:value-type="float" office:value="0.03628" calcext:value-type="float">
            <text:p>0.0363</text:p>
          </table:table-cell>
          <table:table-cell office:value-type="float" office:value="0.03087" calcext:value-type="float">
            <text:p>0.0309</text:p>
          </table:table-cell>
          <table:table-cell office:value-type="float" office:value="0.03162" calcext:value-type="float">
            <text:p>0.0316</text:p>
          </table:table-cell>
          <table:table-cell office:value-type="float" office:value="0.03125" calcext:value-type="float">
            <text:p>0.0313</text:p>
          </table:table-cell>
          <table:table-cell office:value-type="float" office:value="0.04359" calcext:value-type="float">
            <text:p>0.0436</text:p>
          </table:table-cell>
          <table:table-cell office:value-type="float" office:value="0.04678" calcext:value-type="float">
            <text:p>0.0468</text:p>
          </table:table-cell>
          <table:table-cell office:value-type="float" office:value="0.04841" calcext:value-type="float">
            <text:p>0.0484</text:p>
          </table:table-cell>
          <table:table-cell office:value-type="float" office:value="0.11027" calcext:value-type="float">
            <text:p>0.1103</text:p>
          </table:table-cell>
          <table:table-cell office:value-type="float" office:value="0.13535" calcext:value-type="float">
            <text:p>0.1354</text:p>
          </table:table-cell>
          <table:table-cell office:value-type="float" office:value="0.11462" calcext:value-type="float">
            <text:p>0.1146</text:p>
          </table:table-cell>
          <table:table-cell office:value-type="float" office:value="0.26157" calcext:value-type="float">
            <text:p>0.2616</text:p>
          </table:table-cell>
          <table:table-cell office:value-type="float" office:value="0.26254" calcext:value-type="float">
            <text:p>0.2625</text:p>
          </table:table-cell>
          <table:table-cell office:value-type="float" office:value="0.31573" calcext:value-type="float">
            <text:p>0.3157</text:p>
          </table:table-cell>
          <table:table-cell office:value-type="float" office:value="0.31766" calcext:value-type="float">
            <text:p>0.3177</text:p>
          </table:table-cell>
          <table:table-cell office:value-type="float" office:value="0.31881" calcext:value-type="float">
            <text:p>0.3188</text:p>
          </table:table-cell>
          <table:table-cell office:value-type="float" office:value="0.31499" calcext:value-type="float">
            <text:p>0.3150</text:p>
          </table:table-cell>
          <table:table-cell table:number-columns-repeated="4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639" calcext:value-type="float">
            <text:p>0.0364</text:p>
          </table:table-cell>
          <table:table-cell office:value-type="float" office:value="0.03148" calcext:value-type="float">
            <text:p>0.0315</text:p>
          </table:table-cell>
          <table:table-cell office:value-type="float" office:value="0.03232" calcext:value-type="float">
            <text:p>0.0323</text:p>
          </table:table-cell>
          <table:table-cell office:value-type="float" office:value="0.03199" calcext:value-type="float">
            <text:p>0.0320</text:p>
          </table:table-cell>
          <table:table-cell office:value-type="float" office:value="0.04416" calcext:value-type="float">
            <text:p>0.0442</text:p>
          </table:table-cell>
          <table:table-cell office:value-type="float" office:value="0.04667" calcext:value-type="float">
            <text:p>0.0467</text:p>
          </table:table-cell>
          <table:table-cell office:value-type="float" office:value="0.04873" calcext:value-type="float">
            <text:p>0.0487</text:p>
          </table:table-cell>
          <table:table-cell office:value-type="float" office:value="0.10844" calcext:value-type="float">
            <text:p>0.1084</text:p>
          </table:table-cell>
          <table:table-cell office:value-type="float" office:value="0.13441" calcext:value-type="float">
            <text:p>0.1344</text:p>
          </table:table-cell>
          <table:table-cell office:value-type="float" office:value="0.11376" calcext:value-type="float">
            <text:p>0.1138</text:p>
          </table:table-cell>
          <table:table-cell office:value-type="float" office:value="0.25722" calcext:value-type="float">
            <text:p>0.2572</text:p>
          </table:table-cell>
          <table:table-cell office:value-type="float" office:value="0.25849" calcext:value-type="float">
            <text:p>0.2585</text:p>
          </table:table-cell>
          <table:table-cell office:value-type="float" office:value="0.31102" calcext:value-type="float">
            <text:p>0.3110</text:p>
          </table:table-cell>
          <table:table-cell office:value-type="float" office:value="0.31396" calcext:value-type="float">
            <text:p>0.3140</text:p>
          </table:table-cell>
          <table:table-cell office:value-type="float" office:value="0.31538" calcext:value-type="float">
            <text:p>0.3154</text:p>
          </table:table-cell>
          <table:table-cell office:value-type="float" office:value="0.31163" calcext:value-type="float">
            <text:p>0.3116</text:p>
          </table:table-cell>
          <table:table-cell table:number-columns-repeated="4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0.03713" calcext:value-type="float">
            <text:p>0.0371</text:p>
          </table:table-cell>
          <table:table-cell office:value-type="float" office:value="0.03733" calcext:value-type="float">
            <text:p>0.0373</text:p>
          </table:table-cell>
          <table:table-cell office:value-type="float" office:value="0.03269" calcext:value-type="float">
            <text:p>0.0327</text:p>
          </table:table-cell>
          <table:table-cell office:value-type="float" office:value="0.03276" calcext:value-type="float">
            <text:p>0.0328</text:p>
          </table:table-cell>
          <table:table-cell office:value-type="float" office:value="0.03221" calcext:value-type="float">
            <text:p>0.0322</text:p>
          </table:table-cell>
          <table:table-cell office:value-type="float" office:value="0.04474" calcext:value-type="float">
            <text:p>0.0447</text:p>
          </table:table-cell>
          <table:table-cell office:value-type="float" office:value="0.04625" calcext:value-type="float">
            <text:p>0.0463</text:p>
          </table:table-cell>
          <table:table-cell office:value-type="float" office:value="0.04887" calcext:value-type="float">
            <text:p>0.0489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13299" calcext:value-type="float">
            <text:p>0.1330</text:p>
          </table:table-cell>
          <table:table-cell office:value-type="float" office:value="0.11247" calcext:value-type="float">
            <text:p>0.1125</text:p>
          </table:table-cell>
          <table:table-cell office:value-type="float" office:value="0.25268" calcext:value-type="float">
            <text:p>0.2527</text:p>
          </table:table-cell>
          <table:table-cell office:value-type="float" office:value="0.25501" calcext:value-type="float">
            <text:p>0.2550</text:p>
          </table:table-cell>
          <table:table-cell office:value-type="float" office:value="0.30522" calcext:value-type="float">
            <text:p>0.3052</text:p>
          </table:table-cell>
          <table:table-cell office:value-type="float" office:value="0.30936" calcext:value-type="float">
            <text:p>0.3094</text:p>
          </table:table-cell>
          <table:table-cell office:value-type="float" office:value="0.30974" calcext:value-type="float">
            <text:p>0.3097</text:p>
          </table:table-cell>
          <table:table-cell office:value-type="float" office:value="0.30705" calcext:value-type="float">
            <text:p>0.3071</text:p>
          </table:table-cell>
          <table:table-cell table:number-columns-repeated="4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0.03778" calcext:value-type="float">
            <text:p>0.0378</text:p>
          </table:table-cell>
          <table:table-cell office:value-type="float" office:value="0.03767" calcext:value-type="float">
            <text:p>0.0377</text:p>
          </table:table-cell>
          <table:table-cell office:value-type="float" office:value="0.03406" calcext:value-type="float">
            <text:p>0.0341</text:p>
          </table:table-cell>
          <table:table-cell office:value-type="float" office:value="0.03427" calcext:value-type="float">
            <text:p>0.0343</text:p>
          </table:table-cell>
          <table:table-cell office:value-type="float" office:value="0.03335" calcext:value-type="float">
            <text:p>0.0334</text:p>
          </table:table-cell>
          <table:table-cell office:value-type="float" office:value="0.04604" calcext:value-type="float">
            <text:p>0.0460</text:p>
          </table:table-cell>
          <table:table-cell office:value-type="float" office:value="0.04617" calcext:value-type="float">
            <text:p>0.0462</text:p>
          </table:table-cell>
          <table:table-cell office:value-type="float" office:value="0.04854" calcext:value-type="float">
            <text:p>0.0485</text:p>
          </table:table-cell>
          <table:table-cell office:value-type="float" office:value="0.10553" calcext:value-type="float">
            <text:p>0.1055</text:p>
          </table:table-cell>
          <table:table-cell office:value-type="float" office:value="0.13159" calcext:value-type="float">
            <text:p>0.1316</text:p>
          </table:table-cell>
          <table:table-cell office:value-type="float" office:value="0.11195" calcext:value-type="float">
            <text:p>0.1120</text:p>
          </table:table-cell>
          <table:table-cell office:value-type="float" office:value="0.24851" calcext:value-type="float">
            <text:p>0.2485</text:p>
          </table:table-cell>
          <table:table-cell office:value-type="float" office:value="0.25113" calcext:value-type="float">
            <text:p>0.2511</text:p>
          </table:table-cell>
          <table:table-cell office:value-type="float" office:value="0.29848" calcext:value-type="float">
            <text:p>0.2985</text:p>
          </table:table-cell>
          <table:table-cell office:value-type="float" office:value="0.30321" calcext:value-type="float">
            <text:p>0.3032</text:p>
          </table:table-cell>
          <table:table-cell office:value-type="float" office:value="0.30354" calcext:value-type="float">
            <text:p>0.3035</text:p>
          </table:table-cell>
          <table:table-cell office:value-type="float" office:value="0.30112" calcext:value-type="float">
            <text:p>0.3011</text:p>
          </table:table-cell>
          <table:table-cell table:number-columns-repeated="4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3845" calcext:value-type="float">
            <text:p>0.0385</text:p>
          </table:table-cell>
          <table:table-cell office:value-type="float" office:value="0.03375" calcext:value-type="float">
            <text:p>0.0338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485" calcext:value-type="float">
            <text:p>0.0349</text:p>
          </table:table-cell>
          <table:table-cell office:value-type="float" office:value="0.04668" calcext:value-type="float">
            <text:p>0.0467</text:p>
          </table:table-cell>
          <table:table-cell office:value-type="float" office:value="0.04734" calcext:value-type="float">
            <text:p>0.0473</text:p>
          </table:table-cell>
          <table:table-cell office:value-type="float" office:value="0.04942" calcext:value-type="float">
            <text:p>0.0494</text:p>
          </table:table-cell>
          <table:table-cell office:value-type="float" office:value="0.10423" calcext:value-type="float">
            <text:p>0.1042</text:p>
          </table:table-cell>
          <table:table-cell office:value-type="float" office:value="0.13048" calcext:value-type="float">
            <text:p>0.1305</text:p>
          </table:table-cell>
          <table:table-cell office:value-type="float" office:value="0.11086" calcext:value-type="float">
            <text:p>0.1109</text:p>
          </table:table-cell>
          <table:table-cell office:value-type="float" office:value="0.24387" calcext:value-type="float">
            <text:p>0.2439</text:p>
          </table:table-cell>
          <table:table-cell office:value-type="float" office:value="0.24665" calcext:value-type="float">
            <text:p>0.2467</text:p>
          </table:table-cell>
          <table:table-cell office:value-type="float" office:value="0.29347" calcext:value-type="float">
            <text:p>0.2935</text:p>
          </table:table-cell>
          <table:table-cell office:value-type="float" office:value="0.29784" calcext:value-type="float">
            <text:p>0.2978</text:p>
          </table:table-cell>
          <table:table-cell office:value-type="float" office:value="0.29862" calcext:value-type="float">
            <text:p>0.2986</text:p>
          </table:table-cell>
          <table:table-cell office:value-type="float" office:value="0.29624" calcext:value-type="float">
            <text:p>0.2962</text:p>
          </table:table-cell>
          <table:table-cell table:number-columns-repeated="4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0.03967" calcext:value-type="float">
            <text:p>0.0397</text:p>
          </table:table-cell>
          <table:table-cell office:value-type="float" office:value="0.03963" calcext:value-type="float">
            <text:p>0.0396</text:p>
          </table:table-cell>
          <table:table-cell office:value-type="float" office:value="0.03454" calcext:value-type="float">
            <text:p>0.0345</text:p>
          </table:table-cell>
          <table:table-cell office:value-type="float" office:value="0.03578" calcext:value-type="float">
            <text:p>0.0358</text:p>
          </table:table-cell>
          <table:table-cell office:value-type="float" office:value="0.03512" calcext:value-type="float">
            <text:p>0.0351</text:p>
          </table:table-cell>
          <table:table-cell office:value-type="float" office:value="0.04735" calcext:value-type="float">
            <text:p>0.0474</text:p>
          </table:table-cell>
          <table:table-cell office:value-type="float" office:value="0.04715" calcext:value-type="float">
            <text:p>0.0472</text:p>
          </table:table-cell>
          <table:table-cell office:value-type="float" office:value="0.04978" calcext:value-type="float">
            <text:p>0.0498</text:p>
          </table:table-cell>
          <table:table-cell office:value-type="float" office:value="0.103" calcext:value-type="float">
            <text:p>0.1030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11048" calcext:value-type="float">
            <text:p>0.1105</text:p>
          </table:table-cell>
          <table:table-cell office:value-type="float" office:value="0.23939" calcext:value-type="float">
            <text:p>0.2394</text:p>
          </table:table-cell>
          <table:table-cell office:value-type="float" office:value="0.24159" calcext:value-type="float">
            <text:p>0.2416</text:p>
          </table:table-cell>
          <table:table-cell office:value-type="float" office:value="0.28738" calcext:value-type="float">
            <text:p>0.2874</text:p>
          </table:table-cell>
          <table:table-cell office:value-type="float" office:value="0.29187" calcext:value-type="float">
            <text:p>0.2919</text:p>
          </table:table-cell>
          <table:table-cell office:value-type="float" office:value="0.29245" calcext:value-type="float">
            <text:p>0.2925</text:p>
          </table:table-cell>
          <table:table-cell office:value-type="float" office:value="0.29121" calcext:value-type="float">
            <text:p>0.2912</text:p>
          </table:table-cell>
          <table:table-cell table:number-columns-repeated="4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0.04052" calcext:value-type="float">
            <text:p>0.0405</text:p>
          </table:table-cell>
          <table:table-cell office:value-type="float" office:value="0.04078" calcext:value-type="float">
            <text:p>0.0408</text:p>
          </table:table-cell>
          <table:table-cell office:value-type="float" office:value="0.03596" calcext:value-type="float">
            <text:p>0.0360</text:p>
          </table:table-cell>
          <table:table-cell office:value-type="float" office:value="0.03611" calcext:value-type="float">
            <text:p>0.0361</text:p>
          </table:table-cell>
          <table:table-cell office:value-type="float" office:value="0.03562" calcext:value-type="float">
            <text:p>0.0356</text:p>
          </table:table-cell>
          <table:table-cell office:value-type="float" office:value="0.04814" calcext:value-type="float">
            <text:p>0.0481</text:p>
          </table:table-cell>
          <table:table-cell office:value-type="float" office:value="0.04713" calcext:value-type="float">
            <text:p>0.0471</text:p>
          </table:table-cell>
          <table:table-cell office:value-type="float" office:value="0.05007" calcext:value-type="float">
            <text:p>0.0501</text:p>
          </table:table-cell>
          <table:table-cell office:value-type="float" office:value="0.10247" calcext:value-type="float">
            <text:p>0.1025</text:p>
          </table:table-cell>
          <table:table-cell office:value-type="float" office:value="0.12845" calcext:value-type="float">
            <text:p>0.1285</text:p>
          </table:table-cell>
          <table:table-cell office:value-type="float" office:value="0.10925" calcext:value-type="float">
            <text:p>0.1093</text:p>
          </table:table-cell>
          <table:table-cell office:value-type="float" office:value="0.23486" calcext:value-type="float">
            <text:p>0.2349</text:p>
          </table:table-cell>
          <table:table-cell office:value-type="float" office:value="0.23758" calcext:value-type="float">
            <text:p>0.2376</text:p>
          </table:table-cell>
          <table:table-cell office:value-type="float" office:value="0.28108" calcext:value-type="float">
            <text:p>0.2811</text:p>
          </table:table-cell>
          <table:table-cell office:value-type="float" office:value="0.28587" calcext:value-type="float">
            <text:p>0.2859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28472" calcext:value-type="float">
            <text:p>0.2847</text:p>
          </table:table-cell>
          <table:table-cell table:number-columns-repeated="4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4175" calcext:value-type="float">
            <text:p>0.0418</text:p>
          </table:table-cell>
          <table:table-cell office:value-type="float" office:value="0.03738" calcext:value-type="float">
            <text:p>0.0374</text:p>
          </table:table-cell>
          <table:table-cell office:value-type="float" office:value="0.03749" calcext:value-type="float">
            <text:p>0.0375</text:p>
          </table:table-cell>
          <table:table-cell office:value-type="float" office:value="0.03673" calcext:value-type="float">
            <text:p>0.0367</text:p>
          </table:table-cell>
          <table:table-cell office:value-type="float" office:value="0.04926" calcext:value-type="float">
            <text:p>0.0493</text:p>
          </table:table-cell>
          <table:table-cell office:value-type="float" office:value="0.04788" calcext:value-type="float">
            <text:p>0.0479</text:p>
          </table:table-cell>
          <table:table-cell office:value-type="float" office:value="0.05142" calcext:value-type="float">
            <text:p>0.0514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12788" calcext:value-type="float">
            <text:p>0.1279</text:p>
          </table:table-cell>
          <table:table-cell office:value-type="float" office:value="0.10969" calcext:value-type="float">
            <text:p>0.1097</text:p>
          </table:table-cell>
          <table:table-cell office:value-type="float" office:value="0.23112" calcext:value-type="float">
            <text:p>0.2311</text:p>
          </table:table-cell>
          <table:table-cell office:value-type="float" office:value="0.23249" calcext:value-type="float">
            <text:p>0.2325</text:p>
          </table:table-cell>
          <table:table-cell office:value-type="float" office:value="0.27411" calcext:value-type="float">
            <text:p>0.2741</text:p>
          </table:table-cell>
          <table:table-cell office:value-type="float" office:value="0.279" calcext:value-type="float">
            <text:p>0.2790</text:p>
          </table:table-cell>
          <table:table-cell office:value-type="float" office:value="0.27996" calcext:value-type="float">
            <text:p>0.2800</text:p>
          </table:table-cell>
          <table:table-cell office:value-type="float" office:value="0.27775" calcext:value-type="float">
            <text:p>0.2778</text:p>
          </table:table-cell>
          <table:table-cell table:number-columns-repeated="4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0.04257" calcext:value-type="float">
            <text:p>0.0426</text:p>
          </table:table-cell>
          <table:table-cell office:value-type="float" office:value="0.04298" calcext:value-type="float">
            <text:p>0.0430</text:p>
          </table:table-cell>
          <table:table-cell office:value-type="float" office:value="0.03803" calcext:value-type="float">
            <text:p>0.0380</text:p>
          </table:table-cell>
          <table:table-cell office:value-type="float" office:value="0.03766" calcext:value-type="float">
            <text:p>0.0377</text:p>
          </table:table-cell>
          <table:table-cell office:value-type="float" office:value="0.03806" calcext:value-type="float">
            <text:p>0.0381</text:p>
          </table:table-cell>
          <table:table-cell office:value-type="float" office:value="0.04996" calcext:value-type="float">
            <text:p>0.0500</text:p>
          </table:table-cell>
          <table:table-cell office:value-type="float" office:value="0.04822" calcext:value-type="float">
            <text:p>0.0482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2665" calcext:value-type="float">
            <text:p>0.1267</text:p>
          </table:table-cell>
          <table:table-cell office:value-type="float" office:value="0.10904" calcext:value-type="float">
            <text:p>0.1090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22667" calcext:value-type="float">
            <text:p>0.2267</text:p>
          </table:table-cell>
          <table:table-cell office:value-type="float" office:value="0.26758" calcext:value-type="float">
            <text:p>0.2676</text:p>
          </table:table-cell>
          <table:table-cell office:value-type="float" office:value="0.27212" calcext:value-type="float">
            <text:p>0.2721</text:p>
          </table:table-cell>
          <table:table-cell office:value-type="float" office:value="0.27281" calcext:value-type="float">
            <text:p>0.2728</text:p>
          </table:table-cell>
          <table:table-cell office:value-type="float" office:value="0.27181" calcext:value-type="float">
            <text:p>0.2718</text:p>
          </table:table-cell>
          <table:table-cell table:number-columns-repeated="4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0.04403" calcext:value-type="float">
            <text:p>0.0440</text:p>
          </table:table-cell>
          <table:table-cell office:value-type="float" office:value="0.04453" calcext:value-type="float">
            <text:p>0.0445</text:p>
          </table:table-cell>
          <table:table-cell office:value-type="float" office:value="0.03905" calcext:value-type="float">
            <text:p>0.0391</text:p>
          </table:table-cell>
          <table:table-cell office:value-type="float" office:value="0.03913" calcext:value-type="float">
            <text:p>0.0391</text:p>
          </table:table-cell>
          <table:table-cell office:value-type="float" office:value="0.03856" calcext:value-type="float">
            <text:p>0.0386</text:p>
          </table:table-cell>
          <table:table-cell office:value-type="float" office:value="0.05077" calcext:value-type="float">
            <text:p>0.0508</text:p>
          </table:table-cell>
          <table:table-cell office:value-type="float" office:value="0.04921" calcext:value-type="float">
            <text:p>0.0492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9828" calcext:value-type="float">
            <text:p>0.0983</text:p>
          </table:table-cell>
          <table:table-cell office:value-type="float" office:value="0.12427" calcext:value-type="float">
            <text:p>0.1243</text:p>
          </table:table-cell>
          <table:table-cell office:value-type="float" office:value="0.10702" calcext:value-type="float">
            <text:p>0.1070</text:p>
          </table:table-cell>
          <table:table-cell office:value-type="float" office:value="0.21857" calcext:value-type="float">
            <text:p>0.2186</text:p>
          </table:table-cell>
          <table:table-cell office:value-type="float" office:value="0.22086" calcext:value-type="float">
            <text:p>0.2209</text:p>
          </table:table-cell>
          <table:table-cell office:value-type="float" office:value="0.25996" calcext:value-type="float">
            <text:p>0.2600</text:p>
          </table:table-cell>
          <table:table-cell office:value-type="float" office:value="0.26397" calcext:value-type="float">
            <text:p>0.2640</text:p>
          </table:table-cell>
          <table:table-cell office:value-type="float" office:value="0.26443" calcext:value-type="float">
            <text:p>0.2644</text:p>
          </table:table-cell>
          <table:table-cell office:value-type="float" office:value="0.2648" calcext:value-type="float">
            <text:p>0.2648</text:p>
          </table:table-cell>
          <table:table-cell table:number-columns-repeated="4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0.04544" calcext:value-type="float">
            <text:p>0.0454</text:p>
          </table:table-cell>
          <table:table-cell office:value-type="float" office:value="0.04554" calcext:value-type="float">
            <text:p>0.0455</text:p>
          </table:table-cell>
          <table:table-cell office:value-type="float" office:value="0.03988" calcext:value-type="float">
            <text:p>0.0399</text:p>
          </table:table-cell>
          <table:table-cell office:value-type="float" office:value="0.04012" calcext:value-type="float">
            <text:p>0.0401</text:p>
          </table:table-cell>
          <table:table-cell office:value-type="float" office:value="0.03955" calcext:value-type="float">
            <text:p>0.0396</text:p>
          </table:table-cell>
          <table:table-cell office:value-type="float" office:value="0.05217" calcext:value-type="float">
            <text:p>0.0522</text:p>
          </table:table-cell>
          <table:table-cell office:value-type="float" office:value="0.04948" calcext:value-type="float">
            <text:p>0.0495</text:p>
          </table:table-cell>
          <table:table-cell office:value-type="float" office:value="0.05252" calcext:value-type="float">
            <text:p>0.0525</text:p>
          </table:table-cell>
          <table:table-cell office:value-type="float" office:value="0.09759" calcext:value-type="float">
            <text:p>0.0976</text:p>
          </table:table-cell>
          <table:table-cell office:value-type="float" office:value="0.12317" calcext:value-type="float">
            <text:p>0.1232</text:p>
          </table:table-cell>
          <table:table-cell office:value-type="float" office:value="0.10569" calcext:value-type="float">
            <text:p>0.1057</text:p>
          </table:table-cell>
          <table:table-cell office:value-type="float" office:value="0.21419" calcext:value-type="float">
            <text:p>0.2142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25274" calcext:value-type="float">
            <text:p>0.2527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25638" calcext:value-type="float">
            <text:p>0.2564</text:p>
          </table:table-cell>
          <table:table-cell office:value-type="float" office:value="0.25644" calcext:value-type="float">
            <text:p>0.2564</text:p>
          </table:table-cell>
          <table:table-cell table:number-columns-repeated="4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0.04684" calcext:value-type="float">
            <text:p>0.0468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073" calcext:value-type="float">
            <text:p>0.0407</text:p>
          </table:table-cell>
          <table:table-cell office:value-type="float" office:value="0.04104" calcext:value-type="float">
            <text:p>0.0410</text:p>
          </table:table-cell>
          <table:table-cell office:value-type="float" office:value="0.04018" calcext:value-type="float">
            <text:p>0.0402</text:p>
          </table:table-cell>
          <table:table-cell office:value-type="float" office:value="0.05292" calcext:value-type="float">
            <text:p>0.0529</text:p>
          </table:table-cell>
          <table:table-cell office:value-type="float" office:value="0.05058" calcext:value-type="float">
            <text:p>0.0506</text:p>
          </table:table-cell>
          <table:table-cell office:value-type="float" office:value="0.05373" calcext:value-type="float">
            <text:p>0.0537</text:p>
          </table:table-cell>
          <table:table-cell office:value-type="float" office:value="0.09661" calcext:value-type="float">
            <text:p>0.0966</text:p>
          </table:table-cell>
          <table:table-cell office:value-type="float" office:value="0.12183" calcext:value-type="float">
            <text:p>0.1218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2082" calcext:value-type="float">
            <text:p>0.2082</text:p>
          </table:table-cell>
          <table:table-cell office:value-type="float" office:value="0.21025" calcext:value-type="float">
            <text:p>0.2103</text:p>
          </table:table-cell>
          <table:table-cell office:value-type="float" office:value="0.24507" calcext:value-type="float">
            <text:p>0.2451</text:p>
          </table:table-cell>
          <table:table-cell office:value-type="float" office:value="0.24905" calcext:value-type="float">
            <text:p>0.2491</text:p>
          </table:table-cell>
          <table:table-cell office:value-type="float" office:value="0.24805" calcext:value-type="float">
            <text:p>0.2481</text:p>
          </table:table-cell>
          <table:table-cell office:value-type="float" office:value="0.24852" calcext:value-type="float">
            <text:p>0.2485</text:p>
          </table:table-cell>
          <table:table-cell table:number-columns-repeated="4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0.04803" calcext:value-type="float">
            <text:p>0.0480</text:p>
          </table:table-cell>
          <table:table-cell office:value-type="float" office:value="0.04877" calcext:value-type="float">
            <text:p>0.0488</text:p>
          </table:table-cell>
          <table:table-cell office:value-type="float" office:value="0.04209" calcext:value-type="float">
            <text:p>0.0421</text:p>
          </table:table-cell>
          <table:table-cell office:value-type="float" office:value="0.04232" calcext:value-type="float">
            <text:p>0.0423</text:p>
          </table:table-cell>
          <table:table-cell office:value-type="float" office:value="0.04068" calcext:value-type="float">
            <text:p>0.0407</text:p>
          </table:table-cell>
          <table:table-cell office:value-type="float" office:value="0.05415" calcext:value-type="float">
            <text:p>0.0542</text:p>
          </table:table-cell>
          <table:table-cell office:value-type="float" office:value="0.05183" calcext:value-type="float">
            <text:p>0.0518</text:p>
          </table:table-cell>
          <table:table-cell office:value-type="float" office:value="0.05427" calcext:value-type="float">
            <text:p>0.0543</text:p>
          </table:table-cell>
          <table:table-cell office:value-type="float" office:value="0.09532" calcext:value-type="float">
            <text:p>0.0953</text:p>
          </table:table-cell>
          <table:table-cell office:value-type="float" office:value="0.12057" calcext:value-type="float">
            <text:p>0.1206</text:p>
          </table:table-cell>
          <table:table-cell office:value-type="float" office:value="0.10385" calcext:value-type="float">
            <text:p>0.1039</text:p>
          </table:table-cell>
          <table:table-cell office:value-type="float" office:value="0.20224" calcext:value-type="float">
            <text:p>0.2022</text:p>
          </table:table-cell>
          <table:table-cell office:value-type="float" office:value="0.20364" calcext:value-type="float">
            <text:p>0.2036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4033" calcext:value-type="float">
            <text:p>0.2403</text:p>
          </table:table-cell>
          <table:table-cell office:value-type="float" office:value="0.23877" calcext:value-type="float">
            <text:p>0.2388</text:p>
          </table:table-cell>
          <table:table-cell office:value-type="float" office:value="0.23972" calcext:value-type="float">
            <text:p>0.2397</text:p>
          </table:table-cell>
          <table:table-cell table:number-columns-repeated="4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0.04953" calcext:value-type="float">
            <text:p>0.0495</text:p>
          </table:table-cell>
          <table:table-cell office:value-type="float" office:value="0.05004" calcext:value-type="float">
            <text:p>0.0500</text:p>
          </table:table-cell>
          <table:table-cell office:value-type="float" office:value="0.04295" calcext:value-type="float">
            <text:p>0.0430</text:p>
          </table:table-cell>
          <table:table-cell office:value-type="float" office:value="0.04302" calcext:value-type="float">
            <text:p>0.0430</text:p>
          </table:table-cell>
          <table:table-cell office:value-type="float" office:value="0.04209" calcext:value-type="float">
            <text:p>0.0421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5246" calcext:value-type="float">
            <text:p>0.0525</text:p>
          </table:table-cell>
          <table:table-cell office:value-type="float" office:value="0.05496" calcext:value-type="float">
            <text:p>0.0550</text:p>
          </table:table-cell>
          <table:table-cell office:value-type="float" office:value="0.09335" calcext:value-type="float">
            <text:p>0.0934</text:p>
          </table:table-cell>
          <table:table-cell office:value-type="float" office:value="0.11864" calcext:value-type="float">
            <text:p>0.1186</text:p>
          </table:table-cell>
          <table:table-cell office:value-type="float" office:value="0.10242" calcext:value-type="float">
            <text:p>0.1024</text:p>
          </table:table-cell>
          <table:table-cell office:value-type="float" office:value="0.19665" calcext:value-type="float">
            <text:p>0.1967</text:p>
          </table:table-cell>
          <table:table-cell office:value-type="float" office:value="0.19791" calcext:value-type="float">
            <text:p>0.1979</text:p>
          </table:table-cell>
          <table:table-cell office:value-type="float" office:value="0.22909" calcext:value-type="float">
            <text:p>0.2291</text:p>
          </table:table-cell>
          <table:table-cell office:value-type="float" office:value="0.23197" calcext:value-type="float">
            <text:p>0.2320</text:p>
          </table:table-cell>
          <table:table-cell office:value-type="float" office:value="0.22987" calcext:value-type="float">
            <text:p>0.2299</text:p>
          </table:table-cell>
          <table:table-cell office:value-type="float" office:value="0.23154" calcext:value-type="float">
            <text:p>0.2315</text:p>
          </table:table-cell>
          <table:table-cell table:number-columns-repeated="4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0.05118" calcext:value-type="float">
            <text:p>0.0512</text:p>
          </table:table-cell>
          <table:table-cell office:value-type="float" office:value="0.05129" calcext:value-type="float">
            <text:p>0.0513</text:p>
          </table:table-cell>
          <table:table-cell office:value-type="float" office:value="0.04362" calcext:value-type="float">
            <text:p>0.0436</text:p>
          </table:table-cell>
          <table:table-cell office:value-type="float" office:value="0.04444" calcext:value-type="float">
            <text:p>0.0444</text:p>
          </table:table-cell>
          <table:table-cell office:value-type="float" office:value="0.04391" calcext:value-type="float">
            <text:p>0.0439</text:p>
          </table:table-cell>
          <table:table-cell office:value-type="float" office:value="0.05702" calcext:value-type="float">
            <text:p>0.0570</text:p>
          </table:table-cell>
          <table:table-cell office:value-type="float" office:value="0.05329" calcext:value-type="float">
            <text:p>0.0533</text:p>
          </table:table-cell>
          <table:table-cell office:value-type="float" office:value="0.05586" calcext:value-type="float">
            <text:p>0.0559</text:p>
          </table:table-cell>
          <table:table-cell office:value-type="float" office:value="0.091939" calcext:value-type="float">
            <text:p>0.0919</text:p>
          </table:table-cell>
          <table:table-cell office:value-type="float" office:value="0.11752" calcext:value-type="float">
            <text:p>0.1175</text:p>
          </table:table-cell>
          <table:table-cell office:value-type="float" office:value="0.10064" calcext:value-type="float">
            <text:p>0.1006</text:p>
          </table:table-cell>
          <table:table-cell office:value-type="float" office:value="0.19082" calcext:value-type="float">
            <text:p>0.1908</text:p>
          </table:table-cell>
          <table:table-cell office:value-type="float" office:value="0.19131" calcext:value-type="float">
            <text:p>0.1913</text:p>
          </table:table-cell>
          <table:table-cell office:value-type="float" office:value="0.22096" calcext:value-type="float">
            <text:p>0.2210</text:p>
          </table:table-cell>
          <table:table-cell office:value-type="float" office:value="0.22428" calcext:value-type="float">
            <text:p>0.2243</text:p>
          </table:table-cell>
          <table:table-cell office:value-type="float" office:value="0.22251" calcext:value-type="float">
            <text:p>0.2225</text:p>
          </table:table-cell>
          <table:table-cell office:value-type="float" office:value="0.22422" calcext:value-type="float">
            <text:p>0.2242</text:p>
          </table:table-cell>
          <table:table-cell table:number-columns-repeated="4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0.05199" calcext:value-type="float">
            <text:p>0.0520</text:p>
          </table:table-cell>
          <table:table-cell office:value-type="float" office:value="0.05289" calcext:value-type="float">
            <text:p>0.0529</text:p>
          </table:table-cell>
          <table:table-cell office:value-type="float" office:value="0.04531" calcext:value-type="float">
            <text:p>0.0453</text:p>
          </table:table-cell>
          <table:table-cell office:value-type="float" office:value="0.04609" calcext:value-type="float">
            <text:p>0.0461</text:p>
          </table:table-cell>
          <table:table-cell office:value-type="float" office:value="0.04406" calcext:value-type="float">
            <text:p>0.0441</text:p>
          </table:table-cell>
          <table:table-cell office:value-type="float" office:value="0.05806" calcext:value-type="float">
            <text:p>0.0581</text:p>
          </table:table-cell>
          <table:table-cell office:value-type="float" office:value="0.05375" calcext:value-type="float">
            <text:p>0.0538</text:p>
          </table:table-cell>
          <table:table-cell office:value-type="float" office:value="0.05668" calcext:value-type="float">
            <text:p>0.0567</text:p>
          </table:table-cell>
          <table:table-cell office:value-type="float" office:value="0.09095" calcext:value-type="float">
            <text:p>0.0910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09927" calcext:value-type="float">
            <text:p>0.0993</text:p>
          </table:table-cell>
          <table:table-cell office:value-type="float" office:value="0.18347" calcext:value-type="float">
            <text:p>0.1835</text:p>
          </table:table-cell>
          <table:table-cell office:value-type="float" office:value="0.18546" calcext:value-type="float">
            <text:p>0.1855</text:p>
          </table:table-cell>
          <table:table-cell office:value-type="float" office:value="0.21272" calcext:value-type="float">
            <text:p>0.2127</text:p>
          </table:table-cell>
          <table:table-cell office:value-type="float" office:value="0.21608" calcext:value-type="float">
            <text:p>0.2161</text:p>
          </table:table-cell>
          <table:table-cell office:value-type="float" office:value="0.21426" calcext:value-type="float">
            <text:p>0.2143</text:p>
          </table:table-cell>
          <table:table-cell office:value-type="float" office:value="0.21662" calcext:value-type="float">
            <text:p>0.2166</text:p>
          </table:table-cell>
          <table:table-cell table:number-columns-repeated="4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0.05256" calcext:value-type="float">
            <text:p>0.0526</text:p>
          </table:table-cell>
          <table:table-cell office:value-type="float" office:value="0.05342" calcext:value-type="float">
            <text:p>0.0534</text:p>
          </table:table-cell>
          <table:table-cell office:value-type="float" office:value="0.04678" calcext:value-type="float">
            <text:p>0.0468</text:p>
          </table:table-cell>
          <table:table-cell office:value-type="float" office:value="0.04741" calcext:value-type="float">
            <text:p>0.0474</text:p>
          </table:table-cell>
          <table:table-cell office:value-type="float" office:value="0.04566" calcext:value-type="float">
            <text:p>0.0457</text:p>
          </table:table-cell>
          <table:table-cell office:value-type="float" office:value="0.06015" calcext:value-type="float">
            <text:p>0.0602</text:p>
          </table:table-cell>
          <table:table-cell office:value-type="float" office:value="0.05501" calcext:value-type="float">
            <text:p>0.0550</text:p>
          </table:table-cell>
          <table:table-cell office:value-type="float" office:value="0.05768" calcext:value-type="float">
            <text:p>0.0577</text:p>
          </table:table-cell>
          <table:table-cell office:value-type="float" office:value="0.08938" calcext:value-type="float">
            <text:p>0.0894</text:p>
          </table:table-cell>
          <table:table-cell office:value-type="float" office:value="0.11546" calcext:value-type="float">
            <text:p>0.1155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17766" calcext:value-type="float">
            <text:p>0.1777</text:p>
          </table:table-cell>
          <table:table-cell office:value-type="float" office:value="0.17969" calcext:value-type="float">
            <text:p>0.1797</text:p>
          </table:table-cell>
          <table:table-cell office:value-type="float" office:value="0.20431" calcext:value-type="float">
            <text:p>0.2043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20606" calcext:value-type="float">
            <text:p>0.2061</text:p>
          </table:table-cell>
          <table:table-cell office:value-type="float" office:value="0.2082" calcext:value-type="float">
            <text:p>0.2082</text:p>
          </table:table-cell>
          <table:table-cell table:number-columns-repeated="4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0.05377" calcext:value-type="float">
            <text:p>0.0538</text:p>
          </table:table-cell>
          <table:table-cell office:value-type="float" office:value="0.05465" calcext:value-type="float">
            <text:p>0.0547</text:p>
          </table:table-cell>
          <table:table-cell office:value-type="float" office:value="0.04766" calcext:value-type="float">
            <text:p>0.0477</text:p>
          </table:table-cell>
          <table:table-cell office:value-type="float" office:value="0.04862" calcext:value-type="float">
            <text:p>0.0486</text:p>
          </table:table-cell>
          <table:table-cell office:value-type="float" office:value="0.04682" calcext:value-type="float">
            <text:p>0.0468</text:p>
          </table:table-cell>
          <table:table-cell office:value-type="float" office:value="0.06171" calcext:value-type="float">
            <text:p>0.0617</text:p>
          </table:table-cell>
          <table:table-cell office:value-type="float" office:value="0.05629" calcext:value-type="float">
            <text:p>0.0563</text:p>
          </table:table-cell>
          <table:table-cell office:value-type="float" office:value="0.05888" calcext:value-type="float">
            <text:p>0.0589</text:p>
          </table:table-cell>
          <table:table-cell office:value-type="float" office:value="0.08778" calcext:value-type="float">
            <text:p>0.0878</text:p>
          </table:table-cell>
          <table:table-cell office:value-type="float" office:value="0.11424" calcext:value-type="float">
            <text:p>0.1142</text:p>
          </table:table-cell>
          <table:table-cell office:value-type="float" office:value="0.09605" calcext:value-type="float">
            <text:p>0.0961</text:p>
          </table:table-cell>
          <table:table-cell office:value-type="float" office:value="0.17163" calcext:value-type="float">
            <text:p>0.1716</text:p>
          </table:table-cell>
          <table:table-cell office:value-type="float" office:value="0.17373" calcext:value-type="float">
            <text:p>0.1737</text:p>
          </table:table-cell>
          <table:table-cell office:value-type="float" office:value="0.19618" calcext:value-type="float">
            <text:p>0.1962</text:p>
          </table:table-cell>
          <table:table-cell office:value-type="float" office:value="0.20064" calcext:value-type="float">
            <text:p>0.2006</text:p>
          </table:table-cell>
          <table:table-cell office:value-type="float" office:value="0.19819" calcext:value-type="float">
            <text:p>0.1982</text:p>
          </table:table-cell>
          <table:table-cell office:value-type="float" office:value="0.20025" calcext:value-type="float">
            <text:p>0.2003</text:p>
          </table:table-cell>
          <table:table-cell table:number-columns-repeated="4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0.05534" calcext:value-type="float">
            <text:p>0.0553</text:p>
          </table:table-cell>
          <table:table-cell office:value-type="float" office:value="0.05597" calcext:value-type="float">
            <text:p>0.0560</text:p>
          </table:table-cell>
          <table:table-cell office:value-type="float" office:value="0.04895" calcext:value-type="float">
            <text:p>0.0490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4841" calcext:value-type="float">
            <text:p>0.0484</text:p>
          </table:table-cell>
          <table:table-cell office:value-type="float" office:value="0.06286" calcext:value-type="float">
            <text:p>0.0629</text:p>
          </table:table-cell>
          <table:table-cell office:value-type="float" office:value="0.05768" calcext:value-type="float">
            <text:p>0.0577</text:p>
          </table:table-cell>
          <table:table-cell office:value-type="float" office:value="0.05977" calcext:value-type="float">
            <text:p>0.0598</text:p>
          </table:table-cell>
          <table:table-cell office:value-type="float" office:value="0.08692" calcext:value-type="float">
            <text:p>0.0869</text:p>
          </table:table-cell>
          <table:table-cell office:value-type="float" office:value="0.11367" calcext:value-type="float">
            <text:p>0.1137</text:p>
          </table:table-cell>
          <table:table-cell office:value-type="float" office:value="0.09524" calcext:value-type="float">
            <text:p>0.0952</text:p>
          </table:table-cell>
          <table:table-cell office:value-type="float" office:value="0.16597" calcext:value-type="float">
            <text:p>0.1660</text:p>
          </table:table-cell>
          <table:table-cell office:value-type="float" office:value="0.16779" calcext:value-type="float">
            <text:p>0.1678</text:p>
          </table:table-cell>
          <table:table-cell office:value-type="float" office:value="0.18809" calcext:value-type="float">
            <text:p>0.1881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19015" calcext:value-type="float">
            <text:p>0.1902</text:p>
          </table:table-cell>
          <table:table-cell office:value-type="float" office:value="0.19238" calcext:value-type="float">
            <text:p>0.1924</text:p>
          </table:table-cell>
          <table:table-cell table:number-columns-repeated="4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0.05663" calcext:value-type="float">
            <text:p>0.0566</text:p>
          </table:table-cell>
          <table:table-cell office:value-type="float" office:value="0.05757" calcext:value-type="float">
            <text:p>0.0576</text:p>
          </table:table-cell>
          <table:table-cell office:value-type="float" office:value="0.05101" calcext:value-type="float">
            <text:p>0.0510</text:p>
          </table:table-cell>
          <table:table-cell office:value-type="float" office:value="0.05218" calcext:value-type="float">
            <text:p>0.0522</text:p>
          </table:table-cell>
          <table:table-cell office:value-type="float" office:value="0.04936" calcext:value-type="float">
            <text:p>0.0494</text:p>
          </table:table-cell>
          <table:table-cell office:value-type="float" office:value="0.06394" calcext:value-type="float">
            <text:p>0.0639</text:p>
          </table:table-cell>
          <table:table-cell office:value-type="float" office:value="0.05846" calcext:value-type="float">
            <text:p>0.0585</text:p>
          </table:table-cell>
          <table:table-cell office:value-type="float" office:value="0.06089" calcext:value-type="float">
            <text:p>0.0609</text:p>
          </table:table-cell>
          <table:table-cell office:value-type="float" office:value="0.08569" calcext:value-type="float">
            <text:p>0.0857</text:p>
          </table:table-cell>
          <table:table-cell office:value-type="float" office:value="0.11219" calcext:value-type="float">
            <text:p>0.1122</text:p>
          </table:table-cell>
          <table:table-cell office:value-type="float" office:value="0.092979" calcext:value-type="float">
            <text:p>0.0930</text:p>
          </table:table-cell>
          <table:table-cell office:value-type="float" office:value="0.16" calcext:value-type="float">
            <text:p>0.1600</text:p>
          </table:table-cell>
          <table:table-cell office:value-type="float" office:value="0.16131" calcext:value-type="float">
            <text:p>0.1613</text:p>
          </table:table-cell>
          <table:table-cell office:value-type="float" office:value="0.18087" calcext:value-type="float">
            <text:p>0.1809</text:p>
          </table:table-cell>
          <table:table-cell office:value-type="float" office:value="0.18453" calcext:value-type="float">
            <text:p>0.1845</text:p>
          </table:table-cell>
          <table:table-cell office:value-type="float" office:value="0.18191" calcext:value-type="float">
            <text:p>0.1819</text:p>
          </table:table-cell>
          <table:table-cell office:value-type="float" office:value="0.18495" calcext:value-type="float">
            <text:p>0.1850</text:p>
          </table:table-cell>
          <table:table-cell table:number-columns-repeated="4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0.05806" calcext:value-type="float">
            <text:p>0.0581</text:p>
          </table:table-cell>
          <table:table-cell office:value-type="float" office:value="0.05899" calcext:value-type="float">
            <text:p>0.0590</text:p>
          </table:table-cell>
          <table:table-cell office:value-type="float" office:value="0.05235" calcext:value-type="float">
            <text:p>0.0524</text:p>
          </table:table-cell>
          <table:table-cell office:value-type="float" office:value="0.05321" calcext:value-type="float">
            <text:p>0.0532</text:p>
          </table:table-cell>
          <table:table-cell office:value-type="float" office:value="0.05114" calcext:value-type="float">
            <text:p>0.0511</text:p>
          </table:table-cell>
          <table:table-cell office:value-type="float" office:value="0.065879" calcext:value-type="float">
            <text:p>0.0659</text:p>
          </table:table-cell>
          <table:table-cell office:value-type="float" office:value="0.05932" calcext:value-type="float">
            <text:p>0.0593</text:p>
          </table:table-cell>
          <table:table-cell office:value-type="float" office:value="0.06159" calcext:value-type="float">
            <text:p>0.0616</text:p>
          </table:table-cell>
          <table:table-cell office:value-type="float" office:value="0.08506" calcext:value-type="float">
            <text:p>0.0851</text:p>
          </table:table-cell>
          <table:table-cell office:value-type="float" office:value="0.11164" calcext:value-type="float">
            <text:p>0.1116</text:p>
          </table:table-cell>
          <table:table-cell office:value-type="float" office:value="0.091619" calcext:value-type="float">
            <text:p>0.0916</text:p>
          </table:table-cell>
          <table:table-cell office:value-type="float" office:value="0.15505" calcext:value-type="float">
            <text:p>0.1551</text:p>
          </table:table-cell>
          <table:table-cell office:value-type="float" office:value="0.15593" calcext:value-type="float">
            <text:p>0.1559</text:p>
          </table:table-cell>
          <table:table-cell office:value-type="float" office:value="0.17336" calcext:value-type="float">
            <text:p>0.1734</text:p>
          </table:table-cell>
          <table:table-cell office:value-type="float" office:value="0.17644" calcext:value-type="float">
            <text:p>0.1764</text:p>
          </table:table-cell>
          <table:table-cell office:value-type="float" office:value="0.17394" calcext:value-type="float">
            <text:p>0.1739</text:p>
          </table:table-cell>
          <table:table-cell office:value-type="float" office:value="0.17626" calcext:value-type="float">
            <text:p>0.1763</text:p>
          </table:table-cell>
          <table:table-cell table:number-columns-repeated="4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0.06003" calcext:value-type="float">
            <text:p>0.0600</text:p>
          </table:table-cell>
          <table:table-cell office:value-type="float" office:value="0.06095" calcext:value-type="float">
            <text:p>0.0610</text:p>
          </table:table-cell>
          <table:table-cell office:value-type="float" office:value="0.05408" calcext:value-type="float">
            <text:p>0.0541</text:p>
          </table:table-cell>
          <table:table-cell office:value-type="float" office:value="0.05452" calcext:value-type="float">
            <text:p>0.054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6733" calcext:value-type="float">
            <text:p>0.0673</text:p>
          </table:table-cell>
          <table:table-cell office:value-type="float" office:value="0.06082" calcext:value-type="float">
            <text:p>0.0608</text:p>
          </table:table-cell>
          <table:table-cell office:value-type="float" office:value="0.06295" calcext:value-type="float">
            <text:p>0.0630</text:p>
          </table:table-cell>
          <table:table-cell office:value-type="float" office:value="0.08448" calcext:value-type="float">
            <text:p>0.0845</text:p>
          </table:table-cell>
          <table:table-cell office:value-type="float" office:value="0.11132" calcext:value-type="float">
            <text:p>0.1113</text:p>
          </table:table-cell>
          <table:table-cell office:value-type="float" office:value="0.09112" calcext:value-type="float">
            <text:p>0.0911</text:p>
          </table:table-cell>
          <table:table-cell office:value-type="float" office:value="0.14926" calcext:value-type="float">
            <text:p>0.1493</text:p>
          </table:table-cell>
          <table:table-cell office:value-type="float" office:value="0.15016" calcext:value-type="float">
            <text:p>0.1502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6893" calcext:value-type="float">
            <text:p>0.1689</text:p>
          </table:table-cell>
          <table:table-cell table:number-columns-repeated="4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0.06124" calcext:value-type="float">
            <text:p>0.0612</text:p>
          </table:table-cell>
          <table:table-cell office:value-type="float" office:value="0.06243" calcext:value-type="float">
            <text:p>0.0624</text:p>
          </table:table-cell>
          <table:table-cell office:value-type="float" office:value="0.05551" calcext:value-type="float">
            <text:p>0.0555</text:p>
          </table:table-cell>
          <table:table-cell office:value-type="float" office:value="0.05663" calcext:value-type="float">
            <text:p>0.0566</text:p>
          </table:table-cell>
          <table:table-cell office:value-type="float" office:value="0.05449" calcext:value-type="float">
            <text:p>0.0545</text:p>
          </table:table-cell>
          <table:table-cell office:value-type="float" office:value="0.06884" calcext:value-type="float">
            <text:p>0.0688</text:p>
          </table:table-cell>
          <table:table-cell office:value-type="float" office:value="0.06226" calcext:value-type="float">
            <text:p>0.0623</text:p>
          </table:table-cell>
          <table:table-cell office:value-type="float" office:value="0.06401" calcext:value-type="float">
            <text:p>0.0640</text:p>
          </table:table-cell>
          <table:table-cell office:value-type="float" office:value="0.08346" calcext:value-type="float">
            <text:p>0.0835</text:p>
          </table:table-cell>
          <table:table-cell office:value-type="float" office:value="0.10998" calcext:value-type="float">
            <text:p>0.1100</text:p>
          </table:table-cell>
          <table:table-cell office:value-type="float" office:value="0.09019" calcext:value-type="float">
            <text:p>0.0902</text:p>
          </table:table-cell>
          <table:table-cell office:value-type="float" office:value="0.14392" calcext:value-type="float">
            <text:p>0.1439</text:p>
          </table:table-cell>
          <table:table-cell office:value-type="float" office:value="0.14428" calcext:value-type="float">
            <text:p>0.1443</text:p>
          </table:table-cell>
          <table:table-cell office:value-type="float" office:value="0.15878" calcext:value-type="float">
            <text:p>0.1588</text:p>
          </table:table-cell>
          <table:table-cell office:value-type="float" office:value="0.16135" calcext:value-type="float">
            <text:p>0.1614</text:p>
          </table:table-cell>
          <table:table-cell office:value-type="float" office:value="0.1588" calcext:value-type="float">
            <text:p>0.1588</text:p>
          </table:table-cell>
          <table:table-cell office:value-type="float" office:value="0.16161" calcext:value-type="float">
            <text:p>0.1616</text:p>
          </table:table-cell>
          <table:table-cell table:number-columns-repeated="4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06287" calcext:value-type="float">
            <text:p>0.0629</text:p>
          </table:table-cell>
          <table:table-cell office:value-type="float" office:value="0.06457" calcext:value-type="float">
            <text:p>0.0646</text:p>
          </table:table-cell>
          <table:table-cell office:value-type="float" office:value="0.05734" calcext:value-type="float">
            <text:p>0.0573</text:p>
          </table:table-cell>
          <table:table-cell office:value-type="float" office:value="0.05797" calcext:value-type="float">
            <text:p>0.0580</text:p>
          </table:table-cell>
          <table:table-cell office:value-type="float" office:value="0.05604" calcext:value-type="float">
            <text:p>0.0560</text:p>
          </table:table-cell>
          <table:table-cell office:value-type="float" office:value="0.07038" calcext:value-type="float">
            <text:p>0.0704</text:p>
          </table:table-cell>
          <table:table-cell office:value-type="float" office:value="0.06439" calcext:value-type="float">
            <text:p>0.0644</text:p>
          </table:table-cell>
          <table:table-cell office:value-type="float" office:value="0.06523" calcext:value-type="float">
            <text:p>0.0652</text:p>
          </table:table-cell>
          <table:table-cell office:value-type="float" office:value="0.08286" calcext:value-type="float">
            <text:p>0.0829</text:p>
          </table:table-cell>
          <table:table-cell office:value-type="float" office:value="0.10932" calcext:value-type="float">
            <text:p>0.1093</text:p>
          </table:table-cell>
          <table:table-cell office:value-type="float" office:value="0.08892" calcext:value-type="float">
            <text:p>0.0889</text:p>
          </table:table-cell>
          <table:table-cell office:value-type="float" office:value="0.13931" calcext:value-type="float">
            <text:p>0.1393</text:p>
          </table:table-cell>
          <table:table-cell office:value-type="float" office:value="0.13946" calcext:value-type="float">
            <text:p>0.1395</text:p>
          </table:table-cell>
          <table:table-cell office:value-type="float" office:value="0.15192" calcext:value-type="float">
            <text:p>0.1519</text:p>
          </table:table-cell>
          <table:table-cell office:value-type="float" office:value="0.15426" calcext:value-type="float">
            <text:p>0.1543</text:p>
          </table:table-cell>
          <table:table-cell office:value-type="float" office:value="0.15086" calcext:value-type="float">
            <text:p>0.1509</text:p>
          </table:table-cell>
          <table:table-cell office:value-type="float" office:value="0.15417" calcext:value-type="float">
            <text:p>0.1542</text:p>
          </table:table-cell>
          <table:table-cell table:number-columns-repeated="4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0.064159" calcext:value-type="float">
            <text:p>0.0642</text:p>
          </table:table-cell>
          <table:table-cell office:value-type="float" office:value="0.06518" calcext:value-type="float">
            <text:p>0.0652</text:p>
          </table:table-cell>
          <table:table-cell office:value-type="float" office:value="0.05886" calcext:value-type="float">
            <text:p>0.0589</text:p>
          </table:table-cell>
          <table:table-cell office:value-type="float" office:value="0.05975" calcext:value-type="float">
            <text:p>0.0598</text:p>
          </table:table-cell>
          <table:table-cell office:value-type="float" office:value="0.05715" calcext:value-type="float">
            <text:p>0.0572</text:p>
          </table:table-cell>
          <table:table-cell office:value-type="float" office:value="0.07188" calcext:value-type="float">
            <text:p>0.0719</text:p>
          </table:table-cell>
          <table:table-cell office:value-type="float" office:value="0.06448" calcext:value-type="float">
            <text:p>0.0645</text:p>
          </table:table-cell>
          <table:table-cell office:value-type="float" office:value="0.06628" calcext:value-type="float">
            <text:p>0.0663</text:p>
          </table:table-cell>
          <table:table-cell office:value-type="float" office:value="0.081449" calcext:value-type="float">
            <text:p>0.0814</text:p>
          </table:table-cell>
          <table:table-cell office:value-type="float" office:value="0.10855" calcext:value-type="float">
            <text:p>0.1086</text:p>
          </table:table-cell>
          <table:table-cell office:value-type="float" office:value="0.08827" calcext:value-type="float">
            <text:p>0.0883</text:p>
          </table:table-cell>
          <table:table-cell office:value-type="float" office:value="0.13419" calcext:value-type="float">
            <text:p>0.1342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14495" calcext:value-type="float">
            <text:p>0.1450</text:p>
          </table:table-cell>
          <table:table-cell office:value-type="float" office:value="0.14739" calcext:value-type="float">
            <text:p>0.1474</text:p>
          </table:table-cell>
          <table:table-cell office:value-type="float" office:value="0.14501" calcext:value-type="float">
            <text:p>0.1450</text:p>
          </table:table-cell>
          <table:table-cell office:value-type="float" office:value="0.1481" calcext:value-type="float">
            <text:p>0.1481</text:p>
          </table:table-cell>
          <table:table-cell table:number-columns-repeated="4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0.06607" calcext:value-type="float">
            <text:p>0.0661</text:p>
          </table:table-cell>
          <table:table-cell office:value-type="float" office:value="0.06712" calcext:value-type="float">
            <text:p>0.0671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06103" calcext:value-type="float">
            <text:p>0.0610</text:p>
          </table:table-cell>
          <table:table-cell office:value-type="float" office:value="0.05881" calcext:value-type="float">
            <text:p>0.0588</text:p>
          </table:table-cell>
          <table:table-cell office:value-type="float" office:value="0.07346" calcext:value-type="float">
            <text:p>0.0735</text:p>
          </table:table-cell>
          <table:table-cell office:value-type="float" office:value="0.06519" calcext:value-type="float">
            <text:p>0.0652</text:p>
          </table:table-cell>
          <table:table-cell office:value-type="float" office:value="0.067169" calcext:value-type="float">
            <text:p>0.0672</text:p>
          </table:table-cell>
          <table:table-cell office:value-type="float" office:value="0.08074" calcext:value-type="float">
            <text:p>0.0807</text:p>
          </table:table-cell>
          <table:table-cell office:value-type="float" office:value="0.10829" calcext:value-type="float">
            <text:p>0.1083</text:p>
          </table:table-cell>
          <table:table-cell office:value-type="float" office:value="0.08785" calcext:value-type="float">
            <text:p>0.0879</text:p>
          </table:table-cell>
          <table:table-cell office:value-type="float" office:value="0.12855" calcext:value-type="float">
            <text:p>0.1286</text:p>
          </table:table-cell>
          <table:table-cell office:value-type="float" office:value="0.12959" calcext:value-type="float">
            <text:p>0.1296</text:p>
          </table:table-cell>
          <table:table-cell office:value-type="float" office:value="0.13864" calcext:value-type="float">
            <text:p>0.1386</text:p>
          </table:table-cell>
          <table:table-cell office:value-type="float" office:value="0.14124" calcext:value-type="float">
            <text:p>0.1412</text:p>
          </table:table-cell>
          <table:table-cell office:value-type="float" office:value="0.13902" calcext:value-type="float">
            <text:p>0.1390</text:p>
          </table:table-cell>
          <table:table-cell office:value-type="float" office:value="0.14205" calcext:value-type="float">
            <text:p>0.1421</text:p>
          </table:table-cell>
          <table:table-cell table:number-columns-repeated="4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06279" calcext:value-type="float">
            <text:p>0.0628</text:p>
          </table:table-cell>
          <table:table-cell office:value-type="float" office:value="0.06307" calcext:value-type="float">
            <text:p>0.0631</text:p>
          </table:table-cell>
          <table:table-cell office:value-type="float" office:value="0.06042" calcext:value-type="float">
            <text:p>0.0604</text:p>
          </table:table-cell>
          <table:table-cell office:value-type="float" office:value="0.07546" calcext:value-type="float">
            <text:p>0.0755</text:p>
          </table:table-cell>
          <table:table-cell office:value-type="float" office:value="0.06594" calcext:value-type="float">
            <text:p>0.0659</text:p>
          </table:table-cell>
          <table:table-cell office:value-type="float" office:value="0.068349" calcext:value-type="float">
            <text:p>0.0683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10701" calcext:value-type="float">
            <text:p>0.1070</text:p>
          </table:table-cell>
          <table:table-cell office:value-type="float" office:value="0.08728" calcext:value-type="float">
            <text:p>0.0873</text:p>
          </table:table-cell>
          <table:table-cell office:value-type="float" office:value="0.12404" calcext:value-type="float">
            <text:p>0.1240</text:p>
          </table:table-cell>
          <table:table-cell office:value-type="float" office:value="0.12544" calcext:value-type="float">
            <text:p>0.1254</text:p>
          </table:table-cell>
          <table:table-cell office:value-type="float" office:value="0.13138" calcext:value-type="float">
            <text:p>0.1314</text:p>
          </table:table-cell>
          <table:table-cell office:value-type="float" office:value="0.13483" calcext:value-type="float">
            <text:p>0.1348</text:p>
          </table:table-cell>
          <table:table-cell office:value-type="float" office:value="0.13244" calcext:value-type="float">
            <text:p>0.1324</text:p>
          </table:table-cell>
          <table:table-cell office:value-type="float" office:value="0.13644" calcext:value-type="float">
            <text:p>0.1364</text:p>
          </table:table-cell>
          <table:table-cell table:number-columns-repeated="4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0.06866" calcext:value-type="float">
            <text:p>0.0687</text:p>
          </table:table-cell>
          <table:table-cell office:value-type="float" office:value="0.06988" calcext:value-type="float">
            <text:p>0.0699</text:p>
          </table:table-cell>
          <table:table-cell office:value-type="float" office:value="0.06407" calcext:value-type="float">
            <text:p>0.0641</text:p>
          </table:table-cell>
          <table:table-cell office:value-type="float" office:value="0.06487" calcext:value-type="float">
            <text:p>0.0649</text:p>
          </table:table-cell>
          <table:table-cell office:value-type="float" office:value="0.06241" calcext:value-type="float">
            <text:p>0.0624</text:p>
          </table:table-cell>
          <table:table-cell office:value-type="float" office:value="0.07724" calcext:value-type="float">
            <text:p>0.0772</text:p>
          </table:table-cell>
          <table:table-cell office:value-type="float" office:value="0.067059" calcext:value-type="float">
            <text:p>0.0671</text:p>
          </table:table-cell>
          <table:table-cell office:value-type="float" office:value="0.069459" calcext:value-type="float">
            <text:p>0.0695</text:p>
          </table:table-cell>
          <table:table-cell office:value-type="float" office:value="0.07896" calcext:value-type="float">
            <text:p>0.0790</text:p>
          </table:table-cell>
          <table:table-cell office:value-type="float" office:value="0.10689" calcext:value-type="float">
            <text:p>0.1069</text:p>
          </table:table-cell>
          <table:table-cell office:value-type="float" office:value="0.08721" calcext:value-type="float">
            <text:p>0.0872</text:p>
          </table:table-cell>
          <table:table-cell office:value-type="float" office:value="0.12038" calcext:value-type="float">
            <text:p>0.1204</text:p>
          </table:table-cell>
          <table:table-cell office:value-type="float" office:value="0.12204" calcext:value-type="float">
            <text:p>0.1220</text:p>
          </table:table-cell>
          <table:table-cell office:value-type="float" office:value="0.12584" calcext:value-type="float">
            <text:p>0.1258</text:p>
          </table:table-cell>
          <table:table-cell office:value-type="float" office:value="0.12946" calcext:value-type="float">
            <text:p>0.1295</text:p>
          </table:table-cell>
          <table:table-cell office:value-type="float" office:value="0.12701" calcext:value-type="float">
            <text:p>0.1270</text:p>
          </table:table-cell>
          <table:table-cell office:value-type="float" office:value="0.13131" calcext:value-type="float">
            <text:p>0.1313</text:p>
          </table:table-cell>
          <table:table-cell table:number-columns-repeated="4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0.07025" calcext:value-type="float">
            <text:p>0.0703</text:p>
          </table:table-cell>
          <table:table-cell office:value-type="float" office:value="0.071499" calcext:value-type="float">
            <text:p>0.0715</text:p>
          </table:table-cell>
          <table:table-cell office:value-type="float" office:value="0.06557" calcext:value-type="float">
            <text:p>0.0656</text:p>
          </table:table-cell>
          <table:table-cell office:value-type="float" office:value="0.06676" calcext:value-type="float">
            <text:p>0.0668</text:p>
          </table:table-cell>
          <table:table-cell office:value-type="float" office:value="0.064" calcext:value-type="float">
            <text:p>0.0640</text:p>
          </table:table-cell>
          <table:table-cell office:value-type="float" office:value="0.07914" calcext:value-type="float">
            <text:p>0.0791</text:p>
          </table:table-cell>
          <table:table-cell office:value-type="float" office:value="0.06847" calcext:value-type="float">
            <text:p>0.0685</text:p>
          </table:table-cell>
          <table:table-cell office:value-type="float" office:value="0.07164" calcext:value-type="float">
            <text:p>0.0716</text:p>
          </table:table-cell>
          <table:table-cell office:value-type="float" office:value="0.07828" calcext:value-type="float">
            <text:p>0.0783</text:p>
          </table:table-cell>
          <table:table-cell office:value-type="float" office:value="0.10665" calcext:value-type="float">
            <text:p>0.1067</text:p>
          </table:table-cell>
          <table:table-cell office:value-type="float" office:value="0.0881" calcext:value-type="float">
            <text:p>0.0881</text:p>
          </table:table-cell>
          <table:table-cell office:value-type="float" office:value="0.11619" calcext:value-type="float">
            <text:p>0.1162</text:p>
          </table:table-cell>
          <table:table-cell office:value-type="float" office:value="0.11849" calcext:value-type="float">
            <text:p>0.1185</text:p>
          </table:table-cell>
          <table:table-cell office:value-type="float" office:value="0.12072" calcext:value-type="float">
            <text:p>0.1207</text:p>
          </table:table-cell>
          <table:table-cell office:value-type="float" office:value="0.12534" calcext:value-type="float">
            <text:p>0.1253</text:p>
          </table:table-cell>
          <table:table-cell office:value-type="float" office:value="0.12213" calcext:value-type="float">
            <text:p>0.1221</text:p>
          </table:table-cell>
          <table:table-cell office:value-type="float" office:value="0.12752" calcext:value-type="float">
            <text:p>0.1275</text:p>
          </table:table-cell>
          <table:table-cell table:number-columns-repeated="4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0.07172" calcext:value-type="float">
            <text:p>0.0717</text:p>
          </table:table-cell>
          <table:table-cell office:value-type="float" office:value="0.07302" calcext:value-type="float">
            <text:p>0.0730</text:p>
          </table:table-cell>
          <table:table-cell office:value-type="float" office:value="0.067349" calcext:value-type="float">
            <text:p>0.0673</text:p>
          </table:table-cell>
          <table:table-cell office:value-type="float" office:value="0.06806" calcext:value-type="float">
            <text:p>0.0681</text:p>
          </table:table-cell>
          <table:table-cell office:value-type="float" office:value="0.06492" calcext:value-type="float">
            <text:p>0.0649</text:p>
          </table:table-cell>
          <table:table-cell office:value-type="float" office:value="0.08031" calcext:value-type="float">
            <text:p>0.0803</text:p>
          </table:table-cell>
          <table:table-cell office:value-type="float" office:value="0.06902" calcext:value-type="float">
            <text:p>0.0690</text:p>
          </table:table-cell>
          <table:table-cell office:value-type="float" office:value="0.072109" calcext:value-type="float">
            <text:p>0.0721</text:p>
          </table:table-cell>
          <table:table-cell office:value-type="float" office:value="0.07807" calcext:value-type="float">
            <text:p>0.0781</text:p>
          </table:table-cell>
          <table:table-cell office:value-type="float" office:value="0.10653" calcext:value-type="float">
            <text:p>0.1065</text:p>
          </table:table-cell>
          <table:table-cell office:value-type="float" office:value="0.08696" calcext:value-type="float">
            <text:p>0.0870</text:p>
          </table:table-cell>
          <table:table-cell office:value-type="float" office:value="0.11251" calcext:value-type="float">
            <text:p>0.1125</text:p>
          </table:table-cell>
          <table:table-cell office:value-type="float" office:value="0.11403" calcext:value-type="float">
            <text:p>0.1140</text:p>
          </table:table-cell>
          <table:table-cell office:value-type="float" office:value="0.11619" calcext:value-type="float">
            <text:p>0.1162</text:p>
          </table:table-cell>
          <table:table-cell office:value-type="float" office:value="0.11951" calcext:value-type="float">
            <text:p>0.1195</text:p>
          </table:table-cell>
          <table:table-cell office:value-type="float" office:value="0.11713" calcext:value-type="float">
            <text:p>0.1171</text:p>
          </table:table-cell>
          <table:table-cell office:value-type="float" office:value="0.12189" calcext:value-type="float">
            <text:p>0.1219</text:p>
          </table:table-cell>
          <table:table-cell table:number-columns-repeated="4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0.073109" calcext:value-type="float">
            <text:p>0.0731</text:p>
          </table:table-cell>
          <table:table-cell office:value-type="float" office:value="0.07455" calcext:value-type="float">
            <text:p>0.0746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6974" calcext:value-type="float">
            <text:p>0.0697</text:p>
          </table:table-cell>
          <table:table-cell office:value-type="float" office:value="0.06671" calcext:value-type="float">
            <text:p>0.0667</text:p>
          </table:table-cell>
          <table:table-cell office:value-type="float" office:value="0.081809" calcext:value-type="float">
            <text:p>0.0818</text:p>
          </table:table-cell>
          <table:table-cell office:value-type="float" office:value="0.070459" calcext:value-type="float">
            <text:p>0.0705</text:p>
          </table:table-cell>
          <table:table-cell office:value-type="float" office:value="0.07353" calcext:value-type="float">
            <text:p>0.0735</text:p>
          </table:table-cell>
          <table:table-cell office:value-type="float" office:value="0.077979" calcext:value-type="float">
            <text:p>0.0780</text:p>
          </table:table-cell>
          <table:table-cell office:value-type="float" office:value="0.10636" calcext:value-type="float">
            <text:p>0.1064</text:p>
          </table:table-cell>
          <table:table-cell office:value-type="float" office:value="0.08658" calcext:value-type="float">
            <text:p>0.0866</text:p>
          </table:table-cell>
          <table:table-cell office:value-type="float" office:value="0.10894" calcext:value-type="float">
            <text:p>0.1089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11064" calcext:value-type="float">
            <text:p>0.1106</text:p>
          </table:table-cell>
          <table:table-cell office:value-type="float" office:value="0.11405" calcext:value-type="float">
            <text:p>0.1141</text:p>
          </table:table-cell>
          <table:table-cell office:value-type="float" office:value="0.11166" calcext:value-type="float">
            <text:p>0.1117</text:p>
          </table:table-cell>
          <table:table-cell office:value-type="float" office:value="0.11643" calcext:value-type="float">
            <text:p>0.1164</text:p>
          </table:table-cell>
          <table:table-cell table:number-columns-repeated="4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0.07541" calcext:value-type="float">
            <text:p>0.0754</text:p>
          </table:table-cell>
          <table:table-cell office:value-type="float" office:value="0.07624" calcext:value-type="float">
            <text:p>0.0762</text:p>
          </table:table-cell>
          <table:table-cell office:value-type="float" office:value="0.070749" calcext:value-type="float">
            <text:p>0.0707</text:p>
          </table:table-cell>
          <table:table-cell office:value-type="float" office:value="0.07134" calcext:value-type="float">
            <text:p>0.0713</text:p>
          </table:table-cell>
          <table:table-cell office:value-type="float" office:value="0.06899" calcext:value-type="float">
            <text:p>0.0690</text:p>
          </table:table-cell>
          <table:table-cell office:value-type="float" office:value="0.08368" calcext:value-type="float">
            <text:p>0.0837</text:p>
          </table:table-cell>
          <table:table-cell office:value-type="float" office:value="0.07124" calcext:value-type="float">
            <text:p>0.0712</text:p>
          </table:table-cell>
          <table:table-cell office:value-type="float" office:value="0.07461" calcext:value-type="float">
            <text:p>0.0746</text:p>
          </table:table-cell>
          <table:table-cell office:value-type="float" office:value="0.07793" calcext:value-type="float">
            <text:p>0.0779</text:p>
          </table:table-cell>
          <table:table-cell office:value-type="float" office:value="0.10688" calcext:value-type="float">
            <text:p>0.1069</text:p>
          </table:table-cell>
          <table:table-cell office:value-type="float" office:value="0.08656" calcext:value-type="float">
            <text:p>0.0866</text:p>
          </table:table-cell>
          <table:table-cell office:value-type="float" office:value="0.10566" calcext:value-type="float">
            <text:p>0.1057</text:p>
          </table:table-cell>
          <table:table-cell office:value-type="float" office:value="0.10666" calcext:value-type="float">
            <text:p>0.1067</text:p>
          </table:table-cell>
          <table:table-cell office:value-type="float" office:value="0.10611" calcext:value-type="float">
            <text:p>0.1061</text:p>
          </table:table-cell>
          <table:table-cell office:value-type="float" office:value="0.10887" calcext:value-type="float">
            <text:p>0.1089</text:p>
          </table:table-cell>
          <table:table-cell office:value-type="float" office:value="0.10684" calcext:value-type="float">
            <text:p>0.1068</text:p>
          </table:table-cell>
          <table:table-cell office:value-type="float" office:value="0.11146" calcext:value-type="float">
            <text:p>0.1115</text:p>
          </table:table-cell>
          <table:table-cell table:number-columns-repeated="4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0.07665" calcext:value-type="float">
            <text:p>0.0767</text:p>
          </table:table-cell>
          <table:table-cell office:value-type="float" office:value="0.07818" calcext:value-type="float">
            <text:p>0.0782</text:p>
          </table:table-cell>
          <table:table-cell office:value-type="float" office:value="0.07222" calcext:value-type="float">
            <text:p>0.0722</text:p>
          </table:table-cell>
          <table:table-cell office:value-type="float" office:value="0.07272" calcext:value-type="float">
            <text:p>0.0727</text:p>
          </table:table-cell>
          <table:table-cell office:value-type="float" office:value="0.07028" calcext:value-type="float">
            <text:p>0.0703</text:p>
          </table:table-cell>
          <table:table-cell office:value-type="float" office:value="0.084709" calcext:value-type="float">
            <text:p>0.0847</text:p>
          </table:table-cell>
          <table:table-cell office:value-type="float" office:value="0.072929" calcext:value-type="float">
            <text:p>0.0729</text:p>
          </table:table-cell>
          <table:table-cell office:value-type="float" office:value="0.07589" calcext:value-type="float">
            <text:p>0.0759</text:p>
          </table:table-cell>
          <table:table-cell office:value-type="float" office:value="0.07786" calcext:value-type="float">
            <text:p>0.0779</text:p>
          </table:table-cell>
          <table:table-cell office:value-type="float" office:value="0.10636" calcext:value-type="float">
            <text:p>0.1064</text:p>
          </table:table-cell>
          <table:table-cell office:value-type="float" office:value="0.08604" calcext:value-type="float">
            <text:p>0.0860</text:p>
          </table:table-cell>
          <table:table-cell office:value-type="float" office:value="0.10144" calcext:value-type="float">
            <text:p>0.1014</text:p>
          </table:table-cell>
          <table:table-cell office:value-type="float" office:value="0.10233" calcext:value-type="float">
            <text:p>0.1023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0311" calcext:value-type="float">
            <text:p>0.1031</text:p>
          </table:table-cell>
          <table:table-cell office:value-type="float" office:value="0.10147" calcext:value-type="float">
            <text:p>0.1015</text:p>
          </table:table-cell>
          <table:table-cell office:value-type="float" office:value="0.10679" calcext:value-type="float">
            <text:p>0.1068</text:p>
          </table:table-cell>
          <table:table-cell table:number-columns-repeated="4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0.07815" calcext:value-type="float">
            <text:p>0.0782</text:p>
          </table:table-cell>
          <table:table-cell office:value-type="float" office:value="0.07974" calcext:value-type="float">
            <text:p>0.0797</text:p>
          </table:table-cell>
          <table:table-cell office:value-type="float" office:value="0.07392" calcext:value-type="float">
            <text:p>0.0739</text:p>
          </table:table-cell>
          <table:table-cell office:value-type="float" office:value="0.07417" calcext:value-type="float">
            <text:p>0.0742</text:p>
          </table:table-cell>
          <table:table-cell office:value-type="float" office:value="0.07145" calcext:value-type="float">
            <text:p>0.0715</text:p>
          </table:table-cell>
          <table:table-cell office:value-type="float" office:value="0.08611" calcext:value-type="float">
            <text:p>0.0861</text:p>
          </table:table-cell>
          <table:table-cell office:value-type="float" office:value="0.07392" calcext:value-type="float">
            <text:p>0.0739</text:p>
          </table:table-cell>
          <table:table-cell office:value-type="float" office:value="0.07741" calcext:value-type="float">
            <text:p>0.0774</text:p>
          </table:table-cell>
          <table:table-cell office:value-type="float" office:value="0.07707" calcext:value-type="float">
            <text:p>0.0771</text:p>
          </table:table-cell>
          <table:table-cell office:value-type="float" office:value="0.10591" calcext:value-type="float">
            <text:p>0.1059</text:p>
          </table:table-cell>
          <table:table-cell office:value-type="float" office:value="0.08584" calcext:value-type="float">
            <text:p>0.0858</text:p>
          </table:table-cell>
          <table:table-cell office:value-type="float" office:value="0.09819" calcext:value-type="float">
            <text:p>0.0982</text:p>
          </table:table-cell>
          <table:table-cell office:value-type="float" office:value="0.09921" calcext:value-type="float">
            <text:p>0.0992</text:p>
          </table:table-cell>
          <table:table-cell office:value-type="float" office:value="0.09532" calcext:value-type="float">
            <text:p>0.0953</text:p>
          </table:table-cell>
          <table:table-cell office:value-type="float" office:value="0.09848" calcext:value-type="float">
            <text:p>0.0985</text:p>
          </table:table-cell>
          <table:table-cell office:value-type="float" office:value="0.09578" calcext:value-type="float">
            <text:p>0.0958</text:p>
          </table:table-cell>
          <table:table-cell office:value-type="float" office:value="0.10148" calcext:value-type="float">
            <text:p>0.1015</text:p>
          </table:table-cell>
          <table:table-cell table:number-columns-repeated="4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08104" calcext:value-type="float">
            <text:p>0.0810</text:p>
          </table:table-cell>
          <table:table-cell office:value-type="float" office:value="0.07487" calcext:value-type="float">
            <text:p>0.0749</text:p>
          </table:table-cell>
          <table:table-cell office:value-type="float" office:value="0.07529" calcext:value-type="float">
            <text:p>0.0753</text:p>
          </table:table-cell>
          <table:table-cell office:value-type="float" office:value="0.07255" calcext:value-type="float">
            <text:p>0.0726</text:p>
          </table:table-cell>
          <table:table-cell office:value-type="float" office:value="0.08744" calcext:value-type="float">
            <text:p>0.0874</text:p>
          </table:table-cell>
          <table:table-cell office:value-type="float" office:value="0.07491" calcext:value-type="float">
            <text:p>0.0749</text:p>
          </table:table-cell>
          <table:table-cell office:value-type="float" office:value="0.07818" calcext:value-type="float">
            <text:p>0.0782</text:p>
          </table:table-cell>
          <table:table-cell office:value-type="float" office:value="0.07703" calcext:value-type="float">
            <text:p>0.0770</text:p>
          </table:table-cell>
          <table:table-cell office:value-type="float" office:value="0.10574" calcext:value-type="float">
            <text:p>0.1057</text:p>
          </table:table-cell>
          <table:table-cell office:value-type="float" office:value="0.08563" calcext:value-type="float">
            <text:p>0.0856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09624" calcext:value-type="float">
            <text:p>0.0962</text:p>
          </table:table-cell>
          <table:table-cell office:value-type="float" office:value="0.09079" calcext:value-type="float">
            <text:p>0.0908</text:p>
          </table:table-cell>
          <table:table-cell office:value-type="float" office:value="0.09346" calcext:value-type="float">
            <text:p>0.0935</text:p>
          </table:table-cell>
          <table:table-cell office:value-type="float" office:value="0.09084" calcext:value-type="float">
            <text:p>0.0908</text:p>
          </table:table-cell>
          <table:table-cell office:value-type="float" office:value="0.09646" calcext:value-type="float">
            <text:p>0.0965</text:p>
          </table:table-cell>
          <table:table-cell table:number-columns-repeated="4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0.08087" calcext:value-type="float">
            <text:p>0.0809</text:p>
          </table:table-cell>
          <table:table-cell office:value-type="float" office:value="0.08262" calcext:value-type="float">
            <text:p>0.0826</text:p>
          </table:table-cell>
          <table:table-cell office:value-type="float" office:value="0.07624" calcext:value-type="float">
            <text:p>0.0762</text:p>
          </table:table-cell>
          <table:table-cell office:value-type="float" office:value="0.07689" calcext:value-type="float">
            <text:p>0.0769</text:p>
          </table:table-cell>
          <table:table-cell office:value-type="float" office:value="0.07344" calcext:value-type="float">
            <text:p>0.0734</text:p>
          </table:table-cell>
          <table:table-cell office:value-type="float" office:value="0.08866" calcext:value-type="float">
            <text:p>0.0887</text:p>
          </table:table-cell>
          <table:table-cell office:value-type="float" office:value="0.076439" calcext:value-type="float">
            <text:p>0.0764</text:p>
          </table:table-cell>
          <table:table-cell office:value-type="float" office:value="0.07961" calcext:value-type="float">
            <text:p>0.0796</text:p>
          </table:table-cell>
          <table:table-cell office:value-type="float" office:value="0.07699" calcext:value-type="float">
            <text:p>0.0770</text:p>
          </table:table-cell>
          <table:table-cell office:value-type="float" office:value="0.10587" calcext:value-type="float">
            <text:p>0.1059</text:p>
          </table:table-cell>
          <table:table-cell office:value-type="float" office:value="0.08617" calcext:value-type="float">
            <text:p>0.0862</text:p>
          </table:table-cell>
          <table:table-cell office:value-type="float" office:value="0.09218" calcext:value-type="float">
            <text:p>0.0922</text:p>
          </table:table-cell>
          <table:table-cell office:value-type="float" office:value="0.09297" calcext:value-type="float">
            <text:p>0.0930</text:p>
          </table:table-cell>
          <table:table-cell office:value-type="float" office:value="0.08642" calcext:value-type="float">
            <text:p>0.0864</text:p>
          </table:table-cell>
          <table:table-cell office:value-type="float" office:value="0.08935" calcext:value-type="float">
            <text:p>0.0894</text:p>
          </table:table-cell>
          <table:table-cell office:value-type="float" office:value="0.085999" calcext:value-type="float">
            <text:p>0.0860</text:p>
          </table:table-cell>
          <table:table-cell office:value-type="float" office:value="0.09184" calcext:value-type="float">
            <text:p>0.0918</text:p>
          </table:table-cell>
          <table:table-cell table:number-columns-repeated="4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0.08235" calcext:value-type="float">
            <text:p>0.0824</text:p>
          </table:table-cell>
          <table:table-cell office:value-type="float" office:value="0.08409" calcext:value-type="float">
            <text:p>0.0841</text:p>
          </table:table-cell>
          <table:table-cell office:value-type="float" office:value="0.07803" calcext:value-type="float">
            <text:p>0.0780</text:p>
          </table:table-cell>
          <table:table-cell office:value-type="float" office:value="0.078479" calcext:value-type="float">
            <text:p>0.0785</text:p>
          </table:table-cell>
          <table:table-cell office:value-type="float" office:value="0.07444" calcext:value-type="float">
            <text:p>0.0744</text:p>
          </table:table-cell>
          <table:table-cell office:value-type="float" office:value="0.09009" calcext:value-type="float">
            <text:p>0.0901</text:p>
          </table:table-cell>
          <table:table-cell office:value-type="float" office:value="0.07778" calcext:value-type="float">
            <text:p>0.0778</text:p>
          </table:table-cell>
          <table:table-cell office:value-type="float" office:value="0.080519" calcext:value-type="float">
            <text:p>0.0805</text:p>
          </table:table-cell>
          <table:table-cell office:value-type="float" office:value="0.07685" calcext:value-type="float">
            <text:p>0.0769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085999" calcext:value-type="float">
            <text:p>0.0860</text:p>
          </table:table-cell>
          <table:table-cell office:value-type="float" office:value="0.08987" calcext:value-type="float">
            <text:p>0.0899</text:p>
          </table:table-cell>
          <table:table-cell office:value-type="float" office:value="0.09029" calcext:value-type="float">
            <text:p>0.0903</text:p>
          </table:table-cell>
          <table:table-cell office:value-type="float" office:value="0.08254" calcext:value-type="float">
            <text:p>0.0825</text:p>
          </table:table-cell>
          <table:table-cell office:value-type="float" office:value="0.08533" calcext:value-type="float">
            <text:p>0.0853</text:p>
          </table:table-cell>
          <table:table-cell office:value-type="float" office:value="0.08184" calcext:value-type="float">
            <text:p>0.0818</text:p>
          </table:table-cell>
          <table:table-cell office:value-type="float" office:value="0.08813" calcext:value-type="float">
            <text:p>0.0881</text:p>
          </table:table-cell>
          <table:table-cell table:number-columns-repeated="4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0.08358" calcext:value-type="float">
            <text:p>0.0836</text:p>
          </table:table-cell>
          <table:table-cell office:value-type="float" office:value="0.08515" calcext:value-type="float">
            <text:p>0.0852</text:p>
          </table:table-cell>
          <table:table-cell office:value-type="float" office:value="0.07888" calcext:value-type="float">
            <text:p>0.0789</text:p>
          </table:table-cell>
          <table:table-cell office:value-type="float" office:value="0.079519" calcext:value-type="float">
            <text:p>0.0795</text:p>
          </table:table-cell>
          <table:table-cell office:value-type="float" office:value="0.07609" calcext:value-type="float">
            <text:p>0.0761</text:p>
          </table:table-cell>
          <table:table-cell office:value-type="float" office:value="0.091579" calcext:value-type="float">
            <text:p>0.0916</text:p>
          </table:table-cell>
          <table:table-cell office:value-type="float" office:value="0.07893" calcext:value-type="float">
            <text:p>0.0789</text:p>
          </table:table-cell>
          <table:table-cell office:value-type="float" office:value="0.08153" calcext:value-type="float">
            <text:p>0.0815</text:p>
          </table:table-cell>
          <table:table-cell office:value-type="float" office:value="0.07663" calcext:value-type="float">
            <text:p>0.0766</text:p>
          </table:table-cell>
          <table:table-cell office:value-type="float" office:value="0.10554" calcext:value-type="float">
            <text:p>0.1055</text:p>
          </table:table-cell>
          <table:table-cell office:value-type="float" office:value="0.085959" calcext:value-type="float">
            <text:p>0.0860</text:p>
          </table:table-cell>
          <table:table-cell office:value-type="float" office:value="0.08797" calcext:value-type="float">
            <text:p>0.0880</text:p>
          </table:table-cell>
          <table:table-cell office:value-type="float" office:value="0.08812" calcext:value-type="float">
            <text:p>0.0881</text:p>
          </table:table-cell>
          <table:table-cell office:value-type="float" office:value="0.07947" calcext:value-type="float">
            <text:p>0.0795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7799" calcext:value-type="float">
            <text:p>0.0780</text:p>
          </table:table-cell>
          <table:table-cell office:value-type="float" office:value="0.08461" calcext:value-type="float">
            <text:p>0.0846</text:p>
          </table:table-cell>
          <table:table-cell table:number-columns-repeated="4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0.08493" calcext:value-type="float">
            <text:p>0.0849</text:p>
          </table:table-cell>
          <table:table-cell office:value-type="float" office:value="0.08608" calcext:value-type="float">
            <text:p>0.0861</text:p>
          </table:table-cell>
          <table:table-cell office:value-type="float" office:value="0.07964" calcext:value-type="float">
            <text:p>0.0796</text:p>
          </table:table-cell>
          <table:table-cell office:value-type="float" office:value="0.08048" calcext:value-type="float">
            <text:p>0.0805</text:p>
          </table:table-cell>
          <table:table-cell office:value-type="float" office:value="0.07681" calcext:value-type="float">
            <text:p>0.0768</text:p>
          </table:table-cell>
          <table:table-cell office:value-type="float" office:value="0.09227" calcext:value-type="float">
            <text:p>0.0923</text:p>
          </table:table-cell>
          <table:table-cell office:value-type="float" office:value="0.079659" calcext:value-type="float">
            <text:p>0.0797</text:p>
          </table:table-cell>
          <table:table-cell office:value-type="float" office:value="0.08255" calcext:value-type="float">
            <text:p>0.0826</text:p>
          </table:table-cell>
          <table:table-cell office:value-type="float" office:value="0.07691" calcext:value-type="float">
            <text:p>0.0769</text:p>
          </table:table-cell>
          <table:table-cell office:value-type="float" office:value="0.10593" calcext:value-type="float">
            <text:p>0.1059</text:p>
          </table:table-cell>
          <table:table-cell office:value-type="float" office:value="0.08627" calcext:value-type="float">
            <text:p>0.0863</text:p>
          </table:table-cell>
          <table:table-cell office:value-type="float" office:value="0.08586" calcext:value-type="float">
            <text:p>0.0859</text:p>
          </table:table-cell>
          <table:table-cell office:value-type="float" office:value="0.08616" calcext:value-type="float">
            <text:p>0.0862</text:p>
          </table:table-cell>
          <table:table-cell office:value-type="float" office:value="0.07672" calcext:value-type="float">
            <text:p>0.0767</text:p>
          </table:table-cell>
          <table:table-cell office:value-type="float" office:value="0.07889" calcext:value-type="float">
            <text:p>0.0789</text:p>
          </table:table-cell>
          <table:table-cell office:value-type="float" office:value="0.074969" calcext:value-type="float">
            <text:p>0.0750</text:p>
          </table:table-cell>
          <table:table-cell office:value-type="float" office:value="0.08167" calcext:value-type="float">
            <text:p>0.0817</text:p>
          </table:table-cell>
          <table:table-cell table:number-columns-repeated="4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0.08519" calcext:value-type="float">
            <text:p>0.0852</text:p>
          </table:table-cell>
          <table:table-cell office:value-type="float" office:value="0.08672" calcext:value-type="float">
            <text:p>0.0867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08178" calcext:value-type="float">
            <text:p>0.0818</text:p>
          </table:table-cell>
          <table:table-cell office:value-type="float" office:value="0.07757" calcext:value-type="float">
            <text:p>0.0776</text:p>
          </table:table-cell>
          <table:table-cell office:value-type="float" office:value="0.093619" calcext:value-type="float">
            <text:p>0.0936</text:p>
          </table:table-cell>
          <table:table-cell office:value-type="float" office:value="0.080339" calcext:value-type="float">
            <text:p>0.0803</text:p>
          </table:table-cell>
          <table:table-cell office:value-type="float" office:value="0.08357" calcext:value-type="float">
            <text:p>0.0836</text:p>
          </table:table-cell>
          <table:table-cell office:value-type="float" office:value="0.07704" calcext:value-type="float">
            <text:p>0.0770</text:p>
          </table:table-cell>
          <table:table-cell office:value-type="float" office:value="0.10655" calcext:value-type="float">
            <text:p>0.1066</text:p>
          </table:table-cell>
          <table:table-cell office:value-type="float" office:value="0.08601" calcext:value-type="float">
            <text:p>0.0860</text:p>
          </table:table-cell>
          <table:table-cell office:value-type="float" office:value="0.08336" calcext:value-type="float">
            <text:p>0.0834</text:p>
          </table:table-cell>
          <table:table-cell office:value-type="float" office:value="0.08414" calcext:value-type="float">
            <text:p>0.0841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7605" calcext:value-type="float">
            <text:p>0.0761</text:p>
          </table:table-cell>
          <table:table-cell office:value-type="float" office:value="0.07214" calcext:value-type="float">
            <text:p>0.0721</text:p>
          </table:table-cell>
          <table:table-cell office:value-type="float" office:value="0.0789" calcext:value-type="float">
            <text:p>0.0789</text:p>
          </table:table-cell>
          <table:table-cell table:number-columns-repeated="4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0.08586" calcext:value-type="float">
            <text:p>0.0859</text:p>
          </table:table-cell>
          <table:table-cell office:value-type="float" office:value="0.08734" calcext:value-type="float">
            <text:p>0.0873</text:p>
          </table:table-cell>
          <table:table-cell office:value-type="float" office:value="0.08193" calcext:value-type="float">
            <text:p>0.0819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95269" calcext:value-type="float">
            <text:p>0.0953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8449" calcext:value-type="float">
            <text:p>0.0845</text:p>
          </table:table-cell>
          <table:table-cell office:value-type="float" office:value="0.07668" calcext:value-type="float">
            <text:p>0.0767</text:p>
          </table:table-cell>
          <table:table-cell office:value-type="float" office:value="0.10666" calcext:value-type="float">
            <text:p>0.1067</text:p>
          </table:table-cell>
          <table:table-cell office:value-type="float" office:value="0.08554" calcext:value-type="float">
            <text:p>0.0855</text:p>
          </table:table-cell>
          <table:table-cell office:value-type="float" office:value="0.08143" calcext:value-type="float">
            <text:p>0.0814</text:p>
          </table:table-cell>
          <table:table-cell office:value-type="float" office:value="0.08226" calcext:value-type="float">
            <text:p>0.0823</text:p>
          </table:table-cell>
          <table:table-cell office:value-type="float" office:value="0.069819" calcext:value-type="float">
            <text:p>0.0698</text:p>
          </table:table-cell>
          <table:table-cell office:value-type="float" office:value="0.07245" calcext:value-type="float">
            <text:p>0.0725</text:p>
          </table:table-cell>
          <table:table-cell office:value-type="float" office:value="0.06904" calcext:value-type="float">
            <text:p>0.0690</text:p>
          </table:table-cell>
          <table:table-cell office:value-type="float" office:value="0.07561" calcext:value-type="float">
            <text:p>0.0756</text:p>
          </table:table-cell>
          <table:table-cell table:number-columns-repeated="4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0.0867" calcext:value-type="float">
            <text:p>0.0867</text:p>
          </table:table-cell>
          <table:table-cell office:value-type="float" office:value="0.08794" calcext:value-type="float">
            <text:p>0.0879</text:p>
          </table:table-cell>
          <table:table-cell office:value-type="float" office:value="0.08314" calcext:value-type="float">
            <text:p>0.0831</text:p>
          </table:table-cell>
          <table:table-cell office:value-type="float" office:value="0.08466" calcext:value-type="float">
            <text:p>0.0847</text:p>
          </table:table-cell>
          <table:table-cell office:value-type="float" office:value="0.08003" calcext:value-type="float">
            <text:p>0.0800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82739" calcext:value-type="float">
            <text:p>0.0827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7668" calcext:value-type="float">
            <text:p>0.0767</text:p>
          </table:table-cell>
          <table:table-cell office:value-type="float" office:value="0.10701" calcext:value-type="float">
            <text:p>0.1070</text:p>
          </table:table-cell>
          <table:table-cell office:value-type="float" office:value="0.08605" calcext:value-type="float">
            <text:p>0.0861</text:p>
          </table:table-cell>
          <table:table-cell office:value-type="float" office:value="0.07954" calcext:value-type="float">
            <text:p>0.0795</text:p>
          </table:table-cell>
          <table:table-cell office:value-type="float" office:value="0.08024" calcext:value-type="float">
            <text:p>0.0802</text:p>
          </table:table-cell>
          <table:table-cell office:value-type="float" office:value="0.06632" calcext:value-type="float">
            <text:p>0.0663</text:p>
          </table:table-cell>
          <table:table-cell office:value-type="float" office:value="0.06889" calcext:value-type="float">
            <text:p>0.0689</text:p>
          </table:table-cell>
          <table:table-cell office:value-type="float" office:value="0.06597" calcext:value-type="float">
            <text:p>0.0660</text:p>
          </table:table-cell>
          <table:table-cell office:value-type="float" office:value="0.07213" calcext:value-type="float">
            <text:p>0.0721</text:p>
          </table:table-cell>
          <table:table-cell table:number-columns-repeated="4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0.08808" calcext:value-type="float">
            <text:p>0.0881</text:p>
          </table:table-cell>
          <table:table-cell office:value-type="float" office:value="0.08957" calcext:value-type="float">
            <text:p>0.0896</text:p>
          </table:table-cell>
          <table:table-cell office:value-type="float" office:value="0.08412" calcext:value-type="float">
            <text:p>0.0841</text:p>
          </table:table-cell>
          <table:table-cell office:value-type="float" office:value="0.08605" calcext:value-type="float">
            <text:p>0.0861</text:p>
          </table:table-cell>
          <table:table-cell office:value-type="float" office:value="0.08098" calcext:value-type="float">
            <text:p>0.0810</text:p>
          </table:table-cell>
          <table:table-cell office:value-type="float" office:value="0.09755" calcext:value-type="float">
            <text:p>0.0976</text:p>
          </table:table-cell>
          <table:table-cell office:value-type="float" office:value="0.08352" calcext:value-type="float">
            <text:p>0.0835</text:p>
          </table:table-cell>
          <table:table-cell office:value-type="float" office:value="0.08659" calcext:value-type="float">
            <text:p>0.0866</text:p>
          </table:table-cell>
          <table:table-cell office:value-type="float" office:value="0.07672" calcext:value-type="float">
            <text:p>0.0767</text:p>
          </table:table-cell>
          <table:table-cell office:value-type="float" office:value="0.10735" calcext:value-type="float">
            <text:p>0.1074</text:p>
          </table:table-cell>
          <table:table-cell office:value-type="float" office:value="0.08533" calcext:value-type="float">
            <text:p>0.0853</text:p>
          </table:table-cell>
          <table:table-cell office:value-type="float" office:value="0.07698" calcext:value-type="float">
            <text:p>0.0770</text:p>
          </table:table-cell>
          <table:table-cell office:value-type="float" office:value="0.07745" calcext:value-type="float">
            <text:p>0.0775</text:p>
          </table:table-cell>
          <table:table-cell office:value-type="float" office:value="0.06351" calcext:value-type="float">
            <text:p>0.0635</text:p>
          </table:table-cell>
          <table:table-cell office:value-type="float" office:value="0.06543" calcext:value-type="float">
            <text:p>0.0654</text:p>
          </table:table-cell>
          <table:table-cell office:value-type="float" office:value="0.06283" calcext:value-type="float">
            <text:p>0.0628</text:p>
          </table:table-cell>
          <table:table-cell office:value-type="float" office:value="0.06952" calcext:value-type="float">
            <text:p>0.0695</text:p>
          </table:table-cell>
          <table:table-cell table:number-columns-repeated="4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0.08848" calcext:value-type="float">
            <text:p>0.0885</text:p>
          </table:table-cell>
          <table:table-cell office:value-type="float" office:value="0.09048" calcext:value-type="float">
            <text:p>0.0905</text:p>
          </table:table-cell>
          <table:table-cell office:value-type="float" office:value="0.08548" calcext:value-type="float">
            <text:p>0.0855</text:p>
          </table:table-cell>
          <table:table-cell office:value-type="float" office:value="0.08712" calcext:value-type="float">
            <text:p>0.0871</text:p>
          </table:table-cell>
          <table:table-cell office:value-type="float" office:value="0.08166" calcext:value-type="float">
            <text:p>0.0817</text:p>
          </table:table-cell>
          <table:table-cell office:value-type="float" office:value="0.09825" calcext:value-type="float">
            <text:p>0.0983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08755" calcext:value-type="float">
            <text:p>0.0876</text:p>
          </table:table-cell>
          <table:table-cell office:value-type="float" office:value="0.07653" calcext:value-type="float">
            <text:p>0.0765</text:p>
          </table:table-cell>
          <table:table-cell office:value-type="float" office:value="0.10741" calcext:value-type="float">
            <text:p>0.1074</text:p>
          </table:table-cell>
          <table:table-cell office:value-type="float" office:value="0.08501" calcext:value-type="float">
            <text:p>0.0850</text:p>
          </table:table-cell>
          <table:table-cell office:value-type="float" office:value="0.07511" calcext:value-type="float">
            <text:p>0.0751</text:p>
          </table:table-cell>
          <table:table-cell office:value-type="float" office:value="0.07561" calcext:value-type="float">
            <text:p>0.0756</text:p>
          </table:table-cell>
          <table:table-cell office:value-type="float" office:value="0.06028" calcext:value-type="float">
            <text:p>0.0603</text:p>
          </table:table-cell>
          <table:table-cell office:value-type="float" office:value="0.06222" calcext:value-type="float">
            <text:p>0.0622</text:p>
          </table:table-cell>
          <table:table-cell office:value-type="float" office:value="0.05923" calcext:value-type="float">
            <text:p>0.0592</text:p>
          </table:table-cell>
          <table:table-cell office:value-type="float" office:value="0.06592" calcext:value-type="float">
            <text:p>0.0659</text:p>
          </table:table-cell>
          <table:table-cell table:number-columns-repeated="4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0.09002" calcext:value-type="float">
            <text:p>0.0900</text:p>
          </table:table-cell>
          <table:table-cell office:value-type="float" office:value="0.09179" calcext:value-type="float">
            <text:p>0.0918</text:p>
          </table:table-cell>
          <table:table-cell office:value-type="float" office:value="0.086819" calcext:value-type="float">
            <text:p>0.0868</text:p>
          </table:table-cell>
          <table:table-cell office:value-type="float" office:value="0.08781" calcext:value-type="float">
            <text:p>0.0878</text:p>
          </table:table-cell>
          <table:table-cell office:value-type="float" office:value="0.08316" calcext:value-type="float">
            <text:p>0.0832</text:p>
          </table:table-cell>
          <table:table-cell office:value-type="float" office:value="0.10013" calcext:value-type="float">
            <text:p>0.1001</text:p>
          </table:table-cell>
          <table:table-cell office:value-type="float" office:value="0.08561" calcext:value-type="float">
            <text:p>0.0856</text:p>
          </table:table-cell>
          <table:table-cell office:value-type="float" office:value="0.08855" calcext:value-type="float">
            <text:p>0.0886</text:p>
          </table:table-cell>
          <table:table-cell office:value-type="float" office:value="0.07702" calcext:value-type="float">
            <text:p>0.0770</text:p>
          </table:table-cell>
          <table:table-cell office:value-type="float" office:value="0.10791" calcext:value-type="float">
            <text:p>0.1079</text:p>
          </table:table-cell>
          <table:table-cell office:value-type="float" office:value="0.08511" calcext:value-type="float">
            <text:p>0.0851</text:p>
          </table:table-cell>
          <table:table-cell office:value-type="float" office:value="0.07319" calcext:value-type="float">
            <text:p>0.0732</text:p>
          </table:table-cell>
          <table:table-cell office:value-type="float" office:value="0.07349" calcext:value-type="float">
            <text:p>0.0735</text:p>
          </table:table-cell>
          <table:table-cell office:value-type="float" office:value="0.05738" calcext:value-type="float">
            <text:p>0.0574</text:p>
          </table:table-cell>
          <table:table-cell office:value-type="float" office:value="0.05931" calcext:value-type="float">
            <text:p>0.0593</text:p>
          </table:table-cell>
          <table:table-cell office:value-type="float" office:value="0.05616" calcext:value-type="float">
            <text:p>0.0562</text:p>
          </table:table-cell>
          <table:table-cell office:value-type="float" office:value="0.06211" calcext:value-type="float">
            <text:p>0.0621</text:p>
          </table:table-cell>
          <table:table-cell table:number-columns-repeated="4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0.09102" calcext:value-type="float">
            <text:p>0.0910</text:p>
          </table:table-cell>
          <table:table-cell office:value-type="float" office:value="0.09297" calcext:value-type="float">
            <text:p>0.0930</text:p>
          </table:table-cell>
          <table:table-cell office:value-type="float" office:value="0.08805" calcext:value-type="float">
            <text:p>0.0881</text:p>
          </table:table-cell>
          <table:table-cell office:value-type="float" office:value="0.08914" calcext:value-type="float">
            <text:p>0.0891</text:p>
          </table:table-cell>
          <table:table-cell office:value-type="float" office:value="0.084529" calcext:value-type="float">
            <text:p>0.0845</text:p>
          </table:table-cell>
          <table:table-cell office:value-type="float" office:value="0.10112" calcext:value-type="float">
            <text:p>0.1011</text:p>
          </table:table-cell>
          <table:table-cell office:value-type="float" office:value="0.08748" calcext:value-type="float">
            <text:p>0.0875</text:p>
          </table:table-cell>
          <table:table-cell office:value-type="float" office:value="0.08982" calcext:value-type="float">
            <text:p>0.0898</text:p>
          </table:table-cell>
          <table:table-cell office:value-type="float" office:value="0.07721" calcext:value-type="float">
            <text:p>0.0772</text:p>
          </table:table-cell>
          <table:table-cell office:value-type="float" office:value="0.10829" calcext:value-type="float">
            <text:p>0.1083</text:p>
          </table:table-cell>
          <table:table-cell office:value-type="float" office:value="0.08548" calcext:value-type="float">
            <text:p>0.0855</text:p>
          </table:table-cell>
          <table:table-cell office:value-type="float" office:value="0.07129" calcext:value-type="float">
            <text:p>0.0713</text:p>
          </table:table-cell>
          <table:table-cell office:value-type="float" office:value="0.07155" calcext:value-type="float">
            <text:p>0.0716</text:p>
          </table:table-cell>
          <table:table-cell office:value-type="float" office:value="0.05468" calcext:value-type="float">
            <text:p>0.0547</text:p>
          </table:table-cell>
          <table:table-cell office:value-type="float" office:value="0.05669" calcext:value-type="float">
            <text:p>0.0567</text:p>
          </table:table-cell>
          <table:table-cell office:value-type="float" office:value="0.05329" calcext:value-type="float">
            <text:p>0.0533</text:p>
          </table:table-cell>
          <table:table-cell office:value-type="float" office:value="0.05952" calcext:value-type="float">
            <text:p>0.0595</text:p>
          </table:table-cell>
          <table:table-cell table:number-columns-repeated="4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0.09229" calcext:value-type="float">
            <text:p>0.0923</text:p>
          </table:table-cell>
          <table:table-cell office:value-type="float" office:value="0.094" calcext:value-type="float">
            <text:p>0.0940</text:p>
          </table:table-cell>
          <table:table-cell office:value-type="float" office:value="0.08941" calcext:value-type="float">
            <text:p>0.0894</text:p>
          </table:table-cell>
          <table:table-cell office:value-type="float" office:value="0.09044" calcext:value-type="float">
            <text:p>0.0904</text:p>
          </table:table-cell>
          <table:table-cell office:value-type="float" office:value="0.08578" calcext:value-type="float">
            <text:p>0.0858</text:p>
          </table:table-cell>
          <table:table-cell office:value-type="float" office:value="0.10227" calcext:value-type="float">
            <text:p>0.1023</text:p>
          </table:table-cell>
          <table:table-cell office:value-type="float" office:value="0.08849" calcext:value-type="float">
            <text:p>0.0885</text:p>
          </table:table-cell>
          <table:table-cell office:value-type="float" office:value="0.09095" calcext:value-type="float">
            <text:p>0.0910</text:p>
          </table:table-cell>
          <table:table-cell office:value-type="float" office:value="0.07742" calcext:value-type="float">
            <text:p>0.0774</text:p>
          </table:table-cell>
          <table:table-cell office:value-type="float" office:value="0.10876" calcext:value-type="float">
            <text:p>0.1088</text:p>
          </table:table-cell>
          <table:table-cell office:value-type="float" office:value="0.08531" calcext:value-type="float">
            <text:p>0.0853</text:p>
          </table:table-cell>
          <table:table-cell office:value-type="float" office:value="0.06974" calcext:value-type="float">
            <text:p>0.0697</text:p>
          </table:table-cell>
          <table:table-cell office:value-type="float" office:value="0.06979" calcext:value-type="float">
            <text:p>0.0698</text:p>
          </table:table-cell>
          <table:table-cell office:value-type="float" office:value="0.05194" calcext:value-type="float">
            <text:p>0.0519</text:p>
          </table:table-cell>
          <table:table-cell office:value-type="float" office:value="0.05396" calcext:value-type="float">
            <text:p>0.0540</text:p>
          </table:table-cell>
          <table:table-cell office:value-type="float" office:value="0.05048" calcext:value-type="float">
            <text:p>0.0505</text:p>
          </table:table-cell>
          <table:table-cell office:value-type="float" office:value="0.05675" calcext:value-type="float">
            <text:p>0.0568</text:p>
          </table:table-cell>
          <table:table-cell table:number-columns-repeated="4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0.093659" calcext:value-type="float">
            <text:p>0.0937</text:p>
          </table:table-cell>
          <table:table-cell office:value-type="float" office:value="0.09597" calcext:value-type="float">
            <text:p>0.0960</text:p>
          </table:table-cell>
          <table:table-cell office:value-type="float" office:value="0.09103" calcext:value-type="float">
            <text:p>0.0910</text:p>
          </table:table-cell>
          <table:table-cell office:value-type="float" office:value="0.09207" calcext:value-type="float">
            <text:p>0.0921</text:p>
          </table:table-cell>
          <table:table-cell office:value-type="float" office:value="0.08759" calcext:value-type="float">
            <text:p>0.0876</text:p>
          </table:table-cell>
          <table:table-cell office:value-type="float" office:value="0.10398" calcext:value-type="float">
            <text:p>0.1040</text:p>
          </table:table-cell>
          <table:table-cell office:value-type="float" office:value="0.08982" calcext:value-type="float">
            <text:p>0.0898</text:p>
          </table:table-cell>
          <table:table-cell office:value-type="float" office:value="0.09234" calcext:value-type="float">
            <text:p>0.0923</text:p>
          </table:table-cell>
          <table:table-cell office:value-type="float" office:value="0.07789" calcext:value-type="float">
            <text:p>0.0779</text:p>
          </table:table-cell>
          <table:table-cell office:value-type="float" office:value="0.10949" calcext:value-type="float">
            <text:p>0.1095</text:p>
          </table:table-cell>
          <table:table-cell office:value-type="float" office:value="0.08542" calcext:value-type="float">
            <text:p>0.0854</text:p>
          </table:table-cell>
          <table:table-cell office:value-type="float" office:value="0.06856" calcext:value-type="float">
            <text:p>0.0686</text:p>
          </table:table-cell>
          <table:table-cell office:value-type="float" office:value="0.06863" calcext:value-type="float">
            <text:p>0.0686</text:p>
          </table:table-cell>
          <table:table-cell office:value-type="float" office:value="0.04997" calcext:value-type="float">
            <text:p>0.0500</text:p>
          </table:table-cell>
          <table:table-cell office:value-type="float" office:value="0.05166" calcext:value-type="float">
            <text:p>0.0517</text:p>
          </table:table-cell>
          <table:table-cell office:value-type="float" office:value="0.04854" calcext:value-type="float">
            <text:p>0.0485</text:p>
          </table:table-cell>
          <table:table-cell office:value-type="float" office:value="0.05477" calcext:value-type="float">
            <text:p>0.0548</text:p>
          </table:table-cell>
          <table:table-cell table:number-columns-repeated="4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0.09532" calcext:value-type="float">
            <text:p>0.0953</text:p>
          </table:table-cell>
          <table:table-cell office:value-type="float" office:value="0.09717" calcext:value-type="float">
            <text:p>0.0972</text:p>
          </table:table-cell>
          <table:table-cell office:value-type="float" office:value="0.092439" calcext:value-type="float">
            <text:p>0.0924</text:p>
          </table:table-cell>
          <table:table-cell office:value-type="float" office:value="0.093479" calcext:value-type="float">
            <text:p>0.0935</text:p>
          </table:table-cell>
          <table:table-cell office:value-type="float" office:value="0.08884" calcext:value-type="float">
            <text:p>0.0888</text:p>
          </table:table-cell>
          <table:table-cell office:value-type="float" office:value="0.10526" calcext:value-type="float">
            <text:p>0.1053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09383" calcext:value-type="float">
            <text:p>0.0938</text:p>
          </table:table-cell>
          <table:table-cell office:value-type="float" office:value="0.078479" calcext:value-type="float">
            <text:p>0.0785</text:p>
          </table:table-cell>
          <table:table-cell office:value-type="float" office:value="0.11046" calcext:value-type="float">
            <text:p>0.1105</text:p>
          </table:table-cell>
          <table:table-cell office:value-type="float" office:value="0.08662" calcext:value-type="float">
            <text:p>0.0866</text:p>
          </table:table-cell>
          <table:table-cell office:value-type="float" office:value="0.06697" calcext:value-type="float">
            <text:p>0.0670</text:p>
          </table:table-cell>
          <table:table-cell office:value-type="float" office:value="0.06689" calcext:value-type="float">
            <text:p>0.0669</text:p>
          </table:table-cell>
          <table:table-cell office:value-type="float" office:value="0.04771" calcext:value-type="float">
            <text:p>0.0477</text:p>
          </table:table-cell>
          <table:table-cell office:value-type="float" office:value="0.04929" calcext:value-type="float">
            <text:p>0.0493</text:p>
          </table:table-cell>
          <table:table-cell office:value-type="float" office:value="0.04659" calcext:value-type="float">
            <text:p>0.0466</text:p>
          </table:table-cell>
          <table:table-cell office:value-type="float" office:value="0.05257" calcext:value-type="float">
            <text:p>0.0526</text:p>
          </table:table-cell>
          <table:table-cell table:number-columns-repeated="4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0.09705" calcext:value-type="float">
            <text:p>0.0971</text:p>
          </table:table-cell>
          <table:table-cell office:value-type="float" office:value="0.09938" calcext:value-type="float">
            <text:p>0.0994</text:p>
          </table:table-cell>
          <table:table-cell office:value-type="float" office:value="0.09465" calcext:value-type="float">
            <text:p>0.0947</text:p>
          </table:table-cell>
          <table:table-cell office:value-type="float" office:value="0.09574" calcext:value-type="float">
            <text:p>0.0957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10747" calcext:value-type="float">
            <text:p>0.1075</text:p>
          </table:table-cell>
          <table:table-cell office:value-type="float" office:value="0.09295" calcext:value-type="float">
            <text:p>0.0930</text:p>
          </table:table-cell>
          <table:table-cell office:value-type="float" office:value="0.095699" calcext:value-type="float">
            <text:p>0.0957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11098" calcext:value-type="float">
            <text:p>0.1110</text:p>
          </table:table-cell>
          <table:table-cell office:value-type="float" office:value="0.08755" calcext:value-type="float">
            <text:p>0.0876</text:p>
          </table:table-cell>
          <table:table-cell office:value-type="float" office:value="0.06515" calcext:value-type="float">
            <text:p>0.0652</text:p>
          </table:table-cell>
          <table:table-cell office:value-type="float" office:value="0.065699" calcext:value-type="float">
            <text:p>0.0657</text:p>
          </table:table-cell>
          <table:table-cell office:value-type="float" office:value="0.04526" calcext:value-type="float">
            <text:p>0.0453</text:p>
          </table:table-cell>
          <table:table-cell office:value-type="float" office:value="0.04732" calcext:value-type="float">
            <text:p>0.0473</text:p>
          </table:table-cell>
          <table:table-cell office:value-type="float" office:value="0.04428" calcext:value-type="float">
            <text:p>0.0443</text:p>
          </table:table-cell>
          <table:table-cell office:value-type="float" office:value="0.05032" calcext:value-type="float">
            <text:p>0.0503</text:p>
          </table:table-cell>
          <table:table-cell table:number-columns-repeated="4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0.099349" calcext:value-type="float">
            <text:p>0.0993</text:p>
          </table:table-cell>
          <table:table-cell office:value-type="float" office:value="0.10134" calcext:value-type="float">
            <text:p>0.1013</text:p>
          </table:table-cell>
          <table:table-cell office:value-type="float" office:value="0.097239" calcext:value-type="float">
            <text:p>0.0972</text:p>
          </table:table-cell>
          <table:table-cell office:value-type="float" office:value="0.09814" calcext:value-type="float">
            <text:p>0.0981</text:p>
          </table:table-cell>
          <table:table-cell office:value-type="float" office:value="0.09322" calcext:value-type="float">
            <text:p>0.0932</text:p>
          </table:table-cell>
          <table:table-cell office:value-type="float" office:value="0.11014" calcext:value-type="float">
            <text:p>0.1101</text:p>
          </table:table-cell>
          <table:table-cell office:value-type="float" office:value="0.09521" calcext:value-type="float">
            <text:p>0.0952</text:p>
          </table:table-cell>
          <table:table-cell office:value-type="float" office:value="0.09791" calcext:value-type="float">
            <text:p>0.0979</text:p>
          </table:table-cell>
          <table:table-cell office:value-type="float" office:value="0.07924" calcext:value-type="float">
            <text:p>0.0792</text:p>
          </table:table-cell>
          <table:table-cell office:value-type="float" office:value="0.11186" calcext:value-type="float">
            <text:p>0.1119</text:p>
          </table:table-cell>
          <table:table-cell office:value-type="float" office:value="0.08873" calcext:value-type="float">
            <text:p>0.0887</text:p>
          </table:table-cell>
          <table:table-cell office:value-type="float" office:value="0.064199" calcext:value-type="float">
            <text:p>0.0642</text:p>
          </table:table-cell>
          <table:table-cell office:value-type="float" office:value="0.06449" calcext:value-type="float">
            <text:p>0.0645</text:p>
          </table:table-cell>
          <table:table-cell office:value-type="float" office:value="0.04281" calcext:value-type="float">
            <text:p>0.0428</text:p>
          </table:table-cell>
          <table:table-cell office:value-type="float" office:value="0.04512" calcext:value-type="float">
            <text:p>0.0451</text:p>
          </table:table-cell>
          <table:table-cell office:value-type="float" office:value="0.04175" calcext:value-type="float">
            <text:p>0.0418</text:p>
          </table:table-cell>
          <table:table-cell office:value-type="float" office:value="0.04841" calcext:value-type="float">
            <text:p>0.0484</text:p>
          </table:table-cell>
          <table:table-cell table:number-columns-repeated="4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0.10189" calcext:value-type="float">
            <text:p>0.1019</text:p>
          </table:table-cell>
          <table:table-cell office:value-type="float" office:value="0.10401" calcext:value-type="float">
            <text:p>0.1040</text:p>
          </table:table-cell>
          <table:table-cell office:value-type="float" office:value="0.09941" calcext:value-type="float">
            <text:p>0.0994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9606" calcext:value-type="float">
            <text:p>0.0961</text:p>
          </table:table-cell>
          <table:table-cell office:value-type="float" office:value="0.11285" calcext:value-type="float">
            <text:p>0.1129</text:p>
          </table:table-cell>
          <table:table-cell office:value-type="float" office:value="0.098169" calcext:value-type="float">
            <text:p>0.0982</text:p>
          </table:table-cell>
          <table:table-cell office:value-type="float" office:value="0.10077" calcext:value-type="float">
            <text:p>0.1008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11335" calcext:value-type="float">
            <text:p>0.1134</text:p>
          </table:table-cell>
          <table:table-cell office:value-type="float" office:value="0.09059" calcext:value-type="float">
            <text:p>0.0906</text:p>
          </table:table-cell>
          <table:table-cell office:value-type="float" office:value="0.06296" calcext:value-type="float">
            <text:p>0.0630</text:p>
          </table:table-cell>
          <table:table-cell office:value-type="float" office:value="0.06365" calcext:value-type="float">
            <text:p>0.0637</text:p>
          </table:table-cell>
          <table:table-cell office:value-type="float" office:value="0.04077" calcext:value-type="float">
            <text:p>0.0408</text:p>
          </table:table-cell>
          <table:table-cell office:value-type="float" office:value="0.04339" calcext:value-type="float">
            <text:p>0.0434</text:p>
          </table:table-cell>
          <table:table-cell office:value-type="float" office:value="0.04005" calcext:value-type="float">
            <text:p>0.0401</text:p>
          </table:table-cell>
          <table:table-cell office:value-type="float" office:value="0.04667" calcext:value-type="float">
            <text:p>0.0467</text:p>
          </table:table-cell>
          <table:table-cell table:number-columns-repeated="4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0.10473" calcext:value-type="float">
            <text:p>0.1047</text:p>
          </table:table-cell>
          <table:table-cell office:value-type="float" office:value="0.10655" calcext:value-type="float">
            <text:p>0.1066</text:p>
          </table:table-cell>
          <table:table-cell office:value-type="float" office:value="0.10243" calcext:value-type="float">
            <text:p>0.1024</text:p>
          </table:table-cell>
          <table:table-cell office:value-type="float" office:value="0.10333" calcext:value-type="float">
            <text:p>0.1033</text:p>
          </table:table-cell>
          <table:table-cell office:value-type="float" office:value="0.09871" calcext:value-type="float">
            <text:p>0.0987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10072" calcext:value-type="float">
            <text:p>0.1007</text:p>
          </table:table-cell>
          <table:table-cell office:value-type="float" office:value="0.10343" calcext:value-type="float">
            <text:p>0.1034</text:p>
          </table:table-cell>
          <table:table-cell office:value-type="float" office:value="0.08157" calcext:value-type="float">
            <text:p>0.0816</text:p>
          </table:table-cell>
          <table:table-cell office:value-type="float" office:value="0.11449" calcext:value-type="float">
            <text:p>0.1145</text:p>
          </table:table-cell>
          <table:table-cell office:value-type="float" office:value="0.09233" calcext:value-type="float">
            <text:p>0.0923</text:p>
          </table:table-cell>
          <table:table-cell office:value-type="float" office:value="0.06176" calcext:value-type="float">
            <text:p>0.0618</text:p>
          </table:table-cell>
          <table:table-cell office:value-type="float" office:value="0.06238" calcext:value-type="float">
            <text:p>0.0624</text:p>
          </table:table-cell>
          <table:table-cell office:value-type="float" office:value="0.039" calcext:value-type="float">
            <text:p>0.0390</text:p>
          </table:table-cell>
          <table:table-cell office:value-type="float" office:value="0.04167" calcext:value-type="float">
            <text:p>0.0417</text:p>
          </table:table-cell>
          <table:table-cell office:value-type="float" office:value="0.03818" calcext:value-type="float">
            <text:p>0.0382</text:p>
          </table:table-cell>
          <table:table-cell office:value-type="float" office:value="0.04491" calcext:value-type="float">
            <text:p>0.0449</text:p>
          </table:table-cell>
          <table:table-cell table:number-columns-repeated="4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0.10675" calcext:value-type="float">
            <text:p>0.1068</text:p>
          </table:table-cell>
          <table:table-cell office:value-type="float" office:value="0.10884" calcext:value-type="float">
            <text:p>0.1088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10558" calcext:value-type="float">
            <text:p>0.1056</text:p>
          </table:table-cell>
          <table:table-cell office:value-type="float" office:value="0.10083" calcext:value-type="float">
            <text:p>0.1008</text:p>
          </table:table-cell>
          <table:table-cell office:value-type="float" office:value="0.11799" calcext:value-type="float">
            <text:p>0.1180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08291" calcext:value-type="float">
            <text:p>0.0829</text:p>
          </table:table-cell>
          <table:table-cell office:value-type="float" office:value="0.11606" calcext:value-type="float">
            <text:p>0.1161</text:p>
          </table:table-cell>
          <table:table-cell office:value-type="float" office:value="0.09299" calcext:value-type="float">
            <text:p>0.0930</text:p>
          </table:table-cell>
          <table:table-cell office:value-type="float" office:value="0.06095" calcext:value-type="float">
            <text:p>0.0610</text:p>
          </table:table-cell>
          <table:table-cell office:value-type="float" office:value="0.06172" calcext:value-type="float">
            <text:p>0.0617</text:p>
          </table:table-cell>
          <table:table-cell office:value-type="float" office:value="0.03739" calcext:value-type="float">
            <text:p>0.0374</text:p>
          </table:table-cell>
          <table:table-cell office:value-type="float" office:value="0.03958" calcext:value-type="float">
            <text:p>0.0396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4287" calcext:value-type="float">
            <text:p>0.0429</text:p>
          </table:table-cell>
          <table:table-cell table:number-columns-repeated="4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0.10876" calcext:value-type="float">
            <text:p>0.1088</text:p>
          </table:table-cell>
          <table:table-cell office:value-type="float" office:value="0.11095" calcext:value-type="float">
            <text:p>0.1110</text:p>
          </table:table-cell>
          <table:table-cell office:value-type="float" office:value="0.10721" calcext:value-type="float">
            <text:p>0.1072</text:p>
          </table:table-cell>
          <table:table-cell office:value-type="float" office:value="0.10759" calcext:value-type="float">
            <text:p>0.1076</text:p>
          </table:table-cell>
          <table:table-cell office:value-type="float" office:value="0.10294" calcext:value-type="float">
            <text:p>0.1029</text:p>
          </table:table-cell>
          <table:table-cell office:value-type="float" office:value="0.12005" calcext:value-type="float">
            <text:p>0.1201</text:p>
          </table:table-cell>
          <table:table-cell office:value-type="float" office:value="0.10459" calcext:value-type="float">
            <text:p>0.1046</text:p>
          </table:table-cell>
          <table:table-cell office:value-type="float" office:value="0.10779" calcext:value-type="float">
            <text:p>0.1078</text:p>
          </table:table-cell>
          <table:table-cell office:value-type="float" office:value="0.083779" calcext:value-type="float">
            <text:p>0.0838</text:p>
          </table:table-cell>
          <table:table-cell office:value-type="float" office:value="0.11713" calcext:value-type="float">
            <text:p>0.1171</text:p>
          </table:table-cell>
          <table:table-cell office:value-type="float" office:value="0.09381" calcext:value-type="float">
            <text:p>0.0938</text:p>
          </table:table-cell>
          <table:table-cell office:value-type="float" office:value="0.06003" calcext:value-type="float">
            <text:p>0.0600</text:p>
          </table:table-cell>
          <table:table-cell office:value-type="float" office:value="0.06067" calcext:value-type="float">
            <text:p>0.0607</text:p>
          </table:table-cell>
          <table:table-cell office:value-type="float" office:value="0.03533" calcext:value-type="float">
            <text:p>0.0353</text:p>
          </table:table-cell>
          <table:table-cell office:value-type="float" office:value="0.03779" calcext:value-type="float">
            <text:p>0.0378</text:p>
          </table:table-cell>
          <table:table-cell office:value-type="float" office:value="0.03463" calcext:value-type="float">
            <text:p>0.0346</text:p>
          </table:table-cell>
          <table:table-cell office:value-type="float" office:value="0.04117" calcext:value-type="float">
            <text:p>0.0412</text:p>
          </table:table-cell>
          <table:table-cell table:number-columns-repeated="4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0.11032" calcext:value-type="float">
            <text:p>0.1103</text:p>
          </table:table-cell>
          <table:table-cell office:value-type="float" office:value="0.113" calcext:value-type="float">
            <text:p>0.1130</text:p>
          </table:table-cell>
          <table:table-cell office:value-type="float" office:value="0.10812" calcext:value-type="float">
            <text:p>0.1081</text:p>
          </table:table-cell>
          <table:table-cell office:value-type="float" office:value="0.10879" calcext:value-type="float">
            <text:p>0.1088</text:p>
          </table:table-cell>
          <table:table-cell office:value-type="float" office:value="0.10415" calcext:value-type="float">
            <text:p>0.1042</text:p>
          </table:table-cell>
          <table:table-cell office:value-type="float" office:value="0.12132" calcext:value-type="float">
            <text:p>0.1213</text:p>
          </table:table-cell>
          <table:table-cell office:value-type="float" office:value="0.10585" calcext:value-type="float">
            <text:p>0.1059</text:p>
          </table:table-cell>
          <table:table-cell office:value-type="float" office:value="0.10913" calcext:value-type="float">
            <text:p>0.1091</text:p>
          </table:table-cell>
          <table:table-cell office:value-type="float" office:value="0.08468" calcext:value-type="float">
            <text:p>0.0847</text:p>
          </table:table-cell>
          <table:table-cell office:value-type="float" office:value="0.11792" calcext:value-type="float">
            <text:p>0.1179</text:p>
          </table:table-cell>
          <table:table-cell office:value-type="float" office:value="0.094159" calcext:value-type="float">
            <text:p>0.0942</text:p>
          </table:table-cell>
          <table:table-cell office:value-type="float" office:value="0.05911" calcext:value-type="float">
            <text:p>0.0591</text:p>
          </table:table-cell>
          <table:table-cell office:value-type="float" office:value="0.05941" calcext:value-type="float">
            <text:p>0.0594</text:p>
          </table:table-cell>
          <table:table-cell office:value-type="float" office:value="0.03456" calcext:value-type="float">
            <text:p>0.0346</text:p>
          </table:table-cell>
          <table:table-cell office:value-type="float" office:value="0.03696" calcext:value-type="float">
            <text:p>0.0370</text:p>
          </table:table-cell>
          <table:table-cell office:value-type="float" office:value="0.03333" calcext:value-type="float">
            <text:p>0.0333</text:p>
          </table:table-cell>
          <table:table-cell office:value-type="float" office:value="0.03967" calcext:value-type="float">
            <text:p>0.0397</text:p>
          </table:table-cell>
          <table:table-cell table:number-columns-repeated="4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0.11124" calcext:value-type="float">
            <text:p>0.1112</text:p>
          </table:table-cell>
          <table:table-cell office:value-type="float" office:value="0.11339" calcext:value-type="float">
            <text:p>0.1134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10959" calcext:value-type="float">
            <text:p>0.1096</text:p>
          </table:table-cell>
          <table:table-cell office:value-type="float" office:value="0.10475" calcext:value-type="float">
            <text:p>0.1048</text:p>
          </table:table-cell>
          <table:table-cell office:value-type="float" office:value="0.12191" calcext:value-type="float">
            <text:p>0.1219</text:p>
          </table:table-cell>
          <table:table-cell office:value-type="float" office:value="0.10653" calcext:value-type="float">
            <text:p>0.1065</text:p>
          </table:table-cell>
          <table:table-cell office:value-type="float" office:value="0.10992" calcext:value-type="float">
            <text:p>0.1099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11784" calcext:value-type="float">
            <text:p>0.1178</text:p>
          </table:table-cell>
          <table:table-cell office:value-type="float" office:value="0.09396" calcext:value-type="float">
            <text:p>0.0940</text:p>
          </table:table-cell>
          <table:table-cell office:value-type="float" office:value="0.05808" calcext:value-type="float">
            <text:p>0.0581</text:p>
          </table:table-cell>
          <table:table-cell office:value-type="float" office:value="0.05839" calcext:value-type="float">
            <text:p>0.0584</text:p>
          </table:table-cell>
          <table:table-cell office:value-type="float" office:value="0.03309" calcext:value-type="float">
            <text:p>0.0331</text:p>
          </table:table-cell>
          <table:table-cell office:value-type="float" office:value="0.03532" calcext:value-type="float">
            <text:p>0.0353</text:p>
          </table:table-cell>
          <table:table-cell office:value-type="float" office:value="0.03176" calcext:value-type="float">
            <text:p>0.0318</text:p>
          </table:table-cell>
          <table:table-cell office:value-type="float" office:value="0.0387" calcext:value-type="float">
            <text:p>0.0387</text:p>
          </table:table-cell>
          <table:table-cell table:number-columns-repeated="4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0.11214" calcext:value-type="float">
            <text:p>0.1121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10997" calcext:value-type="float">
            <text:p>0.1100</text:p>
          </table:table-cell>
          <table:table-cell office:value-type="float" office:value="0.11" calcext:value-type="float">
            <text:p>0.1100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2241" calcext:value-type="float">
            <text:p>0.1224</text:p>
          </table:table-cell>
          <table:table-cell office:value-type="float" office:value="0.10685" calcext:value-type="float">
            <text:p>0.1069</text:p>
          </table:table-cell>
          <table:table-cell office:value-type="float" office:value="0.11037" calcext:value-type="float">
            <text:p>0.1104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11786" calcext:value-type="float">
            <text:p>0.1179</text:p>
          </table:table-cell>
          <table:table-cell office:value-type="float" office:value="0.093799" calcext:value-type="float">
            <text:p>0.0938</text:p>
          </table:table-cell>
          <table:table-cell office:value-type="float" office:value="0.05765" calcext:value-type="float">
            <text:p>0.0577</text:p>
          </table:table-cell>
          <table:table-cell office:value-type="float" office:value="0.05779" calcext:value-type="float">
            <text:p>0.0578</text:p>
          </table:table-cell>
          <table:table-cell office:value-type="float" office:value="0.03228" calcext:value-type="float">
            <text:p>0.0323</text:p>
          </table:table-cell>
          <table:table-cell office:value-type="float" office:value="0.03417" calcext:value-type="float">
            <text:p>0.0342</text:p>
          </table:table-cell>
          <table:table-cell office:value-type="float" office:value="0.03028" calcext:value-type="float">
            <text:p>0.0303</text:p>
          </table:table-cell>
          <table:table-cell office:value-type="float" office:value="0.037" calcext:value-type="float">
            <text:p>0.0370</text:p>
          </table:table-cell>
          <table:table-cell table:number-columns-repeated="4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0.11213" calcext:value-type="float">
            <text:p>0.1121</text:p>
          </table:table-cell>
          <table:table-cell office:value-type="float" office:value="0.11387" calcext:value-type="float">
            <text:p>0.1139</text:p>
          </table:table-cell>
          <table:table-cell office:value-type="float" office:value="0.10949" calcext:value-type="float">
            <text:p>0.1095</text:p>
          </table:table-cell>
          <table:table-cell office:value-type="float" office:value="0.10992" calcext:value-type="float">
            <text:p>0.1099</text:p>
          </table:table-cell>
          <table:table-cell office:value-type="float" office:value="0.10502" calcext:value-type="float">
            <text:p>0.1050</text:p>
          </table:table-cell>
          <table:table-cell office:value-type="float" office:value="0.12244" calcext:value-type="float">
            <text:p>0.1224</text:p>
          </table:table-cell>
          <table:table-cell office:value-type="float" office:value="0.10755" calcext:value-type="float">
            <text:p>0.1076</text:p>
          </table:table-cell>
          <table:table-cell office:value-type="float" office:value="0.11128" calcext:value-type="float">
            <text:p>0.1113</text:p>
          </table:table-cell>
          <table:table-cell office:value-type="float" office:value="0.08415" calcext:value-type="float">
            <text:p>0.0842</text:p>
          </table:table-cell>
          <table:table-cell office:value-type="float" office:value="0.11784" calcext:value-type="float">
            <text:p>0.1178</text:p>
          </table:table-cell>
          <table:table-cell office:value-type="float" office:value="0.09365" calcext:value-type="float">
            <text:p>0.0937</text:p>
          </table:table-cell>
          <table:table-cell office:value-type="float" office:value="0.05656" calcext:value-type="float">
            <text:p>0.0566</text:p>
          </table:table-cell>
          <table:table-cell office:value-type="float" office:value="0.05709" calcext:value-type="float">
            <text:p>0.0571</text:p>
          </table:table-cell>
          <table:table-cell office:value-type="float" office:value="0.03076" calcext:value-type="float">
            <text:p>0.0308</text:p>
          </table:table-cell>
          <table:table-cell office:value-type="float" office:value="0.03298" calcext:value-type="float">
            <text:p>0.0330</text:p>
          </table:table-cell>
          <table:table-cell office:value-type="float" office:value="0.02922" calcext:value-type="float">
            <text:p>0.0292</text:p>
          </table:table-cell>
          <table:table-cell office:value-type="float" office:value="0.03548" calcext:value-type="float">
            <text:p>0.0355</text:p>
          </table:table-cell>
          <table:table-cell table:number-columns-repeated="4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0.11204" calcext:value-type="float">
            <text:p>0.1120</text:p>
          </table:table-cell>
          <table:table-cell office:value-type="float" office:value="0.11388" calcext:value-type="float">
            <text:p>0.1139</text:p>
          </table:table-cell>
          <table:table-cell office:value-type="float" office:value="0.10934" calcext:value-type="float">
            <text:p>0.1093</text:p>
          </table:table-cell>
          <table:table-cell office:value-type="float" office:value="0.10981" calcext:value-type="float">
            <text:p>0.1098</text:p>
          </table:table-cell>
          <table:table-cell office:value-type="float" office:value="0.10478" calcext:value-type="float">
            <text:p>0.1048</text:p>
          </table:table-cell>
          <table:table-cell office:value-type="float" office:value="0.12222" calcext:value-type="float">
            <text:p>0.1222</text:p>
          </table:table-cell>
          <table:table-cell office:value-type="float" office:value="0.10768" calcext:value-type="float">
            <text:p>0.1077</text:p>
          </table:table-cell>
          <table:table-cell office:value-type="float" office:value="0.11105" calcext:value-type="float">
            <text:p>0.1111</text:p>
          </table:table-cell>
          <table:table-cell office:value-type="float" office:value="0.08355" calcext:value-type="float">
            <text:p>0.0836</text:p>
          </table:table-cell>
          <table:table-cell office:value-type="float" office:value="0.11755" calcext:value-type="float">
            <text:p>0.1176</text:p>
          </table:table-cell>
          <table:table-cell office:value-type="float" office:value="0.09315" calcext:value-type="float">
            <text:p>0.0932</text:p>
          </table:table-cell>
          <table:table-cell office:value-type="float" office:value="0.05553" calcext:value-type="float">
            <text:p>0.0555</text:p>
          </table:table-cell>
          <table:table-cell office:value-type="float" office:value="0.05585" calcext:value-type="float">
            <text:p>0.0559</text:p>
          </table:table-cell>
          <table:table-cell office:value-type="float" office:value="0.02981" calcext:value-type="float">
            <text:p>0.0298</text:p>
          </table:table-cell>
          <table:table-cell office:value-type="float" office:value="0.03187" calcext:value-type="float">
            <text:p>0.0319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3428" calcext:value-type="float">
            <text:p>0.0343</text:p>
          </table:table-cell>
          <table:table-cell table:number-columns-repeated="4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0.11178" calcext:value-type="float">
            <text:p>0.1118</text:p>
          </table:table-cell>
          <table:table-cell office:value-type="float" office:value="0.11381" calcext:value-type="float">
            <text:p>0.1138</text:p>
          </table:table-cell>
          <table:table-cell office:value-type="float" office:value="0.10885" calcext:value-type="float">
            <text:p>0.1089</text:p>
          </table:table-cell>
          <table:table-cell office:value-type="float" office:value="0.10931" calcext:value-type="float">
            <text:p>0.1093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12188" calcext:value-type="float">
            <text:p>0.1219</text:p>
          </table:table-cell>
          <table:table-cell office:value-type="float" office:value="0.10748" calcext:value-type="float">
            <text:p>0.1075</text:p>
          </table:table-cell>
          <table:table-cell office:value-type="float" office:value="0.11067" calcext:value-type="float">
            <text:p>0.1107</text:p>
          </table:table-cell>
          <table:table-cell office:value-type="float" office:value="0.08265" calcext:value-type="float">
            <text:p>0.0827</text:p>
          </table:table-cell>
          <table:table-cell office:value-type="float" office:value="0.11667" calcext:value-type="float">
            <text:p>0.1167</text:p>
          </table:table-cell>
          <table:table-cell office:value-type="float" office:value="0.09252" calcext:value-type="float">
            <text:p>0.0925</text:p>
          </table:table-cell>
          <table:table-cell office:value-type="float" office:value="0.05458" calcext:value-type="float">
            <text:p>0.0546</text:p>
          </table:table-cell>
          <table:table-cell office:value-type="float" office:value="0.05496" calcext:value-type="float">
            <text:p>0.0550</text:p>
          </table:table-cell>
          <table:table-cell office:value-type="float" office:value="0.02883" calcext:value-type="float">
            <text:p>0.0288</text:p>
          </table:table-cell>
          <table:table-cell office:value-type="float" office:value="0.03082" calcext:value-type="float">
            <text:p>0.0308</text:p>
          </table:table-cell>
          <table:table-cell office:value-type="float" office:value="0.02647" calcext:value-type="float">
            <text:p>0.0265</text:p>
          </table:table-cell>
          <table:table-cell office:value-type="float" office:value="0.03324" calcext:value-type="float">
            <text:p>0.0332</text:p>
          </table:table-cell>
          <table:table-cell table:number-columns-repeated="4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0.11149" calcext:value-type="float">
            <text:p>0.1115</text:p>
          </table:table-cell>
          <table:table-cell office:value-type="float" office:value="0.11316" calcext:value-type="float">
            <text:p>0.1132</text:p>
          </table:table-cell>
          <table:table-cell office:value-type="float" office:value="0.10794" calcext:value-type="float">
            <text:p>0.1079</text:p>
          </table:table-cell>
          <table:table-cell office:value-type="float" office:value="0.10864" calcext:value-type="float">
            <text:p>0.1086</text:p>
          </table:table-cell>
          <table:table-cell office:value-type="float" office:value="0.10351" calcext:value-type="float">
            <text:p>0.1035</text:p>
          </table:table-cell>
          <table:table-cell office:value-type="float" office:value="0.12102" calcext:value-type="float">
            <text:p>0.1210</text:p>
          </table:table-cell>
          <table:table-cell office:value-type="float" office:value="0.10699" calcext:value-type="float">
            <text:p>0.1070</text:p>
          </table:table-cell>
          <table:table-cell office:value-type="float" office:value="0.10995" calcext:value-type="float">
            <text:p>0.1100</text:p>
          </table:table-cell>
          <table:table-cell office:value-type="float" office:value="0.08189" calcext:value-type="float">
            <text:p>0.0819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09165" calcext:value-type="float">
            <text:p>0.0917</text:p>
          </table:table-cell>
          <table:table-cell office:value-type="float" office:value="0.05403" calcext:value-type="float">
            <text:p>0.0540</text:p>
          </table:table-cell>
          <table:table-cell office:value-type="float" office:value="0.05399" calcext:value-type="float">
            <text:p>0.0540</text:p>
          </table:table-cell>
          <table:table-cell office:value-type="float" office:value="0.02839" calcext:value-type="float">
            <text:p>0.0284</text:p>
          </table:table-cell>
          <table:table-cell office:value-type="float" office:value="0.03023" calcext:value-type="float">
            <text:p>0.0302</text:p>
          </table:table-cell>
          <table:table-cell office:value-type="float" office:value="0.02567" calcext:value-type="float">
            <text:p>0.0257</text:p>
          </table:table-cell>
          <table:table-cell office:value-type="float" office:value="0.03238" calcext:value-type="float">
            <text:p>0.0324</text:p>
          </table:table-cell>
          <table:table-cell table:number-columns-repeated="4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0.11063" calcext:value-type="float">
            <text:p>0.1106</text:p>
          </table:table-cell>
          <table:table-cell office:value-type="float" office:value="0.11259" calcext:value-type="float">
            <text:p>0.1126</text:p>
          </table:table-cell>
          <table:table-cell office:value-type="float" office:value="0.10685" calcext:value-type="float">
            <text:p>0.1069</text:p>
          </table:table-cell>
          <table:table-cell office:value-type="float" office:value="0.108" calcext:value-type="float">
            <text:p>0.1080</text:p>
          </table:table-cell>
          <table:table-cell office:value-type="float" office:value="0.10214" calcext:value-type="float">
            <text:p>0.1021</text:p>
          </table:table-cell>
          <table:table-cell office:value-type="float" office:value="0.11982" calcext:value-type="float">
            <text:p>0.1198</text:p>
          </table:table-cell>
          <table:table-cell office:value-type="float" office:value="0.10601" calcext:value-type="float">
            <text:p>0.1060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08072" calcext:value-type="float">
            <text:p>0.0807</text:p>
          </table:table-cell>
          <table:table-cell office:value-type="float" office:value="0.11452" calcext:value-type="float">
            <text:p>0.1145</text:p>
          </table:table-cell>
          <table:table-cell office:value-type="float" office:value="0.09093" calcext:value-type="float">
            <text:p>0.0909</text:p>
          </table:table-cell>
          <table:table-cell office:value-type="float" office:value="0.05296" calcext:value-type="float">
            <text:p>0.0530</text:p>
          </table:table-cell>
          <table:table-cell office:value-type="float" office:value="0.05354" calcext:value-type="float">
            <text:p>0.0535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974" calcext:value-type="float">
            <text:p>0.0297</text:p>
          </table:table-cell>
          <table:table-cell office:value-type="float" office:value="0.02505" calcext:value-type="float">
            <text:p>0.0251</text:p>
          </table:table-cell>
          <table:table-cell office:value-type="float" office:value="0.03216" calcext:value-type="float">
            <text:p>0.0322</text:p>
          </table:table-cell>
          <table:table-cell table:number-columns-repeated="4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0.10834" calcext:value-type="float">
            <text:p>0.1083</text:p>
          </table:table-cell>
          <table:table-cell office:value-type="float" office:value="0.11064" calcext:value-type="float">
            <text:p>0.1106</text:p>
          </table:table-cell>
          <table:table-cell office:value-type="float" office:value="0.10544" calcext:value-type="float">
            <text:p>0.1054</text:p>
          </table:table-cell>
          <table:table-cell office:value-type="float" office:value="0.10609" calcext:value-type="float">
            <text:p>0.1061</text:p>
          </table:table-cell>
          <table:table-cell office:value-type="float" office:value="0.10021" calcext:value-type="float">
            <text:p>0.1002</text:p>
          </table:table-cell>
          <table:table-cell office:value-type="float" office:value="0.118" calcext:value-type="float">
            <text:p>0.1180</text:p>
          </table:table-cell>
          <table:table-cell office:value-type="float" office:value="0.10496" calcext:value-type="float">
            <text:p>0.1050</text:p>
          </table:table-cell>
          <table:table-cell office:value-type="float" office:value="0.10804" calcext:value-type="float">
            <text:p>0.1080</text:p>
          </table:table-cell>
          <table:table-cell office:value-type="float" office:value="0.079339" calcext:value-type="float">
            <text:p>0.0793</text:p>
          </table:table-cell>
          <table:table-cell office:value-type="float" office:value="0.11365" calcext:value-type="float">
            <text:p>0.1137</text:p>
          </table:table-cell>
          <table:table-cell office:value-type="float" office:value="0.088969" calcext:value-type="float">
            <text:p>0.0890</text:p>
          </table:table-cell>
          <table:table-cell office:value-type="float" office:value="0.05217" calcext:value-type="float">
            <text:p>0.0522</text:p>
          </table:table-cell>
          <table:table-cell office:value-type="float" office:value="0.05242" calcext:value-type="float">
            <text:p>0.0524</text:p>
          </table:table-cell>
          <table:table-cell office:value-type="float" office:value="0.02691" calcext:value-type="float">
            <text:p>0.0269</text:p>
          </table:table-cell>
          <table:table-cell office:value-type="float" office:value="0.02892" calcext:value-type="float">
            <text:p>0.0289</text:p>
          </table:table-cell>
          <table:table-cell office:value-type="float" office:value="0.02457" calcext:value-type="float">
            <text:p>0.0246</text:p>
          </table:table-cell>
          <table:table-cell office:value-type="float" office:value="0.0311" calcext:value-type="float">
            <text:p>0.0311</text:p>
          </table:table-cell>
          <table:table-cell table:number-columns-repeated="4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0.10655" calcext:value-type="float">
            <text:p>0.1066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10328" calcext:value-type="float">
            <text:p>0.1033</text:p>
          </table:table-cell>
          <table:table-cell office:value-type="float" office:value="0.10396" calcext:value-type="float">
            <text:p>0.1040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11624" calcext:value-type="float">
            <text:p>0.1162</text:p>
          </table:table-cell>
          <table:table-cell office:value-type="float" office:value="0.10345" calcext:value-type="float">
            <text:p>0.1035</text:p>
          </table:table-cell>
          <table:table-cell office:value-type="float" office:value="0.10635" calcext:value-type="float">
            <text:p>0.1064</text:p>
          </table:table-cell>
          <table:table-cell office:value-type="float" office:value="0.07776" calcext:value-type="float">
            <text:p>0.0778</text:p>
          </table:table-cell>
          <table:table-cell office:value-type="float" office:value="0.11207" calcext:value-type="float">
            <text:p>0.1121</text:p>
          </table:table-cell>
          <table:table-cell office:value-type="float" office:value="0.086999" calcext:value-type="float">
            <text:p>0.0870</text:p>
          </table:table-cell>
          <table:table-cell office:value-type="float" office:value="0.05177" calcext:value-type="float">
            <text:p>0.0518</text:p>
          </table:table-cell>
          <table:table-cell office:value-type="float" office:value="0.05213" calcext:value-type="float">
            <text:p>0.0521</text:p>
          </table:table-cell>
          <table:table-cell office:value-type="float" office:value="0.02673" calcext:value-type="float">
            <text:p>0.0267</text:p>
          </table:table-cell>
          <table:table-cell office:value-type="float" office:value="0.02865" calcext:value-type="float">
            <text:p>0.0287</text:p>
          </table:table-cell>
          <table:table-cell office:value-type="float" office:value="0.02462" calcext:value-type="float">
            <text:p>0.0246</text:p>
          </table:table-cell>
          <table:table-cell office:value-type="float" office:value="0.03107" calcext:value-type="float">
            <text:p>0.0311</text:p>
          </table:table-cell>
          <table:table-cell table:number-columns-repeated="4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0.10435" calcext:value-type="float">
            <text:p>0.1044</text:p>
          </table:table-cell>
          <table:table-cell office:value-type="float" office:value="0.106" calcext:value-type="float">
            <text:p>0.1060</text:p>
          </table:table-cell>
          <table:table-cell office:value-type="float" office:value="0.10073" calcext:value-type="float">
            <text:p>0.1007</text:p>
          </table:table-cell>
          <table:table-cell office:value-type="float" office:value="0.10181" calcext:value-type="float">
            <text:p>0.1018</text:p>
          </table:table-cell>
          <table:table-cell office:value-type="float" office:value="0.09574" calcext:value-type="float">
            <text:p>0.0957</text:p>
          </table:table-cell>
          <table:table-cell office:value-type="float" office:value="0.11379" calcext:value-type="float">
            <text:p>0.1138</text:p>
          </table:table-cell>
          <table:table-cell office:value-type="float" office:value="0.10157" calcext:value-type="float">
            <text:p>0.1016</text:p>
          </table:table-cell>
          <table:table-cell office:value-type="float" office:value="0.10431" calcext:value-type="float">
            <text:p>0.1043</text:p>
          </table:table-cell>
          <table:table-cell office:value-type="float" office:value="0.07589" calcext:value-type="float">
            <text:p>0.0759</text:p>
          </table:table-cell>
          <table:table-cell office:value-type="float" office:value="0.11055" calcext:value-type="float">
            <text:p>0.1106</text:p>
          </table:table-cell>
          <table:table-cell office:value-type="float" office:value="0.08483" calcext:value-type="float">
            <text:p>0.0848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5137" calcext:value-type="float">
            <text:p>0.0514</text:p>
          </table:table-cell>
          <table:table-cell office:value-type="float" office:value="0.02666" calcext:value-type="float">
            <text:p>0.0267</text:p>
          </table:table-cell>
          <table:table-cell office:value-type="float" office:value="0.02861" calcext:value-type="float">
            <text:p>0.0286</text:p>
          </table:table-cell>
          <table:table-cell office:value-type="float" office:value="0.02474" calcext:value-type="float">
            <text:p>0.0247</text:p>
          </table:table-cell>
          <table:table-cell office:value-type="float" office:value="0.03125" calcext:value-type="float">
            <text:p>0.0313</text:p>
          </table:table-cell>
          <table:table-cell table:number-columns-repeated="4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0.10162" calcext:value-type="float">
            <text:p>0.1016</text:p>
          </table:table-cell>
          <table:table-cell office:value-type="float" office:value="0.10318" calcext:value-type="float">
            <text:p>0.1032</text:p>
          </table:table-cell>
          <table:table-cell office:value-type="float" office:value="0.09816" calcext:value-type="float">
            <text:p>0.0982</text:p>
          </table:table-cell>
          <table:table-cell office:value-type="float" office:value="0.09927" calcext:value-type="float">
            <text:p>0.0993</text:p>
          </table:table-cell>
          <table:table-cell office:value-type="float" office:value="0.09234" calcext:value-type="float">
            <text:p>0.0923</text:p>
          </table:table-cell>
          <table:table-cell office:value-type="float" office:value="0.11079" calcext:value-type="float">
            <text:p>0.1108</text:p>
          </table:table-cell>
          <table:table-cell office:value-type="float" office:value="0.09909" calcext:value-type="float">
            <text:p>0.0991</text:p>
          </table:table-cell>
          <table:table-cell office:value-type="float" office:value="0.10188" calcext:value-type="float">
            <text:p>0.1019</text:p>
          </table:table-cell>
          <table:table-cell office:value-type="float" office:value="0.07335" calcext:value-type="float">
            <text:p>0.0734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082419" calcext:value-type="float">
            <text:p>0.0824</text:p>
          </table:table-cell>
          <table:table-cell office:value-type="float" office:value="0.05014" calcext:value-type="float">
            <text:p>0.0501</text:p>
          </table:table-cell>
          <table:table-cell office:value-type="float" office:value="0.05011" calcext:value-type="float">
            <text:p>0.0501</text:p>
          </table:table-cell>
          <table:table-cell office:value-type="float" office:value="0.02655" calcext:value-type="float">
            <text:p>0.0266</text:p>
          </table:table-cell>
          <table:table-cell office:value-type="float" office:value="0.02836" calcext:value-type="float">
            <text:p>0.0284</text:p>
          </table:table-cell>
          <table:table-cell office:value-type="float" office:value="0.02512" calcext:value-type="float">
            <text:p>0.0251</text:p>
          </table:table-cell>
          <table:table-cell office:value-type="float" office:value="0.03175" calcext:value-type="float">
            <text:p>0.0318</text:p>
          </table:table-cell>
          <table:table-cell table:number-columns-repeated="4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10024" calcext:value-type="float">
            <text:p>0.1002</text:p>
          </table:table-cell>
          <table:table-cell office:value-type="float" office:value="0.09572" calcext:value-type="float">
            <text:p>0.0957</text:p>
          </table:table-cell>
          <table:table-cell office:value-type="float" office:value="0.09666" calcext:value-type="float">
            <text:p>0.0967</text:p>
          </table:table-cell>
          <table:table-cell office:value-type="float" office:value="0.08969" calcext:value-type="float">
            <text:p>0.0897</text:p>
          </table:table-cell>
          <table:table-cell office:value-type="float" office:value="0.10822" calcext:value-type="float">
            <text:p>0.1082</text:p>
          </table:table-cell>
          <table:table-cell office:value-type="float" office:value="0.09662" calcext:value-type="float">
            <text:p>0.0966</text:p>
          </table:table-cell>
          <table:table-cell office:value-type="float" office:value="0.09923" calcext:value-type="float">
            <text:p>0.0992</text:p>
          </table:table-cell>
          <table:table-cell office:value-type="float" office:value="0.07145" calcext:value-type="float">
            <text:p>0.0715</text:p>
          </table:table-cell>
          <table:table-cell office:value-type="float" office:value="0.10632" calcext:value-type="float">
            <text:p>0.1063</text:p>
          </table:table-cell>
          <table:table-cell office:value-type="float" office:value="0.080019" calcext:value-type="float">
            <text:p>0.0800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5018" calcext:value-type="float">
            <text:p>0.0502</text:p>
          </table:table-cell>
          <table:table-cell office:value-type="float" office:value="0.02667" calcext:value-type="float">
            <text:p>0.0267</text:p>
          </table:table-cell>
          <table:table-cell office:value-type="float" office:value="0.02856" calcext:value-type="float">
            <text:p>0.0286</text:p>
          </table:table-cell>
          <table:table-cell office:value-type="float" office:value="0.02528" calcext:value-type="float">
            <text:p>0.0253</text:p>
          </table:table-cell>
          <table:table-cell office:value-type="float" office:value="0.03176" calcext:value-type="float">
            <text:p>0.0318</text:p>
          </table:table-cell>
          <table:table-cell table:number-columns-repeated="4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0.09635" calcext:value-type="float">
            <text:p>0.0964</text:p>
          </table:table-cell>
          <table:table-cell office:value-type="float" office:value="0.09782" calcext:value-type="float">
            <text:p>0.0978</text:p>
          </table:table-cell>
          <table:table-cell office:value-type="float" office:value="0.09325" calcext:value-type="float">
            <text:p>0.0933</text:p>
          </table:table-cell>
          <table:table-cell office:value-type="float" office:value="0.093729" calcext:value-type="float">
            <text:p>0.0937</text:p>
          </table:table-cell>
          <table:table-cell office:value-type="float" office:value="0.086749" calcext:value-type="float">
            <text:p>0.0867</text:p>
          </table:table-cell>
          <table:table-cell office:value-type="float" office:value="0.10544" calcext:value-type="float">
            <text:p>0.1054</text:p>
          </table:table-cell>
          <table:table-cell office:value-type="float" office:value="0.09432" calcext:value-type="float">
            <text:p>0.0943</text:p>
          </table:table-cell>
          <table:table-cell office:value-type="float" office:value="0.09707" calcext:value-type="float">
            <text:p>0.0971</text:p>
          </table:table-cell>
          <table:table-cell office:value-type="float" office:value="0.069389" calcext:value-type="float">
            <text:p>0.0694</text:p>
          </table:table-cell>
          <table:table-cell office:value-type="float" office:value="0.10421" calcext:value-type="float">
            <text:p>0.1042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04965" calcext:value-type="float">
            <text:p>0.0497</text:p>
          </table:table-cell>
          <table:table-cell office:value-type="float" office:value="0.05006" calcext:value-type="float">
            <text:p>0.0501</text:p>
          </table:table-cell>
          <table:table-cell office:value-type="float" office:value="0.02715" calcext:value-type="float">
            <text:p>0.0272</text:p>
          </table:table-cell>
          <table:table-cell office:value-type="float" office:value="0.02895" calcext:value-type="float">
            <text:p>0.0290</text:p>
          </table:table-cell>
          <table:table-cell office:value-type="float" office:value="0.02619" calcext:value-type="float">
            <text:p>0.0262</text:p>
          </table:table-cell>
          <table:table-cell office:value-type="float" office:value="0.03251" calcext:value-type="float">
            <text:p>0.0325</text:p>
          </table:table-cell>
          <table:table-cell table:number-columns-repeated="4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0.09344" calcext:value-type="float">
            <text:p>0.0934</text:p>
          </table:table-cell>
          <table:table-cell office:value-type="float" office:value="0.09487" calcext:value-type="float">
            <text:p>0.0949</text:p>
          </table:table-cell>
          <table:table-cell office:value-type="float" office:value="0.09021" calcext:value-type="float">
            <text:p>0.0902</text:p>
          </table:table-cell>
          <table:table-cell office:value-type="float" office:value="0.09093" calcext:value-type="float">
            <text:p>0.0909</text:p>
          </table:table-cell>
          <table:table-cell office:value-type="float" office:value="0.083599" calcext:value-type="float">
            <text:p>0.0836</text:p>
          </table:table-cell>
          <table:table-cell office:value-type="float" office:value="0.10214" calcext:value-type="float">
            <text:p>0.1021</text:p>
          </table:table-cell>
          <table:table-cell office:value-type="float" office:value="0.09184" calcext:value-type="float">
            <text:p>0.0918</text:p>
          </table:table-cell>
          <table:table-cell office:value-type="float" office:value="0.09439" calcext:value-type="float">
            <text:p>0.0944</text:p>
          </table:table-cell>
          <table:table-cell office:value-type="float" office:value="0.06716" calcext:value-type="float">
            <text:p>0.0672</text:p>
          </table:table-cell>
          <table:table-cell office:value-type="float" office:value="0.10226" calcext:value-type="float">
            <text:p>0.1023</text:p>
          </table:table-cell>
          <table:table-cell office:value-type="float" office:value="0.07528" calcext:value-type="float">
            <text:p>0.0753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963" calcext:value-type="float">
            <text:p>0.0496</text:p>
          </table:table-cell>
          <table:table-cell office:value-type="float" office:value="0.02806" calcext:value-type="float">
            <text:p>0.0281</text:p>
          </table:table-cell>
          <table:table-cell office:value-type="float" office:value="0.02993" calcext:value-type="float">
            <text:p>0.0299</text:p>
          </table:table-cell>
          <table:table-cell office:value-type="float" office:value="0.02728" calcext:value-type="float">
            <text:p>0.0273</text:p>
          </table:table-cell>
          <table:table-cell office:value-type="float" office:value="0.03387" calcext:value-type="float">
            <text:p>0.0339</text:p>
          </table:table-cell>
          <table:table-cell table:number-columns-repeated="4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0.09086" calcext:value-type="float">
            <text:p>0.0909</text:p>
          </table:table-cell>
          <table:table-cell office:value-type="float" office:value="0.09225" calcext:value-type="float">
            <text:p>0.0923</text:p>
          </table:table-cell>
          <table:table-cell office:value-type="float" office:value="0.08752" calcext:value-type="float">
            <text:p>0.0875</text:p>
          </table:table-cell>
          <table:table-cell office:value-type="float" office:value="0.08808" calcext:value-type="float">
            <text:p>0.0881</text:p>
          </table:table-cell>
          <table:table-cell office:value-type="float" office:value="0.08044" calcext:value-type="float">
            <text:p>0.0804</text:p>
          </table:table-cell>
          <table:table-cell office:value-type="float" office:value="0.09914" calcext:value-type="float">
            <text:p>0.0991</text:p>
          </table:table-cell>
          <table:table-cell office:value-type="float" office:value="0.089219" calcext:value-type="float">
            <text:p>0.0892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064839" calcext:value-type="float">
            <text:p>0.0648</text:p>
          </table:table-cell>
          <table:table-cell office:value-type="float" office:value="0.10006" calcext:value-type="float">
            <text:p>0.1001</text:p>
          </table:table-cell>
          <table:table-cell office:value-type="float" office:value="0.07292" calcext:value-type="float">
            <text:p>0.0729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2928" calcext:value-type="float">
            <text:p>0.0293</text:p>
          </table:table-cell>
          <table:table-cell office:value-type="float" office:value="0.03098" calcext:value-type="float">
            <text:p>0.0310</text:p>
          </table:table-cell>
          <table:table-cell office:value-type="float" office:value="0.02893" calcext:value-type="float">
            <text:p>0.0289</text:p>
          </table:table-cell>
          <table:table-cell office:value-type="float" office:value="0.03571" calcext:value-type="float">
            <text:p>0.0357</text:p>
          </table:table-cell>
          <table:table-cell table:number-columns-repeated="4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0.08833" calcext:value-type="float">
            <text:p>0.0883</text:p>
          </table:table-cell>
          <table:table-cell office:value-type="float" office:value="0.08961" calcext:value-type="float">
            <text:p>0.0896</text:p>
          </table:table-cell>
          <table:table-cell office:value-type="float" office:value="0.084849" calcext:value-type="float">
            <text:p>0.0848</text:p>
          </table:table-cell>
          <table:table-cell office:value-type="float" office:value="0.08525" calcext:value-type="float">
            <text:p>0.0853</text:p>
          </table:table-cell>
          <table:table-cell office:value-type="float" office:value="0.07792" calcext:value-type="float">
            <text:p>0.0779</text:p>
          </table:table-cell>
          <table:table-cell office:value-type="float" office:value="0.09634" calcext:value-type="float">
            <text:p>0.0963</text:p>
          </table:table-cell>
          <table:table-cell office:value-type="float" office:value="0.08634" calcext:value-type="float">
            <text:p>0.0863</text:p>
          </table:table-cell>
          <table:table-cell office:value-type="float" office:value="0.088789" calcext:value-type="float">
            <text:p>0.0888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98419" calcext:value-type="float">
            <text:p>0.0984</text:p>
          </table:table-cell>
          <table:table-cell office:value-type="float" office:value="0.07088" calcext:value-type="float">
            <text:p>0.0709</text:p>
          </table:table-cell>
          <table:table-cell office:value-type="float" office:value="0.05066" calcext:value-type="float">
            <text:p>0.0507</text:p>
          </table:table-cell>
          <table:table-cell office:value-type="float" office:value="0.05068" calcext:value-type="float">
            <text:p>0.0507</text:p>
          </table:table-cell>
          <table:table-cell office:value-type="float" office:value="0.03103" calcext:value-type="float">
            <text:p>0.0310</text:p>
          </table:table-cell>
          <table:table-cell office:value-type="float" office:value="0.03286" calcext:value-type="float">
            <text:p>0.0329</text:p>
          </table:table-cell>
          <table:table-cell office:value-type="float" office:value="0.03197" calcext:value-type="float">
            <text:p>0.0320</text:p>
          </table:table-cell>
          <table:table-cell office:value-type="float" office:value="0.0385" calcext:value-type="float">
            <text:p>0.0385</text:p>
          </table:table-cell>
          <table:table-cell table:number-columns-repeated="4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0.08576" calcext:value-type="float">
            <text:p>0.0858</text:p>
          </table:table-cell>
          <table:table-cell office:value-type="float" office:value="0.086929" calcext:value-type="float">
            <text:p>0.0869</text:p>
          </table:table-cell>
          <table:table-cell office:value-type="float" office:value="0.08239" calcext:value-type="float">
            <text:p>0.0824</text:p>
          </table:table-cell>
          <table:table-cell office:value-type="float" office:value="0.08289" calcext:value-type="float">
            <text:p>0.0829</text:p>
          </table:table-cell>
          <table:table-cell office:value-type="float" office:value="0.074149" calcext:value-type="float">
            <text:p>0.0741</text:p>
          </table:table-cell>
          <table:table-cell office:value-type="float" office:value="0.09328" calcext:value-type="float">
            <text:p>0.0933</text:p>
          </table:table-cell>
          <table:table-cell office:value-type="float" office:value="0.08354" calcext:value-type="float">
            <text:p>0.0835</text:p>
          </table:table-cell>
          <table:table-cell office:value-type="float" office:value="0.08581" calcext:value-type="float">
            <text:p>0.0858</text:p>
          </table:table-cell>
          <table:table-cell office:value-type="float" office:value="0.06144" calcext:value-type="float">
            <text:p>0.0614</text:p>
          </table:table-cell>
          <table:table-cell office:value-type="float" office:value="0.09674" calcext:value-type="float">
            <text:p>0.0967</text:p>
          </table:table-cell>
          <table:table-cell office:value-type="float" office:value="0.06917" calcext:value-type="float">
            <text:p>0.0692</text:p>
          </table:table-cell>
          <table:table-cell office:value-type="float" office:value="0.05187" calcext:value-type="float">
            <text:p>0.0519</text:p>
          </table:table-cell>
          <table:table-cell office:value-type="float" office:value="0.05197" calcext:value-type="float">
            <text:p>0.0520</text:p>
          </table:table-cell>
          <table:table-cell office:value-type="float" office:value="0.03378" calcext:value-type="float">
            <text:p>0.0338</text:p>
          </table:table-cell>
          <table:table-cell office:value-type="float" office:value="0.03561" calcext:value-type="float">
            <text:p>0.0356</text:p>
          </table:table-cell>
          <table:table-cell office:value-type="float" office:value="0.03566" calcext:value-type="float">
            <text:p>0.0357</text:p>
          </table:table-cell>
          <table:table-cell office:value-type="float" office:value="0.04239" calcext:value-type="float">
            <text:p>0.0424</text:p>
          </table:table-cell>
          <table:table-cell table:number-columns-repeated="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08343" calcext:value-type="float">
            <text:p>0.0834</text:p>
          </table:table-cell>
          <table:table-cell office:value-type="float" office:value="0.08481" calcext:value-type="float">
            <text:p>0.0848</text:p>
          </table:table-cell>
          <table:table-cell office:value-type="float" office:value="0.08016" calcext:value-type="float">
            <text:p>0.0802</text:p>
          </table:table-cell>
          <table:table-cell office:value-type="float" office:value="0.08068" calcext:value-type="float">
            <text:p>0.0807</text:p>
          </table:table-cell>
          <table:table-cell office:value-type="float" office:value="0.07116" calcext:value-type="float">
            <text:p>0.0712</text:p>
          </table:table-cell>
          <table:table-cell office:value-type="float" office:value="0.09064" calcext:value-type="float">
            <text:p>0.0906</text:p>
          </table:table-cell>
          <table:table-cell office:value-type="float" office:value="0.08053" calcext:value-type="float">
            <text:p>0.0805</text:p>
          </table:table-cell>
          <table:table-cell office:value-type="float" office:value="0.08276" calcext:value-type="float">
            <text:p>0.0828</text:p>
          </table:table-cell>
          <table:table-cell office:value-type="float" office:value="0.05967" calcext:value-type="float">
            <text:p>0.0597</text:p>
          </table:table-cell>
          <table:table-cell office:value-type="float" office:value="0.09482" calcext:value-type="float">
            <text:p>0.0948</text:p>
          </table:table-cell>
          <table:table-cell office:value-type="float" office:value="0.06746" calcext:value-type="float">
            <text:p>0.0675</text:p>
          </table:table-cell>
          <table:table-cell office:value-type="float" office:value="0.05392" calcext:value-type="float">
            <text:p>0.0539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3699" calcext:value-type="float">
            <text:p>0.0370</text:p>
          </table:table-cell>
          <table:table-cell office:value-type="float" office:value="0.03929" calcext:value-type="float">
            <text:p>0.0393</text:p>
          </table:table-cell>
          <table:table-cell office:value-type="float" office:value="0.04034" calcext:value-type="float">
            <text:p>0.0403</text:p>
          </table:table-cell>
          <table:table-cell office:value-type="float" office:value="0.0476" calcext:value-type="float">
            <text:p>0.0476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table:style-name="ce11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2" table:number-rows-repeated="9">
          <table:table-cell table:number-columns-repeated="3"/>
        </table:table-row>
        <table:table-row table:style-name="ro1">
          <table:table-cell/>
          <table:table-cell table:style-name="ce12"/>
          <table:table-cell table:style-name="ce2"/>
        </table:table-row>
      </table:table>
      <table:table table:name="Haselbach " table:style-name="ta1">
        <table:table-column table:style-name="co1" table:number-columns-repeated="6" table:default-cell-style-name="Default"/>
        <table:table-row table:style-name="ro2" table:number-rows-repeated="2">
          <table:table-cell table:number-columns-repeated="6"/>
        </table:table-row>
        <table:table-row table:style-name="ro4">
          <table:table-cell/>
          <table:table-cell table:style-name="ce13" office:value-type="string" calcext:value-type="string">
            <text:p>E<text:span text:style-name="T1">450</text:span><text:span text:style-name="T2">max</text:span></text:p>
          </table:table-cell>
          <table:table-cell table:style-name="ce20" table:formula="of:=MAX(['Haselbach '.C9:.C16])" office:value-type="float" office:value="0.279105" calcext:value-type="float">
            <text:p>2.79E-01</text:p>
          </table:table-cell>
          <table:table-cell table:number-columns-repeated="3"/>
        </table:table-row>
        <table:table-row table:style-name="ro4">
          <table:table-cell/>
          <table:table-cell table:style-name="ce14" office:value-type="string" calcext:value-type="string">
            <text:p>[DSM<text:span text:style-name="T2">+</text:span><text:span text:style-name="T3">]</text:span><text:span text:style-name="T1">0</text:span></text:p>
          </table:table-cell>
          <table:table-cell table:style-name="ce21" table:formula="of:=0.0000992/10" office:value-type="float" office:value="0.00000992" calcext:value-type="float">
            <text:p>9.92E-06</text:p>
          </table:table-cell>
          <table:table-cell table:number-columns-repeated="3"/>
        </table:table-row>
        <table:table-row table:style-name="ro4">
          <table:table-cell/>
          <table:table-cell table:style-name="ce15" office:value-type="string" calcext:value-type="string">
            <text:p>ε<text:span text:style-name="T1">450</text:span></text:p>
          </table:table-cell>
          <table:table-cell table:style-name="ce22" office:value-type="float" office:value="30000" calcext:value-type="float">
            <text:p>3000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4">
          <table:table-cell/>
          <table:table-cell table:style-name="ce16" office:value-type="string" calcext:value-type="string">
            <text:p>pH</text:p>
          </table:table-cell>
          <table:table-cell table:style-name="ce23" office:value-type="string" calcext:value-type="string">
            <text:p>E<text:span text:style-name="T1">450</text:span></text:p>
          </table:table-cell>
          <table:table-cell table:style-name="ce23" office:value-type="string" calcext:value-type="string">
            <text:p>[HDSM<text:span text:style-name="T2">2+</text:span><text:span text:style-name="T3">]</text:span></text:p>
          </table:table-cell>
          <table:table-cell table:style-name="ce23" office:value-type="string" calcext:value-type="string">
            <text:p>[DSM<text:span text:style-name="T2">+</text:span><text:span text:style-name="T3">]</text:span></text:p>
          </table:table-cell>
          <table:table-cell table:style-name="ce27" office:value-type="string" calcext:value-type="string">
            <text:p>pK<text:span text:style-name="T1">a</text:span></text:p>
          </table:table-cell>
        </table:table-row>
        <table:table-row table:style-name="ro2">
          <table:table-cell/>
          <table:table-cell table:style-name="ce16" office:value-type="string" calcext:value-type="string">
            <text:p>[-]</text:p>
          </table:table-cell>
          <table:table-cell table:style-name="ce23" office:value-type="string" calcext:value-type="string">
            <text:p>[-]</text:p>
          </table:table-cell>
          <table:table-cell table:number-columns-repeated="2" table:style-name="ce23" office:value-type="string" calcext:value-type="string">
            <text:p>[mol/L]</text:p>
          </table:table-cell>
          <table:table-cell table:style-name="ce27" office:value-type="string" calcext:value-type="string">
            <text:p>[-]</text:p>
          </table:table-cell>
        </table:table-row>
        <table:table-row table:style-name="ro2"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0.002045" calcext:value-type="float">
            <text:p>2.05E-03</text:p>
          </table:table-cell>
          <table:table-cell table:style-name="ce24" table:formula="of:=1/['Haselbach '.$C$5]*(['Haselbach '.$C$3]-['Haselbach '.C9])" office:value-type="float" office:value="0.00000923533333333333" calcext:value-type="float">
            <text:p>9.24E-06</text:p>
          </table:table-cell>
          <table:table-cell table:style-name="ce24" table:formula="of:=['Haselbach '.$C$4]-['Haselbach '.D9]" office:value-type="float" office:value="0.000000684666666666669" calcext:value-type="float">
            <text:p>6.85E-07</text:p>
          </table:table-cell>
          <table:table-cell table:style-name="ce28" table:formula="of:=['Haselbach '.B9]+LOG(['Haselbach '.D9]/['Haselbach '.E9])" office:value-type="float" office:value="2.12997339062337" calcext:value-type="float">
            <text:p>2.13</text:p>
          </table:table-cell>
        </table:table-row>
        <table:table-row table:style-name="ro2">
          <table:table-cell/>
          <table:table-cell table:style-name="ce18" office:value-type="float" office:value="2" calcext:value-type="float">
            <text:p>2</text:p>
          </table:table-cell>
          <table:table-cell table:style-name="ce25" office:value-type="float" office:value="0.010585" calcext:value-type="float">
            <text:p>1.06E-02</text:p>
          </table:table-cell>
          <table:table-cell table:style-name="ce25" table:formula="of:=1/['Haselbach '.$C$5]*(['Haselbach '.$C$3]-['Haselbach '.C10])" office:value-type="float" office:value="0.00000895066666666667" calcext:value-type="float">
            <text:p>8.95E-06</text:p>
          </table:table-cell>
          <table:table-cell table:style-name="ce25" table:formula="of:=['Haselbach '.$C$4]-['Haselbach '.D10]" office:value-type="float" office:value="0.000000969333333333334" calcext:value-type="float">
            <text:p>9.69E-07</text:p>
          </table:table-cell>
          <table:table-cell table:style-name="ce29" table:formula="of:=['Haselbach '.B10]+LOG(['Haselbach '.D10]/['Haselbach '.E10])" office:value-type="float" office:value="2.96538223632588" calcext:value-type="float">
            <text:p>2.97</text:p>
          </table:table-cell>
        </table:table-row>
        <table:table-row table:style-name="ro2"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0.0687345" calcext:value-type="float">
            <text:p>6.87E-02</text:p>
          </table:table-cell>
          <table:table-cell table:style-name="ce24" table:formula="of:=1/['Haselbach '.$C$5]*(['Haselbach '.$C$3]-['Haselbach '.C11])" office:value-type="float" office:value="0.00000701235" calcext:value-type="float">
            <text:p>7.01E-06</text:p>
          </table:table-cell>
          <table:table-cell table:style-name="ce24" table:formula="of:=['Haselbach '.$C$4]-['Haselbach '.D11]" office:value-type="float" office:value="0.00000290765" calcext:value-type="float">
            <text:p>2.91E-06</text:p>
          </table:table-cell>
          <table:table-cell table:style-name="ce28" table:formula="of:=['Haselbach '.B11]+LOG(['Haselbach '.D11]/['Haselbach '.E11])" office:value-type="float" office:value="3.38232145605851" calcext:value-type="float">
            <text:p>3.38</text:p>
          </table:table-cell>
        </table:table-row>
        <table:table-row table:style-name="ro2">
          <table:table-cell/>
          <table:table-cell table:style-name="ce18" office:value-type="float" office:value="4" calcext:value-type="float">
            <text:p>4</text:p>
          </table:table-cell>
          <table:table-cell table:style-name="ce25" office:value-type="float" office:value="0.201535" calcext:value-type="float">
            <text:p>2.02E-01</text:p>
          </table:table-cell>
          <table:table-cell table:style-name="ce25" table:formula="of:=1/['Haselbach '.$C$5]*(['Haselbach '.$C$3]-['Haselbach '.C12])" office:value-type="float" office:value="0.00000258566666666667" calcext:value-type="float">
            <text:p>2.59E-06</text:p>
          </table:table-cell>
          <table:table-cell table:style-name="ce25" table:formula="of:=['Haselbach '.$C$4]-['Haselbach '.D12]" office:value-type="float" office:value="0.00000733433333333334" calcext:value-type="float">
            <text:p>7.33E-06</text:p>
          </table:table-cell>
          <table:table-cell table:style-name="ce29" table:formula="of:=['Haselbach '.B12]+LOG(['Haselbach '.D12]/['Haselbach '.E12])" office:value-type="float" office:value="3.54721189268467" calcext:value-type="float">
            <text:p>3.55</text:p>
          </table:table-cell>
        </table:table-row>
        <table:table-row table:style-name="ro2">
          <table:table-cell/>
          <table:table-cell table:style-name="ce17" office:value-type="float" office:value="5" calcext:value-type="float">
            <text:p>5</text:p>
          </table:table-cell>
          <table:table-cell table:style-name="ce24" office:value-type="float" office:value="0.26888" calcext:value-type="float">
            <text:p>2.69E-01</text:p>
          </table:table-cell>
          <table:table-cell table:style-name="ce24" table:formula="of:=1/['Haselbach '.$C$5]*(['Haselbach '.$C$3]-['Haselbach '.C13])" office:value-type="float" office:value="0.000000340833333333333" calcext:value-type="float">
            <text:p>3.41E-07</text:p>
          </table:table-cell>
          <table:table-cell table:style-name="ce24" table:formula="of:=['Haselbach '.$C$4]-['Haselbach '.D13]" office:value-type="float" office:value="0.00000957916666666667" calcext:value-type="float">
            <text:p>9.58E-06</text:p>
          </table:table-cell>
          <table:table-cell table:style-name="ce28" table:formula="of:=['Haselbach '.B13]+LOG(['Haselbach '.D13]/['Haselbach '.E13])" office:value-type="float" office:value="3.55121433240204" calcext:value-type="float">
            <text:p>3.55</text:p>
          </table:table-cell>
        </table:table-row>
        <table:table-row table:style-name="ro2">
          <table:table-cell/>
          <table:table-cell table:style-name="ce18" office:value-type="float" office:value="6" calcext:value-type="float">
            <text:p>6</text:p>
          </table:table-cell>
          <table:table-cell table:style-name="ce25" office:value-type="float" office:value="0.27371" calcext:value-type="float">
            <text:p>2.74E-01</text:p>
          </table:table-cell>
          <table:table-cell table:style-name="ce25" table:formula="of:=1/['Haselbach '.$C$5]*(['Haselbach '.$C$3]-['Haselbach '.C14])" office:value-type="float" office:value="0.000000179833333333333" calcext:value-type="float">
            <text:p>1.80E-07</text:p>
          </table:table-cell>
          <table:table-cell table:style-name="ce25" table:formula="of:=['Haselbach '.$C$4]-['Haselbach '.D14]" office:value-type="float" office:value="0.00000974016666666667" calcext:value-type="float">
            <text:p>9.74E-06</text:p>
          </table:table-cell>
          <table:table-cell table:style-name="ce29" table:formula="of:=['Haselbach '.B14]+LOG(['Haselbach '.D14]/['Haselbach '.E14])" office:value-type="float" office:value="4.26630380602493" calcext:value-type="float">
            <text:p>4.27</text:p>
          </table:table-cell>
        </table:table-row>
        <table:table-row table:style-name="ro2">
          <table:table-cell/>
          <table:table-cell table:style-name="ce17" office:value-type="float" office:value="7" calcext:value-type="float">
            <text:p>7</text:p>
          </table:table-cell>
          <table:table-cell table:style-name="ce24" office:value-type="float" office:value="0.27904" calcext:value-type="float">
            <text:p>2.79E-01</text:p>
          </table:table-cell>
          <table:table-cell table:style-name="ce24" table:formula="of:=1/['Haselbach '.$C$5]*(['Haselbach '.$C$3]-['Haselbach '.C15])" office:value-type="float" office:value="0.00000000216666666666791" calcext:value-type="float">
            <text:p>2.17E-09</text:p>
          </table:table-cell>
          <table:table-cell table:style-name="ce24" table:formula="of:=['Haselbach '.$C$4]-['Haselbach '.D15]" office:value-type="float" office:value="0.00000991783333333333" calcext:value-type="float">
            <text:p>9.92E-06</text:p>
          </table:table-cell>
          <table:table-cell table:style-name="ce28" table:formula="of:=['Haselbach '.B15]+LOG(['Haselbach '.D15]/['Haselbach '.E15])" office:value-type="float" office:value="3.33937529611534" calcext:value-type="float">
            <text:p>3.34</text:p>
          </table:table-cell>
        </table:table-row>
        <table:table-row table:style-name="ro2">
          <table:table-cell/>
          <table:table-cell table:style-name="ce19" office:value-type="float" office:value="8" calcext:value-type="float">
            <text:p>8</text:p>
          </table:table-cell>
          <table:table-cell table:style-name="ce26" office:value-type="float" office:value="0.279105" calcext:value-type="float">
            <text:p>2.79E-01</text:p>
          </table:table-cell>
          <table:table-cell table:style-name="ce26" table:formula="of:=1/['Haselbach '.$C$5]*(['Haselbach '.$C$3]-['Haselbach '.C16])" office:value-type="float" office:value="0" calcext:value-type="float">
            <text:p>0.00E+00</text:p>
          </table:table-cell>
          <table:table-cell table:style-name="ce26" table:formula="of:=['Haselbach '.$C$4]-['Haselbach '.D16]" office:value-type="float" office:value="0.00000992" calcext:value-type="float">
            <text:p>9.92E-06</text:p>
          </table:table-cell>
          <table:table-cell table:style-name="ce30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average</text:p>
          </table:table-cell>
          <table:table-cell table:number-columns-repeated="3"/>
          <table:table-cell table:style-name="ce31" table:formula="of:=AVERAGE(['Haselbach '.F9:.F15])" office:value-type="float" office:value="3.31168320146211" calcext:value-type="float">
            <text:p>3.31</text:p>
          </table:table-cell>
        </table:table-row>
        <table:table-row table:style-name="ro2" table:number-rows-repeated="104855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itting curve" table:style-name="ta1">
        <table:shapes>
          <draw:frame draw:z-index="0" draw:style-name="gr2" draw:text-style-name="P1" svg:width="53.95mm" svg:height="11.37mm" svg:x="103.33mm" svg:y="103.26m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48.46mm" svg:height="9.01mm" svg:x="135.47mm" svg:y="32.55m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94.87mm" svg:y="23.23mm">
            <draw:object draw:notify-on-update-of-ranges="'fitting curve'.B27:'fitting curve'.B107 'fitting curve'.B22:'fitting curve'.B22 'fitting curve'.D27:'fitting curve'.D107 'fitting curve'.B6:'fitting curve'.B13 'fitting curve'.B1:'fitting curve'.B1 'fitting curve'.D6:'fitting curve'.D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2">
          <table:table-cell/>
          <table:table-cell table:style-name="ce32" office:value-type="string" calcext:value-type="string" table:number-columns-spanned="3" table:number-rows-spanned="1">
            <text:p>measured</text:p>
          </table:table-cell>
          <table:covered-table-cell table:number-columns-repeated="2"/>
          <table:table-cell table:number-columns-repeated="5"/>
        </table:table-row>
        <table:table-row table:style-name="ro5">
          <table:table-cell/>
          <table:table-cell table:style-name="ce32" office:value-type="string" calcext:value-type="string">
            <text:p>e<text:span text:style-name="T1">450</text:span>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6">
          <table:table-cell/>
          <table:table-cell table:style-name="ce32" office:value-type="string" calcext:value-type="string">
            <text:p>E<text:span text:style-name="T2">max</text:span></text:p>
          </table:table-cell>
          <table:table-cell table:formula="of:=['fitting curve'.C13]" office:value-type="float" office:value="0.279105" calcext:value-type="float">
            <text:p>0.279105</text:p>
          </table:table-cell>
          <table:table-cell table:number-columns-repeated="6"/>
        </table:table-row>
        <table:table-row table:style-name="ro1">
          <table:table-cell/>
          <table:table-cell table:style-name="ce32"/>
          <table:table-cell table:number-columns-repeated="7"/>
        </table:table-row>
        <table:table-row table:style-name="ro1">
          <table:table-cell/>
          <table:table-cell table:style-name="ce32" office:value-type="string" calcext:value-type="string">
            <text:p>pH</text:p>
          </table:table-cell>
          <table:table-cell/>
          <table:table-cell office:value-type="string" calcext:value-type="string">
            <text:p>[HDSM]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2045" calcext:value-type="float">
            <text:p>0.002045</text:p>
          </table:table-cell>
          <table:table-cell table:formula="of:=1/['fitting curve'.$C$2]*(['fitting curve'.$C$3]-['fitting curve'.$C6])" office:value-type="float" office:value="0.00000923533333333333" calcext:value-type="float">
            <text:p>9.23533333333333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0585" calcext:value-type="float">
            <text:p>0.010585</text:p>
          </table:table-cell>
          <table:table-cell table:formula="of:=1/['fitting curve'.$C$2]*(['fitting curve'.$C$3]-['fitting curve'.$C7])" office:value-type="float" office:value="0.00000895066666666667" calcext:value-type="float">
            <text:p>8.95066666666667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687345" calcext:value-type="float">
            <text:p>0.0687345</text:p>
          </table:table-cell>
          <table:table-cell table:formula="of:=1/['fitting curve'.$C$2]*(['fitting curve'.$C$3]-['fitting curve'.$C8])" office:value-type="float" office:value="0.00000701235" calcext:value-type="float">
            <text:p>7.01235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01535" calcext:value-type="float">
            <text:p>0.201535</text:p>
          </table:table-cell>
          <table:table-cell table:formula="of:=1/['fitting curve'.$C$2]*(['fitting curve'.$C$3]-['fitting curve'.$C9])" office:value-type="float" office:value="0.00000258566666666667" calcext:value-type="float">
            <text:p>2.58566666666667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6888" calcext:value-type="float">
            <text:p>0.26888</text:p>
          </table:table-cell>
          <table:table-cell table:formula="of:=1/['fitting curve'.$C$2]*(['fitting curve'.$C$3]-['fitting curve'.$C10])" office:value-type="float" office:value="0.000000340833333333333" calcext:value-type="float">
            <text:p>3.40833333333333E-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7371" calcext:value-type="float">
            <text:p>0.27371</text:p>
          </table:table-cell>
          <table:table-cell table:formula="of:=1/['fitting curve'.$C$2]*(['fitting curve'.$C$3]-['fitting curve'.$C11])" office:value-type="float" office:value="0.000000179833333333333" calcext:value-type="float">
            <text:p>1.79833333333333E-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7904" calcext:value-type="float">
            <text:p>0.27904</text:p>
          </table:table-cell>
          <table:table-cell table:formula="of:=1/['fitting curve'.$C$2]*(['fitting curve'.$C$3]-['fitting curve'.$C12])" office:value-type="float" office:value="0.00000000216666666666606" calcext:value-type="float">
            <text:p>2.16666666666606E-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79105" calcext:value-type="float">
            <text:p>0.279105</text:p>
          </table:table-cell>
          <table:table-cell table:formula="of:=1/['fitting curve'.$C$2]*(['fitting curve'.$C$3]-['fitting curve'.$C13]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table:style-name="ce32" office:value-type="string" calcext:value-type="string" table:number-columns-spanned="3" table:number-rows-spanned="1">
            <text:p>calculated</text:p>
          </table:table-cell>
          <table:covered-table-cell table:style-name="ce32"/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pKa</text:p>
          </table:table-cell>
          <table:table-cell/>
          <table:table-cell office:value-type="float" office:value="3.554" calcext:value-type="float">
            <text:p>3.554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[DSM<text:span text:style-name="T2">+</text:span><text:span text:style-name="T3">]</text:span><text:span text:style-name="T1">0</text:span></text:p>
          </table:table-cell>
          <table:table-cell/>
          <table:table-cell table:style-name="ce33" table:formula="of:=0.0000992/10" office:value-type="float" office:value="0.00000992" calcext:value-type="float">
            <text:p>0.00000992</text:p>
          </table:table-cell>
          <table:table-cell table:number-columns-repeated="5"/>
        </table:table-row>
        <table:table-row table:style-name="ro7">
          <table:table-cell table:number-columns-repeated="3"/>
          <table:table-cell table:style-name="ce33"/>
          <table:table-cell table:number-columns-repeated="5"/>
        </table:table-row>
        <table:table-row table:style-name="ro1">
          <table:table-cell/>
          <table:table-cell office:value-type="string" calcext:value-type="string">
            <text:p>pH</text:p>
          </table:table-cell>
          <table:table-cell/>
          <table:table-cell office:value-type="string" calcext:value-type="string">
            <text:p>[HDSM]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32" office:value-type="string" calcext:value-type="string" table:number-columns-spanned="2" table:number-rows-spanned="1">
            <text:p>difference</text:p>
          </table:table-cell>
          <table:covered-table-cell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formula="of:=(['fitting curve'.D6]-['fitting curve'.D32])^2" office:value-type="float" office:value="0.000000000000431703894727666" calcext:value-type="float">
            <text:p>4.31703894727666E-013</text:p>
          </table:table-cell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formula="of:=(['fitting curve'.D7]-['fitting curve'.D42])^2" office:value-type="float" office:value="0.000000000000489774260576667" calcext:value-type="float">
            <text:p>4.89774260576667E-0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(10^(['fitting curve'.$D$23]-['fitting curve'.B32])/(1+10^(['fitting curve'.$D$23]-['fitting curve'.B32])))*['fitting curve'.$D$24]" office:value-type="float" office:value="0.00000989237510881467" calcext:value-type="float">
            <text:p>9.89237510881467E-00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(['fitting curve'.D8]-['fitting curve'.D52])^2" office:value-type="float" office:value="0.000000000000550812007875909" calcext:value-type="float">
            <text:p>5.50812007875909E-013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/>
          <table:table-cell table:formula="of:=(10^(['fitting curve'.$D$23]-['fitting curve'.B33])/(1+10^(['fitting curve'.$D$23]-['fitting curve'.B33])))*['fitting curve'.$D$24]" office:value-type="float" office:value="0.00000988524738076089" calcext:value-type="float">
            <text:p>9.88524738076089E-0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(['fitting curve'.D9]-['fitting curve'.D62])^2" office:value-type="float" office:value="8.99517421957037E-016" calcext:value-type="float">
            <text:p>8.99517421957037E-016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table:formula="of:=(10^(['fitting curve'.$D$23]-['fitting curve'.B34])/(1+10^(['fitting curve'.$D$23]-['fitting curve'.B34])))*['fitting curve'.$D$24]" office:value-type="float" office:value="0.00000987628869461666" calcext:value-type="float">
            <text:p>9.87628869461666E-0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'fitting curve'.D10]-['fitting curve'.D72])^2" office:value-type="float" office:value="4.48333656795759E-018" calcext:value-type="float">
            <text:p>4.48333656795759E-018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/>
          <table:table-cell table:formula="of:=(10^(['fitting curve'.$D$23]-['fitting curve'.B35])/(1+10^(['fitting curve'.$D$23]-['fitting curve'.B35])))*['fitting curve'.$D$24]" office:value-type="float" office:value="0.00000986503343954747" calcext:value-type="float">
            <text:p>0.0000098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'fitting curve'.D11]-['fitting curve'.D82])^2" office:value-type="float" office:value="0.0000000000000208620238785909" calcext:value-type="float">
            <text:p>2.08620238785909E-014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/>
          <table:table-cell table:formula="of:=(10^(['fitting curve'.$D$23]-['fitting curve'.B36])/(1+10^(['fitting curve'.$D$23]-['fitting curve'.B36])))*['fitting curve'.$D$24]" office:value-type="float" office:value="0.00000985090033763956" calcext:value-type="float">
            <text:p>9.85090033763956E-0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(['fitting curve'.D12]-['fitting curve'.D92])^2" office:value-type="float" office:value="1.91650347911897E-018" calcext:value-type="float">
            <text:p>1.91650347911897E-018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table:formula="of:=(10^(['fitting curve'.$D$23]-['fitting curve'.B37])/(1+10^(['fitting curve'.$D$23]-['fitting curve'.B37])))*['fitting curve'.$D$24]" office:value-type="float" office:value="0.00000983316529371626" calcext:value-type="float">
            <text:p>9.83316529371626E-00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(['fitting curve'.D13]-['fitting curve'.D102])^2" office:value-type="float" office:value="1.26180499129836E-019" calcext:value-type="float">
            <text:p>1.26180499129836E-019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/>
          <table:table-cell table:formula="of:=(10^(['fitting curve'.$D$23]-['fitting curve'.B38])/(1+10^(['fitting curve'.$D$23]-['fitting curve'.B38])))*['fitting curve'.$D$24]" office:value-type="float" office:value="0.00000981092879187967" calcext:value-type="float">
            <text:p>9.81092879187967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/>
          <table:table-cell table:formula="of:=(10^(['fitting curve'.$D$23]-['fitting curve'.B39])/(1+10^(['fitting curve'.$D$23]-['fitting curve'.B39])))*['fitting curve'.$D$24]" office:value-type="float" office:value="0.00000978307729048489" calcext:value-type="float">
            <text:p>9.78307729048489E-006</text:p>
          </table:table-cell>
          <table:table-cell table:number-columns-repeated="4"/>
          <table:table-cell table:formula="of:=SUM(['fitting curve'.I30:.I37])" office:value-type="float" office:value="0.00000000000149405823050134" calcext:value-type="float">
            <text:p>1.49405823050134E-012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/>
          <table:table-cell table:formula="of:=(10^(['fitting curve'.$D$23]-['fitting curve'.B40])/(1+10^(['fitting curve'.$D$23]-['fitting curve'.B40])))*['fitting curve'.$D$24]" office:value-type="float" office:value="0.00000974823837488738" calcext:value-type="float">
            <text:p>9.74823837488738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/>
          <table:table-cell table:formula="of:=(10^(['fitting curve'.$D$23]-['fitting curve'.B41])/(1+10^(['fitting curve'.$D$23]-['fitting curve'.B41])))*['fitting curve'.$D$24]" office:value-type="float" office:value="0.00000970473002601173" calcext:value-type="float">
            <text:p>9.70473002601173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formula="of:=(10^(['fitting curve'.$D$23]-['fitting curve'.B42])/(1+10^(['fitting curve'.$D$23]-['fitting curve'.B42])))*['fitting curve'.$D$24]" office:value-type="float" office:value="0.00000965050540564635" calcext:value-type="float">
            <text:p>9.65050540564635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/>
          <table:table-cell table:formula="of:=(10^(['fitting curve'.$D$23]-['fitting curve'.B43])/(1+10^(['fitting curve'.$D$23]-['fitting curve'.B43])))*['fitting curve'.$D$24]" office:value-type="float" office:value="0.00000958309624620588" calcext:value-type="float">
            <text:p>9.58309624620588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/>
          <table:table-cell table:formula="of:=(10^(['fitting curve'.$D$23]-['fitting curve'.B44])/(1+10^(['fitting curve'.$D$23]-['fitting curve'.B44])))*['fitting curve'.$D$24]" office:value-type="float" office:value="0.00000949956049809862" calcext:value-type="float">
            <text:p>9.49956049809862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/>
          <table:table-cell table:formula="of:=(10^(['fitting curve'.$D$23]-['fitting curve'.B45])/(1+10^(['fitting curve'.$D$23]-['fitting curve'.B45])))*['fitting curve'.$D$24]" office:value-type="float" office:value="0.0000093964435559956" calcext:value-type="float">
            <text:p>9.3964435559956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/>
          <table:table-cell table:formula="of:=(10^(['fitting curve'.$D$23]-['fitting curve'.B46])/(1+10^(['fitting curve'.$D$23]-['fitting curve'.B46])))*['fitting curve'.$D$24]" office:value-type="float" office:value="0.0000092697672637708" calcext:value-type="float">
            <text:p>9.2697672637708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/>
          <table:table-cell table:formula="of:=(10^(['fitting curve'.$D$23]-['fitting curve'.B47])/(1+10^(['fitting curve'.$D$23]-['fitting curve'.B47])))*['fitting curve'.$D$24]" office:value-type="float" office:value="0.00000911506677408339" calcext:value-type="float">
            <text:p>9.11506677408339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/>
          <table:table-cell table:formula="of:=(10^(['fitting curve'.$D$23]-['fitting curve'.B48])/(1+10^(['fitting curve'.$D$23]-['fitting curve'.B48])))*['fitting curve'.$D$24]" office:value-type="float" office:value="0.000008927501350347" calcext:value-type="float">
            <text:p>8.927501350347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/>
          <table:table-cell table:formula="of:=(10^(['fitting curve'.$D$23]-['fitting curve'.B49])/(1+10^(['fitting curve'.$D$23]-['fitting curve'.B49])))*['fitting curve'.$D$24]" office:value-type="float" office:value="0.00000870206939891337" calcext:value-type="float">
            <text:p>8.70206939891337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/>
          <table:table-cell table:formula="of:=(10^(['fitting curve'.$D$23]-['fitting curve'.B50])/(1+10^(['fitting curve'.$D$23]-['fitting curve'.B50])))*['fitting curve'.$D$24]" office:value-type="float" office:value="0.00000843395698210627" calcext:value-type="float">
            <text:p>0.0000084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/>
          <table:table-cell table:formula="of:=(10^(['fitting curve'.$D$23]-['fitting curve'.B51])/(1+10^(['fitting curve'.$D$23]-['fitting curve'.B51])))*['fitting curve'.$D$24]" office:value-type="float" office:value="0.00000811903791620515" calcext:value-type="float">
            <text:p>0.0000081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(10^(['fitting curve'.$D$23]-['fitting curve'.B52])/(1+10^(['fitting curve'.$D$23]-['fitting curve'.B52])))*['fitting curve'.$D$24]" office:value-type="float" office:value="0.000007754517102394" calcext:value-type="float">
            <text:p>7.754517102394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/>
          <table:table-cell table:formula="of:=(10^(['fitting curve'.$D$23]-['fitting curve'.B53])/(1+10^(['fitting curve'.$D$23]-['fitting curve'.B53])))*['fitting curve'.$D$24]" office:value-type="float" office:value="0.00000733966436315824" calcext:value-type="float">
            <text:p>7.33966436315824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/>
          <table:table-cell table:formula="of:=(10^(['fitting curve'.$D$23]-['fitting curve'.B54])/(1+10^(['fitting curve'.$D$23]-['fitting curve'.B54])))*['fitting curve'.$D$24]" office:value-type="float" office:value="0.00000687652846095892" calcext:value-type="float">
            <text:p>6.87652846095892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/>
          <table:table-cell table:formula="of:=(10^(['fitting curve'.$D$23]-['fitting curve'.B55])/(1+10^(['fitting curve'.$D$23]-['fitting curve'.B55])))*['fitting curve'.$D$24]" office:value-type="float" office:value="0.00000637046672614626" calcext:value-type="float">
            <text:p>6.37046672614626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/>
          <table:table-cell table:formula="of:=(10^(['fitting curve'.$D$23]-['fitting curve'.B56])/(1+10^(['fitting curve'.$D$23]-['fitting curve'.B56])))*['fitting curve'.$D$24]" office:value-type="float" office:value="0.00000583030304070407" calcext:value-type="float">
            <text:p>5.83030304070407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/>
          <table:table-cell table:formula="of:=(10^(['fitting curve'.$D$23]-['fitting curve'.B57])/(1+10^(['fitting curve'.$D$23]-['fitting curve'.B57])))*['fitting curve'.$D$24]" office:value-type="float" office:value="0.00000526796552700447" calcext:value-type="float">
            <text:p>0.0000052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/>
          <table:table-cell table:formula="of:=(10^(['fitting curve'.$D$23]-['fitting curve'.B58])/(1+10^(['fitting curve'.$D$23]-['fitting curve'.B58])))*['fitting curve'.$D$24]" office:value-type="float" office:value="0.0000046975663962628" calcext:value-type="float">
            <text:p>4.6975663962628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/>
          <table:table-cell table:formula="of:=(10^(['fitting curve'.$D$23]-['fitting curve'.B59])/(1+10^(['fitting curve'.$D$23]-['fitting curve'.B59])))*['fitting curve'.$D$24]" office:value-type="float" office:value="0.00000413404417779833" calcext:value-type="float">
            <text:p>0.0000041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/>
          <table:table-cell table:formula="of:=(10^(['fitting curve'.$D$23]-['fitting curve'.B60])/(1+10^(['fitting curve'.$D$23]-['fitting curve'.B60])))*['fitting curve'.$D$24]" office:value-type="float" office:value="0.00000359163143825527" calcext:value-type="float">
            <text:p>3.59163143825527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/>
          <table:table-cell table:formula="of:=(10^(['fitting curve'.$D$23]-['fitting curve'.B61])/(1+10^(['fitting curve'.$D$23]-['fitting curve'.B61])))*['fitting curve'.$D$24]" office:value-type="float" office:value="0.00000308247188983444" calcext:value-type="float">
            <text:p>3.08247188983444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(10^(['fitting curve'.$D$23]-['fitting curve'.B62])/(1+10^(['fitting curve'.$D$23]-['fitting curve'.B62])))*['fitting curve'.$D$24]" office:value-type="float" office:value="0.00000261565862262084" calcext:value-type="float">
            <text:p>2.61565862262084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/>
          <table:table-cell table:formula="of:=(10^(['fitting curve'.$D$23]-['fitting curve'.B63])/(1+10^(['fitting curve'.$D$23]-['fitting curve'.B63])))*['fitting curve'.$D$24]" office:value-type="float" office:value="0.00000219682662821265" calcext:value-type="float">
            <text:p>2.19682662821265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/>
          <table:table-cell table:formula="of:=(10^(['fitting curve'.$D$23]-['fitting curve'.B64])/(1+10^(['fitting curve'.$D$23]-['fitting curve'.B64])))*['fitting curve'.$D$24]" office:value-type="float" office:value="0.00000182827360579157" calcext:value-type="float">
            <text:p>1.82827360579157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/>
          <table:table-cell table:formula="of:=(10^(['fitting curve'.$D$23]-['fitting curve'.B65])/(1+10^(['fitting curve'.$D$23]-['fitting curve'.B65])))*['fitting curve'.$D$24]" office:value-type="float" office:value="0.00000150946669432838" calcext:value-type="float">
            <text:p>1.50946669432838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/>
          <table:table-cell table:formula="of:=(10^(['fitting curve'.$D$23]-['fitting curve'.B66])/(1+10^(['fitting curve'.$D$23]-['fitting curve'.B66])))*['fitting curve'.$D$24]" office:value-type="float" office:value="0.00000123774838341661" calcext:value-type="float">
            <text:p>1.23774838341661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/>
          <table:table-cell table:formula="of:=(10^(['fitting curve'.$D$23]-['fitting curve'.B67])/(1+10^(['fitting curve'.$D$23]-['fitting curve'.B67])))*['fitting curve'.$D$24]" office:value-type="float" office:value="0.000001009073626241" calcext:value-type="float">
            <text:p>1.009073626241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/>
          <table:table-cell table:formula="of:=(10^(['fitting curve'.$D$23]-['fitting curve'.B68])/(1+10^(['fitting curve'.$D$23]-['fitting curve'.B68])))*['fitting curve'.$D$24]" office:value-type="float" office:value="0.000000818663056900773" calcext:value-type="float">
            <text:p>8.18663056900773E-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/>
          <table:table-cell table:formula="of:=(10^(['fitting curve'.$D$23]-['fitting curve'.B69])/(1+10^(['fitting curve'.$D$23]-['fitting curve'.B69])))*['fitting curve'.$D$24]" office:value-type="float" office:value="0.000000661515328295903" calcext:value-type="float">
            <text:p>6.61515328295903E-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/>
          <table:table-cell table:formula="of:=(10^(['fitting curve'.$D$23]-['fitting curve'.B70])/(1+10^(['fitting curve'.$D$23]-['fitting curve'.B70])))*['fitting curve'.$D$24]" office:value-type="float" office:value="0.000000532767326363713" calcext:value-type="float">
            <text:p>5.32767326363713E-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/>
          <table:table-cell table:formula="of:=(10^(['fitting curve'.$D$23]-['fitting curve'.B71])/(1+10^(['fitting curve'.$D$23]-['fitting curve'.B71])))*['fitting curve'.$D$24]" office:value-type="float" office:value="0.000000427918873278861" calcext:value-type="float">
            <text:p>4.27918873278861E-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(10^(['fitting curve'.$D$23]-['fitting curve'.B72])/(1+10^(['fitting curve'.$D$23]-['fitting curve'.B72])))*['fitting curve'.$D$24]" office:value-type="float" office:value="0.000000342950722425578" calcext:value-type="float">
            <text:p>0.0000003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/>
          <table:table-cell table:formula="of:=(10^(['fitting curve'.$D$23]-['fitting curve'.B73])/(1+10^(['fitting curve'.$D$23]-['fitting curve'.B73])))*['fitting curve'.$D$24]" office:value-type="float" office:value="0.000000274366299186529" calcext:value-type="float">
            <text:p>2.74366299186529E-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/>
          <table:table-cell table:formula="of:=(10^(['fitting curve'.$D$23]-['fitting curve'.B74])/(1+10^(['fitting curve'.$D$23]-['fitting curve'.B74])))*['fitting curve'.$D$24]" office:value-type="float" office:value="0.00000021918371318766" calcext:value-type="float">
            <text:p>2.1918371318766E-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/>
          <table:table-cell table:formula="of:=(10^(['fitting curve'.$D$23]-['fitting curve'.B75])/(1+10^(['fitting curve'.$D$23]-['fitting curve'.B75])))*['fitting curve'.$D$24]" office:value-type="float" office:value="0.000000174898611586776" calcext:value-type="float">
            <text:p>1.74898611586776E-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/>
          <table:table-cell table:formula="of:=(10^(['fitting curve'.$D$23]-['fitting curve'.B76])/(1+10^(['fitting curve'.$D$23]-['fitting curve'.B76])))*['fitting curve'.$D$24]" office:value-type="float" office:value="0.000000139432512794981" calcext:value-type="float">
            <text:p>1.39432512794981E-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/>
          <table:table-cell table:formula="of:=(10^(['fitting curve'.$D$23]-['fitting curve'.B77])/(1+10^(['fitting curve'.$D$23]-['fitting curve'.B77])))*['fitting curve'.$D$24]" office:value-type="float" office:value="0.000000111076287747051" calcext:value-type="float">
            <text:p>1.11076287747051E-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60000000000001" calcext:value-type="float">
            <text:p>5.6</text:p>
          </table:table-cell>
          <table:table-cell/>
          <table:table-cell table:formula="of:=(10^(['fitting curve'.$D$23]-['fitting curve'.B78])/(1+10^(['fitting curve'.$D$23]-['fitting curve'.B78])))*['fitting curve'.$D$24]" office:value-type="float" office:value="0.0000000884346921704705" calcext:value-type="float">
            <text:p>8.84346921704705E-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/>
          <table:table-cell table:formula="of:=(10^(['fitting curve'.$D$23]-['fitting curve'.B79])/(1+10^(['fitting curve'.$D$23]-['fitting curve'.B79])))*['fitting curve'.$D$24]" office:value-type="float" office:value="0.0000000703752072762342" calcext:value-type="float">
            <text:p>7.03752072762342E-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/>
          <table:table-cell table:formula="of:=(10^(['fitting curve'.$D$23]-['fitting curve'.B80])/(1+10^(['fitting curve'.$D$23]-['fitting curve'.B80])))*['fitting curve'.$D$24]" office:value-type="float" office:value="0.0000000559826980736488" calcext:value-type="float">
            <text:p>0.0000000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90000000000001" calcext:value-type="float">
            <text:p>5.9</text:p>
          </table:table-cell>
          <table:table-cell/>
          <table:table-cell table:formula="of:=(10^(['fitting curve'.$D$23]-['fitting curve'.B81])/(1+10^(['fitting curve'.$D$23]-['fitting curve'.B81])))*['fitting curve'.$D$24]" office:value-type="float" office:value="0.0000000445203120867109" calcext:value-type="float">
            <text:p>4.45203120867109E-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00000000000001" calcext:value-type="float">
            <text:p>6</text:p>
          </table:table-cell>
          <table:table-cell/>
          <table:table-cell table:formula="of:=(10^(['fitting curve'.$D$23]-['fitting curve'.B82])/(1+10^(['fitting curve'.$D$23]-['fitting curve'.B82])))*['fitting curve'.$D$24]" office:value-type="float" office:value="0.0000000353964132658137" calcext:value-type="float">
            <text:p>3.53964132658137E-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10000000000001" calcext:value-type="float">
            <text:p>6.1</text:p>
          </table:table-cell>
          <table:table-cell/>
          <table:table-cell table:formula="of:=(10^(['fitting curve'.$D$23]-['fitting curve'.B83])/(1+10^(['fitting curve'.$D$23]-['fitting curve'.B83])))*['fitting curve'.$D$24]" office:value-type="float" office:value="0.0000000281370195281553" calcext:value-type="float">
            <text:p>2.81370195281553E-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/>
          <table:table-cell table:formula="of:=(10^(['fitting curve'.$D$23]-['fitting curve'.B84])/(1+10^(['fitting curve'.$D$23]-['fitting curve'.B84])))*['fitting curve'.$D$24]" office:value-type="float" office:value="0.0000000223630749092101" calcext:value-type="float">
            <text:p>2.23630749092101E-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30000000000001" calcext:value-type="float">
            <text:p>6.3</text:p>
          </table:table-cell>
          <table:table-cell/>
          <table:table-cell table:formula="of:=(10^(['fitting curve'.$D$23]-['fitting curve'.B85])/(1+10^(['fitting curve'.$D$23]-['fitting curve'.B85])))*['fitting curve'.$D$24]" office:value-type="float" office:value="0.0000000177718618201582" calcext:value-type="float">
            <text:p>1.77718618201582E-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40000000000001" calcext:value-type="float">
            <text:p>6.4</text:p>
          </table:table-cell>
          <table:table-cell/>
          <table:table-cell table:formula="of:=(10^(['fitting curve'.$D$23]-['fitting curve'.B86])/(1+10^(['fitting curve'.$D$23]-['fitting curve'.B86])))*['fitting curve'.$D$24]" office:value-type="float" office:value="0.0000000141218950477173" calcext:value-type="float">
            <text:p>1.41218950477173E-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50000000000001" calcext:value-type="float">
            <text:p>6.5</text:p>
          </table:table-cell>
          <table:table-cell/>
          <table:table-cell table:formula="of:=(10^(['fitting curve'.$D$23]-['fitting curve'.B87])/(1+10^(['fitting curve'.$D$23]-['fitting curve'.B87])))*['fitting curve'.$D$24]" office:value-type="float" office:value="0.0000000112207052725701" calcext:value-type="float">
            <text:p>1.12207052725701E-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60000000000001" calcext:value-type="float">
            <text:p>6.6</text:p>
          </table:table-cell>
          <table:table-cell/>
          <table:table-cell table:formula="of:=(10^(['fitting curve'.$D$23]-['fitting curve'.B88])/(1+10^(['fitting curve'.$D$23]-['fitting curve'.B88])))*['fitting curve'.$D$24]" office:value-type="float" office:value="0.0000000089149969905454" calcext:value-type="float">
            <text:p>8.9149969905454E-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70000000000001" calcext:value-type="float">
            <text:p>6.7</text:p>
          </table:table-cell>
          <table:table-cell/>
          <table:table-cell table:formula="of:=(10^(['fitting curve'.$D$23]-['fitting curve'.B89])/(1+10^(['fitting curve'.$D$23]-['fitting curve'.B89])))*['fitting curve'.$D$24]" office:value-type="float" office:value="0.00000000708274296084487" calcext:value-type="float">
            <text:p>7.08274296084487E-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0000000000001" calcext:value-type="float">
            <text:p>6.8</text:p>
          </table:table-cell>
          <table:table-cell/>
          <table:table-cell table:formula="of:=(10^(['fitting curve'.$D$23]-['fitting curve'.B90])/(1+10^(['fitting curve'.$D$23]-['fitting curve'.B90])))*['fitting curve'.$D$24]" office:value-type="float" office:value="0.00000000562684899785848" calcext:value-type="float">
            <text:p>5.62684899785848E-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90000000000001" calcext:value-type="float">
            <text:p>6.9</text:p>
          </table:table-cell>
          <table:table-cell/>
          <table:table-cell table:formula="of:=(10^(['fitting curve'.$D$23]-['fitting curve'.B91])/(1+10^(['fitting curve'.$D$23]-['fitting curve'.B91])))*['fitting curve'.$D$24]" office:value-type="float" office:value="0.0000000044700865193775" calcext:value-type="float">
            <text:p>4.4700865193775E-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00000000000001" calcext:value-type="float">
            <text:p>7</text:p>
          </table:table-cell>
          <table:table-cell/>
          <table:table-cell table:formula="of:=(10^(['fitting curve'.$D$23]-['fitting curve'.B92])/(1+10^(['fitting curve'.$D$23]-['fitting curve'.B92])))*['fitting curve'.$D$24]" office:value-type="float" office:value="0.00000000355104503948144" calcext:value-type="float">
            <text:p>3.55104503948144E-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10000000000001" calcext:value-type="float">
            <text:p>7.1</text:p>
          </table:table-cell>
          <table:table-cell/>
          <table:table-cell table:formula="of:=(10^(['fitting curve'.$D$23]-['fitting curve'.B93])/(1+10^(['fitting curve'.$D$23]-['fitting curve'.B93])))*['fitting curve'.$D$24]" office:value-type="float" office:value="0.00000000282090302369439" calcext:value-type="float">
            <text:p>2.82090302369439E-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20000000000001" calcext:value-type="float">
            <text:p>7.2</text:p>
          </table:table-cell>
          <table:table-cell/>
          <table:table-cell table:formula="of:=(10^(['fitting curve'.$D$23]-['fitting curve'.B94])/(1+10^(['fitting curve'.$D$23]-['fitting curve'.B94])))*['fitting curve'.$D$24]" office:value-type="float" office:value="0.0000000022408539774959" calcext:value-type="float">
            <text:p>2.2408539774959E-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30000000000001" calcext:value-type="float">
            <text:p>7.3</text:p>
          </table:table-cell>
          <table:table-cell/>
          <table:table-cell table:formula="of:=(10^(['fitting curve'.$D$23]-['fitting curve'.B95])/(1+10^(['fitting curve'.$D$23]-['fitting curve'.B95])))*['fitting curve'.$D$24]" office:value-type="float" office:value="0.00000000178005628513057" calcext:value-type="float">
            <text:p>1.78005628513057E-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40000000000001" calcext:value-type="float">
            <text:p>7.4</text:p>
          </table:table-cell>
          <table:table-cell/>
          <table:table-cell table:formula="of:=(10^(['fitting curve'.$D$23]-['fitting curve'.B96])/(1+10^(['fitting curve'.$D$23]-['fitting curve'.B96])))*['fitting curve'.$D$24]" office:value-type="float" office:value="0.00000000141400115177541" calcext:value-type="float">
            <text:p>1.41400115177541E-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50000000000001" calcext:value-type="float">
            <text:p>7.5</text:p>
          </table:table-cell>
          <table:table-cell/>
          <table:table-cell table:formula="of:=(10^(['fitting curve'.$D$23]-['fitting curve'.B97])/(1+10^(['fitting curve'.$D$23]-['fitting curve'.B97])))*['fitting curve'.$D$24]" office:value-type="float" office:value="0.00000000112321396753916" calcext:value-type="float">
            <text:p>1.12321396753916E-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60000000000001" calcext:value-type="float">
            <text:p>7.6</text:p>
          </table:table-cell>
          <table:table-cell/>
          <table:table-cell table:formula="of:=(10^(['fitting curve'.$D$23]-['fitting curve'.B98])/(1+10^(['fitting curve'.$D$23]-['fitting curve'.B98])))*['fitting curve'.$D$24]" office:value-type="float" office:value="0.000000000892221345783502" calcext:value-type="float">
            <text:p>8.92221345783502E-0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70000000000001" calcext:value-type="float">
            <text:p>7.7</text:p>
          </table:table-cell>
          <table:table-cell/>
          <table:table-cell table:formula="of:=(10^(['fitting curve'.$D$23]-['fitting curve'.B99])/(1+10^(['fitting curve'.$D$23]-['fitting curve'.B99])))*['fitting curve'.$D$24]" office:value-type="float" office:value="0.000000000708729716988997" calcext:value-type="float">
            <text:p>7.08729716988997E-0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80000000000001" calcext:value-type="float">
            <text:p>7.8</text:p>
          </table:table-cell>
          <table:table-cell/>
          <table:table-cell table:formula="of:=(10^(['fitting curve'.$D$23]-['fitting curve'.B100])/(1+10^(['fitting curve'.$D$23]-['fitting curve'.B100])))*['fitting curve'.$D$24]" office:value-type="float" office:value="0.00000000056297229737623" calcext:value-type="float">
            <text:p>5.6297229737623E-0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90000000000001" calcext:value-type="float">
            <text:p>7.9</text:p>
          </table:table-cell>
          <table:table-cell/>
          <table:table-cell table:formula="of:=(10^(['fitting curve'.$D$23]-['fitting curve'.B101])/(1+10^(['fitting curve'.$D$23]-['fitting curve'.B101])))*['fitting curve'.$D$24]" office:value-type="float" office:value="0.00000000044719001083242" calcext:value-type="float">
            <text:p>4.4719001083242E-0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00000000000001" calcext:value-type="float">
            <text:p>8</text:p>
          </table:table-cell>
          <table:table-cell/>
          <table:table-cell table:formula="of:=(10^(['fitting curve'.$D$23]-['fitting curve'.B102])/(1+10^(['fitting curve'.$D$23]-['fitting curve'.B102])))*['fitting curve'.$D$24]" office:value-type="float" office:value="0.000000000355218945341935" calcext:value-type="float">
            <text:p>3.55218945341935E-0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10000000000001" calcext:value-type="float">
            <text:p>8.1</text:p>
          </table:table-cell>
          <table:table-cell/>
          <table:table-cell table:formula="of:=(10^(['fitting curve'.$D$23]-['fitting curve'.B103])/(1+10^(['fitting curve'.$D$23]-['fitting curve'.B103])))*['fitting curve'.$D$24]" office:value-type="float" office:value="0.000000000282162515855803" calcext:value-type="float">
            <text:p>2.82162515855803E-0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20000000000001" calcext:value-type="float">
            <text:p>8.2</text:p>
          </table:table-cell>
          <table:table-cell/>
          <table:table-cell table:formula="of:=(10^(['fitting curve'.$D$23]-['fitting curve'.B104])/(1+10^(['fitting curve'.$D$23]-['fitting curve'.B104])))*['fitting curve'.$D$24]" office:value-type="float" office:value="0.000000000224130964310736" calcext:value-type="float">
            <text:p>2.24130964310736E-0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30000000000001" calcext:value-type="float">
            <text:p>8.3</text:p>
          </table:table-cell>
          <table:table-cell/>
          <table:table-cell table:formula="of:=(10^(['fitting curve'.$D$23]-['fitting curve'.B105])/(1+10^(['fitting curve'.$D$23]-['fitting curve'.B105])))*['fitting curve'.$D$24]" office:value-type="float" office:value="0.000000000178034380538888" calcext:value-type="float">
            <text:p>1.78034380538888E-0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40000000000001" calcext:value-type="float">
            <text:p>8.4</text:p>
          </table:table-cell>
          <table:table-cell/>
          <table:table-cell table:formula="of:=(10^(['fitting curve'.$D$23]-['fitting curve'.B106])/(1+10^(['fitting curve'.$D$23]-['fitting curve'.B106])))*['fitting curve'.$D$24]" office:value-type="float" office:value="0.000000000141418257215921" calcext:value-type="float">
            <text:p>1.41418257215921E-0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50000000000001" calcext:value-type="float">
            <text:p>8.5</text:p>
          </table:table-cell>
          <table:table-cell/>
          <table:table-cell table:formula="of:=(10^(['fitting curve'.$D$23]-['fitting curve'.B107])/(1+10^(['fitting curve'.$D$23]-['fitting curve'.B107])))*['fitting curve'.$D$24]" office:value-type="float" office:value="0.000000000112332843975431" calcext:value-type="float">
            <text:p>1.12332843975431E-0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adornments="Regular" style:font-family-generic="swiss"/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P0" style:volatile="true">
      <number:text>Fr. </number:text>
      <number:number number:decimal-places="0" number:min-integer-digits="1" number:grouping="true"/>
    </number:number-style>
    <number:number-style style:name="N110">
      <number:text>Fr.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Fr. </number:text>
      <number:number number:decimal-places="0" number:min-integer-digits="1" number:grouping="true"/>
    </number:number-style>
    <number:number-style style:name="N111">
      <style:text-properties fo:color="#ff0000"/>
      <number:text>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Fr. </number:text>
      <number:number number:decimal-places="2" number:min-integer-digits="1" number:grouping="true"/>
    </number:number-style>
    <number:number-style style:name="N112">
      <number:text>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Fr. </number:text>
      <number:number number:decimal-places="2" number:min-integer-digits="1" number:grouping="true"/>
    </number:number-style>
    <number:number-style style:name="N113">
      <style:text-properties fo:color="#ff0000"/>
      <number:text>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Fr. </loext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loext:text> Fr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loext:text> Fr.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Fr. </loext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loext:text> Fr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loext:text> Fr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2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07" number:language="de" number:country="CH">
      <number:day number:style="long"/>
      <number:text>. </number:text>
      <number:month number:textual="true"/>
    </number:date-style>
    <number:date-style style:name="N20108" number:language="de" number:country="CH">
      <number:month number:textual="true"/>
      <number:text> </number:text>
      <number:year/>
    </number:date-style>
    <number:time-style style:name="N20109" number:language="de" number:country="CH">
      <number:hours/>
      <number:text>:</number:text>
      <number:minutes number:style="long"/>
      <number:text> </number:text>
      <number:am-pm/>
    </number:time-style>
    <number:time-style style:name="N2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2P0" style:volatile="true" number:language="de" number:country="CH">
      <number:text>SFr. </number:text>
      <number:number number:decimal-places="0" number:min-integer-digits="1" number:grouping="true"/>
    </number:number-style>
    <number:number-style style:name="N20112" number:language="de" number:country="CH">
      <number:text>SFr. 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de" number:country="CH">
      <number:text>SFr. </number:text>
      <number:number number:decimal-places="0" number:min-integer-digits="1" number:grouping="true"/>
    </number:number-style>
    <number:number-style style:name="N20113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20113P0"/>
    </number:number-style>
    <number:number-style style:name="N20114P0" style:volatile="true" number:language="de" number:country="CH">
      <number:text>SFr. </number:text>
      <number:number number:decimal-places="2" number:min-integer-digits="1" number:grouping="true"/>
    </number:number-style>
    <number:number-style style:name="N20114" number:language="de" number:country="CH">
      <number:text>SFr. -</number:text>
      <number:number number:decimal-places="2" number:min-integer-digits="1" number:grouping="true"/>
      <style:map style:condition="value()&gt;=0" style:apply-style-name="N20114P0"/>
    </number:number-style>
    <number:number-style style:name="N20115P0" style:volatile="true" number:language="de" number:country="CH">
      <number:text>SFr. </number:text>
      <number:number number:decimal-places="2" number:min-integer-digits="1" number:grouping="true"/>
    </number:number-style>
    <number:number-style style:name="N20115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20115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.00.0000</text:date>, <text:time style:data-style-name="N2" text:time-value="09:38:11.1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tt1" style:display-name="PageStyle_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0:35:36.187000000</meta:creation-date>
    <dc:date>2015-03-21T09:51:08.973000000</dc:date>
    <meta:editing-duration>PT4H58M52S</meta:editing-duration>
    <meta:editing-cycles>18</meta:editing-cycles>
    <meta:generator>LibreOffice/4.4.1.2$Windows_x86 LibreOffice_project/45e2de17089c24a1fa810c8f975a7171ba4cd432</meta:generator>
    <meta:document-statistic meta:table-count="4" meta:cell-count="844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minimum="250" chart:maximum="750" chart:interval-minor-divis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tick-marks-minor-inner="false" chart:tick-marks-minor-outer="true" chart:logarithmic="false" chart:origin="0" chart:interval-minor-divis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4.286cm" svg:y="0.217cm" style:legend-expansion="high" chart:style-name="ch3"/>
        <chart:plot-area chart:style-name="ch4" table:cell-range-address="'raw Data'.A7:'raw Data'.R457 'raw Data'.B3:'raw Data'.R3" chart:data-source-has-labels="row" svg:x="1.331cm" svg:y="0.18cm" svg:width="12.635cm" svg:height="7.659cm">
          <chartooo:coordinate-region svg:x="2.72cm" svg:y="0.379cm" svg:width="10.966cm" svg:height="7.261cm"/>
          <chart:axis chart:dimension="x" chart:name="primary-x" chart:style-name="ch5">
            <chart:title svg:x="6.413cm" svg:y="8.019cm" chart:style-name="ch6">
              <text:p>wavelength [nm]</text:p>
            </chart:title>
          </chart:axis>
          <chart:axis chart:dimension="y" chart:name="primary-y" chart:style-name="ch7">
            <chart:title svg:x="0.451cm" svg:y="4.847cm" chart:style-name="ch8">
              <text:p>absorption</text:p>
            </chart:title>
            <chart:grid chart:style-name="ch9" chart:class="major"/>
          </chart:axis>
          <chart:series chart:style-name="ch10" chart:values-cell-range-address="'raw Data'.B7:'raw Data'.B457" chart:label-cell-address="'raw Data'.B3:'raw Data'.B3" chart:class="chart:scatter">
            <chart:domain table:cell-range-address="'raw Data'.A7:'raw Data'.A457"/>
            <chart:data-point chart:repeated="451"/>
          </chart:series>
          <chart:series chart:style-name="ch11" chart:values-cell-range-address="'raw Data'.C7:'raw Data'.C457" chart:label-cell-address="'raw Data'.C3:'raw Data'.C3" chart:class="chart:scatter">
            <chart:data-point chart:repeated="451"/>
          </chart:series>
          <chart:series chart:style-name="ch12" chart:values-cell-range-address="'raw Data'.D7:'raw Data'.D457" chart:label-cell-address="'raw Data'.D3:'raw Data'.D3" chart:class="chart:scatter">
            <chart:data-point chart:repeated="451"/>
          </chart:series>
          <chart:series chart:style-name="ch13" chart:values-cell-range-address="'raw Data'.E7:'raw Data'.E457" chart:label-cell-address="'raw Data'.E3:'raw Data'.E3" chart:class="chart:scatter">
            <chart:data-point chart:repeated="451"/>
          </chart:series>
          <chart:series chart:style-name="ch14" chart:values-cell-range-address="'raw Data'.F7:'raw Data'.F457" chart:label-cell-address="'raw Data'.F3:'raw Data'.F3" chart:class="chart:scatter">
            <chart:data-point chart:repeated="451"/>
          </chart:series>
          <chart:series chart:style-name="ch15" chart:values-cell-range-address="'raw Data'.G7:'raw Data'.G457" chart:label-cell-address="'raw Data'.G3:'raw Data'.G3" chart:class="chart:scatter">
            <chart:data-point chart:repeated="451"/>
          </chart:series>
          <chart:series chart:style-name="ch16" chart:values-cell-range-address="'raw Data'.H7:'raw Data'.H457" chart:label-cell-address="'raw Data'.H3:'raw Data'.H3" chart:class="chart:scatter">
            <chart:data-point chart:repeated="451"/>
          </chart:series>
          <chart:series chart:style-name="ch17" chart:values-cell-range-address="'raw Data'.I7:'raw Data'.I457" chart:label-cell-address="'raw Data'.I3:'raw Data'.I3" chart:class="chart:scatter">
            <chart:data-point chart:repeated="451"/>
          </chart:series>
          <chart:series chart:style-name="ch18" chart:values-cell-range-address="'raw Data'.J7:'raw Data'.J457" chart:label-cell-address="'raw Data'.J3:'raw Data'.J3" chart:class="chart:scatter">
            <chart:data-point chart:repeated="451"/>
          </chart:series>
          <chart:series chart:style-name="ch19" chart:values-cell-range-address="'raw Data'.K7:'raw Data'.K457" chart:label-cell-address="'raw Data'.K3:'raw Data'.K3" chart:class="chart:scatter">
            <chart:data-point chart:repeated="451"/>
          </chart:series>
          <chart:series chart:style-name="ch20" chart:values-cell-range-address="'raw Data'.L7:'raw Data'.L457" chart:label-cell-address="'raw Data'.L3:'raw Data'.L3" chart:class="chart:scatter">
            <chart:data-point chart:repeated="451"/>
          </chart:series>
          <chart:series chart:style-name="ch21" chart:values-cell-range-address="'raw Data'.M7:'raw Data'.M457" chart:label-cell-address="'raw Data'.M3:'raw Data'.M3" chart:class="chart:scatter">
            <chart:data-point chart:repeated="451"/>
          </chart:series>
          <chart:series chart:style-name="ch22" chart:values-cell-range-address="'raw Data'.N7:'raw Data'.N457" chart:label-cell-address="'raw Data'.N3:'raw Data'.N3" chart:class="chart:scatter">
            <chart:data-point chart:repeated="451"/>
          </chart:series>
          <chart:series chart:style-name="ch23" chart:values-cell-range-address="'raw Data'.O7:'raw Data'.O457" chart:label-cell-address="'raw Data'.O3:'raw Data'.O3" chart:class="chart:scatter">
            <chart:data-point chart:repeated="451"/>
          </chart:series>
          <chart:series chart:style-name="ch24" chart:values-cell-range-address="'raw Data'.P7:'raw Data'.P457" chart:label-cell-address="'raw Data'.P3:'raw Data'.P3" chart:class="chart:scatter">
            <chart:data-point chart:repeated="451"/>
          </chart:series>
          <chart:series chart:style-name="ch13" chart:values-cell-range-address="'raw Data'.Q7:'raw Data'.Q457" chart:label-cell-address="'raw Data'.Q3:'raw Data'.Q3" chart:class="chart:scatter">
            <chart:data-point chart:repeated="451"/>
          </chart:series>
          <chart:series chart:style-name="ch14" chart:values-cell-range-address="'raw Data'.R7:'raw Data'.R457" chart:label-cell-address="'raw Data'.R3:'raw Data'.R3" chart:class="chart:scatter">
            <chart:data-point chart:repeated="45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a</text:p>
                <draw:g>
                  <svg:desc>'raw Data'.B3:'raw Data'.B3</svg:desc>
                </draw:g>
              </table:table-cell>
              <table:table-cell office:value-type="string">
                <text:p>8b</text:p>
                <draw:g>
                  <svg:desc>'raw Data'.C3:'raw Data'.C3</svg:desc>
                </draw:g>
              </table:table-cell>
              <table:table-cell office:value-type="string">
                <text:p>7a</text:p>
                <draw:g>
                  <svg:desc>'raw Data'.D3:'raw Data'.D3</svg:desc>
                </draw:g>
              </table:table-cell>
              <table:table-cell office:value-type="string">
                <text:p>7b</text:p>
                <draw:g>
                  <svg:desc>'raw Data'.E3:'raw Data'.E3</svg:desc>
                </draw:g>
              </table:table-cell>
              <table:table-cell office:value-type="string">
                <text:p>6a</text:p>
                <draw:g>
                  <svg:desc>'raw Data'.F3:'raw Data'.F3</svg:desc>
                </draw:g>
              </table:table-cell>
              <table:table-cell office:value-type="string">
                <text:p>6b</text:p>
                <draw:g>
                  <svg:desc>'raw Data'.G3:'raw Data'.G3</svg:desc>
                </draw:g>
              </table:table-cell>
              <table:table-cell office:value-type="string">
                <text:p>5a</text:p>
                <draw:g>
                  <svg:desc>'raw Data'.H3:'raw Data'.H3</svg:desc>
                </draw:g>
              </table:table-cell>
              <table:table-cell office:value-type="string">
                <text:p>5b</text:p>
                <draw:g>
                  <svg:desc>'raw Data'.I3:'raw Data'.I3</svg:desc>
                </draw:g>
              </table:table-cell>
              <table:table-cell office:value-type="string">
                <text:p>4a</text:p>
                <draw:g>
                  <svg:desc>'raw Data'.J3:'raw Data'.J3</svg:desc>
                </draw:g>
              </table:table-cell>
              <table:table-cell office:value-type="string">
                <text:p>4b</text:p>
                <draw:g>
                  <svg:desc>'raw Data'.K3:'raw Data'.K3</svg:desc>
                </draw:g>
              </table:table-cell>
              <table:table-cell office:value-type="string">
                <text:p>4c</text:p>
                <draw:g>
                  <svg:desc>'raw Data'.L3:'raw Data'.L3</svg:desc>
                </draw:g>
              </table:table-cell>
              <table:table-cell office:value-type="string">
                <text:p>3a</text:p>
                <draw:g>
                  <svg:desc>'raw Data'.M3:'raw Data'.M3</svg:desc>
                </draw:g>
              </table:table-cell>
              <table:table-cell office:value-type="string">
                <text:p>3b</text:p>
                <draw:g>
                  <svg:desc>'raw Data'.N3:'raw Data'.N3</svg:desc>
                </draw:g>
              </table:table-cell>
              <table:table-cell office:value-type="string">
                <text:p>2a</text:p>
                <draw:g>
                  <svg:desc>'raw Data'.O3:'raw Data'.O3</svg:desc>
                </draw:g>
              </table:table-cell>
              <table:table-cell office:value-type="string">
                <text:p>2b</text:p>
                <draw:g>
                  <svg:desc>'raw Data'.P3:'raw Data'.P3</svg:desc>
                </draw:g>
              </table:table-cell>
              <table:table-cell office:value-type="string">
                <text:p>1a</text:p>
                <draw:g>
                  <svg:desc>'raw Data'.Q3:'raw Data'.Q3</svg:desc>
                </draw:g>
              </table:table-cell>
              <table:table-cell office:value-type="string">
                <text:p>1b</text:p>
                <draw:g>
                  <svg:desc>'raw Data'.R3:'raw Data'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">
                <text:p>700</text:p>
                <draw:g>
                  <svg:desc>'raw Data'.A7:'raw Data'.A457</svg:desc>
                </draw:g>
              </table:table-cell>
              <table:table-cell office:value-type="float" office:value="0.0052">
                <text:p>0.0052</text:p>
                <draw:g>
                  <svg:desc>'raw Data'.B7:'raw Data'.B457</svg:desc>
                </draw:g>
              </table:table-cell>
              <table:table-cell office:value-type="float" office:value="0.00355">
                <text:p>0.00355</text:p>
                <draw:g>
                  <svg:desc>'raw Data'.C7:'raw Data'.C457</svg:desc>
                </draw:g>
              </table:table-cell>
              <table:table-cell office:value-type="float" office:value="0.00047">
                <text:p>0.00047</text:p>
                <draw:g>
                  <svg:desc>'raw Data'.D7:'raw Data'.D457</svg:desc>
                </draw:g>
              </table:table-cell>
              <table:table-cell office:value-type="float" office:value="0.00047">
                <text:p>0.00047</text:p>
                <draw:g>
                  <svg:desc>'raw Data'.E7:'raw Data'.E457</svg:desc>
                </draw:g>
              </table:table-cell>
              <table:table-cell office:value-type="float" office:value="-0.00001">
                <text:p>-0.00001</text:p>
                <draw:g>
                  <svg:desc>'raw Data'.F7:'raw Data'.F457</svg:desc>
                </draw:g>
              </table:table-cell>
              <table:table-cell office:value-type="float" office:value="0.00478">
                <text:p>0.00478</text:p>
                <draw:g>
                  <svg:desc>'raw Data'.G7:'raw Data'.G457</svg:desc>
                </draw:g>
              </table:table-cell>
              <table:table-cell office:value-type="float" office:value="-0.00009">
                <text:p>-0.00009</text:p>
                <draw:g>
                  <svg:desc>'raw Data'.H7:'raw Data'.H457</svg:desc>
                </draw:g>
              </table:table-cell>
              <table:table-cell office:value-type="float" office:value="0.00139">
                <text:p>0.00139</text:p>
                <draw:g>
                  <svg:desc>'raw Data'.I7:'raw Data'.I457</svg:desc>
                </draw:g>
              </table:table-cell>
              <table:table-cell office:value-type="float" office:value="0">
                <text:p>0</text:p>
                <draw:g>
                  <svg:desc>'raw Data'.J7:'raw Data'.J457</svg:desc>
                </draw:g>
              </table:table-cell>
              <table:table-cell office:value-type="float" office:value="0.00858">
                <text:p>0.00858</text:p>
                <draw:g>
                  <svg:desc>'raw Data'.K7:'raw Data'.K457</svg:desc>
                </draw:g>
              </table:table-cell>
              <table:table-cell office:value-type="float" office:value="0.00308">
                <text:p>0.00308</text:p>
                <draw:g>
                  <svg:desc>'raw Data'.L7:'raw Data'.L457</svg:desc>
                </draw:g>
              </table:table-cell>
              <table:table-cell office:value-type="float" office:value="0.0024">
                <text:p>0.0024</text:p>
                <draw:g>
                  <svg:desc>'raw Data'.M7:'raw Data'.M457</svg:desc>
                </draw:g>
              </table:table-cell>
              <table:table-cell office:value-type="float" office:value="0.00203">
                <text:p>0.00203</text:p>
                <draw:g>
                  <svg:desc>'raw Data'.N7:'raw Data'.N457</svg:desc>
                </draw:g>
              </table:table-cell>
              <table:table-cell office:value-type="float" office:value="-0.00055">
                <text:p>-0.00055</text:p>
                <draw:g>
                  <svg:desc>'raw Data'.O7:'raw Data'.O457</svg:desc>
                </draw:g>
              </table:table-cell>
              <table:table-cell office:value-type="float" office:value="0.00117">
                <text:p>0.00117</text:p>
                <draw:g>
                  <svg:desc>'raw Data'.P7:'raw Data'.P457</svg:desc>
                </draw:g>
              </table:table-cell>
              <table:table-cell office:value-type="float" office:value="-0.00521">
                <text:p>-0.00521</text:p>
                <draw:g>
                  <svg:desc>'raw Data'.Q7:'raw Data'.Q457</svg:desc>
                </draw:g>
              </table:table-cell>
              <table:table-cell office:value-type="float" office:value="-0.00251">
                <text:p>-0.00251</text:p>
                <draw:g>
                  <svg:desc>'raw Data'.R7:'raw Data'.R4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9">
                <text:p>699</text:p>
              </table:table-cell>
              <table:table-cell office:value-type="float" office:value="0.0052">
                <text:p>0.0052</text:p>
              </table:table-cell>
              <table:table-cell office:value-type="float" office:value="0.00346">
                <text:p>0.00346</text:p>
              </table:table-cell>
              <table:table-cell office:value-type="float" office:value="0.00049">
                <text:p>0.00049</text:p>
              </table:table-cell>
              <table:table-cell office:value-type="float" office:value="0.00058">
                <text:p>0.00058</text:p>
              </table:table-cell>
              <table:table-cell office:value-type="float" office:value="-0.000069">
                <text:p>-0.000069</text:p>
              </table:table-cell>
              <table:table-cell office:value-type="float" office:value="0.00485">
                <text:p>0.00485</text:p>
              </table:table-cell>
              <table:table-cell office:value-type="float" office:value="-0.00009">
                <text:p>-0.00009</text:p>
              </table:table-cell>
              <table:table-cell office:value-type="float" office:value="0.00143">
                <text:p>0.00143</text:p>
              </table:table-cell>
              <table:table-cell office:value-type="float" office:value="-0.00016">
                <text:p>-0.00016</text:p>
              </table:table-cell>
              <table:table-cell office:value-type="float" office:value="0.00839">
                <text:p>0.00839</text:p>
              </table:table-cell>
              <table:table-cell office:value-type="float" office:value="0.0031">
                <text:p>0.0031</text:p>
              </table:table-cell>
              <table:table-cell office:value-type="float" office:value="0.00231">
                <text:p>0.00231</text:p>
              </table:table-cell>
              <table:table-cell office:value-type="float" office:value="0.00192">
                <text:p>0.00192</text:p>
              </table:table-cell>
              <table:table-cell office:value-type="float" office:value="-0.000599">
                <text:p>-0.000599</text:p>
              </table:table-cell>
              <table:table-cell office:value-type="float" office:value="0.0011">
                <text:p>0.0011</text:p>
              </table:table-cell>
              <table:table-cell office:value-type="float" office:value="-0.00521">
                <text:p>-0.00521</text:p>
              </table:table-cell>
              <table:table-cell office:value-type="float" office:value="-0.00249">
                <text:p>-0.00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8">
                <text:p>698</text:p>
              </table:table-cell>
              <table:table-cell office:value-type="float" office:value="0.00502">
                <text:p>0.00502</text:p>
              </table:table-cell>
              <table:table-cell office:value-type="float" office:value="0.00331">
                <text:p>0.00331</text:p>
              </table:table-cell>
              <table:table-cell office:value-type="float" office:value="0.0005">
                <text:p>0.0005</text:p>
              </table:table-cell>
              <table:table-cell office:value-type="float" office:value="0.00056">
                <text:p>0.00056</text:p>
              </table:table-cell>
              <table:table-cell office:value-type="float" office:value="0.00014">
                <text:p>0.00014</text:p>
              </table:table-cell>
              <table:table-cell office:value-type="float" office:value="0.00483">
                <text:p>0.00483</text:p>
              </table:table-cell>
              <table:table-cell office:value-type="float" office:value="-0.0002">
                <text:p>-0.0002</text:p>
              </table:table-cell>
              <table:table-cell office:value-type="float" office:value="0.0014">
                <text:p>0.0014</text:p>
              </table:table-cell>
              <table:table-cell office:value-type="float" office:value="-0.0002">
                <text:p>-0.0002</text:p>
              </table:table-cell>
              <table:table-cell office:value-type="float" office:value="0.00825">
                <text:p>0.00825</text:p>
              </table:table-cell>
              <table:table-cell office:value-type="float" office:value="0.00327">
                <text:p>0.00327</text:p>
              </table:table-cell>
              <table:table-cell office:value-type="float" office:value="0.00237">
                <text:p>0.00237</text:p>
              </table:table-cell>
              <table:table-cell office:value-type="float" office:value="0.00194">
                <text:p>0.00194</text:p>
              </table:table-cell>
              <table:table-cell office:value-type="float" office:value="-0.00041">
                <text:p>-0.00041</text:p>
              </table:table-cell>
              <table:table-cell office:value-type="float" office:value="0.00127">
                <text:p>0.00127</text:p>
              </table:table-cell>
              <table:table-cell office:value-type="float" office:value="-0.00505">
                <text:p>-0.00505</text:p>
              </table:table-cell>
              <table:table-cell office:value-type="float" office:value="-0.00239">
                <text:p>-0.00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7">
                <text:p>697</text:p>
              </table:table-cell>
              <table:table-cell office:value-type="float" office:value="0.00513">
                <text:p>0.00513</text:p>
              </table:table-cell>
              <table:table-cell office:value-type="float" office:value="0.00352">
                <text:p>0.00352</text:p>
              </table:table-cell>
              <table:table-cell office:value-type="float" office:value="0.00055">
                <text:p>0.00055</text:p>
              </table:table-cell>
              <table:table-cell office:value-type="float" office:value="0.00043">
                <text:p>0.00043</text:p>
              </table:table-cell>
              <table:table-cell office:value-type="float" office:value="-0.00001">
                <text:p>-0.00001</text:p>
              </table:table-cell>
              <table:table-cell office:value-type="float" office:value="0.00484">
                <text:p>0.00484</text:p>
              </table:table-cell>
              <table:table-cell office:value-type="float" office:value="-0.00024">
                <text:p>-0.00024</text:p>
              </table:table-cell>
              <table:table-cell office:value-type="float" office:value="0.0013">
                <text:p>0.0013</text:p>
              </table:table-cell>
              <table:table-cell office:value-type="float" office:value="-0.00035">
                <text:p>-0.00035</text:p>
              </table:table-cell>
              <table:table-cell office:value-type="float" office:value="0.00827">
                <text:p>0.00827</text:p>
              </table:table-cell>
              <table:table-cell office:value-type="float" office:value="0.00327">
                <text:p>0.00327</text:p>
              </table:table-cell>
              <table:table-cell office:value-type="float" office:value="0.00246">
                <text:p>0.00246</text:p>
              </table:table-cell>
              <table:table-cell office:value-type="float" office:value="0.00198">
                <text:p>0.00198</text:p>
              </table:table-cell>
              <table:table-cell office:value-type="float" office:value="-0.00053">
                <text:p>-0.00053</text:p>
              </table:table-cell>
              <table:table-cell office:value-type="float" office:value="0.00108">
                <text:p>0.00108</text:p>
              </table:table-cell>
              <table:table-cell office:value-type="float" office:value="-0.00505">
                <text:p>-0.00505</text:p>
              </table:table-cell>
              <table:table-cell office:value-type="float" office:value="-0.00245">
                <text:p>-0.00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6">
                <text:p>696</text:p>
              </table:table-cell>
              <table:table-cell office:value-type="float" office:value="0.00516">
                <text:p>0.00516</text:p>
              </table:table-cell>
              <table:table-cell office:value-type="float" office:value="0.0036">
                <text:p>0.0036</text:p>
              </table:table-cell>
              <table:table-cell office:value-type="float" office:value="0.00047">
                <text:p>0.00047</text:p>
              </table:table-cell>
              <table:table-cell office:value-type="float" office:value="0.00056">
                <text:p>0.00056</text:p>
              </table:table-cell>
              <table:table-cell office:value-type="float" office:value="0.00004">
                <text:p>0.00004</text:p>
              </table:table-cell>
              <table:table-cell office:value-type="float" office:value="0.00496">
                <text:p>0.00496</text:p>
              </table:table-cell>
              <table:table-cell office:value-type="float" office:value="-0.00019">
                <text:p>-0.00019</text:p>
              </table:table-cell>
              <table:table-cell office:value-type="float" office:value="0.00144">
                <text:p>0.00144</text:p>
              </table:table-cell>
              <table:table-cell office:value-type="float" office:value="-0.00019">
                <text:p>-0.00019</text:p>
              </table:table-cell>
              <table:table-cell office:value-type="float" office:value="0.00842">
                <text:p>0.00842</text:p>
              </table:table-cell>
              <table:table-cell office:value-type="float" office:value="0.00337">
                <text:p>0.00337</text:p>
              </table:table-cell>
              <table:table-cell office:value-type="float" office:value="0.00229">
                <text:p>0.00229</text:p>
              </table:table-cell>
              <table:table-cell office:value-type="float" office:value="0.00194">
                <text:p>0.00194</text:p>
              </table:table-cell>
              <table:table-cell office:value-type="float" office:value="-0.00046">
                <text:p>-0.00046</text:p>
              </table:table-cell>
              <table:table-cell office:value-type="float" office:value="0.00125">
                <text:p>0.00125</text:p>
              </table:table-cell>
              <table:table-cell office:value-type="float" office:value="-0.00512">
                <text:p>-0.00512</text:p>
              </table:table-cell>
              <table:table-cell office:value-type="float" office:value="-0.00235">
                <text:p>-0.002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5">
                <text:p>695</text:p>
              </table:table-cell>
              <table:table-cell office:value-type="float" office:value="0.00512">
                <text:p>0.00512</text:p>
              </table:table-cell>
              <table:table-cell office:value-type="float" office:value="0.00356">
                <text:p>0.00356</text:p>
              </table:table-cell>
              <table:table-cell office:value-type="float" office:value="0.00065">
                <text:p>0.00065</text:p>
              </table:table-cell>
              <table:table-cell office:value-type="float" office:value="0.00065">
                <text:p>0.00065</text:p>
              </table:table-cell>
              <table:table-cell office:value-type="float" office:value="0.00018">
                <text:p>0.00018</text:p>
              </table:table-cell>
              <table:table-cell office:value-type="float" office:value="0.00507">
                <text:p>0.00507</text:p>
              </table:table-cell>
              <table:table-cell office:value-type="float" office:value="-0.00027">
                <text:p>-0.00027</text:p>
              </table:table-cell>
              <table:table-cell office:value-type="float" office:value="0.00157">
                <text:p>0.00157</text:p>
              </table:table-cell>
              <table:table-cell office:value-type="float" office:value="-0.00001">
                <text:p>-0.00001</text:p>
              </table:table-cell>
              <table:table-cell office:value-type="float" office:value="0.008489">
                <text:p>0.008489</text:p>
              </table:table-cell>
              <table:table-cell office:value-type="float" office:value="0.00348">
                <text:p>0.00348</text:p>
              </table:table-cell>
              <table:table-cell office:value-type="float" office:value="0.00241">
                <text:p>0.00241</text:p>
              </table:table-cell>
              <table:table-cell office:value-type="float" office:value="0.00204">
                <text:p>0.00204</text:p>
              </table:table-cell>
              <table:table-cell office:value-type="float" office:value="-0.00056">
                <text:p>-0.00056</text:p>
              </table:table-cell>
              <table:table-cell office:value-type="float" office:value="0.00109">
                <text:p>0.00109</text:p>
              </table:table-cell>
              <table:table-cell office:value-type="float" office:value="-0.00494">
                <text:p>-0.00494</text:p>
              </table:table-cell>
              <table:table-cell office:value-type="float" office:value="-0.00223">
                <text:p>-0.00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4">
                <text:p>694</text:p>
              </table:table-cell>
              <table:table-cell office:value-type="float" office:value="0.005">
                <text:p>0.005</text:p>
              </table:table-cell>
              <table:table-cell office:value-type="float" office:value="0.00354">
                <text:p>0.00354</text:p>
              </table:table-cell>
              <table:table-cell office:value-type="float" office:value="0.00052">
                <text:p>0.00052</text:p>
              </table:table-cell>
              <table:table-cell office:value-type="float" office:value="0.00052">
                <text:p>0.00052</text:p>
              </table:table-cell>
              <table:table-cell office:value-type="float" office:value="-0.00011">
                <text:p>-0.00011</text:p>
              </table:table-cell>
              <table:table-cell office:value-type="float" office:value="0.00487">
                <text:p>0.00487</text:p>
              </table:table-cell>
              <table:table-cell office:value-type="float" office:value="-0.00036">
                <text:p>-0.00036</text:p>
              </table:table-cell>
              <table:table-cell office:value-type="float" office:value="0.0014">
                <text:p>0.0014</text:p>
              </table:table-cell>
              <table:table-cell office:value-type="float" office:value="-0.00011">
                <text:p>-0.00011</text:p>
              </table:table-cell>
              <table:table-cell office:value-type="float" office:value="0.00842">
                <text:p>0.00842</text:p>
              </table:table-cell>
              <table:table-cell office:value-type="float" office:value="0.00368">
                <text:p>0.00368</text:p>
              </table:table-cell>
              <table:table-cell office:value-type="float" office:value="0.00234">
                <text:p>0.00234</text:p>
              </table:table-cell>
              <table:table-cell office:value-type="float" office:value="0.00186">
                <text:p>0.00186</text:p>
              </table:table-cell>
              <table:table-cell office:value-type="float" office:value="-0.00063">
                <text:p>-0.00063</text:p>
              </table:table-cell>
              <table:table-cell office:value-type="float" office:value="0.00113">
                <text:p>0.00113</text:p>
              </table:table-cell>
              <table:table-cell office:value-type="float" office:value="-0.00503">
                <text:p>-0.00503</text:p>
              </table:table-cell>
              <table:table-cell office:value-type="float" office:value="-0.0022">
                <text:p>-0.0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3">
                <text:p>693</text:p>
              </table:table-cell>
              <table:table-cell office:value-type="float" office:value="0.00511">
                <text:p>0.00511</text:p>
              </table:table-cell>
              <table:table-cell office:value-type="float" office:value="0.00376">
                <text:p>0.00376</text:p>
              </table:table-cell>
              <table:table-cell office:value-type="float" office:value="0.00047">
                <text:p>0.00047</text:p>
              </table:table-cell>
              <table:table-cell office:value-type="float" office:value="0.00047">
                <text:p>0.00047</text:p>
              </table:table-cell>
              <table:table-cell office:value-type="float" office:value="0">
                <text:p>0</text:p>
              </table:table-cell>
              <table:table-cell office:value-type="float" office:value="0.00504">
                <text:p>0.00504</text:p>
              </table:table-cell>
              <table:table-cell office:value-type="float" office:value="-0.00033">
                <text:p>-0.00033</text:p>
              </table:table-cell>
              <table:table-cell office:value-type="float" office:value="0.0014">
                <text:p>0.0014</text:p>
              </table:table-cell>
              <table:table-cell office:value-type="float" office:value="-0.00013">
                <text:p>-0.00013</text:p>
              </table:table-cell>
              <table:table-cell office:value-type="float" office:value="0.008449">
                <text:p>0.008449</text:p>
              </table:table-cell>
              <table:table-cell office:value-type="float" office:value="0.00357">
                <text:p>0.00357</text:p>
              </table:table-cell>
              <table:table-cell office:value-type="float" office:value="0.00242">
                <text:p>0.00242</text:p>
              </table:table-cell>
              <table:table-cell office:value-type="float" office:value="0.002">
                <text:p>0.002</text:p>
              </table:table-cell>
              <table:table-cell office:value-type="float" office:value="-0.00053">
                <text:p>-0.00053</text:p>
              </table:table-cell>
              <table:table-cell office:value-type="float" office:value="0.00122">
                <text:p>0.00122</text:p>
              </table:table-cell>
              <table:table-cell office:value-type="float" office:value="-0.00506">
                <text:p>-0.00506</text:p>
              </table:table-cell>
              <table:table-cell office:value-type="float" office:value="-0.00223">
                <text:p>-0.00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2">
                <text:p>692</text:p>
              </table:table-cell>
              <table:table-cell office:value-type="float" office:value="0.00501">
                <text:p>0.00501</text:p>
              </table:table-cell>
              <table:table-cell office:value-type="float" office:value="0.00367">
                <text:p>0.00367</text:p>
              </table:table-cell>
              <table:table-cell office:value-type="float" office:value="0.0005">
                <text:p>0.0005</text:p>
              </table:table-cell>
              <table:table-cell office:value-type="float" office:value="0.00047">
                <text:p>0.00047</text:p>
              </table:table-cell>
              <table:table-cell office:value-type="float" office:value="-0.00011">
                <text:p>-0.00011</text:p>
              </table:table-cell>
              <table:table-cell office:value-type="float" office:value="0.00494">
                <text:p>0.00494</text:p>
              </table:table-cell>
              <table:table-cell office:value-type="float" office:value="-0.00018">
                <text:p>-0.00018</text:p>
              </table:table-cell>
              <table:table-cell office:value-type="float" office:value="0.00146">
                <text:p>0.00146</text:p>
              </table:table-cell>
              <table:table-cell office:value-type="float" office:value="-0.00004">
                <text:p>-0.00004</text:p>
              </table:table-cell>
              <table:table-cell office:value-type="float" office:value="0.008489">
                <text:p>0.008489</text:p>
              </table:table-cell>
              <table:table-cell office:value-type="float" office:value="0.00373">
                <text:p>0.00373</text:p>
              </table:table-cell>
              <table:table-cell office:value-type="float" office:value="0.00248">
                <text:p>0.00248</text:p>
              </table:table-cell>
              <table:table-cell office:value-type="float" office:value="0.00205">
                <text:p>0.00205</text:p>
              </table:table-cell>
              <table:table-cell office:value-type="float" office:value="-0.00043">
                <text:p>-0.00043</text:p>
              </table:table-cell>
              <table:table-cell office:value-type="float" office:value="0.00135">
                <text:p>0.00135</text:p>
              </table:table-cell>
              <table:table-cell office:value-type="float" office:value="-0.00508">
                <text:p>-0.00508</text:p>
              </table:table-cell>
              <table:table-cell office:value-type="float" office:value="-0.00225">
                <text:p>-0.00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1">
                <text:p>691</text:p>
              </table:table-cell>
              <table:table-cell office:value-type="float" office:value="0.00492">
                <text:p>0.00492</text:p>
              </table:table-cell>
              <table:table-cell office:value-type="float" office:value="0.00368">
                <text:p>0.00368</text:p>
              </table:table-cell>
              <table:table-cell office:value-type="float" office:value="0.0004">
                <text:p>0.0004</text:p>
              </table:table-cell>
              <table:table-cell office:value-type="float" office:value="0.00057">
                <text:p>0.00057</text:p>
              </table:table-cell>
              <table:table-cell office:value-type="float" office:value="-0.00006">
                <text:p>-0.00006</text:p>
              </table:table-cell>
              <table:table-cell office:value-type="float" office:value="0.00493">
                <text:p>0.00493</text:p>
              </table:table-cell>
              <table:table-cell office:value-type="float" office:value="-0.00034">
                <text:p>-0.00034</text:p>
              </table:table-cell>
              <table:table-cell office:value-type="float" office:value="0.00144">
                <text:p>0.00144</text:p>
              </table:table-cell>
              <table:table-cell office:value-type="float" office:value="-0.00017">
                <text:p>-0.00017</text:p>
              </table:table-cell>
              <table:table-cell office:value-type="float" office:value="0.00842">
                <text:p>0.00842</text:p>
              </table:table-cell>
              <table:table-cell office:value-type="float" office:value="0.00369">
                <text:p>0.00369</text:p>
              </table:table-cell>
              <table:table-cell office:value-type="float" office:value="0.00242">
                <text:p>0.00242</text:p>
              </table:table-cell>
              <table:table-cell office:value-type="float" office:value="0.00189">
                <text:p>0.00189</text:p>
              </table:table-cell>
              <table:table-cell office:value-type="float" office:value="-0.00045">
                <text:p>-0.00045</text:p>
              </table:table-cell>
              <table:table-cell office:value-type="float" office:value="0.00129">
                <text:p>0.00129</text:p>
              </table:table-cell>
              <table:table-cell office:value-type="float" office:value="-0.00483">
                <text:p>-0.00483</text:p>
              </table:table-cell>
              <table:table-cell office:value-type="float" office:value="-0.0022">
                <text:p>-0.0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0">
                <text:p>690</text:p>
              </table:table-cell>
              <table:table-cell office:value-type="float" office:value="0.00489">
                <text:p>0.00489</text:p>
              </table:table-cell>
              <table:table-cell office:value-type="float" office:value="0.00387">
                <text:p>0.00387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0">
                <text:p>0</text:p>
              </table:table-cell>
              <table:table-cell office:value-type="float" office:value="0.00503">
                <text:p>0.00503</text:p>
              </table:table-cell>
              <table:table-cell office:value-type="float" office:value="-0.00036">
                <text:p>-0.00036</text:p>
              </table:table-cell>
              <table:table-cell office:value-type="float" office:value="0.00123">
                <text:p>0.00123</text:p>
              </table:table-cell>
              <table:table-cell office:value-type="float" office:value="-0.0001">
                <text:p>-0.0001</text:p>
              </table:table-cell>
              <table:table-cell office:value-type="float" office:value="0.00851">
                <text:p>0.00851</text:p>
              </table:table-cell>
              <table:table-cell office:value-type="float" office:value="0.00351">
                <text:p>0.00351</text:p>
              </table:table-cell>
              <table:table-cell office:value-type="float" office:value="0.00244">
                <text:p>0.00244</text:p>
              </table:table-cell>
              <table:table-cell office:value-type="float" office:value="0.00197">
                <text:p>0.00197</text:p>
              </table:table-cell>
              <table:table-cell office:value-type="float" office:value="-0.00017">
                <text:p>-0.00017</text:p>
              </table:table-cell>
              <table:table-cell office:value-type="float" office:value="0.0013">
                <text:p>0.0013</text:p>
              </table:table-cell>
              <table:table-cell office:value-type="float" office:value="-0.00489">
                <text:p>-0.00489</text:p>
              </table:table-cell>
              <table:table-cell office:value-type="float" office:value="-0.00215">
                <text:p>-0.00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9">
                <text:p>689</text:p>
              </table:table-cell>
              <table:table-cell office:value-type="float" office:value="0.00497">
                <text:p>0.00497</text:p>
              </table:table-cell>
              <table:table-cell office:value-type="float" office:value="0.00384">
                <text:p>0.00384</text:p>
              </table:table-cell>
              <table:table-cell office:value-type="float" office:value="0.00044">
                <text:p>0.00044</text:p>
              </table:table-cell>
              <table:table-cell office:value-type="float" office:value="0.00043">
                <text:p>0.00043</text:p>
              </table:table-cell>
              <table:table-cell office:value-type="float" office:value="-0.00002">
                <text:p>-0.00002</text:p>
              </table:table-cell>
              <table:table-cell office:value-type="float" office:value="0.00506">
                <text:p>0.00506</text:p>
              </table:table-cell>
              <table:table-cell office:value-type="float" office:value="-0.00027">
                <text:p>-0.00027</text:p>
              </table:table-cell>
              <table:table-cell office:value-type="float" office:value="0.00125">
                <text:p>0.00125</text:p>
              </table:table-cell>
              <table:table-cell office:value-type="float" office:value="-0.00021">
                <text:p>-0.00021</text:p>
              </table:table-cell>
              <table:table-cell office:value-type="float" office:value="0.00844">
                <text:p>0.00844</text:p>
              </table:table-cell>
              <table:table-cell office:value-type="float" office:value="0.00349">
                <text:p>0.00349</text:p>
              </table:table-cell>
              <table:table-cell office:value-type="float" office:value="0.00238">
                <text:p>0.00238</text:p>
              </table:table-cell>
              <table:table-cell office:value-type="float" office:value="0.0019">
                <text:p>0.0019</text:p>
              </table:table-cell>
              <table:table-cell office:value-type="float" office:value="-0.00048">
                <text:p>-0.00048</text:p>
              </table:table-cell>
              <table:table-cell office:value-type="float" office:value="0.00114">
                <text:p>0.00114</text:p>
              </table:table-cell>
              <table:table-cell office:value-type="float" office:value="-0.00479">
                <text:p>-0.00479</text:p>
              </table:table-cell>
              <table:table-cell office:value-type="float" office:value="-0.00196">
                <text:p>-0.001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8">
                <text:p>688</text:p>
              </table:table-cell>
              <table:table-cell office:value-type="float" office:value="0.00499">
                <text:p>0.00499</text:p>
              </table:table-cell>
              <table:table-cell office:value-type="float" office:value="0.00386">
                <text:p>0.00386</text:p>
              </table:table-cell>
              <table:table-cell office:value-type="float" office:value="0.00048">
                <text:p>0.00048</text:p>
              </table:table-cell>
              <table:table-cell office:value-type="float" office:value="0.00057">
                <text:p>0.00057</text:p>
              </table:table-cell>
              <table:table-cell office:value-type="float" office:value="-0.000069">
                <text:p>-0.000069</text:p>
              </table:table-cell>
              <table:table-cell office:value-type="float" office:value="0.00516">
                <text:p>0.00516</text:p>
              </table:table-cell>
              <table:table-cell office:value-type="float" office:value="-0.00023">
                <text:p>-0.00023</text:p>
              </table:table-cell>
              <table:table-cell office:value-type="float" office:value="0.00146">
                <text:p>0.00146</text:p>
              </table:table-cell>
              <table:table-cell office:value-type="float" office:value="-0.00008">
                <text:p>-0.00008</text:p>
              </table:table-cell>
              <table:table-cell office:value-type="float" office:value="0.00851">
                <text:p>0.00851</text:p>
              </table:table-cell>
              <table:table-cell office:value-type="float" office:value="0.00358">
                <text:p>0.00358</text:p>
              </table:table-cell>
              <table:table-cell office:value-type="float" office:value="0.00241">
                <text:p>0.00241</text:p>
              </table:table-cell>
              <table:table-cell office:value-type="float" office:value="0.00197">
                <text:p>0.00197</text:p>
              </table:table-cell>
              <table:table-cell office:value-type="float" office:value="-0.00034">
                <text:p>-0.00034</text:p>
              </table:table-cell>
              <table:table-cell office:value-type="float" office:value="0.00131">
                <text:p>0.00131</text:p>
              </table:table-cell>
              <table:table-cell office:value-type="float" office:value="-0.00481">
                <text:p>-0.00481</text:p>
              </table:table-cell>
              <table:table-cell office:value-type="float" office:value="-0.00213">
                <text:p>-0.002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7">
                <text:p>687</text:p>
              </table:table-cell>
              <table:table-cell office:value-type="float" office:value="0.00477">
                <text:p>0.00477</text:p>
              </table:table-cell>
              <table:table-cell office:value-type="float" office:value="0.0038">
                <text:p>0.0038</text:p>
              </table:table-cell>
              <table:table-cell office:value-type="float" office:value="0.0003">
                <text:p>0.0003</text:p>
              </table:table-cell>
              <table:table-cell office:value-type="float" office:value="0.00043">
                <text:p>0.00043</text:p>
              </table:table-cell>
              <table:table-cell office:value-type="float" office:value="-0.00005">
                <text:p>-0.00005</text:p>
              </table:table-cell>
              <table:table-cell office:value-type="float" office:value="0.00533">
                <text:p>0.00533</text:p>
              </table:table-cell>
              <table:table-cell office:value-type="float" office:value="-0.00033">
                <text:p>-0.00033</text:p>
              </table:table-cell>
              <table:table-cell office:value-type="float" office:value="0.0013">
                <text:p>0.0013</text:p>
              </table:table-cell>
              <table:table-cell office:value-type="float" office:value="-0.00025">
                <text:p>-0.00025</text:p>
              </table:table-cell>
              <table:table-cell office:value-type="float" office:value="0.00838">
                <text:p>0.00838</text:p>
              </table:table-cell>
              <table:table-cell office:value-type="float" office:value="0.00362">
                <text:p>0.00362</text:p>
              </table:table-cell>
              <table:table-cell office:value-type="float" office:value="0.00229">
                <text:p>0.00229</text:p>
              </table:table-cell>
              <table:table-cell office:value-type="float" office:value="0.002">
                <text:p>0.002</text:p>
              </table:table-cell>
              <table:table-cell office:value-type="float" office:value="-0.00049">
                <text:p>-0.00049</text:p>
              </table:table-cell>
              <table:table-cell office:value-type="float" office:value="0.00125">
                <text:p>0.00125</text:p>
              </table:table-cell>
              <table:table-cell office:value-type="float" office:value="-0.0047">
                <text:p>-0.0047</text:p>
              </table:table-cell>
              <table:table-cell office:value-type="float" office:value="-0.00194">
                <text:p>-0.00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6">
                <text:p>686</text:p>
              </table:table-cell>
              <table:table-cell office:value-type="float" office:value="0.00486">
                <text:p>0.00486</text:p>
              </table:table-cell>
              <table:table-cell office:value-type="float" office:value="0.00386">
                <text:p>0.00386</text:p>
              </table:table-cell>
              <table:table-cell office:value-type="float" office:value="0.00032">
                <text:p>0.00032</text:p>
              </table:table-cell>
              <table:table-cell office:value-type="float" office:value="0.00047">
                <text:p>0.00047</text:p>
              </table:table-cell>
              <table:table-cell office:value-type="float" office:value="-0.00017">
                <text:p>-0.00017</text:p>
              </table:table-cell>
              <table:table-cell office:value-type="float" office:value="0.00527">
                <text:p>0.00527</text:p>
              </table:table-cell>
              <table:table-cell office:value-type="float" office:value="-0.00027">
                <text:p>-0.00027</text:p>
              </table:table-cell>
              <table:table-cell office:value-type="float" office:value="0.00134">
                <text:p>0.00134</text:p>
              </table:table-cell>
              <table:table-cell office:value-type="float" office:value="-0.00016">
                <text:p>-0.00016</text:p>
              </table:table-cell>
              <table:table-cell office:value-type="float" office:value="0.00873">
                <text:p>0.00873</text:p>
              </table:table-cell>
              <table:table-cell office:value-type="float" office:value="0.00341">
                <text:p>0.00341</text:p>
              </table:table-cell>
              <table:table-cell office:value-type="float" office:value="0.00233">
                <text:p>0.00233</text:p>
              </table:table-cell>
              <table:table-cell office:value-type="float" office:value="0.00201">
                <text:p>0.00201</text:p>
              </table:table-cell>
              <table:table-cell office:value-type="float" office:value="-0.00049">
                <text:p>-0.00049</text:p>
              </table:table-cell>
              <table:table-cell office:value-type="float" office:value="0.0013">
                <text:p>0.0013</text:p>
              </table:table-cell>
              <table:table-cell office:value-type="float" office:value="-0.00465">
                <text:p>-0.00465</text:p>
              </table:table-cell>
              <table:table-cell office:value-type="float" office:value="-0.00198">
                <text:p>-0.00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5">
                <text:p>685</text:p>
              </table:table-cell>
              <table:table-cell office:value-type="float" office:value="0.00471">
                <text:p>0.00471</text:p>
              </table:table-cell>
              <table:table-cell office:value-type="float" office:value="0.00386">
                <text:p>0.00386</text:p>
              </table:table-cell>
              <table:table-cell office:value-type="float" office:value="0.0004">
                <text:p>0.0004</text:p>
              </table:table-cell>
              <table:table-cell office:value-type="float" office:value="0.00068">
                <text:p>0.00068</text:p>
              </table:table-cell>
              <table:table-cell office:value-type="float" office:value="-0.00009">
                <text:p>-0.00009</text:p>
              </table:table-cell>
              <table:table-cell office:value-type="float" office:value="0.00533">
                <text:p>0.00533</text:p>
              </table:table-cell>
              <table:table-cell office:value-type="float" office:value="-0.00008">
                <text:p>-0.00008</text:p>
              </table:table-cell>
              <table:table-cell office:value-type="float" office:value="0.00145">
                <text:p>0.00145</text:p>
              </table:table-cell>
              <table:table-cell office:value-type="float" office:value="0">
                <text:p>0</text:p>
              </table:table-cell>
              <table:table-cell office:value-type="float" office:value="0.0088">
                <text:p>0.0088</text:p>
              </table:table-cell>
              <table:table-cell office:value-type="float" office:value="0.00359">
                <text:p>0.00359</text:p>
              </table:table-cell>
              <table:table-cell office:value-type="float" office:value="0.00232">
                <text:p>0.00232</text:p>
              </table:table-cell>
              <table:table-cell office:value-type="float" office:value="0.00174">
                <text:p>0.00174</text:p>
              </table:table-cell>
              <table:table-cell office:value-type="float" office:value="-0.00054">
                <text:p>-0.00054</text:p>
              </table:table-cell>
              <table:table-cell office:value-type="float" office:value="0.00135">
                <text:p>0.00135</text:p>
              </table:table-cell>
              <table:table-cell office:value-type="float" office:value="-0.00472">
                <text:p>-0.00472</text:p>
              </table:table-cell>
              <table:table-cell office:value-type="float" office:value="-0.0018">
                <text:p>-0.0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4">
                <text:p>684</text:p>
              </table:table-cell>
              <table:table-cell office:value-type="float" office:value="0.00504">
                <text:p>0.00504</text:p>
              </table:table-cell>
              <table:table-cell office:value-type="float" office:value="0.00413">
                <text:p>0.00413</text:p>
              </table:table-cell>
              <table:table-cell office:value-type="float" office:value="0.00016">
                <text:p>0.00016</text:p>
              </table:table-cell>
              <table:table-cell office:value-type="float" office:value="0.00015">
                <text:p>0.00015</text:p>
              </table:table-cell>
              <table:table-cell office:value-type="float" office:value="-0.000069">
                <text:p>-0.000069</text:p>
              </table:table-cell>
              <table:table-cell office:value-type="float" office:value="0.00564">
                <text:p>0.00564</text:p>
              </table:table-cell>
              <table:table-cell office:value-type="float" office:value="-0.00026">
                <text:p>-0.00026</text:p>
              </table:table-cell>
              <table:table-cell office:value-type="float" office:value="0.00139">
                <text:p>0.00139</text:p>
              </table:table-cell>
              <table:table-cell office:value-type="float" office:value="0.00009">
                <text:p>0.00009</text:p>
              </table:table-cell>
              <table:table-cell office:value-type="float" office:value="0.0088">
                <text:p>0.0088</text:p>
              </table:table-cell>
              <table:table-cell office:value-type="float" office:value="0.00369">
                <text:p>0.00369</text:p>
              </table:table-cell>
              <table:table-cell office:value-type="float" office:value="0.00257">
                <text:p>0.00257</text:p>
              </table:table-cell>
              <table:table-cell office:value-type="float" office:value="0.00211">
                <text:p>0.00211</text:p>
              </table:table-cell>
              <table:table-cell office:value-type="float" office:value="-0.00044">
                <text:p>-0.00044</text:p>
              </table:table-cell>
              <table:table-cell office:value-type="float" office:value="0.00098">
                <text:p>0.00098</text:p>
              </table:table-cell>
              <table:table-cell office:value-type="float" office:value="-0.00479">
                <text:p>-0.00479</text:p>
              </table:table-cell>
              <table:table-cell office:value-type="float" office:value="-0.00166">
                <text:p>-0.00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3">
                <text:p>683</text:p>
              </table:table-cell>
              <table:table-cell office:value-type="float" office:value="0.00505">
                <text:p>0.00505</text:p>
              </table:table-cell>
              <table:table-cell office:value-type="float" office:value="0.00403">
                <text:p>0.00403</text:p>
              </table:table-cell>
              <table:table-cell office:value-type="float" office:value="0.00025">
                <text:p>0.00025</text:p>
              </table:table-cell>
              <table:table-cell office:value-type="float" office:value="0.00046">
                <text:p>0.00046</text:p>
              </table:table-cell>
              <table:table-cell office:value-type="float" office:value="0">
                <text:p>0</text:p>
              </table:table-cell>
              <table:table-cell office:value-type="float" office:value="0.00548">
                <text:p>0.00548</text:p>
              </table:table-cell>
              <table:table-cell office:value-type="float" office:value="-0.00017">
                <text:p>-0.00017</text:p>
              </table:table-cell>
              <table:table-cell office:value-type="float" office:value="0.00128">
                <text:p>0.00128</text:p>
              </table:table-cell>
              <table:table-cell office:value-type="float" office:value="-0.00013">
                <text:p>-0.00013</text:p>
              </table:table-cell>
              <table:table-cell office:value-type="float" office:value="0.008569">
                <text:p>0.008569</text:p>
              </table:table-cell>
              <table:table-cell office:value-type="float" office:value="0.00356">
                <text:p>0.00356</text:p>
              </table:table-cell>
              <table:table-cell office:value-type="float" office:value="0.00242">
                <text:p>0.00242</text:p>
              </table:table-cell>
              <table:table-cell office:value-type="float" office:value="0.00167">
                <text:p>0.00167</text:p>
              </table:table-cell>
              <table:table-cell office:value-type="float" office:value="-0.00047">
                <text:p>-0.00047</text:p>
              </table:table-cell>
              <table:table-cell office:value-type="float" office:value="0.00111">
                <text:p>0.00111</text:p>
              </table:table-cell>
              <table:table-cell office:value-type="float" office:value="-0.00444">
                <text:p>-0.00444</text:p>
              </table:table-cell>
              <table:table-cell office:value-type="float" office:value="-0.00154">
                <text:p>-0.00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2">
                <text:p>682</text:p>
              </table:table-cell>
              <table:table-cell office:value-type="float" office:value="0.00481">
                <text:p>0.00481</text:p>
              </table:table-cell>
              <table:table-cell office:value-type="float" office:value="0.00392">
                <text:p>0.00392</text:p>
              </table:table-cell>
              <table:table-cell office:value-type="float" office:value="0.00025">
                <text:p>0.00025</text:p>
              </table:table-cell>
              <table:table-cell office:value-type="float" office:value="0.00031">
                <text:p>0.00031</text:p>
              </table:table-cell>
              <table:table-cell office:value-type="float" office:value="0.00006">
                <text:p>0.00006</text:p>
              </table:table-cell>
              <table:table-cell office:value-type="float" office:value="0.00578">
                <text:p>0.00578</text:p>
              </table:table-cell>
              <table:table-cell office:value-type="float" office:value="-0.00014">
                <text:p>-0.00014</text:p>
              </table:table-cell>
              <table:table-cell office:value-type="float" office:value="0.00142">
                <text:p>0.00142</text:p>
              </table:table-cell>
              <table:table-cell office:value-type="float" office:value="-0.00015">
                <text:p>-0.00015</text:p>
              </table:table-cell>
              <table:table-cell office:value-type="float" office:value="0.00868">
                <text:p>0.00868</text:p>
              </table:table-cell>
              <table:table-cell office:value-type="float" office:value="0.0035">
                <text:p>0.0035</text:p>
              </table:table-cell>
              <table:table-cell office:value-type="float" office:value="0.0022">
                <text:p>0.0022</text:p>
              </table:table-cell>
              <table:table-cell office:value-type="float" office:value="0.00181">
                <text:p>0.00181</text:p>
              </table:table-cell>
              <table:table-cell office:value-type="float" office:value="-0.00029">
                <text:p>-0.00029</text:p>
              </table:table-cell>
              <table:table-cell office:value-type="float" office:value="0.00132">
                <text:p>0.00132</text:p>
              </table:table-cell>
              <table:table-cell office:value-type="float" office:value="-0.00437">
                <text:p>-0.00437</text:p>
              </table:table-cell>
              <table:table-cell office:value-type="float" office:value="-0.00156">
                <text:p>-0.00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1">
                <text:p>681</text:p>
              </table:table-cell>
              <table:table-cell office:value-type="float" office:value="0.00462">
                <text:p>0.00462</text:p>
              </table:table-cell>
              <table:table-cell office:value-type="float" office:value="0.00364">
                <text:p>0.00364</text:p>
              </table:table-cell>
              <table:table-cell office:value-type="float" office:value="0.00021">
                <text:p>0.00021</text:p>
              </table:table-cell>
              <table:table-cell office:value-type="float" office:value="0.00033">
                <text:p>0.00033</text:p>
              </table:table-cell>
              <table:table-cell office:value-type="float" office:value="0.00003">
                <text:p>0.00003</text:p>
              </table:table-cell>
              <table:table-cell office:value-type="float" office:value="0.00606">
                <text:p>0.00606</text:p>
              </table:table-cell>
              <table:table-cell office:value-type="float" office:value="-0.00058">
                <text:p>-0.00058</text:p>
              </table:table-cell>
              <table:table-cell office:value-type="float" office:value="0.00118">
                <text:p>0.00118</text:p>
              </table:table-cell>
              <table:table-cell office:value-type="float" office:value="-0.00018">
                <text:p>-0.00018</text:p>
              </table:table-cell>
              <table:table-cell office:value-type="float" office:value="0.00884">
                <text:p>0.00884</text:p>
              </table:table-cell>
              <table:table-cell office:value-type="float" office:value="0.00337">
                <text:p>0.00337</text:p>
              </table:table-cell>
              <table:table-cell office:value-type="float" office:value="0.00229">
                <text:p>0.00229</text:p>
              </table:table-cell>
              <table:table-cell office:value-type="float" office:value="0.00184">
                <text:p>0.00184</text:p>
              </table:table-cell>
              <table:table-cell office:value-type="float" office:value="-0.00044">
                <text:p>-0.00044</text:p>
              </table:table-cell>
              <table:table-cell office:value-type="float" office:value="0.0011">
                <text:p>0.0011</text:p>
              </table:table-cell>
              <table:table-cell office:value-type="float" office:value="-0.00442">
                <text:p>-0.00442</text:p>
              </table:table-cell>
              <table:table-cell office:value-type="float" office:value="-0.00146">
                <text:p>-0.001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0">
                <text:p>680</text:p>
              </table:table-cell>
              <table:table-cell office:value-type="float" office:value="0.00467">
                <text:p>0.00467</text:p>
              </table:table-cell>
              <table:table-cell office:value-type="float" office:value="0.00366">
                <text:p>0.00366</text:p>
              </table:table-cell>
              <table:table-cell office:value-type="float" office:value="0.0003">
                <text:p>0.0003</text:p>
              </table:table-cell>
              <table:table-cell office:value-type="float" office:value="0.00059">
                <text:p>0.00059</text:p>
              </table:table-cell>
              <table:table-cell office:value-type="float" office:value="0">
                <text:p>0</text:p>
              </table:table-cell>
              <table:table-cell office:value-type="float" office:value="0.00604">
                <text:p>0.00604</text:p>
              </table:table-cell>
              <table:table-cell office:value-type="float" office:value="-0.00028">
                <text:p>-0.00028</text:p>
              </table:table-cell>
              <table:table-cell office:value-type="float" office:value="0.00134">
                <text:p>0.00134</text:p>
              </table:table-cell>
              <table:table-cell office:value-type="float" office:value="0">
                <text:p>0</text:p>
              </table:table-cell>
              <table:table-cell office:value-type="float" office:value="0.00881">
                <text:p>0.00881</text:p>
              </table:table-cell>
              <table:table-cell office:value-type="float" office:value="0.00314">
                <text:p>0.00314</text:p>
              </table:table-cell>
              <table:table-cell office:value-type="float" office:value="0.0025">
                <text:p>0.0025</text:p>
              </table:table-cell>
              <table:table-cell office:value-type="float" office:value="0.00207">
                <text:p>0.00207</text:p>
              </table:table-cell>
              <table:table-cell office:value-type="float" office:value="-0.00043">
                <text:p>-0.00043</text:p>
              </table:table-cell>
              <table:table-cell office:value-type="float" office:value="0.00111">
                <text:p>0.00111</text:p>
              </table:table-cell>
              <table:table-cell office:value-type="float" office:value="-0.00424">
                <text:p>-0.00424</text:p>
              </table:table-cell>
              <table:table-cell office:value-type="float" office:value="-0.00143">
                <text:p>-0.00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9">
                <text:p>679</text:p>
              </table:table-cell>
              <table:table-cell office:value-type="float" office:value="0.00452">
                <text:p>0.00452</text:p>
              </table:table-cell>
              <table:table-cell office:value-type="float" office:value="0.00373">
                <text:p>0.00373</text:p>
              </table:table-cell>
              <table:table-cell office:value-type="float" office:value="0.00022">
                <text:p>0.00022</text:p>
              </table:table-cell>
              <table:table-cell office:value-type="float" office:value="0.00056">
                <text:p>0.00056</text:p>
              </table:table-cell>
              <table:table-cell office:value-type="float" office:value="0.00014">
                <text:p>0.00014</text:p>
              </table:table-cell>
              <table:table-cell office:value-type="float" office:value="0.00604">
                <text:p>0.00604</text:p>
              </table:table-cell>
              <table:table-cell office:value-type="float" office:value="0.00001">
                <text:p>0.00001</text:p>
              </table:table-cell>
              <table:table-cell office:value-type="float" office:value="0.00147">
                <text:p>0.00147</text:p>
              </table:table-cell>
              <table:table-cell office:value-type="float" office:value="-0.00012">
                <text:p>-0.00012</text:p>
              </table:table-cell>
              <table:table-cell office:value-type="float" office:value="0.00873">
                <text:p>0.00873</text:p>
              </table:table-cell>
              <table:table-cell office:value-type="float" office:value="0.00335">
                <text:p>0.00335</text:p>
              </table:table-cell>
              <table:table-cell office:value-type="float" office:value="0.00249">
                <text:p>0.00249</text:p>
              </table:table-cell>
              <table:table-cell office:value-type="float" office:value="0.00205">
                <text:p>0.00205</text:p>
              </table:table-cell>
              <table:table-cell office:value-type="float" office:value="-0.0004">
                <text:p>-0.0004</text:p>
              </table:table-cell>
              <table:table-cell office:value-type="float" office:value="0.00102">
                <text:p>0.00102</text:p>
              </table:table-cell>
              <table:table-cell office:value-type="float" office:value="-0.00423">
                <text:p>-0.00423</text:p>
              </table:table-cell>
              <table:table-cell office:value-type="float" office:value="-0.00147">
                <text:p>-0.00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8">
                <text:p>678</text:p>
              </table:table-cell>
              <table:table-cell office:value-type="float" office:value="0.00459">
                <text:p>0.00459</text:p>
              </table:table-cell>
              <table:table-cell office:value-type="float" office:value="0.00379">
                <text:p>0.00379</text:p>
              </table:table-cell>
              <table:table-cell office:value-type="float" office:value="0.0005">
                <text:p>0.0005</text:p>
              </table:table-cell>
              <table:table-cell office:value-type="float" office:value="0.00056">
                <text:p>0.00056</text:p>
              </table:table-cell>
              <table:table-cell office:value-type="float" office:value="0">
                <text:p>0</text:p>
              </table:table-cell>
              <table:table-cell office:value-type="float" office:value="0.00606">
                <text:p>0.00606</text:p>
              </table:table-cell>
              <table:table-cell office:value-type="float" office:value="-0.00008">
                <text:p>-0.00008</text:p>
              </table:table-cell>
              <table:table-cell office:value-type="float" office:value="0.00149">
                <text:p>0.00149</text:p>
              </table:table-cell>
              <table:table-cell office:value-type="float" office:value="-0.00009">
                <text:p>-0.00009</text:p>
              </table:table-cell>
              <table:table-cell office:value-type="float" office:value="0.00884">
                <text:p>0.00884</text:p>
              </table:table-cell>
              <table:table-cell office:value-type="float" office:value="0.00311">
                <text:p>0.00311</text:p>
              </table:table-cell>
              <table:table-cell office:value-type="float" office:value="0.00261">
                <text:p>0.00261</text:p>
              </table:table-cell>
              <table:table-cell office:value-type="float" office:value="0.00195">
                <text:p>0.00195</text:p>
              </table:table-cell>
              <table:table-cell office:value-type="float" office:value="-0.00051">
                <text:p>-0.00051</text:p>
              </table:table-cell>
              <table:table-cell office:value-type="float" office:value="0.0011">
                <text:p>0.0011</text:p>
              </table:table-cell>
              <table:table-cell office:value-type="float" office:value="-0.0044">
                <text:p>-0.0044</text:p>
              </table:table-cell>
              <table:table-cell office:value-type="float" office:value="-0.00146">
                <text:p>-0.001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7">
                <text:p>677</text:p>
              </table:table-cell>
              <table:table-cell office:value-type="float" office:value="0.00482">
                <text:p>0.00482</text:p>
              </table:table-cell>
              <table:table-cell office:value-type="float" office:value="0.00388">
                <text:p>0.00388</text:p>
              </table:table-cell>
              <table:table-cell office:value-type="float" office:value="0.00052">
                <text:p>0.00052</text:p>
              </table:table-cell>
              <table:table-cell office:value-type="float" office:value="0.00067">
                <text:p>0.00067</text:p>
              </table:table-cell>
              <table:table-cell office:value-type="float" office:value="0.00005">
                <text:p>0.00005</text:p>
              </table:table-cell>
              <table:table-cell office:value-type="float" office:value="0.0063">
                <text:p>0.0063</text:p>
              </table:table-cell>
              <table:table-cell office:value-type="float" office:value="-0.000069">
                <text:p>-0.000069</text:p>
              </table:table-cell>
              <table:table-cell office:value-type="float" office:value="0.0014">
                <text:p>0.0014</text:p>
              </table:table-cell>
              <table:table-cell office:value-type="float" office:value="-0.00006">
                <text:p>-0.00006</text:p>
              </table:table-cell>
              <table:table-cell office:value-type="float" office:value="0.008999">
                <text:p>0.008999</text:p>
              </table:table-cell>
              <table:table-cell office:value-type="float" office:value="0.00273">
                <text:p>0.00273</text:p>
              </table:table-cell>
              <table:table-cell office:value-type="float" office:value="0.00262">
                <text:p>0.00262</text:p>
              </table:table-cell>
              <table:table-cell office:value-type="float" office:value="0.00193">
                <text:p>0.00193</text:p>
              </table:table-cell>
              <table:table-cell office:value-type="float" office:value="-0.00015">
                <text:p>-0.00015</text:p>
              </table:table-cell>
              <table:table-cell office:value-type="float" office:value="0.00133">
                <text:p>0.00133</text:p>
              </table:table-cell>
              <table:table-cell office:value-type="float" office:value="-0.00416">
                <text:p>-0.00416</text:p>
              </table:table-cell>
              <table:table-cell office:value-type="float" office:value="-0.00144">
                <text:p>-0.001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6">
                <text:p>676</text:p>
              </table:table-cell>
              <table:table-cell office:value-type="float" office:value="0.00464">
                <text:p>0.00464</text:p>
              </table:table-cell>
              <table:table-cell office:value-type="float" office:value="0.00382">
                <text:p>0.00382</text:p>
              </table:table-cell>
              <table:table-cell office:value-type="float" office:value="0.00057">
                <text:p>0.00057</text:p>
              </table:table-cell>
              <table:table-cell office:value-type="float" office:value="0.00075">
                <text:p>0.00075</text:p>
              </table:table-cell>
              <table:table-cell office:value-type="float" office:value="0.0004">
                <text:p>0.0004</text:p>
              </table:table-cell>
              <table:table-cell office:value-type="float" office:value="0.00645">
                <text:p>0.00645</text:p>
              </table:table-cell>
              <table:table-cell office:value-type="float" office:value="0.00006">
                <text:p>0.00006</text:p>
              </table:table-cell>
              <table:table-cell office:value-type="float" office:value="0.00139">
                <text:p>0.00139</text:p>
              </table:table-cell>
              <table:table-cell office:value-type="float" office:value="0.00014">
                <text:p>0.00014</text:p>
              </table:table-cell>
              <table:table-cell office:value-type="float" office:value="0.00899">
                <text:p>0.00899</text:p>
              </table:table-cell>
              <table:table-cell office:value-type="float" office:value="0.0029">
                <text:p>0.0029</text:p>
              </table:table-cell>
              <table:table-cell office:value-type="float" office:value="0.00266">
                <text:p>0.00266</text:p>
              </table:table-cell>
              <table:table-cell office:value-type="float" office:value="0.00212">
                <text:p>0.00212</text:p>
              </table:table-cell>
              <table:table-cell office:value-type="float" office:value="-0.000069">
                <text:p>-0.000069</text:p>
              </table:table-cell>
              <table:table-cell office:value-type="float" office:value="0.00138">
                <text:p>0.00138</text:p>
              </table:table-cell>
              <table:table-cell office:value-type="float" office:value="-0.00383">
                <text:p>-0.00383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5">
                <text:p>675</text:p>
              </table:table-cell>
              <table:table-cell office:value-type="float" office:value="0.00449">
                <text:p>0.00449</text:p>
              </table:table-cell>
              <table:table-cell office:value-type="float" office:value="0.00393">
                <text:p>0.00393</text:p>
              </table:table-cell>
              <table:table-cell office:value-type="float" office:value="0.00057">
                <text:p>0.00057</text:p>
              </table:table-cell>
              <table:table-cell office:value-type="float" office:value="0.00058">
                <text:p>0.00058</text:p>
              </table:table-cell>
              <table:table-cell office:value-type="float" office:value="0.00028">
                <text:p>0.00028</text:p>
              </table:table-cell>
              <table:table-cell office:value-type="float" office:value="0.00652">
                <text:p>0.00652</text:p>
              </table:table-cell>
              <table:table-cell office:value-type="float" office:value="-0.00014">
                <text:p>-0.00014</text:p>
              </table:table-cell>
              <table:table-cell office:value-type="float" office:value="0.00157">
                <text:p>0.00157</text:p>
              </table:table-cell>
              <table:table-cell office:value-type="float" office:value="-0.00014">
                <text:p>-0.00014</text:p>
              </table:table-cell>
              <table:table-cell office:value-type="float" office:value="0.009039">
                <text:p>0.009039</text:p>
              </table:table-cell>
              <table:table-cell office:value-type="float" office:value="0.00273">
                <text:p>0.00273</text:p>
              </table:table-cell>
              <table:table-cell office:value-type="float" office:value="0.00255">
                <text:p>0.00255</text:p>
              </table:table-cell>
              <table:table-cell office:value-type="float" office:value="0.00213">
                <text:p>0.00213</text:p>
              </table:table-cell>
              <table:table-cell office:value-type="float" office:value="-0.00056">
                <text:p>-0.00056</text:p>
              </table:table-cell>
              <table:table-cell office:value-type="float" office:value="0.00108">
                <text:p>0.00108</text:p>
              </table:table-cell>
              <table:table-cell office:value-type="float" office:value="-0.00408">
                <text:p>-0.00408</text:p>
              </table:table-cell>
              <table:table-cell office:value-type="float" office:value="-0.00151">
                <text:p>-0.00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4">
                <text:p>674</text:p>
              </table:table-cell>
              <table:table-cell office:value-type="float" office:value="0.0046">
                <text:p>0.0046</text:p>
              </table:table-cell>
              <table:table-cell office:value-type="float" office:value="0.00398">
                <text:p>0.00398</text:p>
              </table:table-cell>
              <table:table-cell office:value-type="float" office:value="0.00032">
                <text:p>0.00032</text:p>
              </table:table-cell>
              <table:table-cell office:value-type="float" office:value="0.00046">
                <text:p>0.00046</text:p>
              </table:table-cell>
              <table:table-cell office:value-type="float" office:value="0.00025">
                <text:p>0.00025</text:p>
              </table:table-cell>
              <table:table-cell office:value-type="float" office:value="0.00647">
                <text:p>0.00647</text:p>
              </table:table-cell>
              <table:table-cell office:value-type="float" office:value="-0.00013">
                <text:p>-0.00013</text:p>
              </table:table-cell>
              <table:table-cell office:value-type="float" office:value="0.00139">
                <text:p>0.00139</text:p>
              </table:table-cell>
              <table:table-cell office:value-type="float" office:value="-0.00003">
                <text:p>-0.00003</text:p>
              </table:table-cell>
              <table:table-cell office:value-type="float" office:value="0.00901">
                <text:p>0.00901</text:p>
              </table:table-cell>
              <table:table-cell office:value-type="float" office:value="0.00271">
                <text:p>0.00271</text:p>
              </table:table-cell>
              <table:table-cell office:value-type="float" office:value="0.00259">
                <text:p>0.00259</text:p>
              </table:table-cell>
              <table:table-cell office:value-type="float" office:value="0.00212">
                <text:p>0.00212</text:p>
              </table:table-cell>
              <table:table-cell office:value-type="float" office:value="-0.00033">
                <text:p>-0.00033</text:p>
              </table:table-cell>
              <table:table-cell office:value-type="float" office:value="0.00121">
                <text:p>0.00121</text:p>
              </table:table-cell>
              <table:table-cell office:value-type="float" office:value="-0.00405">
                <text:p>-0.00405</text:p>
              </table:table-cell>
              <table:table-cell office:value-type="float" office:value="-0.00144">
                <text:p>-0.001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3">
                <text:p>673</text:p>
              </table:table-cell>
              <table:table-cell office:value-type="float" office:value="0.00459">
                <text:p>0.00459</text:p>
              </table:table-cell>
              <table:table-cell office:value-type="float" office:value="0.00376">
                <text:p>0.00376</text:p>
              </table:table-cell>
              <table:table-cell office:value-type="float" office:value="0.00048">
                <text:p>0.00048</text:p>
              </table:table-cell>
              <table:table-cell office:value-type="float" office:value="0.00071">
                <text:p>0.00071</text:p>
              </table:table-cell>
              <table:table-cell office:value-type="float" office:value="0.0003">
                <text:p>0.0003</text:p>
              </table:table-cell>
              <table:table-cell office:value-type="float" office:value="0.00637">
                <text:p>0.00637</text:p>
              </table:table-cell>
              <table:table-cell office:value-type="float" office:value="-0.00005">
                <text:p>-0.00005</text:p>
              </table:table-cell>
              <table:table-cell office:value-type="float" office:value="0.00133">
                <text:p>0.00133</text:p>
              </table:table-cell>
              <table:table-cell office:value-type="float" office:value="-0.00009">
                <text:p>-0.00009</text:p>
              </table:table-cell>
              <table:table-cell office:value-type="float" office:value="0.0091">
                <text:p>0.0091</text:p>
              </table:table-cell>
              <table:table-cell office:value-type="float" office:value="0.00255">
                <text:p>0.00255</text:p>
              </table:table-cell>
              <table:table-cell office:value-type="float" office:value="0.00249">
                <text:p>0.00249</text:p>
              </table:table-cell>
              <table:table-cell office:value-type="float" office:value="0.00205">
                <text:p>0.00205</text:p>
              </table:table-cell>
              <table:table-cell office:value-type="float" office:value="-0.00026">
                <text:p>-0.00026</text:p>
              </table:table-cell>
              <table:table-cell office:value-type="float" office:value="0.00126">
                <text:p>0.00126</text:p>
              </table:table-cell>
              <table:table-cell office:value-type="float" office:value="-0.00408">
                <text:p>-0.00408</text:p>
              </table:table-cell>
              <table:table-cell office:value-type="float" office:value="-0.00114">
                <text:p>-0.00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2">
                <text:p>672</text:p>
              </table:table-cell>
              <table:table-cell office:value-type="float" office:value="0.00437">
                <text:p>0.00437</text:p>
              </table:table-cell>
              <table:table-cell office:value-type="float" office:value="0.00368">
                <text:p>0.00368</text:p>
              </table:table-cell>
              <table:table-cell office:value-type="float" office:value="0.00042">
                <text:p>0.00042</text:p>
              </table:table-cell>
              <table:table-cell office:value-type="float" office:value="0.00057">
                <text:p>0.00057</text:p>
              </table:table-cell>
              <table:table-cell office:value-type="float" office:value="0.00022">
                <text:p>0.00022</text:p>
              </table:table-cell>
              <table:table-cell office:value-type="float" office:value="0.00647">
                <text:p>0.00647</text:p>
              </table:table-cell>
              <table:table-cell office:value-type="float" office:value="-0.00016">
                <text:p>-0.00016</text:p>
              </table:table-cell>
              <table:table-cell office:value-type="float" office:value="0.0014">
                <text:p>0.0014</text:p>
              </table:table-cell>
              <table:table-cell office:value-type="float" office:value="-0.00028">
                <text:p>-0.00028</text:p>
              </table:table-cell>
              <table:table-cell office:value-type="float" office:value="0.008959">
                <text:p>0.008959</text:p>
              </table:table-cell>
              <table:table-cell office:value-type="float" office:value="0.00245">
                <text:p>0.00245</text:p>
              </table:table-cell>
              <table:table-cell office:value-type="float" office:value="0.00237">
                <text:p>0.00237</text:p>
              </table:table-cell>
              <table:table-cell office:value-type="float" office:value="0.00203">
                <text:p>0.00203</text:p>
              </table:table-cell>
              <table:table-cell office:value-type="float" office:value="-0.00023">
                <text:p>-0.00023</text:p>
              </table:table-cell>
              <table:table-cell office:value-type="float" office:value="0.00131">
                <text:p>0.00131</text:p>
              </table:table-cell>
              <table:table-cell office:value-type="float" office:value="-0.0039">
                <text:p>-0.0039</text:p>
              </table:table-cell>
              <table:table-cell office:value-type="float" office:value="-0.00116">
                <text:p>-0.00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1">
                <text:p>671</text:p>
              </table:table-cell>
              <table:table-cell office:value-type="float" office:value="0.00429">
                <text:p>0.00429</text:p>
              </table:table-cell>
              <table:table-cell office:value-type="float" office:value="0.00361">
                <text:p>0.00361</text:p>
              </table:table-cell>
              <table:table-cell office:value-type="float" office:value="0.00066">
                <text:p>0.00066</text:p>
              </table:table-cell>
              <table:table-cell office:value-type="float" office:value="0.00059">
                <text:p>0.00059</text:p>
              </table:table-cell>
              <table:table-cell office:value-type="float" office:value="0.00014">
                <text:p>0.00014</text:p>
              </table:table-cell>
              <table:table-cell office:value-type="float" office:value="0.00643">
                <text:p>0.00643</text:p>
              </table:table-cell>
              <table:table-cell office:value-type="float" office:value="-0.00038">
                <text:p>-0.00038</text:p>
              </table:table-cell>
              <table:table-cell office:value-type="float" office:value="0.00131">
                <text:p>0.00131</text:p>
              </table:table-cell>
              <table:table-cell office:value-type="float" office:value="-0.0005">
                <text:p>-0.0005</text:p>
              </table:table-cell>
              <table:table-cell office:value-type="float" office:value="0.008959">
                <text:p>0.008959</text:p>
              </table:table-cell>
              <table:table-cell office:value-type="float" office:value="0.00254">
                <text:p>0.00254</text:p>
              </table:table-cell>
              <table:table-cell office:value-type="float" office:value="0.00254">
                <text:p>0.00254</text:p>
              </table:table-cell>
              <table:table-cell office:value-type="float" office:value="0.00241">
                <text:p>0.00241</text:p>
              </table:table-cell>
              <table:table-cell office:value-type="float" office:value="-0.00072">
                <text:p>-0.00072</text:p>
              </table:table-cell>
              <table:table-cell office:value-type="float" office:value="0.00108">
                <text:p>0.00108</text:p>
              </table:table-cell>
              <table:table-cell office:value-type="float" office:value="-0.00384">
                <text:p>-0.00384</text:p>
              </table:table-cell>
              <table:table-cell office:value-type="float" office:value="-0.00123">
                <text:p>-0.001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0">
                <text:p>670</text:p>
              </table:table-cell>
              <table:table-cell office:value-type="float" office:value="0.00434">
                <text:p>0.00434</text:p>
              </table:table-cell>
              <table:table-cell office:value-type="float" office:value="0.0038">
                <text:p>0.0038</text:p>
              </table:table-cell>
              <table:table-cell office:value-type="float" office:value="0.00028">
                <text:p>0.00028</text:p>
              </table:table-cell>
              <table:table-cell office:value-type="float" office:value="0.00043">
                <text:p>0.00043</text:p>
              </table:table-cell>
              <table:table-cell office:value-type="float" office:value="0.00013">
                <text:p>0.00013</text:p>
              </table:table-cell>
              <table:table-cell office:value-type="float" office:value="0.00631">
                <text:p>0.00631</text:p>
              </table:table-cell>
              <table:table-cell office:value-type="float" office:value="0.00001">
                <text:p>0.00001</text:p>
              </table:table-cell>
              <table:table-cell office:value-type="float" office:value="0.00111">
                <text:p>0.00111</text:p>
              </table:table-cell>
              <table:table-cell office:value-type="float" office:value="-0.00027">
                <text:p>-0.00027</text:p>
              </table:table-cell>
              <table:table-cell office:value-type="float" office:value="0.00902">
                <text:p>0.00902</text:p>
              </table:table-cell>
              <table:table-cell office:value-type="float" office:value="0.00222">
                <text:p>0.00222</text:p>
              </table:table-cell>
              <table:table-cell office:value-type="float" office:value="0.00247">
                <text:p>0.00247</text:p>
              </table:table-cell>
              <table:table-cell office:value-type="float" office:value="0.00206">
                <text:p>0.00206</text:p>
              </table:table-cell>
              <table:table-cell office:value-type="float" office:value="-0.0004">
                <text:p>-0.0004</text:p>
              </table:table-cell>
              <table:table-cell office:value-type="float" office:value="0.00118">
                <text:p>0.00118</text:p>
              </table:table-cell>
              <table:table-cell office:value-type="float" office:value="-0.00378">
                <text:p>-0.00378</text:p>
              </table:table-cell>
              <table:table-cell office:value-type="float" office:value="-0.00103">
                <text:p>-0.001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9">
                <text:p>669</text:p>
              </table:table-cell>
              <table:table-cell office:value-type="float" office:value="0.00445">
                <text:p>0.00445</text:p>
              </table:table-cell>
              <table:table-cell office:value-type="float" office:value="0.00378">
                <text:p>0.00378</text:p>
              </table:table-cell>
              <table:table-cell office:value-type="float" office:value="0.00068">
                <text:p>0.00068</text:p>
              </table:table-cell>
              <table:table-cell office:value-type="float" office:value="0.0008">
                <text:p>0.0008</text:p>
              </table:table-cell>
              <table:table-cell office:value-type="float" office:value="0.0003">
                <text:p>0.0003</text:p>
              </table:table-cell>
              <table:table-cell office:value-type="float" office:value="0.00656">
                <text:p>0.00656</text:p>
              </table:table-cell>
              <table:table-cell office:value-type="float" office:value="-0.00016">
                <text:p>-0.00016</text:p>
              </table:table-cell>
              <table:table-cell office:value-type="float" office:value="0.00121">
                <text:p>0.00121</text:p>
              </table:table-cell>
              <table:table-cell office:value-type="float" office:value="-0.00027">
                <text:p>-0.00027</text:p>
              </table:table-cell>
              <table:table-cell office:value-type="float" office:value="0.00888">
                <text:p>0.00888</text:p>
              </table:table-cell>
              <table:table-cell office:value-type="float" office:value="0.00227">
                <text:p>0.00227</text:p>
              </table:table-cell>
              <table:table-cell office:value-type="float" office:value="0.00248">
                <text:p>0.00248</text:p>
              </table:table-cell>
              <table:table-cell office:value-type="float" office:value="0.00215">
                <text:p>0.00215</text:p>
              </table:table-cell>
              <table:table-cell office:value-type="float" office:value="-0.0005">
                <text:p>-0.0005</text:p>
              </table:table-cell>
              <table:table-cell office:value-type="float" office:value="0.00132">
                <text:p>0.00132</text:p>
              </table:table-cell>
              <table:table-cell office:value-type="float" office:value="-0.00371">
                <text:p>-0.00371</text:p>
              </table:table-cell>
              <table:table-cell office:value-type="float" office:value="-0.00074">
                <text:p>-0.000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8">
                <text:p>668</text:p>
              </table:table-cell>
              <table:table-cell office:value-type="float" office:value="0.00426">
                <text:p>0.00426</text:p>
              </table:table-cell>
              <table:table-cell office:value-type="float" office:value="0.00378">
                <text:p>0.00378</text:p>
              </table:table-cell>
              <table:table-cell office:value-type="float" office:value="0.00052">
                <text:p>0.00052</text:p>
              </table:table-cell>
              <table:table-cell office:value-type="float" office:value="0.00039">
                <text:p>0.00039</text:p>
              </table:table-cell>
              <table:table-cell office:value-type="float" office:value="0.00019">
                <text:p>0.00019</text:p>
              </table:table-cell>
              <table:table-cell office:value-type="float" office:value="0.00636">
                <text:p>0.00636</text:p>
              </table:table-cell>
              <table:table-cell office:value-type="float" office:value="-0.00026">
                <text:p>-0.00026</text:p>
              </table:table-cell>
              <table:table-cell office:value-type="float" office:value="0.00123">
                <text:p>0.00123</text:p>
              </table:table-cell>
              <table:table-cell office:value-type="float" office:value="-0.00041">
                <text:p>-0.00041</text:p>
              </table:table-cell>
              <table:table-cell office:value-type="float" office:value="0.009039">
                <text:p>0.009039</text:p>
              </table:table-cell>
              <table:table-cell office:value-type="float" office:value="0.002">
                <text:p>0.002</text:p>
              </table:table-cell>
              <table:table-cell office:value-type="float" office:value="0.00236">
                <text:p>0.00236</text:p>
              </table:table-cell>
              <table:table-cell office:value-type="float" office:value="0.00214">
                <text:p>0.00214</text:p>
              </table:table-cell>
              <table:table-cell office:value-type="float" office:value="-0.00051">
                <text:p>-0.00051</text:p>
              </table:table-cell>
              <table:table-cell office:value-type="float" office:value="0.00114">
                <text:p>0.00114</text:p>
              </table:table-cell>
              <table:table-cell office:value-type="float" office:value="-0.0036">
                <text:p>-0.0036</text:p>
              </table:table-cell>
              <table:table-cell office:value-type="float" office:value="-0.00076">
                <text:p>-0.000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7">
                <text:p>667</text:p>
              </table:table-cell>
              <table:table-cell office:value-type="float" office:value="0.00434">
                <text:p>0.00434</text:p>
              </table:table-cell>
              <table:table-cell office:value-type="float" office:value="0.00381">
                <text:p>0.00381</text:p>
              </table:table-cell>
              <table:table-cell office:value-type="float" office:value="0.00062">
                <text:p>0.00062</text:p>
              </table:table-cell>
              <table:table-cell office:value-type="float" office:value="0.00055">
                <text:p>0.00055</text:p>
              </table:table-cell>
              <table:table-cell office:value-type="float" office:value="0.00018">
                <text:p>0.00018</text:p>
              </table:table-cell>
              <table:table-cell office:value-type="float" office:value="0.00651">
                <text:p>0.00651</text:p>
              </table:table-cell>
              <table:table-cell office:value-type="float" office:value="-0.00031">
                <text:p>-0.00031</text:p>
              </table:table-cell>
              <table:table-cell office:value-type="float" office:value="0.00144">
                <text:p>0.00144</text:p>
              </table:table-cell>
              <table:table-cell office:value-type="float" office:value="-0.00037">
                <text:p>-0.00037</text:p>
              </table:table-cell>
              <table:table-cell office:value-type="float" office:value="0.009129">
                <text:p>0.009129</text:p>
              </table:table-cell>
              <table:table-cell office:value-type="float" office:value="0.00182">
                <text:p>0.00182</text:p>
              </table:table-cell>
              <table:table-cell office:value-type="float" office:value="0.00237">
                <text:p>0.00237</text:p>
              </table:table-cell>
              <table:table-cell office:value-type="float" office:value="0.0021">
                <text:p>0.0021</text:p>
              </table:table-cell>
              <table:table-cell office:value-type="float" office:value="-0.00058">
                <text:p>-0.00058</text:p>
              </table:table-cell>
              <table:table-cell office:value-type="float" office:value="0.00124">
                <text:p>0.00124</text:p>
              </table:table-cell>
              <table:table-cell office:value-type="float" office:value="-0.00369">
                <text:p>-0.00369</text:p>
              </table:table-cell>
              <table:table-cell office:value-type="float" office:value="-0.00071">
                <text:p>-0.000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6">
                <text:p>666</text:p>
              </table:table-cell>
              <table:table-cell office:value-type="float" office:value="0.00436">
                <text:p>0.00436</text:p>
              </table:table-cell>
              <table:table-cell office:value-type="float" office:value="0.00384">
                <text:p>0.00384</text:p>
              </table:table-cell>
              <table:table-cell office:value-type="float" office:value="0.00051">
                <text:p>0.00051</text:p>
              </table:table-cell>
              <table:table-cell office:value-type="float" office:value="0.00065">
                <text:p>0.00065</text:p>
              </table:table-cell>
              <table:table-cell office:value-type="float" office:value="0.00029">
                <text:p>0.00029</text:p>
              </table:table-cell>
              <table:table-cell office:value-type="float" office:value="0.00658">
                <text:p>0.00658</text:p>
              </table:table-cell>
              <table:table-cell office:value-type="float" office:value="-0.0001">
                <text:p>-0.0001</text:p>
              </table:table-cell>
              <table:table-cell office:value-type="float" office:value="0.00146">
                <text:p>0.00146</text:p>
              </table:table-cell>
              <table:table-cell office:value-type="float" office:value="0.00006">
                <text:p>0.00006</text:p>
              </table:table-cell>
              <table:table-cell office:value-type="float" office:value="0.00931">
                <text:p>0.00931</text:p>
              </table:table-cell>
              <table:table-cell office:value-type="float" office:value="0.002">
                <text:p>0.002</text:p>
              </table:table-cell>
              <table:table-cell office:value-type="float" office:value="0.00251">
                <text:p>0.00251</text:p>
              </table:table-cell>
              <table:table-cell office:value-type="float" office:value="0.00204">
                <text:p>0.00204</text:p>
              </table:table-cell>
              <table:table-cell office:value-type="float" office:value="-0.00034">
                <text:p>-0.00034</text:p>
              </table:table-cell>
              <table:table-cell office:value-type="float" office:value="0.00137">
                <text:p>0.00137</text:p>
              </table:table-cell>
              <table:table-cell office:value-type="float" office:value="-0.00359">
                <text:p>-0.00359</text:p>
              </table:table-cell>
              <table:table-cell office:value-type="float" office:value="-0.00098">
                <text:p>-0.000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5">
                <text:p>665</text:p>
              </table:table-cell>
              <table:table-cell office:value-type="float" office:value="0.00434">
                <text:p>0.00434</text:p>
              </table:table-cell>
              <table:table-cell office:value-type="float" office:value="0.00395">
                <text:p>0.00395</text:p>
              </table:table-cell>
              <table:table-cell office:value-type="float" office:value="0.00093">
                <text:p>0.00093</text:p>
              </table:table-cell>
              <table:table-cell office:value-type="float" office:value="0.00067">
                <text:p>0.00067</text:p>
              </table:table-cell>
              <table:table-cell office:value-type="float" office:value="0.00026">
                <text:p>0.00026</text:p>
              </table:table-cell>
              <table:table-cell office:value-type="float" office:value="0.00651">
                <text:p>0.00651</text:p>
              </table:table-cell>
              <table:table-cell office:value-type="float" office:value="0">
                <text:p>0</text:p>
              </table:table-cell>
              <table:table-cell office:value-type="float" office:value="0.00161">
                <text:p>0.00161</text:p>
              </table:table-cell>
              <table:table-cell office:value-type="float" office:value="-0.00013">
                <text:p>-0.00013</text:p>
              </table:table-cell>
              <table:table-cell office:value-type="float" office:value="0.00915">
                <text:p>0.00915</text:p>
              </table:table-cell>
              <table:table-cell office:value-type="float" office:value="0.00175">
                <text:p>0.00175</text:p>
              </table:table-cell>
              <table:table-cell office:value-type="float" office:value="0.0024">
                <text:p>0.0024</text:p>
              </table:table-cell>
              <table:table-cell office:value-type="float" office:value="0.00213">
                <text:p>0.00213</text:p>
              </table:table-cell>
              <table:table-cell office:value-type="float" office:value="-0.00039">
                <text:p>-0.00039</text:p>
              </table:table-cell>
              <table:table-cell office:value-type="float" office:value="0.00129">
                <text:p>0.00129</text:p>
              </table:table-cell>
              <table:table-cell office:value-type="float" office:value="-0.00341">
                <text:p>-0.00341</text:p>
              </table:table-cell>
              <table:table-cell office:value-type="float" office:value="-0.00059">
                <text:p>-0.000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4">
                <text:p>664</text:p>
              </table:table-cell>
              <table:table-cell office:value-type="float" office:value="0.00436">
                <text:p>0.00436</text:p>
              </table:table-cell>
              <table:table-cell office:value-type="float" office:value="0.00397">
                <text:p>0.00397</text:p>
              </table:table-cell>
              <table:table-cell office:value-type="float" office:value="0.00069">
                <text:p>0.00069</text:p>
              </table:table-cell>
              <table:table-cell office:value-type="float" office:value="0.00051">
                <text:p>0.00051</text:p>
              </table:table-cell>
              <table:table-cell office:value-type="float" office:value="0.00026">
                <text:p>0.00026</text:p>
              </table:table-cell>
              <table:table-cell office:value-type="float" office:value="0.00658">
                <text:p>0.00658</text:p>
              </table:table-cell>
              <table:table-cell office:value-type="float" office:value="-0.00057">
                <text:p>-0.00057</text:p>
              </table:table-cell>
              <table:table-cell office:value-type="float" office:value="0.00123">
                <text:p>0.00123</text:p>
              </table:table-cell>
              <table:table-cell office:value-type="float" office:value="-0.00032">
                <text:p>-0.00032</text:p>
              </table:table-cell>
              <table:table-cell office:value-type="float" office:value="0.009129">
                <text:p>0.009129</text:p>
              </table:table-cell>
              <table:table-cell office:value-type="float" office:value="0.00184">
                <text:p>0.00184</text:p>
              </table:table-cell>
              <table:table-cell office:value-type="float" office:value="0.00254">
                <text:p>0.00254</text:p>
              </table:table-cell>
              <table:table-cell office:value-type="float" office:value="0.00209">
                <text:p>0.00209</text:p>
              </table:table-cell>
              <table:table-cell office:value-type="float" office:value="-0.00058">
                <text:p>-0.00058</text:p>
              </table:table-cell>
              <table:table-cell office:value-type="float" office:value="0.00107">
                <text:p>0.00107</text:p>
              </table:table-cell>
              <table:table-cell office:value-type="float" office:value="-0.00361">
                <text:p>-0.00361</text:p>
              </table:table-cell>
              <table:table-cell office:value-type="float" office:value="-0.00075">
                <text:p>-0.00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3">
                <text:p>663</text:p>
              </table:table-cell>
              <table:table-cell office:value-type="float" office:value="0.00431">
                <text:p>0.00431</text:p>
              </table:table-cell>
              <table:table-cell office:value-type="float" office:value="0.00393">
                <text:p>0.00393</text:p>
              </table:table-cell>
              <table:table-cell office:value-type="float" office:value="0.00045">
                <text:p>0.00045</text:p>
              </table:table-cell>
              <table:table-cell office:value-type="float" office:value="0.00046">
                <text:p>0.00046</text:p>
              </table:table-cell>
              <table:table-cell office:value-type="float" office:value="0.00015">
                <text:p>0.00015</text:p>
              </table:table-cell>
              <table:table-cell office:value-type="float" office:value="0.00633">
                <text:p>0.00633</text:p>
              </table:table-cell>
              <table:table-cell office:value-type="float" office:value="-0.00012">
                <text:p>-0.00012</text:p>
              </table:table-cell>
              <table:table-cell office:value-type="float" office:value="0.00146">
                <text:p>0.00146</text:p>
              </table:table-cell>
              <table:table-cell office:value-type="float" office:value="-0.00002">
                <text:p>-0.00002</text:p>
              </table:table-cell>
              <table:table-cell office:value-type="float" office:value="0.00931">
                <text:p>0.00931</text:p>
              </table:table-cell>
              <table:table-cell office:value-type="float" office:value="0.00167">
                <text:p>0.00167</text:p>
              </table:table-cell>
              <table:table-cell office:value-type="float" office:value="0.00258">
                <text:p>0.00258</text:p>
              </table:table-cell>
              <table:table-cell office:value-type="float" office:value="0.00226">
                <text:p>0.00226</text:p>
              </table:table-cell>
              <table:table-cell office:value-type="float" office:value="-0.00041">
                <text:p>-0.00041</text:p>
              </table:table-cell>
              <table:table-cell office:value-type="float" office:value="0.00149">
                <text:p>0.00149</text:p>
              </table:table-cell>
              <table:table-cell office:value-type="float" office:value="-0.00348">
                <text:p>-0.00348</text:p>
              </table:table-cell>
              <table:table-cell office:value-type="float" office:value="-0.00056">
                <text:p>-0.00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2">
                <text:p>662</text:p>
              </table:table-cell>
              <table:table-cell office:value-type="float" office:value="0.00444">
                <text:p>0.00444</text:p>
              </table:table-cell>
              <table:table-cell office:value-type="float" office:value="0.00391">
                <text:p>0.00391</text:p>
              </table:table-cell>
              <table:table-cell office:value-type="float" office:value="0.00063">
                <text:p>0.00063</text:p>
              </table:table-cell>
              <table:table-cell office:value-type="float" office:value="0.00054">
                <text:p>0.00054</text:p>
              </table:table-cell>
              <table:table-cell office:value-type="float" office:value="0.00018">
                <text:p>0.00018</text:p>
              </table:table-cell>
              <table:table-cell office:value-type="float" office:value="0.0063">
                <text:p>0.0063</text:p>
              </table:table-cell>
              <table:table-cell office:value-type="float" office:value="-0.00012">
                <text:p>-0.00012</text:p>
              </table:table-cell>
              <table:table-cell office:value-type="float" office:value="0.0015">
                <text:p>0.0015</text:p>
              </table:table-cell>
              <table:table-cell office:value-type="float" office:value="-0.00021">
                <text:p>-0.00021</text:p>
              </table:table-cell>
              <table:table-cell office:value-type="float" office:value="0.00903">
                <text:p>0.00903</text:p>
              </table:table-cell>
              <table:table-cell office:value-type="float" office:value="0.00182">
                <text:p>0.00182</text:p>
              </table:table-cell>
              <table:table-cell office:value-type="float" office:value="0.00249">
                <text:p>0.00249</text:p>
              </table:table-cell>
              <table:table-cell office:value-type="float" office:value="0.00205">
                <text:p>0.00205</text:p>
              </table:table-cell>
              <table:table-cell office:value-type="float" office:value="-0.00051">
                <text:p>-0.00051</text:p>
              </table:table-cell>
              <table:table-cell office:value-type="float" office:value="0.00135">
                <text:p>0.00135</text:p>
              </table:table-cell>
              <table:table-cell office:value-type="float" office:value="-0.00351">
                <text:p>-0.00351</text:p>
              </table:table-cell>
              <table:table-cell office:value-type="float" office:value="-0.00085">
                <text:p>-0.000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1">
                <text:p>661</text:p>
              </table:table-cell>
              <table:table-cell office:value-type="float" office:value="0.00447">
                <text:p>0.00447</text:p>
              </table:table-cell>
              <table:table-cell office:value-type="float" office:value="0.00396">
                <text:p>0.00396</text:p>
              </table:table-cell>
              <table:table-cell office:value-type="float" office:value="0.00081">
                <text:p>0.00081</text:p>
              </table:table-cell>
              <table:table-cell office:value-type="float" office:value="0.00056">
                <text:p>0.00056</text:p>
              </table:table-cell>
              <table:table-cell office:value-type="float" office:value="0.00015">
                <text:p>0.00015</text:p>
              </table:table-cell>
              <table:table-cell office:value-type="float" office:value="0.00626">
                <text:p>0.00626</text:p>
              </table:table-cell>
              <table:table-cell office:value-type="float" office:value="-0.00022">
                <text:p>-0.00022</text:p>
              </table:table-cell>
              <table:table-cell office:value-type="float" office:value="0.00147">
                <text:p>0.00147</text:p>
              </table:table-cell>
              <table:table-cell office:value-type="float" office:value="-0.00028">
                <text:p>-0.00028</text:p>
              </table:table-cell>
              <table:table-cell office:value-type="float" office:value="0.00903">
                <text:p>0.00903</text:p>
              </table:table-cell>
              <table:table-cell office:value-type="float" office:value="0.00181">
                <text:p>0.00181</text:p>
              </table:table-cell>
              <table:table-cell office:value-type="float" office:value="0.00266">
                <text:p>0.00266</text:p>
              </table:table-cell>
              <table:table-cell office:value-type="float" office:value="0.0023">
                <text:p>0.0023</text:p>
              </table:table-cell>
              <table:table-cell office:value-type="float" office:value="-0.00061">
                <text:p>-0.00061</text:p>
              </table:table-cell>
              <table:table-cell office:value-type="float" office:value="0.00126">
                <text:p>0.00126</text:p>
              </table:table-cell>
              <table:table-cell office:value-type="float" office:value="-0.00365">
                <text:p>-0.00365</text:p>
              </table:table-cell>
              <table:table-cell office:value-type="float" office:value="-0.00079">
                <text:p>-0.000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0">
                <text:p>660</text:p>
              </table:table-cell>
              <table:table-cell office:value-type="float" office:value="0.00446">
                <text:p>0.00446</text:p>
              </table:table-cell>
              <table:table-cell office:value-type="float" office:value="0.00409">
                <text:p>0.00409</text:p>
              </table:table-cell>
              <table:table-cell office:value-type="float" office:value="0.00052">
                <text:p>0.00052</text:p>
              </table:table-cell>
              <table:table-cell office:value-type="float" office:value="0.00053">
                <text:p>0.00053</text:p>
              </table:table-cell>
              <table:table-cell office:value-type="float" office:value="0.00013">
                <text:p>0.00013</text:p>
              </table:table-cell>
              <table:table-cell office:value-type="float" office:value="0.0062">
                <text:p>0.0062</text:p>
              </table:table-cell>
              <table:table-cell office:value-type="float" office:value="-0.00012">
                <text:p>-0.00012</text:p>
              </table:table-cell>
              <table:table-cell office:value-type="float" office:value="0.00156">
                <text:p>0.00156</text:p>
              </table:table-cell>
              <table:table-cell office:value-type="float" office:value="-0.00013">
                <text:p>-0.00013</text:p>
              </table:table-cell>
              <table:table-cell office:value-type="float" office:value="0.00903">
                <text:p>0.00903</text:p>
              </table:table-cell>
              <table:table-cell office:value-type="float" office:value="0.00157">
                <text:p>0.00157</text:p>
              </table:table-cell>
              <table:table-cell office:value-type="float" office:value="0.00259">
                <text:p>0.00259</text:p>
              </table:table-cell>
              <table:table-cell office:value-type="float" office:value="0.00207">
                <text:p>0.00207</text:p>
              </table:table-cell>
              <table:table-cell office:value-type="float" office:value="-0.00038">
                <text:p>-0.00038</text:p>
              </table:table-cell>
              <table:table-cell office:value-type="float" office:value="0.00139">
                <text:p>0.00139</text:p>
              </table:table-cell>
              <table:table-cell office:value-type="float" office:value="-0.00357">
                <text:p>-0.00357</text:p>
              </table:table-cell>
              <table:table-cell office:value-type="float" office:value="-0.0007">
                <text:p>-0.00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9">
                <text:p>659</text:p>
              </table:table-cell>
              <table:table-cell office:value-type="float" office:value="0.00435">
                <text:p>0.00435</text:p>
              </table:table-cell>
              <table:table-cell office:value-type="float" office:value="0.0039">
                <text:p>0.0039</text:p>
              </table:table-cell>
              <table:table-cell office:value-type="float" office:value="0.00049">
                <text:p>0.00049</text:p>
              </table:table-cell>
              <table:table-cell office:value-type="float" office:value="0.0004">
                <text:p>0.0004</text:p>
              </table:table-cell>
              <table:table-cell office:value-type="float" office:value="0.00013">
                <text:p>0.00013</text:p>
              </table:table-cell>
              <table:table-cell office:value-type="float" office:value="0.00607">
                <text:p>0.00607</text:p>
              </table:table-cell>
              <table:table-cell office:value-type="float" office:value="-0.00014">
                <text:p>-0.00014</text:p>
              </table:table-cell>
              <table:table-cell office:value-type="float" office:value="0.00145">
                <text:p>0.00145</text:p>
              </table:table-cell>
              <table:table-cell office:value-type="float" office:value="-0.00013">
                <text:p>-0.00013</text:p>
              </table:table-cell>
              <table:table-cell office:value-type="float" office:value="0.009039">
                <text:p>0.009039</text:p>
              </table:table-cell>
              <table:table-cell office:value-type="float" office:value="0.00166">
                <text:p>0.00166</text:p>
              </table:table-cell>
              <table:table-cell office:value-type="float" office:value="0.00242">
                <text:p>0.00242</text:p>
              </table:table-cell>
              <table:table-cell office:value-type="float" office:value="0.00207">
                <text:p>0.00207</text:p>
              </table:table-cell>
              <table:table-cell office:value-type="float" office:value="-0.00048">
                <text:p>-0.00048</text:p>
              </table:table-cell>
              <table:table-cell office:value-type="float" office:value="0.00127">
                <text:p>0.00127</text:p>
              </table:table-cell>
              <table:table-cell office:value-type="float" office:value="-0.00353">
                <text:p>-0.00353</text:p>
              </table:table-cell>
              <table:table-cell office:value-type="float" office:value="-0.00057">
                <text:p>-0.000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8">
                <text:p>658</text:p>
              </table:table-cell>
              <table:table-cell office:value-type="float" office:value="0.0042">
                <text:p>0.0042</text:p>
              </table:table-cell>
              <table:table-cell office:value-type="float" office:value="0.0039">
                <text:p>0.0039</text:p>
              </table:table-cell>
              <table:table-cell office:value-type="float" office:value="0.00054">
                <text:p>0.00054</text:p>
              </table:table-cell>
              <table:table-cell office:value-type="float" office:value="0.00052">
                <text:p>0.00052</text:p>
              </table:table-cell>
              <table:table-cell office:value-type="float" office:value="-0.00003">
                <text:p>-0.00003</text:p>
              </table:table-cell>
              <table:table-cell office:value-type="float" office:value="0.00611">
                <text:p>0.00611</text:p>
              </table:table-cell>
              <table:table-cell office:value-type="float" office:value="-0.0002">
                <text:p>-0.0002</text:p>
              </table:table-cell>
              <table:table-cell office:value-type="float" office:value="0.0016">
                <text:p>0.0016</text:p>
              </table:table-cell>
              <table:table-cell office:value-type="float" office:value="-0.00013">
                <text:p>-0.00013</text:p>
              </table:table-cell>
              <table:table-cell office:value-type="float" office:value="0.009169">
                <text:p>0.009169</text:p>
              </table:table-cell>
              <table:table-cell office:value-type="float" office:value="0.00178">
                <text:p>0.00178</text:p>
              </table:table-cell>
              <table:table-cell office:value-type="float" office:value="0.00241">
                <text:p>0.00241</text:p>
              </table:table-cell>
              <table:table-cell office:value-type="float" office:value="0.00201">
                <text:p>0.00201</text:p>
              </table:table-cell>
              <table:table-cell office:value-type="float" office:value="-0.00037">
                <text:p>-0.00037</text:p>
              </table:table-cell>
              <table:table-cell office:value-type="float" office:value="0.00116">
                <text:p>0.00116</text:p>
              </table:table-cell>
              <table:table-cell office:value-type="float" office:value="-0.00351">
                <text:p>-0.00351</text:p>
              </table:table-cell>
              <table:table-cell office:value-type="float" office:value="-0.00067">
                <text:p>-0.000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7">
                <text:p>657</text:p>
              </table:table-cell>
              <table:table-cell office:value-type="float" office:value="0.00408">
                <text:p>0.00408</text:p>
              </table:table-cell>
              <table:table-cell office:value-type="float" office:value="0.00388">
                <text:p>0.00388</text:p>
              </table:table-cell>
              <table:table-cell office:value-type="float" office:value="0.00044">
                <text:p>0.00044</text:p>
              </table:table-cell>
              <table:table-cell office:value-type="float" office:value="0.00052">
                <text:p>0.00052</text:p>
              </table:table-cell>
              <table:table-cell office:value-type="float" office:value="0.00005">
                <text:p>0.00005</text:p>
              </table:table-cell>
              <table:table-cell office:value-type="float" office:value="0.00618">
                <text:p>0.00618</text:p>
              </table:table-cell>
              <table:table-cell office:value-type="float" office:value="-0.00022">
                <text:p>-0.00022</text:p>
              </table:table-cell>
              <table:table-cell office:value-type="float" office:value="0.00136">
                <text:p>0.00136</text:p>
              </table:table-cell>
              <table:table-cell office:value-type="float" office:value="-0.00018">
                <text:p>-0.00018</text:p>
              </table:table-cell>
              <table:table-cell office:value-type="float" office:value="0.00923">
                <text:p>0.00923</text:p>
              </table:table-cell>
              <table:table-cell office:value-type="float" office:value="0.00172">
                <text:p>0.00172</text:p>
              </table:table-cell>
              <table:table-cell office:value-type="float" office:value="0.0026">
                <text:p>0.0026</text:p>
              </table:table-cell>
              <table:table-cell office:value-type="float" office:value="0.00225">
                <text:p>0.00225</text:p>
              </table:table-cell>
              <table:table-cell office:value-type="float" office:value="-0.00058">
                <text:p>-0.00058</text:p>
              </table:table-cell>
              <table:table-cell office:value-type="float" office:value="0.00131">
                <text:p>0.00131</text:p>
              </table:table-cell>
              <table:table-cell office:value-type="float" office:value="-0.0036">
                <text:p>-0.0036</text:p>
              </table:table-cell>
              <table:table-cell office:value-type="float" office:value="-0.00085">
                <text:p>-0.00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6">
                <text:p>656</text:p>
              </table:table-cell>
              <table:table-cell office:value-type="float" office:value="0.00401">
                <text:p>0.00401</text:p>
              </table:table-cell>
              <table:table-cell office:value-type="float" office:value="0.00399">
                <text:p>0.00399</text:p>
              </table:table-cell>
              <table:table-cell office:value-type="float" office:value="0.00041">
                <text:p>0.00041</text:p>
              </table:table-cell>
              <table:table-cell office:value-type="float" office:value="0.000599">
                <text:p>0.000599</text:p>
              </table:table-cell>
              <table:table-cell office:value-type="float" office:value="0.00002">
                <text:p>0.00002</text:p>
              </table:table-cell>
              <table:table-cell office:value-type="float" office:value="0.00607">
                <text:p>0.00607</text:p>
              </table:table-cell>
              <table:table-cell office:value-type="float" office:value="-0.00004">
                <text:p>-0.00004</text:p>
              </table:table-cell>
              <table:table-cell office:value-type="float" office:value="0.00129">
                <text:p>0.00129</text:p>
              </table:table-cell>
              <table:table-cell office:value-type="float" office:value="-0.00005">
                <text:p>-0.00005</text:p>
              </table:table-cell>
              <table:table-cell office:value-type="float" office:value="0.00923">
                <text:p>0.00923</text:p>
              </table:table-cell>
              <table:table-cell office:value-type="float" office:value="0.00179">
                <text:p>0.00179</text:p>
              </table:table-cell>
              <table:table-cell office:value-type="float" office:value="0.00236">
                <text:p>0.00236</text:p>
              </table:table-cell>
              <table:table-cell office:value-type="float" office:value="0.00196">
                <text:p>0.00196</text:p>
              </table:table-cell>
              <table:table-cell office:value-type="float" office:value="-0.00047">
                <text:p>-0.00047</text:p>
              </table:table-cell>
              <table:table-cell office:value-type="float" office:value="0.00126">
                <text:p>0.00126</text:p>
              </table:table-cell>
              <table:table-cell office:value-type="float" office:value="-0.00342">
                <text:p>-0.00342</text:p>
              </table:table-cell>
              <table:table-cell office:value-type="float" office:value="-0.00069">
                <text:p>-0.000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5">
                <text:p>655</text:p>
              </table:table-cell>
              <table:table-cell office:value-type="float" office:value="0.00399">
                <text:p>0.00399</text:p>
              </table:table-cell>
              <table:table-cell office:value-type="float" office:value="0.00375">
                <text:p>0.00375</text:p>
              </table:table-cell>
              <table:table-cell office:value-type="float" office:value="0.00039">
                <text:p>0.00039</text:p>
              </table:table-cell>
              <table:table-cell office:value-type="float" office:value="0.00052">
                <text:p>0.00052</text:p>
              </table:table-cell>
              <table:table-cell office:value-type="float" office:value="0.00012">
                <text:p>0.00012</text:p>
              </table:table-cell>
              <table:table-cell office:value-type="float" office:value="0.00592">
                <text:p>0.00592</text:p>
              </table:table-cell>
              <table:table-cell office:value-type="float" office:value="-0.00024">
                <text:p>-0.00024</text:p>
              </table:table-cell>
              <table:table-cell office:value-type="float" office:value="0.0014">
                <text:p>0.0014</text:p>
              </table:table-cell>
              <table:table-cell office:value-type="float" office:value="-0.00013">
                <text:p>-0.00013</text:p>
              </table:table-cell>
              <table:table-cell office:value-type="float" office:value="0.00906">
                <text:p>0.00906</text:p>
              </table:table-cell>
              <table:table-cell office:value-type="float" office:value="0.00178">
                <text:p>0.00178</text:p>
              </table:table-cell>
              <table:table-cell office:value-type="float" office:value="0.00228">
                <text:p>0.00228</text:p>
              </table:table-cell>
              <table:table-cell office:value-type="float" office:value="0.00203">
                <text:p>0.00203</text:p>
              </table:table-cell>
              <table:table-cell office:value-type="float" office:value="-0.0005">
                <text:p>-0.0005</text:p>
              </table:table-cell>
              <table:table-cell office:value-type="float" office:value="0.00123">
                <text:p>0.00123</text:p>
              </table:table-cell>
              <table:table-cell office:value-type="float" office:value="-0.00348">
                <text:p>-0.00348</text:p>
              </table:table-cell>
              <table:table-cell office:value-type="float" office:value="-0.00056">
                <text:p>-0.000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4">
                <text:p>654</text:p>
              </table:table-cell>
              <table:table-cell office:value-type="float" office:value="0.00397">
                <text:p>0.00397</text:p>
              </table:table-cell>
              <table:table-cell office:value-type="float" office:value="0.00395">
                <text:p>0.00395</text:p>
              </table:table-cell>
              <table:table-cell office:value-type="float" office:value="0.00051">
                <text:p>0.00051</text:p>
              </table:table-cell>
              <table:table-cell office:value-type="float" office:value="0.00042">
                <text:p>0.00042</text:p>
              </table:table-cell>
              <table:table-cell office:value-type="float" office:value="-0.0002">
                <text:p>-0.0002</text:p>
              </table:table-cell>
              <table:table-cell office:value-type="float" office:value="0.00579">
                <text:p>0.00579</text:p>
              </table:table-cell>
              <table:table-cell office:value-type="float" office:value="-0.00021">
                <text:p>-0.00021</text:p>
              </table:table-cell>
              <table:table-cell office:value-type="float" office:value="0.0015">
                <text:p>0.0015</text:p>
              </table:table-cell>
              <table:table-cell office:value-type="float" office:value="-0.0002">
                <text:p>-0.0002</text:p>
              </table:table-cell>
              <table:table-cell office:value-type="float" office:value="0.00922">
                <text:p>0.00922</text:p>
              </table:table-cell>
              <table:table-cell office:value-type="float" office:value="0.00172">
                <text:p>0.00172</text:p>
              </table:table-cell>
              <table:table-cell office:value-type="float" office:value="0.00266">
                <text:p>0.00266</text:p>
              </table:table-cell>
              <table:table-cell office:value-type="float" office:value="0.00204">
                <text:p>0.00204</text:p>
              </table:table-cell>
              <table:table-cell office:value-type="float" office:value="-0.00026">
                <text:p>-0.00026</text:p>
              </table:table-cell>
              <table:table-cell office:value-type="float" office:value="0.00133">
                <text:p>0.00133</text:p>
              </table:table-cell>
              <table:table-cell office:value-type="float" office:value="-0.00357">
                <text:p>-0.00357</text:p>
              </table:table-cell>
              <table:table-cell office:value-type="float" office:value="-0.00074">
                <text:p>-0.000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3">
                <text:p>653</text:p>
              </table:table-cell>
              <table:table-cell office:value-type="float" office:value="0.00382">
                <text:p>0.00382</text:p>
              </table:table-cell>
              <table:table-cell office:value-type="float" office:value="0.00388">
                <text:p>0.00388</text:p>
              </table:table-cell>
              <table:table-cell office:value-type="float" office:value="0.00036">
                <text:p>0.00036</text:p>
              </table:table-cell>
              <table:table-cell office:value-type="float" office:value="0.00044">
                <text:p>0.00044</text:p>
              </table:table-cell>
              <table:table-cell office:value-type="float" office:value="0.000069">
                <text:p>0.000069</text:p>
              </table:table-cell>
              <table:table-cell office:value-type="float" office:value="0.00594">
                <text:p>0.00594</text:p>
              </table:table-cell>
              <table:table-cell office:value-type="float" office:value="-0.00014">
                <text:p>-0.00014</text:p>
              </table:table-cell>
              <table:table-cell office:value-type="float" office:value="0.00151">
                <text:p>0.00151</text:p>
              </table:table-cell>
              <table:table-cell office:value-type="float" office:value="0.0001">
                <text:p>0.0001</text:p>
              </table:table-cell>
              <table:table-cell office:value-type="float" office:value="0.009379">
                <text:p>0.009379</text:p>
              </table:table-cell>
              <table:table-cell office:value-type="float" office:value="0.00145">
                <text:p>0.00145</text:p>
              </table:table-cell>
              <table:table-cell office:value-type="float" office:value="0.00255">
                <text:p>0.00255</text:p>
              </table:table-cell>
              <table:table-cell office:value-type="float" office:value="0.00216">
                <text:p>0.00216</text:p>
              </table:table-cell>
              <table:table-cell office:value-type="float" office:value="-0.00039">
                <text:p>-0.00039</text:p>
              </table:table-cell>
              <table:table-cell office:value-type="float" office:value="0.00147">
                <text:p>0.00147</text:p>
              </table:table-cell>
              <table:table-cell office:value-type="float" office:value="-0.00335">
                <text:p>-0.00335</text:p>
              </table:table-cell>
              <table:table-cell office:value-type="float" office:value="-0.00063">
                <text:p>-0.000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">
                <text:p>652</text:p>
              </table:table-cell>
              <table:table-cell office:value-type="float" office:value="0.00388">
                <text:p>0.00388</text:p>
              </table:table-cell>
              <table:table-cell office:value-type="float" office:value="0.00381">
                <text:p>0.00381</text:p>
              </table:table-cell>
              <table:table-cell office:value-type="float" office:value="0.00048">
                <text:p>0.00048</text:p>
              </table:table-cell>
              <table:table-cell office:value-type="float" office:value="0.00065">
                <text:p>0.00065</text:p>
              </table:table-cell>
              <table:table-cell office:value-type="float" office:value="0.000069">
                <text:p>0.000069</text:p>
              </table:table-cell>
              <table:table-cell office:value-type="float" office:value="0.00576">
                <text:p>0.00576</text:p>
              </table:table-cell>
              <table:table-cell office:value-type="float" office:value="-0.00009">
                <text:p>-0.00009</text:p>
              </table:table-cell>
              <table:table-cell office:value-type="float" office:value="0.0015">
                <text:p>0.0015</text:p>
              </table:table-cell>
              <table:table-cell office:value-type="float" office:value="0.0001">
                <text:p>0.0001</text:p>
              </table:table-cell>
              <table:table-cell office:value-type="float" office:value="0.00946">
                <text:p>0.00946</text:p>
              </table:table-cell>
              <table:table-cell office:value-type="float" office:value="0.00183">
                <text:p>0.00183</text:p>
              </table:table-cell>
              <table:table-cell office:value-type="float" office:value="0.00263">
                <text:p>0.00263</text:p>
              </table:table-cell>
              <table:table-cell office:value-type="float" office:value="0.00212">
                <text:p>0.00212</text:p>
              </table:table-cell>
              <table:table-cell office:value-type="float" office:value="-0.00022">
                <text:p>-0.00022</text:p>
              </table:table-cell>
              <table:table-cell office:value-type="float" office:value="0.00143">
                <text:p>0.00143</text:p>
              </table:table-cell>
              <table:table-cell office:value-type="float" office:value="-0.00324">
                <text:p>-0.00324</text:p>
              </table:table-cell>
              <table:table-cell office:value-type="float" office:value="-0.000599">
                <text:p>-0.0005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1">
                <text:p>651</text:p>
              </table:table-cell>
              <table:table-cell office:value-type="float" office:value="0.00379">
                <text:p>0.00379</text:p>
              </table:table-cell>
              <table:table-cell office:value-type="float" office:value="0.0039">
                <text:p>0.0039</text:p>
              </table:table-cell>
              <table:table-cell office:value-type="float" office:value="0.00055">
                <text:p>0.00055</text:p>
              </table:table-cell>
              <table:table-cell office:value-type="float" office:value="0.00041">
                <text:p>0.00041</text:p>
              </table:table-cell>
              <table:table-cell office:value-type="float" office:value="0.00017">
                <text:p>0.00017</text:p>
              </table:table-cell>
              <table:table-cell office:value-type="float" office:value="0.00586">
                <text:p>0.00586</text:p>
              </table:table-cell>
              <table:table-cell office:value-type="float" office:value="-0.000069">
                <text:p>-0.000069</text:p>
              </table:table-cell>
              <table:table-cell office:value-type="float" office:value="0.00145">
                <text:p>0.00145</text:p>
              </table:table-cell>
              <table:table-cell office:value-type="float" office:value="0.000069">
                <text:p>0.000069</text:p>
              </table:table-cell>
              <table:table-cell office:value-type="float" office:value="0.00935">
                <text:p>0.00935</text:p>
              </table:table-cell>
              <table:table-cell office:value-type="float" office:value="0.00172">
                <text:p>0.00172</text:p>
              </table:table-cell>
              <table:table-cell office:value-type="float" office:value="0.00258">
                <text:p>0.00258</text:p>
              </table:table-cell>
              <table:table-cell office:value-type="float" office:value="0.00207">
                <text:p>0.00207</text:p>
              </table:table-cell>
              <table:table-cell office:value-type="float" office:value="-0.00038">
                <text:p>-0.00038</text:p>
              </table:table-cell>
              <table:table-cell office:value-type="float" office:value="0.00131">
                <text:p>0.00131</text:p>
              </table:table-cell>
              <table:table-cell office:value-type="float" office:value="-0.00339">
                <text:p>-0.00339</text:p>
              </table:table-cell>
              <table:table-cell office:value-type="float" office:value="-0.00083">
                <text:p>-0.000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0">
                <text:p>650</text:p>
              </table:table-cell>
              <table:table-cell office:value-type="float" office:value="0.00377">
                <text:p>0.00377</text:p>
              </table:table-cell>
              <table:table-cell office:value-type="float" office:value="0.00379">
                <text:p>0.00379</text:p>
              </table:table-cell>
              <table:table-cell office:value-type="float" office:value="0.00062">
                <text:p>0.00062</text:p>
              </table:table-cell>
              <table:table-cell office:value-type="float" office:value="0.00051">
                <text:p>0.00051</text:p>
              </table:table-cell>
              <table:table-cell office:value-type="float" office:value="0.00012">
                <text:p>0.00012</text:p>
              </table:table-cell>
              <table:table-cell office:value-type="float" office:value="0.0059">
                <text:p>0.0059</text:p>
              </table:table-cell>
              <table:table-cell office:value-type="float" office:value="-0.00011">
                <text:p>-0.00011</text:p>
              </table:table-cell>
              <table:table-cell office:value-type="float" office:value="0.00138">
                <text:p>0.00138</text:p>
              </table:table-cell>
              <table:table-cell office:value-type="float" office:value="-0.00012">
                <text:p>-0.00012</text:p>
              </table:table-cell>
              <table:table-cell office:value-type="float" office:value="0.00948">
                <text:p>0.00948</text:p>
              </table:table-cell>
              <table:table-cell office:value-type="float" office:value="0.00161">
                <text:p>0.00161</text:p>
              </table:table-cell>
              <table:table-cell office:value-type="float" office:value="0.00272">
                <text:p>0.00272</text:p>
              </table:table-cell>
              <table:table-cell office:value-type="float" office:value="0.00211">
                <text:p>0.00211</text:p>
              </table:table-cell>
              <table:table-cell office:value-type="float" office:value="-0.00035">
                <text:p>-0.00035</text:p>
              </table:table-cell>
              <table:table-cell office:value-type="float" office:value="0.00145">
                <text:p>0.00145</text:p>
              </table:table-cell>
              <table:table-cell office:value-type="float" office:value="-0.00341">
                <text:p>-0.00341</text:p>
              </table:table-cell>
              <table:table-cell office:value-type="float" office:value="-0.00068">
                <text:p>-0.000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9">
                <text:p>649</text:p>
              </table:table-cell>
              <table:table-cell office:value-type="float" office:value="0.00402">
                <text:p>0.00402</text:p>
              </table:table-cell>
              <table:table-cell office:value-type="float" office:value="0.00394">
                <text:p>0.00394</text:p>
              </table:table-cell>
              <table:table-cell office:value-type="float" office:value="0.00021">
                <text:p>0.00021</text:p>
              </table:table-cell>
              <table:table-cell office:value-type="float" office:value="0.00031">
                <text:p>0.00031</text:p>
              </table:table-cell>
              <table:table-cell office:value-type="float" office:value="-0.00005">
                <text:p>-0.00005</text:p>
              </table:table-cell>
              <table:table-cell office:value-type="float" office:value="0.00571">
                <text:p>0.00571</text:p>
              </table:table-cell>
              <table:table-cell office:value-type="float" office:value="0.00008">
                <text:p>0.00008</text:p>
              </table:table-cell>
              <table:table-cell office:value-type="float" office:value="0.00149">
                <text:p>0.00149</text:p>
              </table:table-cell>
              <table:table-cell office:value-type="float" office:value="0.0001">
                <text:p>0.0001</text:p>
              </table:table-cell>
              <table:table-cell office:value-type="float" office:value="0.00946">
                <text:p>0.00946</text:p>
              </table:table-cell>
              <table:table-cell office:value-type="float" office:value="0.00188">
                <text:p>0.00188</text:p>
              </table:table-cell>
              <table:table-cell office:value-type="float" office:value="0.00241">
                <text:p>0.00241</text:p>
              </table:table-cell>
              <table:table-cell office:value-type="float" office:value="0.00205">
                <text:p>0.00205</text:p>
              </table:table-cell>
              <table:table-cell office:value-type="float" office:value="-0.00017">
                <text:p>-0.00017</text:p>
              </table:table-cell>
              <table:table-cell office:value-type="float" office:value="0.0015">
                <text:p>0.0015</text:p>
              </table:table-cell>
              <table:table-cell office:value-type="float" office:value="-0.00316">
                <text:p>-0.00316</text:p>
              </table:table-cell>
              <table:table-cell office:value-type="float" office:value="-0.00057">
                <text:p>-0.000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8">
                <text:p>648</text:p>
              </table:table-cell>
              <table:table-cell office:value-type="float" office:value="0.00396">
                <text:p>0.00396</text:p>
              </table:table-cell>
              <table:table-cell office:value-type="float" office:value="0.00405">
                <text:p>0.00405</text:p>
              </table:table-cell>
              <table:table-cell office:value-type="float" office:value="0.00054">
                <text:p>0.00054</text:p>
              </table:table-cell>
              <table:table-cell office:value-type="float" office:value="0.00038">
                <text:p>0.00038</text:p>
              </table:table-cell>
              <table:table-cell office:value-type="float" office:value="-0.00008">
                <text:p>-0.00008</text:p>
              </table:table-cell>
              <table:table-cell office:value-type="float" office:value="0.00554">
                <text:p>0.00554</text:p>
              </table:table-cell>
              <table:table-cell office:value-type="float" office:value="-0.00021">
                <text:p>-0.00021</text:p>
              </table:table-cell>
              <table:table-cell office:value-type="float" office:value="0.00136">
                <text:p>0.00136</text:p>
              </table:table-cell>
              <table:table-cell office:value-type="float" office:value="-0.00022">
                <text:p>-0.00022</text:p>
              </table:table-cell>
              <table:table-cell office:value-type="float" office:value="0.0091">
                <text:p>0.0091</text:p>
              </table:table-cell>
              <table:table-cell office:value-type="float" office:value="0.00199">
                <text:p>0.00199</text:p>
              </table:table-cell>
              <table:table-cell office:value-type="float" office:value="0.00255">
                <text:p>0.00255</text:p>
              </table:table-cell>
              <table:table-cell office:value-type="float" office:value="0.00202">
                <text:p>0.00202</text:p>
              </table:table-cell>
              <table:table-cell office:value-type="float" office:value="-0.0003">
                <text:p>-0.0003</text:p>
              </table:table-cell>
              <table:table-cell office:value-type="float" office:value="0.00134">
                <text:p>0.00134</text:p>
              </table:table-cell>
              <table:table-cell office:value-type="float" office:value="-0.00312">
                <text:p>-0.00312</text:p>
              </table:table-cell>
              <table:table-cell office:value-type="float" office:value="-0.00042">
                <text:p>-0.000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7">
                <text:p>647</text:p>
              </table:table-cell>
              <table:table-cell office:value-type="float" office:value="0.00366">
                <text:p>0.00366</text:p>
              </table:table-cell>
              <table:table-cell office:value-type="float" office:value="0.00386">
                <text:p>0.00386</text:p>
              </table:table-cell>
              <table:table-cell office:value-type="float" office:value="0.00044">
                <text:p>0.00044</text:p>
              </table:table-cell>
              <table:table-cell office:value-type="float" office:value="0.00038">
                <text:p>0.00038</text:p>
              </table:table-cell>
              <table:table-cell office:value-type="float" office:value="-0.0001">
                <text:p>-0.0001</text:p>
              </table:table-cell>
              <table:table-cell office:value-type="float" office:value="0.00561">
                <text:p>0.00561</text:p>
              </table:table-cell>
              <table:table-cell office:value-type="float" office:value="-0.0002">
                <text:p>-0.0002</text:p>
              </table:table-cell>
              <table:table-cell office:value-type="float" office:value="0.00138">
                <text:p>0.00138</text:p>
              </table:table-cell>
              <table:table-cell office:value-type="float" office:value="-0.00012">
                <text:p>-0.00012</text:p>
              </table:table-cell>
              <table:table-cell office:value-type="float" office:value="0.00929">
                <text:p>0.00929</text:p>
              </table:table-cell>
              <table:table-cell office:value-type="float" office:value="0.00193">
                <text:p>0.00193</text:p>
              </table:table-cell>
              <table:table-cell office:value-type="float" office:value="0.00261">
                <text:p>0.00261</text:p>
              </table:table-cell>
              <table:table-cell office:value-type="float" office:value="0.00222">
                <text:p>0.00222</text:p>
              </table:table-cell>
              <table:table-cell office:value-type="float" office:value="-0.00062">
                <text:p>-0.00062</text:p>
              </table:table-cell>
              <table:table-cell office:value-type="float" office:value="0.00124">
                <text:p>0.00124</text:p>
              </table:table-cell>
              <table:table-cell office:value-type="float" office:value="-0.00346">
                <text:p>-0.00346</text:p>
              </table:table-cell>
              <table:table-cell office:value-type="float" office:value="-0.00057">
                <text:p>-0.000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6">
                <text:p>646</text:p>
              </table:table-cell>
              <table:table-cell office:value-type="float" office:value="0.00371">
                <text:p>0.00371</text:p>
              </table:table-cell>
              <table:table-cell office:value-type="float" office:value="0.00375">
                <text:p>0.00375</text:p>
              </table:table-cell>
              <table:table-cell office:value-type="float" office:value="0.00049">
                <text:p>0.00049</text:p>
              </table:table-cell>
              <table:table-cell office:value-type="float" office:value="0.00057">
                <text:p>0.00057</text:p>
              </table:table-cell>
              <table:table-cell office:value-type="float" office:value="-0.0001">
                <text:p>-0.0001</text:p>
              </table:table-cell>
              <table:table-cell office:value-type="float" office:value="0.00537">
                <text:p>0.00537</text:p>
              </table:table-cell>
              <table:table-cell office:value-type="float" office:value="-0.00011">
                <text:p>-0.00011</text:p>
              </table:table-cell>
              <table:table-cell office:value-type="float" office:value="0.00138">
                <text:p>0.00138</text:p>
              </table:table-cell>
              <table:table-cell office:value-type="float" office:value="-0.00016">
                <text:p>-0.00016</text:p>
              </table:table-cell>
              <table:table-cell office:value-type="float" office:value="0.00927">
                <text:p>0.00927</text:p>
              </table:table-cell>
              <table:table-cell office:value-type="float" office:value="0.00183">
                <text:p>0.00183</text:p>
              </table:table-cell>
              <table:table-cell office:value-type="float" office:value="0.00229">
                <text:p>0.00229</text:p>
              </table:table-cell>
              <table:table-cell office:value-type="float" office:value="0.0021">
                <text:p>0.0021</text:p>
              </table:table-cell>
              <table:table-cell office:value-type="float" office:value="-0.00047">
                <text:p>-0.00047</text:p>
              </table:table-cell>
              <table:table-cell office:value-type="float" office:value="0.00143">
                <text:p>0.00143</text:p>
              </table:table-cell>
              <table:table-cell office:value-type="float" office:value="-0.00346">
                <text:p>-0.00346</text:p>
              </table:table-cell>
              <table:table-cell office:value-type="float" office:value="-0.00034">
                <text:p>-0.000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5">
                <text:p>645</text:p>
              </table:table-cell>
              <table:table-cell office:value-type="float" office:value="0.00369">
                <text:p>0.00369</text:p>
              </table:table-cell>
              <table:table-cell office:value-type="float" office:value="0.00371">
                <text:p>0.00371</text:p>
              </table:table-cell>
              <table:table-cell office:value-type="float" office:value="0.00061">
                <text:p>0.00061</text:p>
              </table:table-cell>
              <table:table-cell office:value-type="float" office:value="0.00062">
                <text:p>0.00062</text:p>
              </table:table-cell>
              <table:table-cell office:value-type="float" office:value="-0.00024">
                <text:p>-0.00024</text:p>
              </table:table-cell>
              <table:table-cell office:value-type="float" office:value="0.00519">
                <text:p>0.00519</text:p>
              </table:table-cell>
              <table:table-cell office:value-type="float" office:value="-0.00022">
                <text:p>-0.00022</text:p>
              </table:table-cell>
              <table:table-cell office:value-type="float" office:value="0.00135">
                <text:p>0.00135</text:p>
              </table:table-cell>
              <table:table-cell office:value-type="float" office:value="-0.00047">
                <text:p>-0.00047</text:p>
              </table:table-cell>
              <table:table-cell office:value-type="float" office:value="0.00905">
                <text:p>0.00905</text:p>
              </table:table-cell>
              <table:table-cell office:value-type="float" office:value="0.00182">
                <text:p>0.00182</text:p>
              </table:table-cell>
              <table:table-cell office:value-type="float" office:value="0.00219">
                <text:p>0.00219</text:p>
              </table:table-cell>
              <table:table-cell office:value-type="float" office:value="0.00195">
                <text:p>0.00195</text:p>
              </table:table-cell>
              <table:table-cell office:value-type="float" office:value="-0.00059">
                <text:p>-0.00059</text:p>
              </table:table-cell>
              <table:table-cell office:value-type="float" office:value="0.00118">
                <text:p>0.00118</text:p>
              </table:table-cell>
              <table:table-cell office:value-type="float" office:value="-0.0032">
                <text:p>-0.0032</text:p>
              </table:table-cell>
              <table:table-cell office:value-type="float" office:value="-0.00041">
                <text:p>-0.000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4">
                <text:p>644</text:p>
              </table:table-cell>
              <table:table-cell office:value-type="float" office:value="0.00347">
                <text:p>0.00347</text:p>
              </table:table-cell>
              <table:table-cell office:value-type="float" office:value="0.00367">
                <text:p>0.00367</text:p>
              </table:table-cell>
              <table:table-cell office:value-type="float" office:value="0.00062">
                <text:p>0.00062</text:p>
              </table:table-cell>
              <table:table-cell office:value-type="float" office:value="0.0005">
                <text:p>0.0005</text:p>
              </table:table-cell>
              <table:table-cell office:value-type="float" office:value="-0.00008">
                <text:p>-0.00008</text:p>
              </table:table-cell>
              <table:table-cell office:value-type="float" office:value="0.00533">
                <text:p>0.00533</text:p>
              </table:table-cell>
              <table:table-cell office:value-type="float" office:value="-0.00025">
                <text:p>-0.00025</text:p>
              </table:table-cell>
              <table:table-cell office:value-type="float" office:value="0.00126">
                <text:p>0.00126</text:p>
              </table:table-cell>
              <table:table-cell office:value-type="float" office:value="-0.00041">
                <text:p>-0.00041</text:p>
              </table:table-cell>
              <table:table-cell office:value-type="float" office:value="0.00915">
                <text:p>0.00915</text:p>
              </table:table-cell>
              <table:table-cell office:value-type="float" office:value="0.00182">
                <text:p>0.00182</text:p>
              </table:table-cell>
              <table:table-cell office:value-type="float" office:value="0.00246">
                <text:p>0.00246</text:p>
              </table:table-cell>
              <table:table-cell office:value-type="float" office:value="0.002">
                <text:p>0.002</text:p>
              </table:table-cell>
              <table:table-cell office:value-type="float" office:value="-0.00045">
                <text:p>-0.00045</text:p>
              </table:table-cell>
              <table:table-cell office:value-type="float" office:value="0.00144">
                <text:p>0.00144</text:p>
              </table:table-cell>
              <table:table-cell office:value-type="float" office:value="-0.00341">
                <text:p>-0.00341</text:p>
              </table:table-cell>
              <table:table-cell office:value-type="float" office:value="-0.00056">
                <text:p>-0.000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43">
                <text:p>643</text:p>
              </table:table-cell>
              <table:table-cell office:value-type="float" office:value="0.00348">
                <text:p>0.00348</text:p>
              </table:table-cell>
              <table:table-cell office:value-type="float" office:value="0.00392">
                <text:p>0.00392</text:p>
              </table:table-cell>
              <table:table-cell office:value-type="float" office:value="0.00062">
                <text:p>0.00062</text:p>
              </table:table-cell>
              <table:table-cell office:value-type="float" office:value="0.00047">
                <text:p>0.00047</text:p>
              </table:table-cell>
              <table:table-cell office:value-type="float" office:value="0.00004">
                <text:p>0.00004</text:p>
              </table:table-cell>
              <table:table-cell office:value-type="float" office:value="0.00534">
                <text:p>0.00534</text:p>
              </table:table-cell>
              <table:table-cell office:value-type="float" office:value="-0.00022">
                <text:p>-0.00022</text:p>
              </table:table-cell>
              <table:table-cell office:value-type="float" office:value="0.00138">
                <text:p>0.00138</text:p>
              </table:table-cell>
              <table:table-cell office:value-type="float" office:value="-0.00014">
                <text:p>-0.00014</text:p>
              </table:table-cell>
              <table:table-cell office:value-type="float" office:value="0.00931">
                <text:p>0.00931</text:p>
              </table:table-cell>
              <table:table-cell office:value-type="float" office:value="0.00186">
                <text:p>0.00186</text:p>
              </table:table-cell>
              <table:table-cell office:value-type="float" office:value="0.00252">
                <text:p>0.00252</text:p>
              </table:table-cell>
              <table:table-cell office:value-type="float" office:value="0.0022">
                <text:p>0.0022</text:p>
              </table:table-cell>
              <table:table-cell office:value-type="float" office:value="-0.00054">
                <text:p>-0.00054</text:p>
              </table:table-cell>
              <table:table-cell office:value-type="float" office:value="0.00142">
                <text:p>0.00142</text:p>
              </table:table-cell>
              <table:table-cell office:value-type="float" office:value="-0.00311">
                <text:p>-0.00311</text:p>
              </table:table-cell>
              <table:table-cell office:value-type="float" office:value="-0.00034">
                <text:p>-0.000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2">
                <text:p>642</text:p>
              </table:table-cell>
              <table:table-cell office:value-type="float" office:value="0.00349">
                <text:p>0.00349</text:p>
              </table:table-cell>
              <table:table-cell office:value-type="float" office:value="0.00376">
                <text:p>0.00376</text:p>
              </table:table-cell>
              <table:table-cell office:value-type="float" office:value="0.00055">
                <text:p>0.00055</text:p>
              </table:table-cell>
              <table:table-cell office:value-type="float" office:value="0.00043">
                <text:p>0.00043</text:p>
              </table:table-cell>
              <table:table-cell office:value-type="float" office:value="-0.00005">
                <text:p>-0.00005</text:p>
              </table:table-cell>
              <table:table-cell office:value-type="float" office:value="0.00517">
                <text:p>0.00517</text:p>
              </table:table-cell>
              <table:table-cell office:value-type="float" office:value="-0.00024">
                <text:p>-0.00024</text:p>
              </table:table-cell>
              <table:table-cell office:value-type="float" office:value="0.00145">
                <text:p>0.00145</text:p>
              </table:table-cell>
              <table:table-cell office:value-type="float" office:value="-0.00029">
                <text:p>-0.00029</text:p>
              </table:table-cell>
              <table:table-cell office:value-type="float" office:value="0.00923">
                <text:p>0.00923</text:p>
              </table:table-cell>
              <table:table-cell office:value-type="float" office:value="0.00219">
                <text:p>0.00219</text:p>
              </table:table-cell>
              <table:table-cell office:value-type="float" office:value="0.00247">
                <text:p>0.00247</text:p>
              </table:table-cell>
              <table:table-cell office:value-type="float" office:value="0.002">
                <text:p>0.002</text:p>
              </table:table-cell>
              <table:table-cell office:value-type="float" office:value="-0.00044">
                <text:p>-0.00044</text:p>
              </table:table-cell>
              <table:table-cell office:value-type="float" office:value="0.00129">
                <text:p>0.00129</text:p>
              </table:table-cell>
              <table:table-cell office:value-type="float" office:value="-0.00318">
                <text:p>-0.00318</text:p>
              </table:table-cell>
              <table:table-cell office:value-type="float" office:value="-0.00026">
                <text:p>-0.00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1">
                <text:p>641</text:p>
              </table:table-cell>
              <table:table-cell office:value-type="float" office:value="0.00341">
                <text:p>0.00341</text:p>
              </table:table-cell>
              <table:table-cell office:value-type="float" office:value="0.00372">
                <text:p>0.00372</text:p>
              </table:table-cell>
              <table:table-cell office:value-type="float" office:value="0.000599">
                <text:p>0.000599</text:p>
              </table:table-cell>
              <table:table-cell office:value-type="float" office:value="0.00054">
                <text:p>0.00054</text:p>
              </table:table-cell>
              <table:table-cell office:value-type="float" office:value="0.00006">
                <text:p>0.00006</text:p>
              </table:table-cell>
              <table:table-cell office:value-type="float" office:value="0.00523">
                <text:p>0.00523</text:p>
              </table:table-cell>
              <table:table-cell office:value-type="float" office:value="-0.00034">
                <text:p>-0.00034</text:p>
              </table:table-cell>
              <table:table-cell office:value-type="float" office:value="0.00154">
                <text:p>0.00154</text:p>
              </table:table-cell>
              <table:table-cell office:value-type="float" office:value="-0.00017">
                <text:p>-0.00017</text:p>
              </table:table-cell>
              <table:table-cell office:value-type="float" office:value="0.00937">
                <text:p>0.00937</text:p>
              </table:table-cell>
              <table:table-cell office:value-type="float" office:value="0.00216">
                <text:p>0.00216</text:p>
              </table:table-cell>
              <table:table-cell office:value-type="float" office:value="0.00245">
                <text:p>0.00245</text:p>
              </table:table-cell>
              <table:table-cell office:value-type="float" office:value="0.00213">
                <text:p>0.00213</text:p>
              </table:table-cell>
              <table:table-cell office:value-type="float" office:value="-0.00037">
                <text:p>-0.00037</text:p>
              </table:table-cell>
              <table:table-cell office:value-type="float" office:value="0.0015">
                <text:p>0.0015</text:p>
              </table:table-cell>
              <table:table-cell office:value-type="float" office:value="-0.00316">
                <text:p>-0.00316</text:p>
              </table:table-cell>
              <table:table-cell office:value-type="float" office:value="-0.00016">
                <text:p>-0.00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0">
                <text:p>640</text:p>
              </table:table-cell>
              <table:table-cell office:value-type="float" office:value="0.00362">
                <text:p>0.00362</text:p>
              </table:table-cell>
              <table:table-cell office:value-type="float" office:value="0.00399">
                <text:p>0.00399</text:p>
              </table:table-cell>
              <table:table-cell office:value-type="float" office:value="0.00048">
                <text:p>0.00048</text:p>
              </table:table-cell>
              <table:table-cell office:value-type="float" office:value="0.00037">
                <text:p>0.00037</text:p>
              </table:table-cell>
              <table:table-cell office:value-type="float" office:value="0">
                <text:p>0</text:p>
              </table:table-cell>
              <table:table-cell office:value-type="float" office:value="0.00544">
                <text:p>0.00544</text:p>
              </table:table-cell>
              <table:table-cell office:value-type="float" office:value="-0.00045">
                <text:p>-0.00045</text:p>
              </table:table-cell>
              <table:table-cell office:value-type="float" office:value="0.00133">
                <text:p>0.00133</text:p>
              </table:table-cell>
              <table:table-cell office:value-type="float" office:value="-0.00024">
                <text:p>-0.00024</text:p>
              </table:table-cell>
              <table:table-cell office:value-type="float" office:value="0.00936">
                <text:p>0.00936</text:p>
              </table:table-cell>
              <table:table-cell office:value-type="float" office:value="0.00192">
                <text:p>0.00192</text:p>
              </table:table-cell>
              <table:table-cell office:value-type="float" office:value="0.00272">
                <text:p>0.00272</text:p>
              </table:table-cell>
              <table:table-cell office:value-type="float" office:value="0.00226">
                <text:p>0.00226</text:p>
              </table:table-cell>
              <table:table-cell office:value-type="float" office:value="-0.00047">
                <text:p>-0.00047</text:p>
              </table:table-cell>
              <table:table-cell office:value-type="float" office:value="0.00128">
                <text:p>0.00128</text:p>
              </table:table-cell>
              <table:table-cell office:value-type="float" office:value="-0.00291">
                <text:p>-0.00291</text:p>
              </table:table-cell>
              <table:table-cell office:value-type="float" office:value="-0.00004">
                <text:p>-0.000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9">
                <text:p>639</text:p>
              </table:table-cell>
              <table:table-cell office:value-type="float" office:value="0.00354">
                <text:p>0.00354</text:p>
              </table:table-cell>
              <table:table-cell office:value-type="float" office:value="0.00393">
                <text:p>0.00393</text:p>
              </table:table-cell>
              <table:table-cell office:value-type="float" office:value="0.00065">
                <text:p>0.00065</text:p>
              </table:table-cell>
              <table:table-cell office:value-type="float" office:value="0.00056">
                <text:p>0.00056</text:p>
              </table:table-cell>
              <table:table-cell office:value-type="float" office:value="-0.00005">
                <text:p>-0.00005</text:p>
              </table:table-cell>
              <table:table-cell office:value-type="float" office:value="0.00515">
                <text:p>0.00515</text:p>
              </table:table-cell>
              <table:table-cell office:value-type="float" office:value="-0.00015">
                <text:p>-0.00015</text:p>
              </table:table-cell>
              <table:table-cell office:value-type="float" office:value="0.00153">
                <text:p>0.00153</text:p>
              </table:table-cell>
              <table:table-cell office:value-type="float" office:value="-0.00014">
                <text:p>-0.00014</text:p>
              </table:table-cell>
              <table:table-cell office:value-type="float" office:value="0.00941">
                <text:p>0.00941</text:p>
              </table:table-cell>
              <table:table-cell office:value-type="float" office:value="0.00217">
                <text:p>0.00217</text:p>
              </table:table-cell>
              <table:table-cell office:value-type="float" office:value="0.00237">
                <text:p>0.00237</text:p>
              </table:table-cell>
              <table:table-cell office:value-type="float" office:value="0.0021">
                <text:p>0.0021</text:p>
              </table:table-cell>
              <table:table-cell office:value-type="float" office:value="-0.00053">
                <text:p>-0.00053</text:p>
              </table:table-cell>
              <table:table-cell office:value-type="float" office:value="0.00135">
                <text:p>0.00135</text:p>
              </table:table-cell>
              <table:table-cell office:value-type="float" office:value="-0.00308">
                <text:p>-0.00308</text:p>
              </table:table-cell>
              <table:table-cell office:value-type="float" office:value="-0.00008">
                <text:p>-0.000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8">
                <text:p>638</text:p>
              </table:table-cell>
              <table:table-cell office:value-type="float" office:value="0.00353">
                <text:p>0.00353</text:p>
              </table:table-cell>
              <table:table-cell office:value-type="float" office:value="0.00389">
                <text:p>0.00389</text:p>
              </table:table-cell>
              <table:table-cell office:value-type="float" office:value="0.00066">
                <text:p>0.00066</text:p>
              </table:table-cell>
              <table:table-cell office:value-type="float" office:value="0.00037">
                <text:p>0.00037</text:p>
              </table:table-cell>
              <table:table-cell office:value-type="float" office:value="-0.00005">
                <text:p>-0.00005</text:p>
              </table:table-cell>
              <table:table-cell office:value-type="float" office:value="0.00522">
                <text:p>0.00522</text:p>
              </table:table-cell>
              <table:table-cell office:value-type="float" office:value="-0.00022">
                <text:p>-0.00022</text:p>
              </table:table-cell>
              <table:table-cell office:value-type="float" office:value="0.0015">
                <text:p>0.0015</text:p>
              </table:table-cell>
              <table:table-cell office:value-type="float" office:value="-0.00016">
                <text:p>-0.00016</text:p>
              </table:table-cell>
              <table:table-cell office:value-type="float" office:value="0.00933">
                <text:p>0.00933</text:p>
              </table:table-cell>
              <table:table-cell office:value-type="float" office:value="0.00224">
                <text:p>0.00224</text:p>
              </table:table-cell>
              <table:table-cell office:value-type="float" office:value="0.00241">
                <text:p>0.00241</text:p>
              </table:table-cell>
              <table:table-cell office:value-type="float" office:value="0.00213">
                <text:p>0.00213</text:p>
              </table:table-cell>
              <table:table-cell office:value-type="float" office:value="-0.00046">
                <text:p>-0.00046</text:p>
              </table:table-cell>
              <table:table-cell office:value-type="float" office:value="0.00132">
                <text:p>0.00132</text:p>
              </table:table-cell>
              <table:table-cell office:value-type="float" office:value="-0.0031">
                <text:p>-0.0031</text:p>
              </table:table-cell>
              <table:table-cell office:value-type="float" office:value="-0.00013">
                <text:p>-0.000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7">
                <text:p>637</text:p>
              </table:table-cell>
              <table:table-cell office:value-type="float" office:value="0.00368">
                <text:p>0.00368</text:p>
              </table:table-cell>
              <table:table-cell office:value-type="float" office:value="0.00411">
                <text:p>0.00411</text:p>
              </table:table-cell>
              <table:table-cell office:value-type="float" office:value="0.00048">
                <text:p>0.00048</text:p>
              </table:table-cell>
              <table:table-cell office:value-type="float" office:value="0.00031">
                <text:p>0.00031</text:p>
              </table:table-cell>
              <table:table-cell office:value-type="float" office:value="0.000069">
                <text:p>0.000069</text:p>
              </table:table-cell>
              <table:table-cell office:value-type="float" office:value="0.00527">
                <text:p>0.00527</text:p>
              </table:table-cell>
              <table:table-cell office:value-type="float" office:value="-0.00022">
                <text:p>-0.00022</text:p>
              </table:table-cell>
              <table:table-cell office:value-type="float" office:value="0.00143">
                <text:p>0.00143</text:p>
              </table:table-cell>
              <table:table-cell office:value-type="float" office:value="-0.00016">
                <text:p>-0.00016</text:p>
              </table:table-cell>
              <table:table-cell office:value-type="float" office:value="0.009339">
                <text:p>0.009339</text:p>
              </table:table-cell>
              <table:table-cell office:value-type="float" office:value="0.00228">
                <text:p>0.00228</text:p>
              </table:table-cell>
              <table:table-cell office:value-type="float" office:value="0.00254">
                <text:p>0.00254</text:p>
              </table:table-cell>
              <table:table-cell office:value-type="float" office:value="0.00208">
                <text:p>0.00208</text:p>
              </table:table-cell>
              <table:table-cell office:value-type="float" office:value="-0.00033">
                <text:p>-0.00033</text:p>
              </table:table-cell>
              <table:table-cell office:value-type="float" office:value="0.00139">
                <text:p>0.00139</text:p>
              </table:table-cell>
              <table:table-cell office:value-type="float" office:value="-0.00309">
                <text:p>-0.0030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6">
                <text:p>636</text:p>
              </table:table-cell>
              <table:table-cell office:value-type="float" office:value="0.00359">
                <text:p>0.00359</text:p>
              </table:table-cell>
              <table:table-cell office:value-type="float" office:value="0.00427">
                <text:p>0.00427</text:p>
              </table:table-cell>
              <table:table-cell office:value-type="float" office:value="0.0005">
                <text:p>0.0005</text:p>
              </table:table-cell>
              <table:table-cell office:value-type="float" office:value="0.00042">
                <text:p>0.00042</text:p>
              </table:table-cell>
              <table:table-cell office:value-type="float" office:value="0.00014">
                <text:p>0.00014</text:p>
              </table:table-cell>
              <table:table-cell office:value-type="float" office:value="0.00537">
                <text:p>0.00537</text:p>
              </table:table-cell>
              <table:table-cell office:value-type="float" office:value="-0.00024">
                <text:p>-0.00024</text:p>
              </table:table-cell>
              <table:table-cell office:value-type="float" office:value="0.00151">
                <text:p>0.00151</text:p>
              </table:table-cell>
              <table:table-cell office:value-type="float" office:value="0.00009">
                <text:p>0.00009</text:p>
              </table:table-cell>
              <table:table-cell office:value-type="float" office:value="0.00957">
                <text:p>0.00957</text:p>
              </table:table-cell>
              <table:table-cell office:value-type="float" office:value="0.00223">
                <text:p>0.00223</text:p>
              </table:table-cell>
              <table:table-cell office:value-type="float" office:value="0.00265">
                <text:p>0.00265</text:p>
              </table:table-cell>
              <table:table-cell office:value-type="float" office:value="0.00221">
                <text:p>0.00221</text:p>
              </table:table-cell>
              <table:table-cell office:value-type="float" office:value="-0.00029">
                <text:p>-0.00029</text:p>
              </table:table-cell>
              <table:table-cell office:value-type="float" office:value="0.00124">
                <text:p>0.00124</text:p>
              </table:table-cell>
              <table:table-cell office:value-type="float" office:value="-0.0032">
                <text:p>-0.0032</text:p>
              </table:table-cell>
              <table:table-cell office:value-type="float" office:value="-0.00006">
                <text:p>-0.00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5">
                <text:p>635</text:p>
              </table:table-cell>
              <table:table-cell office:value-type="float" office:value="0.00368">
                <text:p>0.00368</text:p>
              </table:table-cell>
              <table:table-cell office:value-type="float" office:value="0.00416">
                <text:p>0.00416</text:p>
              </table:table-cell>
              <table:table-cell office:value-type="float" office:value="0.00048">
                <text:p>0.00048</text:p>
              </table:table-cell>
              <table:table-cell office:value-type="float" office:value="0.00038">
                <text:p>0.00038</text:p>
              </table:table-cell>
              <table:table-cell office:value-type="float" office:value="0">
                <text:p>0</text:p>
              </table:table-cell>
              <table:table-cell office:value-type="float" office:value="0.00525">
                <text:p>0.00525</text:p>
              </table:table-cell>
              <table:table-cell office:value-type="float" office:value="-0.00033">
                <text:p>-0.00033</text:p>
              </table:table-cell>
              <table:table-cell office:value-type="float" office:value="0.00119">
                <text:p>0.00119</text:p>
              </table:table-cell>
              <table:table-cell office:value-type="float" office:value="0">
                <text:p>0</text:p>
              </table:table-cell>
              <table:table-cell office:value-type="float" office:value="0.00945">
                <text:p>0.00945</text:p>
              </table:table-cell>
              <table:table-cell office:value-type="float" office:value="0.00212">
                <text:p>0.00212</text:p>
              </table:table-cell>
              <table:table-cell office:value-type="float" office:value="0.00246">
                <text:p>0.00246</text:p>
              </table:table-cell>
              <table:table-cell office:value-type="float" office:value="0.00201">
                <text:p>0.00201</text:p>
              </table:table-cell>
              <table:table-cell office:value-type="float" office:value="-0.00032">
                <text:p>-0.00032</text:p>
              </table:table-cell>
              <table:table-cell office:value-type="float" office:value="0.00127">
                <text:p>0.00127</text:p>
              </table:table-cell>
              <table:table-cell office:value-type="float" office:value="-0.00321">
                <text:p>-0.00321</text:p>
              </table:table-cell>
              <table:table-cell office:value-type="float" office:value="-0.00016">
                <text:p>-0.000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4">
                <text:p>634</text:p>
              </table:table-cell>
              <table:table-cell office:value-type="float" office:value="0.00365">
                <text:p>0.00365</text:p>
              </table:table-cell>
              <table:table-cell office:value-type="float" office:value="0.00403">
                <text:p>0.00403</text:p>
              </table:table-cell>
              <table:table-cell office:value-type="float" office:value="0.00066">
                <text:p>0.00066</text:p>
              </table:table-cell>
              <table:table-cell office:value-type="float" office:value="0.00049">
                <text:p>0.00049</text:p>
              </table:table-cell>
              <table:table-cell office:value-type="float" office:value="0.000069">
                <text:p>0.000069</text:p>
              </table:table-cell>
              <table:table-cell office:value-type="float" office:value="0.00518">
                <text:p>0.00518</text:p>
              </table:table-cell>
              <table:table-cell office:value-type="float" office:value="-0.00022">
                <text:p>-0.00022</text:p>
              </table:table-cell>
              <table:table-cell office:value-type="float" office:value="0.00153">
                <text:p>0.00153</text:p>
              </table:table-cell>
              <table:table-cell office:value-type="float" office:value="-0.00021">
                <text:p>-0.00021</text:p>
              </table:table-cell>
              <table:table-cell office:value-type="float" office:value="0.00922">
                <text:p>0.00922</text:p>
              </table:table-cell>
              <table:table-cell office:value-type="float" office:value="0.00243">
                <text:p>0.00243</text:p>
              </table:table-cell>
              <table:table-cell office:value-type="float" office:value="0.00246">
                <text:p>0.00246</text:p>
              </table:table-cell>
              <table:table-cell office:value-type="float" office:value="0.00206">
                <text:p>0.00206</text:p>
              </table:table-cell>
              <table:table-cell office:value-type="float" office:value="-0.00032">
                <text:p>-0.00032</text:p>
              </table:table-cell>
              <table:table-cell office:value-type="float" office:value="0.00146">
                <text:p>0.00146</text:p>
              </table:table-cell>
              <table:table-cell office:value-type="float" office:value="-0.00317">
                <text:p>-0.00317</text:p>
              </table:table-cell>
              <table:table-cell office:value-type="float" office:value="-0.00014">
                <text:p>-0.000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33">
                <text:p>633</text:p>
              </table:table-cell>
              <table:table-cell office:value-type="float" office:value="0.00355">
                <text:p>0.00355</text:p>
              </table:table-cell>
              <table:table-cell office:value-type="float" office:value="0.0041">
                <text:p>0.0041</text:p>
              </table:table-cell>
              <table:table-cell office:value-type="float" office:value="0.00047">
                <text:p>0.00047</text:p>
              </table:table-cell>
              <table:table-cell office:value-type="float" office:value="0.00041">
                <text:p>0.00041</text:p>
              </table:table-cell>
              <table:table-cell office:value-type="float" office:value="0.00011">
                <text:p>0.00011</text:p>
              </table:table-cell>
              <table:table-cell office:value-type="float" office:value="0.00538">
                <text:p>0.00538</text:p>
              </table:table-cell>
              <table:table-cell office:value-type="float" office:value="-0.00017">
                <text:p>-0.00017</text:p>
              </table:table-cell>
              <table:table-cell office:value-type="float" office:value="0.0016">
                <text:p>0.0016</text:p>
              </table:table-cell>
              <table:table-cell office:value-type="float" office:value="-0.00016">
                <text:p>-0.00016</text:p>
              </table:table-cell>
              <table:table-cell office:value-type="float" office:value="0.009639">
                <text:p>0.009639</text:p>
              </table:table-cell>
              <table:table-cell office:value-type="float" office:value="0.00227">
                <text:p>0.00227</text:p>
              </table:table-cell>
              <table:table-cell office:value-type="float" office:value="0.00261">
                <text:p>0.00261</text:p>
              </table:table-cell>
              <table:table-cell office:value-type="float" office:value="0.00227">
                <text:p>0.00227</text:p>
              </table:table-cell>
              <table:table-cell office:value-type="float" office:value="-0.0004">
                <text:p>-0.0004</text:p>
              </table:table-cell>
              <table:table-cell office:value-type="float" office:value="0.00135">
                <text:p>0.00135</text:p>
              </table:table-cell>
              <table:table-cell office:value-type="float" office:value="-0.00316">
                <text:p>-0.00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2">
                <text:p>632</text:p>
              </table:table-cell>
              <table:table-cell office:value-type="float" office:value="0.00364">
                <text:p>0.00364</text:p>
              </table:table-cell>
              <table:table-cell office:value-type="float" office:value="0.00411">
                <text:p>0.00411</text:p>
              </table:table-cell>
              <table:table-cell office:value-type="float" office:value="0.00036">
                <text:p>0.00036</text:p>
              </table:table-cell>
              <table:table-cell office:value-type="float" office:value="0.00037">
                <text:p>0.00037</text:p>
              </table:table-cell>
              <table:table-cell office:value-type="float" office:value="0.00005">
                <text:p>0.00005</text:p>
              </table:table-cell>
              <table:table-cell office:value-type="float" office:value="0.00509">
                <text:p>0.00509</text:p>
              </table:table-cell>
              <table:table-cell office:value-type="float" office:value="-0.00023">
                <text:p>-0.00023</text:p>
              </table:table-cell>
              <table:table-cell office:value-type="float" office:value="0.00134">
                <text:p>0.00134</text:p>
              </table:table-cell>
              <table:table-cell office:value-type="float" office:value="-0.00018">
                <text:p>-0.00018</text:p>
              </table:table-cell>
              <table:table-cell office:value-type="float" office:value="0.00948">
                <text:p>0.00948</text:p>
              </table:table-cell>
              <table:table-cell office:value-type="float" office:value="0.00234">
                <text:p>0.00234</text:p>
              </table:table-cell>
              <table:table-cell office:value-type="float" office:value="0.00249">
                <text:p>0.00249</text:p>
              </table:table-cell>
              <table:table-cell office:value-type="float" office:value="0.0021">
                <text:p>0.0021</text:p>
              </table:table-cell>
              <table:table-cell office:value-type="float" office:value="-0.00039">
                <text:p>-0.00039</text:p>
              </table:table-cell>
              <table:table-cell office:value-type="float" office:value="0.00136">
                <text:p>0.00136</text:p>
              </table:table-cell>
              <table:table-cell office:value-type="float" office:value="-0.00317">
                <text:p>-0.0031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31">
                <text:p>631</text:p>
              </table:table-cell>
              <table:table-cell office:value-type="float" office:value="0.00358">
                <text:p>0.00358</text:p>
              </table:table-cell>
              <table:table-cell office:value-type="float" office:value="0.00399">
                <text:p>0.00399</text:p>
              </table:table-cell>
              <table:table-cell office:value-type="float" office:value="0.00063">
                <text:p>0.00063</text:p>
              </table:table-cell>
              <table:table-cell office:value-type="float" office:value="0.00044">
                <text:p>0.00044</text:p>
              </table:table-cell>
              <table:table-cell office:value-type="float" office:value="-0.00029">
                <text:p>-0.00029</text:p>
              </table:table-cell>
              <table:table-cell office:value-type="float" office:value="0.00499">
                <text:p>0.00499</text:p>
              </table:table-cell>
              <table:table-cell office:value-type="float" office:value="-0.00013">
                <text:p>-0.00013</text:p>
              </table:table-cell>
              <table:table-cell office:value-type="float" office:value="0.0015">
                <text:p>0.0015</text:p>
              </table:table-cell>
              <table:table-cell office:value-type="float" office:value="-0.00023">
                <text:p>-0.00023</text:p>
              </table:table-cell>
              <table:table-cell office:value-type="float" office:value="0.00942">
                <text:p>0.00942</text:p>
              </table:table-cell>
              <table:table-cell office:value-type="float" office:value="0.00238">
                <text:p>0.00238</text:p>
              </table:table-cell>
              <table:table-cell office:value-type="float" office:value="0.00246">
                <text:p>0.00246</text:p>
              </table:table-cell>
              <table:table-cell office:value-type="float" office:value="0.0021">
                <text:p>0.0021</text:p>
              </table:table-cell>
              <table:table-cell office:value-type="float" office:value="-0.00028">
                <text:p>-0.00028</text:p>
              </table:table-cell>
              <table:table-cell office:value-type="float" office:value="0.00133">
                <text:p>0.00133</text:p>
              </table:table-cell>
              <table:table-cell office:value-type="float" office:value="-0.00309">
                <text:p>-0.00309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0">
                <text:p>630</text:p>
              </table:table-cell>
              <table:table-cell office:value-type="float" office:value="0.00342">
                <text:p>0.00342</text:p>
              </table:table-cell>
              <table:table-cell office:value-type="float" office:value="0.00377">
                <text:p>0.00377</text:p>
              </table:table-cell>
              <table:table-cell office:value-type="float" office:value="0.00036">
                <text:p>0.00036</text:p>
              </table:table-cell>
              <table:table-cell office:value-type="float" office:value="0.00037">
                <text:p>0.00037</text:p>
              </table:table-cell>
              <table:table-cell office:value-type="float" office:value="0">
                <text:p>0</text:p>
              </table:table-cell>
              <table:table-cell office:value-type="float" office:value="0.00529">
                <text:p>0.00529</text:p>
              </table:table-cell>
              <table:table-cell office:value-type="float" office:value="-0.00032">
                <text:p>-0.00032</text:p>
              </table:table-cell>
              <table:table-cell office:value-type="float" office:value="0.00141">
                <text:p>0.00141</text:p>
              </table:table-cell>
              <table:table-cell office:value-type="float" office:value="0">
                <text:p>0</text:p>
              </table:table-cell>
              <table:table-cell office:value-type="float" office:value="0.00967">
                <text:p>0.00967</text:p>
              </table:table-cell>
              <table:table-cell office:value-type="float" office:value="0.00233">
                <text:p>0.00233</text:p>
              </table:table-cell>
              <table:table-cell office:value-type="float" office:value="0.00243">
                <text:p>0.00243</text:p>
              </table:table-cell>
              <table:table-cell office:value-type="float" office:value="0.0022">
                <text:p>0.0022</text:p>
              </table:table-cell>
              <table:table-cell office:value-type="float" office:value="-0.00033">
                <text:p>-0.00033</text:p>
              </table:table-cell>
              <table:table-cell office:value-type="float" office:value="0.00148">
                <text:p>0.00148</text:p>
              </table:table-cell>
              <table:table-cell office:value-type="float" office:value="-0.00317">
                <text:p>-0.00317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9">
                <text:p>629</text:p>
              </table:table-cell>
              <table:table-cell office:value-type="float" office:value="0.00331">
                <text:p>0.00331</text:p>
              </table:table-cell>
              <table:table-cell office:value-type="float" office:value="0.00399">
                <text:p>0.00399</text:p>
              </table:table-cell>
              <table:table-cell office:value-type="float" office:value="0.00049">
                <text:p>0.00049</text:p>
              </table:table-cell>
              <table:table-cell office:value-type="float" office:value="0.00057">
                <text:p>0.00057</text:p>
              </table:table-cell>
              <table:table-cell office:value-type="float" office:value="0.00002">
                <text:p>0.00002</text:p>
              </table:table-cell>
              <table:table-cell office:value-type="float" office:value="0.00524">
                <text:p>0.00524</text:p>
              </table:table-cell>
              <table:table-cell office:value-type="float" office:value="-0.00008">
                <text:p>-0.00008</text:p>
              </table:table-cell>
              <table:table-cell office:value-type="float" office:value="0.00149">
                <text:p>0.00149</text:p>
              </table:table-cell>
              <table:table-cell office:value-type="float" office:value="-0.000069">
                <text:p>-0.000069</text:p>
              </table:table-cell>
              <table:table-cell office:value-type="float" office:value="0.00956">
                <text:p>0.00956</text:p>
              </table:table-cell>
              <table:table-cell office:value-type="float" office:value="0.0023">
                <text:p>0.0023</text:p>
              </table:table-cell>
              <table:table-cell office:value-type="float" office:value="0.00265">
                <text:p>0.00265</text:p>
              </table:table-cell>
              <table:table-cell office:value-type="float" office:value="0.00228">
                <text:p>0.00228</text:p>
              </table:table-cell>
              <table:table-cell office:value-type="float" office:value="-0.00016">
                <text:p>-0.00016</text:p>
              </table:table-cell>
              <table:table-cell office:value-type="float" office:value="0.00158">
                <text:p>0.00158</text:p>
              </table:table-cell>
              <table:table-cell office:value-type="float" office:value="-0.00303">
                <text:p>-0.00303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8">
                <text:p>628</text:p>
              </table:table-cell>
              <table:table-cell office:value-type="float" office:value="0.00369">
                <text:p>0.00369</text:p>
              </table:table-cell>
              <table:table-cell office:value-type="float" office:value="0.00416">
                <text:p>0.00416</text:p>
              </table:table-cell>
              <table:table-cell office:value-type="float" office:value="0.00065">
                <text:p>0.00065</text:p>
              </table:table-cell>
              <table:table-cell office:value-type="float" office:value="0.00055">
                <text:p>0.00055</text:p>
              </table:table-cell>
              <table:table-cell office:value-type="float" office:value="-0.00014">
                <text:p>-0.00014</text:p>
              </table:table-cell>
              <table:table-cell office:value-type="float" office:value="0.00494">
                <text:p>0.00494</text:p>
              </table:table-cell>
              <table:table-cell office:value-type="float" office:value="-0.00002">
                <text:p>-0.00002</text:p>
              </table:table-cell>
              <table:table-cell office:value-type="float" office:value="0.00162">
                <text:p>0.00162</text:p>
              </table:table-cell>
              <table:table-cell office:value-type="float" office:value="-0.00018">
                <text:p>-0.00018</text:p>
              </table:table-cell>
              <table:table-cell office:value-type="float" office:value="0.00952">
                <text:p>0.00952</text:p>
              </table:table-cell>
              <table:table-cell office:value-type="float" office:value="0.00243">
                <text:p>0.00243</text:p>
              </table:table-cell>
              <table:table-cell office:value-type="float" office:value="0.00264">
                <text:p>0.00264</text:p>
              </table:table-cell>
              <table:table-cell office:value-type="float" office:value="0.00215">
                <text:p>0.00215</text:p>
              </table:table-cell>
              <table:table-cell office:value-type="float" office:value="-0.00036">
                <text:p>-0.00036</text:p>
              </table:table-cell>
              <table:table-cell office:value-type="float" office:value="0.00143">
                <text:p>0.00143</text:p>
              </table:table-cell>
              <table:table-cell office:value-type="float" office:value="-0.00296">
                <text:p>-0.00296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7">
                <text:p>627</text:p>
              </table:table-cell>
              <table:table-cell office:value-type="float" office:value="0.0035">
                <text:p>0.0035</text:p>
              </table:table-cell>
              <table:table-cell office:value-type="float" office:value="0.00399">
                <text:p>0.00399</text:p>
              </table:table-cell>
              <table:table-cell office:value-type="float" office:value="0.00046">
                <text:p>0.00046</text:p>
              </table:table-cell>
              <table:table-cell office:value-type="float" office:value="0.00041">
                <text:p>0.00041</text:p>
              </table:table-cell>
              <table:table-cell office:value-type="float" office:value="0">
                <text:p>0</text:p>
              </table:table-cell>
              <table:table-cell office:value-type="float" office:value="0.00514">
                <text:p>0.00514</text:p>
              </table:table-cell>
              <table:table-cell office:value-type="float" office:value="0.00001">
                <text:p>0.00001</text:p>
              </table:table-cell>
              <table:table-cell office:value-type="float" office:value="0.00173">
                <text:p>0.00173</text:p>
              </table:table-cell>
              <table:table-cell office:value-type="float" office:value="0.00002">
                <text:p>0.00002</text:p>
              </table:table-cell>
              <table:table-cell office:value-type="float" office:value="0.0097">
                <text:p>0.0097</text:p>
              </table:table-cell>
              <table:table-cell office:value-type="float" office:value="0.00224">
                <text:p>0.00224</text:p>
              </table:table-cell>
              <table:table-cell office:value-type="float" office:value="0.00254">
                <text:p>0.00254</text:p>
              </table:table-cell>
              <table:table-cell office:value-type="float" office:value="0.0022">
                <text:p>0.0022</text:p>
              </table:table-cell>
              <table:table-cell office:value-type="float" office:value="-0.00016">
                <text:p>-0.00016</text:p>
              </table:table-cell>
              <table:table-cell office:value-type="float" office:value="0.0016">
                <text:p>0.0016</text:p>
              </table:table-cell>
              <table:table-cell office:value-type="float" office:value="-0.00298">
                <text:p>-0.00298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6">
                <text:p>626</text:p>
              </table:table-cell>
              <table:table-cell office:value-type="float" office:value="0.00347">
                <text:p>0.00347</text:p>
              </table:table-cell>
              <table:table-cell office:value-type="float" office:value="0.00394">
                <text:p>0.00394</text:p>
              </table:table-cell>
              <table:table-cell office:value-type="float" office:value="0.00046">
                <text:p>0.00046</text:p>
              </table:table-cell>
              <table:table-cell office:value-type="float" office:value="0.00028">
                <text:p>0.00028</text:p>
              </table:table-cell>
              <table:table-cell office:value-type="float" office:value="-0.00003">
                <text:p>-0.00003</text:p>
              </table:table-cell>
              <table:table-cell office:value-type="float" office:value="0.00513">
                <text:p>0.00513</text:p>
              </table:table-cell>
              <table:table-cell office:value-type="float" office:value="-0.00017">
                <text:p>-0.00017</text:p>
              </table:table-cell>
              <table:table-cell office:value-type="float" office:value="0.00128">
                <text:p>0.00128</text:p>
              </table:table-cell>
              <table:table-cell office:value-type="float" office:value="0.00015">
                <text:p>0.00015</text:p>
              </table:table-cell>
              <table:table-cell office:value-type="float" office:value="0.00987">
                <text:p>0.00987</text:p>
              </table:table-cell>
              <table:table-cell office:value-type="float" office:value="0.00214">
                <text:p>0.00214</text:p>
              </table:table-cell>
              <table:table-cell office:value-type="float" office:value="0.00281">
                <text:p>0.00281</text:p>
              </table:table-cell>
              <table:table-cell office:value-type="float" office:value="0.00237">
                <text:p>0.00237</text:p>
              </table:table-cell>
              <table:table-cell office:value-type="float" office:value="-0.00038">
                <text:p>-0.00038</text:p>
              </table:table-cell>
              <table:table-cell office:value-type="float" office:value="0.00142">
                <text:p>0.00142</text:p>
              </table:table-cell>
              <table:table-cell office:value-type="float" office:value="-0.00285">
                <text:p>-0.00285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5">
                <text:p>625</text:p>
              </table:table-cell>
              <table:table-cell office:value-type="float" office:value="0.00338">
                <text:p>0.00338</text:p>
              </table:table-cell>
              <table:table-cell office:value-type="float" office:value="0.00395">
                <text:p>0.00395</text:p>
              </table:table-cell>
              <table:table-cell office:value-type="float" office:value="0.00057">
                <text:p>0.00057</text:p>
              </table:table-cell>
              <table:table-cell office:value-type="float" office:value="0.00048">
                <text:p>0.00048</text:p>
              </table:table-cell>
              <table:table-cell office:value-type="float" office:value="0">
                <text:p>0</text:p>
              </table:table-cell>
              <table:table-cell office:value-type="float" office:value="0.00501">
                <text:p>0.00501</text:p>
              </table:table-cell>
              <table:table-cell office:value-type="float" office:value="0.00001">
                <text:p>0.00001</text:p>
              </table:table-cell>
              <table:table-cell office:value-type="float" office:value="0.0015">
                <text:p>0.0015</text:p>
              </table:table-cell>
              <table:table-cell office:value-type="float" office:value="0">
                <text:p>0</text:p>
              </table:table-cell>
              <table:table-cell office:value-type="float" office:value="0.009809">
                <text:p>0.009809</text:p>
              </table:table-cell>
              <table:table-cell office:value-type="float" office:value="0.0023">
                <text:p>0.0023</text:p>
              </table:table-cell>
              <table:table-cell office:value-type="float" office:value="0.00274">
                <text:p>0.00274</text:p>
              </table:table-cell>
              <table:table-cell office:value-type="float" office:value="0.00219">
                <text:p>0.00219</text:p>
              </table:table-cell>
              <table:table-cell office:value-type="float" office:value="-0.0001">
                <text:p>-0.0001</text:p>
              </table:table-cell>
              <table:table-cell office:value-type="float" office:value="0.00159">
                <text:p>0.00159</text:p>
              </table:table-cell>
              <table:table-cell office:value-type="float" office:value="-0.0028">
                <text:p>-0.0028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4">
                <text:p>624</text:p>
              </table:table-cell>
              <table:table-cell office:value-type="float" office:value="0.00356">
                <text:p>0.00356</text:p>
              </table:table-cell>
              <table:table-cell office:value-type="float" office:value="0.00397">
                <text:p>0.00397</text:p>
              </table:table-cell>
              <table:table-cell office:value-type="float" office:value="0.00035">
                <text:p>0.00035</text:p>
              </table:table-cell>
              <table:table-cell office:value-type="float" office:value="0.00037">
                <text:p>0.00037</text:p>
              </table:table-cell>
              <table:table-cell office:value-type="float" office:value="-0.00009">
                <text:p>-0.00009</text:p>
              </table:table-cell>
              <table:table-cell office:value-type="float" office:value="0.00502">
                <text:p>0.00502</text:p>
              </table:table-cell>
              <table:table-cell office:value-type="float" office:value="-0.00014">
                <text:p>-0.00014</text:p>
              </table:table-cell>
              <table:table-cell office:value-type="float" office:value="0.00157">
                <text:p>0.00157</text:p>
              </table:table-cell>
              <table:table-cell office:value-type="float" office:value="-0.00015">
                <text:p>-0.00015</text:p>
              </table:table-cell>
              <table:table-cell office:value-type="float" office:value="0.00975">
                <text:p>0.00975</text:p>
              </table:table-cell>
              <table:table-cell office:value-type="float" office:value="0.00232">
                <text:p>0.00232</text:p>
              </table:table-cell>
              <table:table-cell office:value-type="float" office:value="0.00268">
                <text:p>0.00268</text:p>
              </table:table-cell>
              <table:table-cell office:value-type="float" office:value="0.00226">
                <text:p>0.00226</text:p>
              </table:table-cell>
              <table:table-cell office:value-type="float" office:value="-0.00017">
                <text:p>-0.00017</text:p>
              </table:table-cell>
              <table:table-cell office:value-type="float" office:value="0.00145">
                <text:p>0.00145</text:p>
              </table:table-cell>
              <table:table-cell office:value-type="float" office:value="-0.00304">
                <text:p>-0.00304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3">
                <text:p>623</text:p>
              </table:table-cell>
              <table:table-cell office:value-type="float" office:value="0.00337">
                <text:p>0.00337</text:p>
              </table:table-cell>
              <table:table-cell office:value-type="float" office:value="0.00399">
                <text:p>0.00399</text:p>
              </table:table-cell>
              <table:table-cell office:value-type="float" office:value="0.00042">
                <text:p>0.00042</text:p>
              </table:table-cell>
              <table:table-cell office:value-type="float" office:value="0.00044">
                <text:p>0.00044</text:p>
              </table:table-cell>
              <table:table-cell office:value-type="float" office:value="0.00003">
                <text:p>0.00003</text:p>
              </table:table-cell>
              <table:table-cell office:value-type="float" office:value="0.00527">
                <text:p>0.00527</text:p>
              </table:table-cell>
              <table:table-cell office:value-type="float" office:value="-0.00006">
                <text:p>-0.00006</text:p>
              </table:table-cell>
              <table:table-cell office:value-type="float" office:value="0.00143">
                <text:p>0.00143</text:p>
              </table:table-cell>
              <table:table-cell office:value-type="float" office:value="0">
                <text:p>0</text:p>
              </table:table-cell>
              <table:table-cell office:value-type="float" office:value="0.00974">
                <text:p>0.00974</text:p>
              </table:table-cell>
              <table:table-cell office:value-type="float" office:value="0.00215">
                <text:p>0.00215</text:p>
              </table:table-cell>
              <table:table-cell office:value-type="float" office:value="0.00264">
                <text:p>0.00264</text:p>
              </table:table-cell>
              <table:table-cell office:value-type="float" office:value="0.00225">
                <text:p>0.00225</text:p>
              </table:table-cell>
              <table:table-cell office:value-type="float" office:value="-0.00049">
                <text:p>-0.00049</text:p>
              </table:table-cell>
              <table:table-cell office:value-type="float" office:value="0.00115">
                <text:p>0.00115</text:p>
              </table:table-cell>
              <table:table-cell office:value-type="float" office:value="-0.00309">
                <text:p>-0.00309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2">
                <text:p>622</text:p>
              </table:table-cell>
              <table:table-cell office:value-type="float" office:value="0.00332">
                <text:p>0.00332</text:p>
              </table:table-cell>
              <table:table-cell office:value-type="float" office:value="0.00396">
                <text:p>0.00396</text:p>
              </table:table-cell>
              <table:table-cell office:value-type="float" office:value="0.00059">
                <text:p>0.00059</text:p>
              </table:table-cell>
              <table:table-cell office:value-type="float" office:value="0.00059">
                <text:p>0.00059</text:p>
              </table:table-cell>
              <table:table-cell office:value-type="float" office:value="-0.00012">
                <text:p>-0.00012</text:p>
              </table:table-cell>
              <table:table-cell office:value-type="float" office:value="0.00498">
                <text:p>0.00498</text:p>
              </table:table-cell>
              <table:table-cell office:value-type="float" office:value="-0.00005">
                <text:p>-0.00005</text:p>
              </table:table-cell>
              <table:table-cell office:value-type="float" office:value="0.00148">
                <text:p>0.00148</text:p>
              </table:table-cell>
              <table:table-cell office:value-type="float" office:value="-0.00003">
                <text:p>-0.00003</text:p>
              </table:table-cell>
              <table:table-cell office:value-type="float" office:value="0.00982">
                <text:p>0.00982</text:p>
              </table:table-cell>
              <table:table-cell office:value-type="float" office:value="0.00219">
                <text:p>0.00219</text:p>
              </table:table-cell>
              <table:table-cell office:value-type="float" office:value="0.00263">
                <text:p>0.00263</text:p>
              </table:table-cell>
              <table:table-cell office:value-type="float" office:value="0.00225">
                <text:p>0.00225</text:p>
              </table:table-cell>
              <table:table-cell office:value-type="float" office:value="-0.00043">
                <text:p>-0.00043</text:p>
              </table:table-cell>
              <table:table-cell office:value-type="float" office:value="0.00142">
                <text:p>0.00142</text:p>
              </table:table-cell>
              <table:table-cell office:value-type="float" office:value="-0.00296">
                <text:p>-0.00296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1">
                <text:p>621</text:p>
              </table:table-cell>
              <table:table-cell office:value-type="float" office:value="0.00343">
                <text:p>0.00343</text:p>
              </table:table-cell>
              <table:table-cell office:value-type="float" office:value="0.0039">
                <text:p>0.0039</text:p>
              </table:table-cell>
              <table:table-cell office:value-type="float" office:value="0.00044">
                <text:p>0.00044</text:p>
              </table:table-cell>
              <table:table-cell office:value-type="float" office:value="0.00037">
                <text:p>0.00037</text:p>
              </table:table-cell>
              <table:table-cell office:value-type="float" office:value="-0.0002">
                <text:p>-0.0002</text:p>
              </table:table-cell>
              <table:table-cell office:value-type="float" office:value="0.00489">
                <text:p>0.00489</text:p>
              </table:table-cell>
              <table:table-cell office:value-type="float" office:value="-0.00035">
                <text:p>-0.00035</text:p>
              </table:table-cell>
              <table:table-cell office:value-type="float" office:value="0.00141">
                <text:p>0.00141</text:p>
              </table:table-cell>
              <table:table-cell office:value-type="float" office:value="-0.00029">
                <text:p>-0.00029</text:p>
              </table:table-cell>
              <table:table-cell office:value-type="float" office:value="0.00962">
                <text:p>0.00962</text:p>
              </table:table-cell>
              <table:table-cell office:value-type="float" office:value="0.00229">
                <text:p>0.00229</text:p>
              </table:table-cell>
              <table:table-cell office:value-type="float" office:value="0.00247">
                <text:p>0.00247</text:p>
              </table:table-cell>
              <table:table-cell office:value-type="float" office:value="0.00211">
                <text:p>0.00211</text:p>
              </table:table-cell>
              <table:table-cell office:value-type="float" office:value="-0.00033">
                <text:p>-0.00033</text:p>
              </table:table-cell>
              <table:table-cell office:value-type="float" office:value="0.00144">
                <text:p>0.00144</text:p>
              </table:table-cell>
              <table:table-cell office:value-type="float" office:value="-0.00297">
                <text:p>-0.00297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0">
                <text:p>620</text:p>
              </table:table-cell>
              <table:table-cell office:value-type="float" office:value="0.00325">
                <text:p>0.00325</text:p>
              </table:table-cell>
              <table:table-cell office:value-type="float" office:value="0.00382">
                <text:p>0.00382</text:p>
              </table:table-cell>
              <table:table-cell office:value-type="float" office:value="0.00057">
                <text:p>0.00057</text:p>
              </table:table-cell>
              <table:table-cell office:value-type="float" office:value="0.00048">
                <text:p>0.00048</text:p>
              </table:table-cell>
              <table:table-cell office:value-type="float" office:value="0.0001">
                <text:p>0.0001</text:p>
              </table:table-cell>
              <table:table-cell office:value-type="float" office:value="0.00529">
                <text:p>0.00529</text:p>
              </table:table-cell>
              <table:table-cell office:value-type="float" office:value="-0.00031">
                <text:p>-0.00031</text:p>
              </table:table-cell>
              <table:table-cell office:value-type="float" office:value="0.00149">
                <text:p>0.00149</text:p>
              </table:table-cell>
              <table:table-cell office:value-type="float" office:value="-0.00022">
                <text:p>-0.00022</text:p>
              </table:table-cell>
              <table:table-cell office:value-type="float" office:value="0.00962">
                <text:p>0.00962</text:p>
              </table:table-cell>
              <table:table-cell office:value-type="float" office:value="0.00228">
                <text:p>0.00228</text:p>
              </table:table-cell>
              <table:table-cell office:value-type="float" office:value="0.0024">
                <text:p>0.0024</text:p>
              </table:table-cell>
              <table:table-cell office:value-type="float" office:value="0.00217">
                <text:p>0.00217</text:p>
              </table:table-cell>
              <table:table-cell office:value-type="float" office:value="-0.00054">
                <text:p>-0.00054</text:p>
              </table:table-cell>
              <table:table-cell office:value-type="float" office:value="0.00135">
                <text:p>0.00135</text:p>
              </table:table-cell>
              <table:table-cell office:value-type="float" office:value="-0.00288">
                <text:p>-0.00288</text:p>
              </table:table-cell>
              <table:table-cell office:value-type="float" office:value="0.00053">
                <text:p>0.000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9">
                <text:p>619</text:p>
              </table:table-cell>
              <table:table-cell office:value-type="float" office:value="0.00318">
                <text:p>0.00318</text:p>
              </table:table-cell>
              <table:table-cell office:value-type="float" office:value="0.00396">
                <text:p>0.00396</text:p>
              </table:table-cell>
              <table:table-cell office:value-type="float" office:value="0.0005">
                <text:p>0.0005</text:p>
              </table:table-cell>
              <table:table-cell office:value-type="float" office:value="0.0004">
                <text:p>0.0004</text:p>
              </table:table-cell>
              <table:table-cell office:value-type="float" office:value="0.00022">
                <text:p>0.00022</text:p>
              </table:table-cell>
              <table:table-cell office:value-type="float" office:value="0.00522">
                <text:p>0.00522</text:p>
              </table:table-cell>
              <table:table-cell office:value-type="float" office:value="-0.00021">
                <text:p>-0.00021</text:p>
              </table:table-cell>
              <table:table-cell office:value-type="float" office:value="0.00119">
                <text:p>0.00119</text:p>
              </table:table-cell>
              <table:table-cell office:value-type="float" office:value="-0.00011">
                <text:p>-0.00011</text:p>
              </table:table-cell>
              <table:table-cell office:value-type="float" office:value="0.00991">
                <text:p>0.00991</text:p>
              </table:table-cell>
              <table:table-cell office:value-type="float" office:value="0.00222">
                <text:p>0.00222</text:p>
              </table:table-cell>
              <table:table-cell office:value-type="float" office:value="0.00259">
                <text:p>0.00259</text:p>
              </table:table-cell>
              <table:table-cell office:value-type="float" office:value="0.00226">
                <text:p>0.00226</text:p>
              </table:table-cell>
              <table:table-cell office:value-type="float" office:value="-0.00051">
                <text:p>-0.00051</text:p>
              </table:table-cell>
              <table:table-cell office:value-type="float" office:value="0.00123">
                <text:p>0.00123</text:p>
              </table:table-cell>
              <table:table-cell office:value-type="float" office:value="-0.00295">
                <text:p>-0.00295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8">
                <text:p>618</text:p>
              </table:table-cell>
              <table:table-cell office:value-type="float" office:value="0.00338">
                <text:p>0.00338</text:p>
              </table:table-cell>
              <table:table-cell office:value-type="float" office:value="0.00403">
                <text:p>0.00403</text:p>
              </table:table-cell>
              <table:table-cell office:value-type="float" office:value="0.00065">
                <text:p>0.00065</text:p>
              </table:table-cell>
              <table:table-cell office:value-type="float" office:value="0.00057">
                <text:p>0.00057</text:p>
              </table:table-cell>
              <table:table-cell office:value-type="float" office:value="0">
                <text:p>0</text:p>
              </table:table-cell>
              <table:table-cell office:value-type="float" office:value="0.00496">
                <text:p>0.00496</text:p>
              </table:table-cell>
              <table:table-cell office:value-type="float" office:value="-0.00016">
                <text:p>-0.00016</text:p>
              </table:table-cell>
              <table:table-cell office:value-type="float" office:value="0.00153">
                <text:p>0.00153</text:p>
              </table:table-cell>
              <table:table-cell office:value-type="float" office:value="-0.00016">
                <text:p>-0.00016</text:p>
              </table:table-cell>
              <table:table-cell office:value-type="float" office:value="0.00969">
                <text:p>0.00969</text:p>
              </table:table-cell>
              <table:table-cell office:value-type="float" office:value="0.00213">
                <text:p>0.00213</text:p>
              </table:table-cell>
              <table:table-cell office:value-type="float" office:value="0.00249">
                <text:p>0.00249</text:p>
              </table:table-cell>
              <table:table-cell office:value-type="float" office:value="0.00223">
                <text:p>0.00223</text:p>
              </table:table-cell>
              <table:table-cell office:value-type="float" office:value="-0.00043">
                <text:p>-0.00043</text:p>
              </table:table-cell>
              <table:table-cell office:value-type="float" office:value="0.0013">
                <text:p>0.0013</text:p>
              </table:table-cell>
              <table:table-cell office:value-type="float" office:value="-0.00287">
                <text:p>-0.00287</text:p>
              </table:table-cell>
              <table:table-cell office:value-type="float" office:value="0.00066">
                <text:p>0.000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7">
                <text:p>617</text:p>
              </table:table-cell>
              <table:table-cell office:value-type="float" office:value="0.00331">
                <text:p>0.00331</text:p>
              </table:table-cell>
              <table:table-cell office:value-type="float" office:value="0.00377">
                <text:p>0.00377</text:p>
              </table:table-cell>
              <table:table-cell office:value-type="float" office:value="0.00057">
                <text:p>0.00057</text:p>
              </table:table-cell>
              <table:table-cell office:value-type="float" office:value="0.00041">
                <text:p>0.00041</text:p>
              </table:table-cell>
              <table:table-cell office:value-type="float" office:value="0.00019">
                <text:p>0.00019</text:p>
              </table:table-cell>
              <table:table-cell office:value-type="float" office:value="0.00519">
                <text:p>0.00519</text:p>
              </table:table-cell>
              <table:table-cell office:value-type="float" office:value="-0.00022">
                <text:p>-0.00022</text:p>
              </table:table-cell>
              <table:table-cell office:value-type="float" office:value="0.00155">
                <text:p>0.00155</text:p>
              </table:table-cell>
              <table:table-cell office:value-type="float" office:value="-0.00025">
                <text:p>-0.00025</text:p>
              </table:table-cell>
              <table:table-cell office:value-type="float" office:value="0.009599">
                <text:p>0.009599</text:p>
              </table:table-cell>
              <table:table-cell office:value-type="float" office:value="0.00231">
                <text:p>0.00231</text:p>
              </table:table-cell>
              <table:table-cell office:value-type="float" office:value="0.0025">
                <text:p>0.0025</text:p>
              </table:table-cell>
              <table:table-cell office:value-type="float" office:value="0.00223">
                <text:p>0.00223</text:p>
              </table:table-cell>
              <table:table-cell office:value-type="float" office:value="-0.00037">
                <text:p>-0.00037</text:p>
              </table:table-cell>
              <table:table-cell office:value-type="float" office:value="0.00142">
                <text:p>0.00142</text:p>
              </table:table-cell>
              <table:table-cell office:value-type="float" office:value="-0.00305">
                <text:p>-0.00305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6">
                <text:p>616</text:p>
              </table:table-cell>
              <table:table-cell office:value-type="float" office:value="0.00318">
                <text:p>0.00318</text:p>
              </table:table-cell>
              <table:table-cell office:value-type="float" office:value="0.00377">
                <text:p>0.00377</text:p>
              </table:table-cell>
              <table:table-cell office:value-type="float" office:value="0.00065">
                <text:p>0.00065</text:p>
              </table:table-cell>
              <table:table-cell office:value-type="float" office:value="0.00053">
                <text:p>0.00053</text:p>
              </table:table-cell>
              <table:table-cell office:value-type="float" office:value="0.00017">
                <text:p>0.00017</text:p>
              </table:table-cell>
              <table:table-cell office:value-type="float" office:value="0.00523">
                <text:p>0.00523</text:p>
              </table:table-cell>
              <table:table-cell office:value-type="float" office:value="-0.00029">
                <text:p>-0.00029</text:p>
              </table:table-cell>
              <table:table-cell office:value-type="float" office:value="0.0014">
                <text:p>0.0014</text:p>
              </table:table-cell>
              <table:table-cell office:value-type="float" office:value="-0.00002">
                <text:p>-0.00002</text:p>
              </table:table-cell>
              <table:table-cell office:value-type="float" office:value="0.0098">
                <text:p>0.0098</text:p>
              </table:table-cell>
              <table:table-cell office:value-type="float" office:value="0.00213">
                <text:p>0.00213</text:p>
              </table:table-cell>
              <table:table-cell office:value-type="float" office:value="0.00263">
                <text:p>0.00263</text:p>
              </table:table-cell>
              <table:table-cell office:value-type="float" office:value="0.00225">
                <text:p>0.00225</text:p>
              </table:table-cell>
              <table:table-cell office:value-type="float" office:value="-0.00051">
                <text:p>-0.00051</text:p>
              </table:table-cell>
              <table:table-cell office:value-type="float" office:value="0.00122">
                <text:p>0.00122</text:p>
              </table:table-cell>
              <table:table-cell office:value-type="float" office:value="-0.00289">
                <text:p>-0.00289</text:p>
              </table:table-cell>
              <table:table-cell office:value-type="float" office:value="0.00059">
                <text:p>0.00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5">
                <text:p>615</text:p>
              </table:table-cell>
              <table:table-cell office:value-type="float" office:value="0.00333">
                <text:p>0.00333</text:p>
              </table:table-cell>
              <table:table-cell office:value-type="float" office:value="0.00402">
                <text:p>0.00402</text:p>
              </table:table-cell>
              <table:table-cell office:value-type="float" office:value="0.00077">
                <text:p>0.00077</text:p>
              </table:table-cell>
              <table:table-cell office:value-type="float" office:value="0.00058">
                <text:p>0.00058</text:p>
              </table:table-cell>
              <table:table-cell office:value-type="float" office:value="0.00021">
                <text:p>0.00021</text:p>
              </table:table-cell>
              <table:table-cell office:value-type="float" office:value="0.00527">
                <text:p>0.00527</text:p>
              </table:table-cell>
              <table:table-cell office:value-type="float" office:value="-0.00021">
                <text:p>-0.00021</text:p>
              </table:table-cell>
              <table:table-cell office:value-type="float" office:value="0.00148">
                <text:p>0.00148</text:p>
              </table:table-cell>
              <table:table-cell office:value-type="float" office:value="0.0001">
                <text:p>0.0001</text:p>
              </table:table-cell>
              <table:table-cell office:value-type="float" office:value="0.01012">
                <text:p>0.01012</text:p>
              </table:table-cell>
              <table:table-cell office:value-type="float" office:value="0.00238">
                <text:p>0.00238</text:p>
              </table:table-cell>
              <table:table-cell office:value-type="float" office:value="0.00259">
                <text:p>0.00259</text:p>
              </table:table-cell>
              <table:table-cell office:value-type="float" office:value="0.00228">
                <text:p>0.00228</text:p>
              </table:table-cell>
              <table:table-cell office:value-type="float" office:value="-0.00033">
                <text:p>-0.00033</text:p>
              </table:table-cell>
              <table:table-cell office:value-type="float" office:value="0.00121">
                <text:p>0.00121</text:p>
              </table:table-cell>
              <table:table-cell office:value-type="float" office:value="-0.00264">
                <text:p>-0.00264</text:p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4">
                <text:p>614</text:p>
              </table:table-cell>
              <table:table-cell office:value-type="float" office:value="0.00325">
                <text:p>0.00325</text:p>
              </table:table-cell>
              <table:table-cell office:value-type="float" office:value="0.00382">
                <text:p>0.00382</text:p>
              </table:table-cell>
              <table:table-cell office:value-type="float" office:value="0.00066">
                <text:p>0.00066</text:p>
              </table:table-cell>
              <table:table-cell office:value-type="float" office:value="0.00057">
                <text:p>0.00057</text:p>
              </table:table-cell>
              <table:table-cell office:value-type="float" office:value="0.00014">
                <text:p>0.00014</text:p>
              </table:table-cell>
              <table:table-cell office:value-type="float" office:value="0.00516">
                <text:p>0.00516</text:p>
              </table:table-cell>
              <table:table-cell office:value-type="float" office:value="-0.00019">
                <text:p>-0.00019</text:p>
              </table:table-cell>
              <table:table-cell office:value-type="float" office:value="0.00167">
                <text:p>0.00167</text:p>
              </table:table-cell>
              <table:table-cell office:value-type="float" office:value="-0.0003">
                <text:p>-0.0003</text:p>
              </table:table-cell>
              <table:table-cell office:value-type="float" office:value="0.00966">
                <text:p>0.00966</text:p>
              </table:table-cell>
              <table:table-cell office:value-type="float" office:value="0.00229">
                <text:p>0.00229</text:p>
              </table:table-cell>
              <table:table-cell office:value-type="float" office:value="0.00241">
                <text:p>0.00241</text:p>
              </table:table-cell>
              <table:table-cell office:value-type="float" office:value="0.00211">
                <text:p>0.00211</text:p>
              </table:table-cell>
              <table:table-cell office:value-type="float" office:value="-0.00023">
                <text:p>-0.00023</text:p>
              </table:table-cell>
              <table:table-cell office:value-type="float" office:value="0.00145">
                <text:p>0.00145</text:p>
              </table:table-cell>
              <table:table-cell office:value-type="float" office:value="-0.00292">
                <text:p>-0.00292</text:p>
              </table:table-cell>
              <table:table-cell office:value-type="float" office:value="0.00059">
                <text:p>0.000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3">
                <text:p>613</text:p>
              </table:table-cell>
              <table:table-cell office:value-type="float" office:value="0.00337">
                <text:p>0.00337</text:p>
              </table:table-cell>
              <table:table-cell office:value-type="float" office:value="0.00398">
                <text:p>0.00398</text:p>
              </table:table-cell>
              <table:table-cell office:value-type="float" office:value="0.00055">
                <text:p>0.00055</text:p>
              </table:table-cell>
              <table:table-cell office:value-type="float" office:value="0.00039">
                <text:p>0.00039</text:p>
              </table:table-cell>
              <table:table-cell office:value-type="float" office:value="0.00018">
                <text:p>0.00018</text:p>
              </table:table-cell>
              <table:table-cell office:value-type="float" office:value="0.0052">
                <text:p>0.0052</text:p>
              </table:table-cell>
              <table:table-cell office:value-type="float" office:value="-0.00041">
                <text:p>-0.00041</text:p>
              </table:table-cell>
              <table:table-cell office:value-type="float" office:value="0.00137">
                <text:p>0.00137</text:p>
              </table:table-cell>
              <table:table-cell office:value-type="float" office:value="-0.000069">
                <text:p>-0.000069</text:p>
              </table:table-cell>
              <table:table-cell office:value-type="float" office:value="0.01">
                <text:p>0.01</text:p>
              </table:table-cell>
              <table:table-cell office:value-type="float" office:value="0.00231">
                <text:p>0.00231</text:p>
              </table:table-cell>
              <table:table-cell office:value-type="float" office:value="0.00259">
                <text:p>0.00259</text:p>
              </table:table-cell>
              <table:table-cell office:value-type="float" office:value="0.0023">
                <text:p>0.0023</text:p>
              </table:table-cell>
              <table:table-cell office:value-type="float" office:value="-0.00037">
                <text:p>-0.00037</text:p>
              </table:table-cell>
              <table:table-cell office:value-type="float" office:value="0.00137">
                <text:p>0.00137</text:p>
              </table:table-cell>
              <table:table-cell office:value-type="float" office:value="-0.00276">
                <text:p>-0.00276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2">
                <text:p>612</text:p>
              </table:table-cell>
              <table:table-cell office:value-type="float" office:value="0.0035">
                <text:p>0.0035</text:p>
              </table:table-cell>
              <table:table-cell office:value-type="float" office:value="0.0042">
                <text:p>0.0042</text:p>
              </table:table-cell>
              <table:table-cell office:value-type="float" office:value="0.00057">
                <text:p>0.00057</text:p>
              </table:table-cell>
              <table:table-cell office:value-type="float" office:value="0.00047">
                <text:p>0.00047</text:p>
              </table:table-cell>
              <table:table-cell office:value-type="float" office:value="0.00011">
                <text:p>0.00011</text:p>
              </table:table-cell>
              <table:table-cell office:value-type="float" office:value="0.0052">
                <text:p>0.0052</text:p>
              </table:table-cell>
              <table:table-cell office:value-type="float" office:value="-0.00027">
                <text:p>-0.00027</text:p>
              </table:table-cell>
              <table:table-cell office:value-type="float" office:value="0.0014">
                <text:p>0.0014</text:p>
              </table:table-cell>
              <table:table-cell office:value-type="float" office:value="-0.00005">
                <text:p>-0.00005</text:p>
              </table:table-cell>
              <table:table-cell office:value-type="float" office:value="0.00987">
                <text:p>0.00987</text:p>
              </table:table-cell>
              <table:table-cell office:value-type="float" office:value="0.0024">
                <text:p>0.0024</text:p>
              </table:table-cell>
              <table:table-cell office:value-type="float" office:value="0.00275">
                <text:p>0.00275</text:p>
              </table:table-cell>
              <table:table-cell office:value-type="float" office:value="0.00236">
                <text:p>0.00236</text:p>
              </table:table-cell>
              <table:table-cell office:value-type="float" office:value="-0.00042">
                <text:p>-0.00042</text:p>
              </table:table-cell>
              <table:table-cell office:value-type="float" office:value="0.00133">
                <text:p>0.00133</text:p>
              </table:table-cell>
              <table:table-cell office:value-type="float" office:value="-0.00274">
                <text:p>-0.00274</text:p>
              </table:table-cell>
              <table:table-cell office:value-type="float" office:value="0.00083">
                <text:p>0.000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1">
                <text:p>611</text:p>
              </table:table-cell>
              <table:table-cell office:value-type="float" office:value="0.00333">
                <text:p>0.00333</text:p>
              </table:table-cell>
              <table:table-cell office:value-type="float" office:value="0.00403">
                <text:p>0.00403</text:p>
              </table:table-cell>
              <table:table-cell office:value-type="float" office:value="0.00051">
                <text:p>0.00051</text:p>
              </table:table-cell>
              <table:table-cell office:value-type="float" office:value="0.00042">
                <text:p>0.00042</text:p>
              </table:table-cell>
              <table:table-cell office:value-type="float" office:value="-0.00003">
                <text:p>-0.00003</text:p>
              </table:table-cell>
              <table:table-cell office:value-type="float" office:value="0.00499">
                <text:p>0.00499</text:p>
              </table:table-cell>
              <table:table-cell office:value-type="float" office:value="-0.00015">
                <text:p>-0.00015</text:p>
              </table:table-cell>
              <table:table-cell office:value-type="float" office:value="0.00137">
                <text:p>0.00137</text:p>
              </table:table-cell>
              <table:table-cell office:value-type="float" office:value="-0.00005">
                <text:p>-0.00005</text:p>
              </table:table-cell>
              <table:table-cell office:value-type="float" office:value="0.00986">
                <text:p>0.00986</text:p>
              </table:table-cell>
              <table:table-cell office:value-type="float" office:value="0.00239">
                <text:p>0.00239</text:p>
              </table:table-cell>
              <table:table-cell office:value-type="float" office:value="0.00259">
                <text:p>0.00259</text:p>
              </table:table-cell>
              <table:table-cell office:value-type="float" office:value="0.00229">
                <text:p>0.00229</text:p>
              </table:table-cell>
              <table:table-cell office:value-type="float" office:value="-0.00046">
                <text:p>-0.00046</text:p>
              </table:table-cell>
              <table:table-cell office:value-type="float" office:value="0.00122">
                <text:p>0.00122</text:p>
              </table:table-cell>
              <table:table-cell office:value-type="float" office:value="-0.00298">
                <text:p>-0.00298</text:p>
              </table:table-cell>
              <table:table-cell office:value-type="float" office:value="0.00061">
                <text:p>0.000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10">
                <text:p>610</text:p>
              </table:table-cell>
              <table:table-cell office:value-type="float" office:value="0.00354">
                <text:p>0.00354</text:p>
              </table:table-cell>
              <table:table-cell office:value-type="float" office:value="0.00401">
                <text:p>0.00401</text:p>
              </table:table-cell>
              <table:table-cell office:value-type="float" office:value="0.00067">
                <text:p>0.00067</text:p>
              </table:table-cell>
              <table:table-cell office:value-type="float" office:value="0.00057">
                <text:p>0.00057</text:p>
              </table:table-cell>
              <table:table-cell office:value-type="float" office:value="0.00001">
                <text:p>0.00001</text:p>
              </table:table-cell>
              <table:table-cell office:value-type="float" office:value="0.00505">
                <text:p>0.00505</text:p>
              </table:table-cell>
              <table:table-cell office:value-type="float" office:value="-0.00031">
                <text:p>-0.00031</text:p>
              </table:table-cell>
              <table:table-cell office:value-type="float" office:value="0.00159">
                <text:p>0.00159</text:p>
              </table:table-cell>
              <table:table-cell office:value-type="float" office:value="0.0001">
                <text:p>0.0001</text:p>
              </table:table-cell>
              <table:table-cell office:value-type="float" office:value="0.00987">
                <text:p>0.00987</text:p>
              </table:table-cell>
              <table:table-cell office:value-type="float" office:value="0.00227">
                <text:p>0.00227</text:p>
              </table:table-cell>
              <table:table-cell office:value-type="float" office:value="0.00248">
                <text:p>0.00248</text:p>
              </table:table-cell>
              <table:table-cell office:value-type="float" office:value="0.00215">
                <text:p>0.00215</text:p>
              </table:table-cell>
              <table:table-cell office:value-type="float" office:value="-0.00042">
                <text:p>-0.00042</text:p>
              </table:table-cell>
              <table:table-cell office:value-type="float" office:value="0.00122">
                <text:p>0.00122</text:p>
              </table:table-cell>
              <table:table-cell office:value-type="float" office:value="-0.00308">
                <text:p>-0.00308</text:p>
              </table:table-cell>
              <table:table-cell office:value-type="float" office:value="0.00054">
                <text:p>0.000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9">
                <text:p>609</text:p>
              </table:table-cell>
              <table:table-cell office:value-type="float" office:value="0.00341">
                <text:p>0.00341</text:p>
              </table:table-cell>
              <table:table-cell office:value-type="float" office:value="0.00419">
                <text:p>0.00419</text:p>
              </table:table-cell>
              <table:table-cell office:value-type="float" office:value="0.00037">
                <text:p>0.00037</text:p>
              </table:table-cell>
              <table:table-cell office:value-type="float" office:value="0.0002">
                <text:p>0.0002</text:p>
              </table:table-cell>
              <table:table-cell office:value-type="float" office:value="0.00018">
                <text:p>0.00018</text:p>
              </table:table-cell>
              <table:table-cell office:value-type="float" office:value="0.00524">
                <text:p>0.00524</text:p>
              </table:table-cell>
              <table:table-cell office:value-type="float" office:value="-0.00017">
                <text:p>-0.00017</text:p>
              </table:table-cell>
              <table:table-cell office:value-type="float" office:value="0.0015">
                <text:p>0.0015</text:p>
              </table:table-cell>
              <table:table-cell office:value-type="float" office:value="0">
                <text:p>0</text:p>
              </table:table-cell>
              <table:table-cell office:value-type="float" office:value="0.00991">
                <text:p>0.00991</text:p>
              </table:table-cell>
              <table:table-cell office:value-type="float" office:value="0.00219">
                <text:p>0.00219</text:p>
              </table:table-cell>
              <table:table-cell office:value-type="float" office:value="0.00281">
                <text:p>0.00281</text:p>
              </table:table-cell>
              <table:table-cell office:value-type="float" office:value="0.00228">
                <text:p>0.00228</text:p>
              </table:table-cell>
              <table:table-cell office:value-type="float" office:value="-0.00035">
                <text:p>-0.00035</text:p>
              </table:table-cell>
              <table:table-cell office:value-type="float" office:value="0.00131">
                <text:p>0.00131</text:p>
              </table:table-cell>
              <table:table-cell office:value-type="float" office:value="-0.00292">
                <text:p>-0.00292</text:p>
              </table:table-cell>
              <table:table-cell office:value-type="float" office:value="0.00057">
                <text:p>0.000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8">
                <text:p>608</text:p>
              </table:table-cell>
              <table:table-cell office:value-type="float" office:value="0.00346">
                <text:p>0.00346</text:p>
              </table:table-cell>
              <table:table-cell office:value-type="float" office:value="0.00425">
                <text:p>0.00425</text:p>
              </table:table-cell>
              <table:table-cell office:value-type="float" office:value="0.000599">
                <text:p>0.000599</text:p>
              </table:table-cell>
              <table:table-cell office:value-type="float" office:value="0.00047">
                <text:p>0.00047</text:p>
              </table:table-cell>
              <table:table-cell office:value-type="float" office:value="0">
                <text:p>0</text:p>
              </table:table-cell>
              <table:table-cell office:value-type="float" office:value="0.00504">
                <text:p>0.00504</text:p>
              </table:table-cell>
              <table:table-cell office:value-type="float" office:value="-0.00017">
                <text:p>-0.00017</text:p>
              </table:table-cell>
              <table:table-cell office:value-type="float" office:value="0.00147">
                <text:p>0.00147</text:p>
              </table:table-cell>
              <table:table-cell office:value-type="float" office:value="-0.00008">
                <text:p>-0.00008</text:p>
              </table:table-cell>
              <table:table-cell office:value-type="float" office:value="0.00987">
                <text:p>0.00987</text:p>
              </table:table-cell>
              <table:table-cell office:value-type="float" office:value="0.00241">
                <text:p>0.00241</text:p>
              </table:table-cell>
              <table:table-cell office:value-type="float" office:value="0.0027">
                <text:p>0.0027</text:p>
              </table:table-cell>
              <table:table-cell office:value-type="float" office:value="0.00238">
                <text:p>0.00238</text:p>
              </table:table-cell>
              <table:table-cell office:value-type="float" office:value="-0.00031">
                <text:p>-0.00031</text:p>
              </table:table-cell>
              <table:table-cell office:value-type="float" office:value="0.00137">
                <text:p>0.00137</text:p>
              </table:table-cell>
              <table:table-cell office:value-type="float" office:value="-0.0029">
                <text:p>-0.0029</text:p>
              </table:table-cell>
              <table:table-cell office:value-type="float" office:value="0.00075">
                <text:p>0.000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7">
                <text:p>607</text:p>
              </table:table-cell>
              <table:table-cell office:value-type="float" office:value="0.00334">
                <text:p>0.00334</text:p>
              </table:table-cell>
              <table:table-cell office:value-type="float" office:value="0.00408">
                <text:p>0.00408</text:p>
              </table:table-cell>
              <table:table-cell office:value-type="float" office:value="0.00062">
                <text:p>0.00062</text:p>
              </table:table-cell>
              <table:table-cell office:value-type="float" office:value="0.00043">
                <text:p>0.00043</text:p>
              </table:table-cell>
              <table:table-cell office:value-type="float" office:value="0">
                <text:p>0</text:p>
              </table:table-cell>
              <table:table-cell office:value-type="float" office:value="0.00516">
                <text:p>0.00516</text:p>
              </table:table-cell>
              <table:table-cell office:value-type="float" office:value="-0.00014">
                <text:p>-0.00014</text:p>
              </table:table-cell>
              <table:table-cell office:value-type="float" office:value="0.00154">
                <text:p>0.00154</text:p>
              </table:table-cell>
              <table:table-cell office:value-type="float" office:value="-0.00011">
                <text:p>-0.00011</text:p>
              </table:table-cell>
              <table:table-cell office:value-type="float" office:value="0.009889">
                <text:p>0.009889</text:p>
              </table:table-cell>
              <table:table-cell office:value-type="float" office:value="0.00243">
                <text:p>0.00243</text:p>
              </table:table-cell>
              <table:table-cell office:value-type="float" office:value="0.00264">
                <text:p>0.00264</text:p>
              </table:table-cell>
              <table:table-cell office:value-type="float" office:value="0.00227">
                <text:p>0.00227</text:p>
              </table:table-cell>
              <table:table-cell office:value-type="float" office:value="-0.00038">
                <text:p>-0.00038</text:p>
              </table:table-cell>
              <table:table-cell office:value-type="float" office:value="0.00123">
                <text:p>0.00123</text:p>
              </table:table-cell>
              <table:table-cell office:value-type="float" office:value="-0.00279">
                <text:p>-0.00279</text:p>
              </table:table-cell>
              <table:table-cell office:value-type="float" office:value="0.00058">
                <text:p>0.000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6">
                <text:p>606</text:p>
              </table:table-cell>
              <table:table-cell office:value-type="float" office:value="0.00316">
                <text:p>0.00316</text:p>
              </table:table-cell>
              <table:table-cell office:value-type="float" office:value="0.00386">
                <text:p>0.00386</text:p>
              </table:table-cell>
              <table:table-cell office:value-type="float" office:value="0.00032">
                <text:p>0.00032</text:p>
              </table:table-cell>
              <table:table-cell office:value-type="float" office:value="0.00045">
                <text:p>0.00045</text:p>
              </table:table-cell>
              <table:table-cell office:value-type="float" office:value="-0.00003">
                <text:p>-0.00003</text:p>
              </table:table-cell>
              <table:table-cell office:value-type="float" office:value="0.00532">
                <text:p>0.00532</text:p>
              </table:table-cell>
              <table:table-cell office:value-type="float" office:value="-0.0002">
                <text:p>-0.0002</text:p>
              </table:table-cell>
              <table:table-cell office:value-type="float" office:value="0.00151">
                <text:p>0.00151</text:p>
              </table:table-cell>
              <table:table-cell office:value-type="float" office:value="-0.00002">
                <text:p>-0.00002</text:p>
              </table:table-cell>
              <table:table-cell office:value-type="float" office:value="0.01004">
                <text:p>0.01004</text:p>
              </table:table-cell>
              <table:table-cell office:value-type="float" office:value="0.00237">
                <text:p>0.00237</text:p>
              </table:table-cell>
              <table:table-cell office:value-type="float" office:value="0.00259">
                <text:p>0.00259</text:p>
              </table:table-cell>
              <table:table-cell office:value-type="float" office:value="0.00243">
                <text:p>0.00243</text:p>
              </table:table-cell>
              <table:table-cell office:value-type="float" office:value="-0.00043">
                <text:p>-0.00043</text:p>
              </table:table-cell>
              <table:table-cell office:value-type="float" office:value="0.00139">
                <text:p>0.00139</text:p>
              </table:table-cell>
              <table:table-cell office:value-type="float" office:value="-0.00288">
                <text:p>-0.00288</text:p>
              </table:table-cell>
              <table:table-cell office:value-type="float" office:value="0.00059">
                <text:p>0.000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5">
                <text:p>605</text:p>
              </table:table-cell>
              <table:table-cell office:value-type="float" office:value="0.00322">
                <text:p>0.00322</text:p>
              </table:table-cell>
              <table:table-cell office:value-type="float" office:value="0.00401">
                <text:p>0.00401</text:p>
              </table:table-cell>
              <table:table-cell office:value-type="float" office:value="0.00067">
                <text:p>0.00067</text:p>
              </table:table-cell>
              <table:table-cell office:value-type="float" office:value="0.00058">
                <text:p>0.00058</text:p>
              </table:table-cell>
              <table:table-cell office:value-type="float" office:value="0">
                <text:p>0</text:p>
              </table:table-cell>
              <table:table-cell office:value-type="float" office:value="0.00537">
                <text:p>0.00537</text:p>
              </table:table-cell>
              <table:table-cell office:value-type="float" office:value="-0.0002">
                <text:p>-0.0002</text:p>
              </table:table-cell>
              <table:table-cell office:value-type="float" office:value="0.00148">
                <text:p>0.00148</text:p>
              </table:table-cell>
              <table:table-cell office:value-type="float" office:value="-0.00011">
                <text:p>-0.00011</text:p>
              </table:table-cell>
              <table:table-cell office:value-type="float" office:value="0.01009">
                <text:p>0.01009</text:p>
              </table:table-cell>
              <table:table-cell office:value-type="float" office:value="0.00226">
                <text:p>0.00226</text:p>
              </table:table-cell>
              <table:table-cell office:value-type="float" office:value="0.00281">
                <text:p>0.00281</text:p>
              </table:table-cell>
              <table:table-cell office:value-type="float" office:value="0.00248">
                <text:p>0.00248</text:p>
              </table:table-cell>
              <table:table-cell office:value-type="float" office:value="-0.00043">
                <text:p>-0.00043</text:p>
              </table:table-cell>
              <table:table-cell office:value-type="float" office:value="0.00134">
                <text:p>0.00134</text:p>
              </table:table-cell>
              <table:table-cell office:value-type="float" office:value="-0.00275">
                <text:p>-0.00275</text:p>
              </table:table-cell>
              <table:table-cell office:value-type="float" office:value="0.00053">
                <text:p>0.000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4">
                <text:p>604</text:p>
              </table:table-cell>
              <table:table-cell office:value-type="float" office:value="0.00332">
                <text:p>0.00332</text:p>
              </table:table-cell>
              <table:table-cell office:value-type="float" office:value="0.00409">
                <text:p>0.00409</text:p>
              </table:table-cell>
              <table:table-cell office:value-type="float" office:value="0.00046">
                <text:p>0.00046</text:p>
              </table:table-cell>
              <table:table-cell office:value-type="float" office:value="0.00047">
                <text:p>0.00047</text:p>
              </table:table-cell>
              <table:table-cell office:value-type="float" office:value="0.00002">
                <text:p>0.00002</text:p>
              </table:table-cell>
              <table:table-cell office:value-type="float" office:value="0.00508">
                <text:p>0.00508</text:p>
              </table:table-cell>
              <table:table-cell office:value-type="float" office:value="0.00005">
                <text:p>0.00005</text:p>
              </table:table-cell>
              <table:table-cell office:value-type="float" office:value="0.00168">
                <text:p>0.00168</text:p>
              </table:table-cell>
              <table:table-cell office:value-type="float" office:value="-0.00011">
                <text:p>-0.00011</text:p>
              </table:table-cell>
              <table:table-cell office:value-type="float" office:value="0.00993">
                <text:p>0.00993</text:p>
              </table:table-cell>
              <table:table-cell office:value-type="float" office:value="0.00246">
                <text:p>0.00246</text:p>
              </table:table-cell>
              <table:table-cell office:value-type="float" office:value="0.0026">
                <text:p>0.0026</text:p>
              </table:table-cell>
              <table:table-cell office:value-type="float" office:value="0.00234">
                <text:p>0.00234</text:p>
              </table:table-cell>
              <table:table-cell office:value-type="float" office:value="-0.00011">
                <text:p>-0.00011</text:p>
              </table:table-cell>
              <table:table-cell office:value-type="float" office:value="0.00135">
                <text:p>0.00135</text:p>
              </table:table-cell>
              <table:table-cell office:value-type="float" office:value="-0.00244">
                <text:p>-0.00244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3">
                <text:p>603</text:p>
              </table:table-cell>
              <table:table-cell office:value-type="float" office:value="0.00325">
                <text:p>0.00325</text:p>
              </table:table-cell>
              <table:table-cell office:value-type="float" office:value="0.0039">
                <text:p>0.0039</text:p>
              </table:table-cell>
              <table:table-cell office:value-type="float" office:value="0.00035">
                <text:p>0.00035</text:p>
              </table:table-cell>
              <table:table-cell office:value-type="float" office:value="0.00037">
                <text:p>0.00037</text:p>
              </table:table-cell>
              <table:table-cell office:value-type="float" office:value="0.00005">
                <text:p>0.00005</text:p>
              </table:table-cell>
              <table:table-cell office:value-type="float" office:value="0.00541">
                <text:p>0.00541</text:p>
              </table:table-cell>
              <table:table-cell office:value-type="float" office:value="-0.00005">
                <text:p>-0.00005</text:p>
              </table:table-cell>
              <table:table-cell office:value-type="float" office:value="0.00167">
                <text:p>0.00167</text:p>
              </table:table-cell>
              <table:table-cell office:value-type="float" office:value="0.00001">
                <text:p>0.00001</text:p>
              </table:table-cell>
              <table:table-cell office:value-type="float" office:value="0.01004">
                <text:p>0.01004</text:p>
              </table:table-cell>
              <table:table-cell office:value-type="float" office:value="0.00225">
                <text:p>0.00225</text:p>
              </table:table-cell>
              <table:table-cell office:value-type="float" office:value="0.00274">
                <text:p>0.00274</text:p>
              </table:table-cell>
              <table:table-cell office:value-type="float" office:value="0.00245">
                <text:p>0.00245</text:p>
              </table:table-cell>
              <table:table-cell office:value-type="float" office:value="-0.00035">
                <text:p>-0.00035</text:p>
              </table:table-cell>
              <table:table-cell office:value-type="float" office:value="0.00138">
                <text:p>0.00138</text:p>
              </table:table-cell>
              <table:table-cell office:value-type="float" office:value="-0.00274">
                <text:p>-0.00274</text:p>
              </table:table-cell>
              <table:table-cell office:value-type="float" office:value="0.00053">
                <text:p>0.000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2">
                <text:p>602</text:p>
              </table:table-cell>
              <table:table-cell office:value-type="float" office:value="0.00344">
                <text:p>0.00344</text:p>
              </table:table-cell>
              <table:table-cell office:value-type="float" office:value="0.00413">
                <text:p>0.00413</text:p>
              </table:table-cell>
              <table:table-cell office:value-type="float" office:value="0.00047">
                <text:p>0.00047</text:p>
              </table:table-cell>
              <table:table-cell office:value-type="float" office:value="0.00048">
                <text:p>0.00048</text:p>
              </table:table-cell>
              <table:table-cell office:value-type="float" office:value="0.00001">
                <text:p>0.00001</text:p>
              </table:table-cell>
              <table:table-cell office:value-type="float" office:value="0.00542">
                <text:p>0.00542</text:p>
              </table:table-cell>
              <table:table-cell office:value-type="float" office:value="0.00002">
                <text:p>0.00002</text:p>
              </table:table-cell>
              <table:table-cell office:value-type="float" office:value="0.00159">
                <text:p>0.00159</text:p>
              </table:table-cell>
              <table:table-cell office:value-type="float" office:value="0.00017">
                <text:p>0.00017</text:p>
              </table:table-cell>
              <table:table-cell office:value-type="float" office:value="0.01018">
                <text:p>0.01018</text:p>
              </table:table-cell>
              <table:table-cell office:value-type="float" office:value="0.00219">
                <text:p>0.00219</text:p>
              </table:table-cell>
              <table:table-cell office:value-type="float" office:value="0.00288">
                <text:p>0.00288</text:p>
              </table:table-cell>
              <table:table-cell office:value-type="float" office:value="0.00266">
                <text:p>0.00266</text:p>
              </table:table-cell>
              <table:table-cell office:value-type="float" office:value="-0.00024">
                <text:p>-0.00024</text:p>
              </table:table-cell>
              <table:table-cell office:value-type="float" office:value="0.00122">
                <text:p>0.00122</text:p>
              </table:table-cell>
              <table:table-cell office:value-type="float" office:value="-0.00278">
                <text:p>-0.00278</text:p>
              </table:table-cell>
              <table:table-cell office:value-type="float" office:value="0.00054">
                <text:p>0.000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1">
                <text:p>601</text:p>
              </table:table-cell>
              <table:table-cell office:value-type="float" office:value="0.0036">
                <text:p>0.0036</text:p>
              </table:table-cell>
              <table:table-cell office:value-type="float" office:value="0.00423">
                <text:p>0.00423</text:p>
              </table:table-cell>
              <table:table-cell office:value-type="float" office:value="0.000599">
                <text:p>0.000599</text:p>
              </table:table-cell>
              <table:table-cell office:value-type="float" office:value="0.00056">
                <text:p>0.00056</text:p>
              </table:table-cell>
              <table:table-cell office:value-type="float" office:value="0.00006">
                <text:p>0.00006</text:p>
              </table:table-cell>
              <table:table-cell office:value-type="float" office:value="0.00524">
                <text:p>0.00524</text:p>
              </table:table-cell>
              <table:table-cell office:value-type="float" office:value="-0.00004">
                <text:p>-0.00004</text:p>
              </table:table-cell>
              <table:table-cell office:value-type="float" office:value="0.00165">
                <text:p>0.00165</text:p>
              </table:table-cell>
              <table:table-cell office:value-type="float" office:value="0.00009">
                <text:p>0.00009</text:p>
              </table:table-cell>
              <table:table-cell office:value-type="float" office:value="0.0103">
                <text:p>0.0103</text:p>
              </table:table-cell>
              <table:table-cell office:value-type="float" office:value="0.00214">
                <text:p>0.00214</text:p>
              </table:table-cell>
              <table:table-cell office:value-type="float" office:value="0.00284">
                <text:p>0.00284</text:p>
              </table:table-cell>
              <table:table-cell office:value-type="float" office:value="0.00258">
                <text:p>0.00258</text:p>
              </table:table-cell>
              <table:table-cell office:value-type="float" office:value="-0.00017">
                <text:p>-0.00017</text:p>
              </table:table-cell>
              <table:table-cell office:value-type="float" office:value="0.00128">
                <text:p>0.00128</text:p>
              </table:table-cell>
              <table:table-cell office:value-type="float" office:value="-0.00286">
                <text:p>-0.00286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0">
                <text:p>600</text:p>
              </table:table-cell>
              <table:table-cell office:value-type="float" office:value="0.00343">
                <text:p>0.00343</text:p>
              </table:table-cell>
              <table:table-cell office:value-type="float" office:value="0.00422">
                <text:p>0.00422</text:p>
              </table:table-cell>
              <table:table-cell office:value-type="float" office:value="0.00067">
                <text:p>0.00067</text:p>
              </table:table-cell>
              <table:table-cell office:value-type="float" office:value="0.00059">
                <text:p>0.00059</text:p>
              </table:table-cell>
              <table:table-cell office:value-type="float" office:value="0">
                <text:p>0</text:p>
              </table:table-cell>
              <table:table-cell office:value-type="float" office:value="0.00538">
                <text:p>0.00538</text:p>
              </table:table-cell>
              <table:table-cell office:value-type="float" office:value="0.00001">
                <text:p>0.00001</text:p>
              </table:table-cell>
              <table:table-cell office:value-type="float" office:value="0.00159">
                <text:p>0.00159</text:p>
              </table:table-cell>
              <table:table-cell office:value-type="float" office:value="0.0001">
                <text:p>0.0001</text:p>
              </table:table-cell>
              <table:table-cell office:value-type="float" office:value="0.0101">
                <text:p>0.0101</text:p>
              </table:table-cell>
              <table:table-cell office:value-type="float" office:value="0.00215">
                <text:p>0.00215</text:p>
              </table:table-cell>
              <table:table-cell office:value-type="float" office:value="0.0028">
                <text:p>0.0028</text:p>
              </table:table-cell>
              <table:table-cell office:value-type="float" office:value="0.00248">
                <text:p>0.00248</text:p>
              </table:table-cell>
              <table:table-cell office:value-type="float" office:value="-0.0001">
                <text:p>-0.0001</text:p>
              </table:table-cell>
              <table:table-cell office:value-type="float" office:value="0.00144">
                <text:p>0.00144</text:p>
              </table:table-cell>
              <table:table-cell office:value-type="float" office:value="-0.00285">
                <text:p>-0.00285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99">
                <text:p>599</text:p>
              </table:table-cell>
              <table:table-cell office:value-type="float" office:value="0.00344">
                <text:p>0.00344</text:p>
              </table:table-cell>
              <table:table-cell office:value-type="float" office:value="0.00412">
                <text:p>0.00412</text:p>
              </table:table-cell>
              <table:table-cell office:value-type="float" office:value="0.00049">
                <text:p>0.00049</text:p>
              </table:table-cell>
              <table:table-cell office:value-type="float" office:value="0.00051">
                <text:p>0.00051</text:p>
              </table:table-cell>
              <table:table-cell office:value-type="float" office:value="-0.00019">
                <text:p>-0.00019</text:p>
              </table:table-cell>
              <table:table-cell office:value-type="float" office:value="0.00527">
                <text:p>0.00527</text:p>
              </table:table-cell>
              <table:table-cell office:value-type="float" office:value="0.00013">
                <text:p>0.00013</text:p>
              </table:table-cell>
              <table:table-cell office:value-type="float" office:value="0.00171">
                <text:p>0.00171</text:p>
              </table:table-cell>
              <table:table-cell office:value-type="float" office:value="0.00016">
                <text:p>0.00016</text:p>
              </table:table-cell>
              <table:table-cell office:value-type="float" office:value="0.0103">
                <text:p>0.0103</text:p>
              </table:table-cell>
              <table:table-cell office:value-type="float" office:value="0.00219">
                <text:p>0.00219</text:p>
              </table:table-cell>
              <table:table-cell office:value-type="float" office:value="0.00295">
                <text:p>0.00295</text:p>
              </table:table-cell>
              <table:table-cell office:value-type="float" office:value="0.00267">
                <text:p>0.00267</text:p>
              </table:table-cell>
              <table:table-cell office:value-type="float" office:value="-0.00035">
                <text:p>-0.00035</text:p>
              </table:table-cell>
              <table:table-cell office:value-type="float" office:value="0.0012">
                <text:p>0.0012</text:p>
              </table:table-cell>
              <table:table-cell office:value-type="float" office:value="-0.00265">
                <text:p>-0.00265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8">
                <text:p>598</text:p>
              </table:table-cell>
              <table:table-cell office:value-type="float" office:value="0.00347">
                <text:p>0.00347</text:p>
              </table:table-cell>
              <table:table-cell office:value-type="float" office:value="0.00419">
                <text:p>0.00419</text:p>
              </table:table-cell>
              <table:table-cell office:value-type="float" office:value="0.00076">
                <text:p>0.00076</text:p>
              </table:table-cell>
              <table:table-cell office:value-type="float" office:value="0.00067">
                <text:p>0.00067</text:p>
              </table:table-cell>
              <table:table-cell office:value-type="float" office:value="0.00011">
                <text:p>0.00011</text:p>
              </table:table-cell>
              <table:table-cell office:value-type="float" office:value="0.00538">
                <text:p>0.00538</text:p>
              </table:table-cell>
              <table:table-cell office:value-type="float" office:value="-0.00002">
                <text:p>-0.00002</text:p>
              </table:table-cell>
              <table:table-cell office:value-type="float" office:value="0.00156">
                <text:p>0.00156</text:p>
              </table:table-cell>
              <table:table-cell office:value-type="float" office:value="0.00011">
                <text:p>0.00011</text:p>
              </table:table-cell>
              <table:table-cell office:value-type="float" office:value="0.01045">
                <text:p>0.01045</text:p>
              </table:table-cell>
              <table:table-cell office:value-type="float" office:value="0.00231">
                <text:p>0.00231</text:p>
              </table:table-cell>
              <table:table-cell office:value-type="float" office:value="0.00277">
                <text:p>0.00277</text:p>
              </table:table-cell>
              <table:table-cell office:value-type="float" office:value="0.00249">
                <text:p>0.00249</text:p>
              </table:table-cell>
              <table:table-cell office:value-type="float" office:value="-0.00021">
                <text:p>-0.00021</text:p>
              </table:table-cell>
              <table:table-cell office:value-type="float" office:value="0.00134">
                <text:p>0.00134</text:p>
              </table:table-cell>
              <table:table-cell office:value-type="float" office:value="-0.00271">
                <text:p>-0.00271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97">
                <text:p>597</text:p>
              </table:table-cell>
              <table:table-cell office:value-type="float" office:value="0.00338">
                <text:p>0.00338</text:p>
              </table:table-cell>
              <table:table-cell office:value-type="float" office:value="0.00411">
                <text:p>0.00411</text:p>
              </table:table-cell>
              <table:table-cell office:value-type="float" office:value="0.00079">
                <text:p>0.00079</text:p>
              </table:table-cell>
              <table:table-cell office:value-type="float" office:value="0.00058">
                <text:p>0.00058</text:p>
              </table:table-cell>
              <table:table-cell office:value-type="float" office:value="0">
                <text:p>0</text:p>
              </table:table-cell>
              <table:table-cell office:value-type="float" office:value="0.00534">
                <text:p>0.00534</text:p>
              </table:table-cell>
              <table:table-cell office:value-type="float" office:value="-0.00004">
                <text:p>-0.00004</text:p>
              </table:table-cell>
              <table:table-cell office:value-type="float" office:value="0.00171">
                <text:p>0.00171</text:p>
              </table:table-cell>
              <table:table-cell office:value-type="float" office:value="-0.00018">
                <text:p>-0.00018</text:p>
              </table:table-cell>
              <table:table-cell office:value-type="float" office:value="0.01017">
                <text:p>0.01017</text:p>
              </table:table-cell>
              <table:table-cell office:value-type="float" office:value="0.00226">
                <text:p>0.00226</text:p>
              </table:table-cell>
              <table:table-cell office:value-type="float" office:value="0.00258">
                <text:p>0.00258</text:p>
              </table:table-cell>
              <table:table-cell office:value-type="float" office:value="0.00238">
                <text:p>0.00238</text:p>
              </table:table-cell>
              <table:table-cell office:value-type="float" office:value="-0.00033">
                <text:p>-0.00033</text:p>
              </table:table-cell>
              <table:table-cell office:value-type="float" office:value="0.00134">
                <text:p>0.00134</text:p>
              </table:table-cell>
              <table:table-cell office:value-type="float" office:value="-0.00281">
                <text:p>-0.00281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6">
                <text:p>596</text:p>
              </table:table-cell>
              <table:table-cell office:value-type="float" office:value="0.00344">
                <text:p>0.00344</text:p>
              </table:table-cell>
              <table:table-cell office:value-type="float" office:value="0.0041">
                <text:p>0.0041</text:p>
              </table:table-cell>
              <table:table-cell office:value-type="float" office:value="0.00068">
                <text:p>0.00068</text:p>
              </table:table-cell>
              <table:table-cell office:value-type="float" office:value="0.00062">
                <text:p>0.00062</text:p>
              </table:table-cell>
              <table:table-cell office:value-type="float" office:value="0.00019">
                <text:p>0.00019</text:p>
              </table:table-cell>
              <table:table-cell office:value-type="float" office:value="0.00556">
                <text:p>0.00556</text:p>
              </table:table-cell>
              <table:table-cell office:value-type="float" office:value="0.000069">
                <text:p>0.000069</text:p>
              </table:table-cell>
              <table:table-cell office:value-type="float" office:value="0.00163">
                <text:p>0.00163</text:p>
              </table:table-cell>
              <table:table-cell office:value-type="float" office:value="-0.00016">
                <text:p>-0.00016</text:p>
              </table:table-cell>
              <table:table-cell office:value-type="float" office:value="0.01027">
                <text:p>0.01027</text:p>
              </table:table-cell>
              <table:table-cell office:value-type="float" office:value="0.00233">
                <text:p>0.00233</text:p>
              </table:table-cell>
              <table:table-cell office:value-type="float" office:value="0.00284">
                <text:p>0.00284</text:p>
              </table:table-cell>
              <table:table-cell office:value-type="float" office:value="0.00269">
                <text:p>0.00269</text:p>
              </table:table-cell>
              <table:table-cell office:value-type="float" office:value="-0.00041">
                <text:p>-0.00041</text:p>
              </table:table-cell>
              <table:table-cell office:value-type="float" office:value="0.0013">
                <text:p>0.0013</text:p>
              </table:table-cell>
              <table:table-cell office:value-type="float" office:value="-0.00265">
                <text:p>-0.00265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5">
                <text:p>595</text:p>
              </table:table-cell>
              <table:table-cell office:value-type="float" office:value="0.00355">
                <text:p>0.00355</text:p>
              </table:table-cell>
              <table:table-cell office:value-type="float" office:value="0.00434">
                <text:p>0.00434</text:p>
              </table:table-cell>
              <table:table-cell office:value-type="float" office:value="0.00057">
                <text:p>0.00057</text:p>
              </table:table-cell>
              <table:table-cell office:value-type="float" office:value="0.0008">
                <text:p>0.0008</text:p>
              </table:table-cell>
              <table:table-cell office:value-type="float" office:value="0.00022">
                <text:p>0.00022</text:p>
              </table:table-cell>
              <table:table-cell office:value-type="float" office:value="0.0055">
                <text:p>0.0055</text:p>
              </table:table-cell>
              <table:table-cell office:value-type="float" office:value="0.00013">
                <text:p>0.00013</text:p>
              </table:table-cell>
              <table:table-cell office:value-type="float" office:value="0.0016">
                <text:p>0.0016</text:p>
              </table:table-cell>
              <table:table-cell office:value-type="float" office:value="-0.0001">
                <text:p>-0.0001</text:p>
              </table:table-cell>
              <table:table-cell office:value-type="float" office:value="0.01037">
                <text:p>0.01037</text:p>
              </table:table-cell>
              <table:table-cell office:value-type="float" office:value="0.00237">
                <text:p>0.00237</text:p>
              </table:table-cell>
              <table:table-cell office:value-type="float" office:value="0.00272">
                <text:p>0.00272</text:p>
              </table:table-cell>
              <table:table-cell office:value-type="float" office:value="0.0025">
                <text:p>0.0025</text:p>
              </table:table-cell>
              <table:table-cell office:value-type="float" office:value="-0.00042">
                <text:p>-0.00042</text:p>
              </table:table-cell>
              <table:table-cell office:value-type="float" office:value="0.00123">
                <text:p>0.00123</text:p>
              </table:table-cell>
              <table:table-cell office:value-type="float" office:value="-0.00274">
                <text:p>-0.00274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4">
                <text:p>594</text:p>
              </table:table-cell>
              <table:table-cell office:value-type="float" office:value="0.00355">
                <text:p>0.00355</text:p>
              </table:table-cell>
              <table:table-cell office:value-type="float" office:value="0.00424">
                <text:p>0.00424</text:p>
              </table:table-cell>
              <table:table-cell office:value-type="float" office:value="0.00087">
                <text:p>0.00087</text:p>
              </table:table-cell>
              <table:table-cell office:value-type="float" office:value="0.00078">
                <text:p>0.00078</text:p>
              </table:table-cell>
              <table:table-cell office:value-type="float" office:value="0.00022">
                <text:p>0.00022</text:p>
              </table:table-cell>
              <table:table-cell office:value-type="float" office:value="0.0055">
                <text:p>0.0055</text:p>
              </table:table-cell>
              <table:table-cell office:value-type="float" office:value="0.0001">
                <text:p>0.0001</text:p>
              </table:table-cell>
              <table:table-cell office:value-type="float" office:value="0.00173">
                <text:p>0.00173</text:p>
              </table:table-cell>
              <table:table-cell office:value-type="float" office:value="-0.00028">
                <text:p>-0.00028</text:p>
              </table:table-cell>
              <table:table-cell office:value-type="float" office:value="0.01026">
                <text:p>0.01026</text:p>
              </table:table-cell>
              <table:table-cell office:value-type="float" office:value="0.00227">
                <text:p>0.00227</text:p>
              </table:table-cell>
              <table:table-cell office:value-type="float" office:value="0.00274">
                <text:p>0.00274</text:p>
              </table:table-cell>
              <table:table-cell office:value-type="float" office:value="0.00243">
                <text:p>0.00243</text:p>
              </table:table-cell>
              <table:table-cell office:value-type="float" office:value="-0.00039">
                <text:p>-0.00039</text:p>
              </table:table-cell>
              <table:table-cell office:value-type="float" office:value="0.00125">
                <text:p>0.00125</text:p>
              </table:table-cell>
              <table:table-cell office:value-type="float" office:value="-0.00252">
                <text:p>-0.00252</text:p>
              </table:table-cell>
              <table:table-cell office:value-type="float" office:value="0.00054">
                <text:p>0.000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93">
                <text:p>593</text:p>
              </table:table-cell>
              <table:table-cell office:value-type="float" office:value="0.00345">
                <text:p>0.00345</text:p>
              </table:table-cell>
              <table:table-cell office:value-type="float" office:value="0.00425">
                <text:p>0.00425</text:p>
              </table:table-cell>
              <table:table-cell office:value-type="float" office:value="0.00079">
                <text:p>0.00079</text:p>
              </table:table-cell>
              <table:table-cell office:value-type="float" office:value="0.0007">
                <text:p>0.0007</text:p>
              </table:table-cell>
              <table:table-cell office:value-type="float" office:value="0.0003">
                <text:p>0.0003</text:p>
              </table:table-cell>
              <table:table-cell office:value-type="float" office:value="0.00552">
                <text:p>0.00552</text:p>
              </table:table-cell>
              <table:table-cell office:value-type="float" office:value="-0.00009">
                <text:p>-0.00009</text:p>
              </table:table-cell>
              <table:table-cell office:value-type="float" office:value="0.00171">
                <text:p>0.00171</text:p>
              </table:table-cell>
              <table:table-cell office:value-type="float" office:value="-0.0001">
                <text:p>-0.0001</text:p>
              </table:table-cell>
              <table:table-cell office:value-type="float" office:value="0.0103">
                <text:p>0.0103</text:p>
              </table:table-cell>
              <table:table-cell office:value-type="float" office:value="0.00243">
                <text:p>0.00243</text:p>
              </table:table-cell>
              <table:table-cell office:value-type="float" office:value="0.00268">
                <text:p>0.00268</text:p>
              </table:table-cell>
              <table:table-cell office:value-type="float" office:value="0.00251">
                <text:p>0.00251</text:p>
              </table:table-cell>
              <table:table-cell office:value-type="float" office:value="-0.00047">
                <text:p>-0.00047</text:p>
              </table:table-cell>
              <table:table-cell office:value-type="float" office:value="0.00137">
                <text:p>0.00137</text:p>
              </table:table-cell>
              <table:table-cell office:value-type="float" office:value="-0.0026">
                <text:p>-0.0026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2">
                <text:p>592</text:p>
              </table:table-cell>
              <table:table-cell office:value-type="float" office:value="0.00356">
                <text:p>0.00356</text:p>
              </table:table-cell>
              <table:table-cell office:value-type="float" office:value="0.00426">
                <text:p>0.00426</text:p>
              </table:table-cell>
              <table:table-cell office:value-type="float" office:value="0.00101">
                <text:p>0.00101</text:p>
              </table:table-cell>
              <table:table-cell office:value-type="float" office:value="0.00088">
                <text:p>0.00088</text:p>
              </table:table-cell>
              <table:table-cell office:value-type="float" office:value="0.00033">
                <text:p>0.00033</text:p>
              </table:table-cell>
              <table:table-cell office:value-type="float" office:value="0.00562">
                <text:p>0.00562</text:p>
              </table:table-cell>
              <table:table-cell office:value-type="float" office:value="0.000069">
                <text:p>0.000069</text:p>
              </table:table-cell>
              <table:table-cell office:value-type="float" office:value="0.00178">
                <text:p>0.00178</text:p>
              </table:table-cell>
              <table:table-cell office:value-type="float" office:value="0.00024">
                <text:p>0.00024</text:p>
              </table:table-cell>
              <table:table-cell office:value-type="float" office:value="0.01063">
                <text:p>0.01063</text:p>
              </table:table-cell>
              <table:table-cell office:value-type="float" office:value="0.00246">
                <text:p>0.00246</text:p>
              </table:table-cell>
              <table:table-cell office:value-type="float" office:value="0.00295">
                <text:p>0.00295</text:p>
              </table:table-cell>
              <table:table-cell office:value-type="float" office:value="0.00273">
                <text:p>0.00273</text:p>
              </table:table-cell>
              <table:table-cell office:value-type="float" office:value="-0.00049">
                <text:p>-0.00049</text:p>
              </table:table-cell>
              <table:table-cell office:value-type="float" office:value="0.00116">
                <text:p>0.00116</text:p>
              </table:table-cell>
              <table:table-cell office:value-type="float" office:value="-0.00252">
                <text:p>-0.00252</text:p>
              </table:table-cell>
              <table:table-cell office:value-type="float" office:value="0.00054">
                <text:p>0.000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1">
                <text:p>591</text:p>
              </table:table-cell>
              <table:table-cell office:value-type="float" office:value="0.00351">
                <text:p>0.00351</text:p>
              </table:table-cell>
              <table:table-cell office:value-type="float" office:value="0.0045">
                <text:p>0.0045</text:p>
              </table:table-cell>
              <table:table-cell office:value-type="float" office:value="0.00107">
                <text:p>0.00107</text:p>
              </table:table-cell>
              <table:table-cell office:value-type="float" office:value="0.00093">
                <text:p>0.00093</text:p>
              </table:table-cell>
              <table:table-cell office:value-type="float" office:value="0.00058">
                <text:p>0.00058</text:p>
              </table:table-cell>
              <table:table-cell office:value-type="float" office:value="0.00569">
                <text:p>0.00569</text:p>
              </table:table-cell>
              <table:table-cell office:value-type="float" office:value="0.00013">
                <text:p>0.00013</text:p>
              </table:table-cell>
              <table:table-cell office:value-type="float" office:value="0.0018">
                <text:p>0.0018</text:p>
              </table:table-cell>
              <table:table-cell office:value-type="float" office:value="-0.00002">
                <text:p>-0.00002</text:p>
              </table:table-cell>
              <table:table-cell office:value-type="float" office:value="0.01039">
                <text:p>0.01039</text:p>
              </table:table-cell>
              <table:table-cell office:value-type="float" office:value="0.00248">
                <text:p>0.00248</text:p>
              </table:table-cell>
              <table:table-cell office:value-type="float" office:value="0.0028">
                <text:p>0.0028</text:p>
              </table:table-cell>
              <table:table-cell office:value-type="float" office:value="0.00262">
                <text:p>0.00262</text:p>
              </table:table-cell>
              <table:table-cell office:value-type="float" office:value="-0.00029">
                <text:p>-0.00029</text:p>
              </table:table-cell>
              <table:table-cell office:value-type="float" office:value="0.00122">
                <text:p>0.00122</text:p>
              </table:table-cell>
              <table:table-cell office:value-type="float" office:value="-0.0025">
                <text:p>-0.0025</text:p>
              </table:table-cell>
              <table:table-cell office:value-type="float" office:value="0.00054">
                <text:p>0.000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0">
                <text:p>590</text:p>
              </table:table-cell>
              <table:table-cell office:value-type="float" office:value="0.00378">
                <text:p>0.00378</text:p>
              </table:table-cell>
              <table:table-cell office:value-type="float" office:value="0.00447">
                <text:p>0.00447</text:p>
              </table:table-cell>
              <table:table-cell office:value-type="float" office:value="0.00101">
                <text:p>0.00101</text:p>
              </table:table-cell>
              <table:table-cell office:value-type="float" office:value="0.00092">
                <text:p>0.00092</text:p>
              </table:table-cell>
              <table:table-cell office:value-type="float" office:value="0.00054">
                <text:p>0.00054</text:p>
              </table:table-cell>
              <table:table-cell office:value-type="float" office:value="0.00574">
                <text:p>0.00574</text:p>
              </table:table-cell>
              <table:table-cell office:value-type="float" office:value="0.00002">
                <text:p>0.00002</text:p>
              </table:table-cell>
              <table:table-cell office:value-type="float" office:value="0.00182">
                <text:p>0.00182</text:p>
              </table:table-cell>
              <table:table-cell office:value-type="float" office:value="-0.00011">
                <text:p>-0.00011</text:p>
              </table:table-cell>
              <table:table-cell office:value-type="float" office:value="0.0103">
                <text:p>0.0103</text:p>
              </table:table-cell>
              <table:table-cell office:value-type="float" office:value="0.00239">
                <text:p>0.00239</text:p>
              </table:table-cell>
              <table:table-cell office:value-type="float" office:value="0.00304">
                <text:p>0.00304</text:p>
              </table:table-cell>
              <table:table-cell office:value-type="float" office:value="0.00284">
                <text:p>0.00284</text:p>
              </table:table-cell>
              <table:table-cell office:value-type="float" office:value="-0.00044">
                <text:p>-0.00044</text:p>
              </table:table-cell>
              <table:table-cell office:value-type="float" office:value="0.00133">
                <text:p>0.00133</text:p>
              </table:table-cell>
              <table:table-cell office:value-type="float" office:value="-0.00242">
                <text:p>-0.00242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89">
                <text:p>589</text:p>
              </table:table-cell>
              <table:table-cell office:value-type="float" office:value="0.00362">
                <text:p>0.00362</text:p>
              </table:table-cell>
              <table:table-cell office:value-type="float" office:value="0.00425">
                <text:p>0.00425</text:p>
              </table:table-cell>
              <table:table-cell office:value-type="float" office:value="0.000889">
                <text:p>0.000889</text:p>
              </table:table-cell>
              <table:table-cell office:value-type="float" office:value="0.000889">
                <text:p>0.000889</text:p>
              </table:table-cell>
              <table:table-cell office:value-type="float" office:value="0.00064">
                <text:p>0.00064</text:p>
              </table:table-cell>
              <table:table-cell office:value-type="float" office:value="0.00597">
                <text:p>0.00597</text:p>
              </table:table-cell>
              <table:table-cell office:value-type="float" office:value="-0.00006">
                <text:p>-0.00006</text:p>
              </table:table-cell>
              <table:table-cell office:value-type="float" office:value="0.00174">
                <text:p>0.00174</text:p>
              </table:table-cell>
              <table:table-cell office:value-type="float" office:value="0.00021">
                <text:p>0.00021</text:p>
              </table:table-cell>
              <table:table-cell office:value-type="float" office:value="0.01051">
                <text:p>0.01051</text:p>
              </table:table-cell>
              <table:table-cell office:value-type="float" office:value="0.00253">
                <text:p>0.00253</text:p>
              </table:table-cell>
              <table:table-cell office:value-type="float" office:value="0.00306">
                <text:p>0.00306</text:p>
              </table:table-cell>
              <table:table-cell office:value-type="float" office:value="0.00295">
                <text:p>0.00295</text:p>
              </table:table-cell>
              <table:table-cell office:value-type="float" office:value="-0.00031">
                <text:p>-0.00031</text:p>
              </table:table-cell>
              <table:table-cell office:value-type="float" office:value="0.00134">
                <text:p>0.00134</text:p>
              </table:table-cell>
              <table:table-cell office:value-type="float" office:value="-0.00247">
                <text:p>-0.00247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8">
                <text:p>588</text:p>
              </table:table-cell>
              <table:table-cell office:value-type="float" office:value="0.0039">
                <text:p>0.0039</text:p>
              </table:table-cell>
              <table:table-cell office:value-type="float" office:value="0.00474">
                <text:p>0.00474</text:p>
              </table:table-cell>
              <table:table-cell office:value-type="float" office:value="0.00116">
                <text:p>0.00116</text:p>
              </table:table-cell>
              <table:table-cell office:value-type="float" office:value="0.000889">
                <text:p>0.000889</text:p>
              </table:table-cell>
              <table:table-cell office:value-type="float" office:value="0.00045">
                <text:p>0.00045</text:p>
              </table:table-cell>
              <table:table-cell office:value-type="float" office:value="0.00576">
                <text:p>0.00576</text:p>
              </table:table-cell>
              <table:table-cell office:value-type="float" office:value="0.00017">
                <text:p>0.00017</text:p>
              </table:table-cell>
              <table:table-cell office:value-type="float" office:value="0.00187">
                <text:p>0.00187</text:p>
              </table:table-cell>
              <table:table-cell office:value-type="float" office:value="0.00012">
                <text:p>0.00012</text:p>
              </table:table-cell>
              <table:table-cell office:value-type="float" office:value="0.01072">
                <text:p>0.01072</text:p>
              </table:table-cell>
              <table:table-cell office:value-type="float" office:value="0.00267">
                <text:p>0.00267</text:p>
              </table:table-cell>
              <table:table-cell office:value-type="float" office:value="0.00321">
                <text:p>0.00321</text:p>
              </table:table-cell>
              <table:table-cell office:value-type="float" office:value="0.00315">
                <text:p>0.00315</text:p>
              </table:table-cell>
              <table:table-cell office:value-type="float" office:value="-0.00033">
                <text:p>-0.00033</text:p>
              </table:table-cell>
              <table:table-cell office:value-type="float" office:value="0.00122">
                <text:p>0.00122</text:p>
              </table:table-cell>
              <table:table-cell office:value-type="float" office:value="-0.00237">
                <text:p>-0.00237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7">
                <text:p>587</text:p>
              </table:table-cell>
              <table:table-cell office:value-type="float" office:value="0.00385">
                <text:p>0.00385</text:p>
              </table:table-cell>
              <table:table-cell office:value-type="float" office:value="0.00465">
                <text:p>0.00465</text:p>
              </table:table-cell>
              <table:table-cell office:value-type="float" office:value="0.00119">
                <text:p>0.00119</text:p>
              </table:table-cell>
              <table:table-cell office:value-type="float" office:value="0.00088">
                <text:p>0.00088</text:p>
              </table:table-cell>
              <table:table-cell office:value-type="float" office:value="0.00061">
                <text:p>0.00061</text:p>
              </table:table-cell>
              <table:table-cell office:value-type="float" office:value="0.00588">
                <text:p>0.00588</text:p>
              </table:table-cell>
              <table:table-cell office:value-type="float" office:value="0.00025">
                <text:p>0.00025</text:p>
              </table:table-cell>
              <table:table-cell office:value-type="float" office:value="0.002">
                <text:p>0.002</text:p>
              </table:table-cell>
              <table:table-cell office:value-type="float" office:value="0.00006">
                <text:p>0.00006</text:p>
              </table:table-cell>
              <table:table-cell office:value-type="float" office:value="0.01059">
                <text:p>0.01059</text:p>
              </table:table-cell>
              <table:table-cell office:value-type="float" office:value="0.00264">
                <text:p>0.00264</text:p>
              </table:table-cell>
              <table:table-cell office:value-type="float" office:value="0.00334">
                <text:p>0.00334</text:p>
              </table:table-cell>
              <table:table-cell office:value-type="float" office:value="0.00308">
                <text:p>0.00308</text:p>
              </table:table-cell>
              <table:table-cell office:value-type="float" office:value="-0.00025">
                <text:p>-0.00025</text:p>
              </table:table-cell>
              <table:table-cell office:value-type="float" office:value="0.00124">
                <text:p>0.00124</text:p>
              </table:table-cell>
              <table:table-cell office:value-type="float" office:value="-0.00261">
                <text:p>-0.0026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6">
                <text:p>586</text:p>
              </table:table-cell>
              <table:table-cell office:value-type="float" office:value="0.00399">
                <text:p>0.00399</text:p>
              </table:table-cell>
              <table:table-cell office:value-type="float" office:value="0.00474">
                <text:p>0.00474</text:p>
              </table:table-cell>
              <table:table-cell office:value-type="float" office:value="0.00097">
                <text:p>0.00097</text:p>
              </table:table-cell>
              <table:table-cell office:value-type="float" office:value="0.00085">
                <text:p>0.00085</text:p>
              </table:table-cell>
              <table:table-cell office:value-type="float" office:value="0.00067">
                <text:p>0.00067</text:p>
              </table:table-cell>
              <table:table-cell office:value-type="float" office:value="0.00597">
                <text:p>0.00597</text:p>
              </table:table-cell>
              <table:table-cell office:value-type="float" office:value="0.00033">
                <text:p>0.00033</text:p>
              </table:table-cell>
              <table:table-cell office:value-type="float" office:value="0.00212">
                <text:p>0.00212</text:p>
              </table:table-cell>
              <table:table-cell office:value-type="float" office:value="0.00026">
                <text:p>0.00026</text:p>
              </table:table-cell>
              <table:table-cell office:value-type="float" office:value="0.01056">
                <text:p>0.01056</text:p>
              </table:table-cell>
              <table:table-cell office:value-type="float" office:value="0.00275">
                <text:p>0.00275</text:p>
              </table:table-cell>
              <table:table-cell office:value-type="float" office:value="0.00346">
                <text:p>0.00346</text:p>
              </table:table-cell>
              <table:table-cell office:value-type="float" office:value="0.00311">
                <text:p>0.00311</text:p>
              </table:table-cell>
              <table:table-cell office:value-type="float" office:value="-0.00032">
                <text:p>-0.00032</text:p>
              </table:table-cell>
              <table:table-cell office:value-type="float" office:value="0.00135">
                <text:p>0.00135</text:p>
              </table:table-cell>
              <table:table-cell office:value-type="float" office:value="-0.00248">
                <text:p>-0.00248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5">
                <text:p>585</text:p>
              </table:table-cell>
              <table:table-cell office:value-type="float" office:value="0.00412">
                <text:p>0.00412</text:p>
              </table:table-cell>
              <table:table-cell office:value-type="float" office:value="0.00482">
                <text:p>0.00482</text:p>
              </table:table-cell>
              <table:table-cell office:value-type="float" office:value="0.00114">
                <text:p>0.00114</text:p>
              </table:table-cell>
              <table:table-cell office:value-type="float" office:value="0.00094">
                <text:p>0.00094</text:p>
              </table:table-cell>
              <table:table-cell office:value-type="float" office:value="0.00068">
                <text:p>0.00068</text:p>
              </table:table-cell>
              <table:table-cell office:value-type="float" office:value="0.00601">
                <text:p>0.00601</text:p>
              </table:table-cell>
              <table:table-cell office:value-type="float" office:value="0.00047">
                <text:p>0.00047</text:p>
              </table:table-cell>
              <table:table-cell office:value-type="float" office:value="0.00207">
                <text:p>0.00207</text:p>
              </table:table-cell>
              <table:table-cell office:value-type="float" office:value="0.00046">
                <text:p>0.00046</text:p>
              </table:table-cell>
              <table:table-cell office:value-type="float" office:value="0.0109">
                <text:p>0.0109</text:p>
              </table:table-cell>
              <table:table-cell office:value-type="float" office:value="0.00286">
                <text:p>0.00286</text:p>
              </table:table-cell>
              <table:table-cell office:value-type="float" office:value="0.00362">
                <text:p>0.00362</text:p>
              </table:table-cell>
              <table:table-cell office:value-type="float" office:value="0.00341">
                <text:p>0.00341</text:p>
              </table:table-cell>
              <table:table-cell office:value-type="float" office:value="-0.00031">
                <text:p>-0.00031</text:p>
              </table:table-cell>
              <table:table-cell office:value-type="float" office:value="0.00125">
                <text:p>0.00125</text:p>
              </table:table-cell>
              <table:table-cell office:value-type="float" office:value="-0.00275">
                <text:p>-0.00275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4">
                <text:p>584</text:p>
              </table:table-cell>
              <table:table-cell office:value-type="float" office:value="0.00411">
                <text:p>0.00411</text:p>
              </table:table-cell>
              <table:table-cell office:value-type="float" office:value="0.00509">
                <text:p>0.00509</text:p>
              </table:table-cell>
              <table:table-cell office:value-type="float" office:value="0.00133">
                <text:p>0.00133</text:p>
              </table:table-cell>
              <table:table-cell office:value-type="float" office:value="0.00105">
                <text:p>0.00105</text:p>
              </table:table-cell>
              <table:table-cell office:value-type="float" office:value="0.00079">
                <text:p>0.00079</text:p>
              </table:table-cell>
              <table:table-cell office:value-type="float" office:value="0.00605">
                <text:p>0.00605</text:p>
              </table:table-cell>
              <table:table-cell office:value-type="float" office:value="0.00038">
                <text:p>0.00038</text:p>
              </table:table-cell>
              <table:table-cell office:value-type="float" office:value="0.00207">
                <text:p>0.00207</text:p>
              </table:table-cell>
              <table:table-cell office:value-type="float" office:value="0.00033">
                <text:p>0.00033</text:p>
              </table:table-cell>
              <table:table-cell office:value-type="float" office:value="0.01071">
                <text:p>0.01071</text:p>
              </table:table-cell>
              <table:table-cell office:value-type="float" office:value="0.00277">
                <text:p>0.00277</text:p>
              </table:table-cell>
              <table:table-cell office:value-type="float" office:value="0.00354">
                <text:p>0.00354</text:p>
              </table:table-cell>
              <table:table-cell office:value-type="float" office:value="0.00341">
                <text:p>0.00341</text:p>
              </table:table-cell>
              <table:table-cell office:value-type="float" office:value="-0.00033">
                <text:p>-0.00033</text:p>
              </table:table-cell>
              <table:table-cell office:value-type="float" office:value="0.00123">
                <text:p>0.00123</text:p>
              </table:table-cell>
              <table:table-cell office:value-type="float" office:value="-0.00275">
                <text:p>-0.0027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3">
                <text:p>583</text:p>
              </table:table-cell>
              <table:table-cell office:value-type="float" office:value="0.00403">
                <text:p>0.00403</text:p>
              </table:table-cell>
              <table:table-cell office:value-type="float" office:value="0.00484">
                <text:p>0.00484</text:p>
              </table:table-cell>
              <table:table-cell office:value-type="float" office:value="0.00121">
                <text:p>0.00121</text:p>
              </table:table-cell>
              <table:table-cell office:value-type="float" office:value="0.00112">
                <text:p>0.00112</text:p>
              </table:table-cell>
              <table:table-cell office:value-type="float" office:value="0.00086">
                <text:p>0.00086</text:p>
              </table:table-cell>
              <table:table-cell office:value-type="float" office:value="0.0064">
                <text:p>0.0064</text:p>
              </table:table-cell>
              <table:table-cell office:value-type="float" office:value="0.00059">
                <text:p>0.00059</text:p>
              </table:table-cell>
              <table:table-cell office:value-type="float" office:value="0.0024">
                <text:p>0.0024</text:p>
              </table:table-cell>
              <table:table-cell office:value-type="float" office:value="0.00016">
                <text:p>0.00016</text:p>
              </table:table-cell>
              <table:table-cell office:value-type="float" office:value="0.01074">
                <text:p>0.01074</text:p>
              </table:table-cell>
              <table:table-cell office:value-type="float" office:value="0.00311">
                <text:p>0.00311</text:p>
              </table:table-cell>
              <table:table-cell office:value-type="float" office:value="0.00353">
                <text:p>0.00353</text:p>
              </table:table-cell>
              <table:table-cell office:value-type="float" office:value="0.00339">
                <text:p>0.00339</text:p>
              </table:table-cell>
              <table:table-cell office:value-type="float" office:value="-0.00028">
                <text:p>-0.00028</text:p>
              </table:table-cell>
              <table:table-cell office:value-type="float" office:value="0.00139">
                <text:p>0.00139</text:p>
              </table:table-cell>
              <table:table-cell office:value-type="float" office:value="-0.00251">
                <text:p>-0.00251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2">
                <text:p>582</text:p>
              </table:table-cell>
              <table:table-cell office:value-type="float" office:value="0.00425">
                <text:p>0.00425</text:p>
              </table:table-cell>
              <table:table-cell office:value-type="float" office:value="0.005">
                <text:p>0.005</text:p>
              </table:table-cell>
              <table:table-cell office:value-type="float" office:value="0.0013">
                <text:p>0.0013</text:p>
              </table:table-cell>
              <table:table-cell office:value-type="float" office:value="0.00123">
                <text:p>0.00123</text:p>
              </table:table-cell>
              <table:table-cell office:value-type="float" office:value="0.00073">
                <text:p>0.00073</text:p>
              </table:table-cell>
              <table:table-cell office:value-type="float" office:value="0.00636">
                <text:p>0.00636</text:p>
              </table:table-cell>
              <table:table-cell office:value-type="float" office:value="0.00065">
                <text:p>0.00065</text:p>
              </table:table-cell>
              <table:table-cell office:value-type="float" office:value="0.0023">
                <text:p>0.0023</text:p>
              </table:table-cell>
              <table:table-cell office:value-type="float" office:value="0.00046">
                <text:p>0.00046</text:p>
              </table:table-cell>
              <table:table-cell office:value-type="float" office:value="0.01094">
                <text:p>0.01094</text:p>
              </table:table-cell>
              <table:table-cell office:value-type="float" office:value="0.00297">
                <text:p>0.00297</text:p>
              </table:table-cell>
              <table:table-cell office:value-type="float" office:value="0.00359">
                <text:p>0.00359</text:p>
              </table:table-cell>
              <table:table-cell office:value-type="float" office:value="0.00339">
                <text:p>0.00339</text:p>
              </table:table-cell>
              <table:table-cell office:value-type="float" office:value="-0.00038">
                <text:p>-0.00038</text:p>
              </table:table-cell>
              <table:table-cell office:value-type="float" office:value="0.00135">
                <text:p>0.00135</text:p>
              </table:table-cell>
              <table:table-cell office:value-type="float" office:value="-0.0026">
                <text:p>-0.0026</text:p>
              </table:table-cell>
              <table:table-cell office:value-type="float" office:value="0.00037">
                <text:p>0.000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1">
                <text:p>581</text:p>
              </table:table-cell>
              <table:table-cell office:value-type="float" office:value="0.00423">
                <text:p>0.00423</text:p>
              </table:table-cell>
              <table:table-cell office:value-type="float" office:value="0.00513">
                <text:p>0.00513</text:p>
              </table:table-cell>
              <table:table-cell office:value-type="float" office:value="0.00142">
                <text:p>0.00142</text:p>
              </table:table-cell>
              <table:table-cell office:value-type="float" office:value="0.00144">
                <text:p>0.00144</text:p>
              </table:table-cell>
              <table:table-cell office:value-type="float" office:value="0.00102">
                <text:p>0.00102</text:p>
              </table:table-cell>
              <table:table-cell office:value-type="float" office:value="0.00656">
                <text:p>0.00656</text:p>
              </table:table-cell>
              <table:table-cell office:value-type="float" office:value="0.00081">
                <text:p>0.00081</text:p>
              </table:table-cell>
              <table:table-cell office:value-type="float" office:value="0.00241">
                <text:p>0.00241</text:p>
              </table:table-cell>
              <table:table-cell office:value-type="float" office:value="0.00055">
                <text:p>0.00055</text:p>
              </table:table-cell>
              <table:table-cell office:value-type="float" office:value="0.01123">
                <text:p>0.01123</text:p>
              </table:table-cell>
              <table:table-cell office:value-type="float" office:value="0.00296">
                <text:p>0.00296</text:p>
              </table:table-cell>
              <table:table-cell office:value-type="float" office:value="0.00384">
                <text:p>0.00384</text:p>
              </table:table-cell>
              <table:table-cell office:value-type="float" office:value="0.00366">
                <text:p>0.00366</text:p>
              </table:table-cell>
              <table:table-cell office:value-type="float" office:value="-0.00044">
                <text:p>-0.00044</text:p>
              </table:table-cell>
              <table:table-cell office:value-type="float" office:value="0.00124">
                <text:p>0.00124</text:p>
              </table:table-cell>
              <table:table-cell office:value-type="float" office:value="-0.00249">
                <text:p>-0.00249</text:p>
              </table:table-cell>
              <table:table-cell office:value-type="float" office:value="0.00054">
                <text:p>0.000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80">
                <text:p>580</text:p>
              </table:table-cell>
              <table:table-cell office:value-type="float" office:value="0.00438">
                <text:p>0.00438</text:p>
              </table:table-cell>
              <table:table-cell office:value-type="float" office:value="0.00509">
                <text:p>0.00509</text:p>
              </table:table-cell>
              <table:table-cell office:value-type="float" office:value="0.00138">
                <text:p>0.00138</text:p>
              </table:table-cell>
              <table:table-cell office:value-type="float" office:value="0.00139">
                <text:p>0.00139</text:p>
              </table:table-cell>
              <table:table-cell office:value-type="float" office:value="0.001">
                <text:p>0.001</text:p>
              </table:table-cell>
              <table:table-cell office:value-type="float" office:value="0.00668">
                <text:p>0.00668</text:p>
              </table:table-cell>
              <table:table-cell office:value-type="float" office:value="0.0008">
                <text:p>0.0008</text:p>
              </table:table-cell>
              <table:table-cell office:value-type="float" office:value="0.00252">
                <text:p>0.00252</text:p>
              </table:table-cell>
              <table:table-cell office:value-type="float" office:value="0.00046">
                <text:p>0.00046</text:p>
              </table:table-cell>
              <table:table-cell office:value-type="float" office:value="0.01116">
                <text:p>0.01116</text:p>
              </table:table-cell>
              <table:table-cell office:value-type="float" office:value="0.00311">
                <text:p>0.00311</text:p>
              </table:table-cell>
              <table:table-cell office:value-type="float" office:value="0.00376">
                <text:p>0.00376</text:p>
              </table:table-cell>
              <table:table-cell office:value-type="float" office:value="0.00366">
                <text:p>0.00366</text:p>
              </table:table-cell>
              <table:table-cell office:value-type="float" office:value="-0.00021">
                <text:p>-0.00021</text:p>
              </table:table-cell>
              <table:table-cell office:value-type="float" office:value="0.00135">
                <text:p>0.00135</text:p>
              </table:table-cell>
              <table:table-cell office:value-type="float" office:value="-0.00254">
                <text:p>-0.00254</text:p>
              </table:table-cell>
              <table:table-cell office:value-type="float" office:value="0.00043">
                <text:p>0.000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79">
                <text:p>579</text:p>
              </table:table-cell>
              <table:table-cell office:value-type="float" office:value="0.00438">
                <text:p>0.00438</text:p>
              </table:table-cell>
              <table:table-cell office:value-type="float" office:value="0.0049">
                <text:p>0.0049</text:p>
              </table:table-cell>
              <table:table-cell office:value-type="float" office:value="0.00148">
                <text:p>0.00148</text:p>
              </table:table-cell>
              <table:table-cell office:value-type="float" office:value="0.00149">
                <text:p>0.00149</text:p>
              </table:table-cell>
              <table:table-cell office:value-type="float" office:value="0.00115">
                <text:p>0.00115</text:p>
              </table:table-cell>
              <table:table-cell office:value-type="float" office:value="0.00689">
                <text:p>0.00689</text:p>
              </table:table-cell>
              <table:table-cell office:value-type="float" office:value="0.00086">
                <text:p>0.00086</text:p>
              </table:table-cell>
              <table:table-cell office:value-type="float" office:value="0.00266">
                <text:p>0.00266</text:p>
              </table:table-cell>
              <table:table-cell office:value-type="float" office:value="0.00072">
                <text:p>0.00072</text:p>
              </table:table-cell>
              <table:table-cell office:value-type="float" office:value="0.01131">
                <text:p>0.01131</text:p>
              </table:table-cell>
              <table:table-cell office:value-type="float" office:value="0.00295">
                <text:p>0.00295</text:p>
              </table:table-cell>
              <table:table-cell office:value-type="float" office:value="0.00402">
                <text:p>0.00402</text:p>
              </table:table-cell>
              <table:table-cell office:value-type="float" office:value="0.0037">
                <text:p>0.0037</text:p>
              </table:table-cell>
              <table:table-cell office:value-type="float" office:value="-0.00009">
                <text:p>-0.00009</text:p>
              </table:table-cell>
              <table:table-cell office:value-type="float" office:value="0.00157">
                <text:p>0.00157</text:p>
              </table:table-cell>
              <table:table-cell office:value-type="float" office:value="-0.0025">
                <text:p>-0.0025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8">
                <text:p>578</text:p>
              </table:table-cell>
              <table:table-cell office:value-type="float" office:value="0.00442">
                <text:p>0.00442</text:p>
              </table:table-cell>
              <table:table-cell office:value-type="float" office:value="0.0053">
                <text:p>0.0053</text:p>
              </table:table-cell>
              <table:table-cell office:value-type="float" office:value="0.00156">
                <text:p>0.00156</text:p>
              </table:table-cell>
              <table:table-cell office:value-type="float" office:value="0.00158">
                <text:p>0.00158</text:p>
              </table:table-cell>
              <table:table-cell office:value-type="float" office:value="0.00132">
                <text:p>0.00132</text:p>
              </table:table-cell>
              <table:table-cell office:value-type="float" office:value="0.00691">
                <text:p>0.00691</text:p>
              </table:table-cell>
              <table:table-cell office:value-type="float" office:value="0.00108">
                <text:p>0.00108</text:p>
              </table:table-cell>
              <table:table-cell office:value-type="float" office:value="0.00268">
                <text:p>0.00268</text:p>
              </table:table-cell>
              <table:table-cell office:value-type="float" office:value="0.00091">
                <text:p>0.00091</text:p>
              </table:table-cell>
              <table:table-cell office:value-type="float" office:value="0.01142">
                <text:p>0.01142</text:p>
              </table:table-cell>
              <table:table-cell office:value-type="float" office:value="0.00303">
                <text:p>0.00303</text:p>
              </table:table-cell>
              <table:table-cell office:value-type="float" office:value="0.00395">
                <text:p>0.00395</text:p>
              </table:table-cell>
              <table:table-cell office:value-type="float" office:value="0.00389">
                <text:p>0.00389</text:p>
              </table:table-cell>
              <table:table-cell office:value-type="float" office:value="-0.00009">
                <text:p>-0.00009</text:p>
              </table:table-cell>
              <table:table-cell office:value-type="float" office:value="0.00139">
                <text:p>0.00139</text:p>
              </table:table-cell>
              <table:table-cell office:value-type="float" office:value="-0.00244">
                <text:p>-0.00244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7">
                <text:p>577</text:p>
              </table:table-cell>
              <table:table-cell office:value-type="float" office:value="0.00467">
                <text:p>0.00467</text:p>
              </table:table-cell>
              <table:table-cell office:value-type="float" office:value="0.00552">
                <text:p>0.00552</text:p>
              </table:table-cell>
              <table:table-cell office:value-type="float" office:value="0.00176">
                <text:p>0.00176</text:p>
              </table:table-cell>
              <table:table-cell office:value-type="float" office:value="0.00178">
                <text:p>0.00178</text:p>
              </table:table-cell>
              <table:table-cell office:value-type="float" office:value="0.00152">
                <text:p>0.00152</text:p>
              </table:table-cell>
              <table:table-cell office:value-type="float" office:value="0.00706">
                <text:p>0.00706</text:p>
              </table:table-cell>
              <table:table-cell office:value-type="float" office:value="0.00128">
                <text:p>0.00128</text:p>
              </table:table-cell>
              <table:table-cell office:value-type="float" office:value="0.00282">
                <text:p>0.00282</text:p>
              </table:table-cell>
              <table:table-cell office:value-type="float" office:value="0.00086">
                <text:p>0.00086</text:p>
              </table:table-cell>
              <table:table-cell office:value-type="float" office:value="0.01143">
                <text:p>0.01143</text:p>
              </table:table-cell>
              <table:table-cell office:value-type="float" office:value="0.00304">
                <text:p>0.00304</text:p>
              </table:table-cell>
              <table:table-cell office:value-type="float" office:value="0.0041">
                <text:p>0.0041</text:p>
              </table:table-cell>
              <table:table-cell office:value-type="float" office:value="0.00372">
                <text:p>0.00372</text:p>
              </table:table-cell>
              <table:table-cell office:value-type="float" office:value="-0.00026">
                <text:p>-0.00026</text:p>
              </table:table-cell>
              <table:table-cell office:value-type="float" office:value="0.00125">
                <text:p>0.00125</text:p>
              </table:table-cell>
              <table:table-cell office:value-type="float" office:value="-0.00232">
                <text:p>-0.00232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76">
                <text:p>576</text:p>
              </table:table-cell>
              <table:table-cell office:value-type="float" office:value="0.00466">
                <text:p>0.00466</text:p>
              </table:table-cell>
              <table:table-cell office:value-type="float" office:value="0.00545">
                <text:p>0.00545</text:p>
              </table:table-cell>
              <table:table-cell office:value-type="float" office:value="0.00196">
                <text:p>0.00196</text:p>
              </table:table-cell>
              <table:table-cell office:value-type="float" office:value="0.00184">
                <text:p>0.00184</text:p>
              </table:table-cell>
              <table:table-cell office:value-type="float" office:value="0.00167">
                <text:p>0.00167</text:p>
              </table:table-cell>
              <table:table-cell office:value-type="float" office:value="0.00718">
                <text:p>0.00718</text:p>
              </table:table-cell>
              <table:table-cell office:value-type="float" office:value="0.0014">
                <text:p>0.0014</text:p>
              </table:table-cell>
              <table:table-cell office:value-type="float" office:value="0.00307">
                <text:p>0.00307</text:p>
              </table:table-cell>
              <table:table-cell office:value-type="float" office:value="0.00108">
                <text:p>0.00108</text:p>
              </table:table-cell>
              <table:table-cell office:value-type="float" office:value="0.01171">
                <text:p>0.01171</text:p>
              </table:table-cell>
              <table:table-cell office:value-type="float" office:value="0.00311">
                <text:p>0.00311</text:p>
              </table:table-cell>
              <table:table-cell office:value-type="float" office:value="0.00424">
                <text:p>0.00424</text:p>
              </table:table-cell>
              <table:table-cell office:value-type="float" office:value="0.00378">
                <text:p>0.00378</text:p>
              </table:table-cell>
              <table:table-cell office:value-type="float" office:value="-0.00012">
                <text:p>-0.00012</text:p>
              </table:table-cell>
              <table:table-cell office:value-type="float" office:value="0.00138">
                <text:p>0.00138</text:p>
              </table:table-cell>
              <table:table-cell office:value-type="float" office:value="-0.00245">
                <text:p>-0.00245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75">
                <text:p>575</text:p>
              </table:table-cell>
              <table:table-cell office:value-type="float" office:value="0.00493">
                <text:p>0.00493</text:p>
              </table:table-cell>
              <table:table-cell office:value-type="float" office:value="0.00564">
                <text:p>0.00564</text:p>
              </table:table-cell>
              <table:table-cell office:value-type="float" office:value="0.00215">
                <text:p>0.00215</text:p>
              </table:table-cell>
              <table:table-cell office:value-type="float" office:value="0.00207">
                <text:p>0.00207</text:p>
              </table:table-cell>
              <table:table-cell office:value-type="float" office:value="0.0018">
                <text:p>0.0018</text:p>
              </table:table-cell>
              <table:table-cell office:value-type="float" office:value="0.00741">
                <text:p>0.00741</text:p>
              </table:table-cell>
              <table:table-cell office:value-type="float" office:value="0.00159">
                <text:p>0.00159</text:p>
              </table:table-cell>
              <table:table-cell office:value-type="float" office:value="0.00319">
                <text:p>0.00319</text:p>
              </table:table-cell>
              <table:table-cell office:value-type="float" office:value="0.00135">
                <text:p>0.00135</text:p>
              </table:table-cell>
              <table:table-cell office:value-type="float" office:value="0.01197">
                <text:p>0.01197</text:p>
              </table:table-cell>
              <table:table-cell office:value-type="float" office:value="0.00311">
                <text:p>0.00311</text:p>
              </table:table-cell>
              <table:table-cell office:value-type="float" office:value="0.0042">
                <text:p>0.0042</text:p>
              </table:table-cell>
              <table:table-cell office:value-type="float" office:value="0.00389">
                <text:p>0.00389</text:p>
              </table:table-cell>
              <table:table-cell office:value-type="float" office:value="-0.00022">
                <text:p>-0.00022</text:p>
              </table:table-cell>
              <table:table-cell office:value-type="float" office:value="0.00112">
                <text:p>0.00112</text:p>
              </table:table-cell>
              <table:table-cell office:value-type="float" office:value="-0.00234">
                <text:p>-0.00234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4">
                <text:p>574</text:p>
              </table:table-cell>
              <table:table-cell office:value-type="float" office:value="0.00513">
                <text:p>0.00513</text:p>
              </table:table-cell>
              <table:table-cell office:value-type="float" office:value="0.00603">
                <text:p>0.00603</text:p>
              </table:table-cell>
              <table:table-cell office:value-type="float" office:value="0.0022">
                <text:p>0.0022</text:p>
              </table:table-cell>
              <table:table-cell office:value-type="float" office:value="0.0021">
                <text:p>0.0021</text:p>
              </table:table-cell>
              <table:table-cell office:value-type="float" office:value="0.00194">
                <text:p>0.00194</text:p>
              </table:table-cell>
              <table:table-cell office:value-type="float" office:value="0.00739">
                <text:p>0.00739</text:p>
              </table:table-cell>
              <table:table-cell office:value-type="float" office:value="0.00158">
                <text:p>0.00158</text:p>
              </table:table-cell>
              <table:table-cell office:value-type="float" office:value="0.00308">
                <text:p>0.00308</text:p>
              </table:table-cell>
              <table:table-cell office:value-type="float" office:value="0.00128">
                <text:p>0.00128</text:p>
              </table:table-cell>
              <table:table-cell office:value-type="float" office:value="0.01193">
                <text:p>0.01193</text:p>
              </table:table-cell>
              <table:table-cell office:value-type="float" office:value="0.00335">
                <text:p>0.00335</text:p>
              </table:table-cell>
              <table:table-cell office:value-type="float" office:value="0.00429">
                <text:p>0.00429</text:p>
              </table:table-cell>
              <table:table-cell office:value-type="float" office:value="0.0041">
                <text:p>0.0041</text:p>
              </table:table-cell>
              <table:table-cell office:value-type="float" office:value="-0.00023">
                <text:p>-0.00023</text:p>
              </table:table-cell>
              <table:table-cell office:value-type="float" office:value="0.00102">
                <text:p>0.00102</text:p>
              </table:table-cell>
              <table:table-cell office:value-type="float" office:value="-0.00233">
                <text:p>-0.00233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3">
                <text:p>573</text:p>
              </table:table-cell>
              <table:table-cell office:value-type="float" office:value="0.00523">
                <text:p>0.00523</text:p>
              </table:table-cell>
              <table:table-cell office:value-type="float" office:value="0.00596">
                <text:p>0.00596</text:p>
              </table:table-cell>
              <table:table-cell office:value-type="float" office:value="0.00245">
                <text:p>0.00245</text:p>
              </table:table-cell>
              <table:table-cell office:value-type="float" office:value="0.00221">
                <text:p>0.00221</text:p>
              </table:table-cell>
              <table:table-cell office:value-type="float" office:value="0.00226">
                <text:p>0.00226</text:p>
              </table:table-cell>
              <table:table-cell office:value-type="float" office:value="0.00774">
                <text:p>0.00774</text:p>
              </table:table-cell>
              <table:table-cell office:value-type="float" office:value="0.00179">
                <text:p>0.00179</text:p>
              </table:table-cell>
              <table:table-cell office:value-type="float" office:value="0.00332">
                <text:p>0.00332</text:p>
              </table:table-cell>
              <table:table-cell office:value-type="float" office:value="0.00129">
                <text:p>0.00129</text:p>
              </table:table-cell>
              <table:table-cell office:value-type="float" office:value="0.01202">
                <text:p>0.01202</text:p>
              </table:table-cell>
              <table:table-cell office:value-type="float" office:value="0.00337">
                <text:p>0.00337</text:p>
              </table:table-cell>
              <table:table-cell office:value-type="float" office:value="0.00421">
                <text:p>0.00421</text:p>
              </table:table-cell>
              <table:table-cell office:value-type="float" office:value="0.00392">
                <text:p>0.00392</text:p>
              </table:table-cell>
              <table:table-cell office:value-type="float" office:value="-0.00028">
                <text:p>-0.00028</text:p>
              </table:table-cell>
              <table:table-cell office:value-type="float" office:value="0.00124">
                <text:p>0.00124</text:p>
              </table:table-cell>
              <table:table-cell office:value-type="float" office:value="-0.00248">
                <text:p>-0.00248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72">
                <text:p>572</text:p>
              </table:table-cell>
              <table:table-cell office:value-type="float" office:value="0.00526">
                <text:p>0.00526</text:p>
              </table:table-cell>
              <table:table-cell office:value-type="float" office:value="0.00618">
                <text:p>0.00618</text:p>
              </table:table-cell>
              <table:table-cell office:value-type="float" office:value="0.00238">
                <text:p>0.00238</text:p>
              </table:table-cell>
              <table:table-cell office:value-type="float" office:value="0.00235">
                <text:p>0.00235</text:p>
              </table:table-cell>
              <table:table-cell office:value-type="float" office:value="0.00243">
                <text:p>0.00243</text:p>
              </table:table-cell>
              <table:table-cell office:value-type="float" office:value="0.00807">
                <text:p>0.00807</text:p>
              </table:table-cell>
              <table:table-cell office:value-type="float" office:value="0.00216">
                <text:p>0.00216</text:p>
              </table:table-cell>
              <table:table-cell office:value-type="float" office:value="0.00377">
                <text:p>0.00377</text:p>
              </table:table-cell>
              <table:table-cell office:value-type="float" office:value="0.00153">
                <text:p>0.00153</text:p>
              </table:table-cell>
              <table:table-cell office:value-type="float" office:value="0.01208">
                <text:p>0.01208</text:p>
              </table:table-cell>
              <table:table-cell office:value-type="float" office:value="0.00362">
                <text:p>0.00362</text:p>
              </table:table-cell>
              <table:table-cell office:value-type="float" office:value="0.0043">
                <text:p>0.0043</text:p>
              </table:table-cell>
              <table:table-cell office:value-type="float" office:value="0.00387">
                <text:p>0.00387</text:p>
              </table:table-cell>
              <table:table-cell office:value-type="float" office:value="-0.00029">
                <text:p>-0.00029</text:p>
              </table:table-cell>
              <table:table-cell office:value-type="float" office:value="0.00116">
                <text:p>0.00116</text:p>
              </table:table-cell>
              <table:table-cell office:value-type="float" office:value="-0.00231">
                <text:p>-0.00231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71">
                <text:p>571</text:p>
              </table:table-cell>
              <table:table-cell office:value-type="float" office:value="0.00545">
                <text:p>0.00545</text:p>
              </table:table-cell>
              <table:table-cell office:value-type="float" office:value="0.00636">
                <text:p>0.00636</text:p>
              </table:table-cell>
              <table:table-cell office:value-type="float" office:value="0.00284">
                <text:p>0.00284</text:p>
              </table:table-cell>
              <table:table-cell office:value-type="float" office:value="0.00281">
                <text:p>0.00281</text:p>
              </table:table-cell>
              <table:table-cell office:value-type="float" office:value="0.00254">
                <text:p>0.00254</text:p>
              </table:table-cell>
              <table:table-cell office:value-type="float" office:value="0.00792">
                <text:p>0.00792</text:p>
              </table:table-cell>
              <table:table-cell office:value-type="float" office:value="0.00219">
                <text:p>0.00219</text:p>
              </table:table-cell>
              <table:table-cell office:value-type="float" office:value="0.00368">
                <text:p>0.00368</text:p>
              </table:table-cell>
              <table:table-cell office:value-type="float" office:value="0.00137">
                <text:p>0.00137</text:p>
              </table:table-cell>
              <table:table-cell office:value-type="float" office:value="0.01235">
                <text:p>0.01235</text:p>
              </table:table-cell>
              <table:table-cell office:value-type="float" office:value="0.00375">
                <text:p>0.00375</text:p>
              </table:table-cell>
              <table:table-cell office:value-type="float" office:value="0.00423">
                <text:p>0.00423</text:p>
              </table:table-cell>
              <table:table-cell office:value-type="float" office:value="0.00407">
                <text:p>0.00407</text:p>
              </table:table-cell>
              <table:table-cell office:value-type="float" office:value="-0.00026">
                <text:p>-0.00026</text:p>
              </table:table-cell>
              <table:table-cell office:value-type="float" office:value="0.00126">
                <text:p>0.00126</text:p>
              </table:table-cell>
              <table:table-cell office:value-type="float" office:value="-0.00229">
                <text:p>-0.00229</text:p>
              </table:table-cell>
              <table:table-cell office:value-type="float" office:value="0.00049">
                <text:p>0.000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0">
                <text:p>570</text:p>
              </table:table-cell>
              <table:table-cell office:value-type="float" office:value="0.00579">
                <text:p>0.00579</text:p>
              </table:table-cell>
              <table:table-cell office:value-type="float" office:value="0.00661">
                <text:p>0.00661</text:p>
              </table:table-cell>
              <table:table-cell office:value-type="float" office:value="0.00293">
                <text:p>0.00293</text:p>
              </table:table-cell>
              <table:table-cell office:value-type="float" office:value="0.00283">
                <text:p>0.00283</text:p>
              </table:table-cell>
              <table:table-cell office:value-type="float" office:value="0.00281">
                <text:p>0.00281</text:p>
              </table:table-cell>
              <table:table-cell office:value-type="float" office:value="0.00826">
                <text:p>0.00826</text:p>
              </table:table-cell>
              <table:table-cell office:value-type="float" office:value="0.00239">
                <text:p>0.00239</text:p>
              </table:table-cell>
              <table:table-cell office:value-type="float" office:value="0.00386">
                <text:p>0.00386</text:p>
              </table:table-cell>
              <table:table-cell office:value-type="float" office:value="0.00129">
                <text:p>0.00129</text:p>
              </table:table-cell>
              <table:table-cell office:value-type="float" office:value="0.01218">
                <text:p>0.01218</text:p>
              </table:table-cell>
              <table:table-cell office:value-type="float" office:value="0.00389">
                <text:p>0.00389</text:p>
              </table:table-cell>
              <table:table-cell office:value-type="float" office:value="0.00422">
                <text:p>0.00422</text:p>
              </table:table-cell>
              <table:table-cell office:value-type="float" office:value="0.0039">
                <text:p>0.0039</text:p>
              </table:table-cell>
              <table:table-cell office:value-type="float" office:value="-0.00041">
                <text:p>-0.00041</text:p>
              </table:table-cell>
              <table:table-cell office:value-type="float" office:value="0.001">
                <text:p>0.001</text:p>
              </table:table-cell>
              <table:table-cell office:value-type="float" office:value="-0.00232">
                <text:p>-0.0023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9">
                <text:p>569</text:p>
              </table:table-cell>
              <table:table-cell office:value-type="float" office:value="0.00588">
                <text:p>0.00588</text:p>
              </table:table-cell>
              <table:table-cell office:value-type="float" office:value="0.00658">
                <text:p>0.00658</text:p>
              </table:table-cell>
              <table:table-cell office:value-type="float" office:value="0.00314">
                <text:p>0.00314</text:p>
              </table:table-cell>
              <table:table-cell office:value-type="float" office:value="0.00305">
                <text:p>0.00305</text:p>
              </table:table-cell>
              <table:table-cell office:value-type="float" office:value="0.00307">
                <text:p>0.00307</text:p>
              </table:table-cell>
              <table:table-cell office:value-type="float" office:value="0.00869">
                <text:p>0.00869</text:p>
              </table:table-cell>
              <table:table-cell office:value-type="float" office:value="0.00248">
                <text:p>0.00248</text:p>
              </table:table-cell>
              <table:table-cell office:value-type="float" office:value="0.00422">
                <text:p>0.00422</text:p>
              </table:table-cell>
              <table:table-cell office:value-type="float" office:value="0.00171">
                <text:p>0.00171</text:p>
              </table:table-cell>
              <table:table-cell office:value-type="float" office:value="0.01248">
                <text:p>0.01248</text:p>
              </table:table-cell>
              <table:table-cell office:value-type="float" office:value="0.00402">
                <text:p>0.00402</text:p>
              </table:table-cell>
              <table:table-cell office:value-type="float" office:value="0.00421">
                <text:p>0.00421</text:p>
              </table:table-cell>
              <table:table-cell office:value-type="float" office:value="0.00409">
                <text:p>0.00409</text:p>
              </table:table-cell>
              <table:table-cell office:value-type="float" office:value="-0.0005">
                <text:p>-0.0005</text:p>
              </table:table-cell>
              <table:table-cell office:value-type="float" office:value="0.00133">
                <text:p>0.00133</text:p>
              </table:table-cell>
              <table:table-cell office:value-type="float" office:value="-0.0024">
                <text:p>-0.0024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8">
                <text:p>568</text:p>
              </table:table-cell>
              <table:table-cell office:value-type="float" office:value="0.00612">
                <text:p>0.00612</text:p>
              </table:table-cell>
              <table:table-cell office:value-type="float" office:value="0.00688">
                <text:p>0.00688</text:p>
              </table:table-cell>
              <table:table-cell office:value-type="float" office:value="0.00335">
                <text:p>0.00335</text:p>
              </table:table-cell>
              <table:table-cell office:value-type="float" office:value="0.00334">
                <text:p>0.00334</text:p>
              </table:table-cell>
              <table:table-cell office:value-type="float" office:value="0.00349">
                <text:p>0.00349</text:p>
              </table:table-cell>
              <table:table-cell office:value-type="float" office:value="0.00899">
                <text:p>0.00899</text:p>
              </table:table-cell>
              <table:table-cell office:value-type="float" office:value="0.00278">
                <text:p>0.00278</text:p>
              </table:table-cell>
              <table:table-cell office:value-type="float" office:value="0.00447">
                <text:p>0.00447</text:p>
              </table:table-cell>
              <table:table-cell office:value-type="float" office:value="0.0018">
                <text:p>0.0018</text:p>
              </table:table-cell>
              <table:table-cell office:value-type="float" office:value="0.0129">
                <text:p>0.0129</text:p>
              </table:table-cell>
              <table:table-cell office:value-type="float" office:value="0.0042">
                <text:p>0.0042</text:p>
              </table:table-cell>
              <table:table-cell office:value-type="float" office:value="0.00431">
                <text:p>0.00431</text:p>
              </table:table-cell>
              <table:table-cell office:value-type="float" office:value="0.00414">
                <text:p>0.00414</text:p>
              </table:table-cell>
              <table:table-cell office:value-type="float" office:value="-0.00036">
                <text:p>-0.00036</text:p>
              </table:table-cell>
              <table:table-cell office:value-type="float" office:value="0.00125">
                <text:p>0.00125</text:p>
              </table:table-cell>
              <table:table-cell office:value-type="float" office:value="-0.00223">
                <text:p>-0.00223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7">
                <text:p>567</text:p>
              </table:table-cell>
              <table:table-cell office:value-type="float" office:value="0.00654">
                <text:p>0.00654</text:p>
              </table:table-cell>
              <table:table-cell office:value-type="float" office:value="0.0074">
                <text:p>0.0074</text:p>
              </table:table-cell>
              <table:table-cell office:value-type="float" office:value="0.00372">
                <text:p>0.00372</text:p>
              </table:table-cell>
              <table:table-cell office:value-type="float" office:value="0.00357">
                <text:p>0.00357</text:p>
              </table:table-cell>
              <table:table-cell office:value-type="float" office:value="0.00377">
                <text:p>0.00377</text:p>
              </table:table-cell>
              <table:table-cell office:value-type="float" office:value="0.009169">
                <text:p>0.009169</text:p>
              </table:table-cell>
              <table:table-cell office:value-type="float" office:value="0.00296">
                <text:p>0.00296</text:p>
              </table:table-cell>
              <table:table-cell office:value-type="float" office:value="0.0046">
                <text:p>0.0046</text:p>
              </table:table-cell>
              <table:table-cell office:value-type="float" office:value="0.00202">
                <text:p>0.00202</text:p>
              </table:table-cell>
              <table:table-cell office:value-type="float" office:value="0.01309">
                <text:p>0.01309</text:p>
              </table:table-cell>
              <table:table-cell office:value-type="float" office:value="0.00448">
                <text:p>0.00448</text:p>
              </table:table-cell>
              <table:table-cell office:value-type="float" office:value="0.00453">
                <text:p>0.00453</text:p>
              </table:table-cell>
              <table:table-cell office:value-type="float" office:value="0.00443">
                <text:p>0.00443</text:p>
              </table:table-cell>
              <table:table-cell office:value-type="float" office:value="-0.00025">
                <text:p>-0.00025</text:p>
              </table:table-cell>
              <table:table-cell office:value-type="float" office:value="0.00127">
                <text:p>0.00127</text:p>
              </table:table-cell>
              <table:table-cell office:value-type="float" office:value="-0.00217">
                <text:p>-0.00217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6">
                <text:p>566</text:p>
              </table:table-cell>
              <table:table-cell office:value-type="float" office:value="0.00667">
                <text:p>0.00667</text:p>
              </table:table-cell>
              <table:table-cell office:value-type="float" office:value="0.00753">
                <text:p>0.00753</text:p>
              </table:table-cell>
              <table:table-cell office:value-type="float" office:value="0.004">
                <text:p>0.004</text:p>
              </table:table-cell>
              <table:table-cell office:value-type="float" office:value="0.00378">
                <text:p>0.00378</text:p>
              </table:table-cell>
              <table:table-cell office:value-type="float" office:value="0.00397">
                <text:p>0.00397</text:p>
              </table:table-cell>
              <table:table-cell office:value-type="float" office:value="0.009509">
                <text:p>0.009509</text:p>
              </table:table-cell>
              <table:table-cell office:value-type="float" office:value="0.00309">
                <text:p>0.00309</text:p>
              </table:table-cell>
              <table:table-cell office:value-type="float" office:value="0.0049">
                <text:p>0.0049</text:p>
              </table:table-cell>
              <table:table-cell office:value-type="float" office:value="0.00231">
                <text:p>0.00231</text:p>
              </table:table-cell>
              <table:table-cell office:value-type="float" office:value="0.01321">
                <text:p>0.01321</text:p>
              </table:table-cell>
              <table:table-cell office:value-type="float" office:value="0.00464">
                <text:p>0.00464</text:p>
              </table:table-cell>
              <table:table-cell office:value-type="float" office:value="0.00456">
                <text:p>0.00456</text:p>
              </table:table-cell>
              <table:table-cell office:value-type="float" office:value="0.00432">
                <text:p>0.00432</text:p>
              </table:table-cell>
              <table:table-cell office:value-type="float" office:value="-0.0003">
                <text:p>-0.0003</text:p>
              </table:table-cell>
              <table:table-cell office:value-type="float" office:value="0.00129">
                <text:p>0.00129</text:p>
              </table:table-cell>
              <table:table-cell office:value-type="float" office:value="-0.00217">
                <text:p>-0.00217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5">
                <text:p>565</text:p>
              </table:table-cell>
              <table:table-cell office:value-type="float" office:value="0.00705">
                <text:p>0.00705</text:p>
              </table:table-cell>
              <table:table-cell office:value-type="float" office:value="0.00764">
                <text:p>0.00764</text:p>
              </table:table-cell>
              <table:table-cell office:value-type="float" office:value="0.00427">
                <text:p>0.00427</text:p>
              </table:table-cell>
              <table:table-cell office:value-type="float" office:value="0.0041">
                <text:p>0.0041</text:p>
              </table:table-cell>
              <table:table-cell office:value-type="float" office:value="0.00417">
                <text:p>0.00417</text:p>
              </table:table-cell>
              <table:table-cell office:value-type="float" office:value="0.009939">
                <text:p>0.009939</text:p>
              </table:table-cell>
              <table:table-cell office:value-type="float" office:value="0.00365">
                <text:p>0.00365</text:p>
              </table:table-cell>
              <table:table-cell office:value-type="float" office:value="0.00542">
                <text:p>0.00542</text:p>
              </table:table-cell>
              <table:table-cell office:value-type="float" office:value="0.00264">
                <text:p>0.00264</text:p>
              </table:table-cell>
              <table:table-cell office:value-type="float" office:value="0.01364">
                <text:p>0.01364</text:p>
              </table:table-cell>
              <table:table-cell office:value-type="float" office:value="0.0047">
                <text:p>0.0047</text:p>
              </table:table-cell>
              <table:table-cell office:value-type="float" office:value="0.00484">
                <text:p>0.00484</text:p>
              </table:table-cell>
              <table:table-cell office:value-type="float" office:value="0.00452">
                <text:p>0.00452</text:p>
              </table:table-cell>
              <table:table-cell office:value-type="float" office:value="-0.00024">
                <text:p>-0.00024</text:p>
              </table:table-cell>
              <table:table-cell office:value-type="float" office:value="0.00141">
                <text:p>0.00141</text:p>
              </table:table-cell>
              <table:table-cell office:value-type="float" office:value="-0.0023">
                <text:p>-0.0023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4">
                <text:p>564</text:p>
              </table:table-cell>
              <table:table-cell office:value-type="float" office:value="0.00745">
                <text:p>0.00745</text:p>
              </table:table-cell>
              <table:table-cell office:value-type="float" office:value="0.00824">
                <text:p>0.00824</text:p>
              </table:table-cell>
              <table:table-cell office:value-type="float" office:value="0.00467">
                <text:p>0.00467</text:p>
              </table:table-cell>
              <table:table-cell office:value-type="float" office:value="0.00456">
                <text:p>0.00456</text:p>
              </table:table-cell>
              <table:table-cell office:value-type="float" office:value="0.00477">
                <text:p>0.00477</text:p>
              </table:table-cell>
              <table:table-cell office:value-type="float" office:value="0.0103">
                <text:p>0.0103</text:p>
              </table:table-cell>
              <table:table-cell office:value-type="float" office:value="0.00384">
                <text:p>0.00384</text:p>
              </table:table-cell>
              <table:table-cell office:value-type="float" office:value="0.00557">
                <text:p>0.00557</text:p>
              </table:table-cell>
              <table:table-cell office:value-type="float" office:value="0.00285">
                <text:p>0.00285</text:p>
              </table:table-cell>
              <table:table-cell office:value-type="float" office:value="0.01396">
                <text:p>0.01396</text:p>
              </table:table-cell>
              <table:table-cell office:value-type="float" office:value="0.00513">
                <text:p>0.00513</text:p>
              </table:table-cell>
              <table:table-cell office:value-type="float" office:value="0.00481">
                <text:p>0.00481</text:p>
              </table:table-cell>
              <table:table-cell office:value-type="float" office:value="0.00472">
                <text:p>0.00472</text:p>
              </table:table-cell>
              <table:table-cell office:value-type="float" office:value="-0.00019">
                <text:p>-0.00019</text:p>
              </table:table-cell>
              <table:table-cell office:value-type="float" office:value="0.00133">
                <text:p>0.00133</text:p>
              </table:table-cell>
              <table:table-cell office:value-type="float" office:value="-0.00219">
                <text:p>-0.00219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3">
                <text:p>563</text:p>
              </table:table-cell>
              <table:table-cell office:value-type="float" office:value="0.00771">
                <text:p>0.00771</text:p>
              </table:table-cell>
              <table:table-cell office:value-type="float" office:value="0.008449">
                <text:p>0.008449</text:p>
              </table:table-cell>
              <table:table-cell office:value-type="float" office:value="0.0052">
                <text:p>0.0052</text:p>
              </table:table-cell>
              <table:table-cell office:value-type="float" office:value="0.00505">
                <text:p>0.00505</text:p>
              </table:table-cell>
              <table:table-cell office:value-type="float" office:value="0.00507">
                <text:p>0.00507</text:p>
              </table:table-cell>
              <table:table-cell office:value-type="float" office:value="0.01068">
                <text:p>0.01068</text:p>
              </table:table-cell>
              <table:table-cell office:value-type="float" office:value="0.00406">
                <text:p>0.00406</text:p>
              </table:table-cell>
              <table:table-cell office:value-type="float" office:value="0.00578">
                <text:p>0.00578</text:p>
              </table:table-cell>
              <table:table-cell office:value-type="float" office:value="0.00308">
                <text:p>0.00308</text:p>
              </table:table-cell>
              <table:table-cell office:value-type="float" office:value="0.0139">
                <text:p>0.0139</text:p>
              </table:table-cell>
              <table:table-cell office:value-type="float" office:value="0.00536">
                <text:p>0.00536</text:p>
              </table:table-cell>
              <table:table-cell office:value-type="float" office:value="0.00495">
                <text:p>0.00495</text:p>
              </table:table-cell>
              <table:table-cell office:value-type="float" office:value="0.00479">
                <text:p>0.00479</text:p>
              </table:table-cell>
              <table:table-cell office:value-type="float" office:value="-0.00017">
                <text:p>-0.00017</text:p>
              </table:table-cell>
              <table:table-cell office:value-type="float" office:value="0.00137">
                <text:p>0.00137</text:p>
              </table:table-cell>
              <table:table-cell office:value-type="float" office:value="-0.00218">
                <text:p>-0.00218</text:p>
              </table:table-cell>
              <table:table-cell office:value-type="float" office:value="0.00051">
                <text:p>0.000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2">
                <text:p>562</text:p>
              </table:table-cell>
              <table:table-cell office:value-type="float" office:value="0.00807">
                <text:p>0.00807</text:p>
              </table:table-cell>
              <table:table-cell office:value-type="float" office:value="0.00874">
                <text:p>0.00874</text:p>
              </table:table-cell>
              <table:table-cell office:value-type="float" office:value="0.00522">
                <text:p>0.00522</text:p>
              </table:table-cell>
              <table:table-cell office:value-type="float" office:value="0.00515">
                <text:p>0.00515</text:p>
              </table:table-cell>
              <table:table-cell office:value-type="float" office:value="0.0055">
                <text:p>0.0055</text:p>
              </table:table-cell>
              <table:table-cell office:value-type="float" office:value="0.01109">
                <text:p>0.01109</text:p>
              </table:table-cell>
              <table:table-cell office:value-type="float" office:value="0.00447">
                <text:p>0.00447</text:p>
              </table:table-cell>
              <table:table-cell office:value-type="float" office:value="0.00626">
                <text:p>0.00626</text:p>
              </table:table-cell>
              <table:table-cell office:value-type="float" office:value="0.00329">
                <text:p>0.00329</text:p>
              </table:table-cell>
              <table:table-cell office:value-type="float" office:value="0.01417">
                <text:p>0.01417</text:p>
              </table:table-cell>
              <table:table-cell office:value-type="float" office:value="0.00556">
                <text:p>0.00556</text:p>
              </table:table-cell>
              <table:table-cell office:value-type="float" office:value="0.00516">
                <text:p>0.00516</text:p>
              </table:table-cell>
              <table:table-cell office:value-type="float" office:value="0.0048">
                <text:p>0.0048</text:p>
              </table:table-cell>
              <table:table-cell office:value-type="float" office:value="-0.00014">
                <text:p>-0.00014</text:p>
              </table:table-cell>
              <table:table-cell office:value-type="float" office:value="0.00139">
                <text:p>0.00139</text:p>
              </table:table-cell>
              <table:table-cell office:value-type="float" office:value="-0.0023">
                <text:p>-0.0023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1">
                <text:p>561</text:p>
              </table:table-cell>
              <table:table-cell office:value-type="float" office:value="0.00869">
                <text:p>0.00869</text:p>
              </table:table-cell>
              <table:table-cell office:value-type="float" office:value="0.009429">
                <text:p>0.009429</text:p>
              </table:table-cell>
              <table:table-cell office:value-type="float" office:value="0.00568">
                <text:p>0.00568</text:p>
              </table:table-cell>
              <table:table-cell office:value-type="float" office:value="0.00565">
                <text:p>0.00565</text:p>
              </table:table-cell>
              <table:table-cell office:value-type="float" office:value="0.00571">
                <text:p>0.00571</text:p>
              </table:table-cell>
              <table:table-cell office:value-type="float" office:value="0.01136">
                <text:p>0.01136</text:p>
              </table:table-cell>
              <table:table-cell office:value-type="float" office:value="0.00506">
                <text:p>0.00506</text:p>
              </table:table-cell>
              <table:table-cell office:value-type="float" office:value="0.00666">
                <text:p>0.00666</text:p>
              </table:table-cell>
              <table:table-cell office:value-type="float" office:value="0.00363">
                <text:p>0.00363</text:p>
              </table:table-cell>
              <table:table-cell office:value-type="float" office:value="0.01446">
                <text:p>0.01446</text:p>
              </table:table-cell>
              <table:table-cell office:value-type="float" office:value="0.00603">
                <text:p>0.00603</text:p>
              </table:table-cell>
              <table:table-cell office:value-type="float" office:value="0.00525">
                <text:p>0.00525</text:p>
              </table:table-cell>
              <table:table-cell office:value-type="float" office:value="0.0049">
                <text:p>0.0049</text:p>
              </table:table-cell>
              <table:table-cell office:value-type="float" office:value="-0.00004">
                <text:p>-0.00004</text:p>
              </table:table-cell>
              <table:table-cell office:value-type="float" office:value="0.00157">
                <text:p>0.00157</text:p>
              </table:table-cell>
              <table:table-cell office:value-type="float" office:value="-0.00238">
                <text:p>-0.00238</text:p>
              </table:table-cell>
              <table:table-cell office:value-type="float" office:value="0.00044">
                <text:p>0.000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0">
                <text:p>560</text:p>
              </table:table-cell>
              <table:table-cell office:value-type="float" office:value="0.00901">
                <text:p>0.00901</text:p>
              </table:table-cell>
              <table:table-cell office:value-type="float" office:value="0.009769">
                <text:p>0.009769</text:p>
              </table:table-cell>
              <table:table-cell office:value-type="float" office:value="0.00627">
                <text:p>0.00627</text:p>
              </table:table-cell>
              <table:table-cell office:value-type="float" office:value="0.0061">
                <text:p>0.0061</text:p>
              </table:table-cell>
              <table:table-cell office:value-type="float" office:value="0.0061">
                <text:p>0.0061</text:p>
              </table:table-cell>
              <table:table-cell office:value-type="float" office:value="0.01186">
                <text:p>0.01186</text:p>
              </table:table-cell>
              <table:table-cell office:value-type="float" office:value="0.00528">
                <text:p>0.00528</text:p>
              </table:table-cell>
              <table:table-cell office:value-type="float" office:value="0.007">
                <text:p>0.007</text:p>
              </table:table-cell>
              <table:table-cell office:value-type="float" office:value="0.00402">
                <text:p>0.00402</text:p>
              </table:table-cell>
              <table:table-cell office:value-type="float" office:value="0.01502">
                <text:p>0.01502</text:p>
              </table:table-cell>
              <table:table-cell office:value-type="float" office:value="0.00634">
                <text:p>0.00634</text:p>
              </table:table-cell>
              <table:table-cell office:value-type="float" office:value="0.00538">
                <text:p>0.00538</text:p>
              </table:table-cell>
              <table:table-cell office:value-type="float" office:value="0.0051">
                <text:p>0.0051</text:p>
              </table:table-cell>
              <table:table-cell office:value-type="float" office:value="-0.00028">
                <text:p>-0.00028</text:p>
              </table:table-cell>
              <table:table-cell office:value-type="float" office:value="0.00138">
                <text:p>0.00138</text:p>
              </table:table-cell>
              <table:table-cell office:value-type="float" office:value="-0.0024">
                <text:p>-0.0024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59">
                <text:p>559</text:p>
              </table:table-cell>
              <table:table-cell office:value-type="float" office:value="0.009679">
                <text:p>0.009679</text:p>
              </table:table-cell>
              <table:table-cell office:value-type="float" office:value="0.01033">
                <text:p>0.01033</text:p>
              </table:table-cell>
              <table:table-cell office:value-type="float" office:value="0.00654">
                <text:p>0.00654</text:p>
              </table:table-cell>
              <table:table-cell office:value-type="float" office:value="0.00652">
                <text:p>0.00652</text:p>
              </table:table-cell>
              <table:table-cell office:value-type="float" office:value="0.00642">
                <text:p>0.00642</text:p>
              </table:table-cell>
              <table:table-cell office:value-type="float" office:value="0.01238">
                <text:p>0.01238</text:p>
              </table:table-cell>
              <table:table-cell office:value-type="float" office:value="0.00586">
                <text:p>0.00586</text:p>
              </table:table-cell>
              <table:table-cell office:value-type="float" office:value="0.007849">
                <text:p>0.007849</text:p>
              </table:table-cell>
              <table:table-cell office:value-type="float" office:value="0.00446">
                <text:p>0.00446</text:p>
              </table:table-cell>
              <table:table-cell office:value-type="float" office:value="0.01548">
                <text:p>0.01548</text:p>
              </table:table-cell>
              <table:table-cell office:value-type="float" office:value="0.00679">
                <text:p>0.00679</text:p>
              </table:table-cell>
              <table:table-cell office:value-type="float" office:value="0.00551">
                <text:p>0.00551</text:p>
              </table:table-cell>
              <table:table-cell office:value-type="float" office:value="0.00521">
                <text:p>0.00521</text:p>
              </table:table-cell>
              <table:table-cell office:value-type="float" office:value="-0.00009">
                <text:p>-0.00009</text:p>
              </table:table-cell>
              <table:table-cell office:value-type="float" office:value="0.00147">
                <text:p>0.00147</text:p>
              </table:table-cell>
              <table:table-cell office:value-type="float" office:value="-0.00219">
                <text:p>-0.00219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8">
                <text:p>558</text:p>
              </table:table-cell>
              <table:table-cell office:value-type="float" office:value="0.01014">
                <text:p>0.01014</text:p>
              </table:table-cell>
              <table:table-cell office:value-type="float" office:value="0.01095">
                <text:p>0.01095</text:p>
              </table:table-cell>
              <table:table-cell office:value-type="float" office:value="0.00722">
                <text:p>0.00722</text:p>
              </table:table-cell>
              <table:table-cell office:value-type="float" office:value="0.00686">
                <text:p>0.00686</text:p>
              </table:table-cell>
              <table:table-cell office:value-type="float" office:value="0.00691">
                <text:p>0.00691</text:p>
              </table:table-cell>
              <table:table-cell office:value-type="float" office:value="0.01279">
                <text:p>0.01279</text:p>
              </table:table-cell>
              <table:table-cell office:value-type="float" office:value="0.00629">
                <text:p>0.00629</text:p>
              </table:table-cell>
              <table:table-cell office:value-type="float" office:value="0.00812">
                <text:p>0.00812</text:p>
              </table:table-cell>
              <table:table-cell office:value-type="float" office:value="0.00467">
                <text:p>0.00467</text:p>
              </table:table-cell>
              <table:table-cell office:value-type="float" office:value="0.01575">
                <text:p>0.01575</text:p>
              </table:table-cell>
              <table:table-cell office:value-type="float" office:value="0.00696">
                <text:p>0.00696</text:p>
              </table:table-cell>
              <table:table-cell office:value-type="float" office:value="0.00573">
                <text:p>0.00573</text:p>
              </table:table-cell>
              <table:table-cell office:value-type="float" office:value="0.00534">
                <text:p>0.00534</text:p>
              </table:table-cell>
              <table:table-cell office:value-type="float" office:value="-0.00015">
                <text:p>-0.00015</text:p>
              </table:table-cell>
              <table:table-cell office:value-type="float" office:value="0.00145">
                <text:p>0.00145</text:p>
              </table:table-cell>
              <table:table-cell office:value-type="float" office:value="-0.00206">
                <text:p>-0.00206</text:p>
              </table:table-cell>
              <table:table-cell office:value-type="float" office:value="0.00071">
                <text:p>0.000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57">
                <text:p>557</text:p>
              </table:table-cell>
              <table:table-cell office:value-type="float" office:value="0.01071">
                <text:p>0.01071</text:p>
              </table:table-cell>
              <table:table-cell office:value-type="float" office:value="0.01155">
                <text:p>0.01155</text:p>
              </table:table-cell>
              <table:table-cell office:value-type="float" office:value="0.00751">
                <text:p>0.00751</text:p>
              </table:table-cell>
              <table:table-cell office:value-type="float" office:value="0.00732">
                <text:p>0.00732</text:p>
              </table:table-cell>
              <table:table-cell office:value-type="float" office:value="0.00747">
                <text:p>0.00747</text:p>
              </table:table-cell>
              <table:table-cell office:value-type="float" office:value="0.01361">
                <text:p>0.01361</text:p>
              </table:table-cell>
              <table:table-cell office:value-type="float" office:value="0.00667">
                <text:p>0.00667</text:p>
              </table:table-cell>
              <table:table-cell office:value-type="float" office:value="0.008399">
                <text:p>0.008399</text:p>
              </table:table-cell>
              <table:table-cell office:value-type="float" office:value="0.005">
                <text:p>0.005</text:p>
              </table:table-cell>
              <table:table-cell office:value-type="float" office:value="0.01592">
                <text:p>0.01592</text:p>
              </table:table-cell>
              <table:table-cell office:value-type="float" office:value="0.00751">
                <text:p>0.00751</text:p>
              </table:table-cell>
              <table:table-cell office:value-type="float" office:value="0.00565">
                <text:p>0.00565</text:p>
              </table:table-cell>
              <table:table-cell office:value-type="float" office:value="0.00511">
                <text:p>0.00511</text:p>
              </table:table-cell>
              <table:table-cell office:value-type="float" office:value="-0.00003">
                <text:p>-0.00003</text:p>
              </table:table-cell>
              <table:table-cell office:value-type="float" office:value="0.00146">
                <text:p>0.00146</text:p>
              </table:table-cell>
              <table:table-cell office:value-type="float" office:value="-0.00225">
                <text:p>-0.00225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56">
                <text:p>556</text:p>
              </table:table-cell>
              <table:table-cell office:value-type="float" office:value="0.01122">
                <text:p>0.01122</text:p>
              </table:table-cell>
              <table:table-cell office:value-type="float" office:value="0.01206">
                <text:p>0.01206</text:p>
              </table:table-cell>
              <table:table-cell office:value-type="float" office:value="0.008019">
                <text:p>0.008019</text:p>
              </table:table-cell>
              <table:table-cell office:value-type="float" office:value="0.00809">
                <text:p>0.00809</text:p>
              </table:table-cell>
              <table:table-cell office:value-type="float" office:value="0.00834">
                <text:p>0.00834</text:p>
              </table:table-cell>
              <table:table-cell office:value-type="float" office:value="0.01426">
                <text:p>0.01426</text:p>
              </table:table-cell>
              <table:table-cell office:value-type="float" office:value="0.00749">
                <text:p>0.00749</text:p>
              </table:table-cell>
              <table:table-cell office:value-type="float" office:value="0.00929">
                <text:p>0.00929</text:p>
              </table:table-cell>
              <table:table-cell office:value-type="float" office:value="0.00547">
                <text:p>0.00547</text:p>
              </table:table-cell>
              <table:table-cell office:value-type="float" office:value="0.0165">
                <text:p>0.0165</text:p>
              </table:table-cell>
              <table:table-cell office:value-type="float" office:value="0.0079">
                <text:p>0.0079</text:p>
              </table:table-cell>
              <table:table-cell office:value-type="float" office:value="0.00591">
                <text:p>0.00591</text:p>
              </table:table-cell>
              <table:table-cell office:value-type="float" office:value="0.00541">
                <text:p>0.00541</text:p>
              </table:table-cell>
              <table:table-cell office:value-type="float" office:value="0.00004">
                <text:p>0.00004</text:p>
              </table:table-cell>
              <table:table-cell office:value-type="float" office:value="0.00146">
                <text:p>0.00146</text:p>
              </table:table-cell>
              <table:table-cell office:value-type="float" office:value="-0.00213">
                <text:p>-0.00213</text:p>
              </table:table-cell>
              <table:table-cell office:value-type="float" office:value="0.00072">
                <text:p>0.000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5">
                <text:p>555</text:p>
              </table:table-cell>
              <table:table-cell office:value-type="float" office:value="0.0118">
                <text:p>0.0118</text:p>
              </table:table-cell>
              <table:table-cell office:value-type="float" office:value="0.01285">
                <text:p>0.01285</text:p>
              </table:table-cell>
              <table:table-cell office:value-type="float" office:value="0.00854">
                <text:p>0.00854</text:p>
              </table:table-cell>
              <table:table-cell office:value-type="float" office:value="0.008399">
                <text:p>0.008399</text:p>
              </table:table-cell>
              <table:table-cell office:value-type="float" office:value="0.00858">
                <text:p>0.00858</text:p>
              </table:table-cell>
              <table:table-cell office:value-type="float" office:value="0.0145">
                <text:p>0.0145</text:p>
              </table:table-cell>
              <table:table-cell office:value-type="float" office:value="0.008109">
                <text:p>0.008109</text:p>
              </table:table-cell>
              <table:table-cell office:value-type="float" office:value="0.0098">
                <text:p>0.0098</text:p>
              </table:table-cell>
              <table:table-cell office:value-type="float" office:value="0.00615">
                <text:p>0.00615</text:p>
              </table:table-cell>
              <table:table-cell office:value-type="float" office:value="0.01683">
                <text:p>0.01683</text:p>
              </table:table-cell>
              <table:table-cell office:value-type="float" office:value="0.00867">
                <text:p>0.00867</text:p>
              </table:table-cell>
              <table:table-cell office:value-type="float" office:value="0.00617">
                <text:p>0.00617</text:p>
              </table:table-cell>
              <table:table-cell office:value-type="float" office:value="0.00575">
                <text:p>0.00575</text:p>
              </table:table-cell>
              <table:table-cell office:value-type="float" office:value="-0.00009">
                <text:p>-0.00009</text:p>
              </table:table-cell>
              <table:table-cell office:value-type="float" office:value="0.00149">
                <text:p>0.00149</text:p>
              </table:table-cell>
              <table:table-cell office:value-type="float" office:value="-0.00219">
                <text:p>-0.0021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54">
                <text:p>554</text:p>
              </table:table-cell>
              <table:table-cell office:value-type="float" office:value="0.01215">
                <text:p>0.01215</text:p>
              </table:table-cell>
              <table:table-cell office:value-type="float" office:value="0.01297">
                <text:p>0.01297</text:p>
              </table:table-cell>
              <table:table-cell office:value-type="float" office:value="0.00931">
                <text:p>0.00931</text:p>
              </table:table-cell>
              <table:table-cell office:value-type="float" office:value="0.00908">
                <text:p>0.00908</text:p>
              </table:table-cell>
              <table:table-cell office:value-type="float" office:value="0.00907">
                <text:p>0.00907</text:p>
              </table:table-cell>
              <table:table-cell office:value-type="float" office:value="0.01506">
                <text:p>0.01506</text:p>
              </table:table-cell>
              <table:table-cell office:value-type="float" office:value="0.00867">
                <text:p>0.00867</text:p>
              </table:table-cell>
              <table:table-cell office:value-type="float" office:value="0.01039">
                <text:p>0.01039</text:p>
              </table:table-cell>
              <table:table-cell office:value-type="float" office:value="0.00637">
                <text:p>0.00637</text:p>
              </table:table-cell>
              <table:table-cell office:value-type="float" office:value="0.0172">
                <text:p>0.0172</text:p>
              </table:table-cell>
              <table:table-cell office:value-type="float" office:value="0.00902">
                <text:p>0.00902</text:p>
              </table:table-cell>
              <table:table-cell office:value-type="float" office:value="0.00606">
                <text:p>0.00606</text:p>
              </table:table-cell>
              <table:table-cell office:value-type="float" office:value="0.0059">
                <text:p>0.0059</text:p>
              </table:table-cell>
              <table:table-cell office:value-type="float" office:value="-0.00008">
                <text:p>-0.00008</text:p>
              </table:table-cell>
              <table:table-cell office:value-type="float" office:value="0.00154">
                <text:p>0.00154</text:p>
              </table:table-cell>
              <table:table-cell office:value-type="float" office:value="-0.00224">
                <text:p>-0.00224</text:p>
              </table:table-cell>
              <table:table-cell office:value-type="float" office:value="0.00049">
                <text:p>0.000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53">
                <text:p>553</text:p>
              </table:table-cell>
              <table:table-cell office:value-type="float" office:value="0.01295">
                <text:p>0.01295</text:p>
              </table:table-cell>
              <table:table-cell office:value-type="float" office:value="0.01365">
                <text:p>0.01365</text:p>
              </table:table-cell>
              <table:table-cell office:value-type="float" office:value="0.00952">
                <text:p>0.00952</text:p>
              </table:table-cell>
              <table:table-cell office:value-type="float" office:value="0.00957">
                <text:p>0.00957</text:p>
              </table:table-cell>
              <table:table-cell office:value-type="float" office:value="0.00983">
                <text:p>0.00983</text:p>
              </table:table-cell>
              <table:table-cell office:value-type="float" office:value="0.01598">
                <text:p>0.01598</text:p>
              </table:table-cell>
              <table:table-cell office:value-type="float" office:value="0.009259">
                <text:p>0.009259</text:p>
              </table:table-cell>
              <table:table-cell office:value-type="float" office:value="0.01104">
                <text:p>0.01104</text:p>
              </table:table-cell>
              <table:table-cell office:value-type="float" office:value="0.00685">
                <text:p>0.00685</text:p>
              </table:table-cell>
              <table:table-cell office:value-type="float" office:value="0.01809">
                <text:p>0.01809</text:p>
              </table:table-cell>
              <table:table-cell office:value-type="float" office:value="0.0095">
                <text:p>0.0095</text:p>
              </table:table-cell>
              <table:table-cell office:value-type="float" office:value="0.00634">
                <text:p>0.00634</text:p>
              </table:table-cell>
              <table:table-cell office:value-type="float" office:value="0.00596">
                <text:p>0.00596</text:p>
              </table:table-cell>
              <table:table-cell office:value-type="float" office:value="-0.00015">
                <text:p>-0.00015</text:p>
              </table:table-cell>
              <table:table-cell office:value-type="float" office:value="0.00147">
                <text:p>0.00147</text:p>
              </table:table-cell>
              <table:table-cell office:value-type="float" office:value="-0.00226">
                <text:p>-0.00226</text:p>
              </table:table-cell>
              <table:table-cell office:value-type="float" office:value="0.00053">
                <text:p>0.000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52">
                <text:p>552</text:p>
              </table:table-cell>
              <table:table-cell office:value-type="float" office:value="0.01383">
                <text:p>0.01383</text:p>
              </table:table-cell>
              <table:table-cell office:value-type="float" office:value="0.01456">
                <text:p>0.01456</text:p>
              </table:table-cell>
              <table:table-cell office:value-type="float" office:value="0.0102">
                <text:p>0.0102</text:p>
              </table:table-cell>
              <table:table-cell office:value-type="float" office:value="0.01045">
                <text:p>0.01045</text:p>
              </table:table-cell>
              <table:table-cell office:value-type="float" office:value="0.01053">
                <text:p>0.01053</text:p>
              </table:table-cell>
              <table:table-cell office:value-type="float" office:value="0.01661">
                <text:p>0.01661</text:p>
              </table:table-cell>
              <table:table-cell office:value-type="float" office:value="0.00988">
                <text:p>0.00988</text:p>
              </table:table-cell>
              <table:table-cell office:value-type="float" office:value="0.0118">
                <text:p>0.0118</text:p>
              </table:table-cell>
              <table:table-cell office:value-type="float" office:value="0.00761">
                <text:p>0.00761</text:p>
              </table:table-cell>
              <table:table-cell office:value-type="float" office:value="0.01866">
                <text:p>0.01866</text:p>
              </table:table-cell>
              <table:table-cell office:value-type="float" office:value="0.01003">
                <text:p>0.01003</text:p>
              </table:table-cell>
              <table:table-cell office:value-type="float" office:value="0.00663">
                <text:p>0.00663</text:p>
              </table:table-cell>
              <table:table-cell office:value-type="float" office:value="0.00603">
                <text:p>0.00603</text:p>
              </table:table-cell>
              <table:table-cell office:value-type="float" office:value="-0.00009">
                <text:p>-0.00009</text:p>
              </table:table-cell>
              <table:table-cell office:value-type="float" office:value="0.00139">
                <text:p>0.00139</text:p>
              </table:table-cell>
              <table:table-cell office:value-type="float" office:value="-0.00209">
                <text:p>-0.00209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1">
                <text:p>551</text:p>
              </table:table-cell>
              <table:table-cell office:value-type="float" office:value="0.01443">
                <text:p>0.01443</text:p>
              </table:table-cell>
              <table:table-cell office:value-type="float" office:value="0.01507">
                <text:p>0.01507</text:p>
              </table:table-cell>
              <table:table-cell office:value-type="float" office:value="0.01115">
                <text:p>0.01115</text:p>
              </table:table-cell>
              <table:table-cell office:value-type="float" office:value="0.01109">
                <text:p>0.01109</text:p>
              </table:table-cell>
              <table:table-cell office:value-type="float" office:value="0.01146">
                <text:p>0.01146</text:p>
              </table:table-cell>
              <table:table-cell office:value-type="float" office:value="0.01766">
                <text:p>0.01766</text:p>
              </table:table-cell>
              <table:table-cell office:value-type="float" office:value="0.01062">
                <text:p>0.01062</text:p>
              </table:table-cell>
              <table:table-cell office:value-type="float" office:value="0.0126">
                <text:p>0.0126</text:p>
              </table:table-cell>
              <table:table-cell office:value-type="float" office:value="0.00807">
                <text:p>0.00807</text:p>
              </table:table-cell>
              <table:table-cell office:value-type="float" office:value="0.01931">
                <text:p>0.01931</text:p>
              </table:table-cell>
              <table:table-cell office:value-type="float" office:value="0.01039">
                <text:p>0.01039</text:p>
              </table:table-cell>
              <table:table-cell office:value-type="float" office:value="0.00661">
                <text:p>0.00661</text:p>
              </table:table-cell>
              <table:table-cell office:value-type="float" office:value="0.00606">
                <text:p>0.00606</text:p>
              </table:table-cell>
              <table:table-cell office:value-type="float" office:value="-0.00001">
                <text:p>-0.00001</text:p>
              </table:table-cell>
              <table:table-cell office:value-type="float" office:value="0.00147">
                <text:p>0.00147</text:p>
              </table:table-cell>
              <table:table-cell office:value-type="float" office:value="-0.00219">
                <text:p>-0.00219</text:p>
              </table:table-cell>
              <table:table-cell office:value-type="float" office:value="0.00076">
                <text:p>0.000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0">
                <text:p>550</text:p>
              </table:table-cell>
              <table:table-cell office:value-type="float" office:value="0.01522">
                <text:p>0.01522</text:p>
              </table:table-cell>
              <table:table-cell office:value-type="float" office:value="0.01594">
                <text:p>0.01594</text:p>
              </table:table-cell>
              <table:table-cell office:value-type="float" office:value="0.01201">
                <text:p>0.01201</text:p>
              </table:table-cell>
              <table:table-cell office:value-type="float" office:value="0.01199">
                <text:p>0.01199</text:p>
              </table:table-cell>
              <table:table-cell office:value-type="float" office:value="0.01203">
                <text:p>0.01203</text:p>
              </table:table-cell>
              <table:table-cell office:value-type="float" office:value="0.01843">
                <text:p>0.01843</text:p>
              </table:table-cell>
              <table:table-cell office:value-type="float" office:value="0.01137">
                <text:p>0.01137</text:p>
              </table:table-cell>
              <table:table-cell office:value-type="float" office:value="0.01332">
                <text:p>0.01332</text:p>
              </table:table-cell>
              <table:table-cell office:value-type="float" office:value="0.00856">
                <text:p>0.00856</text:p>
              </table:table-cell>
              <table:table-cell office:value-type="float" office:value="0.01999">
                <text:p>0.01999</text:p>
              </table:table-cell>
              <table:table-cell office:value-type="float" office:value="0.01094">
                <text:p>0.01094</text:p>
              </table:table-cell>
              <table:table-cell office:value-type="float" office:value="0.00693">
                <text:p>0.00693</text:p>
              </table:table-cell>
              <table:table-cell office:value-type="float" office:value="0.00655">
                <text:p>0.00655</text:p>
              </table:table-cell>
              <table:table-cell office:value-type="float" office:value="0.00012">
                <text:p>0.00012</text:p>
              </table:table-cell>
              <table:table-cell office:value-type="float" office:value="0.00167">
                <text:p>0.00167</text:p>
              </table:table-cell>
              <table:table-cell office:value-type="float" office:value="-0.00204">
                <text:p>-0.00204</text:p>
              </table:table-cell>
              <table:table-cell office:value-type="float" office:value="0.00088">
                <text:p>0.000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9">
                <text:p>549</text:p>
              </table:table-cell>
              <table:table-cell office:value-type="float" office:value="0.01591">
                <text:p>0.01591</text:p>
              </table:table-cell>
              <table:table-cell office:value-type="float" office:value="0.01673">
                <text:p>0.01673</text:p>
              </table:table-cell>
              <table:table-cell office:value-type="float" office:value="0.01273">
                <text:p>0.01273</text:p>
              </table:table-cell>
              <table:table-cell office:value-type="float" office:value="0.01289">
                <text:p>0.01289</text:p>
              </table:table-cell>
              <table:table-cell office:value-type="float" office:value="0.01307">
                <text:p>0.01307</text:p>
              </table:table-cell>
              <table:table-cell office:value-type="float" office:value="0.01948">
                <text:p>0.01948</text:p>
              </table:table-cell>
              <table:table-cell office:value-type="float" office:value="0.01244">
                <text:p>0.01244</text:p>
              </table:table-cell>
              <table:table-cell office:value-type="float" office:value="0.01428">
                <text:p>0.01428</text:p>
              </table:table-cell>
              <table:table-cell office:value-type="float" office:value="0.00942">
                <text:p>0.00942</text:p>
              </table:table-cell>
              <table:table-cell office:value-type="float" office:value="0.0208">
                <text:p>0.0208</text:p>
              </table:table-cell>
              <table:table-cell office:value-type="float" office:value="0.01173">
                <text:p>0.01173</text:p>
              </table:table-cell>
              <table:table-cell office:value-type="float" office:value="0.00702">
                <text:p>0.00702</text:p>
              </table:table-cell>
              <table:table-cell office:value-type="float" office:value="0.0065">
                <text:p>0.0065</text:p>
              </table:table-cell>
              <table:table-cell office:value-type="float" office:value="0.00002">
                <text:p>0.00002</text:p>
              </table:table-cell>
              <table:table-cell office:value-type="float" office:value="0.00166">
                <text:p>0.00166</text:p>
              </table:table-cell>
              <table:table-cell office:value-type="float" office:value="-0.00208">
                <text:p>-0.00208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8">
                <text:p>548</text:p>
              </table:table-cell>
              <table:table-cell office:value-type="float" office:value="0.01684">
                <text:p>0.01684</text:p>
              </table:table-cell>
              <table:table-cell office:value-type="float" office:value="0.01774">
                <text:p>0.01774</text:p>
              </table:table-cell>
              <table:table-cell office:value-type="float" office:value="0.0138">
                <text:p>0.0138</text:p>
              </table:table-cell>
              <table:table-cell office:value-type="float" office:value="0.0139">
                <text:p>0.0139</text:p>
              </table:table-cell>
              <table:table-cell office:value-type="float" office:value="0.01394">
                <text:p>0.01394</text:p>
              </table:table-cell>
              <table:table-cell office:value-type="float" office:value="0.02008">
                <text:p>0.02008</text:p>
              </table:table-cell>
              <table:table-cell office:value-type="float" office:value="0.01332">
                <text:p>0.01332</text:p>
              </table:table-cell>
              <table:table-cell office:value-type="float" office:value="0.01508">
                <text:p>0.01508</text:p>
              </table:table-cell>
              <table:table-cell office:value-type="float" office:value="0.01002">
                <text:p>0.01002</text:p>
              </table:table-cell>
              <table:table-cell office:value-type="float" office:value="0.0215">
                <text:p>0.0215</text:p>
              </table:table-cell>
              <table:table-cell office:value-type="float" office:value="0.01248">
                <text:p>0.01248</text:p>
              </table:table-cell>
              <table:table-cell office:value-type="float" office:value="0.00729">
                <text:p>0.00729</text:p>
              </table:table-cell>
              <table:table-cell office:value-type="float" office:value="0.00672">
                <text:p>0.00672</text:p>
              </table:table-cell>
              <table:table-cell office:value-type="float" office:value="0.00024">
                <text:p>0.00024</text:p>
              </table:table-cell>
              <table:table-cell office:value-type="float" office:value="0.00162">
                <text:p>0.00162</text:p>
              </table:table-cell>
              <table:table-cell office:value-type="float" office:value="-0.00208">
                <text:p>-0.00208</text:p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7">
                <text:p>547</text:p>
              </table:table-cell>
              <table:table-cell office:value-type="float" office:value="0.01784">
                <text:p>0.01784</text:p>
              </table:table-cell>
              <table:table-cell office:value-type="float" office:value="0.01858">
                <text:p>0.01858</text:p>
              </table:table-cell>
              <table:table-cell office:value-type="float" office:value="0.01487">
                <text:p>0.01487</text:p>
              </table:table-cell>
              <table:table-cell office:value-type="float" office:value="0.01483">
                <text:p>0.01483</text:p>
              </table:table-cell>
              <table:table-cell office:value-type="float" office:value="0.01483">
                <text:p>0.01483</text:p>
              </table:table-cell>
              <table:table-cell office:value-type="float" office:value="0.02108">
                <text:p>0.02108</text:p>
              </table:table-cell>
              <table:table-cell office:value-type="float" office:value="0.01424">
                <text:p>0.01424</text:p>
              </table:table-cell>
              <table:table-cell office:value-type="float" office:value="0.01606">
                <text:p>0.01606</text:p>
              </table:table-cell>
              <table:table-cell office:value-type="float" office:value="0.01095">
                <text:p>0.01095</text:p>
              </table:table-cell>
              <table:table-cell office:value-type="float" office:value="0.02227">
                <text:p>0.02227</text:p>
              </table:table-cell>
              <table:table-cell office:value-type="float" office:value="0.01299">
                <text:p>0.01299</text:p>
              </table:table-cell>
              <table:table-cell office:value-type="float" office:value="0.00747">
                <text:p>0.00747</text:p>
              </table:table-cell>
              <table:table-cell office:value-type="float" office:value="0.00703">
                <text:p>0.00703</text:p>
              </table:table-cell>
              <table:table-cell office:value-type="float" office:value="0.00017">
                <text:p>0.00017</text:p>
              </table:table-cell>
              <table:table-cell office:value-type="float" office:value="0.00172">
                <text:p>0.00172</text:p>
              </table:table-cell>
              <table:table-cell office:value-type="float" office:value="-0.0021">
                <text:p>-0.0021</text:p>
              </table:table-cell>
              <table:table-cell office:value-type="float" office:value="0.00066">
                <text:p>0.000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6">
                <text:p>546</text:p>
              </table:table-cell>
              <table:table-cell office:value-type="float" office:value="0.01915">
                <text:p>0.01915</text:p>
              </table:table-cell>
              <table:table-cell office:value-type="float" office:value="0.01973">
                <text:p>0.01973</text:p>
              </table:table-cell>
              <table:table-cell office:value-type="float" office:value="0.01575">
                <text:p>0.01575</text:p>
              </table:table-cell>
              <table:table-cell office:value-type="float" office:value="0.01591">
                <text:p>0.01591</text:p>
              </table:table-cell>
              <table:table-cell office:value-type="float" office:value="0.01595">
                <text:p>0.01595</text:p>
              </table:table-cell>
              <table:table-cell office:value-type="float" office:value="0.02223">
                <text:p>0.02223</text:p>
              </table:table-cell>
              <table:table-cell office:value-type="float" office:value="0.01533">
                <text:p>0.01533</text:p>
              </table:table-cell>
              <table:table-cell office:value-type="float" office:value="0.01714">
                <text:p>0.01714</text:p>
              </table:table-cell>
              <table:table-cell office:value-type="float" office:value="0.01166">
                <text:p>0.01166</text:p>
              </table:table-cell>
              <table:table-cell office:value-type="float" office:value="0.02316">
                <text:p>0.02316</text:p>
              </table:table-cell>
              <table:table-cell office:value-type="float" office:value="0.01386">
                <text:p>0.01386</text:p>
              </table:table-cell>
              <table:table-cell office:value-type="float" office:value="0.00787">
                <text:p>0.00787</text:p>
              </table:table-cell>
              <table:table-cell office:value-type="float" office:value="0.00727">
                <text:p>0.00727</text:p>
              </table:table-cell>
              <table:table-cell office:value-type="float" office:value="0.00041">
                <text:p>0.00041</text:p>
              </table:table-cell>
              <table:table-cell office:value-type="float" office:value="0.00172">
                <text:p>0.00172</text:p>
              </table:table-cell>
              <table:table-cell office:value-type="float" office:value="-0.00196">
                <text:p>-0.00196</text:p>
              </table:table-cell>
              <table:table-cell office:value-type="float" office:value="0.00062">
                <text:p>0.000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45">
                <text:p>545</text:p>
              </table:table-cell>
              <table:table-cell office:value-type="float" office:value="0.02023">
                <text:p>0.02023</text:p>
              </table:table-cell>
              <table:table-cell office:value-type="float" office:value="0.02106">
                <text:p>0.02106</text:p>
              </table:table-cell>
              <table:table-cell office:value-type="float" office:value="0.01708">
                <text:p>0.01708</text:p>
              </table:table-cell>
              <table:table-cell office:value-type="float" office:value="0.01701">
                <text:p>0.01701</text:p>
              </table:table-cell>
              <table:table-cell office:value-type="float" office:value="0.0171">
                <text:p>0.0171</text:p>
              </table:table-cell>
              <table:table-cell office:value-type="float" office:value="0.02315">
                <text:p>0.02315</text:p>
              </table:table-cell>
              <table:table-cell office:value-type="float" office:value="0.01658">
                <text:p>0.01658</text:p>
              </table:table-cell>
              <table:table-cell office:value-type="float" office:value="0.01821">
                <text:p>0.01821</text:p>
              </table:table-cell>
              <table:table-cell office:value-type="float" office:value="0.0126">
                <text:p>0.0126</text:p>
              </table:table-cell>
              <table:table-cell office:value-type="float" office:value="0.0242">
                <text:p>0.0242</text:p>
              </table:table-cell>
              <table:table-cell office:value-type="float" office:value="0.01461">
                <text:p>0.01461</text:p>
              </table:table-cell>
              <table:table-cell office:value-type="float" office:value="0.00804">
                <text:p>0.00804</text:p>
              </table:table-cell>
              <table:table-cell office:value-type="float" office:value="0.00751">
                <text:p>0.00751</text:p>
              </table:table-cell>
              <table:table-cell office:value-type="float" office:value="0.00065">
                <text:p>0.00065</text:p>
              </table:table-cell>
              <table:table-cell office:value-type="float" office:value="0.00175">
                <text:p>0.00175</text:p>
              </table:table-cell>
              <table:table-cell office:value-type="float" office:value="-0.00204">
                <text:p>-0.00204</text:p>
              </table:table-cell>
              <table:table-cell office:value-type="float" office:value="0.00065">
                <text:p>0.000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4">
                <text:p>544</text:p>
              </table:table-cell>
              <table:table-cell office:value-type="float" office:value="0.0212">
                <text:p>0.0212</text:p>
              </table:table-cell>
              <table:table-cell office:value-type="float" office:value="0.02222">
                <text:p>0.02222</text:p>
              </table:table-cell>
              <table:table-cell office:value-type="float" office:value="0.01826">
                <text:p>0.01826</text:p>
              </table:table-cell>
              <table:table-cell office:value-type="float" office:value="0.01814">
                <text:p>0.01814</text:p>
              </table:table-cell>
              <table:table-cell office:value-type="float" office:value="0.01818">
                <text:p>0.01818</text:p>
              </table:table-cell>
              <table:table-cell office:value-type="float" office:value="0.02437">
                <text:p>0.02437</text:p>
              </table:table-cell>
              <table:table-cell office:value-type="float" office:value="0.0175">
                <text:p>0.0175</text:p>
              </table:table-cell>
              <table:table-cell office:value-type="float" office:value="0.01925">
                <text:p>0.01925</text:p>
              </table:table-cell>
              <table:table-cell office:value-type="float" office:value="0.01344">
                <text:p>0.01344</text:p>
              </table:table-cell>
              <table:table-cell office:value-type="float" office:value="0.0249">
                <text:p>0.0249</text:p>
              </table:table-cell>
              <table:table-cell office:value-type="float" office:value="0.01552">
                <text:p>0.01552</text:p>
              </table:table-cell>
              <table:table-cell office:value-type="float" office:value="0.0082">
                <text:p>0.0082</text:p>
              </table:table-cell>
              <table:table-cell office:value-type="float" office:value="0.00763">
                <text:p>0.00763</text:p>
              </table:table-cell>
              <table:table-cell office:value-type="float" office:value="0.00041">
                <text:p>0.00041</text:p>
              </table:table-cell>
              <table:table-cell office:value-type="float" office:value="0.00191">
                <text:p>0.00191</text:p>
              </table:table-cell>
              <table:table-cell office:value-type="float" office:value="-0.00197">
                <text:p>-0.00197</text:p>
              </table:table-cell>
              <table:table-cell office:value-type="float" office:value="0.00056">
                <text:p>0.000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43">
                <text:p>543</text:p>
              </table:table-cell>
              <table:table-cell office:value-type="float" office:value="0.0224">
                <text:p>0.0224</text:p>
              </table:table-cell>
              <table:table-cell office:value-type="float" office:value="0.02334">
                <text:p>0.02334</text:p>
              </table:table-cell>
              <table:table-cell office:value-type="float" office:value="0.01934">
                <text:p>0.01934</text:p>
              </table:table-cell>
              <table:table-cell office:value-type="float" office:value="0.01928">
                <text:p>0.01928</text:p>
              </table:table-cell>
              <table:table-cell office:value-type="float" office:value="0.01971">
                <text:p>0.01971</text:p>
              </table:table-cell>
              <table:table-cell office:value-type="float" office:value="0.02582">
                <text:p>0.02582</text:p>
              </table:table-cell>
              <table:table-cell office:value-type="float" office:value="0.01877">
                <text:p>0.01877</text:p>
              </table:table-cell>
              <table:table-cell office:value-type="float" office:value="0.02036">
                <text:p>0.02036</text:p>
              </table:table-cell>
              <table:table-cell office:value-type="float" office:value="0.01423">
                <text:p>0.01423</text:p>
              </table:table-cell>
              <table:table-cell office:value-type="float" office:value="0.02584">
                <text:p>0.02584</text:p>
              </table:table-cell>
              <table:table-cell office:value-type="float" office:value="0.01642">
                <text:p>0.01642</text:p>
              </table:table-cell>
              <table:table-cell office:value-type="float" office:value="0.00863">
                <text:p>0.00863</text:p>
              </table:table-cell>
              <table:table-cell office:value-type="float" office:value="0.0081">
                <text:p>0.0081</text:p>
              </table:table-cell>
              <table:table-cell office:value-type="float" office:value="0.00023">
                <text:p>0.00023</text:p>
              </table:table-cell>
              <table:table-cell office:value-type="float" office:value="0.00168">
                <text:p>0.00168</text:p>
              </table:table-cell>
              <table:table-cell office:value-type="float" office:value="-0.00222">
                <text:p>-0.00222</text:p>
              </table:table-cell>
              <table:table-cell office:value-type="float" office:value="0.00057">
                <text:p>0.000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42">
                <text:p>542</text:p>
              </table:table-cell>
              <table:table-cell office:value-type="float" office:value="0.02363">
                <text:p>0.02363</text:p>
              </table:table-cell>
              <table:table-cell office:value-type="float" office:value="0.02451">
                <text:p>0.02451</text:p>
              </table:table-cell>
              <table:table-cell office:value-type="float" office:value="0.02048">
                <text:p>0.02048</text:p>
              </table:table-cell>
              <table:table-cell office:value-type="float" office:value="0.02055">
                <text:p>0.02055</text:p>
              </table:table-cell>
              <table:table-cell office:value-type="float" office:value="0.02079">
                <text:p>0.02079</text:p>
              </table:table-cell>
              <table:table-cell office:value-type="float" office:value="0.02698">
                <text:p>0.02698</text:p>
              </table:table-cell>
              <table:table-cell office:value-type="float" office:value="0.01996">
                <text:p>0.01996</text:p>
              </table:table-cell>
              <table:table-cell office:value-type="float" office:value="0.02181">
                <text:p>0.02181</text:p>
              </table:table-cell>
              <table:table-cell office:value-type="float" office:value="0.01495">
                <text:p>0.01495</text:p>
              </table:table-cell>
              <table:table-cell office:value-type="float" office:value="0.02667">
                <text:p>0.02667</text:p>
              </table:table-cell>
              <table:table-cell office:value-type="float" office:value="0.01751">
                <text:p>0.01751</text:p>
              </table:table-cell>
              <table:table-cell office:value-type="float" office:value="0.00869">
                <text:p>0.00869</text:p>
              </table:table-cell>
              <table:table-cell office:value-type="float" office:value="0.008189">
                <text:p>0.008189</text:p>
              </table:table-cell>
              <table:table-cell office:value-type="float" office:value="0.00034">
                <text:p>0.00034</text:p>
              </table:table-cell>
              <table:table-cell office:value-type="float" office:value="0.00184">
                <text:p>0.00184</text:p>
              </table:table-cell>
              <table:table-cell office:value-type="float" office:value="-0.00191">
                <text:p>-0.00191</text:p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1">
                <text:p>541</text:p>
              </table:table-cell>
              <table:table-cell office:value-type="float" office:value="0.02496">
                <text:p>0.02496</text:p>
              </table:table-cell>
              <table:table-cell office:value-type="float" office:value="0.0261">
                <text:p>0.0261</text:p>
              </table:table-cell>
              <table:table-cell office:value-type="float" office:value="0.02204">
                <text:p>0.02204</text:p>
              </table:table-cell>
              <table:table-cell office:value-type="float" office:value="0.02201">
                <text:p>0.02201</text:p>
              </table:table-cell>
              <table:table-cell office:value-type="float" office:value="0.02217">
                <text:p>0.02217</text:p>
              </table:table-cell>
              <table:table-cell office:value-type="float" office:value="0.02828">
                <text:p>0.02828</text:p>
              </table:table-cell>
              <table:table-cell office:value-type="float" office:value="0.02088">
                <text:p>0.02088</text:p>
              </table:table-cell>
              <table:table-cell office:value-type="float" office:value="0.02277">
                <text:p>0.02277</text:p>
              </table:table-cell>
              <table:table-cell office:value-type="float" office:value="0.01594">
                <text:p>0.01594</text:p>
              </table:table-cell>
              <table:table-cell office:value-type="float" office:value="0.02772">
                <text:p>0.02772</text:p>
              </table:table-cell>
              <table:table-cell office:value-type="float" office:value="0.01855">
                <text:p>0.01855</text:p>
              </table:table-cell>
              <table:table-cell office:value-type="float" office:value="0.00878">
                <text:p>0.00878</text:p>
              </table:table-cell>
              <table:table-cell office:value-type="float" office:value="0.00851">
                <text:p>0.00851</text:p>
              </table:table-cell>
              <table:table-cell office:value-type="float" office:value="0.00022">
                <text:p>0.00022</text:p>
              </table:table-cell>
              <table:table-cell office:value-type="float" office:value="0.00198">
                <text:p>0.00198</text:p>
              </table:table-cell>
              <table:table-cell office:value-type="float" office:value="-0.00208">
                <text:p>-0.00208</text:p>
              </table:table-cell>
              <table:table-cell office:value-type="float" office:value="0.00073">
                <text:p>0.000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0">
                <text:p>540</text:p>
              </table:table-cell>
              <table:table-cell office:value-type="float" office:value="0.02632">
                <text:p>0.02632</text:p>
              </table:table-cell>
              <table:table-cell office:value-type="float" office:value="0.02741">
                <text:p>0.02741</text:p>
              </table:table-cell>
              <table:table-cell office:value-type="float" office:value="0.02376">
                <text:p>0.02376</text:p>
              </table:table-cell>
              <table:table-cell office:value-type="float" office:value="0.02341">
                <text:p>0.02341</text:p>
              </table:table-cell>
              <table:table-cell office:value-type="float" office:value="0.02368">
                <text:p>0.02368</text:p>
              </table:table-cell>
              <table:table-cell office:value-type="float" office:value="0.02985">
                <text:p>0.02985</text:p>
              </table:table-cell>
              <table:table-cell office:value-type="float" office:value="0.02251">
                <text:p>0.02251</text:p>
              </table:table-cell>
              <table:table-cell office:value-type="float" office:value="0.02413">
                <text:p>0.02413</text:p>
              </table:table-cell>
              <table:table-cell office:value-type="float" office:value="0.01674">
                <text:p>0.01674</text:p>
              </table:table-cell>
              <table:table-cell office:value-type="float" office:value="0.02858">
                <text:p>0.02858</text:p>
              </table:table-cell>
              <table:table-cell office:value-type="float" office:value="0.01957">
                <text:p>0.01957</text:p>
              </table:table-cell>
              <table:table-cell office:value-type="float" office:value="0.00916">
                <text:p>0.00916</text:p>
              </table:table-cell>
              <table:table-cell office:value-type="float" office:value="0.00897">
                <text:p>0.00897</text:p>
              </table:table-cell>
              <table:table-cell office:value-type="float" office:value="0.00012">
                <text:p>0.00012</text:p>
              </table:table-cell>
              <table:table-cell office:value-type="float" office:value="0.00171">
                <text:p>0.00171</text:p>
              </table:table-cell>
              <table:table-cell office:value-type="float" office:value="-0.00198">
                <text:p>-0.00198</text:p>
              </table:table-cell>
              <table:table-cell office:value-type="float" office:value="0.00074">
                <text:p>0.000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9">
                <text:p>539</text:p>
              </table:table-cell>
              <table:table-cell office:value-type="float" office:value="0.0277">
                <text:p>0.0277</text:p>
              </table:table-cell>
              <table:table-cell office:value-type="float" office:value="0.02879">
                <text:p>0.02879</text:p>
              </table:table-cell>
              <table:table-cell office:value-type="float" office:value="0.02476">
                <text:p>0.02476</text:p>
              </table:table-cell>
              <table:table-cell office:value-type="float" office:value="0.02486">
                <text:p>0.02486</text:p>
              </table:table-cell>
              <table:table-cell office:value-type="float" office:value="0.02525">
                <text:p>0.02525</text:p>
              </table:table-cell>
              <table:table-cell office:value-type="float" office:value="0.03123">
                <text:p>0.03123</text:p>
              </table:table-cell>
              <table:table-cell office:value-type="float" office:value="0.02398">
                <text:p>0.02398</text:p>
              </table:table-cell>
              <table:table-cell office:value-type="float" office:value="0.02569">
                <text:p>0.02569</text:p>
              </table:table-cell>
              <table:table-cell office:value-type="float" office:value="0.0178">
                <text:p>0.0178</text:p>
              </table:table-cell>
              <table:table-cell office:value-type="float" office:value="0.02991">
                <text:p>0.02991</text:p>
              </table:table-cell>
              <table:table-cell office:value-type="float" office:value="0.02078">
                <text:p>0.02078</text:p>
              </table:table-cell>
              <table:table-cell office:value-type="float" office:value="0.0095">
                <text:p>0.0095</text:p>
              </table:table-cell>
              <table:table-cell office:value-type="float" office:value="0.00914">
                <text:p>0.00914</text:p>
              </table:table-cell>
              <table:table-cell office:value-type="float" office:value="0.00005">
                <text:p>0.00005</text:p>
              </table:table-cell>
              <table:table-cell office:value-type="float" office:value="0.00175">
                <text:p>0.00175</text:p>
              </table:table-cell>
              <table:table-cell office:value-type="float" office:value="-0.00202">
                <text:p>-0.00202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38">
                <text:p>538</text:p>
              </table:table-cell>
              <table:table-cell office:value-type="float" office:value="0.02945">
                <text:p>0.02945</text:p>
              </table:table-cell>
              <table:table-cell office:value-type="float" office:value="0.03054">
                <text:p>0.03054</text:p>
              </table:table-cell>
              <table:table-cell office:value-type="float" office:value="0.02644">
                <text:p>0.02644</text:p>
              </table:table-cell>
              <table:table-cell office:value-type="float" office:value="0.02658">
                <text:p>0.02658</text:p>
              </table:table-cell>
              <table:table-cell office:value-type="float" office:value="0.02675">
                <text:p>0.02675</text:p>
              </table:table-cell>
              <table:table-cell office:value-type="float" office:value="0.03271">
                <text:p>0.03271</text:p>
              </table:table-cell>
              <table:table-cell office:value-type="float" office:value="0.02534">
                <text:p>0.02534</text:p>
              </table:table-cell>
              <table:table-cell office:value-type="float" office:value="0.02722">
                <text:p>0.02722</text:p>
              </table:table-cell>
              <table:table-cell office:value-type="float" office:value="0.01889">
                <text:p>0.01889</text:p>
              </table:table-cell>
              <table:table-cell office:value-type="float" office:value="0.03081">
                <text:p>0.03081</text:p>
              </table:table-cell>
              <table:table-cell office:value-type="float" office:value="0.0217">
                <text:p>0.0217</text:p>
              </table:table-cell>
              <table:table-cell office:value-type="float" office:value="0.009889">
                <text:p>0.009889</text:p>
              </table:table-cell>
              <table:table-cell office:value-type="float" office:value="0.00954">
                <text:p>0.00954</text:p>
              </table:table-cell>
              <table:table-cell office:value-type="float" office:value="0.00037">
                <text:p>0.00037</text:p>
              </table:table-cell>
              <table:table-cell office:value-type="float" office:value="0.00203">
                <text:p>0.00203</text:p>
              </table:table-cell>
              <table:table-cell office:value-type="float" office:value="-0.00174">
                <text:p>-0.00174</text:p>
              </table:table-cell>
              <table:table-cell office:value-type="float" office:value="0.00112">
                <text:p>0.001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37">
                <text:p>537</text:p>
              </table:table-cell>
              <table:table-cell office:value-type="float" office:value="0.03119">
                <text:p>0.03119</text:p>
              </table:table-cell>
              <table:table-cell office:value-type="float" office:value="0.03228">
                <text:p>0.03228</text:p>
              </table:table-cell>
              <table:table-cell office:value-type="float" office:value="0.02835">
                <text:p>0.02835</text:p>
              </table:table-cell>
              <table:table-cell office:value-type="float" office:value="0.02812">
                <text:p>0.02812</text:p>
              </table:table-cell>
              <table:table-cell office:value-type="float" office:value="0.02833">
                <text:p>0.02833</text:p>
              </table:table-cell>
              <table:table-cell office:value-type="float" office:value="0.03441">
                <text:p>0.03441</text:p>
              </table:table-cell>
              <table:table-cell office:value-type="float" office:value="0.02665">
                <text:p>0.02665</text:p>
              </table:table-cell>
              <table:table-cell office:value-type="float" office:value="0.02889">
                <text:p>0.02889</text:p>
              </table:table-cell>
              <table:table-cell office:value-type="float" office:value="0.02013">
                <text:p>0.02013</text:p>
              </table:table-cell>
              <table:table-cell office:value-type="float" office:value="0.03209">
                <text:p>0.03209</text:p>
              </table:table-cell>
              <table:table-cell office:value-type="float" office:value="0.02303">
                <text:p>0.02303</text:p>
              </table:table-cell>
              <table:table-cell office:value-type="float" office:value="0.0102">
                <text:p>0.0102</text:p>
              </table:table-cell>
              <table:table-cell office:value-type="float" office:value="0.009889">
                <text:p>0.009889</text:p>
              </table:table-cell>
              <table:table-cell office:value-type="float" office:value="0.00035">
                <text:p>0.00035</text:p>
              </table:table-cell>
              <table:table-cell office:value-type="float" office:value="0.00204">
                <text:p>0.00204</text:p>
              </table:table-cell>
              <table:table-cell office:value-type="float" office:value="-0.00167">
                <text:p>-0.00167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36">
                <text:p>536</text:p>
              </table:table-cell>
              <table:table-cell office:value-type="float" office:value="0.03277">
                <text:p>0.03277</text:p>
              </table:table-cell>
              <table:table-cell office:value-type="float" office:value="0.03386">
                <text:p>0.03386</text:p>
              </table:table-cell>
              <table:table-cell office:value-type="float" office:value="0.03">
                <text:p>0.03</text:p>
              </table:table-cell>
              <table:table-cell office:value-type="float" office:value="0.02987">
                <text:p>0.02987</text:p>
              </table:table-cell>
              <table:table-cell office:value-type="float" office:value="0.03028">
                <text:p>0.03028</text:p>
              </table:table-cell>
              <table:table-cell office:value-type="float" office:value="0.03627">
                <text:p>0.03627</text:p>
              </table:table-cell>
              <table:table-cell office:value-type="float" office:value="0.02862">
                <text:p>0.02862</text:p>
              </table:table-cell>
              <table:table-cell office:value-type="float" office:value="0.03081">
                <text:p>0.03081</text:p>
              </table:table-cell>
              <table:table-cell office:value-type="float" office:value="0.02144">
                <text:p>0.02144</text:p>
              </table:table-cell>
              <table:table-cell office:value-type="float" office:value="0.03345">
                <text:p>0.03345</text:p>
              </table:table-cell>
              <table:table-cell office:value-type="float" office:value="0.02442">
                <text:p>0.02442</text:p>
              </table:table-cell>
              <table:table-cell office:value-type="float" office:value="0.01061">
                <text:p>0.01061</text:p>
              </table:table-cell>
              <table:table-cell office:value-type="float" office:value="0.01029">
                <text:p>0.01029</text:p>
              </table:table-cell>
              <table:table-cell office:value-type="float" office:value="0.00039">
                <text:p>0.00039</text:p>
              </table:table-cell>
              <table:table-cell office:value-type="float" office:value="0.00207">
                <text:p>0.00207</text:p>
              </table:table-cell>
              <table:table-cell office:value-type="float" office:value="-0.00159">
                <text:p>-0.00159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35">
                <text:p>535</text:p>
              </table:table-cell>
              <table:table-cell office:value-type="float" office:value="0.03487">
                <text:p>0.03487</text:p>
              </table:table-cell>
              <table:table-cell office:value-type="float" office:value="0.03593">
                <text:p>0.03593</text:p>
              </table:table-cell>
              <table:table-cell office:value-type="float" office:value="0.03191">
                <text:p>0.03191</text:p>
              </table:table-cell>
              <table:table-cell office:value-type="float" office:value="0.03185">
                <text:p>0.03185</text:p>
              </table:table-cell>
              <table:table-cell office:value-type="float" office:value="0.03217">
                <text:p>0.03217</text:p>
              </table:table-cell>
              <table:table-cell office:value-type="float" office:value="0.03807">
                <text:p>0.03807</text:p>
              </table:table-cell>
              <table:table-cell office:value-type="float" office:value="0.03038">
                <text:p>0.03038</text:p>
              </table:table-cell>
              <table:table-cell office:value-type="float" office:value="0.03265">
                <text:p>0.03265</text:p>
              </table:table-cell>
              <table:table-cell office:value-type="float" office:value="0.02311">
                <text:p>0.02311</text:p>
              </table:table-cell>
              <table:table-cell office:value-type="float" office:value="0.03501">
                <text:p>0.03501</text:p>
              </table:table-cell>
              <table:table-cell office:value-type="float" office:value="0.02591">
                <text:p>0.02591</text:p>
              </table:table-cell>
              <table:table-cell office:value-type="float" office:value="0.01124">
                <text:p>0.01124</text:p>
              </table:table-cell>
              <table:table-cell office:value-type="float" office:value="0.01069">
                <text:p>0.01069</text:p>
              </table:table-cell>
              <table:table-cell office:value-type="float" office:value="0.0005">
                <text:p>0.0005</text:p>
              </table:table-cell>
              <table:table-cell office:value-type="float" office:value="0.00207">
                <text:p>0.00207</text:p>
              </table:table-cell>
              <table:table-cell office:value-type="float" office:value="-0.00161">
                <text:p>-0.00161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34">
                <text:p>534</text:p>
              </table:table-cell>
              <table:table-cell office:value-type="float" office:value="0.03657">
                <text:p>0.03657</text:p>
              </table:table-cell>
              <table:table-cell office:value-type="float" office:value="0.03782">
                <text:p>0.03782</text:p>
              </table:table-cell>
              <table:table-cell office:value-type="float" office:value="0.03382">
                <text:p>0.03382</text:p>
              </table:table-cell>
              <table:table-cell office:value-type="float" office:value="0.03346">
                <text:p>0.03346</text:p>
              </table:table-cell>
              <table:table-cell office:value-type="float" office:value="0.03394">
                <text:p>0.03394</text:p>
              </table:table-cell>
              <table:table-cell office:value-type="float" office:value="0.0399">
                <text:p>0.0399</text:p>
              </table:table-cell>
              <table:table-cell office:value-type="float" office:value="0.03218">
                <text:p>0.03218</text:p>
              </table:table-cell>
              <table:table-cell office:value-type="float" office:value="0.0345">
                <text:p>0.0345</text:p>
              </table:table-cell>
              <table:table-cell office:value-type="float" office:value="0.02412">
                <text:p>0.02412</text:p>
              </table:table-cell>
              <table:table-cell office:value-type="float" office:value="0.036">
                <text:p>0.036</text:p>
              </table:table-cell>
              <table:table-cell office:value-type="float" office:value="0.02724">
                <text:p>0.02724</text:p>
              </table:table-cell>
              <table:table-cell office:value-type="float" office:value="0.01156">
                <text:p>0.01156</text:p>
              </table:table-cell>
              <table:table-cell office:value-type="float" office:value="0.01131">
                <text:p>0.01131</text:p>
              </table:table-cell>
              <table:table-cell office:value-type="float" office:value="0.00061">
                <text:p>0.00061</text:p>
              </table:table-cell>
              <table:table-cell office:value-type="float" office:value="0.00238">
                <text:p>0.00238</text:p>
              </table:table-cell>
              <table:table-cell office:value-type="float" office:value="-0.00174">
                <text:p>-0.00174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3">
                <text:p>533</text:p>
              </table:table-cell>
              <table:table-cell office:value-type="float" office:value="0.03863">
                <text:p>0.03863</text:p>
              </table:table-cell>
              <table:table-cell office:value-type="float" office:value="0.03969">
                <text:p>0.03969</text:p>
              </table:table-cell>
              <table:table-cell office:value-type="float" office:value="0.03565">
                <text:p>0.03565</text:p>
              </table:table-cell>
              <table:table-cell office:value-type="float" office:value="0.03544">
                <text:p>0.03544</text:p>
              </table:table-cell>
              <table:table-cell office:value-type="float" office:value="0.03594">
                <text:p>0.03594</text:p>
              </table:table-cell>
              <table:table-cell office:value-type="float" office:value="0.04189">
                <text:p>0.04189</text:p>
              </table:table-cell>
              <table:table-cell office:value-type="float" office:value="0.03394">
                <text:p>0.03394</text:p>
              </table:table-cell>
              <table:table-cell office:value-type="float" office:value="0.03615">
                <text:p>0.03615</text:p>
              </table:table-cell>
              <table:table-cell office:value-type="float" office:value="0.02567">
                <text:p>0.02567</text:p>
              </table:table-cell>
              <table:table-cell office:value-type="float" office:value="0.03774">
                <text:p>0.03774</text:p>
              </table:table-cell>
              <table:table-cell office:value-type="float" office:value="0.0286">
                <text:p>0.0286</text:p>
              </table:table-cell>
              <table:table-cell office:value-type="float" office:value="0.01191">
                <text:p>0.01191</text:p>
              </table:table-cell>
              <table:table-cell office:value-type="float" office:value="0.01149">
                <text:p>0.01149</text:p>
              </table:table-cell>
              <table:table-cell office:value-type="float" office:value="0.00059">
                <text:p>0.00059</text:p>
              </table:table-cell>
              <table:table-cell office:value-type="float" office:value="0.00231">
                <text:p>0.00231</text:p>
              </table:table-cell>
              <table:table-cell office:value-type="float" office:value="-0.0018">
                <text:p>-0.0018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32">
                <text:p>532</text:p>
              </table:table-cell>
              <table:table-cell office:value-type="float" office:value="0.04068">
                <text:p>0.04068</text:p>
              </table:table-cell>
              <table:table-cell office:value-type="float" office:value="0.04179">
                <text:p>0.04179</text:p>
              </table:table-cell>
              <table:table-cell office:value-type="float" office:value="0.03755">
                <text:p>0.03755</text:p>
              </table:table-cell>
              <table:table-cell office:value-type="float" office:value="0.03755">
                <text:p>0.03755</text:p>
              </table:table-cell>
              <table:table-cell office:value-type="float" office:value="0.03785">
                <text:p>0.03785</text:p>
              </table:table-cell>
              <table:table-cell office:value-type="float" office:value="0.04391">
                <text:p>0.04391</text:p>
              </table:table-cell>
              <table:table-cell office:value-type="float" office:value="0.03617">
                <text:p>0.03617</text:p>
              </table:table-cell>
              <table:table-cell office:value-type="float" office:value="0.03848">
                <text:p>0.03848</text:p>
              </table:table-cell>
              <table:table-cell office:value-type="float" office:value="0.02729">
                <text:p>0.02729</text:p>
              </table:table-cell>
              <table:table-cell office:value-type="float" office:value="0.03922">
                <text:p>0.03922</text:p>
              </table:table-cell>
              <table:table-cell office:value-type="float" office:value="0.03017">
                <text:p>0.03017</text:p>
              </table:table-cell>
              <table:table-cell office:value-type="float" office:value="0.01284">
                <text:p>0.01284</text:p>
              </table:table-cell>
              <table:table-cell office:value-type="float" office:value="0.01215">
                <text:p>0.01215</text:p>
              </table:table-cell>
              <table:table-cell office:value-type="float" office:value="0.0008">
                <text:p>0.0008</text:p>
              </table:table-cell>
              <table:table-cell office:value-type="float" office:value="0.00237">
                <text:p>0.00237</text:p>
              </table:table-cell>
              <table:table-cell office:value-type="float" office:value="-0.00171">
                <text:p>-0.00171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31">
                <text:p>531</text:p>
              </table:table-cell>
              <table:table-cell office:value-type="float" office:value="0.0428">
                <text:p>0.0428</text:p>
              </table:table-cell>
              <table:table-cell office:value-type="float" office:value="0.04406">
                <text:p>0.04406</text:p>
              </table:table-cell>
              <table:table-cell office:value-type="float" office:value="0.03984">
                <text:p>0.03984</text:p>
              </table:table-cell>
              <table:table-cell office:value-type="float" office:value="0.03973">
                <text:p>0.03973</text:p>
              </table:table-cell>
              <table:table-cell office:value-type="float" office:value="0.03984">
                <text:p>0.03984</text:p>
              </table:table-cell>
              <table:table-cell office:value-type="float" office:value="0.04595">
                <text:p>0.04595</text:p>
              </table:table-cell>
              <table:table-cell office:value-type="float" office:value="0.03827">
                <text:p>0.03827</text:p>
              </table:table-cell>
              <table:table-cell office:value-type="float" office:value="0.04043">
                <text:p>0.04043</text:p>
              </table:table-cell>
              <table:table-cell office:value-type="float" office:value="0.02889">
                <text:p>0.02889</text:p>
              </table:table-cell>
              <table:table-cell office:value-type="float" office:value="0.04078">
                <text:p>0.04078</text:p>
              </table:table-cell>
              <table:table-cell office:value-type="float" office:value="0.03161">
                <text:p>0.03161</text:p>
              </table:table-cell>
              <table:table-cell office:value-type="float" office:value="0.01299">
                <text:p>0.01299</text:p>
              </table:table-cell>
              <table:table-cell office:value-type="float" office:value="0.01247">
                <text:p>0.01247</text:p>
              </table:table-cell>
              <table:table-cell office:value-type="float" office:value="0.00102">
                <text:p>0.00102</text:p>
              </table:table-cell>
              <table:table-cell office:value-type="float" office:value="0.00248">
                <text:p>0.00248</text:p>
              </table:table-cell>
              <table:table-cell office:value-type="float" office:value="-0.00202">
                <text:p>-0.002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30">
                <text:p>530</text:p>
              </table:table-cell>
              <table:table-cell office:value-type="float" office:value="0.04514">
                <text:p>0.04514</text:p>
              </table:table-cell>
              <table:table-cell office:value-type="float" office:value="0.04629">
                <text:p>0.04629</text:p>
              </table:table-cell>
              <table:table-cell office:value-type="float" office:value="0.04201">
                <text:p>0.04201</text:p>
              </table:table-cell>
              <table:table-cell office:value-type="float" office:value="0.04191">
                <text:p>0.04191</text:p>
              </table:table-cell>
              <table:table-cell office:value-type="float" office:value="0.04187">
                <text:p>0.04187</text:p>
              </table:table-cell>
              <table:table-cell office:value-type="float" office:value="0.04791">
                <text:p>0.04791</text:p>
              </table:table-cell>
              <table:table-cell office:value-type="float" office:value="0.04023">
                <text:p>0.04023</text:p>
              </table:table-cell>
              <table:table-cell office:value-type="float" office:value="0.04233">
                <text:p>0.04233</text:p>
              </table:table-cell>
              <table:table-cell office:value-type="float" office:value="0.03016">
                <text:p>0.03016</text:p>
              </table:table-cell>
              <table:table-cell office:value-type="float" office:value="0.04227">
                <text:p>0.04227</text:p>
              </table:table-cell>
              <table:table-cell office:value-type="float" office:value="0.03321">
                <text:p>0.03321</text:p>
              </table:table-cell>
              <table:table-cell office:value-type="float" office:value="0.01354">
                <text:p>0.01354</text:p>
              </table:table-cell>
              <table:table-cell office:value-type="float" office:value="0.01315">
                <text:p>0.01315</text:p>
              </table:table-cell>
              <table:table-cell office:value-type="float" office:value="0.00101">
                <text:p>0.00101</text:p>
              </table:table-cell>
              <table:table-cell office:value-type="float" office:value="0.00248">
                <text:p>0.00248</text:p>
              </table:table-cell>
              <table:table-cell office:value-type="float" office:value="-0.00234">
                <text:p>-0.00234</text:p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9">
                <text:p>529</text:p>
              </table:table-cell>
              <table:table-cell office:value-type="float" office:value="0.0476">
                <text:p>0.0476</text:p>
              </table:table-cell>
              <table:table-cell office:value-type="float" office:value="0.04865">
                <text:p>0.04865</text:p>
              </table:table-cell>
              <table:table-cell office:value-type="float" office:value="0.04387">
                <text:p>0.04387</text:p>
              </table:table-cell>
              <table:table-cell office:value-type="float" office:value="0.04396">
                <text:p>0.04396</text:p>
              </table:table-cell>
              <table:table-cell office:value-type="float" office:value="0.04443">
                <text:p>0.04443</text:p>
              </table:table-cell>
              <table:table-cell office:value-type="float" office:value="0.05051">
                <text:p>0.05051</text:p>
              </table:table-cell>
              <table:table-cell office:value-type="float" office:value="0.04261">
                <text:p>0.04261</text:p>
              </table:table-cell>
              <table:table-cell office:value-type="float" office:value="0.04472">
                <text:p>0.04472</text:p>
              </table:table-cell>
              <table:table-cell office:value-type="float" office:value="0.03205">
                <text:p>0.03205</text:p>
              </table:table-cell>
              <table:table-cell office:value-type="float" office:value="0.04408">
                <text:p>0.04408</text:p>
              </table:table-cell>
              <table:table-cell office:value-type="float" office:value="0.03514">
                <text:p>0.03514</text:p>
              </table:table-cell>
              <table:table-cell office:value-type="float" office:value="0.01431">
                <text:p>0.01431</text:p>
              </table:table-cell>
              <table:table-cell office:value-type="float" office:value="0.01359">
                <text:p>0.01359</text:p>
              </table:table-cell>
              <table:table-cell office:value-type="float" office:value="0.00104">
                <text:p>0.00104</text:p>
              </table:table-cell>
              <table:table-cell office:value-type="float" office:value="0.00242">
                <text:p>0.00242</text:p>
              </table:table-cell>
              <table:table-cell office:value-type="float" office:value="-0.00207">
                <text:p>-0.00207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8">
                <text:p>528</text:p>
              </table:table-cell>
              <table:table-cell office:value-type="float" office:value="0.04984">
                <text:p>0.04984</text:p>
              </table:table-cell>
              <table:table-cell office:value-type="float" office:value="0.05109">
                <text:p>0.05109</text:p>
              </table:table-cell>
              <table:table-cell office:value-type="float" office:value="0.04632">
                <text:p>0.04632</text:p>
              </table:table-cell>
              <table:table-cell office:value-type="float" office:value="0.04645">
                <text:p>0.04645</text:p>
              </table:table-cell>
              <table:table-cell office:value-type="float" office:value="0.04649">
                <text:p>0.04649</text:p>
              </table:table-cell>
              <table:table-cell office:value-type="float" office:value="0.05283">
                <text:p>0.05283</text:p>
              </table:table-cell>
              <table:table-cell office:value-type="float" office:value="0.04501">
                <text:p>0.04501</text:p>
              </table:table-cell>
              <table:table-cell office:value-type="float" office:value="0.04713">
                <text:p>0.04713</text:p>
              </table:table-cell>
              <table:table-cell office:value-type="float" office:value="0.03387">
                <text:p>0.03387</text:p>
              </table:table-cell>
              <table:table-cell office:value-type="float" office:value="0.04582">
                <text:p>0.04582</text:p>
              </table:table-cell>
              <table:table-cell office:value-type="float" office:value="0.03664">
                <text:p>0.03664</text:p>
              </table:table-cell>
              <table:table-cell office:value-type="float" office:value="0.0147">
                <text:p>0.0147</text:p>
              </table:table-cell>
              <table:table-cell office:value-type="float" office:value="0.0141">
                <text:p>0.0141</text:p>
              </table:table-cell>
              <table:table-cell office:value-type="float" office:value="0.00132">
                <text:p>0.00132</text:p>
              </table:table-cell>
              <table:table-cell office:value-type="float" office:value="0.00281">
                <text:p>0.00281</text:p>
              </table:table-cell>
              <table:table-cell office:value-type="float" office:value="-0.00198">
                <text:p>-0.00198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7">
                <text:p>527</text:p>
              </table:table-cell>
              <table:table-cell office:value-type="float" office:value="0.05213">
                <text:p>0.05213</text:p>
              </table:table-cell>
              <table:table-cell office:value-type="float" office:value="0.05341">
                <text:p>0.05341</text:p>
              </table:table-cell>
              <table:table-cell office:value-type="float" office:value="0.04893">
                <text:p>0.04893</text:p>
              </table:table-cell>
              <table:table-cell office:value-type="float" office:value="0.04902">
                <text:p>0.04902</text:p>
              </table:table-cell>
              <table:table-cell office:value-type="float" office:value="0.04897">
                <text:p>0.04897</text:p>
              </table:table-cell>
              <table:table-cell office:value-type="float" office:value="0.05536">
                <text:p>0.05536</text:p>
              </table:table-cell>
              <table:table-cell office:value-type="float" office:value="0.0473">
                <text:p>0.0473</text:p>
              </table:table-cell>
              <table:table-cell office:value-type="float" office:value="0.04946">
                <text:p>0.04946</text:p>
              </table:table-cell>
              <table:table-cell office:value-type="float" office:value="0.03559">
                <text:p>0.03559</text:p>
              </table:table-cell>
              <table:table-cell office:value-type="float" office:value="0.04772">
                <text:p>0.04772</text:p>
              </table:table-cell>
              <table:table-cell office:value-type="float" office:value="0.03833">
                <text:p>0.03833</text:p>
              </table:table-cell>
              <table:table-cell office:value-type="float" office:value="0.01517">
                <text:p>0.01517</text:p>
              </table:table-cell>
              <table:table-cell office:value-type="float" office:value="0.01475">
                <text:p>0.01475</text:p>
              </table:table-cell>
              <table:table-cell office:value-type="float" office:value="0.0013">
                <text:p>0.0013</text:p>
              </table:table-cell>
              <table:table-cell office:value-type="float" office:value="0.00287">
                <text:p>0.00287</text:p>
              </table:table-cell>
              <table:table-cell office:value-type="float" office:value="-0.00189">
                <text:p>-0.00189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6">
                <text:p>526</text:p>
              </table:table-cell>
              <table:table-cell office:value-type="float" office:value="0.05439">
                <text:p>0.05439</text:p>
              </table:table-cell>
              <table:table-cell office:value-type="float" office:value="0.05562">
                <text:p>0.05562</text:p>
              </table:table-cell>
              <table:table-cell office:value-type="float" office:value="0.0513">
                <text:p>0.0513</text:p>
              </table:table-cell>
              <table:table-cell office:value-type="float" office:value="0.05137">
                <text:p>0.05137</text:p>
              </table:table-cell>
              <table:table-cell office:value-type="float" office:value="0.05148">
                <text:p>0.05148</text:p>
              </table:table-cell>
              <table:table-cell office:value-type="float" office:value="0.05815">
                <text:p>0.05815</text:p>
              </table:table-cell>
              <table:table-cell office:value-type="float" office:value="0.04989">
                <text:p>0.04989</text:p>
              </table:table-cell>
              <table:table-cell office:value-type="float" office:value="0.05218">
                <text:p>0.05218</text:p>
              </table:table-cell>
              <table:table-cell office:value-type="float" office:value="0.03735">
                <text:p>0.03735</text:p>
              </table:table-cell>
              <table:table-cell office:value-type="float" office:value="0.04983">
                <text:p>0.04983</text:p>
              </table:table-cell>
              <table:table-cell office:value-type="float" office:value="0.04029">
                <text:p>0.04029</text:p>
              </table:table-cell>
              <table:table-cell office:value-type="float" office:value="0.01568">
                <text:p>0.01568</text:p>
              </table:table-cell>
              <table:table-cell office:value-type="float" office:value="0.01531">
                <text:p>0.01531</text:p>
              </table:table-cell>
              <table:table-cell office:value-type="float" office:value="0.0013">
                <text:p>0.0013</text:p>
              </table:table-cell>
              <table:table-cell office:value-type="float" office:value="0.00282">
                <text:p>0.00282</text:p>
              </table:table-cell>
              <table:table-cell office:value-type="float" office:value="-0.00192">
                <text:p>-0.00192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5">
                <text:p>525</text:p>
              </table:table-cell>
              <table:table-cell office:value-type="float" office:value="0.05693">
                <text:p>0.05693</text:p>
              </table:table-cell>
              <table:table-cell office:value-type="float" office:value="0.05851">
                <text:p>0.05851</text:p>
              </table:table-cell>
              <table:table-cell office:value-type="float" office:value="0.05373">
                <text:p>0.05373</text:p>
              </table:table-cell>
              <table:table-cell office:value-type="float" office:value="0.05443">
                <text:p>0.05443</text:p>
              </table:table-cell>
              <table:table-cell office:value-type="float" office:value="0.05414">
                <text:p>0.05414</text:p>
              </table:table-cell>
              <table:table-cell office:value-type="float" office:value="0.06078">
                <text:p>0.06078</text:p>
              </table:table-cell>
              <table:table-cell office:value-type="float" office:value="0.05292">
                <text:p>0.05292</text:p>
              </table:table-cell>
              <table:table-cell office:value-type="float" office:value="0.05501">
                <text:p>0.05501</text:p>
              </table:table-cell>
              <table:table-cell office:value-type="float" office:value="0.03948">
                <text:p>0.03948</text:p>
              </table:table-cell>
              <table:table-cell office:value-type="float" office:value="0.05208">
                <text:p>0.05208</text:p>
              </table:table-cell>
              <table:table-cell office:value-type="float" office:value="0.04228">
                <text:p>0.04228</text:p>
              </table:table-cell>
              <table:table-cell office:value-type="float" office:value="0.01641">
                <text:p>0.01641</text:p>
              </table:table-cell>
              <table:table-cell office:value-type="float" office:value="0.01582">
                <text:p>0.01582</text:p>
              </table:table-cell>
              <table:table-cell office:value-type="float" office:value="0.00147">
                <text:p>0.00147</text:p>
              </table:table-cell>
              <table:table-cell office:value-type="float" office:value="0.00277">
                <text:p>0.00277</text:p>
              </table:table-cell>
              <table:table-cell office:value-type="float" office:value="-0.00185">
                <text:p>-0.00185</text:p>
              </table:table-cell>
              <table:table-cell office:value-type="float" office:value="0.00126">
                <text:p>0.00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4">
                <text:p>524</text:p>
              </table:table-cell>
              <table:table-cell office:value-type="float" office:value="0.06007">
                <text:p>0.06007</text:p>
              </table:table-cell>
              <table:table-cell office:value-type="float" office:value="0.06136">
                <text:p>0.06136</text:p>
              </table:table-cell>
              <table:table-cell office:value-type="float" office:value="0.05661">
                <text:p>0.05661</text:p>
              </table:table-cell>
              <table:table-cell office:value-type="float" office:value="0.05706">
                <text:p>0.05706</text:p>
              </table:table-cell>
              <table:table-cell office:value-type="float" office:value="0.05672">
                <text:p>0.05672</text:p>
              </table:table-cell>
              <table:table-cell office:value-type="float" office:value="0.06333">
                <text:p>0.06333</text:p>
              </table:table-cell>
              <table:table-cell office:value-type="float" office:value="0.05532">
                <text:p>0.05532</text:p>
              </table:table-cell>
              <table:table-cell office:value-type="float" office:value="0.05764">
                <text:p>0.05764</text:p>
              </table:table-cell>
              <table:table-cell office:value-type="float" office:value="0.04136">
                <text:p>0.04136</text:p>
              </table:table-cell>
              <table:table-cell office:value-type="float" office:value="0.05402">
                <text:p>0.05402</text:p>
              </table:table-cell>
              <table:table-cell office:value-type="float" office:value="0.04421">
                <text:p>0.04421</text:p>
              </table:table-cell>
              <table:table-cell office:value-type="float" office:value="0.01696">
                <text:p>0.01696</text:p>
              </table:table-cell>
              <table:table-cell office:value-type="float" office:value="0.01645">
                <text:p>0.01645</text:p>
              </table:table-cell>
              <table:table-cell office:value-type="float" office:value="0.00141">
                <text:p>0.00141</text:p>
              </table:table-cell>
              <table:table-cell office:value-type="float" office:value="0.00314">
                <text:p>0.00314</text:p>
              </table:table-cell>
              <table:table-cell office:value-type="float" office:value="-0.00148">
                <text:p>-0.00148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3">
                <text:p>523</text:p>
              </table:table-cell>
              <table:table-cell office:value-type="float" office:value="0.06256">
                <text:p>0.06256</text:p>
              </table:table-cell>
              <table:table-cell office:value-type="float" office:value="0.06388">
                <text:p>0.06388</text:p>
              </table:table-cell>
              <table:table-cell office:value-type="float" office:value="0.05954">
                <text:p>0.05954</text:p>
              </table:table-cell>
              <table:table-cell office:value-type="float" office:value="0.05969">
                <text:p>0.05969</text:p>
              </table:table-cell>
              <table:table-cell office:value-type="float" office:value="0.05964">
                <text:p>0.05964</text:p>
              </table:table-cell>
              <table:table-cell office:value-type="float" office:value="0.06627">
                <text:p>0.06627</text:p>
              </table:table-cell>
              <table:table-cell office:value-type="float" office:value="0.05784">
                <text:p>0.05784</text:p>
              </table:table-cell>
              <table:table-cell office:value-type="float" office:value="0.06022">
                <text:p>0.06022</text:p>
              </table:table-cell>
              <table:table-cell office:value-type="float" office:value="0.04343">
                <text:p>0.04343</text:p>
              </table:table-cell>
              <table:table-cell office:value-type="float" office:value="0.05594">
                <text:p>0.05594</text:p>
              </table:table-cell>
              <table:table-cell office:value-type="float" office:value="0.0461">
                <text:p>0.0461</text:p>
              </table:table-cell>
              <table:table-cell office:value-type="float" office:value="0.01772">
                <text:p>0.01772</text:p>
              </table:table-cell>
              <table:table-cell office:value-type="float" office:value="0.01713">
                <text:p>0.01713</text:p>
              </table:table-cell>
              <table:table-cell office:value-type="float" office:value="0.00166">
                <text:p>0.00166</text:p>
              </table:table-cell>
              <table:table-cell office:value-type="float" office:value="0.00291">
                <text:p>0.00291</text:p>
              </table:table-cell>
              <table:table-cell office:value-type="float" office:value="-0.00179">
                <text:p>-0.0017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22">
                <text:p>522</text:p>
              </table:table-cell>
              <table:table-cell office:value-type="float" office:value="0.06567">
                <text:p>0.06567</text:p>
              </table:table-cell>
              <table:table-cell office:value-type="float" office:value="0.06684">
                <text:p>0.06684</text:p>
              </table:table-cell>
              <table:table-cell office:value-type="float" office:value="0.06242">
                <text:p>0.06242</text:p>
              </table:table-cell>
              <table:table-cell office:value-type="float" office:value="0.06262">
                <text:p>0.06262</text:p>
              </table:table-cell>
              <table:table-cell office:value-type="float" office:value="0.0625">
                <text:p>0.0625</text:p>
              </table:table-cell>
              <table:table-cell office:value-type="float" office:value="0.06929">
                <text:p>0.06929</text:p>
              </table:table-cell>
              <table:table-cell office:value-type="float" office:value="0.06107">
                <text:p>0.06107</text:p>
              </table:table-cell>
              <table:table-cell office:value-type="float" office:value="0.06326">
                <text:p>0.06326</text:p>
              </table:table-cell>
              <table:table-cell office:value-type="float" office:value="0.0457">
                <text:p>0.0457</text:p>
              </table:table-cell>
              <table:table-cell office:value-type="float" office:value="0.05847">
                <text:p>0.05847</text:p>
              </table:table-cell>
              <table:table-cell office:value-type="float" office:value="0.04817">
                <text:p>0.04817</text:p>
              </table:table-cell>
              <table:table-cell office:value-type="float" office:value="0.0187">
                <text:p>0.0187</text:p>
              </table:table-cell>
              <table:table-cell office:value-type="float" office:value="0.01797">
                <text:p>0.01797</text:p>
              </table:table-cell>
              <table:table-cell office:value-type="float" office:value="0.00194">
                <text:p>0.00194</text:p>
              </table:table-cell>
              <table:table-cell office:value-type="float" office:value="0.00297">
                <text:p>0.00297</text:p>
              </table:table-cell>
              <table:table-cell office:value-type="float" office:value="-0.00178">
                <text:p>-0.00178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21">
                <text:p>521</text:p>
              </table:table-cell>
              <table:table-cell office:value-type="float" office:value="0.0687">
                <text:p>0.0687</text:p>
              </table:table-cell>
              <table:table-cell office:value-type="float" office:value="0.07023">
                <text:p>0.07023</text:p>
              </table:table-cell>
              <table:table-cell office:value-type="float" office:value="0.06543">
                <text:p>0.06543</text:p>
              </table:table-cell>
              <table:table-cell office:value-type="float" office:value="0.06576">
                <text:p>0.06576</text:p>
              </table:table-cell>
              <table:table-cell office:value-type="float" office:value="0.06529">
                <text:p>0.06529</text:p>
              </table:table-cell>
              <table:table-cell office:value-type="float" office:value="0.07217">
                <text:p>0.07217</text:p>
              </table:table-cell>
              <table:table-cell office:value-type="float" office:value="0.06418">
                <text:p>0.06418</text:p>
              </table:table-cell>
              <table:table-cell office:value-type="float" office:value="0.06639">
                <text:p>0.06639</text:p>
              </table:table-cell>
              <table:table-cell office:value-type="float" office:value="0.04806">
                <text:p>0.04806</text:p>
              </table:table-cell>
              <table:table-cell office:value-type="float" office:value="0.06076">
                <text:p>0.06076</text:p>
              </table:table-cell>
              <table:table-cell office:value-type="float" office:value="0.0505">
                <text:p>0.0505</text:p>
              </table:table-cell>
              <table:table-cell office:value-type="float" office:value="0.01927">
                <text:p>0.01927</text:p>
              </table:table-cell>
              <table:table-cell office:value-type="float" office:value="0.01837">
                <text:p>0.01837</text:p>
              </table:table-cell>
              <table:table-cell office:value-type="float" office:value="0.00218">
                <text:p>0.00218</text:p>
              </table:table-cell>
              <table:table-cell office:value-type="float" office:value="0.00331">
                <text:p>0.00331</text:p>
              </table:table-cell>
              <table:table-cell office:value-type="float" office:value="-0.00182">
                <text:p>-0.00182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20">
                <text:p>520</text:p>
              </table:table-cell>
              <table:table-cell office:value-type="float" office:value="0.07179">
                <text:p>0.07179</text:p>
              </table:table-cell>
              <table:table-cell office:value-type="float" office:value="0.07324">
                <text:p>0.07324</text:p>
              </table:table-cell>
              <table:table-cell office:value-type="float" office:value="0.06872">
                <text:p>0.06872</text:p>
              </table:table-cell>
              <table:table-cell office:value-type="float" office:value="0.06875">
                <text:p>0.06875</text:p>
              </table:table-cell>
              <table:table-cell office:value-type="float" office:value="0.0684">
                <text:p>0.0684</text:p>
              </table:table-cell>
              <table:table-cell office:value-type="float" office:value="0.074969">
                <text:p>0.074969</text:p>
              </table:table-cell>
              <table:table-cell office:value-type="float" office:value="0.06672">
                <text:p>0.06672</text:p>
              </table:table-cell>
              <table:table-cell office:value-type="float" office:value="0.06907">
                <text:p>0.06907</text:p>
              </table:table-cell>
              <table:table-cell office:value-type="float" office:value="0.05019">
                <text:p>0.05019</text:p>
              </table:table-cell>
              <table:table-cell office:value-type="float" office:value="0.06286">
                <text:p>0.06286</text:p>
              </table:table-cell>
              <table:table-cell office:value-type="float" office:value="0.05239">
                <text:p>0.05239</text:p>
              </table:table-cell>
              <table:table-cell office:value-type="float" office:value="0.02005">
                <text:p>0.02005</text:p>
              </table:table-cell>
              <table:table-cell office:value-type="float" office:value="0.01924">
                <text:p>0.01924</text:p>
              </table:table-cell>
              <table:table-cell office:value-type="float" office:value="0.00226">
                <text:p>0.00226</text:p>
              </table:table-cell>
              <table:table-cell office:value-type="float" office:value="0.00325">
                <text:p>0.00325</text:p>
              </table:table-cell>
              <table:table-cell office:value-type="float" office:value="-0.00187">
                <text:p>-0.00187</text:p>
              </table:table-cell>
              <table:table-cell office:value-type="float" office:value="0.00091">
                <text:p>0.000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9">
                <text:p>519</text:p>
              </table:table-cell>
              <table:table-cell office:value-type="float" office:value="0.07502">
                <text:p>0.07502</text:p>
              </table:table-cell>
              <table:table-cell office:value-type="float" office:value="0.07647">
                <text:p>0.07647</text:p>
              </table:table-cell>
              <table:table-cell office:value-type="float" office:value="0.07198">
                <text:p>0.07198</text:p>
              </table:table-cell>
              <table:table-cell office:value-type="float" office:value="0.07197">
                <text:p>0.07197</text:p>
              </table:table-cell>
              <table:table-cell office:value-type="float" office:value="0.07189">
                <text:p>0.07189</text:p>
              </table:table-cell>
              <table:table-cell office:value-type="float" office:value="0.07857">
                <text:p>0.07857</text:p>
              </table:table-cell>
              <table:table-cell office:value-type="float" office:value="0.07012">
                <text:p>0.07012</text:p>
              </table:table-cell>
              <table:table-cell office:value-type="float" office:value="0.07219">
                <text:p>0.07219</text:p>
              </table:table-cell>
              <table:table-cell office:value-type="float" office:value="0.05259">
                <text:p>0.05259</text:p>
              </table:table-cell>
              <table:table-cell office:value-type="float" office:value="0.06532">
                <text:p>0.06532</text:p>
              </table:table-cell>
              <table:table-cell office:value-type="float" office:value="0.05478">
                <text:p>0.05478</text:p>
              </table:table-cell>
              <table:table-cell office:value-type="float" office:value="0.02079">
                <text:p>0.02079</text:p>
              </table:table-cell>
              <table:table-cell office:value-type="float" office:value="0.01998">
                <text:p>0.01998</text:p>
              </table:table-cell>
              <table:table-cell office:value-type="float" office:value="0.00224">
                <text:p>0.00224</text:p>
              </table:table-cell>
              <table:table-cell office:value-type="float" office:value="0.00306">
                <text:p>0.00306</text:p>
              </table:table-cell>
              <table:table-cell office:value-type="float" office:value="-0.00154">
                <text:p>-0.00154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8">
                <text:p>518</text:p>
              </table:table-cell>
              <table:table-cell office:value-type="float" office:value="0.07799">
                <text:p>0.07799</text:p>
              </table:table-cell>
              <table:table-cell office:value-type="float" office:value="0.07946">
                <text:p>0.07946</text:p>
              </table:table-cell>
              <table:table-cell office:value-type="float" office:value="0.07494">
                <text:p>0.07494</text:p>
              </table:table-cell>
              <table:table-cell office:value-type="float" office:value="0.07534">
                <text:p>0.07534</text:p>
              </table:table-cell>
              <table:table-cell office:value-type="float" office:value="0.07489">
                <text:p>0.07489</text:p>
              </table:table-cell>
              <table:table-cell office:value-type="float" office:value="0.08182">
                <text:p>0.08182</text:p>
              </table:table-cell>
              <table:table-cell office:value-type="float" office:value="0.07328">
                <text:p>0.07328</text:p>
              </table:table-cell>
              <table:table-cell office:value-type="float" office:value="0.07536">
                <text:p>0.07536</text:p>
              </table:table-cell>
              <table:table-cell office:value-type="float" office:value="0.05475">
                <text:p>0.05475</text:p>
              </table:table-cell>
              <table:table-cell office:value-type="float" office:value="0.06789">
                <text:p>0.06789</text:p>
              </table:table-cell>
              <table:table-cell office:value-type="float" office:value="0.05744">
                <text:p>0.05744</text:p>
              </table:table-cell>
              <table:table-cell office:value-type="float" office:value="0.02167">
                <text:p>0.02167</text:p>
              </table:table-cell>
              <table:table-cell office:value-type="float" office:value="0.02069">
                <text:p>0.02069</text:p>
              </table:table-cell>
              <table:table-cell office:value-type="float" office:value="0.00243">
                <text:p>0.00243</text:p>
              </table:table-cell>
              <table:table-cell office:value-type="float" office:value="0.00347">
                <text:p>0.00347</text:p>
              </table:table-cell>
              <table:table-cell office:value-type="float" office:value="-0.00166">
                <text:p>-0.00166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7">
                <text:p>517</text:p>
              </table:table-cell>
              <table:table-cell office:value-type="float" office:value="0.08127">
                <text:p>0.08127</text:p>
              </table:table-cell>
              <table:table-cell office:value-type="float" office:value="0.08294">
                <text:p>0.08294</text:p>
              </table:table-cell>
              <table:table-cell office:value-type="float" office:value="0.07852">
                <text:p>0.07852</text:p>
              </table:table-cell>
              <table:table-cell office:value-type="float" office:value="0.0787">
                <text:p>0.0787</text:p>
              </table:table-cell>
              <table:table-cell office:value-type="float" office:value="0.07811">
                <text:p>0.07811</text:p>
              </table:table-cell>
              <table:table-cell office:value-type="float" office:value="0.08512">
                <text:p>0.08512</text:p>
              </table:table-cell>
              <table:table-cell office:value-type="float" office:value="0.07617">
                <text:p>0.07617</text:p>
              </table:table-cell>
              <table:table-cell office:value-type="float" office:value="0.07843">
                <text:p>0.07843</text:p>
              </table:table-cell>
              <table:table-cell office:value-type="float" office:value="0.05708">
                <text:p>0.05708</text:p>
              </table:table-cell>
              <table:table-cell office:value-type="float" office:value="0.0702">
                <text:p>0.0702</text:p>
              </table:table-cell>
              <table:table-cell office:value-type="float" office:value="0.0598">
                <text:p>0.0598</text:p>
              </table:table-cell>
              <table:table-cell office:value-type="float" office:value="0.02204">
                <text:p>0.02204</text:p>
              </table:table-cell>
              <table:table-cell office:value-type="float" office:value="0.02145">
                <text:p>0.02145</text:p>
              </table:table-cell>
              <table:table-cell office:value-type="float" office:value="0.00216">
                <text:p>0.00216</text:p>
              </table:table-cell>
              <table:table-cell office:value-type="float" office:value="0.00346">
                <text:p>0.00346</text:p>
              </table:table-cell>
              <table:table-cell office:value-type="float" office:value="-0.00148">
                <text:p>-0.00148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6">
                <text:p>516</text:p>
              </table:table-cell>
              <table:table-cell office:value-type="float" office:value="0.08464">
                <text:p>0.08464</text:p>
              </table:table-cell>
              <table:table-cell office:value-type="float" office:value="0.08602">
                <text:p>0.08602</text:p>
              </table:table-cell>
              <table:table-cell office:value-type="float" office:value="0.08197">
                <text:p>0.08197</text:p>
              </table:table-cell>
              <table:table-cell office:value-type="float" office:value="0.0822">
                <text:p>0.0822</text:p>
              </table:table-cell>
              <table:table-cell office:value-type="float" office:value="0.08158">
                <text:p>0.08158</text:p>
              </table:table-cell>
              <table:table-cell office:value-type="float" office:value="0.08864">
                <text:p>0.08864</text:p>
              </table:table-cell>
              <table:table-cell office:value-type="float" office:value="0.07951">
                <text:p>0.07951</text:p>
              </table:table-cell>
              <table:table-cell office:value-type="float" office:value="0.08193">
                <text:p>0.08193</text:p>
              </table:table-cell>
              <table:table-cell office:value-type="float" office:value="0.05943">
                <text:p>0.05943</text:p>
              </table:table-cell>
              <table:table-cell office:value-type="float" office:value="0.07273">
                <text:p>0.07273</text:p>
              </table:table-cell>
              <table:table-cell office:value-type="float" office:value="0.06227">
                <text:p>0.06227</text:p>
              </table:table-cell>
              <table:table-cell office:value-type="float" office:value="0.02285">
                <text:p>0.02285</text:p>
              </table:table-cell>
              <table:table-cell office:value-type="float" office:value="0.02246">
                <text:p>0.02246</text:p>
              </table:table-cell>
              <table:table-cell office:value-type="float" office:value="0.00208">
                <text:p>0.00208</text:p>
              </table:table-cell>
              <table:table-cell office:value-type="float" office:value="0.0034">
                <text:p>0.0034</text:p>
              </table:table-cell>
              <table:table-cell office:value-type="float" office:value="-0.00154">
                <text:p>-0.00154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15">
                <text:p>515</text:p>
              </table:table-cell>
              <table:table-cell office:value-type="float" office:value="0.08827">
                <text:p>0.08827</text:p>
              </table:table-cell>
              <table:table-cell office:value-type="float" office:value="0.08985">
                <text:p>0.08985</text:p>
              </table:table-cell>
              <table:table-cell office:value-type="float" office:value="0.085029">
                <text:p>0.085029</text:p>
              </table:table-cell>
              <table:table-cell office:value-type="float" office:value="0.08563">
                <text:p>0.08563</text:p>
              </table:table-cell>
              <table:table-cell office:value-type="float" office:value="0.085">
                <text:p>0.085</text:p>
              </table:table-cell>
              <table:table-cell office:value-type="float" office:value="0.09224">
                <text:p>0.09224</text:p>
              </table:table-cell>
              <table:table-cell office:value-type="float" office:value="0.083239">
                <text:p>0.083239</text:p>
              </table:table-cell>
              <table:table-cell office:value-type="float" office:value="0.085459">
                <text:p>0.085459</text:p>
              </table:table-cell>
              <table:table-cell office:value-type="float" office:value="0.0619">
                <text:p>0.0619</text:p>
              </table:table-cell>
              <table:table-cell office:value-type="float" office:value="0.07521">
                <text:p>0.07521</text:p>
              </table:table-cell>
              <table:table-cell office:value-type="float" office:value="0.064949">
                <text:p>0.064949</text:p>
              </table:table-cell>
              <table:table-cell office:value-type="float" office:value="0.02333">
                <text:p>0.02333</text:p>
              </table:table-cell>
              <table:table-cell office:value-type="float" office:value="0.02285">
                <text:p>0.02285</text:p>
              </table:table-cell>
              <table:table-cell office:value-type="float" office:value="0.00232">
                <text:p>0.00232</text:p>
              </table:table-cell>
              <table:table-cell office:value-type="float" office:value="0.00365">
                <text:p>0.00365</text:p>
              </table:table-cell>
              <table:table-cell office:value-type="float" office:value="-0.00157">
                <text:p>-0.00157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14">
                <text:p>514</text:p>
              </table:table-cell>
              <table:table-cell office:value-type="float" office:value="0.09159">
                <text:p>0.09159</text:p>
              </table:table-cell>
              <table:table-cell office:value-type="float" office:value="0.0932">
                <text:p>0.0932</text:p>
              </table:table-cell>
              <table:table-cell office:value-type="float" office:value="0.08921">
                <text:p>0.08921</text:p>
              </table:table-cell>
              <table:table-cell office:value-type="float" office:value="0.08944">
                <text:p>0.08944</text:p>
              </table:table-cell>
              <table:table-cell office:value-type="float" office:value="0.08845">
                <text:p>0.08845</text:p>
              </table:table-cell>
              <table:table-cell office:value-type="float" office:value="0.095699">
                <text:p>0.095699</text:p>
              </table:table-cell>
              <table:table-cell office:value-type="float" office:value="0.08651">
                <text:p>0.08651</text:p>
              </table:table-cell>
              <table:table-cell office:value-type="float" office:value="0.08901">
                <text:p>0.08901</text:p>
              </table:table-cell>
              <table:table-cell office:value-type="float" office:value="0.06423">
                <text:p>0.06423</text:p>
              </table:table-cell>
              <table:table-cell office:value-type="float" office:value="0.07795">
                <text:p>0.07795</text:p>
              </table:table-cell>
              <table:table-cell office:value-type="float" office:value="0.06784">
                <text:p>0.06784</text:p>
              </table:table-cell>
              <table:table-cell office:value-type="float" office:value="0.02436">
                <text:p>0.02436</text:p>
              </table:table-cell>
              <table:table-cell office:value-type="float" office:value="0.02381">
                <text:p>0.02381</text:p>
              </table:table-cell>
              <table:table-cell office:value-type="float" office:value="0.00255">
                <text:p>0.00255</text:p>
              </table:table-cell>
              <table:table-cell office:value-type="float" office:value="0.00417">
                <text:p>0.00417</text:p>
              </table:table-cell>
              <table:table-cell office:value-type="float" office:value="-0.00156">
                <text:p>-0.00156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13">
                <text:p>513</text:p>
              </table:table-cell>
              <table:table-cell office:value-type="float" office:value="0.09523">
                <text:p>0.09523</text:p>
              </table:table-cell>
              <table:table-cell office:value-type="float" office:value="0.09703">
                <text:p>0.09703</text:p>
              </table:table-cell>
              <table:table-cell office:value-type="float" office:value="0.09284">
                <text:p>0.09284</text:p>
              </table:table-cell>
              <table:table-cell office:value-type="float" office:value="0.09314">
                <text:p>0.09314</text:p>
              </table:table-cell>
              <table:table-cell office:value-type="float" office:value="0.09234">
                <text:p>0.09234</text:p>
              </table:table-cell>
              <table:table-cell office:value-type="float" office:value="0.09955">
                <text:p>0.09955</text:p>
              </table:table-cell>
              <table:table-cell office:value-type="float" office:value="0.08966">
                <text:p>0.08966</text:p>
              </table:table-cell>
              <table:table-cell office:value-type="float" office:value="0.09224">
                <text:p>0.09224</text:p>
              </table:table-cell>
              <table:table-cell office:value-type="float" office:value="0.067">
                <text:p>0.067</text:p>
              </table:table-cell>
              <table:table-cell office:value-type="float" office:value="0.08072">
                <text:p>0.08072</text:p>
              </table:table-cell>
              <table:table-cell office:value-type="float" office:value="0.07">
                <text:p>0.07</text:p>
              </table:table-cell>
              <table:table-cell office:value-type="float" office:value="0.02496">
                <text:p>0.02496</text:p>
              </table:table-cell>
              <table:table-cell office:value-type="float" office:value="0.0246">
                <text:p>0.0246</text:p>
              </table:table-cell>
              <table:table-cell office:value-type="float" office:value="0.00236">
                <text:p>0.00236</text:p>
              </table:table-cell>
              <table:table-cell office:value-type="float" office:value="0.00384">
                <text:p>0.00384</text:p>
              </table:table-cell>
              <table:table-cell office:value-type="float" office:value="-0.00154">
                <text:p>-0.00154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12">
                <text:p>512</text:p>
              </table:table-cell>
              <table:table-cell office:value-type="float" office:value="0.09896">
                <text:p>0.09896</text:p>
              </table:table-cell>
              <table:table-cell office:value-type="float" office:value="0.10076">
                <text:p>0.10076</text:p>
              </table:table-cell>
              <table:table-cell office:value-type="float" office:value="0.096629">
                <text:p>0.096629</text:p>
              </table:table-cell>
              <table:table-cell office:value-type="float" office:value="0.09693">
                <text:p>0.09693</text:p>
              </table:table-cell>
              <table:table-cell office:value-type="float" office:value="0.09632">
                <text:p>0.09632</text:p>
              </table:table-cell>
              <table:table-cell office:value-type="float" office:value="0.1035">
                <text:p>0.1035</text:p>
              </table:table-cell>
              <table:table-cell office:value-type="float" office:value="0.093299">
                <text:p>0.093299</text:p>
              </table:table-cell>
              <table:table-cell office:value-type="float" office:value="0.09608">
                <text:p>0.09608</text:p>
              </table:table-cell>
              <table:table-cell office:value-type="float" office:value="0.06975">
                <text:p>0.06975</text:p>
              </table:table-cell>
              <table:table-cell office:value-type="float" office:value="0.08362">
                <text:p>0.08362</text:p>
              </table:table-cell>
              <table:table-cell office:value-type="float" office:value="0.073039">
                <text:p>0.073039</text:p>
              </table:table-cell>
              <table:table-cell office:value-type="float" office:value="0.02611">
                <text:p>0.02611</text:p>
              </table:table-cell>
              <table:table-cell office:value-type="float" office:value="0.02571">
                <text:p>0.02571</text:p>
              </table:table-cell>
              <table:table-cell office:value-type="float" office:value="0.00263">
                <text:p>0.00263</text:p>
              </table:table-cell>
              <table:table-cell office:value-type="float" office:value="0.00388">
                <text:p>0.00388</text:p>
              </table:table-cell>
              <table:table-cell office:value-type="float" office:value="-0.00115">
                <text:p>-0.00115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11">
                <text:p>511</text:p>
              </table:table-cell>
              <table:table-cell office:value-type="float" office:value="0.10274">
                <text:p>0.10274</text:p>
              </table:table-cell>
              <table:table-cell office:value-type="float" office:value="0.10464">
                <text:p>0.10464</text:p>
              </table:table-cell>
              <table:table-cell office:value-type="float" office:value="0.10042">
                <text:p>0.10042</text:p>
              </table:table-cell>
              <table:table-cell office:value-type="float" office:value="0.10089">
                <text:p>0.10089</text:p>
              </table:table-cell>
              <table:table-cell office:value-type="float" office:value="0.10009">
                <text:p>0.10009</text:p>
              </table:table-cell>
              <table:table-cell office:value-type="float" office:value="0.10718">
                <text:p>0.10718</text:p>
              </table:table-cell>
              <table:table-cell office:value-type="float" office:value="0.097059">
                <text:p>0.097059</text:p>
              </table:table-cell>
              <table:table-cell office:value-type="float" office:value="0.09981">
                <text:p>0.09981</text:p>
              </table:table-cell>
              <table:table-cell office:value-type="float" office:value="0.07256">
                <text:p>0.07256</text:p>
              </table:table-cell>
              <table:table-cell office:value-type="float" office:value="0.08631">
                <text:p>0.08631</text:p>
              </table:table-cell>
              <table:table-cell office:value-type="float" office:value="0.07588">
                <text:p>0.07588</text:p>
              </table:table-cell>
              <table:table-cell office:value-type="float" office:value="0.02699">
                <text:p>0.02699</text:p>
              </table:table-cell>
              <table:table-cell office:value-type="float" office:value="0.02631">
                <text:p>0.02631</text:p>
              </table:table-cell>
              <table:table-cell office:value-type="float" office:value="0.00286">
                <text:p>0.00286</text:p>
              </table:table-cell>
              <table:table-cell office:value-type="float" office:value="0.00418">
                <text:p>0.00418</text:p>
              </table:table-cell>
              <table:table-cell office:value-type="float" office:value="-0.00118">
                <text:p>-0.00118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10">
                <text:p>510</text:p>
              </table:table-cell>
              <table:table-cell office:value-type="float" office:value="0.10652">
                <text:p>0.10652</text:p>
              </table:table-cell>
              <table:table-cell office:value-type="float" office:value="0.1086">
                <text:p>0.1086</text:p>
              </table:table-cell>
              <table:table-cell office:value-type="float" office:value="0.10447">
                <text:p>0.10447</text:p>
              </table:table-cell>
              <table:table-cell office:value-type="float" office:value="0.10465">
                <text:p>0.10465</text:p>
              </table:table-cell>
              <table:table-cell office:value-type="float" office:value="0.10391">
                <text:p>0.10391</text:p>
              </table:table-cell>
              <table:table-cell office:value-type="float" office:value="0.11097">
                <text:p>0.11097</text:p>
              </table:table-cell>
              <table:table-cell office:value-type="float" office:value="0.1005">
                <text:p>0.1005</text:p>
              </table:table-cell>
              <table:table-cell office:value-type="float" office:value="0.10354">
                <text:p>0.10354</text:p>
              </table:table-cell>
              <table:table-cell office:value-type="float" office:value="0.07541">
                <text:p>0.07541</text:p>
              </table:table-cell>
              <table:table-cell office:value-type="float" office:value="0.08905">
                <text:p>0.08905</text:p>
              </table:table-cell>
              <table:table-cell office:value-type="float" office:value="0.078299">
                <text:p>0.078299</text:p>
              </table:table-cell>
              <table:table-cell office:value-type="float" office:value="0.02783">
                <text:p>0.02783</text:p>
              </table:table-cell>
              <table:table-cell office:value-type="float" office:value="0.02719">
                <text:p>0.02719</text:p>
              </table:table-cell>
              <table:table-cell office:value-type="float" office:value="0.00298">
                <text:p>0.00298</text:p>
              </table:table-cell>
              <table:table-cell office:value-type="float" office:value="0.00435">
                <text:p>0.00435</text:p>
              </table:table-cell>
              <table:table-cell office:value-type="float" office:value="-0.00127">
                <text:p>-0.00127</text:p>
              </table:table-cell>
              <table:table-cell office:value-type="float" office:value="0.00206">
                <text:p>0.002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09">
                <text:p>509</text:p>
              </table:table-cell>
              <table:table-cell office:value-type="float" office:value="0.11057">
                <text:p>0.11057</text:p>
              </table:table-cell>
              <table:table-cell office:value-type="float" office:value="0.11252">
                <text:p>0.11252</text:p>
              </table:table-cell>
              <table:table-cell office:value-type="float" office:value="0.1081">
                <text:p>0.1081</text:p>
              </table:table-cell>
              <table:table-cell office:value-type="float" office:value="0.10843">
                <text:p>0.10843</text:p>
              </table:table-cell>
              <table:table-cell office:value-type="float" office:value="0.1078">
                <text:p>0.1078</text:p>
              </table:table-cell>
              <table:table-cell office:value-type="float" office:value="0.11494">
                <text:p>0.11494</text:p>
              </table:table-cell>
              <table:table-cell office:value-type="float" office:value="0.10442">
                <text:p>0.10442</text:p>
              </table:table-cell>
              <table:table-cell office:value-type="float" office:value="0.10752">
                <text:p>0.10752</text:p>
              </table:table-cell>
              <table:table-cell office:value-type="float" office:value="0.07847">
                <text:p>0.07847</text:p>
              </table:table-cell>
              <table:table-cell office:value-type="float" office:value="0.09224">
                <text:p>0.09224</text:p>
              </table:table-cell>
              <table:table-cell office:value-type="float" office:value="0.08143">
                <text:p>0.08143</text:p>
              </table:table-cell>
              <table:table-cell office:value-type="float" office:value="0.0288">
                <text:p>0.0288</text:p>
              </table:table-cell>
              <table:table-cell office:value-type="float" office:value="0.02848">
                <text:p>0.02848</text:p>
              </table:table-cell>
              <table:table-cell office:value-type="float" office:value="0.00319">
                <text:p>0.00319</text:p>
              </table:table-cell>
              <table:table-cell office:value-type="float" office:value="0.00449">
                <text:p>0.00449</text:p>
              </table:table-cell>
              <table:table-cell office:value-type="float" office:value="-0.00096">
                <text:p>-0.00096</text:p>
              </table:table-cell>
              <table:table-cell office:value-type="float" office:value="0.00209">
                <text:p>0.002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08">
                <text:p>508</text:p>
              </table:table-cell>
              <table:table-cell office:value-type="float" office:value="0.11468">
                <text:p>0.11468</text:p>
              </table:table-cell>
              <table:table-cell office:value-type="float" office:value="0.11652">
                <text:p>0.11652</text:p>
              </table:table-cell>
              <table:table-cell office:value-type="float" office:value="0.11203">
                <text:p>0.11203</text:p>
              </table:table-cell>
              <table:table-cell office:value-type="float" office:value="0.11242">
                <text:p>0.11242</text:p>
              </table:table-cell>
              <table:table-cell office:value-type="float" office:value="0.11181">
                <text:p>0.11181</text:p>
              </table:table-cell>
              <table:table-cell office:value-type="float" office:value="0.11912">
                <text:p>0.11912</text:p>
              </table:table-cell>
              <table:table-cell office:value-type="float" office:value="0.10854">
                <text:p>0.10854</text:p>
              </table:table-cell>
              <table:table-cell office:value-type="float" office:value="0.11163">
                <text:p>0.11163</text:p>
              </table:table-cell>
              <table:table-cell office:value-type="float" office:value="0.08141">
                <text:p>0.08141</text:p>
              </table:table-cell>
              <table:table-cell office:value-type="float" office:value="0.09549">
                <text:p>0.09549</text:p>
              </table:table-cell>
              <table:table-cell office:value-type="float" office:value="0.08481">
                <text:p>0.08481</text:p>
              </table:table-cell>
              <table:table-cell office:value-type="float" office:value="0.02968">
                <text:p>0.02968</text:p>
              </table:table-cell>
              <table:table-cell office:value-type="float" office:value="0.02914">
                <text:p>0.02914</text:p>
              </table:table-cell>
              <table:table-cell office:value-type="float" office:value="0.00354">
                <text:p>0.00354</text:p>
              </table:table-cell>
              <table:table-cell office:value-type="float" office:value="0.00459">
                <text:p>0.00459</text:p>
              </table:table-cell>
              <table:table-cell office:value-type="float" office:value="-0.00092">
                <text:p>-0.00092</text:p>
              </table:table-cell>
              <table:table-cell office:value-type="float" office:value="0.00203">
                <text:p>0.002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7">
                <text:p>507</text:p>
              </table:table-cell>
              <table:table-cell office:value-type="float" office:value="0.11889">
                <text:p>0.11889</text:p>
              </table:table-cell>
              <table:table-cell office:value-type="float" office:value="0.12095">
                <text:p>0.12095</text:p>
              </table:table-cell>
              <table:table-cell office:value-type="float" office:value="0.11627">
                <text:p>0.11627</text:p>
              </table:table-cell>
              <table:table-cell office:value-type="float" office:value="0.11656">
                <text:p>0.11656</text:p>
              </table:table-cell>
              <table:table-cell office:value-type="float" office:value="0.11567">
                <text:p>0.11567</text:p>
              </table:table-cell>
              <table:table-cell office:value-type="float" office:value="0.12318">
                <text:p>0.12318</text:p>
              </table:table-cell>
              <table:table-cell office:value-type="float" office:value="0.11236">
                <text:p>0.11236</text:p>
              </table:table-cell>
              <table:table-cell office:value-type="float" office:value="0.11538">
                <text:p>0.11538</text:p>
              </table:table-cell>
              <table:table-cell office:value-type="float" office:value="0.08425">
                <text:p>0.08425</text:p>
              </table:table-cell>
              <table:table-cell office:value-type="float" office:value="0.098169">
                <text:p>0.098169</text:p>
              </table:table-cell>
              <table:table-cell office:value-type="float" office:value="0.08757">
                <text:p>0.08757</text:p>
              </table:table-cell>
              <table:table-cell office:value-type="float" office:value="0.031">
                <text:p>0.031</text:p>
              </table:table-cell>
              <table:table-cell office:value-type="float" office:value="0.03038">
                <text:p>0.03038</text:p>
              </table:table-cell>
              <table:table-cell office:value-type="float" office:value="0.00357">
                <text:p>0.00357</text:p>
              </table:table-cell>
              <table:table-cell office:value-type="float" office:value="0.00494">
                <text:p>0.00494</text:p>
              </table:table-cell>
              <table:table-cell office:value-type="float" office:value="-0.00135">
                <text:p>-0.00135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6">
                <text:p>506</text:p>
              </table:table-cell>
              <table:table-cell office:value-type="float" office:value="0.12291">
                <text:p>0.12291</text:p>
              </table:table-cell>
              <table:table-cell office:value-type="float" office:value="0.12503">
                <text:p>0.12503</text:p>
              </table:table-cell>
              <table:table-cell office:value-type="float" office:value="0.12006">
                <text:p>0.12006</text:p>
              </table:table-cell>
              <table:table-cell office:value-type="float" office:value="0.1204">
                <text:p>0.1204</text:p>
              </table:table-cell>
              <table:table-cell office:value-type="float" office:value="0.11969">
                <text:p>0.11969</text:p>
              </table:table-cell>
              <table:table-cell office:value-type="float" office:value="0.12716">
                <text:p>0.12716</text:p>
              </table:table-cell>
              <table:table-cell office:value-type="float" office:value="0.1162">
                <text:p>0.1162</text:p>
              </table:table-cell>
              <table:table-cell office:value-type="float" office:value="0.11912">
                <text:p>0.11912</text:p>
              </table:table-cell>
              <table:table-cell office:value-type="float" office:value="0.08719">
                <text:p>0.08719</text:p>
              </table:table-cell>
              <table:table-cell office:value-type="float" office:value="0.10092">
                <text:p>0.10092</text:p>
              </table:table-cell>
              <table:table-cell office:value-type="float" office:value="0.09043">
                <text:p>0.09043</text:p>
              </table:table-cell>
              <table:table-cell office:value-type="float" office:value="0.03196">
                <text:p>0.03196</text:p>
              </table:table-cell>
              <table:table-cell office:value-type="float" office:value="0.03102">
                <text:p>0.03102</text:p>
              </table:table-cell>
              <table:table-cell office:value-type="float" office:value="0.00377">
                <text:p>0.00377</text:p>
              </table:table-cell>
              <table:table-cell office:value-type="float" office:value="0.00492">
                <text:p>0.00492</text:p>
              </table:table-cell>
              <table:table-cell office:value-type="float" office:value="-0.00161">
                <text:p>-0.00161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5">
                <text:p>505</text:p>
              </table:table-cell>
              <table:table-cell office:value-type="float" office:value="0.12725">
                <text:p>0.12725</text:p>
              </table:table-cell>
              <table:table-cell office:value-type="float" office:value="0.12911">
                <text:p>0.12911</text:p>
              </table:table-cell>
              <table:table-cell office:value-type="float" office:value="0.1241">
                <text:p>0.1241</text:p>
              </table:table-cell>
              <table:table-cell office:value-type="float" office:value="0.12468">
                <text:p>0.12468</text:p>
              </table:table-cell>
              <table:table-cell office:value-type="float" office:value="0.12369">
                <text:p>0.12369</text:p>
              </table:table-cell>
              <table:table-cell office:value-type="float" office:value="0.1313">
                <text:p>0.1313</text:p>
              </table:table-cell>
              <table:table-cell office:value-type="float" office:value="0.12053">
                <text:p>0.12053</text:p>
              </table:table-cell>
              <table:table-cell office:value-type="float" office:value="0.12358">
                <text:p>0.12358</text:p>
              </table:table-cell>
              <table:table-cell office:value-type="float" office:value="0.09028">
                <text:p>0.09028</text:p>
              </table:table-cell>
              <table:table-cell office:value-type="float" office:value="0.10389">
                <text:p>0.10389</text:p>
              </table:table-cell>
              <table:table-cell office:value-type="float" office:value="0.0934">
                <text:p>0.0934</text:p>
              </table:table-cell>
              <table:table-cell office:value-type="float" office:value="0.03293">
                <text:p>0.03293</text:p>
              </table:table-cell>
              <table:table-cell office:value-type="float" office:value="0.03208">
                <text:p>0.03208</text:p>
              </table:table-cell>
              <table:table-cell office:value-type="float" office:value="0.00424">
                <text:p>0.00424</text:p>
              </table:table-cell>
              <table:table-cell office:value-type="float" office:value="0.00499">
                <text:p>0.00499</text:p>
              </table:table-cell>
              <table:table-cell office:value-type="float" office:value="-0.00152">
                <text:p>-0.00152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4">
                <text:p>504</text:p>
              </table:table-cell>
              <table:table-cell office:value-type="float" office:value="0.1313">
                <text:p>0.1313</text:p>
              </table:table-cell>
              <table:table-cell office:value-type="float" office:value="0.13351">
                <text:p>0.13351</text:p>
              </table:table-cell>
              <table:table-cell office:value-type="float" office:value="0.12835">
                <text:p>0.12835</text:p>
              </table:table-cell>
              <table:table-cell office:value-type="float" office:value="0.12893">
                <text:p>0.12893</text:p>
              </table:table-cell>
              <table:table-cell office:value-type="float" office:value="0.12754">
                <text:p>0.12754</text:p>
              </table:table-cell>
              <table:table-cell office:value-type="float" office:value="0.13555">
                <text:p>0.13555</text:p>
              </table:table-cell>
              <table:table-cell office:value-type="float" office:value="0.1242">
                <text:p>0.1242</text:p>
              </table:table-cell>
              <table:table-cell office:value-type="float" office:value="0.12718">
                <text:p>0.12718</text:p>
              </table:table-cell>
              <table:table-cell office:value-type="float" office:value="0.09338">
                <text:p>0.09338</text:p>
              </table:table-cell>
              <table:table-cell office:value-type="float" office:value="0.10717">
                <text:p>0.10717</text:p>
              </table:table-cell>
              <table:table-cell office:value-type="float" office:value="0.0966">
                <text:p>0.0966</text:p>
              </table:table-cell>
              <table:table-cell office:value-type="float" office:value="0.03369">
                <text:p>0.03369</text:p>
              </table:table-cell>
              <table:table-cell office:value-type="float" office:value="0.03269">
                <text:p>0.03269</text:p>
              </table:table-cell>
              <table:table-cell office:value-type="float" office:value="0.00429">
                <text:p>0.00429</text:p>
              </table:table-cell>
              <table:table-cell office:value-type="float" office:value="0.00568">
                <text:p>0.00568</text:p>
              </table:table-cell>
              <table:table-cell office:value-type="float" office:value="-0.00144">
                <text:p>-0.00144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3">
                <text:p>503</text:p>
              </table:table-cell>
              <table:table-cell office:value-type="float" office:value="0.1351">
                <text:p>0.1351</text:p>
              </table:table-cell>
              <table:table-cell office:value-type="float" office:value="0.13743">
                <text:p>0.13743</text:p>
              </table:table-cell>
              <table:table-cell office:value-type="float" office:value="0.1327">
                <text:p>0.1327</text:p>
              </table:table-cell>
              <table:table-cell office:value-type="float" office:value="0.13325">
                <text:p>0.13325</text:p>
              </table:table-cell>
              <table:table-cell office:value-type="float" office:value="0.13172">
                <text:p>0.13172</text:p>
              </table:table-cell>
              <table:table-cell office:value-type="float" office:value="0.13982">
                <text:p>0.13982</text:p>
              </table:table-cell>
              <table:table-cell office:value-type="float" office:value="0.12832">
                <text:p>0.12832</text:p>
              </table:table-cell>
              <table:table-cell office:value-type="float" office:value="0.13129">
                <text:p>0.13129</text:p>
              </table:table-cell>
              <table:table-cell office:value-type="float" office:value="0.09618">
                <text:p>0.09618</text:p>
              </table:table-cell>
              <table:table-cell office:value-type="float" office:value="0.11019">
                <text:p>0.11019</text:p>
              </table:table-cell>
              <table:table-cell office:value-type="float" office:value="0.099529">
                <text:p>0.099529</text:p>
              </table:table-cell>
              <table:table-cell office:value-type="float" office:value="0.03463">
                <text:p>0.03463</text:p>
              </table:table-cell>
              <table:table-cell office:value-type="float" office:value="0.03391">
                <text:p>0.03391</text:p>
              </table:table-cell>
              <table:table-cell office:value-type="float" office:value="0.00429">
                <text:p>0.00429</text:p>
              </table:table-cell>
              <table:table-cell office:value-type="float" office:value="0.00552">
                <text:p>0.00552</text:p>
              </table:table-cell>
              <table:table-cell office:value-type="float" office:value="-0.00146">
                <text:p>-0.00146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2">
                <text:p>502</text:p>
              </table:table-cell>
              <table:table-cell office:value-type="float" office:value="0.13911">
                <text:p>0.13911</text:p>
              </table:table-cell>
              <table:table-cell office:value-type="float" office:value="0.14141">
                <text:p>0.14141</text:p>
              </table:table-cell>
              <table:table-cell office:value-type="float" office:value="0.13662">
                <text:p>0.13662</text:p>
              </table:table-cell>
              <table:table-cell office:value-type="float" office:value="0.13728">
                <text:p>0.13728</text:p>
              </table:table-cell>
              <table:table-cell office:value-type="float" office:value="0.13588">
                <text:p>0.13588</text:p>
              </table:table-cell>
              <table:table-cell office:value-type="float" office:value="0.14406">
                <text:p>0.14406</text:p>
              </table:table-cell>
              <table:table-cell office:value-type="float" office:value="0.13268">
                <text:p>0.13268</text:p>
              </table:table-cell>
              <table:table-cell office:value-type="float" office:value="0.13573">
                <text:p>0.13573</text:p>
              </table:table-cell>
              <table:table-cell office:value-type="float" office:value="0.0992">
                <text:p>0.0992</text:p>
              </table:table-cell>
              <table:table-cell office:value-type="float" office:value="0.11347">
                <text:p>0.11347</text:p>
              </table:table-cell>
              <table:table-cell office:value-type="float" office:value="0.10235">
                <text:p>0.10235</text:p>
              </table:table-cell>
              <table:table-cell office:value-type="float" office:value="0.03574">
                <text:p>0.03574</text:p>
              </table:table-cell>
              <table:table-cell office:value-type="float" office:value="0.03505">
                <text:p>0.03505</text:p>
              </table:table-cell>
              <table:table-cell office:value-type="float" office:value="0.00437">
                <text:p>0.00437</text:p>
              </table:table-cell>
              <table:table-cell office:value-type="float" office:value="0.00561">
                <text:p>0.00561</text:p>
              </table:table-cell>
              <table:table-cell office:value-type="float" office:value="-0.00133">
                <text:p>-0.00133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1">
                <text:p>501</text:p>
              </table:table-cell>
              <table:table-cell office:value-type="float" office:value="0.14346">
                <text:p>0.14346</text:p>
              </table:table-cell>
              <table:table-cell office:value-type="float" office:value="0.14584">
                <text:p>0.14584</text:p>
              </table:table-cell>
              <table:table-cell office:value-type="float" office:value="0.14078">
                <text:p>0.14078</text:p>
              </table:table-cell>
              <table:table-cell office:value-type="float" office:value="0.14192">
                <text:p>0.14192</text:p>
              </table:table-cell>
              <table:table-cell office:value-type="float" office:value="0.14009">
                <text:p>0.14009</text:p>
              </table:table-cell>
              <table:table-cell office:value-type="float" office:value="0.14827">
                <text:p>0.14827</text:p>
              </table:table-cell>
              <table:table-cell office:value-type="float" office:value="0.13673">
                <text:p>0.13673</text:p>
              </table:table-cell>
              <table:table-cell office:value-type="float" office:value="0.13977">
                <text:p>0.13977</text:p>
              </table:table-cell>
              <table:table-cell office:value-type="float" office:value="0.10224">
                <text:p>0.10224</text:p>
              </table:table-cell>
              <table:table-cell office:value-type="float" office:value="0.11691">
                <text:p>0.11691</text:p>
              </table:table-cell>
              <table:table-cell office:value-type="float" office:value="0.10552">
                <text:p>0.10552</text:p>
              </table:table-cell>
              <table:table-cell office:value-type="float" office:value="0.03669">
                <text:p>0.03669</text:p>
              </table:table-cell>
              <table:table-cell office:value-type="float" office:value="0.03584">
                <text:p>0.03584</text:p>
              </table:table-cell>
              <table:table-cell office:value-type="float" office:value="0.00462">
                <text:p>0.00462</text:p>
              </table:table-cell>
              <table:table-cell office:value-type="float" office:value="0.00577">
                <text:p>0.00577</text:p>
              </table:table-cell>
              <table:table-cell office:value-type="float" office:value="-0.00127">
                <text:p>-0.00127</text:p>
              </table:table-cell>
              <table:table-cell office:value-type="float" office:value="0.00186">
                <text:p>0.001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0">
                <text:p>500</text:p>
              </table:table-cell>
              <table:table-cell office:value-type="float" office:value="0.14717">
                <text:p>0.14717</text:p>
              </table:table-cell>
              <table:table-cell office:value-type="float" office:value="0.14987">
                <text:p>0.14987</text:p>
              </table:table-cell>
              <table:table-cell office:value-type="float" office:value="0.14488">
                <text:p>0.14488</text:p>
              </table:table-cell>
              <table:table-cell office:value-type="float" office:value="0.14564">
                <text:p>0.14564</text:p>
              </table:table-cell>
              <table:table-cell office:value-type="float" office:value="0.14384">
                <text:p>0.14384</text:p>
              </table:table-cell>
              <table:table-cell office:value-type="float" office:value="0.15243">
                <text:p>0.15243</text:p>
              </table:table-cell>
              <table:table-cell office:value-type="float" office:value="0.14035">
                <text:p>0.14035</text:p>
              </table:table-cell>
              <table:table-cell office:value-type="float" office:value="0.14388">
                <text:p>0.14388</text:p>
              </table:table-cell>
              <table:table-cell office:value-type="float" office:value="0.10523">
                <text:p>0.10523</text:p>
              </table:table-cell>
              <table:table-cell office:value-type="float" office:value="0.11986">
                <text:p>0.11986</text:p>
              </table:table-cell>
              <table:table-cell office:value-type="float" office:value="0.10845">
                <text:p>0.10845</text:p>
              </table:table-cell>
              <table:table-cell office:value-type="float" office:value="0.03754">
                <text:p>0.03754</text:p>
              </table:table-cell>
              <table:table-cell office:value-type="float" office:value="0.03711">
                <text:p>0.03711</text:p>
              </table:table-cell>
              <table:table-cell office:value-type="float" office:value="0.00487">
                <text:p>0.00487</text:p>
              </table:table-cell>
              <table:table-cell office:value-type="float" office:value="0.00619">
                <text:p>0.00619</text:p>
              </table:table-cell>
              <table:table-cell office:value-type="float" office:value="-0.00107">
                <text:p>-0.00107</text:p>
              </table:table-cell>
              <table:table-cell office:value-type="float" office:value="0.00216">
                <text:p>0.002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99">
                <text:p>499</text:p>
              </table:table-cell>
              <table:table-cell office:value-type="float" office:value="0.15175">
                <text:p>0.15175</text:p>
              </table:table-cell>
              <table:table-cell office:value-type="float" office:value="0.15415">
                <text:p>0.15415</text:p>
              </table:table-cell>
              <table:table-cell office:value-type="float" office:value="0.14915">
                <text:p>0.14915</text:p>
              </table:table-cell>
              <table:table-cell office:value-type="float" office:value="0.15006">
                <text:p>0.15006</text:p>
              </table:table-cell>
              <table:table-cell office:value-type="float" office:value="0.14821">
                <text:p>0.14821</text:p>
              </table:table-cell>
              <table:table-cell office:value-type="float" office:value="0.15724">
                <text:p>0.15724</text:p>
              </table:table-cell>
              <table:table-cell office:value-type="float" office:value="0.14467">
                <text:p>0.14467</text:p>
              </table:table-cell>
              <table:table-cell office:value-type="float" office:value="0.14803">
                <text:p>0.14803</text:p>
              </table:table-cell>
              <table:table-cell office:value-type="float" office:value="0.10839">
                <text:p>0.10839</text:p>
              </table:table-cell>
              <table:table-cell office:value-type="float" office:value="0.12304">
                <text:p>0.12304</text:p>
              </table:table-cell>
              <table:table-cell office:value-type="float" office:value="0.11133">
                <text:p>0.11133</text:p>
              </table:table-cell>
              <table:table-cell office:value-type="float" office:value="0.03874">
                <text:p>0.03874</text:p>
              </table:table-cell>
              <table:table-cell office:value-type="float" office:value="0.03828">
                <text:p>0.03828</text:p>
              </table:table-cell>
              <table:table-cell office:value-type="float" office:value="0.00504">
                <text:p>0.00504</text:p>
              </table:table-cell>
              <table:table-cell office:value-type="float" office:value="0.00613">
                <text:p>0.00613</text:p>
              </table:table-cell>
              <table:table-cell office:value-type="float" office:value="-0.00103">
                <text:p>-0.00103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98">
                <text:p>498</text:p>
              </table:table-cell>
              <table:table-cell office:value-type="float" office:value="0.15586">
                <text:p>0.15586</text:p>
              </table:table-cell>
              <table:table-cell office:value-type="float" office:value="0.15837">
                <text:p>0.15837</text:p>
              </table:table-cell>
              <table:table-cell office:value-type="float" office:value="0.15323">
                <text:p>0.15323</text:p>
              </table:table-cell>
              <table:table-cell office:value-type="float" office:value="0.15428">
                <text:p>0.15428</text:p>
              </table:table-cell>
              <table:table-cell office:value-type="float" office:value="0.15275">
                <text:p>0.15275</text:p>
              </table:table-cell>
              <table:table-cell office:value-type="float" office:value="0.16161">
                <text:p>0.16161</text:p>
              </table:table-cell>
              <table:table-cell office:value-type="float" office:value="0.14942">
                <text:p>0.14942</text:p>
              </table:table-cell>
              <table:table-cell office:value-type="float" office:value="0.15226">
                <text:p>0.15226</text:p>
              </table:table-cell>
              <table:table-cell office:value-type="float" office:value="0.11151">
                <text:p>0.11151</text:p>
              </table:table-cell>
              <table:table-cell office:value-type="float" office:value="0.12646">
                <text:p>0.12646</text:p>
              </table:table-cell>
              <table:table-cell office:value-type="float" office:value="0.11456">
                <text:p>0.11456</text:p>
              </table:table-cell>
              <table:table-cell office:value-type="float" office:value="0.03994">
                <text:p>0.03994</text:p>
              </table:table-cell>
              <table:table-cell office:value-type="float" office:value="0.03924">
                <text:p>0.03924</text:p>
              </table:table-cell>
              <table:table-cell office:value-type="float" office:value="0.00519">
                <text:p>0.00519</text:p>
              </table:table-cell>
              <table:table-cell office:value-type="float" office:value="0.00624">
                <text:p>0.00624</text:p>
              </table:table-cell>
              <table:table-cell office:value-type="float" office:value="-0.00099">
                <text:p>-0.00099</text:p>
              </table:table-cell>
              <table:table-cell office:value-type="float" office:value="0.00211">
                <text:p>0.002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97">
                <text:p>497</text:p>
              </table:table-cell>
              <table:table-cell office:value-type="float" office:value="0.16011">
                <text:p>0.16011</text:p>
              </table:table-cell>
              <table:table-cell office:value-type="float" office:value="0.16286">
                <text:p>0.16286</text:p>
              </table:table-cell>
              <table:table-cell office:value-type="float" office:value="0.15759">
                <text:p>0.15759</text:p>
              </table:table-cell>
              <table:table-cell office:value-type="float" office:value="0.15874">
                <text:p>0.15874</text:p>
              </table:table-cell>
              <table:table-cell office:value-type="float" office:value="0.15665">
                <text:p>0.15665</text:p>
              </table:table-cell>
              <table:table-cell office:value-type="float" office:value="0.16543">
                <text:p>0.16543</text:p>
              </table:table-cell>
              <table:table-cell office:value-type="float" office:value="0.15323">
                <text:p>0.15323</text:p>
              </table:table-cell>
              <table:table-cell office:value-type="float" office:value="0.1562">
                <text:p>0.1562</text:p>
              </table:table-cell>
              <table:table-cell office:value-type="float" office:value="0.11475">
                <text:p>0.11475</text:p>
              </table:table-cell>
              <table:table-cell office:value-type="float" office:value="0.12956">
                <text:p>0.12956</text:p>
              </table:table-cell>
              <table:table-cell office:value-type="float" office:value="0.1175">
                <text:p>0.1175</text:p>
              </table:table-cell>
              <table:table-cell office:value-type="float" office:value="0.04102">
                <text:p>0.04102</text:p>
              </table:table-cell>
              <table:table-cell office:value-type="float" office:value="0.03998">
                <text:p>0.03998</text:p>
              </table:table-cell>
              <table:table-cell office:value-type="float" office:value="0.00545">
                <text:p>0.00545</text:p>
              </table:table-cell>
              <table:table-cell office:value-type="float" office:value="0.00659">
                <text:p>0.00659</text:p>
              </table:table-cell>
              <table:table-cell office:value-type="float" office:value="-0.00093">
                <text:p>-0.00093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96">
                <text:p>496</text:p>
              </table:table-cell>
              <table:table-cell office:value-type="float" office:value="0.16424">
                <text:p>0.16424</text:p>
              </table:table-cell>
              <table:table-cell office:value-type="float" office:value="0.16713">
                <text:p>0.16713</text:p>
              </table:table-cell>
              <table:table-cell office:value-type="float" office:value="0.16202">
                <text:p>0.16202</text:p>
              </table:table-cell>
              <table:table-cell office:value-type="float" office:value="0.16285">
                <text:p>0.16285</text:p>
              </table:table-cell>
              <table:table-cell office:value-type="float" office:value="0.16095">
                <text:p>0.16095</text:p>
              </table:table-cell>
              <table:table-cell office:value-type="float" office:value="0.16968">
                <text:p>0.16968</text:p>
              </table:table-cell>
              <table:table-cell office:value-type="float" office:value="0.15726">
                <text:p>0.15726</text:p>
              </table:table-cell>
              <table:table-cell office:value-type="float" office:value="0.16043">
                <text:p>0.16043</text:p>
              </table:table-cell>
              <table:table-cell office:value-type="float" office:value="0.11773">
                <text:p>0.11773</text:p>
              </table:table-cell>
              <table:table-cell office:value-type="float" office:value="0.1327">
                <text:p>0.1327</text:p>
              </table:table-cell>
              <table:table-cell office:value-type="float" office:value="0.12018">
                <text:p>0.12018</text:p>
              </table:table-cell>
              <table:table-cell office:value-type="float" office:value="0.0419">
                <text:p>0.0419</text:p>
              </table:table-cell>
              <table:table-cell office:value-type="float" office:value="0.04085">
                <text:p>0.04085</text:p>
              </table:table-cell>
              <table:table-cell office:value-type="float" office:value="0.00558">
                <text:p>0.00558</text:p>
              </table:table-cell>
              <table:table-cell office:value-type="float" office:value="0.00661">
                <text:p>0.00661</text:p>
              </table:table-cell>
              <table:table-cell office:value-type="float" office:value="-0.0009">
                <text:p>-0.0009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95">
                <text:p>495</text:p>
              </table:table-cell>
              <table:table-cell office:value-type="float" office:value="0.1687">
                <text:p>0.1687</text:p>
              </table:table-cell>
              <table:table-cell office:value-type="float" office:value="0.17137">
                <text:p>0.17137</text:p>
              </table:table-cell>
              <table:table-cell office:value-type="float" office:value="0.16632">
                <text:p>0.16632</text:p>
              </table:table-cell>
              <table:table-cell office:value-type="float" office:value="0.16725">
                <text:p>0.16725</text:p>
              </table:table-cell>
              <table:table-cell office:value-type="float" office:value="0.16522">
                <text:p>0.16522</text:p>
              </table:table-cell>
              <table:table-cell office:value-type="float" office:value="0.17392">
                <text:p>0.17392</text:p>
              </table:table-cell>
              <table:table-cell office:value-type="float" office:value="0.16143">
                <text:p>0.16143</text:p>
              </table:table-cell>
              <table:table-cell office:value-type="float" office:value="0.1644">
                <text:p>0.1644</text:p>
              </table:table-cell>
              <table:table-cell office:value-type="float" office:value="0.12094">
                <text:p>0.12094</text:p>
              </table:table-cell>
              <table:table-cell office:value-type="float" office:value="0.13617">
                <text:p>0.13617</text:p>
              </table:table-cell>
              <table:table-cell office:value-type="float" office:value="0.12338">
                <text:p>0.12338</text:p>
              </table:table-cell>
              <table:table-cell office:value-type="float" office:value="0.04312">
                <text:p>0.04312</text:p>
              </table:table-cell>
              <table:table-cell office:value-type="float" office:value="0.04183">
                <text:p>0.04183</text:p>
              </table:table-cell>
              <table:table-cell office:value-type="float" office:value="0.00614">
                <text:p>0.00614</text:p>
              </table:table-cell>
              <table:table-cell office:value-type="float" office:value="0.00687">
                <text:p>0.00687</text:p>
              </table:table-cell>
              <table:table-cell office:value-type="float" office:value="-0.00041">
                <text:p>-0.00041</text:p>
              </table:table-cell>
              <table:table-cell office:value-type="float" office:value="0.00233">
                <text:p>0.002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4">
                <text:p>494</text:p>
              </table:table-cell>
              <table:table-cell office:value-type="float" office:value="0.17258">
                <text:p>0.17258</text:p>
              </table:table-cell>
              <table:table-cell office:value-type="float" office:value="0.17556">
                <text:p>0.17556</text:p>
              </table:table-cell>
              <table:table-cell office:value-type="float" office:value="0.17033">
                <text:p>0.17033</text:p>
              </table:table-cell>
              <table:table-cell office:value-type="float" office:value="0.17154">
                <text:p>0.17154</text:p>
              </table:table-cell>
              <table:table-cell office:value-type="float" office:value="0.16927">
                <text:p>0.16927</text:p>
              </table:table-cell>
              <table:table-cell office:value-type="float" office:value="0.17815">
                <text:p>0.17815</text:p>
              </table:table-cell>
              <table:table-cell office:value-type="float" office:value="0.16545">
                <text:p>0.16545</text:p>
              </table:table-cell>
              <table:table-cell office:value-type="float" office:value="0.16857">
                <text:p>0.16857</text:p>
              </table:table-cell>
              <table:table-cell office:value-type="float" office:value="0.12377">
                <text:p>0.12377</text:p>
              </table:table-cell>
              <table:table-cell office:value-type="float" office:value="0.13933">
                <text:p>0.13933</text:p>
              </table:table-cell>
              <table:table-cell office:value-type="float" office:value="0.12667">
                <text:p>0.12667</text:p>
              </table:table-cell>
              <table:table-cell office:value-type="float" office:value="0.04373">
                <text:p>0.04373</text:p>
              </table:table-cell>
              <table:table-cell office:value-type="float" office:value="0.04283">
                <text:p>0.04283</text:p>
              </table:table-cell>
              <table:table-cell office:value-type="float" office:value="0.00612">
                <text:p>0.00612</text:p>
              </table:table-cell>
              <table:table-cell office:value-type="float" office:value="0.00699">
                <text:p>0.00699</text:p>
              </table:table-cell>
              <table:table-cell office:value-type="float" office:value="-0.00077">
                <text:p>-0.00077</text:p>
              </table:table-cell>
              <table:table-cell office:value-type="float" office:value="0.00191">
                <text:p>0.001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3">
                <text:p>493</text:p>
              </table:table-cell>
              <table:table-cell office:value-type="float" office:value="0.17681">
                <text:p>0.17681</text:p>
              </table:table-cell>
              <table:table-cell office:value-type="float" office:value="0.17964">
                <text:p>0.17964</text:p>
              </table:table-cell>
              <table:table-cell office:value-type="float" office:value="0.1748">
                <text:p>0.1748</text:p>
              </table:table-cell>
              <table:table-cell office:value-type="float" office:value="0.17584">
                <text:p>0.17584</text:p>
              </table:table-cell>
              <table:table-cell office:value-type="float" office:value="0.17338">
                <text:p>0.17338</text:p>
              </table:table-cell>
              <table:table-cell office:value-type="float" office:value="0.18248">
                <text:p>0.18248</text:p>
              </table:table-cell>
              <table:table-cell office:value-type="float" office:value="0.16937">
                <text:p>0.16937</text:p>
              </table:table-cell>
              <table:table-cell office:value-type="float" office:value="0.17242">
                <text:p>0.17242</text:p>
              </table:table-cell>
              <table:table-cell office:value-type="float" office:value="0.12677">
                <text:p>0.12677</text:p>
              </table:table-cell>
              <table:table-cell office:value-type="float" office:value="0.14214">
                <text:p>0.14214</text:p>
              </table:table-cell>
              <table:table-cell office:value-type="float" office:value="0.12959">
                <text:p>0.12959</text:p>
              </table:table-cell>
              <table:table-cell office:value-type="float" office:value="0.04482">
                <text:p>0.04482</text:p>
              </table:table-cell>
              <table:table-cell office:value-type="float" office:value="0.04395">
                <text:p>0.04395</text:p>
              </table:table-cell>
              <table:table-cell office:value-type="float" office:value="0.00574">
                <text:p>0.00574</text:p>
              </table:table-cell>
              <table:table-cell office:value-type="float" office:value="0.00681">
                <text:p>0.00681</text:p>
              </table:table-cell>
              <table:table-cell office:value-type="float" office:value="-0.00093">
                <text:p>-0.00093</text:p>
              </table:table-cell>
              <table:table-cell office:value-type="float" office:value="0.00208">
                <text:p>0.002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2">
                <text:p>492</text:p>
              </table:table-cell>
              <table:table-cell office:value-type="float" office:value="0.1808">
                <text:p>0.1808</text:p>
              </table:table-cell>
              <table:table-cell office:value-type="float" office:value="0.18373">
                <text:p>0.18373</text:p>
              </table:table-cell>
              <table:table-cell office:value-type="float" office:value="0.1788">
                <text:p>0.1788</text:p>
              </table:table-cell>
              <table:table-cell office:value-type="float" office:value="0.18031">
                <text:p>0.18031</text:p>
              </table:table-cell>
              <table:table-cell office:value-type="float" office:value="0.17763">
                <text:p>0.17763</text:p>
              </table:table-cell>
              <table:table-cell office:value-type="float" office:value="0.18682">
                <text:p>0.18682</text:p>
              </table:table-cell>
              <table:table-cell office:value-type="float" office:value="0.17336">
                <text:p>0.17336</text:p>
              </table:table-cell>
              <table:table-cell office:value-type="float" office:value="0.17679">
                <text:p>0.17679</text:p>
              </table:table-cell>
              <table:table-cell office:value-type="float" office:value="0.12932">
                <text:p>0.12932</text:p>
              </table:table-cell>
              <table:table-cell office:value-type="float" office:value="0.14503">
                <text:p>0.14503</text:p>
              </table:table-cell>
              <table:table-cell office:value-type="float" office:value="0.13249">
                <text:p>0.13249</text:p>
              </table:table-cell>
              <table:table-cell office:value-type="float" office:value="0.04559">
                <text:p>0.04559</text:p>
              </table:table-cell>
              <table:table-cell office:value-type="float" office:value="0.04477">
                <text:p>0.04477</text:p>
              </table:table-cell>
              <table:table-cell office:value-type="float" office:value="0.00582">
                <text:p>0.00582</text:p>
              </table:table-cell>
              <table:table-cell office:value-type="float" office:value="0.00704">
                <text:p>0.00704</text:p>
              </table:table-cell>
              <table:table-cell office:value-type="float" office:value="-0.0007">
                <text:p>-0.0007</text:p>
              </table:table-cell>
              <table:table-cell office:value-type="float" office:value="0.00217">
                <text:p>0.002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1">
                <text:p>491</text:p>
              </table:table-cell>
              <table:table-cell office:value-type="float" office:value="0.18465">
                <text:p>0.18465</text:p>
              </table:table-cell>
              <table:table-cell office:value-type="float" office:value="0.1874">
                <text:p>0.1874</text:p>
              </table:table-cell>
              <table:table-cell office:value-type="float" office:value="0.18274">
                <text:p>0.18274</text:p>
              </table:table-cell>
              <table:table-cell office:value-type="float" office:value="0.18434">
                <text:p>0.18434</text:p>
              </table:table-cell>
              <table:table-cell office:value-type="float" office:value="0.18162">
                <text:p>0.18162</text:p>
              </table:table-cell>
              <table:table-cell office:value-type="float" office:value="0.19089">
                <text:p>0.19089</text:p>
              </table:table-cell>
              <table:table-cell office:value-type="float" office:value="0.17742">
                <text:p>0.17742</text:p>
              </table:table-cell>
              <table:table-cell office:value-type="float" office:value="0.18034">
                <text:p>0.18034</text:p>
              </table:table-cell>
              <table:table-cell office:value-type="float" office:value="0.13207">
                <text:p>0.13207</text:p>
              </table:table-cell>
              <table:table-cell office:value-type="float" office:value="0.14775">
                <text:p>0.14775</text:p>
              </table:table-cell>
              <table:table-cell office:value-type="float" office:value="0.13583">
                <text:p>0.13583</text:p>
              </table:table-cell>
              <table:table-cell office:value-type="float" office:value="0.04625">
                <text:p>0.04625</text:p>
              </table:table-cell>
              <table:table-cell office:value-type="float" office:value="0.04571">
                <text:p>0.04571</text:p>
              </table:table-cell>
              <table:table-cell office:value-type="float" office:value="0.00571">
                <text:p>0.00571</text:p>
              </table:table-cell>
              <table:table-cell office:value-type="float" office:value="0.00697">
                <text:p>0.00697</text:p>
              </table:table-cell>
              <table:table-cell office:value-type="float" office:value="-0.00066">
                <text:p>-0.00066</text:p>
              </table:table-cell>
              <table:table-cell office:value-type="float" office:value="0.00232">
                <text:p>0.002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90">
                <text:p>490</text:p>
              </table:table-cell>
              <table:table-cell office:value-type="float" office:value="0.18883">
                <text:p>0.18883</text:p>
              </table:table-cell>
              <table:table-cell office:value-type="float" office:value="0.19176">
                <text:p>0.19176</text:p>
              </table:table-cell>
              <table:table-cell office:value-type="float" office:value="0.18733">
                <text:p>0.18733</text:p>
              </table:table-cell>
              <table:table-cell office:value-type="float" office:value="0.18863">
                <text:p>0.18863</text:p>
              </table:table-cell>
              <table:table-cell office:value-type="float" office:value="0.18552">
                <text:p>0.18552</text:p>
              </table:table-cell>
              <table:table-cell office:value-type="float" office:value="0.19477">
                <text:p>0.19477</text:p>
              </table:table-cell>
              <table:table-cell office:value-type="float" office:value="0.1805">
                <text:p>0.1805</text:p>
              </table:table-cell>
              <table:table-cell office:value-type="float" office:value="0.18398">
                <text:p>0.18398</text:p>
              </table:table-cell>
              <table:table-cell office:value-type="float" office:value="0.13479">
                <text:p>0.13479</text:p>
              </table:table-cell>
              <table:table-cell office:value-type="float" office:value="0.15081">
                <text:p>0.15081</text:p>
              </table:table-cell>
              <table:table-cell office:value-type="float" office:value="0.13885">
                <text:p>0.13885</text:p>
              </table:table-cell>
              <table:table-cell office:value-type="float" office:value="0.0471">
                <text:p>0.0471</text:p>
              </table:table-cell>
              <table:table-cell office:value-type="float" office:value="0.04665">
                <text:p>0.04665</text:p>
              </table:table-cell>
              <table:table-cell office:value-type="float" office:value="0.00595">
                <text:p>0.00595</text:p>
              </table:table-cell>
              <table:table-cell office:value-type="float" office:value="0.0074">
                <text:p>0.0074</text:p>
              </table:table-cell>
              <table:table-cell office:value-type="float" office:value="-0.00038">
                <text:p>-0.00038</text:p>
              </table:table-cell>
              <table:table-cell office:value-type="float" office:value="0.00247">
                <text:p>0.002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89">
                <text:p>489</text:p>
              </table:table-cell>
              <table:table-cell office:value-type="float" office:value="0.19251">
                <text:p>0.19251</text:p>
              </table:table-cell>
              <table:table-cell office:value-type="float" office:value="0.19563">
                <text:p>0.19563</text:p>
              </table:table-cell>
              <table:table-cell office:value-type="float" office:value="0.19154">
                <text:p>0.19154</text:p>
              </table:table-cell>
              <table:table-cell office:value-type="float" office:value="0.19222">
                <text:p>0.19222</text:p>
              </table:table-cell>
              <table:table-cell office:value-type="float" office:value="0.18989">
                <text:p>0.18989</text:p>
              </table:table-cell>
              <table:table-cell office:value-type="float" office:value="0.19915">
                <text:p>0.19915</text:p>
              </table:table-cell>
              <table:table-cell office:value-type="float" office:value="0.18472">
                <text:p>0.18472</text:p>
              </table:table-cell>
              <table:table-cell office:value-type="float" office:value="0.18806">
                <text:p>0.18806</text:p>
              </table:table-cell>
              <table:table-cell office:value-type="float" office:value="0.13793">
                <text:p>0.13793</text:p>
              </table:table-cell>
              <table:table-cell office:value-type="float" office:value="0.15387">
                <text:p>0.15387</text:p>
              </table:table-cell>
              <table:table-cell office:value-type="float" office:value="0.14152">
                <text:p>0.14152</text:p>
              </table:table-cell>
              <table:table-cell office:value-type="float" office:value="0.0479">
                <text:p>0.0479</text:p>
              </table:table-cell>
              <table:table-cell office:value-type="float" office:value="0.04738">
                <text:p>0.04738</text:p>
              </table:table-cell>
              <table:table-cell office:value-type="float" office:value="0.00569">
                <text:p>0.00569</text:p>
              </table:table-cell>
              <table:table-cell office:value-type="float" office:value="0.00715">
                <text:p>0.00715</text:p>
              </table:table-cell>
              <table:table-cell office:value-type="float" office:value="-0.00051">
                <text:p>-0.00051</text:p>
              </table:table-cell>
              <table:table-cell office:value-type="float" office:value="0.00243">
                <text:p>0.002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88">
                <text:p>488</text:p>
              </table:table-cell>
              <table:table-cell office:value-type="float" office:value="0.19641">
                <text:p>0.19641</text:p>
              </table:table-cell>
              <table:table-cell office:value-type="float" office:value="0.1997">
                <text:p>0.1997</text:p>
              </table:table-cell>
              <table:table-cell office:value-type="float" office:value="0.19526">
                <text:p>0.19526</text:p>
              </table:table-cell>
              <table:table-cell office:value-type="float" office:value="0.1963">
                <text:p>0.1963</text:p>
              </table:table-cell>
              <table:table-cell office:value-type="float" office:value="0.19392">
                <text:p>0.19392</text:p>
              </table:table-cell>
              <table:table-cell office:value-type="float" office:value="0.20342">
                <text:p>0.20342</text:p>
              </table:table-cell>
              <table:table-cell office:value-type="float" office:value="0.18858">
                <text:p>0.18858</text:p>
              </table:table-cell>
              <table:table-cell office:value-type="float" office:value="0.19197">
                <text:p>0.19197</text:p>
              </table:table-cell>
              <table:table-cell office:value-type="float" office:value="0.14072">
                <text:p>0.14072</text:p>
              </table:table-cell>
              <table:table-cell office:value-type="float" office:value="0.15698">
                <text:p>0.15698</text:p>
              </table:table-cell>
              <table:table-cell office:value-type="float" office:value="0.14462">
                <text:p>0.14462</text:p>
              </table:table-cell>
              <table:table-cell office:value-type="float" office:value="0.04901">
                <text:p>0.04901</text:p>
              </table:table-cell>
              <table:table-cell office:value-type="float" office:value="0.04851">
                <text:p>0.04851</text:p>
              </table:table-cell>
              <table:table-cell office:value-type="float" office:value="0.00628">
                <text:p>0.00628</text:p>
              </table:table-cell>
              <table:table-cell office:value-type="float" office:value="0.00741">
                <text:p>0.00741</text:p>
              </table:table-cell>
              <table:table-cell office:value-type="float" office:value="-0.00028">
                <text:p>-0.00028</text:p>
              </table:table-cell>
              <table:table-cell office:value-type="float" office:value="0.00285">
                <text:p>0.002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87">
                <text:p>487</text:p>
              </table:table-cell>
              <table:table-cell office:value-type="float" office:value="0.20059">
                <text:p>0.20059</text:p>
              </table:table-cell>
              <table:table-cell office:value-type="float" office:value="0.20376">
                <text:p>0.20376</text:p>
              </table:table-cell>
              <table:table-cell office:value-type="float" office:value="0.19927">
                <text:p>0.19927</text:p>
              </table:table-cell>
              <table:table-cell office:value-type="float" office:value="0.20047">
                <text:p>0.20047</text:p>
              </table:table-cell>
              <table:table-cell office:value-type="float" office:value="0.19761">
                <text:p>0.19761</text:p>
              </table:table-cell>
              <table:table-cell office:value-type="float" office:value="0.20698">
                <text:p>0.20698</text:p>
              </table:table-cell>
              <table:table-cell office:value-type="float" office:value="0.1924">
                <text:p>0.1924</text:p>
              </table:table-cell>
              <table:table-cell office:value-type="float" office:value="0.19608">
                <text:p>0.19608</text:p>
              </table:table-cell>
              <table:table-cell office:value-type="float" office:value="0.14363">
                <text:p>0.14363</text:p>
              </table:table-cell>
              <table:table-cell office:value-type="float" office:value="0.15976">
                <text:p>0.15976</text:p>
              </table:table-cell>
              <table:table-cell office:value-type="float" office:value="0.14751">
                <text:p>0.14751</text:p>
              </table:table-cell>
              <table:table-cell office:value-type="float" office:value="0.05009">
                <text:p>0.05009</text:p>
              </table:table-cell>
              <table:table-cell office:value-type="float" office:value="0.04922">
                <text:p>0.04922</text:p>
              </table:table-cell>
              <table:table-cell office:value-type="float" office:value="0.00628">
                <text:p>0.00628</text:p>
              </table:table-cell>
              <table:table-cell office:value-type="float" office:value="0.00761">
                <text:p>0.00761</text:p>
              </table:table-cell>
              <table:table-cell office:value-type="float" office:value="-0.00016">
                <text:p>-0.00016</text:p>
              </table:table-cell>
              <table:table-cell office:value-type="float" office:value="0.00312">
                <text:p>0.003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86">
                <text:p>486</text:p>
              </table:table-cell>
              <table:table-cell office:value-type="float" office:value="0.20453">
                <text:p>0.20453</text:p>
              </table:table-cell>
              <table:table-cell office:value-type="float" office:value="0.20752">
                <text:p>0.20752</text:p>
              </table:table-cell>
              <table:table-cell office:value-type="float" office:value="0.20344">
                <text:p>0.20344</text:p>
              </table:table-cell>
              <table:table-cell office:value-type="float" office:value="0.20428">
                <text:p>0.20428</text:p>
              </table:table-cell>
              <table:table-cell office:value-type="float" office:value="0.20149">
                <text:p>0.20149</text:p>
              </table:table-cell>
              <table:table-cell office:value-type="float" office:value="0.211">
                <text:p>0.211</text:p>
              </table:table-cell>
              <table:table-cell office:value-type="float" office:value="0.19568">
                <text:p>0.19568</text:p>
              </table:table-cell>
              <table:table-cell office:value-type="float" office:value="0.1996">
                <text:p>0.1996</text:p>
              </table:table-cell>
              <table:table-cell office:value-type="float" office:value="0.14642">
                <text:p>0.14642</text:p>
              </table:table-cell>
              <table:table-cell office:value-type="float" office:value="0.16268">
                <text:p>0.16268</text:p>
              </table:table-cell>
              <table:table-cell office:value-type="float" office:value="0.15001">
                <text:p>0.15001</text:p>
              </table:table-cell>
              <table:table-cell office:value-type="float" office:value="0.05107">
                <text:p>0.05107</text:p>
              </table:table-cell>
              <table:table-cell office:value-type="float" office:value="0.05026">
                <text:p>0.05026</text:p>
              </table:table-cell>
              <table:table-cell office:value-type="float" office:value="0.00665">
                <text:p>0.00665</text:p>
              </table:table-cell>
              <table:table-cell office:value-type="float" office:value="0.00772">
                <text:p>0.00772</text:p>
              </table:table-cell>
              <table:table-cell office:value-type="float" office:value="-0.00013">
                <text:p>-0.00013</text:p>
              </table:table-cell>
              <table:table-cell office:value-type="float" office:value="0.00283">
                <text:p>0.002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85">
                <text:p>485</text:p>
              </table:table-cell>
              <table:table-cell office:value-type="float" office:value="0.20823">
                <text:p>0.20823</text:p>
              </table:table-cell>
              <table:table-cell office:value-type="float" office:value="0.2112">
                <text:p>0.2112</text:p>
              </table:table-cell>
              <table:table-cell office:value-type="float" office:value="0.20706">
                <text:p>0.20706</text:p>
              </table:table-cell>
              <table:table-cell office:value-type="float" office:value="0.20804">
                <text:p>0.20804</text:p>
              </table:table-cell>
              <table:table-cell office:value-type="float" office:value="0.20544">
                <text:p>0.20544</text:p>
              </table:table-cell>
              <table:table-cell office:value-type="float" office:value="0.21485">
                <text:p>0.21485</text:p>
              </table:table-cell>
              <table:table-cell office:value-type="float" office:value="0.19954">
                <text:p>0.19954</text:p>
              </table:table-cell>
              <table:table-cell office:value-type="float" office:value="0.20387">
                <text:p>0.20387</text:p>
              </table:table-cell>
              <table:table-cell office:value-type="float" office:value="0.1494">
                <text:p>0.1494</text:p>
              </table:table-cell>
              <table:table-cell office:value-type="float" office:value="0.16589">
                <text:p>0.16589</text:p>
              </table:table-cell>
              <table:table-cell office:value-type="float" office:value="0.15302">
                <text:p>0.15302</text:p>
              </table:table-cell>
              <table:table-cell office:value-type="float" office:value="0.0518">
                <text:p>0.0518</text:p>
              </table:table-cell>
              <table:table-cell office:value-type="float" office:value="0.0513">
                <text:p>0.0513</text:p>
              </table:table-cell>
              <table:table-cell office:value-type="float" office:value="0.00657">
                <text:p>0.00657</text:p>
              </table:table-cell>
              <table:table-cell office:value-type="float" office:value="0.00788">
                <text:p>0.00788</text:p>
              </table:table-cell>
              <table:table-cell office:value-type="float" office:value="-0.00006">
                <text:p>-0.00006</text:p>
              </table:table-cell>
              <table:table-cell office:value-type="float" office:value="0.00306">
                <text:p>0.003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84">
                <text:p>484</text:p>
              </table:table-cell>
              <table:table-cell office:value-type="float" office:value="0.21206">
                <text:p>0.21206</text:p>
              </table:table-cell>
              <table:table-cell office:value-type="float" office:value="0.21533">
                <text:p>0.21533</text:p>
              </table:table-cell>
              <table:table-cell office:value-type="float" office:value="0.21079">
                <text:p>0.21079</text:p>
              </table:table-cell>
              <table:table-cell office:value-type="float" office:value="0.21196">
                <text:p>0.21196</text:p>
              </table:table-cell>
              <table:table-cell office:value-type="float" office:value="0.2089">
                <text:p>0.2089</text:p>
              </table:table-cell>
              <table:table-cell office:value-type="float" office:value="0.21872">
                <text:p>0.21872</text:p>
              </table:table-cell>
              <table:table-cell office:value-type="float" office:value="0.20339">
                <text:p>0.20339</text:p>
              </table:table-cell>
              <table:table-cell office:value-type="float" office:value="0.20727">
                <text:p>0.20727</text:p>
              </table:table-cell>
              <table:table-cell office:value-type="float" office:value="0.15207">
                <text:p>0.15207</text:p>
              </table:table-cell>
              <table:table-cell office:value-type="float" office:value="0.1685">
                <text:p>0.1685</text:p>
              </table:table-cell>
              <table:table-cell office:value-type="float" office:value="0.15599">
                <text:p>0.15599</text:p>
              </table:table-cell>
              <table:table-cell office:value-type="float" office:value="0.05278">
                <text:p>0.05278</text:p>
              </table:table-cell>
              <table:table-cell office:value-type="float" office:value="0.05202">
                <text:p>0.05202</text:p>
              </table:table-cell>
              <table:table-cell office:value-type="float" office:value="0.00662">
                <text:p>0.00662</text:p>
              </table:table-cell>
              <table:table-cell office:value-type="float" office:value="0.00797">
                <text:p>0.00797</text:p>
              </table:table-cell>
              <table:table-cell office:value-type="float" office:value="-0.00003">
                <text:p>-0.00003</text:p>
              </table:table-cell>
              <table:table-cell office:value-type="float" office:value="0.00302">
                <text:p>0.003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83">
                <text:p>483</text:p>
              </table:table-cell>
              <table:table-cell office:value-type="float" office:value="0.21611">
                <text:p>0.21611</text:p>
              </table:table-cell>
              <table:table-cell office:value-type="float" office:value="0.21922">
                <text:p>0.21922</text:p>
              </table:table-cell>
              <table:table-cell office:value-type="float" office:value="0.21444">
                <text:p>0.21444</text:p>
              </table:table-cell>
              <table:table-cell office:value-type="float" office:value="0.21553">
                <text:p>0.21553</text:p>
              </table:table-cell>
              <table:table-cell office:value-type="float" office:value="0.21223">
                <text:p>0.21223</text:p>
              </table:table-cell>
              <table:table-cell office:value-type="float" office:value="0.22217">
                <text:p>0.22217</text:p>
              </table:table-cell>
              <table:table-cell office:value-type="float" office:value="0.20677">
                <text:p>0.20677</text:p>
              </table:table-cell>
              <table:table-cell office:value-type="float" office:value="0.21061">
                <text:p>0.21061</text:p>
              </table:table-cell>
              <table:table-cell office:value-type="float" office:value="0.15472">
                <text:p>0.15472</text:p>
              </table:table-cell>
              <table:table-cell office:value-type="float" office:value="0.17085">
                <text:p>0.17085</text:p>
              </table:table-cell>
              <table:table-cell office:value-type="float" office:value="0.15849">
                <text:p>0.15849</text:p>
              </table:table-cell>
              <table:table-cell office:value-type="float" office:value="0.05366">
                <text:p>0.05366</text:p>
              </table:table-cell>
              <table:table-cell office:value-type="float" office:value="0.05291">
                <text:p>0.05291</text:p>
              </table:table-cell>
              <table:table-cell office:value-type="float" office:value="0.00706">
                <text:p>0.00706</text:p>
              </table:table-cell>
              <table:table-cell office:value-type="float" office:value="0.008399">
                <text:p>0.008399</text:p>
              </table:table-cell>
              <table:table-cell office:value-type="float" office:value="-0.00057">
                <text:p>-0.00057</text:p>
              </table:table-cell>
              <table:table-cell office:value-type="float" office:value="0.00289">
                <text:p>0.002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82">
                <text:p>482</text:p>
              </table:table-cell>
              <table:table-cell office:value-type="float" office:value="0.21998">
                <text:p>0.21998</text:p>
              </table:table-cell>
              <table:table-cell office:value-type="float" office:value="0.22277">
                <text:p>0.22277</text:p>
              </table:table-cell>
              <table:table-cell office:value-type="float" office:value="0.21798">
                <text:p>0.21798</text:p>
              </table:table-cell>
              <table:table-cell office:value-type="float" office:value="0.21914">
                <text:p>0.21914</text:p>
              </table:table-cell>
              <table:table-cell office:value-type="float" office:value="0.21625">
                <text:p>0.21625</text:p>
              </table:table-cell>
              <table:table-cell office:value-type="float" office:value="0.22602">
                <text:p>0.22602</text:p>
              </table:table-cell>
              <table:table-cell office:value-type="float" office:value="0.2102">
                <text:p>0.2102</text:p>
              </table:table-cell>
              <table:table-cell office:value-type="float" office:value="0.2139">
                <text:p>0.2139</text:p>
              </table:table-cell>
              <table:table-cell office:value-type="float" office:value="0.15721">
                <text:p>0.15721</text:p>
              </table:table-cell>
              <table:table-cell office:value-type="float" office:value="0.17345">
                <text:p>0.17345</text:p>
              </table:table-cell>
              <table:table-cell office:value-type="float" office:value="0.16109">
                <text:p>0.16109</text:p>
              </table:table-cell>
              <table:table-cell office:value-type="float" office:value="0.05475">
                <text:p>0.05475</text:p>
              </table:table-cell>
              <table:table-cell office:value-type="float" office:value="0.05395">
                <text:p>0.05395</text:p>
              </table:table-cell>
              <table:table-cell office:value-type="float" office:value="0.00723">
                <text:p>0.00723</text:p>
              </table:table-cell>
              <table:table-cell office:value-type="float" office:value="0.00829">
                <text:p>0.00829</text:p>
              </table:table-cell>
              <table:table-cell office:value-type="float" office:value="-0.00059">
                <text:p>-0.00059</text:p>
              </table:table-cell>
              <table:table-cell office:value-type="float" office:value="0.00281">
                <text:p>0.002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81">
                <text:p>481</text:p>
              </table:table-cell>
              <table:table-cell office:value-type="float" office:value="0.2234">
                <text:p>0.2234</text:p>
              </table:table-cell>
              <table:table-cell office:value-type="float" office:value="0.22645">
                <text:p>0.22645</text:p>
              </table:table-cell>
              <table:table-cell office:value-type="float" office:value="0.2213">
                <text:p>0.2213</text:p>
              </table:table-cell>
              <table:table-cell office:value-type="float" office:value="0.2226">
                <text:p>0.2226</text:p>
              </table:table-cell>
              <table:table-cell office:value-type="float" office:value="0.21946">
                <text:p>0.21946</text:p>
              </table:table-cell>
              <table:table-cell office:value-type="float" office:value="0.22926">
                <text:p>0.22926</text:p>
              </table:table-cell>
              <table:table-cell office:value-type="float" office:value="0.21377">
                <text:p>0.21377</text:p>
              </table:table-cell>
              <table:table-cell office:value-type="float" office:value="0.21745">
                <text:p>0.21745</text:p>
              </table:table-cell>
              <table:table-cell office:value-type="float" office:value="0.16003">
                <text:p>0.16003</text:p>
              </table:table-cell>
              <table:table-cell office:value-type="float" office:value="0.17594">
                <text:p>0.17594</text:p>
              </table:table-cell>
              <table:table-cell office:value-type="float" office:value="0.16361">
                <text:p>0.16361</text:p>
              </table:table-cell>
              <table:table-cell office:value-type="float" office:value="0.05548">
                <text:p>0.05548</text:p>
              </table:table-cell>
              <table:table-cell office:value-type="float" office:value="0.05489">
                <text:p>0.05489</text:p>
              </table:table-cell>
              <table:table-cell office:value-type="float" office:value="0.00758">
                <text:p>0.00758</text:p>
              </table:table-cell>
              <table:table-cell office:value-type="float" office:value="0.00864">
                <text:p>0.00864</text:p>
              </table:table-cell>
              <table:table-cell office:value-type="float" office:value="-0.00069">
                <text:p>-0.00069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80">
                <text:p>480</text:p>
              </table:table-cell>
              <table:table-cell office:value-type="float" office:value="0.22707">
                <text:p>0.22707</text:p>
              </table:table-cell>
              <table:table-cell office:value-type="float" office:value="0.2302">
                <text:p>0.2302</text:p>
              </table:table-cell>
              <table:table-cell office:value-type="float" office:value="0.22508">
                <text:p>0.22508</text:p>
              </table:table-cell>
              <table:table-cell office:value-type="float" office:value="0.22646">
                <text:p>0.22646</text:p>
              </table:table-cell>
              <table:table-cell office:value-type="float" office:value="0.22263">
                <text:p>0.22263</text:p>
              </table:table-cell>
              <table:table-cell office:value-type="float" office:value="0.23304">
                <text:p>0.23304</text:p>
              </table:table-cell>
              <table:table-cell office:value-type="float" office:value="0.21681">
                <text:p>0.21681</text:p>
              </table:table-cell>
              <table:table-cell office:value-type="float" office:value="0.22073">
                <text:p>0.22073</text:p>
              </table:table-cell>
              <table:table-cell office:value-type="float" office:value="0.16213">
                <text:p>0.16213</text:p>
              </table:table-cell>
              <table:table-cell office:value-type="float" office:value="0.17805">
                <text:p>0.17805</text:p>
              </table:table-cell>
              <table:table-cell office:value-type="float" office:value="0.16662">
                <text:p>0.16662</text:p>
              </table:table-cell>
              <table:table-cell office:value-type="float" office:value="0.05604">
                <text:p>0.05604</text:p>
              </table:table-cell>
              <table:table-cell office:value-type="float" office:value="0.05545">
                <text:p>0.05545</text:p>
              </table:table-cell>
              <table:table-cell office:value-type="float" office:value="0.00717">
                <text:p>0.00717</text:p>
              </table:table-cell>
              <table:table-cell office:value-type="float" office:value="0.00886">
                <text:p>0.00886</text:p>
              </table:table-cell>
              <table:table-cell office:value-type="float" office:value="-0.00077">
                <text:p>-0.00077</text:p>
              </table:table-cell>
              <table:table-cell office:value-type="float" office:value="0.00295">
                <text:p>0.002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79">
                <text:p>479</text:p>
              </table:table-cell>
              <table:table-cell office:value-type="float" office:value="0.23003">
                <text:p>0.23003</text:p>
              </table:table-cell>
              <table:table-cell office:value-type="float" office:value="0.23322">
                <text:p>0.23322</text:p>
              </table:table-cell>
              <table:table-cell office:value-type="float" office:value="0.22834">
                <text:p>0.22834</text:p>
              </table:table-cell>
              <table:table-cell office:value-type="float" office:value="0.22936">
                <text:p>0.22936</text:p>
              </table:table-cell>
              <table:table-cell office:value-type="float" office:value="0.22583">
                <text:p>0.22583</text:p>
              </table:table-cell>
              <table:table-cell office:value-type="float" office:value="0.23629">
                <text:p>0.23629</text:p>
              </table:table-cell>
              <table:table-cell office:value-type="float" office:value="0.21989">
                <text:p>0.21989</text:p>
              </table:table-cell>
              <table:table-cell office:value-type="float" office:value="0.22362">
                <text:p>0.22362</text:p>
              </table:table-cell>
              <table:table-cell office:value-type="float" office:value="0.16457">
                <text:p>0.16457</text:p>
              </table:table-cell>
              <table:table-cell office:value-type="float" office:value="0.18081">
                <text:p>0.18081</text:p>
              </table:table-cell>
              <table:table-cell office:value-type="float" office:value="0.16841">
                <text:p>0.16841</text:p>
              </table:table-cell>
              <table:table-cell office:value-type="float" office:value="0.05684">
                <text:p>0.05684</text:p>
              </table:table-cell>
              <table:table-cell office:value-type="float" office:value="0.05618">
                <text:p>0.05618</text:p>
              </table:table-cell>
              <table:table-cell office:value-type="float" office:value="0.00764">
                <text:p>0.00764</text:p>
              </table:table-cell>
              <table:table-cell office:value-type="float" office:value="0.00894">
                <text:p>0.00894</text:p>
              </table:table-cell>
              <table:table-cell office:value-type="float" office:value="-0.000889">
                <text:p>-0.000889</text:p>
              </table:table-cell>
              <table:table-cell office:value-type="float" office:value="0.00233">
                <text:p>0.002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78">
                <text:p>478</text:p>
              </table:table-cell>
              <table:table-cell office:value-type="float" office:value="0.23301">
                <text:p>0.23301</text:p>
              </table:table-cell>
              <table:table-cell office:value-type="float" office:value="0.23597">
                <text:p>0.23597</text:p>
              </table:table-cell>
              <table:table-cell office:value-type="float" office:value="0.23105">
                <text:p>0.23105</text:p>
              </table:table-cell>
              <table:table-cell office:value-type="float" office:value="0.23285">
                <text:p>0.23285</text:p>
              </table:table-cell>
              <table:table-cell office:value-type="float" office:value="0.22905">
                <text:p>0.22905</text:p>
              </table:table-cell>
              <table:table-cell office:value-type="float" office:value="0.23969">
                <text:p>0.23969</text:p>
              </table:table-cell>
              <table:table-cell office:value-type="float" office:value="0.22342">
                <text:p>0.22342</text:p>
              </table:table-cell>
              <table:table-cell office:value-type="float" office:value="0.22691">
                <text:p>0.22691</text:p>
              </table:table-cell>
              <table:table-cell office:value-type="float" office:value="0.16689">
                <text:p>0.16689</text:p>
              </table:table-cell>
              <table:table-cell office:value-type="float" office:value="0.18338">
                <text:p>0.18338</text:p>
              </table:table-cell>
              <table:table-cell office:value-type="float" office:value="0.17075">
                <text:p>0.17075</text:p>
              </table:table-cell>
              <table:table-cell office:value-type="float" office:value="0.05777">
                <text:p>0.05777</text:p>
              </table:table-cell>
              <table:table-cell office:value-type="float" office:value="0.05685">
                <text:p>0.05685</text:p>
              </table:table-cell>
              <table:table-cell office:value-type="float" office:value="0.007849">
                <text:p>0.007849</text:p>
              </table:table-cell>
              <table:table-cell office:value-type="float" office:value="0.008999">
                <text:p>0.008999</text:p>
              </table:table-cell>
              <table:table-cell office:value-type="float" office:value="-0.00097">
                <text:p>-0.00097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77">
                <text:p>477</text:p>
              </table:table-cell>
              <table:table-cell office:value-type="float" office:value="0.23617">
                <text:p>0.23617</text:p>
              </table:table-cell>
              <table:table-cell office:value-type="float" office:value="0.23928">
                <text:p>0.23928</text:p>
              </table:table-cell>
              <table:table-cell office:value-type="float" office:value="0.23424">
                <text:p>0.23424</text:p>
              </table:table-cell>
              <table:table-cell office:value-type="float" office:value="0.23625">
                <text:p>0.23625</text:p>
              </table:table-cell>
              <table:table-cell office:value-type="float" office:value="0.23174">
                <text:p>0.23174</text:p>
              </table:table-cell>
              <table:table-cell office:value-type="float" office:value="0.24268">
                <text:p>0.24268</text:p>
              </table:table-cell>
              <table:table-cell office:value-type="float" office:value="0.22616">
                <text:p>0.22616</text:p>
              </table:table-cell>
              <table:table-cell office:value-type="float" office:value="0.23018">
                <text:p>0.23018</text:p>
              </table:table-cell>
              <table:table-cell office:value-type="float" office:value="0.16907">
                <text:p>0.16907</text:p>
              </table:table-cell>
              <table:table-cell office:value-type="float" office:value="0.18577">
                <text:p>0.18577</text:p>
              </table:table-cell>
              <table:table-cell office:value-type="float" office:value="0.17305">
                <text:p>0.17305</text:p>
              </table:table-cell>
              <table:table-cell office:value-type="float" office:value="0.05848">
                <text:p>0.05848</text:p>
              </table:table-cell>
              <table:table-cell office:value-type="float" office:value="0.05759">
                <text:p>0.05759</text:p>
              </table:table-cell>
              <table:table-cell office:value-type="float" office:value="0.00805">
                <text:p>0.00805</text:p>
              </table:table-cell>
              <table:table-cell office:value-type="float" office:value="0.00918">
                <text:p>0.00918</text:p>
              </table:table-cell>
              <table:table-cell office:value-type="float" office:value="-0.00061">
                <text:p>-0.00061</text:p>
              </table:table-cell>
              <table:table-cell office:value-type="float" office:value="0.00283">
                <text:p>0.002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6">
                <text:p>476</text:p>
              </table:table-cell>
              <table:table-cell office:value-type="float" office:value="0.23837">
                <text:p>0.23837</text:p>
              </table:table-cell>
              <table:table-cell office:value-type="float" office:value="0.24185">
                <text:p>0.24185</text:p>
              </table:table-cell>
              <table:table-cell office:value-type="float" office:value="0.23738">
                <text:p>0.23738</text:p>
              </table:table-cell>
              <table:table-cell office:value-type="float" office:value="0.23891">
                <text:p>0.23891</text:p>
              </table:table-cell>
              <table:table-cell office:value-type="float" office:value="0.23481">
                <text:p>0.23481</text:p>
              </table:table-cell>
              <table:table-cell office:value-type="float" office:value="0.24569">
                <text:p>0.24569</text:p>
              </table:table-cell>
              <table:table-cell office:value-type="float" office:value="0.22897">
                <text:p>0.22897</text:p>
              </table:table-cell>
              <table:table-cell office:value-type="float" office:value="0.23287">
                <text:p>0.23287</text:p>
              </table:table-cell>
              <table:table-cell office:value-type="float" office:value="0.17106">
                <text:p>0.17106</text:p>
              </table:table-cell>
              <table:table-cell office:value-type="float" office:value="0.18831">
                <text:p>0.18831</text:p>
              </table:table-cell>
              <table:table-cell office:value-type="float" office:value="0.17495">
                <text:p>0.17495</text:p>
              </table:table-cell>
              <table:table-cell office:value-type="float" office:value="0.05927">
                <text:p>0.05927</text:p>
              </table:table-cell>
              <table:table-cell office:value-type="float" office:value="0.05839">
                <text:p>0.05839</text:p>
              </table:table-cell>
              <table:table-cell office:value-type="float" office:value="0.0081">
                <text:p>0.0081</text:p>
              </table:table-cell>
              <table:table-cell office:value-type="float" office:value="0.00971">
                <text:p>0.00971</text:p>
              </table:table-cell>
              <table:table-cell office:value-type="float" office:value="-0.00051">
                <text:p>-0.00051</text:p>
              </table:table-cell>
              <table:table-cell office:value-type="float" office:value="0.00262">
                <text:p>0.002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75">
                <text:p>475</text:p>
              </table:table-cell>
              <table:table-cell office:value-type="float" office:value="0.24127">
                <text:p>0.24127</text:p>
              </table:table-cell>
              <table:table-cell office:value-type="float" office:value="0.24478">
                <text:p>0.24478</text:p>
              </table:table-cell>
              <table:table-cell office:value-type="float" office:value="0.24014">
                <text:p>0.24014</text:p>
              </table:table-cell>
              <table:table-cell office:value-type="float" office:value="0.24249">
                <text:p>0.24249</text:p>
              </table:table-cell>
              <table:table-cell office:value-type="float" office:value="0.23791">
                <text:p>0.23791</text:p>
              </table:table-cell>
              <table:table-cell office:value-type="float" office:value="0.2494">
                <text:p>0.2494</text:p>
              </table:table-cell>
              <table:table-cell office:value-type="float" office:value="0.23248">
                <text:p>0.23248</text:p>
              </table:table-cell>
              <table:table-cell office:value-type="float" office:value="0.23614">
                <text:p>0.23614</text:p>
              </table:table-cell>
              <table:table-cell office:value-type="float" office:value="0.17326">
                <text:p>0.17326</text:p>
              </table:table-cell>
              <table:table-cell office:value-type="float" office:value="0.19067">
                <text:p>0.19067</text:p>
              </table:table-cell>
              <table:table-cell office:value-type="float" office:value="0.17697">
                <text:p>0.17697</text:p>
              </table:table-cell>
              <table:table-cell office:value-type="float" office:value="0.05989">
                <text:p>0.05989</text:p>
              </table:table-cell>
              <table:table-cell office:value-type="float" office:value="0.05929">
                <text:p>0.05929</text:p>
              </table:table-cell>
              <table:table-cell office:value-type="float" office:value="0.00813">
                <text:p>0.00813</text:p>
              </table:table-cell>
              <table:table-cell office:value-type="float" office:value="0.00918">
                <text:p>0.00918</text:p>
              </table:table-cell>
              <table:table-cell office:value-type="float" office:value="-0.0002">
                <text:p>-0.0002</text:p>
              </table:table-cell>
              <table:table-cell office:value-type="float" office:value="0.00282">
                <text:p>0.002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74">
                <text:p>474</text:p>
              </table:table-cell>
              <table:table-cell office:value-type="float" office:value="0.24419">
                <text:p>0.24419</text:p>
              </table:table-cell>
              <table:table-cell office:value-type="float" office:value="0.24774">
                <text:p>0.24774</text:p>
              </table:table-cell>
              <table:table-cell office:value-type="float" office:value="0.24302">
                <text:p>0.24302</text:p>
              </table:table-cell>
              <table:table-cell office:value-type="float" office:value="0.24541">
                <text:p>0.24541</text:p>
              </table:table-cell>
              <table:table-cell office:value-type="float" office:value="0.24091">
                <text:p>0.24091</text:p>
              </table:table-cell>
              <table:table-cell office:value-type="float" office:value="0.252">
                <text:p>0.252</text:p>
              </table:table-cell>
              <table:table-cell office:value-type="float" office:value="0.23541">
                <text:p>0.23541</text:p>
              </table:table-cell>
              <table:table-cell office:value-type="float" office:value="0.23897">
                <text:p>0.23897</text:p>
              </table:table-cell>
              <table:table-cell office:value-type="float" office:value="0.17573">
                <text:p>0.17573</text:p>
              </table:table-cell>
              <table:table-cell office:value-type="float" office:value="0.19256">
                <text:p>0.19256</text:p>
              </table:table-cell>
              <table:table-cell office:value-type="float" office:value="0.17918">
                <text:p>0.17918</text:p>
              </table:table-cell>
              <table:table-cell office:value-type="float" office:value="0.06093">
                <text:p>0.06093</text:p>
              </table:table-cell>
              <table:table-cell office:value-type="float" office:value="0.05996">
                <text:p>0.05996</text:p>
              </table:table-cell>
              <table:table-cell office:value-type="float" office:value="0.00833">
                <text:p>0.00833</text:p>
              </table:table-cell>
              <table:table-cell office:value-type="float" office:value="0.00952">
                <text:p>0.00952</text:p>
              </table:table-cell>
              <table:table-cell office:value-type="float" office:value="-0.00052">
                <text:p>-0.00052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73">
                <text:p>473</text:p>
              </table:table-cell>
              <table:table-cell office:value-type="float" office:value="0.24699">
                <text:p>0.24699</text:p>
              </table:table-cell>
              <table:table-cell office:value-type="float" office:value="0.25058">
                <text:p>0.25058</text:p>
              </table:table-cell>
              <table:table-cell office:value-type="float" office:value="0.24606">
                <text:p>0.24606</text:p>
              </table:table-cell>
              <table:table-cell office:value-type="float" office:value="0.2479">
                <text:p>0.2479</text:p>
              </table:table-cell>
              <table:table-cell office:value-type="float" office:value="0.24338">
                <text:p>0.24338</text:p>
              </table:table-cell>
              <table:table-cell office:value-type="float" office:value="0.25426">
                <text:p>0.25426</text:p>
              </table:table-cell>
              <table:table-cell office:value-type="float" office:value="0.23758">
                <text:p>0.23758</text:p>
              </table:table-cell>
              <table:table-cell office:value-type="float" office:value="0.24122">
                <text:p>0.24122</text:p>
              </table:table-cell>
              <table:table-cell office:value-type="float" office:value="0.17733">
                <text:p>0.17733</text:p>
              </table:table-cell>
              <table:table-cell office:value-type="float" office:value="0.19452">
                <text:p>0.19452</text:p>
              </table:table-cell>
              <table:table-cell office:value-type="float" office:value="0.18042">
                <text:p>0.18042</text:p>
              </table:table-cell>
              <table:table-cell office:value-type="float" office:value="0.06154">
                <text:p>0.06154</text:p>
              </table:table-cell>
              <table:table-cell office:value-type="float" office:value="0.06063">
                <text:p>0.06063</text:p>
              </table:table-cell>
              <table:table-cell office:value-type="float" office:value="0.00856">
                <text:p>0.00856</text:p>
              </table:table-cell>
              <table:table-cell office:value-type="float" office:value="0.00945">
                <text:p>0.00945</text:p>
              </table:table-cell>
              <table:table-cell office:value-type="float" office:value="-0.00055">
                <text:p>-0.00055</text:p>
              </table:table-cell>
              <table:table-cell office:value-type="float" office:value="0.00257">
                <text:p>0.002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72">
                <text:p>472</text:p>
              </table:table-cell>
              <table:table-cell office:value-type="float" office:value="0.24917">
                <text:p>0.24917</text:p>
              </table:table-cell>
              <table:table-cell office:value-type="float" office:value="0.25291">
                <text:p>0.25291</text:p>
              </table:table-cell>
              <table:table-cell office:value-type="float" office:value="0.24866">
                <text:p>0.24866</text:p>
              </table:table-cell>
              <table:table-cell office:value-type="float" office:value="0.25034">
                <text:p>0.25034</text:p>
              </table:table-cell>
              <table:table-cell office:value-type="float" office:value="0.24587">
                <text:p>0.24587</text:p>
              </table:table-cell>
              <table:table-cell office:value-type="float" office:value="0.25713">
                <text:p>0.25713</text:p>
              </table:table-cell>
              <table:table-cell office:value-type="float" office:value="0.2399">
                <text:p>0.2399</text:p>
              </table:table-cell>
              <table:table-cell office:value-type="float" office:value="0.24355">
                <text:p>0.24355</text:p>
              </table:table-cell>
              <table:table-cell office:value-type="float" office:value="0.17955">
                <text:p>0.17955</text:p>
              </table:table-cell>
              <table:table-cell office:value-type="float" office:value="0.19669">
                <text:p>0.19669</text:p>
              </table:table-cell>
              <table:table-cell office:value-type="float" office:value="0.18236">
                <text:p>0.18236</text:p>
              </table:table-cell>
              <table:table-cell office:value-type="float" office:value="0.06243">
                <text:p>0.06243</text:p>
              </table:table-cell>
              <table:table-cell office:value-type="float" office:value="0.06138">
                <text:p>0.06138</text:p>
              </table:table-cell>
              <table:table-cell office:value-type="float" office:value="0.00901">
                <text:p>0.00901</text:p>
              </table:table-cell>
              <table:table-cell office:value-type="float" office:value="0.00965">
                <text:p>0.00965</text:p>
              </table:table-cell>
              <table:table-cell office:value-type="float" office:value="-0.00058">
                <text:p>-0.00058</text:p>
              </table:table-cell>
              <table:table-cell office:value-type="float" office:value="0.00238">
                <text:p>0.002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71">
                <text:p>471</text:p>
              </table:table-cell>
              <table:table-cell office:value-type="float" office:value="0.25221">
                <text:p>0.25221</text:p>
              </table:table-cell>
              <table:table-cell office:value-type="float" office:value="0.25579">
                <text:p>0.25579</text:p>
              </table:table-cell>
              <table:table-cell office:value-type="float" office:value="0.25122">
                <text:p>0.25122</text:p>
              </table:table-cell>
              <table:table-cell office:value-type="float" office:value="0.25294">
                <text:p>0.25294</text:p>
              </table:table-cell>
              <table:table-cell office:value-type="float" office:value="0.24844">
                <text:p>0.24844</text:p>
              </table:table-cell>
              <table:table-cell office:value-type="float" office:value="0.25966">
                <text:p>0.25966</text:p>
              </table:table-cell>
              <table:table-cell office:value-type="float" office:value="0.24256">
                <text:p>0.24256</text:p>
              </table:table-cell>
              <table:table-cell office:value-type="float" office:value="0.24608">
                <text:p>0.24608</text:p>
              </table:table-cell>
              <table:table-cell office:value-type="float" office:value="0.18165">
                <text:p>0.18165</text:p>
              </table:table-cell>
              <table:table-cell office:value-type="float" office:value="0.19894">
                <text:p>0.19894</text:p>
              </table:table-cell>
              <table:table-cell office:value-type="float" office:value="0.18404">
                <text:p>0.18404</text:p>
              </table:table-cell>
              <table:table-cell office:value-type="float" office:value="0.06319">
                <text:p>0.06319</text:p>
              </table:table-cell>
              <table:table-cell office:value-type="float" office:value="0.06195">
                <text:p>0.06195</text:p>
              </table:table-cell>
              <table:table-cell office:value-type="float" office:value="0.00931">
                <text:p>0.00931</text:p>
              </table:table-cell>
              <table:table-cell office:value-type="float" office:value="0.009849">
                <text:p>0.009849</text:p>
              </table:table-cell>
              <table:table-cell office:value-type="float" office:value="-0.00029">
                <text:p>-0.00029</text:p>
              </table:table-cell>
              <table:table-cell office:value-type="float" office:value="0.00248">
                <text:p>0.002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70">
                <text:p>470</text:p>
              </table:table-cell>
              <table:table-cell office:value-type="float" office:value="0.25435">
                <text:p>0.25435</text:p>
              </table:table-cell>
              <table:table-cell office:value-type="float" office:value="0.25831">
                <text:p>0.25831</text:p>
              </table:table-cell>
              <table:table-cell office:value-type="float" office:value="0.25361">
                <text:p>0.25361</text:p>
              </table:table-cell>
              <table:table-cell office:value-type="float" office:value="0.25548">
                <text:p>0.25548</text:p>
              </table:table-cell>
              <table:table-cell office:value-type="float" office:value="0.25057">
                <text:p>0.25057</text:p>
              </table:table-cell>
              <table:table-cell office:value-type="float" office:value="0.26188">
                <text:p>0.26188</text:p>
              </table:table-cell>
              <table:table-cell office:value-type="float" office:value="0.24478">
                <text:p>0.24478</text:p>
              </table:table-cell>
              <table:table-cell office:value-type="float" office:value="0.24825">
                <text:p>0.24825</text:p>
              </table:table-cell>
              <table:table-cell office:value-type="float" office:value="0.18295">
                <text:p>0.18295</text:p>
              </table:table-cell>
              <table:table-cell office:value-type="float" office:value="0.20033">
                <text:p>0.20033</text:p>
              </table:table-cell>
              <table:table-cell office:value-type="float" office:value="0.18605">
                <text:p>0.18605</text:p>
              </table:table-cell>
              <table:table-cell office:value-type="float" office:value="0.063519">
                <text:p>0.063519</text:p>
              </table:table-cell>
              <table:table-cell office:value-type="float" office:value="0.0623">
                <text:p>0.0623</text:p>
              </table:table-cell>
              <table:table-cell office:value-type="float" office:value="0.00882">
                <text:p>0.00882</text:p>
              </table:table-cell>
              <table:table-cell office:value-type="float" office:value="0.00986">
                <text:p>0.00986</text:p>
              </table:table-cell>
              <table:table-cell office:value-type="float" office:value="-0.00054">
                <text:p>-0.00054</text:p>
              </table:table-cell>
              <table:table-cell office:value-type="float" office:value="0.00216">
                <text:p>0.002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9">
                <text:p>469</text:p>
              </table:table-cell>
              <table:table-cell office:value-type="float" office:value="0.25653">
                <text:p>0.25653</text:p>
              </table:table-cell>
              <table:table-cell office:value-type="float" office:value="0.26011">
                <text:p>0.26011</text:p>
              </table:table-cell>
              <table:table-cell office:value-type="float" office:value="0.25602">
                <text:p>0.25602</text:p>
              </table:table-cell>
              <table:table-cell office:value-type="float" office:value="0.25778">
                <text:p>0.25778</text:p>
              </table:table-cell>
              <table:table-cell office:value-type="float" office:value="0.25289">
                <text:p>0.25289</text:p>
              </table:table-cell>
              <table:table-cell office:value-type="float" office:value="0.26443">
                <text:p>0.26443</text:p>
              </table:table-cell>
              <table:table-cell office:value-type="float" office:value="0.24656">
                <text:p>0.24656</text:p>
              </table:table-cell>
              <table:table-cell office:value-type="float" office:value="0.25">
                <text:p>0.25</text:p>
              </table:table-cell>
              <table:table-cell office:value-type="float" office:value="0.18441">
                <text:p>0.18441</text:p>
              </table:table-cell>
              <table:table-cell office:value-type="float" office:value="0.20185">
                <text:p>0.20185</text:p>
              </table:table-cell>
              <table:table-cell office:value-type="float" office:value="0.18735">
                <text:p>0.18735</text:p>
              </table:table-cell>
              <table:table-cell office:value-type="float" office:value="0.06369">
                <text:p>0.06369</text:p>
              </table:table-cell>
              <table:table-cell office:value-type="float" office:value="0.06272">
                <text:p>0.06272</text:p>
              </table:table-cell>
              <table:table-cell office:value-type="float" office:value="0.00881">
                <text:p>0.00881</text:p>
              </table:table-cell>
              <table:table-cell office:value-type="float" office:value="0.00978">
                <text:p>0.00978</text:p>
              </table:table-cell>
              <table:table-cell office:value-type="float" office:value="-0.0007">
                <text:p>-0.0007</text:p>
              </table:table-cell>
              <table:table-cell office:value-type="float" office:value="0.00231">
                <text:p>0.002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8">
                <text:p>468</text:p>
              </table:table-cell>
              <table:table-cell office:value-type="float" office:value="0.2581">
                <text:p>0.2581</text:p>
              </table:table-cell>
              <table:table-cell office:value-type="float" office:value="0.26171">
                <text:p>0.26171</text:p>
              </table:table-cell>
              <table:table-cell office:value-type="float" office:value="0.25772">
                <text:p>0.25772</text:p>
              </table:table-cell>
              <table:table-cell office:value-type="float" office:value="0.26011">
                <text:p>0.26011</text:p>
              </table:table-cell>
              <table:table-cell office:value-type="float" office:value="0.25509">
                <text:p>0.25509</text:p>
              </table:table-cell>
              <table:table-cell office:value-type="float" office:value="0.2662">
                <text:p>0.2662</text:p>
              </table:table-cell>
              <table:table-cell office:value-type="float" office:value="0.24864">
                <text:p>0.24864</text:p>
              </table:table-cell>
              <table:table-cell office:value-type="float" office:value="0.25224">
                <text:p>0.25224</text:p>
              </table:table-cell>
              <table:table-cell office:value-type="float" office:value="0.1854">
                <text:p>0.1854</text:p>
              </table:table-cell>
              <table:table-cell office:value-type="float" office:value="0.20312">
                <text:p>0.20312</text:p>
              </table:table-cell>
              <table:table-cell office:value-type="float" office:value="0.18944">
                <text:p>0.18944</text:p>
              </table:table-cell>
              <table:table-cell office:value-type="float" office:value="0.06406">
                <text:p>0.06406</text:p>
              </table:table-cell>
              <table:table-cell office:value-type="float" office:value="0.06311">
                <text:p>0.06311</text:p>
              </table:table-cell>
              <table:table-cell office:value-type="float" office:value="0.0088">
                <text:p>0.0088</text:p>
              </table:table-cell>
              <table:table-cell office:value-type="float" office:value="0.00982">
                <text:p>0.00982</text:p>
              </table:table-cell>
              <table:table-cell office:value-type="float" office:value="-0.00041">
                <text:p>-0.00041</text:p>
              </table:table-cell>
              <table:table-cell office:value-type="float" office:value="0.00268">
                <text:p>0.002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0.2605">
                <text:p>0.2605</text:p>
              </table:table-cell>
              <table:table-cell office:value-type="float" office:value="0.264">
                <text:p>0.264</text:p>
              </table:table-cell>
              <table:table-cell office:value-type="float" office:value="0.26024">
                <text:p>0.26024</text:p>
              </table:table-cell>
              <table:table-cell office:value-type="float" office:value="0.26215">
                <text:p>0.26215</text:p>
              </table:table-cell>
              <table:table-cell office:value-type="float" office:value="0.25702">
                <text:p>0.25702</text:p>
              </table:table-cell>
              <table:table-cell office:value-type="float" office:value="0.26851">
                <text:p>0.26851</text:p>
              </table:table-cell>
              <table:table-cell office:value-type="float" office:value="0.2507">
                <text:p>0.2507</text:p>
              </table:table-cell>
              <table:table-cell office:value-type="float" office:value="0.25416">
                <text:p>0.25416</text:p>
              </table:table-cell>
              <table:table-cell office:value-type="float" office:value="0.18688">
                <text:p>0.18688</text:p>
              </table:table-cell>
              <table:table-cell office:value-type="float" office:value="0.20473">
                <text:p>0.20473</text:p>
              </table:table-cell>
              <table:table-cell office:value-type="float" office:value="0.19098">
                <text:p>0.19098</text:p>
              </table:table-cell>
              <table:table-cell office:value-type="float" office:value="0.06395">
                <text:p>0.06395</text:p>
              </table:table-cell>
              <table:table-cell office:value-type="float" office:value="0.0634">
                <text:p>0.0634</text:p>
              </table:table-cell>
              <table:table-cell office:value-type="float" office:value="0.0085">
                <text:p>0.0085</text:p>
              </table:table-cell>
              <table:table-cell office:value-type="float" office:value="0.00976">
                <text:p>0.00976</text:p>
              </table:table-cell>
              <table:table-cell office:value-type="float" office:value="-0.00036">
                <text:p>-0.00036</text:p>
              </table:table-cell>
              <table:table-cell office:value-type="float" office:value="0.00265">
                <text:p>0.002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6">
                <text:p>466</text:p>
              </table:table-cell>
              <table:table-cell office:value-type="float" office:value="0.26198">
                <text:p>0.26198</text:p>
              </table:table-cell>
              <table:table-cell office:value-type="float" office:value="0.26618">
                <text:p>0.26618</text:p>
              </table:table-cell>
              <table:table-cell office:value-type="float" office:value="0.26276">
                <text:p>0.26276</text:p>
              </table:table-cell>
              <table:table-cell office:value-type="float" office:value="0.264">
                <text:p>0.264</text:p>
              </table:table-cell>
              <table:table-cell office:value-type="float" office:value="0.25901">
                <text:p>0.25901</text:p>
              </table:table-cell>
              <table:table-cell office:value-type="float" office:value="0.2705">
                <text:p>0.2705</text:p>
              </table:table-cell>
              <table:table-cell office:value-type="float" office:value="0.25198">
                <text:p>0.25198</text:p>
              </table:table-cell>
              <table:table-cell office:value-type="float" office:value="0.2558">
                <text:p>0.2558</text:p>
              </table:table-cell>
              <table:table-cell office:value-type="float" office:value="0.18785">
                <text:p>0.18785</text:p>
              </table:table-cell>
              <table:table-cell office:value-type="float" office:value="0.20568">
                <text:p>0.20568</text:p>
              </table:table-cell>
              <table:table-cell office:value-type="float" office:value="0.19216">
                <text:p>0.19216</text:p>
              </table:table-cell>
              <table:table-cell office:value-type="float" office:value="0.064519">
                <text:p>0.064519</text:p>
              </table:table-cell>
              <table:table-cell office:value-type="float" office:value="0.064089">
                <text:p>0.064089</text:p>
              </table:table-cell>
              <table:table-cell office:value-type="float" office:value="0.00865">
                <text:p>0.00865</text:p>
              </table:table-cell>
              <table:table-cell office:value-type="float" office:value="0.009939">
                <text:p>0.009939</text:p>
              </table:table-cell>
              <table:table-cell office:value-type="float" office:value="-0.00065">
                <text:p>-0.00065</text:p>
              </table:table-cell>
              <table:table-cell office:value-type="float" office:value="0.00252">
                <text:p>0.002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65">
                <text:p>465</text:p>
              </table:table-cell>
              <table:table-cell office:value-type="float" office:value="0.26347">
                <text:p>0.26347</text:p>
              </table:table-cell>
              <table:table-cell office:value-type="float" office:value="0.26745">
                <text:p>0.26745</text:p>
              </table:table-cell>
              <table:table-cell office:value-type="float" office:value="0.26459">
                <text:p>0.26459</text:p>
              </table:table-cell>
              <table:table-cell office:value-type="float" office:value="0.26585">
                <text:p>0.26585</text:p>
              </table:table-cell>
              <table:table-cell office:value-type="float" office:value="0.26137">
                <text:p>0.26137</text:p>
              </table:table-cell>
              <table:table-cell office:value-type="float" office:value="0.27274">
                <text:p>0.27274</text:p>
              </table:table-cell>
              <table:table-cell office:value-type="float" office:value="0.25341">
                <text:p>0.25341</text:p>
              </table:table-cell>
              <table:table-cell office:value-type="float" office:value="0.25726">
                <text:p>0.25726</text:p>
              </table:table-cell>
              <table:table-cell office:value-type="float" office:value="0.18933">
                <text:p>0.18933</text:p>
              </table:table-cell>
              <table:table-cell office:value-type="float" office:value="0.2073">
                <text:p>0.2073</text:p>
              </table:table-cell>
              <table:table-cell office:value-type="float" office:value="0.19335">
                <text:p>0.19335</text:p>
              </table:table-cell>
              <table:table-cell office:value-type="float" office:value="0.06517">
                <text:p>0.06517</text:p>
              </table:table-cell>
              <table:table-cell office:value-type="float" office:value="0.06438">
                <text:p>0.06438</text:p>
              </table:table-cell>
              <table:table-cell office:value-type="float" office:value="0.00847">
                <text:p>0.00847</text:p>
              </table:table-cell>
              <table:table-cell office:value-type="float" office:value="0.009509">
                <text:p>0.009509</text:p>
              </table:table-cell>
              <table:table-cell office:value-type="float" office:value="-0.00055">
                <text:p>-0.00055</text:p>
              </table:table-cell>
              <table:table-cell office:value-type="float" office:value="0.00275">
                <text:p>0.002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4">
                <text:p>464</text:p>
              </table:table-cell>
              <table:table-cell office:value-type="float" office:value="0.26508">
                <text:p>0.26508</text:p>
              </table:table-cell>
              <table:table-cell office:value-type="float" office:value="0.26929">
                <text:p>0.26929</text:p>
              </table:table-cell>
              <table:table-cell office:value-type="float" office:value="0.26567">
                <text:p>0.26567</text:p>
              </table:table-cell>
              <table:table-cell office:value-type="float" office:value="0.26763">
                <text:p>0.26763</text:p>
              </table:table-cell>
              <table:table-cell office:value-type="float" office:value="0.26271">
                <text:p>0.26271</text:p>
              </table:table-cell>
              <table:table-cell office:value-type="float" office:value="0.27398">
                <text:p>0.27398</text:p>
              </table:table-cell>
              <table:table-cell office:value-type="float" office:value="0.25553">
                <text:p>0.25553</text:p>
              </table:table-cell>
              <table:table-cell office:value-type="float" office:value="0.2593">
                <text:p>0.2593</text:p>
              </table:table-cell>
              <table:table-cell office:value-type="float" office:value="0.1903">
                <text:p>0.1903</text:p>
              </table:table-cell>
              <table:table-cell office:value-type="float" office:value="0.20845">
                <text:p>0.20845</text:p>
              </table:table-cell>
              <table:table-cell office:value-type="float" office:value="0.19458">
                <text:p>0.19458</text:p>
              </table:table-cell>
              <table:table-cell office:value-type="float" office:value="0.06523">
                <text:p>0.06523</text:p>
              </table:table-cell>
              <table:table-cell office:value-type="float" office:value="0.06479">
                <text:p>0.06479</text:p>
              </table:table-cell>
              <table:table-cell office:value-type="float" office:value="0.00859">
                <text:p>0.00859</text:p>
              </table:table-cell>
              <table:table-cell office:value-type="float" office:value="0.0098">
                <text:p>0.0098</text:p>
              </table:table-cell>
              <table:table-cell office:value-type="float" office:value="-0.00045">
                <text:p>-0.00045</text:p>
              </table:table-cell>
              <table:table-cell office:value-type="float" office:value="0.00309">
                <text:p>0.003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63">
                <text:p>463</text:p>
              </table:table-cell>
              <table:table-cell office:value-type="float" office:value="0.2668">
                <text:p>0.2668</text:p>
              </table:table-cell>
              <table:table-cell office:value-type="float" office:value="0.27092">
                <text:p>0.27092</text:p>
              </table:table-cell>
              <table:table-cell office:value-type="float" office:value="0.26749">
                <text:p>0.26749</text:p>
              </table:table-cell>
              <table:table-cell office:value-type="float" office:value="0.26917">
                <text:p>0.26917</text:p>
              </table:table-cell>
              <table:table-cell office:value-type="float" office:value="0.26399">
                <text:p>0.26399</text:p>
              </table:table-cell>
              <table:table-cell office:value-type="float" office:value="0.27587">
                <text:p>0.27587</text:p>
              </table:table-cell>
              <table:table-cell office:value-type="float" office:value="0.2562">
                <text:p>0.2562</text:p>
              </table:table-cell>
              <table:table-cell office:value-type="float" office:value="0.2607">
                <text:p>0.2607</text:p>
              </table:table-cell>
              <table:table-cell office:value-type="float" office:value="0.19156">
                <text:p>0.19156</text:p>
              </table:table-cell>
              <table:table-cell office:value-type="float" office:value="0.20952">
                <text:p>0.20952</text:p>
              </table:table-cell>
              <table:table-cell office:value-type="float" office:value="0.19568">
                <text:p>0.19568</text:p>
              </table:table-cell>
              <table:table-cell office:value-type="float" office:value="0.06585">
                <text:p>0.06585</text:p>
              </table:table-cell>
              <table:table-cell office:value-type="float" office:value="0.06515">
                <text:p>0.06515</text:p>
              </table:table-cell>
              <table:table-cell office:value-type="float" office:value="0.00876">
                <text:p>0.00876</text:p>
              </table:table-cell>
              <table:table-cell office:value-type="float" office:value="0.0101">
                <text:p>0.0101</text:p>
              </table:table-cell>
              <table:table-cell office:value-type="float" office:value="-0.00034">
                <text:p>-0.00034</text:p>
              </table:table-cell>
              <table:table-cell office:value-type="float" office:value="0.00303">
                <text:p>0.003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62">
                <text:p>462</text:p>
              </table:table-cell>
              <table:table-cell office:value-type="float" office:value="0.26818">
                <text:p>0.26818</text:p>
              </table:table-cell>
              <table:table-cell office:value-type="float" office:value="0.2723">
                <text:p>0.2723</text:p>
              </table:table-cell>
              <table:table-cell office:value-type="float" office:value="0.26898">
                <text:p>0.26898</text:p>
              </table:table-cell>
              <table:table-cell office:value-type="float" office:value="0.27027">
                <text:p>0.27027</text:p>
              </table:table-cell>
              <table:table-cell office:value-type="float" office:value="0.26562">
                <text:p>0.26562</text:p>
              </table:table-cell>
              <table:table-cell office:value-type="float" office:value="0.27715">
                <text:p>0.27715</text:p>
              </table:table-cell>
              <table:table-cell office:value-type="float" office:value="0.25722">
                <text:p>0.25722</text:p>
              </table:table-cell>
              <table:table-cell office:value-type="float" office:value="0.26211">
                <text:p>0.26211</text:p>
              </table:table-cell>
              <table:table-cell office:value-type="float" office:value="0.19279">
                <text:p>0.19279</text:p>
              </table:table-cell>
              <table:table-cell office:value-type="float" office:value="0.21085">
                <text:p>0.21085</text:p>
              </table:table-cell>
              <table:table-cell office:value-type="float" office:value="0.19666">
                <text:p>0.19666</text:p>
              </table:table-cell>
              <table:table-cell office:value-type="float" office:value="0.0663">
                <text:p>0.0663</text:p>
              </table:table-cell>
              <table:table-cell office:value-type="float" office:value="0.06582">
                <text:p>0.06582</text:p>
              </table:table-cell>
              <table:table-cell office:value-type="float" office:value="0.00901">
                <text:p>0.00901</text:p>
              </table:table-cell>
              <table:table-cell office:value-type="float" office:value="0.0102">
                <text:p>0.0102</text:p>
              </table:table-cell>
              <table:table-cell office:value-type="float" office:value="-0.00018">
                <text:p>-0.00018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1">
                <text:p>461</text:p>
              </table:table-cell>
              <table:table-cell office:value-type="float" office:value="0.26932">
                <text:p>0.26932</text:p>
              </table:table-cell>
              <table:table-cell office:value-type="float" office:value="0.27348">
                <text:p>0.27348</text:p>
              </table:table-cell>
              <table:table-cell office:value-type="float" office:value="0.27037">
                <text:p>0.27037</text:p>
              </table:table-cell>
              <table:table-cell office:value-type="float" office:value="0.27157">
                <text:p>0.27157</text:p>
              </table:table-cell>
              <table:table-cell office:value-type="float" office:value="0.26733">
                <text:p>0.26733</text:p>
              </table:table-cell>
              <table:table-cell office:value-type="float" office:value="0.27854">
                <text:p>0.27854</text:p>
              </table:table-cell>
              <table:table-cell office:value-type="float" office:value="0.25853">
                <text:p>0.25853</text:p>
              </table:table-cell>
              <table:table-cell office:value-type="float" office:value="0.26374">
                <text:p>0.26374</text:p>
              </table:table-cell>
              <table:table-cell office:value-type="float" office:value="0.19379">
                <text:p>0.19379</text:p>
              </table:table-cell>
              <table:table-cell office:value-type="float" office:value="0.21232">
                <text:p>0.21232</text:p>
              </table:table-cell>
              <table:table-cell office:value-type="float" office:value="0.19799">
                <text:p>0.19799</text:p>
              </table:table-cell>
              <table:table-cell office:value-type="float" office:value="0.06659">
                <text:p>0.06659</text:p>
              </table:table-cell>
              <table:table-cell office:value-type="float" office:value="0.06618">
                <text:p>0.06618</text:p>
              </table:table-cell>
              <table:table-cell office:value-type="float" office:value="0.00905">
                <text:p>0.00905</text:p>
              </table:table-cell>
              <table:table-cell office:value-type="float" office:value="0.01017">
                <text:p>0.01017</text:p>
              </table:table-cell>
              <table:table-cell office:value-type="float" office:value="0.00024">
                <text:p>0.00024</text:p>
              </table:table-cell>
              <table:table-cell office:value-type="float" office:value="0.00339">
                <text:p>0.003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60">
                <text:p>460</text:p>
              </table:table-cell>
              <table:table-cell office:value-type="float" office:value="0.27099">
                <text:p>0.27099</text:p>
              </table:table-cell>
              <table:table-cell office:value-type="float" office:value="0.27501">
                <text:p>0.27501</text:p>
              </table:table-cell>
              <table:table-cell office:value-type="float" office:value="0.27164">
                <text:p>0.27164</text:p>
              </table:table-cell>
              <table:table-cell office:value-type="float" office:value="0.27291">
                <text:p>0.27291</text:p>
              </table:table-cell>
              <table:table-cell office:value-type="float" office:value="0.26822">
                <text:p>0.26822</text:p>
              </table:table-cell>
              <table:table-cell office:value-type="float" office:value="0.27969">
                <text:p>0.27969</text:p>
              </table:table-cell>
              <table:table-cell office:value-type="float" office:value="0.26001">
                <text:p>0.26001</text:p>
              </table:table-cell>
              <table:table-cell office:value-type="float" office:value="0.26492">
                <text:p>0.26492</text:p>
              </table:table-cell>
              <table:table-cell office:value-type="float" office:value="0.19451">
                <text:p>0.19451</text:p>
              </table:table-cell>
              <table:table-cell office:value-type="float" office:value="0.21289">
                <text:p>0.21289</text:p>
              </table:table-cell>
              <table:table-cell office:value-type="float" office:value="0.1995">
                <text:p>0.1995</text:p>
              </table:table-cell>
              <table:table-cell office:value-type="float" office:value="0.06685">
                <text:p>0.06685</text:p>
              </table:table-cell>
              <table:table-cell office:value-type="float" office:value="0.06637">
                <text:p>0.06637</text:p>
              </table:table-cell>
              <table:table-cell office:value-type="float" office:value="0.00903">
                <text:p>0.00903</text:p>
              </table:table-cell>
              <table:table-cell office:value-type="float" office:value="0.0104">
                <text:p>0.0104</text:p>
              </table:table-cell>
              <table:table-cell office:value-type="float" office:value="-0.00023">
                <text:p>-0.00023</text:p>
              </table:table-cell>
              <table:table-cell office:value-type="float" office:value="0.00349">
                <text:p>0.003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59">
                <text:p>459</text:p>
              </table:table-cell>
              <table:table-cell office:value-type="float" office:value="0.27224">
                <text:p>0.27224</text:p>
              </table:table-cell>
              <table:table-cell office:value-type="float" office:value="0.27631">
                <text:p>0.27631</text:p>
              </table:table-cell>
              <table:table-cell office:value-type="float" office:value="0.27271">
                <text:p>0.27271</text:p>
              </table:table-cell>
              <table:table-cell office:value-type="float" office:value="0.27392">
                <text:p>0.27392</text:p>
              </table:table-cell>
              <table:table-cell office:value-type="float" office:value="0.26923">
                <text:p>0.26923</text:p>
              </table:table-cell>
              <table:table-cell office:value-type="float" office:value="0.28092">
                <text:p>0.28092</text:p>
              </table:table-cell>
              <table:table-cell office:value-type="float" office:value="0.26096">
                <text:p>0.26096</text:p>
              </table:table-cell>
              <table:table-cell office:value-type="float" office:value="0.26538">
                <text:p>0.26538</text:p>
              </table:table-cell>
              <table:table-cell office:value-type="float" office:value="0.19557">
                <text:p>0.19557</text:p>
              </table:table-cell>
              <table:table-cell office:value-type="float" office:value="0.21341">
                <text:p>0.21341</text:p>
              </table:table-cell>
              <table:table-cell office:value-type="float" office:value="0.1995">
                <text:p>0.1995</text:p>
              </table:table-cell>
              <table:table-cell office:value-type="float" office:value="0.06711">
                <text:p>0.06711</text:p>
              </table:table-cell>
              <table:table-cell office:value-type="float" office:value="0.06642">
                <text:p>0.06642</text:p>
              </table:table-cell>
              <table:table-cell office:value-type="float" office:value="0.00902">
                <text:p>0.00902</text:p>
              </table:table-cell>
              <table:table-cell office:value-type="float" office:value="0.00997">
                <text:p>0.00997</text:p>
              </table:table-cell>
              <table:table-cell office:value-type="float" office:value="-0.00049">
                <text:p>-0.00049</text:p>
              </table:table-cell>
              <table:table-cell office:value-type="float" office:value="0.00313">
                <text:p>0.003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58">
                <text:p>458</text:p>
              </table:table-cell>
              <table:table-cell office:value-type="float" office:value="0.27341">
                <text:p>0.27341</text:p>
              </table:table-cell>
              <table:table-cell office:value-type="float" office:value="0.27736">
                <text:p>0.27736</text:p>
              </table:table-cell>
              <table:table-cell office:value-type="float" office:value="0.27358">
                <text:p>0.27358</text:p>
              </table:table-cell>
              <table:table-cell office:value-type="float" office:value="0.27471">
                <text:p>0.27471</text:p>
              </table:table-cell>
              <table:table-cell office:value-type="float" office:value="0.27028">
                <text:p>0.27028</text:p>
              </table:table-cell>
              <table:table-cell office:value-type="float" office:value="0.28165">
                <text:p>0.28165</text:p>
              </table:table-cell>
              <table:table-cell office:value-type="float" office:value="0.2618">
                <text:p>0.2618</text:p>
              </table:table-cell>
              <table:table-cell office:value-type="float" office:value="0.26633">
                <text:p>0.26633</text:p>
              </table:table-cell>
              <table:table-cell office:value-type="float" office:value="0.19641">
                <text:p>0.19641</text:p>
              </table:table-cell>
              <table:table-cell office:value-type="float" office:value="0.2141">
                <text:p>0.2141</text:p>
              </table:table-cell>
              <table:table-cell office:value-type="float" office:value="0.20038">
                <text:p>0.20038</text:p>
              </table:table-cell>
              <table:table-cell office:value-type="float" office:value="0.06751">
                <text:p>0.06751</text:p>
              </table:table-cell>
              <table:table-cell office:value-type="float" office:value="0.06678">
                <text:p>0.06678</text:p>
              </table:table-cell>
              <table:table-cell office:value-type="float" office:value="0.009169">
                <text:p>0.009169</text:p>
              </table:table-cell>
              <table:table-cell office:value-type="float" office:value="0.00991">
                <text:p>0.00991</text:p>
              </table:table-cell>
              <table:table-cell office:value-type="float" office:value="-0.00058">
                <text:p>-0.00058</text:p>
              </table:table-cell>
              <table:table-cell office:value-type="float" office:value="0.00309">
                <text:p>0.003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57">
                <text:p>457</text:p>
              </table:table-cell>
              <table:table-cell office:value-type="float" office:value="0.2743">
                <text:p>0.2743</text:p>
              </table:table-cell>
              <table:table-cell office:value-type="float" office:value="0.2785">
                <text:p>0.2785</text:p>
              </table:table-cell>
              <table:table-cell office:value-type="float" office:value="0.27421">
                <text:p>0.27421</text:p>
              </table:table-cell>
              <table:table-cell office:value-type="float" office:value="0.27558">
                <text:p>0.27558</text:p>
              </table:table-cell>
              <table:table-cell office:value-type="float" office:value="0.27063">
                <text:p>0.27063</text:p>
              </table:table-cell>
              <table:table-cell office:value-type="float" office:value="0.28274">
                <text:p>0.28274</text:p>
              </table:table-cell>
              <table:table-cell office:value-type="float" office:value="0.26322">
                <text:p>0.26322</text:p>
              </table:table-cell>
              <table:table-cell office:value-type="float" office:value="0.26734">
                <text:p>0.26734</text:p>
              </table:table-cell>
              <table:table-cell office:value-type="float" office:value="0.19714">
                <text:p>0.19714</text:p>
              </table:table-cell>
              <table:table-cell office:value-type="float" office:value="0.21478">
                <text:p>0.21478</text:p>
              </table:table-cell>
              <table:table-cell office:value-type="float" office:value="0.20146">
                <text:p>0.20146</text:p>
              </table:table-cell>
              <table:table-cell office:value-type="float" office:value="0.06758">
                <text:p>0.06758</text:p>
              </table:table-cell>
              <table:table-cell office:value-type="float" office:value="0.06696">
                <text:p>0.06696</text:p>
              </table:table-cell>
              <table:table-cell office:value-type="float" office:value="0.00929">
                <text:p>0.00929</text:p>
              </table:table-cell>
              <table:table-cell office:value-type="float" office:value="0.01028">
                <text:p>0.01028</text:p>
              </table:table-cell>
              <table:table-cell office:value-type="float" office:value="-0.00092">
                <text:p>-0.00092</text:p>
              </table:table-cell>
              <table:table-cell office:value-type="float" office:value="0.00289">
                <text:p>0.002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56">
                <text:p>456</text:p>
              </table:table-cell>
              <table:table-cell office:value-type="float" office:value="0.27528">
                <text:p>0.27528</text:p>
              </table:table-cell>
              <table:table-cell office:value-type="float" office:value="0.27925">
                <text:p>0.27925</text:p>
              </table:table-cell>
              <table:table-cell office:value-type="float" office:value="0.27589">
                <text:p>0.27589</text:p>
              </table:table-cell>
              <table:table-cell office:value-type="float" office:value="0.2768">
                <text:p>0.2768</text:p>
              </table:table-cell>
              <table:table-cell office:value-type="float" office:value="0.27136">
                <text:p>0.27136</text:p>
              </table:table-cell>
              <table:table-cell office:value-type="float" office:value="0.28334">
                <text:p>0.28334</text:p>
              </table:table-cell>
              <table:table-cell office:value-type="float" office:value="0.26376">
                <text:p>0.26376</text:p>
              </table:table-cell>
              <table:table-cell office:value-type="float" office:value="0.26795">
                <text:p>0.26795</text:p>
              </table:table-cell>
              <table:table-cell office:value-type="float" office:value="0.19768">
                <text:p>0.19768</text:p>
              </table:table-cell>
              <table:table-cell office:value-type="float" office:value="0.21525">
                <text:p>0.21525</text:p>
              </table:table-cell>
              <table:table-cell office:value-type="float" office:value="0.202">
                <text:p>0.202</text:p>
              </table:table-cell>
              <table:table-cell office:value-type="float" office:value="0.06804">
                <text:p>0.06804</text:p>
              </table:table-cell>
              <table:table-cell office:value-type="float" office:value="0.06723">
                <text:p>0.06723</text:p>
              </table:table-cell>
              <table:table-cell office:value-type="float" office:value="0.009299">
                <text:p>0.009299</text:p>
              </table:table-cell>
              <table:table-cell office:value-type="float" office:value="0.01043">
                <text:p>0.01043</text:p>
              </table:table-cell>
              <table:table-cell office:value-type="float" office:value="-0.00157">
                <text:p>-0.00157</text:p>
              </table:table-cell>
              <table:table-cell office:value-type="float" office:value="0.00213">
                <text:p>0.002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55">
                <text:p>455</text:p>
              </table:table-cell>
              <table:table-cell office:value-type="float" office:value="0.27571">
                <text:p>0.27571</text:p>
              </table:table-cell>
              <table:table-cell office:value-type="float" office:value="0.27962">
                <text:p>0.27962</text:p>
              </table:table-cell>
              <table:table-cell office:value-type="float" office:value="0.27613">
                <text:p>0.27613</text:p>
              </table:table-cell>
              <table:table-cell office:value-type="float" office:value="0.27733">
                <text:p>0.27733</text:p>
              </table:table-cell>
              <table:table-cell office:value-type="float" office:value="0.27236">
                <text:p>0.27236</text:p>
              </table:table-cell>
              <table:table-cell office:value-type="float" office:value="0.28459">
                <text:p>0.28459</text:p>
              </table:table-cell>
              <table:table-cell office:value-type="float" office:value="0.26428">
                <text:p>0.26428</text:p>
              </table:table-cell>
              <table:table-cell office:value-type="float" office:value="0.26867">
                <text:p>0.26867</text:p>
              </table:table-cell>
              <table:table-cell office:value-type="float" office:value="0.19777">
                <text:p>0.19777</text:p>
              </table:table-cell>
              <table:table-cell office:value-type="float" office:value="0.21563">
                <text:p>0.21563</text:p>
              </table:table-cell>
              <table:table-cell office:value-type="float" office:value="0.20222">
                <text:p>0.20222</text:p>
              </table:table-cell>
              <table:table-cell office:value-type="float" office:value="0.068349">
                <text:p>0.068349</text:p>
              </table:table-cell>
              <table:table-cell office:value-type="float" office:value="0.06751">
                <text:p>0.06751</text:p>
              </table:table-cell>
              <table:table-cell office:value-type="float" office:value="0.009259">
                <text:p>0.009259</text:p>
              </table:table-cell>
              <table:table-cell office:value-type="float" office:value="0.01017">
                <text:p>0.01017</text:p>
              </table:table-cell>
              <table:table-cell office:value-type="float" office:value="-0.00131">
                <text:p>-0.00131</text:p>
              </table:table-cell>
              <table:table-cell office:value-type="float" office:value="0.00261">
                <text:p>0.002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54">
                <text:p>454</text:p>
              </table:table-cell>
              <table:table-cell office:value-type="float" office:value="0.27652">
                <text:p>0.27652</text:p>
              </table:table-cell>
              <table:table-cell office:value-type="float" office:value="0.28027">
                <text:p>0.28027</text:p>
              </table:table-cell>
              <table:table-cell office:value-type="float" office:value="0.27633">
                <text:p>0.27633</text:p>
              </table:table-cell>
              <table:table-cell office:value-type="float" office:value="0.27831">
                <text:p>0.27831</text:p>
              </table:table-cell>
              <table:table-cell office:value-type="float" office:value="0.27272">
                <text:p>0.27272</text:p>
              </table:table-cell>
              <table:table-cell office:value-type="float" office:value="0.28479">
                <text:p>0.28479</text:p>
              </table:table-cell>
              <table:table-cell office:value-type="float" office:value="0.26522">
                <text:p>0.26522</text:p>
              </table:table-cell>
              <table:table-cell office:value-type="float" office:value="0.26946">
                <text:p>0.26946</text:p>
              </table:table-cell>
              <table:table-cell office:value-type="float" office:value="0.19818">
                <text:p>0.19818</text:p>
              </table:table-cell>
              <table:table-cell office:value-type="float" office:value="0.21611">
                <text:p>0.21611</text:p>
              </table:table-cell>
              <table:table-cell office:value-type="float" office:value="0.20251">
                <text:p>0.20251</text:p>
              </table:table-cell>
              <table:table-cell office:value-type="float" office:value="0.0685">
                <text:p>0.0685</text:p>
              </table:table-cell>
              <table:table-cell office:value-type="float" office:value="0.0674">
                <text:p>0.0674</text:p>
              </table:table-cell>
              <table:table-cell office:value-type="float" office:value="0.009469">
                <text:p>0.009469</text:p>
              </table:table-cell>
              <table:table-cell office:value-type="float" office:value="0.01026">
                <text:p>0.01026</text:p>
              </table:table-cell>
              <table:table-cell office:value-type="float" office:value="-0.00085">
                <text:p>-0.00085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53">
                <text:p>453</text:p>
              </table:table-cell>
              <table:table-cell office:value-type="float" office:value="0.27646">
                <text:p>0.27646</text:p>
              </table:table-cell>
              <table:table-cell office:value-type="float" office:value="0.28034">
                <text:p>0.28034</text:p>
              </table:table-cell>
              <table:table-cell office:value-type="float" office:value="0.27681">
                <text:p>0.27681</text:p>
              </table:table-cell>
              <table:table-cell office:value-type="float" office:value="0.27895">
                <text:p>0.27895</text:p>
              </table:table-cell>
              <table:table-cell office:value-type="float" office:value="0.27244">
                <text:p>0.27244</text:p>
              </table:table-cell>
              <table:table-cell office:value-type="float" office:value="0.28544">
                <text:p>0.28544</text:p>
              </table:table-cell>
              <table:table-cell office:value-type="float" office:value="0.26562">
                <text:p>0.26562</text:p>
              </table:table-cell>
              <table:table-cell office:value-type="float" office:value="0.26977">
                <text:p>0.26977</text:p>
              </table:table-cell>
              <table:table-cell office:value-type="float" office:value="0.19846">
                <text:p>0.19846</text:p>
              </table:table-cell>
              <table:table-cell office:value-type="float" office:value="0.21645">
                <text:p>0.21645</text:p>
              </table:table-cell>
              <table:table-cell office:value-type="float" office:value="0.20267">
                <text:p>0.20267</text:p>
              </table:table-cell>
              <table:table-cell office:value-type="float" office:value="0.06809">
                <text:p>0.06809</text:p>
              </table:table-cell>
              <table:table-cell office:value-type="float" office:value="0.06756">
                <text:p>0.06756</text:p>
              </table:table-cell>
              <table:table-cell office:value-type="float" office:value="0.00948">
                <text:p>0.00948</text:p>
              </table:table-cell>
              <table:table-cell office:value-type="float" office:value="0.0104">
                <text:p>0.0104</text:p>
              </table:table-cell>
              <table:table-cell office:value-type="float" office:value="-0.00103">
                <text:p>-0.00103</text:p>
              </table:table-cell>
              <table:table-cell office:value-type="float" office:value="0.00278">
                <text:p>0.002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52">
                <text:p>452</text:p>
              </table:table-cell>
              <table:table-cell office:value-type="float" office:value="0.27654">
                <text:p>0.27654</text:p>
              </table:table-cell>
              <table:table-cell office:value-type="float" office:value="0.2802">
                <text:p>0.2802</text:p>
              </table:table-cell>
              <table:table-cell office:value-type="float" office:value="0.27716">
                <text:p>0.27716</text:p>
              </table:table-cell>
              <table:table-cell office:value-type="float" office:value="0.27916">
                <text:p>0.27916</text:p>
              </table:table-cell>
              <table:table-cell office:value-type="float" office:value="0.27298">
                <text:p>0.27298</text:p>
              </table:table-cell>
              <table:table-cell office:value-type="float" office:value="0.28639">
                <text:p>0.28639</text:p>
              </table:table-cell>
              <table:table-cell office:value-type="float" office:value="0.26555">
                <text:p>0.26555</text:p>
              </table:table-cell>
              <table:table-cell office:value-type="float" office:value="0.27006">
                <text:p>0.27006</text:p>
              </table:table-cell>
              <table:table-cell office:value-type="float" office:value="0.19866">
                <text:p>0.19866</text:p>
              </table:table-cell>
              <table:table-cell office:value-type="float" office:value="0.21685">
                <text:p>0.21685</text:p>
              </table:table-cell>
              <table:table-cell office:value-type="float" office:value="0.20334">
                <text:p>0.20334</text:p>
              </table:table-cell>
              <table:table-cell office:value-type="float" office:value="0.06852">
                <text:p>0.06852</text:p>
              </table:table-cell>
              <table:table-cell office:value-type="float" office:value="0.06791">
                <text:p>0.06791</text:p>
              </table:table-cell>
              <table:table-cell office:value-type="float" office:value="0.00958">
                <text:p>0.00958</text:p>
              </table:table-cell>
              <table:table-cell office:value-type="float" office:value="0.01049">
                <text:p>0.01049</text:p>
              </table:table-cell>
              <table:table-cell office:value-type="float" office:value="-0.00106">
                <text:p>-0.00106</text:p>
              </table:table-cell>
              <table:table-cell office:value-type="float" office:value="0.00267">
                <text:p>0.002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51">
                <text:p>451</text:p>
              </table:table-cell>
              <table:table-cell office:value-type="float" office:value="0.27669">
                <text:p>0.27669</text:p>
              </table:table-cell>
              <table:table-cell office:value-type="float" office:value="0.28029">
                <text:p>0.28029</text:p>
              </table:table-cell>
              <table:table-cell office:value-type="float" office:value="0.27714">
                <text:p>0.27714</text:p>
              </table:table-cell>
              <table:table-cell office:value-type="float" office:value="0.27973">
                <text:p>0.27973</text:p>
              </table:table-cell>
              <table:table-cell office:value-type="float" office:value="0.27309">
                <text:p>0.27309</text:p>
              </table:table-cell>
              <table:table-cell office:value-type="float" office:value="0.2865">
                <text:p>0.2865</text:p>
              </table:table-cell>
              <table:table-cell office:value-type="float" office:value="0.26649">
                <text:p>0.26649</text:p>
              </table:table-cell>
              <table:table-cell office:value-type="float" office:value="0.27054">
                <text:p>0.27054</text:p>
              </table:table-cell>
              <table:table-cell office:value-type="float" office:value="0.1989">
                <text:p>0.1989</text:p>
              </table:table-cell>
              <table:table-cell office:value-type="float" office:value="0.21729">
                <text:p>0.21729</text:p>
              </table:table-cell>
              <table:table-cell office:value-type="float" office:value="0.20322">
                <text:p>0.20322</text:p>
              </table:table-cell>
              <table:table-cell office:value-type="float" office:value="0.0683">
                <text:p>0.0683</text:p>
              </table:table-cell>
              <table:table-cell office:value-type="float" office:value="0.06795">
                <text:p>0.06795</text:p>
              </table:table-cell>
              <table:table-cell office:value-type="float" office:value="0.00936">
                <text:p>0.00936</text:p>
              </table:table-cell>
              <table:table-cell office:value-type="float" office:value="0.01073">
                <text:p>0.01073</text:p>
              </table:table-cell>
              <table:table-cell office:value-type="float" office:value="-0.00079">
                <text:p>-0.00079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50">
                <text:p>450</text:p>
              </table:table-cell>
              <table:table-cell office:value-type="float" office:value="0.27719">
                <text:p>0.27719</text:p>
              </table:table-cell>
              <table:table-cell office:value-type="float" office:value="0.28093">
                <text:p>0.28093</text:p>
              </table:table-cell>
              <table:table-cell office:value-type="float" office:value="0.2773">
                <text:p>0.2773</text:p>
              </table:table-cell>
              <table:table-cell office:value-type="float" office:value="0.27997">
                <text:p>0.27997</text:p>
              </table:table-cell>
              <table:table-cell office:value-type="float" office:value="0.27338">
                <text:p>0.27338</text:p>
              </table:table-cell>
              <table:table-cell office:value-type="float" office:value="0.28625">
                <text:p>0.28625</text:p>
              </table:table-cell>
              <table:table-cell office:value-type="float" office:value="0.26667">
                <text:p>0.26667</text:p>
              </table:table-cell>
              <table:table-cell office:value-type="float" office:value="0.27078">
                <text:p>0.27078</text:p>
              </table:table-cell>
              <table:table-cell office:value-type="float" office:value="0.19933">
                <text:p>0.19933</text:p>
              </table:table-cell>
              <table:table-cell office:value-type="float" office:value="0.21796">
                <text:p>0.21796</text:p>
              </table:table-cell>
              <table:table-cell office:value-type="float" office:value="0.20319">
                <text:p>0.20319</text:p>
              </table:table-cell>
              <table:table-cell office:value-type="float" office:value="0.06854">
                <text:p>0.06854</text:p>
              </table:table-cell>
              <table:table-cell office:value-type="float" office:value="0.06788">
                <text:p>0.06788</text:p>
              </table:table-cell>
              <table:table-cell office:value-type="float" office:value="0.009679">
                <text:p>0.009679</text:p>
              </table:table-cell>
              <table:table-cell office:value-type="float" office:value="0.01036">
                <text:p>0.01036</text:p>
              </table:table-cell>
              <table:table-cell office:value-type="float" office:value="-0.0005">
                <text:p>-0.0005</text:p>
              </table:table-cell>
              <table:table-cell office:value-type="float" office:value="0.00313">
                <text:p>0.003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9">
                <text:p>449</text:p>
              </table:table-cell>
              <table:table-cell office:value-type="float" office:value="0.27721">
                <text:p>0.27721</text:p>
              </table:table-cell>
              <table:table-cell office:value-type="float" office:value="0.28091">
                <text:p>0.28091</text:p>
              </table:table-cell>
              <table:table-cell office:value-type="float" office:value="0.27772">
                <text:p>0.27772</text:p>
              </table:table-cell>
              <table:table-cell office:value-type="float" office:value="0.28006">
                <text:p>0.28006</text:p>
              </table:table-cell>
              <table:table-cell office:value-type="float" office:value="0.27341">
                <text:p>0.27341</text:p>
              </table:table-cell>
              <table:table-cell office:value-type="float" office:value="0.28622">
                <text:p>0.28622</text:p>
              </table:table-cell>
              <table:table-cell office:value-type="float" office:value="0.26626">
                <text:p>0.26626</text:p>
              </table:table-cell>
              <table:table-cell office:value-type="float" office:value="0.27073">
                <text:p>0.27073</text:p>
              </table:table-cell>
              <table:table-cell office:value-type="float" office:value="0.19916">
                <text:p>0.19916</text:p>
              </table:table-cell>
              <table:table-cell office:value-type="float" office:value="0.21764">
                <text:p>0.21764</text:p>
              </table:table-cell>
              <table:table-cell office:value-type="float" office:value="0.20282">
                <text:p>0.20282</text:p>
              </table:table-cell>
              <table:table-cell office:value-type="float" office:value="0.06887">
                <text:p>0.06887</text:p>
              </table:table-cell>
              <table:table-cell office:value-type="float" office:value="0.06795">
                <text:p>0.06795</text:p>
              </table:table-cell>
              <table:table-cell office:value-type="float" office:value="0.009849">
                <text:p>0.009849</text:p>
              </table:table-cell>
              <table:table-cell office:value-type="float" office:value="0.01063">
                <text:p>0.01063</text:p>
              </table:table-cell>
              <table:table-cell office:value-type="float" office:value="-0.00077">
                <text:p>-0.00077</text:p>
              </table:table-cell>
              <table:table-cell office:value-type="float" office:value="0.00278">
                <text:p>0.002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8">
                <text:p>448</text:p>
              </table:table-cell>
              <table:table-cell office:value-type="float" office:value="0.27718">
                <text:p>0.27718</text:p>
              </table:table-cell>
              <table:table-cell office:value-type="float" office:value="0.28062">
                <text:p>0.28062</text:p>
              </table:table-cell>
              <table:table-cell office:value-type="float" office:value="0.2776">
                <text:p>0.2776</text:p>
              </table:table-cell>
              <table:table-cell office:value-type="float" office:value="0.27979">
                <text:p>0.27979</text:p>
              </table:table-cell>
              <table:table-cell office:value-type="float" office:value="0.27358">
                <text:p>0.27358</text:p>
              </table:table-cell>
              <table:table-cell office:value-type="float" office:value="0.28658">
                <text:p>0.28658</text:p>
              </table:table-cell>
              <table:table-cell office:value-type="float" office:value="0.26632">
                <text:p>0.26632</text:p>
              </table:table-cell>
              <table:table-cell office:value-type="float" office:value="0.27041">
                <text:p>0.27041</text:p>
              </table:table-cell>
              <table:table-cell office:value-type="float" office:value="0.19938">
                <text:p>0.19938</text:p>
              </table:table-cell>
              <table:table-cell office:value-type="float" office:value="0.21826">
                <text:p>0.21826</text:p>
              </table:table-cell>
              <table:table-cell office:value-type="float" office:value="0.20265">
                <text:p>0.20265</text:p>
              </table:table-cell>
              <table:table-cell office:value-type="float" office:value="0.06919">
                <text:p>0.06919</text:p>
              </table:table-cell>
              <table:table-cell office:value-type="float" office:value="0.06804">
                <text:p>0.06804</text:p>
              </table:table-cell>
              <table:table-cell office:value-type="float" office:value="0.01029">
                <text:p>0.01029</text:p>
              </table:table-cell>
              <table:table-cell office:value-type="float" office:value="0.01062">
                <text:p>0.01062</text:p>
              </table:table-cell>
              <table:table-cell office:value-type="float" office:value="-0.00069">
                <text:p>-0.00069</text:p>
              </table:table-cell>
              <table:table-cell office:value-type="float" office:value="0.00236">
                <text:p>0.002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7">
                <text:p>447</text:p>
              </table:table-cell>
              <table:table-cell office:value-type="float" office:value="0.27725">
                <text:p>0.27725</text:p>
              </table:table-cell>
              <table:table-cell office:value-type="float" office:value="0.28096">
                <text:p>0.28096</text:p>
              </table:table-cell>
              <table:table-cell office:value-type="float" office:value="0.27762">
                <text:p>0.27762</text:p>
              </table:table-cell>
              <table:table-cell office:value-type="float" office:value="0.27974">
                <text:p>0.27974</text:p>
              </table:table-cell>
              <table:table-cell office:value-type="float" office:value="0.27354">
                <text:p>0.27354</text:p>
              </table:table-cell>
              <table:table-cell office:value-type="float" office:value="0.28617">
                <text:p>0.28617</text:p>
              </table:table-cell>
              <table:table-cell office:value-type="float" office:value="0.26673">
                <text:p>0.26673</text:p>
              </table:table-cell>
              <table:table-cell office:value-type="float" office:value="0.27046">
                <text:p>0.27046</text:p>
              </table:table-cell>
              <table:table-cell office:value-type="float" office:value="0.19973">
                <text:p>0.19973</text:p>
              </table:table-cell>
              <table:table-cell office:value-type="float" office:value="0.21856">
                <text:p>0.21856</text:p>
              </table:table-cell>
              <table:table-cell office:value-type="float" office:value="0.20278">
                <text:p>0.20278</text:p>
              </table:table-cell>
              <table:table-cell office:value-type="float" office:value="0.0693">
                <text:p>0.0693</text:p>
              </table:table-cell>
              <table:table-cell office:value-type="float" office:value="0.068169">
                <text:p>0.068169</text:p>
              </table:table-cell>
              <table:table-cell office:value-type="float" office:value="0.01033">
                <text:p>0.01033</text:p>
              </table:table-cell>
              <table:table-cell office:value-type="float" office:value="0.01084">
                <text:p>0.01084</text:p>
              </table:table-cell>
              <table:table-cell office:value-type="float" office:value="-0.00065">
                <text:p>-0.00065</text:p>
              </table:table-cell>
              <table:table-cell office:value-type="float" office:value="0.00254">
                <text:p>0.002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6">
                <text:p>446</text:p>
              </table:table-cell>
              <table:table-cell office:value-type="float" office:value="0.27693">
                <text:p>0.27693</text:p>
              </table:table-cell>
              <table:table-cell office:value-type="float" office:value="0.28064">
                <text:p>0.28064</text:p>
              </table:table-cell>
              <table:table-cell office:value-type="float" office:value="0.27802">
                <text:p>0.27802</text:p>
              </table:table-cell>
              <table:table-cell office:value-type="float" office:value="0.27954">
                <text:p>0.27954</text:p>
              </table:table-cell>
              <table:table-cell office:value-type="float" office:value="0.27371">
                <text:p>0.27371</text:p>
              </table:table-cell>
              <table:table-cell office:value-type="float" office:value="0.2865">
                <text:p>0.2865</text:p>
              </table:table-cell>
              <table:table-cell office:value-type="float" office:value="0.26698">
                <text:p>0.26698</text:p>
              </table:table-cell>
              <table:table-cell office:value-type="float" office:value="0.27024">
                <text:p>0.27024</text:p>
              </table:table-cell>
              <table:table-cell office:value-type="float" office:value="0.19973">
                <text:p>0.19973</text:p>
              </table:table-cell>
              <table:table-cell office:value-type="float" office:value="0.21833">
                <text:p>0.21833</text:p>
              </table:table-cell>
              <table:table-cell office:value-type="float" office:value="0.20266">
                <text:p>0.20266</text:p>
              </table:table-cell>
              <table:table-cell office:value-type="float" office:value="0.06898">
                <text:p>0.06898</text:p>
              </table:table-cell>
              <table:table-cell office:value-type="float" office:value="0.06782">
                <text:p>0.06782</text:p>
              </table:table-cell>
              <table:table-cell office:value-type="float" office:value="0.00988">
                <text:p>0.00988</text:p>
              </table:table-cell>
              <table:table-cell office:value-type="float" office:value="0.01063">
                <text:p>0.01063</text:p>
              </table:table-cell>
              <table:table-cell office:value-type="float" office:value="-0.00121">
                <text:p>-0.00121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5">
                <text:p>445</text:p>
              </table:table-cell>
              <table:table-cell office:value-type="float" office:value="0.27675">
                <text:p>0.27675</text:p>
              </table:table-cell>
              <table:table-cell office:value-type="float" office:value="0.28027">
                <text:p>0.28027</text:p>
              </table:table-cell>
              <table:table-cell office:value-type="float" office:value="0.2769">
                <text:p>0.2769</text:p>
              </table:table-cell>
              <table:table-cell office:value-type="float" office:value="0.27897">
                <text:p>0.27897</text:p>
              </table:table-cell>
              <table:table-cell office:value-type="float" office:value="0.27305">
                <text:p>0.27305</text:p>
              </table:table-cell>
              <table:table-cell office:value-type="float" office:value="0.28583">
                <text:p>0.28583</text:p>
              </table:table-cell>
              <table:table-cell office:value-type="float" office:value="0.26564">
                <text:p>0.26564</text:p>
              </table:table-cell>
              <table:table-cell office:value-type="float" office:value="0.26978">
                <text:p>0.26978</text:p>
              </table:table-cell>
              <table:table-cell office:value-type="float" office:value="0.19909">
                <text:p>0.19909</text:p>
              </table:table-cell>
              <table:table-cell office:value-type="float" office:value="0.21781">
                <text:p>0.21781</text:p>
              </table:table-cell>
              <table:table-cell office:value-type="float" office:value="0.20185">
                <text:p>0.20185</text:p>
              </table:table-cell>
              <table:table-cell office:value-type="float" office:value="0.06907">
                <text:p>0.06907</text:p>
              </table:table-cell>
              <table:table-cell office:value-type="float" office:value="0.0678">
                <text:p>0.0678</text:p>
              </table:table-cell>
              <table:table-cell office:value-type="float" office:value="0.009849">
                <text:p>0.009849</text:p>
              </table:table-cell>
              <table:table-cell office:value-type="float" office:value="0.01026">
                <text:p>0.01026</text:p>
              </table:table-cell>
              <table:table-cell office:value-type="float" office:value="-0.00102">
                <text:p>-0.00102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4">
                <text:p>444</text:p>
              </table:table-cell>
              <table:table-cell office:value-type="float" office:value="0.27577">
                <text:p>0.27577</text:p>
              </table:table-cell>
              <table:table-cell office:value-type="float" office:value="0.27902">
                <text:p>0.27902</text:p>
              </table:table-cell>
              <table:table-cell office:value-type="float" office:value="0.27642">
                <text:p>0.27642</text:p>
              </table:table-cell>
              <table:table-cell office:value-type="float" office:value="0.27899">
                <text:p>0.27899</text:p>
              </table:table-cell>
              <table:table-cell office:value-type="float" office:value="0.27225">
                <text:p>0.27225</text:p>
              </table:table-cell>
              <table:table-cell office:value-type="float" office:value="0.28528">
                <text:p>0.28528</text:p>
              </table:table-cell>
              <table:table-cell office:value-type="float" office:value="0.26544">
                <text:p>0.26544</text:p>
              </table:table-cell>
              <table:table-cell office:value-type="float" office:value="0.26985">
                <text:p>0.26985</text:p>
              </table:table-cell>
              <table:table-cell office:value-type="float" office:value="0.19791">
                <text:p>0.19791</text:p>
              </table:table-cell>
              <table:table-cell office:value-type="float" office:value="0.2173">
                <text:p>0.2173</text:p>
              </table:table-cell>
              <table:table-cell office:value-type="float" office:value="0.20199">
                <text:p>0.20199</text:p>
              </table:table-cell>
              <table:table-cell office:value-type="float" office:value="0.06854">
                <text:p>0.06854</text:p>
              </table:table-cell>
              <table:table-cell office:value-type="float" office:value="0.06773">
                <text:p>0.06773</text:p>
              </table:table-cell>
              <table:table-cell office:value-type="float" office:value="0.00996">
                <text:p>0.00996</text:p>
              </table:table-cell>
              <table:table-cell office:value-type="float" office:value="0.0105">
                <text:p>0.0105</text:p>
              </table:table-cell>
              <table:table-cell office:value-type="float" office:value="-0.00052">
                <text:p>-0.00052</text:p>
              </table:table-cell>
              <table:table-cell office:value-type="float" office:value="0.00264">
                <text:p>0.002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3">
                <text:p>443</text:p>
              </table:table-cell>
              <table:table-cell office:value-type="float" office:value="0.2752">
                <text:p>0.2752</text:p>
              </table:table-cell>
              <table:table-cell office:value-type="float" office:value="0.27876">
                <text:p>0.27876</text:p>
              </table:table-cell>
              <table:table-cell office:value-type="float" office:value="0.27641">
                <text:p>0.27641</text:p>
              </table:table-cell>
              <table:table-cell office:value-type="float" office:value="0.27864">
                <text:p>0.27864</text:p>
              </table:table-cell>
              <table:table-cell office:value-type="float" office:value="0.27188">
                <text:p>0.27188</text:p>
              </table:table-cell>
              <table:table-cell office:value-type="float" office:value="0.2847">
                <text:p>0.2847</text:p>
              </table:table-cell>
              <table:table-cell office:value-type="float" office:value="0.26458">
                <text:p>0.26458</text:p>
              </table:table-cell>
              <table:table-cell office:value-type="float" office:value="0.26861">
                <text:p>0.26861</text:p>
              </table:table-cell>
              <table:table-cell office:value-type="float" office:value="0.19744">
                <text:p>0.19744</text:p>
              </table:table-cell>
              <table:table-cell office:value-type="float" office:value="0.21681">
                <text:p>0.21681</text:p>
              </table:table-cell>
              <table:table-cell office:value-type="float" office:value="0.20179">
                <text:p>0.20179</text:p>
              </table:table-cell>
              <table:table-cell office:value-type="float" office:value="0.067919">
                <text:p>0.067919</text:p>
              </table:table-cell>
              <table:table-cell office:value-type="float" office:value="0.06738">
                <text:p>0.06738</text:p>
              </table:table-cell>
              <table:table-cell office:value-type="float" office:value="0.00963">
                <text:p>0.00963</text:p>
              </table:table-cell>
              <table:table-cell office:value-type="float" office:value="0.01057">
                <text:p>0.01057</text:p>
              </table:table-cell>
              <table:table-cell office:value-type="float" office:value="-0.00065">
                <text:p>-0.00065</text:p>
              </table:table-cell>
              <table:table-cell office:value-type="float" office:value="0.00272">
                <text:p>0.002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2">
                <text:p>442</text:p>
              </table:table-cell>
              <table:table-cell office:value-type="float" office:value="0.27455">
                <text:p>0.27455</text:p>
              </table:table-cell>
              <table:table-cell office:value-type="float" office:value="0.27803">
                <text:p>0.27803</text:p>
              </table:table-cell>
              <table:table-cell office:value-type="float" office:value="0.27662">
                <text:p>0.27662</text:p>
              </table:table-cell>
              <table:table-cell office:value-type="float" office:value="0.27793">
                <text:p>0.27793</text:p>
              </table:table-cell>
              <table:table-cell office:value-type="float" office:value="0.27219">
                <text:p>0.27219</text:p>
              </table:table-cell>
              <table:table-cell office:value-type="float" office:value="0.2853">
                <text:p>0.2853</text:p>
              </table:table-cell>
              <table:table-cell office:value-type="float" office:value="0.26357">
                <text:p>0.26357</text:p>
              </table:table-cell>
              <table:table-cell office:value-type="float" office:value="0.26737">
                <text:p>0.26737</text:p>
              </table:table-cell>
              <table:table-cell office:value-type="float" office:value="0.1966">
                <text:p>0.1966</text:p>
              </table:table-cell>
              <table:table-cell office:value-type="float" office:value="0.21616">
                <text:p>0.21616</text:p>
              </table:table-cell>
              <table:table-cell office:value-type="float" office:value="0.20145">
                <text:p>0.20145</text:p>
              </table:table-cell>
              <table:table-cell office:value-type="float" office:value="0.067739">
                <text:p>0.067739</text:p>
              </table:table-cell>
              <table:table-cell office:value-type="float" office:value="0.067309">
                <text:p>0.067309</text:p>
              </table:table-cell>
              <table:table-cell office:value-type="float" office:value="0.00899">
                <text:p>0.00899</text:p>
              </table:table-cell>
              <table:table-cell office:value-type="float" office:value="0.01011">
                <text:p>0.01011</text:p>
              </table:table-cell>
              <table:table-cell office:value-type="float" office:value="-0.00096">
                <text:p>-0.00096</text:p>
              </table:table-cell>
              <table:table-cell office:value-type="float" office:value="0.00262">
                <text:p>0.002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1">
                <text:p>441</text:p>
              </table:table-cell>
              <table:table-cell office:value-type="float" office:value="0.27367">
                <text:p>0.27367</text:p>
              </table:table-cell>
              <table:table-cell office:value-type="float" office:value="0.27698">
                <text:p>0.27698</text:p>
              </table:table-cell>
              <table:table-cell office:value-type="float" office:value="0.27506">
                <text:p>0.27506</text:p>
              </table:table-cell>
              <table:table-cell office:value-type="float" office:value="0.27733">
                <text:p>0.27733</text:p>
              </table:table-cell>
              <table:table-cell office:value-type="float" office:value="0.2717">
                <text:p>0.2717</text:p>
              </table:table-cell>
              <table:table-cell office:value-type="float" office:value="0.28444">
                <text:p>0.28444</text:p>
              </table:table-cell>
              <table:table-cell office:value-type="float" office:value="0.26364">
                <text:p>0.26364</text:p>
              </table:table-cell>
              <table:table-cell office:value-type="float" office:value="0.26787">
                <text:p>0.26787</text:p>
              </table:table-cell>
              <table:table-cell office:value-type="float" office:value="0.19621">
                <text:p>0.19621</text:p>
              </table:table-cell>
              <table:table-cell office:value-type="float" office:value="0.2158">
                <text:p>0.2158</text:p>
              </table:table-cell>
              <table:table-cell office:value-type="float" office:value="0.20167">
                <text:p>0.20167</text:p>
              </table:table-cell>
              <table:table-cell office:value-type="float" office:value="0.06728">
                <text:p>0.06728</text:p>
              </table:table-cell>
              <table:table-cell office:value-type="float" office:value="0.06775">
                <text:p>0.06775</text:p>
              </table:table-cell>
              <table:table-cell office:value-type="float" office:value="0.00899">
                <text:p>0.00899</text:p>
              </table:table-cell>
              <table:table-cell office:value-type="float" office:value="0.01075">
                <text:p>0.01075</text:p>
              </table:table-cell>
              <table:table-cell office:value-type="float" office:value="-0.0008">
                <text:p>-0.0008</text:p>
              </table:table-cell>
              <table:table-cell office:value-type="float" office:value="0.00329">
                <text:p>0.003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0">
                <text:p>440</text:p>
              </table:table-cell>
              <table:table-cell office:value-type="float" office:value="0.2731">
                <text:p>0.2731</text:p>
              </table:table-cell>
              <table:table-cell office:value-type="float" office:value="0.27627">
                <text:p>0.27627</text:p>
              </table:table-cell>
              <table:table-cell office:value-type="float" office:value="0.2741">
                <text:p>0.2741</text:p>
              </table:table-cell>
              <table:table-cell office:value-type="float" office:value="0.27687">
                <text:p>0.27687</text:p>
              </table:table-cell>
              <table:table-cell office:value-type="float" office:value="0.27052">
                <text:p>0.27052</text:p>
              </table:table-cell>
              <table:table-cell office:value-type="float" office:value="0.28324">
                <text:p>0.28324</text:p>
              </table:table-cell>
              <table:table-cell office:value-type="float" office:value="0.26277">
                <text:p>0.26277</text:p>
              </table:table-cell>
              <table:table-cell office:value-type="float" office:value="0.26641">
                <text:p>0.26641</text:p>
              </table:table-cell>
              <table:table-cell office:value-type="float" office:value="0.19515">
                <text:p>0.19515</text:p>
              </table:table-cell>
              <table:table-cell office:value-type="float" office:value="0.21489">
                <text:p>0.21489</text:p>
              </table:table-cell>
              <table:table-cell office:value-type="float" office:value="0.2002">
                <text:p>0.2002</text:p>
              </table:table-cell>
              <table:table-cell office:value-type="float" office:value="0.0671">
                <text:p>0.0671</text:p>
              </table:table-cell>
              <table:table-cell office:value-type="float" office:value="0.06677">
                <text:p>0.06677</text:p>
              </table:table-cell>
              <table:table-cell office:value-type="float" office:value="0.00877">
                <text:p>0.00877</text:p>
              </table:table-cell>
              <table:table-cell office:value-type="float" office:value="0.0099">
                <text:p>0.0099</text:p>
              </table:table-cell>
              <table:table-cell office:value-type="float" office:value="-0.00038">
                <text:p>-0.00038</text:p>
              </table:table-cell>
              <table:table-cell office:value-type="float" office:value="0.00327">
                <text:p>0.003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39">
                <text:p>439</text:p>
              </table:table-cell>
              <table:table-cell office:value-type="float" office:value="0.27238">
                <text:p>0.27238</text:p>
              </table:table-cell>
              <table:table-cell office:value-type="float" office:value="0.27562">
                <text:p>0.27562</text:p>
              </table:table-cell>
              <table:table-cell office:value-type="float" office:value="0.27377">
                <text:p>0.27377</text:p>
              </table:table-cell>
              <table:table-cell office:value-type="float" office:value="0.27542">
                <text:p>0.27542</text:p>
              </table:table-cell>
              <table:table-cell office:value-type="float" office:value="0.26917">
                <text:p>0.26917</text:p>
              </table:table-cell>
              <table:table-cell office:value-type="float" office:value="0.28238">
                <text:p>0.28238</text:p>
              </table:table-cell>
              <table:table-cell office:value-type="float" office:value="0.2612">
                <text:p>0.2612</text:p>
              </table:table-cell>
              <table:table-cell office:value-type="float" office:value="0.26546">
                <text:p>0.26546</text:p>
              </table:table-cell>
              <table:table-cell office:value-type="float" office:value="0.19508">
                <text:p>0.19508</text:p>
              </table:table-cell>
              <table:table-cell office:value-type="float" office:value="0.2144">
                <text:p>0.2144</text:p>
              </table:table-cell>
              <table:table-cell office:value-type="float" office:value="0.19947">
                <text:p>0.19947</text:p>
              </table:table-cell>
              <table:table-cell office:value-type="float" office:value="0.06734">
                <text:p>0.06734</text:p>
              </table:table-cell>
              <table:table-cell office:value-type="float" office:value="0.06694">
                <text:p>0.06694</text:p>
              </table:table-cell>
              <table:table-cell office:value-type="float" office:value="0.009039">
                <text:p>0.009039</text:p>
              </table:table-cell>
              <table:table-cell office:value-type="float" office:value="0.00995">
                <text:p>0.00995</text:p>
              </table:table-cell>
              <table:table-cell office:value-type="float" office:value="-0.00039">
                <text:p>-0.00039</text:p>
              </table:table-cell>
              <table:table-cell office:value-type="float" office:value="0.00316">
                <text:p>0.003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8">
                <text:p>438</text:p>
              </table:table-cell>
              <table:table-cell office:value-type="float" office:value="0.27114">
                <text:p>0.27114</text:p>
              </table:table-cell>
              <table:table-cell office:value-type="float" office:value="0.27448">
                <text:p>0.27448</text:p>
              </table:table-cell>
              <table:table-cell office:value-type="float" office:value="0.27295">
                <text:p>0.27295</text:p>
              </table:table-cell>
              <table:table-cell office:value-type="float" office:value="0.27463">
                <text:p>0.27463</text:p>
              </table:table-cell>
              <table:table-cell office:value-type="float" office:value="0.26857">
                <text:p>0.26857</text:p>
              </table:table-cell>
              <table:table-cell office:value-type="float" office:value="0.28138">
                <text:p>0.28138</text:p>
              </table:table-cell>
              <table:table-cell office:value-type="float" office:value="0.26025">
                <text:p>0.26025</text:p>
              </table:table-cell>
              <table:table-cell office:value-type="float" office:value="0.26537">
                <text:p>0.26537</text:p>
              </table:table-cell>
              <table:table-cell office:value-type="float" office:value="0.19463">
                <text:p>0.19463</text:p>
              </table:table-cell>
              <table:table-cell office:value-type="float" office:value="0.21408">
                <text:p>0.21408</text:p>
              </table:table-cell>
              <table:table-cell office:value-type="float" office:value="0.19899">
                <text:p>0.19899</text:p>
              </table:table-cell>
              <table:table-cell office:value-type="float" office:value="0.06715">
                <text:p>0.06715</text:p>
              </table:table-cell>
              <table:table-cell office:value-type="float" office:value="0.06688">
                <text:p>0.06688</text:p>
              </table:table-cell>
              <table:table-cell office:value-type="float" office:value="0.0092">
                <text:p>0.0092</text:p>
              </table:table-cell>
              <table:table-cell office:value-type="float" office:value="0.01017">
                <text:p>0.01017</text:p>
              </table:table-cell>
              <table:table-cell office:value-type="float" office:value="-0.00019">
                <text:p>-0.00019</text:p>
              </table:table-cell>
              <table:table-cell office:value-type="float" office:value="0.00321">
                <text:p>0.003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37">
                <text:p>437</text:p>
              </table:table-cell>
              <table:table-cell office:value-type="float" office:value="0.27039">
                <text:p>0.27039</text:p>
              </table:table-cell>
              <table:table-cell office:value-type="float" office:value="0.27354">
                <text:p>0.27354</text:p>
              </table:table-cell>
              <table:table-cell office:value-type="float" office:value="0.27169">
                <text:p>0.27169</text:p>
              </table:table-cell>
              <table:table-cell office:value-type="float" office:value="0.27346">
                <text:p>0.27346</text:p>
              </table:table-cell>
              <table:table-cell office:value-type="float" office:value="0.26789">
                <text:p>0.26789</text:p>
              </table:table-cell>
              <table:table-cell office:value-type="float" office:value="0.2803">
                <text:p>0.2803</text:p>
              </table:table-cell>
              <table:table-cell office:value-type="float" office:value="0.25928">
                <text:p>0.25928</text:p>
              </table:table-cell>
              <table:table-cell office:value-type="float" office:value="0.26401">
                <text:p>0.26401</text:p>
              </table:table-cell>
              <table:table-cell office:value-type="float" office:value="0.19389">
                <text:p>0.19389</text:p>
              </table:table-cell>
              <table:table-cell office:value-type="float" office:value="0.21351">
                <text:p>0.21351</text:p>
              </table:table-cell>
              <table:table-cell office:value-type="float" office:value="0.1987">
                <text:p>0.1987</text:p>
              </table:table-cell>
              <table:table-cell office:value-type="float" office:value="0.06723">
                <text:p>0.06723</text:p>
              </table:table-cell>
              <table:table-cell office:value-type="float" office:value="0.06651">
                <text:p>0.06651</text:p>
              </table:table-cell>
              <table:table-cell office:value-type="float" office:value="0.00931">
                <text:p>0.00931</text:p>
              </table:table-cell>
              <table:table-cell office:value-type="float" office:value="0.0103">
                <text:p>0.0103</text:p>
              </table:table-cell>
              <table:table-cell office:value-type="float" office:value="0.00012">
                <text:p>0.00012</text:p>
              </table:table-cell>
              <table:table-cell office:value-type="float" office:value="0.00365">
                <text:p>0.003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6">
                <text:p>436</text:p>
              </table:table-cell>
              <table:table-cell office:value-type="float" office:value="0.26948">
                <text:p>0.26948</text:p>
              </table:table-cell>
              <table:table-cell office:value-type="float" office:value="0.27265">
                <text:p>0.27265</text:p>
              </table:table-cell>
              <table:table-cell office:value-type="float" office:value="0.27061">
                <text:p>0.27061</text:p>
              </table:table-cell>
              <table:table-cell office:value-type="float" office:value="0.2724">
                <text:p>0.2724</text:p>
              </table:table-cell>
              <table:table-cell office:value-type="float" office:value="0.26625">
                <text:p>0.26625</text:p>
              </table:table-cell>
              <table:table-cell office:value-type="float" office:value="0.27887">
                <text:p>0.27887</text:p>
              </table:table-cell>
              <table:table-cell office:value-type="float" office:value="0.25796">
                <text:p>0.25796</text:p>
              </table:table-cell>
              <table:table-cell office:value-type="float" office:value="0.26246">
                <text:p>0.26246</text:p>
              </table:table-cell>
              <table:table-cell office:value-type="float" office:value="0.19279">
                <text:p>0.19279</text:p>
              </table:table-cell>
              <table:table-cell office:value-type="float" office:value="0.21267">
                <text:p>0.21267</text:p>
              </table:table-cell>
              <table:table-cell office:value-type="float" office:value="0.19723">
                <text:p>0.19723</text:p>
              </table:table-cell>
              <table:table-cell office:value-type="float" office:value="0.066489">
                <text:p>0.066489</text:p>
              </table:table-cell>
              <table:table-cell office:value-type="float" office:value="0.0659">
                <text:p>0.0659</text:p>
              </table:table-cell>
              <table:table-cell office:value-type="float" office:value="0.00903">
                <text:p>0.00903</text:p>
              </table:table-cell>
              <table:table-cell office:value-type="float" office:value="0.009769">
                <text:p>0.009769</text:p>
              </table:table-cell>
              <table:table-cell office:value-type="float" office:value="-0.00001">
                <text:p>-0.00001</text:p>
              </table:table-cell>
              <table:table-cell office:value-type="float" office:value="0.00385">
                <text:p>0.003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35">
                <text:p>435</text:p>
              </table:table-cell>
              <table:table-cell office:value-type="float" office:value="0.26857">
                <text:p>0.26857</text:p>
              </table:table-cell>
              <table:table-cell office:value-type="float" office:value="0.27167">
                <text:p>0.27167</text:p>
              </table:table-cell>
              <table:table-cell office:value-type="float" office:value="0.26956">
                <text:p>0.26956</text:p>
              </table:table-cell>
              <table:table-cell office:value-type="float" office:value="0.27098">
                <text:p>0.27098</text:p>
              </table:table-cell>
              <table:table-cell office:value-type="float" office:value="0.26536">
                <text:p>0.26536</text:p>
              </table:table-cell>
              <table:table-cell office:value-type="float" office:value="0.27801">
                <text:p>0.27801</text:p>
              </table:table-cell>
              <table:table-cell office:value-type="float" office:value="0.25634">
                <text:p>0.25634</text:p>
              </table:table-cell>
              <table:table-cell office:value-type="float" office:value="0.26111">
                <text:p>0.26111</text:p>
              </table:table-cell>
              <table:table-cell office:value-type="float" office:value="0.19227">
                <text:p>0.19227</text:p>
              </table:table-cell>
              <table:table-cell office:value-type="float" office:value="0.21143">
                <text:p>0.21143</text:p>
              </table:table-cell>
              <table:table-cell office:value-type="float" office:value="0.19643">
                <text:p>0.19643</text:p>
              </table:table-cell>
              <table:table-cell office:value-type="float" office:value="0.06673">
                <text:p>0.06673</text:p>
              </table:table-cell>
              <table:table-cell office:value-type="float" office:value="0.06603">
                <text:p>0.06603</text:p>
              </table:table-cell>
              <table:table-cell office:value-type="float" office:value="0.00936">
                <text:p>0.00936</text:p>
              </table:table-cell>
              <table:table-cell office:value-type="float" office:value="0.009849">
                <text:p>0.009849</text:p>
              </table:table-cell>
              <table:table-cell office:value-type="float" office:value="-0.00052">
                <text:p>-0.00052</text:p>
              </table:table-cell>
              <table:table-cell office:value-type="float" office:value="0.00325">
                <text:p>0.003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34">
                <text:p>434</text:p>
              </table:table-cell>
              <table:table-cell office:value-type="float" office:value="0.26746">
                <text:p>0.26746</text:p>
              </table:table-cell>
              <table:table-cell office:value-type="float" office:value="0.27085">
                <text:p>0.27085</text:p>
              </table:table-cell>
              <table:table-cell office:value-type="float" office:value="0.26795">
                <text:p>0.26795</text:p>
              </table:table-cell>
              <table:table-cell office:value-type="float" office:value="0.26936">
                <text:p>0.26936</text:p>
              </table:table-cell>
              <table:table-cell office:value-type="float" office:value="0.26385">
                <text:p>0.26385</text:p>
              </table:table-cell>
              <table:table-cell office:value-type="float" office:value="0.27625">
                <text:p>0.27625</text:p>
              </table:table-cell>
              <table:table-cell office:value-type="float" office:value="0.25559">
                <text:p>0.25559</text:p>
              </table:table-cell>
              <table:table-cell office:value-type="float" office:value="0.26037">
                <text:p>0.26037</text:p>
              </table:table-cell>
              <table:table-cell office:value-type="float" office:value="0.19177">
                <text:p>0.19177</text:p>
              </table:table-cell>
              <table:table-cell office:value-type="float" office:value="0.21049">
                <text:p>0.21049</text:p>
              </table:table-cell>
              <table:table-cell office:value-type="float" office:value="0.19593">
                <text:p>0.19593</text:p>
              </table:table-cell>
              <table:table-cell office:value-type="float" office:value="0.066739">
                <text:p>0.066739</text:p>
              </table:table-cell>
              <table:table-cell office:value-type="float" office:value="0.06605">
                <text:p>0.06605</text:p>
              </table:table-cell>
              <table:table-cell office:value-type="float" office:value="0.00962">
                <text:p>0.00962</text:p>
              </table:table-cell>
              <table:table-cell office:value-type="float" office:value="0.01016">
                <text:p>0.01016</text:p>
              </table:table-cell>
              <table:table-cell office:value-type="float" office:value="-0.00055">
                <text:p>-0.00055</text:p>
              </table:table-cell>
              <table:table-cell office:value-type="float" office:value="0.00303">
                <text:p>0.003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33">
                <text:p>433</text:p>
              </table:table-cell>
              <table:table-cell office:value-type="float" office:value="0.26609">
                <text:p>0.26609</text:p>
              </table:table-cell>
              <table:table-cell office:value-type="float" office:value="0.26941">
                <text:p>0.26941</text:p>
              </table:table-cell>
              <table:table-cell office:value-type="float" office:value="0.26662">
                <text:p>0.26662</text:p>
              </table:table-cell>
              <table:table-cell office:value-type="float" office:value="0.26797">
                <text:p>0.26797</text:p>
              </table:table-cell>
              <table:table-cell office:value-type="float" office:value="0.26225">
                <text:p>0.26225</text:p>
              </table:table-cell>
              <table:table-cell office:value-type="float" office:value="0.27474">
                <text:p>0.27474</text:p>
              </table:table-cell>
              <table:table-cell office:value-type="float" office:value="0.2544">
                <text:p>0.2544</text:p>
              </table:table-cell>
              <table:table-cell office:value-type="float" office:value="0.2588">
                <text:p>0.2588</text:p>
              </table:table-cell>
              <table:table-cell office:value-type="float" office:value="0.19046">
                <text:p>0.19046</text:p>
              </table:table-cell>
              <table:table-cell office:value-type="float" office:value="0.20921">
                <text:p>0.20921</text:p>
              </table:table-cell>
              <table:table-cell office:value-type="float" office:value="0.19548">
                <text:p>0.19548</text:p>
              </table:table-cell>
              <table:table-cell office:value-type="float" office:value="0.065559">
                <text:p>0.065559</text:p>
              </table:table-cell>
              <table:table-cell office:value-type="float" office:value="0.06525">
                <text:p>0.06525</text:p>
              </table:table-cell>
              <table:table-cell office:value-type="float" office:value="0.00907">
                <text:p>0.00907</text:p>
              </table:table-cell>
              <table:table-cell office:value-type="float" office:value="0.009809">
                <text:p>0.009809</text:p>
              </table:table-cell>
              <table:table-cell office:value-type="float" office:value="-0.00116">
                <text:p>-0.00116</text:p>
              </table:table-cell>
              <table:table-cell office:value-type="float" office:value="0.00299">
                <text:p>0.002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2">
                <text:p>432</text:p>
              </table:table-cell>
              <table:table-cell office:value-type="float" office:value="0.26527">
                <text:p>0.26527</text:p>
              </table:table-cell>
              <table:table-cell office:value-type="float" office:value="0.26821">
                <text:p>0.26821</text:p>
              </table:table-cell>
              <table:table-cell office:value-type="float" office:value="0.26558">
                <text:p>0.26558</text:p>
              </table:table-cell>
              <table:table-cell office:value-type="float" office:value="0.26651">
                <text:p>0.26651</text:p>
              </table:table-cell>
              <table:table-cell office:value-type="float" office:value="0.26073">
                <text:p>0.26073</text:p>
              </table:table-cell>
              <table:table-cell office:value-type="float" office:value="0.27331">
                <text:p>0.27331</text:p>
              </table:table-cell>
              <table:table-cell office:value-type="float" office:value="0.25258">
                <text:p>0.25258</text:p>
              </table:table-cell>
              <table:table-cell office:value-type="float" office:value="0.25679">
                <text:p>0.25679</text:p>
              </table:table-cell>
              <table:table-cell office:value-type="float" office:value="0.18946">
                <text:p>0.18946</text:p>
              </table:table-cell>
              <table:table-cell office:value-type="float" office:value="0.20787">
                <text:p>0.20787</text:p>
              </table:table-cell>
              <table:table-cell office:value-type="float" office:value="0.19425">
                <text:p>0.19425</text:p>
              </table:table-cell>
              <table:table-cell office:value-type="float" office:value="0.06577">
                <text:p>0.06577</text:p>
              </table:table-cell>
              <table:table-cell office:value-type="float" office:value="0.06515">
                <text:p>0.06515</text:p>
              </table:table-cell>
              <table:table-cell office:value-type="float" office:value="0.0091">
                <text:p>0.0091</text:p>
              </table:table-cell>
              <table:table-cell office:value-type="float" office:value="0.00962">
                <text:p>0.00962</text:p>
              </table:table-cell>
              <table:table-cell office:value-type="float" office:value="-0.00184">
                <text:p>-0.00184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1">
                <text:p>431</text:p>
              </table:table-cell>
              <table:table-cell office:value-type="float" office:value="0.26397">
                <text:p>0.26397</text:p>
              </table:table-cell>
              <table:table-cell office:value-type="float" office:value="0.26648">
                <text:p>0.26648</text:p>
              </table:table-cell>
              <table:table-cell office:value-type="float" office:value="0.26294">
                <text:p>0.26294</text:p>
              </table:table-cell>
              <table:table-cell office:value-type="float" office:value="0.26451">
                <text:p>0.26451</text:p>
              </table:table-cell>
              <table:table-cell office:value-type="float" office:value="0.25973">
                <text:p>0.25973</text:p>
              </table:table-cell>
              <table:table-cell office:value-type="float" office:value="0.27202">
                <text:p>0.27202</text:p>
              </table:table-cell>
              <table:table-cell office:value-type="float" office:value="0.25116">
                <text:p>0.25116</text:p>
              </table:table-cell>
              <table:table-cell office:value-type="float" office:value="0.25553">
                <text:p>0.25553</text:p>
              </table:table-cell>
              <table:table-cell office:value-type="float" office:value="0.18796">
                <text:p>0.18796</text:p>
              </table:table-cell>
              <table:table-cell office:value-type="float" office:value="0.20653">
                <text:p>0.20653</text:p>
              </table:table-cell>
              <table:table-cell office:value-type="float" office:value="0.19305">
                <text:p>0.19305</text:p>
              </table:table-cell>
              <table:table-cell office:value-type="float" office:value="0.06573">
                <text:p>0.06573</text:p>
              </table:table-cell>
              <table:table-cell office:value-type="float" office:value="0.06433">
                <text:p>0.06433</text:p>
              </table:table-cell>
              <table:table-cell office:value-type="float" office:value="0.00925">
                <text:p>0.00925</text:p>
              </table:table-cell>
              <table:table-cell office:value-type="float" office:value="0.00952">
                <text:p>0.00952</text:p>
              </table:table-cell>
              <table:table-cell office:value-type="float" office:value="-0.00169">
                <text:p>-0.00169</text:p>
              </table:table-cell>
              <table:table-cell office:value-type="float" office:value="0.00278">
                <text:p>0.002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0">
                <text:p>430</text:p>
              </table:table-cell>
              <table:table-cell office:value-type="float" office:value="0.26198">
                <text:p>0.26198</text:p>
              </table:table-cell>
              <table:table-cell office:value-type="float" office:value="0.2651">
                <text:p>0.2651</text:p>
              </table:table-cell>
              <table:table-cell office:value-type="float" office:value="0.26158">
                <text:p>0.26158</text:p>
              </table:table-cell>
              <table:table-cell office:value-type="float" office:value="0.26364">
                <text:p>0.26364</text:p>
              </table:table-cell>
              <table:table-cell office:value-type="float" office:value="0.25726">
                <text:p>0.25726</text:p>
              </table:table-cell>
              <table:table-cell office:value-type="float" office:value="0.27014">
                <text:p>0.27014</text:p>
              </table:table-cell>
              <table:table-cell office:value-type="float" office:value="0.24987">
                <text:p>0.24987</text:p>
              </table:table-cell>
              <table:table-cell office:value-type="float" office:value="0.25385">
                <text:p>0.25385</text:p>
              </table:table-cell>
              <table:table-cell office:value-type="float" office:value="0.18714">
                <text:p>0.18714</text:p>
              </table:table-cell>
              <table:table-cell office:value-type="float" office:value="0.20546">
                <text:p>0.20546</text:p>
              </table:table-cell>
              <table:table-cell office:value-type="float" office:value="0.19171">
                <text:p>0.19171</text:p>
              </table:table-cell>
              <table:table-cell office:value-type="float" office:value="0.06448">
                <text:p>0.06448</text:p>
              </table:table-cell>
              <table:table-cell office:value-type="float" office:value="0.06375">
                <text:p>0.06375</text:p>
              </table:table-cell>
              <table:table-cell office:value-type="float" office:value="0.00903">
                <text:p>0.00903</text:p>
              </table:table-cell>
              <table:table-cell office:value-type="float" office:value="0.009299">
                <text:p>0.009299</text:p>
              </table:table-cell>
              <table:table-cell office:value-type="float" office:value="-0.00143">
                <text:p>-0.00143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9">
                <text:p>429</text:p>
              </table:table-cell>
              <table:table-cell office:value-type="float" office:value="0.25964">
                <text:p>0.25964</text:p>
              </table:table-cell>
              <table:table-cell office:value-type="float" office:value="0.26275">
                <text:p>0.26275</text:p>
              </table:table-cell>
              <table:table-cell office:value-type="float" office:value="0.2599">
                <text:p>0.2599</text:p>
              </table:table-cell>
              <table:table-cell office:value-type="float" office:value="0.26216">
                <text:p>0.26216</text:p>
              </table:table-cell>
              <table:table-cell office:value-type="float" office:value="0.25538">
                <text:p>0.25538</text:p>
              </table:table-cell>
              <table:table-cell office:value-type="float" office:value="0.26897">
                <text:p>0.26897</text:p>
              </table:table-cell>
              <table:table-cell office:value-type="float" office:value="0.2481">
                <text:p>0.2481</text:p>
              </table:table-cell>
              <table:table-cell office:value-type="float" office:value="0.25249">
                <text:p>0.25249</text:p>
              </table:table-cell>
              <table:table-cell office:value-type="float" office:value="0.18575">
                <text:p>0.18575</text:p>
              </table:table-cell>
              <table:table-cell office:value-type="float" office:value="0.20457">
                <text:p>0.20457</text:p>
              </table:table-cell>
              <table:table-cell office:value-type="float" office:value="0.19017">
                <text:p>0.19017</text:p>
              </table:table-cell>
              <table:table-cell office:value-type="float" office:value="0.06379">
                <text:p>0.06379</text:p>
              </table:table-cell>
              <table:table-cell office:value-type="float" office:value="0.063519">
                <text:p>0.063519</text:p>
              </table:table-cell>
              <table:table-cell office:value-type="float" office:value="0.00871">
                <text:p>0.00871</text:p>
              </table:table-cell>
              <table:table-cell office:value-type="float" office:value="0.00928">
                <text:p>0.00928</text:p>
              </table:table-cell>
              <table:table-cell office:value-type="float" office:value="-0.00145">
                <text:p>-0.00145</text:p>
              </table:table-cell>
              <table:table-cell office:value-type="float" office:value="0.00261">
                <text:p>0.002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8">
                <text:p>428</text:p>
              </table:table-cell>
              <table:table-cell office:value-type="float" office:value="0.25755">
                <text:p>0.25755</text:p>
              </table:table-cell>
              <table:table-cell office:value-type="float" office:value="0.26041">
                <text:p>0.26041</text:p>
              </table:table-cell>
              <table:table-cell office:value-type="float" office:value="0.25798">
                <text:p>0.25798</text:p>
              </table:table-cell>
              <table:table-cell office:value-type="float" office:value="0.25993">
                <text:p>0.25993</text:p>
              </table:table-cell>
              <table:table-cell office:value-type="float" office:value="0.25348">
                <text:p>0.25348</text:p>
              </table:table-cell>
              <table:table-cell office:value-type="float" office:value="0.26709">
                <text:p>0.26709</text:p>
              </table:table-cell>
              <table:table-cell office:value-type="float" office:value="0.24625">
                <text:p>0.24625</text:p>
              </table:table-cell>
              <table:table-cell office:value-type="float" office:value="0.2508">
                <text:p>0.2508</text:p>
              </table:table-cell>
              <table:table-cell office:value-type="float" office:value="0.18438">
                <text:p>0.18438</text:p>
              </table:table-cell>
              <table:table-cell office:value-type="float" office:value="0.20338">
                <text:p>0.20338</text:p>
              </table:table-cell>
              <table:table-cell office:value-type="float" office:value="0.18882">
                <text:p>0.18882</text:p>
              </table:table-cell>
              <table:table-cell office:value-type="float" office:value="0.06369">
                <text:p>0.06369</text:p>
              </table:table-cell>
              <table:table-cell office:value-type="float" office:value="0.0637">
                <text:p>0.0637</text:p>
              </table:table-cell>
              <table:table-cell office:value-type="float" office:value="0.00876">
                <text:p>0.00876</text:p>
              </table:table-cell>
              <table:table-cell office:value-type="float" office:value="0.00967">
                <text:p>0.00967</text:p>
              </table:table-cell>
              <table:table-cell office:value-type="float" office:value="-0.00111">
                <text:p>-0.00111</text:p>
              </table:table-cell>
              <table:table-cell office:value-type="float" office:value="0.00309">
                <text:p>0.003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7">
                <text:p>427</text:p>
              </table:table-cell>
              <table:table-cell office:value-type="float" office:value="0.25558">
                <text:p>0.25558</text:p>
              </table:table-cell>
              <table:table-cell office:value-type="float" office:value="0.25884">
                <text:p>0.25884</text:p>
              </table:table-cell>
              <table:table-cell office:value-type="float" office:value="0.25571">
                <text:p>0.25571</text:p>
              </table:table-cell>
              <table:table-cell office:value-type="float" office:value="0.25897">
                <text:p>0.25897</text:p>
              </table:table-cell>
              <table:table-cell office:value-type="float" office:value="0.25187">
                <text:p>0.25187</text:p>
              </table:table-cell>
              <table:table-cell office:value-type="float" office:value="0.26541">
                <text:p>0.26541</text:p>
              </table:table-cell>
              <table:table-cell office:value-type="float" office:value="0.24534">
                <text:p>0.24534</text:p>
              </table:table-cell>
              <table:table-cell office:value-type="float" office:value="0.24953">
                <text:p>0.24953</text:p>
              </table:table-cell>
              <table:table-cell office:value-type="float" office:value="0.18306">
                <text:p>0.18306</text:p>
              </table:table-cell>
              <table:table-cell office:value-type="float" office:value="0.20245">
                <text:p>0.20245</text:p>
              </table:table-cell>
              <table:table-cell office:value-type="float" office:value="0.18811">
                <text:p>0.18811</text:p>
              </table:table-cell>
              <table:table-cell office:value-type="float" office:value="0.06357">
                <text:p>0.06357</text:p>
              </table:table-cell>
              <table:table-cell office:value-type="float" office:value="0.063229">
                <text:p>0.063229</text:p>
              </table:table-cell>
              <table:table-cell office:value-type="float" office:value="0.008529">
                <text:p>0.008529</text:p>
              </table:table-cell>
              <table:table-cell office:value-type="float" office:value="0.00959">
                <text:p>0.00959</text:p>
              </table:table-cell>
              <table:table-cell office:value-type="float" office:value="-0.0009">
                <text:p>-0.0009</text:p>
              </table:table-cell>
              <table:table-cell office:value-type="float" office:value="0.00288">
                <text:p>0.002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6">
                <text:p>426</text:p>
              </table:table-cell>
              <table:table-cell office:value-type="float" office:value="0.25385">
                <text:p>0.25385</text:p>
              </table:table-cell>
              <table:table-cell office:value-type="float" office:value="0.25671">
                <text:p>0.25671</text:p>
              </table:table-cell>
              <table:table-cell office:value-type="float" office:value="0.25414">
                <text:p>0.25414</text:p>
              </table:table-cell>
              <table:table-cell office:value-type="float" office:value="0.25683">
                <text:p>0.25683</text:p>
              </table:table-cell>
              <table:table-cell office:value-type="float" office:value="0.24984">
                <text:p>0.24984</text:p>
              </table:table-cell>
              <table:table-cell office:value-type="float" office:value="0.26346">
                <text:p>0.26346</text:p>
              </table:table-cell>
              <table:table-cell office:value-type="float" office:value="0.24356">
                <text:p>0.24356</text:p>
              </table:table-cell>
              <table:table-cell office:value-type="float" office:value="0.24767">
                <text:p>0.24767</text:p>
              </table:table-cell>
              <table:table-cell office:value-type="float" office:value="0.18142">
                <text:p>0.18142</text:p>
              </table:table-cell>
              <table:table-cell office:value-type="float" office:value="0.20079">
                <text:p>0.20079</text:p>
              </table:table-cell>
              <table:table-cell office:value-type="float" office:value="0.18586">
                <text:p>0.18586</text:p>
              </table:table-cell>
              <table:table-cell office:value-type="float" office:value="0.062659">
                <text:p>0.062659</text:p>
              </table:table-cell>
              <table:table-cell office:value-type="float" office:value="0.06261">
                <text:p>0.06261</text:p>
              </table:table-cell>
              <table:table-cell office:value-type="float" office:value="0.0086">
                <text:p>0.0086</text:p>
              </table:table-cell>
              <table:table-cell office:value-type="float" office:value="0.00933">
                <text:p>0.00933</text:p>
              </table:table-cell>
              <table:table-cell office:value-type="float" office:value="-0.00078">
                <text:p>-0.00078</text:p>
              </table:table-cell>
              <table:table-cell office:value-type="float" office:value="0.00326">
                <text:p>0.003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5">
                <text:p>425</text:p>
              </table:table-cell>
              <table:table-cell office:value-type="float" office:value="0.25209">
                <text:p>0.25209</text:p>
              </table:table-cell>
              <table:table-cell office:value-type="float" office:value="0.25486">
                <text:p>0.25486</text:p>
              </table:table-cell>
              <table:table-cell office:value-type="float" office:value="0.25234">
                <text:p>0.25234</text:p>
              </table:table-cell>
              <table:table-cell office:value-type="float" office:value="0.25433">
                <text:p>0.25433</text:p>
              </table:table-cell>
              <table:table-cell office:value-type="float" office:value="0.24787">
                <text:p>0.24787</text:p>
              </table:table-cell>
              <table:table-cell office:value-type="float" office:value="0.26188">
                <text:p>0.26188</text:p>
              </table:table-cell>
              <table:table-cell office:value-type="float" office:value="0.24097">
                <text:p>0.24097</text:p>
              </table:table-cell>
              <table:table-cell office:value-type="float" office:value="0.24513">
                <text:p>0.24513</text:p>
              </table:table-cell>
              <table:table-cell office:value-type="float" office:value="0.18073">
                <text:p>0.18073</text:p>
              </table:table-cell>
              <table:table-cell office:value-type="float" office:value="0.19995">
                <text:p>0.19995</text:p>
              </table:table-cell>
              <table:table-cell office:value-type="float" office:value="0.18436">
                <text:p>0.18436</text:p>
              </table:table-cell>
              <table:table-cell office:value-type="float" office:value="0.06259">
                <text:p>0.06259</text:p>
              </table:table-cell>
              <table:table-cell office:value-type="float" office:value="0.06214">
                <text:p>0.06214</text:p>
              </table:table-cell>
              <table:table-cell office:value-type="float" office:value="0.0089">
                <text:p>0.0089</text:p>
              </table:table-cell>
              <table:table-cell office:value-type="float" office:value="0.009429">
                <text:p>0.009429</text:p>
              </table:table-cell>
              <table:table-cell office:value-type="float" office:value="-0.00113">
                <text:p>-0.00113</text:p>
              </table:table-cell>
              <table:table-cell office:value-type="float" office:value="0.00263">
                <text:p>0.002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4">
                <text:p>424</text:p>
              </table:table-cell>
              <table:table-cell office:value-type="float" office:value="0.25044">
                <text:p>0.25044</text:p>
              </table:table-cell>
              <table:table-cell office:value-type="float" office:value="0.25337">
                <text:p>0.25337</text:p>
              </table:table-cell>
              <table:table-cell office:value-type="float" office:value="0.25034">
                <text:p>0.25034</text:p>
              </table:table-cell>
              <table:table-cell office:value-type="float" office:value="0.25263">
                <text:p>0.25263</text:p>
              </table:table-cell>
              <table:table-cell office:value-type="float" office:value="0.24602">
                <text:p>0.24602</text:p>
              </table:table-cell>
              <table:table-cell office:value-type="float" office:value="0.25996">
                <text:p>0.25996</text:p>
              </table:table-cell>
              <table:table-cell office:value-type="float" office:value="0.23984">
                <text:p>0.23984</text:p>
              </table:table-cell>
              <table:table-cell office:value-type="float" office:value="0.2436">
                <text:p>0.2436</text:p>
              </table:table-cell>
              <table:table-cell office:value-type="float" office:value="0.17964">
                <text:p>0.17964</text:p>
              </table:table-cell>
              <table:table-cell office:value-type="float" office:value="0.1989">
                <text:p>0.1989</text:p>
              </table:table-cell>
              <table:table-cell office:value-type="float" office:value="0.18274">
                <text:p>0.18274</text:p>
              </table:table-cell>
              <table:table-cell office:value-type="float" office:value="0.0626">
                <text:p>0.0626</text:p>
              </table:table-cell>
              <table:table-cell office:value-type="float" office:value="0.06196">
                <text:p>0.06196</text:p>
              </table:table-cell>
              <table:table-cell office:value-type="float" office:value="0.00923">
                <text:p>0.00923</text:p>
              </table:table-cell>
              <table:table-cell office:value-type="float" office:value="0.00927">
                <text:p>0.00927</text:p>
              </table:table-cell>
              <table:table-cell office:value-type="float" office:value="-0.00067">
                <text:p>-0.00067</text:p>
              </table:table-cell>
              <table:table-cell office:value-type="float" office:value="0.00264">
                <text:p>0.002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3">
                <text:p>423</text:p>
              </table:table-cell>
              <table:table-cell office:value-type="float" office:value="0.2485">
                <text:p>0.2485</text:p>
              </table:table-cell>
              <table:table-cell office:value-type="float" office:value="0.25131">
                <text:p>0.25131</text:p>
              </table:table-cell>
              <table:table-cell office:value-type="float" office:value="0.24824">
                <text:p>0.24824</text:p>
              </table:table-cell>
              <table:table-cell office:value-type="float" office:value="0.25051">
                <text:p>0.25051</text:p>
              </table:table-cell>
              <table:table-cell office:value-type="float" office:value="0.24432">
                <text:p>0.24432</text:p>
              </table:table-cell>
              <table:table-cell office:value-type="float" office:value="0.25735">
                <text:p>0.25735</text:p>
              </table:table-cell>
              <table:table-cell office:value-type="float" office:value="0.23819">
                <text:p>0.23819</text:p>
              </table:table-cell>
              <table:table-cell office:value-type="float" office:value="0.24167">
                <text:p>0.24167</text:p>
              </table:table-cell>
              <table:table-cell office:value-type="float" office:value="0.17852">
                <text:p>0.17852</text:p>
              </table:table-cell>
              <table:table-cell office:value-type="float" office:value="0.19763">
                <text:p>0.19763</text:p>
              </table:table-cell>
              <table:table-cell office:value-type="float" office:value="0.18142">
                <text:p>0.18142</text:p>
              </table:table-cell>
              <table:table-cell office:value-type="float" office:value="0.06176">
                <text:p>0.06176</text:p>
              </table:table-cell>
              <table:table-cell office:value-type="float" office:value="0.06117">
                <text:p>0.06117</text:p>
              </table:table-cell>
              <table:table-cell office:value-type="float" office:value="0.00925">
                <text:p>0.00925</text:p>
              </table:table-cell>
              <table:table-cell office:value-type="float" office:value="0.00942">
                <text:p>0.00942</text:p>
              </table:table-cell>
              <table:table-cell office:value-type="float" office:value="-0.00111">
                <text:p>-0.00111</text:p>
              </table:table-cell>
              <table:table-cell office:value-type="float" office:value="0.00252">
                <text:p>0.002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2">
                <text:p>422</text:p>
              </table:table-cell>
              <table:table-cell office:value-type="float" office:value="0.2465">
                <text:p>0.2465</text:p>
              </table:table-cell>
              <table:table-cell office:value-type="float" office:value="0.24893">
                <text:p>0.24893</text:p>
              </table:table-cell>
              <table:table-cell office:value-type="float" office:value="0.24586">
                <text:p>0.24586</text:p>
              </table:table-cell>
              <table:table-cell office:value-type="float" office:value="0.24802">
                <text:p>0.24802</text:p>
              </table:table-cell>
              <table:table-cell office:value-type="float" office:value="0.24254">
                <text:p>0.24254</text:p>
              </table:table-cell>
              <table:table-cell office:value-type="float" office:value="0.25552">
                <text:p>0.25552</text:p>
              </table:table-cell>
              <table:table-cell office:value-type="float" office:value="0.23556">
                <text:p>0.23556</text:p>
              </table:table-cell>
              <table:table-cell office:value-type="float" office:value="0.23928">
                <text:p>0.23928</text:p>
              </table:table-cell>
              <table:table-cell office:value-type="float" office:value="0.17641">
                <text:p>0.17641</text:p>
              </table:table-cell>
              <table:table-cell office:value-type="float" office:value="0.19614">
                <text:p>0.19614</text:p>
              </table:table-cell>
              <table:table-cell office:value-type="float" office:value="0.17926">
                <text:p>0.17926</text:p>
              </table:table-cell>
              <table:table-cell office:value-type="float" office:value="0.06153">
                <text:p>0.06153</text:p>
              </table:table-cell>
              <table:table-cell office:value-type="float" office:value="0.0607">
                <text:p>0.0607</text:p>
              </table:table-cell>
              <table:table-cell office:value-type="float" office:value="0.00905">
                <text:p>0.00905</text:p>
              </table:table-cell>
              <table:table-cell office:value-type="float" office:value="0.009039">
                <text:p>0.009039</text:p>
              </table:table-cell>
              <table:table-cell office:value-type="float" office:value="-0.00107">
                <text:p>-0.00107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1">
                <text:p>421</text:p>
              </table:table-cell>
              <table:table-cell office:value-type="float" office:value="0.24416">
                <text:p>0.24416</text:p>
              </table:table-cell>
              <table:table-cell office:value-type="float" office:value="0.24693">
                <text:p>0.24693</text:p>
              </table:table-cell>
              <table:table-cell office:value-type="float" office:value="0.24354">
                <text:p>0.24354</text:p>
              </table:table-cell>
              <table:table-cell office:value-type="float" office:value="0.24568">
                <text:p>0.24568</text:p>
              </table:table-cell>
              <table:table-cell office:value-type="float" office:value="0.23966">
                <text:p>0.23966</text:p>
              </table:table-cell>
              <table:table-cell office:value-type="float" office:value="0.25291">
                <text:p>0.25291</text:p>
              </table:table-cell>
              <table:table-cell office:value-type="float" office:value="0.23314">
                <text:p>0.23314</text:p>
              </table:table-cell>
              <table:table-cell office:value-type="float" office:value="0.23704">
                <text:p>0.23704</text:p>
              </table:table-cell>
              <table:table-cell office:value-type="float" office:value="0.17519">
                <text:p>0.17519</text:p>
              </table:table-cell>
              <table:table-cell office:value-type="float" office:value="0.19443">
                <text:p>0.19443</text:p>
              </table:table-cell>
              <table:table-cell office:value-type="float" office:value="0.1779">
                <text:p>0.1779</text:p>
              </table:table-cell>
              <table:table-cell office:value-type="float" office:value="0.06146">
                <text:p>0.06146</text:p>
              </table:table-cell>
              <table:table-cell office:value-type="float" office:value="0.0601">
                <text:p>0.0601</text:p>
              </table:table-cell>
              <table:table-cell office:value-type="float" office:value="0.008959">
                <text:p>0.008959</text:p>
              </table:table-cell>
              <table:table-cell office:value-type="float" office:value="0.00875">
                <text:p>0.00875</text:p>
              </table:table-cell>
              <table:table-cell office:value-type="float" office:value="-0.00132">
                <text:p>-0.00132</text:p>
              </table:table-cell>
              <table:table-cell office:value-type="float" office:value="0.00213">
                <text:p>0.002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0">
                <text:p>420</text:p>
              </table:table-cell>
              <table:table-cell office:value-type="float" office:value="0.24074">
                <text:p>0.24074</text:p>
              </table:table-cell>
              <table:table-cell office:value-type="float" office:value="0.24395">
                <text:p>0.24395</text:p>
              </table:table-cell>
              <table:table-cell office:value-type="float" office:value="0.24098">
                <text:p>0.24098</text:p>
              </table:table-cell>
              <table:table-cell office:value-type="float" office:value="0.24317">
                <text:p>0.24317</text:p>
              </table:table-cell>
              <table:table-cell office:value-type="float" office:value="0.2366">
                <text:p>0.2366</text:p>
              </table:table-cell>
              <table:table-cell office:value-type="float" office:value="0.24985">
                <text:p>0.24985</text:p>
              </table:table-cell>
              <table:table-cell office:value-type="float" office:value="0.22999">
                <text:p>0.22999</text:p>
              </table:table-cell>
              <table:table-cell office:value-type="float" office:value="0.23409">
                <text:p>0.23409</text:p>
              </table:table-cell>
              <table:table-cell office:value-type="float" office:value="0.17215">
                <text:p>0.17215</text:p>
              </table:table-cell>
              <table:table-cell office:value-type="float" office:value="0.19126">
                <text:p>0.19126</text:p>
              </table:table-cell>
              <table:table-cell office:value-type="float" office:value="0.17584">
                <text:p>0.17584</text:p>
              </table:table-cell>
              <table:table-cell office:value-type="float" office:value="0.05982">
                <text:p>0.05982</text:p>
              </table:table-cell>
              <table:table-cell office:value-type="float" office:value="0.0594">
                <text:p>0.0594</text:p>
              </table:table-cell>
              <table:table-cell office:value-type="float" office:value="0.008359">
                <text:p>0.008359</text:p>
              </table:table-cell>
              <table:table-cell office:value-type="float" office:value="0.00929">
                <text:p>0.00929</text:p>
              </table:table-cell>
              <table:table-cell office:value-type="float" office:value="-0.00073">
                <text:p>-0.00073</text:p>
              </table:table-cell>
              <table:table-cell office:value-type="float" office:value="0.00243">
                <text:p>0.002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19">
                <text:p>419</text:p>
              </table:table-cell>
              <table:table-cell office:value-type="float" office:value="0.23864">
                <text:p>0.23864</text:p>
              </table:table-cell>
              <table:table-cell office:value-type="float" office:value="0.24186">
                <text:p>0.24186</text:p>
              </table:table-cell>
              <table:table-cell office:value-type="float" office:value="0.23859">
                <text:p>0.23859</text:p>
              </table:table-cell>
              <table:table-cell office:value-type="float" office:value="0.24075">
                <text:p>0.24075</text:p>
              </table:table-cell>
              <table:table-cell office:value-type="float" office:value="0.23446">
                <text:p>0.23446</text:p>
              </table:table-cell>
              <table:table-cell office:value-type="float" office:value="0.24765">
                <text:p>0.24765</text:p>
              </table:table-cell>
              <table:table-cell office:value-type="float" office:value="0.2276">
                <text:p>0.2276</text:p>
              </table:table-cell>
              <table:table-cell office:value-type="float" office:value="0.23173">
                <text:p>0.23173</text:p>
              </table:table-cell>
              <table:table-cell office:value-type="float" office:value="0.17059">
                <text:p>0.17059</text:p>
              </table:table-cell>
              <table:table-cell office:value-type="float" office:value="0.18987">
                <text:p>0.18987</text:p>
              </table:table-cell>
              <table:table-cell office:value-type="float" office:value="0.17402">
                <text:p>0.17402</text:p>
              </table:table-cell>
              <table:table-cell office:value-type="float" office:value="0.05972">
                <text:p>0.05972</text:p>
              </table:table-cell>
              <table:table-cell office:value-type="float" office:value="0.05904">
                <text:p>0.05904</text:p>
              </table:table-cell>
              <table:table-cell office:value-type="float" office:value="0.008619">
                <text:p>0.008619</text:p>
              </table:table-cell>
              <table:table-cell office:value-type="float" office:value="0.00932">
                <text:p>0.00932</text:p>
              </table:table-cell>
              <table:table-cell office:value-type="float" office:value="-0.00054">
                <text:p>-0.00054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18">
                <text:p>418</text:p>
              </table:table-cell>
              <table:table-cell office:value-type="float" office:value="0.23617">
                <text:p>0.23617</text:p>
              </table:table-cell>
              <table:table-cell office:value-type="float" office:value="0.23947">
                <text:p>0.23947</text:p>
              </table:table-cell>
              <table:table-cell office:value-type="float" office:value="0.23653">
                <text:p>0.23653</text:p>
              </table:table-cell>
              <table:table-cell office:value-type="float" office:value="0.2383">
                <text:p>0.2383</text:p>
              </table:table-cell>
              <table:table-cell office:value-type="float" office:value="0.23236">
                <text:p>0.23236</text:p>
              </table:table-cell>
              <table:table-cell office:value-type="float" office:value="0.24505">
                <text:p>0.24505</text:p>
              </table:table-cell>
              <table:table-cell office:value-type="float" office:value="0.2255">
                <text:p>0.2255</text:p>
              </table:table-cell>
              <table:table-cell office:value-type="float" office:value="0.22947">
                <text:p>0.22947</text:p>
              </table:table-cell>
              <table:table-cell office:value-type="float" office:value="0.16898">
                <text:p>0.16898</text:p>
              </table:table-cell>
              <table:table-cell office:value-type="float" office:value="0.18829">
                <text:p>0.18829</text:p>
              </table:table-cell>
              <table:table-cell office:value-type="float" office:value="0.17247">
                <text:p>0.17247</text:p>
              </table:table-cell>
              <table:table-cell office:value-type="float" office:value="0.05907">
                <text:p>0.05907</text:p>
              </table:table-cell>
              <table:table-cell office:value-type="float" office:value="0.05849">
                <text:p>0.05849</text:p>
              </table:table-cell>
              <table:table-cell office:value-type="float" office:value="0.00846">
                <text:p>0.00846</text:p>
              </table:table-cell>
              <table:table-cell office:value-type="float" office:value="0.009129">
                <text:p>0.009129</text:p>
              </table:table-cell>
              <table:table-cell office:value-type="float" office:value="-0.00081">
                <text:p>-0.00081</text:p>
              </table:table-cell>
              <table:table-cell office:value-type="float" office:value="0.00217">
                <text:p>0.002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17">
                <text:p>417</text:p>
              </table:table-cell>
              <table:table-cell office:value-type="float" office:value="0.23375">
                <text:p>0.23375</text:p>
              </table:table-cell>
              <table:table-cell office:value-type="float" office:value="0.23702">
                <text:p>0.23702</text:p>
              </table:table-cell>
              <table:table-cell office:value-type="float" office:value="0.23408">
                <text:p>0.23408</text:p>
              </table:table-cell>
              <table:table-cell office:value-type="float" office:value="0.23595">
                <text:p>0.23595</text:p>
              </table:table-cell>
              <table:table-cell office:value-type="float" office:value="0.22993">
                <text:p>0.22993</text:p>
              </table:table-cell>
              <table:table-cell office:value-type="float" office:value="0.24274">
                <text:p>0.24274</text:p>
              </table:table-cell>
              <table:table-cell office:value-type="float" office:value="0.22306">
                <text:p>0.22306</text:p>
              </table:table-cell>
              <table:table-cell office:value-type="float" office:value="0.22691">
                <text:p>0.22691</text:p>
              </table:table-cell>
              <table:table-cell office:value-type="float" office:value="0.16729">
                <text:p>0.16729</text:p>
              </table:table-cell>
              <table:table-cell office:value-type="float" office:value="0.18657">
                <text:p>0.18657</text:p>
              </table:table-cell>
              <table:table-cell office:value-type="float" office:value="0.17071">
                <text:p>0.17071</text:p>
              </table:table-cell>
              <table:table-cell office:value-type="float" office:value="0.0584">
                <text:p>0.0584</text:p>
              </table:table-cell>
              <table:table-cell office:value-type="float" office:value="0.05798">
                <text:p>0.05798</text:p>
              </table:table-cell>
              <table:table-cell office:value-type="float" office:value="0.00817">
                <text:p>0.00817</text:p>
              </table:table-cell>
              <table:table-cell office:value-type="float" office:value="0.00897">
                <text:p>0.00897</text:p>
              </table:table-cell>
              <table:table-cell office:value-type="float" office:value="-0.00071">
                <text:p>-0.00071</text:p>
              </table:table-cell>
              <table:table-cell office:value-type="float" office:value="0.00207">
                <text:p>0.002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16">
                <text:p>416</text:p>
              </table:table-cell>
              <table:table-cell office:value-type="float" office:value="0.23155">
                <text:p>0.23155</text:p>
              </table:table-cell>
              <table:table-cell office:value-type="float" office:value="0.23456">
                <text:p>0.23456</text:p>
              </table:table-cell>
              <table:table-cell office:value-type="float" office:value="0.2314">
                <text:p>0.2314</text:p>
              </table:table-cell>
              <table:table-cell office:value-type="float" office:value="0.23352">
                <text:p>0.23352</text:p>
              </table:table-cell>
              <table:table-cell office:value-type="float" office:value="0.22748">
                <text:p>0.22748</text:p>
              </table:table-cell>
              <table:table-cell office:value-type="float" office:value="0.24036">
                <text:p>0.24036</text:p>
              </table:table-cell>
              <table:table-cell office:value-type="float" office:value="0.22058">
                <text:p>0.22058</text:p>
              </table:table-cell>
              <table:table-cell office:value-type="float" office:value="0.22473">
                <text:p>0.22473</text:p>
              </table:table-cell>
              <table:table-cell office:value-type="float" office:value="0.16534">
                <text:p>0.16534</text:p>
              </table:table-cell>
              <table:table-cell office:value-type="float" office:value="0.18457">
                <text:p>0.18457</text:p>
              </table:table-cell>
              <table:table-cell office:value-type="float" office:value="0.16872">
                <text:p>0.16872</text:p>
              </table:table-cell>
              <table:table-cell office:value-type="float" office:value="0.05785">
                <text:p>0.05785</text:p>
              </table:table-cell>
              <table:table-cell office:value-type="float" office:value="0.05729">
                <text:p>0.05729</text:p>
              </table:table-cell>
              <table:table-cell office:value-type="float" office:value="0.00824">
                <text:p>0.00824</text:p>
              </table:table-cell>
              <table:table-cell office:value-type="float" office:value="0.00891">
                <text:p>0.00891</text:p>
              </table:table-cell>
              <table:table-cell office:value-type="float" office:value="-0.00061">
                <text:p>-0.00061</text:p>
              </table:table-cell>
              <table:table-cell office:value-type="float" office:value="0.00227">
                <text:p>0.002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15">
                <text:p>415</text:p>
              </table:table-cell>
              <table:table-cell office:value-type="float" office:value="0.22891">
                <text:p>0.22891</text:p>
              </table:table-cell>
              <table:table-cell office:value-type="float" office:value="0.232">
                <text:p>0.232</text:p>
              </table:table-cell>
              <table:table-cell office:value-type="float" office:value="0.22869">
                <text:p>0.22869</text:p>
              </table:table-cell>
              <table:table-cell office:value-type="float" office:value="0.23094">
                <text:p>0.23094</text:p>
              </table:table-cell>
              <table:table-cell office:value-type="float" office:value="0.22494">
                <text:p>0.22494</text:p>
              </table:table-cell>
              <table:table-cell office:value-type="float" office:value="0.23772">
                <text:p>0.23772</text:p>
              </table:table-cell>
              <table:table-cell office:value-type="float" office:value="0.21814">
                <text:p>0.21814</text:p>
              </table:table-cell>
              <table:table-cell office:value-type="float" office:value="0.22216">
                <text:p>0.22216</text:p>
              </table:table-cell>
              <table:table-cell office:value-type="float" office:value="0.16334">
                <text:p>0.16334</text:p>
              </table:table-cell>
              <table:table-cell office:value-type="float" office:value="0.18277">
                <text:p>0.18277</text:p>
              </table:table-cell>
              <table:table-cell office:value-type="float" office:value="0.16695">
                <text:p>0.16695</text:p>
              </table:table-cell>
              <table:table-cell office:value-type="float" office:value="0.05703">
                <text:p>0.05703</text:p>
              </table:table-cell>
              <table:table-cell office:value-type="float" office:value="0.05658">
                <text:p>0.05658</text:p>
              </table:table-cell>
              <table:table-cell office:value-type="float" office:value="0.00803">
                <text:p>0.00803</text:p>
              </table:table-cell>
              <table:table-cell office:value-type="float" office:value="0.00882">
                <text:p>0.00882</text:p>
              </table:table-cell>
              <table:table-cell office:value-type="float" office:value="-0.00058">
                <text:p>-0.00058</text:p>
              </table:table-cell>
              <table:table-cell office:value-type="float" office:value="0.00238">
                <text:p>0.002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14">
                <text:p>414</text:p>
              </table:table-cell>
              <table:table-cell office:value-type="float" office:value="0.22633">
                <text:p>0.22633</text:p>
              </table:table-cell>
              <table:table-cell office:value-type="float" office:value="0.22936">
                <text:p>0.22936</text:p>
              </table:table-cell>
              <table:table-cell office:value-type="float" office:value="0.22643">
                <text:p>0.22643</text:p>
              </table:table-cell>
              <table:table-cell office:value-type="float" office:value="0.22825">
                <text:p>0.22825</text:p>
              </table:table-cell>
              <table:table-cell office:value-type="float" office:value="0.22225">
                <text:p>0.22225</text:p>
              </table:table-cell>
              <table:table-cell office:value-type="float" office:value="0.23513">
                <text:p>0.23513</text:p>
              </table:table-cell>
              <table:table-cell office:value-type="float" office:value="0.2157">
                <text:p>0.2157</text:p>
              </table:table-cell>
              <table:table-cell office:value-type="float" office:value="0.21964">
                <text:p>0.21964</text:p>
              </table:table-cell>
              <table:table-cell office:value-type="float" office:value="0.16123">
                <text:p>0.16123</text:p>
              </table:table-cell>
              <table:table-cell office:value-type="float" office:value="0.18091">
                <text:p>0.18091</text:p>
              </table:table-cell>
              <table:table-cell office:value-type="float" office:value="0.16532">
                <text:p>0.16532</text:p>
              </table:table-cell>
              <table:table-cell office:value-type="float" office:value="0.05609">
                <text:p>0.05609</text:p>
              </table:table-cell>
              <table:table-cell office:value-type="float" office:value="0.0559">
                <text:p>0.0559</text:p>
              </table:table-cell>
              <table:table-cell office:value-type="float" office:value="0.00787">
                <text:p>0.00787</text:p>
              </table:table-cell>
              <table:table-cell office:value-type="float" office:value="0.0089">
                <text:p>0.0089</text:p>
              </table:table-cell>
              <table:table-cell office:value-type="float" office:value="-0.00043">
                <text:p>-0.00043</text:p>
              </table:table-cell>
              <table:table-cell office:value-type="float" office:value="0.00262">
                <text:p>0.002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13">
                <text:p>413</text:p>
              </table:table-cell>
              <table:table-cell office:value-type="float" office:value="0.22374">
                <text:p>0.22374</text:p>
              </table:table-cell>
              <table:table-cell office:value-type="float" office:value="0.22669">
                <text:p>0.22669</text:p>
              </table:table-cell>
              <table:table-cell office:value-type="float" office:value="0.22395">
                <text:p>0.22395</text:p>
              </table:table-cell>
              <table:table-cell office:value-type="float" office:value="0.22568">
                <text:p>0.22568</text:p>
              </table:table-cell>
              <table:table-cell office:value-type="float" office:value="0.2199">
                <text:p>0.2199</text:p>
              </table:table-cell>
              <table:table-cell office:value-type="float" office:value="0.23279">
                <text:p>0.23279</text:p>
              </table:table-cell>
              <table:table-cell office:value-type="float" office:value="0.21288">
                <text:p>0.21288</text:p>
              </table:table-cell>
              <table:table-cell office:value-type="float" office:value="0.21699">
                <text:p>0.21699</text:p>
              </table:table-cell>
              <table:table-cell office:value-type="float" office:value="0.15929">
                <text:p>0.15929</text:p>
              </table:table-cell>
              <table:table-cell office:value-type="float" office:value="0.17889">
                <text:p>0.17889</text:p>
              </table:table-cell>
              <table:table-cell office:value-type="float" office:value="0.16359">
                <text:p>0.16359</text:p>
              </table:table-cell>
              <table:table-cell office:value-type="float" office:value="0.05548">
                <text:p>0.05548</text:p>
              </table:table-cell>
              <table:table-cell office:value-type="float" office:value="0.05537">
                <text:p>0.05537</text:p>
              </table:table-cell>
              <table:table-cell office:value-type="float" office:value="0.00739">
                <text:p>0.00739</text:p>
              </table:table-cell>
              <table:table-cell office:value-type="float" office:value="0.008319">
                <text:p>0.008319</text:p>
              </table:table-cell>
              <table:table-cell office:value-type="float" office:value="-0.00061">
                <text:p>-0.00061</text:p>
              </table:table-cell>
              <table:table-cell office:value-type="float" office:value="0.00238">
                <text:p>0.002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12">
                <text:p>412</text:p>
              </table:table-cell>
              <table:table-cell office:value-type="float" office:value="0.221">
                <text:p>0.221</text:p>
              </table:table-cell>
              <table:table-cell office:value-type="float" office:value="0.22362">
                <text:p>0.22362</text:p>
              </table:table-cell>
              <table:table-cell office:value-type="float" office:value="0.2211">
                <text:p>0.2211</text:p>
              </table:table-cell>
              <table:table-cell office:value-type="float" office:value="0.22324">
                <text:p>0.22324</text:p>
              </table:table-cell>
              <table:table-cell office:value-type="float" office:value="0.21748">
                <text:p>0.21748</text:p>
              </table:table-cell>
              <table:table-cell office:value-type="float" office:value="0.23034">
                <text:p>0.23034</text:p>
              </table:table-cell>
              <table:table-cell office:value-type="float" office:value="0.21031">
                <text:p>0.21031</text:p>
              </table:table-cell>
              <table:table-cell office:value-type="float" office:value="0.21484">
                <text:p>0.21484</text:p>
              </table:table-cell>
              <table:table-cell office:value-type="float" office:value="0.15762">
                <text:p>0.15762</text:p>
              </table:table-cell>
              <table:table-cell office:value-type="float" office:value="0.17739">
                <text:p>0.17739</text:p>
              </table:table-cell>
              <table:table-cell office:value-type="float" office:value="0.16167">
                <text:p>0.16167</text:p>
              </table:table-cell>
              <table:table-cell office:value-type="float" office:value="0.05515">
                <text:p>0.05515</text:p>
              </table:table-cell>
              <table:table-cell office:value-type="float" office:value="0.05524">
                <text:p>0.05524</text:p>
              </table:table-cell>
              <table:table-cell office:value-type="float" office:value="0.00772">
                <text:p>0.00772</text:p>
              </table:table-cell>
              <table:table-cell office:value-type="float" office:value="0.00865">
                <text:p>0.00865</text:p>
              </table:table-cell>
              <table:table-cell office:value-type="float" office:value="-0.00027">
                <text:p>-0.00027</text:p>
              </table:table-cell>
              <table:table-cell office:value-type="float" office:value="0.00268">
                <text:p>0.002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11">
                <text:p>411</text:p>
              </table:table-cell>
              <table:table-cell office:value-type="float" office:value="0.21845">
                <text:p>0.21845</text:p>
              </table:table-cell>
              <table:table-cell office:value-type="float" office:value="0.22129">
                <text:p>0.22129</text:p>
              </table:table-cell>
              <table:table-cell office:value-type="float" office:value="0.2182">
                <text:p>0.2182</text:p>
              </table:table-cell>
              <table:table-cell office:value-type="float" office:value="0.22037">
                <text:p>0.22037</text:p>
              </table:table-cell>
              <table:table-cell office:value-type="float" office:value="0.21476">
                <text:p>0.21476</text:p>
              </table:table-cell>
              <table:table-cell office:value-type="float" office:value="0.22738">
                <text:p>0.22738</text:p>
              </table:table-cell>
              <table:table-cell office:value-type="float" office:value="0.20788">
                <text:p>0.20788</text:p>
              </table:table-cell>
              <table:table-cell office:value-type="float" office:value="0.21203">
                <text:p>0.21203</text:p>
              </table:table-cell>
              <table:table-cell office:value-type="float" office:value="0.15513">
                <text:p>0.15513</text:p>
              </table:table-cell>
              <table:table-cell office:value-type="float" office:value="0.17483">
                <text:p>0.17483</text:p>
              </table:table-cell>
              <table:table-cell office:value-type="float" office:value="0.15948">
                <text:p>0.15948</text:p>
              </table:table-cell>
              <table:table-cell office:value-type="float" office:value="0.05425">
                <text:p>0.05425</text:p>
              </table:table-cell>
              <table:table-cell office:value-type="float" office:value="0.05407">
                <text:p>0.05407</text:p>
              </table:table-cell>
              <table:table-cell office:value-type="float" office:value="0.0072">
                <text:p>0.0072</text:p>
              </table:table-cell>
              <table:table-cell office:value-type="float" office:value="0.008229">
                <text:p>0.008229</text:p>
              </table:table-cell>
              <table:table-cell office:value-type="float" office:value="-0.00052">
                <text:p>-0.00052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0">
                <text:p>410</text:p>
              </table:table-cell>
              <table:table-cell office:value-type="float" office:value="0.21553">
                <text:p>0.21553</text:p>
              </table:table-cell>
              <table:table-cell office:value-type="float" office:value="0.2183">
                <text:p>0.2183</text:p>
              </table:table-cell>
              <table:table-cell office:value-type="float" office:value="0.2156">
                <text:p>0.2156</text:p>
              </table:table-cell>
              <table:table-cell office:value-type="float" office:value="0.2174">
                <text:p>0.2174</text:p>
              </table:table-cell>
              <table:table-cell office:value-type="float" office:value="0.21172">
                <text:p>0.21172</text:p>
              </table:table-cell>
              <table:table-cell office:value-type="float" office:value="0.22447">
                <text:p>0.22447</text:p>
              </table:table-cell>
              <table:table-cell office:value-type="float" office:value="0.20488">
                <text:p>0.20488</text:p>
              </table:table-cell>
              <table:table-cell office:value-type="float" office:value="0.20915">
                <text:p>0.20915</text:p>
              </table:table-cell>
              <table:table-cell office:value-type="float" office:value="0.15331">
                <text:p>0.15331</text:p>
              </table:table-cell>
              <table:table-cell office:value-type="float" office:value="0.17299">
                <text:p>0.17299</text:p>
              </table:table-cell>
              <table:table-cell office:value-type="float" office:value="0.15749">
                <text:p>0.15749</text:p>
              </table:table-cell>
              <table:table-cell office:value-type="float" office:value="0.05367">
                <text:p>0.05367</text:p>
              </table:table-cell>
              <table:table-cell office:value-type="float" office:value="0.05362">
                <text:p>0.05362</text:p>
              </table:table-cell>
              <table:table-cell office:value-type="float" office:value="0.00723">
                <text:p>0.00723</text:p>
              </table:table-cell>
              <table:table-cell office:value-type="float" office:value="0.00818">
                <text:p>0.00818</text:p>
              </table:table-cell>
              <table:table-cell office:value-type="float" office:value="-0.00044">
                <text:p>-0.00044</text:p>
              </table:table-cell>
              <table:table-cell office:value-type="float" office:value="0.00281">
                <text:p>0.002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9">
                <text:p>409</text:p>
              </table:table-cell>
              <table:table-cell office:value-type="float" office:value="0.21297">
                <text:p>0.21297</text:p>
              </table:table-cell>
              <table:table-cell office:value-type="float" office:value="0.21567">
                <text:p>0.21567</text:p>
              </table:table-cell>
              <table:table-cell office:value-type="float" office:value="0.21296">
                <text:p>0.21296</text:p>
              </table:table-cell>
              <table:table-cell office:value-type="float" office:value="0.21451">
                <text:p>0.21451</text:p>
              </table:table-cell>
              <table:table-cell office:value-type="float" office:value="0.20911">
                <text:p>0.20911</text:p>
              </table:table-cell>
              <table:table-cell office:value-type="float" office:value="0.22187">
                <text:p>0.22187</text:p>
              </table:table-cell>
              <table:table-cell office:value-type="float" office:value="0.20198">
                <text:p>0.20198</text:p>
              </table:table-cell>
              <table:table-cell office:value-type="float" office:value="0.20668">
                <text:p>0.20668</text:p>
              </table:table-cell>
              <table:table-cell office:value-type="float" office:value="0.15135">
                <text:p>0.15135</text:p>
              </table:table-cell>
              <table:table-cell office:value-type="float" office:value="0.171">
                <text:p>0.171</text:p>
              </table:table-cell>
              <table:table-cell office:value-type="float" office:value="0.15575">
                <text:p>0.15575</text:p>
              </table:table-cell>
              <table:table-cell office:value-type="float" office:value="0.05308">
                <text:p>0.05308</text:p>
              </table:table-cell>
              <table:table-cell office:value-type="float" office:value="0.05314">
                <text:p>0.05314</text:p>
              </table:table-cell>
              <table:table-cell office:value-type="float" office:value="0.00733">
                <text:p>0.00733</text:p>
              </table:table-cell>
              <table:table-cell office:value-type="float" office:value="0.008229">
                <text:p>0.008229</text:p>
              </table:table-cell>
              <table:table-cell office:value-type="float" office:value="-0.00025">
                <text:p>-0.00025</text:p>
              </table:table-cell>
              <table:table-cell office:value-type="float" office:value="0.00301">
                <text:p>0.003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8">
                <text:p>408</text:p>
              </table:table-cell>
              <table:table-cell office:value-type="float" office:value="0.21011">
                <text:p>0.21011</text:p>
              </table:table-cell>
              <table:table-cell office:value-type="float" office:value="0.21271">
                <text:p>0.21271</text:p>
              </table:table-cell>
              <table:table-cell office:value-type="float" office:value="0.20993">
                <text:p>0.20993</text:p>
              </table:table-cell>
              <table:table-cell office:value-type="float" office:value="0.21169">
                <text:p>0.21169</text:p>
              </table:table-cell>
              <table:table-cell office:value-type="float" office:value="0.20648">
                <text:p>0.20648</text:p>
              </table:table-cell>
              <table:table-cell office:value-type="float" office:value="0.21886">
                <text:p>0.21886</text:p>
              </table:table-cell>
              <table:table-cell office:value-type="float" office:value="0.19955">
                <text:p>0.19955</text:p>
              </table:table-cell>
              <table:table-cell office:value-type="float" office:value="0.20395">
                <text:p>0.20395</text:p>
              </table:table-cell>
              <table:table-cell office:value-type="float" office:value="0.14925">
                <text:p>0.14925</text:p>
              </table:table-cell>
              <table:table-cell office:value-type="float" office:value="0.16907">
                <text:p>0.16907</text:p>
              </table:table-cell>
              <table:table-cell office:value-type="float" office:value="0.15398">
                <text:p>0.15398</text:p>
              </table:table-cell>
              <table:table-cell office:value-type="float" office:value="0.05267">
                <text:p>0.05267</text:p>
              </table:table-cell>
              <table:table-cell office:value-type="float" office:value="0.05232">
                <text:p>0.05232</text:p>
              </table:table-cell>
              <table:table-cell office:value-type="float" office:value="0.00731">
                <text:p>0.00731</text:p>
              </table:table-cell>
              <table:table-cell office:value-type="float" office:value="0.00822">
                <text:p>0.00822</text:p>
              </table:table-cell>
              <table:table-cell office:value-type="float" office:value="-0.00025">
                <text:p>-0.00025</text:p>
              </table:table-cell>
              <table:table-cell office:value-type="float" office:value="0.00298">
                <text:p>0.002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7">
                <text:p>407</text:p>
              </table:table-cell>
              <table:table-cell office:value-type="float" office:value="0.20722">
                <text:p>0.20722</text:p>
              </table:table-cell>
              <table:table-cell office:value-type="float" office:value="0.21006">
                <text:p>0.21006</text:p>
              </table:table-cell>
              <table:table-cell office:value-type="float" office:value="0.20718">
                <text:p>0.20718</text:p>
              </table:table-cell>
              <table:table-cell office:value-type="float" office:value="0.20872">
                <text:p>0.20872</text:p>
              </table:table-cell>
              <table:table-cell office:value-type="float" office:value="0.20391">
                <text:p>0.20391</text:p>
              </table:table-cell>
              <table:table-cell office:value-type="float" office:value="0.21587">
                <text:p>0.21587</text:p>
              </table:table-cell>
              <table:table-cell office:value-type="float" office:value="0.1966">
                <text:p>0.1966</text:p>
              </table:table-cell>
              <table:table-cell office:value-type="float" office:value="0.20144">
                <text:p>0.20144</text:p>
              </table:table-cell>
              <table:table-cell office:value-type="float" office:value="0.14726">
                <text:p>0.14726</text:p>
              </table:table-cell>
              <table:table-cell office:value-type="float" office:value="0.16674">
                <text:p>0.16674</text:p>
              </table:table-cell>
              <table:table-cell office:value-type="float" office:value="0.15169">
                <text:p>0.15169</text:p>
              </table:table-cell>
              <table:table-cell office:value-type="float" office:value="0.05214">
                <text:p>0.05214</text:p>
              </table:table-cell>
              <table:table-cell office:value-type="float" office:value="0.05187">
                <text:p>0.05187</text:p>
              </table:table-cell>
              <table:table-cell office:value-type="float" office:value="0.00735">
                <text:p>0.00735</text:p>
              </table:table-cell>
              <table:table-cell office:value-type="float" office:value="0.00814">
                <text:p>0.00814</text:p>
              </table:table-cell>
              <table:table-cell office:value-type="float" office:value="-0.00034">
                <text:p>-0.00034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6">
                <text:p>406</text:p>
              </table:table-cell>
              <table:table-cell office:value-type="float" office:value="0.20442">
                <text:p>0.20442</text:p>
              </table:table-cell>
              <table:table-cell office:value-type="float" office:value="0.20698">
                <text:p>0.20698</text:p>
              </table:table-cell>
              <table:table-cell office:value-type="float" office:value="0.20413">
                <text:p>0.20413</text:p>
              </table:table-cell>
              <table:table-cell office:value-type="float" office:value="0.20558">
                <text:p>0.20558</text:p>
              </table:table-cell>
              <table:table-cell office:value-type="float" office:value="0.20051">
                <text:p>0.20051</text:p>
              </table:table-cell>
              <table:table-cell office:value-type="float" office:value="0.21284">
                <text:p>0.21284</text:p>
              </table:table-cell>
              <table:table-cell office:value-type="float" office:value="0.19328">
                <text:p>0.19328</text:p>
              </table:table-cell>
              <table:table-cell office:value-type="float" office:value="0.19784">
                <text:p>0.19784</text:p>
              </table:table-cell>
              <table:table-cell office:value-type="float" office:value="0.1451">
                <text:p>0.1451</text:p>
              </table:table-cell>
              <table:table-cell office:value-type="float" office:value="0.16474">
                <text:p>0.16474</text:p>
              </table:table-cell>
              <table:table-cell office:value-type="float" office:value="0.14938">
                <text:p>0.14938</text:p>
              </table:table-cell>
              <table:table-cell office:value-type="float" office:value="0.05089">
                <text:p>0.05089</text:p>
              </table:table-cell>
              <table:table-cell office:value-type="float" office:value="0.05095">
                <text:p>0.05095</text:p>
              </table:table-cell>
              <table:table-cell office:value-type="float" office:value="0.00705">
                <text:p>0.00705</text:p>
              </table:table-cell>
              <table:table-cell office:value-type="float" office:value="0.007849">
                <text:p>0.007849</text:p>
              </table:table-cell>
              <table:table-cell office:value-type="float" office:value="-0.00041">
                <text:p>-0.00041</text:p>
              </table:table-cell>
              <table:table-cell office:value-type="float" office:value="0.00275">
                <text:p>0.002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5">
                <text:p>405</text:p>
              </table:table-cell>
              <table:table-cell office:value-type="float" office:value="0.20175">
                <text:p>0.20175</text:p>
              </table:table-cell>
              <table:table-cell office:value-type="float" office:value="0.20439">
                <text:p>0.20439</text:p>
              </table:table-cell>
              <table:table-cell office:value-type="float" office:value="0.20086">
                <text:p>0.20086</text:p>
              </table:table-cell>
              <table:table-cell office:value-type="float" office:value="0.20262">
                <text:p>0.20262</text:p>
              </table:table-cell>
              <table:table-cell office:value-type="float" office:value="0.19747">
                <text:p>0.19747</text:p>
              </table:table-cell>
              <table:table-cell office:value-type="float" office:value="0.20955">
                <text:p>0.20955</text:p>
              </table:table-cell>
              <table:table-cell office:value-type="float" office:value="0.19078">
                <text:p>0.19078</text:p>
              </table:table-cell>
              <table:table-cell office:value-type="float" office:value="0.19527">
                <text:p>0.19527</text:p>
              </table:table-cell>
              <table:table-cell office:value-type="float" office:value="0.14316">
                <text:p>0.14316</text:p>
              </table:table-cell>
              <table:table-cell office:value-type="float" office:value="0.16248">
                <text:p>0.16248</text:p>
              </table:table-cell>
              <table:table-cell office:value-type="float" office:value="0.14748">
                <text:p>0.14748</text:p>
              </table:table-cell>
              <table:table-cell office:value-type="float" office:value="0.05046">
                <text:p>0.05046</text:p>
              </table:table-cell>
              <table:table-cell office:value-type="float" office:value="0.05044">
                <text:p>0.05044</text:p>
              </table:table-cell>
              <table:table-cell office:value-type="float" office:value="0.00709">
                <text:p>0.00709</text:p>
              </table:table-cell>
              <table:table-cell office:value-type="float" office:value="0.00786">
                <text:p>0.00786</text:p>
              </table:table-cell>
              <table:table-cell office:value-type="float" office:value="-0.00056">
                <text:p>-0.00056</text:p>
              </table:table-cell>
              <table:table-cell office:value-type="float" office:value="0.00273">
                <text:p>0.002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4">
                <text:p>404</text:p>
              </table:table-cell>
              <table:table-cell office:value-type="float" office:value="0.19845">
                <text:p>0.19845</text:p>
              </table:table-cell>
              <table:table-cell office:value-type="float" office:value="0.20104">
                <text:p>0.20104</text:p>
              </table:table-cell>
              <table:table-cell office:value-type="float" office:value="0.19801">
                <text:p>0.19801</text:p>
              </table:table-cell>
              <table:table-cell office:value-type="float" office:value="0.19949">
                <text:p>0.19949</text:p>
              </table:table-cell>
              <table:table-cell office:value-type="float" office:value="0.19441">
                <text:p>0.19441</text:p>
              </table:table-cell>
              <table:table-cell office:value-type="float" office:value="0.20668">
                <text:p>0.20668</text:p>
              </table:table-cell>
              <table:table-cell office:value-type="float" office:value="0.18819">
                <text:p>0.18819</text:p>
              </table:table-cell>
              <table:table-cell office:value-type="float" office:value="0.19237">
                <text:p>0.19237</text:p>
              </table:table-cell>
              <table:table-cell office:value-type="float" office:value="0.14057">
                <text:p>0.14057</text:p>
              </table:table-cell>
              <table:table-cell office:value-type="float" office:value="0.15992">
                <text:p>0.15992</text:p>
              </table:table-cell>
              <table:table-cell office:value-type="float" office:value="0.14531">
                <text:p>0.14531</text:p>
              </table:table-cell>
              <table:table-cell office:value-type="float" office:value="0.04966">
                <text:p>0.04966</text:p>
              </table:table-cell>
              <table:table-cell office:value-type="float" office:value="0.04962">
                <text:p>0.04962</text:p>
              </table:table-cell>
              <table:table-cell office:value-type="float" office:value="0.0068">
                <text:p>0.0068</text:p>
              </table:table-cell>
              <table:table-cell office:value-type="float" office:value="0.00775">
                <text:p>0.00775</text:p>
              </table:table-cell>
              <table:table-cell office:value-type="float" office:value="-0.00047">
                <text:p>-0.00047</text:p>
              </table:table-cell>
              <table:table-cell office:value-type="float" office:value="0.00254">
                <text:p>0.002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3">
                <text:p>403</text:p>
              </table:table-cell>
              <table:table-cell office:value-type="float" office:value="0.19567">
                <text:p>0.19567</text:p>
              </table:table-cell>
              <table:table-cell office:value-type="float" office:value="0.19811">
                <text:p>0.19811</text:p>
              </table:table-cell>
              <table:table-cell office:value-type="float" office:value="0.19488">
                <text:p>0.19488</text:p>
              </table:table-cell>
              <table:table-cell office:value-type="float" office:value="0.19625">
                <text:p>0.19625</text:p>
              </table:table-cell>
              <table:table-cell office:value-type="float" office:value="0.19102">
                <text:p>0.19102</text:p>
              </table:table-cell>
              <table:table-cell office:value-type="float" office:value="0.20344">
                <text:p>0.20344</text:p>
              </table:table-cell>
              <table:table-cell office:value-type="float" office:value="0.18502">
                <text:p>0.18502</text:p>
              </table:table-cell>
              <table:table-cell office:value-type="float" office:value="0.18921">
                <text:p>0.18921</text:p>
              </table:table-cell>
              <table:table-cell office:value-type="float" office:value="0.13835">
                <text:p>0.13835</text:p>
              </table:table-cell>
              <table:table-cell office:value-type="float" office:value="0.15773">
                <text:p>0.15773</text:p>
              </table:table-cell>
              <table:table-cell office:value-type="float" office:value="0.14306">
                <text:p>0.14306</text:p>
              </table:table-cell>
              <table:table-cell office:value-type="float" office:value="0.04907">
                <text:p>0.04907</text:p>
              </table:table-cell>
              <table:table-cell office:value-type="float" office:value="0.04906">
                <text:p>0.04906</text:p>
              </table:table-cell>
              <table:table-cell office:value-type="float" office:value="0.00674">
                <text:p>0.00674</text:p>
              </table:table-cell>
              <table:table-cell office:value-type="float" office:value="0.00728">
                <text:p>0.00728</text:p>
              </table:table-cell>
              <table:table-cell office:value-type="float" office:value="-0.00114">
                <text:p>-0.00114</text:p>
              </table:table-cell>
              <table:table-cell office:value-type="float" office:value="0.00253">
                <text:p>0.002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2">
                <text:p>402</text:p>
              </table:table-cell>
              <table:table-cell office:value-type="float" office:value="0.19301">
                <text:p>0.19301</text:p>
              </table:table-cell>
              <table:table-cell office:value-type="float" office:value="0.19521">
                <text:p>0.19521</text:p>
              </table:table-cell>
              <table:table-cell office:value-type="float" office:value="0.19158">
                <text:p>0.19158</text:p>
              </table:table-cell>
              <table:table-cell office:value-type="float" office:value="0.19346">
                <text:p>0.19346</text:p>
              </table:table-cell>
              <table:table-cell office:value-type="float" office:value="0.18853">
                <text:p>0.18853</text:p>
              </table:table-cell>
              <table:table-cell office:value-type="float" office:value="0.20102">
                <text:p>0.20102</text:p>
              </table:table-cell>
              <table:table-cell office:value-type="float" office:value="0.18241">
                <text:p>0.18241</text:p>
              </table:table-cell>
              <table:table-cell office:value-type="float" office:value="0.18599">
                <text:p>0.18599</text:p>
              </table:table-cell>
              <table:table-cell office:value-type="float" office:value="0.13637">
                <text:p>0.13637</text:p>
              </table:table-cell>
              <table:table-cell office:value-type="float" office:value="0.15543">
                <text:p>0.15543</text:p>
              </table:table-cell>
              <table:table-cell office:value-type="float" office:value="0.14089">
                <text:p>0.14089</text:p>
              </table:table-cell>
              <table:table-cell office:value-type="float" office:value="0.0485">
                <text:p>0.0485</text:p>
              </table:table-cell>
              <table:table-cell office:value-type="float" office:value="0.04829">
                <text:p>0.04829</text:p>
              </table:table-cell>
              <table:table-cell office:value-type="float" office:value="0.00689">
                <text:p>0.00689</text:p>
              </table:table-cell>
              <table:table-cell office:value-type="float" office:value="0.0073">
                <text:p>0.0073</text:p>
              </table:table-cell>
              <table:table-cell office:value-type="float" office:value="-0.00091">
                <text:p>-0.00091</text:p>
              </table:table-cell>
              <table:table-cell office:value-type="float" office:value="0.00275">
                <text:p>0.002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1">
                <text:p>401</text:p>
              </table:table-cell>
              <table:table-cell office:value-type="float" office:value="0.18976">
                <text:p>0.18976</text:p>
              </table:table-cell>
              <table:table-cell office:value-type="float" office:value="0.1921">
                <text:p>0.1921</text:p>
              </table:table-cell>
              <table:table-cell office:value-type="float" office:value="0.18819">
                <text:p>0.18819</text:p>
              </table:table-cell>
              <table:table-cell office:value-type="float" office:value="0.18993">
                <text:p>0.18993</text:p>
              </table:table-cell>
              <table:table-cell office:value-type="float" office:value="0.18498">
                <text:p>0.18498</text:p>
              </table:table-cell>
              <table:table-cell office:value-type="float" office:value="0.19728">
                <text:p>0.19728</text:p>
              </table:table-cell>
              <table:table-cell office:value-type="float" office:value="0.17925">
                <text:p>0.17925</text:p>
              </table:table-cell>
              <table:table-cell office:value-type="float" office:value="0.18321">
                <text:p>0.18321</text:p>
              </table:table-cell>
              <table:table-cell office:value-type="float" office:value="0.13394">
                <text:p>0.13394</text:p>
              </table:table-cell>
              <table:table-cell office:value-type="float" office:value="0.15308">
                <text:p>0.15308</text:p>
              </table:table-cell>
              <table:table-cell office:value-type="float" office:value="0.1386">
                <text:p>0.1386</text:p>
              </table:table-cell>
              <table:table-cell office:value-type="float" office:value="0.04767">
                <text:p>0.04767</text:p>
              </table:table-cell>
              <table:table-cell office:value-type="float" office:value="0.04732">
                <text:p>0.04732</text:p>
              </table:table-cell>
              <table:table-cell office:value-type="float" office:value="0.00667">
                <text:p>0.00667</text:p>
              </table:table-cell>
              <table:table-cell office:value-type="float" office:value="0.00733">
                <text:p>0.00733</text:p>
              </table:table-cell>
              <table:table-cell office:value-type="float" office:value="-0.000889">
                <text:p>-0.000889</text:p>
              </table:table-cell>
              <table:table-cell office:value-type="float" office:value="0.00276">
                <text:p>0.002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0">
                <text:p>400</text:p>
              </table:table-cell>
              <table:table-cell office:value-type="float" office:value="0.18612">
                <text:p>0.18612</text:p>
              </table:table-cell>
              <table:table-cell office:value-type="float" office:value="0.18851">
                <text:p>0.18851</text:p>
              </table:table-cell>
              <table:table-cell office:value-type="float" office:value="0.18504">
                <text:p>0.18504</text:p>
              </table:table-cell>
              <table:table-cell office:value-type="float" office:value="0.1869">
                <text:p>0.1869</text:p>
              </table:table-cell>
              <table:table-cell office:value-type="float" office:value="0.18182">
                <text:p>0.18182</text:p>
              </table:table-cell>
              <table:table-cell office:value-type="float" office:value="0.19443">
                <text:p>0.19443</text:p>
              </table:table-cell>
              <table:table-cell office:value-type="float" office:value="0.17602">
                <text:p>0.17602</text:p>
              </table:table-cell>
              <table:table-cell office:value-type="float" office:value="0.18007">
                <text:p>0.18007</text:p>
              </table:table-cell>
              <table:table-cell office:value-type="float" office:value="0.13171">
                <text:p>0.13171</text:p>
              </table:table-cell>
              <table:table-cell office:value-type="float" office:value="0.15118">
                <text:p>0.15118</text:p>
              </table:table-cell>
              <table:table-cell office:value-type="float" office:value="0.13617">
                <text:p>0.13617</text:p>
              </table:table-cell>
              <table:table-cell office:value-type="float" office:value="0.04678">
                <text:p>0.04678</text:p>
              </table:table-cell>
              <table:table-cell office:value-type="float" office:value="0.04668">
                <text:p>0.04668</text:p>
              </table:table-cell>
              <table:table-cell office:value-type="float" office:value="0.00632">
                <text:p>0.00632</text:p>
              </table:table-cell>
              <table:table-cell office:value-type="float" office:value="0.00708">
                <text:p>0.00708</text:p>
              </table:table-cell>
              <table:table-cell office:value-type="float" office:value="-0.00105">
                <text:p>-0.00105</text:p>
              </table:table-cell>
              <table:table-cell office:value-type="float" office:value="0.00246">
                <text:p>0.002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9">
                <text:p>399</text:p>
              </table:table-cell>
              <table:table-cell office:value-type="float" office:value="0.18303">
                <text:p>0.18303</text:p>
              </table:table-cell>
              <table:table-cell office:value-type="float" office:value="0.18529">
                <text:p>0.18529</text:p>
              </table:table-cell>
              <table:table-cell office:value-type="float" office:value="0.18194">
                <text:p>0.18194</text:p>
              </table:table-cell>
              <table:table-cell office:value-type="float" office:value="0.18361">
                <text:p>0.18361</text:p>
              </table:table-cell>
              <table:table-cell office:value-type="float" office:value="0.17853">
                <text:p>0.17853</text:p>
              </table:table-cell>
              <table:table-cell office:value-type="float" office:value="0.19118">
                <text:p>0.19118</text:p>
              </table:table-cell>
              <table:table-cell office:value-type="float" office:value="0.17295">
                <text:p>0.17295</text:p>
              </table:table-cell>
              <table:table-cell office:value-type="float" office:value="0.17711">
                <text:p>0.17711</text:p>
              </table:table-cell>
              <table:table-cell office:value-type="float" office:value="0.1294">
                <text:p>0.1294</text:p>
              </table:table-cell>
              <table:table-cell office:value-type="float" office:value="0.14888">
                <text:p>0.14888</text:p>
              </table:table-cell>
              <table:table-cell office:value-type="float" office:value="0.13395">
                <text:p>0.13395</text:p>
              </table:table-cell>
              <table:table-cell office:value-type="float" office:value="0.04607">
                <text:p>0.04607</text:p>
              </table:table-cell>
              <table:table-cell office:value-type="float" office:value="0.04633">
                <text:p>0.04633</text:p>
              </table:table-cell>
              <table:table-cell office:value-type="float" office:value="0.00615">
                <text:p>0.00615</text:p>
              </table:table-cell>
              <table:table-cell office:value-type="float" office:value="0.00689">
                <text:p>0.00689</text:p>
              </table:table-cell>
              <table:table-cell office:value-type="float" office:value="-0.00072">
                <text:p>-0.00072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8">
                <text:p>398</text:p>
              </table:table-cell>
              <table:table-cell office:value-type="float" office:value="0.17988">
                <text:p>0.17988</text:p>
              </table:table-cell>
              <table:table-cell office:value-type="float" office:value="0.18211">
                <text:p>0.18211</text:p>
              </table:table-cell>
              <table:table-cell office:value-type="float" office:value="0.17845">
                <text:p>0.17845</text:p>
              </table:table-cell>
              <table:table-cell office:value-type="float" office:value="0.18062">
                <text:p>0.18062</text:p>
              </table:table-cell>
              <table:table-cell office:value-type="float" office:value="0.17525">
                <text:p>0.17525</text:p>
              </table:table-cell>
              <table:table-cell office:value-type="float" office:value="0.18784">
                <text:p>0.18784</text:p>
              </table:table-cell>
              <table:table-cell office:value-type="float" office:value="0.17012">
                <text:p>0.17012</text:p>
              </table:table-cell>
              <table:table-cell office:value-type="float" office:value="0.17402">
                <text:p>0.17402</text:p>
              </table:table-cell>
              <table:table-cell office:value-type="float" office:value="0.12727">
                <text:p>0.12727</text:p>
              </table:table-cell>
              <table:table-cell office:value-type="float" office:value="0.14699">
                <text:p>0.14699</text:p>
              </table:table-cell>
              <table:table-cell office:value-type="float" office:value="0.13199">
                <text:p>0.13199</text:p>
              </table:table-cell>
              <table:table-cell office:value-type="float" office:value="0.04584">
                <text:p>0.04584</text:p>
              </table:table-cell>
              <table:table-cell office:value-type="float" office:value="0.04563">
                <text:p>0.04563</text:p>
              </table:table-cell>
              <table:table-cell office:value-type="float" office:value="0.00639">
                <text:p>0.00639</text:p>
              </table:table-cell>
              <table:table-cell office:value-type="float" office:value="0.00711">
                <text:p>0.00711</text:p>
              </table:table-cell>
              <table:table-cell office:value-type="float" office:value="-0.00064">
                <text:p>-0.00064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97">
                <text:p>397</text:p>
              </table:table-cell>
              <table:table-cell office:value-type="float" office:value="0.1768">
                <text:p>0.1768</text:p>
              </table:table-cell>
              <table:table-cell office:value-type="float" office:value="0.17892">
                <text:p>0.17892</text:p>
              </table:table-cell>
              <table:table-cell office:value-type="float" office:value="0.1753">
                <text:p>0.1753</text:p>
              </table:table-cell>
              <table:table-cell office:value-type="float" office:value="0.17744">
                <text:p>0.17744</text:p>
              </table:table-cell>
              <table:table-cell office:value-type="float" office:value="0.1722">
                <text:p>0.1722</text:p>
              </table:table-cell>
              <table:table-cell office:value-type="float" office:value="0.18457">
                <text:p>0.18457</text:p>
              </table:table-cell>
              <table:table-cell office:value-type="float" office:value="0.16726">
                <text:p>0.16726</text:p>
              </table:table-cell>
              <table:table-cell office:value-type="float" office:value="0.17122">
                <text:p>0.17122</text:p>
              </table:table-cell>
              <table:table-cell office:value-type="float" office:value="0.12469">
                <text:p>0.12469</text:p>
              </table:table-cell>
              <table:table-cell office:value-type="float" office:value="0.14445">
                <text:p>0.14445</text:p>
              </table:table-cell>
              <table:table-cell office:value-type="float" office:value="0.12906">
                <text:p>0.12906</text:p>
              </table:table-cell>
              <table:table-cell office:value-type="float" office:value="0.04479">
                <text:p>0.04479</text:p>
              </table:table-cell>
              <table:table-cell office:value-type="float" office:value="0.04462">
                <text:p>0.04462</text:p>
              </table:table-cell>
              <table:table-cell office:value-type="float" office:value="0.00643">
                <text:p>0.00643</text:p>
              </table:table-cell>
              <table:table-cell office:value-type="float" office:value="0.00688">
                <text:p>0.00688</text:p>
              </table:table-cell>
              <table:table-cell office:value-type="float" office:value="-0.00081">
                <text:p>-0.00081</text:p>
              </table:table-cell>
              <table:table-cell office:value-type="float" office:value="0.00274">
                <text:p>0.002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6">
                <text:p>396</text:p>
              </table:table-cell>
              <table:table-cell office:value-type="float" office:value="0.17356">
                <text:p>0.17356</text:p>
              </table:table-cell>
              <table:table-cell office:value-type="float" office:value="0.17563">
                <text:p>0.17563</text:p>
              </table:table-cell>
              <table:table-cell office:value-type="float" office:value="0.17253">
                <text:p>0.17253</text:p>
              </table:table-cell>
              <table:table-cell office:value-type="float" office:value="0.17412">
                <text:p>0.17412</text:p>
              </table:table-cell>
              <table:table-cell office:value-type="float" office:value="0.16895">
                <text:p>0.16895</text:p>
              </table:table-cell>
              <table:table-cell office:value-type="float" office:value="0.18147">
                <text:p>0.18147</text:p>
              </table:table-cell>
              <table:table-cell office:value-type="float" office:value="0.16394">
                <text:p>0.16394</text:p>
              </table:table-cell>
              <table:table-cell office:value-type="float" office:value="0.1678">
                <text:p>0.1678</text:p>
              </table:table-cell>
              <table:table-cell office:value-type="float" office:value="0.12302">
                <text:p>0.12302</text:p>
              </table:table-cell>
              <table:table-cell office:value-type="float" office:value="0.14248">
                <text:p>0.14248</text:p>
              </table:table-cell>
              <table:table-cell office:value-type="float" office:value="0.1266">
                <text:p>0.1266</text:p>
              </table:table-cell>
              <table:table-cell office:value-type="float" office:value="0.04422">
                <text:p>0.04422</text:p>
              </table:table-cell>
              <table:table-cell office:value-type="float" office:value="0.04402">
                <text:p>0.04402</text:p>
              </table:table-cell>
              <table:table-cell office:value-type="float" office:value="0.00635">
                <text:p>0.00635</text:p>
              </table:table-cell>
              <table:table-cell office:value-type="float" office:value="0.00684">
                <text:p>0.00684</text:p>
              </table:table-cell>
              <table:table-cell office:value-type="float" office:value="-0.00073">
                <text:p>-0.00073</text:p>
              </table:table-cell>
              <table:table-cell office:value-type="float" office:value="0.00249">
                <text:p>0.002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5">
                <text:p>395</text:p>
              </table:table-cell>
              <table:table-cell office:value-type="float" office:value="0.17089">
                <text:p>0.17089</text:p>
              </table:table-cell>
              <table:table-cell office:value-type="float" office:value="0.17292">
                <text:p>0.17292</text:p>
              </table:table-cell>
              <table:table-cell office:value-type="float" office:value="0.16927">
                <text:p>0.16927</text:p>
              </table:table-cell>
              <table:table-cell office:value-type="float" office:value="0.17104">
                <text:p>0.17104</text:p>
              </table:table-cell>
              <table:table-cell office:value-type="float" office:value="0.16601">
                <text:p>0.16601</text:p>
              </table:table-cell>
              <table:table-cell office:value-type="float" office:value="0.17849">
                <text:p>0.17849</text:p>
              </table:table-cell>
              <table:table-cell office:value-type="float" office:value="0.16109">
                <text:p>0.16109</text:p>
              </table:table-cell>
              <table:table-cell office:value-type="float" office:value="0.16475">
                <text:p>0.16475</text:p>
              </table:table-cell>
              <table:table-cell office:value-type="float" office:value="0.12074">
                <text:p>0.12074</text:p>
              </table:table-cell>
              <table:table-cell office:value-type="float" office:value="0.14026">
                <text:p>0.14026</text:p>
              </table:table-cell>
              <table:table-cell office:value-type="float" office:value="0.12433">
                <text:p>0.12433</text:p>
              </table:table-cell>
              <table:table-cell office:value-type="float" office:value="0.04374">
                <text:p>0.04374</text:p>
              </table:table-cell>
              <table:table-cell office:value-type="float" office:value="0.04336">
                <text:p>0.04336</text:p>
              </table:table-cell>
              <table:table-cell office:value-type="float" office:value="0.00609">
                <text:p>0.00609</text:p>
              </table:table-cell>
              <table:table-cell office:value-type="float" office:value="0.00643">
                <text:p>0.00643</text:p>
              </table:table-cell>
              <table:table-cell office:value-type="float" office:value="-0.00057">
                <text:p>-0.00057</text:p>
              </table:table-cell>
              <table:table-cell office:value-type="float" office:value="0.00243">
                <text:p>0.002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94">
                <text:p>394</text:p>
              </table:table-cell>
              <table:table-cell office:value-type="float" office:value="0.16756">
                <text:p>0.16756</text:p>
              </table:table-cell>
              <table:table-cell office:value-type="float" office:value="0.16955">
                <text:p>0.16955</text:p>
              </table:table-cell>
              <table:table-cell office:value-type="float" office:value="0.16607">
                <text:p>0.16607</text:p>
              </table:table-cell>
              <table:table-cell office:value-type="float" office:value="0.16789">
                <text:p>0.16789</text:p>
              </table:table-cell>
              <table:table-cell office:value-type="float" office:value="0.16291">
                <text:p>0.16291</text:p>
              </table:table-cell>
              <table:table-cell office:value-type="float" office:value="0.17509">
                <text:p>0.17509</text:p>
              </table:table-cell>
              <table:table-cell office:value-type="float" office:value="0.15834">
                <text:p>0.15834</text:p>
              </table:table-cell>
              <table:table-cell office:value-type="float" office:value="0.16153">
                <text:p>0.16153</text:p>
              </table:table-cell>
              <table:table-cell office:value-type="float" office:value="0.11835">
                <text:p>0.11835</text:p>
              </table:table-cell>
              <table:table-cell office:value-type="float" office:value="0.13785">
                <text:p>0.13785</text:p>
              </table:table-cell>
              <table:table-cell office:value-type="float" office:value="0.12205">
                <text:p>0.12205</text:p>
              </table:table-cell>
              <table:table-cell office:value-type="float" office:value="0.04292">
                <text:p>0.04292</text:p>
              </table:table-cell>
              <table:table-cell office:value-type="float" office:value="0.04247">
                <text:p>0.04247</text:p>
              </table:table-cell>
              <table:table-cell office:value-type="float" office:value="0.00608">
                <text:p>0.00608</text:p>
              </table:table-cell>
              <table:table-cell office:value-type="float" office:value="0.00645">
                <text:p>0.00645</text:p>
              </table:table-cell>
              <table:table-cell office:value-type="float" office:value="-0.00078">
                <text:p>-0.00078</text:p>
              </table:table-cell>
              <table:table-cell office:value-type="float" office:value="0.00237">
                <text:p>0.002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3">
                <text:p>393</text:p>
              </table:table-cell>
              <table:table-cell office:value-type="float" office:value="0.16447">
                <text:p>0.16447</text:p>
              </table:table-cell>
              <table:table-cell office:value-type="float" office:value="0.16608">
                <text:p>0.16608</text:p>
              </table:table-cell>
              <table:table-cell office:value-type="float" office:value="0.16282">
                <text:p>0.16282</text:p>
              </table:table-cell>
              <table:table-cell office:value-type="float" office:value="0.16441">
                <text:p>0.16441</text:p>
              </table:table-cell>
              <table:table-cell office:value-type="float" office:value="0.15976">
                <text:p>0.15976</text:p>
              </table:table-cell>
              <table:table-cell office:value-type="float" office:value="0.17209">
                <text:p>0.17209</text:p>
              </table:table-cell>
              <table:table-cell office:value-type="float" office:value="0.15497">
                <text:p>0.15497</text:p>
              </table:table-cell>
              <table:table-cell office:value-type="float" office:value="0.15837">
                <text:p>0.15837</text:p>
              </table:table-cell>
              <table:table-cell office:value-type="float" office:value="0.11589">
                <text:p>0.11589</text:p>
              </table:table-cell>
              <table:table-cell office:value-type="float" office:value="0.13567">
                <text:p>0.13567</text:p>
              </table:table-cell>
              <table:table-cell office:value-type="float" office:value="0.11973">
                <text:p>0.11973</text:p>
              </table:table-cell>
              <table:table-cell office:value-type="float" office:value="0.04203">
                <text:p>0.04203</text:p>
              </table:table-cell>
              <table:table-cell office:value-type="float" office:value="0.04169">
                <text:p>0.04169</text:p>
              </table:table-cell>
              <table:table-cell office:value-type="float" office:value="0.00587">
                <text:p>0.00587</text:p>
              </table:table-cell>
              <table:table-cell office:value-type="float" office:value="0.00601">
                <text:p>0.00601</text:p>
              </table:table-cell>
              <table:table-cell office:value-type="float" office:value="-0.00087">
                <text:p>-0.00087</text:p>
              </table:table-cell>
              <table:table-cell office:value-type="float" office:value="0.00219">
                <text:p>0.002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2">
                <text:p>392</text:p>
              </table:table-cell>
              <table:table-cell office:value-type="float" office:value="0.16143">
                <text:p>0.16143</text:p>
              </table:table-cell>
              <table:table-cell office:value-type="float" office:value="0.16316">
                <text:p>0.16316</text:p>
              </table:table-cell>
              <table:table-cell office:value-type="float" office:value="0.15958">
                <text:p>0.15958</text:p>
              </table:table-cell>
              <table:table-cell office:value-type="float" office:value="0.16117">
                <text:p>0.16117</text:p>
              </table:table-cell>
              <table:table-cell office:value-type="float" office:value="0.15637">
                <text:p>0.15637</text:p>
              </table:table-cell>
              <table:table-cell office:value-type="float" office:value="0.16849">
                <text:p>0.16849</text:p>
              </table:table-cell>
              <table:table-cell office:value-type="float" office:value="0.15194">
                <text:p>0.15194</text:p>
              </table:table-cell>
              <table:table-cell office:value-type="float" office:value="0.15509">
                <text:p>0.15509</text:p>
              </table:table-cell>
              <table:table-cell office:value-type="float" office:value="0.11384">
                <text:p>0.11384</text:p>
              </table:table-cell>
              <table:table-cell office:value-type="float" office:value="0.13344">
                <text:p>0.13344</text:p>
              </table:table-cell>
              <table:table-cell office:value-type="float" office:value="0.11752">
                <text:p>0.11752</text:p>
              </table:table-cell>
              <table:table-cell office:value-type="float" office:value="0.04147">
                <text:p>0.04147</text:p>
              </table:table-cell>
              <table:table-cell office:value-type="float" office:value="0.04103">
                <text:p>0.04103</text:p>
              </table:table-cell>
              <table:table-cell office:value-type="float" office:value="0.00571">
                <text:p>0.00571</text:p>
              </table:table-cell>
              <table:table-cell office:value-type="float" office:value="0.00587">
                <text:p>0.00587</text:p>
              </table:table-cell>
              <table:table-cell office:value-type="float" office:value="-0.00096">
                <text:p>-0.00096</text:p>
              </table:table-cell>
              <table:table-cell office:value-type="float" office:value="0.00207">
                <text:p>0.002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91">
                <text:p>391</text:p>
              </table:table-cell>
              <table:table-cell office:value-type="float" office:value="0.15822">
                <text:p>0.15822</text:p>
              </table:table-cell>
              <table:table-cell office:value-type="float" office:value="0.16004">
                <text:p>0.16004</text:p>
              </table:table-cell>
              <table:table-cell office:value-type="float" office:value="0.15634">
                <text:p>0.15634</text:p>
              </table:table-cell>
              <table:table-cell office:value-type="float" office:value="0.15797">
                <text:p>0.15797</text:p>
              </table:table-cell>
              <table:table-cell office:value-type="float" office:value="0.15323">
                <text:p>0.15323</text:p>
              </table:table-cell>
              <table:table-cell office:value-type="float" office:value="0.16524">
                <text:p>0.16524</text:p>
              </table:table-cell>
              <table:table-cell office:value-type="float" office:value="0.14895">
                <text:p>0.14895</text:p>
              </table:table-cell>
              <table:table-cell office:value-type="float" office:value="0.15213">
                <text:p>0.15213</text:p>
              </table:table-cell>
              <table:table-cell office:value-type="float" office:value="0.11099">
                <text:p>0.11099</text:p>
              </table:table-cell>
              <table:table-cell office:value-type="float" office:value="0.13097">
                <text:p>0.13097</text:p>
              </table:table-cell>
              <table:table-cell office:value-type="float" office:value="0.11524">
                <text:p>0.11524</text:p>
              </table:table-cell>
              <table:table-cell office:value-type="float" office:value="0.04075">
                <text:p>0.04075</text:p>
              </table:table-cell>
              <table:table-cell office:value-type="float" office:value="0.04037">
                <text:p>0.04037</text:p>
              </table:table-cell>
              <table:table-cell office:value-type="float" office:value="0.00567">
                <text:p>0.00567</text:p>
              </table:table-cell>
              <table:table-cell office:value-type="float" office:value="0.00593">
                <text:p>0.00593</text:p>
              </table:table-cell>
              <table:table-cell office:value-type="float" office:value="-0.00057">
                <text:p>-0.00057</text:p>
              </table:table-cell>
              <table:table-cell office:value-type="float" office:value="0.00251">
                <text:p>0.002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90">
                <text:p>390</text:p>
              </table:table-cell>
              <table:table-cell office:value-type="float" office:value="0.15471">
                <text:p>0.15471</text:p>
              </table:table-cell>
              <table:table-cell office:value-type="float" office:value="0.15672">
                <text:p>0.15672</text:p>
              </table:table-cell>
              <table:table-cell office:value-type="float" office:value="0.15335">
                <text:p>0.15335</text:p>
              </table:table-cell>
              <table:table-cell office:value-type="float" office:value="0.15468">
                <text:p>0.15468</text:p>
              </table:table-cell>
              <table:table-cell office:value-type="float" office:value="0.15">
                <text:p>0.15</text:p>
              </table:table-cell>
              <table:table-cell office:value-type="float" office:value="0.16201">
                <text:p>0.16201</text:p>
              </table:table-cell>
              <table:table-cell office:value-type="float" office:value="0.14554">
                <text:p>0.14554</text:p>
              </table:table-cell>
              <table:table-cell office:value-type="float" office:value="0.14891">
                <text:p>0.14891</text:p>
              </table:table-cell>
              <table:table-cell office:value-type="float" office:value="0.10874">
                <text:p>0.10874</text:p>
              </table:table-cell>
              <table:table-cell office:value-type="float" office:value="0.12837">
                <text:p>0.12837</text:p>
              </table:table-cell>
              <table:table-cell office:value-type="float" office:value="0.11296">
                <text:p>0.11296</text:p>
              </table:table-cell>
              <table:table-cell office:value-type="float" office:value="0.03939">
                <text:p>0.03939</text:p>
              </table:table-cell>
              <table:table-cell office:value-type="float" office:value="0.03933">
                <text:p>0.03933</text:p>
              </table:table-cell>
              <table:table-cell office:value-type="float" office:value="0.00509">
                <text:p>0.00509</text:p>
              </table:table-cell>
              <table:table-cell office:value-type="float" office:value="0.0057">
                <text:p>0.0057</text:p>
              </table:table-cell>
              <table:table-cell office:value-type="float" office:value="-0.00063">
                <text:p>-0.00063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9">
                <text:p>389</text:p>
              </table:table-cell>
              <table:table-cell office:value-type="float" office:value="0.15154">
                <text:p>0.15154</text:p>
              </table:table-cell>
              <table:table-cell office:value-type="float" office:value="0.15322">
                <text:p>0.15322</text:p>
              </table:table-cell>
              <table:table-cell office:value-type="float" office:value="0.15018">
                <text:p>0.15018</text:p>
              </table:table-cell>
              <table:table-cell office:value-type="float" office:value="0.15127">
                <text:p>0.15127</text:p>
              </table:table-cell>
              <table:table-cell office:value-type="float" office:value="0.14723">
                <text:p>0.14723</text:p>
              </table:table-cell>
              <table:table-cell office:value-type="float" office:value="0.15924">
                <text:p>0.15924</text:p>
              </table:table-cell>
              <table:table-cell office:value-type="float" office:value="0.14225">
                <text:p>0.14225</text:p>
              </table:table-cell>
              <table:table-cell office:value-type="float" office:value="0.1455">
                <text:p>0.1455</text:p>
              </table:table-cell>
              <table:table-cell office:value-type="float" office:value="0.10607">
                <text:p>0.10607</text:p>
              </table:table-cell>
              <table:table-cell office:value-type="float" office:value="0.12607">
                <text:p>0.12607</text:p>
              </table:table-cell>
              <table:table-cell office:value-type="float" office:value="0.11085">
                <text:p>0.11085</text:p>
              </table:table-cell>
              <table:table-cell office:value-type="float" office:value="0.03863">
                <text:p>0.03863</text:p>
              </table:table-cell>
              <table:table-cell office:value-type="float" office:value="0.03896">
                <text:p>0.03896</text:p>
              </table:table-cell>
              <table:table-cell office:value-type="float" office:value="0.00462">
                <text:p>0.00462</text:p>
              </table:table-cell>
              <table:table-cell office:value-type="float" office:value="0.00531">
                <text:p>0.00531</text:p>
              </table:table-cell>
              <table:table-cell office:value-type="float" office:value="-0.00087">
                <text:p>-0.00087</text:p>
              </table:table-cell>
              <table:table-cell office:value-type="float" office:value="0.00257">
                <text:p>0.002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88">
                <text:p>388</text:p>
              </table:table-cell>
              <table:table-cell office:value-type="float" office:value="0.14839">
                <text:p>0.14839</text:p>
              </table:table-cell>
              <table:table-cell office:value-type="float" office:value="0.15013">
                <text:p>0.15013</text:p>
              </table:table-cell>
              <table:table-cell office:value-type="float" office:value="0.14642">
                <text:p>0.14642</text:p>
              </table:table-cell>
              <table:table-cell office:value-type="float" office:value="0.14805">
                <text:p>0.14805</text:p>
              </table:table-cell>
              <table:table-cell office:value-type="float" office:value="0.14423">
                <text:p>0.14423</text:p>
              </table:table-cell>
              <table:table-cell office:value-type="float" office:value="0.15595">
                <text:p>0.15595</text:p>
              </table:table-cell>
              <table:table-cell office:value-type="float" office:value="0.13952">
                <text:p>0.13952</text:p>
              </table:table-cell>
              <table:table-cell office:value-type="float" office:value="0.14274">
                <text:p>0.14274</text:p>
              </table:table-cell>
              <table:table-cell office:value-type="float" office:value="0.10348">
                <text:p>0.10348</text:p>
              </table:table-cell>
              <table:table-cell office:value-type="float" office:value="0.12343">
                <text:p>0.12343</text:p>
              </table:table-cell>
              <table:table-cell office:value-type="float" office:value="0.10912">
                <text:p>0.10912</text:p>
              </table:table-cell>
              <table:table-cell office:value-type="float" office:value="0.0376">
                <text:p>0.0376</text:p>
              </table:table-cell>
              <table:table-cell office:value-type="float" office:value="0.03794">
                <text:p>0.03794</text:p>
              </table:table-cell>
              <table:table-cell office:value-type="float" office:value="0.00447">
                <text:p>0.00447</text:p>
              </table:table-cell>
              <table:table-cell office:value-type="float" office:value="0.00525">
                <text:p>0.00525</text:p>
              </table:table-cell>
              <table:table-cell office:value-type="float" office:value="-0.00009">
                <text:p>-0.00009</text:p>
              </table:table-cell>
              <table:table-cell office:value-type="float" office:value="0.00314">
                <text:p>0.003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87">
                <text:p>387</text:p>
              </table:table-cell>
              <table:table-cell office:value-type="float" office:value="0.14486">
                <text:p>0.14486</text:p>
              </table:table-cell>
              <table:table-cell office:value-type="float" office:value="0.14657">
                <text:p>0.14657</text:p>
              </table:table-cell>
              <table:table-cell office:value-type="float" office:value="0.1435">
                <text:p>0.1435</text:p>
              </table:table-cell>
              <table:table-cell office:value-type="float" office:value="0.14496">
                <text:p>0.14496</text:p>
              </table:table-cell>
              <table:table-cell office:value-type="float" office:value="0.14062">
                <text:p>0.14062</text:p>
              </table:table-cell>
              <table:table-cell office:value-type="float" office:value="0.15254">
                <text:p>0.15254</text:p>
              </table:table-cell>
              <table:table-cell office:value-type="float" office:value="0.13601">
                <text:p>0.13601</text:p>
              </table:table-cell>
              <table:table-cell office:value-type="float" office:value="0.13957">
                <text:p>0.13957</text:p>
              </table:table-cell>
              <table:table-cell office:value-type="float" office:value="0.10083">
                <text:p>0.10083</text:p>
              </table:table-cell>
              <table:table-cell office:value-type="float" office:value="0.12092">
                <text:p>0.12092</text:p>
              </table:table-cell>
              <table:table-cell office:value-type="float" office:value="0.10623">
                <text:p>0.10623</text:p>
              </table:table-cell>
              <table:table-cell office:value-type="float" office:value="0.03695">
                <text:p>0.03695</text:p>
              </table:table-cell>
              <table:table-cell office:value-type="float" office:value="0.03704">
                <text:p>0.03704</text:p>
              </table:table-cell>
              <table:table-cell office:value-type="float" office:value="0.00454">
                <text:p>0.00454</text:p>
              </table:table-cell>
              <table:table-cell office:value-type="float" office:value="0.00557">
                <text:p>0.00557</text:p>
              </table:table-cell>
              <table:table-cell office:value-type="float" office:value="-0.00048">
                <text:p>-0.00048</text:p>
              </table:table-cell>
              <table:table-cell office:value-type="float" office:value="0.00313">
                <text:p>0.003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86">
                <text:p>386</text:p>
              </table:table-cell>
              <table:table-cell office:value-type="float" office:value="0.14194">
                <text:p>0.14194</text:p>
              </table:table-cell>
              <table:table-cell office:value-type="float" office:value="0.14351">
                <text:p>0.14351</text:p>
              </table:table-cell>
              <table:table-cell office:value-type="float" office:value="0.14077">
                <text:p>0.14077</text:p>
              </table:table-cell>
              <table:table-cell office:value-type="float" office:value="0.14161">
                <text:p>0.14161</text:p>
              </table:table-cell>
              <table:table-cell office:value-type="float" office:value="0.13763">
                <text:p>0.13763</text:p>
              </table:table-cell>
              <table:table-cell office:value-type="float" office:value="0.1494">
                <text:p>0.1494</text:p>
              </table:table-cell>
              <table:table-cell office:value-type="float" office:value="0.13274">
                <text:p>0.13274</text:p>
              </table:table-cell>
              <table:table-cell office:value-type="float" office:value="0.1364">
                <text:p>0.1364</text:p>
              </table:table-cell>
              <table:table-cell office:value-type="float" office:value="0.09888">
                <text:p>0.09888</text:p>
              </table:table-cell>
              <table:table-cell office:value-type="float" office:value="0.11897">
                <text:p>0.11897</text:p>
              </table:table-cell>
              <table:table-cell office:value-type="float" office:value="0.10404">
                <text:p>0.10404</text:p>
              </table:table-cell>
              <table:table-cell office:value-type="float" office:value="0.03623">
                <text:p>0.03623</text:p>
              </table:table-cell>
              <table:table-cell office:value-type="float" office:value="0.03675">
                <text:p>0.03675</text:p>
              </table:table-cell>
              <table:table-cell office:value-type="float" office:value="0.00437">
                <text:p>0.00437</text:p>
              </table:table-cell>
              <table:table-cell office:value-type="float" office:value="0.00519">
                <text:p>0.00519</text:p>
              </table:table-cell>
              <table:table-cell office:value-type="float" office:value="-0.0002">
                <text:p>-0.0002</text:p>
              </table:table-cell>
              <table:table-cell office:value-type="float" office:value="0.00312">
                <text:p>0.003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5">
                <text:p>385</text:p>
              </table:table-cell>
              <table:table-cell office:value-type="float" office:value="0.13878">
                <text:p>0.13878</text:p>
              </table:table-cell>
              <table:table-cell office:value-type="float" office:value="0.14037">
                <text:p>0.14037</text:p>
              </table:table-cell>
              <table:table-cell office:value-type="float" office:value="0.13755">
                <text:p>0.13755</text:p>
              </table:table-cell>
              <table:table-cell office:value-type="float" office:value="0.13828">
                <text:p>0.13828</text:p>
              </table:table-cell>
              <table:table-cell office:value-type="float" office:value="0.13476">
                <text:p>0.13476</text:p>
              </table:table-cell>
              <table:table-cell office:value-type="float" office:value="0.14624">
                <text:p>0.14624</text:p>
              </table:table-cell>
              <table:table-cell office:value-type="float" office:value="0.12958">
                <text:p>0.12958</text:p>
              </table:table-cell>
              <table:table-cell office:value-type="float" office:value="0.13343">
                <text:p>0.13343</text:p>
              </table:table-cell>
              <table:table-cell office:value-type="float" office:value="0.09703">
                <text:p>0.09703</text:p>
              </table:table-cell>
              <table:table-cell office:value-type="float" office:value="0.11739">
                <text:p>0.11739</text:p>
              </table:table-cell>
              <table:table-cell office:value-type="float" office:value="0.10209">
                <text:p>0.10209</text:p>
              </table:table-cell>
              <table:table-cell office:value-type="float" office:value="0.03574">
                <text:p>0.03574</text:p>
              </table:table-cell>
              <table:table-cell office:value-type="float" office:value="0.03619">
                <text:p>0.03619</text:p>
              </table:table-cell>
              <table:table-cell office:value-type="float" office:value="0.00451">
                <text:p>0.00451</text:p>
              </table:table-cell>
              <table:table-cell office:value-type="float" office:value="0.00536">
                <text:p>0.00536</text:p>
              </table:table-cell>
              <table:table-cell office:value-type="float" office:value="0.00025">
                <text:p>0.00025</text:p>
              </table:table-cell>
              <table:table-cell office:value-type="float" office:value="0.00357">
                <text:p>0.003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4">
                <text:p>384</text:p>
              </table:table-cell>
              <table:table-cell office:value-type="float" office:value="0.13578">
                <text:p>0.13578</text:p>
              </table:table-cell>
              <table:table-cell office:value-type="float" office:value="0.13731">
                <text:p>0.13731</text:p>
              </table:table-cell>
              <table:table-cell office:value-type="float" office:value="0.13408">
                <text:p>0.13408</text:p>
              </table:table-cell>
              <table:table-cell office:value-type="float" office:value="0.13494">
                <text:p>0.13494</text:p>
              </table:table-cell>
              <table:table-cell office:value-type="float" office:value="0.13169">
                <text:p>0.13169</text:p>
              </table:table-cell>
              <table:table-cell office:value-type="float" office:value="0.14306">
                <text:p>0.14306</text:p>
              </table:table-cell>
              <table:table-cell office:value-type="float" office:value="0.12668">
                <text:p>0.12668</text:p>
              </table:table-cell>
              <table:table-cell office:value-type="float" office:value="0.13047">
                <text:p>0.13047</text:p>
              </table:table-cell>
              <table:table-cell office:value-type="float" office:value="0.09444">
                <text:p>0.09444</text:p>
              </table:table-cell>
              <table:table-cell office:value-type="float" office:value="0.1146">
                <text:p>0.1146</text:p>
              </table:table-cell>
              <table:table-cell office:value-type="float" office:value="0.10004">
                <text:p>0.10004</text:p>
              </table:table-cell>
              <table:table-cell office:value-type="float" office:value="0.03536">
                <text:p>0.03536</text:p>
              </table:table-cell>
              <table:table-cell office:value-type="float" office:value="0.03519">
                <text:p>0.03519</text:p>
              </table:table-cell>
              <table:table-cell office:value-type="float" office:value="0.00467">
                <text:p>0.00467</text:p>
              </table:table-cell>
              <table:table-cell office:value-type="float" office:value="0.00535">
                <text:p>0.00535</text:p>
              </table:table-cell>
              <table:table-cell office:value-type="float" office:value="0.00063">
                <text:p>0.00063</text:p>
              </table:table-cell>
              <table:table-cell office:value-type="float" office:value="0.00432">
                <text:p>0.004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83">
                <text:p>383</text:p>
              </table:table-cell>
              <table:table-cell office:value-type="float" office:value="0.13168">
                <text:p>0.13168</text:p>
              </table:table-cell>
              <table:table-cell office:value-type="float" office:value="0.1322">
                <text:p>0.1322</text:p>
              </table:table-cell>
              <table:table-cell office:value-type="float" office:value="0.13077">
                <text:p>0.13077</text:p>
              </table:table-cell>
              <table:table-cell office:value-type="float" office:value="0.1325">
                <text:p>0.1325</text:p>
              </table:table-cell>
              <table:table-cell office:value-type="float" office:value="0.13045">
                <text:p>0.13045</text:p>
              </table:table-cell>
              <table:table-cell office:value-type="float" office:value="0.14222">
                <text:p>0.14222</text:p>
              </table:table-cell>
              <table:table-cell office:value-type="float" office:value="0.12412">
                <text:p>0.12412</text:p>
              </table:table-cell>
              <table:table-cell office:value-type="float" office:value="0.12932">
                <text:p>0.12932</text:p>
              </table:table-cell>
              <table:table-cell office:value-type="float" office:value="0.09143">
                <text:p>0.09143</text:p>
              </table:table-cell>
              <table:table-cell office:value-type="float" office:value="0.11237">
                <text:p>0.11237</text:p>
              </table:table-cell>
              <table:table-cell office:value-type="float" office:value="0.09988">
                <text:p>0.09988</text:p>
              </table:table-cell>
              <table:table-cell office:value-type="float" office:value="0.03276">
                <text:p>0.03276</text:p>
              </table:table-cell>
              <table:table-cell office:value-type="float" office:value="0.03624">
                <text:p>0.03624</text:p>
              </table:table-cell>
              <table:table-cell office:value-type="float" office:value="0.00306">
                <text:p>0.00306</text:p>
              </table:table-cell>
              <table:table-cell office:value-type="float" office:value="0.00532">
                <text:p>0.00532</text:p>
              </table:table-cell>
              <table:table-cell office:value-type="float" office:value="0.00021">
                <text:p>0.00021</text:p>
              </table:table-cell>
              <table:table-cell office:value-type="float" office:value="0.00788">
                <text:p>0.007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2">
                <text:p>382</text:p>
              </table:table-cell>
              <table:table-cell office:value-type="float" office:value="0.12942">
                <text:p>0.12942</text:p>
              </table:table-cell>
              <table:table-cell office:value-type="float" office:value="0.1298">
                <text:p>0.1298</text:p>
              </table:table-cell>
              <table:table-cell office:value-type="float" office:value="0.12675">
                <text:p>0.12675</text:p>
              </table:table-cell>
              <table:table-cell office:value-type="float" office:value="0.12961">
                <text:p>0.12961</text:p>
              </table:table-cell>
              <table:table-cell office:value-type="float" office:value="0.12669">
                <text:p>0.12669</text:p>
              </table:table-cell>
              <table:table-cell office:value-type="float" office:value="0.13813">
                <text:p>0.13813</text:p>
              </table:table-cell>
              <table:table-cell office:value-type="float" office:value="0.12125">
                <text:p>0.12125</text:p>
              </table:table-cell>
              <table:table-cell office:value-type="float" office:value="0.12463">
                <text:p>0.12463</text:p>
              </table:table-cell>
              <table:table-cell office:value-type="float" office:value="0.08912">
                <text:p>0.08912</text:p>
              </table:table-cell>
              <table:table-cell office:value-type="float" office:value="0.10977">
                <text:p>0.10977</text:p>
              </table:table-cell>
              <table:table-cell office:value-type="float" office:value="0.09507">
                <text:p>0.09507</text:p>
              </table:table-cell>
              <table:table-cell office:value-type="float" office:value="0.03286">
                <text:p>0.03286</text:p>
              </table:table-cell>
              <table:table-cell office:value-type="float" office:value="0.03346">
                <text:p>0.03346</text:p>
              </table:table-cell>
              <table:table-cell office:value-type="float" office:value="0.00438">
                <text:p>0.00438</text:p>
              </table:table-cell>
              <table:table-cell office:value-type="float" office:value="0.00541">
                <text:p>0.00541</text:p>
              </table:table-cell>
              <table:table-cell office:value-type="float" office:value="0.00095">
                <text:p>0.00095</text:p>
              </table:table-cell>
              <table:table-cell office:value-type="float" office:value="0.00672">
                <text:p>0.006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1">
                <text:p>381</text:p>
              </table:table-cell>
              <table:table-cell office:value-type="float" office:value="0.12622">
                <text:p>0.12622</text:p>
              </table:table-cell>
              <table:table-cell office:value-type="float" office:value="0.12715">
                <text:p>0.12715</text:p>
              </table:table-cell>
              <table:table-cell office:value-type="float" office:value="0.12496">
                <text:p>0.12496</text:p>
              </table:table-cell>
              <table:table-cell office:value-type="float" office:value="0.12559">
                <text:p>0.12559</text:p>
              </table:table-cell>
              <table:table-cell office:value-type="float" office:value="0.12275">
                <text:p>0.12275</text:p>
              </table:table-cell>
              <table:table-cell office:value-type="float" office:value="0.13463">
                <text:p>0.13463</text:p>
              </table:table-cell>
              <table:table-cell office:value-type="float" office:value="0.11741">
                <text:p>0.11741</text:p>
              </table:table-cell>
              <table:table-cell office:value-type="float" office:value="0.12172">
                <text:p>0.12172</text:p>
              </table:table-cell>
              <table:table-cell office:value-type="float" office:value="0.088289">
                <text:p>0.088289</text:p>
              </table:table-cell>
              <table:table-cell office:value-type="float" office:value="0.10862">
                <text:p>0.10862</text:p>
              </table:table-cell>
              <table:table-cell office:value-type="float" office:value="0.09325">
                <text:p>0.09325</text:p>
              </table:table-cell>
              <table:table-cell office:value-type="float" office:value="0.03311">
                <text:p>0.03311</text:p>
              </table:table-cell>
              <table:table-cell office:value-type="float" office:value="0.03379">
                <text:p>0.03379</text:p>
              </table:table-cell>
              <table:table-cell office:value-type="float" office:value="0.0053">
                <text:p>0.0053</text:p>
              </table:table-cell>
              <table:table-cell office:value-type="float" office:value="0.0058">
                <text:p>0.0058</text:p>
              </table:table-cell>
              <table:table-cell office:value-type="float" office:value="0.00146">
                <text:p>0.00146</text:p>
              </table:table-cell>
              <table:table-cell office:value-type="float" office:value="0.00666">
                <text:p>0.006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0">
                <text:p>380</text:p>
              </table:table-cell>
              <table:table-cell office:value-type="float" office:value="0.12334">
                <text:p>0.12334</text:p>
              </table:table-cell>
              <table:table-cell office:value-type="float" office:value="0.1243">
                <text:p>0.1243</text:p>
              </table:table-cell>
              <table:table-cell office:value-type="float" office:value="0.12226">
                <text:p>0.12226</text:p>
              </table:table-cell>
              <table:table-cell office:value-type="float" office:value="0.12234">
                <text:p>0.12234</text:p>
              </table:table-cell>
              <table:table-cell office:value-type="float" office:value="0.12049">
                <text:p>0.12049</text:p>
              </table:table-cell>
              <table:table-cell office:value-type="float" office:value="0.13209">
                <text:p>0.13209</text:p>
              </table:table-cell>
              <table:table-cell office:value-type="float" office:value="0.11426">
                <text:p>0.11426</text:p>
              </table:table-cell>
              <table:table-cell office:value-type="float" office:value="0.1192">
                <text:p>0.1192</text:p>
              </table:table-cell>
              <table:table-cell office:value-type="float" office:value="0.08672">
                <text:p>0.08672</text:p>
              </table:table-cell>
              <table:table-cell office:value-type="float" office:value="0.10733">
                <text:p>0.10733</text:p>
              </table:table-cell>
              <table:table-cell office:value-type="float" office:value="0.09135">
                <text:p>0.09135</text:p>
              </table:table-cell>
              <table:table-cell office:value-type="float" office:value="0.03334">
                <text:p>0.03334</text:p>
              </table:table-cell>
              <table:table-cell office:value-type="float" office:value="0.03347">
                <text:p>0.03347</text:p>
              </table:table-cell>
              <table:table-cell office:value-type="float" office:value="0.00523">
                <text:p>0.00523</text:p>
              </table:table-cell>
              <table:table-cell office:value-type="float" office:value="0.00597">
                <text:p>0.00597</text:p>
              </table:table-cell>
              <table:table-cell office:value-type="float" office:value="0.00235">
                <text:p>0.00235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9">
                <text:p>379</text:p>
              </table:table-cell>
              <table:table-cell office:value-type="float" office:value="0.12064">
                <text:p>0.12064</text:p>
              </table:table-cell>
              <table:table-cell office:value-type="float" office:value="0.12166">
                <text:p>0.12166</text:p>
              </table:table-cell>
              <table:table-cell office:value-type="float" office:value="0.11897">
                <text:p>0.11897</text:p>
              </table:table-cell>
              <table:table-cell office:value-type="float" office:value="0.11936">
                <text:p>0.11936</text:p>
              </table:table-cell>
              <table:table-cell office:value-type="float" office:value="0.11765">
                <text:p>0.11765</text:p>
              </table:table-cell>
              <table:table-cell office:value-type="float" office:value="0.12866">
                <text:p>0.12866</text:p>
              </table:table-cell>
              <table:table-cell office:value-type="float" office:value="0.11169">
                <text:p>0.11169</text:p>
              </table:table-cell>
              <table:table-cell office:value-type="float" office:value="0.11614">
                <text:p>0.11614</text:p>
              </table:table-cell>
              <table:table-cell office:value-type="float" office:value="0.0847">
                <text:p>0.0847</text:p>
              </table:table-cell>
              <table:table-cell office:value-type="float" office:value="0.10528">
                <text:p>0.10528</text:p>
              </table:table-cell>
              <table:table-cell office:value-type="float" office:value="0.09001">
                <text:p>0.09001</text:p>
              </table:table-cell>
              <table:table-cell office:value-type="float" office:value="0.03293">
                <text:p>0.03293</text:p>
              </table:table-cell>
              <table:table-cell office:value-type="float" office:value="0.03324">
                <text:p>0.03324</text:p>
              </table:table-cell>
              <table:table-cell office:value-type="float" office:value="0.00609">
                <text:p>0.00609</text:p>
              </table:table-cell>
              <table:table-cell office:value-type="float" office:value="0.00707">
                <text:p>0.00707</text:p>
              </table:table-cell>
              <table:table-cell office:value-type="float" office:value="0.00296">
                <text:p>0.00296</text:p>
              </table:table-cell>
              <table:table-cell office:value-type="float" office:value="0.00706">
                <text:p>0.007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8">
                <text:p>378</text:p>
              </table:table-cell>
              <table:table-cell office:value-type="float" office:value="0.11762">
                <text:p>0.11762</text:p>
              </table:table-cell>
              <table:table-cell office:value-type="float" office:value="0.11868">
                <text:p>0.11868</text:p>
              </table:table-cell>
              <table:table-cell office:value-type="float" office:value="0.11563">
                <text:p>0.11563</text:p>
              </table:table-cell>
              <table:table-cell office:value-type="float" office:value="0.11631">
                <text:p>0.11631</text:p>
              </table:table-cell>
              <table:table-cell office:value-type="float" office:value="0.11405">
                <text:p>0.11405</text:p>
              </table:table-cell>
              <table:table-cell office:value-type="float" office:value="0.12496">
                <text:p>0.12496</text:p>
              </table:table-cell>
              <table:table-cell office:value-type="float" office:value="0.10901">
                <text:p>0.10901</text:p>
              </table:table-cell>
              <table:table-cell office:value-type="float" office:value="0.11321">
                <text:p>0.11321</text:p>
              </table:table-cell>
              <table:table-cell office:value-type="float" office:value="0.081739">
                <text:p>0.081739</text:p>
              </table:table-cell>
              <table:table-cell office:value-type="float" office:value="0.10233">
                <text:p>0.10233</text:p>
              </table:table-cell>
              <table:table-cell office:value-type="float" office:value="0.08715">
                <text:p>0.08715</text:p>
              </table:table-cell>
              <table:table-cell office:value-type="float" office:value="0.03268">
                <text:p>0.03268</text:p>
              </table:table-cell>
              <table:table-cell office:value-type="float" office:value="0.0323">
                <text:p>0.0323</text:p>
              </table:table-cell>
              <table:table-cell office:value-type="float" office:value="0.00649">
                <text:p>0.00649</text:p>
              </table:table-cell>
              <table:table-cell office:value-type="float" office:value="0.00678">
                <text:p>0.00678</text:p>
              </table:table-cell>
              <table:table-cell office:value-type="float" office:value="0.00344">
                <text:p>0.00344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77">
                <text:p>377</text:p>
              </table:table-cell>
              <table:table-cell office:value-type="float" office:value="0.11485">
                <text:p>0.11485</text:p>
              </table:table-cell>
              <table:table-cell office:value-type="float" office:value="0.1159">
                <text:p>0.1159</text:p>
              </table:table-cell>
              <table:table-cell office:value-type="float" office:value="0.11265">
                <text:p>0.11265</text:p>
              </table:table-cell>
              <table:table-cell office:value-type="float" office:value="0.1131">
                <text:p>0.1131</text:p>
              </table:table-cell>
              <table:table-cell office:value-type="float" office:value="0.11077">
                <text:p>0.11077</text:p>
              </table:table-cell>
              <table:table-cell office:value-type="float" office:value="0.12198">
                <text:p>0.12198</text:p>
              </table:table-cell>
              <table:table-cell office:value-type="float" office:value="0.1058">
                <text:p>0.1058</text:p>
              </table:table-cell>
              <table:table-cell office:value-type="float" office:value="0.10965">
                <text:p>0.10965</text:p>
              </table:table-cell>
              <table:table-cell office:value-type="float" office:value="0.08061">
                <text:p>0.08061</text:p>
              </table:table-cell>
              <table:table-cell office:value-type="float" office:value="0.10085">
                <text:p>0.10085</text:p>
              </table:table-cell>
              <table:table-cell office:value-type="float" office:value="0.08518">
                <text:p>0.08518</text:p>
              </table:table-cell>
              <table:table-cell office:value-type="float" office:value="0.03283">
                <text:p>0.03283</text:p>
              </table:table-cell>
              <table:table-cell office:value-type="float" office:value="0.03267">
                <text:p>0.03267</text:p>
              </table:table-cell>
              <table:table-cell office:value-type="float" office:value="0.00755">
                <text:p>0.00755</text:p>
              </table:table-cell>
              <table:table-cell office:value-type="float" office:value="0.00779">
                <text:p>0.00779</text:p>
              </table:table-cell>
              <table:table-cell office:value-type="float" office:value="0.00341">
                <text:p>0.00341</text:p>
              </table:table-cell>
              <table:table-cell office:value-type="float" office:value="0.00754">
                <text:p>0.007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76">
                <text:p>376</text:p>
              </table:table-cell>
              <table:table-cell office:value-type="float" office:value="0.11241">
                <text:p>0.11241</text:p>
              </table:table-cell>
              <table:table-cell office:value-type="float" office:value="0.11325">
                <text:p>0.11325</text:p>
              </table:table-cell>
              <table:table-cell office:value-type="float" office:value="0.10914">
                <text:p>0.10914</text:p>
              </table:table-cell>
              <table:table-cell office:value-type="float" office:value="0.10959">
                <text:p>0.10959</text:p>
              </table:table-cell>
              <table:table-cell office:value-type="float" office:value="0.10762">
                <text:p>0.10762</text:p>
              </table:table-cell>
              <table:table-cell office:value-type="float" office:value="0.11832">
                <text:p>0.11832</text:p>
              </table:table-cell>
              <table:table-cell office:value-type="float" office:value="0.10349">
                <text:p>0.10349</text:p>
              </table:table-cell>
              <table:table-cell office:value-type="float" office:value="0.10728">
                <text:p>0.10728</text:p>
              </table:table-cell>
              <table:table-cell office:value-type="float" office:value="0.07894">
                <text:p>0.07894</text:p>
              </table:table-cell>
              <table:table-cell office:value-type="float" office:value="0.09882">
                <text:p>0.09882</text:p>
              </table:table-cell>
              <table:table-cell office:value-type="float" office:value="0.08368">
                <text:p>0.08368</text:p>
              </table:table-cell>
              <table:table-cell office:value-type="float" office:value="0.03287">
                <text:p>0.03287</text:p>
              </table:table-cell>
              <table:table-cell office:value-type="float" office:value="0.03303">
                <text:p>0.03303</text:p>
              </table:table-cell>
              <table:table-cell office:value-type="float" office:value="0.00818">
                <text:p>0.00818</text:p>
              </table:table-cell>
              <table:table-cell office:value-type="float" office:value="0.009039">
                <text:p>0.009039</text:p>
              </table:table-cell>
              <table:table-cell office:value-type="float" office:value="0.00404">
                <text:p>0.00404</text:p>
              </table:table-cell>
              <table:table-cell office:value-type="float" office:value="0.00791">
                <text:p>0.007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5">
                <text:p>375</text:p>
              </table:table-cell>
              <table:table-cell office:value-type="float" office:value="0.10905">
                <text:p>0.10905</text:p>
              </table:table-cell>
              <table:table-cell office:value-type="float" office:value="0.11031">
                <text:p>0.11031</text:p>
              </table:table-cell>
              <table:table-cell office:value-type="float" office:value="0.10613">
                <text:p>0.10613</text:p>
              </table:table-cell>
              <table:table-cell office:value-type="float" office:value="0.10679">
                <text:p>0.10679</text:p>
              </table:table-cell>
              <table:table-cell office:value-type="float" office:value="0.10404">
                <text:p>0.10404</text:p>
              </table:table-cell>
              <table:table-cell office:value-type="float" office:value="0.11525">
                <text:p>0.11525</text:p>
              </table:table-cell>
              <table:table-cell office:value-type="float" office:value="0.1012">
                <text:p>0.1012</text:p>
              </table:table-cell>
              <table:table-cell office:value-type="float" office:value="0.10434">
                <text:p>0.10434</text:p>
              </table:table-cell>
              <table:table-cell office:value-type="float" office:value="0.07673">
                <text:p>0.07673</text:p>
              </table:table-cell>
              <table:table-cell office:value-type="float" office:value="0.09669">
                <text:p>0.09669</text:p>
              </table:table-cell>
              <table:table-cell office:value-type="float" office:value="0.081989">
                <text:p>0.081989</text:p>
              </table:table-cell>
              <table:table-cell office:value-type="float" office:value="0.03285">
                <text:p>0.03285</text:p>
              </table:table-cell>
              <table:table-cell office:value-type="float" office:value="0.03278">
                <text:p>0.03278</text:p>
              </table:table-cell>
              <table:table-cell office:value-type="float" office:value="0.00895">
                <text:p>0.00895</text:p>
              </table:table-cell>
              <table:table-cell office:value-type="float" office:value="0.00975">
                <text:p>0.00975</text:p>
              </table:table-cell>
              <table:table-cell office:value-type="float" office:value="0.0045">
                <text:p>0.0045</text:p>
              </table:table-cell>
              <table:table-cell office:value-type="float" office:value="0.00848">
                <text:p>0.008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4">
                <text:p>374</text:p>
              </table:table-cell>
              <table:table-cell office:value-type="float" office:value="0.10628">
                <text:p>0.10628</text:p>
              </table:table-cell>
              <table:table-cell office:value-type="float" office:value="0.10716">
                <text:p>0.10716</text:p>
              </table:table-cell>
              <table:table-cell office:value-type="float" office:value="0.10333">
                <text:p>0.10333</text:p>
              </table:table-cell>
              <table:table-cell office:value-type="float" office:value="0.10369">
                <text:p>0.10369</text:p>
              </table:table-cell>
              <table:table-cell office:value-type="float" office:value="0.10072">
                <text:p>0.10072</text:p>
              </table:table-cell>
              <table:table-cell office:value-type="float" office:value="0.11206">
                <text:p>0.11206</text:p>
              </table:table-cell>
              <table:table-cell office:value-type="float" office:value="0.09833">
                <text:p>0.09833</text:p>
              </table:table-cell>
              <table:table-cell office:value-type="float" office:value="0.1012">
                <text:p>0.1012</text:p>
              </table:table-cell>
              <table:table-cell office:value-type="float" office:value="0.07491">
                <text:p>0.07491</text:p>
              </table:table-cell>
              <table:table-cell office:value-type="float" office:value="0.09437">
                <text:p>0.09437</text:p>
              </table:table-cell>
              <table:table-cell office:value-type="float" office:value="0.080019">
                <text:p>0.080019</text:p>
              </table:table-cell>
              <table:table-cell office:value-type="float" office:value="0.03319">
                <text:p>0.03319</text:p>
              </table:table-cell>
              <table:table-cell office:value-type="float" office:value="0.03309">
                <text:p>0.03309</text:p>
              </table:table-cell>
              <table:table-cell office:value-type="float" office:value="0.01011">
                <text:p>0.01011</text:p>
              </table:table-cell>
              <table:table-cell office:value-type="float" office:value="0.01068">
                <text:p>0.01068</text:p>
              </table:table-cell>
              <table:table-cell office:value-type="float" office:value="0.00527">
                <text:p>0.00527</text:p>
              </table:table-cell>
              <table:table-cell office:value-type="float" office:value="0.00966">
                <text:p>0.009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3">
                <text:p>373</text:p>
              </table:table-cell>
              <table:table-cell office:value-type="float" office:value="0.10386">
                <text:p>0.10386</text:p>
              </table:table-cell>
              <table:table-cell office:value-type="float" office:value="0.10452">
                <text:p>0.10452</text:p>
              </table:table-cell>
              <table:table-cell office:value-type="float" office:value="0.09934">
                <text:p>0.09934</text:p>
              </table:table-cell>
              <table:table-cell office:value-type="float" office:value="0.10122">
                <text:p>0.10122</text:p>
              </table:table-cell>
              <table:table-cell office:value-type="float" office:value="0.09843">
                <text:p>0.09843</text:p>
              </table:table-cell>
              <table:table-cell office:value-type="float" office:value="0.11015">
                <text:p>0.11015</text:p>
              </table:table-cell>
              <table:table-cell office:value-type="float" office:value="0.09533">
                <text:p>0.09533</text:p>
              </table:table-cell>
              <table:table-cell office:value-type="float" office:value="0.09825">
                <text:p>0.09825</text:p>
              </table:table-cell>
              <table:table-cell office:value-type="float" office:value="0.0729">
                <text:p>0.0729</text:p>
              </table:table-cell>
              <table:table-cell office:value-type="float" office:value="0.09249">
                <text:p>0.09249</text:p>
              </table:table-cell>
              <table:table-cell office:value-type="float" office:value="0.07917">
                <text:p>0.07917</text:p>
              </table:table-cell>
              <table:table-cell office:value-type="float" office:value="0.03355">
                <text:p>0.03355</text:p>
              </table:table-cell>
              <table:table-cell office:value-type="float" office:value="0.03371">
                <text:p>0.03371</text:p>
              </table:table-cell>
              <table:table-cell office:value-type="float" office:value="0.01117">
                <text:p>0.01117</text:p>
              </table:table-cell>
              <table:table-cell office:value-type="float" office:value="0.0121">
                <text:p>0.0121</text:p>
              </table:table-cell>
              <table:table-cell office:value-type="float" office:value="0.00695">
                <text:p>0.00695</text:p>
              </table:table-cell>
              <table:table-cell office:value-type="float" office:value="0.01178">
                <text:p>0.011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72">
                <text:p>372</text:p>
              </table:table-cell>
              <table:table-cell office:value-type="float" office:value="0.10053">
                <text:p>0.10053</text:p>
              </table:table-cell>
              <table:table-cell office:value-type="float" office:value="0.10172">
                <text:p>0.10172</text:p>
              </table:table-cell>
              <table:table-cell office:value-type="float" office:value="0.09656">
                <text:p>0.09656</text:p>
              </table:table-cell>
              <table:table-cell office:value-type="float" office:value="0.0977">
                <text:p>0.0977</text:p>
              </table:table-cell>
              <table:table-cell office:value-type="float" office:value="0.094769">
                <text:p>0.094769</text:p>
              </table:table-cell>
              <table:table-cell office:value-type="float" office:value="0.10602">
                <text:p>0.10602</text:p>
              </table:table-cell>
              <table:table-cell office:value-type="float" office:value="0.09232">
                <text:p>0.09232</text:p>
              </table:table-cell>
              <table:table-cell office:value-type="float" office:value="0.09528">
                <text:p>0.09528</text:p>
              </table:table-cell>
              <table:table-cell office:value-type="float" office:value="0.07166">
                <text:p>0.07166</text:p>
              </table:table-cell>
              <table:table-cell office:value-type="float" office:value="0.09139">
                <text:p>0.09139</text:p>
              </table:table-cell>
              <table:table-cell office:value-type="float" office:value="0.0765">
                <text:p>0.0765</text:p>
              </table:table-cell>
              <table:table-cell office:value-type="float" office:value="0.03436">
                <text:p>0.03436</text:p>
              </table:table-cell>
              <table:table-cell office:value-type="float" office:value="0.0348">
                <text:p>0.0348</text:p>
              </table:table-cell>
              <table:table-cell office:value-type="float" office:value="0.01308">
                <text:p>0.01308</text:p>
              </table:table-cell>
              <table:table-cell office:value-type="float" office:value="0.01347">
                <text:p>0.01347</text:p>
              </table:table-cell>
              <table:table-cell office:value-type="float" office:value="0.009209">
                <text:p>0.009209</text:p>
              </table:table-cell>
              <table:table-cell office:value-type="float" office:value="0.01336">
                <text:p>0.013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1">
                <text:p>371</text:p>
              </table:table-cell>
              <table:table-cell office:value-type="float" office:value="0.0971">
                <text:p>0.0971</text:p>
              </table:table-cell>
              <table:table-cell office:value-type="float" office:value="0.09811">
                <text:p>0.09811</text:p>
              </table:table-cell>
              <table:table-cell office:value-type="float" office:value="0.09384">
                <text:p>0.09384</text:p>
              </table:table-cell>
              <table:table-cell office:value-type="float" office:value="0.09481">
                <text:p>0.09481</text:p>
              </table:table-cell>
              <table:table-cell office:value-type="float" office:value="0.09179">
                <text:p>0.09179</text:p>
              </table:table-cell>
              <table:table-cell office:value-type="float" office:value="0.10345">
                <text:p>0.10345</text:p>
              </table:table-cell>
              <table:table-cell office:value-type="float" office:value="0.089789">
                <text:p>0.089789</text:p>
              </table:table-cell>
              <table:table-cell office:value-type="float" office:value="0.09243">
                <text:p>0.09243</text:p>
              </table:table-cell>
              <table:table-cell office:value-type="float" office:value="0.06984">
                <text:p>0.06984</text:p>
              </table:table-cell>
              <table:table-cell office:value-type="float" office:value="0.08971">
                <text:p>0.08971</text:p>
              </table:table-cell>
              <table:table-cell office:value-type="float" office:value="0.07494">
                <text:p>0.07494</text:p>
              </table:table-cell>
              <table:table-cell office:value-type="float" office:value="0.03547">
                <text:p>0.03547</text:p>
              </table:table-cell>
              <table:table-cell office:value-type="float" office:value="0.03533">
                <text:p>0.03533</text:p>
              </table:table-cell>
              <table:table-cell office:value-type="float" office:value="0.01465">
                <text:p>0.01465</text:p>
              </table:table-cell>
              <table:table-cell office:value-type="float" office:value="0.01532">
                <text:p>0.01532</text:p>
              </table:table-cell>
              <table:table-cell office:value-type="float" office:value="0.011">
                <text:p>0.011</text:p>
              </table:table-cell>
              <table:table-cell office:value-type="float" office:value="0.01476">
                <text:p>0.014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70">
                <text:p>370</text:p>
              </table:table-cell>
              <table:table-cell office:value-type="float" office:value="0.09401">
                <text:p>0.09401</text:p>
              </table:table-cell>
              <table:table-cell office:value-type="float" office:value="0.09482">
                <text:p>0.09482</text:p>
              </table:table-cell>
              <table:table-cell office:value-type="float" office:value="0.09054">
                <text:p>0.09054</text:p>
              </table:table-cell>
              <table:table-cell office:value-type="float" office:value="0.09173">
                <text:p>0.09173</text:p>
              </table:table-cell>
              <table:table-cell office:value-type="float" office:value="0.088719">
                <text:p>0.088719</text:p>
              </table:table-cell>
              <table:table-cell office:value-type="float" office:value="0.10049">
                <text:p>0.10049</text:p>
              </table:table-cell>
              <table:table-cell office:value-type="float" office:value="0.08701">
                <text:p>0.08701</text:p>
              </table:table-cell>
              <table:table-cell office:value-type="float" office:value="0.08991">
                <text:p>0.08991</text:p>
              </table:table-cell>
              <table:table-cell office:value-type="float" office:value="0.068849">
                <text:p>0.068849</text:p>
              </table:table-cell>
              <table:table-cell office:value-type="float" office:value="0.08874">
                <text:p>0.08874</text:p>
              </table:table-cell>
              <table:table-cell office:value-type="float" office:value="0.07348">
                <text:p>0.07348</text:p>
              </table:table-cell>
              <table:table-cell office:value-type="float" office:value="0.03678">
                <text:p>0.03678</text:p>
              </table:table-cell>
              <table:table-cell office:value-type="float" office:value="0.03724">
                <text:p>0.03724</text:p>
              </table:table-cell>
              <table:table-cell office:value-type="float" office:value="0.01691">
                <text:p>0.01691</text:p>
              </table:table-cell>
              <table:table-cell office:value-type="float" office:value="0.01787">
                <text:p>0.01787</text:p>
              </table:table-cell>
              <table:table-cell office:value-type="float" office:value="0.01401">
                <text:p>0.01401</text:p>
              </table:table-cell>
              <table:table-cell office:value-type="float" office:value="0.01749">
                <text:p>0.017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9">
                <text:p>369</text:p>
              </table:table-cell>
              <table:table-cell office:value-type="float" office:value="0.0913">
                <text:p>0.0913</text:p>
              </table:table-cell>
              <table:table-cell office:value-type="float" office:value="0.0922">
                <text:p>0.0922</text:p>
              </table:table-cell>
              <table:table-cell office:value-type="float" office:value="0.087319">
                <text:p>0.087319</text:p>
              </table:table-cell>
              <table:table-cell office:value-type="float" office:value="0.08906">
                <text:p>0.08906</text:p>
              </table:table-cell>
              <table:table-cell office:value-type="float" office:value="0.08601">
                <text:p>0.08601</text:p>
              </table:table-cell>
              <table:table-cell office:value-type="float" office:value="0.09758">
                <text:p>0.09758</text:p>
              </table:table-cell>
              <table:table-cell office:value-type="float" office:value="0.08504">
                <text:p>0.08504</text:p>
              </table:table-cell>
              <table:table-cell office:value-type="float" office:value="0.08765">
                <text:p>0.08765</text:p>
              </table:table-cell>
              <table:table-cell office:value-type="float" office:value="0.0675">
                <text:p>0.0675</text:p>
              </table:table-cell>
              <table:table-cell office:value-type="float" office:value="0.08779">
                <text:p>0.08779</text:p>
              </table:table-cell>
              <table:table-cell office:value-type="float" office:value="0.07245">
                <text:p>0.07245</text:p>
              </table:table-cell>
              <table:table-cell office:value-type="float" office:value="0.03893">
                <text:p>0.03893</text:p>
              </table:table-cell>
              <table:table-cell office:value-type="float" office:value="0.03897">
                <text:p>0.03897</text:p>
              </table:table-cell>
              <table:table-cell office:value-type="float" office:value="0.01966">
                <text:p>0.01966</text:p>
              </table:table-cell>
              <table:table-cell office:value-type="float" office:value="0.02076">
                <text:p>0.02076</text:p>
              </table:table-cell>
              <table:table-cell office:value-type="float" office:value="0.01736">
                <text:p>0.01736</text:p>
              </table:table-cell>
              <table:table-cell office:value-type="float" office:value="0.02062">
                <text:p>0.020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8">
                <text:p>368</text:p>
              </table:table-cell>
              <table:table-cell office:value-type="float" office:value="0.08849">
                <text:p>0.08849</text:p>
              </table:table-cell>
              <table:table-cell office:value-type="float" office:value="0.08928">
                <text:p>0.08928</text:p>
              </table:table-cell>
              <table:table-cell office:value-type="float" office:value="0.08458">
                <text:p>0.08458</text:p>
              </table:table-cell>
              <table:table-cell office:value-type="float" office:value="0.08615">
                <text:p>0.08615</text:p>
              </table:table-cell>
              <table:table-cell office:value-type="float" office:value="0.08313">
                <text:p>0.08313</text:p>
              </table:table-cell>
              <table:table-cell office:value-type="float" office:value="0.09513">
                <text:p>0.09513</text:p>
              </table:table-cell>
              <table:table-cell office:value-type="float" office:value="0.08252">
                <text:p>0.08252</text:p>
              </table:table-cell>
              <table:table-cell office:value-type="float" office:value="0.08515">
                <text:p>0.08515</text:p>
              </table:table-cell>
              <table:table-cell office:value-type="float" office:value="0.0661">
                <text:p>0.0661</text:p>
              </table:table-cell>
              <table:table-cell office:value-type="float" office:value="0.08665">
                <text:p>0.08665</text:p>
              </table:table-cell>
              <table:table-cell office:value-type="float" office:value="0.07111">
                <text:p>0.07111</text:p>
              </table:table-cell>
              <table:table-cell office:value-type="float" office:value="0.04081">
                <text:p>0.04081</text:p>
              </table:table-cell>
              <table:table-cell office:value-type="float" office:value="0.04082">
                <text:p>0.04082</text:p>
              </table:table-cell>
              <table:table-cell office:value-type="float" office:value="0.02337">
                <text:p>0.02337</text:p>
              </table:table-cell>
              <table:table-cell office:value-type="float" office:value="0.02459">
                <text:p>0.02459</text:p>
              </table:table-cell>
              <table:table-cell office:value-type="float" office:value="0.02136">
                <text:p>0.02136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7">
                <text:p>367</text:p>
              </table:table-cell>
              <table:table-cell office:value-type="float" office:value="0.08534">
                <text:p>0.08534</text:p>
              </table:table-cell>
              <table:table-cell office:value-type="float" office:value="0.08594">
                <text:p>0.08594</text:p>
              </table:table-cell>
              <table:table-cell office:value-type="float" office:value="0.08208">
                <text:p>0.08208</text:p>
              </table:table-cell>
              <table:table-cell office:value-type="float" office:value="0.08325">
                <text:p>0.08325</text:p>
              </table:table-cell>
              <table:table-cell office:value-type="float" office:value="0.08026">
                <text:p>0.08026</text:p>
              </table:table-cell>
              <table:table-cell office:value-type="float" office:value="0.09211">
                <text:p>0.09211</text:p>
              </table:table-cell>
              <table:table-cell office:value-type="float" office:value="0.079519">
                <text:p>0.079519</text:p>
              </table:table-cell>
              <table:table-cell office:value-type="float" office:value="0.082239">
                <text:p>0.082239</text:p>
              </table:table-cell>
              <table:table-cell office:value-type="float" office:value="0.0656">
                <text:p>0.0656</text:p>
              </table:table-cell>
              <table:table-cell office:value-type="float" office:value="0.08612">
                <text:p>0.08612</text:p>
              </table:table-cell>
              <table:table-cell office:value-type="float" office:value="0.07003">
                <text:p>0.07003</text:p>
              </table:table-cell>
              <table:table-cell office:value-type="float" office:value="0.04382">
                <text:p>0.04382</text:p>
              </table:table-cell>
              <table:table-cell office:value-type="float" office:value="0.04371">
                <text:p>0.04371</text:p>
              </table:table-cell>
              <table:table-cell office:value-type="float" office:value="0.02775">
                <text:p>0.02775</text:p>
              </table:table-cell>
              <table:table-cell office:value-type="float" office:value="0.02864">
                <text:p>0.02864</text:p>
              </table:table-cell>
              <table:table-cell office:value-type="float" office:value="0.02446">
                <text:p>0.02446</text:p>
              </table:table-cell>
              <table:table-cell office:value-type="float" office:value="0.02755">
                <text:p>0.027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6">
                <text:p>366</text:p>
              </table:table-cell>
              <table:table-cell office:value-type="float" office:value="0.08312">
                <text:p>0.08312</text:p>
              </table:table-cell>
              <table:table-cell office:value-type="float" office:value="0.08373">
                <text:p>0.08373</text:p>
              </table:table-cell>
              <table:table-cell office:value-type="float" office:value="0.07922">
                <text:p>0.07922</text:p>
              </table:table-cell>
              <table:table-cell office:value-type="float" office:value="0.08022">
                <text:p>0.08022</text:p>
              </table:table-cell>
              <table:table-cell office:value-type="float" office:value="0.07774">
                <text:p>0.07774</text:p>
              </table:table-cell>
              <table:table-cell office:value-type="float" office:value="0.08957">
                <text:p>0.08957</text:p>
              </table:table-cell>
              <table:table-cell office:value-type="float" office:value="0.077479">
                <text:p>0.077479</text:p>
              </table:table-cell>
              <table:table-cell office:value-type="float" office:value="0.079839">
                <text:p>0.079839</text:p>
              </table:table-cell>
              <table:table-cell office:value-type="float" office:value="0.06557">
                <text:p>0.06557</text:p>
              </table:table-cell>
              <table:table-cell office:value-type="float" office:value="0.08622">
                <text:p>0.08622</text:p>
              </table:table-cell>
              <table:table-cell office:value-type="float" office:value="0.06931">
                <text:p>0.06931</text:p>
              </table:table-cell>
              <table:table-cell office:value-type="float" office:value="0.04699">
                <text:p>0.04699</text:p>
              </table:table-cell>
              <table:table-cell office:value-type="float" office:value="0.04708">
                <text:p>0.04708</text:p>
              </table:table-cell>
              <table:table-cell office:value-type="float" office:value="0.03236">
                <text:p>0.03236</text:p>
              </table:table-cell>
              <table:table-cell office:value-type="float" office:value="0.03295">
                <text:p>0.03295</text:p>
              </table:table-cell>
              <table:table-cell office:value-type="float" office:value="0.02955">
                <text:p>0.02955</text:p>
              </table:table-cell>
              <table:table-cell office:value-type="float" office:value="0.03199">
                <text:p>0.031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5">
                <text:p>365</text:p>
              </table:table-cell>
              <table:table-cell office:value-type="float" office:value="0.08051">
                <text:p>0.08051</text:p>
              </table:table-cell>
              <table:table-cell office:value-type="float" office:value="0.08105">
                <text:p>0.08105</text:p>
              </table:table-cell>
              <table:table-cell office:value-type="float" office:value="0.076689">
                <text:p>0.076689</text:p>
              </table:table-cell>
              <table:table-cell office:value-type="float" office:value="0.07789">
                <text:p>0.07789</text:p>
              </table:table-cell>
              <table:table-cell office:value-type="float" office:value="0.075509">
                <text:p>0.075509</text:p>
              </table:table-cell>
              <table:table-cell office:value-type="float" office:value="0.08669">
                <text:p>0.08669</text:p>
              </table:table-cell>
              <table:table-cell office:value-type="float" office:value="0.07578">
                <text:p>0.07578</text:p>
              </table:table-cell>
              <table:table-cell office:value-type="float" office:value="0.07793">
                <text:p>0.07793</text:p>
              </table:table-cell>
              <table:table-cell office:value-type="float" office:value="0.0651">
                <text:p>0.0651</text:p>
              </table:table-cell>
              <table:table-cell office:value-type="float" office:value="0.08573">
                <text:p>0.08573</text:p>
              </table:table-cell>
              <table:table-cell office:value-type="float" office:value="0.069029">
                <text:p>0.069029</text:p>
              </table:table-cell>
              <table:table-cell office:value-type="float" office:value="0.0507">
                <text:p>0.0507</text:p>
              </table:table-cell>
              <table:table-cell office:value-type="float" office:value="0.05071">
                <text:p>0.05071</text:p>
              </table:table-cell>
              <table:table-cell office:value-type="float" office:value="0.03793">
                <text:p>0.03793</text:p>
              </table:table-cell>
              <table:table-cell office:value-type="float" office:value="0.03867">
                <text:p>0.03867</text:p>
              </table:table-cell>
              <table:table-cell office:value-type="float" office:value="0.03499">
                <text:p>0.03499</text:p>
              </table:table-cell>
              <table:table-cell office:value-type="float" office:value="0.03729">
                <text:p>0.037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4">
                <text:p>364</text:p>
              </table:table-cell>
              <table:table-cell office:value-type="float" office:value="0.07784">
                <text:p>0.07784</text:p>
              </table:table-cell>
              <table:table-cell office:value-type="float" office:value="0.07838">
                <text:p>0.07838</text:p>
              </table:table-cell>
              <table:table-cell office:value-type="float" office:value="0.07438">
                <text:p>0.07438</text:p>
              </table:table-cell>
              <table:table-cell office:value-type="float" office:value="0.07511">
                <text:p>0.07511</text:p>
              </table:table-cell>
              <table:table-cell office:value-type="float" office:value="0.07295">
                <text:p>0.07295</text:p>
              </table:table-cell>
              <table:table-cell office:value-type="float" office:value="0.08432">
                <text:p>0.08432</text:p>
              </table:table-cell>
              <table:table-cell office:value-type="float" office:value="0.07332">
                <text:p>0.07332</text:p>
              </table:table-cell>
              <table:table-cell office:value-type="float" office:value="0.07543">
                <text:p>0.07543</text:p>
              </table:table-cell>
              <table:table-cell office:value-type="float" office:value="0.06509">
                <text:p>0.06509</text:p>
              </table:table-cell>
              <table:table-cell office:value-type="float" office:value="0.08561">
                <text:p>0.08561</text:p>
              </table:table-cell>
              <table:table-cell office:value-type="float" office:value="0.06854">
                <text:p>0.06854</text:p>
              </table:table-cell>
              <table:table-cell office:value-type="float" office:value="0.0553">
                <text:p>0.0553</text:p>
              </table:table-cell>
              <table:table-cell office:value-type="float" office:value="0.05506">
                <text:p>0.05506</text:p>
              </table:table-cell>
              <table:table-cell office:value-type="float" office:value="0.04416">
                <text:p>0.04416</text:p>
              </table:table-cell>
              <table:table-cell office:value-type="float" office:value="0.04424">
                <text:p>0.04424</text:p>
              </table:table-cell>
              <table:table-cell office:value-type="float" office:value="0.04122">
                <text:p>0.04122</text:p>
              </table:table-cell>
              <table:table-cell office:value-type="float" office:value="0.04318">
                <text:p>0.043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3">
                <text:p>363</text:p>
              </table:table-cell>
              <table:table-cell office:value-type="float" office:value="0.07519">
                <text:p>0.07519</text:p>
              </table:table-cell>
              <table:table-cell office:value-type="float" office:value="0.07538">
                <text:p>0.07538</text:p>
              </table:table-cell>
              <table:table-cell office:value-type="float" office:value="0.07117">
                <text:p>0.07117</text:p>
              </table:table-cell>
              <table:table-cell office:value-type="float" office:value="0.07231">
                <text:p>0.07231</text:p>
              </table:table-cell>
              <table:table-cell office:value-type="float" office:value="0.06998">
                <text:p>0.06998</text:p>
              </table:table-cell>
              <table:table-cell office:value-type="float" office:value="0.0815">
                <text:p>0.0815</text:p>
              </table:table-cell>
              <table:table-cell office:value-type="float" office:value="0.07102">
                <text:p>0.07102</text:p>
              </table:table-cell>
              <table:table-cell office:value-type="float" office:value="0.07292">
                <text:p>0.07292</text:p>
              </table:table-cell>
              <table:table-cell office:value-type="float" office:value="0.06509">
                <text:p>0.06509</text:p>
              </table:table-cell>
              <table:table-cell office:value-type="float" office:value="0.08617">
                <text:p>0.08617</text:p>
              </table:table-cell>
              <table:table-cell office:value-type="float" office:value="0.06877">
                <text:p>0.06877</text:p>
              </table:table-cell>
              <table:table-cell office:value-type="float" office:value="0.0605">
                <text:p>0.0605</text:p>
              </table:table-cell>
              <table:table-cell office:value-type="float" office:value="0.05999">
                <text:p>0.05999</text:p>
              </table:table-cell>
              <table:table-cell office:value-type="float" office:value="0.05064">
                <text:p>0.05064</text:p>
              </table:table-cell>
              <table:table-cell office:value-type="float" office:value="0.05101">
                <text:p>0.05101</text:p>
              </table:table-cell>
              <table:table-cell office:value-type="float" office:value="0.04842">
                <text:p>0.04842</text:p>
              </table:table-cell>
              <table:table-cell office:value-type="float" office:value="0.04984">
                <text:p>0.049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2">
                <text:p>362</text:p>
              </table:table-cell>
              <table:table-cell office:value-type="float" office:value="0.07277">
                <text:p>0.07277</text:p>
              </table:table-cell>
              <table:table-cell office:value-type="float" office:value="0.07312">
                <text:p>0.07312</text:p>
              </table:table-cell>
              <table:table-cell office:value-type="float" office:value="0.06892">
                <text:p>0.06892</text:p>
              </table:table-cell>
              <table:table-cell office:value-type="float" office:value="0.06947">
                <text:p>0.06947</text:p>
              </table:table-cell>
              <table:table-cell office:value-type="float" office:value="0.06757">
                <text:p>0.06757</text:p>
              </table:table-cell>
              <table:table-cell office:value-type="float" office:value="0.078839">
                <text:p>0.078839</text:p>
              </table:table-cell>
              <table:table-cell office:value-type="float" office:value="0.06926">
                <text:p>0.06926</text:p>
              </table:table-cell>
              <table:table-cell office:value-type="float" office:value="0.07104">
                <text:p>0.07104</text:p>
              </table:table-cell>
              <table:table-cell office:value-type="float" office:value="0.06537">
                <text:p>0.06537</text:p>
              </table:table-cell>
              <table:table-cell office:value-type="float" office:value="0.08644">
                <text:p>0.08644</text:p>
              </table:table-cell>
              <table:table-cell office:value-type="float" office:value="0.06917">
                <text:p>0.06917</text:p>
              </table:table-cell>
              <table:table-cell office:value-type="float" office:value="0.06543">
                <text:p>0.06543</text:p>
              </table:table-cell>
              <table:table-cell office:value-type="float" office:value="0.06537">
                <text:p>0.06537</text:p>
              </table:table-cell>
              <table:table-cell office:value-type="float" office:value="0.05803">
                <text:p>0.05803</text:p>
              </table:table-cell>
              <table:table-cell office:value-type="float" office:value="0.0586">
                <text:p>0.0586</text:p>
              </table:table-cell>
              <table:table-cell office:value-type="float" office:value="0.05647">
                <text:p>0.05647</text:p>
              </table:table-cell>
              <table:table-cell office:value-type="float" office:value="0.05756">
                <text:p>0.057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1">
                <text:p>361</text:p>
              </table:table-cell>
              <table:table-cell office:value-type="float" office:value="0.06985">
                <text:p>0.06985</text:p>
              </table:table-cell>
              <table:table-cell office:value-type="float" office:value="0.070639">
                <text:p>0.070639</text:p>
              </table:table-cell>
              <table:table-cell office:value-type="float" office:value="0.06677">
                <text:p>0.06677</text:p>
              </table:table-cell>
              <table:table-cell office:value-type="float" office:value="0.0672">
                <text:p>0.0672</text:p>
              </table:table-cell>
              <table:table-cell office:value-type="float" office:value="0.06517">
                <text:p>0.06517</text:p>
              </table:table-cell>
              <table:table-cell office:value-type="float" office:value="0.07647">
                <text:p>0.07647</text:p>
              </table:table-cell>
              <table:table-cell office:value-type="float" office:value="0.06677">
                <text:p>0.06677</text:p>
              </table:table-cell>
              <table:table-cell office:value-type="float" office:value="0.06908">
                <text:p>0.06908</text:p>
              </table:table-cell>
              <table:table-cell office:value-type="float" office:value="0.065629">
                <text:p>0.065629</text:p>
              </table:table-cell>
              <table:table-cell office:value-type="float" office:value="0.08661">
                <text:p>0.08661</text:p>
              </table:table-cell>
              <table:table-cell office:value-type="float" office:value="0.06987">
                <text:p>0.06987</text:p>
              </table:table-cell>
              <table:table-cell office:value-type="float" office:value="0.07062">
                <text:p>0.07062</text:p>
              </table:table-cell>
              <table:table-cell office:value-type="float" office:value="0.07101">
                <text:p>0.07101</text:p>
              </table:table-cell>
              <table:table-cell office:value-type="float" office:value="0.06578">
                <text:p>0.06578</text:p>
              </table:table-cell>
              <table:table-cell office:value-type="float" office:value="0.0668">
                <text:p>0.0668</text:p>
              </table:table-cell>
              <table:table-cell office:value-type="float" office:value="0.06444">
                <text:p>0.06444</text:p>
              </table:table-cell>
              <table:table-cell office:value-type="float" office:value="0.06572">
                <text:p>0.065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0">
                <text:p>360</text:p>
              </table:table-cell>
              <table:table-cell office:value-type="float" office:value="0.06741">
                <text:p>0.06741</text:p>
              </table:table-cell>
              <table:table-cell office:value-type="float" office:value="0.06779">
                <text:p>0.06779</text:p>
              </table:table-cell>
              <table:table-cell office:value-type="float" office:value="0.064199">
                <text:p>0.064199</text:p>
              </table:table-cell>
              <table:table-cell office:value-type="float" office:value="0.06481">
                <text:p>0.06481</text:p>
              </table:table-cell>
              <table:table-cell office:value-type="float" office:value="0.06327">
                <text:p>0.06327</text:p>
              </table:table-cell>
              <table:table-cell office:value-type="float" office:value="0.07448">
                <text:p>0.07448</text:p>
              </table:table-cell>
              <table:table-cell office:value-type="float" office:value="0.06487">
                <text:p>0.06487</text:p>
              </table:table-cell>
              <table:table-cell office:value-type="float" office:value="0.067169">
                <text:p>0.067169</text:p>
              </table:table-cell>
              <table:table-cell office:value-type="float" office:value="0.06584">
                <text:p>0.06584</text:p>
              </table:table-cell>
              <table:table-cell office:value-type="float" office:value="0.08742">
                <text:p>0.08742</text:p>
              </table:table-cell>
              <table:table-cell office:value-type="float" office:value="0.07077">
                <text:p>0.07077</text:p>
              </table:table-cell>
              <table:table-cell office:value-type="float" office:value="0.077299">
                <text:p>0.077299</text:p>
              </table:table-cell>
              <table:table-cell office:value-type="float" office:value="0.07792">
                <text:p>0.07792</text:p>
              </table:table-cell>
              <table:table-cell office:value-type="float" office:value="0.07412">
                <text:p>0.07412</text:p>
              </table:table-cell>
              <table:table-cell office:value-type="float" office:value="0.07532">
                <text:p>0.07532</text:p>
              </table:table-cell>
              <table:table-cell office:value-type="float" office:value="0.07387">
                <text:p>0.07387</text:p>
              </table:table-cell>
              <table:table-cell office:value-type="float" office:value="0.07475">
                <text:p>0.074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9">
                <text:p>359</text:p>
              </table:table-cell>
              <table:table-cell office:value-type="float" office:value="0.06515">
                <text:p>0.06515</text:p>
              </table:table-cell>
              <table:table-cell office:value-type="float" office:value="0.06546">
                <text:p>0.06546</text:p>
              </table:table-cell>
              <table:table-cell office:value-type="float" office:value="0.06122">
                <text:p>0.06122</text:p>
              </table:table-cell>
              <table:table-cell office:value-type="float" office:value="0.06236">
                <text:p>0.06236</text:p>
              </table:table-cell>
              <table:table-cell office:value-type="float" office:value="0.0609">
                <text:p>0.0609</text:p>
              </table:table-cell>
              <table:table-cell office:value-type="float" office:value="0.07197">
                <text:p>0.07197</text:p>
              </table:table-cell>
              <table:table-cell office:value-type="float" office:value="0.06318">
                <text:p>0.06318</text:p>
              </table:table-cell>
              <table:table-cell office:value-type="float" office:value="0.06543">
                <text:p>0.06543</text:p>
              </table:table-cell>
              <table:table-cell office:value-type="float" office:value="0.06658">
                <text:p>0.06658</text:p>
              </table:table-cell>
              <table:table-cell office:value-type="float" office:value="0.08819">
                <text:p>0.08819</text:p>
              </table:table-cell>
              <table:table-cell office:value-type="float" office:value="0.07177">
                <text:p>0.07177</text:p>
              </table:table-cell>
              <table:table-cell office:value-type="float" office:value="0.08369">
                <text:p>0.08369</text:p>
              </table:table-cell>
              <table:table-cell office:value-type="float" office:value="0.08487">
                <text:p>0.08487</text:p>
              </table:table-cell>
              <table:table-cell office:value-type="float" office:value="0.08351">
                <text:p>0.08351</text:p>
              </table:table-cell>
              <table:table-cell office:value-type="float" office:value="0.08494">
                <text:p>0.08494</text:p>
              </table:table-cell>
              <table:table-cell office:value-type="float" office:value="0.08412">
                <text:p>0.08412</text:p>
              </table:table-cell>
              <table:table-cell office:value-type="float" office:value="0.085389">
                <text:p>0.0853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8">
                <text:p>358</text:p>
              </table:table-cell>
              <table:table-cell office:value-type="float" office:value="0.06228">
                <text:p>0.06228</text:p>
              </table:table-cell>
              <table:table-cell office:value-type="float" office:value="0.06289">
                <text:p>0.06289</text:p>
              </table:table-cell>
              <table:table-cell office:value-type="float" office:value="0.05917">
                <text:p>0.05917</text:p>
              </table:table-cell>
              <table:table-cell office:value-type="float" office:value="0.06005">
                <text:p>0.06005</text:p>
              </table:table-cell>
              <table:table-cell office:value-type="float" office:value="0.05857">
                <text:p>0.05857</text:p>
              </table:table-cell>
              <table:table-cell office:value-type="float" office:value="0.0696">
                <text:p>0.0696</text:p>
              </table:table-cell>
              <table:table-cell office:value-type="float" office:value="0.06138">
                <text:p>0.06138</text:p>
              </table:table-cell>
              <table:table-cell office:value-type="float" office:value="0.063659">
                <text:p>0.063659</text:p>
              </table:table-cell>
              <table:table-cell office:value-type="float" office:value="0.06769">
                <text:p>0.06769</text:p>
              </table:table-cell>
              <table:table-cell office:value-type="float" office:value="0.08939">
                <text:p>0.08939</text:p>
              </table:table-cell>
              <table:table-cell office:value-type="float" office:value="0.07325">
                <text:p>0.07325</text:p>
              </table:table-cell>
              <table:table-cell office:value-type="float" office:value="0.09174">
                <text:p>0.09174</text:p>
              </table:table-cell>
              <table:table-cell office:value-type="float" office:value="0.09249">
                <text:p>0.09249</text:p>
              </table:table-cell>
              <table:table-cell office:value-type="float" office:value="0.09425">
                <text:p>0.09425</text:p>
              </table:table-cell>
              <table:table-cell office:value-type="float" office:value="0.09588">
                <text:p>0.09588</text:p>
              </table:table-cell>
              <table:table-cell office:value-type="float" office:value="0.09567">
                <text:p>0.09567</text:p>
              </table:table-cell>
              <table:table-cell office:value-type="float" office:value="0.09617">
                <text:p>0.096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7">
                <text:p>357</text:p>
              </table:table-cell>
              <table:table-cell office:value-type="float" office:value="0.06026">
                <text:p>0.06026</text:p>
              </table:table-cell>
              <table:table-cell office:value-type="float" office:value="0.06057">
                <text:p>0.06057</text:p>
              </table:table-cell>
              <table:table-cell office:value-type="float" office:value="0.05765">
                <text:p>0.05765</text:p>
              </table:table-cell>
              <table:table-cell office:value-type="float" office:value="0.05789">
                <text:p>0.05789</text:p>
              </table:table-cell>
              <table:table-cell office:value-type="float" office:value="0.05613">
                <text:p>0.05613</text:p>
              </table:table-cell>
              <table:table-cell office:value-type="float" office:value="0.06725">
                <text:p>0.06725</text:p>
              </table:table-cell>
              <table:table-cell office:value-type="float" office:value="0.05933">
                <text:p>0.05933</text:p>
              </table:table-cell>
              <table:table-cell office:value-type="float" office:value="0.06172">
                <text:p>0.06172</text:p>
              </table:table-cell>
              <table:table-cell office:value-type="float" office:value="0.06931">
                <text:p>0.06931</text:p>
              </table:table-cell>
              <table:table-cell office:value-type="float" office:value="0.091259">
                <text:p>0.091259</text:p>
              </table:table-cell>
              <table:table-cell office:value-type="float" office:value="0.07496">
                <text:p>0.07496</text:p>
              </table:table-cell>
              <table:table-cell office:value-type="float" office:value="0.09995">
                <text:p>0.09995</text:p>
              </table:table-cell>
              <table:table-cell office:value-type="float" office:value="0.10107">
                <text:p>0.10107</text:p>
              </table:table-cell>
              <table:table-cell office:value-type="float" office:value="0.10489">
                <text:p>0.10489</text:p>
              </table:table-cell>
              <table:table-cell office:value-type="float" office:value="0.10641">
                <text:p>0.10641</text:p>
              </table:table-cell>
              <table:table-cell office:value-type="float" office:value="0.10695">
                <text:p>0.10695</text:p>
              </table:table-cell>
              <table:table-cell office:value-type="float" office:value="0.10687">
                <text:p>0.106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6">
                <text:p>356</text:p>
              </table:table-cell>
              <table:table-cell office:value-type="float" office:value="0.05879">
                <text:p>0.05879</text:p>
              </table:table-cell>
              <table:table-cell office:value-type="float" office:value="0.05846">
                <text:p>0.05846</text:p>
              </table:table-cell>
              <table:table-cell office:value-type="float" office:value="0.05531">
                <text:p>0.05531</text:p>
              </table:table-cell>
              <table:table-cell office:value-type="float" office:value="0.05564">
                <text:p>0.05564</text:p>
              </table:table-cell>
              <table:table-cell office:value-type="float" office:value="0.05454">
                <text:p>0.05454</text:p>
              </table:table-cell>
              <table:table-cell office:value-type="float" office:value="0.06524">
                <text:p>0.06524</text:p>
              </table:table-cell>
              <table:table-cell office:value-type="float" office:value="0.05786">
                <text:p>0.05786</text:p>
              </table:table-cell>
              <table:table-cell office:value-type="float" office:value="0.06053">
                <text:p>0.06053</text:p>
              </table:table-cell>
              <table:table-cell office:value-type="float" office:value="0.07158">
                <text:p>0.07158</text:p>
              </table:table-cell>
              <table:table-cell office:value-type="float" office:value="0.09375">
                <text:p>0.09375</text:p>
              </table:table-cell>
              <table:table-cell office:value-type="float" office:value="0.07696">
                <text:p>0.07696</text:p>
              </table:table-cell>
              <table:table-cell office:value-type="float" office:value="0.10924">
                <text:p>0.10924</text:p>
              </table:table-cell>
              <table:table-cell office:value-type="float" office:value="0.11026">
                <text:p>0.11026</text:p>
              </table:table-cell>
              <table:table-cell office:value-type="float" office:value="0.11688">
                <text:p>0.11688</text:p>
              </table:table-cell>
              <table:table-cell office:value-type="float" office:value="0.11801">
                <text:p>0.11801</text:p>
              </table:table-cell>
              <table:table-cell office:value-type="float" office:value="0.11928">
                <text:p>0.11928</text:p>
              </table:table-cell>
              <table:table-cell office:value-type="float" office:value="0.11868">
                <text:p>0.118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5">
                <text:p>355</text:p>
              </table:table-cell>
              <table:table-cell office:value-type="float" office:value="0.05628">
                <text:p>0.05628</text:p>
              </table:table-cell>
              <table:table-cell office:value-type="float" office:value="0.05669">
                <text:p>0.05669</text:p>
              </table:table-cell>
              <table:table-cell office:value-type="float" office:value="0.05313">
                <text:p>0.05313</text:p>
              </table:table-cell>
              <table:table-cell office:value-type="float" office:value="0.05335">
                <text:p>0.05335</text:p>
              </table:table-cell>
              <table:table-cell office:value-type="float" office:value="0.05248">
                <text:p>0.05248</text:p>
              </table:table-cell>
              <table:table-cell office:value-type="float" office:value="0.06304">
                <text:p>0.06304</text:p>
              </table:table-cell>
              <table:table-cell office:value-type="float" office:value="0.05676">
                <text:p>0.05676</text:p>
              </table:table-cell>
              <table:table-cell office:value-type="float" office:value="0.05929">
                <text:p>0.05929</text:p>
              </table:table-cell>
              <table:table-cell office:value-type="float" office:value="0.072969">
                <text:p>0.072969</text:p>
              </table:table-cell>
              <table:table-cell office:value-type="float" office:value="0.09517">
                <text:p>0.09517</text:p>
              </table:table-cell>
              <table:table-cell office:value-type="float" office:value="0.07885">
                <text:p>0.07885</text:p>
              </table:table-cell>
              <table:table-cell office:value-type="float" office:value="0.11818">
                <text:p>0.11818</text:p>
              </table:table-cell>
              <table:table-cell office:value-type="float" office:value="0.11875">
                <text:p>0.11875</text:p>
              </table:table-cell>
              <table:table-cell office:value-type="float" office:value="0.12821">
                <text:p>0.12821</text:p>
              </table:table-cell>
              <table:table-cell office:value-type="float" office:value="0.13021">
                <text:p>0.13021</text:p>
              </table:table-cell>
              <table:table-cell office:value-type="float" office:value="0.13139">
                <text:p>0.13139</text:p>
              </table:table-cell>
              <table:table-cell office:value-type="float" office:value="0.13096">
                <text:p>0.130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4">
                <text:p>354</text:p>
              </table:table-cell>
              <table:table-cell office:value-type="float" office:value="0.0546">
                <text:p>0.0546</text:p>
              </table:table-cell>
              <table:table-cell office:value-type="float" office:value="0.05492">
                <text:p>0.05492</text:p>
              </table:table-cell>
              <table:table-cell office:value-type="float" office:value="0.05078">
                <text:p>0.05078</text:p>
              </table:table-cell>
              <table:table-cell office:value-type="float" office:value="0.0513">
                <text:p>0.0513</text:p>
              </table:table-cell>
              <table:table-cell office:value-type="float" office:value="0.05054">
                <text:p>0.05054</text:p>
              </table:table-cell>
              <table:table-cell office:value-type="float" office:value="0.06118">
                <text:p>0.06118</text:p>
              </table:table-cell>
              <table:table-cell office:value-type="float" office:value="0.05495">
                <text:p>0.05495</text:p>
              </table:table-cell>
              <table:table-cell office:value-type="float" office:value="0.05792">
                <text:p>0.05792</text:p>
              </table:table-cell>
              <table:table-cell office:value-type="float" office:value="0.075079">
                <text:p>0.075079</text:p>
              </table:table-cell>
              <table:table-cell office:value-type="float" office:value="0.097239">
                <text:p>0.097239</text:p>
              </table:table-cell>
              <table:table-cell office:value-type="float" office:value="0.080269">
                <text:p>0.080269</text:p>
              </table:table-cell>
              <table:table-cell office:value-type="float" office:value="0.12769">
                <text:p>0.12769</text:p>
              </table:table-cell>
              <table:table-cell office:value-type="float" office:value="0.12799">
                <text:p>0.12799</text:p>
              </table:table-cell>
              <table:table-cell office:value-type="float" office:value="0.14066">
                <text:p>0.14066</text:p>
              </table:table-cell>
              <table:table-cell office:value-type="float" office:value="0.14245">
                <text:p>0.14245</text:p>
              </table:table-cell>
              <table:table-cell office:value-type="float" office:value="0.14387">
                <text:p>0.14387</text:p>
              </table:table-cell>
              <table:table-cell office:value-type="float" office:value="0.14333">
                <text:p>0.14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3">
                <text:p>353</text:p>
              </table:table-cell>
              <table:table-cell office:value-type="float" office:value="0.0526">
                <text:p>0.0526</text:p>
              </table:table-cell>
              <table:table-cell office:value-type="float" office:value="0.05263">
                <text:p>0.05263</text:p>
              </table:table-cell>
              <table:table-cell office:value-type="float" office:value="0.04904">
                <text:p>0.04904</text:p>
              </table:table-cell>
              <table:table-cell office:value-type="float" office:value="0.04928">
                <text:p>0.04928</text:p>
              </table:table-cell>
              <table:table-cell office:value-type="float" office:value="0.04819">
                <text:p>0.04819</text:p>
              </table:table-cell>
              <table:table-cell office:value-type="float" office:value="0.05891">
                <text:p>0.05891</text:p>
              </table:table-cell>
              <table:table-cell office:value-type="float" office:value="0.05311">
                <text:p>0.05311</text:p>
              </table:table-cell>
              <table:table-cell office:value-type="float" office:value="0.05635">
                <text:p>0.05635</text:p>
              </table:table-cell>
              <table:table-cell office:value-type="float" office:value="0.07717">
                <text:p>0.07717</text:p>
              </table:table-cell>
              <table:table-cell office:value-type="float" office:value="0.09952">
                <text:p>0.09952</text:p>
              </table:table-cell>
              <table:table-cell office:value-type="float" office:value="0.08279">
                <text:p>0.08279</text:p>
              </table:table-cell>
              <table:table-cell office:value-type="float" office:value="0.13686">
                <text:p>0.13686</text:p>
              </table:table-cell>
              <table:table-cell office:value-type="float" office:value="0.13741">
                <text:p>0.13741</text:p>
              </table:table-cell>
              <table:table-cell office:value-type="float" office:value="0.15297">
                <text:p>0.15297</text:p>
              </table:table-cell>
              <table:table-cell office:value-type="float" office:value="0.15479">
                <text:p>0.15479</text:p>
              </table:table-cell>
              <table:table-cell office:value-type="float" office:value="0.15647">
                <text:p>0.15647</text:p>
              </table:table-cell>
              <table:table-cell office:value-type="float" office:value="0.15485">
                <text:p>0.154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2">
                <text:p>352</text:p>
              </table:table-cell>
              <table:table-cell office:value-type="float" office:value="0.05091">
                <text:p>0.05091</text:p>
              </table:table-cell>
              <table:table-cell office:value-type="float" office:value="0.0511">
                <text:p>0.0511</text:p>
              </table:table-cell>
              <table:table-cell office:value-type="float" office:value="0.04699">
                <text:p>0.04699</text:p>
              </table:table-cell>
              <table:table-cell office:value-type="float" office:value="0.04735">
                <text:p>0.04735</text:p>
              </table:table-cell>
              <table:table-cell office:value-type="float" office:value="0.04607">
                <text:p>0.04607</text:p>
              </table:table-cell>
              <table:table-cell office:value-type="float" office:value="0.05676">
                <text:p>0.05676</text:p>
              </table:table-cell>
              <table:table-cell office:value-type="float" office:value="0.0527">
                <text:p>0.0527</text:p>
              </table:table-cell>
              <table:table-cell office:value-type="float" office:value="0.05585">
                <text:p>0.05585</text:p>
              </table:table-cell>
              <table:table-cell office:value-type="float" office:value="0.07942">
                <text:p>0.07942</text:p>
              </table:table-cell>
              <table:table-cell office:value-type="float" office:value="0.10196">
                <text:p>0.10196</text:p>
              </table:table-cell>
              <table:table-cell office:value-type="float" office:value="0.08566">
                <text:p>0.08566</text:p>
              </table:table-cell>
              <table:table-cell office:value-type="float" office:value="0.14596">
                <text:p>0.14596</text:p>
              </table:table-cell>
              <table:table-cell office:value-type="float" office:value="0.14698">
                <text:p>0.14698</text:p>
              </table:table-cell>
              <table:table-cell office:value-type="float" office:value="0.16536">
                <text:p>0.16536</text:p>
              </table:table-cell>
              <table:table-cell office:value-type="float" office:value="0.16736">
                <text:p>0.16736</text:p>
              </table:table-cell>
              <table:table-cell office:value-type="float" office:value="0.16888">
                <text:p>0.16888</text:p>
              </table:table-cell>
              <table:table-cell office:value-type="float" office:value="0.16681">
                <text:p>0.166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04929">
                <text:p>0.04929</text:p>
              </table:table-cell>
              <table:table-cell office:value-type="float" office:value="0.04953">
                <text:p>0.04953</text:p>
              </table:table-cell>
              <table:table-cell office:value-type="float" office:value="0.0451">
                <text:p>0.0451</text:p>
              </table:table-cell>
              <table:table-cell office:value-type="float" office:value="0.04562">
                <text:p>0.04562</text:p>
              </table:table-cell>
              <table:table-cell office:value-type="float" office:value="0.04416">
                <text:p>0.04416</text:p>
              </table:table-cell>
              <table:table-cell office:value-type="float" office:value="0.05508">
                <text:p>0.05508</text:p>
              </table:table-cell>
              <table:table-cell office:value-type="float" office:value="0.05182">
                <text:p>0.05182</text:p>
              </table:table-cell>
              <table:table-cell office:value-type="float" office:value="0.05434">
                <text:p>0.05434</text:p>
              </table:table-cell>
              <table:table-cell office:value-type="float" office:value="0.08149">
                <text:p>0.08149</text:p>
              </table:table-cell>
              <table:table-cell office:value-type="float" office:value="0.10362">
                <text:p>0.10362</text:p>
              </table:table-cell>
              <table:table-cell office:value-type="float" office:value="0.08763">
                <text:p>0.08763</text:p>
              </table:table-cell>
              <table:table-cell office:value-type="float" office:value="0.15566">
                <text:p>0.15566</text:p>
              </table:table-cell>
              <table:table-cell office:value-type="float" office:value="0.15605">
                <text:p>0.15605</text:p>
              </table:table-cell>
              <table:table-cell office:value-type="float" office:value="0.17768">
                <text:p>0.17768</text:p>
              </table:table-cell>
              <table:table-cell office:value-type="float" office:value="0.17939">
                <text:p>0.17939</text:p>
              </table:table-cell>
              <table:table-cell office:value-type="float" office:value="0.18098">
                <text:p>0.18098</text:p>
              </table:table-cell>
              <table:table-cell office:value-type="float" office:value="0.17876">
                <text:p>0.178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476">
                <text:p>0.0476</text:p>
              </table:table-cell>
              <table:table-cell office:value-type="float" office:value="0.04782">
                <text:p>0.04782</text:p>
              </table:table-cell>
              <table:table-cell office:value-type="float" office:value="0.04294">
                <text:p>0.04294</text:p>
              </table:table-cell>
              <table:table-cell office:value-type="float" office:value="0.04345">
                <text:p>0.04345</text:p>
              </table:table-cell>
              <table:table-cell office:value-type="float" office:value="0.0426">
                <text:p>0.0426</text:p>
              </table:table-cell>
              <table:table-cell office:value-type="float" office:value="0.05332">
                <text:p>0.05332</text:p>
              </table:table-cell>
              <table:table-cell office:value-type="float" office:value="0.05036">
                <text:p>0.05036</text:p>
              </table:table-cell>
              <table:table-cell office:value-type="float" office:value="0.05275">
                <text:p>0.05275</text:p>
              </table:table-cell>
              <table:table-cell office:value-type="float" office:value="0.08387">
                <text:p>0.08387</text:p>
              </table:table-cell>
              <table:table-cell office:value-type="float" office:value="0.10578">
                <text:p>0.10578</text:p>
              </table:table-cell>
              <table:table-cell office:value-type="float" office:value="0.0896">
                <text:p>0.0896</text:p>
              </table:table-cell>
              <table:table-cell office:value-type="float" office:value="0.16484">
                <text:p>0.16484</text:p>
              </table:table-cell>
              <table:table-cell office:value-type="float" office:value="0.16493">
                <text:p>0.16493</text:p>
              </table:table-cell>
              <table:table-cell office:value-type="float" office:value="0.18984">
                <text:p>0.18984</text:p>
              </table:table-cell>
              <table:table-cell office:value-type="float" office:value="0.19091">
                <text:p>0.19091</text:p>
              </table:table-cell>
              <table:table-cell office:value-type="float" office:value="0.19252">
                <text:p>0.19252</text:p>
              </table:table-cell>
              <table:table-cell office:value-type="float" office:value="0.19005">
                <text:p>0.190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9">
                <text:p>349</text:p>
              </table:table-cell>
              <table:table-cell office:value-type="float" office:value="0.04684">
                <text:p>0.04684</text:p>
              </table:table-cell>
              <table:table-cell office:value-type="float" office:value="0.04648">
                <text:p>0.04648</text:p>
              </table:table-cell>
              <table:table-cell office:value-type="float" office:value="0.0409">
                <text:p>0.0409</text:p>
              </table:table-cell>
              <table:table-cell office:value-type="float" office:value="0.04164">
                <text:p>0.04164</text:p>
              </table:table-cell>
              <table:table-cell office:value-type="float" office:value="0.0405">
                <text:p>0.0405</text:p>
              </table:table-cell>
              <table:table-cell office:value-type="float" office:value="0.05149">
                <text:p>0.05149</text:p>
              </table:table-cell>
              <table:table-cell office:value-type="float" office:value="0.0496">
                <text:p>0.0496</text:p>
              </table:table-cell>
              <table:table-cell office:value-type="float" office:value="0.05209">
                <text:p>0.05209</text:p>
              </table:table-cell>
              <table:table-cell office:value-type="float" office:value="0.085999">
                <text:p>0.085999</text:p>
              </table:table-cell>
              <table:table-cell office:value-type="float" office:value="0.10764">
                <text:p>0.10764</text:p>
              </table:table-cell>
              <table:table-cell office:value-type="float" office:value="0.09207">
                <text:p>0.09207</text:p>
              </table:table-cell>
              <table:table-cell office:value-type="float" office:value="0.17394">
                <text:p>0.17394</text:p>
              </table:table-cell>
              <table:table-cell office:value-type="float" office:value="0.17396">
                <text:p>0.17396</text:p>
              </table:table-cell>
              <table:table-cell office:value-type="float" office:value="0.2024">
                <text:p>0.2024</text:p>
              </table:table-cell>
              <table:table-cell office:value-type="float" office:value="0.20276">
                <text:p>0.20276</text:p>
              </table:table-cell>
              <table:table-cell office:value-type="float" office:value="0.20422">
                <text:p>0.20422</text:p>
              </table:table-cell>
              <table:table-cell office:value-type="float" office:value="0.20177">
                <text:p>0.201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8">
                <text:p>348</text:p>
              </table:table-cell>
              <table:table-cell office:value-type="float" office:value="0.04499">
                <text:p>0.04499</text:p>
              </table:table-cell>
              <table:table-cell office:value-type="float" office:value="0.0453">
                <text:p>0.0453</text:p>
              </table:table-cell>
              <table:table-cell office:value-type="float" office:value="0.0393">
                <text:p>0.0393</text:p>
              </table:table-cell>
              <table:table-cell office:value-type="float" office:value="0.03995">
                <text:p>0.03995</text:p>
              </table:table-cell>
              <table:table-cell office:value-type="float" office:value="0.03895">
                <text:p>0.03895</text:p>
              </table:table-cell>
              <table:table-cell office:value-type="float" office:value="0.05018">
                <text:p>0.05018</text:p>
              </table:table-cell>
              <table:table-cell office:value-type="float" office:value="0.04857">
                <text:p>0.04857</text:p>
              </table:table-cell>
              <table:table-cell office:value-type="float" office:value="0.05106">
                <text:p>0.05106</text:p>
              </table:table-cell>
              <table:table-cell office:value-type="float" office:value="0.08809">
                <text:p>0.08809</text:p>
              </table:table-cell>
              <table:table-cell office:value-type="float" office:value="0.10991">
                <text:p>0.10991</text:p>
              </table:table-cell>
              <table:table-cell office:value-type="float" office:value="0.09403">
                <text:p>0.09403</text:p>
              </table:table-cell>
              <table:table-cell office:value-type="float" office:value="0.18185">
                <text:p>0.18185</text:p>
              </table:table-cell>
              <table:table-cell office:value-type="float" office:value="0.18245">
                <text:p>0.18245</text:p>
              </table:table-cell>
              <table:table-cell office:value-type="float" office:value="0.21366">
                <text:p>0.21366</text:p>
              </table:table-cell>
              <table:table-cell office:value-type="float" office:value="0.21418">
                <text:p>0.21418</text:p>
              </table:table-cell>
              <table:table-cell office:value-type="float" office:value="0.21545">
                <text:p>0.21545</text:p>
              </table:table-cell>
              <table:table-cell office:value-type="float" office:value="0.21278">
                <text:p>0.212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47">
                <text:p>347</text:p>
              </table:table-cell>
              <table:table-cell office:value-type="float" office:value="0.04266">
                <text:p>0.04266</text:p>
              </table:table-cell>
              <table:table-cell office:value-type="float" office:value="0.04276">
                <text:p>0.04276</text:p>
              </table:table-cell>
              <table:table-cell office:value-type="float" office:value="0.03787">
                <text:p>0.03787</text:p>
              </table:table-cell>
              <table:table-cell office:value-type="float" office:value="0.03853">
                <text:p>0.03853</text:p>
              </table:table-cell>
              <table:table-cell office:value-type="float" office:value="0.03705">
                <text:p>0.03705</text:p>
              </table:table-cell>
              <table:table-cell office:value-type="float" office:value="0.04862">
                <text:p>0.04862</text:p>
              </table:table-cell>
              <table:table-cell office:value-type="float" office:value="0.0475">
                <text:p>0.0475</text:p>
              </table:table-cell>
              <table:table-cell office:value-type="float" office:value="0.05008">
                <text:p>0.05008</text:p>
              </table:table-cell>
              <table:table-cell office:value-type="float" office:value="0.08964">
                <text:p>0.08964</text:p>
              </table:table-cell>
              <table:table-cell office:value-type="float" office:value="0.11207">
                <text:p>0.11207</text:p>
              </table:table-cell>
              <table:table-cell office:value-type="float" office:value="0.09576">
                <text:p>0.09576</text:p>
              </table:table-cell>
              <table:table-cell office:value-type="float" office:value="0.19039">
                <text:p>0.19039</text:p>
              </table:table-cell>
              <table:table-cell office:value-type="float" office:value="0.19123">
                <text:p>0.19123</text:p>
              </table:table-cell>
              <table:table-cell office:value-type="float" office:value="0.22313">
                <text:p>0.22313</text:p>
              </table:table-cell>
              <table:table-cell office:value-type="float" office:value="0.22486">
                <text:p>0.22486</text:p>
              </table:table-cell>
              <table:table-cell office:value-type="float" office:value="0.22678">
                <text:p>0.22678</text:p>
              </table:table-cell>
              <table:table-cell office:value-type="float" office:value="0.2234">
                <text:p>0.22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6">
                <text:p>346</text:p>
              </table:table-cell>
              <table:table-cell office:value-type="float" office:value="0.04126">
                <text:p>0.04126</text:p>
              </table:table-cell>
              <table:table-cell office:value-type="float" office:value="0.04121">
                <text:p>0.04121</text:p>
              </table:table-cell>
              <table:table-cell office:value-type="float" office:value="0.03635">
                <text:p>0.03635</text:p>
              </table:table-cell>
              <table:table-cell office:value-type="float" office:value="0.03725">
                <text:p>0.03725</text:p>
              </table:table-cell>
              <table:table-cell office:value-type="float" office:value="0.03603">
                <text:p>0.03603</text:p>
              </table:table-cell>
              <table:table-cell office:value-type="float" office:value="0.04756">
                <text:p>0.04756</text:p>
              </table:table-cell>
              <table:table-cell office:value-type="float" office:value="0.04677">
                <text:p>0.04677</text:p>
              </table:table-cell>
              <table:table-cell office:value-type="float" office:value="0.04926">
                <text:p>0.04926</text:p>
              </table:table-cell>
              <table:table-cell office:value-type="float" office:value="0.09156">
                <text:p>0.09156</text:p>
              </table:table-cell>
              <table:table-cell office:value-type="float" office:value="0.11442">
                <text:p>0.11442</text:p>
              </table:table-cell>
              <table:table-cell office:value-type="float" office:value="0.097919">
                <text:p>0.097919</text:p>
              </table:table-cell>
              <table:table-cell office:value-type="float" office:value="0.19823">
                <text:p>0.19823</text:p>
              </table:table-cell>
              <table:table-cell office:value-type="float" office:value="0.19937">
                <text:p>0.19937</text:p>
              </table:table-cell>
              <table:table-cell office:value-type="float" office:value="0.23354">
                <text:p>0.23354</text:p>
              </table:table-cell>
              <table:table-cell office:value-type="float" office:value="0.23576">
                <text:p>0.23576</text:p>
              </table:table-cell>
              <table:table-cell office:value-type="float" office:value="0.23739">
                <text:p>0.23739</text:p>
              </table:table-cell>
              <table:table-cell office:value-type="float" office:value="0.23366">
                <text:p>0.233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5">
                <text:p>345</text:p>
              </table:table-cell>
              <table:table-cell office:value-type="float" office:value="0.04052">
                <text:p>0.04052</text:p>
              </table:table-cell>
              <table:table-cell office:value-type="float" office:value="0.04042">
                <text:p>0.04042</text:p>
              </table:table-cell>
              <table:table-cell office:value-type="float" office:value="0.0348">
                <text:p>0.0348</text:p>
              </table:table-cell>
              <table:table-cell office:value-type="float" office:value="0.03633">
                <text:p>0.03633</text:p>
              </table:table-cell>
              <table:table-cell office:value-type="float" office:value="0.03478">
                <text:p>0.03478</text:p>
              </table:table-cell>
              <table:table-cell office:value-type="float" office:value="0.04601">
                <text:p>0.04601</text:p>
              </table:table-cell>
              <table:table-cell office:value-type="float" office:value="0.04665">
                <text:p>0.04665</text:p>
              </table:table-cell>
              <table:table-cell office:value-type="float" office:value="0.04906">
                <text:p>0.04906</text:p>
              </table:table-cell>
              <table:table-cell office:value-type="float" office:value="0.09343">
                <text:p>0.09343</text:p>
              </table:table-cell>
              <table:table-cell office:value-type="float" office:value="0.11663">
                <text:p>0.11663</text:p>
              </table:table-cell>
              <table:table-cell office:value-type="float" office:value="0.09926">
                <text:p>0.09926</text:p>
              </table:table-cell>
              <table:table-cell office:value-type="float" office:value="0.20551">
                <text:p>0.20551</text:p>
              </table:table-cell>
              <table:table-cell office:value-type="float" office:value="0.20642">
                <text:p>0.20642</text:p>
              </table:table-cell>
              <table:table-cell office:value-type="float" office:value="0.24375">
                <text:p>0.24375</text:p>
              </table:table-cell>
              <table:table-cell office:value-type="float" office:value="0.2459">
                <text:p>0.2459</text:p>
              </table:table-cell>
              <table:table-cell office:value-type="float" office:value="0.24831">
                <text:p>0.24831</text:p>
              </table:table-cell>
              <table:table-cell office:value-type="float" office:value="0.24454">
                <text:p>0.244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4">
                <text:p>344</text:p>
              </table:table-cell>
              <table:table-cell office:value-type="float" office:value="0.03864">
                <text:p>0.03864</text:p>
              </table:table-cell>
              <table:table-cell office:value-type="float" office:value="0.03857">
                <text:p>0.03857</text:p>
              </table:table-cell>
              <table:table-cell office:value-type="float" office:value="0.03362">
                <text:p>0.03362</text:p>
              </table:table-cell>
              <table:table-cell office:value-type="float" office:value="0.03473">
                <text:p>0.03473</text:p>
              </table:table-cell>
              <table:table-cell office:value-type="float" office:value="0.03296">
                <text:p>0.03296</text:p>
              </table:table-cell>
              <table:table-cell office:value-type="float" office:value="0.04536">
                <text:p>0.04536</text:p>
              </table:table-cell>
              <table:table-cell office:value-type="float" office:value="0.0459">
                <text:p>0.0459</text:p>
              </table:table-cell>
              <table:table-cell office:value-type="float" office:value="0.04838">
                <text:p>0.04838</text:p>
              </table:table-cell>
              <table:table-cell office:value-type="float" office:value="0.09497">
                <text:p>0.09497</text:p>
              </table:table-cell>
              <table:table-cell office:value-type="float" office:value="0.11835">
                <text:p>0.11835</text:p>
              </table:table-cell>
              <table:table-cell office:value-type="float" office:value="0.10014">
                <text:p>0.10014</text:p>
              </table:table-cell>
              <table:table-cell office:value-type="float" office:value="0.2124">
                <text:p>0.2124</text:p>
              </table:table-cell>
              <table:table-cell office:value-type="float" office:value="0.2137">
                <text:p>0.2137</text:p>
              </table:table-cell>
              <table:table-cell office:value-type="float" office:value="0.25271">
                <text:p>0.25271</text:p>
              </table:table-cell>
              <table:table-cell office:value-type="float" office:value="0.25468">
                <text:p>0.25468</text:p>
              </table:table-cell>
              <table:table-cell office:value-type="float" office:value="0.25771">
                <text:p>0.25771</text:p>
              </table:table-cell>
              <table:table-cell office:value-type="float" office:value="0.25384">
                <text:p>0.253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43">
                <text:p>343</text:p>
              </table:table-cell>
              <table:table-cell office:value-type="float" office:value="0.03807">
                <text:p>0.03807</text:p>
              </table:table-cell>
              <table:table-cell office:value-type="float" office:value="0.03774">
                <text:p>0.03774</text:p>
              </table:table-cell>
              <table:table-cell office:value-type="float" office:value="0.03291">
                <text:p>0.03291</text:p>
              </table:table-cell>
              <table:table-cell office:value-type="float" office:value="0.03401">
                <text:p>0.03401</text:p>
              </table:table-cell>
              <table:table-cell office:value-type="float" office:value="0.03265">
                <text:p>0.03265</text:p>
              </table:table-cell>
              <table:table-cell office:value-type="float" office:value="0.04492">
                <text:p>0.04492</text:p>
              </table:table-cell>
              <table:table-cell office:value-type="float" office:value="0.04527">
                <text:p>0.04527</text:p>
              </table:table-cell>
              <table:table-cell office:value-type="float" office:value="0.04786">
                <text:p>0.04786</text:p>
              </table:table-cell>
              <table:table-cell office:value-type="float" office:value="0.09728">
                <text:p>0.09728</text:p>
              </table:table-cell>
              <table:table-cell office:value-type="float" office:value="0.12075">
                <text:p>0.12075</text:p>
              </table:table-cell>
              <table:table-cell office:value-type="float" office:value="0.10217">
                <text:p>0.10217</text:p>
              </table:table-cell>
              <table:table-cell office:value-type="float" office:value="0.21984">
                <text:p>0.21984</text:p>
              </table:table-cell>
              <table:table-cell office:value-type="float" office:value="0.22133">
                <text:p>0.22133</text:p>
              </table:table-cell>
              <table:table-cell office:value-type="float" office:value="0.26202">
                <text:p>0.26202</text:p>
              </table:table-cell>
              <table:table-cell office:value-type="float" office:value="0.26356">
                <text:p>0.26356</text:p>
              </table:table-cell>
              <table:table-cell office:value-type="float" office:value="0.26669">
                <text:p>0.26669</text:p>
              </table:table-cell>
              <table:table-cell office:value-type="float" office:value="0.26146">
                <text:p>0.261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42">
                <text:p>342</text:p>
              </table:table-cell>
              <table:table-cell office:value-type="float" office:value="0.03743">
                <text:p>0.03743</text:p>
              </table:table-cell>
              <table:table-cell office:value-type="float" office:value="0.0374">
                <text:p>0.0374</text:p>
              </table:table-cell>
              <table:table-cell office:value-type="float" office:value="0.03207">
                <text:p>0.03207</text:p>
              </table:table-cell>
              <table:table-cell office:value-type="float" office:value="0.03309">
                <text:p>0.03309</text:p>
              </table:table-cell>
              <table:table-cell office:value-type="float" office:value="0.03213">
                <text:p>0.03213</text:p>
              </table:table-cell>
              <table:table-cell office:value-type="float" office:value="0.04393">
                <text:p>0.04393</text:p>
              </table:table-cell>
              <table:table-cell office:value-type="float" office:value="0.04535">
                <text:p>0.04535</text:p>
              </table:table-cell>
              <table:table-cell office:value-type="float" office:value="0.0475">
                <text:p>0.0475</text:p>
              </table:table-cell>
              <table:table-cell office:value-type="float" office:value="0.09947">
                <text:p>0.09947</text:p>
              </table:table-cell>
              <table:table-cell office:value-type="float" office:value="0.12325">
                <text:p>0.12325</text:p>
              </table:table-cell>
              <table:table-cell office:value-type="float" office:value="0.10456">
                <text:p>0.10456</text:p>
              </table:table-cell>
              <table:table-cell office:value-type="float" office:value="0.22619">
                <text:p>0.22619</text:p>
              </table:table-cell>
              <table:table-cell office:value-type="float" office:value="0.22786">
                <text:p>0.22786</text:p>
              </table:table-cell>
              <table:table-cell office:value-type="float" office:value="0.27071">
                <text:p>0.27071</text:p>
              </table:table-cell>
              <table:table-cell office:value-type="float" office:value="0.2722">
                <text:p>0.2722</text:p>
              </table:table-cell>
              <table:table-cell office:value-type="float" office:value="0.27569">
                <text:p>0.27569</text:p>
              </table:table-cell>
              <table:table-cell office:value-type="float" office:value="0.27021">
                <text:p>0.270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41">
                <text:p>341</text:p>
              </table:table-cell>
              <table:table-cell office:value-type="float" office:value="0.03679">
                <text:p>0.03679</text:p>
              </table:table-cell>
              <table:table-cell office:value-type="float" office:value="0.03691">
                <text:p>0.03691</text:p>
              </table:table-cell>
              <table:table-cell office:value-type="float" office:value="0.03168">
                <text:p>0.03168</text:p>
              </table:table-cell>
              <table:table-cell office:value-type="float" office:value="0.0328">
                <text:p>0.0328</text:p>
              </table:table-cell>
              <table:table-cell office:value-type="float" office:value="0.03156">
                <text:p>0.03156</text:p>
              </table:table-cell>
              <table:table-cell office:value-type="float" office:value="0.04321">
                <text:p>0.04321</text:p>
              </table:table-cell>
              <table:table-cell office:value-type="float" office:value="0.04525">
                <text:p>0.04525</text:p>
              </table:table-cell>
              <table:table-cell office:value-type="float" office:value="0.04724">
                <text:p>0.04724</text:p>
              </table:table-cell>
              <table:table-cell office:value-type="float" office:value="0.10123">
                <text:p>0.10123</text:p>
              </table:table-cell>
              <table:table-cell office:value-type="float" office:value="0.12509">
                <text:p>0.12509</text:p>
              </table:table-cell>
              <table:table-cell office:value-type="float" office:value="0.1059">
                <text:p>0.1059</text:p>
              </table:table-cell>
              <table:table-cell office:value-type="float" office:value="0.23254">
                <text:p>0.23254</text:p>
              </table:table-cell>
              <table:table-cell office:value-type="float" office:value="0.2333">
                <text:p>0.2333</text:p>
              </table:table-cell>
              <table:table-cell office:value-type="float" office:value="0.2787">
                <text:p>0.2787</text:p>
              </table:table-cell>
              <table:table-cell office:value-type="float" office:value="0.27982">
                <text:p>0.27982</text:p>
              </table:table-cell>
              <table:table-cell office:value-type="float" office:value="0.28339">
                <text:p>0.28339</text:p>
              </table:table-cell>
              <table:table-cell office:value-type="float" office:value="0.2776">
                <text:p>0.27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0">
                <text:p>340</text:p>
              </table:table-cell>
              <table:table-cell office:value-type="float" office:value="0.03638">
                <text:p>0.03638</text:p>
              </table:table-cell>
              <table:table-cell office:value-type="float" office:value="0.03647">
                <text:p>0.03647</text:p>
              </table:table-cell>
              <table:table-cell office:value-type="float" office:value="0.03118">
                <text:p>0.03118</text:p>
              </table:table-cell>
              <table:table-cell office:value-type="float" office:value="0.03181">
                <text:p>0.03181</text:p>
              </table:table-cell>
              <table:table-cell office:value-type="float" office:value="0.03101">
                <text:p>0.03101</text:p>
              </table:table-cell>
              <table:table-cell office:value-type="float" office:value="0.0428">
                <text:p>0.0428</text:p>
              </table:table-cell>
              <table:table-cell office:value-type="float" office:value="0.04488">
                <text:p>0.04488</text:p>
              </table:table-cell>
              <table:table-cell office:value-type="float" office:value="0.04701">
                <text:p>0.04701</text:p>
              </table:table-cell>
              <table:table-cell office:value-type="float" office:value="0.10347">
                <text:p>0.10347</text:p>
              </table:table-cell>
              <table:table-cell office:value-type="float" office:value="0.12731">
                <text:p>0.12731</text:p>
              </table:table-cell>
              <table:table-cell office:value-type="float" office:value="0.10693">
                <text:p>0.10693</text:p>
              </table:table-cell>
              <table:table-cell office:value-type="float" office:value="0.23866">
                <text:p>0.23866</text:p>
              </table:table-cell>
              <table:table-cell office:value-type="float" office:value="0.23911">
                <text:p>0.23911</text:p>
              </table:table-cell>
              <table:table-cell office:value-type="float" office:value="0.28705">
                <text:p>0.28705</text:p>
              </table:table-cell>
              <table:table-cell office:value-type="float" office:value="0.28701">
                <text:p>0.28701</text:p>
              </table:table-cell>
              <table:table-cell office:value-type="float" office:value="0.29105">
                <text:p>0.29105</text:p>
              </table:table-cell>
              <table:table-cell office:value-type="float" office:value="0.28491">
                <text:p>0.284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39">
                <text:p>339</text:p>
              </table:table-cell>
              <table:table-cell office:value-type="float" office:value="0.03615">
                <text:p>0.03615</text:p>
              </table:table-cell>
              <table:table-cell office:value-type="float" office:value="0.03553">
                <text:p>0.03553</text:p>
              </table:table-cell>
              <table:table-cell office:value-type="float" office:value="0.03052">
                <text:p>0.03052</text:p>
              </table:table-cell>
              <table:table-cell office:value-type="float" office:value="0.03149">
                <text:p>0.03149</text:p>
              </table:table-cell>
              <table:table-cell office:value-type="float" office:value="0.03105">
                <text:p>0.03105</text:p>
              </table:table-cell>
              <table:table-cell office:value-type="float" office:value="0.04257">
                <text:p>0.04257</text:p>
              </table:table-cell>
              <table:table-cell office:value-type="float" office:value="0.04541">
                <text:p>0.04541</text:p>
              </table:table-cell>
              <table:table-cell office:value-type="float" office:value="0.04682">
                <text:p>0.04682</text:p>
              </table:table-cell>
              <table:table-cell office:value-type="float" office:value="0.10498">
                <text:p>0.10498</text:p>
              </table:table-cell>
              <table:table-cell office:value-type="float" office:value="0.12978">
                <text:p>0.12978</text:p>
              </table:table-cell>
              <table:table-cell office:value-type="float" office:value="0.109">
                <text:p>0.109</text:p>
              </table:table-cell>
              <table:table-cell office:value-type="float" office:value="0.24443">
                <text:p>0.24443</text:p>
              </table:table-cell>
              <table:table-cell office:value-type="float" office:value="0.24425">
                <text:p>0.24425</text:p>
              </table:table-cell>
              <table:table-cell office:value-type="float" office:value="0.29452">
                <text:p>0.29452</text:p>
              </table:table-cell>
              <table:table-cell office:value-type="float" office:value="0.29391">
                <text:p>0.29391</text:p>
              </table:table-cell>
              <table:table-cell office:value-type="float" office:value="0.29782">
                <text:p>0.29782</text:p>
              </table:table-cell>
              <table:table-cell office:value-type="float" office:value="0.29056">
                <text:p>0.290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8">
                <text:p>338</text:p>
              </table:table-cell>
              <table:table-cell office:value-type="float" office:value="0.03577">
                <text:p>0.03577</text:p>
              </table:table-cell>
              <table:table-cell office:value-type="float" office:value="0.03575">
                <text:p>0.03575</text:p>
              </table:table-cell>
              <table:table-cell office:value-type="float" office:value="0.03049">
                <text:p>0.03049</text:p>
              </table:table-cell>
              <table:table-cell office:value-type="float" office:value="0.0311">
                <text:p>0.0311</text:p>
              </table:table-cell>
              <table:table-cell office:value-type="float" office:value="0.0303">
                <text:p>0.0303</text:p>
              </table:table-cell>
              <table:table-cell office:value-type="float" office:value="0.04188">
                <text:p>0.04188</text:p>
              </table:table-cell>
              <table:table-cell office:value-type="float" office:value="0.04472">
                <text:p>0.04472</text:p>
              </table:table-cell>
              <table:table-cell office:value-type="float" office:value="0.04678">
                <text:p>0.04678</text:p>
              </table:table-cell>
              <table:table-cell office:value-type="float" office:value="0.10649">
                <text:p>0.10649</text:p>
              </table:table-cell>
              <table:table-cell office:value-type="float" office:value="0.13083">
                <text:p>0.13083</text:p>
              </table:table-cell>
              <table:table-cell office:value-type="float" office:value="0.11065">
                <text:p>0.11065</text:p>
              </table:table-cell>
              <table:table-cell office:value-type="float" office:value="0.24812">
                <text:p>0.24812</text:p>
              </table:table-cell>
              <table:table-cell office:value-type="float" office:value="0.24908">
                <text:p>0.24908</text:p>
              </table:table-cell>
              <table:table-cell office:value-type="float" office:value="0.30019">
                <text:p>0.30019</text:p>
              </table:table-cell>
              <table:table-cell office:value-type="float" office:value="0.30015">
                <text:p>0.30015</text:p>
              </table:table-cell>
              <table:table-cell office:value-type="float" office:value="0.30482">
                <text:p>0.30482</text:p>
              </table:table-cell>
              <table:table-cell office:value-type="float" office:value="0.29768">
                <text:p>0.297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37">
                <text:p>337</text:p>
              </table:table-cell>
              <table:table-cell office:value-type="float" office:value="0.03519">
                <text:p>0.03519</text:p>
              </table:table-cell>
              <table:table-cell office:value-type="float" office:value="0.03475">
                <text:p>0.03475</text:p>
              </table:table-cell>
              <table:table-cell office:value-type="float" office:value="0.03036">
                <text:p>0.03036</text:p>
              </table:table-cell>
              <table:table-cell office:value-type="float" office:value="0.0308">
                <text:p>0.0308</text:p>
              </table:table-cell>
              <table:table-cell office:value-type="float" office:value="0.03037">
                <text:p>0.03037</text:p>
              </table:table-cell>
              <table:table-cell office:value-type="float" office:value="0.04237">
                <text:p>0.04237</text:p>
              </table:table-cell>
              <table:table-cell office:value-type="float" office:value="0.04427">
                <text:p>0.04427</text:p>
              </table:table-cell>
              <table:table-cell office:value-type="float" office:value="0.04653">
                <text:p>0.04653</text:p>
              </table:table-cell>
              <table:table-cell office:value-type="float" office:value="0.10677">
                <text:p>0.10677</text:p>
              </table:table-cell>
              <table:table-cell office:value-type="float" office:value="0.13156">
                <text:p>0.13156</text:p>
              </table:table-cell>
              <table:table-cell office:value-type="float" office:value="0.11193">
                <text:p>0.11193</text:p>
              </table:table-cell>
              <table:table-cell office:value-type="float" office:value="0.25277">
                <text:p>0.25277</text:p>
              </table:table-cell>
              <table:table-cell office:value-type="float" office:value="0.25367">
                <text:p>0.25367</text:p>
              </table:table-cell>
              <table:table-cell office:value-type="float" office:value="0.30478">
                <text:p>0.30478</text:p>
              </table:table-cell>
              <table:table-cell office:value-type="float" office:value="0.30547">
                <text:p>0.30547</text:p>
              </table:table-cell>
              <table:table-cell office:value-type="float" office:value="0.30975">
                <text:p>0.30975</text:p>
              </table:table-cell>
              <table:table-cell office:value-type="float" office:value="0.30349">
                <text:p>0.303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36">
                <text:p>336</text:p>
              </table:table-cell>
              <table:table-cell office:value-type="float" office:value="0.03471">
                <text:p>0.03471</text:p>
              </table:table-cell>
              <table:table-cell office:value-type="float" office:value="0.03436">
                <text:p>0.03436</text:p>
              </table:table-cell>
              <table:table-cell office:value-type="float" office:value="0.02958">
                <text:p>0.02958</text:p>
              </table:table-cell>
              <table:table-cell office:value-type="float" office:value="0.0304">
                <text:p>0.0304</text:p>
              </table:table-cell>
              <table:table-cell office:value-type="float" office:value="0.03048">
                <text:p>0.03048</text:p>
              </table:table-cell>
              <table:table-cell office:value-type="float" office:value="0.04203">
                <text:p>0.04203</text:p>
              </table:table-cell>
              <table:table-cell office:value-type="float" office:value="0.04434">
                <text:p>0.04434</text:p>
              </table:table-cell>
              <table:table-cell office:value-type="float" office:value="0.04631">
                <text:p>0.04631</text:p>
              </table:table-cell>
              <table:table-cell office:value-type="float" office:value="0.10803">
                <text:p>0.10803</text:p>
              </table:table-cell>
              <table:table-cell office:value-type="float" office:value="0.13297">
                <text:p>0.13297</text:p>
              </table:table-cell>
              <table:table-cell office:value-type="float" office:value="0.1136">
                <text:p>0.1136</text:p>
              </table:table-cell>
              <table:table-cell office:value-type="float" office:value="0.25637">
                <text:p>0.25637</text:p>
              </table:table-cell>
              <table:table-cell office:value-type="float" office:value="0.25834">
                <text:p>0.25834</text:p>
              </table:table-cell>
              <table:table-cell office:value-type="float" office:value="0.30957">
                <text:p>0.30957</text:p>
              </table:table-cell>
              <table:table-cell office:value-type="float" office:value="0.31063">
                <text:p>0.31063</text:p>
              </table:table-cell>
              <table:table-cell office:value-type="float" office:value="0.3152">
                <text:p>0.3152</text:p>
              </table:table-cell>
              <table:table-cell office:value-type="float" office:value="0.30919">
                <text:p>0.309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35">
                <text:p>335</text:p>
              </table:table-cell>
              <table:table-cell office:value-type="float" office:value="0.0347">
                <text:p>0.0347</text:p>
              </table:table-cell>
              <table:table-cell office:value-type="float" office:value="0.03421">
                <text:p>0.03421</text:p>
              </table:table-cell>
              <table:table-cell office:value-type="float" office:value="0.02954">
                <text:p>0.02954</text:p>
              </table:table-cell>
              <table:table-cell office:value-type="float" office:value="0.03052">
                <text:p>0.03052</text:p>
              </table:table-cell>
              <table:table-cell office:value-type="float" office:value="0.03032">
                <text:p>0.03032</text:p>
              </table:table-cell>
              <table:table-cell office:value-type="float" office:value="0.04163">
                <text:p>0.04163</text:p>
              </table:table-cell>
              <table:table-cell office:value-type="float" office:value="0.04448">
                <text:p>0.04448</text:p>
              </table:table-cell>
              <table:table-cell office:value-type="float" office:value="0.04673">
                <text:p>0.04673</text:p>
              </table:table-cell>
              <table:table-cell office:value-type="float" office:value="0.10814">
                <text:p>0.10814</text:p>
              </table:table-cell>
              <table:table-cell office:value-type="float" office:value="0.13368">
                <text:p>0.13368</text:p>
              </table:table-cell>
              <table:table-cell office:value-type="float" office:value="0.1151">
                <text:p>0.1151</text:p>
              </table:table-cell>
              <table:table-cell office:value-type="float" office:value="0.25904">
                <text:p>0.25904</text:p>
              </table:table-cell>
              <table:table-cell office:value-type="float" office:value="0.26124">
                <text:p>0.26124</text:p>
              </table:table-cell>
              <table:table-cell office:value-type="float" office:value="0.31353">
                <text:p>0.31353</text:p>
              </table:table-cell>
              <table:table-cell office:value-type="float" office:value="0.3152">
                <text:p>0.3152</text:p>
              </table:table-cell>
              <table:table-cell office:value-type="float" office:value="0.31964">
                <text:p>0.31964</text:p>
              </table:table-cell>
              <table:table-cell office:value-type="float" office:value="0.31452">
                <text:p>0.314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4">
                <text:p>334</text:p>
              </table:table-cell>
              <table:table-cell office:value-type="float" office:value="0.03373">
                <text:p>0.03373</text:p>
              </table:table-cell>
              <table:table-cell office:value-type="float" office:value="0.03336">
                <text:p>0.03336</text:p>
              </table:table-cell>
              <table:table-cell office:value-type="float" office:value="0.02997">
                <text:p>0.02997</text:p>
              </table:table-cell>
              <table:table-cell office:value-type="float" office:value="0.03034">
                <text:p>0.03034</text:p>
              </table:table-cell>
              <table:table-cell office:value-type="float" office:value="0.03042">
                <text:p>0.03042</text:p>
              </table:table-cell>
              <table:table-cell office:value-type="float" office:value="0.04211">
                <text:p>0.04211</text:p>
              </table:table-cell>
              <table:table-cell office:value-type="float" office:value="0.04465">
                <text:p>0.04465</text:p>
              </table:table-cell>
              <table:table-cell office:value-type="float" office:value="0.04756">
                <text:p>0.04756</text:p>
              </table:table-cell>
              <table:table-cell office:value-type="float" office:value="0.10893">
                <text:p>0.10893</text:p>
              </table:table-cell>
              <table:table-cell office:value-type="float" office:value="0.13547">
                <text:p>0.13547</text:p>
              </table:table-cell>
              <table:table-cell office:value-type="float" office:value="0.11592">
                <text:p>0.11592</text:p>
              </table:table-cell>
              <table:table-cell office:value-type="float" office:value="0.26203">
                <text:p>0.26203</text:p>
              </table:table-cell>
              <table:table-cell office:value-type="float" office:value="0.26558">
                <text:p>0.26558</text:p>
              </table:table-cell>
              <table:table-cell office:value-type="float" office:value="0.31794">
                <text:p>0.31794</text:p>
              </table:table-cell>
              <table:table-cell office:value-type="float" office:value="0.32081">
                <text:p>0.32081</text:p>
              </table:table-cell>
              <table:table-cell office:value-type="float" office:value="0.32529">
                <text:p>0.32529</text:p>
              </table:table-cell>
              <table:table-cell office:value-type="float" office:value="0.32031">
                <text:p>0.320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33">
                <text:p>333</text:p>
              </table:table-cell>
              <table:table-cell office:value-type="float" office:value="0.03402">
                <text:p>0.03402</text:p>
              </table:table-cell>
              <table:table-cell office:value-type="float" office:value="0.03361">
                <text:p>0.03361</text:p>
              </table:table-cell>
              <table:table-cell office:value-type="float" office:value="0.03051">
                <text:p>0.03051</text:p>
              </table:table-cell>
              <table:table-cell office:value-type="float" office:value="0.03053">
                <text:p>0.03053</text:p>
              </table:table-cell>
              <table:table-cell office:value-type="float" office:value="0.03027">
                <text:p>0.03027</text:p>
              </table:table-cell>
              <table:table-cell office:value-type="float" office:value="0.04223">
                <text:p>0.04223</text:p>
              </table:table-cell>
              <table:table-cell office:value-type="float" office:value="0.04391">
                <text:p>0.04391</text:p>
              </table:table-cell>
              <table:table-cell office:value-type="float" office:value="0.04702">
                <text:p>0.04702</text:p>
              </table:table-cell>
              <table:table-cell office:value-type="float" office:value="0.11011">
                <text:p>0.11011</text:p>
              </table:table-cell>
              <table:table-cell office:value-type="float" office:value="0.136">
                <text:p>0.136</text:p>
              </table:table-cell>
              <table:table-cell office:value-type="float" office:value="0.11696">
                <text:p>0.11696</text:p>
              </table:table-cell>
              <table:table-cell office:value-type="float" office:value="0.26503">
                <text:p>0.26503</text:p>
              </table:table-cell>
              <table:table-cell office:value-type="float" office:value="0.26729">
                <text:p>0.26729</text:p>
              </table:table-cell>
              <table:table-cell office:value-type="float" office:value="0.32048">
                <text:p>0.32048</text:p>
              </table:table-cell>
              <table:table-cell office:value-type="float" office:value="0.3236">
                <text:p>0.3236</text:p>
              </table:table-cell>
              <table:table-cell office:value-type="float" office:value="0.32727">
                <text:p>0.32727</text:p>
              </table:table-cell>
              <table:table-cell office:value-type="float" office:value="0.32161">
                <text:p>0.321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32">
                <text:p>332</text:p>
              </table:table-cell>
              <table:table-cell office:value-type="float" office:value="0.03449">
                <text:p>0.03449</text:p>
              </table:table-cell>
              <table:table-cell office:value-type="float" office:value="0.03452">
                <text:p>0.03452</text:p>
              </table:table-cell>
              <table:table-cell office:value-type="float" office:value="0.02986">
                <text:p>0.02986</text:p>
              </table:table-cell>
              <table:table-cell office:value-type="float" office:value="0.03027">
                <text:p>0.03027</text:p>
              </table:table-cell>
              <table:table-cell office:value-type="float" office:value="0.0309">
                <text:p>0.0309</text:p>
              </table:table-cell>
              <table:table-cell office:value-type="float" office:value="0.04251">
                <text:p>0.04251</text:p>
              </table:table-cell>
              <table:table-cell office:value-type="float" office:value="0.0438">
                <text:p>0.0438</text:p>
              </table:table-cell>
              <table:table-cell office:value-type="float" office:value="0.04675">
                <text:p>0.04675</text:p>
              </table:table-cell>
              <table:table-cell office:value-type="float" office:value="0.11163">
                <text:p>0.11163</text:p>
              </table:table-cell>
              <table:table-cell office:value-type="float" office:value="0.13699">
                <text:p>0.13699</text:p>
              </table:table-cell>
              <table:table-cell office:value-type="float" office:value="0.11808">
                <text:p>0.11808</text:p>
              </table:table-cell>
              <table:table-cell office:value-type="float" office:value="0.26717">
                <text:p>0.26717</text:p>
              </table:table-cell>
              <table:table-cell office:value-type="float" office:value="0.26877">
                <text:p>0.26877</text:p>
              </table:table-cell>
              <table:table-cell office:value-type="float" office:value="0.32394">
                <text:p>0.32394</text:p>
              </table:table-cell>
              <table:table-cell office:value-type="float" office:value="0.32753">
                <text:p>0.32753</text:p>
              </table:table-cell>
              <table:table-cell office:value-type="float" office:value="0.33074">
                <text:p>0.33074</text:p>
              </table:table-cell>
              <table:table-cell office:value-type="float" office:value="0.32507">
                <text:p>0.325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31">
                <text:p>331</text:p>
              </table:table-cell>
              <table:table-cell office:value-type="float" office:value="0.03474">
                <text:p>0.03474</text:p>
              </table:table-cell>
              <table:table-cell office:value-type="float" office:value="0.03425">
                <text:p>0.03425</text:p>
              </table:table-cell>
              <table:table-cell office:value-type="float" office:value="0.02996">
                <text:p>0.02996</text:p>
              </table:table-cell>
              <table:table-cell office:value-type="float" office:value="0.03001">
                <text:p>0.03001</text:p>
              </table:table-cell>
              <table:table-cell office:value-type="float" office:value="0.03079">
                <text:p>0.03079</text:p>
              </table:table-cell>
              <table:table-cell office:value-type="float" office:value="0.04185">
                <text:p>0.04185</text:p>
              </table:table-cell>
              <table:table-cell office:value-type="float" office:value="0.0439">
                <text:p>0.0439</text:p>
              </table:table-cell>
              <table:table-cell office:value-type="float" office:value="0.04698">
                <text:p>0.04698</text:p>
              </table:table-cell>
              <table:table-cell office:value-type="float" office:value="0.11097">
                <text:p>0.11097</text:p>
              </table:table-cell>
              <table:table-cell office:value-type="float" office:value="0.13704">
                <text:p>0.13704</text:p>
              </table:table-cell>
              <table:table-cell office:value-type="float" office:value="0.11834">
                <text:p>0.11834</text:p>
              </table:table-cell>
              <table:table-cell office:value-type="float" office:value="0.26848">
                <text:p>0.26848</text:p>
              </table:table-cell>
              <table:table-cell office:value-type="float" office:value="0.27096">
                <text:p>0.27096</text:p>
              </table:table-cell>
              <table:table-cell office:value-type="float" office:value="0.32606">
                <text:p>0.32606</text:p>
              </table:table-cell>
              <table:table-cell office:value-type="float" office:value="0.33022">
                <text:p>0.33022</text:p>
              </table:table-cell>
              <table:table-cell office:value-type="float" office:value="0.33238">
                <text:p>0.33238</text:p>
              </table:table-cell>
              <table:table-cell office:value-type="float" office:value="0.32893">
                <text:p>0.328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30">
                <text:p>330</text:p>
              </table:table-cell>
              <table:table-cell office:value-type="float" office:value="0.0351">
                <text:p>0.0351</text:p>
              </table:table-cell>
              <table:table-cell office:value-type="float" office:value="0.03458">
                <text:p>0.03458</text:p>
              </table:table-cell>
              <table:table-cell office:value-type="float" office:value="0.03023">
                <text:p>0.03023</text:p>
              </table:table-cell>
              <table:table-cell office:value-type="float" office:value="0.03">
                <text:p>0.03</text:p>
              </table:table-cell>
              <table:table-cell office:value-type="float" office:value="0.03087">
                <text:p>0.03087</text:p>
              </table:table-cell>
              <table:table-cell office:value-type="float" office:value="0.04226">
                <text:p>0.04226</text:p>
              </table:table-cell>
              <table:table-cell office:value-type="float" office:value="0.04323">
                <text:p>0.04323</text:p>
              </table:table-cell>
              <table:table-cell office:value-type="float" office:value="0.04681">
                <text:p>0.04681</text:p>
              </table:table-cell>
              <table:table-cell office:value-type="float" office:value="0.11221">
                <text:p>0.11221</text:p>
              </table:table-cell>
              <table:table-cell office:value-type="float" office:value="0.13762">
                <text:p>0.13762</text:p>
              </table:table-cell>
              <table:table-cell office:value-type="float" office:value="0.11834">
                <text:p>0.11834</text:p>
              </table:table-cell>
              <table:table-cell office:value-type="float" office:value="0.26985">
                <text:p>0.26985</text:p>
              </table:table-cell>
              <table:table-cell office:value-type="float" office:value="0.27244">
                <text:p>0.27244</text:p>
              </table:table-cell>
              <table:table-cell office:value-type="float" office:value="0.3276">
                <text:p>0.3276</text:p>
              </table:table-cell>
              <table:table-cell office:value-type="float" office:value="0.33165">
                <text:p>0.33165</text:p>
              </table:table-cell>
              <table:table-cell office:value-type="float" office:value="0.33434">
                <text:p>0.33434</text:p>
              </table:table-cell>
              <table:table-cell office:value-type="float" office:value="0.32986">
                <text:p>0.329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29">
                <text:p>329</text:p>
              </table:table-cell>
              <table:table-cell office:value-type="float" office:value="0.03473">
                <text:p>0.03473</text:p>
              </table:table-cell>
              <table:table-cell office:value-type="float" office:value="0.03439">
                <text:p>0.03439</text:p>
              </table:table-cell>
              <table:table-cell office:value-type="float" office:value="0.03036">
                <text:p>0.03036</text:p>
              </table:table-cell>
              <table:table-cell office:value-type="float" office:value="0.03018">
                <text:p>0.03018</text:p>
              </table:table-cell>
              <table:table-cell office:value-type="float" office:value="0.03097">
                <text:p>0.03097</text:p>
              </table:table-cell>
              <table:table-cell office:value-type="float" office:value="0.04174">
                <text:p>0.04174</text:p>
              </table:table-cell>
              <table:table-cell office:value-type="float" office:value="0.04299">
                <text:p>0.04299</text:p>
              </table:table-cell>
              <table:table-cell office:value-type="float" office:value="0.04721">
                <text:p>0.04721</text:p>
              </table:table-cell>
              <table:table-cell office:value-type="float" office:value="0.11243">
                <text:p>0.11243</text:p>
              </table:table-cell>
              <table:table-cell office:value-type="float" office:value="0.13831">
                <text:p>0.13831</text:p>
              </table:table-cell>
              <table:table-cell office:value-type="float" office:value="0.11949">
                <text:p>0.11949</text:p>
              </table:table-cell>
              <table:table-cell office:value-type="float" office:value="0.27011">
                <text:p>0.27011</text:p>
              </table:table-cell>
              <table:table-cell office:value-type="float" office:value="0.27348">
                <text:p>0.27348</text:p>
              </table:table-cell>
              <table:table-cell office:value-type="float" office:value="0.32761">
                <text:p>0.32761</text:p>
              </table:table-cell>
              <table:table-cell office:value-type="float" office:value="0.33166">
                <text:p>0.33166</text:p>
              </table:table-cell>
              <table:table-cell office:value-type="float" office:value="0.3357">
                <text:p>0.3357</text:p>
              </table:table-cell>
              <table:table-cell office:value-type="float" office:value="0.33128">
                <text:p>0.331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8">
                <text:p>328</text:p>
              </table:table-cell>
              <table:table-cell office:value-type="float" office:value="0.03522">
                <text:p>0.03522</text:p>
              </table:table-cell>
              <table:table-cell office:value-type="float" office:value="0.03466">
                <text:p>0.03466</text:p>
              </table:table-cell>
              <table:table-cell office:value-type="float" office:value="0.02993">
                <text:p>0.02993</text:p>
              </table:table-cell>
              <table:table-cell office:value-type="float" office:value="0.02994">
                <text:p>0.02994</text:p>
              </table:table-cell>
              <table:table-cell office:value-type="float" office:value="0.03072">
                <text:p>0.03072</text:p>
              </table:table-cell>
              <table:table-cell office:value-type="float" office:value="0.04172">
                <text:p>0.04172</text:p>
              </table:table-cell>
              <table:table-cell office:value-type="float" office:value="0.04379">
                <text:p>0.04379</text:p>
              </table:table-cell>
              <table:table-cell office:value-type="float" office:value="0.04759">
                <text:p>0.04759</text:p>
              </table:table-cell>
              <table:table-cell office:value-type="float" office:value="0.11247">
                <text:p>0.11247</text:p>
              </table:table-cell>
              <table:table-cell office:value-type="float" office:value="0.13812">
                <text:p>0.13812</text:p>
              </table:table-cell>
              <table:table-cell office:value-type="float" office:value="0.12">
                <text:p>0.12</text:p>
              </table:table-cell>
              <table:table-cell office:value-type="float" office:value="0.26979">
                <text:p>0.26979</text:p>
              </table:table-cell>
              <table:table-cell office:value-type="float" office:value="0.27256">
                <text:p>0.27256</text:p>
              </table:table-cell>
              <table:table-cell office:value-type="float" office:value="0.32713">
                <text:p>0.32713</text:p>
              </table:table-cell>
              <table:table-cell office:value-type="float" office:value="0.33077">
                <text:p>0.33077</text:p>
              </table:table-cell>
              <table:table-cell office:value-type="float" office:value="0.33436">
                <text:p>0.33436</text:p>
              </table:table-cell>
              <table:table-cell office:value-type="float" office:value="0.32971">
                <text:p>0.329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27">
                <text:p>327</text:p>
              </table:table-cell>
              <table:table-cell office:value-type="float" office:value="0.03564">
                <text:p>0.03564</text:p>
              </table:table-cell>
              <table:table-cell office:value-type="float" office:value="0.03538">
                <text:p>0.03538</text:p>
              </table:table-cell>
              <table:table-cell office:value-type="float" office:value="0.0304">
                <text:p>0.0304</text:p>
              </table:table-cell>
              <table:table-cell office:value-type="float" office:value="0.03024">
                <text:p>0.03024</text:p>
              </table:table-cell>
              <table:table-cell office:value-type="float" office:value="0.03043">
                <text:p>0.03043</text:p>
              </table:table-cell>
              <table:table-cell office:value-type="float" office:value="0.04181">
                <text:p>0.04181</text:p>
              </table:table-cell>
              <table:table-cell office:value-type="float" office:value="0.04418">
                <text:p>0.04418</text:p>
              </table:table-cell>
              <table:table-cell office:value-type="float" office:value="0.04753">
                <text:p>0.04753</text:p>
              </table:table-cell>
              <table:table-cell office:value-type="float" office:value="0.11171">
                <text:p>0.11171</text:p>
              </table:table-cell>
              <table:table-cell office:value-type="float" office:value="0.13657">
                <text:p>0.13657</text:p>
              </table:table-cell>
              <table:table-cell office:value-type="float" office:value="0.11939">
                <text:p>0.11939</text:p>
              </table:table-cell>
              <table:table-cell office:value-type="float" office:value="0.2692">
                <text:p>0.2692</text:p>
              </table:table-cell>
              <table:table-cell office:value-type="float" office:value="0.27101">
                <text:p>0.27101</text:p>
              </table:table-cell>
              <table:table-cell office:value-type="float" office:value="0.32673">
                <text:p>0.32673</text:p>
              </table:table-cell>
              <table:table-cell office:value-type="float" office:value="0.33018">
                <text:p>0.33018</text:p>
              </table:table-cell>
              <table:table-cell office:value-type="float" office:value="0.33125">
                <text:p>0.33125</text:p>
              </table:table-cell>
              <table:table-cell office:value-type="float" office:value="0.32884">
                <text:p>0.328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6">
                <text:p>326</text:p>
              </table:table-cell>
              <table:table-cell office:value-type="float" office:value="0.03523">
                <text:p>0.03523</text:p>
              </table:table-cell>
              <table:table-cell office:value-type="float" office:value="0.03504">
                <text:p>0.03504</text:p>
              </table:table-cell>
              <table:table-cell office:value-type="float" office:value="0.02981">
                <text:p>0.02981</text:p>
              </table:table-cell>
              <table:table-cell office:value-type="float" office:value="0.03052">
                <text:p>0.03052</text:p>
              </table:table-cell>
              <table:table-cell office:value-type="float" office:value="0.02998">
                <text:p>0.02998</text:p>
              </table:table-cell>
              <table:table-cell office:value-type="float" office:value="0.04256">
                <text:p>0.04256</text:p>
              </table:table-cell>
              <table:table-cell office:value-type="float" office:value="0.04578">
                <text:p>0.04578</text:p>
              </table:table-cell>
              <table:table-cell office:value-type="float" office:value="0.04795">
                <text:p>0.04795</text:p>
              </table:table-cell>
              <table:table-cell office:value-type="float" office:value="0.11274">
                <text:p>0.11274</text:p>
              </table:table-cell>
              <table:table-cell office:value-type="float" office:value="0.13814">
                <text:p>0.13814</text:p>
              </table:table-cell>
              <table:table-cell office:value-type="float" office:value="0.11763">
                <text:p>0.11763</text:p>
              </table:table-cell>
              <table:table-cell office:value-type="float" office:value="0.26951">
                <text:p>0.26951</text:p>
              </table:table-cell>
              <table:table-cell office:value-type="float" office:value="0.27009">
                <text:p>0.27009</text:p>
              </table:table-cell>
              <table:table-cell office:value-type="float" office:value="0.32685">
                <text:p>0.32685</text:p>
              </table:table-cell>
              <table:table-cell office:value-type="float" office:value="0.32755">
                <text:p>0.32755</text:p>
              </table:table-cell>
              <table:table-cell office:value-type="float" office:value="0.32981">
                <text:p>0.32981</text:p>
              </table:table-cell>
              <table:table-cell office:value-type="float" office:value="0.32456">
                <text:p>0.324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25">
                <text:p>325</text:p>
              </table:table-cell>
              <table:table-cell office:value-type="float" office:value="0.03549">
                <text:p>0.03549</text:p>
              </table:table-cell>
              <table:table-cell office:value-type="float" office:value="0.03591">
                <text:p>0.03591</text:p>
              </table:table-cell>
              <table:table-cell office:value-type="float" office:value="0.03028">
                <text:p>0.03028</text:p>
              </table:table-cell>
              <table:table-cell office:value-type="float" office:value="0.03087">
                <text:p>0.03087</text:p>
              </table:table-cell>
              <table:table-cell office:value-type="float" office:value="0.03034">
                <text:p>0.03034</text:p>
              </table:table-cell>
              <table:table-cell office:value-type="float" office:value="0.04258">
                <text:p>0.04258</text:p>
              </table:table-cell>
              <table:table-cell office:value-type="float" office:value="0.04672">
                <text:p>0.04672</text:p>
              </table:table-cell>
              <table:table-cell office:value-type="float" office:value="0.04841">
                <text:p>0.04841</text:p>
              </table:table-cell>
              <table:table-cell office:value-type="float" office:value="0.11268">
                <text:p>0.11268</text:p>
              </table:table-cell>
              <table:table-cell office:value-type="float" office:value="0.13765">
                <text:p>0.13765</text:p>
              </table:table-cell>
              <table:table-cell office:value-type="float" office:value="0.11687">
                <text:p>0.11687</text:p>
              </table:table-cell>
              <table:table-cell office:value-type="float" office:value="0.26629">
                <text:p>0.26629</text:p>
              </table:table-cell>
              <table:table-cell office:value-type="float" office:value="0.26799">
                <text:p>0.26799</text:p>
              </table:table-cell>
              <table:table-cell office:value-type="float" office:value="0.32387">
                <text:p>0.32387</text:p>
              </table:table-cell>
              <table:table-cell office:value-type="float" office:value="0.32507">
                <text:p>0.32507</text:p>
              </table:table-cell>
              <table:table-cell office:value-type="float" office:value="0.32772">
                <text:p>0.32772</text:p>
              </table:table-cell>
              <table:table-cell office:value-type="float" office:value="0.32221">
                <text:p>0.322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4">
                <text:p>324</text:p>
              </table:table-cell>
              <table:table-cell office:value-type="float" office:value="0.03704">
                <text:p>0.03704</text:p>
              </table:table-cell>
              <table:table-cell office:value-type="float" office:value="0.03659">
                <text:p>0.03659</text:p>
              </table:table-cell>
              <table:table-cell office:value-type="float" office:value="0.03062">
                <text:p>0.03062</text:p>
              </table:table-cell>
              <table:table-cell office:value-type="float" office:value="0.03111">
                <text:p>0.03111</text:p>
              </table:table-cell>
              <table:table-cell office:value-type="float" office:value="0.03034">
                <text:p>0.03034</text:p>
              </table:table-cell>
              <table:table-cell office:value-type="float" office:value="0.04262">
                <text:p>0.04262</text:p>
              </table:table-cell>
              <table:table-cell office:value-type="float" office:value="0.04653">
                <text:p>0.04653</text:p>
              </table:table-cell>
              <table:table-cell office:value-type="float" office:value="0.04814">
                <text:p>0.04814</text:p>
              </table:table-cell>
              <table:table-cell office:value-type="float" office:value="0.11176">
                <text:p>0.11176</text:p>
              </table:table-cell>
              <table:table-cell office:value-type="float" office:value="0.13593">
                <text:p>0.13593</text:p>
              </table:table-cell>
              <table:table-cell office:value-type="float" office:value="0.11547">
                <text:p>0.11547</text:p>
              </table:table-cell>
              <table:table-cell office:value-type="float" office:value="0.26479">
                <text:p>0.26479</text:p>
              </table:table-cell>
              <table:table-cell office:value-type="float" office:value="0.26536">
                <text:p>0.26536</text:p>
              </table:table-cell>
              <table:table-cell office:value-type="float" office:value="0.321">
                <text:p>0.321</text:p>
              </table:table-cell>
              <table:table-cell office:value-type="float" office:value="0.32152">
                <text:p>0.32152</text:p>
              </table:table-cell>
              <table:table-cell office:value-type="float" office:value="0.3217">
                <text:p>0.3217</text:p>
              </table:table-cell>
              <table:table-cell office:value-type="float" office:value="0.31877">
                <text:p>0.318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23">
                <text:p>323</text:p>
              </table:table-cell>
              <table:table-cell office:value-type="float" office:value="0.03636">
                <text:p>0.03636</text:p>
              </table:table-cell>
              <table:table-cell office:value-type="float" office:value="0.03628">
                <text:p>0.03628</text:p>
              </table:table-cell>
              <table:table-cell office:value-type="float" office:value="0.03087">
                <text:p>0.03087</text:p>
              </table:table-cell>
              <table:table-cell office:value-type="float" office:value="0.03162">
                <text:p>0.03162</text:p>
              </table:table-cell>
              <table:table-cell office:value-type="float" office:value="0.03125">
                <text:p>0.03125</text:p>
              </table:table-cell>
              <table:table-cell office:value-type="float" office:value="0.04359">
                <text:p>0.04359</text:p>
              </table:table-cell>
              <table:table-cell office:value-type="float" office:value="0.04678">
                <text:p>0.04678</text:p>
              </table:table-cell>
              <table:table-cell office:value-type="float" office:value="0.04841">
                <text:p>0.04841</text:p>
              </table:table-cell>
              <table:table-cell office:value-type="float" office:value="0.11027">
                <text:p>0.11027</text:p>
              </table:table-cell>
              <table:table-cell office:value-type="float" office:value="0.13535">
                <text:p>0.13535</text:p>
              </table:table-cell>
              <table:table-cell office:value-type="float" office:value="0.11462">
                <text:p>0.11462</text:p>
              </table:table-cell>
              <table:table-cell office:value-type="float" office:value="0.26157">
                <text:p>0.26157</text:p>
              </table:table-cell>
              <table:table-cell office:value-type="float" office:value="0.26254">
                <text:p>0.26254</text:p>
              </table:table-cell>
              <table:table-cell office:value-type="float" office:value="0.31573">
                <text:p>0.31573</text:p>
              </table:table-cell>
              <table:table-cell office:value-type="float" office:value="0.31766">
                <text:p>0.31766</text:p>
              </table:table-cell>
              <table:table-cell office:value-type="float" office:value="0.31881">
                <text:p>0.31881</text:p>
              </table:table-cell>
              <table:table-cell office:value-type="float" office:value="0.31499">
                <text:p>0.314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22">
                <text:p>322</text:p>
              </table:table-cell>
              <table:table-cell office:value-type="float" office:value="0.0368">
                <text:p>0.0368</text:p>
              </table:table-cell>
              <table:table-cell office:value-type="float" office:value="0.03639">
                <text:p>0.03639</text:p>
              </table:table-cell>
              <table:table-cell office:value-type="float" office:value="0.03148">
                <text:p>0.03148</text:p>
              </table:table-cell>
              <table:table-cell office:value-type="float" office:value="0.03232">
                <text:p>0.03232</text:p>
              </table:table-cell>
              <table:table-cell office:value-type="float" office:value="0.03199">
                <text:p>0.03199</text:p>
              </table:table-cell>
              <table:table-cell office:value-type="float" office:value="0.04416">
                <text:p>0.04416</text:p>
              </table:table-cell>
              <table:table-cell office:value-type="float" office:value="0.04667">
                <text:p>0.04667</text:p>
              </table:table-cell>
              <table:table-cell office:value-type="float" office:value="0.04873">
                <text:p>0.04873</text:p>
              </table:table-cell>
              <table:table-cell office:value-type="float" office:value="0.10844">
                <text:p>0.10844</text:p>
              </table:table-cell>
              <table:table-cell office:value-type="float" office:value="0.13441">
                <text:p>0.13441</text:p>
              </table:table-cell>
              <table:table-cell office:value-type="float" office:value="0.11376">
                <text:p>0.11376</text:p>
              </table:table-cell>
              <table:table-cell office:value-type="float" office:value="0.25722">
                <text:p>0.25722</text:p>
              </table:table-cell>
              <table:table-cell office:value-type="float" office:value="0.25849">
                <text:p>0.25849</text:p>
              </table:table-cell>
              <table:table-cell office:value-type="float" office:value="0.31102">
                <text:p>0.31102</text:p>
              </table:table-cell>
              <table:table-cell office:value-type="float" office:value="0.31396">
                <text:p>0.31396</text:p>
              </table:table-cell>
              <table:table-cell office:value-type="float" office:value="0.31538">
                <text:p>0.31538</text:p>
              </table:table-cell>
              <table:table-cell office:value-type="float" office:value="0.31163">
                <text:p>0.311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21">
                <text:p>321</text:p>
              </table:table-cell>
              <table:table-cell office:value-type="float" office:value="0.03713">
                <text:p>0.03713</text:p>
              </table:table-cell>
              <table:table-cell office:value-type="float" office:value="0.03733">
                <text:p>0.03733</text:p>
              </table:table-cell>
              <table:table-cell office:value-type="float" office:value="0.03269">
                <text:p>0.03269</text:p>
              </table:table-cell>
              <table:table-cell office:value-type="float" office:value="0.03276">
                <text:p>0.03276</text:p>
              </table:table-cell>
              <table:table-cell office:value-type="float" office:value="0.03221">
                <text:p>0.03221</text:p>
              </table:table-cell>
              <table:table-cell office:value-type="float" office:value="0.04474">
                <text:p>0.04474</text:p>
              </table:table-cell>
              <table:table-cell office:value-type="float" office:value="0.04625">
                <text:p>0.04625</text:p>
              </table:table-cell>
              <table:table-cell office:value-type="float" office:value="0.04887">
                <text:p>0.04887</text:p>
              </table:table-cell>
              <table:table-cell office:value-type="float" office:value="0.1073">
                <text:p>0.1073</text:p>
              </table:table-cell>
              <table:table-cell office:value-type="float" office:value="0.13299">
                <text:p>0.13299</text:p>
              </table:table-cell>
              <table:table-cell office:value-type="float" office:value="0.11247">
                <text:p>0.11247</text:p>
              </table:table-cell>
              <table:table-cell office:value-type="float" office:value="0.25268">
                <text:p>0.25268</text:p>
              </table:table-cell>
              <table:table-cell office:value-type="float" office:value="0.25501">
                <text:p>0.25501</text:p>
              </table:table-cell>
              <table:table-cell office:value-type="float" office:value="0.30522">
                <text:p>0.30522</text:p>
              </table:table-cell>
              <table:table-cell office:value-type="float" office:value="0.30936">
                <text:p>0.30936</text:p>
              </table:table-cell>
              <table:table-cell office:value-type="float" office:value="0.30974">
                <text:p>0.30974</text:p>
              </table:table-cell>
              <table:table-cell office:value-type="float" office:value="0.30705">
                <text:p>0.307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20">
                <text:p>320</text:p>
              </table:table-cell>
              <table:table-cell office:value-type="float" office:value="0.03778">
                <text:p>0.03778</text:p>
              </table:table-cell>
              <table:table-cell office:value-type="float" office:value="0.03767">
                <text:p>0.03767</text:p>
              </table:table-cell>
              <table:table-cell office:value-type="float" office:value="0.03406">
                <text:p>0.03406</text:p>
              </table:table-cell>
              <table:table-cell office:value-type="float" office:value="0.03427">
                <text:p>0.03427</text:p>
              </table:table-cell>
              <table:table-cell office:value-type="float" office:value="0.03335">
                <text:p>0.03335</text:p>
              </table:table-cell>
              <table:table-cell office:value-type="float" office:value="0.04604">
                <text:p>0.04604</text:p>
              </table:table-cell>
              <table:table-cell office:value-type="float" office:value="0.04617">
                <text:p>0.04617</text:p>
              </table:table-cell>
              <table:table-cell office:value-type="float" office:value="0.04854">
                <text:p>0.04854</text:p>
              </table:table-cell>
              <table:table-cell office:value-type="float" office:value="0.10553">
                <text:p>0.10553</text:p>
              </table:table-cell>
              <table:table-cell office:value-type="float" office:value="0.13159">
                <text:p>0.13159</text:p>
              </table:table-cell>
              <table:table-cell office:value-type="float" office:value="0.11195">
                <text:p>0.11195</text:p>
              </table:table-cell>
              <table:table-cell office:value-type="float" office:value="0.24851">
                <text:p>0.24851</text:p>
              </table:table-cell>
              <table:table-cell office:value-type="float" office:value="0.25113">
                <text:p>0.25113</text:p>
              </table:table-cell>
              <table:table-cell office:value-type="float" office:value="0.29848">
                <text:p>0.29848</text:p>
              </table:table-cell>
              <table:table-cell office:value-type="float" office:value="0.30321">
                <text:p>0.30321</text:p>
              </table:table-cell>
              <table:table-cell office:value-type="float" office:value="0.30354">
                <text:p>0.30354</text:p>
              </table:table-cell>
              <table:table-cell office:value-type="float" office:value="0.30112">
                <text:p>0.301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19">
                <text:p>319</text:p>
              </table:table-cell>
              <table:table-cell office:value-type="float" office:value="0.0383">
                <text:p>0.0383</text:p>
              </table:table-cell>
              <table:table-cell office:value-type="float" office:value="0.03845">
                <text:p>0.03845</text:p>
              </table:table-cell>
              <table:table-cell office:value-type="float" office:value="0.03375">
                <text:p>0.03375</text:p>
              </table:table-cell>
              <table:table-cell office:value-type="float" office:value="0.0345">
                <text:p>0.0345</text:p>
              </table:table-cell>
              <table:table-cell office:value-type="float" office:value="0.03485">
                <text:p>0.03485</text:p>
              </table:table-cell>
              <table:table-cell office:value-type="float" office:value="0.04668">
                <text:p>0.04668</text:p>
              </table:table-cell>
              <table:table-cell office:value-type="float" office:value="0.04734">
                <text:p>0.04734</text:p>
              </table:table-cell>
              <table:table-cell office:value-type="float" office:value="0.04942">
                <text:p>0.04942</text:p>
              </table:table-cell>
              <table:table-cell office:value-type="float" office:value="0.10423">
                <text:p>0.10423</text:p>
              </table:table-cell>
              <table:table-cell office:value-type="float" office:value="0.13048">
                <text:p>0.13048</text:p>
              </table:table-cell>
              <table:table-cell office:value-type="float" office:value="0.11086">
                <text:p>0.11086</text:p>
              </table:table-cell>
              <table:table-cell office:value-type="float" office:value="0.24387">
                <text:p>0.24387</text:p>
              </table:table-cell>
              <table:table-cell office:value-type="float" office:value="0.24665">
                <text:p>0.24665</text:p>
              </table:table-cell>
              <table:table-cell office:value-type="float" office:value="0.29347">
                <text:p>0.29347</text:p>
              </table:table-cell>
              <table:table-cell office:value-type="float" office:value="0.29784">
                <text:p>0.29784</text:p>
              </table:table-cell>
              <table:table-cell office:value-type="float" office:value="0.29862">
                <text:p>0.29862</text:p>
              </table:table-cell>
              <table:table-cell office:value-type="float" office:value="0.29624">
                <text:p>0.296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18">
                <text:p>318</text:p>
              </table:table-cell>
              <table:table-cell office:value-type="float" office:value="0.03967">
                <text:p>0.03967</text:p>
              </table:table-cell>
              <table:table-cell office:value-type="float" office:value="0.03963">
                <text:p>0.03963</text:p>
              </table:table-cell>
              <table:table-cell office:value-type="float" office:value="0.03454">
                <text:p>0.03454</text:p>
              </table:table-cell>
              <table:table-cell office:value-type="float" office:value="0.03578">
                <text:p>0.03578</text:p>
              </table:table-cell>
              <table:table-cell office:value-type="float" office:value="0.03512">
                <text:p>0.03512</text:p>
              </table:table-cell>
              <table:table-cell office:value-type="float" office:value="0.04735">
                <text:p>0.04735</text:p>
              </table:table-cell>
              <table:table-cell office:value-type="float" office:value="0.04715">
                <text:p>0.04715</text:p>
              </table:table-cell>
              <table:table-cell office:value-type="float" office:value="0.04978">
                <text:p>0.04978</text:p>
              </table:table-cell>
              <table:table-cell office:value-type="float" office:value="0.103">
                <text:p>0.103</text:p>
              </table:table-cell>
              <table:table-cell office:value-type="float" office:value="0.1292">
                <text:p>0.1292</text:p>
              </table:table-cell>
              <table:table-cell office:value-type="float" office:value="0.11048">
                <text:p>0.11048</text:p>
              </table:table-cell>
              <table:table-cell office:value-type="float" office:value="0.23939">
                <text:p>0.23939</text:p>
              </table:table-cell>
              <table:table-cell office:value-type="float" office:value="0.24159">
                <text:p>0.24159</text:p>
              </table:table-cell>
              <table:table-cell office:value-type="float" office:value="0.28738">
                <text:p>0.28738</text:p>
              </table:table-cell>
              <table:table-cell office:value-type="float" office:value="0.29187">
                <text:p>0.29187</text:p>
              </table:table-cell>
              <table:table-cell office:value-type="float" office:value="0.29245">
                <text:p>0.29245</text:p>
              </table:table-cell>
              <table:table-cell office:value-type="float" office:value="0.29121">
                <text:p>0.291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17">
                <text:p>317</text:p>
              </table:table-cell>
              <table:table-cell office:value-type="float" office:value="0.04052">
                <text:p>0.04052</text:p>
              </table:table-cell>
              <table:table-cell office:value-type="float" office:value="0.04078">
                <text:p>0.04078</text:p>
              </table:table-cell>
              <table:table-cell office:value-type="float" office:value="0.03596">
                <text:p>0.03596</text:p>
              </table:table-cell>
              <table:table-cell office:value-type="float" office:value="0.03611">
                <text:p>0.03611</text:p>
              </table:table-cell>
              <table:table-cell office:value-type="float" office:value="0.03562">
                <text:p>0.03562</text:p>
              </table:table-cell>
              <table:table-cell office:value-type="float" office:value="0.04814">
                <text:p>0.04814</text:p>
              </table:table-cell>
              <table:table-cell office:value-type="float" office:value="0.04713">
                <text:p>0.04713</text:p>
              </table:table-cell>
              <table:table-cell office:value-type="float" office:value="0.05007">
                <text:p>0.05007</text:p>
              </table:table-cell>
              <table:table-cell office:value-type="float" office:value="0.10247">
                <text:p>0.10247</text:p>
              </table:table-cell>
              <table:table-cell office:value-type="float" office:value="0.12845">
                <text:p>0.12845</text:p>
              </table:table-cell>
              <table:table-cell office:value-type="float" office:value="0.10925">
                <text:p>0.10925</text:p>
              </table:table-cell>
              <table:table-cell office:value-type="float" office:value="0.23486">
                <text:p>0.23486</text:p>
              </table:table-cell>
              <table:table-cell office:value-type="float" office:value="0.23758">
                <text:p>0.23758</text:p>
              </table:table-cell>
              <table:table-cell office:value-type="float" office:value="0.28108">
                <text:p>0.28108</text:p>
              </table:table-cell>
              <table:table-cell office:value-type="float" office:value="0.28587">
                <text:p>0.28587</text:p>
              </table:table-cell>
              <table:table-cell office:value-type="float" office:value="0.2862">
                <text:p>0.2862</text:p>
              </table:table-cell>
              <table:table-cell office:value-type="float" office:value="0.28472">
                <text:p>0.284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16">
                <text:p>316</text:p>
              </table:table-cell>
              <table:table-cell office:value-type="float" office:value="0.0414">
                <text:p>0.0414</text:p>
              </table:table-cell>
              <table:table-cell office:value-type="float" office:value="0.04175">
                <text:p>0.04175</text:p>
              </table:table-cell>
              <table:table-cell office:value-type="float" office:value="0.03738">
                <text:p>0.03738</text:p>
              </table:table-cell>
              <table:table-cell office:value-type="float" office:value="0.03749">
                <text:p>0.03749</text:p>
              </table:table-cell>
              <table:table-cell office:value-type="float" office:value="0.03673">
                <text:p>0.03673</text:p>
              </table:table-cell>
              <table:table-cell office:value-type="float" office:value="0.04926">
                <text:p>0.04926</text:p>
              </table:table-cell>
              <table:table-cell office:value-type="float" office:value="0.04788">
                <text:p>0.04788</text:p>
              </table:table-cell>
              <table:table-cell office:value-type="float" office:value="0.05142">
                <text:p>0.05142</text:p>
              </table:table-cell>
              <table:table-cell office:value-type="float" office:value="0.1013">
                <text:p>0.1013</text:p>
              </table:table-cell>
              <table:table-cell office:value-type="float" office:value="0.12788">
                <text:p>0.12788</text:p>
              </table:table-cell>
              <table:table-cell office:value-type="float" office:value="0.10969">
                <text:p>0.10969</text:p>
              </table:table-cell>
              <table:table-cell office:value-type="float" office:value="0.23112">
                <text:p>0.23112</text:p>
              </table:table-cell>
              <table:table-cell office:value-type="float" office:value="0.23249">
                <text:p>0.23249</text:p>
              </table:table-cell>
              <table:table-cell office:value-type="float" office:value="0.27411">
                <text:p>0.27411</text:p>
              </table:table-cell>
              <table:table-cell office:value-type="float" office:value="0.279">
                <text:p>0.279</text:p>
              </table:table-cell>
              <table:table-cell office:value-type="float" office:value="0.27996">
                <text:p>0.27996</text:p>
              </table:table-cell>
              <table:table-cell office:value-type="float" office:value="0.27775">
                <text:p>0.277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15">
                <text:p>315</text:p>
              </table:table-cell>
              <table:table-cell office:value-type="float" office:value="0.04257">
                <text:p>0.04257</text:p>
              </table:table-cell>
              <table:table-cell office:value-type="float" office:value="0.04298">
                <text:p>0.04298</text:p>
              </table:table-cell>
              <table:table-cell office:value-type="float" office:value="0.03803">
                <text:p>0.03803</text:p>
              </table:table-cell>
              <table:table-cell office:value-type="float" office:value="0.03766">
                <text:p>0.03766</text:p>
              </table:table-cell>
              <table:table-cell office:value-type="float" office:value="0.03806">
                <text:p>0.03806</text:p>
              </table:table-cell>
              <table:table-cell office:value-type="float" office:value="0.04996">
                <text:p>0.04996</text:p>
              </table:table-cell>
              <table:table-cell office:value-type="float" office:value="0.04822">
                <text:p>0.04822</text:p>
              </table:table-cell>
              <table:table-cell office:value-type="float" office:value="0.0516">
                <text:p>0.0516</text:p>
              </table:table-cell>
              <table:table-cell office:value-type="float" office:value="0.1006">
                <text:p>0.1006</text:p>
              </table:table-cell>
              <table:table-cell office:value-type="float" office:value="0.12665">
                <text:p>0.12665</text:p>
              </table:table-cell>
              <table:table-cell office:value-type="float" office:value="0.10904">
                <text:p>0.10904</text:p>
              </table:table-cell>
              <table:table-cell office:value-type="float" office:value="0.2247">
                <text:p>0.2247</text:p>
              </table:table-cell>
              <table:table-cell office:value-type="float" office:value="0.22667">
                <text:p>0.22667</text:p>
              </table:table-cell>
              <table:table-cell office:value-type="float" office:value="0.26758">
                <text:p>0.26758</text:p>
              </table:table-cell>
              <table:table-cell office:value-type="float" office:value="0.27212">
                <text:p>0.27212</text:p>
              </table:table-cell>
              <table:table-cell office:value-type="float" office:value="0.27281">
                <text:p>0.27281</text:p>
              </table:table-cell>
              <table:table-cell office:value-type="float" office:value="0.27181">
                <text:p>0.271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14">
                <text:p>314</text:p>
              </table:table-cell>
              <table:table-cell office:value-type="float" office:value="0.04403">
                <text:p>0.04403</text:p>
              </table:table-cell>
              <table:table-cell office:value-type="float" office:value="0.04453">
                <text:p>0.04453</text:p>
              </table:table-cell>
              <table:table-cell office:value-type="float" office:value="0.03905">
                <text:p>0.03905</text:p>
              </table:table-cell>
              <table:table-cell office:value-type="float" office:value="0.03913">
                <text:p>0.03913</text:p>
              </table:table-cell>
              <table:table-cell office:value-type="float" office:value="0.03856">
                <text:p>0.03856</text:p>
              </table:table-cell>
              <table:table-cell office:value-type="float" office:value="0.05077">
                <text:p>0.05077</text:p>
              </table:table-cell>
              <table:table-cell office:value-type="float" office:value="0.04921">
                <text:p>0.04921</text:p>
              </table:table-cell>
              <table:table-cell office:value-type="float" office:value="0.0521">
                <text:p>0.0521</text:p>
              </table:table-cell>
              <table:table-cell office:value-type="float" office:value="0.09828">
                <text:p>0.09828</text:p>
              </table:table-cell>
              <table:table-cell office:value-type="float" office:value="0.12427">
                <text:p>0.12427</text:p>
              </table:table-cell>
              <table:table-cell office:value-type="float" office:value="0.10702">
                <text:p>0.10702</text:p>
              </table:table-cell>
              <table:table-cell office:value-type="float" office:value="0.21857">
                <text:p>0.21857</text:p>
              </table:table-cell>
              <table:table-cell office:value-type="float" office:value="0.22086">
                <text:p>0.22086</text:p>
              </table:table-cell>
              <table:table-cell office:value-type="float" office:value="0.25996">
                <text:p>0.25996</text:p>
              </table:table-cell>
              <table:table-cell office:value-type="float" office:value="0.26397">
                <text:p>0.26397</text:p>
              </table:table-cell>
              <table:table-cell office:value-type="float" office:value="0.26443">
                <text:p>0.26443</text:p>
              </table:table-cell>
              <table:table-cell office:value-type="float" office:value="0.2648">
                <text:p>0.26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13">
                <text:p>313</text:p>
              </table:table-cell>
              <table:table-cell office:value-type="float" office:value="0.04544">
                <text:p>0.04544</text:p>
              </table:table-cell>
              <table:table-cell office:value-type="float" office:value="0.04554">
                <text:p>0.04554</text:p>
              </table:table-cell>
              <table:table-cell office:value-type="float" office:value="0.03988">
                <text:p>0.03988</text:p>
              </table:table-cell>
              <table:table-cell office:value-type="float" office:value="0.04012">
                <text:p>0.04012</text:p>
              </table:table-cell>
              <table:table-cell office:value-type="float" office:value="0.03955">
                <text:p>0.03955</text:p>
              </table:table-cell>
              <table:table-cell office:value-type="float" office:value="0.05217">
                <text:p>0.05217</text:p>
              </table:table-cell>
              <table:table-cell office:value-type="float" office:value="0.04948">
                <text:p>0.04948</text:p>
              </table:table-cell>
              <table:table-cell office:value-type="float" office:value="0.05252">
                <text:p>0.05252</text:p>
              </table:table-cell>
              <table:table-cell office:value-type="float" office:value="0.09759">
                <text:p>0.09759</text:p>
              </table:table-cell>
              <table:table-cell office:value-type="float" office:value="0.12317">
                <text:p>0.12317</text:p>
              </table:table-cell>
              <table:table-cell office:value-type="float" office:value="0.10569">
                <text:p>0.10569</text:p>
              </table:table-cell>
              <table:table-cell office:value-type="float" office:value="0.21419">
                <text:p>0.21419</text:p>
              </table:table-cell>
              <table:table-cell office:value-type="float" office:value="0.2158">
                <text:p>0.2158</text:p>
              </table:table-cell>
              <table:table-cell office:value-type="float" office:value="0.25274">
                <text:p>0.25274</text:p>
              </table:table-cell>
              <table:table-cell office:value-type="float" office:value="0.2569">
                <text:p>0.2569</text:p>
              </table:table-cell>
              <table:table-cell office:value-type="float" office:value="0.25638">
                <text:p>0.25638</text:p>
              </table:table-cell>
              <table:table-cell office:value-type="float" office:value="0.25644">
                <text:p>0.256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12">
                <text:p>312</text:p>
              </table:table-cell>
              <table:table-cell office:value-type="float" office:value="0.04684">
                <text:p>0.04684</text:p>
              </table:table-cell>
              <table:table-cell office:value-type="float" office:value="0.0473">
                <text:p>0.0473</text:p>
              </table:table-cell>
              <table:table-cell office:value-type="float" office:value="0.04073">
                <text:p>0.04073</text:p>
              </table:table-cell>
              <table:table-cell office:value-type="float" office:value="0.04104">
                <text:p>0.04104</text:p>
              </table:table-cell>
              <table:table-cell office:value-type="float" office:value="0.04018">
                <text:p>0.04018</text:p>
              </table:table-cell>
              <table:table-cell office:value-type="float" office:value="0.05292">
                <text:p>0.05292</text:p>
              </table:table-cell>
              <table:table-cell office:value-type="float" office:value="0.05058">
                <text:p>0.05058</text:p>
              </table:table-cell>
              <table:table-cell office:value-type="float" office:value="0.05373">
                <text:p>0.05373</text:p>
              </table:table-cell>
              <table:table-cell office:value-type="float" office:value="0.09661">
                <text:p>0.09661</text:p>
              </table:table-cell>
              <table:table-cell office:value-type="float" office:value="0.12183">
                <text:p>0.12183</text:p>
              </table:table-cell>
              <table:table-cell office:value-type="float" office:value="0.1048">
                <text:p>0.1048</text:p>
              </table:table-cell>
              <table:table-cell office:value-type="float" office:value="0.2082">
                <text:p>0.2082</text:p>
              </table:table-cell>
              <table:table-cell office:value-type="float" office:value="0.21025">
                <text:p>0.21025</text:p>
              </table:table-cell>
              <table:table-cell office:value-type="float" office:value="0.24507">
                <text:p>0.24507</text:p>
              </table:table-cell>
              <table:table-cell office:value-type="float" office:value="0.24905">
                <text:p>0.24905</text:p>
              </table:table-cell>
              <table:table-cell office:value-type="float" office:value="0.24805">
                <text:p>0.24805</text:p>
              </table:table-cell>
              <table:table-cell office:value-type="float" office:value="0.24852">
                <text:p>0.248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11">
                <text:p>311</text:p>
              </table:table-cell>
              <table:table-cell office:value-type="float" office:value="0.04803">
                <text:p>0.04803</text:p>
              </table:table-cell>
              <table:table-cell office:value-type="float" office:value="0.04877">
                <text:p>0.04877</text:p>
              </table:table-cell>
              <table:table-cell office:value-type="float" office:value="0.04209">
                <text:p>0.04209</text:p>
              </table:table-cell>
              <table:table-cell office:value-type="float" office:value="0.04232">
                <text:p>0.04232</text:p>
              </table:table-cell>
              <table:table-cell office:value-type="float" office:value="0.04068">
                <text:p>0.04068</text:p>
              </table:table-cell>
              <table:table-cell office:value-type="float" office:value="0.05415">
                <text:p>0.05415</text:p>
              </table:table-cell>
              <table:table-cell office:value-type="float" office:value="0.05183">
                <text:p>0.05183</text:p>
              </table:table-cell>
              <table:table-cell office:value-type="float" office:value="0.05427">
                <text:p>0.05427</text:p>
              </table:table-cell>
              <table:table-cell office:value-type="float" office:value="0.09532">
                <text:p>0.09532</text:p>
              </table:table-cell>
              <table:table-cell office:value-type="float" office:value="0.12057">
                <text:p>0.12057</text:p>
              </table:table-cell>
              <table:table-cell office:value-type="float" office:value="0.10385">
                <text:p>0.10385</text:p>
              </table:table-cell>
              <table:table-cell office:value-type="float" office:value="0.20224">
                <text:p>0.20224</text:p>
              </table:table-cell>
              <table:table-cell office:value-type="float" office:value="0.20364">
                <text:p>0.20364</text:p>
              </table:table-cell>
              <table:table-cell office:value-type="float" office:value="0.2365">
                <text:p>0.2365</text:p>
              </table:table-cell>
              <table:table-cell office:value-type="float" office:value="0.24033">
                <text:p>0.24033</text:p>
              </table:table-cell>
              <table:table-cell office:value-type="float" office:value="0.23877">
                <text:p>0.23877</text:p>
              </table:table-cell>
              <table:table-cell office:value-type="float" office:value="0.23972">
                <text:p>0.239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10">
                <text:p>310</text:p>
              </table:table-cell>
              <table:table-cell office:value-type="float" office:value="0.04953">
                <text:p>0.04953</text:p>
              </table:table-cell>
              <table:table-cell office:value-type="float" office:value="0.05004">
                <text:p>0.05004</text:p>
              </table:table-cell>
              <table:table-cell office:value-type="float" office:value="0.04295">
                <text:p>0.04295</text:p>
              </table:table-cell>
              <table:table-cell office:value-type="float" office:value="0.04302">
                <text:p>0.04302</text:p>
              </table:table-cell>
              <table:table-cell office:value-type="float" office:value="0.04209">
                <text:p>0.04209</text:p>
              </table:table-cell>
              <table:table-cell office:value-type="float" office:value="0.0555">
                <text:p>0.0555</text:p>
              </table:table-cell>
              <table:table-cell office:value-type="float" office:value="0.05246">
                <text:p>0.05246</text:p>
              </table:table-cell>
              <table:table-cell office:value-type="float" office:value="0.05496">
                <text:p>0.05496</text:p>
              </table:table-cell>
              <table:table-cell office:value-type="float" office:value="0.09335">
                <text:p>0.09335</text:p>
              </table:table-cell>
              <table:table-cell office:value-type="float" office:value="0.11864">
                <text:p>0.11864</text:p>
              </table:table-cell>
              <table:table-cell office:value-type="float" office:value="0.10242">
                <text:p>0.10242</text:p>
              </table:table-cell>
              <table:table-cell office:value-type="float" office:value="0.19665">
                <text:p>0.19665</text:p>
              </table:table-cell>
              <table:table-cell office:value-type="float" office:value="0.19791">
                <text:p>0.19791</text:p>
              </table:table-cell>
              <table:table-cell office:value-type="float" office:value="0.22909">
                <text:p>0.22909</text:p>
              </table:table-cell>
              <table:table-cell office:value-type="float" office:value="0.23197">
                <text:p>0.23197</text:p>
              </table:table-cell>
              <table:table-cell office:value-type="float" office:value="0.22987">
                <text:p>0.22987</text:p>
              </table:table-cell>
              <table:table-cell office:value-type="float" office:value="0.23154">
                <text:p>0.231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9">
                <text:p>309</text:p>
              </table:table-cell>
              <table:table-cell office:value-type="float" office:value="0.05118">
                <text:p>0.05118</text:p>
              </table:table-cell>
              <table:table-cell office:value-type="float" office:value="0.05129">
                <text:p>0.05129</text:p>
              </table:table-cell>
              <table:table-cell office:value-type="float" office:value="0.04362">
                <text:p>0.04362</text:p>
              </table:table-cell>
              <table:table-cell office:value-type="float" office:value="0.04444">
                <text:p>0.04444</text:p>
              </table:table-cell>
              <table:table-cell office:value-type="float" office:value="0.04391">
                <text:p>0.04391</text:p>
              </table:table-cell>
              <table:table-cell office:value-type="float" office:value="0.05702">
                <text:p>0.05702</text:p>
              </table:table-cell>
              <table:table-cell office:value-type="float" office:value="0.05329">
                <text:p>0.05329</text:p>
              </table:table-cell>
              <table:table-cell office:value-type="float" office:value="0.05586">
                <text:p>0.05586</text:p>
              </table:table-cell>
              <table:table-cell office:value-type="float" office:value="0.091939">
                <text:p>0.091939</text:p>
              </table:table-cell>
              <table:table-cell office:value-type="float" office:value="0.11752">
                <text:p>0.11752</text:p>
              </table:table-cell>
              <table:table-cell office:value-type="float" office:value="0.10064">
                <text:p>0.10064</text:p>
              </table:table-cell>
              <table:table-cell office:value-type="float" office:value="0.19082">
                <text:p>0.19082</text:p>
              </table:table-cell>
              <table:table-cell office:value-type="float" office:value="0.19131">
                <text:p>0.19131</text:p>
              </table:table-cell>
              <table:table-cell office:value-type="float" office:value="0.22096">
                <text:p>0.22096</text:p>
              </table:table-cell>
              <table:table-cell office:value-type="float" office:value="0.22428">
                <text:p>0.22428</text:p>
              </table:table-cell>
              <table:table-cell office:value-type="float" office:value="0.22251">
                <text:p>0.22251</text:p>
              </table:table-cell>
              <table:table-cell office:value-type="float" office:value="0.22422">
                <text:p>0.224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8">
                <text:p>308</text:p>
              </table:table-cell>
              <table:table-cell office:value-type="float" office:value="0.05199">
                <text:p>0.05199</text:p>
              </table:table-cell>
              <table:table-cell office:value-type="float" office:value="0.05289">
                <text:p>0.05289</text:p>
              </table:table-cell>
              <table:table-cell office:value-type="float" office:value="0.04531">
                <text:p>0.04531</text:p>
              </table:table-cell>
              <table:table-cell office:value-type="float" office:value="0.04609">
                <text:p>0.04609</text:p>
              </table:table-cell>
              <table:table-cell office:value-type="float" office:value="0.04406">
                <text:p>0.04406</text:p>
              </table:table-cell>
              <table:table-cell office:value-type="float" office:value="0.05806">
                <text:p>0.05806</text:p>
              </table:table-cell>
              <table:table-cell office:value-type="float" office:value="0.05375">
                <text:p>0.05375</text:p>
              </table:table-cell>
              <table:table-cell office:value-type="float" office:value="0.05668">
                <text:p>0.05668</text:p>
              </table:table-cell>
              <table:table-cell office:value-type="float" office:value="0.09095">
                <text:p>0.09095</text:p>
              </table:table-cell>
              <table:table-cell office:value-type="float" office:value="0.1163">
                <text:p>0.1163</text:p>
              </table:table-cell>
              <table:table-cell office:value-type="float" office:value="0.09927">
                <text:p>0.09927</text:p>
              </table:table-cell>
              <table:table-cell office:value-type="float" office:value="0.18347">
                <text:p>0.18347</text:p>
              </table:table-cell>
              <table:table-cell office:value-type="float" office:value="0.18546">
                <text:p>0.18546</text:p>
              </table:table-cell>
              <table:table-cell office:value-type="float" office:value="0.21272">
                <text:p>0.21272</text:p>
              </table:table-cell>
              <table:table-cell office:value-type="float" office:value="0.21608">
                <text:p>0.21608</text:p>
              </table:table-cell>
              <table:table-cell office:value-type="float" office:value="0.21426">
                <text:p>0.21426</text:p>
              </table:table-cell>
              <table:table-cell office:value-type="float" office:value="0.21662">
                <text:p>0.216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7">
                <text:p>307</text:p>
              </table:table-cell>
              <table:table-cell office:value-type="float" office:value="0.05256">
                <text:p>0.05256</text:p>
              </table:table-cell>
              <table:table-cell office:value-type="float" office:value="0.05342">
                <text:p>0.05342</text:p>
              </table:table-cell>
              <table:table-cell office:value-type="float" office:value="0.04678">
                <text:p>0.04678</text:p>
              </table:table-cell>
              <table:table-cell office:value-type="float" office:value="0.04741">
                <text:p>0.04741</text:p>
              </table:table-cell>
              <table:table-cell office:value-type="float" office:value="0.04566">
                <text:p>0.04566</text:p>
              </table:table-cell>
              <table:table-cell office:value-type="float" office:value="0.06015">
                <text:p>0.06015</text:p>
              </table:table-cell>
              <table:table-cell office:value-type="float" office:value="0.05501">
                <text:p>0.05501</text:p>
              </table:table-cell>
              <table:table-cell office:value-type="float" office:value="0.05768">
                <text:p>0.05768</text:p>
              </table:table-cell>
              <table:table-cell office:value-type="float" office:value="0.08938">
                <text:p>0.08938</text:p>
              </table:table-cell>
              <table:table-cell office:value-type="float" office:value="0.11546">
                <text:p>0.11546</text:p>
              </table:table-cell>
              <table:table-cell office:value-type="float" office:value="0.0974">
                <text:p>0.0974</text:p>
              </table:table-cell>
              <table:table-cell office:value-type="float" office:value="0.17766">
                <text:p>0.17766</text:p>
              </table:table-cell>
              <table:table-cell office:value-type="float" office:value="0.17969">
                <text:p>0.17969</text:p>
              </table:table-cell>
              <table:table-cell office:value-type="float" office:value="0.20431">
                <text:p>0.20431</text:p>
              </table:table-cell>
              <table:table-cell office:value-type="float" office:value="0.2081">
                <text:p>0.2081</text:p>
              </table:table-cell>
              <table:table-cell office:value-type="float" office:value="0.20606">
                <text:p>0.20606</text:p>
              </table:table-cell>
              <table:table-cell office:value-type="float" office:value="0.2082">
                <text:p>0.208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6">
                <text:p>306</text:p>
              </table:table-cell>
              <table:table-cell office:value-type="float" office:value="0.05377">
                <text:p>0.05377</text:p>
              </table:table-cell>
              <table:table-cell office:value-type="float" office:value="0.05465">
                <text:p>0.05465</text:p>
              </table:table-cell>
              <table:table-cell office:value-type="float" office:value="0.04766">
                <text:p>0.04766</text:p>
              </table:table-cell>
              <table:table-cell office:value-type="float" office:value="0.04862">
                <text:p>0.04862</text:p>
              </table:table-cell>
              <table:table-cell office:value-type="float" office:value="0.04682">
                <text:p>0.04682</text:p>
              </table:table-cell>
              <table:table-cell office:value-type="float" office:value="0.06171">
                <text:p>0.06171</text:p>
              </table:table-cell>
              <table:table-cell office:value-type="float" office:value="0.05629">
                <text:p>0.05629</text:p>
              </table:table-cell>
              <table:table-cell office:value-type="float" office:value="0.05888">
                <text:p>0.05888</text:p>
              </table:table-cell>
              <table:table-cell office:value-type="float" office:value="0.08778">
                <text:p>0.08778</text:p>
              </table:table-cell>
              <table:table-cell office:value-type="float" office:value="0.11424">
                <text:p>0.11424</text:p>
              </table:table-cell>
              <table:table-cell office:value-type="float" office:value="0.09605">
                <text:p>0.09605</text:p>
              </table:table-cell>
              <table:table-cell office:value-type="float" office:value="0.17163">
                <text:p>0.17163</text:p>
              </table:table-cell>
              <table:table-cell office:value-type="float" office:value="0.17373">
                <text:p>0.17373</text:p>
              </table:table-cell>
              <table:table-cell office:value-type="float" office:value="0.19618">
                <text:p>0.19618</text:p>
              </table:table-cell>
              <table:table-cell office:value-type="float" office:value="0.20064">
                <text:p>0.20064</text:p>
              </table:table-cell>
              <table:table-cell office:value-type="float" office:value="0.19819">
                <text:p>0.19819</text:p>
              </table:table-cell>
              <table:table-cell office:value-type="float" office:value="0.20025">
                <text:p>0.200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05">
                <text:p>305</text:p>
              </table:table-cell>
              <table:table-cell office:value-type="float" office:value="0.05534">
                <text:p>0.05534</text:p>
              </table:table-cell>
              <table:table-cell office:value-type="float" office:value="0.05597">
                <text:p>0.05597</text:p>
              </table:table-cell>
              <table:table-cell office:value-type="float" office:value="0.04895">
                <text:p>0.04895</text:p>
              </table:table-cell>
              <table:table-cell office:value-type="float" office:value="0.0506">
                <text:p>0.0506</text:p>
              </table:table-cell>
              <table:table-cell office:value-type="float" office:value="0.04841">
                <text:p>0.04841</text:p>
              </table:table-cell>
              <table:table-cell office:value-type="float" office:value="0.06286">
                <text:p>0.06286</text:p>
              </table:table-cell>
              <table:table-cell office:value-type="float" office:value="0.05768">
                <text:p>0.05768</text:p>
              </table:table-cell>
              <table:table-cell office:value-type="float" office:value="0.05977">
                <text:p>0.05977</text:p>
              </table:table-cell>
              <table:table-cell office:value-type="float" office:value="0.08692">
                <text:p>0.08692</text:p>
              </table:table-cell>
              <table:table-cell office:value-type="float" office:value="0.11367">
                <text:p>0.11367</text:p>
              </table:table-cell>
              <table:table-cell office:value-type="float" office:value="0.09524">
                <text:p>0.09524</text:p>
              </table:table-cell>
              <table:table-cell office:value-type="float" office:value="0.16597">
                <text:p>0.16597</text:p>
              </table:table-cell>
              <table:table-cell office:value-type="float" office:value="0.16779">
                <text:p>0.16779</text:p>
              </table:table-cell>
              <table:table-cell office:value-type="float" office:value="0.18809">
                <text:p>0.18809</text:p>
              </table:table-cell>
              <table:table-cell office:value-type="float" office:value="0.1925">
                <text:p>0.1925</text:p>
              </table:table-cell>
              <table:table-cell office:value-type="float" office:value="0.19015">
                <text:p>0.19015</text:p>
              </table:table-cell>
              <table:table-cell office:value-type="float" office:value="0.19238">
                <text:p>0.192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4">
                <text:p>304</text:p>
              </table:table-cell>
              <table:table-cell office:value-type="float" office:value="0.05663">
                <text:p>0.05663</text:p>
              </table:table-cell>
              <table:table-cell office:value-type="float" office:value="0.05757">
                <text:p>0.05757</text:p>
              </table:table-cell>
              <table:table-cell office:value-type="float" office:value="0.05101">
                <text:p>0.05101</text:p>
              </table:table-cell>
              <table:table-cell office:value-type="float" office:value="0.05218">
                <text:p>0.05218</text:p>
              </table:table-cell>
              <table:table-cell office:value-type="float" office:value="0.04936">
                <text:p>0.04936</text:p>
              </table:table-cell>
              <table:table-cell office:value-type="float" office:value="0.06394">
                <text:p>0.06394</text:p>
              </table:table-cell>
              <table:table-cell office:value-type="float" office:value="0.05846">
                <text:p>0.05846</text:p>
              </table:table-cell>
              <table:table-cell office:value-type="float" office:value="0.06089">
                <text:p>0.06089</text:p>
              </table:table-cell>
              <table:table-cell office:value-type="float" office:value="0.08569">
                <text:p>0.08569</text:p>
              </table:table-cell>
              <table:table-cell office:value-type="float" office:value="0.11219">
                <text:p>0.11219</text:p>
              </table:table-cell>
              <table:table-cell office:value-type="float" office:value="0.092979">
                <text:p>0.092979</text:p>
              </table:table-cell>
              <table:table-cell office:value-type="float" office:value="0.16">
                <text:p>0.16</text:p>
              </table:table-cell>
              <table:table-cell office:value-type="float" office:value="0.16131">
                <text:p>0.16131</text:p>
              </table:table-cell>
              <table:table-cell office:value-type="float" office:value="0.18087">
                <text:p>0.18087</text:p>
              </table:table-cell>
              <table:table-cell office:value-type="float" office:value="0.18453">
                <text:p>0.18453</text:p>
              </table:table-cell>
              <table:table-cell office:value-type="float" office:value="0.18191">
                <text:p>0.18191</text:p>
              </table:table-cell>
              <table:table-cell office:value-type="float" office:value="0.18495">
                <text:p>0.184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03">
                <text:p>303</text:p>
              </table:table-cell>
              <table:table-cell office:value-type="float" office:value="0.05806">
                <text:p>0.05806</text:p>
              </table:table-cell>
              <table:table-cell office:value-type="float" office:value="0.05899">
                <text:p>0.05899</text:p>
              </table:table-cell>
              <table:table-cell office:value-type="float" office:value="0.05235">
                <text:p>0.05235</text:p>
              </table:table-cell>
              <table:table-cell office:value-type="float" office:value="0.05321">
                <text:p>0.05321</text:p>
              </table:table-cell>
              <table:table-cell office:value-type="float" office:value="0.05114">
                <text:p>0.05114</text:p>
              </table:table-cell>
              <table:table-cell office:value-type="float" office:value="0.065879">
                <text:p>0.065879</text:p>
              </table:table-cell>
              <table:table-cell office:value-type="float" office:value="0.05932">
                <text:p>0.05932</text:p>
              </table:table-cell>
              <table:table-cell office:value-type="float" office:value="0.06159">
                <text:p>0.06159</text:p>
              </table:table-cell>
              <table:table-cell office:value-type="float" office:value="0.08506">
                <text:p>0.08506</text:p>
              </table:table-cell>
              <table:table-cell office:value-type="float" office:value="0.11164">
                <text:p>0.11164</text:p>
              </table:table-cell>
              <table:table-cell office:value-type="float" office:value="0.091619">
                <text:p>0.091619</text:p>
              </table:table-cell>
              <table:table-cell office:value-type="float" office:value="0.15505">
                <text:p>0.15505</text:p>
              </table:table-cell>
              <table:table-cell office:value-type="float" office:value="0.15593">
                <text:p>0.15593</text:p>
              </table:table-cell>
              <table:table-cell office:value-type="float" office:value="0.17336">
                <text:p>0.17336</text:p>
              </table:table-cell>
              <table:table-cell office:value-type="float" office:value="0.17644">
                <text:p>0.17644</text:p>
              </table:table-cell>
              <table:table-cell office:value-type="float" office:value="0.17394">
                <text:p>0.17394</text:p>
              </table:table-cell>
              <table:table-cell office:value-type="float" office:value="0.17626">
                <text:p>0.176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02">
                <text:p>302</text:p>
              </table:table-cell>
              <table:table-cell office:value-type="float" office:value="0.06003">
                <text:p>0.06003</text:p>
              </table:table-cell>
              <table:table-cell office:value-type="float" office:value="0.06095">
                <text:p>0.06095</text:p>
              </table:table-cell>
              <table:table-cell office:value-type="float" office:value="0.05408">
                <text:p>0.05408</text:p>
              </table:table-cell>
              <table:table-cell office:value-type="float" office:value="0.05452">
                <text:p>0.05452</text:p>
              </table:table-cell>
              <table:table-cell office:value-type="float" office:value="0.0525">
                <text:p>0.0525</text:p>
              </table:table-cell>
              <table:table-cell office:value-type="float" office:value="0.06733">
                <text:p>0.06733</text:p>
              </table:table-cell>
              <table:table-cell office:value-type="float" office:value="0.06082">
                <text:p>0.06082</text:p>
              </table:table-cell>
              <table:table-cell office:value-type="float" office:value="0.06295">
                <text:p>0.06295</text:p>
              </table:table-cell>
              <table:table-cell office:value-type="float" office:value="0.08448">
                <text:p>0.08448</text:p>
              </table:table-cell>
              <table:table-cell office:value-type="float" office:value="0.11132">
                <text:p>0.11132</text:p>
              </table:table-cell>
              <table:table-cell office:value-type="float" office:value="0.09112">
                <text:p>0.09112</text:p>
              </table:table-cell>
              <table:table-cell office:value-type="float" office:value="0.14926">
                <text:p>0.14926</text:p>
              </table:table-cell>
              <table:table-cell office:value-type="float" office:value="0.15016">
                <text:p>0.15016</text:p>
              </table:table-cell>
              <table:table-cell office:value-type="float" office:value="0.1661">
                <text:p>0.1661</text:p>
              </table:table-cell>
              <table:table-cell office:value-type="float" office:value="0.1689">
                <text:p>0.1689</text:p>
              </table:table-cell>
              <table:table-cell office:value-type="float" office:value="0.1667">
                <text:p>0.1667</text:p>
              </table:table-cell>
              <table:table-cell office:value-type="float" office:value="0.16893">
                <text:p>0.168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1">
                <text:p>301</text:p>
              </table:table-cell>
              <table:table-cell office:value-type="float" office:value="0.06124">
                <text:p>0.06124</text:p>
              </table:table-cell>
              <table:table-cell office:value-type="float" office:value="0.06243">
                <text:p>0.06243</text:p>
              </table:table-cell>
              <table:table-cell office:value-type="float" office:value="0.05551">
                <text:p>0.05551</text:p>
              </table:table-cell>
              <table:table-cell office:value-type="float" office:value="0.05663">
                <text:p>0.05663</text:p>
              </table:table-cell>
              <table:table-cell office:value-type="float" office:value="0.05449">
                <text:p>0.05449</text:p>
              </table:table-cell>
              <table:table-cell office:value-type="float" office:value="0.06884">
                <text:p>0.06884</text:p>
              </table:table-cell>
              <table:table-cell office:value-type="float" office:value="0.06226">
                <text:p>0.06226</text:p>
              </table:table-cell>
              <table:table-cell office:value-type="float" office:value="0.06401">
                <text:p>0.06401</text:p>
              </table:table-cell>
              <table:table-cell office:value-type="float" office:value="0.08346">
                <text:p>0.08346</text:p>
              </table:table-cell>
              <table:table-cell office:value-type="float" office:value="0.10998">
                <text:p>0.10998</text:p>
              </table:table-cell>
              <table:table-cell office:value-type="float" office:value="0.09019">
                <text:p>0.09019</text:p>
              </table:table-cell>
              <table:table-cell office:value-type="float" office:value="0.14392">
                <text:p>0.14392</text:p>
              </table:table-cell>
              <table:table-cell office:value-type="float" office:value="0.14428">
                <text:p>0.14428</text:p>
              </table:table-cell>
              <table:table-cell office:value-type="float" office:value="0.15878">
                <text:p>0.15878</text:p>
              </table:table-cell>
              <table:table-cell office:value-type="float" office:value="0.16135">
                <text:p>0.16135</text:p>
              </table:table-cell>
              <table:table-cell office:value-type="float" office:value="0.1588">
                <text:p>0.1588</text:p>
              </table:table-cell>
              <table:table-cell office:value-type="float" office:value="0.16161">
                <text:p>0.1616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00">
                <text:p>300</text:p>
              </table:table-cell>
              <table:table-cell office:value-type="float" office:value="0.06287">
                <text:p>0.06287</text:p>
              </table:table-cell>
              <table:table-cell office:value-type="float" office:value="0.06457">
                <text:p>0.06457</text:p>
              </table:table-cell>
              <table:table-cell office:value-type="float" office:value="0.05734">
                <text:p>0.05734</text:p>
              </table:table-cell>
              <table:table-cell office:value-type="float" office:value="0.05797">
                <text:p>0.05797</text:p>
              </table:table-cell>
              <table:table-cell office:value-type="float" office:value="0.05604">
                <text:p>0.05604</text:p>
              </table:table-cell>
              <table:table-cell office:value-type="float" office:value="0.07038">
                <text:p>0.07038</text:p>
              </table:table-cell>
              <table:table-cell office:value-type="float" office:value="0.06439">
                <text:p>0.06439</text:p>
              </table:table-cell>
              <table:table-cell office:value-type="float" office:value="0.06523">
                <text:p>0.06523</text:p>
              </table:table-cell>
              <table:table-cell office:value-type="float" office:value="0.08286">
                <text:p>0.08286</text:p>
              </table:table-cell>
              <table:table-cell office:value-type="float" office:value="0.10932">
                <text:p>0.10932</text:p>
              </table:table-cell>
              <table:table-cell office:value-type="float" office:value="0.08892">
                <text:p>0.08892</text:p>
              </table:table-cell>
              <table:table-cell office:value-type="float" office:value="0.13931">
                <text:p>0.13931</text:p>
              </table:table-cell>
              <table:table-cell office:value-type="float" office:value="0.13946">
                <text:p>0.13946</text:p>
              </table:table-cell>
              <table:table-cell office:value-type="float" office:value="0.15192">
                <text:p>0.15192</text:p>
              </table:table-cell>
              <table:table-cell office:value-type="float" office:value="0.15426">
                <text:p>0.15426</text:p>
              </table:table-cell>
              <table:table-cell office:value-type="float" office:value="0.15086">
                <text:p>0.15086</text:p>
              </table:table-cell>
              <table:table-cell office:value-type="float" office:value="0.15417">
                <text:p>0.154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9">
                <text:p>299</text:p>
              </table:table-cell>
              <table:table-cell office:value-type="float" office:value="0.064159">
                <text:p>0.064159</text:p>
              </table:table-cell>
              <table:table-cell office:value-type="float" office:value="0.06518">
                <text:p>0.06518</text:p>
              </table:table-cell>
              <table:table-cell office:value-type="float" office:value="0.05886">
                <text:p>0.05886</text:p>
              </table:table-cell>
              <table:table-cell office:value-type="float" office:value="0.05975">
                <text:p>0.05975</text:p>
              </table:table-cell>
              <table:table-cell office:value-type="float" office:value="0.05715">
                <text:p>0.05715</text:p>
              </table:table-cell>
              <table:table-cell office:value-type="float" office:value="0.07188">
                <text:p>0.07188</text:p>
              </table:table-cell>
              <table:table-cell office:value-type="float" office:value="0.06448">
                <text:p>0.06448</text:p>
              </table:table-cell>
              <table:table-cell office:value-type="float" office:value="0.06628">
                <text:p>0.06628</text:p>
              </table:table-cell>
              <table:table-cell office:value-type="float" office:value="0.081449">
                <text:p>0.081449</text:p>
              </table:table-cell>
              <table:table-cell office:value-type="float" office:value="0.10855">
                <text:p>0.10855</text:p>
              </table:table-cell>
              <table:table-cell office:value-type="float" office:value="0.08827">
                <text:p>0.08827</text:p>
              </table:table-cell>
              <table:table-cell office:value-type="float" office:value="0.13419">
                <text:p>0.13419</text:p>
              </table:table-cell>
              <table:table-cell office:value-type="float" office:value="0.1342">
                <text:p>0.1342</text:p>
              </table:table-cell>
              <table:table-cell office:value-type="float" office:value="0.14495">
                <text:p>0.14495</text:p>
              </table:table-cell>
              <table:table-cell office:value-type="float" office:value="0.14739">
                <text:p>0.14739</text:p>
              </table:table-cell>
              <table:table-cell office:value-type="float" office:value="0.14501">
                <text:p>0.14501</text:p>
              </table:table-cell>
              <table:table-cell office:value-type="float" office:value="0.1481">
                <text:p>0.14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8">
                <text:p>298</text:p>
              </table:table-cell>
              <table:table-cell office:value-type="float" office:value="0.06607">
                <text:p>0.06607</text:p>
              </table:table-cell>
              <table:table-cell office:value-type="float" office:value="0.06712">
                <text:p>0.06712</text:p>
              </table:table-cell>
              <table:table-cell office:value-type="float" office:value="0.0603">
                <text:p>0.0603</text:p>
              </table:table-cell>
              <table:table-cell office:value-type="float" office:value="0.06103">
                <text:p>0.06103</text:p>
              </table:table-cell>
              <table:table-cell office:value-type="float" office:value="0.05881">
                <text:p>0.05881</text:p>
              </table:table-cell>
              <table:table-cell office:value-type="float" office:value="0.07346">
                <text:p>0.07346</text:p>
              </table:table-cell>
              <table:table-cell office:value-type="float" office:value="0.06519">
                <text:p>0.06519</text:p>
              </table:table-cell>
              <table:table-cell office:value-type="float" office:value="0.067169">
                <text:p>0.067169</text:p>
              </table:table-cell>
              <table:table-cell office:value-type="float" office:value="0.08074">
                <text:p>0.08074</text:p>
              </table:table-cell>
              <table:table-cell office:value-type="float" office:value="0.10829">
                <text:p>0.10829</text:p>
              </table:table-cell>
              <table:table-cell office:value-type="float" office:value="0.08785">
                <text:p>0.08785</text:p>
              </table:table-cell>
              <table:table-cell office:value-type="float" office:value="0.12855">
                <text:p>0.12855</text:p>
              </table:table-cell>
              <table:table-cell office:value-type="float" office:value="0.12959">
                <text:p>0.12959</text:p>
              </table:table-cell>
              <table:table-cell office:value-type="float" office:value="0.13864">
                <text:p>0.13864</text:p>
              </table:table-cell>
              <table:table-cell office:value-type="float" office:value="0.14124">
                <text:p>0.14124</text:p>
              </table:table-cell>
              <table:table-cell office:value-type="float" office:value="0.13902">
                <text:p>0.13902</text:p>
              </table:table-cell>
              <table:table-cell office:value-type="float" office:value="0.14205">
                <text:p>0.142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97">
                <text:p>297</text:p>
              </table:table-cell>
              <table:table-cell office:value-type="float" office:value="0.0668">
                <text:p>0.0668</text:p>
              </table:table-cell>
              <table:table-cell office:value-type="float" office:value="0.0685">
                <text:p>0.0685</text:p>
              </table:table-cell>
              <table:table-cell office:value-type="float" office:value="0.06279">
                <text:p>0.06279</text:p>
              </table:table-cell>
              <table:table-cell office:value-type="float" office:value="0.06307">
                <text:p>0.06307</text:p>
              </table:table-cell>
              <table:table-cell office:value-type="float" office:value="0.06042">
                <text:p>0.06042</text:p>
              </table:table-cell>
              <table:table-cell office:value-type="float" office:value="0.07546">
                <text:p>0.07546</text:p>
              </table:table-cell>
              <table:table-cell office:value-type="float" office:value="0.06594">
                <text:p>0.06594</text:p>
              </table:table-cell>
              <table:table-cell office:value-type="float" office:value="0.068349">
                <text:p>0.068349</text:p>
              </table:table-cell>
              <table:table-cell office:value-type="float" office:value="0.0794">
                <text:p>0.0794</text:p>
              </table:table-cell>
              <table:table-cell office:value-type="float" office:value="0.10701">
                <text:p>0.10701</text:p>
              </table:table-cell>
              <table:table-cell office:value-type="float" office:value="0.08728">
                <text:p>0.08728</text:p>
              </table:table-cell>
              <table:table-cell office:value-type="float" office:value="0.12404">
                <text:p>0.12404</text:p>
              </table:table-cell>
              <table:table-cell office:value-type="float" office:value="0.12544">
                <text:p>0.12544</text:p>
              </table:table-cell>
              <table:table-cell office:value-type="float" office:value="0.13138">
                <text:p>0.13138</text:p>
              </table:table-cell>
              <table:table-cell office:value-type="float" office:value="0.13483">
                <text:p>0.13483</text:p>
              </table:table-cell>
              <table:table-cell office:value-type="float" office:value="0.13244">
                <text:p>0.13244</text:p>
              </table:table-cell>
              <table:table-cell office:value-type="float" office:value="0.13644">
                <text:p>0.136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96">
                <text:p>296</text:p>
              </table:table-cell>
              <table:table-cell office:value-type="float" office:value="0.06866">
                <text:p>0.06866</text:p>
              </table:table-cell>
              <table:table-cell office:value-type="float" office:value="0.06988">
                <text:p>0.06988</text:p>
              </table:table-cell>
              <table:table-cell office:value-type="float" office:value="0.06407">
                <text:p>0.06407</text:p>
              </table:table-cell>
              <table:table-cell office:value-type="float" office:value="0.06487">
                <text:p>0.06487</text:p>
              </table:table-cell>
              <table:table-cell office:value-type="float" office:value="0.06241">
                <text:p>0.06241</text:p>
              </table:table-cell>
              <table:table-cell office:value-type="float" office:value="0.07724">
                <text:p>0.07724</text:p>
              </table:table-cell>
              <table:table-cell office:value-type="float" office:value="0.067059">
                <text:p>0.067059</text:p>
              </table:table-cell>
              <table:table-cell office:value-type="float" office:value="0.069459">
                <text:p>0.069459</text:p>
              </table:table-cell>
              <table:table-cell office:value-type="float" office:value="0.07896">
                <text:p>0.07896</text:p>
              </table:table-cell>
              <table:table-cell office:value-type="float" office:value="0.10689">
                <text:p>0.10689</text:p>
              </table:table-cell>
              <table:table-cell office:value-type="float" office:value="0.08721">
                <text:p>0.08721</text:p>
              </table:table-cell>
              <table:table-cell office:value-type="float" office:value="0.12038">
                <text:p>0.12038</text:p>
              </table:table-cell>
              <table:table-cell office:value-type="float" office:value="0.12204">
                <text:p>0.12204</text:p>
              </table:table-cell>
              <table:table-cell office:value-type="float" office:value="0.12584">
                <text:p>0.12584</text:p>
              </table:table-cell>
              <table:table-cell office:value-type="float" office:value="0.12946">
                <text:p>0.12946</text:p>
              </table:table-cell>
              <table:table-cell office:value-type="float" office:value="0.12701">
                <text:p>0.12701</text:p>
              </table:table-cell>
              <table:table-cell office:value-type="float" office:value="0.13131">
                <text:p>0.131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5">
                <text:p>295</text:p>
              </table:table-cell>
              <table:table-cell office:value-type="float" office:value="0.07025">
                <text:p>0.07025</text:p>
              </table:table-cell>
              <table:table-cell office:value-type="float" office:value="0.071499">
                <text:p>0.071499</text:p>
              </table:table-cell>
              <table:table-cell office:value-type="float" office:value="0.06557">
                <text:p>0.06557</text:p>
              </table:table-cell>
              <table:table-cell office:value-type="float" office:value="0.06676">
                <text:p>0.06676</text:p>
              </table:table-cell>
              <table:table-cell office:value-type="float" office:value="0.064">
                <text:p>0.064</text:p>
              </table:table-cell>
              <table:table-cell office:value-type="float" office:value="0.07914">
                <text:p>0.07914</text:p>
              </table:table-cell>
              <table:table-cell office:value-type="float" office:value="0.06847">
                <text:p>0.06847</text:p>
              </table:table-cell>
              <table:table-cell office:value-type="float" office:value="0.07164">
                <text:p>0.07164</text:p>
              </table:table-cell>
              <table:table-cell office:value-type="float" office:value="0.07828">
                <text:p>0.07828</text:p>
              </table:table-cell>
              <table:table-cell office:value-type="float" office:value="0.10665">
                <text:p>0.10665</text:p>
              </table:table-cell>
              <table:table-cell office:value-type="float" office:value="0.0881">
                <text:p>0.0881</text:p>
              </table:table-cell>
              <table:table-cell office:value-type="float" office:value="0.11619">
                <text:p>0.11619</text:p>
              </table:table-cell>
              <table:table-cell office:value-type="float" office:value="0.11849">
                <text:p>0.11849</text:p>
              </table:table-cell>
              <table:table-cell office:value-type="float" office:value="0.12072">
                <text:p>0.12072</text:p>
              </table:table-cell>
              <table:table-cell office:value-type="float" office:value="0.12534">
                <text:p>0.12534</text:p>
              </table:table-cell>
              <table:table-cell office:value-type="float" office:value="0.12213">
                <text:p>0.12213</text:p>
              </table:table-cell>
              <table:table-cell office:value-type="float" office:value="0.12752">
                <text:p>0.127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4">
                <text:p>294</text:p>
              </table:table-cell>
              <table:table-cell office:value-type="float" office:value="0.07172">
                <text:p>0.07172</text:p>
              </table:table-cell>
              <table:table-cell office:value-type="float" office:value="0.07302">
                <text:p>0.07302</text:p>
              </table:table-cell>
              <table:table-cell office:value-type="float" office:value="0.067349">
                <text:p>0.067349</text:p>
              </table:table-cell>
              <table:table-cell office:value-type="float" office:value="0.06806">
                <text:p>0.06806</text:p>
              </table:table-cell>
              <table:table-cell office:value-type="float" office:value="0.06492">
                <text:p>0.06492</text:p>
              </table:table-cell>
              <table:table-cell office:value-type="float" office:value="0.08031">
                <text:p>0.08031</text:p>
              </table:table-cell>
              <table:table-cell office:value-type="float" office:value="0.06902">
                <text:p>0.06902</text:p>
              </table:table-cell>
              <table:table-cell office:value-type="float" office:value="0.072109">
                <text:p>0.072109</text:p>
              </table:table-cell>
              <table:table-cell office:value-type="float" office:value="0.07807">
                <text:p>0.07807</text:p>
              </table:table-cell>
              <table:table-cell office:value-type="float" office:value="0.10653">
                <text:p>0.10653</text:p>
              </table:table-cell>
              <table:table-cell office:value-type="float" office:value="0.08696">
                <text:p>0.08696</text:p>
              </table:table-cell>
              <table:table-cell office:value-type="float" office:value="0.11251">
                <text:p>0.11251</text:p>
              </table:table-cell>
              <table:table-cell office:value-type="float" office:value="0.11403">
                <text:p>0.11403</text:p>
              </table:table-cell>
              <table:table-cell office:value-type="float" office:value="0.11619">
                <text:p>0.11619</text:p>
              </table:table-cell>
              <table:table-cell office:value-type="float" office:value="0.11951">
                <text:p>0.11951</text:p>
              </table:table-cell>
              <table:table-cell office:value-type="float" office:value="0.11713">
                <text:p>0.11713</text:p>
              </table:table-cell>
              <table:table-cell office:value-type="float" office:value="0.12189">
                <text:p>0.121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3">
                <text:p>293</text:p>
              </table:table-cell>
              <table:table-cell office:value-type="float" office:value="0.073109">
                <text:p>0.073109</text:p>
              </table:table-cell>
              <table:table-cell office:value-type="float" office:value="0.07455">
                <text:p>0.07455</text:p>
              </table:table-cell>
              <table:table-cell office:value-type="float" office:value="0.0695">
                <text:p>0.0695</text:p>
              </table:table-cell>
              <table:table-cell office:value-type="float" office:value="0.06974">
                <text:p>0.06974</text:p>
              </table:table-cell>
              <table:table-cell office:value-type="float" office:value="0.06671">
                <text:p>0.06671</text:p>
              </table:table-cell>
              <table:table-cell office:value-type="float" office:value="0.081809">
                <text:p>0.081809</text:p>
              </table:table-cell>
              <table:table-cell office:value-type="float" office:value="0.070459">
                <text:p>0.070459</text:p>
              </table:table-cell>
              <table:table-cell office:value-type="float" office:value="0.07353">
                <text:p>0.07353</text:p>
              </table:table-cell>
              <table:table-cell office:value-type="float" office:value="0.077979">
                <text:p>0.077979</text:p>
              </table:table-cell>
              <table:table-cell office:value-type="float" office:value="0.10636">
                <text:p>0.10636</text:p>
              </table:table-cell>
              <table:table-cell office:value-type="float" office:value="0.08658">
                <text:p>0.08658</text:p>
              </table:table-cell>
              <table:table-cell office:value-type="float" office:value="0.10894">
                <text:p>0.10894</text:p>
              </table:table-cell>
              <table:table-cell office:value-type="float" office:value="0.1104">
                <text:p>0.1104</text:p>
              </table:table-cell>
              <table:table-cell office:value-type="float" office:value="0.11064">
                <text:p>0.11064</text:p>
              </table:table-cell>
              <table:table-cell office:value-type="float" office:value="0.11405">
                <text:p>0.11405</text:p>
              </table:table-cell>
              <table:table-cell office:value-type="float" office:value="0.11166">
                <text:p>0.11166</text:p>
              </table:table-cell>
              <table:table-cell office:value-type="float" office:value="0.11643">
                <text:p>0.116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2">
                <text:p>292</text:p>
              </table:table-cell>
              <table:table-cell office:value-type="float" office:value="0.07541">
                <text:p>0.07541</text:p>
              </table:table-cell>
              <table:table-cell office:value-type="float" office:value="0.07624">
                <text:p>0.07624</text:p>
              </table:table-cell>
              <table:table-cell office:value-type="float" office:value="0.070749">
                <text:p>0.070749</text:p>
              </table:table-cell>
              <table:table-cell office:value-type="float" office:value="0.07134">
                <text:p>0.07134</text:p>
              </table:table-cell>
              <table:table-cell office:value-type="float" office:value="0.06899">
                <text:p>0.06899</text:p>
              </table:table-cell>
              <table:table-cell office:value-type="float" office:value="0.08368">
                <text:p>0.08368</text:p>
              </table:table-cell>
              <table:table-cell office:value-type="float" office:value="0.07124">
                <text:p>0.07124</text:p>
              </table:table-cell>
              <table:table-cell office:value-type="float" office:value="0.07461">
                <text:p>0.07461</text:p>
              </table:table-cell>
              <table:table-cell office:value-type="float" office:value="0.07793">
                <text:p>0.07793</text:p>
              </table:table-cell>
              <table:table-cell office:value-type="float" office:value="0.10688">
                <text:p>0.10688</text:p>
              </table:table-cell>
              <table:table-cell office:value-type="float" office:value="0.08656">
                <text:p>0.08656</text:p>
              </table:table-cell>
              <table:table-cell office:value-type="float" office:value="0.10566">
                <text:p>0.10566</text:p>
              </table:table-cell>
              <table:table-cell office:value-type="float" office:value="0.10666">
                <text:p>0.10666</text:p>
              </table:table-cell>
              <table:table-cell office:value-type="float" office:value="0.10611">
                <text:p>0.10611</text:p>
              </table:table-cell>
              <table:table-cell office:value-type="float" office:value="0.10887">
                <text:p>0.10887</text:p>
              </table:table-cell>
              <table:table-cell office:value-type="float" office:value="0.10684">
                <text:p>0.10684</text:p>
              </table:table-cell>
              <table:table-cell office:value-type="float" office:value="0.11146">
                <text:p>0.111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1">
                <text:p>291</text:p>
              </table:table-cell>
              <table:table-cell office:value-type="float" office:value="0.07665">
                <text:p>0.07665</text:p>
              </table:table-cell>
              <table:table-cell office:value-type="float" office:value="0.07818">
                <text:p>0.07818</text:p>
              </table:table-cell>
              <table:table-cell office:value-type="float" office:value="0.07222">
                <text:p>0.07222</text:p>
              </table:table-cell>
              <table:table-cell office:value-type="float" office:value="0.07272">
                <text:p>0.07272</text:p>
              </table:table-cell>
              <table:table-cell office:value-type="float" office:value="0.07028">
                <text:p>0.07028</text:p>
              </table:table-cell>
              <table:table-cell office:value-type="float" office:value="0.084709">
                <text:p>0.084709</text:p>
              </table:table-cell>
              <table:table-cell office:value-type="float" office:value="0.072929">
                <text:p>0.072929</text:p>
              </table:table-cell>
              <table:table-cell office:value-type="float" office:value="0.07589">
                <text:p>0.07589</text:p>
              </table:table-cell>
              <table:table-cell office:value-type="float" office:value="0.07786">
                <text:p>0.07786</text:p>
              </table:table-cell>
              <table:table-cell office:value-type="float" office:value="0.10636">
                <text:p>0.10636</text:p>
              </table:table-cell>
              <table:table-cell office:value-type="float" office:value="0.08604">
                <text:p>0.08604</text:p>
              </table:table-cell>
              <table:table-cell office:value-type="float" office:value="0.10144">
                <text:p>0.10144</text:p>
              </table:table-cell>
              <table:table-cell office:value-type="float" office:value="0.10233">
                <text:p>0.10233</text:p>
              </table:table-cell>
              <table:table-cell office:value-type="float" office:value="0.1001">
                <text:p>0.1001</text:p>
              </table:table-cell>
              <table:table-cell office:value-type="float" office:value="0.10311">
                <text:p>0.10311</text:p>
              </table:table-cell>
              <table:table-cell office:value-type="float" office:value="0.10147">
                <text:p>0.10147</text:p>
              </table:table-cell>
              <table:table-cell office:value-type="float" office:value="0.10679">
                <text:p>0.106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90">
                <text:p>290</text:p>
              </table:table-cell>
              <table:table-cell office:value-type="float" office:value="0.07815">
                <text:p>0.07815</text:p>
              </table:table-cell>
              <table:table-cell office:value-type="float" office:value="0.07974">
                <text:p>0.07974</text:p>
              </table:table-cell>
              <table:table-cell office:value-type="float" office:value="0.07392">
                <text:p>0.07392</text:p>
              </table:table-cell>
              <table:table-cell office:value-type="float" office:value="0.07417">
                <text:p>0.07417</text:p>
              </table:table-cell>
              <table:table-cell office:value-type="float" office:value="0.07145">
                <text:p>0.07145</text:p>
              </table:table-cell>
              <table:table-cell office:value-type="float" office:value="0.08611">
                <text:p>0.08611</text:p>
              </table:table-cell>
              <table:table-cell office:value-type="float" office:value="0.07392">
                <text:p>0.07392</text:p>
              </table:table-cell>
              <table:table-cell office:value-type="float" office:value="0.07741">
                <text:p>0.07741</text:p>
              </table:table-cell>
              <table:table-cell office:value-type="float" office:value="0.07707">
                <text:p>0.07707</text:p>
              </table:table-cell>
              <table:table-cell office:value-type="float" office:value="0.10591">
                <text:p>0.10591</text:p>
              </table:table-cell>
              <table:table-cell office:value-type="float" office:value="0.08584">
                <text:p>0.08584</text:p>
              </table:table-cell>
              <table:table-cell office:value-type="float" office:value="0.09819">
                <text:p>0.09819</text:p>
              </table:table-cell>
              <table:table-cell office:value-type="float" office:value="0.09921">
                <text:p>0.09921</text:p>
              </table:table-cell>
              <table:table-cell office:value-type="float" office:value="0.09532">
                <text:p>0.09532</text:p>
              </table:table-cell>
              <table:table-cell office:value-type="float" office:value="0.09848">
                <text:p>0.09848</text:p>
              </table:table-cell>
              <table:table-cell office:value-type="float" office:value="0.09578">
                <text:p>0.09578</text:p>
              </table:table-cell>
              <table:table-cell office:value-type="float" office:value="0.10148">
                <text:p>0.101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89">
                <text:p>289</text:p>
              </table:table-cell>
              <table:table-cell office:value-type="float" office:value="0.0796">
                <text:p>0.0796</text:p>
              </table:table-cell>
              <table:table-cell office:value-type="float" office:value="0.08104">
                <text:p>0.08104</text:p>
              </table:table-cell>
              <table:table-cell office:value-type="float" office:value="0.07487">
                <text:p>0.07487</text:p>
              </table:table-cell>
              <table:table-cell office:value-type="float" office:value="0.07529">
                <text:p>0.07529</text:p>
              </table:table-cell>
              <table:table-cell office:value-type="float" office:value="0.07255">
                <text:p>0.07255</text:p>
              </table:table-cell>
              <table:table-cell office:value-type="float" office:value="0.08744">
                <text:p>0.08744</text:p>
              </table:table-cell>
              <table:table-cell office:value-type="float" office:value="0.07491">
                <text:p>0.07491</text:p>
              </table:table-cell>
              <table:table-cell office:value-type="float" office:value="0.07818">
                <text:p>0.07818</text:p>
              </table:table-cell>
              <table:table-cell office:value-type="float" office:value="0.07703">
                <text:p>0.07703</text:p>
              </table:table-cell>
              <table:table-cell office:value-type="float" office:value="0.10574">
                <text:p>0.10574</text:p>
              </table:table-cell>
              <table:table-cell office:value-type="float" office:value="0.08563">
                <text:p>0.08563</text:p>
              </table:table-cell>
              <table:table-cell office:value-type="float" office:value="0.0952">
                <text:p>0.0952</text:p>
              </table:table-cell>
              <table:table-cell office:value-type="float" office:value="0.09624">
                <text:p>0.09624</text:p>
              </table:table-cell>
              <table:table-cell office:value-type="float" office:value="0.09079">
                <text:p>0.09079</text:p>
              </table:table-cell>
              <table:table-cell office:value-type="float" office:value="0.09346">
                <text:p>0.09346</text:p>
              </table:table-cell>
              <table:table-cell office:value-type="float" office:value="0.09084">
                <text:p>0.09084</text:p>
              </table:table-cell>
              <table:table-cell office:value-type="float" office:value="0.09646">
                <text:p>0.096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8">
                <text:p>288</text:p>
              </table:table-cell>
              <table:table-cell office:value-type="float" office:value="0.08087">
                <text:p>0.08087</text:p>
              </table:table-cell>
              <table:table-cell office:value-type="float" office:value="0.08262">
                <text:p>0.08262</text:p>
              </table:table-cell>
              <table:table-cell office:value-type="float" office:value="0.07624">
                <text:p>0.07624</text:p>
              </table:table-cell>
              <table:table-cell office:value-type="float" office:value="0.07689">
                <text:p>0.07689</text:p>
              </table:table-cell>
              <table:table-cell office:value-type="float" office:value="0.07344">
                <text:p>0.07344</text:p>
              </table:table-cell>
              <table:table-cell office:value-type="float" office:value="0.08866">
                <text:p>0.08866</text:p>
              </table:table-cell>
              <table:table-cell office:value-type="float" office:value="0.076439">
                <text:p>0.076439</text:p>
              </table:table-cell>
              <table:table-cell office:value-type="float" office:value="0.07961">
                <text:p>0.07961</text:p>
              </table:table-cell>
              <table:table-cell office:value-type="float" office:value="0.07699">
                <text:p>0.07699</text:p>
              </table:table-cell>
              <table:table-cell office:value-type="float" office:value="0.10587">
                <text:p>0.10587</text:p>
              </table:table-cell>
              <table:table-cell office:value-type="float" office:value="0.08617">
                <text:p>0.08617</text:p>
              </table:table-cell>
              <table:table-cell office:value-type="float" office:value="0.09218">
                <text:p>0.09218</text:p>
              </table:table-cell>
              <table:table-cell office:value-type="float" office:value="0.09297">
                <text:p>0.09297</text:p>
              </table:table-cell>
              <table:table-cell office:value-type="float" office:value="0.08642">
                <text:p>0.08642</text:p>
              </table:table-cell>
              <table:table-cell office:value-type="float" office:value="0.08935">
                <text:p>0.08935</text:p>
              </table:table-cell>
              <table:table-cell office:value-type="float" office:value="0.085999">
                <text:p>0.085999</text:p>
              </table:table-cell>
              <table:table-cell office:value-type="float" office:value="0.09184">
                <text:p>0.0918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7">
                <text:p>287</text:p>
              </table:table-cell>
              <table:table-cell office:value-type="float" office:value="0.08235">
                <text:p>0.08235</text:p>
              </table:table-cell>
              <table:table-cell office:value-type="float" office:value="0.08409">
                <text:p>0.08409</text:p>
              </table:table-cell>
              <table:table-cell office:value-type="float" office:value="0.07803">
                <text:p>0.07803</text:p>
              </table:table-cell>
              <table:table-cell office:value-type="float" office:value="0.078479">
                <text:p>0.078479</text:p>
              </table:table-cell>
              <table:table-cell office:value-type="float" office:value="0.07444">
                <text:p>0.07444</text:p>
              </table:table-cell>
              <table:table-cell office:value-type="float" office:value="0.09009">
                <text:p>0.09009</text:p>
              </table:table-cell>
              <table:table-cell office:value-type="float" office:value="0.07778">
                <text:p>0.07778</text:p>
              </table:table-cell>
              <table:table-cell office:value-type="float" office:value="0.080519">
                <text:p>0.080519</text:p>
              </table:table-cell>
              <table:table-cell office:value-type="float" office:value="0.07685">
                <text:p>0.07685</text:p>
              </table:table-cell>
              <table:table-cell office:value-type="float" office:value="0.1058">
                <text:p>0.1058</text:p>
              </table:table-cell>
              <table:table-cell office:value-type="float" office:value="0.085999">
                <text:p>0.085999</text:p>
              </table:table-cell>
              <table:table-cell office:value-type="float" office:value="0.08987">
                <text:p>0.08987</text:p>
              </table:table-cell>
              <table:table-cell office:value-type="float" office:value="0.09029">
                <text:p>0.09029</text:p>
              </table:table-cell>
              <table:table-cell office:value-type="float" office:value="0.08254">
                <text:p>0.08254</text:p>
              </table:table-cell>
              <table:table-cell office:value-type="float" office:value="0.08533">
                <text:p>0.08533</text:p>
              </table:table-cell>
              <table:table-cell office:value-type="float" office:value="0.08184">
                <text:p>0.08184</text:p>
              </table:table-cell>
              <table:table-cell office:value-type="float" office:value="0.08813">
                <text:p>0.088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6">
                <text:p>286</text:p>
              </table:table-cell>
              <table:table-cell office:value-type="float" office:value="0.08358">
                <text:p>0.08358</text:p>
              </table:table-cell>
              <table:table-cell office:value-type="float" office:value="0.08515">
                <text:p>0.08515</text:p>
              </table:table-cell>
              <table:table-cell office:value-type="float" office:value="0.07888">
                <text:p>0.07888</text:p>
              </table:table-cell>
              <table:table-cell office:value-type="float" office:value="0.079519">
                <text:p>0.079519</text:p>
              </table:table-cell>
              <table:table-cell office:value-type="float" office:value="0.07609">
                <text:p>0.07609</text:p>
              </table:table-cell>
              <table:table-cell office:value-type="float" office:value="0.091579">
                <text:p>0.091579</text:p>
              </table:table-cell>
              <table:table-cell office:value-type="float" office:value="0.07893">
                <text:p>0.07893</text:p>
              </table:table-cell>
              <table:table-cell office:value-type="float" office:value="0.08153">
                <text:p>0.08153</text:p>
              </table:table-cell>
              <table:table-cell office:value-type="float" office:value="0.07663">
                <text:p>0.07663</text:p>
              </table:table-cell>
              <table:table-cell office:value-type="float" office:value="0.10554">
                <text:p>0.10554</text:p>
              </table:table-cell>
              <table:table-cell office:value-type="float" office:value="0.085959">
                <text:p>0.085959</text:p>
              </table:table-cell>
              <table:table-cell office:value-type="float" office:value="0.08797">
                <text:p>0.08797</text:p>
              </table:table-cell>
              <table:table-cell office:value-type="float" office:value="0.08812">
                <text:p>0.08812</text:p>
              </table:table-cell>
              <table:table-cell office:value-type="float" office:value="0.07947">
                <text:p>0.07947</text:p>
              </table:table-cell>
              <table:table-cell office:value-type="float" office:value="0.0821">
                <text:p>0.0821</text:p>
              </table:table-cell>
              <table:table-cell office:value-type="float" office:value="0.07799">
                <text:p>0.07799</text:p>
              </table:table-cell>
              <table:table-cell office:value-type="float" office:value="0.08461">
                <text:p>0.084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5">
                <text:p>285</text:p>
              </table:table-cell>
              <table:table-cell office:value-type="float" office:value="0.08493">
                <text:p>0.08493</text:p>
              </table:table-cell>
              <table:table-cell office:value-type="float" office:value="0.08608">
                <text:p>0.08608</text:p>
              </table:table-cell>
              <table:table-cell office:value-type="float" office:value="0.07964">
                <text:p>0.07964</text:p>
              </table:table-cell>
              <table:table-cell office:value-type="float" office:value="0.08048">
                <text:p>0.08048</text:p>
              </table:table-cell>
              <table:table-cell office:value-type="float" office:value="0.07681">
                <text:p>0.07681</text:p>
              </table:table-cell>
              <table:table-cell office:value-type="float" office:value="0.09227">
                <text:p>0.09227</text:p>
              </table:table-cell>
              <table:table-cell office:value-type="float" office:value="0.079659">
                <text:p>0.079659</text:p>
              </table:table-cell>
              <table:table-cell office:value-type="float" office:value="0.08255">
                <text:p>0.08255</text:p>
              </table:table-cell>
              <table:table-cell office:value-type="float" office:value="0.07691">
                <text:p>0.07691</text:p>
              </table:table-cell>
              <table:table-cell office:value-type="float" office:value="0.10593">
                <text:p>0.10593</text:p>
              </table:table-cell>
              <table:table-cell office:value-type="float" office:value="0.08627">
                <text:p>0.08627</text:p>
              </table:table-cell>
              <table:table-cell office:value-type="float" office:value="0.08586">
                <text:p>0.08586</text:p>
              </table:table-cell>
              <table:table-cell office:value-type="float" office:value="0.08616">
                <text:p>0.08616</text:p>
              </table:table-cell>
              <table:table-cell office:value-type="float" office:value="0.07672">
                <text:p>0.07672</text:p>
              </table:table-cell>
              <table:table-cell office:value-type="float" office:value="0.07889">
                <text:p>0.07889</text:p>
              </table:table-cell>
              <table:table-cell office:value-type="float" office:value="0.074969">
                <text:p>0.074969</text:p>
              </table:table-cell>
              <table:table-cell office:value-type="float" office:value="0.08167">
                <text:p>0.081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4">
                <text:p>284</text:p>
              </table:table-cell>
              <table:table-cell office:value-type="float" office:value="0.08519">
                <text:p>0.08519</text:p>
              </table:table-cell>
              <table:table-cell office:value-type="float" office:value="0.08672">
                <text:p>0.08672</text:p>
              </table:table-cell>
              <table:table-cell office:value-type="float" office:value="0.0808">
                <text:p>0.0808</text:p>
              </table:table-cell>
              <table:table-cell office:value-type="float" office:value="0.08178">
                <text:p>0.08178</text:p>
              </table:table-cell>
              <table:table-cell office:value-type="float" office:value="0.07757">
                <text:p>0.07757</text:p>
              </table:table-cell>
              <table:table-cell office:value-type="float" office:value="0.093619">
                <text:p>0.093619</text:p>
              </table:table-cell>
              <table:table-cell office:value-type="float" office:value="0.080339">
                <text:p>0.080339</text:p>
              </table:table-cell>
              <table:table-cell office:value-type="float" office:value="0.08357">
                <text:p>0.08357</text:p>
              </table:table-cell>
              <table:table-cell office:value-type="float" office:value="0.07704">
                <text:p>0.07704</text:p>
              </table:table-cell>
              <table:table-cell office:value-type="float" office:value="0.10655">
                <text:p>0.10655</text:p>
              </table:table-cell>
              <table:table-cell office:value-type="float" office:value="0.08601">
                <text:p>0.08601</text:p>
              </table:table-cell>
              <table:table-cell office:value-type="float" office:value="0.08336">
                <text:p>0.08336</text:p>
              </table:table-cell>
              <table:table-cell office:value-type="float" office:value="0.08414">
                <text:p>0.08414</text:p>
              </table:table-cell>
              <table:table-cell office:value-type="float" office:value="0.0733">
                <text:p>0.0733</text:p>
              </table:table-cell>
              <table:table-cell office:value-type="float" office:value="0.07605">
                <text:p>0.07605</text:p>
              </table:table-cell>
              <table:table-cell office:value-type="float" office:value="0.07214">
                <text:p>0.07214</text:p>
              </table:table-cell>
              <table:table-cell office:value-type="float" office:value="0.0789">
                <text:p>0.07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3">
                <text:p>283</text:p>
              </table:table-cell>
              <table:table-cell office:value-type="float" office:value="0.08586">
                <text:p>0.08586</text:p>
              </table:table-cell>
              <table:table-cell office:value-type="float" office:value="0.08734">
                <text:p>0.08734</text:p>
              </table:table-cell>
              <table:table-cell office:value-type="float" office:value="0.08193">
                <text:p>0.08193</text:p>
              </table:table-cell>
              <table:table-cell office:value-type="float" office:value="0.0832">
                <text:p>0.0832</text:p>
              </table:table-cell>
              <table:table-cell office:value-type="float" office:value="0.0786">
                <text:p>0.0786</text:p>
              </table:table-cell>
              <table:table-cell office:value-type="float" office:value="0.095269">
                <text:p>0.095269</text:p>
              </table:table-cell>
              <table:table-cell office:value-type="float" office:value="0.0813">
                <text:p>0.0813</text:p>
              </table:table-cell>
              <table:table-cell office:value-type="float" office:value="0.08449">
                <text:p>0.08449</text:p>
              </table:table-cell>
              <table:table-cell office:value-type="float" office:value="0.07668">
                <text:p>0.07668</text:p>
              </table:table-cell>
              <table:table-cell office:value-type="float" office:value="0.10666">
                <text:p>0.10666</text:p>
              </table:table-cell>
              <table:table-cell office:value-type="float" office:value="0.08554">
                <text:p>0.08554</text:p>
              </table:table-cell>
              <table:table-cell office:value-type="float" office:value="0.08143">
                <text:p>0.08143</text:p>
              </table:table-cell>
              <table:table-cell office:value-type="float" office:value="0.08226">
                <text:p>0.08226</text:p>
              </table:table-cell>
              <table:table-cell office:value-type="float" office:value="0.069819">
                <text:p>0.069819</text:p>
              </table:table-cell>
              <table:table-cell office:value-type="float" office:value="0.07245">
                <text:p>0.07245</text:p>
              </table:table-cell>
              <table:table-cell office:value-type="float" office:value="0.06904">
                <text:p>0.06904</text:p>
              </table:table-cell>
              <table:table-cell office:value-type="float" office:value="0.07561">
                <text:p>0.075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2">
                <text:p>282</text:p>
              </table:table-cell>
              <table:table-cell office:value-type="float" office:value="0.0867">
                <text:p>0.0867</text:p>
              </table:table-cell>
              <table:table-cell office:value-type="float" office:value="0.08794">
                <text:p>0.08794</text:p>
              </table:table-cell>
              <table:table-cell office:value-type="float" office:value="0.08314">
                <text:p>0.08314</text:p>
              </table:table-cell>
              <table:table-cell office:value-type="float" office:value="0.08466">
                <text:p>0.08466</text:p>
              </table:table-cell>
              <table:table-cell office:value-type="float" office:value="0.08003">
                <text:p>0.08003</text:p>
              </table:table-cell>
              <table:table-cell office:value-type="float" office:value="0.0964">
                <text:p>0.0964</text:p>
              </table:table-cell>
              <table:table-cell office:value-type="float" office:value="0.082739">
                <text:p>0.082739</text:p>
              </table:table-cell>
              <table:table-cell office:value-type="float" office:value="0.0856">
                <text:p>0.0856</text:p>
              </table:table-cell>
              <table:table-cell office:value-type="float" office:value="0.07668">
                <text:p>0.07668</text:p>
              </table:table-cell>
              <table:table-cell office:value-type="float" office:value="0.10701">
                <text:p>0.10701</text:p>
              </table:table-cell>
              <table:table-cell office:value-type="float" office:value="0.08605">
                <text:p>0.08605</text:p>
              </table:table-cell>
              <table:table-cell office:value-type="float" office:value="0.07954">
                <text:p>0.07954</text:p>
              </table:table-cell>
              <table:table-cell office:value-type="float" office:value="0.08024">
                <text:p>0.08024</text:p>
              </table:table-cell>
              <table:table-cell office:value-type="float" office:value="0.06632">
                <text:p>0.06632</text:p>
              </table:table-cell>
              <table:table-cell office:value-type="float" office:value="0.06889">
                <text:p>0.06889</text:p>
              </table:table-cell>
              <table:table-cell office:value-type="float" office:value="0.06597">
                <text:p>0.06597</text:p>
              </table:table-cell>
              <table:table-cell office:value-type="float" office:value="0.07213">
                <text:p>0.072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1">
                <text:p>281</text:p>
              </table:table-cell>
              <table:table-cell office:value-type="float" office:value="0.08808">
                <text:p>0.08808</text:p>
              </table:table-cell>
              <table:table-cell office:value-type="float" office:value="0.08957">
                <text:p>0.08957</text:p>
              </table:table-cell>
              <table:table-cell office:value-type="float" office:value="0.08412">
                <text:p>0.08412</text:p>
              </table:table-cell>
              <table:table-cell office:value-type="float" office:value="0.08605">
                <text:p>0.08605</text:p>
              </table:table-cell>
              <table:table-cell office:value-type="float" office:value="0.08098">
                <text:p>0.08098</text:p>
              </table:table-cell>
              <table:table-cell office:value-type="float" office:value="0.09755">
                <text:p>0.09755</text:p>
              </table:table-cell>
              <table:table-cell office:value-type="float" office:value="0.08352">
                <text:p>0.08352</text:p>
              </table:table-cell>
              <table:table-cell office:value-type="float" office:value="0.08659">
                <text:p>0.08659</text:p>
              </table:table-cell>
              <table:table-cell office:value-type="float" office:value="0.07672">
                <text:p>0.07672</text:p>
              </table:table-cell>
              <table:table-cell office:value-type="float" office:value="0.10735">
                <text:p>0.10735</text:p>
              </table:table-cell>
              <table:table-cell office:value-type="float" office:value="0.08533">
                <text:p>0.08533</text:p>
              </table:table-cell>
              <table:table-cell office:value-type="float" office:value="0.07698">
                <text:p>0.07698</text:p>
              </table:table-cell>
              <table:table-cell office:value-type="float" office:value="0.07745">
                <text:p>0.07745</text:p>
              </table:table-cell>
              <table:table-cell office:value-type="float" office:value="0.06351">
                <text:p>0.06351</text:p>
              </table:table-cell>
              <table:table-cell office:value-type="float" office:value="0.06543">
                <text:p>0.06543</text:p>
              </table:table-cell>
              <table:table-cell office:value-type="float" office:value="0.06283">
                <text:p>0.06283</text:p>
              </table:table-cell>
              <table:table-cell office:value-type="float" office:value="0.06952">
                <text:p>0.069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0">
                <text:p>280</text:p>
              </table:table-cell>
              <table:table-cell office:value-type="float" office:value="0.08848">
                <text:p>0.08848</text:p>
              </table:table-cell>
              <table:table-cell office:value-type="float" office:value="0.09048">
                <text:p>0.09048</text:p>
              </table:table-cell>
              <table:table-cell office:value-type="float" office:value="0.08548">
                <text:p>0.08548</text:p>
              </table:table-cell>
              <table:table-cell office:value-type="float" office:value="0.08712">
                <text:p>0.08712</text:p>
              </table:table-cell>
              <table:table-cell office:value-type="float" office:value="0.08166">
                <text:p>0.08166</text:p>
              </table:table-cell>
              <table:table-cell office:value-type="float" office:value="0.09825">
                <text:p>0.09825</text:p>
              </table:table-cell>
              <table:table-cell office:value-type="float" office:value="0.0845">
                <text:p>0.0845</text:p>
              </table:table-cell>
              <table:table-cell office:value-type="float" office:value="0.08755">
                <text:p>0.08755</text:p>
              </table:table-cell>
              <table:table-cell office:value-type="float" office:value="0.07653">
                <text:p>0.07653</text:p>
              </table:table-cell>
              <table:table-cell office:value-type="float" office:value="0.10741">
                <text:p>0.10741</text:p>
              </table:table-cell>
              <table:table-cell office:value-type="float" office:value="0.08501">
                <text:p>0.08501</text:p>
              </table:table-cell>
              <table:table-cell office:value-type="float" office:value="0.07511">
                <text:p>0.07511</text:p>
              </table:table-cell>
              <table:table-cell office:value-type="float" office:value="0.07561">
                <text:p>0.07561</text:p>
              </table:table-cell>
              <table:table-cell office:value-type="float" office:value="0.06028">
                <text:p>0.06028</text:p>
              </table:table-cell>
              <table:table-cell office:value-type="float" office:value="0.06222">
                <text:p>0.06222</text:p>
              </table:table-cell>
              <table:table-cell office:value-type="float" office:value="0.05923">
                <text:p>0.05923</text:p>
              </table:table-cell>
              <table:table-cell office:value-type="float" office:value="0.06592">
                <text:p>0.065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9">
                <text:p>279</text:p>
              </table:table-cell>
              <table:table-cell office:value-type="float" office:value="0.09002">
                <text:p>0.09002</text:p>
              </table:table-cell>
              <table:table-cell office:value-type="float" office:value="0.09179">
                <text:p>0.09179</text:p>
              </table:table-cell>
              <table:table-cell office:value-type="float" office:value="0.086819">
                <text:p>0.086819</text:p>
              </table:table-cell>
              <table:table-cell office:value-type="float" office:value="0.08781">
                <text:p>0.08781</text:p>
              </table:table-cell>
              <table:table-cell office:value-type="float" office:value="0.08316">
                <text:p>0.08316</text:p>
              </table:table-cell>
              <table:table-cell office:value-type="float" office:value="0.10013">
                <text:p>0.10013</text:p>
              </table:table-cell>
              <table:table-cell office:value-type="float" office:value="0.08561">
                <text:p>0.08561</text:p>
              </table:table-cell>
              <table:table-cell office:value-type="float" office:value="0.08855">
                <text:p>0.08855</text:p>
              </table:table-cell>
              <table:table-cell office:value-type="float" office:value="0.07702">
                <text:p>0.07702</text:p>
              </table:table-cell>
              <table:table-cell office:value-type="float" office:value="0.10791">
                <text:p>0.10791</text:p>
              </table:table-cell>
              <table:table-cell office:value-type="float" office:value="0.08511">
                <text:p>0.08511</text:p>
              </table:table-cell>
              <table:table-cell office:value-type="float" office:value="0.07319">
                <text:p>0.07319</text:p>
              </table:table-cell>
              <table:table-cell office:value-type="float" office:value="0.07349">
                <text:p>0.07349</text:p>
              </table:table-cell>
              <table:table-cell office:value-type="float" office:value="0.05738">
                <text:p>0.05738</text:p>
              </table:table-cell>
              <table:table-cell office:value-type="float" office:value="0.05931">
                <text:p>0.05931</text:p>
              </table:table-cell>
              <table:table-cell office:value-type="float" office:value="0.05616">
                <text:p>0.05616</text:p>
              </table:table-cell>
              <table:table-cell office:value-type="float" office:value="0.06211">
                <text:p>0.062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8">
                <text:p>278</text:p>
              </table:table-cell>
              <table:table-cell office:value-type="float" office:value="0.09102">
                <text:p>0.09102</text:p>
              </table:table-cell>
              <table:table-cell office:value-type="float" office:value="0.09297">
                <text:p>0.09297</text:p>
              </table:table-cell>
              <table:table-cell office:value-type="float" office:value="0.08805">
                <text:p>0.08805</text:p>
              </table:table-cell>
              <table:table-cell office:value-type="float" office:value="0.08914">
                <text:p>0.08914</text:p>
              </table:table-cell>
              <table:table-cell office:value-type="float" office:value="0.084529">
                <text:p>0.084529</text:p>
              </table:table-cell>
              <table:table-cell office:value-type="float" office:value="0.10112">
                <text:p>0.10112</text:p>
              </table:table-cell>
              <table:table-cell office:value-type="float" office:value="0.08748">
                <text:p>0.08748</text:p>
              </table:table-cell>
              <table:table-cell office:value-type="float" office:value="0.08982">
                <text:p>0.08982</text:p>
              </table:table-cell>
              <table:table-cell office:value-type="float" office:value="0.07721">
                <text:p>0.07721</text:p>
              </table:table-cell>
              <table:table-cell office:value-type="float" office:value="0.10829">
                <text:p>0.10829</text:p>
              </table:table-cell>
              <table:table-cell office:value-type="float" office:value="0.08548">
                <text:p>0.08548</text:p>
              </table:table-cell>
              <table:table-cell office:value-type="float" office:value="0.07129">
                <text:p>0.07129</text:p>
              </table:table-cell>
              <table:table-cell office:value-type="float" office:value="0.07155">
                <text:p>0.07155</text:p>
              </table:table-cell>
              <table:table-cell office:value-type="float" office:value="0.05468">
                <text:p>0.05468</text:p>
              </table:table-cell>
              <table:table-cell office:value-type="float" office:value="0.05669">
                <text:p>0.05669</text:p>
              </table:table-cell>
              <table:table-cell office:value-type="float" office:value="0.05329">
                <text:p>0.05329</text:p>
              </table:table-cell>
              <table:table-cell office:value-type="float" office:value="0.05952">
                <text:p>0.059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7">
                <text:p>277</text:p>
              </table:table-cell>
              <table:table-cell office:value-type="float" office:value="0.09229">
                <text:p>0.09229</text:p>
              </table:table-cell>
              <table:table-cell office:value-type="float" office:value="0.094">
                <text:p>0.094</text:p>
              </table:table-cell>
              <table:table-cell office:value-type="float" office:value="0.08941">
                <text:p>0.08941</text:p>
              </table:table-cell>
              <table:table-cell office:value-type="float" office:value="0.09044">
                <text:p>0.09044</text:p>
              </table:table-cell>
              <table:table-cell office:value-type="float" office:value="0.08578">
                <text:p>0.08578</text:p>
              </table:table-cell>
              <table:table-cell office:value-type="float" office:value="0.10227">
                <text:p>0.10227</text:p>
              </table:table-cell>
              <table:table-cell office:value-type="float" office:value="0.08849">
                <text:p>0.08849</text:p>
              </table:table-cell>
              <table:table-cell office:value-type="float" office:value="0.09095">
                <text:p>0.09095</text:p>
              </table:table-cell>
              <table:table-cell office:value-type="float" office:value="0.07742">
                <text:p>0.07742</text:p>
              </table:table-cell>
              <table:table-cell office:value-type="float" office:value="0.10876">
                <text:p>0.10876</text:p>
              </table:table-cell>
              <table:table-cell office:value-type="float" office:value="0.08531">
                <text:p>0.08531</text:p>
              </table:table-cell>
              <table:table-cell office:value-type="float" office:value="0.06974">
                <text:p>0.06974</text:p>
              </table:table-cell>
              <table:table-cell office:value-type="float" office:value="0.06979">
                <text:p>0.06979</text:p>
              </table:table-cell>
              <table:table-cell office:value-type="float" office:value="0.05194">
                <text:p>0.05194</text:p>
              </table:table-cell>
              <table:table-cell office:value-type="float" office:value="0.05396">
                <text:p>0.05396</text:p>
              </table:table-cell>
              <table:table-cell office:value-type="float" office:value="0.05048">
                <text:p>0.05048</text:p>
              </table:table-cell>
              <table:table-cell office:value-type="float" office:value="0.05675">
                <text:p>0.056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6">
                <text:p>276</text:p>
              </table:table-cell>
              <table:table-cell office:value-type="float" office:value="0.093659">
                <text:p>0.093659</text:p>
              </table:table-cell>
              <table:table-cell office:value-type="float" office:value="0.09597">
                <text:p>0.09597</text:p>
              </table:table-cell>
              <table:table-cell office:value-type="float" office:value="0.09103">
                <text:p>0.09103</text:p>
              </table:table-cell>
              <table:table-cell office:value-type="float" office:value="0.09207">
                <text:p>0.09207</text:p>
              </table:table-cell>
              <table:table-cell office:value-type="float" office:value="0.08759">
                <text:p>0.08759</text:p>
              </table:table-cell>
              <table:table-cell office:value-type="float" office:value="0.10398">
                <text:p>0.10398</text:p>
              </table:table-cell>
              <table:table-cell office:value-type="float" office:value="0.08982">
                <text:p>0.08982</text:p>
              </table:table-cell>
              <table:table-cell office:value-type="float" office:value="0.09234">
                <text:p>0.09234</text:p>
              </table:table-cell>
              <table:table-cell office:value-type="float" office:value="0.07789">
                <text:p>0.07789</text:p>
              </table:table-cell>
              <table:table-cell office:value-type="float" office:value="0.10949">
                <text:p>0.10949</text:p>
              </table:table-cell>
              <table:table-cell office:value-type="float" office:value="0.08542">
                <text:p>0.08542</text:p>
              </table:table-cell>
              <table:table-cell office:value-type="float" office:value="0.06856">
                <text:p>0.06856</text:p>
              </table:table-cell>
              <table:table-cell office:value-type="float" office:value="0.06863">
                <text:p>0.06863</text:p>
              </table:table-cell>
              <table:table-cell office:value-type="float" office:value="0.04997">
                <text:p>0.04997</text:p>
              </table:table-cell>
              <table:table-cell office:value-type="float" office:value="0.05166">
                <text:p>0.05166</text:p>
              </table:table-cell>
              <table:table-cell office:value-type="float" office:value="0.04854">
                <text:p>0.04854</text:p>
              </table:table-cell>
              <table:table-cell office:value-type="float" office:value="0.05477">
                <text:p>0.054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5">
                <text:p>275</text:p>
              </table:table-cell>
              <table:table-cell office:value-type="float" office:value="0.09532">
                <text:p>0.09532</text:p>
              </table:table-cell>
              <table:table-cell office:value-type="float" office:value="0.09717">
                <text:p>0.09717</text:p>
              </table:table-cell>
              <table:table-cell office:value-type="float" office:value="0.092439">
                <text:p>0.092439</text:p>
              </table:table-cell>
              <table:table-cell office:value-type="float" office:value="0.093479">
                <text:p>0.093479</text:p>
              </table:table-cell>
              <table:table-cell office:value-type="float" office:value="0.08884">
                <text:p>0.08884</text:p>
              </table:table-cell>
              <table:table-cell office:value-type="float" office:value="0.10526">
                <text:p>0.10526</text:p>
              </table:table-cell>
              <table:table-cell office:value-type="float" office:value="0.0913">
                <text:p>0.0913</text:p>
              </table:table-cell>
              <table:table-cell office:value-type="float" office:value="0.09383">
                <text:p>0.09383</text:p>
              </table:table-cell>
              <table:table-cell office:value-type="float" office:value="0.078479">
                <text:p>0.078479</text:p>
              </table:table-cell>
              <table:table-cell office:value-type="float" office:value="0.11046">
                <text:p>0.11046</text:p>
              </table:table-cell>
              <table:table-cell office:value-type="float" office:value="0.08662">
                <text:p>0.08662</text:p>
              </table:table-cell>
              <table:table-cell office:value-type="float" office:value="0.06697">
                <text:p>0.06697</text:p>
              </table:table-cell>
              <table:table-cell office:value-type="float" office:value="0.06689">
                <text:p>0.06689</text:p>
              </table:table-cell>
              <table:table-cell office:value-type="float" office:value="0.04771">
                <text:p>0.04771</text:p>
              </table:table-cell>
              <table:table-cell office:value-type="float" office:value="0.04929">
                <text:p>0.04929</text:p>
              </table:table-cell>
              <table:table-cell office:value-type="float" office:value="0.04659">
                <text:p>0.04659</text:p>
              </table:table-cell>
              <table:table-cell office:value-type="float" office:value="0.05257">
                <text:p>0.052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4">
                <text:p>274</text:p>
              </table:table-cell>
              <table:table-cell office:value-type="float" office:value="0.09705">
                <text:p>0.09705</text:p>
              </table:table-cell>
              <table:table-cell office:value-type="float" office:value="0.09938">
                <text:p>0.09938</text:p>
              </table:table-cell>
              <table:table-cell office:value-type="float" office:value="0.09465">
                <text:p>0.09465</text:p>
              </table:table-cell>
              <table:table-cell office:value-type="float" office:value="0.09574">
                <text:p>0.09574</text:p>
              </table:table-cell>
              <table:table-cell office:value-type="float" office:value="0.0908">
                <text:p>0.0908</text:p>
              </table:table-cell>
              <table:table-cell office:value-type="float" office:value="0.10747">
                <text:p>0.10747</text:p>
              </table:table-cell>
              <table:table-cell office:value-type="float" office:value="0.09295">
                <text:p>0.09295</text:p>
              </table:table-cell>
              <table:table-cell office:value-type="float" office:value="0.095699">
                <text:p>0.095699</text:p>
              </table:table-cell>
              <table:table-cell office:value-type="float" office:value="0.0787">
                <text:p>0.0787</text:p>
              </table:table-cell>
              <table:table-cell office:value-type="float" office:value="0.11098">
                <text:p>0.11098</text:p>
              </table:table-cell>
              <table:table-cell office:value-type="float" office:value="0.08755">
                <text:p>0.08755</text:p>
              </table:table-cell>
              <table:table-cell office:value-type="float" office:value="0.06515">
                <text:p>0.06515</text:p>
              </table:table-cell>
              <table:table-cell office:value-type="float" office:value="0.065699">
                <text:p>0.065699</text:p>
              </table:table-cell>
              <table:table-cell office:value-type="float" office:value="0.04526">
                <text:p>0.04526</text:p>
              </table:table-cell>
              <table:table-cell office:value-type="float" office:value="0.04732">
                <text:p>0.04732</text:p>
              </table:table-cell>
              <table:table-cell office:value-type="float" office:value="0.04428">
                <text:p>0.04428</text:p>
              </table:table-cell>
              <table:table-cell office:value-type="float" office:value="0.05032">
                <text:p>0.050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3">
                <text:p>273</text:p>
              </table:table-cell>
              <table:table-cell office:value-type="float" office:value="0.099349">
                <text:p>0.099349</text:p>
              </table:table-cell>
              <table:table-cell office:value-type="float" office:value="0.10134">
                <text:p>0.10134</text:p>
              </table:table-cell>
              <table:table-cell office:value-type="float" office:value="0.097239">
                <text:p>0.097239</text:p>
              </table:table-cell>
              <table:table-cell office:value-type="float" office:value="0.09814">
                <text:p>0.09814</text:p>
              </table:table-cell>
              <table:table-cell office:value-type="float" office:value="0.09322">
                <text:p>0.09322</text:p>
              </table:table-cell>
              <table:table-cell office:value-type="float" office:value="0.11014">
                <text:p>0.11014</text:p>
              </table:table-cell>
              <table:table-cell office:value-type="float" office:value="0.09521">
                <text:p>0.09521</text:p>
              </table:table-cell>
              <table:table-cell office:value-type="float" office:value="0.09791">
                <text:p>0.09791</text:p>
              </table:table-cell>
              <table:table-cell office:value-type="float" office:value="0.07924">
                <text:p>0.07924</text:p>
              </table:table-cell>
              <table:table-cell office:value-type="float" office:value="0.11186">
                <text:p>0.11186</text:p>
              </table:table-cell>
              <table:table-cell office:value-type="float" office:value="0.08873">
                <text:p>0.08873</text:p>
              </table:table-cell>
              <table:table-cell office:value-type="float" office:value="0.064199">
                <text:p>0.064199</text:p>
              </table:table-cell>
              <table:table-cell office:value-type="float" office:value="0.06449">
                <text:p>0.06449</text:p>
              </table:table-cell>
              <table:table-cell office:value-type="float" office:value="0.04281">
                <text:p>0.04281</text:p>
              </table:table-cell>
              <table:table-cell office:value-type="float" office:value="0.04512">
                <text:p>0.04512</text:p>
              </table:table-cell>
              <table:table-cell office:value-type="float" office:value="0.04175">
                <text:p>0.04175</text:p>
              </table:table-cell>
              <table:table-cell office:value-type="float" office:value="0.04841">
                <text:p>0.048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2">
                <text:p>272</text:p>
              </table:table-cell>
              <table:table-cell office:value-type="float" office:value="0.10189">
                <text:p>0.10189</text:p>
              </table:table-cell>
              <table:table-cell office:value-type="float" office:value="0.10401">
                <text:p>0.10401</text:p>
              </table:table-cell>
              <table:table-cell office:value-type="float" office:value="0.09941">
                <text:p>0.09941</text:p>
              </table:table-cell>
              <table:table-cell office:value-type="float" office:value="0.1005">
                <text:p>0.1005</text:p>
              </table:table-cell>
              <table:table-cell office:value-type="float" office:value="0.09606">
                <text:p>0.09606</text:p>
              </table:table-cell>
              <table:table-cell office:value-type="float" office:value="0.11285">
                <text:p>0.11285</text:p>
              </table:table-cell>
              <table:table-cell office:value-type="float" office:value="0.098169">
                <text:p>0.098169</text:p>
              </table:table-cell>
              <table:table-cell office:value-type="float" office:value="0.10077">
                <text:p>0.10077</text:p>
              </table:table-cell>
              <table:table-cell office:value-type="float" office:value="0.0806">
                <text:p>0.0806</text:p>
              </table:table-cell>
              <table:table-cell office:value-type="float" office:value="0.11335">
                <text:p>0.11335</text:p>
              </table:table-cell>
              <table:table-cell office:value-type="float" office:value="0.09059">
                <text:p>0.09059</text:p>
              </table:table-cell>
              <table:table-cell office:value-type="float" office:value="0.06296">
                <text:p>0.06296</text:p>
              </table:table-cell>
              <table:table-cell office:value-type="float" office:value="0.06365">
                <text:p>0.06365</text:p>
              </table:table-cell>
              <table:table-cell office:value-type="float" office:value="0.04077">
                <text:p>0.04077</text:p>
              </table:table-cell>
              <table:table-cell office:value-type="float" office:value="0.04339">
                <text:p>0.04339</text:p>
              </table:table-cell>
              <table:table-cell office:value-type="float" office:value="0.04005">
                <text:p>0.0400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1">
                <text:p>271</text:p>
              </table:table-cell>
              <table:table-cell office:value-type="float" office:value="0.10473">
                <text:p>0.10473</text:p>
              </table:table-cell>
              <table:table-cell office:value-type="float" office:value="0.10655">
                <text:p>0.10655</text:p>
              </table:table-cell>
              <table:table-cell office:value-type="float" office:value="0.10243">
                <text:p>0.10243</text:p>
              </table:table-cell>
              <table:table-cell office:value-type="float" office:value="0.10333">
                <text:p>0.10333</text:p>
              </table:table-cell>
              <table:table-cell office:value-type="float" office:value="0.09871">
                <text:p>0.09871</text:p>
              </table:table-cell>
              <table:table-cell office:value-type="float" office:value="0.1156">
                <text:p>0.1156</text:p>
              </table:table-cell>
              <table:table-cell office:value-type="float" office:value="0.10072">
                <text:p>0.10072</text:p>
              </table:table-cell>
              <table:table-cell office:value-type="float" office:value="0.10343">
                <text:p>0.10343</text:p>
              </table:table-cell>
              <table:table-cell office:value-type="float" office:value="0.08157">
                <text:p>0.08157</text:p>
              </table:table-cell>
              <table:table-cell office:value-type="float" office:value="0.11449">
                <text:p>0.11449</text:p>
              </table:table-cell>
              <table:table-cell office:value-type="float" office:value="0.09233">
                <text:p>0.09233</text:p>
              </table:table-cell>
              <table:table-cell office:value-type="float" office:value="0.06176">
                <text:p>0.06176</text:p>
              </table:table-cell>
              <table:table-cell office:value-type="float" office:value="0.06238">
                <text:p>0.06238</text:p>
              </table:table-cell>
              <table:table-cell office:value-type="float" office:value="0.039">
                <text:p>0.039</text:p>
              </table:table-cell>
              <table:table-cell office:value-type="float" office:value="0.04167">
                <text:p>0.04167</text:p>
              </table:table-cell>
              <table:table-cell office:value-type="float" office:value="0.03818">
                <text:p>0.03818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0">
                <text:p>270</text:p>
              </table:table-cell>
              <table:table-cell office:value-type="float" office:value="0.10675">
                <text:p>0.10675</text:p>
              </table:table-cell>
              <table:table-cell office:value-type="float" office:value="0.10884">
                <text:p>0.10884</text:p>
              </table:table-cell>
              <table:table-cell office:value-type="float" office:value="0.1049">
                <text:p>0.1049</text:p>
              </table:table-cell>
              <table:table-cell office:value-type="float" office:value="0.10558">
                <text:p>0.10558</text:p>
              </table:table-cell>
              <table:table-cell office:value-type="float" office:value="0.10083">
                <text:p>0.10083</text:p>
              </table:table-cell>
              <table:table-cell office:value-type="float" office:value="0.11799">
                <text:p>0.11799</text:p>
              </table:table-cell>
              <table:table-cell office:value-type="float" office:value="0.1024">
                <text:p>0.1024</text:p>
              </table:table-cell>
              <table:table-cell office:value-type="float" office:value="0.1055">
                <text:p>0.1055</text:p>
              </table:table-cell>
              <table:table-cell office:value-type="float" office:value="0.08291">
                <text:p>0.08291</text:p>
              </table:table-cell>
              <table:table-cell office:value-type="float" office:value="0.11606">
                <text:p>0.11606</text:p>
              </table:table-cell>
              <table:table-cell office:value-type="float" office:value="0.09299">
                <text:p>0.09299</text:p>
              </table:table-cell>
              <table:table-cell office:value-type="float" office:value="0.06095">
                <text:p>0.06095</text:p>
              </table:table-cell>
              <table:table-cell office:value-type="float" office:value="0.06172">
                <text:p>0.06172</text:p>
              </table:table-cell>
              <table:table-cell office:value-type="float" office:value="0.03739">
                <text:p>0.03739</text:p>
              </table:table-cell>
              <table:table-cell office:value-type="float" office:value="0.03958">
                <text:p>0.03958</text:p>
              </table:table-cell>
              <table:table-cell office:value-type="float" office:value="0.0362">
                <text:p>0.0362</text:p>
              </table:table-cell>
              <table:table-cell office:value-type="float" office:value="0.04287">
                <text:p>0.0428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69">
                <text:p>269</text:p>
              </table:table-cell>
              <table:table-cell office:value-type="float" office:value="0.10876">
                <text:p>0.10876</text:p>
              </table:table-cell>
              <table:table-cell office:value-type="float" office:value="0.11095">
                <text:p>0.11095</text:p>
              </table:table-cell>
              <table:table-cell office:value-type="float" office:value="0.10721">
                <text:p>0.10721</text:p>
              </table:table-cell>
              <table:table-cell office:value-type="float" office:value="0.10759">
                <text:p>0.10759</text:p>
              </table:table-cell>
              <table:table-cell office:value-type="float" office:value="0.10294">
                <text:p>0.10294</text:p>
              </table:table-cell>
              <table:table-cell office:value-type="float" office:value="0.12005">
                <text:p>0.12005</text:p>
              </table:table-cell>
              <table:table-cell office:value-type="float" office:value="0.10459">
                <text:p>0.10459</text:p>
              </table:table-cell>
              <table:table-cell office:value-type="float" office:value="0.10779">
                <text:p>0.10779</text:p>
              </table:table-cell>
              <table:table-cell office:value-type="float" office:value="0.083779">
                <text:p>0.083779</text:p>
              </table:table-cell>
              <table:table-cell office:value-type="float" office:value="0.11713">
                <text:p>0.11713</text:p>
              </table:table-cell>
              <table:table-cell office:value-type="float" office:value="0.09381">
                <text:p>0.09381</text:p>
              </table:table-cell>
              <table:table-cell office:value-type="float" office:value="0.06003">
                <text:p>0.06003</text:p>
              </table:table-cell>
              <table:table-cell office:value-type="float" office:value="0.06067">
                <text:p>0.06067</text:p>
              </table:table-cell>
              <table:table-cell office:value-type="float" office:value="0.03533">
                <text:p>0.03533</text:p>
              </table:table-cell>
              <table:table-cell office:value-type="float" office:value="0.03779">
                <text:p>0.03779</text:p>
              </table:table-cell>
              <table:table-cell office:value-type="float" office:value="0.03463">
                <text:p>0.03463</text:p>
              </table:table-cell>
              <table:table-cell office:value-type="float" office:value="0.04117">
                <text:p>0.041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68">
                <text:p>268</text:p>
              </table:table-cell>
              <table:table-cell office:value-type="float" office:value="0.11032">
                <text:p>0.11032</text:p>
              </table:table-cell>
              <table:table-cell office:value-type="float" office:value="0.113">
                <text:p>0.113</text:p>
              </table:table-cell>
              <table:table-cell office:value-type="float" office:value="0.10812">
                <text:p>0.10812</text:p>
              </table:table-cell>
              <table:table-cell office:value-type="float" office:value="0.10879">
                <text:p>0.10879</text:p>
              </table:table-cell>
              <table:table-cell office:value-type="float" office:value="0.10415">
                <text:p>0.10415</text:p>
              </table:table-cell>
              <table:table-cell office:value-type="float" office:value="0.12132">
                <text:p>0.12132</text:p>
              </table:table-cell>
              <table:table-cell office:value-type="float" office:value="0.10585">
                <text:p>0.10585</text:p>
              </table:table-cell>
              <table:table-cell office:value-type="float" office:value="0.10913">
                <text:p>0.10913</text:p>
              </table:table-cell>
              <table:table-cell office:value-type="float" office:value="0.08468">
                <text:p>0.08468</text:p>
              </table:table-cell>
              <table:table-cell office:value-type="float" office:value="0.11792">
                <text:p>0.11792</text:p>
              </table:table-cell>
              <table:table-cell office:value-type="float" office:value="0.094159">
                <text:p>0.094159</text:p>
              </table:table-cell>
              <table:table-cell office:value-type="float" office:value="0.05911">
                <text:p>0.05911</text:p>
              </table:table-cell>
              <table:table-cell office:value-type="float" office:value="0.05941">
                <text:p>0.05941</text:p>
              </table:table-cell>
              <table:table-cell office:value-type="float" office:value="0.03456">
                <text:p>0.03456</text:p>
              </table:table-cell>
              <table:table-cell office:value-type="float" office:value="0.03696">
                <text:p>0.03696</text:p>
              </table:table-cell>
              <table:table-cell office:value-type="float" office:value="0.03333">
                <text:p>0.03333</text:p>
              </table:table-cell>
              <table:table-cell office:value-type="float" office:value="0.03967">
                <text:p>0.039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67">
                <text:p>267</text:p>
              </table:table-cell>
              <table:table-cell office:value-type="float" office:value="0.11124">
                <text:p>0.11124</text:p>
              </table:table-cell>
              <table:table-cell office:value-type="float" office:value="0.11339">
                <text:p>0.11339</text:p>
              </table:table-cell>
              <table:table-cell office:value-type="float" office:value="0.1091">
                <text:p>0.1091</text:p>
              </table:table-cell>
              <table:table-cell office:value-type="float" office:value="0.10959">
                <text:p>0.10959</text:p>
              </table:table-cell>
              <table:table-cell office:value-type="float" office:value="0.10475">
                <text:p>0.10475</text:p>
              </table:table-cell>
              <table:table-cell office:value-type="float" office:value="0.12191">
                <text:p>0.12191</text:p>
              </table:table-cell>
              <table:table-cell office:value-type="float" office:value="0.10653">
                <text:p>0.10653</text:p>
              </table:table-cell>
              <table:table-cell office:value-type="float" office:value="0.10992">
                <text:p>0.10992</text:p>
              </table:table-cell>
              <table:table-cell office:value-type="float" office:value="0.0842">
                <text:p>0.0842</text:p>
              </table:table-cell>
              <table:table-cell office:value-type="float" office:value="0.11784">
                <text:p>0.11784</text:p>
              </table:table-cell>
              <table:table-cell office:value-type="float" office:value="0.09396">
                <text:p>0.09396</text:p>
              </table:table-cell>
              <table:table-cell office:value-type="float" office:value="0.05808">
                <text:p>0.05808</text:p>
              </table:table-cell>
              <table:table-cell office:value-type="float" office:value="0.05839">
                <text:p>0.05839</text:p>
              </table:table-cell>
              <table:table-cell office:value-type="float" office:value="0.03309">
                <text:p>0.03309</text:p>
              </table:table-cell>
              <table:table-cell office:value-type="float" office:value="0.03532">
                <text:p>0.03532</text:p>
              </table:table-cell>
              <table:table-cell office:value-type="float" office:value="0.03176">
                <text:p>0.03176</text:p>
              </table:table-cell>
              <table:table-cell office:value-type="float" office:value="0.0387">
                <text:p>0.038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66">
                <text:p>266</text:p>
              </table:table-cell>
              <table:table-cell office:value-type="float" office:value="0.11214">
                <text:p>0.11214</text:p>
              </table:table-cell>
              <table:table-cell office:value-type="float" office:value="0.1143">
                <text:p>0.1143</text:p>
              </table:table-cell>
              <table:table-cell office:value-type="float" office:value="0.10997">
                <text:p>0.10997</text:p>
              </table:table-cell>
              <table:table-cell office:value-type="float" office:value="0.11">
                <text:p>0.11</text:p>
              </table:table-cell>
              <table:table-cell office:value-type="float" office:value="0.1055">
                <text:p>0.1055</text:p>
              </table:table-cell>
              <table:table-cell office:value-type="float" office:value="0.12241">
                <text:p>0.12241</text:p>
              </table:table-cell>
              <table:table-cell office:value-type="float" office:value="0.10685">
                <text:p>0.10685</text:p>
              </table:table-cell>
              <table:table-cell office:value-type="float" office:value="0.11037">
                <text:p>0.11037</text:p>
              </table:table-cell>
              <table:table-cell office:value-type="float" office:value="0.0844">
                <text:p>0.0844</text:p>
              </table:table-cell>
              <table:table-cell office:value-type="float" office:value="0.11786">
                <text:p>0.11786</text:p>
              </table:table-cell>
              <table:table-cell office:value-type="float" office:value="0.093799">
                <text:p>0.093799</text:p>
              </table:table-cell>
              <table:table-cell office:value-type="float" office:value="0.05765">
                <text:p>0.05765</text:p>
              </table:table-cell>
              <table:table-cell office:value-type="float" office:value="0.05779">
                <text:p>0.05779</text:p>
              </table:table-cell>
              <table:table-cell office:value-type="float" office:value="0.03228">
                <text:p>0.03228</text:p>
              </table:table-cell>
              <table:table-cell office:value-type="float" office:value="0.03417">
                <text:p>0.03417</text:p>
              </table:table-cell>
              <table:table-cell office:value-type="float" office:value="0.03028">
                <text:p>0.03028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65">
                <text:p>265</text:p>
              </table:table-cell>
              <table:table-cell office:value-type="float" office:value="0.11213">
                <text:p>0.11213</text:p>
              </table:table-cell>
              <table:table-cell office:value-type="float" office:value="0.11387">
                <text:p>0.11387</text:p>
              </table:table-cell>
              <table:table-cell office:value-type="float" office:value="0.10949">
                <text:p>0.10949</text:p>
              </table:table-cell>
              <table:table-cell office:value-type="float" office:value="0.10992">
                <text:p>0.10992</text:p>
              </table:table-cell>
              <table:table-cell office:value-type="float" office:value="0.10502">
                <text:p>0.10502</text:p>
              </table:table-cell>
              <table:table-cell office:value-type="float" office:value="0.12244">
                <text:p>0.12244</text:p>
              </table:table-cell>
              <table:table-cell office:value-type="float" office:value="0.10755">
                <text:p>0.10755</text:p>
              </table:table-cell>
              <table:table-cell office:value-type="float" office:value="0.11128">
                <text:p>0.11128</text:p>
              </table:table-cell>
              <table:table-cell office:value-type="float" office:value="0.08415">
                <text:p>0.08415</text:p>
              </table:table-cell>
              <table:table-cell office:value-type="float" office:value="0.11784">
                <text:p>0.11784</text:p>
              </table:table-cell>
              <table:table-cell office:value-type="float" office:value="0.09365">
                <text:p>0.09365</text:p>
              </table:table-cell>
              <table:table-cell office:value-type="float" office:value="0.05656">
                <text:p>0.05656</text:p>
              </table:table-cell>
              <table:table-cell office:value-type="float" office:value="0.05709">
                <text:p>0.05709</text:p>
              </table:table-cell>
              <table:table-cell office:value-type="float" office:value="0.03076">
                <text:p>0.03076</text:p>
              </table:table-cell>
              <table:table-cell office:value-type="float" office:value="0.03298">
                <text:p>0.03298</text:p>
              </table:table-cell>
              <table:table-cell office:value-type="float" office:value="0.02922">
                <text:p>0.02922</text:p>
              </table:table-cell>
              <table:table-cell office:value-type="float" office:value="0.03548">
                <text:p>0.035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64">
                <text:p>264</text:p>
              </table:table-cell>
              <table:table-cell office:value-type="float" office:value="0.11204">
                <text:p>0.11204</text:p>
              </table:table-cell>
              <table:table-cell office:value-type="float" office:value="0.11388">
                <text:p>0.11388</text:p>
              </table:table-cell>
              <table:table-cell office:value-type="float" office:value="0.10934">
                <text:p>0.10934</text:p>
              </table:table-cell>
              <table:table-cell office:value-type="float" office:value="0.10981">
                <text:p>0.10981</text:p>
              </table:table-cell>
              <table:table-cell office:value-type="float" office:value="0.10478">
                <text:p>0.10478</text:p>
              </table:table-cell>
              <table:table-cell office:value-type="float" office:value="0.12222">
                <text:p>0.12222</text:p>
              </table:table-cell>
              <table:table-cell office:value-type="float" office:value="0.10768">
                <text:p>0.10768</text:p>
              </table:table-cell>
              <table:table-cell office:value-type="float" office:value="0.11105">
                <text:p>0.11105</text:p>
              </table:table-cell>
              <table:table-cell office:value-type="float" office:value="0.08355">
                <text:p>0.08355</text:p>
              </table:table-cell>
              <table:table-cell office:value-type="float" office:value="0.11755">
                <text:p>0.11755</text:p>
              </table:table-cell>
              <table:table-cell office:value-type="float" office:value="0.09315">
                <text:p>0.09315</text:p>
              </table:table-cell>
              <table:table-cell office:value-type="float" office:value="0.05553">
                <text:p>0.05553</text:p>
              </table:table-cell>
              <table:table-cell office:value-type="float" office:value="0.05585">
                <text:p>0.05585</text:p>
              </table:table-cell>
              <table:table-cell office:value-type="float" office:value="0.02981">
                <text:p>0.02981</text:p>
              </table:table-cell>
              <table:table-cell office:value-type="float" office:value="0.03187">
                <text:p>0.03187</text:p>
              </table:table-cell>
              <table:table-cell office:value-type="float" office:value="0.0278">
                <text:p>0.0278</text:p>
              </table:table-cell>
              <table:table-cell office:value-type="float" office:value="0.03428">
                <text:p>0.034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3">
                <text:p>263</text:p>
              </table:table-cell>
              <table:table-cell office:value-type="float" office:value="0.11178">
                <text:p>0.11178</text:p>
              </table:table-cell>
              <table:table-cell office:value-type="float" office:value="0.11381">
                <text:p>0.11381</text:p>
              </table:table-cell>
              <table:table-cell office:value-type="float" office:value="0.10885">
                <text:p>0.10885</text:p>
              </table:table-cell>
              <table:table-cell office:value-type="float" office:value="0.10931">
                <text:p>0.10931</text:p>
              </table:table-cell>
              <table:table-cell office:value-type="float" office:value="0.1043">
                <text:p>0.1043</text:p>
              </table:table-cell>
              <table:table-cell office:value-type="float" office:value="0.12188">
                <text:p>0.12188</text:p>
              </table:table-cell>
              <table:table-cell office:value-type="float" office:value="0.10748">
                <text:p>0.10748</text:p>
              </table:table-cell>
              <table:table-cell office:value-type="float" office:value="0.11067">
                <text:p>0.11067</text:p>
              </table:table-cell>
              <table:table-cell office:value-type="float" office:value="0.08265">
                <text:p>0.08265</text:p>
              </table:table-cell>
              <table:table-cell office:value-type="float" office:value="0.11667">
                <text:p>0.11667</text:p>
              </table:table-cell>
              <table:table-cell office:value-type="float" office:value="0.09252">
                <text:p>0.09252</text:p>
              </table:table-cell>
              <table:table-cell office:value-type="float" office:value="0.05458">
                <text:p>0.05458</text:p>
              </table:table-cell>
              <table:table-cell office:value-type="float" office:value="0.05496">
                <text:p>0.05496</text:p>
              </table:table-cell>
              <table:table-cell office:value-type="float" office:value="0.02883">
                <text:p>0.02883</text:p>
              </table:table-cell>
              <table:table-cell office:value-type="float" office:value="0.03082">
                <text:p>0.03082</text:p>
              </table:table-cell>
              <table:table-cell office:value-type="float" office:value="0.02647">
                <text:p>0.02647</text:p>
              </table:table-cell>
              <table:table-cell office:value-type="float" office:value="0.03324">
                <text:p>0.033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62">
                <text:p>262</text:p>
              </table:table-cell>
              <table:table-cell office:value-type="float" office:value="0.11149">
                <text:p>0.11149</text:p>
              </table:table-cell>
              <table:table-cell office:value-type="float" office:value="0.11316">
                <text:p>0.11316</text:p>
              </table:table-cell>
              <table:table-cell office:value-type="float" office:value="0.10794">
                <text:p>0.10794</text:p>
              </table:table-cell>
              <table:table-cell office:value-type="float" office:value="0.10864">
                <text:p>0.10864</text:p>
              </table:table-cell>
              <table:table-cell office:value-type="float" office:value="0.10351">
                <text:p>0.10351</text:p>
              </table:table-cell>
              <table:table-cell office:value-type="float" office:value="0.12102">
                <text:p>0.12102</text:p>
              </table:table-cell>
              <table:table-cell office:value-type="float" office:value="0.10699">
                <text:p>0.10699</text:p>
              </table:table-cell>
              <table:table-cell office:value-type="float" office:value="0.10995">
                <text:p>0.10995</text:p>
              </table:table-cell>
              <table:table-cell office:value-type="float" office:value="0.08189">
                <text:p>0.08189</text:p>
              </table:table-cell>
              <table:table-cell office:value-type="float" office:value="0.1159">
                <text:p>0.1159</text:p>
              </table:table-cell>
              <table:table-cell office:value-type="float" office:value="0.09165">
                <text:p>0.09165</text:p>
              </table:table-cell>
              <table:table-cell office:value-type="float" office:value="0.05403">
                <text:p>0.05403</text:p>
              </table:table-cell>
              <table:table-cell office:value-type="float" office:value="0.05399">
                <text:p>0.05399</text:p>
              </table:table-cell>
              <table:table-cell office:value-type="float" office:value="0.02839">
                <text:p>0.02839</text:p>
              </table:table-cell>
              <table:table-cell office:value-type="float" office:value="0.03023">
                <text:p>0.03023</text:p>
              </table:table-cell>
              <table:table-cell office:value-type="float" office:value="0.02567">
                <text:p>0.02567</text:p>
              </table:table-cell>
              <table:table-cell office:value-type="float" office:value="0.03238">
                <text:p>0.032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61">
                <text:p>261</text:p>
              </table:table-cell>
              <table:table-cell office:value-type="float" office:value="0.11063">
                <text:p>0.11063</text:p>
              </table:table-cell>
              <table:table-cell office:value-type="float" office:value="0.11259">
                <text:p>0.11259</text:p>
              </table:table-cell>
              <table:table-cell office:value-type="float" office:value="0.10685">
                <text:p>0.10685</text:p>
              </table:table-cell>
              <table:table-cell office:value-type="float" office:value="0.108">
                <text:p>0.108</text:p>
              </table:table-cell>
              <table:table-cell office:value-type="float" office:value="0.10214">
                <text:p>0.10214</text:p>
              </table:table-cell>
              <table:table-cell office:value-type="float" office:value="0.11982">
                <text:p>0.11982</text:p>
              </table:table-cell>
              <table:table-cell office:value-type="float" office:value="0.10601">
                <text:p>0.10601</text:p>
              </table:table-cell>
              <table:table-cell office:value-type="float" office:value="0.1093">
                <text:p>0.1093</text:p>
              </table:table-cell>
              <table:table-cell office:value-type="float" office:value="0.08072">
                <text:p>0.08072</text:p>
              </table:table-cell>
              <table:table-cell office:value-type="float" office:value="0.11452">
                <text:p>0.11452</text:p>
              </table:table-cell>
              <table:table-cell office:value-type="float" office:value="0.09093">
                <text:p>0.09093</text:p>
              </table:table-cell>
              <table:table-cell office:value-type="float" office:value="0.05296">
                <text:p>0.05296</text:p>
              </table:table-cell>
              <table:table-cell office:value-type="float" office:value="0.05354">
                <text:p>0.05354</text:p>
              </table:table-cell>
              <table:table-cell office:value-type="float" office:value="0.0276">
                <text:p>0.0276</text:p>
              </table:table-cell>
              <table:table-cell office:value-type="float" office:value="0.02974">
                <text:p>0.02974</text:p>
              </table:table-cell>
              <table:table-cell office:value-type="float" office:value="0.02505">
                <text:p>0.02505</text:p>
              </table:table-cell>
              <table:table-cell office:value-type="float" office:value="0.03216">
                <text:p>0.032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60">
                <text:p>260</text:p>
              </table:table-cell>
              <table:table-cell office:value-type="float" office:value="0.10834">
                <text:p>0.10834</text:p>
              </table:table-cell>
              <table:table-cell office:value-type="float" office:value="0.11064">
                <text:p>0.11064</text:p>
              </table:table-cell>
              <table:table-cell office:value-type="float" office:value="0.10544">
                <text:p>0.10544</text:p>
              </table:table-cell>
              <table:table-cell office:value-type="float" office:value="0.10609">
                <text:p>0.10609</text:p>
              </table:table-cell>
              <table:table-cell office:value-type="float" office:value="0.10021">
                <text:p>0.10021</text:p>
              </table:table-cell>
              <table:table-cell office:value-type="float" office:value="0.118">
                <text:p>0.118</text:p>
              </table:table-cell>
              <table:table-cell office:value-type="float" office:value="0.10496">
                <text:p>0.10496</text:p>
              </table:table-cell>
              <table:table-cell office:value-type="float" office:value="0.10804">
                <text:p>0.10804</text:p>
              </table:table-cell>
              <table:table-cell office:value-type="float" office:value="0.079339">
                <text:p>0.079339</text:p>
              </table:table-cell>
              <table:table-cell office:value-type="float" office:value="0.11365">
                <text:p>0.11365</text:p>
              </table:table-cell>
              <table:table-cell office:value-type="float" office:value="0.088969">
                <text:p>0.088969</text:p>
              </table:table-cell>
              <table:table-cell office:value-type="float" office:value="0.05217">
                <text:p>0.05217</text:p>
              </table:table-cell>
              <table:table-cell office:value-type="float" office:value="0.05242">
                <text:p>0.05242</text:p>
              </table:table-cell>
              <table:table-cell office:value-type="float" office:value="0.02691">
                <text:p>0.02691</text:p>
              </table:table-cell>
              <table:table-cell office:value-type="float" office:value="0.02892">
                <text:p>0.02892</text:p>
              </table:table-cell>
              <table:table-cell office:value-type="float" office:value="0.02457">
                <text:p>0.02457</text:p>
              </table:table-cell>
              <table:table-cell office:value-type="float" office:value="0.0311">
                <text:p>0.03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9">
                <text:p>259</text:p>
              </table:table-cell>
              <table:table-cell office:value-type="float" office:value="0.10655">
                <text:p>0.10655</text:p>
              </table:table-cell>
              <table:table-cell office:value-type="float" office:value="0.1085">
                <text:p>0.1085</text:p>
              </table:table-cell>
              <table:table-cell office:value-type="float" office:value="0.10328">
                <text:p>0.10328</text:p>
              </table:table-cell>
              <table:table-cell office:value-type="float" office:value="0.10396">
                <text:p>0.10396</text:p>
              </table:table-cell>
              <table:table-cell office:value-type="float" office:value="0.0979">
                <text:p>0.0979</text:p>
              </table:table-cell>
              <table:table-cell office:value-type="float" office:value="0.11624">
                <text:p>0.11624</text:p>
              </table:table-cell>
              <table:table-cell office:value-type="float" office:value="0.10345">
                <text:p>0.10345</text:p>
              </table:table-cell>
              <table:table-cell office:value-type="float" office:value="0.10635">
                <text:p>0.10635</text:p>
              </table:table-cell>
              <table:table-cell office:value-type="float" office:value="0.07776">
                <text:p>0.07776</text:p>
              </table:table-cell>
              <table:table-cell office:value-type="float" office:value="0.11207">
                <text:p>0.11207</text:p>
              </table:table-cell>
              <table:table-cell office:value-type="float" office:value="0.086999">
                <text:p>0.086999</text:p>
              </table:table-cell>
              <table:table-cell office:value-type="float" office:value="0.05177">
                <text:p>0.05177</text:p>
              </table:table-cell>
              <table:table-cell office:value-type="float" office:value="0.05213">
                <text:p>0.05213</text:p>
              </table:table-cell>
              <table:table-cell office:value-type="float" office:value="0.02673">
                <text:p>0.02673</text:p>
              </table:table-cell>
              <table:table-cell office:value-type="float" office:value="0.02865">
                <text:p>0.02865</text:p>
              </table:table-cell>
              <table:table-cell office:value-type="float" office:value="0.02462">
                <text:p>0.02462</text:p>
              </table:table-cell>
              <table:table-cell office:value-type="float" office:value="0.03107">
                <text:p>0.031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8">
                <text:p>258</text:p>
              </table:table-cell>
              <table:table-cell office:value-type="float" office:value="0.10435">
                <text:p>0.10435</text:p>
              </table:table-cell>
              <table:table-cell office:value-type="float" office:value="0.106">
                <text:p>0.106</text:p>
              </table:table-cell>
              <table:table-cell office:value-type="float" office:value="0.10073">
                <text:p>0.10073</text:p>
              </table:table-cell>
              <table:table-cell office:value-type="float" office:value="0.10181">
                <text:p>0.10181</text:p>
              </table:table-cell>
              <table:table-cell office:value-type="float" office:value="0.09574">
                <text:p>0.09574</text:p>
              </table:table-cell>
              <table:table-cell office:value-type="float" office:value="0.11379">
                <text:p>0.11379</text:p>
              </table:table-cell>
              <table:table-cell office:value-type="float" office:value="0.10157">
                <text:p>0.10157</text:p>
              </table:table-cell>
              <table:table-cell office:value-type="float" office:value="0.10431">
                <text:p>0.10431</text:p>
              </table:table-cell>
              <table:table-cell office:value-type="float" office:value="0.07589">
                <text:p>0.07589</text:p>
              </table:table-cell>
              <table:table-cell office:value-type="float" office:value="0.11055">
                <text:p>0.11055</text:p>
              </table:table-cell>
              <table:table-cell office:value-type="float" office:value="0.08483">
                <text:p>0.08483</text:p>
              </table:table-cell>
              <table:table-cell office:value-type="float" office:value="0.0511">
                <text:p>0.0511</text:p>
              </table:table-cell>
              <table:table-cell office:value-type="float" office:value="0.05137">
                <text:p>0.05137</text:p>
              </table:table-cell>
              <table:table-cell office:value-type="float" office:value="0.02666">
                <text:p>0.02666</text:p>
              </table:table-cell>
              <table:table-cell office:value-type="float" office:value="0.02861">
                <text:p>0.02861</text:p>
              </table:table-cell>
              <table:table-cell office:value-type="float" office:value="0.02474">
                <text:p>0.02474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7">
                <text:p>257</text:p>
              </table:table-cell>
              <table:table-cell office:value-type="float" office:value="0.10162">
                <text:p>0.10162</text:p>
              </table:table-cell>
              <table:table-cell office:value-type="float" office:value="0.10318">
                <text:p>0.10318</text:p>
              </table:table-cell>
              <table:table-cell office:value-type="float" office:value="0.09816">
                <text:p>0.09816</text:p>
              </table:table-cell>
              <table:table-cell office:value-type="float" office:value="0.09927">
                <text:p>0.09927</text:p>
              </table:table-cell>
              <table:table-cell office:value-type="float" office:value="0.09234">
                <text:p>0.09234</text:p>
              </table:table-cell>
              <table:table-cell office:value-type="float" office:value="0.11079">
                <text:p>0.11079</text:p>
              </table:table-cell>
              <table:table-cell office:value-type="float" office:value="0.09909">
                <text:p>0.09909</text:p>
              </table:table-cell>
              <table:table-cell office:value-type="float" office:value="0.10188">
                <text:p>0.10188</text:p>
              </table:table-cell>
              <table:table-cell office:value-type="float" office:value="0.07335">
                <text:p>0.07335</text:p>
              </table:table-cell>
              <table:table-cell office:value-type="float" office:value="0.1083">
                <text:p>0.1083</text:p>
              </table:table-cell>
              <table:table-cell office:value-type="float" office:value="0.082419">
                <text:p>0.082419</text:p>
              </table:table-cell>
              <table:table-cell office:value-type="float" office:value="0.05014">
                <text:p>0.05014</text:p>
              </table:table-cell>
              <table:table-cell office:value-type="float" office:value="0.05011">
                <text:p>0.05011</text:p>
              </table:table-cell>
              <table:table-cell office:value-type="float" office:value="0.02655">
                <text:p>0.02655</text:p>
              </table:table-cell>
              <table:table-cell office:value-type="float" office:value="0.02836">
                <text:p>0.02836</text:p>
              </table:table-cell>
              <table:table-cell office:value-type="float" office:value="0.02512">
                <text:p>0.02512</text:p>
              </table:table-cell>
              <table:table-cell office:value-type="float" office:value="0.03175">
                <text:p>0.031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6">
                <text:p>256</text:p>
              </table:table-cell>
              <table:table-cell office:value-type="float" office:value="0.0987">
                <text:p>0.0987</text:p>
              </table:table-cell>
              <table:table-cell office:value-type="float" office:value="0.10024">
                <text:p>0.10024</text:p>
              </table:table-cell>
              <table:table-cell office:value-type="float" office:value="0.09572">
                <text:p>0.09572</text:p>
              </table:table-cell>
              <table:table-cell office:value-type="float" office:value="0.09666">
                <text:p>0.09666</text:p>
              </table:table-cell>
              <table:table-cell office:value-type="float" office:value="0.08969">
                <text:p>0.08969</text:p>
              </table:table-cell>
              <table:table-cell office:value-type="float" office:value="0.10822">
                <text:p>0.10822</text:p>
              </table:table-cell>
              <table:table-cell office:value-type="float" office:value="0.09662">
                <text:p>0.09662</text:p>
              </table:table-cell>
              <table:table-cell office:value-type="float" office:value="0.09923">
                <text:p>0.09923</text:p>
              </table:table-cell>
              <table:table-cell office:value-type="float" office:value="0.07145">
                <text:p>0.07145</text:p>
              </table:table-cell>
              <table:table-cell office:value-type="float" office:value="0.10632">
                <text:p>0.10632</text:p>
              </table:table-cell>
              <table:table-cell office:value-type="float" office:value="0.080019">
                <text:p>0.080019</text:p>
              </table:table-cell>
              <table:table-cell office:value-type="float" office:value="0.0498">
                <text:p>0.0498</text:p>
              </table:table-cell>
              <table:table-cell office:value-type="float" office:value="0.05018">
                <text:p>0.05018</text:p>
              </table:table-cell>
              <table:table-cell office:value-type="float" office:value="0.02667">
                <text:p>0.02667</text:p>
              </table:table-cell>
              <table:table-cell office:value-type="float" office:value="0.02856">
                <text:p>0.02856</text:p>
              </table:table-cell>
              <table:table-cell office:value-type="float" office:value="0.02528">
                <text:p>0.02528</text:p>
              </table:table-cell>
              <table:table-cell office:value-type="float" office:value="0.03176">
                <text:p>0.031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5">
                <text:p>255</text:p>
              </table:table-cell>
              <table:table-cell office:value-type="float" office:value="0.09635">
                <text:p>0.09635</text:p>
              </table:table-cell>
              <table:table-cell office:value-type="float" office:value="0.09782">
                <text:p>0.09782</text:p>
              </table:table-cell>
              <table:table-cell office:value-type="float" office:value="0.09325">
                <text:p>0.09325</text:p>
              </table:table-cell>
              <table:table-cell office:value-type="float" office:value="0.093729">
                <text:p>0.093729</text:p>
              </table:table-cell>
              <table:table-cell office:value-type="float" office:value="0.086749">
                <text:p>0.086749</text:p>
              </table:table-cell>
              <table:table-cell office:value-type="float" office:value="0.10544">
                <text:p>0.10544</text:p>
              </table:table-cell>
              <table:table-cell office:value-type="float" office:value="0.09432">
                <text:p>0.09432</text:p>
              </table:table-cell>
              <table:table-cell office:value-type="float" office:value="0.09707">
                <text:p>0.09707</text:p>
              </table:table-cell>
              <table:table-cell office:value-type="float" office:value="0.069389">
                <text:p>0.069389</text:p>
              </table:table-cell>
              <table:table-cell office:value-type="float" office:value="0.10421">
                <text:p>0.10421</text:p>
              </table:table-cell>
              <table:table-cell office:value-type="float" office:value="0.0777">
                <text:p>0.0777</text:p>
              </table:table-cell>
              <table:table-cell office:value-type="float" office:value="0.04965">
                <text:p>0.04965</text:p>
              </table:table-cell>
              <table:table-cell office:value-type="float" office:value="0.05006">
                <text:p>0.05006</text:p>
              </table:table-cell>
              <table:table-cell office:value-type="float" office:value="0.02715">
                <text:p>0.02715</text:p>
              </table:table-cell>
              <table:table-cell office:value-type="float" office:value="0.02895">
                <text:p>0.02895</text:p>
              </table:table-cell>
              <table:table-cell office:value-type="float" office:value="0.02619">
                <text:p>0.02619</text:p>
              </table:table-cell>
              <table:table-cell office:value-type="float" office:value="0.03251">
                <text:p>0.032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4">
                <text:p>254</text:p>
              </table:table-cell>
              <table:table-cell office:value-type="float" office:value="0.09344">
                <text:p>0.09344</text:p>
              </table:table-cell>
              <table:table-cell office:value-type="float" office:value="0.09487">
                <text:p>0.09487</text:p>
              </table:table-cell>
              <table:table-cell office:value-type="float" office:value="0.09021">
                <text:p>0.09021</text:p>
              </table:table-cell>
              <table:table-cell office:value-type="float" office:value="0.09093">
                <text:p>0.09093</text:p>
              </table:table-cell>
              <table:table-cell office:value-type="float" office:value="0.083599">
                <text:p>0.083599</text:p>
              </table:table-cell>
              <table:table-cell office:value-type="float" office:value="0.10214">
                <text:p>0.10214</text:p>
              </table:table-cell>
              <table:table-cell office:value-type="float" office:value="0.09184">
                <text:p>0.09184</text:p>
              </table:table-cell>
              <table:table-cell office:value-type="float" office:value="0.09439">
                <text:p>0.09439</text:p>
              </table:table-cell>
              <table:table-cell office:value-type="float" office:value="0.06716">
                <text:p>0.06716</text:p>
              </table:table-cell>
              <table:table-cell office:value-type="float" office:value="0.10226">
                <text:p>0.10226</text:p>
              </table:table-cell>
              <table:table-cell office:value-type="float" office:value="0.07528">
                <text:p>0.07528</text:p>
              </table:table-cell>
              <table:table-cell office:value-type="float" office:value="0.0496">
                <text:p>0.0496</text:p>
              </table:table-cell>
              <table:table-cell office:value-type="float" office:value="0.04963">
                <text:p>0.04963</text:p>
              </table:table-cell>
              <table:table-cell office:value-type="float" office:value="0.02806">
                <text:p>0.02806</text:p>
              </table:table-cell>
              <table:table-cell office:value-type="float" office:value="0.02993">
                <text:p>0.02993</text:p>
              </table:table-cell>
              <table:table-cell office:value-type="float" office:value="0.02728">
                <text:p>0.02728</text:p>
              </table:table-cell>
              <table:table-cell office:value-type="float" office:value="0.03387">
                <text:p>0.033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3">
                <text:p>253</text:p>
              </table:table-cell>
              <table:table-cell office:value-type="float" office:value="0.09086">
                <text:p>0.09086</text:p>
              </table:table-cell>
              <table:table-cell office:value-type="float" office:value="0.09225">
                <text:p>0.09225</text:p>
              </table:table-cell>
              <table:table-cell office:value-type="float" office:value="0.08752">
                <text:p>0.08752</text:p>
              </table:table-cell>
              <table:table-cell office:value-type="float" office:value="0.08808">
                <text:p>0.08808</text:p>
              </table:table-cell>
              <table:table-cell office:value-type="float" office:value="0.08044">
                <text:p>0.08044</text:p>
              </table:table-cell>
              <table:table-cell office:value-type="float" office:value="0.09914">
                <text:p>0.09914</text:p>
              </table:table-cell>
              <table:table-cell office:value-type="float" office:value="0.089219">
                <text:p>0.089219</text:p>
              </table:table-cell>
              <table:table-cell office:value-type="float" office:value="0.0916">
                <text:p>0.0916</text:p>
              </table:table-cell>
              <table:table-cell office:value-type="float" office:value="0.064839">
                <text:p>0.064839</text:p>
              </table:table-cell>
              <table:table-cell office:value-type="float" office:value="0.10006">
                <text:p>0.10006</text:p>
              </table:table-cell>
              <table:table-cell office:value-type="float" office:value="0.07292">
                <text:p>0.07292</text:p>
              </table:table-cell>
              <table:table-cell office:value-type="float" office:value="0.0496">
                <text:p>0.0496</text:p>
              </table:table-cell>
              <table:table-cell office:value-type="float" office:value="0.0498">
                <text:p>0.0498</text:p>
              </table:table-cell>
              <table:table-cell office:value-type="float" office:value="0.02928">
                <text:p>0.02928</text:p>
              </table:table-cell>
              <table:table-cell office:value-type="float" office:value="0.03098">
                <text:p>0.03098</text:p>
              </table:table-cell>
              <table:table-cell office:value-type="float" office:value="0.02893">
                <text:p>0.02893</text:p>
              </table:table-cell>
              <table:table-cell office:value-type="float" office:value="0.03571">
                <text:p>0.035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2">
                <text:p>252</text:p>
              </table:table-cell>
              <table:table-cell office:value-type="float" office:value="0.08833">
                <text:p>0.08833</text:p>
              </table:table-cell>
              <table:table-cell office:value-type="float" office:value="0.08961">
                <text:p>0.08961</text:p>
              </table:table-cell>
              <table:table-cell office:value-type="float" office:value="0.084849">
                <text:p>0.084849</text:p>
              </table:table-cell>
              <table:table-cell office:value-type="float" office:value="0.08525">
                <text:p>0.08525</text:p>
              </table:table-cell>
              <table:table-cell office:value-type="float" office:value="0.07792">
                <text:p>0.07792</text:p>
              </table:table-cell>
              <table:table-cell office:value-type="float" office:value="0.09634">
                <text:p>0.09634</text:p>
              </table:table-cell>
              <table:table-cell office:value-type="float" office:value="0.08634">
                <text:p>0.08634</text:p>
              </table:table-cell>
              <table:table-cell office:value-type="float" office:value="0.088789">
                <text:p>0.088789</text:p>
              </table:table-cell>
              <table:table-cell office:value-type="float" office:value="0.0632">
                <text:p>0.0632</text:p>
              </table:table-cell>
              <table:table-cell office:value-type="float" office:value="0.098419">
                <text:p>0.098419</text:p>
              </table:table-cell>
              <table:table-cell office:value-type="float" office:value="0.07088">
                <text:p>0.07088</text:p>
              </table:table-cell>
              <table:table-cell office:value-type="float" office:value="0.05066">
                <text:p>0.05066</text:p>
              </table:table-cell>
              <table:table-cell office:value-type="float" office:value="0.05068">
                <text:p>0.05068</text:p>
              </table:table-cell>
              <table:table-cell office:value-type="float" office:value="0.03103">
                <text:p>0.03103</text:p>
              </table:table-cell>
              <table:table-cell office:value-type="float" office:value="0.03286">
                <text:p>0.03286</text:p>
              </table:table-cell>
              <table:table-cell office:value-type="float" office:value="0.03197">
                <text:p>0.03197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1">
                <text:p>251</text:p>
              </table:table-cell>
              <table:table-cell office:value-type="float" office:value="0.08576">
                <text:p>0.08576</text:p>
              </table:table-cell>
              <table:table-cell office:value-type="float" office:value="0.086929">
                <text:p>0.086929</text:p>
              </table:table-cell>
              <table:table-cell office:value-type="float" office:value="0.08239">
                <text:p>0.08239</text:p>
              </table:table-cell>
              <table:table-cell office:value-type="float" office:value="0.08289">
                <text:p>0.08289</text:p>
              </table:table-cell>
              <table:table-cell office:value-type="float" office:value="0.074149">
                <text:p>0.074149</text:p>
              </table:table-cell>
              <table:table-cell office:value-type="float" office:value="0.09328">
                <text:p>0.09328</text:p>
              </table:table-cell>
              <table:table-cell office:value-type="float" office:value="0.08354">
                <text:p>0.08354</text:p>
              </table:table-cell>
              <table:table-cell office:value-type="float" office:value="0.08581">
                <text:p>0.08581</text:p>
              </table:table-cell>
              <table:table-cell office:value-type="float" office:value="0.06144">
                <text:p>0.06144</text:p>
              </table:table-cell>
              <table:table-cell office:value-type="float" office:value="0.09674">
                <text:p>0.09674</text:p>
              </table:table-cell>
              <table:table-cell office:value-type="float" office:value="0.06917">
                <text:p>0.06917</text:p>
              </table:table-cell>
              <table:table-cell office:value-type="float" office:value="0.05187">
                <text:p>0.05187</text:p>
              </table:table-cell>
              <table:table-cell office:value-type="float" office:value="0.05197">
                <text:p>0.05197</text:p>
              </table:table-cell>
              <table:table-cell office:value-type="float" office:value="0.03378">
                <text:p>0.03378</text:p>
              </table:table-cell>
              <table:table-cell office:value-type="float" office:value="0.03561">
                <text:p>0.03561</text:p>
              </table:table-cell>
              <table:table-cell office:value-type="float" office:value="0.03566">
                <text:p>0.03566</text:p>
              </table:table-cell>
              <table:table-cell office:value-type="float" office:value="0.04239">
                <text:p>0.0423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0">
                <text:p>250</text:p>
              </table:table-cell>
              <table:table-cell office:value-type="float" office:value="0.08343">
                <text:p>0.08343</text:p>
              </table:table-cell>
              <table:table-cell office:value-type="float" office:value="0.08481">
                <text:p>0.08481</text:p>
              </table:table-cell>
              <table:table-cell office:value-type="float" office:value="0.08016">
                <text:p>0.08016</text:p>
              </table:table-cell>
              <table:table-cell office:value-type="float" office:value="0.08068">
                <text:p>0.08068</text:p>
              </table:table-cell>
              <table:table-cell office:value-type="float" office:value="0.07116">
                <text:p>0.07116</text:p>
              </table:table-cell>
              <table:table-cell office:value-type="float" office:value="0.09064">
                <text:p>0.09064</text:p>
              </table:table-cell>
              <table:table-cell office:value-type="float" office:value="0.08053">
                <text:p>0.08053</text:p>
              </table:table-cell>
              <table:table-cell office:value-type="float" office:value="0.08276">
                <text:p>0.08276</text:p>
              </table:table-cell>
              <table:table-cell office:value-type="float" office:value="0.05967">
                <text:p>0.05967</text:p>
              </table:table-cell>
              <table:table-cell office:value-type="float" office:value="0.09482">
                <text:p>0.09482</text:p>
              </table:table-cell>
              <table:table-cell office:value-type="float" office:value="0.06746">
                <text:p>0.06746</text:p>
              </table:table-cell>
              <table:table-cell office:value-type="float" office:value="0.05392">
                <text:p>0.05392</text:p>
              </table:table-cell>
              <table:table-cell office:value-type="float" office:value="0.054">
                <text:p>0.054</text:p>
              </table:table-cell>
              <table:table-cell office:value-type="float" office:value="0.03699">
                <text:p>0.03699</text:p>
              </table:table-cell>
              <table:table-cell office:value-type="float" office:value="0.03929">
                <text:p>0.03929</text:p>
              </table:table-cell>
              <table:table-cell office:value-type="float" office:value="0.04034">
                <text:p>0.04034</text:p>
              </table:table-cell>
              <table:table-cell office:value-type="float" office:value="0.0476">
                <text:p>0.0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row>
        <mrow>
          <mo fence="true" stretchy="false">[</mo>
          <mrow>
            <mi mathvariant="italic">HDSM</mi>
          </mrow>
          <mo fence="true" stretchy="false">]</mo>
        </mrow>
        <mo stretchy="false">=</mo>
        <mfrac>
          <msup>
            <mn>10</mn>
            <mrow>
              <msub>
                <mi mathvariant="italic">pK</mi>
                <mi>a</mi>
              </msub>
              <mo stretchy="false">−</mo>
              <mi mathvariant="italic">pH</mi>
            </mrow>
          </msup>
          <mrow>
            <mn>1</mn>
            <mo stretchy="false">+</mo>
            <msup>
              <mn>10</mn>
              <mrow>
                <msub>
                  <mi mathvariant="italic">pk</mi>
                  <mi>a</mi>
                </msub>
                <mo stretchy="false">−</mo>
                <mi mathvariant="italic">pH</mi>
              </mrow>
            </msup>
          </mrow>
        </mfrac>
      </mrow>
      <msub>
        <mrow>
          <mo fence="true" stretchy="false">[</mo>
          <mrow>
            <mi mathvariant="italic">DSM</mi>
          </mrow>
          <mo fence="true" stretchy="false">]</mo>
        </mrow>
        <mn>0</mn>
      </msub>
    </mrow>
    <annotation encoding="StarMath 5.0">[ HDSM] = 10^{ pK_a - pH } over { 1 + 10^{pk_a - pH}} [DSM]_0</annotation>
  </semantics>
</math>
</file>

<file path=Object 3/content.xml><?xml version="1.0" encoding="utf-8"?>
<math xmlns="http://www.w3.org/1998/Math/MathML" display="block">
  <semantics>
    <mrow>
      <mrow>
        <mrow>
          <mo fence="true" stretchy="false">[</mo>
          <mrow>
            <mi mathvariant="italic">HDSM</mi>
          </mrow>
          <mo fence="true" stretchy="false">]</mo>
        </mrow>
        <mo stretchy="false">=</mo>
        <mfrac>
          <mn>1</mn>
          <msub>
            <mi mathvariant="normal">ε</mi>
            <mn>450</mn>
          </msub>
        </mfrac>
      </mrow>
      <mrow>
        <mo fence="true" stretchy="false">(</mo>
        <mrow>
          <mrow>
            <msubsup>
              <mi>E</mi>
              <mn>450</mn>
              <mi mathvariant="italic">max</mi>
            </msubsup>
            <mo stretchy="false">−</mo>
            <msub>
              <mi>E</mi>
              <mn>450</mn>
            </msub>
          </mrow>
        </mrow>
        <mo fence="true" stretchy="false">)</mo>
      </mrow>
    </mrow>
    <annotation encoding="StarMath 5.0">[ HDSM] = 1 over { %varepsilon_450 } ( E_450^max - E_450 )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inor-inner="true" chart:tick-marks-minor-outer="false" chart:logarithmic="false" chart:interval-minor-divis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tick-marks-minor-inner="false" chart:tick-marks-minor-outer="true" chart:logarithmic="false" chart:origin="0" chart:interval-minor-divis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one" chart:link-data-style-to-source="true"/>
      <style:graphic-properties draw:stroke="dash" draw:stroke-dash="Ultrafine_20_Dashed" svg:stroke-width="0.08cm" svg:stroke-color="#ff3333" draw:fill-color="#ff3333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plot-area chart:style-name="ch3" table:cell-range-address="'fitting curve'.B27:'fitting curve'.B107 'fitting curve'.B22:'fitting curve'.B22 'fitting curve'.D27:'fitting curve'.D107 'fitting curve'.B1:'fitting curve'.B1 'fitting curve'.D6:'fitting curve'.D13" chart:data-source-has-labels="row" svg:x="1.331cm" svg:y="0.18cm" svg:width="14.349cm" svg:height="7.659cm">
          <chartooo:coordinate-region svg:x="3.064cm" svg:y="0.38cm" svg:width="12.522cm" svg:height="6.812cm"/>
          <chart:axis chart:dimension="x" chart:name="primary-x" chart:style-name="ch4">
            <chart:title svg:x="8.236cm" svg:y="8.019cm" chart:style-name="ch5">
              <text:p>pH</text:p>
            </chart:title>
          </chart:axis>
          <chart:axis chart:dimension="y" chart:name="primary-y" chart:style-name="ch6">
            <chart:title svg:x="0.451cm" svg:y="4.966cm" chart:style-name="ch7">
              <text:p>[HDSM^{2+}]</text:p>
            </chart:title>
            <chart:grid chart:style-name="ch8" chart:class="major"/>
          </chart:axis>
          <chart:series chart:style-name="ch9" chart:values-cell-range-address="'fitting curve'.D27:'fitting curve'.D107" chart:label-cell-address="'fitting curve'.B22:'fitting curve'.B22" chart:class="chart:scatter">
            <chart:domain table:cell-range-address="'fitting curve'.B27:'fitting curve'.B107"/>
            <chart:data-point chart:repeated="81"/>
          </chart:series>
          <chart:series chart:style-name="ch10" chart:values-cell-range-address="'fitting curve'.D6:'fitting curve'.D13" chart:label-cell-address="'fitting curve'.B1:'fitting curve'.B1" chart:class="chart:scatter">
            <chart:domain table:cell-range-address="'fitting curve'.B6:'fitting curve'.B13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alculated</text:p>
                <draw:g>
                  <svg:desc>'fitting curve'.B22:'fitting curve'.B2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easured</text:p>
                <draw:g>
                  <svg:desc>'fitting curve'.B1:'fitting curv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fitting curve'.B27:'fitting curve'.B107</svg:desc>
                </draw:g>
              </table:table-cell>
              <table:table-cell office:value-type="float" office:value="NaN">
                <text:p>NaN</text:p>
                <draw:g>
                  <svg:desc>'fitting curve'.D27:'fitting curve'.D107</svg:desc>
                </draw:g>
              </table:table-cell>
              <table:table-cell office:value-type="float" office:value="1">
                <text:p>1</text:p>
                <draw:g>
                  <svg:desc>'fitting curve'.B6:'fitting curve'.B13</svg:desc>
                </draw:g>
              </table:table-cell>
              <table:table-cell office:value-type="float" office:value="0.00000923533333333333">
                <text:p>0.00000923533333333333</text:p>
                <draw:g>
                  <svg:desc>'fitting curve'.D6:'fitting curve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000895066666666667">
                <text:p>0.000008950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0000701235">
                <text:p>0.00000701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000258566666666667">
                <text:p>0.000002585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000000340833333333333">
                <text:p>0.0000003408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0000989237510881467">
                <text:p>0.00000989237510881467</text:p>
              </table:table-cell>
              <table:table-cell office:value-type="float" office:value="6">
                <text:p>6</text:p>
              </table:table-cell>
              <table:table-cell office:value-type="float" office:value="0.000000179833333333333">
                <text:p>0.0000001798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">
                <text:p>1.1</text:p>
              </table:table-cell>
              <table:table-cell office:value-type="float" office:value="0.00000988524738076089">
                <text:p>0.00000988524738076089</text:p>
              </table:table-cell>
              <table:table-cell office:value-type="float" office:value="7">
                <text:p>7</text:p>
              </table:table-cell>
              <table:table-cell office:value-type="float" office:value="0.00000000216666666666606">
                <text:p>0.00000000216666666666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">
                <text:p>1.2</text:p>
              </table:table-cell>
              <table:table-cell office:value-type="float" office:value="0.00000987628869461666">
                <text:p>0.0000098762886946166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">
                <text:p>1.3</text:p>
              </table:table-cell>
              <table:table-cell office:value-type="float" office:value="0.00000986503343954747">
                <text:p>0.00000986503343954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">
                <text:p>1.4</text:p>
              </table:table-cell>
              <table:table-cell office:value-type="float" office:value="0.00000985090033763956">
                <text:p>0.00000985090033763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">
                <text:p>1.5</text:p>
              </table:table-cell>
              <table:table-cell office:value-type="float" office:value="0.00000983316529371626">
                <text:p>0.0000098331652937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">
                <text:p>1.6</text:p>
              </table:table-cell>
              <table:table-cell office:value-type="float" office:value="0.00000981092879187967">
                <text:p>0.00000981092879187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">
                <text:p>1.7</text:p>
              </table:table-cell>
              <table:table-cell office:value-type="float" office:value="0.00000978307729048489">
                <text:p>0.00000978307729048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">
                <text:p>1.8</text:p>
              </table:table-cell>
              <table:table-cell office:value-type="float" office:value="0.00000974823837488738">
                <text:p>0.00000974823837488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">
                <text:p>1.9</text:p>
              </table:table-cell>
              <table:table-cell office:value-type="float" office:value="0.00000970473002601173">
                <text:p>0.0000097047300260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00000965050540564635">
                <text:p>0.0000096505054056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">
                <text:p>2.1</text:p>
              </table:table-cell>
              <table:table-cell office:value-type="float" office:value="0.00000958309624620588">
                <text:p>0.0000095830962462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">
                <text:p>2.2</text:p>
              </table:table-cell>
              <table:table-cell office:value-type="float" office:value="0.00000949956049809862">
                <text:p>0.00000949956049809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0.0000093964435559956">
                <text:p>0.0000093964435559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0.0000092697672637708">
                <text:p>0.0000092697672637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00000911506677408339">
                <text:p>0.00000911506677408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">
                <text:p>2.6</text:p>
              </table:table-cell>
              <table:table-cell office:value-type="float" office:value="0.000008927501350347">
                <text:p>0.000008927501350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0.00000870206939891337">
                <text:p>0.0000087020693989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0.00000843395698210627">
                <text:p>0.00000843395698210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0.00000811903791620515">
                <text:p>0.0000081190379162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000007754517102394">
                <text:p>0.00000775451710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">
                <text:p>3.1</text:p>
              </table:table-cell>
              <table:table-cell office:value-type="float" office:value="0.00000733966436315824">
                <text:p>0.00000733966436315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">
                <text:p>3.2</text:p>
              </table:table-cell>
              <table:table-cell office:value-type="float" office:value="0.00000687652846095892">
                <text:p>0.00000687652846095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">
                <text:p>3.3</text:p>
              </table:table-cell>
              <table:table-cell office:value-type="float" office:value="0.00000637046672614626">
                <text:p>0.00000637046672614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0.00000583030304070407">
                <text:p>0.00000583030304070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">
                <text:p>3.5</text:p>
              </table:table-cell>
              <table:table-cell office:value-type="float" office:value="0.00000526796552700447">
                <text:p>0.00000526796552700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">
                <text:p>3.6</text:p>
              </table:table-cell>
              <table:table-cell office:value-type="float" office:value="0.0000046975663962628">
                <text:p>0.0000046975663962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">
                <text:p>3.7</text:p>
              </table:table-cell>
              <table:table-cell office:value-type="float" office:value="0.00000413404417779833">
                <text:p>0.00000413404417779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">
                <text:p>3.8</text:p>
              </table:table-cell>
              <table:table-cell office:value-type="float" office:value="0.00000359163143825527">
                <text:p>0.00000359163143825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">
                <text:p>3.9</text:p>
              </table:table-cell>
              <table:table-cell office:value-type="float" office:value="0.00000308247188983444">
                <text:p>0.00000308247188983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0.00000261565862262084">
                <text:p>0.0000026156586226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">
                <text:p>4.1</text:p>
              </table:table-cell>
              <table:table-cell office:value-type="float" office:value="0.00000219682662821265">
                <text:p>0.0000021968266282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2">
                <text:p>4.2</text:p>
              </table:table-cell>
              <table:table-cell office:value-type="float" office:value="0.00000182827360579157">
                <text:p>0.00000182827360579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3">
                <text:p>4.3</text:p>
              </table:table-cell>
              <table:table-cell office:value-type="float" office:value="0.00000150946669432838">
                <text:p>0.00000150946669432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4">
                <text:p>4.4</text:p>
              </table:table-cell>
              <table:table-cell office:value-type="float" office:value="0.00000123774838341661">
                <text:p>0.0000012377483834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5">
                <text:p>4.5</text:p>
              </table:table-cell>
              <table:table-cell office:value-type="float" office:value="0.000001009073626241">
                <text:p>0.000001009073626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">
                <text:p>4.6</text:p>
              </table:table-cell>
              <table:table-cell office:value-type="float" office:value="0.000000818663056900773">
                <text:p>0.000000818663056900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7">
                <text:p>4.7</text:p>
              </table:table-cell>
              <table:table-cell office:value-type="float" office:value="0.000000661515328295903">
                <text:p>0.000000661515328295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8">
                <text:p>4.8</text:p>
              </table:table-cell>
              <table:table-cell office:value-type="float" office:value="0.000000532767326363713">
                <text:p>0.00000053276732636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">
                <text:p>4.9</text:p>
              </table:table-cell>
              <table:table-cell office:value-type="float" office:value="0.000000427918873278861">
                <text:p>0.00000042791887327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.000000342950722425578">
                <text:p>0.000000342950722425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1">
                <text:p>5.1</text:p>
              </table:table-cell>
              <table:table-cell office:value-type="float" office:value="0.000000274366299186529">
                <text:p>0.000000274366299186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2">
                <text:p>5.2</text:p>
              </table:table-cell>
              <table:table-cell office:value-type="float" office:value="0.00000021918371318766">
                <text:p>0.00000021918371318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">
                <text:p>5.3</text:p>
              </table:table-cell>
              <table:table-cell office:value-type="float" office:value="0.000000174898611586776">
                <text:p>0.000000174898611586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4">
                <text:p>5.4</text:p>
              </table:table-cell>
              <table:table-cell office:value-type="float" office:value="0.000000139432512794981">
                <text:p>0.00000013943251279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5">
                <text:p>5.5</text:p>
              </table:table-cell>
              <table:table-cell office:value-type="float" office:value="0.000000111076287747051">
                <text:p>0.000000111076287747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60000000000001">
                <text:p>5.60000000000001</text:p>
              </table:table-cell>
              <table:table-cell office:value-type="float" office:value="0.0000000884346921704705">
                <text:p>0.0000000884346921704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">
                <text:p>5.7</text:p>
              </table:table-cell>
              <table:table-cell office:value-type="float" office:value="0.0000000703752072762342">
                <text:p>0.000000070375207276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8">
                <text:p>5.8</text:p>
              </table:table-cell>
              <table:table-cell office:value-type="float" office:value="0.0000000559826980736488">
                <text:p>0.000000055982698073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90000000000001">
                <text:p>5.90000000000001</text:p>
              </table:table-cell>
              <table:table-cell office:value-type="float" office:value="0.0000000445203120867109">
                <text:p>0.0000000445203120867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00000000000001">
                <text:p>6.00000000000001</text:p>
              </table:table-cell>
              <table:table-cell office:value-type="float" office:value="0.0000000353964132658137">
                <text:p>0.0000000353964132658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10000000000001">
                <text:p>6.10000000000001</text:p>
              </table:table-cell>
              <table:table-cell office:value-type="float" office:value="0.0000000281370195281553">
                <text:p>0.000000028137019528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2">
                <text:p>6.2</text:p>
              </table:table-cell>
              <table:table-cell office:value-type="float" office:value="0.0000000223630749092101">
                <text:p>0.000000022363074909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30000000000001">
                <text:p>6.30000000000001</text:p>
              </table:table-cell>
              <table:table-cell office:value-type="float" office:value="0.0000000177718618201582">
                <text:p>0.000000017771861820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40000000000001">
                <text:p>6.40000000000001</text:p>
              </table:table-cell>
              <table:table-cell office:value-type="float" office:value="0.0000000141218950477173">
                <text:p>0.0000000141218950477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50000000000001">
                <text:p>6.50000000000001</text:p>
              </table:table-cell>
              <table:table-cell office:value-type="float" office:value="0.0000000112207052725701">
                <text:p>0.0000000112207052725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60000000000001">
                <text:p>6.60000000000001</text:p>
              </table:table-cell>
              <table:table-cell office:value-type="float" office:value="0.0000000089149969905454">
                <text:p>0.0000000089149969905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70000000000001">
                <text:p>6.70000000000001</text:p>
              </table:table-cell>
              <table:table-cell office:value-type="float" office:value="0.00000000708274296084487">
                <text:p>0.00000000708274296084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80000000000001">
                <text:p>6.80000000000001</text:p>
              </table:table-cell>
              <table:table-cell office:value-type="float" office:value="0.00000000562684899785848">
                <text:p>0.00000000562684899785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90000000000001">
                <text:p>6.90000000000001</text:p>
              </table:table-cell>
              <table:table-cell office:value-type="float" office:value="0.0000000044700865193775">
                <text:p>0.000000004470086519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00000000000001">
                <text:p>7.00000000000001</text:p>
              </table:table-cell>
              <table:table-cell office:value-type="float" office:value="0.00000000355104503948144">
                <text:p>0.00000000355104503948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10000000000001">
                <text:p>7.10000000000001</text:p>
              </table:table-cell>
              <table:table-cell office:value-type="float" office:value="0.00000000282090302369439">
                <text:p>0.00000000282090302369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20000000000001">
                <text:p>7.20000000000001</text:p>
              </table:table-cell>
              <table:table-cell office:value-type="float" office:value="0.0000000022408539774959">
                <text:p>0.000000002240853977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30000000000001">
                <text:p>7.30000000000001</text:p>
              </table:table-cell>
              <table:table-cell office:value-type="float" office:value="0.00000000178005628513057">
                <text:p>0.00000000178005628513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40000000000001">
                <text:p>7.40000000000001</text:p>
              </table:table-cell>
              <table:table-cell office:value-type="float" office:value="0.00000000141400115177541">
                <text:p>0.0000000014140011517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50000000000001">
                <text:p>7.50000000000001</text:p>
              </table:table-cell>
              <table:table-cell office:value-type="float" office:value="0.00000000112321396753916">
                <text:p>0.00000000112321396753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60000000000001">
                <text:p>7.60000000000001</text:p>
              </table:table-cell>
              <table:table-cell office:value-type="float" office:value="0.000000000892221345783502">
                <text:p>0.000000000892221345783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70000000000001">
                <text:p>7.70000000000001</text:p>
              </table:table-cell>
              <table:table-cell office:value-type="float" office:value="0.000000000708729716988997">
                <text:p>0.000000000708729716988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80000000000001">
                <text:p>7.80000000000001</text:p>
              </table:table-cell>
              <table:table-cell office:value-type="float" office:value="0.00000000056297229737623">
                <text:p>0.00000000056297229737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90000000000001">
                <text:p>7.90000000000001</text:p>
              </table:table-cell>
              <table:table-cell office:value-type="float" office:value="0.00000000044719001083242">
                <text:p>0.0000000004471900108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00000000000001">
                <text:p>8.00000000000001</text:p>
              </table:table-cell>
              <table:table-cell office:value-type="float" office:value="0.000000000355218945341935">
                <text:p>0.00000000035521894534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10000000000001">
                <text:p>8.10000000000001</text:p>
              </table:table-cell>
              <table:table-cell office:value-type="float" office:value="0.000000000282162515855803">
                <text:p>0.000000000282162515855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20000000000001">
                <text:p>8.20000000000001</text:p>
              </table:table-cell>
              <table:table-cell office:value-type="float" office:value="0.000000000224130964310736">
                <text:p>0.00000000022413096431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30000000000001">
                <text:p>8.30000000000001</text:p>
              </table:table-cell>
              <table:table-cell office:value-type="float" office:value="0.000000000178034380538888">
                <text:p>0.000000000178034380538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40000000000001">
                <text:p>8.40000000000001</text:p>
              </table:table-cell>
              <table:table-cell office:value-type="float" office:value="0.000000000141418257215921">
                <text:p>0.000000000141418257215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50000000000001">
                <text:p>8.50000000000001</text:p>
              </table:table-cell>
              <table:table-cell office:value-type="float" office:value="0.000000000112332843975431">
                <text:p>0.000000000112332843975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